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ght5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3.0867" calcext:value-type="float">
            <text:p>73.0867</text:p>
          </table:table-cell>
          <table:table-cell office:value-type="float" office:value="285.435" calcext:value-type="float">
            <text:p>285.435</text:p>
          </table:table-cell>
          <table:table-cell office:value-type="float" office:value="45.9631" calcext:value-type="float">
            <text:p>45.9631</text:p>
          </table:table-cell>
          <table:table-cell office:value-type="float" office:value="70.5538" calcext:value-type="float">
            <text:p>70.5538</text:p>
          </table:table-cell>
          <table:table-cell office:value-type="float" office:value="275.955" calcext:value-type="float">
            <text:p>275.955</text:p>
          </table:table-cell>
          <table:table-cell office:value-type="float" office:value="46.6541" calcext:value-type="float">
            <text:p>46.6541</text:p>
          </table:table-cell>
          <table:table-cell/>
          <table:table-cell table:formula="of:=([.D1]-[.A1])/0.0166667" office:value-type="float" office:value="-151.973696052608" calcext:value-type="float">
            <text:p>-151.973696052608</text:p>
          </table:table-cell>
          <table:table-cell table:formula="of:=ABS([.E1]-[.B1])/0.0166667" office:value-type="float" office:value="568.798862402276" calcext:value-type="float">
            <text:p>568.798862402276</text:p>
          </table:table-cell>
          <table:table-cell table:formula="of:=([.F1]-[.C1])/0.0166667" office:value-type="float" office:value="41.459917080166" calcext:value-type="float">
            <text:p>41.459917080166</text:p>
          </table:table-cell>
          <table:table-cell table:formula="of:=DEGREES(ATAN(ABS([.F1]-[.C1])/ABS([.E1]-[.B1])))" office:value-type="float" office:value="4.16893354838852" calcext:value-type="float">
            <text:p>4.16893354838852</text:p>
          </table:table-cell>
          <table:table-cell table:formula="of:=SQRT(POWER([.H1];2)+POWER([.I1];2)+POWER([.J1];2))" office:value-type="float" office:value="590.209348355571" calcext:value-type="float">
            <text:p>590.209348355571</text:p>
          </table:table-cell>
        </table:table-row>
        <table:table-row table:style-name="ro1">
          <table:table-cell office:value-type="float" office:value="71.547" calcext:value-type="float">
            <text:p>71.547</text:p>
          </table:table-cell>
          <table:table-cell office:value-type="float" office:value="288.24" calcext:value-type="float">
            <text:p>288.24</text:p>
          </table:table-cell>
          <table:table-cell office:value-type="float" office:value="44.5454" calcext:value-type="float">
            <text:p>44.5454</text:p>
          </table:table-cell>
          <table:table-cell office:value-type="float" office:value="69.2847" calcext:value-type="float">
            <text:p>69.2847</text:p>
          </table:table-cell>
          <table:table-cell office:value-type="float" office:value="277.365" calcext:value-type="float">
            <text:p>277.365</text:p>
          </table:table-cell>
          <table:table-cell office:value-type="float" office:value="45.213" calcext:value-type="float">
            <text:p>45.213</text:p>
          </table:table-cell>
          <table:table-cell/>
          <table:table-cell table:formula="of:=([.D2]-[.A2])/0.0166667" office:value-type="float" office:value="-135.737728524543" calcext:value-type="float">
            <text:p>-135.737728524543</text:p>
          </table:table-cell>
          <table:table-cell table:formula="of:=ABS([.E2]-[.B2])/0.0166667" office:value-type="float" office:value="652.49869500261" calcext:value-type="float">
            <text:p>652.49869500261</text:p>
          </table:table-cell>
          <table:table-cell table:formula="of:=([.F2]-[.C2])/0.0166667" office:value-type="float" office:value="40.0559198881602" calcext:value-type="float">
            <text:p>40.0559198881602</text:p>
          </table:table-cell>
          <table:table-cell table:formula="of:=DEGREES(ATAN(ABS([.F2]-[.C2])/ABS([.E2]-[.B2])))" office:value-type="float" office:value="3.51289387870943" calcext:value-type="float">
            <text:p>3.51289387870943</text:p>
          </table:table-cell>
          <table:table-cell table:formula="of:=SQRT(POWER([.H2];2)+POWER([.I2];2)+POWER([.J2];2))" office:value-type="float" office:value="667.670393714742" calcext:value-type="float">
            <text:p>667.670393714742</text:p>
          </table:table-cell>
        </table:table-row>
        <table:table-row table:style-name="ro1">
          <table:table-cell office:value-type="float" office:value="70.027" calcext:value-type="float">
            <text:p>70.027</text:p>
          </table:table-cell>
          <table:table-cell office:value-type="float" office:value="281.362" calcext:value-type="float">
            <text:p>281.362</text:p>
          </table:table-cell>
          <table:table-cell office:value-type="float" office:value="45.0958" calcext:value-type="float">
            <text:p>45.0958</text:p>
          </table:table-cell>
          <table:table-cell office:value-type="float" office:value="67.8375" calcext:value-type="float">
            <text:p>67.8375</text:p>
          </table:table-cell>
          <table:table-cell office:value-type="float" office:value="269.515" calcext:value-type="float">
            <text:p>269.515</text:p>
          </table:table-cell>
          <table:table-cell office:value-type="float" office:value="45.4501" calcext:value-type="float">
            <text:p>45.4501</text:p>
          </table:table-cell>
          <table:table-cell/>
          <table:table-cell table:formula="of:=([.D3]-[.A3])/0.0166667" office:value-type="float" office:value="-131.369737260525" calcext:value-type="float">
            <text:p>-131.369737260525</text:p>
          </table:table-cell>
          <table:table-cell table:formula="of:=ABS([.E3]-[.B3])/0.0166667" office:value-type="float" office:value="710.818578362846" calcext:value-type="float">
            <text:p>710.818578362846</text:p>
          </table:table-cell>
          <table:table-cell table:formula="of:=([.F3]-[.C3])/0.0166667" office:value-type="float" office:value="21.2579574840852" calcext:value-type="float">
            <text:p>21.2579574840852</text:p>
          </table:table-cell>
          <table:table-cell table:formula="of:=DEGREES(ATAN(ABS([.F3]-[.C3])/ABS([.E3]-[.B3])))" office:value-type="float" office:value="1.71299450823922" calcext:value-type="float">
            <text:p>1.71299450823922</text:p>
          </table:table-cell>
          <table:table-cell table:formula="of:=SQRT(POWER([.H3];2)+POWER([.I3];2)+POWER([.J3];2))" office:value-type="float" office:value="723.168693991984" calcext:value-type="float">
            <text:p>723.168693991984</text:p>
          </table:table-cell>
        </table:table-row>
        <table:table-row table:style-name="ro1">
          <table:table-cell office:value-type="float" office:value="70.0248" calcext:value-type="float">
            <text:p>70.0248</text:p>
          </table:table-cell>
          <table:table-cell office:value-type="float" office:value="281.416" calcext:value-type="float">
            <text:p>281.416</text:p>
          </table:table-cell>
          <table:table-cell office:value-type="float" office:value="44.837" calcext:value-type="float">
            <text:p>44.837</text:p>
          </table:table-cell>
          <table:table-cell office:value-type="float" office:value="68.0922" calcext:value-type="float">
            <text:p>68.0922</text:p>
          </table:table-cell>
          <table:table-cell office:value-type="float" office:value="268.326" calcext:value-type="float">
            <text:p>268.326</text:p>
          </table:table-cell>
          <table:table-cell office:value-type="float" office:value="45.3883" calcext:value-type="float">
            <text:p>45.3883</text:p>
          </table:table-cell>
          <table:table-cell/>
          <table:table-cell table:formula="of:=([.D4]-[.A4])/0.0166667" office:value-type="float" office:value="-115.955768088463" calcext:value-type="float">
            <text:p>-115.955768088463</text:p>
          </table:table-cell>
          <table:table-cell table:formula="of:=ABS([.E4]-[.B4])/0.0166667" office:value-type="float" office:value="785.39842920314" calcext:value-type="float">
            <text:p>785.39842920314</text:p>
          </table:table-cell>
          <table:table-cell table:formula="of:=([.F4]-[.C4])/0.0166667" office:value-type="float" office:value="33.0779338441322" calcext:value-type="float">
            <text:p>33.0779338441322</text:p>
          </table:table-cell>
          <table:table-cell table:formula="of:=DEGREES(ATAN(ABS([.F4]-[.C4])/ABS([.E4]-[.B4])))" office:value-type="float" office:value="2.41165064951687" calcext:value-type="float">
            <text:p>2.41165064951687</text:p>
          </table:table-cell>
          <table:table-cell table:formula="of:=SQRT(POWER([.H4];2)+POWER([.I4];2)+POWER([.J4];2))" office:value-type="float" office:value="794.600895075724" calcext:value-type="float">
            <text:p>794.600895075724</text:p>
          </table:table-cell>
        </table:table-row>
        <table:table-row table:style-name="ro1">
          <table:table-cell office:value-type="float" office:value="70.5298" calcext:value-type="float">
            <text:p>70.5298</text:p>
          </table:table-cell>
          <table:table-cell office:value-type="float" office:value="282.766" calcext:value-type="float">
            <text:p>282.766</text:p>
          </table:table-cell>
          <table:table-cell office:value-type="float" office:value="44.8778" calcext:value-type="float">
            <text:p>44.8778</text:p>
          </table:table-cell>
          <table:table-cell office:value-type="float" office:value="68.8359" calcext:value-type="float">
            <text:p>68.8359</text:p>
          </table:table-cell>
          <table:table-cell office:value-type="float" office:value="268.323" calcext:value-type="float">
            <text:p>268.323</text:p>
          </table:table-cell>
          <table:table-cell office:value-type="float" office:value="45.8694" calcext:value-type="float">
            <text:p>45.8694</text:p>
          </table:table-cell>
          <table:table-cell/>
          <table:table-cell table:formula="of:=([.D5]-[.A5])/0.0166667" office:value-type="float" office:value="-101.633796732407" calcext:value-type="float">
            <text:p>-101.633796732407</text:p>
          </table:table-cell>
          <table:table-cell table:formula="of:=ABS([.E5]-[.B5])/0.0166667" office:value-type="float" office:value="866.578266843469" calcext:value-type="float">
            <text:p>866.578266843469</text:p>
          </table:table-cell>
          <table:table-cell table:formula="of:=([.F5]-[.C5])/0.0166667" office:value-type="float" office:value="59.4958810082379" calcext:value-type="float">
            <text:p>59.4958810082379</text:p>
          </table:table-cell>
          <table:table-cell table:formula="of:=DEGREES(ATAN(ABS([.F5]-[.C5])/ABS([.E5]-[.B5])))" office:value-type="float" office:value="3.92754126726877" calcext:value-type="float">
            <text:p>3.92754126726877</text:p>
          </table:table-cell>
          <table:table-cell table:formula="of:=SQRT(POWER([.H5];2)+POWER([.I5];2)+POWER([.J5];2))" office:value-type="float" office:value="874.543927461978" calcext:value-type="float">
            <text:p>874.543927461978</text:p>
          </table:table-cell>
        </table:table-row>
        <table:table-row table:style-name="ro1">
          <table:table-cell office:value-type="float" office:value="70.026" calcext:value-type="float">
            <text:p>70.026</text:p>
          </table:table-cell>
          <table:table-cell office:value-type="float" office:value="282.603" calcext:value-type="float">
            <text:p>282.603</text:p>
          </table:table-cell>
          <table:table-cell office:value-type="float" office:value="45.4094" calcext:value-type="float">
            <text:p>45.4094</text:p>
          </table:table-cell>
          <table:table-cell office:value-type="float" office:value="67.8256" calcext:value-type="float">
            <text:p>67.8256</text:p>
          </table:table-cell>
          <table:table-cell office:value-type="float" office:value="271.909" calcext:value-type="float">
            <text:p>271.909</text:p>
          </table:table-cell>
          <table:table-cell office:value-type="float" office:value="46.0615" calcext:value-type="float">
            <text:p>46.0615</text:p>
          </table:table-cell>
          <table:table-cell/>
          <table:table-cell table:formula="of:=([.D6]-[.A6])/0.0166667" office:value-type="float" office:value="-132.023735952528" calcext:value-type="float">
            <text:p>-132.023735952528</text:p>
          </table:table-cell>
          <table:table-cell table:formula="of:=ABS([.E6]-[.B6])/0.0166667" office:value-type="float" office:value="641.638716722568" calcext:value-type="float">
            <text:p>641.638716722568</text:p>
          </table:table-cell>
          <table:table-cell table:formula="of:=([.F6]-[.C6])/0.0166667" office:value-type="float" office:value="39.1259217481568" calcext:value-type="float">
            <text:p>39.1259217481568</text:p>
          </table:table-cell>
          <table:table-cell table:formula="of:=DEGREES(ATAN(ABS([.F6]-[.C6])/ABS([.E6]-[.B6])))" office:value-type="float" office:value="3.48946811782334" calcext:value-type="float">
            <text:p>3.48946811782334</text:p>
          </table:table-cell>
          <table:table-cell table:formula="of:=SQRT(POWER([.H6];2)+POWER([.I6];2)+POWER([.J6];2))" office:value-type="float" office:value="656.247931352846" calcext:value-type="float">
            <text:p>656.247931352846</text:p>
          </table:table-cell>
        </table:table-row>
        <table:table-row table:style-name="ro1">
          <table:table-cell office:value-type="float" office:value="70.5244" calcext:value-type="float">
            <text:p>70.5244</text:p>
          </table:table-cell>
          <table:table-cell office:value-type="float" office:value="285.434" calcext:value-type="float">
            <text:p>285.434</text:p>
          </table:table-cell>
          <table:table-cell office:value-type="float" office:value="44.7254" calcext:value-type="float">
            <text:p>44.7254</text:p>
          </table:table-cell>
          <table:table-cell office:value-type="float" office:value="68.5456" calcext:value-type="float">
            <text:p>68.5456</text:p>
          </table:table-cell>
          <table:table-cell office:value-type="float" office:value="274.724" calcext:value-type="float">
            <text:p>274.724</text:p>
          </table:table-cell>
          <table:table-cell office:value-type="float" office:value="45.1297" calcext:value-type="float">
            <text:p>45.1297</text:p>
          </table:table-cell>
          <table:table-cell/>
          <table:table-cell table:formula="of:=([.D7]-[.A7])/0.0166667" office:value-type="float" office:value="-118.727762544475" calcext:value-type="float">
            <text:p>-118.727762544475</text:p>
          </table:table-cell>
          <table:table-cell table:formula="of:=ABS([.E7]-[.B7])/0.0166667" office:value-type="float" office:value="642.598714802573" calcext:value-type="float">
            <text:p>642.598714802573</text:p>
          </table:table-cell>
          <table:table-cell table:formula="of:=([.F7]-[.C7])/0.0166667" office:value-type="float" office:value="24.257951484097" calcext:value-type="float">
            <text:p>24.257951484097</text:p>
          </table:table-cell>
          <table:table-cell table:formula="of:=DEGREES(ATAN(ABS([.F7]-[.C7])/ABS([.E7]-[.B7])))" office:value-type="float" office:value="2.16187576887677" calcext:value-type="float">
            <text:p>2.16187576887677</text:p>
          </table:table-cell>
          <table:table-cell table:formula="of:=SQRT(POWER([.H7];2)+POWER([.I7];2)+POWER([.J7];2))" office:value-type="float" office:value="653.924948350298" calcext:value-type="float">
            <text:p>653.924948350298</text:p>
          </table:table-cell>
        </table:table-row>
        <table:table-row table:style-name="ro1">
          <table:table-cell office:value-type="float" office:value="68.9994" calcext:value-type="float">
            <text:p>68.9994</text:p>
          </table:table-cell>
          <table:table-cell office:value-type="float" office:value="285.099" calcext:value-type="float">
            <text:p>285.099</text:p>
          </table:table-cell>
          <table:table-cell office:value-type="float" office:value="45.5473" calcext:value-type="float">
            <text:p>45.5473</text:p>
          </table:table-cell>
          <table:table-cell office:value-type="float" office:value="66.5747" calcext:value-type="float">
            <text:p>66.5747</text:p>
          </table:table-cell>
          <table:table-cell office:value-type="float" office:value="272.977" calcext:value-type="float">
            <text:p>272.977</text:p>
          </table:table-cell>
          <table:table-cell office:value-type="float" office:value="46.1559" calcext:value-type="float">
            <text:p>46.1559</text:p>
          </table:table-cell>
          <table:table-cell/>
          <table:table-cell table:formula="of:=([.D8]-[.A8])/0.0166667" office:value-type="float" office:value="-145.481709036581" calcext:value-type="float">
            <text:p>-145.481709036581</text:p>
          </table:table-cell>
          <table:table-cell table:formula="of:=ABS([.E8]-[.B8])/0.0166667" office:value-type="float" office:value="727.31854536291" calcext:value-type="float">
            <text:p>727.31854536291</text:p>
          </table:table-cell>
          <table:table-cell table:formula="of:=([.F8]-[.C8])/0.0166667" office:value-type="float" office:value="36.5159269681462" calcext:value-type="float">
            <text:p>36.5159269681462</text:p>
          </table:table-cell>
          <table:table-cell table:formula="of:=DEGREES(ATAN(ABS([.F8]-[.C8])/ABS([.E8]-[.B8])))" office:value-type="float" office:value="2.87419212360979" calcext:value-type="float">
            <text:p>2.87419212360979</text:p>
          </table:table-cell>
          <table:table-cell table:formula="of:=SQRT(POWER([.H8];2)+POWER([.I8];2)+POWER([.J8];2))" office:value-type="float" office:value="742.624135761401" calcext:value-type="float">
            <text:p>742.624135761401</text:p>
          </table:table-cell>
        </table:table-row>
        <table:table-row table:style-name="ro1">
          <table:table-cell office:value-type="float" office:value="70.7846" calcext:value-type="float">
            <text:p>70.7846</text:p>
          </table:table-cell>
          <table:table-cell office:value-type="float" office:value="286.613" calcext:value-type="float">
            <text:p>286.613</text:p>
          </table:table-cell>
          <table:table-cell office:value-type="float" office:value="45.5567" calcext:value-type="float">
            <text:p>45.5567</text:p>
          </table:table-cell>
          <table:table-cell office:value-type="float" office:value="68.8052" calcext:value-type="float">
            <text:p>68.8052</text:p>
          </table:table-cell>
          <table:table-cell office:value-type="float" office:value="274.564" calcext:value-type="float">
            <text:p>274.564</text:p>
          </table:table-cell>
          <table:table-cell office:value-type="float" office:value="46.1397" calcext:value-type="float">
            <text:p>46.1397</text:p>
          </table:table-cell>
          <table:table-cell/>
          <table:table-cell table:formula="of:=([.D9]-[.A9])/0.0166667" office:value-type="float" office:value="-118.763762472475" calcext:value-type="float">
            <text:p>-118.763762472475</text:p>
          </table:table-cell>
          <table:table-cell table:formula="of:=ABS([.E9]-[.B9])/0.0166667" office:value-type="float" office:value="722.93855412289" calcext:value-type="float">
            <text:p>722.93855412289</text:p>
          </table:table-cell>
          <table:table-cell table:formula="of:=([.F9]-[.C9])/0.0166667" office:value-type="float" office:value="34.9799300401398" calcext:value-type="float">
            <text:p>34.9799300401398</text:p>
          </table:table-cell>
          <table:table-cell table:formula="of:=DEGREES(ATAN(ABS([.F9]-[.C9])/ABS([.E9]-[.B9])))" office:value-type="float" office:value="2.77013927907219" calcext:value-type="float">
            <text:p>2.77013927907219</text:p>
          </table:table-cell>
          <table:table-cell table:formula="of:=SQRT(POWER([.H9];2)+POWER([.I9];2)+POWER([.J9];2))" office:value-type="float" office:value="733.463414097477" calcext:value-type="float">
            <text:p>733.463414097477</text:p>
          </table:table-cell>
        </table:table-row>
        <table:table-row table:style-name="ro1">
          <table:table-cell office:value-type="float" office:value="70.5133" calcext:value-type="float">
            <text:p>70.5133</text:p>
          </table:table-cell>
          <table:table-cell office:value-type="float" office:value="290.855" calcext:value-type="float">
            <text:p>290.855</text:p>
          </table:table-cell>
          <table:table-cell office:value-type="float" office:value="44.4162" calcext:value-type="float">
            <text:p>44.4162</text:p>
          </table:table-cell>
          <table:table-cell office:value-type="float" office:value="68.2808" calcext:value-type="float">
            <text:p>68.2808</text:p>
          </table:table-cell>
          <table:table-cell office:value-type="float" office:value="277.229" calcext:value-type="float">
            <text:p>277.229</text:p>
          </table:table-cell>
          <table:table-cell office:value-type="float" office:value="45.2433" calcext:value-type="float">
            <text:p>45.2433</text:p>
          </table:table-cell>
          <table:table-cell/>
          <table:table-cell table:formula="of:=([.D10]-[.A10])/0.0166667" office:value-type="float" office:value="-133.949732100536" calcext:value-type="float">
            <text:p>-133.949732100536</text:p>
          </table:table-cell>
          <table:table-cell table:formula="of:=ABS([.E10]-[.B10])/0.0166667" office:value-type="float" office:value="817.558364883272" calcext:value-type="float">
            <text:p>817.558364883272</text:p>
          </table:table-cell>
          <table:table-cell table:formula="of:=([.F10]-[.C10])/0.0166667" office:value-type="float" office:value="49.6259007481982" calcext:value-type="float">
            <text:p>49.6259007481982</text:p>
          </table:table-cell>
          <table:table-cell table:formula="of:=DEGREES(ATAN(ABS([.F10]-[.C10])/ABS([.E10]-[.B10])))" office:value-type="float" office:value="3.47359940283591" calcext:value-type="float">
            <text:p>3.47359940283591</text:p>
          </table:table-cell>
          <table:table-cell table:formula="of:=SQRT(POWER([.H10];2)+POWER([.I10];2)+POWER([.J10];2))" office:value-type="float" office:value="829.943938314803" calcext:value-type="float">
            <text:p>829.943938314803</text:p>
          </table:table-cell>
        </table:table-row>
        <table:table-row table:style-name="ro1">
          <table:table-cell office:value-type="float" office:value="71.5516" calcext:value-type="float">
            <text:p>71.5516</text:p>
          </table:table-cell>
          <table:table-cell office:value-type="float" office:value="285.382" calcext:value-type="float">
            <text:p>285.382</text:p>
          </table:table-cell>
          <table:table-cell office:value-type="float" office:value="45.4809" calcext:value-type="float">
            <text:p>45.4809</text:p>
          </table:table-cell>
          <table:table-cell office:value-type="float" office:value="69.5534" calcext:value-type="float">
            <text:p>69.5534</text:p>
          </table:table-cell>
          <table:table-cell office:value-type="float" office:value="274.661" calcext:value-type="float">
            <text:p>274.661</text:p>
          </table:table-cell>
          <table:table-cell office:value-type="float" office:value="46.1178" calcext:value-type="float">
            <text:p>46.1178</text:p>
          </table:table-cell>
          <table:table-cell/>
          <table:table-cell table:formula="of:=([.D11]-[.A11])/0.0166667" office:value-type="float" office:value="-119.891760216479" calcext:value-type="float">
            <text:p>-119.891760216479</text:p>
          </table:table-cell>
          <table:table-cell table:formula="of:=ABS([.E11]-[.B11])/0.0166667" office:value-type="float" office:value="643.258713482573" calcext:value-type="float">
            <text:p>643.258713482573</text:p>
          </table:table-cell>
          <table:table-cell table:formula="of:=([.F11]-[.C11])/0.0166667" office:value-type="float" office:value="38.2139235721531" calcext:value-type="float">
            <text:p>38.2139235721531</text:p>
          </table:table-cell>
          <table:table-cell table:formula="of:=DEGREES(ATAN(ABS([.F11]-[.C11])/ABS([.E11]-[.B11])))" office:value-type="float" office:value="3.39976161374272" calcext:value-type="float">
            <text:p>3.39976161374272</text:p>
          </table:table-cell>
          <table:table-cell table:formula="of:=SQRT(POWER([.H11];2)+POWER([.I11];2)+POWER([.J11];2))" office:value-type="float" office:value="655.451074141953" calcext:value-type="float">
            <text:p>655.451074141953</text:p>
          </table:table-cell>
        </table:table-row>
        <table:table-row table:style-name="ro1">
          <table:table-cell office:value-type="float" office:value="73.0899" calcext:value-type="float">
            <text:p>73.0899</text:p>
          </table:table-cell>
          <table:table-cell office:value-type="float" office:value="288.392" calcext:value-type="float">
            <text:p>288.392</text:p>
          </table:table-cell>
          <table:table-cell office:value-type="float" office:value="44.5081" calcext:value-type="float">
            <text:p>44.5081</text:p>
          </table:table-cell>
          <table:table-cell office:value-type="float" office:value="71.5458" calcext:value-type="float">
            <text:p>71.5458</text:p>
          </table:table-cell>
          <table:table-cell office:value-type="float" office:value="277.638" calcext:value-type="float">
            <text:p>277.638</text:p>
          </table:table-cell>
          <table:table-cell office:value-type="float" office:value="45.1501" calcext:value-type="float">
            <text:p>45.1501</text:p>
          </table:table-cell>
          <table:table-cell/>
          <table:table-cell table:formula="of:=([.D12]-[.A12])/0.0166667" office:value-type="float" office:value="-92.6458147083706" calcext:value-type="float">
            <text:p>-92.6458147083706</text:p>
          </table:table-cell>
          <table:table-cell table:formula="of:=ABS([.E12]-[.B12])/0.0166667" office:value-type="float" office:value="645.238709522582" calcext:value-type="float">
            <text:p>645.238709522582</text:p>
          </table:table-cell>
          <table:table-cell table:formula="of:=([.F12]-[.C12])/0.0166667" office:value-type="float" office:value="38.5199229601543" calcext:value-type="float">
            <text:p>38.5199229601543</text:p>
          </table:table-cell>
          <table:table-cell table:formula="of:=DEGREES(ATAN(ABS([.F12]-[.C12])/ABS([.E12]-[.B12])))" office:value-type="float" office:value="3.41642971607272" calcext:value-type="float">
            <text:p>3.41642971607272</text:p>
          </table:table-cell>
          <table:table-cell table:formula="of:=SQRT(POWER([.H12];2)+POWER([.I12];2)+POWER([.J12];2))" office:value-type="float" office:value="652.993126850659" calcext:value-type="float">
            <text:p>652.993126850659</text:p>
          </table:table-cell>
        </table:table-row>
        <table:table-row table:style-name="ro1">
          <table:table-cell office:value-type="float" office:value="73.3478" calcext:value-type="float">
            <text:p>73.3478</text:p>
          </table:table-cell>
          <table:table-cell office:value-type="float" office:value="286.77" calcext:value-type="float">
            <text:p>286.77</text:p>
          </table:table-cell>
          <table:table-cell office:value-type="float" office:value="46.0152" calcext:value-type="float">
            <text:p>46.0152</text:p>
          </table:table-cell>
          <table:table-cell office:value-type="float" office:value="71.306" calcext:value-type="float">
            <text:p>71.306</text:p>
          </table:table-cell>
          <table:table-cell office:value-type="float" office:value="275.992" calcext:value-type="float">
            <text:p>275.992</text:p>
          </table:table-cell>
          <table:table-cell office:value-type="float" office:value="46.8886" calcext:value-type="float">
            <text:p>46.8886</text:p>
          </table:table-cell>
          <table:table-cell/>
          <table:table-cell table:formula="of:=([.D13]-[.A13])/0.0166667" office:value-type="float" office:value="-122.507754984491" calcext:value-type="float">
            <text:p>-122.507754984491</text:p>
          </table:table-cell>
          <table:table-cell table:formula="of:=ABS([.E13]-[.B13])/0.0166667" office:value-type="float" office:value="646.678706642585" calcext:value-type="float">
            <text:p>646.678706642585</text:p>
          </table:table-cell>
          <table:table-cell table:formula="of:=([.F13]-[.C13])/0.0166667" office:value-type="float" office:value="52.4038951922094" calcext:value-type="float">
            <text:p>52.4038951922094</text:p>
          </table:table-cell>
          <table:table-cell table:formula="of:=DEGREES(ATAN(ABS([.F13]-[.C13])/ABS([.E13]-[.B13])))" office:value-type="float" office:value="4.63286560159146" calcext:value-type="float">
            <text:p>4.63286560159146</text:p>
          </table:table-cell>
          <table:table-cell table:formula="of:=SQRT(POWER([.H13];2)+POWER([.I13];2)+POWER([.J13];2))" office:value-type="float" office:value="660.26333223009" calcext:value-type="float">
            <text:p>660.26333223009</text:p>
          </table:table-cell>
        </table:table-row>
        <table:table-row table:style-name="ro1">
          <table:table-cell office:value-type="float" office:value="71.5581" calcext:value-type="float">
            <text:p>71.5581</text:p>
          </table:table-cell>
          <table:table-cell office:value-type="float" office:value="278.562" calcext:value-type="float">
            <text:p>278.562</text:p>
          </table:table-cell>
          <table:table-cell office:value-type="float" office:value="46.9985" calcext:value-type="float">
            <text:p>46.9985</text:p>
          </table:table-cell>
          <table:table-cell office:value-type="float" office:value="69.6024" calcext:value-type="float">
            <text:p>69.6024</text:p>
          </table:table-cell>
          <table:table-cell office:value-type="float" office:value="265.573" calcext:value-type="float">
            <text:p>265.573</text:p>
          </table:table-cell>
          <table:table-cell office:value-type="float" office:value="47.9809" calcext:value-type="float">
            <text:p>47.9809</text:p>
          </table:table-cell>
          <table:table-cell/>
          <table:table-cell table:formula="of:=([.D14]-[.A14])/0.0166667" office:value-type="float" office:value="-117.341765316469" calcext:value-type="float">
            <text:p>-117.341765316469</text:p>
          </table:table-cell>
          <table:table-cell table:formula="of:=ABS([.E14]-[.B14])/0.0166667" office:value-type="float" office:value="779.338441323119" calcext:value-type="float">
            <text:p>779.338441323119</text:p>
          </table:table-cell>
          <table:table-cell table:formula="of:=([.F14]-[.C14])/0.0166667" office:value-type="float" office:value="58.9438821122357" calcext:value-type="float">
            <text:p>58.9438821122357</text:p>
          </table:table-cell>
          <table:table-cell table:formula="of:=DEGREES(ATAN(ABS([.F14]-[.C14])/ABS([.E14]-[.B14])))" office:value-type="float" office:value="4.32522997803767" calcext:value-type="float">
            <text:p>4.32522997803767</text:p>
          </table:table-cell>
          <table:table-cell table:formula="of:=SQRT(POWER([.H14];2)+POWER([.I14];2)+POWER([.J14];2))" office:value-type="float" office:value="790.323906540853" calcext:value-type="float">
            <text:p>790.323906540853</text:p>
          </table:table-cell>
        </table:table-row>
        <table:table-row table:style-name="ro1">
          <table:table-cell office:value-type="float" office:value="70.273" calcext:value-type="float">
            <text:p>70.273</text:p>
          </table:table-cell>
          <table:table-cell office:value-type="float" office:value="285.304" calcext:value-type="float">
            <text:p>285.304</text:p>
          </table:table-cell>
          <table:table-cell office:value-type="float" office:value="45.2523" calcext:value-type="float">
            <text:p>45.2523</text:p>
          </table:table-cell>
          <table:table-cell office:value-type="float" office:value="68.1606" calcext:value-type="float">
            <text:p>68.1606</text:p>
          </table:table-cell>
          <table:table-cell office:value-type="float" office:value="261.745" calcext:value-type="float">
            <text:p>261.745</text:p>
          </table:table-cell>
          <table:table-cell office:value-type="float" office:value="47.8528" calcext:value-type="float">
            <text:p>47.8528</text:p>
          </table:table-cell>
          <table:table-cell/>
          <table:table-cell table:formula="of:=([.D15]-[.A15])/0.0166667" office:value-type="float" office:value="-126.743746512507" calcext:value-type="float">
            <text:p>-126.743746512507</text:p>
          </table:table-cell>
          <table:table-cell table:formula="of:=ABS([.E15]-[.B15])/0.0166667" office:value-type="float" office:value="1413.53717292565" calcext:value-type="float">
            <text:p>1413.53717292565</text:p>
          </table:table-cell>
          <table:table-cell table:formula="of:=([.F15]-[.C15])/0.0166667" office:value-type="float" office:value="156.029687940624" calcext:value-type="float">
            <text:p>156.029687940624</text:p>
          </table:table-cell>
          <table:table-cell table:formula="of:=DEGREES(ATAN(ABS([.F15]-[.C15])/ABS([.E15]-[.B15])))" office:value-type="float" office:value="6.29894804959416" calcext:value-type="float">
            <text:p>6.29894804959416</text:p>
          </table:table-cell>
          <table:table-cell table:formula="of:=SQRT(POWER([.H15];2)+POWER([.I15];2)+POWER([.J15];2))" office:value-type="float" office:value="1427.75928644906" calcext:value-type="float">
            <text:p>1427.75928644906</text:p>
          </table:table-cell>
        </table:table-row>
        <table:table-row table:style-name="ro1">
          <table:table-cell office:value-type="float" office:value="69.7587" calcext:value-type="float">
            <text:p>69.7587</text:p>
          </table:table-cell>
          <table:table-cell office:value-type="float" office:value="286.567" calcext:value-type="float">
            <text:p>286.567</text:p>
          </table:table-cell>
          <table:table-cell office:value-type="float" office:value="45.3204" calcext:value-type="float">
            <text:p>45.3204</text:p>
          </table:table-cell>
          <table:table-cell office:value-type="float" office:value="67.3096" calcext:value-type="float">
            <text:p>67.3096</text:p>
          </table:table-cell>
          <table:table-cell office:value-type="float" office:value="274.364" calcext:value-type="float">
            <text:p>274.364</text:p>
          </table:table-cell>
          <table:table-cell office:value-type="float" office:value="46.1841" calcext:value-type="float">
            <text:p>46.1841</text:p>
          </table:table-cell>
          <table:table-cell/>
          <table:table-cell table:formula="of:=([.D16]-[.A16])/0.0166667" office:value-type="float" office:value="-146.945706108588" calcext:value-type="float">
            <text:p>-146.945706108588</text:p>
          </table:table-cell>
          <table:table-cell table:formula="of:=ABS([.E16]-[.B16])/0.0166667" office:value-type="float" office:value="732.178535642931" calcext:value-type="float">
            <text:p>732.178535642931</text:p>
          </table:table-cell>
          <table:table-cell table:formula="of:=([.F16]-[.C16])/0.0166667" office:value-type="float" office:value="51.8218963562074" calcext:value-type="float">
            <text:p>51.8218963562074</text:p>
          </table:table-cell>
          <table:table-cell table:formula="of:=DEGREES(ATAN(ABS([.F16]-[.C16])/ABS([.E16]-[.B16])))" office:value-type="float" office:value="4.04851090759484" calcext:value-type="float">
            <text:p>4.04851090759484</text:p>
          </table:table-cell>
          <table:table-cell table:formula="of:=SQRT(POWER([.H16];2)+POWER([.I16];2)+POWER([.J16];2))" office:value-type="float" office:value="748.574617217236" calcext:value-type="float">
            <text:p>748.574617217236</text:p>
          </table:table-cell>
        </table:table-row>
        <table:table-row table:style-name="ro1">
          <table:table-cell office:value-type="float" office:value="72.5907" calcext:value-type="float">
            <text:p>72.5907</text:p>
          </table:table-cell>
          <table:table-cell office:value-type="float" office:value="292.178" calcext:value-type="float">
            <text:p>292.178</text:p>
          </table:table-cell>
          <table:table-cell office:value-type="float" office:value="45.4775" calcext:value-type="float">
            <text:p>45.4775</text:p>
          </table:table-cell>
          <table:table-cell office:value-type="float" office:value="70.2881" calcext:value-type="float">
            <text:p>70.2881</text:p>
          </table:table-cell>
          <table:table-cell office:value-type="float" office:value="282.419" calcext:value-type="float">
            <text:p>282.419</text:p>
          </table:table-cell>
          <table:table-cell office:value-type="float" office:value="46.4373" calcext:value-type="float">
            <text:p>46.4373</text:p>
          </table:table-cell>
          <table:table-cell/>
          <table:table-cell table:formula="of:=([.D17]-[.A17])/0.0166667" office:value-type="float" office:value="-138.155723688553" calcext:value-type="float">
            <text:p>-138.155723688553</text:p>
          </table:table-cell>
          <table:table-cell table:formula="of:=ABS([.E17]-[.B17])/0.0166667" office:value-type="float" office:value="585.538828922343" calcext:value-type="float">
            <text:p>585.538828922343</text:p>
          </table:table-cell>
          <table:table-cell table:formula="of:=([.F17]-[.C17])/0.0166667" office:value-type="float" office:value="57.5878848242304" calcext:value-type="float">
            <text:p>57.5878848242304</text:p>
          </table:table-cell>
          <table:table-cell table:formula="of:=DEGREES(ATAN(ABS([.F17]-[.C17])/ABS([.E17]-[.B17])))" office:value-type="float" office:value="5.61698957569699" calcext:value-type="float">
            <text:p>5.61698957569699</text:p>
          </table:table-cell>
          <table:table-cell table:formula="of:=SQRT(POWER([.H17];2)+POWER([.I17];2)+POWER([.J17];2))" office:value-type="float" office:value="604.366683928048" calcext:value-type="float">
            <text:p>604.366683928048</text:p>
          </table:table-cell>
        </table:table-row>
        <table:table-row table:style-name="ro1">
          <table:table-cell office:value-type="float" office:value="72.846" calcext:value-type="float">
            <text:p>72.846</text:p>
          </table:table-cell>
          <table:table-cell office:value-type="float" office:value="292.38" calcext:value-type="float">
            <text:p>292.38</text:p>
          </table:table-cell>
          <table:table-cell office:value-type="float" office:value="44.6776" calcext:value-type="float">
            <text:p>44.6776</text:p>
          </table:table-cell>
          <table:table-cell office:value-type="float" office:value="70.7839" calcext:value-type="float">
            <text:p>70.7839</text:p>
          </table:table-cell>
          <table:table-cell office:value-type="float" office:value="282.795" calcext:value-type="float">
            <text:p>282.795</text:p>
          </table:table-cell>
          <table:table-cell office:value-type="float" office:value="44.871" calcext:value-type="float">
            <text:p>44.871</text:p>
          </table:table-cell>
          <table:table-cell/>
          <table:table-cell table:formula="of:=([.D18]-[.A18])/0.0166667" office:value-type="float" office:value="-123.725752548495" calcext:value-type="float">
            <text:p>-123.725752548495</text:p>
          </table:table-cell>
          <table:table-cell table:formula="of:=ABS([.E18]-[.B18])/0.0166667" office:value-type="float" office:value="575.098849802299" calcext:value-type="float">
            <text:p>575.098849802299</text:p>
          </table:table-cell>
          <table:table-cell table:formula="of:=([.F18]-[.C18])/0.0166667" office:value-type="float" office:value="11.6039767920467" calcext:value-type="float">
            <text:p>11.6039767920467</text:p>
          </table:table-cell>
          <table:table-cell table:formula="of:=DEGREES(ATAN(ABS([.F18]-[.C18])/ABS([.E18]-[.B18])))" office:value-type="float" office:value="1.15592074462996" calcext:value-type="float">
            <text:p>1.15592074462996</text:p>
          </table:table-cell>
          <table:table-cell table:formula="of:=SQRT(POWER([.H18];2)+POWER([.I18];2)+POWER([.J18];2))" office:value-type="float" office:value="588.37182220515" calcext:value-type="float">
            <text:p>588.37182220515</text:p>
          </table:table-cell>
        </table:table-row>
        <table:table-row table:style-name="ro1">
          <table:table-cell office:value-type="float" office:value="74.8824" calcext:value-type="float">
            <text:p>74.8824</text:p>
          </table:table-cell>
          <table:table-cell office:value-type="float" office:value="287.125" calcext:value-type="float">
            <text:p>287.125</text:p>
          </table:table-cell>
          <table:table-cell office:value-type="float" office:value="44.9359" calcext:value-type="float">
            <text:p>44.9359</text:p>
          </table:table-cell>
          <table:table-cell office:value-type="float" office:value="73.8043" calcext:value-type="float">
            <text:p>73.8043</text:p>
          </table:table-cell>
          <table:table-cell office:value-type="float" office:value="276.509" calcext:value-type="float">
            <text:p>276.509</text:p>
          </table:table-cell>
          <table:table-cell office:value-type="float" office:value="45.5497" calcext:value-type="float">
            <text:p>45.5497</text:p>
          </table:table-cell>
          <table:table-cell/>
          <table:table-cell table:formula="of:=([.D19]-[.A19])/0.0166667" office:value-type="float" office:value="-64.6858706282591" calcext:value-type="float">
            <text:p>-64.6858706282591</text:p>
          </table:table-cell>
          <table:table-cell table:formula="of:=ABS([.E19]-[.B19])/0.0166667" office:value-type="float" office:value="636.958726082547" calcext:value-type="float">
            <text:p>636.958726082547</text:p>
          </table:table-cell>
          <table:table-cell table:formula="of:=([.F19]-[.C19])/0.0166667" office:value-type="float" office:value="36.8279263441476" calcext:value-type="float">
            <text:p>36.8279263441476</text:p>
          </table:table-cell>
          <table:table-cell table:formula="of:=DEGREES(ATAN(ABS([.F19]-[.C19])/ABS([.E19]-[.B19])))" office:value-type="float" office:value="3.30906548983169" calcext:value-type="float">
            <text:p>3.30906548983169</text:p>
          </table:table-cell>
          <table:table-cell table:formula="of:=SQRT(POWER([.H19];2)+POWER([.I19];2)+POWER([.J19];2))" office:value-type="float" office:value="641.293206536953" calcext:value-type="float">
            <text:p>641.293206536953</text:p>
          </table:table-cell>
        </table:table-row>
        <table:table-row table:style-name="ro1">
          <table:table-cell office:value-type="float" office:value="72.0654" calcext:value-type="float">
            <text:p>72.0654</text:p>
          </table:table-cell>
          <table:table-cell office:value-type="float" office:value="285.323" calcext:value-type="float">
            <text:p>285.323</text:p>
          </table:table-cell>
          <table:table-cell office:value-type="float" office:value="45.9893" calcext:value-type="float">
            <text:p>45.9893</text:p>
          </table:table-cell>
          <table:table-cell office:value-type="float" office:value="70.0587" calcext:value-type="float">
            <text:p>70.0587</text:p>
          </table:table-cell>
          <table:table-cell office:value-type="float" office:value="274.576" calcext:value-type="float">
            <text:p>274.576</text:p>
          </table:table-cell>
          <table:table-cell office:value-type="float" office:value="46.8657" calcext:value-type="float">
            <text:p>46.8657</text:p>
          </table:table-cell>
          <table:table-cell/>
          <table:table-cell table:formula="of:=([.D20]-[.A20])/0.0166667" office:value-type="float" office:value="-120.401759196481" calcext:value-type="float">
            <text:p>-120.401759196481</text:p>
          </table:table-cell>
          <table:table-cell table:formula="of:=ABS([.E20]-[.B20])/0.0166667" office:value-type="float" office:value="644.818710362577" calcext:value-type="float">
            <text:p>644.818710362577</text:p>
          </table:table-cell>
          <table:table-cell table:formula="of:=([.F20]-[.C20])/0.0166667" office:value-type="float" office:value="52.5838948322101" calcext:value-type="float">
            <text:p>52.5838948322101</text:p>
          </table:table-cell>
          <table:table-cell table:formula="of:=DEGREES(ATAN(ABS([.F20]-[.C20])/ABS([.E20]-[.B20])))" office:value-type="float" office:value="4.66205948192007" calcext:value-type="float">
            <text:p>4.66205948192007</text:p>
          </table:table-cell>
          <table:table-cell table:formula="of:=SQRT(POWER([.H20];2)+POWER([.I20];2)+POWER([.J20];2))" office:value-type="float" office:value="658.067488064096" calcext:value-type="float">
            <text:p>658.067488064096</text:p>
          </table:table-cell>
        </table:table-row>
        <table:table-row table:style-name="ro1">
          <table:table-cell office:value-type="float" office:value="72.3176" calcext:value-type="float">
            <text:p>72.3176</text:p>
          </table:table-cell>
          <table:table-cell office:value-type="float" office:value="284.044" calcext:value-type="float">
            <text:p>284.044</text:p>
          </table:table-cell>
          <table:table-cell office:value-type="float" office:value="45.9255" calcext:value-type="float">
            <text:p>45.9255</text:p>
          </table:table-cell>
          <table:table-cell office:value-type="float" office:value="70.5536" calcext:value-type="float">
            <text:p>70.5536</text:p>
          </table:table-cell>
          <table:table-cell office:value-type="float" office:value="274.735" calcext:value-type="float">
            <text:p>274.735</text:p>
          </table:table-cell>
          <table:table-cell office:value-type="float" office:value="46.344" calcext:value-type="float">
            <text:p>46.344</text:p>
          </table:table-cell>
          <table:table-cell/>
          <table:table-cell table:formula="of:=([.D21]-[.A21])/0.0166667" office:value-type="float" office:value="-105.839788320423" calcext:value-type="float">
            <text:p>-105.839788320423</text:p>
          </table:table-cell>
          <table:table-cell table:formula="of:=ABS([.E21]-[.B21])/0.0166667" office:value-type="float" office:value="558.538882922232" calcext:value-type="float">
            <text:p>558.538882922232</text:p>
          </table:table-cell>
          <table:table-cell table:formula="of:=([.F21]-[.C21])/0.0166667" office:value-type="float" office:value="25.1099497801005" calcext:value-type="float">
            <text:p>25.1099497801005</text:p>
          </table:table-cell>
          <table:table-cell table:formula="of:=DEGREES(ATAN(ABS([.F21]-[.C21])/ABS([.E21]-[.B21])))" office:value-type="float" office:value="2.5740841365106" calcext:value-type="float">
            <text:p>2.5740841365106</text:p>
          </table:table-cell>
          <table:table-cell table:formula="of:=SQRT(POWER([.H21];2)+POWER([.I21];2)+POWER([.J21];2))" office:value-type="float" office:value="569.032735530818" calcext:value-type="float">
            <text:p>569.032735530818</text:p>
          </table:table-cell>
        </table:table-row>
        <table:table-row table:style-name="ro1">
          <table:table-cell office:value-type="float" office:value="73.6128" calcext:value-type="float">
            <text:p>73.6128</text:p>
          </table:table-cell>
          <table:table-cell office:value-type="float" office:value="289.649" calcext:value-type="float">
            <text:p>289.649</text:p>
          </table:table-cell>
          <table:table-cell office:value-type="float" office:value="45.0778" calcext:value-type="float">
            <text:p>45.0778</text:p>
          </table:table-cell>
          <table:table-cell office:value-type="float" office:value="71.552" calcext:value-type="float">
            <text:p>71.552</text:p>
          </table:table-cell>
          <table:table-cell office:value-type="float" office:value="281.373" calcext:value-type="float">
            <text:p>281.373</text:p>
          </table:table-cell>
          <table:table-cell office:value-type="float" office:value="45.8309" calcext:value-type="float">
            <text:p>45.8309</text:p>
          </table:table-cell>
          <table:table-cell/>
          <table:table-cell table:formula="of:=([.D22]-[.A22])/0.0166667" office:value-type="float" office:value="-123.647752704494" calcext:value-type="float">
            <text:p>-123.647752704494</text:p>
          </table:table-cell>
          <table:table-cell table:formula="of:=ABS([.E22]-[.B22])/0.0166667" office:value-type="float" office:value="496.559006881987" calcext:value-type="float">
            <text:p>496.559006881987</text:p>
          </table:table-cell>
          <table:table-cell table:formula="of:=([.F22]-[.C22])/0.0166667" office:value-type="float" office:value="45.1859096281805" calcext:value-type="float">
            <text:p>45.1859096281805</text:p>
          </table:table-cell>
          <table:table-cell table:formula="of:=DEGREES(ATAN(ABS([.F22]-[.C22])/ABS([.E22]-[.B22])))" office:value-type="float" office:value="5.19948501802294" calcext:value-type="float">
            <text:p>5.19948501802294</text:p>
          </table:table-cell>
          <table:table-cell table:formula="of:=SQRT(POWER([.H22];2)+POWER([.I22];2)+POWER([.J22];2))" office:value-type="float" office:value="513.713325205238" calcext:value-type="float">
            <text:p>513.713325205238</text:p>
          </table:table-cell>
        </table:table-row>
        <table:table-row table:style-name="ro1">
          <table:table-cell office:value-type="float" office:value="73.3609" calcext:value-type="float">
            <text:p>73.3609</text:p>
          </table:table-cell>
          <table:table-cell office:value-type="float" office:value="290.963" calcext:value-type="float">
            <text:p>290.963</text:p>
          </table:table-cell>
          <table:table-cell office:value-type="float" office:value="45.1393" calcext:value-type="float">
            <text:p>45.1393</text:p>
          </table:table-cell>
          <table:table-cell office:value-type="float" office:value="71.8051" calcext:value-type="float">
            <text:p>71.8051</text:p>
          </table:table-cell>
          <table:table-cell office:value-type="float" office:value="280.06" calcext:value-type="float">
            <text:p>280.06</text:p>
          </table:table-cell>
          <table:table-cell office:value-type="float" office:value="46.0257" calcext:value-type="float">
            <text:p>46.0257</text:p>
          </table:table-cell>
          <table:table-cell/>
          <table:table-cell table:formula="of:=([.D23]-[.A23])/0.0166667" office:value-type="float" office:value="-93.3478133043737" calcext:value-type="float">
            <text:p>-93.3478133043737</text:p>
          </table:table-cell>
          <table:table-cell table:formula="of:=ABS([.E23]-[.B23])/0.0166667" office:value-type="float" office:value="654.178691642618" calcext:value-type="float">
            <text:p>654.178691642618</text:p>
          </table:table-cell>
          <table:table-cell table:formula="of:=([.F23]-[.C23])/0.0166667" office:value-type="float" office:value="53.1838936322129" calcext:value-type="float">
            <text:p>53.1838936322129</text:p>
          </table:table-cell>
          <table:table-cell table:formula="of:=DEGREES(ATAN(ABS([.F23]-[.C23])/ABS([.E23]-[.B23])))" office:value-type="float" office:value="4.64785184979813" calcext:value-type="float">
            <text:p>4.64785184979813</text:p>
          </table:table-cell>
          <table:table-cell table:formula="of:=SQRT(POWER([.H23];2)+POWER([.I23];2)+POWER([.J23];2))" office:value-type="float" office:value="662.94200454477" calcext:value-type="float">
            <text:p>662.94200454477</text:p>
          </table:table-cell>
        </table:table-row>
        <table:table-row table:style-name="ro1">
          <table:table-cell office:value-type="float" office:value="72.5733" calcext:value-type="float">
            <text:p>72.5733</text:p>
          </table:table-cell>
          <table:table-cell office:value-type="float" office:value="285.482" calcext:value-type="float">
            <text:p>285.482</text:p>
          </table:table-cell>
          <table:table-cell office:value-type="float" office:value="45.4565" calcext:value-type="float">
            <text:p>45.4565</text:p>
          </table:table-cell>
          <table:table-cell office:value-type="float" office:value="70.8003" calcext:value-type="float">
            <text:p>70.8003</text:p>
          </table:table-cell>
          <table:table-cell office:value-type="float" office:value="276.083" calcext:value-type="float">
            <text:p>276.083</text:p>
          </table:table-cell>
          <table:table-cell office:value-type="float" office:value="46.1377" calcext:value-type="float">
            <text:p>46.1377</text:p>
          </table:table-cell>
          <table:table-cell/>
          <table:table-cell table:formula="of:=([.D24]-[.A24])/0.0166667" office:value-type="float" office:value="-106.379787240426" calcext:value-type="float">
            <text:p>-106.379787240426</text:p>
          </table:table-cell>
          <table:table-cell table:formula="of:=ABS([.E24]-[.B24])/0.0166667" office:value-type="float" office:value="563.938872122256" calcext:value-type="float">
            <text:p>563.938872122256</text:p>
          </table:table-cell>
          <table:table-cell table:formula="of:=([.F24]-[.C24])/0.0166667" office:value-type="float" office:value="40.8719182561637" calcext:value-type="float">
            <text:p>40.8719182561637</text:p>
          </table:table-cell>
          <table:table-cell table:formula="of:=DEGREES(ATAN(ABS([.F24]-[.C24])/ABS([.E24]-[.B24])))" office:value-type="float" office:value="4.14530924764894" calcext:value-type="float">
            <text:p>4.14530924764894</text:p>
          </table:table-cell>
          <table:table-cell table:formula="of:=SQRT(POWER([.H24];2)+POWER([.I24];2)+POWER([.J24];2))" office:value-type="float" office:value="575.33835638325" calcext:value-type="float">
            <text:p>575.33835638325</text:p>
          </table:table-cell>
        </table:table-row>
        <table:table-row table:style-name="ro1">
          <table:table-cell office:value-type="float" office:value="72.3195" calcext:value-type="float">
            <text:p>72.3195</text:p>
          </table:table-cell>
          <table:table-cell office:value-type="float" office:value="286.825" calcext:value-type="float">
            <text:p>286.825</text:p>
          </table:table-cell>
          <table:table-cell office:value-type="float" office:value="45.2578" calcext:value-type="float">
            <text:p>45.2578</text:p>
          </table:table-cell>
          <table:table-cell office:value-type="float" office:value="70.5481" calcext:value-type="float">
            <text:p>70.5481</text:p>
          </table:table-cell>
          <table:table-cell office:value-type="float" office:value="276.094" calcext:value-type="float">
            <text:p>276.094</text:p>
          </table:table-cell>
          <table:table-cell office:value-type="float" office:value="45.8909" calcext:value-type="float">
            <text:p>45.8909</text:p>
          </table:table-cell>
          <table:table-cell/>
          <table:table-cell table:formula="of:=([.D25]-[.A25])/0.0166667" office:value-type="float" office:value="-106.283787432425" calcext:value-type="float">
            <text:p>-106.283787432425</text:p>
          </table:table-cell>
          <table:table-cell table:formula="of:=ABS([.E25]-[.B25])/0.0166667" office:value-type="float" office:value="643.858712282575" calcext:value-type="float">
            <text:p>643.858712282575</text:p>
          </table:table-cell>
          <table:table-cell table:formula="of:=([.F25]-[.C25])/0.0166667" office:value-type="float" office:value="37.9859240281519" calcext:value-type="float">
            <text:p>37.9859240281519</text:p>
          </table:table-cell>
          <table:table-cell table:formula="of:=DEGREES(ATAN(ABS([.F25]-[.C25])/ABS([.E25]-[.B25])))" office:value-type="float" office:value="3.37638241149183" calcext:value-type="float">
            <text:p>3.37638241149183</text:p>
          </table:table-cell>
          <table:table-cell table:formula="of:=SQRT(POWER([.H25];2)+POWER([.I25];2)+POWER([.J25];2))" office:value-type="float" office:value="653.676690174454" calcext:value-type="float">
            <text:p>653.676690174454</text:p>
          </table:table-cell>
        </table:table-row>
        <table:table-row table:style-name="ro1">
          <table:table-cell office:value-type="float" office:value="73.0883" calcext:value-type="float">
            <text:p>73.0883</text:p>
          </table:table-cell>
          <table:table-cell office:value-type="float" office:value="286.9" calcext:value-type="float">
            <text:p>286.9</text:p>
          </table:table-cell>
          <table:table-cell office:value-type="float" office:value="45.2394" calcext:value-type="float">
            <text:p>45.2394</text:p>
          </table:table-cell>
          <table:table-cell office:value-type="float" office:value="71.5507" calcext:value-type="float">
            <text:p>71.5507</text:p>
          </table:table-cell>
          <table:table-cell office:value-type="float" office:value="277.485" calcext:value-type="float">
            <text:p>277.485</text:p>
          </table:table-cell>
          <table:table-cell office:value-type="float" office:value="45.9186" calcext:value-type="float">
            <text:p>45.9186</text:p>
          </table:table-cell>
          <table:table-cell/>
          <table:table-cell table:formula="of:=([.D26]-[.A26])/0.0166667" office:value-type="float" office:value="-92.2558154883689" calcext:value-type="float">
            <text:p>-92.2558154883689</text:p>
          </table:table-cell>
          <table:table-cell table:formula="of:=ABS([.E26]-[.B26])/0.0166667" office:value-type="float" office:value="564.898870202257" calcext:value-type="float">
            <text:p>564.898870202257</text:p>
          </table:table-cell>
          <table:table-cell table:formula="of:=([.F26]-[.C26])/0.0166667" office:value-type="float" office:value="40.7519184961627" calcext:value-type="float">
            <text:p>40.7519184961627</text:p>
          </table:table-cell>
          <table:table-cell table:formula="of:=DEGREES(ATAN(ABS([.F26]-[.C26])/ABS([.E26]-[.B26])))" office:value-type="float" office:value="4.12618116726367" calcext:value-type="float">
            <text:p>4.12618116726367</text:p>
          </table:table-cell>
          <table:table-cell table:formula="of:=SQRT(POWER([.H26];2)+POWER([.I26];2)+POWER([.J26];2))" office:value-type="float" office:value="573.83149783567" calcext:value-type="float">
            <text:p>573.83149783567</text:p>
          </table:table-cell>
        </table:table-row>
        <table:table-row table:style-name="ro1">
          <table:table-cell office:value-type="float" office:value="72.5733" calcext:value-type="float">
            <text:p>72.5733</text:p>
          </table:table-cell>
          <table:table-cell office:value-type="float" office:value="285.493" calcext:value-type="float">
            <text:p>285.493</text:p>
          </table:table-cell>
          <table:table-cell office:value-type="float" office:value="45.4549" calcext:value-type="float">
            <text:p>45.4549</text:p>
          </table:table-cell>
          <table:table-cell office:value-type="float" office:value="71.0509" calcext:value-type="float">
            <text:p>71.0509</text:p>
          </table:table-cell>
          <table:table-cell office:value-type="float" office:value="274.841" calcext:value-type="float">
            <text:p>274.841</text:p>
          </table:table-cell>
          <table:table-cell office:value-type="float" office:value="46.0765" calcext:value-type="float">
            <text:p>46.0765</text:p>
          </table:table-cell>
          <table:table-cell/>
          <table:table-cell table:formula="of:=([.D27]-[.A27])/0.0166667" office:value-type="float" office:value="-91.3438173123657" calcext:value-type="float">
            <text:p>-91.3438173123657</text:p>
          </table:table-cell>
          <table:table-cell table:formula="of:=ABS([.E27]-[.B27])/0.0166667" office:value-type="float" office:value="639.118721762556" calcext:value-type="float">
            <text:p>639.118721762556</text:p>
          </table:table-cell>
          <table:table-cell table:formula="of:=([.F27]-[.C27])/0.0166667" office:value-type="float" office:value="37.2959254081492" calcext:value-type="float">
            <text:p>37.2959254081492</text:p>
          </table:table-cell>
          <table:table-cell table:formula="of:=DEGREES(ATAN(ABS([.F27]-[.C27])/ABS([.E27]-[.B27])))" office:value-type="float" office:value="3.33972135682632" calcext:value-type="float">
            <text:p>3.33972135682632</text:p>
          </table:table-cell>
          <table:table-cell table:formula="of:=SQRT(POWER([.H27];2)+POWER([.I27];2)+POWER([.J27];2))" office:value-type="float" office:value="646.689585133894" calcext:value-type="float">
            <text:p>646.689585133894</text:p>
          </table:table-cell>
        </table:table-row>
        <table:table-row table:style-name="ro1">
          <table:table-cell office:value-type="float" office:value="71.8023" calcext:value-type="float">
            <text:p>71.8023</text:p>
          </table:table-cell>
          <table:table-cell office:value-type="float" office:value="285.567" calcext:value-type="float">
            <text:p>285.567</text:p>
          </table:table-cell>
          <table:table-cell office:value-type="float" office:value="44.6933" calcext:value-type="float">
            <text:p>44.6933</text:p>
          </table:table-cell>
          <table:table-cell office:value-type="float" office:value="70.0512" calcext:value-type="float">
            <text:p>70.0512</text:p>
          </table:table-cell>
          <table:table-cell office:value-type="float" office:value="273.56" calcext:value-type="float">
            <text:p>273.56</text:p>
          </table:table-cell>
          <table:table-cell office:value-type="float" office:value="45.5415" calcext:value-type="float">
            <text:p>45.5415</text:p>
          </table:table-cell>
          <table:table-cell/>
          <table:table-cell table:formula="of:=([.D28]-[.A28])/0.0166667" office:value-type="float" office:value="-105.065789868421" calcext:value-type="float">
            <text:p>-105.065789868421</text:p>
          </table:table-cell>
          <table:table-cell table:formula="of:=ABS([.E28]-[.B28])/0.0166667" office:value-type="float" office:value="720.418559162882" calcext:value-type="float">
            <text:p>720.418559162882</text:p>
          </table:table-cell>
          <table:table-cell table:formula="of:=([.F28]-[.C28])/0.0166667" office:value-type="float" office:value="50.8918982162035" calcext:value-type="float">
            <text:p>50.8918982162035</text:p>
          </table:table-cell>
          <table:table-cell table:formula="of:=DEGREES(ATAN(ABS([.F28]-[.C28])/ABS([.E28]-[.B28])))" office:value-type="float" office:value="4.0407829778197" calcext:value-type="float">
            <text:p>4.0407829778197</text:p>
          </table:table-cell>
          <table:table-cell table:formula="of:=SQRT(POWER([.H28];2)+POWER([.I28];2)+POWER([.J28];2))" office:value-type="float" office:value="729.816213776487" calcext:value-type="float">
            <text:p>729.816213776487</text:p>
          </table:table-cell>
        </table:table-row>
        <table:table-row table:style-name="ro1">
          <table:table-cell office:value-type="float" office:value="72.3237" calcext:value-type="float">
            <text:p>72.3237</text:p>
          </table:table-cell>
          <table:table-cell office:value-type="float" office:value="286.66" calcext:value-type="float">
            <text:p>286.66</text:p>
          </table:table-cell>
          <table:table-cell office:value-type="float" office:value="46.041" calcext:value-type="float">
            <text:p>46.041</text:p>
          </table:table-cell>
          <table:table-cell office:value-type="float" office:value="70.3101" calcext:value-type="float">
            <text:p>70.3101</text:p>
          </table:table-cell>
          <table:table-cell office:value-type="float" office:value="274.546" calcext:value-type="float">
            <text:p>274.546</text:p>
          </table:table-cell>
          <table:table-cell office:value-type="float" office:value="47.1144" calcext:value-type="float">
            <text:p>47.1144</text:p>
          </table:table-cell>
          <table:table-cell/>
          <table:table-cell table:formula="of:=([.D29]-[.A29])/0.0166667" office:value-type="float" office:value="-120.815758368483" calcext:value-type="float">
            <text:p>-120.815758368483</text:p>
          </table:table-cell>
          <table:table-cell table:formula="of:=ABS([.E29]-[.B29])/0.0166667" office:value-type="float" office:value="726.838546322909" calcext:value-type="float">
            <text:p>726.838546322909</text:p>
          </table:table-cell>
          <table:table-cell table:formula="of:=([.F29]-[.C29])/0.0166667" office:value-type="float" office:value="64.403871192258" calcext:value-type="float">
            <text:p>64.403871192258</text:p>
          </table:table-cell>
          <table:table-cell table:formula="of:=DEGREES(ATAN(ABS([.F29]-[.C29])/ABS([.E29]-[.B29])))" office:value-type="float" office:value="5.06365249508505" calcext:value-type="float">
            <text:p>5.06365249508505</text:p>
          </table:table-cell>
          <table:table-cell table:formula="of:=SQRT(POWER([.H29];2)+POWER([.I29];2)+POWER([.J29];2))" office:value-type="float" office:value="739.6205638809" calcext:value-type="float">
            <text:p>739.6205638809</text:p>
          </table:table-cell>
        </table:table-row>
        <table:table-row table:style-name="ro1">
          <table:table-cell office:value-type="float" office:value="72.303" calcext:value-type="float">
            <text:p>72.303</text:p>
          </table:table-cell>
          <table:table-cell office:value-type="float" office:value="279.001" calcext:value-type="float">
            <text:p>279.001</text:p>
          </table:table-cell>
          <table:table-cell office:value-type="float" office:value="45.1838" calcext:value-type="float">
            <text:p>45.1838</text:p>
          </table:table-cell>
          <table:table-cell office:value-type="float" office:value="71.0523" calcext:value-type="float">
            <text:p>71.0523</text:p>
          </table:table-cell>
          <table:table-cell office:value-type="float" office:value="269.858" calcext:value-type="float">
            <text:p>269.858</text:p>
          </table:table-cell>
          <table:table-cell office:value-type="float" office:value="45.8559" calcext:value-type="float">
            <text:p>45.8559</text:p>
          </table:table-cell>
          <table:table-cell/>
          <table:table-cell table:formula="of:=([.D30]-[.A30])/0.0166667" office:value-type="float" office:value="-75.0418499162999" calcext:value-type="float">
            <text:p>-75.0418499162999</text:p>
          </table:table-cell>
          <table:table-cell table:formula="of:=ABS([.E30]-[.B30])/0.0166667" office:value-type="float" office:value="548.578902842193" calcext:value-type="float">
            <text:p>548.578902842193</text:p>
          </table:table-cell>
          <table:table-cell table:formula="of:=([.F30]-[.C30])/0.0166667" office:value-type="float" office:value="40.3259193481613" calcext:value-type="float">
            <text:p>40.3259193481613</text:p>
          </table:table-cell>
          <table:table-cell table:formula="of:=DEGREES(ATAN(ABS([.F30]-[.C30])/ABS([.E30]-[.B30])))" office:value-type="float" office:value="4.20423873928173" calcext:value-type="float">
            <text:p>4.20423873928173</text:p>
          </table:table-cell>
          <table:table-cell table:formula="of:=SQRT(POWER([.H30];2)+POWER([.I30];2)+POWER([.J30];2))" office:value-type="float" office:value="555.154277344306" calcext:value-type="float">
            <text:p>555.154277344306</text:p>
          </table:table-cell>
        </table:table-row>
        <table:table-row table:style-name="ro1">
          <table:table-cell office:value-type="float" office:value="59.1658" calcext:value-type="float">
            <text:p>59.1658</text:p>
          </table:table-cell>
          <table:table-cell office:value-type="float" office:value="269.589" calcext:value-type="float">
            <text:p>269.589</text:p>
          </table:table-cell>
          <table:table-cell office:value-type="float" office:value="44.2982" calcext:value-type="float">
            <text:p>44.2982</text:p>
          </table:table-cell>
          <table:table-cell office:value-type="float" office:value="58.0318" calcext:value-type="float">
            <text:p>58.0318</text:p>
          </table:table-cell>
          <table:table-cell office:value-type="float" office:value="258.026" calcext:value-type="float">
            <text:p>258.026</text:p>
          </table:table-cell>
          <table:table-cell office:value-type="float" office:value="45.1804" calcext:value-type="float">
            <text:p>45.1804</text:p>
          </table:table-cell>
          <table:table-cell/>
          <table:table-cell table:formula="of:=([.D31]-[.A31])/0.0166667" office:value-type="float" office:value="-68.0398639202722" calcext:value-type="float">
            <text:p>-68.0398639202722</text:p>
          </table:table-cell>
          <table:table-cell table:formula="of:=ABS([.E31]-[.B31])/0.0166667" office:value-type="float" office:value="693.778612442774" calcext:value-type="float">
            <text:p>693.778612442774</text:p>
          </table:table-cell>
          <table:table-cell table:formula="of:=([.F31]-[.C31])/0.0166667" office:value-type="float" office:value="52.9318941362116" calcext:value-type="float">
            <text:p>52.9318941362116</text:p>
          </table:table-cell>
          <table:table-cell table:formula="of:=DEGREES(ATAN(ABS([.F31]-[.C31])/ABS([.E31]-[.B31])))" office:value-type="float" office:value="4.36293367538402" calcext:value-type="float">
            <text:p>4.36293367538402</text:p>
          </table:table-cell>
          <table:table-cell table:formula="of:=SQRT(POWER([.H31];2)+POWER([.I31];2)+POWER([.J31];2))" office:value-type="float" office:value="699.113704330102" calcext:value-type="float">
            <text:p>699.113704330102</text:p>
          </table:table-cell>
        </table:table-row>
        <table:table-row table:style-name="ro1">
          <table:table-cell office:value-type="float" office:value="57.9176" calcext:value-type="float">
            <text:p>57.9176</text:p>
          </table:table-cell>
          <table:table-cell office:value-type="float" office:value="261.746" calcext:value-type="float">
            <text:p>261.746</text:p>
          </table:table-cell>
          <table:table-cell office:value-type="float" office:value="44.8267" calcext:value-type="float">
            <text:p>44.8267</text:p>
          </table:table-cell>
          <table:table-cell office:value-type="float" office:value="56.9696" calcext:value-type="float">
            <text:p>56.9696</text:p>
          </table:table-cell>
          <table:table-cell office:value-type="float" office:value="253.086" calcext:value-type="float">
            <text:p>253.086</text:p>
          </table:table-cell>
          <table:table-cell office:value-type="float" office:value="44.5625" calcext:value-type="float">
            <text:p>44.5625</text:p>
          </table:table-cell>
          <table:table-cell/>
          <table:table-cell table:formula="of:=([.D32]-[.A32])/0.0166667" office:value-type="float" office:value="-56.8798862402275" calcext:value-type="float">
            <text:p>-56.8798862402275</text:p>
          </table:table-cell>
          <table:table-cell table:formula="of:=ABS([.E32]-[.B32])/0.0166667" office:value-type="float" office:value="519.598960802076" calcext:value-type="float">
            <text:p>519.598960802076</text:p>
          </table:table-cell>
          <table:table-cell table:formula="of:=([.F32]-[.C32])/0.0166667" office:value-type="float" office:value="-15.8519682960636" calcext:value-type="float">
            <text:p>-15.8519682960636</text:p>
          </table:table-cell>
          <table:table-cell table:formula="of:=DEGREES(ATAN(ABS([.F32]-[.C32])/ABS([.E32]-[.B32])))" office:value-type="float" office:value="1.74744239949229" calcext:value-type="float">
            <text:p>1.74744239949229</text:p>
          </table:table-cell>
          <table:table-cell table:formula="of:=SQRT(POWER([.H32];2)+POWER([.I32];2)+POWER([.J32];2))" office:value-type="float" office:value="522.943291786173" calcext:value-type="float">
            <text:p>522.943291786173</text:p>
          </table:table-cell>
        </table:table-row>
        <table:table-row table:style-name="ro1">
          <table:table-cell office:value-type="float" office:value="57.2728" calcext:value-type="float">
            <text:p>57.2728</text:p>
          </table:table-cell>
          <table:table-cell office:value-type="float" office:value="266.69" calcext:value-type="float">
            <text:p>266.69</text:p>
          </table:table-cell>
          <table:table-cell office:value-type="float" office:value="44.2877" calcext:value-type="float">
            <text:p>44.2877</text:p>
          </table:table-cell>
          <table:table-cell office:value-type="float" office:value="56.433" calcext:value-type="float">
            <text:p>56.433</text:p>
          </table:table-cell>
          <table:table-cell office:value-type="float" office:value="255.261" calcext:value-type="float">
            <text:p>255.261</text:p>
          </table:table-cell>
          <table:table-cell office:value-type="float" office:value="45.1638" calcext:value-type="float">
            <text:p>45.1638</text:p>
          </table:table-cell>
          <table:table-cell/>
          <table:table-cell table:formula="of:=([.D33]-[.A33])/0.0166667" office:value-type="float" office:value="-50.3878992242014" calcext:value-type="float">
            <text:p>-50.3878992242014</text:p>
          </table:table-cell>
          <table:table-cell table:formula="of:=ABS([.E33]-[.B33])/0.0166667" office:value-type="float" office:value="685.738628522743" calcext:value-type="float">
            <text:p>685.738628522743</text:p>
          </table:table-cell>
          <table:table-cell table:formula="of:=([.F33]-[.C33])/0.0166667" office:value-type="float" office:value="52.5658948682103" calcext:value-type="float">
            <text:p>52.5658948682103</text:p>
          </table:table-cell>
          <table:table-cell table:formula="of:=DEGREES(ATAN(ABS([.F33]-[.C33])/ABS([.E33]-[.B33])))" office:value-type="float" office:value="4.38348558107871" calcext:value-type="float">
            <text:p>4.38348558107871</text:p>
          </table:table-cell>
          <table:table-cell table:formula="of:=SQRT(POWER([.H33];2)+POWER([.I33];2)+POWER([.J33];2))" office:value-type="float" office:value="689.59377922062" calcext:value-type="float">
            <text:p>689.59377922062</text:p>
          </table:table-cell>
        </table:table-row>
        <table:table-row table:style-name="ro1">
          <table:table-cell office:value-type="float" office:value="57.0258" calcext:value-type="float">
            <text:p>57.0258</text:p>
          </table:table-cell>
          <table:table-cell office:value-type="float" office:value="259.101" calcext:value-type="float">
            <text:p>259.101</text:p>
          </table:table-cell>
          <table:table-cell office:value-type="float" office:value="44.7784" calcext:value-type="float">
            <text:p>44.7784</text:p>
          </table:table-cell>
          <table:table-cell office:value-type="float" office:value="56.3912" calcext:value-type="float">
            <text:p>56.3912</text:p>
          </table:table-cell>
          <table:table-cell office:value-type="float" office:value="249.302" calcext:value-type="float">
            <text:p>249.302</text:p>
          </table:table-cell>
          <table:table-cell office:value-type="float" office:value="45.1868" calcext:value-type="float">
            <text:p>45.1868</text:p>
          </table:table-cell>
          <table:table-cell/>
          <table:table-cell table:formula="of:=([.D34]-[.A34])/0.0166667" office:value-type="float" office:value="-38.0759238481522" calcext:value-type="float">
            <text:p>-38.0759238481522</text:p>
          </table:table-cell>
          <table:table-cell table:formula="of:=ABS([.E34]-[.B34])/0.0166667" office:value-type="float" office:value="587.938824122352" calcext:value-type="float">
            <text:p>587.938824122352</text:p>
          </table:table-cell>
          <table:table-cell table:formula="of:=([.F34]-[.C34])/0.0166667" office:value-type="float" office:value="24.503950992098" calcext:value-type="float">
            <text:p>24.503950992098</text:p>
          </table:table-cell>
          <table:table-cell table:formula="of:=DEGREES(ATAN(ABS([.F34]-[.C34])/ABS([.E34]-[.B34])))" office:value-type="float" office:value="2.38657636863671" calcext:value-type="float">
            <text:p>2.38657636863671</text:p>
          </table:table-cell>
          <table:table-cell table:formula="of:=SQRT(POWER([.H34];2)+POWER([.I34];2)+POWER([.J34];2))" office:value-type="float" office:value="589.679811848335" calcext:value-type="float">
            <text:p>589.679811848335</text:p>
          </table:table-cell>
        </table:table-row>
        <table:table-row table:style-name="ro1">
          <table:table-cell office:value-type="float" office:value="57.4708" calcext:value-type="float">
            <text:p>57.4708</text:p>
          </table:table-cell>
          <table:table-cell office:value-type="float" office:value="260.409" calcext:value-type="float">
            <text:p>260.409</text:p>
          </table:table-cell>
          <table:table-cell office:value-type="float" office:value="44.8041" calcext:value-type="float">
            <text:p>44.8041</text:p>
          </table:table-cell>
          <table:table-cell office:value-type="float" office:value="57.107" calcext:value-type="float">
            <text:p>57.107</text:p>
          </table:table-cell>
          <table:table-cell office:value-type="float" office:value="249.391" calcext:value-type="float">
            <text:p>249.391</text:p>
          </table:table-cell>
          <table:table-cell office:value-type="float" office:value="45.6347" calcext:value-type="float">
            <text:p>45.6347</text:p>
          </table:table-cell>
          <table:table-cell/>
          <table:table-cell table:formula="of:=([.D35]-[.A35])/0.0166667" office:value-type="float" office:value="-21.8279563440872" calcext:value-type="float">
            <text:p>-21.8279563440872</text:p>
          </table:table-cell>
          <table:table-cell table:formula="of:=ABS([.E35]-[.B35])/0.0166667" office:value-type="float" office:value="661.078677842644" calcext:value-type="float">
            <text:p>661.078677842644</text:p>
          </table:table-cell>
          <table:table-cell table:formula="of:=([.F35]-[.C35])/0.0166667" office:value-type="float" office:value="49.8359003281996" calcext:value-type="float">
            <text:p>49.8359003281996</text:p>
          </table:table-cell>
          <table:table-cell table:formula="of:=DEGREES(ATAN(ABS([.F35]-[.C35])/ABS([.E35]-[.B35])))" office:value-type="float" office:value="4.31112991436924" calcext:value-type="float">
            <text:p>4.31112991436924</text:p>
          </table:table-cell>
          <table:table-cell table:formula="of:=SQRT(POWER([.H35];2)+POWER([.I35];2)+POWER([.J35];2))" office:value-type="float" office:value="663.313722862614" calcext:value-type="float">
            <text:p>663.313722862614</text:p>
          </table:table-cell>
        </table:table-row>
        <table:table-row table:style-name="ro1">
          <table:table-cell office:value-type="float" office:value="58.1992" calcext:value-type="float">
            <text:p>58.1992</text:p>
          </table:table-cell>
          <table:table-cell office:value-type="float" office:value="260.519" calcext:value-type="float">
            <text:p>260.519</text:p>
          </table:table-cell>
          <table:table-cell office:value-type="float" office:value="45.0197" calcext:value-type="float">
            <text:p>45.0197</text:p>
          </table:table-cell>
          <table:table-cell office:value-type="float" office:value="57.3125" calcext:value-type="float">
            <text:p>57.3125</text:p>
          </table:table-cell>
          <table:table-cell office:value-type="float" office:value="250.566" calcext:value-type="float">
            <text:p>250.566</text:p>
          </table:table-cell>
          <table:table-cell office:value-type="float" office:value="45.9123" calcext:value-type="float">
            <text:p>45.9123</text:p>
          </table:table-cell>
          <table:table-cell/>
          <table:table-cell table:formula="of:=([.D36]-[.A36])/0.0166667" office:value-type="float" office:value="-53.2018935962127" calcext:value-type="float">
            <text:p>-53.2018935962127</text:p>
          </table:table-cell>
          <table:table-cell table:formula="of:=ABS([.E36]-[.B36])/0.0166667" office:value-type="float" office:value="597.178805642389" calcext:value-type="float">
            <text:p>597.178805642389</text:p>
          </table:table-cell>
          <table:table-cell table:formula="of:=([.F36]-[.C36])/0.0166667" office:value-type="float" office:value="53.5558928882143" calcext:value-type="float">
            <text:p>53.5558928882143</text:p>
          </table:table-cell>
          <table:table-cell table:formula="of:=DEGREES(ATAN(ABS([.F36]-[.C36])/ABS([.E36]-[.B36])))" office:value-type="float" office:value="5.12466213898611" calcext:value-type="float">
            <text:p>5.12466213898611</text:p>
          </table:table-cell>
          <table:table-cell table:formula="of:=SQRT(POWER([.H36];2)+POWER([.I36];2)+POWER([.J36];2))" office:value-type="float" office:value="601.931226182648" calcext:value-type="float">
            <text:p>601.931226182648</text:p>
          </table:table-cell>
        </table:table-row>
        <table:table-row table:style-name="ro1">
          <table:table-cell office:value-type="float" office:value="58.44" calcext:value-type="float">
            <text:p>58.44</text:p>
          </table:table-cell>
          <table:table-cell office:value-type="float" office:value="260.575" calcext:value-type="float">
            <text:p>260.575</text:p>
          </table:table-cell>
          <table:table-cell office:value-type="float" office:value="45.0085" calcext:value-type="float">
            <text:p>45.0085</text:p>
          </table:table-cell>
          <table:table-cell office:value-type="float" office:value="57.5825" calcext:value-type="float">
            <text:p>57.5825</text:p>
          </table:table-cell>
          <table:table-cell office:value-type="float" office:value="249.454" calcext:value-type="float">
            <text:p>249.454</text:p>
          </table:table-cell>
          <table:table-cell office:value-type="float" office:value="45.8545" calcext:value-type="float">
            <text:p>45.8545</text:p>
          </table:table-cell>
          <table:table-cell/>
          <table:table-cell table:formula="of:=([.D37]-[.A37])/0.0166667" office:value-type="float" office:value="-51.4498971002055" calcext:value-type="float">
            <text:p>-51.4498971002055</text:p>
          </table:table-cell>
          <table:table-cell table:formula="of:=ABS([.E37]-[.B37])/0.0166667" office:value-type="float" office:value="667.258665482668" calcext:value-type="float">
            <text:p>667.258665482668</text:p>
          </table:table-cell>
          <table:table-cell table:formula="of:=([.F37]-[.C37])/0.0166667" office:value-type="float" office:value="50.7598984802033" calcext:value-type="float">
            <text:p>50.7598984802033</text:p>
          </table:table-cell>
          <table:table-cell table:formula="of:=DEGREES(ATAN(ABS([.F37]-[.C37])/ABS([.E37]-[.B37])))" office:value-type="float" office:value="4.35024277995742" calcext:value-type="float">
            <text:p>4.35024277995742</text:p>
          </table:table-cell>
          <table:table-cell table:formula="of:=SQRT(POWER([.H37];2)+POWER([.I37];2)+POWER([.J37];2))" office:value-type="float" office:value="671.161519954067" calcext:value-type="float">
            <text:p>671.161519954067</text:p>
          </table:table-cell>
        </table:table-row>
        <table:table-row table:style-name="ro1">
          <table:table-cell office:value-type="float" office:value="56.9031" calcext:value-type="float">
            <text:p>56.9031</text:p>
          </table:table-cell>
          <table:table-cell office:value-type="float" office:value="262.835" calcext:value-type="float">
            <text:p>262.835</text:p>
          </table:table-cell>
          <table:table-cell office:value-type="float" office:value="44.4213" calcext:value-type="float">
            <text:p>44.4213</text:p>
          </table:table-cell>
          <table:table-cell office:value-type="float" office:value="56.7878" calcext:value-type="float">
            <text:p>56.7878</text:p>
          </table:table-cell>
          <table:table-cell office:value-type="float" office:value="251.736" calcext:value-type="float">
            <text:p>251.736</text:p>
          </table:table-cell>
          <table:table-cell office:value-type="float" office:value="45.257" calcext:value-type="float">
            <text:p>45.257</text:p>
          </table:table-cell>
          <table:table-cell/>
          <table:table-cell table:formula="of:=([.D38]-[.A38])/0.0166667" office:value-type="float" office:value="-6.91798616402796" calcext:value-type="float">
            <text:p>-6.91798616402796</text:p>
          </table:table-cell>
          <table:table-cell table:formula="of:=ABS([.E38]-[.B38])/0.0166667" office:value-type="float" office:value="665.938668122663" calcext:value-type="float">
            <text:p>665.938668122663</text:p>
          </table:table-cell>
          <table:table-cell table:formula="of:=([.F38]-[.C38])/0.0166667" office:value-type="float" office:value="50.1418997162003" calcext:value-type="float">
            <text:p>50.1418997162003</text:p>
          </table:table-cell>
          <table:table-cell table:formula="of:=DEGREES(ATAN(ABS([.F38]-[.C38])/ABS([.E38]-[.B38])))" office:value-type="float" office:value="4.30596475098386" calcext:value-type="float">
            <text:p>4.30596475098386</text:p>
          </table:table-cell>
          <table:table-cell table:formula="of:=SQRT(POWER([.H38];2)+POWER([.I38];2)+POWER([.J38];2))" office:value-type="float" office:value="667.859549861123" calcext:value-type="float">
            <text:p>667.859549861123</text:p>
          </table:table-cell>
        </table:table-row>
        <table:table-row table:style-name="ro1">
          <table:table-cell office:value-type="float" office:value="57.4351" calcext:value-type="float">
            <text:p>57.4351</text:p>
          </table:table-cell>
          <table:table-cell office:value-type="float" office:value="261.629" calcext:value-type="float">
            <text:p>261.629</text:p>
          </table:table-cell>
          <table:table-cell office:value-type="float" office:value="44.8502" calcext:value-type="float">
            <text:p>44.8502</text:p>
          </table:table-cell>
          <table:table-cell office:value-type="float" office:value="56.9876" calcext:value-type="float">
            <text:p>56.9876</text:p>
          </table:table-cell>
          <table:table-cell office:value-type="float" office:value="252.963" calcext:value-type="float">
            <text:p>252.963</text:p>
          </table:table-cell>
          <table:table-cell office:value-type="float" office:value="45.2924" calcext:value-type="float">
            <text:p>45.2924</text:p>
          </table:table-cell>
          <table:table-cell/>
          <table:table-cell table:formula="of:=([.D39]-[.A39])/0.0166667" office:value-type="float" office:value="-26.8499463001073" calcext:value-type="float">
            <text:p>-26.8499463001073</text:p>
          </table:table-cell>
          <table:table-cell table:formula="of:=ABS([.E39]-[.B39])/0.0166667" office:value-type="float" office:value="519.958960082081" calcext:value-type="float">
            <text:p>519.958960082081</text:p>
          </table:table-cell>
          <table:table-cell table:formula="of:=([.F39]-[.C39])/0.0166667" office:value-type="float" office:value="26.5319469361061" calcext:value-type="float">
            <text:p>26.5319469361061</text:p>
          </table:table-cell>
          <table:table-cell table:formula="of:=DEGREES(ATAN(ABS([.F39]-[.C39])/ABS([.E39]-[.B39])))" office:value-type="float" office:value="2.92109834340617" calcext:value-type="float">
            <text:p>2.92109834340617</text:p>
          </table:table-cell>
          <table:table-cell table:formula="of:=SQRT(POWER([.H39];2)+POWER([.I39];2)+POWER([.J39];2))" office:value-type="float" office:value="521.327329030599" calcext:value-type="float">
            <text:p>521.327329030599</text:p>
          </table:table-cell>
        </table:table-row>
        <table:table-row table:style-name="ro1">
          <table:table-cell office:value-type="float" office:value="57.3934" calcext:value-type="float">
            <text:p>57.3934</text:p>
          </table:table-cell>
          <table:table-cell office:value-type="float" office:value="262.894" calcext:value-type="float">
            <text:p>262.894</text:p>
          </table:table-cell>
          <table:table-cell office:value-type="float" office:value="44.6487" calcext:value-type="float">
            <text:p>44.6487</text:p>
          </table:table-cell>
          <table:table-cell office:value-type="float" office:value="57.2242" calcext:value-type="float">
            <text:p>57.2242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45.2806" calcext:value-type="float">
            <text:p>45.2806</text:p>
          </table:table-cell>
          <table:table-cell/>
          <table:table-cell table:formula="of:=([.D40]-[.A40])/0.0166667" office:value-type="float" office:value="-10.1519796960404" calcext:value-type="float">
            <text:p>-10.1519796960404</text:p>
          </table:table-cell>
          <table:table-cell table:formula="of:=ABS([.E40]-[.B40])/0.0166667" office:value-type="float" office:value="592.378815242371" calcext:value-type="float">
            <text:p>592.378815242371</text:p>
          </table:table-cell>
          <table:table-cell table:formula="of:=([.F40]-[.C40])/0.0166667" office:value-type="float" office:value="37.9139241721518" calcext:value-type="float">
            <text:p>37.9139241721518</text:p>
          </table:table-cell>
          <table:table-cell table:formula="of:=DEGREES(ATAN(ABS([.F40]-[.C40])/ABS([.E40]-[.B40])))" office:value-type="float" office:value="3.66209740446792" calcext:value-type="float">
            <text:p>3.66209740446792</text:p>
          </table:table-cell>
          <table:table-cell table:formula="of:=SQRT(POWER([.H40];2)+POWER([.I40];2)+POWER([.J40];2))" office:value-type="float" office:value="593.677681141741" calcext:value-type="float">
            <text:p>593.677681141741</text:p>
          </table:table-cell>
        </table:table-row>
        <table:table-row table:style-name="ro1">
          <table:table-cell office:value-type="float" office:value="56.7785" calcext:value-type="float">
            <text:p>56.7785</text:p>
          </table:table-cell>
          <table:table-cell office:value-type="float" office:value="266.623" calcext:value-type="float">
            <text:p>266.623</text:p>
          </table:table-cell>
          <table:table-cell office:value-type="float" office:value="44.0596" calcext:value-type="float">
            <text:p>44.0596</text:p>
          </table:table-cell>
          <table:table-cell office:value-type="float" office:value="55.6204" calcext:value-type="float">
            <text:p>55.6204</text:p>
          </table:table-cell>
          <table:table-cell office:value-type="float" office:value="257.623" calcext:value-type="float">
            <text:p>257.623</text:p>
          </table:table-cell>
          <table:table-cell office:value-type="float" office:value="44.5518" calcext:value-type="float">
            <text:p>44.5518</text:p>
          </table:table-cell>
          <table:table-cell/>
          <table:table-cell table:formula="of:=([.D41]-[.A41])/0.0166667" office:value-type="float" office:value="-69.4858610282778" calcext:value-type="float">
            <text:p>-69.4858610282778</text:p>
          </table:table-cell>
          <table:table-cell table:formula="of:=ABS([.E41]-[.B41])/0.0166667" office:value-type="float" office:value="539.99892000216" calcext:value-type="float">
            <text:p>539.99892000216</text:p>
          </table:table-cell>
          <table:table-cell table:formula="of:=([.F41]-[.C41])/0.0166667" office:value-type="float" office:value="29.5319409361179" calcext:value-type="float">
            <text:p>29.5319409361179</text:p>
          </table:table-cell>
          <table:table-cell table:formula="of:=DEGREES(ATAN(ABS([.F41]-[.C41])/ABS([.E41]-[.B41])))" office:value-type="float" office:value="3.13032420240012" calcext:value-type="float">
            <text:p>3.13032420240012</text:p>
          </table:table-cell>
          <table:table-cell table:formula="of:=SQRT(POWER([.H41];2)+POWER([.I41];2)+POWER([.J41];2))" office:value-type="float" office:value="545.251551141118" calcext:value-type="float">
            <text:p>545.251551141118</text:p>
          </table:table-cell>
        </table:table-row>
        <table:table-row table:style-name="ro1">
          <table:table-cell office:value-type="float" office:value="51.3647" calcext:value-type="float">
            <text:p>51.3647</text:p>
          </table:table-cell>
          <table:table-cell office:value-type="float" office:value="266.687" calcext:value-type="float">
            <text:p>266.687</text:p>
          </table:table-cell>
          <table:table-cell office:value-type="float" office:value="44.1036" calcext:value-type="float">
            <text:p>44.1036</text:p>
          </table:table-cell>
          <table:table-cell office:value-type="float" office:value="50.9158" calcext:value-type="float">
            <text:p>50.9158</text:p>
          </table:table-cell>
          <table:table-cell office:value-type="float" office:value="255.203" calcext:value-type="float">
            <text:p>255.203</text:p>
          </table:table-cell>
          <table:table-cell office:value-type="float" office:value="44.991" calcext:value-type="float">
            <text:p>44.991</text:p>
          </table:table-cell>
          <table:table-cell/>
          <table:table-cell table:formula="of:=([.D42]-[.A42])/0.0166667" office:value-type="float" office:value="-26.9339461321078" calcext:value-type="float">
            <text:p>-26.9339461321078</text:p>
          </table:table-cell>
          <table:table-cell table:formula="of:=ABS([.E42]-[.B42])/0.0166667" office:value-type="float" office:value="689.038621922757" calcext:value-type="float">
            <text:p>689.038621922757</text:p>
          </table:table-cell>
          <table:table-cell table:formula="of:=([.F42]-[.C42])/0.0166667" office:value-type="float" office:value="53.243893512213" calcext:value-type="float">
            <text:p>53.243893512213</text:p>
          </table:table-cell>
          <table:table-cell table:formula="of:=DEGREES(ATAN(ABS([.F42]-[.C42])/ABS([.E42]-[.B42])))" office:value-type="float" office:value="4.41862046698916" calcext:value-type="float">
            <text:p>4.41862046698916</text:p>
          </table:table-cell>
          <table:table-cell table:formula="of:=SQRT(POWER([.H42];2)+POWER([.I42];2)+POWER([.J42];2))" office:value-type="float" office:value="691.617359637393" calcext:value-type="float">
            <text:p>691.617359637393</text:p>
          </table:table-cell>
        </table:table-row>
        <table:table-row table:style-name="ro1">
          <table:table-cell office:value-type="float" office:value="50.1711" calcext:value-type="float">
            <text:p>50.1711</text:p>
          </table:table-cell>
          <table:table-cell office:value-type="float" office:value="261.131" calcext:value-type="float">
            <text:p>261.131</text:p>
          </table:table-cell>
          <table:table-cell office:value-type="float" office:value="45.2433" calcext:value-type="float">
            <text:p>45.2433</text:p>
          </table:table-cell>
          <table:table-cell office:value-type="float" office:value="49.6491" calcext:value-type="float">
            <text:p>49.6491</text:p>
          </table:table-cell>
          <table:table-cell office:value-type="float" office:value="252.251" calcext:value-type="float">
            <text:p>252.251</text:p>
          </table:table-cell>
          <table:table-cell office:value-type="float" office:value="46.1897" calcext:value-type="float">
            <text:p>46.1897</text:p>
          </table:table-cell>
          <table:table-cell/>
          <table:table-cell table:formula="of:=([.D43]-[.A43])/0.0166667" office:value-type="float" office:value="-31.3199373601256" calcext:value-type="float">
            <text:p>-31.3199373601256</text:p>
          </table:table-cell>
          <table:table-cell table:formula="of:=ABS([.E43]-[.B43])/0.0166667" office:value-type="float" office:value="532.798934402129" calcext:value-type="float">
            <text:p>532.798934402129</text:p>
          </table:table-cell>
          <table:table-cell table:formula="of:=([.F43]-[.C43])/0.0166667" office:value-type="float" office:value="56.7838864322274" calcext:value-type="float">
            <text:p>56.7838864322274</text:p>
          </table:table-cell>
          <table:table-cell table:formula="of:=DEGREES(ATAN(ABS([.F43]-[.C43])/ABS([.E43]-[.B43])))" office:value-type="float" office:value="6.08342439268985" calcext:value-type="float">
            <text:p>6.08342439268985</text:p>
          </table:table-cell>
          <table:table-cell table:formula="of:=SQRT(POWER([.H43];2)+POWER([.I43];2)+POWER([.J43];2))" office:value-type="float" office:value="536.730894149605" calcext:value-type="float">
            <text:p>536.730894149605</text:p>
          </table:table-cell>
        </table:table-row>
        <table:table-row table:style-name="ro1">
          <table:table-cell office:value-type="float" office:value="50.3803" calcext:value-type="float">
            <text:p>50.3803</text:p>
          </table:table-cell>
          <table:table-cell office:value-type="float" office:value="256.325" calcext:value-type="float">
            <text:p>256.325</text:p>
          </table:table-cell>
          <table:table-cell office:value-type="float" office:value="44.8148" calcext:value-type="float">
            <text:p>44.8148</text:p>
          </table:table-cell>
          <table:table-cell office:value-type="float" office:value="50.1845" calcext:value-type="float">
            <text:p>50.1845</text:p>
          </table:table-cell>
          <table:table-cell office:value-type="float" office:value="245.422" calcext:value-type="float">
            <text:p>245.422</text:p>
          </table:table-cell>
          <table:table-cell office:value-type="float" office:value="45.1857" calcext:value-type="float">
            <text:p>45.1857</text:p>
          </table:table-cell>
          <table:table-cell/>
          <table:table-cell table:formula="of:=([.D44]-[.A44])/0.0166667" office:value-type="float" office:value="-11.7479765040469" calcext:value-type="float">
            <text:p>-11.7479765040469</text:p>
          </table:table-cell>
          <table:table-cell table:formula="of:=ABS([.E44]-[.B44])/0.0166667" office:value-type="float" office:value="654.178691642616" calcext:value-type="float">
            <text:p>654.178691642616</text:p>
          </table:table-cell>
          <table:table-cell table:formula="of:=([.F44]-[.C44])/0.0166667" office:value-type="float" office:value="22.2539554920889" calcext:value-type="float">
            <text:p>22.2539554920889</text:p>
          </table:table-cell>
          <table:table-cell table:formula="of:=DEGREES(ATAN(ABS([.F44]-[.C44])/ABS([.E44]-[.B44])))" office:value-type="float" office:value="1.94834566983504" calcext:value-type="float">
            <text:p>1.94834566983504</text:p>
          </table:table-cell>
          <table:table-cell table:formula="of:=SQRT(POWER([.H44];2)+POWER([.I44];2)+POWER([.J44];2))" office:value-type="float" office:value="654.662519231267" calcext:value-type="float">
            <text:p>654.662519231267</text:p>
          </table:table-cell>
        </table:table-row>
        <table:table-row table:style-name="ro1">
          <table:table-cell office:value-type="float" office:value="50.5178" calcext:value-type="float">
            <text:p>50.5178</text:p>
          </table:table-cell>
          <table:table-cell office:value-type="float" office:value="263.867" calcext:value-type="float">
            <text:p>263.867</text:p>
          </table:table-cell>
          <table:table-cell office:value-type="float" office:value="44.5624" calcext:value-type="float">
            <text:p>44.5624</text:p>
          </table:table-cell>
          <table:table-cell office:value-type="float" office:value="49.8513" calcext:value-type="float">
            <text:p>49.8513</text:p>
          </table:table-cell>
          <table:table-cell office:value-type="float" office:value="252.473" calcext:value-type="float">
            <text:p>252.473</text:p>
          </table:table-cell>
          <table:table-cell office:value-type="float" office:value="45.2073" calcext:value-type="float">
            <text:p>45.2073</text:p>
          </table:table-cell>
          <table:table-cell/>
          <table:table-cell table:formula="of:=([.D45]-[.A45])/0.0166667" office:value-type="float" office:value="-39.9899200201599" calcext:value-type="float">
            <text:p>-39.9899200201599</text:p>
          </table:table-cell>
          <table:table-cell table:formula="of:=ABS([.E45]-[.B45])/0.0166667" office:value-type="float" office:value="683.638632722735" calcext:value-type="float">
            <text:p>683.638632722735</text:p>
          </table:table-cell>
          <table:table-cell table:formula="of:=([.F45]-[.C45])/0.0166667" office:value-type="float" office:value="38.6939226121548" calcext:value-type="float">
            <text:p>38.6939226121548</text:p>
          </table:table-cell>
          <table:table-cell table:formula="of:=DEGREES(ATAN(ABS([.F45]-[.C45])/ABS([.E45]-[.B45])))" office:value-type="float" office:value="3.23948277107702" calcext:value-type="float">
            <text:p>3.23948277107702</text:p>
          </table:table-cell>
          <table:table-cell table:formula="of:=SQRT(POWER([.H45];2)+POWER([.I45];2)+POWER([.J45];2))" office:value-type="float" office:value="685.899550591298" calcext:value-type="float">
            <text:p>685.899550591298</text:p>
          </table:table-cell>
        </table:table-row>
        <table:table-row table:style-name="ro1">
          <table:table-cell office:value-type="float" office:value="50.749" calcext:value-type="float">
            <text:p>50.749</text:p>
          </table:table-cell>
          <table:table-cell office:value-type="float" office:value="258.872" calcext:value-type="float">
            <text:p>258.872</text:p>
          </table:table-cell>
          <table:table-cell office:value-type="float" office:value="44.8784" calcext:value-type="float">
            <text:p>44.8784</text:p>
          </table:table-cell>
          <table:table-cell office:value-type="float" office:value="50.3099" calcext:value-type="float">
            <text:p>50.3099</text:p>
          </table:table-cell>
          <table:table-cell office:value-type="float" office:value="247.799" calcext:value-type="float">
            <text:p>247.799</text:p>
          </table:table-cell>
          <table:table-cell office:value-type="float" office:value="45.2601" calcext:value-type="float">
            <text:p>45.2601</text:p>
          </table:table-cell>
          <table:table-cell/>
          <table:table-cell table:formula="of:=([.D46]-[.A46])/0.0166667" office:value-type="float" office:value="-26.3459473081056" calcext:value-type="float">
            <text:p>-26.3459473081056</text:p>
          </table:table-cell>
          <table:table-cell table:formula="of:=ABS([.E46]-[.B46])/0.0166667" office:value-type="float" office:value="664.378671242658" calcext:value-type="float">
            <text:p>664.378671242658</text:p>
          </table:table-cell>
          <table:table-cell table:formula="of:=([.F46]-[.C46])/0.0166667" office:value-type="float" office:value="22.9019541960917" calcext:value-type="float">
            <text:p>22.9019541960917</text:p>
          </table:table-cell>
          <table:table-cell table:formula="of:=DEGREES(ATAN(ABS([.F46]-[.C46])/ABS([.E46]-[.B46])))" office:value-type="float" office:value="1.97427461666301" calcext:value-type="float">
            <text:p>1.97427461666301</text:p>
          </table:table-cell>
          <table:table-cell table:formula="of:=SQRT(POWER([.H46];2)+POWER([.I46];2)+POWER([.J46];2))" office:value-type="float" office:value="665.295142961168" calcext:value-type="float">
            <text:p>665.295142961168</text:p>
          </table:table-cell>
        </table:table-row>
        <table:table-row table:style-name="ro1">
          <table:table-cell office:value-type="float" office:value="50.8249" calcext:value-type="float">
            <text:p>50.8249</text:p>
          </table:table-cell>
          <table:table-cell office:value-type="float" office:value="267.818" calcext:value-type="float">
            <text:p>267.818</text:p>
          </table:table-cell>
          <table:table-cell office:value-type="float" office:value="44.173" calcext:value-type="float">
            <text:p>44.173</text:p>
          </table:table-cell>
          <table:table-cell office:value-type="float" office:value="50.1593" calcext:value-type="float">
            <text:p>50.1593</text:p>
          </table:table-cell>
          <table:table-cell office:value-type="float" office:value="256.18" calcext:value-type="float">
            <text:p>256.18</text:p>
          </table:table-cell>
          <table:table-cell office:value-type="float" office:value="45.317" calcext:value-type="float">
            <text:p>45.317</text:p>
          </table:table-cell>
          <table:table-cell/>
          <table:table-cell table:formula="of:=([.D47]-[.A47])/0.0166667" office:value-type="float" office:value="-39.9359201281596" calcext:value-type="float">
            <text:p>-39.9359201281596</text:p>
          </table:table-cell>
          <table:table-cell table:formula="of:=ABS([.E47]-[.B47])/0.0166667" office:value-type="float" office:value="698.278603442792" calcext:value-type="float">
            <text:p>698.278603442792</text:p>
          </table:table-cell>
          <table:table-cell table:formula="of:=([.F47]-[.C47])/0.0166667" office:value-type="float" office:value="68.6398627202745" calcext:value-type="float">
            <text:p>68.6398627202745</text:p>
          </table:table-cell>
          <table:table-cell table:formula="of:=DEGREES(ATAN(ABS([.F47]-[.C47])/ABS([.E47]-[.B47])))" office:value-type="float" office:value="5.61406346177343" calcext:value-type="float">
            <text:p>5.61406346177343</text:p>
          </table:table-cell>
          <table:table-cell table:formula="of:=SQRT(POWER([.H47];2)+POWER([.I47];2)+POWER([.J47];2))" office:value-type="float" office:value="702.779706947175" calcext:value-type="float">
            <text:p>702.779706947175</text:p>
          </table:table-cell>
        </table:table-row>
        <table:table-row table:style-name="ro1">
          <table:table-cell office:value-type="float" office:value="50.5018" calcext:value-type="float">
            <text:p>50.5018</text:p>
          </table:table-cell>
          <table:table-cell office:value-type="float" office:value="269.16" calcext:value-type="float">
            <text:p>269.16</text:p>
          </table:table-cell>
          <table:table-cell office:value-type="float" office:value="43.4725" calcext:value-type="float">
            <text:p>43.4725</text:p>
          </table:table-cell>
          <table:table-cell office:value-type="float" office:value="49.8258" calcext:value-type="float">
            <text:p>49.8258</text:p>
          </table:table-cell>
          <table:table-cell office:value-type="float" office:value="257.532" calcext:value-type="float">
            <text:p>257.532</text:p>
          </table:table-cell>
          <table:table-cell office:value-type="float" office:value="44.1468" calcext:value-type="float">
            <text:p>44.1468</text:p>
          </table:table-cell>
          <table:table-cell/>
          <table:table-cell table:formula="of:=([.D48]-[.A48])/0.0166667" office:value-type="float" office:value="-40.5599188801624" calcext:value-type="float">
            <text:p>-40.5599188801624</text:p>
          </table:table-cell>
          <table:table-cell table:formula="of:=ABS([.E48]-[.B48])/0.0166667" office:value-type="float" office:value="697.678604642793" calcext:value-type="float">
            <text:p>697.678604642793</text:p>
          </table:table-cell>
          <table:table-cell table:formula="of:=([.F48]-[.C48])/0.0166667" office:value-type="float" office:value="40.457919084162" calcext:value-type="float">
            <text:p>40.457919084162</text:p>
          </table:table-cell>
          <table:table-cell table:formula="of:=DEGREES(ATAN(ABS([.F48]-[.C48])/ABS([.E48]-[.B48])))" office:value-type="float" office:value="3.31882740114074" calcext:value-type="float">
            <text:p>3.31882740114074</text:p>
          </table:table-cell>
          <table:table-cell table:formula="of:=SQRT(POWER([.H48];2)+POWER([.I48];2)+POWER([.J48];2))" office:value-type="float" office:value="700.026703499589" calcext:value-type="float">
            <text:p>700.026703499589</text:p>
          </table:table-cell>
        </table:table-row>
        <table:table-row table:style-name="ro1">
          <table:table-cell office:value-type="float" office:value="49.6097" calcext:value-type="float">
            <text:p>49.6097</text:p>
          </table:table-cell>
          <table:table-cell office:value-type="float" office:value="262.378" calcext:value-type="float">
            <text:p>262.378</text:p>
          </table:table-cell>
          <table:table-cell office:value-type="float" office:value="44.568" calcext:value-type="float">
            <text:p>44.568</text:p>
          </table:table-cell>
          <table:table-cell office:value-type="float" office:value="48.6102" calcext:value-type="float">
            <text:p>48.6102</text:p>
          </table:table-cell>
          <table:table-cell office:value-type="float" office:value="253.385" calcext:value-type="float">
            <text:p>253.385</text:p>
          </table:table-cell>
          <table:table-cell office:value-type="float" office:value="45.072" calcext:value-type="float">
            <text:p>45.072</text:p>
          </table:table-cell>
          <table:table-cell/>
          <table:table-cell table:formula="of:=([.D49]-[.A49])/0.0166667" office:value-type="float" office:value="-59.9698800602397" calcext:value-type="float">
            <text:p>-59.9698800602397</text:p>
          </table:table-cell>
          <table:table-cell table:formula="of:=ABS([.E49]-[.B49])/0.0166667" office:value-type="float" office:value="539.578920842158" calcext:value-type="float">
            <text:p>539.578920842158</text:p>
          </table:table-cell>
          <table:table-cell table:formula="of:=([.F49]-[.C49])/0.0166667" office:value-type="float" office:value="30.2399395201213" calcext:value-type="float">
            <text:p>30.2399395201213</text:p>
          </table:table-cell>
          <table:table-cell table:formula="of:=DEGREES(ATAN(ABS([.F49]-[.C49])/ABS([.E49]-[.B49])))" office:value-type="float" office:value="3.20770560930497" calcext:value-type="float">
            <text:p>3.20770560930497</text:p>
          </table:table-cell>
          <table:table-cell table:formula="of:=SQRT(POWER([.H49];2)+POWER([.I49];2)+POWER([.J49];2))" office:value-type="float" office:value="543.742818135383" calcext:value-type="float">
            <text:p>543.742818135383</text:p>
          </table:table-cell>
        </table:table-row>
        <table:table-row table:style-name="ro1">
          <table:table-cell office:value-type="float" office:value="48.6528" calcext:value-type="float">
            <text:p>48.6528</text:p>
          </table:table-cell>
          <table:table-cell office:value-type="float" office:value="253.185" calcext:value-type="float">
            <text:p>253.185</text:p>
          </table:table-cell>
          <table:table-cell office:value-type="float" office:value="46.2866" calcext:value-type="float">
            <text:p>46.2866</text:p>
          </table:table-cell>
          <table:table-cell office:value-type="float" office:value="46.3643" calcext:value-type="float">
            <text:p>46.3643</text:p>
          </table:table-cell>
          <table:table-cell office:value-type="float" office:value="243.001" calcext:value-type="float">
            <text:p>243.001</text:p>
          </table:table-cell>
          <table:table-cell office:value-type="float" office:value="46.3192" calcext:value-type="float">
            <text:p>46.3192</text:p>
          </table:table-cell>
          <table:table-cell/>
          <table:table-cell table:formula="of:=([.D50]-[.A50])/0.0166667" office:value-type="float" office:value="-137.309725380549" calcext:value-type="float">
            <text:p>-137.309725380549</text:p>
          </table:table-cell>
          <table:table-cell table:formula="of:=ABS([.E50]-[.B50])/0.0166667" office:value-type="float" office:value="611.038777922444" calcext:value-type="float">
            <text:p>611.038777922444</text:p>
          </table:table-cell>
          <table:table-cell table:formula="of:=([.F50]-[.C50])/0.0166667" office:value-type="float" office:value="1.95599608800796" calcext:value-type="float">
            <text:p>1.95599608800796</text:p>
          </table:table-cell>
          <table:table-cell table:formula="of:=DEGREES(ATAN(ABS([.F50]-[.C50])/ABS([.E50]-[.B50])))" office:value-type="float" office:value="0.183408879832487" calcext:value-type="float">
            <text:p>0.183408879832487</text:p>
          </table:table-cell>
          <table:table-cell table:formula="of:=SQRT(POWER([.H50];2)+POWER([.I50];2)+POWER([.J50];2))" office:value-type="float" office:value="626.279629821801" calcext:value-type="float">
            <text:p>626.279629821801</text:p>
          </table:table-cell>
        </table:table-row>
        <table:table-row table:style-name="ro1">
          <table:table-cell office:value-type="float" office:value="48.4003" calcext:value-type="float">
            <text:p>48.4003</text:p>
          </table:table-cell>
          <table:table-cell office:value-type="float" office:value="267.16" calcext:value-type="float">
            <text:p>267.16</text:p>
          </table:table-cell>
          <table:table-cell office:value-type="float" office:value="44.5463" calcext:value-type="float">
            <text:p>44.5463</text:p>
          </table:table-cell>
          <table:table-cell office:value-type="float" office:value="46.2296" calcext:value-type="float">
            <text:p>46.2296</text:p>
          </table:table-cell>
          <table:table-cell office:value-type="float" office:value="257.627" calcext:value-type="float">
            <text:p>257.627</text:p>
          </table:table-cell>
          <table:table-cell office:value-type="float" office:value="45.1249" calcext:value-type="float">
            <text:p>45.1249</text:p>
          </table:table-cell>
          <table:table-cell/>
          <table:table-cell table:formula="of:=([.D51]-[.A51])/0.0166667" office:value-type="float" office:value="-130.241739516521" calcext:value-type="float">
            <text:p>-130.241739516521</text:p>
          </table:table-cell>
          <table:table-cell table:formula="of:=ABS([.E51]-[.B51])/0.0166667" office:value-type="float" office:value="571.978856042289" calcext:value-type="float">
            <text:p>571.978856042289</text:p>
          </table:table-cell>
          <table:table-cell table:formula="of:=([.F51]-[.C51])/0.0166667" office:value-type="float" office:value="34.7159305681385" calcext:value-type="float">
            <text:p>34.7159305681385</text:p>
          </table:table-cell>
          <table:table-cell table:formula="of:=DEGREES(ATAN(ABS([.F51]-[.C51])/ABS([.E51]-[.B51])))" office:value-type="float" office:value="3.47327388864297" calcext:value-type="float">
            <text:p>3.47327388864297</text:p>
          </table:table-cell>
          <table:table-cell table:formula="of:=SQRT(POWER([.H51];2)+POWER([.I51];2)+POWER([.J51];2))" office:value-type="float" office:value="587.646082524972" calcext:value-type="float">
            <text:p>587.646082524972</text:p>
          </table:table-cell>
        </table:table-row>
        <table:table-row table:style-name="ro1">
          <table:table-cell office:value-type="float" office:value="47.8349" calcext:value-type="float">
            <text:p>47.8349</text:p>
          </table:table-cell>
          <table:table-cell office:value-type="float" office:value="268.387" calcext:value-type="float">
            <text:p>268.387</text:p>
          </table:table-cell>
          <table:table-cell office:value-type="float" office:value="44.1131" calcext:value-type="float">
            <text:p>44.1131</text:p>
          </table:table-cell>
          <table:table-cell office:value-type="float" office:value="45.8221" calcext:value-type="float">
            <text:p>45.8221</text:p>
          </table:table-cell>
          <table:table-cell office:value-type="float" office:value="256.278" calcext:value-type="float">
            <text:p>256.278</text:p>
          </table:table-cell>
          <table:table-cell office:value-type="float" office:value="45.1078" calcext:value-type="float">
            <text:p>45.1078</text:p>
          </table:table-cell>
          <table:table-cell/>
          <table:table-cell table:formula="of:=([.D52]-[.A52])/0.0166667" office:value-type="float" office:value="-120.767758464483" calcext:value-type="float">
            <text:p>-120.767758464483</text:p>
          </table:table-cell>
          <table:table-cell table:formula="of:=ABS([.E52]-[.B52])/0.0166667" office:value-type="float" office:value="726.538546922905" calcext:value-type="float">
            <text:p>726.538546922905</text:p>
          </table:table-cell>
          <table:table-cell table:formula="of:=([.F52]-[.C52])/0.0166667" office:value-type="float" office:value="59.6818806362384" calcext:value-type="float">
            <text:p>59.6818806362384</text:p>
          </table:table-cell>
          <table:table-cell table:formula="of:=DEGREES(ATAN(ABS([.F52]-[.C52])/ABS([.E52]-[.B52])))" office:value-type="float" office:value="4.69604726522337" calcext:value-type="float">
            <text:p>4.69604726522337</text:p>
          </table:table-cell>
          <table:table-cell table:formula="of:=SQRT(POWER([.H52];2)+POWER([.I52];2)+POWER([.J52];2))" office:value-type="float" office:value="738.921537462307" calcext:value-type="float">
            <text:p>738.921537462307</text:p>
          </table:table-cell>
        </table:table-row>
        <table:table-row table:style-name="ro1">
          <table:table-cell office:value-type="float" office:value="49.613" calcext:value-type="float">
            <text:p>49.613</text:p>
          </table:table-cell>
          <table:table-cell office:value-type="float" office:value="272.724" calcext:value-type="float">
            <text:p>272.724</text:p>
          </table:table-cell>
          <table:table-cell office:value-type="float" office:value="44.1454" calcext:value-type="float">
            <text:p>44.1454</text:p>
          </table:table-cell>
          <table:table-cell office:value-type="float" office:value="47.6981" calcext:value-type="float">
            <text:p>47.6981</text:p>
          </table:table-cell>
          <table:table-cell office:value-type="float" office:value="261.816" calcext:value-type="float">
            <text:p>261.816</text:p>
          </table:table-cell>
          <table:table-cell office:value-type="float" office:value="44.9187" calcext:value-type="float">
            <text:p>44.9187</text:p>
          </table:table-cell>
          <table:table-cell/>
          <table:table-cell table:formula="of:=([.D53]-[.A53])/0.0166667" office:value-type="float" office:value="-114.89377021246" calcext:value-type="float">
            <text:p>-114.89377021246</text:p>
          </table:table-cell>
          <table:table-cell table:formula="of:=ABS([.E53]-[.B53])/0.0166667" office:value-type="float" office:value="654.478691042619" calcext:value-type="float">
            <text:p>654.478691042619</text:p>
          </table:table-cell>
          <table:table-cell table:formula="of:=([.F53]-[.C53])/0.0166667" office:value-type="float" office:value="46.3979072041855" calcext:value-type="float">
            <text:p>46.3979072041855</text:p>
          </table:table-cell>
          <table:table-cell table:formula="of:=DEGREES(ATAN(ABS([.F53]-[.C53])/ABS([.E53]-[.B53])))" office:value-type="float" office:value="4.05508099367852" calcext:value-type="float">
            <text:p>4.05508099367852</text:p>
          </table:table-cell>
          <table:table-cell table:formula="of:=SQRT(POWER([.H53];2)+POWER([.I53];2)+POWER([.J53];2))" office:value-type="float" office:value="666.10487256544" calcext:value-type="float">
            <text:p>666.10487256544</text:p>
          </table:table-cell>
        </table:table-row>
        <table:table-row table:style-name="ro1">
          <table:table-cell office:value-type="float" office:value="49.9154" calcext:value-type="float">
            <text:p>49.9154</text:p>
          </table:table-cell>
          <table:table-cell office:value-type="float" office:value="266.271" calcext:value-type="float">
            <text:p>266.271</text:p>
          </table:table-cell>
          <table:table-cell office:value-type="float" office:value="44.4283" calcext:value-type="float">
            <text:p>44.4283</text:p>
          </table:table-cell>
          <table:table-cell office:value-type="float" office:value="47.8207" calcext:value-type="float">
            <text:p>47.8207</text:p>
          </table:table-cell>
          <table:table-cell office:value-type="float" office:value="259.365" calcext:value-type="float">
            <text:p>259.365</text:p>
          </table:table-cell>
          <table:table-cell office:value-type="float" office:value="44.829" calcext:value-type="float">
            <text:p>44.829</text:p>
          </table:table-cell>
          <table:table-cell/>
          <table:table-cell table:formula="of:=([.D54]-[.A54])/0.0166667" office:value-type="float" office:value="-125.681748636503" calcext:value-type="float">
            <text:p>-125.681748636503</text:p>
          </table:table-cell>
          <table:table-cell table:formula="of:=ABS([.E54]-[.B54])/0.0166667" office:value-type="float" office:value="414.359171281658" calcext:value-type="float">
            <text:p>414.359171281658</text:p>
          </table:table-cell>
          <table:table-cell table:formula="of:=([.F54]-[.C54])/0.0166667" office:value-type="float" office:value="24.0419519160962" calcext:value-type="float">
            <text:p>24.0419519160962</text:p>
          </table:table-cell>
          <table:table-cell table:formula="of:=DEGREES(ATAN(ABS([.F54]-[.C54])/ABS([.E54]-[.B54])))" office:value-type="float" office:value="3.32069319200975" calcext:value-type="float">
            <text:p>3.32069319200975</text:p>
          </table:table-cell>
          <table:table-cell table:formula="of:=SQRT(POWER([.H54];2)+POWER([.I54];2)+POWER([.J54];2))" office:value-type="float" office:value="433.667430431993" calcext:value-type="float">
            <text:p>433.667430431993</text:p>
          </table:table-cell>
        </table:table-row>
        <table:table-row table:style-name="ro1">
          <table:table-cell office:value-type="float" office:value="48.6491" calcext:value-type="float">
            <text:p>48.6491</text:p>
          </table:table-cell>
          <table:table-cell office:value-type="float" office:value="262.114" calcext:value-type="float">
            <text:p>262.114</text:p>
          </table:table-cell>
          <table:table-cell office:value-type="float" office:value="44.6201" calcext:value-type="float">
            <text:p>44.6201</text:p>
          </table:table-cell>
          <table:table-cell office:value-type="float" office:value="46.8853" calcext:value-type="float">
            <text:p>46.8853</text:p>
          </table:table-cell>
          <table:table-cell office:value-type="float" office:value="254.182" calcext:value-type="float">
            <text:p>254.182</text:p>
          </table:table-cell>
          <table:table-cell office:value-type="float" office:value="44.7229" calcext:value-type="float">
            <text:p>44.7229</text:p>
          </table:table-cell>
          <table:table-cell/>
          <table:table-cell table:formula="of:=([.D55]-[.A55])/0.0166667" office:value-type="float" office:value="-105.827788344423" calcext:value-type="float">
            <text:p>-105.827788344423</text:p>
          </table:table-cell>
          <table:table-cell table:formula="of:=ABS([.E55]-[.B55])/0.0166667" office:value-type="float" office:value="475.919048161903" calcext:value-type="float">
            <text:p>475.919048161903</text:p>
          </table:table-cell>
          <table:table-cell table:formula="of:=([.F55]-[.C55])/0.0166667" office:value-type="float" office:value="6.16798766402479" calcext:value-type="float">
            <text:p>6.16798766402479</text:p>
          </table:table-cell>
          <table:table-cell table:formula="of:=DEGREES(ATAN(ABS([.F55]-[.C55])/ABS([.E55]-[.B55])))" office:value-type="float" office:value="0.742520977560734" calcext:value-type="float">
            <text:p>0.742520977560734</text:p>
          </table:table-cell>
          <table:table-cell table:formula="of:=SQRT(POWER([.H55];2)+POWER([.I55];2)+POWER([.J55];2))" office:value-type="float" office:value="487.582306140232" calcext:value-type="float">
            <text:p>487.582306140232</text:p>
          </table:table-cell>
        </table:table-row>
        <table:table-row table:style-name="ro1">
          <table:table-cell office:value-type="float" office:value="49.7371" calcext:value-type="float">
            <text:p>49.7371</text:p>
          </table:table-cell>
          <table:table-cell office:value-type="float" office:value="270.104" calcext:value-type="float">
            <text:p>270.104</text:p>
          </table:table-cell>
          <table:table-cell office:value-type="float" office:value="44.3113" calcext:value-type="float">
            <text:p>44.3113</text:p>
          </table:table-cell>
          <table:table-cell office:value-type="float" office:value="47.6892" calcext:value-type="float">
            <text:p>47.6892</text:p>
          </table:table-cell>
          <table:table-cell office:value-type="float" office:value="261.859" calcext:value-type="float">
            <text:p>261.859</text:p>
          </table:table-cell>
          <table:table-cell office:value-type="float" office:value="44.6707" calcext:value-type="float">
            <text:p>44.6707</text:p>
          </table:table-cell>
          <table:table-cell/>
          <table:table-cell table:formula="of:=([.D56]-[.A56])/0.0166667" office:value-type="float" office:value="-122.873754252491" calcext:value-type="float">
            <text:p>-122.873754252491</text:p>
          </table:table-cell>
          <table:table-cell table:formula="of:=ABS([.E56]-[.B56])/0.0166667" office:value-type="float" office:value="494.699010601979" calcext:value-type="float">
            <text:p>494.699010601979</text:p>
          </table:table-cell>
          <table:table-cell table:formula="of:=([.F56]-[.C56])/0.0166667" office:value-type="float" office:value="21.5639568720859" calcext:value-type="float">
            <text:p>21.5639568720859</text:p>
          </table:table-cell>
          <table:table-cell table:formula="of:=DEGREES(ATAN(ABS([.F56]-[.C56])/ABS([.E56]-[.B56])))" office:value-type="float" office:value="2.4959461131702" calcext:value-type="float">
            <text:p>2.4959461131702</text:p>
          </table:table-cell>
          <table:table-cell table:formula="of:=SQRT(POWER([.H56];2)+POWER([.I56];2)+POWER([.J56];2))" office:value-type="float" office:value="510.186313821392" calcext:value-type="float">
            <text:p>510.186313821392</text:p>
          </table:table-cell>
        </table:table-row>
        <table:table-row table:style-name="ro1">
          <table:table-cell office:value-type="float" office:value="49.8586" calcext:value-type="float">
            <text:p>49.8586</text:p>
          </table:table-cell>
          <table:table-cell office:value-type="float" office:value="267.537" calcext:value-type="float">
            <text:p>267.537</text:p>
          </table:table-cell>
          <table:table-cell office:value-type="float" office:value="44.4716" calcext:value-type="float">
            <text:p>44.4716</text:p>
          </table:table-cell>
          <table:table-cell office:value-type="float" office:value="48.4344" calcext:value-type="float">
            <text:p>48.4344</text:p>
          </table:table-cell>
          <table:table-cell office:value-type="float" office:value="256.976" calcext:value-type="float">
            <text:p>256.976</text:p>
          </table:table-cell>
          <table:table-cell office:value-type="float" office:value="45.2068" calcext:value-type="float">
            <text:p>45.2068</text:p>
          </table:table-cell>
          <table:table-cell/>
          <table:table-cell table:formula="of:=([.D57]-[.A57])/0.0166667" office:value-type="float" office:value="-85.4518290963422" calcext:value-type="float">
            <text:p>-85.4518290963422</text:p>
          </table:table-cell>
          <table:table-cell table:formula="of:=ABS([.E57]-[.B57])/0.0166667" office:value-type="float" office:value="633.658732682533" calcext:value-type="float">
            <text:p>633.658732682533</text:p>
          </table:table-cell>
          <table:table-cell table:formula="of:=([.F57]-[.C57])/0.0166667" office:value-type="float" office:value="44.1119117761764" calcext:value-type="float">
            <text:p>44.1119117761764</text:p>
          </table:table-cell>
          <table:table-cell table:formula="of:=DEGREES(ATAN(ABS([.F57]-[.C57])/ABS([.E57]-[.B57])))" office:value-type="float" office:value="3.98219936217141" calcext:value-type="float">
            <text:p>3.98219936217141</text:p>
          </table:table-cell>
          <table:table-cell table:formula="of:=SQRT(POWER([.H57];2)+POWER([.I57];2)+POWER([.J57];2))" office:value-type="float" office:value="640.914397842094" calcext:value-type="float">
            <text:p>640.914397842094</text:p>
          </table:table-cell>
        </table:table-row>
        <table:table-row table:style-name="ro1">
          <table:table-cell office:value-type="float" office:value="49.9073" calcext:value-type="float">
            <text:p>49.9073</text:p>
          </table:table-cell>
          <table:table-cell office:value-type="float" office:value="266.312" calcext:value-type="float">
            <text:p>266.312</text:p>
          </table:table-cell>
          <table:table-cell office:value-type="float" office:value="44.1784" calcext:value-type="float">
            <text:p>44.1784</text:p>
          </table:table-cell>
          <table:table-cell office:value-type="float" office:value="48.788" calcext:value-type="float">
            <text:p>48.788</text:p>
          </table:table-cell>
          <table:table-cell office:value-type="float" office:value="254.64" calcext:value-type="float">
            <text:p>254.64</text:p>
          </table:table-cell>
          <table:table-cell office:value-type="float" office:value="45.1039" calcext:value-type="float">
            <text:p>45.1039</text:p>
          </table:table-cell>
          <table:table-cell/>
          <table:table-cell table:formula="of:=([.D58]-[.A58])/0.0166667" office:value-type="float" office:value="-67.1578656842688" calcext:value-type="float">
            <text:p>-67.1578656842688</text:p>
          </table:table-cell>
          <table:table-cell table:formula="of:=ABS([.E58]-[.B58])/0.0166667" office:value-type="float" office:value="700.318599362803" calcext:value-type="float">
            <text:p>700.318599362803</text:p>
          </table:table-cell>
          <table:table-cell table:formula="of:=([.F58]-[.C58])/0.0166667" office:value-type="float" office:value="55.5298889402221" calcext:value-type="float">
            <text:p>55.5298889402221</text:p>
          </table:table-cell>
          <table:table-cell table:formula="of:=DEGREES(ATAN(ABS([.F58]-[.C58])/ABS([.E58]-[.B58])))" office:value-type="float" office:value="4.53362997358081" calcext:value-type="float">
            <text:p>4.53362997358081</text:p>
          </table:table-cell>
          <table:table-cell table:formula="of:=SQRT(POWER([.H58];2)+POWER([.I58];2)+POWER([.J58];2))" office:value-type="float" office:value="705.719411737029" calcext:value-type="float">
            <text:p>705.719411737029</text:p>
          </table:table-cell>
        </table:table-row>
        <table:table-row table:style-name="ro1">
          <table:table-cell office:value-type="float" office:value="50.3454" calcext:value-type="float">
            <text:p>50.3454</text:p>
          </table:table-cell>
          <table:table-cell office:value-type="float" office:value="267.66" calcext:value-type="float">
            <text:p>267.66</text:p>
          </table:table-cell>
          <table:table-cell office:value-type="float" office:value="44.4471" calcext:value-type="float">
            <text:p>44.4471</text:p>
          </table:table-cell>
          <table:table-cell office:value-type="float" office:value="48.6716" calcext:value-type="float">
            <text:p>48.6716</text:p>
          </table:table-cell>
          <table:table-cell office:value-type="float" office:value="257.041" calcext:value-type="float">
            <text:p>257.041</text:p>
          </table:table-cell>
          <table:table-cell office:value-type="float" office:value="45.1939" calcext:value-type="float">
            <text:p>45.1939</text:p>
          </table:table-cell>
          <table:table-cell/>
          <table:table-cell table:formula="of:=([.D59]-[.A59])/0.0166667" office:value-type="float" office:value="-100.427799144402" calcext:value-type="float">
            <text:p>-100.427799144402</text:p>
          </table:table-cell>
          <table:table-cell table:formula="of:=ABS([.E59]-[.B59])/0.0166667" office:value-type="float" office:value="637.13872572255" calcext:value-type="float">
            <text:p>637.13872572255</text:p>
          </table:table-cell>
          <table:table-cell table:formula="of:=([.F59]-[.C59])/0.0166667" office:value-type="float" office:value="44.8079103841793" calcext:value-type="float">
            <text:p>44.8079103841793</text:p>
          </table:table-cell>
          <table:table-cell table:formula="of:=DEGREES(ATAN(ABS([.F59]-[.C59])/ABS([.E59]-[.B59])))" office:value-type="float" office:value="4.02280392241232" calcext:value-type="float">
            <text:p>4.02280392241232</text:p>
          </table:table-cell>
          <table:table-cell table:formula="of:=SQRT(POWER([.H59];2)+POWER([.I59];2)+POWER([.J59];2))" office:value-type="float" office:value="646.559546746732" calcext:value-type="float">
            <text:p>646.559546746732</text:p>
          </table:table-cell>
        </table:table-row>
        <table:table-row table:style-name="ro1">
          <table:table-cell office:value-type="float" office:value="60.2986" calcext:value-type="float">
            <text:p>60.2986</text:p>
          </table:table-cell>
          <table:table-cell office:value-type="float" office:value="263.538" calcext:value-type="float">
            <text:p>263.538</text:p>
          </table:table-cell>
          <table:table-cell office:value-type="float" office:value="44.2752" calcext:value-type="float">
            <text:p>44.2752</text:p>
          </table:table-cell>
          <table:table-cell office:value-type="float" office:value="59.3768" calcext:value-type="float">
            <text:p>59.3768</text:p>
          </table:table-cell>
          <table:table-cell office:value-type="float" office:value="252.394" calcext:value-type="float">
            <text:p>252.394</text:p>
          </table:table-cell>
          <table:table-cell office:value-type="float" office:value="44.6517" calcext:value-type="float">
            <text:p>44.6517</text:p>
          </table:table-cell>
          <table:table-cell/>
          <table:table-cell table:formula="of:=([.D60]-[.A60])/0.0166667" office:value-type="float" office:value="-55.3078893842211" calcext:value-type="float">
            <text:p>-55.3078893842211</text:p>
          </table:table-cell>
          <table:table-cell table:formula="of:=ABS([.E60]-[.B60])/0.0166667" office:value-type="float" office:value="668.638662722675" calcext:value-type="float">
            <text:p>668.638662722675</text:p>
          </table:table-cell>
          <table:table-cell table:formula="of:=([.F60]-[.C60])/0.0166667" office:value-type="float" office:value="22.5899548200904" calcext:value-type="float">
            <text:p>22.5899548200904</text:p>
          </table:table-cell>
          <table:table-cell table:formula="of:=DEGREES(ATAN(ABS([.F60]-[.C60])/ABS([.E60]-[.B60])))" office:value-type="float" office:value="1.93500170874168" calcext:value-type="float">
            <text:p>1.93500170874168</text:p>
          </table:table-cell>
          <table:table-cell table:formula="of:=SQRT(POWER([.H60];2)+POWER([.I60];2)+POWER([.J60];2))" office:value-type="float" office:value="671.302413204718" calcext:value-type="float">
            <text:p>671.302413204718</text:p>
          </table:table-cell>
        </table:table-row>
        <table:table-row table:style-name="ro1">
          <table:table-cell office:value-type="float" office:value="73.0161" calcext:value-type="float">
            <text:p>73.0161</text:p>
          </table:table-cell>
          <table:table-cell office:value-type="float" office:value="267.829" calcext:value-type="float">
            <text:p>267.829</text:p>
          </table:table-cell>
          <table:table-cell office:value-type="float" office:value="44.6879" calcext:value-type="float">
            <text:p>44.6879</text:p>
          </table:table-cell>
          <table:table-cell office:value-type="float" office:value="71.5388" calcext:value-type="float">
            <text:p>71.5388</text:p>
          </table:table-cell>
          <table:table-cell office:value-type="float" office:value="257.824" calcext:value-type="float">
            <text:p>257.824</text:p>
          </table:table-cell>
          <table:table-cell office:value-type="float" office:value="45.5604" calcext:value-type="float">
            <text:p>45.5604</text:p>
          </table:table-cell>
          <table:table-cell/>
          <table:table-cell table:formula="of:=([.D61]-[.A61])/0.0166667" office:value-type="float" office:value="-88.6378227243545" calcext:value-type="float">
            <text:p>-88.6378227243545</text:p>
          </table:table-cell>
          <table:table-cell table:formula="of:=ABS([.E61]-[.B61])/0.0166667" office:value-type="float" office:value="600.298799402401" calcext:value-type="float">
            <text:p>600.298799402401</text:p>
          </table:table-cell>
          <table:table-cell table:formula="of:=([.F61]-[.C61])/0.0166667" office:value-type="float" office:value="52.3498953002095" calcext:value-type="float">
            <text:p>52.3498953002095</text:p>
          </table:table-cell>
          <table:table-cell table:formula="of:=DEGREES(ATAN(ABS([.F61]-[.C61])/ABS([.E61]-[.B61])))" office:value-type="float" office:value="4.98394976483275" calcext:value-type="float">
            <text:p>4.98394976483275</text:p>
          </table:table-cell>
          <table:table-cell table:formula="of:=SQRT(POWER([.H61];2)+POWER([.I61];2)+POWER([.J61];2))" office:value-type="float" office:value="609.061428526894" calcext:value-type="float">
            <text:p>609.061428526894</text:p>
          </table:table-cell>
        </table:table-row>
        <table:table-row table:style-name="ro1">
          <table:table-cell office:value-type="float" office:value="73.496" calcext:value-type="float">
            <text:p>73.496</text:p>
          </table:table-cell>
          <table:table-cell office:value-type="float" office:value="265.501" calcext:value-type="float">
            <text:p>265.501</text:p>
          </table:table-cell>
          <table:table-cell office:value-type="float" office:value="44.3213" calcext:value-type="float">
            <text:p>44.3213</text:p>
          </table:table-cell>
          <table:table-cell office:value-type="float" office:value="71.291" calcext:value-type="float">
            <text:p>71.291</text:p>
          </table:table-cell>
          <table:table-cell office:value-type="float" office:value="256.783" calcext:value-type="float">
            <text:p>256.783</text:p>
          </table:table-cell>
          <table:table-cell office:value-type="float" office:value="44.5362" calcext:value-type="float">
            <text:p>44.5362</text:p>
          </table:table-cell>
          <table:table-cell/>
          <table:table-cell table:formula="of:=([.D62]-[.A62])/0.0166667" office:value-type="float" office:value="-132.299735400529" calcext:value-type="float">
            <text:p>-132.299735400529</text:p>
          </table:table-cell>
          <table:table-cell table:formula="of:=ABS([.E62]-[.B62])/0.0166667" office:value-type="float" office:value="523.07895384209" calcext:value-type="float">
            <text:p>523.07895384209</text:p>
          </table:table-cell>
          <table:table-cell table:formula="of:=([.F62]-[.C62])/0.0166667" office:value-type="float" office:value="12.8939742120516" calcext:value-type="float">
            <text:p>12.8939742120516</text:p>
          </table:table-cell>
          <table:table-cell table:formula="of:=DEGREES(ATAN(ABS([.F62]-[.C62])/ABS([.E62]-[.B62])))" office:value-type="float" office:value="1.41206355109825" calcext:value-type="float">
            <text:p>1.41206355109825</text:p>
          </table:table-cell>
          <table:table-cell table:formula="of:=SQRT(POWER([.H62];2)+POWER([.I62];2)+POWER([.J62];2))" office:value-type="float" office:value="539.704610421818" calcext:value-type="float">
            <text:p>539.704610421818</text:p>
          </table:table-cell>
        </table:table-row>
        <table:table-row table:style-name="ro1">
          <table:table-cell office:value-type="float" office:value="74.2693" calcext:value-type="float">
            <text:p>74.2693</text:p>
          </table:table-cell>
          <table:table-cell office:value-type="float" office:value="271.863" calcext:value-type="float">
            <text:p>271.863</text:p>
          </table:table-cell>
          <table:table-cell office:value-type="float" office:value="43.7951" calcext:value-type="float">
            <text:p>43.7951</text:p>
          </table:table-cell>
          <table:table-cell office:value-type="float" office:value="72.5054" calcext:value-type="float">
            <text:p>72.5054</text:p>
          </table:table-cell>
          <table:table-cell office:value-type="float" office:value="260.447" calcext:value-type="float">
            <text:p>260.447</text:p>
          </table:table-cell>
          <table:table-cell office:value-type="float" office:value="44.894" calcext:value-type="float">
            <text:p>44.894</text:p>
          </table:table-cell>
          <table:table-cell/>
          <table:table-cell table:formula="of:=([.D63]-[.A63])/0.0166667" office:value-type="float" office:value="-105.833788332424" calcext:value-type="float">
            <text:p>-105.833788332424</text:p>
          </table:table-cell>
          <table:table-cell table:formula="of:=ABS([.E63]-[.B63])/0.0166667" office:value-type="float" office:value="684.95863008274" calcext:value-type="float">
            <text:p>684.95863008274</text:p>
          </table:table-cell>
          <table:table-cell table:formula="of:=([.F63]-[.C63])/0.0166667" office:value-type="float" office:value="65.9338681322638" calcext:value-type="float">
            <text:p>65.9338681322638</text:p>
          </table:table-cell>
          <table:table-cell table:formula="of:=DEGREES(ATAN(ABS([.F63]-[.C63])/ABS([.E63]-[.B63])))" office:value-type="float" office:value="5.49833025866167" calcext:value-type="float">
            <text:p>5.49833025866167</text:p>
          </table:table-cell>
          <table:table-cell table:formula="of:=SQRT(POWER([.H63];2)+POWER([.I63];2)+POWER([.J63];2))" office:value-type="float" office:value="696.215764432621" calcext:value-type="float">
            <text:p>696.215764432621</text:p>
          </table:table-cell>
        </table:table-row>
        <table:table-row table:style-name="ro1">
          <table:table-cell office:value-type="float" office:value="76.7293" calcext:value-type="float">
            <text:p>76.7293</text:p>
          </table:table-cell>
          <table:table-cell office:value-type="float" office:value="269.349" calcext:value-type="float">
            <text:p>269.349</text:p>
          </table:table-cell>
          <table:table-cell office:value-type="float" office:value="45.1485" calcext:value-type="float">
            <text:p>45.1485</text:p>
          </table:table-cell>
          <table:table-cell office:value-type="float" office:value="74.6741" calcext:value-type="float">
            <text:p>74.6741</text:p>
          </table:table-cell>
          <table:table-cell office:value-type="float" office:value="258.127" calcext:value-type="float">
            <text:p>258.127</text:p>
          </table:table-cell>
          <table:table-cell office:value-type="float" office:value="45.9609" calcext:value-type="float">
            <text:p>45.9609</text:p>
          </table:table-cell>
          <table:table-cell/>
          <table:table-cell table:formula="of:=([.D64]-[.A64])/0.0166667" office:value-type="float" office:value="-123.311753376493" calcext:value-type="float">
            <text:p>-123.311753376493</text:p>
          </table:table-cell>
          <table:table-cell table:formula="of:=ABS([.E64]-[.B64])/0.0166667" office:value-type="float" office:value="673.318653362692" calcext:value-type="float">
            <text:p>673.318653362692</text:p>
          </table:table-cell>
          <table:table-cell table:formula="of:=([.F64]-[.C64])/0.0166667" office:value-type="float" office:value="48.7439025121952" calcext:value-type="float">
            <text:p>48.7439025121952</text:p>
          </table:table-cell>
          <table:table-cell table:formula="of:=DEGREES(ATAN(ABS([.F64]-[.C64])/ABS([.E64]-[.B64])))" office:value-type="float" office:value="4.140619411085" calcext:value-type="float">
            <text:p>4.140619411085</text:p>
          </table:table-cell>
          <table:table-cell table:formula="of:=SQRT(POWER([.H64];2)+POWER([.I64];2)+POWER([.J64];2))" office:value-type="float" office:value="686.250512217698" calcext:value-type="float">
            <text:p>686.250512217698</text:p>
          </table:table-cell>
        </table:table-row>
        <table:table-row table:style-name="ro1">
          <table:table-cell office:value-type="float" office:value="76.1835" calcext:value-type="float">
            <text:p>76.1835</text:p>
          </table:table-cell>
          <table:table-cell office:value-type="float" office:value="264.449" calcext:value-type="float">
            <text:p>264.449</text:p>
          </table:table-cell>
          <table:table-cell office:value-type="float" office:value="44.9484" calcext:value-type="float">
            <text:p>44.9484</text:p>
          </table:table-cell>
          <table:table-cell office:value-type="float" office:value="73.9284" calcext:value-type="float">
            <text:p>73.9284</text:p>
          </table:table-cell>
          <table:table-cell office:value-type="float" office:value="254.629" calcext:value-type="float">
            <text:p>254.629</text:p>
          </table:table-cell>
          <table:table-cell office:value-type="float" office:value="45.3349" calcext:value-type="float">
            <text:p>45.3349</text:p>
          </table:table-cell>
          <table:table-cell/>
          <table:table-cell table:formula="of:=([.D65]-[.A65])/0.0166667" office:value-type="float" office:value="-135.305729388541" calcext:value-type="float">
            <text:p>-135.305729388541</text:p>
          </table:table-cell>
          <table:table-cell table:formula="of:=ABS([.E65]-[.B65])/0.0166667" office:value-type="float" office:value="589.198821602358" calcext:value-type="float">
            <text:p>589.198821602358</text:p>
          </table:table-cell>
          <table:table-cell table:formula="of:=([.F65]-[.C65])/0.0166667" office:value-type="float" office:value="23.1899536200926" calcext:value-type="float">
            <text:p>23.1899536200926</text:p>
          </table:table-cell>
          <table:table-cell table:formula="of:=DEGREES(ATAN(ABS([.F65]-[.C65])/ABS([.E65]-[.B65])))" office:value-type="float" office:value="2.25390984137027" calcext:value-type="float">
            <text:p>2.25390984137027</text:p>
          </table:table-cell>
          <table:table-cell table:formula="of:=SQRT(POWER([.H65];2)+POWER([.I65];2)+POWER([.J65];2))" office:value-type="float" office:value="604.979888700339" calcext:value-type="float">
            <text:p>604.979888700339</text:p>
          </table:table-cell>
        </table:table-row>
        <table:table-row table:style-name="ro1">
          <table:table-cell office:value-type="float" office:value="86.3913" calcext:value-type="float">
            <text:p>86.3913</text:p>
          </table:table-cell>
          <table:table-cell office:value-type="float" office:value="270.128" calcext:value-type="float">
            <text:p>270.128</text:p>
          </table:table-cell>
          <table:table-cell office:value-type="float" office:value="44.2053" calcext:value-type="float">
            <text:p>44.2053</text:p>
          </table:table-cell>
          <table:table-cell office:value-type="float" office:value="84.657" calcext:value-type="float">
            <text:p>84.657</text:p>
          </table:table-cell>
          <table:table-cell office:value-type="float" office:value="261.562" calcext:value-type="float">
            <text:p>261.562</text:p>
          </table:table-cell>
          <table:table-cell office:value-type="float" office:value="44.6058" calcext:value-type="float">
            <text:p>44.6058</text:p>
          </table:table-cell>
          <table:table-cell/>
          <table:table-cell table:formula="of:=([.D66]-[.A66])/0.0166667" office:value-type="float" office:value="-104.057791884417" calcext:value-type="float">
            <text:p>-104.057791884417</text:p>
          </table:table-cell>
          <table:table-cell table:formula="of:=ABS([.E66]-[.B66])/0.0166667" office:value-type="float" office:value="513.958972082054" calcext:value-type="float">
            <text:p>513.958972082054</text:p>
          </table:table-cell>
          <table:table-cell table:formula="of:=([.F66]-[.C66])/0.0166667" office:value-type="float" office:value="24.0299519400962" calcext:value-type="float">
            <text:p>24.0299519400962</text:p>
          </table:table-cell>
          <table:table-cell table:formula="of:=DEGREES(ATAN(ABS([.F66]-[.C66])/ABS([.E66]-[.B66])))" office:value-type="float" office:value="2.67689247668548" calcext:value-type="float">
            <text:p>2.67689247668548</text:p>
          </table:table-cell>
          <table:table-cell table:formula="of:=SQRT(POWER([.H66];2)+POWER([.I66];2)+POWER([.J66];2))" office:value-type="float" office:value="524.937413055829" calcext:value-type="float">
            <text:p>524.937413055829</text:p>
          </table:table-cell>
        </table:table-row>
        <table:table-row table:style-name="ro1">
          <table:table-cell office:value-type="float" office:value="91.5051" calcext:value-type="float">
            <text:p>91.5051</text:p>
          </table:table-cell>
          <table:table-cell office:value-type="float" office:value="273.945" calcext:value-type="float">
            <text:p>273.945</text:p>
          </table:table-cell>
          <table:table-cell office:value-type="float" office:value="44.0549" calcext:value-type="float">
            <text:p>44.0549</text:p>
          </table:table-cell>
          <table:table-cell office:value-type="float" office:value="89.5658" calcext:value-type="float">
            <text:p>89.5658</text:p>
          </table:table-cell>
          <table:table-cell office:value-type="float" office:value="262.89" calcext:value-type="float">
            <text:p>262.89</text:p>
          </table:table-cell>
          <table:table-cell office:value-type="float" office:value="44.8341" calcext:value-type="float">
            <text:p>44.8341</text:p>
          </table:table-cell>
          <table:table-cell/>
          <table:table-cell table:formula="of:=([.D67]-[.A67])/0.0166667" office:value-type="float" office:value="-116.357767284466" calcext:value-type="float">
            <text:p>-116.357767284466</text:p>
          </table:table-cell>
          <table:table-cell table:formula="of:=ABS([.E67]-[.B67])/0.0166667" office:value-type="float" office:value="663.298673402654" calcext:value-type="float">
            <text:p>663.298673402654</text:p>
          </table:table-cell>
          <table:table-cell table:formula="of:=([.F67]-[.C67])/0.0166667" office:value-type="float" office:value="46.7519064961868" calcext:value-type="float">
            <text:p>46.7519064961868</text:p>
          </table:table-cell>
          <table:table-cell table:formula="of:=DEGREES(ATAN(ABS([.F67]-[.C67])/ABS([.E67]-[.B67])))" office:value-type="float" office:value="4.03176474796079" calcext:value-type="float">
            <text:p>4.03176474796079</text:p>
          </table:table-cell>
          <table:table-cell table:formula="of:=SQRT(POWER([.H67];2)+POWER([.I67];2)+POWER([.J67];2))" office:value-type="float" office:value="675.048147102245" calcext:value-type="float">
            <text:p>675.048147102245</text:p>
          </table:table-cell>
        </table:table-row>
        <table:table-row table:style-name="ro1">
          <table:table-cell office:value-type="float" office:value="93.2822" calcext:value-type="float">
            <text:p>93.2822</text:p>
          </table:table-cell>
          <table:table-cell office:value-type="float" office:value="264.169" calcext:value-type="float">
            <text:p>264.169</text:p>
          </table:table-cell>
          <table:table-cell office:value-type="float" office:value="44.5996" calcext:value-type="float">
            <text:p>44.5996</text:p>
          </table:table-cell>
          <table:table-cell office:value-type="float" office:value="91.4043" calcext:value-type="float">
            <text:p>91.4043</text:p>
          </table:table-cell>
          <table:table-cell office:value-type="float" office:value="254.835" calcext:value-type="float">
            <text:p>254.835</text:p>
          </table:table-cell>
          <table:table-cell office:value-type="float" office:value="44.6713" calcext:value-type="float">
            <text:p>44.6713</text:p>
          </table:table-cell>
          <table:table-cell/>
          <table:table-cell table:formula="of:=([.D68]-[.A68])/0.0166667" office:value-type="float" office:value="-112.673774652451" calcext:value-type="float">
            <text:p>-112.673774652451</text:p>
          </table:table-cell>
          <table:table-cell table:formula="of:=ABS([.E68]-[.B68])/0.0166667" office:value-type="float" office:value="560.038879922239" calcext:value-type="float">
            <text:p>560.038879922239</text:p>
          </table:table-cell>
          <table:table-cell table:formula="of:=([.F68]-[.C68])/0.0166667" office:value-type="float" office:value="4.3019913960172" calcext:value-type="float">
            <text:p>4.3019913960172</text:p>
          </table:table-cell>
          <table:table-cell table:formula="of:=DEGREES(ATAN(ABS([.F68]-[.C68])/ABS([.E68]-[.B68])))" office:value-type="float" office:value="0.440114269523925" calcext:value-type="float">
            <text:p>0.440114269523925</text:p>
          </table:table-cell>
          <table:table-cell table:formula="of:=SQRT(POWER([.H68];2)+POWER([.I68];2)+POWER([.J68];2))" office:value-type="float" office:value="571.277020060284" calcext:value-type="float">
            <text:p>571.277020060284</text:p>
          </table:table-cell>
        </table:table-row>
        <table:table-row table:style-name="ro1">
          <table:table-cell office:value-type="float" office:value="91.8163" calcext:value-type="float">
            <text:p>91.8163</text:p>
          </table:table-cell>
          <table:table-cell office:value-type="float" office:value="264.163" calcext:value-type="float">
            <text:p>264.163</text:p>
          </table:table-cell>
          <table:table-cell office:value-type="float" office:value="44.6131" calcext:value-type="float">
            <text:p>44.6131</text:p>
          </table:table-cell>
          <table:table-cell office:value-type="float" office:value="89.7228" calcext:value-type="float">
            <text:p>89.7228</text:p>
          </table:table-cell>
          <table:table-cell office:value-type="float" office:value="254.747" calcext:value-type="float">
            <text:p>254.747</text:p>
          </table:table-cell>
          <table:table-cell office:value-type="float" office:value="44.9374" calcext:value-type="float">
            <text:p>44.9374</text:p>
          </table:table-cell>
          <table:table-cell/>
          <table:table-cell table:formula="of:=([.D69]-[.A69])/0.0166667" office:value-type="float" office:value="-125.609748780502" calcext:value-type="float">
            <text:p>-125.609748780502</text:p>
          </table:table-cell>
          <table:table-cell table:formula="of:=ABS([.E69]-[.B69])/0.0166667" office:value-type="float" office:value="564.95887008226" calcext:value-type="float">
            <text:p>564.95887008226</text:p>
          </table:table-cell>
          <table:table-cell table:formula="of:=([.F69]-[.C69])/0.0166667" office:value-type="float" office:value="19.4579610840775" calcext:value-type="float">
            <text:p>19.4579610840775</text:p>
          </table:table-cell>
          <table:table-cell table:formula="of:=DEGREES(ATAN(ABS([.F69]-[.C69])/ABS([.E69]-[.B69])))" office:value-type="float" office:value="1.97256579575302" calcext:value-type="float">
            <text:p>1.97256579575302</text:p>
          </table:table-cell>
          <table:table-cell table:formula="of:=SQRT(POWER([.H69];2)+POWER([.I69];2)+POWER([.J69];2))" office:value-type="float" office:value="579.081122229756" calcext:value-type="float">
            <text:p>579.081122229756</text:p>
          </table:table-cell>
        </table:table-row>
        <table:table-row table:style-name="ro1">
          <table:table-cell office:value-type="float" office:value="92.4154" calcext:value-type="float">
            <text:p>92.4154</text:p>
          </table:table-cell>
          <table:table-cell office:value-type="float" office:value="266.577" calcext:value-type="float">
            <text:p>266.577</text:p>
          </table:table-cell>
          <table:table-cell office:value-type="float" office:value="44.4688" calcext:value-type="float">
            <text:p>44.4688</text:p>
          </table:table-cell>
          <table:table-cell office:value-type="float" office:value="90.0588" calcext:value-type="float">
            <text:p>90.0588</text:p>
          </table:table-cell>
          <table:table-cell office:value-type="float" office:value="257.078" calcext:value-type="float">
            <text:p>257.078</text:p>
          </table:table-cell>
          <table:table-cell office:value-type="float" office:value="44.7974" calcext:value-type="float">
            <text:p>44.7974</text:p>
          </table:table-cell>
          <table:table-cell/>
          <table:table-cell table:formula="of:=([.D70]-[.A70])/0.0166667" office:value-type="float" office:value="-141.395717208566" calcext:value-type="float">
            <text:p>-141.395717208566</text:p>
          </table:table-cell>
          <table:table-cell table:formula="of:=ABS([.E70]-[.B70])/0.0166667" office:value-type="float" office:value="569.938860122281" calcext:value-type="float">
            <text:p>569.938860122281</text:p>
          </table:table-cell>
          <table:table-cell table:formula="of:=([.F70]-[.C70])/0.0166667" office:value-type="float" office:value="19.715960568079" calcext:value-type="float">
            <text:p>19.715960568079</text:p>
          </table:table-cell>
          <table:table-cell table:formula="of:=DEGREES(ATAN(ABS([.F70]-[.C70])/ABS([.E70]-[.B70])))" office:value-type="float" office:value="1.98124943588674" calcext:value-type="float">
            <text:p>1.98124943588674</text:p>
          </table:table-cell>
          <table:table-cell table:formula="of:=SQRT(POWER([.H70];2)+POWER([.I70];2)+POWER([.J70];2))" office:value-type="float" office:value="587.547251056059" calcext:value-type="float">
            <text:p>587.547251056059</text:p>
          </table:table-cell>
        </table:table-row>
        <table:table-row table:style-name="ro1">
          <table:table-cell office:value-type="float" office:value="94.0648" calcext:value-type="float">
            <text:p>94.0648</text:p>
          </table:table-cell>
          <table:table-cell office:value-type="float" office:value="270.201" calcext:value-type="float">
            <text:p>270.201</text:p>
          </table:table-cell>
          <table:table-cell office:value-type="float" office:value="44.373" calcext:value-type="float">
            <text:p>44.373</text:p>
          </table:table-cell>
          <table:table-cell office:value-type="float" office:value="92.1293" calcext:value-type="float">
            <text:p>92.1293</text:p>
          </table:table-cell>
          <table:table-cell office:value-type="float" office:value="260.482" calcext:value-type="float">
            <text:p>260.482</text:p>
          </table:table-cell>
          <table:table-cell office:value-type="float" office:value="45.4341" calcext:value-type="float">
            <text:p>45.4341</text:p>
          </table:table-cell>
          <table:table-cell/>
          <table:table-cell table:formula="of:=([.D71]-[.A71])/0.0166667" office:value-type="float" office:value="-116.129767740465" calcext:value-type="float">
            <text:p>-116.129767740465</text:p>
          </table:table-cell>
          <table:table-cell table:formula="of:=ABS([.E71]-[.B71])/0.0166667" office:value-type="float" office:value="583.138833722332" calcext:value-type="float">
            <text:p>583.138833722332</text:p>
          </table:table-cell>
          <table:table-cell table:formula="of:=([.F71]-[.C71])/0.0166667" office:value-type="float" office:value="63.6658726682549" calcext:value-type="float">
            <text:p>63.6658726682549</text:p>
          </table:table-cell>
          <table:table-cell table:formula="of:=DEGREES(ATAN(ABS([.F71]-[.C71])/ABS([.E71]-[.B71])))" office:value-type="float" office:value="6.23075455269558" calcext:value-type="float">
            <text:p>6.23075455269558</text:p>
          </table:table-cell>
          <table:table-cell table:formula="of:=SQRT(POWER([.H71];2)+POWER([.I71];2)+POWER([.J71];2))" office:value-type="float" office:value="597.988599969186" calcext:value-type="float">
            <text:p>597.988599969186</text:p>
          </table:table-cell>
        </table:table-row>
        <table:table-row table:style-name="ro1">
          <table:table-cell office:value-type="float" office:value="96.849" calcext:value-type="float">
            <text:p>96.849</text:p>
          </table:table-cell>
          <table:table-cell office:value-type="float" office:value="271.365" calcext:value-type="float">
            <text:p>271.365</text:p>
          </table:table-cell>
          <table:table-cell office:value-type="float" office:value="44.413" calcext:value-type="float">
            <text:p>44.413</text:p>
          </table:table-cell>
          <table:table-cell office:value-type="float" office:value="95.2778" calcext:value-type="float">
            <text:p>95.2778</text:p>
          </table:table-cell>
          <table:table-cell office:value-type="float" office:value="260.49" calcext:value-type="float">
            <text:p>260.49</text:p>
          </table:table-cell>
          <table:table-cell office:value-type="float" office:value="45.4061" calcext:value-type="float">
            <text:p>45.4061</text:p>
          </table:table-cell>
          <table:table-cell/>
          <table:table-cell table:formula="of:=([.D72]-[.A72])/0.0166667" office:value-type="float" office:value="-94.2718114563774" calcext:value-type="float">
            <text:p>-94.2718114563774</text:p>
          </table:table-cell>
          <table:table-cell table:formula="of:=ABS([.E72]-[.B72])/0.0166667" office:value-type="float" office:value="652.49869500261" calcext:value-type="float">
            <text:p>652.49869500261</text:p>
          </table:table-cell>
          <table:table-cell table:formula="of:=([.F72]-[.C72])/0.0166667" office:value-type="float" office:value="59.5858808282387" calcext:value-type="float">
            <text:p>59.5858808282387</text:p>
          </table:table-cell>
          <table:table-cell table:formula="of:=DEGREES(ATAN(ABS([.F72]-[.C72])/ABS([.E72]-[.B72])))" office:value-type="float" office:value="5.21775229467845" calcext:value-type="float">
            <text:p>5.21775229467845</text:p>
          </table:table-cell>
          <table:table-cell table:formula="of:=SQRT(POWER([.H72];2)+POWER([.I72];2)+POWER([.J72];2))" office:value-type="float" office:value="661.960873926437" calcext:value-type="float">
            <text:p>661.960873926437</text:p>
          </table:table-cell>
        </table:table-row>
        <table:table-row table:style-name="ro1">
          <table:table-cell office:value-type="float" office:value="99.6272" calcext:value-type="float">
            <text:p>99.6272</text:p>
          </table:table-cell>
          <table:table-cell office:value-type="float" office:value="264.082" calcext:value-type="float">
            <text:p>264.082</text:p>
          </table:table-cell>
          <table:table-cell office:value-type="float" office:value="44.5605" calcext:value-type="float">
            <text:p>44.5605</text:p>
          </table:table-cell>
          <table:table-cell office:value-type="float" office:value="97.7914" calcext:value-type="float">
            <text:p>97.7914</text:p>
          </table:table-cell>
          <table:table-cell office:value-type="float" office:value="253.664" calcext:value-type="float">
            <text:p>253.664</text:p>
          </table:table-cell>
          <table:table-cell office:value-type="float" office:value="45.0439" calcext:value-type="float">
            <text:p>45.0439</text:p>
          </table:table-cell>
          <table:table-cell/>
          <table:table-cell table:formula="of:=([.D73]-[.A73])/0.0166667" office:value-type="float" office:value="-110.147779704441" calcext:value-type="float">
            <text:p>-110.147779704441</text:p>
          </table:table-cell>
          <table:table-cell table:formula="of:=ABS([.E73]-[.B73])/0.0166667" office:value-type="float" office:value="625.078749842501" calcext:value-type="float">
            <text:p>625.078749842501</text:p>
          </table:table-cell>
          <table:table-cell table:formula="of:=([.F73]-[.C73])/0.0166667" office:value-type="float" office:value="29.0039419921162" calcext:value-type="float">
            <text:p>29.0039419921162</text:p>
          </table:table-cell>
          <table:table-cell table:formula="of:=DEGREES(ATAN(ABS([.F73]-[.C73])/ABS([.E73]-[.B73])))" office:value-type="float" office:value="2.65664507327192" calcext:value-type="float">
            <text:p>2.65664507327192</text:p>
          </table:table-cell>
          <table:table-cell table:formula="of:=SQRT(POWER([.H73];2)+POWER([.I73];2)+POWER([.J73];2))" office:value-type="float" office:value="635.371706585652" calcext:value-type="float">
            <text:p>635.371706585652</text:p>
          </table:table-cell>
        </table:table-row>
        <table:table-row table:style-name="ro1">
          <table:table-cell office:value-type="float" office:value="101.499" calcext:value-type="float">
            <text:p>101.499</text:p>
          </table:table-cell>
          <table:table-cell office:value-type="float" office:value="270.154" calcext:value-type="float">
            <text:p>270.154</text:p>
          </table:table-cell>
          <table:table-cell office:value-type="float" office:value="43.5824" calcext:value-type="float">
            <text:p>43.5824</text:p>
          </table:table-cell>
          <table:table-cell office:value-type="float" office:value="99.592" calcext:value-type="float">
            <text:p>99.592</text:p>
          </table:table-cell>
          <table:table-cell office:value-type="float" office:value="259.467" calcext:value-type="float">
            <text:p>259.467</text:p>
          </table:table-cell>
          <table:table-cell office:value-type="float" office:value="44.333" calcext:value-type="float">
            <text:p>44.333</text:p>
          </table:table-cell>
          <table:table-cell/>
          <table:table-cell table:formula="of:=([.D74]-[.A74])/0.0166667" office:value-type="float" office:value="-114.419771160457" calcext:value-type="float">
            <text:p>-114.419771160457</text:p>
          </table:table-cell>
          <table:table-cell table:formula="of:=ABS([.E74]-[.B74])/0.0166667" office:value-type="float" office:value="641.218717562566" calcext:value-type="float">
            <text:p>641.218717562566</text:p>
          </table:table-cell>
          <table:table-cell table:formula="of:=([.F74]-[.C74])/0.0166667" office:value-type="float" office:value="45.0359099281801" calcext:value-type="float">
            <text:p>45.0359099281801</text:p>
          </table:table-cell>
          <table:table-cell table:formula="of:=DEGREES(ATAN(ABS([.F74]-[.C74])/ABS([.E74]-[.B74])))" office:value-type="float" office:value="4.01756386594244" calcext:value-type="float">
            <text:p>4.01756386594244</text:p>
          </table:table-cell>
          <table:table-cell table:formula="of:=SQRT(POWER([.H74];2)+POWER([.I74];2)+POWER([.J74];2))" office:value-type="float" office:value="652.902413051179" calcext:value-type="float">
            <text:p>652.902413051179</text:p>
          </table:table-cell>
        </table:table-row>
        <table:table-row table:style-name="ro1">
          <table:table-cell office:value-type="float" office:value="100.092" calcext:value-type="float">
            <text:p>100.092</text:p>
          </table:table-cell>
          <table:table-cell office:value-type="float" office:value="263.922" calcext:value-type="float">
            <text:p>263.922</text:p>
          </table:table-cell>
          <table:table-cell office:value-type="float" office:value="45.3077" calcext:value-type="float">
            <text:p>45.3077</text:p>
          </table:table-cell>
          <table:table-cell office:value-type="float" office:value="97.7011" calcext:value-type="float">
            <text:p>97.7011</text:p>
          </table:table-cell>
          <table:table-cell office:value-type="float" office:value="252.375" calcext:value-type="float">
            <text:p>252.375</text:p>
          </table:table-cell>
          <table:table-cell office:value-type="float" office:value="45.9607" calcext:value-type="float">
            <text:p>45.9607</text:p>
          </table:table-cell>
          <table:table-cell/>
          <table:table-cell table:formula="of:=([.D75]-[.A75])/0.0166667" office:value-type="float" office:value="-143.453713092574" calcext:value-type="float">
            <text:p>-143.453713092574</text:p>
          </table:table-cell>
          <table:table-cell table:formula="of:=ABS([.E75]-[.B75])/0.0166667" office:value-type="float" office:value="692.818614362773" calcext:value-type="float">
            <text:p>692.818614362773</text:p>
          </table:table-cell>
          <table:table-cell table:formula="of:=([.F75]-[.C75])/0.0166667" office:value-type="float" office:value="39.1799216401571" calcext:value-type="float">
            <text:p>39.1799216401571</text:p>
          </table:table-cell>
          <table:table-cell table:formula="of:=DEGREES(ATAN(ABS([.F75]-[.C75])/ABS([.E75]-[.B75])))" office:value-type="float" office:value="3.23671395365935" calcext:value-type="float">
            <text:p>3.23671395365935</text:p>
          </table:table-cell>
          <table:table-cell table:formula="of:=SQRT(POWER([.H75];2)+POWER([.I75];2)+POWER([.J75];2))" office:value-type="float" office:value="708.598381643176" calcext:value-type="float">
            <text:p>708.598381643176</text:p>
          </table:table-cell>
        </table:table-row>
        <table:table-row table:style-name="ro1">
          <table:table-cell office:value-type="float" office:value="99.6201" calcext:value-type="float">
            <text:p>99.6201</text:p>
          </table:table-cell>
          <table:table-cell office:value-type="float" office:value="264.037" calcext:value-type="float">
            <text:p>264.037</text:p>
          </table:table-cell>
          <table:table-cell office:value-type="float" office:value="44.8097" calcext:value-type="float">
            <text:p>44.8097</text:p>
          </table:table-cell>
          <table:table-cell office:value-type="float" office:value="97.17" calcext:value-type="float">
            <text:p>97.17</text:p>
          </table:table-cell>
          <table:table-cell office:value-type="float" office:value="251.319" calcext:value-type="float">
            <text:p>251.319</text:p>
          </table:table-cell>
          <table:table-cell office:value-type="float" office:value="45.6629" calcext:value-type="float">
            <text:p>45.6629</text:p>
          </table:table-cell>
          <table:table-cell/>
          <table:table-cell table:formula="of:=([.D76]-[.A76])/0.0166667" office:value-type="float" office:value="-147.005705988588" calcext:value-type="float">
            <text:p>-147.005705988588</text:p>
          </table:table-cell>
          <table:table-cell table:formula="of:=ABS([.E76]-[.B76])/0.0166667" office:value-type="float" office:value="763.078473843052" calcext:value-type="float">
            <text:p>763.078473843052</text:p>
          </table:table-cell>
          <table:table-cell table:formula="of:=([.F76]-[.C76])/0.0166667" office:value-type="float" office:value="51.1918976162048" calcext:value-type="float">
            <text:p>51.1918976162048</text:p>
          </table:table-cell>
          <table:table-cell table:formula="of:=DEGREES(ATAN(ABS([.F76]-[.C76])/ABS([.E76]-[.B76])))" office:value-type="float" office:value="3.83799501772715" calcext:value-type="float">
            <text:p>3.83799501772715</text:p>
          </table:table-cell>
          <table:table-cell table:formula="of:=SQRT(POWER([.H76];2)+POWER([.I76];2)+POWER([.J76];2))" office:value-type="float" office:value="778.793968400752" calcext:value-type="float">
            <text:p>778.793968400752</text:p>
          </table:table-cell>
        </table:table-row>
        <table:table-row table:style-name="ro1">
          <table:table-cell office:value-type="float" office:value="102.542" calcext:value-type="float">
            <text:p>102.542</text:p>
          </table:table-cell>
          <table:table-cell office:value-type="float" office:value="274.863" calcext:value-type="float">
            <text:p>274.863</text:p>
          </table:table-cell>
          <table:table-cell office:value-type="float" office:value="44.0668" calcext:value-type="float">
            <text:p>44.0668</text:p>
          </table:table-cell>
          <table:table-cell office:value-type="float" office:value="99.3692" calcext:value-type="float">
            <text:p>99.3692</text:p>
          </table:table-cell>
          <table:table-cell office:value-type="float" office:value="263.996" calcext:value-type="float">
            <text:p>263.996</text:p>
          </table:table-cell>
          <table:table-cell office:value-type="float" office:value="45.0602" calcext:value-type="float">
            <text:p>45.0602</text:p>
          </table:table-cell>
          <table:table-cell/>
          <table:table-cell table:formula="of:=([.D77]-[.A77])/0.0166667" office:value-type="float" office:value="-190.367619264761" calcext:value-type="float">
            <text:p>-190.367619264761</text:p>
          </table:table-cell>
          <table:table-cell table:formula="of:=ABS([.E77]-[.B77])/0.0166667" office:value-type="float" office:value="652.018695962609" calcext:value-type="float">
            <text:p>652.018695962609</text:p>
          </table:table-cell>
          <table:table-cell table:formula="of:=([.F77]-[.C77])/0.0166667" office:value-type="float" office:value="59.6038807922385" calcext:value-type="float">
            <text:p>59.6038807922385</text:p>
          </table:table-cell>
          <table:table-cell table:formula="of:=DEGREES(ATAN(ABS([.F77]-[.C77])/ABS([.E77]-[.B77])))" office:value-type="float" office:value="5.22314087411764" calcext:value-type="float">
            <text:p>5.22314087411764</text:p>
          </table:table-cell>
          <table:table-cell table:formula="of:=SQRT(POWER([.H77];2)+POWER([.I77];2)+POWER([.J77];2))" office:value-type="float" office:value="681.851034284476" calcext:value-type="float">
            <text:p>681.851034284476</text:p>
          </table:table-cell>
        </table:table-row>
        <table:table-row table:style-name="ro1">
          <table:table-cell office:value-type="float" office:value="101.378" calcext:value-type="float">
            <text:p>101.378</text:p>
          </table:table-cell>
          <table:table-cell office:value-type="float" office:value="272.402" calcext:value-type="float">
            <text:p>272.402</text:p>
          </table:table-cell>
          <table:table-cell office:value-type="float" office:value="44.4597" calcext:value-type="float">
            <text:p>44.4597</text:p>
          </table:table-cell>
          <table:table-cell office:value-type="float" office:value="98.1019" calcext:value-type="float">
            <text:p>98.1019</text:p>
          </table:table-cell>
          <table:table-cell office:value-type="float" office:value="259.215" calcext:value-type="float">
            <text:p>259.215</text:p>
          </table:table-cell>
          <table:table-cell office:value-type="float" office:value="45.8234" calcext:value-type="float">
            <text:p>45.8234</text:p>
          </table:table-cell>
          <table:table-cell/>
          <table:table-cell table:formula="of:=([.D78]-[.A78])/0.0166667" office:value-type="float" office:value="-196.565606868786" calcext:value-type="float">
            <text:p>-196.565606868786</text:p>
          </table:table-cell>
          <table:table-cell table:formula="of:=ABS([.E78]-[.B78])/0.0166667" office:value-type="float" office:value="791.218417563166" calcext:value-type="float">
            <text:p>791.218417563166</text:p>
          </table:table-cell>
          <table:table-cell table:formula="of:=([.F78]-[.C78])/0.0166667" office:value-type="float" office:value="81.8218363563274" calcext:value-type="float">
            <text:p>81.8218363563274</text:p>
          </table:table-cell>
          <table:table-cell table:formula="of:=DEGREES(ATAN(ABS([.F78]-[.C78])/ABS([.E78]-[.B78])))" office:value-type="float" office:value="5.9041102637213" calcext:value-type="float">
            <text:p>5.9041102637213</text:p>
          </table:table-cell>
          <table:table-cell table:formula="of:=SQRT(POWER([.H78];2)+POWER([.I78];2)+POWER([.J78];2))" office:value-type="float" office:value="819.365263481175" calcext:value-type="float">
            <text:p>819.365263481175</text:p>
          </table:table-cell>
        </table:table-row>
        <table:table-row table:style-name="ro1">
          <table:table-cell office:value-type="float" office:value="99.8196" calcext:value-type="float">
            <text:p>99.8196</text:p>
          </table:table-cell>
          <table:table-cell office:value-type="float" office:value="271.268" calcext:value-type="float">
            <text:p>271.268</text:p>
          </table:table-cell>
          <table:table-cell office:value-type="float" office:value="44.4034" calcext:value-type="float">
            <text:p>44.4034</text:p>
          </table:table-cell>
          <table:table-cell office:value-type="float" office:value="96.4202" calcext:value-type="float">
            <text:p>96.4202</text:p>
          </table:table-cell>
          <table:table-cell office:value-type="float" office:value="259.291" calcext:value-type="float">
            <text:p>259.291</text:p>
          </table:table-cell>
          <table:table-cell office:value-type="float" office:value="45.5859" calcext:value-type="float">
            <text:p>45.5859</text:p>
          </table:table-cell>
          <table:table-cell/>
          <table:table-cell table:formula="of:=([.D79]-[.A79])/0.0166667" office:value-type="float" office:value="-203.963592072816" calcext:value-type="float">
            <text:p>-203.963592072816</text:p>
          </table:table-cell>
          <table:table-cell table:formula="of:=ABS([.E79]-[.B79])/0.0166667" office:value-type="float" office:value="718.618562762873" calcext:value-type="float">
            <text:p>718.618562762873</text:p>
          </table:table-cell>
          <table:table-cell table:formula="of:=([.F79]-[.C79])/0.0166667" office:value-type="float" office:value="70.9498581002841" calcext:value-type="float">
            <text:p>70.9498581002841</text:p>
          </table:table-cell>
          <table:table-cell table:formula="of:=DEGREES(ATAN(ABS([.F79]-[.C79])/ABS([.E79]-[.B79])))" office:value-type="float" office:value="5.63859004619208" calcext:value-type="float">
            <text:p>5.63859004619208</text:p>
          </table:table-cell>
          <table:table-cell table:formula="of:=SQRT(POWER([.H79];2)+POWER([.I79];2)+POWER([.J79];2))" office:value-type="float" office:value="750.365023174104" calcext:value-type="float">
            <text:p>750.365023174104</text:p>
          </table:table-cell>
        </table:table-row>
        <table:table-row table:style-name="ro1">
          <table:table-cell office:value-type="float" office:value="99.8196" calcext:value-type="float">
            <text:p>99.8196</text:p>
          </table:table-cell>
          <table:table-cell office:value-type="float" office:value="271.268" calcext:value-type="float">
            <text:p>271.268</text:p>
          </table:table-cell>
          <table:table-cell office:value-type="float" office:value="44.4034" calcext:value-type="float">
            <text:p>44.4034</text:p>
          </table:table-cell>
          <table:table-cell office:value-type="float" office:value="96.4328" calcext:value-type="float">
            <text:p>96.4328</text:p>
          </table:table-cell>
          <table:table-cell office:value-type="float" office:value="259.385" calcext:value-type="float">
            <text:p>259.385</text:p>
          </table:table-cell>
          <table:table-cell office:value-type="float" office:value="45.0919" calcext:value-type="float">
            <text:p>45.0919</text:p>
          </table:table-cell>
          <table:table-cell/>
          <table:table-cell table:formula="of:=([.D80]-[.A80])/0.0166667" office:value-type="float" office:value="-203.207593584812" calcext:value-type="float">
            <text:p>-203.207593584812</text:p>
          </table:table-cell>
          <table:table-cell table:formula="of:=ABS([.E80]-[.B80])/0.0166667" office:value-type="float" office:value="712.978574042851" calcext:value-type="float">
            <text:p>712.978574042851</text:p>
          </table:table-cell>
          <table:table-cell table:formula="of:=([.F80]-[.C80])/0.0166667" office:value-type="float" office:value="41.3099173801655" calcext:value-type="float">
            <text:p>41.3099173801655</text:p>
          </table:table-cell>
          <table:table-cell table:formula="of:=DEGREES(ATAN(ABS([.F80]-[.C80])/ABS([.E80]-[.B80])))" office:value-type="float" office:value="3.31600521583674" calcext:value-type="float">
            <text:p>3.31600521583674</text:p>
          </table:table-cell>
          <table:table-cell table:formula="of:=SQRT(POWER([.H80];2)+POWER([.I80];2)+POWER([.J80];2))" office:value-type="float" office:value="742.521570332245" calcext:value-type="float">
            <text:p>742.521570332245</text:p>
          </table:table-cell>
        </table:table-row>
        <table:table-row table:style-name="ro1">
          <table:table-cell office:value-type="float" office:value="101.538" calcext:value-type="float">
            <text:p>101.538</text:p>
          </table:table-cell>
          <table:table-cell office:value-type="float" office:value="274.871" calcext:value-type="float">
            <text:p>274.871</text:p>
          </table:table-cell>
          <table:table-cell office:value-type="float" office:value="44.3214" calcext:value-type="float">
            <text:p>44.3214</text:p>
          </table:table-cell>
          <table:table-cell office:value-type="float" office:value="98.3208" calcext:value-type="float">
            <text:p>98.3208</text:p>
          </table:table-cell>
          <table:table-cell office:value-type="float" office:value="262.81" calcext:value-type="float">
            <text:p>262.81</text:p>
          </table:table-cell>
          <table:table-cell office:value-type="float" office:value="45.2556" calcext:value-type="float">
            <text:p>45.2556</text:p>
          </table:table-cell>
          <table:table-cell/>
          <table:table-cell table:formula="of:=([.D81]-[.A81])/0.0166667" office:value-type="float" office:value="-193.031613936772" calcext:value-type="float">
            <text:p>-193.031613936772</text:p>
          </table:table-cell>
          <table:table-cell table:formula="of:=ABS([.E81]-[.B81])/0.0166667" office:value-type="float" office:value="723.658552682893" calcext:value-type="float">
            <text:p>723.658552682893</text:p>
          </table:table-cell>
          <table:table-cell table:formula="of:=([.F81]-[.C81])/0.0166667" office:value-type="float" office:value="56.0518878962245" calcext:value-type="float">
            <text:p>56.0518878962245</text:p>
          </table:table-cell>
          <table:table-cell table:formula="of:=DEGREES(ATAN(ABS([.F81]-[.C81])/ABS([.E81]-[.B81])))" office:value-type="float" office:value="4.42907378047162" calcext:value-type="float">
            <text:p>4.42907378047162</text:p>
          </table:table-cell>
          <table:table-cell table:formula="of:=SQRT(POWER([.H81];2)+POWER([.I81];2)+POWER([.J81];2))" office:value-type="float" office:value="751.05573627186" calcext:value-type="float">
            <text:p>751.05573627186</text:p>
          </table:table-cell>
        </table:table-row>
        <table:table-row table:style-name="ro1">
          <table:table-cell office:value-type="float" office:value="101.189" calcext:value-type="float">
            <text:p>101.189</text:p>
          </table:table-cell>
          <table:table-cell office:value-type="float" office:value="273.515" calcext:value-type="float">
            <text:p>273.515</text:p>
          </table:table-cell>
          <table:table-cell office:value-type="float" office:value="45.0281" calcext:value-type="float">
            <text:p>45.0281</text:p>
          </table:table-cell>
          <table:table-cell office:value-type="float" office:value="97.8146" calcext:value-type="float">
            <text:p>97.8146</text:p>
          </table:table-cell>
          <table:table-cell office:value-type="float" office:value="262.68" calcext:value-type="float">
            <text:p>262.68</text:p>
          </table:table-cell>
          <table:table-cell office:value-type="float" office:value="46.0033" calcext:value-type="float">
            <text:p>46.0033</text:p>
          </table:table-cell>
          <table:table-cell/>
          <table:table-cell table:formula="of:=([.D82]-[.A82])/0.0166667" office:value-type="float" office:value="-202.46359507281" calcext:value-type="float">
            <text:p>-202.46359507281</text:p>
          </table:table-cell>
          <table:table-cell table:formula="of:=ABS([.E82]-[.B82])/0.0166667" office:value-type="float" office:value="650.098699802599" calcext:value-type="float">
            <text:p>650.098699802599</text:p>
          </table:table-cell>
          <table:table-cell table:formula="of:=([.F82]-[.C82])/0.0166667" office:value-type="float" office:value="58.5118829762341" calcext:value-type="float">
            <text:p>58.5118829762341</text:p>
          </table:table-cell>
          <table:table-cell table:formula="of:=DEGREES(ATAN(ABS([.F82]-[.C82])/ABS([.E82]-[.B82])))" office:value-type="float" office:value="5.14302683471515" calcext:value-type="float">
            <text:p>5.14302683471515</text:p>
          </table:table-cell>
          <table:table-cell table:formula="of:=SQRT(POWER([.H82];2)+POWER([.I82];2)+POWER([.J82];2))" office:value-type="float" office:value="683.405785214217" calcext:value-type="float">
            <text:p>683.405785214217</text:p>
          </table:table-cell>
        </table:table-row>
        <table:table-row table:style-name="ro1">
          <table:table-cell office:value-type="float" office:value="98.0643" calcext:value-type="float">
            <text:p>98.0643</text:p>
          </table:table-cell>
          <table:table-cell office:value-type="float" office:value="262.723" calcext:value-type="float">
            <text:p>262.723</text:p>
          </table:table-cell>
          <table:table-cell office:value-type="float" office:value="45.7536" calcext:value-type="float">
            <text:p>45.7536</text:p>
          </table:table-cell>
          <table:table-cell office:value-type="float" office:value="94.6046" calcext:value-type="float">
            <text:p>94.6046</text:p>
          </table:table-cell>
          <table:table-cell office:value-type="float" office:value="252.332" calcext:value-type="float">
            <text:p>252.332</text:p>
          </table:table-cell>
          <table:table-cell office:value-type="float" office:value="46.2292" calcext:value-type="float">
            <text:p>46.2292</text:p>
          </table:table-cell>
          <table:table-cell/>
          <table:table-cell table:formula="of:=([.D83]-[.A83])/0.0166667" office:value-type="float" office:value="-207.58158483683" calcext:value-type="float">
            <text:p>-207.58158483683</text:p>
          </table:table-cell>
          <table:table-cell table:formula="of:=ABS([.E83]-[.B83])/0.0166667" office:value-type="float" office:value="623.458753082495" calcext:value-type="float">
            <text:p>623.458753082495</text:p>
          </table:table-cell>
          <table:table-cell table:formula="of:=([.F83]-[.C83])/0.0166667" office:value-type="float" office:value="28.5359429281141" calcext:value-type="float">
            <text:p>28.5359429281141</text:p>
          </table:table-cell>
          <table:table-cell table:formula="of:=DEGREES(ATAN(ABS([.F83]-[.C83])/ABS([.E83]-[.B83])))" office:value-type="float" office:value="2.62062051611871" calcext:value-type="float">
            <text:p>2.62062051611871</text:p>
          </table:table-cell>
          <table:table-cell table:formula="of:=SQRT(POWER([.H83];2)+POWER([.I83];2)+POWER([.J83];2))" office:value-type="float" office:value="657.727322830173" calcext:value-type="float">
            <text:p>657.727322830173</text:p>
          </table:table-cell>
        </table:table-row>
        <table:table-row table:style-name="ro1">
          <table:table-cell office:value-type="float" office:value="98.8488" calcext:value-type="float">
            <text:p>98.8488</text:p>
          </table:table-cell>
          <table:table-cell office:value-type="float" office:value="267.576" calcext:value-type="float">
            <text:p>267.576</text:p>
          </table:table-cell>
          <table:table-cell office:value-type="float" office:value="44.9885" calcext:value-type="float">
            <text:p>44.9885</text:p>
          </table:table-cell>
          <table:table-cell office:value-type="float" office:value="95.3361" calcext:value-type="float">
            <text:p>95.3361</text:p>
          </table:table-cell>
          <table:table-cell office:value-type="float" office:value="257.009" calcext:value-type="float">
            <text:p>257.009</text:p>
          </table:table-cell>
          <table:table-cell office:value-type="float" office:value="45.4791" calcext:value-type="float">
            <text:p>45.4791</text:p>
          </table:table-cell>
          <table:table-cell/>
          <table:table-cell table:formula="of:=([.D84]-[.A84])/0.0166667" office:value-type="float" office:value="-210.761578476843" calcext:value-type="float">
            <text:p>-210.761578476843</text:p>
          </table:table-cell>
          <table:table-cell table:formula="of:=ABS([.E84]-[.B84])/0.0166667" office:value-type="float" office:value="634.018731962537" calcext:value-type="float">
            <text:p>634.018731962537</text:p>
          </table:table-cell>
          <table:table-cell table:formula="of:=([.F84]-[.C84])/0.0166667" office:value-type="float" office:value="29.4359411281178" calcext:value-type="float">
            <text:p>29.4359411281178</text:p>
          </table:table-cell>
          <table:table-cell table:formula="of:=DEGREES(ATAN(ABS([.F84]-[.C84])/ABS([.E84]-[.B84])))" office:value-type="float" office:value="2.65819426528103" calcext:value-type="float">
            <text:p>2.65819426528103</text:p>
          </table:table-cell>
          <table:table-cell table:formula="of:=SQRT(POWER([.H84];2)+POWER([.I84];2)+POWER([.J84];2))" office:value-type="float" office:value="668.779986297086" calcext:value-type="float">
            <text:p>668.779986297086</text:p>
          </table:table-cell>
        </table:table-row>
        <table:table-row table:style-name="ro1">
          <table:table-cell office:value-type="float" office:value="102.293" calcext:value-type="float">
            <text:p>102.293</text:p>
          </table:table-cell>
          <table:table-cell office:value-type="float" office:value="278.661" calcext:value-type="float">
            <text:p>278.661</text:p>
          </table:table-cell>
          <table:table-cell office:value-type="float" office:value="43.7269" calcext:value-type="float">
            <text:p>43.7269</text:p>
          </table:table-cell>
          <table:table-cell office:value-type="float" office:value="98.2241" calcext:value-type="float">
            <text:p>98.2241</text:p>
          </table:table-cell>
          <table:table-cell office:value-type="float" office:value="265.241" calcext:value-type="float">
            <text:p>265.241</text:p>
          </table:table-cell>
          <table:table-cell office:value-type="float" office:value="44.8736" calcext:value-type="float">
            <text:p>44.8736</text:p>
          </table:table-cell>
          <table:table-cell/>
          <table:table-cell table:formula="of:=([.D85]-[.A85])/0.0166667" office:value-type="float" office:value="-244.133511732976" calcext:value-type="float">
            <text:p>-244.133511732976</text:p>
          </table:table-cell>
          <table:table-cell table:formula="of:=ABS([.E85]-[.B85])/0.0166667" office:value-type="float" office:value="805.198389603222" calcext:value-type="float">
            <text:p>805.198389603222</text:p>
          </table:table-cell>
          <table:table-cell table:formula="of:=([.F85]-[.C85])/0.0166667" office:value-type="float" office:value="68.8018623962754" calcext:value-type="float">
            <text:p>68.8018623962754</text:p>
          </table:table-cell>
          <table:table-cell table:formula="of:=DEGREES(ATAN(ABS([.F85]-[.C85])/ABS([.E85]-[.B85])))" office:value-type="float" office:value="4.88389479846273" calcext:value-type="float">
            <text:p>4.88389479846273</text:p>
          </table:table-cell>
          <table:table-cell table:formula="of:=SQRT(POWER([.H85];2)+POWER([.I85];2)+POWER([.J85];2))" office:value-type="float" office:value="844.203360831911" calcext:value-type="float">
            <text:p>844.203360831911</text:p>
          </table:table-cell>
        </table:table-row>
        <table:table-row table:style-name="ro1">
          <table:table-cell office:value-type="float" office:value="99.8047" calcext:value-type="float">
            <text:p>99.8047</text:p>
          </table:table-cell>
          <table:table-cell office:value-type="float" office:value="271.168" calcext:value-type="float">
            <text:p>271.168</text:p>
          </table:table-cell>
          <table:table-cell office:value-type="float" office:value="44.9103" calcext:value-type="float">
            <text:p>44.9103</text:p>
          </table:table-cell>
          <table:table-cell office:value-type="float" office:value="98.0392" calcext:value-type="float">
            <text:p>98.0392</text:p>
          </table:table-cell>
          <table:table-cell office:value-type="float" office:value="266.375" calcext:value-type="float">
            <text:p>266.375</text:p>
          </table:table-cell>
          <table:table-cell office:value-type="float" office:value="45.183" calcext:value-type="float">
            <text:p>45.183</text:p>
          </table:table-cell>
          <table:table-cell/>
          <table:table-cell table:formula="of:=([.D86]-[.A86])/0.0166667" office:value-type="float" office:value="-105.929788140424" calcext:value-type="float">
            <text:p>-105.929788140424</text:p>
          </table:table-cell>
          <table:table-cell table:formula="of:=ABS([.E86]-[.B86])/0.0166667" office:value-type="float" office:value="287.579424841151" calcext:value-type="float">
            <text:p>287.579424841151</text:p>
          </table:table-cell>
          <table:table-cell table:formula="of:=([.F86]-[.C86])/0.0166667" office:value-type="float" office:value="16.3619672760655" calcext:value-type="float">
            <text:p>16.3619672760655</text:p>
          </table:table-cell>
          <table:table-cell table:formula="of:=DEGREES(ATAN(ABS([.F86]-[.C86])/ABS([.E86]-[.B86])))" office:value-type="float" office:value="3.2563597642392" calcext:value-type="float">
            <text:p>3.2563597642392</text:p>
          </table:table-cell>
          <table:table-cell table:formula="of:=SQRT(POWER([.H86];2)+POWER([.I86];2)+POWER([.J86];2))" office:value-type="float" office:value="306.905131238605" calcext:value-type="float">
            <text:p>306.905131238605</text:p>
          </table:table-cell>
        </table:table-row>
        <table:table-row table:style-name="ro1">
          <table:table-cell office:value-type="float" office:value="102.035" calcext:value-type="float">
            <text:p>102.035</text:p>
          </table:table-cell>
          <table:table-cell office:value-type="float" office:value="278.631" calcext:value-type="float">
            <text:p>278.631</text:p>
          </table:table-cell>
          <table:table-cell office:value-type="float" office:value="43.9833" calcext:value-type="float">
            <text:p>43.9833</text:p>
          </table:table-cell>
          <table:table-cell office:value-type="float" office:value="98.4617" calcext:value-type="float">
            <text:p>98.4617</text:p>
          </table:table-cell>
          <table:table-cell office:value-type="float" office:value="265.19" calcext:value-type="float">
            <text:p>265.19</text:p>
          </table:table-cell>
          <table:table-cell office:value-type="float" office:value="45.1223" calcext:value-type="float">
            <text:p>45.1223</text:p>
          </table:table-cell>
          <table:table-cell/>
          <table:table-cell table:formula="of:=([.D87]-[.A87])/0.0166667" office:value-type="float" office:value="-214.397571204858" calcext:value-type="float">
            <text:p>-214.397571204858</text:p>
          </table:table-cell>
          <table:table-cell table:formula="of:=ABS([.E87]-[.B87])/0.0166667" office:value-type="float" office:value="806.458387083224" calcext:value-type="float">
            <text:p>806.458387083224</text:p>
          </table:table-cell>
          <table:table-cell table:formula="of:=([.F87]-[.C87])/0.0166667" office:value-type="float" office:value="68.3398633202735" calcext:value-type="float">
            <text:p>68.3398633202735</text:p>
          </table:table-cell>
          <table:table-cell table:formula="of:=DEGREES(ATAN(ABS([.F87]-[.C87])/ABS([.E87]-[.B87])))" office:value-type="float" office:value="4.84371343492684" calcext:value-type="float">
            <text:p>4.84371343492684</text:p>
          </table:table-cell>
          <table:table-cell table:formula="of:=SQRT(POWER([.H87];2)+POWER([.I87];2)+POWER([.J87];2))" office:value-type="float" office:value="837.264465718002" calcext:value-type="float">
            <text:p>837.264465718002</text:p>
          </table:table-cell>
        </table:table-row>
        <table:table-row table:style-name="ro1">
          <table:table-cell office:value-type="float" office:value="99.1543" calcext:value-type="float">
            <text:p>99.1543</text:p>
          </table:table-cell>
          <table:table-cell office:value-type="float" office:value="272.55" calcext:value-type="float">
            <text:p>272.55</text:p>
          </table:table-cell>
          <table:table-cell office:value-type="float" office:value="44.2085" calcext:value-type="float">
            <text:p>44.2085</text:p>
          </table:table-cell>
          <table:table-cell office:value-type="float" office:value="95.1117" calcext:value-type="float">
            <text:p>95.1117</text:p>
          </table:table-cell>
          <table:table-cell office:value-type="float" office:value="261.784" calcext:value-type="float">
            <text:p>261.784</text:p>
          </table:table-cell>
          <table:table-cell office:value-type="float" office:value="44.7213" calcext:value-type="float">
            <text:p>44.7213</text:p>
          </table:table-cell>
          <table:table-cell/>
          <table:table-cell table:formula="of:=([.D88]-[.A88])/0.0166667" office:value-type="float" office:value="-242.555514888971" calcext:value-type="float">
            <text:p>-242.555514888971</text:p>
          </table:table-cell>
          <table:table-cell table:formula="of:=ABS([.E88]-[.B88])/0.0166667" office:value-type="float" office:value="645.958708082585" calcext:value-type="float">
            <text:p>645.958708082585</text:p>
          </table:table-cell>
          <table:table-cell table:formula="of:=([.F88]-[.C88])/0.0166667" office:value-type="float" office:value="30.767938464123" calcext:value-type="float">
            <text:p>30.767938464123</text:p>
          </table:table-cell>
          <table:table-cell table:formula="of:=DEGREES(ATAN(ABS([.F88]-[.C88])/ABS([.E88]-[.B88])))" office:value-type="float" office:value="2.72701897727875" calcext:value-type="float">
            <text:p>2.72701897727875</text:p>
          </table:table-cell>
          <table:table-cell table:formula="of:=SQRT(POWER([.H88];2)+POWER([.I88];2)+POWER([.J88];2))" office:value-type="float" office:value="690.682630727101" calcext:value-type="float">
            <text:p>690.682630727101</text:p>
          </table:table-cell>
        </table:table-row>
        <table:table-row table:style-name="ro1">
          <table:table-cell office:value-type="float" office:value="99.58" calcext:value-type="float">
            <text:p>99.58</text:p>
          </table:table-cell>
          <table:table-cell office:value-type="float" office:value="271.335" calcext:value-type="float">
            <text:p>271.335</text:p>
          </table:table-cell>
          <table:table-cell office:value-type="float" office:value="44.1491" calcext:value-type="float">
            <text:p>44.1491</text:p>
          </table:table-cell>
          <table:table-cell office:value-type="float" office:value="95.7861" calcext:value-type="float">
            <text:p>95.7861</text:p>
          </table:table-cell>
          <table:table-cell office:value-type="float" office:value="260.672" calcext:value-type="float">
            <text:p>260.672</text:p>
          </table:table-cell>
          <table:table-cell office:value-type="float" office:value="44.4117" calcext:value-type="float">
            <text:p>44.4117</text:p>
          </table:table-cell>
          <table:table-cell/>
          <table:table-cell table:formula="of:=([.D89]-[.A89])/0.0166667" office:value-type="float" office:value="-227.63354473291" calcext:value-type="float">
            <text:p>-227.63354473291</text:p>
          </table:table-cell>
          <table:table-cell table:formula="of:=ABS([.E89]-[.B89])/0.0166667" office:value-type="float" office:value="639.778720442556" calcext:value-type="float">
            <text:p>639.778720442556</text:p>
          </table:table-cell>
          <table:table-cell table:formula="of:=([.F89]-[.C89])/0.0166667" office:value-type="float" office:value="15.7559684880634" calcext:value-type="float">
            <text:p>15.7559684880634</text:p>
          </table:table-cell>
          <table:table-cell table:formula="of:=DEGREES(ATAN(ABS([.F89]-[.C89])/ABS([.E89]-[.B89])))" office:value-type="float" office:value="1.41075035488041" calcext:value-type="float">
            <text:p>1.41075035488041</text:p>
          </table:table-cell>
          <table:table-cell table:formula="of:=SQRT(POWER([.H89];2)+POWER([.I89];2)+POWER([.J89];2))" office:value-type="float" office:value="679.251126139502" calcext:value-type="float">
            <text:p>679.251126139502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274.905" calcext:value-type="float">
            <text:p>274.905</text:p>
          </table:table-cell>
          <table:table-cell office:value-type="float" office:value="44.3222" calcext:value-type="float">
            <text:p>44.3222</text:p>
          </table:table-cell>
          <table:table-cell office:value-type="float" office:value="96.9253" calcext:value-type="float">
            <text:p>96.9253</text:p>
          </table:table-cell>
          <table:table-cell office:value-type="float" office:value="264.002" calcext:value-type="float">
            <text:p>264.002</text:p>
          </table:table-cell>
          <table:table-cell office:value-type="float" office:value="45.3214" calcext:value-type="float">
            <text:p>45.3214</text:p>
          </table:table-cell>
          <table:table-cell/>
          <table:table-cell table:formula="of:=([.D90]-[.A90])/0.0166667" office:value-type="float" office:value="-231.881536236928" calcext:value-type="float">
            <text:p>-231.881536236928</text:p>
          </table:table-cell>
          <table:table-cell table:formula="of:=ABS([.E90]-[.B90])/0.0166667" office:value-type="float" office:value="654.178691642615" calcext:value-type="float">
            <text:p>654.178691642615</text:p>
          </table:table-cell>
          <table:table-cell table:formula="of:=([.F90]-[.C90])/0.0166667" office:value-type="float" office:value="59.9518800962395" calcext:value-type="float">
            <text:p>59.9518800962395</text:p>
          </table:table-cell>
          <table:table-cell table:formula="of:=DEGREES(ATAN(ABS([.F90]-[.C90])/ABS([.E90]-[.B90])))" office:value-type="float" office:value="5.23621667688993" calcext:value-type="float">
            <text:p>5.23621667688993</text:p>
          </table:table-cell>
          <table:table-cell table:formula="of:=SQRT(POWER([.H90];2)+POWER([.I90];2)+POWER([.J90];2))" office:value-type="float" office:value="696.64412390683" calcext:value-type="float">
            <text:p>696.64412390683</text:p>
          </table:table-cell>
        </table:table-row>
        <table:table-row table:style-name="ro1">
          <table:table-cell office:value-type="float" office:value="98.0131" calcext:value-type="float">
            <text:p>98.0131</text:p>
          </table:table-cell>
          <table:table-cell office:value-type="float" office:value="270.077" calcext:value-type="float">
            <text:p>270.077</text:p>
          </table:table-cell>
          <table:table-cell office:value-type="float" office:value="44.6045" calcext:value-type="float">
            <text:p>44.6045</text:p>
          </table:table-cell>
          <table:table-cell office:value-type="float" office:value="93.8886" calcext:value-type="float">
            <text:p>93.8886</text:p>
          </table:table-cell>
          <table:table-cell office:value-type="float" office:value="256.96" calcext:value-type="float">
            <text:p>256.96</text:p>
          </table:table-cell>
          <table:table-cell office:value-type="float" office:value="45.7373" calcext:value-type="float">
            <text:p>45.7373</text:p>
          </table:table-cell>
          <table:table-cell/>
          <table:table-cell table:formula="of:=([.D91]-[.A91])/0.0166667" office:value-type="float" office:value="-247.46950506099" calcext:value-type="float">
            <text:p>-247.46950506099</text:p>
          </table:table-cell>
          <table:table-cell table:formula="of:=ABS([.E91]-[.B91])/0.0166667" office:value-type="float" office:value="787.018425963149" calcext:value-type="float">
            <text:p>787.018425963149</text:p>
          </table:table-cell>
          <table:table-cell table:formula="of:=([.F91]-[.C91])/0.0166667" office:value-type="float" office:value="67.9678640642716" calcext:value-type="float">
            <text:p>67.9678640642716</text:p>
          </table:table-cell>
          <table:table-cell table:formula="of:=DEGREES(ATAN(ABS([.F91]-[.C91])/ABS([.E91]-[.B91])))" office:value-type="float" office:value="4.93588615544106" calcext:value-type="float">
            <text:p>4.93588615544106</text:p>
          </table:table-cell>
          <table:table-cell table:formula="of:=SQRT(POWER([.H91];2)+POWER([.I91];2)+POWER([.J91];2))" office:value-type="float" office:value="827.803593424252" calcext:value-type="float">
            <text:p>827.803593424252</text:p>
          </table:table-cell>
        </table:table-row>
        <table:table-row table:style-name="ro1">
          <table:table-cell office:value-type="float" office:value="98.5614" calcext:value-type="float">
            <text:p>98.5614</text:p>
          </table:table-cell>
          <table:table-cell office:value-type="float" office:value="271.167" calcext:value-type="float">
            <text:p>271.167</text:p>
          </table:table-cell>
          <table:table-cell office:value-type="float" office:value="45.1662" calcext:value-type="float">
            <text:p>45.1662</text:p>
          </table:table-cell>
          <table:table-cell office:value-type="float" office:value="94.5512" calcext:value-type="float">
            <text:p>94.5512</text:p>
          </table:table-cell>
          <table:table-cell office:value-type="float" office:value="260.487" calcext:value-type="float">
            <text:p>260.487</text:p>
          </table:table-cell>
          <table:table-cell office:value-type="float" office:value="45.4126" calcext:value-type="float">
            <text:p>45.4126</text:p>
          </table:table-cell>
          <table:table-cell/>
          <table:table-cell table:formula="of:=([.D92]-[.A92])/0.0166667" office:value-type="float" office:value="-240.611518776963" calcext:value-type="float">
            <text:p>-240.611518776963</text:p>
          </table:table-cell>
          <table:table-cell table:formula="of:=ABS([.E92]-[.B92])/0.0166667" office:value-type="float" office:value="640.79871840256" calcext:value-type="float">
            <text:p>640.79871840256</text:p>
          </table:table-cell>
          <table:table-cell table:formula="of:=([.F92]-[.C92])/0.0166667" office:value-type="float" office:value="14.7839704320588" calcext:value-type="float">
            <text:p>14.7839704320588</text:p>
          </table:table-cell>
          <table:table-cell table:formula="of:=DEGREES(ATAN(ABS([.F92]-[.C92])/ABS([.E92]-[.B92])))" office:value-type="float" office:value="1.32164569531444" calcext:value-type="float">
            <text:p>1.32164569531444</text:p>
          </table:table-cell>
          <table:table-cell table:formula="of:=SQRT(POWER([.H92];2)+POWER([.I92];2)+POWER([.J92];2))" office:value-type="float" office:value="684.64258285346" calcext:value-type="float">
            <text:p>684.64258285346</text:p>
          </table:table-cell>
        </table:table-row>
        <table:table-row table:style-name="ro1">
          <table:table-cell office:value-type="float" office:value="101.122" calcext:value-type="float">
            <text:p>101.122</text:p>
          </table:table-cell>
          <table:table-cell office:value-type="float" office:value="276.161" calcext:value-type="float">
            <text:p>276.161</text:p>
          </table:table-cell>
          <table:table-cell office:value-type="float" office:value="44.1245" calcext:value-type="float">
            <text:p>44.1245</text:p>
          </table:table-cell>
          <table:table-cell office:value-type="float" office:value="97.4198" calcext:value-type="float">
            <text:p>97.4198</text:p>
          </table:table-cell>
          <table:table-cell office:value-type="float" office:value="264.046" calcext:value-type="float">
            <text:p>264.046</text:p>
          </table:table-cell>
          <table:table-cell office:value-type="float" office:value="45.0684" calcext:value-type="float">
            <text:p>45.0684</text:p>
          </table:table-cell>
          <table:table-cell/>
          <table:table-cell table:formula="of:=([.D93]-[.A93])/0.0166667" office:value-type="float" office:value="-222.131555736889" calcext:value-type="float">
            <text:p>-222.131555736889</text:p>
          </table:table-cell>
          <table:table-cell table:formula="of:=ABS([.E93]-[.B93])/0.0166667" office:value-type="float" office:value="726.898546202908" calcext:value-type="float">
            <text:p>726.898546202908</text:p>
          </table:table-cell>
          <table:table-cell table:formula="of:=([.F93]-[.C93])/0.0166667" office:value-type="float" office:value="56.6338867322265" calcext:value-type="float">
            <text:p>56.6338867322265</text:p>
          </table:table-cell>
          <table:table-cell table:formula="of:=DEGREES(ATAN(ABS([.F93]-[.C93])/ABS([.E93]-[.B93])))" office:value-type="float" office:value="4.45501065627229" calcext:value-type="float">
            <text:p>4.45501065627229</text:p>
          </table:table-cell>
          <table:table-cell table:formula="of:=SQRT(POWER([.H93];2)+POWER([.I93];2)+POWER([.J93];2))" office:value-type="float" office:value="762.188507950881" calcext:value-type="float">
            <text:p>762.188507950881</text:p>
          </table:table-cell>
        </table:table-row>
        <table:table-row table:style-name="ro1">
          <table:table-cell office:value-type="float" office:value="101.04" calcext:value-type="float">
            <text:p>101.04</text:p>
          </table:table-cell>
          <table:table-cell office:value-type="float" office:value="274.902" calcext:value-type="float">
            <text:p>274.902</text:p>
          </table:table-cell>
          <table:table-cell office:value-type="float" office:value="44.3206" calcext:value-type="float">
            <text:p>44.3206</text:p>
          </table:table-cell>
          <table:table-cell office:value-type="float" office:value="97.2781" calcext:value-type="float">
            <text:p>97.2781</text:p>
          </table:table-cell>
          <table:table-cell office:value-type="float" office:value="261.631" calcext:value-type="float">
            <text:p>261.631</text:p>
          </table:table-cell>
          <table:table-cell office:value-type="float" office:value="45.4498" calcext:value-type="float">
            <text:p>45.4498</text:p>
          </table:table-cell>
          <table:table-cell/>
          <table:table-cell table:formula="of:=([.D94]-[.A94])/0.0166667" office:value-type="float" office:value="-225.713548572904" calcext:value-type="float">
            <text:p>-225.713548572904</text:p>
          </table:table-cell>
          <table:table-cell table:formula="of:=ABS([.E94]-[.B94])/0.0166667" office:value-type="float" office:value="796.258407483186" calcext:value-type="float">
            <text:p>796.258407483186</text:p>
          </table:table-cell>
          <table:table-cell table:formula="of:=([.F94]-[.C94])/0.0166667" office:value-type="float" office:value="67.7518644962713" calcext:value-type="float">
            <text:p>67.7518644962713</text:p>
          </table:table-cell>
          <table:table-cell table:formula="of:=DEGREES(ATAN(ABS([.F94]-[.C94])/ABS([.E94]-[.B94])))" office:value-type="float" office:value="4.86345653561609" calcext:value-type="float">
            <text:p>4.86345653561609</text:p>
          </table:table-cell>
          <table:table-cell table:formula="of:=SQRT(POWER([.H94];2)+POWER([.I94];2)+POWER([.J94];2))" office:value-type="float" office:value="830.400128034523" calcext:value-type="float">
            <text:p>830.400128034523</text:p>
          </table:table-cell>
        </table:table-row>
        <table:table-row table:style-name="ro1">
          <table:table-cell office:value-type="float" office:value="99.178" calcext:value-type="float">
            <text:p>99.178</text:p>
          </table:table-cell>
          <table:table-cell office:value-type="float" office:value="268.853" calcext:value-type="float">
            <text:p>268.853</text:p>
          </table:table-cell>
          <table:table-cell office:value-type="float" office:value="44.5418" calcext:value-type="float">
            <text:p>44.5418</text:p>
          </table:table-cell>
          <table:table-cell office:value-type="float" office:value="95.5769" calcext:value-type="float">
            <text:p>95.5769</text:p>
          </table:table-cell>
          <table:table-cell office:value-type="float" office:value="257.018" calcext:value-type="float">
            <text:p>257.018</text:p>
          </table:table-cell>
          <table:table-cell office:value-type="float" office:value="45.4757" calcext:value-type="float">
            <text:p>45.4757</text:p>
          </table:table-cell>
          <table:table-cell/>
          <table:table-cell table:formula="of:=([.D95]-[.A95])/0.0166667" office:value-type="float" office:value="-216.065567868864" calcext:value-type="float">
            <text:p>-216.065567868864</text:p>
          </table:table-cell>
          <table:table-cell table:formula="of:=ABS([.E95]-[.B95])/0.0166667" office:value-type="float" office:value="710.098579802843" calcext:value-type="float">
            <text:p>710.098579802843</text:p>
          </table:table-cell>
          <table:table-cell table:formula="of:=([.F95]-[.C95])/0.0166667" office:value-type="float" office:value="56.0338879322242" calcext:value-type="float">
            <text:p>56.0338879322242</text:p>
          </table:table-cell>
          <table:table-cell table:formula="of:=DEGREES(ATAN(ABS([.F95]-[.C95])/ABS([.E95]-[.B95])))" office:value-type="float" office:value="4.51186138249389" calcext:value-type="float">
            <text:p>4.51186138249389</text:p>
          </table:table-cell>
          <table:table-cell table:formula="of:=SQRT(POWER([.H95];2)+POWER([.I95];2)+POWER([.J95];2))" office:value-type="float" office:value="744.354834237885" calcext:value-type="float">
            <text:p>744.354834237885</text:p>
          </table:table-cell>
        </table:table-row>
        <table:table-row table:style-name="ro1">
          <table:table-cell office:value-type="float" office:value="101.031" calcext:value-type="float">
            <text:p>101.031</text:p>
          </table:table-cell>
          <table:table-cell office:value-type="float" office:value="274.843" calcext:value-type="float">
            <text:p>274.843</text:p>
          </table:table-cell>
          <table:table-cell office:value-type="float" office:value="44.5773" calcext:value-type="float">
            <text:p>44.5773</text:p>
          </table:table-cell>
          <table:table-cell office:value-type="float" office:value="97.1691" calcext:value-type="float">
            <text:p>97.1691</text:p>
          </table:table-cell>
          <table:table-cell office:value-type="float" office:value="263.997" calcext:value-type="float">
            <text:p>263.997</text:p>
          </table:table-cell>
          <table:table-cell office:value-type="float" office:value="45.3201" calcext:value-type="float">
            <text:p>45.3201</text:p>
          </table:table-cell>
          <table:table-cell/>
          <table:table-cell table:formula="of:=([.D96]-[.A96])/0.0166667" office:value-type="float" office:value="-231.713536572927" calcext:value-type="float">
            <text:p>-231.713536572927</text:p>
          </table:table-cell>
          <table:table-cell table:formula="of:=ABS([.E96]-[.B96])/0.0166667" office:value-type="float" office:value="650.758698482603" calcext:value-type="float">
            <text:p>650.758698482603</text:p>
          </table:table-cell>
          <table:table-cell table:formula="of:=([.F96]-[.C96])/0.0166667" office:value-type="float" office:value="44.567910864178" calcext:value-type="float">
            <text:p>44.567910864178</text:p>
          </table:table-cell>
          <table:table-cell table:formula="of:=DEGREES(ATAN(ABS([.F96]-[.C96])/ABS([.E96]-[.B96])))" office:value-type="float" office:value="3.91784551063031" calcext:value-type="float">
            <text:p>3.91784551063031</text:p>
          </table:table-cell>
          <table:table-cell table:formula="of:=SQRT(POWER([.H96];2)+POWER([.I96];2)+POWER([.J96];2))" office:value-type="float" office:value="692.21697852675" calcext:value-type="float">
            <text:p>692.21697852675</text:p>
          </table:table-cell>
        </table:table-row>
        <table:table-row table:style-name="ro1">
          <table:table-cell office:value-type="float" office:value="99.3547" calcext:value-type="float">
            <text:p>99.3547</text:p>
          </table:table-cell>
          <table:table-cell office:value-type="float" office:value="267.666" calcext:value-type="float">
            <text:p>267.666</text:p>
          </table:table-cell>
          <table:table-cell office:value-type="float" office:value="44.4826" calcext:value-type="float">
            <text:p>44.4826</text:p>
          </table:table-cell>
          <table:table-cell office:value-type="float" office:value="96.07" calcext:value-type="float">
            <text:p>96.07</text:p>
          </table:table-cell>
          <table:table-cell office:value-type="float" office:value="257.112" calcext:value-type="float">
            <text:p>257.112</text:p>
          </table:table-cell>
          <table:table-cell office:value-type="float" office:value="44.9796" calcext:value-type="float">
            <text:p>44.9796</text:p>
          </table:table-cell>
          <table:table-cell/>
          <table:table-cell table:formula="of:=([.D97]-[.A97])/0.0166667" office:value-type="float" office:value="-197.081605836788" calcext:value-type="float">
            <text:p>-197.081605836788</text:p>
          </table:table-cell>
          <table:table-cell table:formula="of:=ABS([.E97]-[.B97])/0.0166667" office:value-type="float" office:value="633.238733522531" calcext:value-type="float">
            <text:p>633.238733522531</text:p>
          </table:table-cell>
          <table:table-cell table:formula="of:=([.F97]-[.C97])/0.0166667" office:value-type="float" office:value="29.8199403601193" calcext:value-type="float">
            <text:p>29.8199403601193</text:p>
          </table:table-cell>
          <table:table-cell table:formula="of:=DEGREES(ATAN(ABS([.F97]-[.C97])/ABS([.E97]-[.B97])))" office:value-type="float" office:value="2.69613238046149" calcext:value-type="float">
            <text:p>2.69613238046149</text:p>
          </table:table-cell>
          <table:table-cell table:formula="of:=SQRT(POWER([.H97];2)+POWER([.I97];2)+POWER([.J97];2))" office:value-type="float" office:value="663.86872334484" calcext:value-type="float">
            <text:p>663.86872334484</text:p>
          </table:table-cell>
        </table:table-row>
        <table:table-row table:style-name="ro1">
          <table:table-cell office:value-type="float" office:value="117.433" calcext:value-type="float">
            <text:p>117.433</text:p>
          </table:table-cell>
          <table:table-cell office:value-type="float" office:value="276.787" calcext:value-type="float">
            <text:p>276.787</text:p>
          </table:table-cell>
          <table:table-cell office:value-type="float" office:value="45.1407" calcext:value-type="float">
            <text:p>45.1407</text:p>
          </table:table-cell>
          <table:table-cell office:value-type="float" office:value="114.787" calcext:value-type="float">
            <text:p>114.787</text:p>
          </table:table-cell>
          <table:table-cell office:value-type="float" office:value="269.871" calcext:value-type="float">
            <text:p>269.871</text:p>
          </table:table-cell>
          <table:table-cell office:value-type="float" office:value="45.2375" calcext:value-type="float">
            <text:p>45.2375</text:p>
          </table:table-cell>
          <table:table-cell/>
          <table:table-cell table:formula="of:=([.D98]-[.A98])/0.0166667" office:value-type="float" office:value="-158.759682480635" calcext:value-type="float">
            <text:p>-158.759682480635</text:p>
          </table:table-cell>
          <table:table-cell table:formula="of:=ABS([.E98]-[.B98])/0.0166667" office:value-type="float" office:value="414.95917008166" calcext:value-type="float">
            <text:p>414.95917008166</text:p>
          </table:table-cell>
          <table:table-cell table:formula="of:=([.F98]-[.C98])/0.0166667" office:value-type="float" office:value="5.80798838402291" calcext:value-type="float">
            <text:p>5.80798838402291</text:p>
          </table:table-cell>
          <table:table-cell table:formula="of:=DEGREES(ATAN(ABS([.F98]-[.C98])/ABS([.E98]-[.B98])))" office:value-type="float" office:value="0.801889723142702" calcext:value-type="float">
            <text:p>0.801889723142702</text:p>
          </table:table-cell>
          <table:table-cell table:formula="of:=SQRT(POWER([.H98];2)+POWER([.I98];2)+POWER([.J98];2))" office:value-type="float" office:value="444.330375222402" calcext:value-type="float">
            <text:p>444.330375222402</text:p>
          </table:table-cell>
        </table:table-row>
        <table:table-row table:style-name="ro1">
          <table:table-cell office:value-type="float" office:value="119.048" calcext:value-type="float">
            <text:p>119.048</text:p>
          </table:table-cell>
          <table:table-cell office:value-type="float" office:value="282.851" calcext:value-type="float">
            <text:p>282.851</text:p>
          </table:table-cell>
          <table:table-cell office:value-type="float" office:value="44.7065" calcext:value-type="float">
            <text:p>44.7065</text:p>
          </table:table-cell>
          <table:table-cell office:value-type="float" office:value="115.979" calcext:value-type="float">
            <text:p>115.979</text:p>
          </table:table-cell>
          <table:table-cell office:value-type="float" office:value="272.087" calcext:value-type="float">
            <text:p>272.087</text:p>
          </table:table-cell>
          <table:table-cell office:value-type="float" office:value="45.3773" calcext:value-type="float">
            <text:p>45.3773</text:p>
          </table:table-cell>
          <table:table-cell/>
          <table:table-cell table:formula="of:=([.D99]-[.A99])/0.0166667" office:value-type="float" office:value="-184.139631720737" calcext:value-type="float">
            <text:p>-184.139631720737</text:p>
          </table:table-cell>
          <table:table-cell table:formula="of:=ABS([.E99]-[.B99])/0.0166667" office:value-type="float" office:value="645.838708322584" calcext:value-type="float">
            <text:p>645.838708322584</text:p>
          </table:table-cell>
          <table:table-cell table:formula="of:=([.F99]-[.C99])/0.0166667" office:value-type="float" office:value="40.247919504161" calcext:value-type="float">
            <text:p>40.247919504161</text:p>
          </table:table-cell>
          <table:table-cell table:formula="of:=DEGREES(ATAN(ABS([.F99]-[.C99])/ABS([.E99]-[.B99])))" office:value-type="float" office:value="3.56599497611778" calcext:value-type="float">
            <text:p>3.56599497611778</text:p>
          </table:table-cell>
          <table:table-cell table:formula="of:=SQRT(POWER([.H99];2)+POWER([.I99];2)+POWER([.J99];2))" office:value-type="float" office:value="672.781492137266" calcext:value-type="float">
            <text:p>672.781492137266</text:p>
          </table:table-cell>
        </table:table-row>
        <table:table-row table:style-name="ro1">
          <table:table-cell office:value-type="float" office:value="117.716" calcext:value-type="float">
            <text:p>117.716</text:p>
          </table:table-cell>
          <table:table-cell office:value-type="float" office:value="279.421" calcext:value-type="float">
            <text:p>279.421</text:p>
          </table:table-cell>
          <table:table-cell office:value-type="float" office:value="44.2376" calcext:value-type="float">
            <text:p>44.2376</text:p>
          </table:table-cell>
          <table:table-cell office:value-type="float" office:value="114.219" calcext:value-type="float">
            <text:p>114.219</text:p>
          </table:table-cell>
          <table:table-cell office:value-type="float" office:value="268.878" calcext:value-type="float">
            <text:p>268.878</text:p>
          </table:table-cell>
          <table:table-cell office:value-type="float" office:value="44.6626" calcext:value-type="float">
            <text:p>44.6626</text:p>
          </table:table-cell>
          <table:table-cell/>
          <table:table-cell table:formula="of:=([.D100]-[.A100])/0.0166667" office:value-type="float" office:value="-209.819580360839" calcext:value-type="float">
            <text:p>-209.819580360839</text:p>
          </table:table-cell>
          <table:table-cell table:formula="of:=ABS([.E100]-[.B100])/0.0166667" office:value-type="float" office:value="632.578734842531" calcext:value-type="float">
            <text:p>632.578734842531</text:p>
          </table:table-cell>
          <table:table-cell table:formula="of:=([.F100]-[.C100])/0.0166667" office:value-type="float" office:value="25.4999490001018" calcext:value-type="float">
            <text:p>25.4999490001018</text:p>
          </table:table-cell>
          <table:table-cell table:formula="of:=DEGREES(ATAN(ABS([.F100]-[.C100])/ABS([.E100]-[.B100])))" office:value-type="float" office:value="2.30840645843012" calcext:value-type="float">
            <text:p>2.30840645843012</text:p>
          </table:table-cell>
          <table:table-cell table:formula="of:=SQRT(POWER([.H100];2)+POWER([.I100];2)+POWER([.J100];2))" office:value-type="float" office:value="666.956040138166" calcext:value-type="float">
            <text:p>666.956040138166</text:p>
          </table:table-cell>
        </table:table-row>
        <table:table-row table:style-name="ro1">
          <table:table-cell office:value-type="float" office:value="118.579" calcext:value-type="float">
            <text:p>118.579</text:p>
          </table:table-cell>
          <table:table-cell office:value-type="float" office:value="275.523" calcext:value-type="float">
            <text:p>275.523</text:p>
          </table:table-cell>
          <table:table-cell office:value-type="float" office:value="44.5822" calcext:value-type="float">
            <text:p>44.5822</text:p>
          </table:table-cell>
          <table:table-cell office:value-type="float" office:value="114.839" calcext:value-type="float">
            <text:p>114.839</text:p>
          </table:table-cell>
          <table:table-cell office:value-type="float" office:value="265.143" calcext:value-type="float">
            <text:p>265.143</text:p>
          </table:table-cell>
          <table:table-cell office:value-type="float" office:value="45.2419" calcext:value-type="float">
            <text:p>45.2419</text:p>
          </table:table-cell>
          <table:table-cell/>
          <table:table-cell table:formula="of:=([.D101]-[.A101])/0.0166667" office:value-type="float" office:value="-224.399551200897" calcext:value-type="float">
            <text:p>-224.399551200897</text:p>
          </table:table-cell>
          <table:table-cell table:formula="of:=ABS([.E101]-[.B101])/0.0166667" office:value-type="float" office:value="622.798754402494" calcext:value-type="float">
            <text:p>622.798754402494</text:p>
          </table:table-cell>
          <table:table-cell table:formula="of:=([.F101]-[.C101])/0.0166667" office:value-type="float" office:value="39.5819208361584" calcext:value-type="float">
            <text:p>39.5819208361584</text:p>
          </table:table-cell>
          <table:table-cell table:formula="of:=DEGREES(ATAN(ABS([.F101]-[.C101])/ABS([.E101]-[.B101])))" office:value-type="float" office:value="3.63653729533634" calcext:value-type="float">
            <text:p>3.63653729533634</text:p>
          </table:table-cell>
          <table:table-cell table:formula="of:=SQRT(POWER([.H101];2)+POWER([.I101];2)+POWER([.J101];2))" office:value-type="float" office:value="663.174317597977" calcext:value-type="float">
            <text:p>663.174317597977</text:p>
          </table:table-cell>
        </table:table-row>
        <table:table-row table:style-name="ro1">
          <table:table-cell office:value-type="float" office:value="124.282" calcext:value-type="float">
            <text:p>124.282</text:p>
          </table:table-cell>
          <table:table-cell office:value-type="float" office:value="266.271" calcext:value-type="float">
            <text:p>266.271</text:p>
          </table:table-cell>
          <table:table-cell office:value-type="float" office:value="44.5092" calcext:value-type="float">
            <text:p>44.5092</text:p>
          </table:table-cell>
          <table:table-cell office:value-type="float" office:value="121.197" calcext:value-type="float">
            <text:p>121.197</text:p>
          </table:table-cell>
          <table:table-cell office:value-type="float" office:value="254.046" calcext:value-type="float">
            <text:p>254.046</text:p>
          </table:table-cell>
          <table:table-cell office:value-type="float" office:value="45.2737" calcext:value-type="float">
            <text:p>45.2737</text:p>
          </table:table-cell>
          <table:table-cell/>
          <table:table-cell table:formula="of:=([.D102]-[.A102])/0.0166667" office:value-type="float" office:value="-185.09962980074" calcext:value-type="float">
            <text:p>-185.09962980074</text:p>
          </table:table-cell>
          <table:table-cell table:formula="of:=ABS([.E102]-[.B102])/0.0166667" office:value-type="float" office:value="733.498533002935" calcext:value-type="float">
            <text:p>733.498533002935</text:p>
          </table:table-cell>
          <table:table-cell table:formula="of:=([.F102]-[.C102])/0.0166667" office:value-type="float" office:value="45.8699082601834" calcext:value-type="float">
            <text:p>45.8699082601834</text:p>
          </table:table-cell>
          <table:table-cell table:formula="of:=DEGREES(ATAN(ABS([.F102]-[.C102])/ABS([.E102]-[.B102])))" office:value-type="float" office:value="3.57837685444969" calcext:value-type="float">
            <text:p>3.57837685444969</text:p>
          </table:table-cell>
          <table:table-cell table:formula="of:=SQRT(POWER([.H102];2)+POWER([.I102];2)+POWER([.J102];2))" office:value-type="float" office:value="757.882589425055" calcext:value-type="float">
            <text:p>757.882589425055</text:p>
          </table:table-cell>
        </table:table-row>
        <table:table-row table:style-name="ro1">
          <table:table-cell office:value-type="float" office:value="127.697" calcext:value-type="float">
            <text:p>127.697</text:p>
          </table:table-cell>
          <table:table-cell office:value-type="float" office:value="280.363" calcext:value-type="float">
            <text:p>280.363</text:p>
          </table:table-cell>
          <table:table-cell office:value-type="float" office:value="43.2681" calcext:value-type="float">
            <text:p>43.2681</text:p>
          </table:table-cell>
          <table:table-cell office:value-type="float" office:value="123.552" calcext:value-type="float">
            <text:p>123.552</text:p>
          </table:table-cell>
          <table:table-cell office:value-type="float" office:value="260.313" calcext:value-type="float">
            <text:p>260.313</text:p>
          </table:table-cell>
          <table:table-cell office:value-type="float" office:value="45.9326" calcext:value-type="float">
            <text:p>45.9326</text:p>
          </table:table-cell>
          <table:table-cell/>
          <table:table-cell table:formula="of:=([.D103]-[.A103])/0.0166667" office:value-type="float" office:value="-248.699502600995" calcext:value-type="float">
            <text:p>-248.699502600995</text:p>
          </table:table-cell>
          <table:table-cell table:formula="of:=ABS([.E103]-[.B103])/0.0166667" office:value-type="float" office:value="1202.99759400481" calcext:value-type="float">
            <text:p>1202.99759400481</text:p>
          </table:table-cell>
          <table:table-cell table:formula="of:=([.F103]-[.C103])/0.0166667" office:value-type="float" office:value="159.86968026064" calcext:value-type="float">
            <text:p>159.86968026064</text:p>
          </table:table-cell>
          <table:table-cell table:formula="of:=DEGREES(ATAN(ABS([.F103]-[.C103])/ABS([.E103]-[.B103])))" office:value-type="float" office:value="7.56984032652956" calcext:value-type="float">
            <text:p>7.56984032652956</text:p>
          </table:table-cell>
          <table:table-cell table:formula="of:=SQRT(POWER([.H103];2)+POWER([.I103];2)+POWER([.J103];2))" office:value-type="float" office:value="1238.79496626439" calcext:value-type="float">
            <text:p>1238.79496626439</text:p>
          </table:table-cell>
        </table:table-row>
        <table:table-row table:style-name="ro1">
          <table:table-cell office:value-type="float" office:value="124.478" calcext:value-type="float">
            <text:p>124.478</text:p>
          </table:table-cell>
          <table:table-cell office:value-type="float" office:value="263.831" calcext:value-type="float">
            <text:p>263.831</text:p>
          </table:table-cell>
          <table:table-cell office:value-type="float" office:value="44.8921" calcext:value-type="float">
            <text:p>44.8921</text:p>
          </table:table-cell>
          <table:table-cell office:value-type="float" office:value="121.52" calcext:value-type="float">
            <text:p>121.52</text:p>
          </table:table-cell>
          <table:table-cell office:value-type="float" office:value="252.806" calcext:value-type="float">
            <text:p>252.806</text:p>
          </table:table-cell>
          <table:table-cell office:value-type="float" office:value="45.7064" calcext:value-type="float">
            <text:p>45.7064</text:p>
          </table:table-cell>
          <table:table-cell/>
          <table:table-cell table:formula="of:=([.D104]-[.A104])/0.0166667" office:value-type="float" office:value="-177.47964504071" calcext:value-type="float">
            <text:p>-177.47964504071</text:p>
          </table:table-cell>
          <table:table-cell table:formula="of:=ABS([.E104]-[.B104])/0.0166667" office:value-type="float" office:value="661.498677002646" calcext:value-type="float">
            <text:p>661.498677002646</text:p>
          </table:table-cell>
          <table:table-cell table:formula="of:=([.F104]-[.C104])/0.0166667" office:value-type="float" office:value="48.8579022841956" calcext:value-type="float">
            <text:p>48.8579022841956</text:p>
          </table:table-cell>
          <table:table-cell table:formula="of:=DEGREES(ATAN(ABS([.F104]-[.C104])/ABS([.E104]-[.B104])))" office:value-type="float" office:value="4.22416240273866" calcext:value-type="float">
            <text:p>4.22416240273866</text:p>
          </table:table-cell>
          <table:table-cell table:formula="of:=SQRT(POWER([.H104];2)+POWER([.I104];2)+POWER([.J104];2))" office:value-type="float" office:value="686.634268512459" calcext:value-type="float">
            <text:p>686.634268512459</text:p>
          </table:table-cell>
        </table:table-row>
        <table:table-row table:style-name="ro1">
          <table:table-cell office:value-type="float" office:value="124.939" calcext:value-type="float">
            <text:p>124.939</text:p>
          </table:table-cell>
          <table:table-cell office:value-type="float" office:value="265.938" calcext:value-type="float">
            <text:p>265.938</text:p>
          </table:table-cell>
          <table:table-cell office:value-type="float" office:value="45.5283" calcext:value-type="float">
            <text:p>45.5283</text:p>
          </table:table-cell>
          <table:table-cell office:value-type="float" office:value="122.315" calcext:value-type="float">
            <text:p>122.315</text:p>
          </table:table-cell>
          <table:table-cell office:value-type="float" office:value="255.89" calcext:value-type="float">
            <text:p>255.89</text:p>
          </table:table-cell>
          <table:table-cell office:value-type="float" office:value="46.3961" calcext:value-type="float">
            <text:p>46.3961</text:p>
          </table:table-cell>
          <table:table-cell/>
          <table:table-cell table:formula="of:=([.D105]-[.A105])/0.0166667" office:value-type="float" office:value="-157.439685120629" calcext:value-type="float">
            <text:p>-157.439685120629</text:p>
          </table:table-cell>
          <table:table-cell table:formula="of:=ABS([.E105]-[.B105])/0.0166667" office:value-type="float" office:value="602.878794242412" calcext:value-type="float">
            <text:p>602.878794242412</text:p>
          </table:table-cell>
          <table:table-cell table:formula="of:=([.F105]-[.C105])/0.0166667" office:value-type="float" office:value="52.067895864208" calcext:value-type="float">
            <text:p>52.067895864208</text:p>
          </table:table-cell>
          <table:table-cell table:formula="of:=DEGREES(ATAN(ABS([.F105]-[.C105])/ABS([.E105]-[.B105])))" office:value-type="float" office:value="4.93612701900082" calcext:value-type="float">
            <text:p>4.93612701900082</text:p>
          </table:table-cell>
          <table:table-cell table:formula="of:=SQRT(POWER([.H105];2)+POWER([.I105];2)+POWER([.J105];2))" office:value-type="float" office:value="625.268870789034" calcext:value-type="float">
            <text:p>625.268870789034</text:p>
          </table:table-cell>
        </table:table-row>
        <table:table-row table:style-name="ro1">
          <table:table-cell office:value-type="float" office:value="125.438" calcext:value-type="float">
            <text:p>125.438</text:p>
          </table:table-cell>
          <table:table-cell office:value-type="float" office:value="272.029" calcext:value-type="float">
            <text:p>272.029</text:p>
          </table:table-cell>
          <table:table-cell office:value-type="float" office:value="44.3326" calcext:value-type="float">
            <text:p>44.3326</text:p>
          </table:table-cell>
          <table:table-cell office:value-type="float" office:value="122.424" calcext:value-type="float">
            <text:p>122.424</text:p>
          </table:table-cell>
          <table:table-cell office:value-type="float" office:value="260.702" calcext:value-type="float">
            <text:p>260.702</text:p>
          </table:table-cell>
          <table:table-cell office:value-type="float" office:value="44.9194" calcext:value-type="float">
            <text:p>44.9194</text:p>
          </table:table-cell>
          <table:table-cell/>
          <table:table-cell table:formula="of:=([.D106]-[.A106])/0.0166667" office:value-type="float" office:value="-180.839638320723" calcext:value-type="float">
            <text:p>-180.839638320723</text:p>
          </table:table-cell>
          <table:table-cell table:formula="of:=ABS([.E106]-[.B106])/0.0166667" office:value-type="float" office:value="679.618640762718" calcext:value-type="float">
            <text:p>679.618640762718</text:p>
          </table:table-cell>
          <table:table-cell table:formula="of:=([.F106]-[.C106])/0.0166667" office:value-type="float" office:value="35.2079295841411" calcext:value-type="float">
            <text:p>35.2079295841411</text:p>
          </table:table-cell>
          <table:table-cell table:formula="of:=DEGREES(ATAN(ABS([.F106]-[.C106])/ABS([.E106]-[.B106])))" office:value-type="float" office:value="2.96558084647422" calcext:value-type="float">
            <text:p>2.96558084647422</text:p>
          </table:table-cell>
          <table:table-cell table:formula="of:=SQRT(POWER([.H106];2)+POWER([.I106];2)+POWER([.J106];2))" office:value-type="float" office:value="704.147761457591" calcext:value-type="float">
            <text:p>704.147761457591</text:p>
          </table:table-cell>
        </table:table-row>
        <table:table-row table:style-name="ro1">
          <table:table-cell office:value-type="float" office:value="125.276" calcext:value-type="float">
            <text:p>125.276</text:p>
          </table:table-cell>
          <table:table-cell office:value-type="float" office:value="270.763" calcext:value-type="float">
            <text:p>270.763</text:p>
          </table:table-cell>
          <table:table-cell office:value-type="float" office:value="44.7764" calcext:value-type="float">
            <text:p>44.7764</text:p>
          </table:table-cell>
          <table:table-cell office:value-type="float" office:value="122.784" calcext:value-type="float">
            <text:p>122.784</text:p>
          </table:table-cell>
          <table:table-cell office:value-type="float" office:value="261.781" calcext:value-type="float">
            <text:p>261.781</text:p>
          </table:table-cell>
          <table:table-cell office:value-type="float" office:value="44.9865" calcext:value-type="float">
            <text:p>44.9865</text:p>
          </table:table-cell>
          <table:table-cell/>
          <table:table-cell table:formula="of:=([.D107]-[.A107])/0.0166667" office:value-type="float" office:value="-149.519700960598" calcext:value-type="float">
            <text:p>-149.519700960598</text:p>
          </table:table-cell>
          <table:table-cell table:formula="of:=ABS([.E107]-[.B107])/0.0166667" office:value-type="float" office:value="538.918922162154" calcext:value-type="float">
            <text:p>538.918922162154</text:p>
          </table:table-cell>
          <table:table-cell table:formula="of:=([.F107]-[.C107])/0.0166667" office:value-type="float" office:value="12.6059747880503" calcext:value-type="float">
            <text:p>12.6059747880503</text:p>
          </table:table-cell>
          <table:table-cell table:formula="of:=DEGREES(ATAN(ABS([.F107]-[.C107])/ABS([.E107]-[.B107])))" office:value-type="float" office:value="1.3399742258091" calcext:value-type="float">
            <text:p>1.3399742258091</text:p>
          </table:table-cell>
          <table:table-cell table:formula="of:=SQRT(POWER([.H107];2)+POWER([.I107];2)+POWER([.J107];2))" office:value-type="float" office:value="559.418140785693" calcext:value-type="float">
            <text:p>559.418140785693</text:p>
          </table:table-cell>
        </table:table-row>
        <table:table-row table:style-name="ro1">
          <table:table-cell office:value-type="float" office:value="123.29" calcext:value-type="float">
            <text:p>123.29</text:p>
          </table:table-cell>
          <table:table-cell office:value-type="float" office:value="270.949" calcext:value-type="float">
            <text:p>270.949</text:p>
          </table:table-cell>
          <table:table-cell office:value-type="float" office:value="45.4977" calcext:value-type="float">
            <text:p>45.4977</text:p>
          </table:table-cell>
          <table:table-cell office:value-type="float" office:value="120.58" calcext:value-type="float">
            <text:p>120.58</text:p>
          </table:table-cell>
          <table:table-cell office:value-type="float" office:value="261.915" calcext:value-type="float">
            <text:p>261.915</text:p>
          </table:table-cell>
          <table:table-cell office:value-type="float" office:value="45.9443" calcext:value-type="float">
            <text:p>45.9443</text:p>
          </table:table-cell>
          <table:table-cell/>
          <table:table-cell table:formula="of:=([.D108]-[.A108])/0.0166667" office:value-type="float" office:value="-162.599674800651" calcext:value-type="float">
            <text:p>-162.599674800651</text:p>
          </table:table-cell>
          <table:table-cell table:formula="of:=ABS([.E108]-[.B108])/0.0166667" office:value-type="float" office:value="542.038915922168" calcext:value-type="float">
            <text:p>542.038915922168</text:p>
          </table:table-cell>
          <table:table-cell table:formula="of:=([.F108]-[.C108])/0.0166667" office:value-type="float" office:value="26.795946408107" calcext:value-type="float">
            <text:p>26.795946408107</text:p>
          </table:table-cell>
          <table:table-cell table:formula="of:=DEGREES(ATAN(ABS([.F108]-[.C108])/ABS([.E108]-[.B108])))" office:value-type="float" office:value="2.83013956832016" calcext:value-type="float">
            <text:p>2.83013956832016</text:p>
          </table:table-cell>
          <table:table-cell table:formula="of:=SQRT(POWER([.H108];2)+POWER([.I108];2)+POWER([.J108];2))" office:value-type="float" office:value="566.535844729407" calcext:value-type="float">
            <text:p>566.535844729407</text:p>
          </table:table-cell>
        </table:table-row>
        <table:table-row table:style-name="ro1">
          <table:table-cell office:value-type="float" office:value="125.89" calcext:value-type="float">
            <text:p>125.89</text:p>
          </table:table-cell>
          <table:table-cell office:value-type="float" office:value="282.827" calcext:value-type="float">
            <text:p>282.827</text:p>
          </table:table-cell>
          <table:table-cell office:value-type="float" office:value="44.9108" calcext:value-type="float">
            <text:p>44.9108</text:p>
          </table:table-cell>
          <table:table-cell office:value-type="float" office:value="123.142" calcext:value-type="float">
            <text:p>123.142</text:p>
          </table:table-cell>
          <table:table-cell office:value-type="float" office:value="272.047" calcext:value-type="float">
            <text:p>272.047</text:p>
          </table:table-cell>
          <table:table-cell office:value-type="float" office:value="46.0668" calcext:value-type="float">
            <text:p>46.0668</text:p>
          </table:table-cell>
          <table:table-cell/>
          <table:table-cell table:formula="of:=([.D109]-[.A109])/0.0166667" office:value-type="float" office:value="-164.87967024066" calcext:value-type="float">
            <text:p>-164.87967024066</text:p>
          </table:table-cell>
          <table:table-cell table:formula="of:=ABS([.E109]-[.B109])/0.0166667" office:value-type="float" office:value="646.798706402586" calcext:value-type="float">
            <text:p>646.798706402586</text:p>
          </table:table-cell>
          <table:table-cell table:formula="of:=([.F109]-[.C109])/0.0166667" office:value-type="float" office:value="69.3598612802774" calcext:value-type="float">
            <text:p>69.3598612802774</text:p>
          </table:table-cell>
          <table:table-cell table:formula="of:=DEGREES(ATAN(ABS([.F109]-[.C109])/ABS([.E109]-[.B109])))" office:value-type="float" office:value="6.12075820036598" calcext:value-type="float">
            <text:p>6.12075820036598</text:p>
          </table:table-cell>
          <table:table-cell table:formula="of:=SQRT(POWER([.H109];2)+POWER([.I109];2)+POWER([.J109];2))" office:value-type="float" office:value="671.077240427319" calcext:value-type="float">
            <text:p>671.077240427319</text:p>
          </table:table-cell>
        </table:table-row>
        <table:table-row table:style-name="ro1">
          <table:table-cell office:value-type="float" office:value="124.211" calcext:value-type="float">
            <text:p>124.211</text:p>
          </table:table-cell>
          <table:table-cell office:value-type="float" office:value="279.289" calcext:value-type="float">
            <text:p>279.289</text:p>
          </table:table-cell>
          <table:table-cell office:value-type="float" office:value="45.4569" calcext:value-type="float">
            <text:p>45.4569</text:p>
          </table:table-cell>
          <table:table-cell office:value-type="float" office:value="121.21" calcext:value-type="float">
            <text:p>121.21</text:p>
          </table:table-cell>
          <table:table-cell office:value-type="float" office:value="272.427" calcext:value-type="float">
            <text:p>272.427</text:p>
          </table:table-cell>
          <table:table-cell office:value-type="float" office:value="45.7775" calcext:value-type="float">
            <text:p>45.7775</text:p>
          </table:table-cell>
          <table:table-cell/>
          <table:table-cell table:formula="of:=([.D110]-[.A110])/0.0166667" office:value-type="float" office:value="-180.059639880721" calcext:value-type="float">
            <text:p>-180.059639880721</text:p>
          </table:table-cell>
          <table:table-cell table:formula="of:=ABS([.E110]-[.B110])/0.0166667" office:value-type="float" office:value="411.719176561645" calcext:value-type="float">
            <text:p>411.719176561645</text:p>
          </table:table-cell>
          <table:table-cell table:formula="of:=([.F110]-[.C110])/0.0166667" office:value-type="float" office:value="19.2359615280773" calcext:value-type="float">
            <text:p>19.2359615280773</text:p>
          </table:table-cell>
          <table:table-cell table:formula="of:=DEGREES(ATAN(ABS([.F110]-[.C110])/ABS([.E110]-[.B110])))" office:value-type="float" office:value="2.6749750403573" calcext:value-type="float">
            <text:p>2.6749750403573</text:p>
          </table:table-cell>
          <table:table-cell table:formula="of:=SQRT(POWER([.H110];2)+POWER([.I110];2)+POWER([.J110];2))" office:value-type="float" office:value="449.782365681986" calcext:value-type="float">
            <text:p>449.782365681986</text:p>
          </table:table-cell>
        </table:table-row>
        <table:table-row table:style-name="ro1">
          <table:table-cell office:value-type="float" office:value="122.621" calcext:value-type="float">
            <text:p>122.621</text:p>
          </table:table-cell>
          <table:table-cell office:value-type="float" office:value="278.433" calcext:value-type="float">
            <text:p>278.433</text:p>
          </table:table-cell>
          <table:table-cell office:value-type="float" office:value="45.1" calcext:value-type="float">
            <text:p>45.1</text:p>
          </table:table-cell>
          <table:table-cell office:value-type="float" office:value="119.397" calcext:value-type="float">
            <text:p>119.397</text:p>
          </table:table-cell>
          <table:table-cell office:value-type="float" office:value="269.184" calcext:value-type="float">
            <text:p>269.184</text:p>
          </table:table-cell>
          <table:table-cell office:value-type="float" office:value="45.5534" calcext:value-type="float">
            <text:p>45.5534</text:p>
          </table:table-cell>
          <table:table-cell/>
          <table:table-cell table:formula="of:=([.D111]-[.A111])/0.0166667" office:value-type="float" office:value="-193.439613120773" calcext:value-type="float">
            <text:p>-193.439613120773</text:p>
          </table:table-cell>
          <table:table-cell table:formula="of:=ABS([.E111]-[.B111])/0.0166667" office:value-type="float" office:value="554.938890122218" calcext:value-type="float">
            <text:p>554.938890122218</text:p>
          </table:table-cell>
          <table:table-cell table:formula="of:=([.F111]-[.C111])/0.0166667" office:value-type="float" office:value="27.2039455921089" calcext:value-type="float">
            <text:p>27.2039455921089</text:p>
          </table:table-cell>
          <table:table-cell table:formula="of:=DEGREES(ATAN(ABS([.F111]-[.C111])/ABS([.E111]-[.B111])))" office:value-type="float" office:value="2.80647930986182" calcext:value-type="float">
            <text:p>2.80647930986182</text:p>
          </table:table-cell>
          <table:table-cell table:formula="of:=SQRT(POWER([.H111];2)+POWER([.I111];2)+POWER([.J111];2))" office:value-type="float" office:value="588.316335273951" calcext:value-type="float">
            <text:p>588.316335273951</text:p>
          </table:table-cell>
        </table:table-row>
        <table:table-row table:style-name="ro1">
          <table:table-cell office:value-type="float" office:value="123.383" calcext:value-type="float">
            <text:p>123.383</text:p>
          </table:table-cell>
          <table:table-cell office:value-type="float" office:value="280.787" calcext:value-type="float">
            <text:p>280.787</text:p>
          </table:table-cell>
          <table:table-cell office:value-type="float" office:value="44.9868" calcext:value-type="float">
            <text:p>44.9868</text:p>
          </table:table-cell>
          <table:table-cell office:value-type="float" office:value="120.713" calcext:value-type="float">
            <text:p>120.713</text:p>
          </table:table-cell>
          <table:table-cell office:value-type="float" office:value="270.095" calcext:value-type="float">
            <text:p>270.095</text:p>
          </table:table-cell>
          <table:table-cell office:value-type="float" office:value="45.8924" calcext:value-type="float">
            <text:p>45.8924</text:p>
          </table:table-cell>
          <table:table-cell/>
          <table:table-cell table:formula="of:=([.D112]-[.A112])/0.0166667" office:value-type="float" office:value="-160.199679600641" calcext:value-type="float">
            <text:p>-160.199679600641</text:p>
          </table:table-cell>
          <table:table-cell table:formula="of:=ABS([.E112]-[.B112])/0.0166667" office:value-type="float" office:value="641.518716962563" calcext:value-type="float">
            <text:p>641.518716962563</text:p>
          </table:table-cell>
          <table:table-cell table:formula="of:=([.F112]-[.C112])/0.0166667" office:value-type="float" office:value="54.3358913282173" calcext:value-type="float">
            <text:p>54.3358913282173</text:p>
          </table:table-cell>
          <table:table-cell table:formula="of:=DEGREES(ATAN(ABS([.F112]-[.C112])/ABS([.E112]-[.B112])))" office:value-type="float" office:value="4.84133107617999" calcext:value-type="float">
            <text:p>4.84133107617999</text:p>
          </table:table-cell>
          <table:table-cell table:formula="of:=SQRT(POWER([.H112];2)+POWER([.I112];2)+POWER([.J112];2))" office:value-type="float" office:value="663.447504060324" calcext:value-type="float">
            <text:p>663.447504060324</text:p>
          </table:table-cell>
        </table:table-row>
        <table:table-row table:style-name="ro1">
          <table:table-cell office:value-type="float" office:value="115.572" calcext:value-type="float">
            <text:p>115.572</text:p>
          </table:table-cell>
          <table:table-cell office:value-type="float" office:value="273.225" calcext:value-type="float">
            <text:p>273.225</text:p>
          </table:table-cell>
          <table:table-cell office:value-type="float" office:value="45.9442" calcext:value-type="float">
            <text:p>45.9442</text:p>
          </table:table-cell>
          <table:table-cell office:value-type="float" office:value="113.212" calcext:value-type="float">
            <text:p>113.212</text:p>
          </table:table-cell>
          <table:table-cell office:value-type="float" office:value="266.34" calcext:value-type="float">
            <text:p>266.34</text:p>
          </table:table-cell>
          <table:table-cell office:value-type="float" office:value="46.0385" calcext:value-type="float">
            <text:p>46.0385</text:p>
          </table:table-cell>
          <table:table-cell/>
          <table:table-cell table:formula="of:=([.D113]-[.A113])/0.0166667" office:value-type="float" office:value="-141.599716800566" calcext:value-type="float">
            <text:p>-141.599716800566</text:p>
          </table:table-cell>
          <table:table-cell table:formula="of:=ABS([.E113]-[.B113])/0.0166667" office:value-type="float" office:value="413.099173801655" calcext:value-type="float">
            <text:p>413.099173801655</text:p>
          </table:table-cell>
          <table:table-cell table:formula="of:=([.F113]-[.C113])/0.0166667" office:value-type="float" office:value="5.65798868402245" calcext:value-type="float">
            <text:p>5.65798868402245</text:p>
          </table:table-cell>
          <table:table-cell table:formula="of:=DEGREES(ATAN(ABS([.F113]-[.C113])/ABS([.E113]-[.B113])))" office:value-type="float" office:value="0.784699229120312" calcext:value-type="float">
            <text:p>0.784699229120312</text:p>
          </table:table-cell>
          <table:table-cell table:formula="of:=SQRT(POWER([.H113];2)+POWER([.I113];2)+POWER([.J113];2))" office:value-type="float" office:value="436.730374521351" calcext:value-type="float">
            <text:p>436.730374521351</text:p>
          </table:table-cell>
        </table:table-row>
        <table:table-row table:style-name="ro1">
          <table:table-cell office:value-type="float" office:value="107.56" calcext:value-type="float">
            <text:p>107.56</text:p>
          </table:table-cell>
          <table:table-cell office:value-type="float" office:value="275.487" calcext:value-type="float">
            <text:p>275.487</text:p>
          </table:table-cell>
          <table:table-cell office:value-type="float" office:value="45.1679" calcext:value-type="float">
            <text:p>45.1679</text:p>
          </table:table-cell>
          <table:table-cell office:value-type="float" office:value="105.048" calcext:value-type="float">
            <text:p>105.048</text:p>
          </table:table-cell>
          <table:table-cell office:value-type="float" office:value="268.403" calcext:value-type="float">
            <text:p>268.403</text:p>
          </table:table-cell>
          <table:table-cell office:value-type="float" office:value="45.2969" calcext:value-type="float">
            <text:p>45.2969</text:p>
          </table:table-cell>
          <table:table-cell/>
          <table:table-cell table:formula="of:=([.D114]-[.A114])/0.0166667" office:value-type="float" office:value="-150.719698560603" calcext:value-type="float">
            <text:p>-150.719698560603</text:p>
          </table:table-cell>
          <table:table-cell table:formula="of:=ABS([.E114]-[.B114])/0.0166667" office:value-type="float" office:value="425.0391499217" calcext:value-type="float">
            <text:p>425.0391499217</text:p>
          </table:table-cell>
          <table:table-cell table:formula="of:=([.F114]-[.C114])/0.0166667" office:value-type="float" office:value="7.73998452003083" calcext:value-type="float">
            <text:p>7.73998452003083</text:p>
          </table:table-cell>
          <table:table-cell table:formula="of:=DEGREES(ATAN(ABS([.F114]-[.C114])/ABS([.E114]-[.B114])))" office:value-type="float" office:value="1.04324375154954" calcext:value-type="float">
            <text:p>1.04324375154954</text:p>
          </table:table-cell>
          <table:table-cell table:formula="of:=SQRT(POWER([.H114];2)+POWER([.I114];2)+POWER([.J114];2))" office:value-type="float" office:value="451.037264381482" calcext:value-type="float">
            <text:p>451.037264381482</text:p>
          </table:table-cell>
        </table:table-row>
        <table:table-row table:style-name="ro1">
          <table:table-cell office:value-type="float" office:value="105.136" calcext:value-type="float">
            <text:p>105.136</text:p>
          </table:table-cell>
          <table:table-cell office:value-type="float" office:value="273.158" calcext:value-type="float">
            <text:p>273.158</text:p>
          </table:table-cell>
          <table:table-cell office:value-type="float" office:value="45.5436" calcext:value-type="float">
            <text:p>45.5436</text:p>
          </table:table-cell>
          <table:table-cell office:value-type="float" office:value="102.828" calcext:value-type="float">
            <text:p>102.828</text:p>
          </table:table-cell>
          <table:table-cell office:value-type="float" office:value="264.87" calcext:value-type="float">
            <text:p>264.87</text:p>
          </table:table-cell>
          <table:table-cell office:value-type="float" office:value="45.8632" calcext:value-type="float">
            <text:p>45.8632</text:p>
          </table:table-cell>
          <table:table-cell/>
          <table:table-cell table:formula="of:=([.D115]-[.A115])/0.0166667" office:value-type="float" office:value="-138.479723040554" calcext:value-type="float">
            <text:p>-138.479723040554</text:p>
          </table:table-cell>
          <table:table-cell table:formula="of:=ABS([.E115]-[.B115])/0.0166667" office:value-type="float" office:value="497.27900544199" calcext:value-type="float">
            <text:p>497.27900544199</text:p>
          </table:table-cell>
          <table:table-cell table:formula="of:=([.F115]-[.C115])/0.0166667" office:value-type="float" office:value="19.1759616480768" calcext:value-type="float">
            <text:p>19.1759616480768</text:p>
          </table:table-cell>
          <table:table-cell table:formula="of:=DEGREES(ATAN(ABS([.F115]-[.C115])/ABS([.E115]-[.B115])))" office:value-type="float" office:value="2.20833284781649" calcext:value-type="float">
            <text:p>2.20833284781649</text:p>
          </table:table-cell>
          <table:table-cell table:formula="of:=SQRT(POWER([.H115];2)+POWER([.I115];2)+POWER([.J115];2))" office:value-type="float" office:value="516.556638183938" calcext:value-type="float">
            <text:p>516.556638183938</text:p>
          </table:table-cell>
        </table:table-row>
        <table:table-row table:style-name="ro1">
          <table:table-cell office:value-type="float" office:value="101.846" calcext:value-type="float">
            <text:p>101.846</text:p>
          </table:table-cell>
          <table:table-cell office:value-type="float" office:value="275.956" calcext:value-type="float">
            <text:p>275.956</text:p>
          </table:table-cell>
          <table:table-cell office:value-type="float" office:value="44.8944" calcext:value-type="float">
            <text:p>44.8944</text:p>
          </table:table-cell>
          <table:table-cell office:value-type="float" office:value="99.2557" calcext:value-type="float">
            <text:p>99.2557</text:p>
          </table:table-cell>
          <table:table-cell office:value-type="float" office:value="266.284" calcext:value-type="float">
            <text:p>266.284</text:p>
          </table:table-cell>
          <table:table-cell office:value-type="float" office:value="45.4301" calcext:value-type="float">
            <text:p>45.4301</text:p>
          </table:table-cell>
          <table:table-cell/>
          <table:table-cell table:formula="of:=([.D116]-[.A116])/0.0166667" office:value-type="float" office:value="-155.417689164622" calcext:value-type="float">
            <text:p>-155.417689164622</text:p>
          </table:table-cell>
          <table:table-cell table:formula="of:=ABS([.E116]-[.B116])/0.0166667" office:value-type="float" office:value="580.318839362323" calcext:value-type="float">
            <text:p>580.318839362323</text:p>
          </table:table-cell>
          <table:table-cell table:formula="of:=([.F116]-[.C116])/0.0166667" office:value-type="float" office:value="32.1419357161289" calcext:value-type="float">
            <text:p>32.1419357161289</text:p>
          </table:table-cell>
          <table:table-cell table:formula="of:=DEGREES(ATAN(ABS([.F116]-[.C116])/ABS([.E116]-[.B116])))" office:value-type="float" office:value="3.1701841283188" calcext:value-type="float">
            <text:p>3.1701841283188</text:p>
          </table:table-cell>
          <table:table-cell table:formula="of:=SQRT(POWER([.H116];2)+POWER([.I116];2)+POWER([.J116];2))" office:value-type="float" office:value="601.629219250266" calcext:value-type="float">
            <text:p>601.629219250266</text:p>
          </table:table-cell>
        </table:table-row>
        <table:table-row table:style-name="ro1">
          <table:table-cell office:value-type="float" office:value="96.9647" calcext:value-type="float">
            <text:p>96.9647</text:p>
          </table:table-cell>
          <table:table-cell office:value-type="float" office:value="273.677" calcext:value-type="float">
            <text:p>273.677</text:p>
          </table:table-cell>
          <table:table-cell office:value-type="float" office:value="45.038" calcext:value-type="float">
            <text:p>45.038</text:p>
          </table:table-cell>
          <table:table-cell office:value-type="float" office:value="94.3607" calcext:value-type="float">
            <text:p>94.3607</text:p>
          </table:table-cell>
          <table:table-cell office:value-type="float" office:value="261.605" calcext:value-type="float">
            <text:p>261.605</text:p>
          </table:table-cell>
          <table:table-cell office:value-type="float" office:value="45.7189" calcext:value-type="float">
            <text:p>45.7189</text:p>
          </table:table-cell>
          <table:table-cell/>
          <table:table-cell table:formula="of:=([.D117]-[.A117])/0.0166667" office:value-type="float" office:value="-156.239687520625" calcext:value-type="float">
            <text:p>-156.239687520625</text:p>
          </table:table-cell>
          <table:table-cell table:formula="of:=ABS([.E117]-[.B117])/0.0166667" office:value-type="float" office:value="724.318551362897" calcext:value-type="float">
            <text:p>724.318551362897</text:p>
          </table:table-cell>
          <table:table-cell table:formula="of:=([.F117]-[.C117])/0.0166667" office:value-type="float" office:value="40.8539182921635" calcext:value-type="float">
            <text:p>40.8539182921635</text:p>
          </table:table-cell>
          <table:table-cell table:formula="of:=DEGREES(ATAN(ABS([.F117]-[.C117])/ABS([.E117]-[.B117])))" office:value-type="float" office:value="3.22824754425251" calcext:value-type="float">
            <text:p>3.22824754425251</text:p>
          </table:table-cell>
          <table:table-cell table:formula="of:=SQRT(POWER([.H117];2)+POWER([.I117];2)+POWER([.J117];2))" office:value-type="float" office:value="742.103258613524" calcext:value-type="float">
            <text:p>742.103258613524</text:p>
          </table:table-cell>
        </table:table-row>
        <table:table-row table:style-name="ro1">
          <table:table-cell office:value-type="float" office:value="92.018" calcext:value-type="float">
            <text:p>92.018</text:p>
          </table:table-cell>
          <table:table-cell office:value-type="float" office:value="280.136" calcext:value-type="float">
            <text:p>280.136</text:p>
          </table:table-cell>
          <table:table-cell office:value-type="float" office:value="44.3348" calcext:value-type="float">
            <text:p>44.3348</text:p>
          </table:table-cell>
          <table:table-cell office:value-type="float" office:value="89.1014" calcext:value-type="float">
            <text:p>89.1014</text:p>
          </table:table-cell>
          <table:table-cell office:value-type="float" office:value="270.014" calcext:value-type="float">
            <text:p>270.014</text:p>
          </table:table-cell>
          <table:table-cell office:value-type="float" office:value="45.1799" calcext:value-type="float">
            <text:p>45.1799</text:p>
          </table:table-cell>
          <table:table-cell/>
          <table:table-cell table:formula="of:=([.D118]-[.A118])/0.0166667" office:value-type="float" office:value="-174.9956500087" calcext:value-type="float">
            <text:p>-174.9956500087</text:p>
          </table:table-cell>
          <table:table-cell table:formula="of:=ABS([.E118]-[.B118])/0.0166667" office:value-type="float" office:value="607.31878536243" calcext:value-type="float">
            <text:p>607.31878536243</text:p>
          </table:table-cell>
          <table:table-cell table:formula="of:=([.F118]-[.C118])/0.0166667" office:value-type="float" office:value="50.705898588203" calcext:value-type="float">
            <text:p>50.705898588203</text:p>
          </table:table-cell>
          <table:table-cell table:formula="of:=DEGREES(ATAN(ABS([.F118]-[.C118])/ABS([.E118]-[.B118])))" office:value-type="float" office:value="4.77263594346466" calcext:value-type="float">
            <text:p>4.77263594346466</text:p>
          </table:table-cell>
          <table:table-cell table:formula="of:=SQRT(POWER([.H118];2)+POWER([.I118];2)+POWER([.J118];2))" office:value-type="float" office:value="634.058887429001" calcext:value-type="float">
            <text:p>634.058887429001</text:p>
          </table:table-cell>
        </table:table-row>
        <table:table-row table:style-name="ro1">
          <table:table-cell office:value-type="float" office:value="89.2371" calcext:value-type="float">
            <text:p>89.2371</text:p>
          </table:table-cell>
          <table:table-cell office:value-type="float" office:value="280.113" calcext:value-type="float">
            <text:p>280.113</text:p>
          </table:table-cell>
          <table:table-cell office:value-type="float" office:value="44.3621" calcext:value-type="float">
            <text:p>44.3621</text:p>
          </table:table-cell>
          <table:table-cell office:value-type="float" office:value="86.6687" calcext:value-type="float">
            <text:p>86.6687</text:p>
          </table:table-cell>
          <table:table-cell office:value-type="float" office:value="271.204" calcext:value-type="float">
            <text:p>271.204</text:p>
          </table:table-cell>
          <table:table-cell office:value-type="float" office:value="45.0164" calcext:value-type="float">
            <text:p>45.0164</text:p>
          </table:table-cell>
          <table:table-cell/>
          <table:table-cell table:formula="of:=([.D119]-[.A119])/0.0166667" office:value-type="float" office:value="-154.103691792616" calcext:value-type="float">
            <text:p>-154.103691792616</text:p>
          </table:table-cell>
          <table:table-cell table:formula="of:=ABS([.E119]-[.B119])/0.0166667" office:value-type="float" office:value="534.538930922138" calcext:value-type="float">
            <text:p>534.538930922138</text:p>
          </table:table-cell>
          <table:table-cell table:formula="of:=([.F119]-[.C119])/0.0166667" office:value-type="float" office:value="39.257921484157" calcext:value-type="float">
            <text:p>39.257921484157</text:p>
          </table:table-cell>
          <table:table-cell table:formula="of:=DEGREES(ATAN(ABS([.F119]-[.C119])/ABS([.E119]-[.B119])))" office:value-type="float" office:value="4.20040898063283" calcext:value-type="float">
            <text:p>4.20040898063283</text:p>
          </table:table-cell>
          <table:table-cell table:formula="of:=SQRT(POWER([.H119];2)+POWER([.I119];2)+POWER([.J119];2))" office:value-type="float" office:value="557.692568441388" calcext:value-type="float">
            <text:p>557.692568441388</text:p>
          </table:table-cell>
        </table:table-row>
        <table:table-row table:style-name="ro1">
          <table:table-cell office:value-type="float" office:value="89.7426" calcext:value-type="float">
            <text:p>89.7426</text:p>
          </table:table-cell>
          <table:table-cell office:value-type="float" office:value="280.113" calcext:value-type="float">
            <text:p>280.113</text:p>
          </table:table-cell>
          <table:table-cell office:value-type="float" office:value="44.3579" calcext:value-type="float">
            <text:p>44.3579</text:p>
          </table:table-cell>
          <table:table-cell office:value-type="float" office:value="87.362" calcext:value-type="float">
            <text:p>87.362</text:p>
          </table:table-cell>
          <table:table-cell office:value-type="float" office:value="269.868" calcext:value-type="float">
            <text:p>269.868</text:p>
          </table:table-cell>
          <table:table-cell office:value-type="float" office:value="45.707" calcext:value-type="float">
            <text:p>45.707</text:p>
          </table:table-cell>
          <table:table-cell/>
          <table:table-cell table:formula="of:=([.D120]-[.A120])/0.0166667" office:value-type="float" office:value="-142.835714328571" calcext:value-type="float">
            <text:p>-142.835714328571</text:p>
          </table:table-cell>
          <table:table-cell table:formula="of:=ABS([.E120]-[.B120])/0.0166667" office:value-type="float" office:value="614.698770602459" calcext:value-type="float">
            <text:p>614.698770602459</text:p>
          </table:table-cell>
          <table:table-cell table:formula="of:=([.F120]-[.C120])/0.0166667" office:value-type="float" office:value="80.9458381083238" calcext:value-type="float">
            <text:p>80.9458381083238</text:p>
          </table:table-cell>
          <table:table-cell table:formula="of:=DEGREES(ATAN(ABS([.F120]-[.C120])/ABS([.E120]-[.B120])))" office:value-type="float" office:value="7.50176001400787" calcext:value-type="float">
            <text:p>7.50176001400787</text:p>
          </table:table-cell>
          <table:table-cell table:formula="of:=SQRT(POWER([.H120];2)+POWER([.I120];2)+POWER([.J120];2))" office:value-type="float" office:value="636.245902599763" calcext:value-type="float">
            <text:p>636.245902599763</text:p>
          </table:table-cell>
        </table:table-row>
        <table:table-row table:style-name="ro1">
          <table:table-cell office:value-type="float" office:value="88.4856" calcext:value-type="float">
            <text:p>88.4856</text:p>
          </table:table-cell>
          <table:table-cell office:value-type="float" office:value="273.587" calcext:value-type="float">
            <text:p>273.587</text:p>
          </table:table-cell>
          <table:table-cell office:value-type="float" office:value="45.6171" calcext:value-type="float">
            <text:p>45.6171</text:p>
          </table:table-cell>
          <table:table-cell office:value-type="float" office:value="86.4147" calcext:value-type="float">
            <text:p>86.4147</text:p>
          </table:table-cell>
          <table:table-cell office:value-type="float" office:value="263.672" calcext:value-type="float">
            <text:p>263.672</text:p>
          </table:table-cell>
          <table:table-cell office:value-type="float" office:value="46.4287" calcext:value-type="float">
            <text:p>46.4287</text:p>
          </table:table-cell>
          <table:table-cell/>
          <table:table-cell table:formula="of:=([.D121]-[.A121])/0.0166667" office:value-type="float" office:value="-124.253751492498" calcext:value-type="float">
            <text:p>-124.253751492498</text:p>
          </table:table-cell>
          <table:table-cell table:formula="of:=ABS([.E121]-[.B121])/0.0166667" office:value-type="float" office:value="594.898810202377" calcext:value-type="float">
            <text:p>594.898810202377</text:p>
          </table:table-cell>
          <table:table-cell table:formula="of:=([.F121]-[.C121])/0.0166667" office:value-type="float" office:value="48.6959026081947" calcext:value-type="float">
            <text:p>48.6959026081947</text:p>
          </table:table-cell>
          <table:table-cell table:formula="of:=DEGREES(ATAN(ABS([.F121]-[.C121])/ABS([.E121]-[.B121])))" office:value-type="float" office:value="4.67955740762709" calcext:value-type="float">
            <text:p>4.67955740762709</text:p>
          </table:table-cell>
          <table:table-cell table:formula="of:=SQRT(POWER([.H121];2)+POWER([.I121];2)+POWER([.J121];2))" office:value-type="float" office:value="609.684246205354" calcext:value-type="float">
            <text:p>609.684246205354</text:p>
          </table:table-cell>
        </table:table-row>
        <table:table-row table:style-name="ro1">
          <table:table-cell office:value-type="float" office:value="86.2487" calcext:value-type="float">
            <text:p>86.2487</text:p>
          </table:table-cell>
          <table:table-cell office:value-type="float" office:value="273.637" calcext:value-type="float">
            <text:p>273.637</text:p>
          </table:table-cell>
          <table:table-cell office:value-type="float" office:value="45.136" calcext:value-type="float">
            <text:p>45.136</text:p>
          </table:table-cell>
          <table:table-cell office:value-type="float" office:value="83.7394" calcext:value-type="float">
            <text:p>83.7394</text:p>
          </table:table-cell>
          <table:table-cell office:value-type="float" office:value="263.719" calcext:value-type="float">
            <text:p>263.719</text:p>
          </table:table-cell>
          <table:table-cell office:value-type="float" office:value="45.4791" calcext:value-type="float">
            <text:p>45.4791</text:p>
          </table:table-cell>
          <table:table-cell/>
          <table:table-cell table:formula="of:=([.D122]-[.A122])/0.0166667" office:value-type="float" office:value="-150.557698884602" calcext:value-type="float">
            <text:p>-150.557698884602</text:p>
          </table:table-cell>
          <table:table-cell table:formula="of:=ABS([.E122]-[.B122])/0.0166667" office:value-type="float" office:value="595.078809842381" calcext:value-type="float">
            <text:p>595.078809842381</text:p>
          </table:table-cell>
          <table:table-cell table:formula="of:=([.F122]-[.C122])/0.0166667" office:value-type="float" office:value="20.5859588280823" calcext:value-type="float">
            <text:p>20.5859588280823</text:p>
          </table:table-cell>
          <table:table-cell table:formula="of:=DEGREES(ATAN(ABS([.F122]-[.C122])/ABS([.E122]-[.B122])))" office:value-type="float" office:value="1.98128108335357" calcext:value-type="float">
            <text:p>1.98128108335357</text:p>
          </table:table-cell>
          <table:table-cell table:formula="of:=SQRT(POWER([.H122];2)+POWER([.I122];2)+POWER([.J122];2))" office:value-type="float" office:value="614.174398943592" calcext:value-type="float">
            <text:p>614.174398943592</text:p>
          </table:table-cell>
        </table:table-row>
        <table:table-row table:style-name="ro1">
          <table:table-cell office:value-type="float" office:value="84.6919" calcext:value-type="float">
            <text:p>84.6919</text:p>
          </table:table-cell>
          <table:table-cell office:value-type="float" office:value="289.348" calcext:value-type="float">
            <text:p>289.348</text:p>
          </table:table-cell>
          <table:table-cell office:value-type="float" office:value="43.2393" calcext:value-type="float">
            <text:p>43.2393</text:p>
          </table:table-cell>
          <table:table-cell office:value-type="float" office:value="83.1382" calcext:value-type="float">
            <text:p>83.1382</text:p>
          </table:table-cell>
          <table:table-cell office:value-type="float" office:value="278.733" calcext:value-type="float">
            <text:p>278.733</text:p>
          </table:table-cell>
          <table:table-cell office:value-type="float" office:value="44.1287" calcext:value-type="float">
            <text:p>44.1287</text:p>
          </table:table-cell>
          <table:table-cell/>
          <table:table-cell table:formula="of:=([.D123]-[.A123])/0.0166667" office:value-type="float" office:value="-93.2218135563733" calcext:value-type="float">
            <text:p>-93.2218135563733</text:p>
          </table:table-cell>
          <table:table-cell table:formula="of:=ABS([.E123]-[.B123])/0.0166667" office:value-type="float" office:value="636.898726202548" calcext:value-type="float">
            <text:p>636.898726202548</text:p>
          </table:table-cell>
          <table:table-cell table:formula="of:=([.F123]-[.C123])/0.0166667" office:value-type="float" office:value="53.3638932722136" calcext:value-type="float">
            <text:p>53.3638932722136</text:p>
          </table:table-cell>
          <table:table-cell table:formula="of:=DEGREES(ATAN(ABS([.F123]-[.C123])/ABS([.E123]-[.B123])))" office:value-type="float" office:value="4.78945997499122" calcext:value-type="float">
            <text:p>4.78945997499122</text:p>
          </table:table-cell>
          <table:table-cell table:formula="of:=SQRT(POWER([.H123];2)+POWER([.I123];2)+POWER([.J123];2))" office:value-type="float" office:value="645.893179300057" calcext:value-type="float">
            <text:p>645.893179300057</text:p>
          </table:table-cell>
        </table:table-row>
        <table:table-row table:style-name="ro1">
          <table:table-cell office:value-type="float" office:value="84.6182" calcext:value-type="float">
            <text:p>84.6182</text:p>
          </table:table-cell>
          <table:table-cell office:value-type="float" office:value="277.553" calcext:value-type="float">
            <text:p>277.553</text:p>
          </table:table-cell>
          <table:table-cell office:value-type="float" office:value="44.0491" calcext:value-type="float">
            <text:p>44.0491</text:p>
          </table:table-cell>
          <table:table-cell office:value-type="float" office:value="82.0912" calcext:value-type="float">
            <text:p>82.0912</text:p>
          </table:table-cell>
          <table:table-cell office:value-type="float" office:value="266.191" calcext:value-type="float">
            <text:p>266.191</text:p>
          </table:table-cell>
          <table:table-cell office:value-type="float" office:value="44.6199" calcext:value-type="float">
            <text:p>44.6199</text:p>
          </table:table-cell>
          <table:table-cell/>
          <table:table-cell table:formula="of:=([.D124]-[.A124])/0.0166667" office:value-type="float" office:value="-151.619696760607" calcext:value-type="float">
            <text:p>-151.619696760607</text:p>
          </table:table-cell>
          <table:table-cell table:formula="of:=ABS([.E124]-[.B124])/0.0166667" office:value-type="float" office:value="681.718636562728" calcext:value-type="float">
            <text:p>681.718636562728</text:p>
          </table:table-cell>
          <table:table-cell table:formula="of:=([.F124]-[.C124])/0.0166667" office:value-type="float" office:value="34.2479315041369" calcext:value-type="float">
            <text:p>34.2479315041369</text:p>
          </table:table-cell>
          <table:table-cell table:formula="of:=DEGREES(ATAN(ABS([.F124]-[.C124])/ABS([.E124]-[.B124])))" office:value-type="float" office:value="2.87598654901547" calcext:value-type="float">
            <text:p>2.87598654901547</text:p>
          </table:table-cell>
          <table:table-cell table:formula="of:=SQRT(POWER([.H124];2)+POWER([.I124];2)+POWER([.J124];2))" office:value-type="float" office:value="699.215097588028" calcext:value-type="float">
            <text:p>699.215097588028</text:p>
          </table:table-cell>
        </table:table-row>
        <table:table-row table:style-name="ro1">
          <table:table-cell office:value-type="float" office:value="84.471" calcext:value-type="float">
            <text:p>84.471</text:p>
          </table:table-cell>
          <table:table-cell office:value-type="float" office:value="272.388" calcext:value-type="float">
            <text:p>272.388</text:p>
          </table:table-cell>
          <table:table-cell office:value-type="float" office:value="44.8519" calcext:value-type="float">
            <text:p>44.8519</text:p>
          </table:table-cell>
          <table:table-cell office:value-type="float" office:value="82.2494" calcext:value-type="float">
            <text:p>82.2494</text:p>
          </table:table-cell>
          <table:table-cell office:value-type="float" office:value="262.534" calcext:value-type="float">
            <text:p>262.534</text:p>
          </table:table-cell>
          <table:table-cell office:value-type="float" office:value="44.9549" calcext:value-type="float">
            <text:p>44.9549</text:p>
          </table:table-cell>
          <table:table-cell/>
          <table:table-cell table:formula="of:=([.D125]-[.A125])/0.0166667" office:value-type="float" office:value="-133.295733408534" calcext:value-type="float">
            <text:p>-133.295733408534</text:p>
          </table:table-cell>
          <table:table-cell table:formula="of:=ABS([.E125]-[.B125])/0.0166667" office:value-type="float" office:value="591.238817522364" calcext:value-type="float">
            <text:p>591.238817522364</text:p>
          </table:table-cell>
          <table:table-cell table:formula="of:=([.F125]-[.C125])/0.0166667" office:value-type="float" office:value="6.17998764002481" calcext:value-type="float">
            <text:p>6.17998764002481</text:p>
          </table:table-cell>
          <table:table-cell table:formula="of:=DEGREES(ATAN(ABS([.F125]-[.C125])/ABS([.E125]-[.B125])))" office:value-type="float" office:value="0.598868518209926" calcext:value-type="float">
            <text:p>0.598868518209926</text:p>
          </table:table-cell>
          <table:table-cell table:formula="of:=SQRT(POWER([.H125];2)+POWER([.I125];2)+POWER([.J125];2))" office:value-type="float" office:value="606.109960434073" calcext:value-type="float">
            <text:p>606.109960434073</text:p>
          </table:table-cell>
        </table:table-row>
        <table:table-row table:style-name="ro1">
          <table:table-cell office:value-type="float" office:value="85.7343" calcext:value-type="float">
            <text:p>85.7343</text:p>
          </table:table-cell>
          <table:table-cell office:value-type="float" office:value="281.311" calcext:value-type="float">
            <text:p>281.311</text:p>
          </table:table-cell>
          <table:table-cell office:value-type="float" office:value="44.4595" calcext:value-type="float">
            <text:p>44.4595</text:p>
          </table:table-cell>
          <table:table-cell office:value-type="float" office:value="83.5047" calcext:value-type="float">
            <text:p>83.5047</text:p>
          </table:table-cell>
          <table:table-cell office:value-type="float" office:value="273.523" calcext:value-type="float">
            <text:p>273.523</text:p>
          </table:table-cell>
          <table:table-cell office:value-type="float" office:value="45.1776" calcext:value-type="float">
            <text:p>45.1776</text:p>
          </table:table-cell>
          <table:table-cell/>
          <table:table-cell table:formula="of:=([.D126]-[.A126])/0.0166667" office:value-type="float" office:value="-133.775732448535" calcext:value-type="float">
            <text:p>-133.775732448535</text:p>
          </table:table-cell>
          <table:table-cell table:formula="of:=ABS([.E126]-[.B126])/0.0166667" office:value-type="float" office:value="467.279065441866" calcext:value-type="float">
            <text:p>467.279065441866</text:p>
          </table:table-cell>
          <table:table-cell table:formula="of:=([.F126]-[.C126])/0.0166667" office:value-type="float" office:value="43.0859138281723" calcext:value-type="float">
            <text:p>43.0859138281723</text:p>
          </table:table-cell>
          <table:table-cell table:formula="of:=DEGREES(ATAN(ABS([.F126]-[.C126])/ABS([.E126]-[.B126])))" office:value-type="float" office:value="5.26811619763821" calcext:value-type="float">
            <text:p>5.26811619763821</text:p>
          </table:table-cell>
          <table:table-cell table:formula="of:=SQRT(POWER([.H126];2)+POWER([.I126];2)+POWER([.J126];2))" office:value-type="float" office:value="487.957034545845" calcext:value-type="float">
            <text:p>487.957034545845</text:p>
          </table:table-cell>
        </table:table-row>
        <table:table-row table:style-name="ro1">
          <table:table-cell office:value-type="float" office:value="83.2593" calcext:value-type="float">
            <text:p>83.2593</text:p>
          </table:table-cell>
          <table:table-cell office:value-type="float" office:value="273.604" calcext:value-type="float">
            <text:p>273.604</text:p>
          </table:table-cell>
          <table:table-cell office:value-type="float" office:value="44.6739" calcext:value-type="float">
            <text:p>44.6739</text:p>
          </table:table-cell>
          <table:table-cell office:value-type="float" office:value="81.0017" calcext:value-type="float">
            <text:p>81.0017</text:p>
          </table:table-cell>
          <table:table-cell office:value-type="float" office:value="261.132" calcext:value-type="float">
            <text:p>261.132</text:p>
          </table:table-cell>
          <table:table-cell office:value-type="float" office:value="45.669" calcext:value-type="float">
            <text:p>45.669</text:p>
          </table:table-cell>
          <table:table-cell/>
          <table:table-cell table:formula="of:=([.D127]-[.A127])/0.0166667" office:value-type="float" office:value="-135.455729088542" calcext:value-type="float">
            <text:p>-135.455729088542</text:p>
          </table:table-cell>
          <table:table-cell table:formula="of:=ABS([.E127]-[.B127])/0.0166667" office:value-type="float" office:value="748.318503362992" calcext:value-type="float">
            <text:p>748.318503362992</text:p>
          </table:table-cell>
          <table:table-cell table:formula="of:=([.F127]-[.C127])/0.0166667" office:value-type="float" office:value="59.7058805882385" calcext:value-type="float">
            <text:p>59.7058805882385</text:p>
          </table:table-cell>
          <table:table-cell table:formula="of:=DEGREES(ATAN(ABS([.F127]-[.C127])/ABS([.E127]-[.B127])))" office:value-type="float" office:value="4.56177884984285" calcext:value-type="float">
            <text:p>4.56177884984285</text:p>
          </table:table-cell>
          <table:table-cell table:formula="of:=SQRT(POWER([.H127];2)+POWER([.I127];2)+POWER([.J127];2))" office:value-type="float" office:value="762.819525966105" calcext:value-type="float">
            <text:p>762.819525966105</text:p>
          </table:table-cell>
        </table:table-row>
        <table:table-row table:style-name="ro1">
          <table:table-cell office:value-type="float" office:value="82.4453" calcext:value-type="float">
            <text:p>82.4453</text:p>
          </table:table-cell>
          <table:table-cell office:value-type="float" office:value="270.909" calcext:value-type="float">
            <text:p>270.909</text:p>
          </table:table-cell>
          <table:table-cell office:value-type="float" office:value="45.5898" calcext:value-type="float">
            <text:p>45.5898</text:p>
          </table:table-cell>
          <table:table-cell office:value-type="float" office:value="80.2706" calcext:value-type="float">
            <text:p>80.2706</text:p>
          </table:table-cell>
          <table:table-cell office:value-type="float" office:value="260.983" calcext:value-type="float">
            <text:p>260.983</text:p>
          </table:table-cell>
          <table:table-cell office:value-type="float" office:value="46.1793" calcext:value-type="float">
            <text:p>46.1793</text:p>
          </table:table-cell>
          <table:table-cell/>
          <table:table-cell table:formula="of:=([.D128]-[.A128])/0.0166667" office:value-type="float" office:value="-130.481739036522" calcext:value-type="float">
            <text:p>-130.481739036522</text:p>
          </table:table-cell>
          <table:table-cell table:formula="of:=ABS([.E128]-[.B128])/0.0166667" office:value-type="float" office:value="595.558808882382" calcext:value-type="float">
            <text:p>595.558808882382</text:p>
          </table:table-cell>
          <table:table-cell table:formula="of:=([.F128]-[.C128])/0.0166667" office:value-type="float" office:value="35.3699292601415" calcext:value-type="float">
            <text:p>35.3699292601415</text:p>
          </table:table-cell>
          <table:table-cell table:formula="of:=DEGREES(ATAN(ABS([.F128]-[.C128])/ABS([.E128]-[.B128])))" office:value-type="float" office:value="3.3987744760598" calcext:value-type="float">
            <text:p>3.3987744760598</text:p>
          </table:table-cell>
          <table:table-cell table:formula="of:=SQRT(POWER([.H128];2)+POWER([.I128];2)+POWER([.J128];2))" office:value-type="float" office:value="610.710087484449" calcext:value-type="float">
            <text:p>610.710087484449</text:p>
          </table:table-cell>
        </table:table-row>
        <table:table-row table:style-name="ro1">
          <table:table-cell office:value-type="float" office:value="79.8117" calcext:value-type="float">
            <text:p>79.8117</text:p>
          </table:table-cell>
          <table:table-cell office:value-type="float" office:value="290.46" calcext:value-type="float">
            <text:p>290.46</text:p>
          </table:table-cell>
          <table:table-cell office:value-type="float" office:value="43.3685" calcext:value-type="float">
            <text:p>43.3685</text:p>
          </table:table-cell>
          <table:table-cell office:value-type="float" office:value="78.1278" calcext:value-type="float">
            <text:p>78.1278</text:p>
          </table:table-cell>
          <table:table-cell office:value-type="float" office:value="280.968" calcext:value-type="float">
            <text:p>280.968</text:p>
          </table:table-cell>
          <table:table-cell office:value-type="float" office:value="44.3295" calcext:value-type="float">
            <text:p>44.3295</text:p>
          </table:table-cell>
          <table:table-cell/>
          <table:table-cell table:formula="of:=([.D129]-[.A129])/0.0166667" office:value-type="float" office:value="-101.033797932405" calcext:value-type="float">
            <text:p>-101.033797932405</text:p>
          </table:table-cell>
          <table:table-cell table:formula="of:=ABS([.E129]-[.B129])/0.0166667" office:value-type="float" office:value="569.518860962276" calcext:value-type="float">
            <text:p>569.518860962276</text:p>
          </table:table-cell>
          <table:table-cell table:formula="of:=([.F129]-[.C129])/0.0166667" office:value-type="float" office:value="57.659884680231" calcext:value-type="float">
            <text:p>57.659884680231</text:p>
          </table:table-cell>
          <table:table-cell table:formula="of:=DEGREES(ATAN(ABS([.F129]-[.C129])/ABS([.E129]-[.B129])))" office:value-type="float" office:value="5.78110657153966" calcext:value-type="float">
            <text:p>5.78110657153966</text:p>
          </table:table-cell>
          <table:table-cell table:formula="of:=SQRT(POWER([.H129];2)+POWER([.I129];2)+POWER([.J129];2))" office:value-type="float" office:value="581.278094906174" calcext:value-type="float">
            <text:p>581.278094906174</text:p>
          </table:table-cell>
        </table:table-row>
        <table:table-row table:style-name="ro1">
          <table:table-cell office:value-type="float" office:value="71.0463" calcext:value-type="float">
            <text:p>71.0463</text:p>
          </table:table-cell>
          <table:table-cell office:value-type="float" office:value="272.478" calcext:value-type="float">
            <text:p>272.478</text:p>
          </table:table-cell>
          <table:table-cell office:value-type="float" office:value="45.2062" calcext:value-type="float">
            <text:p>45.2062</text:p>
          </table:table-cell>
          <table:table-cell office:value-type="float" office:value="69.1087" calcext:value-type="float">
            <text:p>69.1087</text:p>
          </table:table-cell>
          <table:table-cell office:value-type="float" office:value="262.281" calcext:value-type="float">
            <text:p>262.281</text:p>
          </table:table-cell>
          <table:table-cell office:value-type="float" office:value="45.5976" calcext:value-type="float">
            <text:p>45.5976</text:p>
          </table:table-cell>
          <table:table-cell/>
          <table:table-cell table:formula="of:=([.D130]-[.A130])/0.0166667" office:value-type="float" office:value="-116.255767488465" calcext:value-type="float">
            <text:p>-116.255767488465</text:p>
          </table:table-cell>
          <table:table-cell table:formula="of:=ABS([.E130]-[.B130])/0.0166667" office:value-type="float" office:value="611.818776362447" calcext:value-type="float">
            <text:p>611.818776362447</text:p>
          </table:table-cell>
          <table:table-cell table:formula="of:=([.F130]-[.C130])/0.0166667" office:value-type="float" office:value="23.4839530320938" calcext:value-type="float">
            <text:p>23.4839530320938</text:p>
          </table:table-cell>
          <table:table-cell table:formula="of:=DEGREES(ATAN(ABS([.F130]-[.C130])/ABS([.E130]-[.B130])))" office:value-type="float" office:value="2.19815283789287" calcext:value-type="float">
            <text:p>2.19815283789287</text:p>
          </table:table-cell>
          <table:table-cell table:formula="of:=SQRT(POWER([.H130];2)+POWER([.I130];2)+POWER([.J130];2))" office:value-type="float" office:value="623.208724773641" calcext:value-type="float">
            <text:p>623.208724773641</text:p>
          </table:table-cell>
        </table:table-row>
        <table:table-row table:style-name="ro1">
          <table:table-cell office:value-type="float" office:value="60.6069" calcext:value-type="float">
            <text:p>60.6069</text:p>
          </table:table-cell>
          <table:table-cell office:value-type="float" office:value="261.048" calcext:value-type="float">
            <text:p>261.048</text:p>
          </table:table-cell>
          <table:table-cell office:value-type="float" office:value="44.6709" calcext:value-type="float">
            <text:p>44.6709</text:p>
          </table:table-cell>
          <table:table-cell office:value-type="float" office:value="57.6461" calcext:value-type="float">
            <text:p>57.6461</text:p>
          </table:table-cell>
          <table:table-cell office:value-type="float" office:value="254.42" calcext:value-type="float">
            <text:p>254.42</text:p>
          </table:table-cell>
          <table:table-cell office:value-type="float" office:value="44.5752" calcext:value-type="float">
            <text:p>44.5752</text:p>
          </table:table-cell>
          <table:table-cell/>
          <table:table-cell table:formula="of:=([.D131]-[.A131])/0.0166667" office:value-type="float" office:value="-177.647644704711" calcext:value-type="float">
            <text:p>-177.647644704711</text:p>
          </table:table-cell>
          <table:table-cell table:formula="of:=ABS([.E131]-[.B131])/0.0166667" office:value-type="float" office:value="397.679204641592" calcext:value-type="float">
            <text:p>397.679204641592</text:p>
          </table:table-cell>
          <table:table-cell table:formula="of:=([.F131]-[.C131])/0.0166667" office:value-type="float" office:value="-5.74198851602302" calcext:value-type="float">
            <text:p>-5.74198851602302</text:p>
          </table:table-cell>
          <table:table-cell table:formula="of:=DEGREES(ATAN(ABS([.F131]-[.C131])/ABS([.E131]-[.B131])))" office:value-type="float" office:value="0.827221651423358" calcext:value-type="float">
            <text:p>0.827221651423358</text:p>
          </table:table-cell>
          <table:table-cell table:formula="of:=SQRT(POWER([.H131];2)+POWER([.I131];2)+POWER([.J131];2))" office:value-type="float" office:value="435.592017724864" calcext:value-type="float">
            <text:p>435.592017724864</text:p>
          </table:table-cell>
        </table:table-row>
        <table:table-row table:style-name="ro1">
          <table:table-cell office:value-type="float" office:value="61.9296" calcext:value-type="float">
            <text:p>61.9296</text:p>
          </table:table-cell>
          <table:table-cell office:value-type="float" office:value="267.542" calcext:value-type="float">
            <text:p>267.542</text:p>
          </table:table-cell>
          <table:table-cell office:value-type="float" office:value="44.3505" calcext:value-type="float">
            <text:p>44.3505</text:p>
          </table:table-cell>
          <table:table-cell office:value-type="float" office:value="58.9748" calcext:value-type="float">
            <text:p>58.9748</text:p>
          </table:table-cell>
          <table:table-cell office:value-type="float" office:value="258.333" calcext:value-type="float">
            <text:p>258.333</text:p>
          </table:table-cell>
          <table:table-cell office:value-type="float" office:value="44.4038" calcext:value-type="float">
            <text:p>44.4038</text:p>
          </table:table-cell>
          <table:table-cell/>
          <table:table-cell table:formula="of:=([.D132]-[.A132])/0.0166667" office:value-type="float" office:value="-177.287645424709" calcext:value-type="float">
            <text:p>-177.287645424709</text:p>
          </table:table-cell>
          <table:table-cell table:formula="of:=ABS([.E132]-[.B132])/0.0166667" office:value-type="float" office:value="552.538894922207" calcext:value-type="float">
            <text:p>552.538894922207</text:p>
          </table:table-cell>
          <table:table-cell table:formula="of:=([.F132]-[.C132])/0.0166667" office:value-type="float" office:value="3.1979936040128" calcext:value-type="float">
            <text:p>3.1979936040128</text:p>
          </table:table-cell>
          <table:table-cell table:formula="of:=DEGREES(ATAN(ABS([.F132]-[.C132])/ABS([.E132]-[.B132])))" office:value-type="float" office:value="0.331613741822538" calcext:value-type="float">
            <text:p>0.331613741822538</text:p>
          </table:table-cell>
          <table:table-cell table:formula="of:=SQRT(POWER([.H132];2)+POWER([.I132];2)+POWER([.J132];2))" office:value-type="float" office:value="580.29334546002" calcext:value-type="float">
            <text:p>580.29334546002</text:p>
          </table:table-cell>
        </table:table-row>
        <table:table-row table:style-name="ro1">
          <table:table-cell office:value-type="float" office:value="62.6833" calcext:value-type="float">
            <text:p>62.6833</text:p>
          </table:table-cell>
          <table:table-cell office:value-type="float" office:value="266.495" calcext:value-type="float">
            <text:p>266.495</text:p>
          </table:table-cell>
          <table:table-cell office:value-type="float" office:value="44.022" calcext:value-type="float">
            <text:p>44.022</text:p>
          </table:table-cell>
          <table:table-cell office:value-type="float" office:value="60.4708" calcext:value-type="float">
            <text:p>60.4708</text:p>
          </table:table-cell>
          <table:table-cell office:value-type="float" office:value="256.25" calcext:value-type="float">
            <text:p>256.25</text:p>
          </table:table-cell>
          <table:table-cell office:value-type="float" office:value="44.2491" calcext:value-type="float">
            <text:p>44.2491</text:p>
          </table:table-cell>
          <table:table-cell/>
          <table:table-cell table:formula="of:=([.D133]-[.A133])/0.0166667" office:value-type="float" office:value="-132.749734500531" calcext:value-type="float">
            <text:p>-132.749734500531</text:p>
          </table:table-cell>
          <table:table-cell table:formula="of:=ABS([.E133]-[.B133])/0.0166667" office:value-type="float" office:value="614.698770602459" calcext:value-type="float">
            <text:p>614.698770602459</text:p>
          </table:table-cell>
          <table:table-cell table:formula="of:=([.F133]-[.C133])/0.0166667" office:value-type="float" office:value="13.6259727480545" calcext:value-type="float">
            <text:p>13.6259727480545</text:p>
          </table:table-cell>
          <table:table-cell table:formula="of:=DEGREES(ATAN(ABS([.F133]-[.C133])/ABS([.E133]-[.B133])))" office:value-type="float" office:value="1.26986246293102" calcext:value-type="float">
            <text:p>1.26986246293102</text:p>
          </table:table-cell>
          <table:table-cell table:formula="of:=SQRT(POWER([.H133];2)+POWER([.I133];2)+POWER([.J133];2))" office:value-type="float" office:value="629.01727935206" calcext:value-type="float">
            <text:p>629.01727935206</text:p>
          </table:table-cell>
        </table:table-row>
        <table:table-row table:style-name="ro1">
          <table:table-cell office:value-type="float" office:value="61.7287" calcext:value-type="float">
            <text:p>61.7287</text:p>
          </table:table-cell>
          <table:table-cell office:value-type="float" office:value="265.082" calcext:value-type="float">
            <text:p>265.082</text:p>
          </table:table-cell>
          <table:table-cell office:value-type="float" office:value="44.0139" calcext:value-type="float">
            <text:p>44.0139</text:p>
          </table:table-cell>
          <table:table-cell office:value-type="float" office:value="59.3062" calcext:value-type="float">
            <text:p>59.3062</text:p>
          </table:table-cell>
          <table:table-cell office:value-type="float" office:value="254.82" calcext:value-type="float">
            <text:p>254.82</text:p>
          </table:table-cell>
          <table:table-cell office:value-type="float" office:value="44.2558" calcext:value-type="float">
            <text:p>44.2558</text:p>
          </table:table-cell>
          <table:table-cell/>
          <table:table-cell table:formula="of:=([.D134]-[.A134])/0.0166667" office:value-type="float" office:value="-145.349709300582" calcext:value-type="float">
            <text:p>-145.349709300582</text:p>
          </table:table-cell>
          <table:table-cell table:formula="of:=ABS([.E134]-[.B134])/0.0166667" office:value-type="float" office:value="615.718768562463" calcext:value-type="float">
            <text:p>615.718768562463</text:p>
          </table:table-cell>
          <table:table-cell table:formula="of:=([.F134]-[.C134])/0.0166667" office:value-type="float" office:value="14.5139709720581" calcext:value-type="float">
            <text:p>14.5139709720581</text:p>
          </table:table-cell>
          <table:table-cell table:formula="of:=DEGREES(ATAN(ABS([.F134]-[.C134])/ABS([.E134]-[.B134])))" office:value-type="float" office:value="1.35034913339296" calcext:value-type="float">
            <text:p>1.35034913339296</text:p>
          </table:table-cell>
          <table:table-cell table:formula="of:=SQRT(POWER([.H134];2)+POWER([.I134];2)+POWER([.J134];2))" office:value-type="float" office:value="632.808656156991" calcext:value-type="float">
            <text:p>632.808656156991</text:p>
          </table:table-cell>
        </table:table-row>
        <table:table-row table:style-name="ro1">
          <table:table-cell office:value-type="float" office:value="62.4202" calcext:value-type="float">
            <text:p>62.4202</text:p>
          </table:table-cell>
          <table:table-cell office:value-type="float" office:value="267.635" calcext:value-type="float">
            <text:p>267.635</text:p>
          </table:table-cell>
          <table:table-cell office:value-type="float" office:value="44.331" calcext:value-type="float">
            <text:p>44.331</text:p>
          </table:table-cell>
          <table:table-cell office:value-type="float" office:value="59.9352" calcext:value-type="float">
            <text:p>59.9352</text:p>
          </table:table-cell>
          <table:table-cell office:value-type="float" office:value="258.535" calcext:value-type="float">
            <text:p>258.535</text:p>
          </table:table-cell>
          <table:table-cell office:value-type="float" office:value="44.3616" calcext:value-type="float">
            <text:p>44.3616</text:p>
          </table:table-cell>
          <table:table-cell/>
          <table:table-cell table:formula="of:=([.D135]-[.A135])/0.0166667" office:value-type="float" office:value="-149.099701800596" calcext:value-type="float">
            <text:p>-149.099701800596</text:p>
          </table:table-cell>
          <table:table-cell table:formula="of:=ABS([.E135]-[.B135])/0.0166667" office:value-type="float" office:value="545.998908002182" calcext:value-type="float">
            <text:p>545.998908002182</text:p>
          </table:table-cell>
          <table:table-cell table:formula="of:=([.F135]-[.C135])/0.0166667" office:value-type="float" office:value="1.83599632800733" calcext:value-type="float">
            <text:p>1.83599632800733</text:p>
          </table:table-cell>
          <table:table-cell table:formula="of:=DEGREES(ATAN(ABS([.F135]-[.C135])/ABS([.E135]-[.B135])))" office:value-type="float" office:value="0.192664202741736" calcext:value-type="float">
            <text:p>0.192664202741736</text:p>
          </table:table-cell>
          <table:table-cell table:formula="of:=SQRT(POWER([.H135];2)+POWER([.I135];2)+POWER([.J135];2))" office:value-type="float" office:value="565.993727437962" calcext:value-type="float">
            <text:p>565.993727437962</text:p>
          </table:table-cell>
        </table:table-row>
        <table:table-row table:style-name="ro1">
          <table:table-cell office:value-type="float" office:value="62.5193" calcext:value-type="float">
            <text:p>62.5193</text:p>
          </table:table-cell>
          <table:table-cell office:value-type="float" office:value="262.642" calcext:value-type="float">
            <text:p>262.642</text:p>
          </table:table-cell>
          <table:table-cell office:value-type="float" office:value="44.6387" calcext:value-type="float">
            <text:p>44.6387</text:p>
          </table:table-cell>
          <table:table-cell office:value-type="float" office:value="60.0262" calcext:value-type="float">
            <text:p>60.0262</text:p>
          </table:table-cell>
          <table:table-cell office:value-type="float" office:value="254.927" calcext:value-type="float">
            <text:p>254.927</text:p>
          </table:table-cell>
          <table:table-cell office:value-type="float" office:value="44.4692" calcext:value-type="float">
            <text:p>44.4692</text:p>
          </table:table-cell>
          <table:table-cell/>
          <table:table-cell table:formula="of:=([.D136]-[.A136])/0.0166667" office:value-type="float" office:value="-149.585700828598" calcext:value-type="float">
            <text:p>-149.585700828598</text:p>
          </table:table-cell>
          <table:table-cell table:formula="of:=ABS([.E136]-[.B136])/0.0166667" office:value-type="float" office:value="462.899074201852" calcext:value-type="float">
            <text:p>462.899074201852</text:p>
          </table:table-cell>
          <table:table-cell table:formula="of:=([.F136]-[.C136])/0.0166667" office:value-type="float" office:value="-10.1699796600406" calcext:value-type="float">
            <text:p>-10.1699796600406</text:p>
          </table:table-cell>
          <table:table-cell table:formula="of:=DEGREES(ATAN(ABS([.F136]-[.C136])/ABS([.E136]-[.B136])))" office:value-type="float" office:value="1.25859656680972" calcext:value-type="float">
            <text:p>1.25859656680972</text:p>
          </table:table-cell>
          <table:table-cell table:formula="of:=SQRT(POWER([.H136];2)+POWER([.I136];2)+POWER([.J136];2))" office:value-type="float" office:value="486.574622514985" calcext:value-type="float">
            <text:p>486.574622514985</text:p>
          </table:table-cell>
        </table:table-row>
        <table:table-row table:style-name="ro1">
          <table:table-cell office:value-type="float" office:value="62.1982" calcext:value-type="float">
            <text:p>62.1982</text:p>
          </table:table-cell>
          <table:table-cell office:value-type="float" office:value="266.355" calcext:value-type="float">
            <text:p>266.355</text:p>
          </table:table-cell>
          <table:table-cell office:value-type="float" office:value="44.2926" calcext:value-type="float">
            <text:p>44.2926</text:p>
          </table:table-cell>
          <table:table-cell office:value-type="float" office:value="59.5251" calcext:value-type="float">
            <text:p>59.5251</text:p>
          </table:table-cell>
          <table:table-cell office:value-type="float" office:value="255.975" calcext:value-type="float">
            <text:p>255.975</text:p>
          </table:table-cell>
          <table:table-cell office:value-type="float" office:value="44.7799" calcext:value-type="float">
            <text:p>44.7799</text:p>
          </table:table-cell>
          <table:table-cell/>
          <table:table-cell table:formula="of:=([.D137]-[.A137])/0.0166667" office:value-type="float" office:value="-160.385679228641" calcext:value-type="float">
            <text:p>-160.385679228641</text:p>
          </table:table-cell>
          <table:table-cell table:formula="of:=ABS([.E137]-[.B137])/0.0166667" office:value-type="float" office:value="622.798754402493" calcext:value-type="float">
            <text:p>622.798754402493</text:p>
          </table:table-cell>
          <table:table-cell table:formula="of:=([.F137]-[.C137])/0.0166667" office:value-type="float" office:value="29.2379415241168" calcext:value-type="float">
            <text:p>29.2379415241168</text:p>
          </table:table-cell>
          <table:table-cell table:formula="of:=DEGREES(ATAN(ABS([.F137]-[.C137])/ABS([.E137]-[.B137])))" office:value-type="float" office:value="2.68783709144472" calcext:value-type="float">
            <text:p>2.68783709144472</text:p>
          </table:table-cell>
          <table:table-cell table:formula="of:=SQRT(POWER([.H137];2)+POWER([.I137];2)+POWER([.J137];2))" office:value-type="float" office:value="643.783124826596" calcext:value-type="float">
            <text:p>643.783124826596</text:p>
          </table:table-cell>
        </table:table-row>
        <table:table-row table:style-name="ro1">
          <table:table-cell office:value-type="float" office:value="60.2964" calcext:value-type="float">
            <text:p>60.2964</text:p>
          </table:table-cell>
          <table:table-cell office:value-type="float" office:value="283.363" calcext:value-type="float">
            <text:p>283.363</text:p>
          </table:table-cell>
          <table:table-cell office:value-type="float" office:value="41.606" calcext:value-type="float">
            <text:p>41.606</text:p>
          </table:table-cell>
          <table:table-cell office:value-type="float" office:value="57.8836" calcext:value-type="float">
            <text:p>57.8836</text:p>
          </table:table-cell>
          <table:table-cell office:value-type="float" office:value="269.75" calcext:value-type="float">
            <text:p>269.75</text:p>
          </table:table-cell>
          <table:table-cell office:value-type="float" office:value="42.075" calcext:value-type="float">
            <text:p>42.075</text:p>
          </table:table-cell>
          <table:table-cell/>
          <table:table-cell table:formula="of:=([.D138]-[.A138])/0.0166667" office:value-type="float" office:value="-144.767710464579" calcext:value-type="float">
            <text:p>-144.767710464579</text:p>
          </table:table-cell>
          <table:table-cell table:formula="of:=ABS([.E138]-[.B138])/0.0166667" office:value-type="float" office:value="816.778366443267" calcext:value-type="float">
            <text:p>816.778366443267</text:p>
          </table:table-cell>
          <table:table-cell table:formula="of:=([.F138]-[.C138])/0.0166667" office:value-type="float" office:value="28.1399437201126" calcext:value-type="float">
            <text:p>28.1399437201126</text:p>
          </table:table-cell>
          <table:table-cell table:formula="of:=DEGREES(ATAN(ABS([.F138]-[.C138])/ABS([.E138]-[.B138])))" office:value-type="float" office:value="1.97319446297019" calcext:value-type="float">
            <text:p>1.97319446297019</text:p>
          </table:table-cell>
          <table:table-cell table:formula="of:=SQRT(POWER([.H138];2)+POWER([.I138];2)+POWER([.J138];2))" office:value-type="float" office:value="829.985810912126" calcext:value-type="float">
            <text:p>829.985810912126</text:p>
          </table:table-cell>
        </table:table-row>
        <table:table-row table:style-name="ro1">
          <table:table-cell office:value-type="float" office:value="60.1329" calcext:value-type="float">
            <text:p>60.1329</text:p>
          </table:table-cell>
          <table:table-cell office:value-type="float" office:value="268.933" calcext:value-type="float">
            <text:p>268.933</text:p>
          </table:table-cell>
          <table:table-cell office:value-type="float" office:value="41.9403" calcext:value-type="float">
            <text:p>41.9403</text:p>
          </table:table-cell>
          <table:table-cell office:value-type="float" office:value="57.7058" calcext:value-type="float">
            <text:p>57.7058</text:p>
          </table:table-cell>
          <table:table-cell office:value-type="float" office:value="258.577" calcext:value-type="float">
            <text:p>258.577</text:p>
          </table:table-cell>
          <table:table-cell office:value-type="float" office:value="41.4939" calcext:value-type="float">
            <text:p>41.4939</text:p>
          </table:table-cell>
          <table:table-cell/>
          <table:table-cell table:formula="of:=([.D139]-[.A139])/0.0166667" office:value-type="float" office:value="-145.625708748583" calcext:value-type="float">
            <text:p>-145.625708748583</text:p>
          </table:table-cell>
          <table:table-cell table:formula="of:=ABS([.E139]-[.B139])/0.0166667" office:value-type="float" office:value="621.358757282485" calcext:value-type="float">
            <text:p>621.358757282485</text:p>
          </table:table-cell>
          <table:table-cell table:formula="of:=([.F139]-[.C139])/0.0166667" office:value-type="float" office:value="-26.7839464321074" calcext:value-type="float">
            <text:p>-26.7839464321074</text:p>
          </table:table-cell>
          <table:table-cell table:formula="of:=DEGREES(ATAN(ABS([.F139]-[.C139])/ABS([.E139]-[.B139])))" office:value-type="float" office:value="2.46823216947599" calcext:value-type="float">
            <text:p>2.46823216947599</text:p>
          </table:table-cell>
          <table:table-cell table:formula="of:=SQRT(POWER([.H139];2)+POWER([.I139];2)+POWER([.J139];2))" office:value-type="float" office:value="638.757334272288" calcext:value-type="float">
            <text:p>638.757334272288</text:p>
          </table:table-cell>
        </table:table-row>
        <table:table-row table:style-name="ro1">
          <table:table-cell office:value-type="float" office:value="60.7157" calcext:value-type="float">
            <text:p>60.7157</text:p>
          </table:table-cell>
          <table:table-cell office:value-type="float" office:value="266.224" calcext:value-type="float">
            <text:p>266.224</text:p>
          </table:table-cell>
          <table:table-cell office:value-type="float" office:value="43.5973" calcext:value-type="float">
            <text:p>43.5973</text:p>
          </table:table-cell>
          <table:table-cell office:value-type="float" office:value="58.3427" calcext:value-type="float">
            <text:p>58.3427</text:p>
          </table:table-cell>
          <table:table-cell office:value-type="float" office:value="254.695" calcext:value-type="float">
            <text:p>254.695</text:p>
          </table:table-cell>
          <table:table-cell office:value-type="float" office:value="43.8099" calcext:value-type="float">
            <text:p>43.8099</text:p>
          </table:table-cell>
          <table:table-cell/>
          <table:table-cell table:formula="of:=([.D140]-[.A140])/0.0166667" office:value-type="float" office:value="-142.379715240569" calcext:value-type="float">
            <text:p>-142.379715240569</text:p>
          </table:table-cell>
          <table:table-cell table:formula="of:=ABS([.E140]-[.B140])/0.0166667" office:value-type="float" office:value="691.738616522767" calcext:value-type="float">
            <text:p>691.738616522767</text:p>
          </table:table-cell>
          <table:table-cell table:formula="of:=([.F140]-[.C140])/0.0166667" office:value-type="float" office:value="12.7559744880511" calcext:value-type="float">
            <text:p>12.7559744880511</text:p>
          </table:table-cell>
          <table:table-cell table:formula="of:=DEGREES(ATAN(ABS([.F140]-[.C140])/ABS([.E140]-[.B140])))" office:value-type="float" office:value="1.05644047869935" calcext:value-type="float">
            <text:p>1.05644047869935</text:p>
          </table:table-cell>
          <table:table-cell table:formula="of:=SQRT(POWER([.H140];2)+POWER([.I140];2)+POWER([.J140];2))" office:value-type="float" office:value="706.35473509134" calcext:value-type="float">
            <text:p>706.35473509134</text:p>
          </table:table-cell>
        </table:table-row>
        <table:table-row table:style-name="ro1">
          <table:table-cell office:value-type="float" office:value="62.3888" calcext:value-type="float">
            <text:p>62.3888</text:p>
          </table:table-cell>
          <table:table-cell office:value-type="float" office:value="267.958" calcext:value-type="float">
            <text:p>267.958</text:p>
          </table:table-cell>
          <table:table-cell office:value-type="float" office:value="42.5678" calcext:value-type="float">
            <text:p>42.5678</text:p>
          </table:table-cell>
          <table:table-cell office:value-type="float" office:value="61.768" calcext:value-type="float">
            <text:p>61.768</text:p>
          </table:table-cell>
          <table:table-cell office:value-type="float" office:value="251.745" calcext:value-type="float">
            <text:p>251.745</text:p>
          </table:table-cell>
          <table:table-cell office:value-type="float" office:value="44.262" calcext:value-type="float">
            <text:p>44.262</text:p>
          </table:table-cell>
          <table:table-cell/>
          <table:table-cell table:formula="of:=([.D141]-[.A141])/0.0166667" office:value-type="float" office:value="-37.2479255041492" calcext:value-type="float">
            <text:p>-37.2479255041492</text:p>
          </table:table-cell>
          <table:table-cell table:formula="of:=ABS([.E141]-[.B141])/0.0166667" office:value-type="float" office:value="972.778054443893" calcext:value-type="float">
            <text:p>972.778054443893</text:p>
          </table:table-cell>
          <table:table-cell table:formula="of:=([.F141]-[.C141])/0.0166667" office:value-type="float" office:value="101.651796696407" calcext:value-type="float">
            <text:p>101.651796696407</text:p>
          </table:table-cell>
          <table:table-cell table:formula="of:=DEGREES(ATAN(ABS([.F141]-[.C141])/ABS([.E141]-[.B141])))" office:value-type="float" office:value="5.96555148659564" calcext:value-type="float">
            <text:p>5.96555148659564</text:p>
          </table:table-cell>
          <table:table-cell table:formula="of:=SQRT(POWER([.H141];2)+POWER([.I141];2)+POWER([.J141];2))" office:value-type="float" office:value="978.783754939576" calcext:value-type="float">
            <text:p>978.783754939576</text:p>
          </table:table-cell>
        </table:table-row>
        <table:table-row table:style-name="ro1">
          <table:table-cell office:value-type="float" office:value="64.1132" calcext:value-type="float">
            <text:p>64.1132</text:p>
          </table:table-cell>
          <table:table-cell office:value-type="float" office:value="269.28" calcext:value-type="float">
            <text:p>269.28</text:p>
          </table:table-cell>
          <table:table-cell office:value-type="float" office:value="43.8088" calcext:value-type="float">
            <text:p>43.8088</text:p>
          </table:table-cell>
          <table:table-cell office:value-type="float" office:value="62.3946" calcext:value-type="float">
            <text:p>62.3946</text:p>
          </table:table-cell>
          <table:table-cell office:value-type="float" office:value="256.545" calcext:value-type="float">
            <text:p>256.545</text:p>
          </table:table-cell>
          <table:table-cell office:value-type="float" office:value="44.6596" calcext:value-type="float">
            <text:p>44.6596</text:p>
          </table:table-cell>
          <table:table-cell/>
          <table:table-cell table:formula="of:=([.D142]-[.A142])/0.0166667" office:value-type="float" office:value="-103.115793768413" calcext:value-type="float">
            <text:p>-103.115793768413</text:p>
          </table:table-cell>
          <table:table-cell table:formula="of:=ABS([.E142]-[.B142])/0.0166667" office:value-type="float" office:value="764.098471803054" calcext:value-type="float">
            <text:p>764.098471803054</text:p>
          </table:table-cell>
          <table:table-cell table:formula="of:=([.F142]-[.C142])/0.0166667" office:value-type="float" office:value="51.0478979042042" calcext:value-type="float">
            <text:p>51.0478979042042</text:p>
          </table:table-cell>
          <table:table-cell table:formula="of:=DEGREES(ATAN(ABS([.F142]-[.C142])/ABS([.E142]-[.B142])))" office:value-type="float" office:value="3.82213726861842" calcext:value-type="float">
            <text:p>3.82213726861842</text:p>
          </table:table-cell>
          <table:table-cell table:formula="of:=SQRT(POWER([.H142];2)+POWER([.I142];2)+POWER([.J142];2))" office:value-type="float" office:value="772.712902323166" calcext:value-type="float">
            <text:p>772.712902323166</text:p>
          </table:table-cell>
        </table:table-row>
        <table:table-row table:style-name="ro1">
          <table:table-cell office:value-type="float" office:value="65.3548" calcext:value-type="float">
            <text:p>65.3548</text:p>
          </table:table-cell>
          <table:table-cell office:value-type="float" office:value="268.337" calcext:value-type="float">
            <text:p>268.337</text:p>
          </table:table-cell>
          <table:table-cell office:value-type="float" office:value="43.2128" calcext:value-type="float">
            <text:p>43.2128</text:p>
          </table:table-cell>
          <table:table-cell office:value-type="float" office:value="63.7936" calcext:value-type="float">
            <text:p>63.7936</text:p>
          </table:table-cell>
          <table:table-cell office:value-type="float" office:value="258.226" calcext:value-type="float">
            <text:p>258.226</text:p>
          </table:table-cell>
          <table:table-cell office:value-type="float" office:value="43.4154" calcext:value-type="float">
            <text:p>43.4154</text:p>
          </table:table-cell>
          <table:table-cell/>
          <table:table-cell table:formula="of:=([.D143]-[.A143])/0.0166667" office:value-type="float" office:value="-93.6718126563747" calcext:value-type="float">
            <text:p>-93.6718126563747</text:p>
          </table:table-cell>
          <table:table-cell table:formula="of:=ABS([.E143]-[.B143])/0.0166667" office:value-type="float" office:value="606.658786682426" calcext:value-type="float">
            <text:p>606.658786682426</text:p>
          </table:table-cell>
          <table:table-cell table:formula="of:=([.F143]-[.C143])/0.0166667" office:value-type="float" office:value="12.1559756880484" calcext:value-type="float">
            <text:p>12.1559756880484</text:p>
          </table:table-cell>
          <table:table-cell table:formula="of:=DEGREES(ATAN(ABS([.F143]-[.C143])/ABS([.E143]-[.B143])))" office:value-type="float" office:value="1.14791531314059" calcext:value-type="float">
            <text:p>1.14791531314059</text:p>
          </table:table-cell>
          <table:table-cell table:formula="of:=SQRT(POWER([.H143];2)+POWER([.I143];2)+POWER([.J143];2))" office:value-type="float" office:value="613.968288831152" calcext:value-type="float">
            <text:p>613.968288831152</text:p>
          </table:table-cell>
        </table:table-row>
        <table:table-row table:style-name="ro1">
          <table:table-cell office:value-type="float" office:value="66.3506" calcext:value-type="float">
            <text:p>66.3506</text:p>
          </table:table-cell>
          <table:table-cell office:value-type="float" office:value="268.343" calcext:value-type="float">
            <text:p>268.343</text:p>
          </table:table-cell>
          <table:table-cell office:value-type="float" office:value="43.9365" calcext:value-type="float">
            <text:p>43.9365</text:p>
          </table:table-cell>
          <table:table-cell office:value-type="float" office:value="65.0128" calcext:value-type="float">
            <text:p>65.0128</text:p>
          </table:table-cell>
          <table:table-cell office:value-type="float" office:value="258.264" calcext:value-type="float">
            <text:p>258.264</text:p>
          </table:table-cell>
          <table:table-cell office:value-type="float" office:value="44.3562" calcext:value-type="float">
            <text:p>44.3562</text:p>
          </table:table-cell>
          <table:table-cell/>
          <table:table-cell table:formula="of:=([.D144]-[.A144])/0.0166667" office:value-type="float" office:value="-80.2678394643212" calcext:value-type="float">
            <text:p>-80.2678394643212</text:p>
          </table:table-cell>
          <table:table-cell table:formula="of:=ABS([.E144]-[.B144])/0.0166667" office:value-type="float" office:value="604.73879052242" calcext:value-type="float">
            <text:p>604.73879052242</text:p>
          </table:table-cell>
          <table:table-cell table:formula="of:=([.F144]-[.C144])/0.0166667" office:value-type="float" office:value="25.1819496361007" calcext:value-type="float">
            <text:p>25.1819496361007</text:p>
          </table:table-cell>
          <table:table-cell table:formula="of:=DEGREES(ATAN(ABS([.F144]-[.C144])/ABS([.E144]-[.B144])))" office:value-type="float" office:value="2.38447803444672" calcext:value-type="float">
            <text:p>2.38447803444672</text:p>
          </table:table-cell>
          <table:table-cell table:formula="of:=SQRT(POWER([.H144];2)+POWER([.I144];2)+POWER([.J144];2))" office:value-type="float" office:value="610.56208644352" calcext:value-type="float">
            <text:p>610.56208644352</text:p>
          </table:table-cell>
        </table:table-row>
        <table:table-row table:style-name="ro1">
          <table:table-cell office:value-type="float" office:value="68.1261" calcext:value-type="float">
            <text:p>68.1261</text:p>
          </table:table-cell>
          <table:table-cell office:value-type="float" office:value="261.251" calcext:value-type="float">
            <text:p>261.251</text:p>
          </table:table-cell>
          <table:table-cell office:value-type="float" office:value="43.843" calcext:value-type="float">
            <text:p>43.843</text:p>
          </table:table-cell>
          <table:table-cell office:value-type="float" office:value="67.4766" calcext:value-type="float">
            <text:p>67.4766</text:p>
          </table:table-cell>
          <table:table-cell office:value-type="float" office:value="251.671" calcext:value-type="float">
            <text:p>251.671</text:p>
          </table:table-cell>
          <table:table-cell office:value-type="float" office:value="43.7463" calcext:value-type="float">
            <text:p>43.7463</text:p>
          </table:table-cell>
          <table:table-cell/>
          <table:table-cell table:formula="of:=([.D145]-[.A145])/0.0166667" office:value-type="float" office:value="-38.9699220601552" calcext:value-type="float">
            <text:p>-38.9699220601552</text:p>
          </table:table-cell>
          <table:table-cell table:formula="of:=ABS([.E145]-[.B145])/0.0166667" office:value-type="float" office:value="574.798850402298" calcext:value-type="float">
            <text:p>574.798850402298</text:p>
          </table:table-cell>
          <table:table-cell table:formula="of:=([.F145]-[.C145])/0.0166667" office:value-type="float" office:value="-5.80198839602354" calcext:value-type="float">
            <text:p>-5.80198839602354</text:p>
          </table:table-cell>
          <table:table-cell table:formula="of:=DEGREES(ATAN(ABS([.F145]-[.C145])/ABS([.E145]-[.B145])))" office:value-type="float" office:value="0.578320847670061" calcext:value-type="float">
            <text:p>0.578320847670061</text:p>
          </table:table-cell>
          <table:table-cell table:formula="of:=SQRT(POWER([.H145];2)+POWER([.I145];2)+POWER([.J145];2))" office:value-type="float" office:value="576.147582064288" calcext:value-type="float">
            <text:p>576.147582064288</text:p>
          </table:table-cell>
        </table:table-row>
        <table:table-row table:style-name="ro1">
          <table:table-cell office:value-type="float" office:value="66.3631" calcext:value-type="float">
            <text:p>66.3631</text:p>
          </table:table-cell>
          <table:table-cell office:value-type="float" office:value="267.109" calcext:value-type="float">
            <text:p>267.109</text:p>
          </table:table-cell>
          <table:table-cell office:value-type="float" office:value="43.8886" calcext:value-type="float">
            <text:p>43.8886</text:p>
          </table:table-cell>
          <table:table-cell office:value-type="float" office:value="64.7721" calcext:value-type="float">
            <text:p>64.7721</text:p>
          </table:table-cell>
          <table:table-cell office:value-type="float" office:value="258.222" calcext:value-type="float">
            <text:p>258.222</text:p>
          </table:table-cell>
          <table:table-cell office:value-type="float" office:value="44.3653" calcext:value-type="float">
            <text:p>44.3653</text:p>
          </table:table-cell>
          <table:table-cell/>
          <table:table-cell table:formula="of:=([.D146]-[.A146])/0.0166667" office:value-type="float" office:value="-95.4598090803823" calcext:value-type="float">
            <text:p>-95.4598090803823</text:p>
          </table:table-cell>
          <table:table-cell table:formula="of:=ABS([.E146]-[.B146])/0.0166667" office:value-type="float" office:value="533.218933562133" calcext:value-type="float">
            <text:p>533.218933562133</text:p>
          </table:table-cell>
          <table:table-cell table:formula="of:=([.F146]-[.C146])/0.0166667" office:value-type="float" office:value="28.6019427961145" calcext:value-type="float">
            <text:p>28.6019427961145</text:p>
          </table:table-cell>
          <table:table-cell table:formula="of:=DEGREES(ATAN(ABS([.F146]-[.C146])/ABS([.E146]-[.B146])))" office:value-type="float" office:value="3.0704115828961" calcext:value-type="float">
            <text:p>3.0704115828961</text:p>
          </table:table-cell>
          <table:table-cell table:formula="of:=SQRT(POWER([.H146];2)+POWER([.I146];2)+POWER([.J146];2))" office:value-type="float" office:value="542.450990772912" calcext:value-type="float">
            <text:p>542.450990772912</text:p>
          </table:table-cell>
        </table:table-row>
        <table:table-row table:style-name="ro1">
          <table:table-cell office:value-type="float" office:value="63.7175" calcext:value-type="float">
            <text:p>63.7175</text:p>
          </table:table-cell>
          <table:table-cell office:value-type="float" office:value="263.036" calcext:value-type="float">
            <text:p>263.036</text:p>
          </table:table-cell>
          <table:table-cell office:value-type="float" office:value="43.5963" calcext:value-type="float">
            <text:p>43.5963</text:p>
          </table:table-cell>
          <table:table-cell office:value-type="float" office:value="61.9959" calcext:value-type="float">
            <text:p>61.9959</text:p>
          </table:table-cell>
          <table:table-cell office:value-type="float" office:value="251.878" calcext:value-type="float">
            <text:p>251.878</text:p>
          </table:table-cell>
          <table:table-cell office:value-type="float" office:value="43.7648" calcext:value-type="float">
            <text:p>43.7648</text:p>
          </table:table-cell>
          <table:table-cell/>
          <table:table-cell table:formula="of:=([.D147]-[.A147])/0.0166667" office:value-type="float" office:value="-103.295793408413" calcext:value-type="float">
            <text:p>-103.295793408413</text:p>
          </table:table-cell>
          <table:table-cell table:formula="of:=ABS([.E147]-[.B147])/0.0166667" office:value-type="float" office:value="669.478661042679" calcext:value-type="float">
            <text:p>669.478661042679</text:p>
          </table:table-cell>
          <table:table-cell table:formula="of:=([.F147]-[.C147])/0.0166667" office:value-type="float" office:value="10.1099797800405" calcext:value-type="float">
            <text:p>10.1099797800405</text:p>
          </table:table-cell>
          <table:table-cell table:formula="of:=DEGREES(ATAN(ABS([.F147]-[.C147])/ABS([.E147]-[.B147])))" office:value-type="float" office:value="0.865173423797556" calcext:value-type="float">
            <text:p>0.865173423797556</text:p>
          </table:table-cell>
          <table:table-cell table:formula="of:=SQRT(POWER([.H147];2)+POWER([.I147];2)+POWER([.J147];2))" office:value-type="float" office:value="677.476132582193" calcext:value-type="float">
            <text:p>677.476132582193</text:p>
          </table:table-cell>
        </table:table-row>
        <table:table-row table:style-name="ro1">
          <table:table-cell office:value-type="float" office:value="64.3991" calcext:value-type="float">
            <text:p>64.3991</text:p>
          </table:table-cell>
          <table:table-cell office:value-type="float" office:value="266.792" calcext:value-type="float">
            <text:p>266.792</text:p>
          </table:table-cell>
          <table:table-cell office:value-type="float" office:value="43.9581" calcext:value-type="float">
            <text:p>43.9581</text:p>
          </table:table-cell>
          <table:table-cell office:value-type="float" office:value="62.6557" calcext:value-type="float">
            <text:p>62.6557</text:p>
          </table:table-cell>
          <table:table-cell office:value-type="float" office:value="255.413" calcext:value-type="float">
            <text:p>255.413</text:p>
          </table:table-cell>
          <table:table-cell office:value-type="float" office:value="44.6024" calcext:value-type="float">
            <text:p>44.6024</text:p>
          </table:table-cell>
          <table:table-cell/>
          <table:table-cell table:formula="of:=([.D148]-[.A148])/0.0166667" office:value-type="float" office:value="-104.603790792418" calcext:value-type="float">
            <text:p>-104.603790792418</text:p>
          </table:table-cell>
          <table:table-cell table:formula="of:=ABS([.E148]-[.B148])/0.0166667" office:value-type="float" office:value="682.738634522729" calcext:value-type="float">
            <text:p>682.738634522729</text:p>
          </table:table-cell>
          <table:table-cell table:formula="of:=([.F148]-[.C148])/0.0166667" office:value-type="float" office:value="38.6579226841547" calcext:value-type="float">
            <text:p>38.6579226841547</text:p>
          </table:table-cell>
          <table:table-cell table:formula="of:=DEGREES(ATAN(ABS([.F148]-[.C148])/ABS([.E148]-[.B148])))" office:value-type="float" office:value="3.24073253321803" calcext:value-type="float">
            <text:p>3.24073253321803</text:p>
          </table:table-cell>
          <table:table-cell table:formula="of:=SQRT(POWER([.H148];2)+POWER([.I148];2)+POWER([.J148];2))" office:value-type="float" office:value="691.786405694965" calcext:value-type="float">
            <text:p>691.786405694965</text:p>
          </table:table-cell>
        </table:table-row>
        <table:table-row table:style-name="ro1">
          <table:table-cell office:value-type="float" office:value="64.665" calcext:value-type="float">
            <text:p>64.665</text:p>
          </table:table-cell>
          <table:table-cell office:value-type="float" office:value="265.562" calcext:value-type="float">
            <text:p>265.562</text:p>
          </table:table-cell>
          <table:table-cell office:value-type="float" office:value="44.1518" calcext:value-type="float">
            <text:p>44.1518</text:p>
          </table:table-cell>
          <table:table-cell office:value-type="float" office:value="63.1337" calcext:value-type="float">
            <text:p>63.1337</text:p>
          </table:table-cell>
          <table:table-cell office:value-type="float" office:value="255.502" calcext:value-type="float">
            <text:p>255.502</text:p>
          </table:table-cell>
          <table:table-cell office:value-type="float" office:value="44.5832" calcext:value-type="float">
            <text:p>44.5832</text:p>
          </table:table-cell>
          <table:table-cell/>
          <table:table-cell table:formula="of:=([.D149]-[.A149])/0.0166667" office:value-type="float" office:value="-91.877816244368" calcext:value-type="float">
            <text:p>-91.877816244368</text:p>
          </table:table-cell>
          <table:table-cell table:formula="of:=ABS([.E149]-[.B149])/0.0166667" office:value-type="float" office:value="603.598792802415" calcext:value-type="float">
            <text:p>603.598792802415</text:p>
          </table:table-cell>
          <table:table-cell table:formula="of:=([.F149]-[.C149])/0.0166667" office:value-type="float" office:value="25.8839482321033" calcext:value-type="float">
            <text:p>25.8839482321033</text:p>
          </table:table-cell>
          <table:table-cell table:formula="of:=DEGREES(ATAN(ABS([.F149]-[.C149])/ABS([.E149]-[.B149])))" office:value-type="float" office:value="2.45549352074919" calcext:value-type="float">
            <text:p>2.45549352074919</text:p>
          </table:table-cell>
          <table:table-cell table:formula="of:=SQRT(POWER([.H149];2)+POWER([.I149];2)+POWER([.J149];2))" office:value-type="float" office:value="611.099840096893" calcext:value-type="float">
            <text:p>611.099840096893</text:p>
          </table:table-cell>
        </table:table-row>
        <table:table-row table:style-name="ro1">
          <table:table-cell office:value-type="float" office:value="65.6083" calcext:value-type="float">
            <text:p>65.6083</text:p>
          </table:table-cell>
          <table:table-cell office:value-type="float" office:value="268.28" calcext:value-type="float">
            <text:p>268.28</text:p>
          </table:table-cell>
          <table:table-cell office:value-type="float" office:value="43.709" calcext:value-type="float">
            <text:p>43.709</text:p>
          </table:table-cell>
          <table:table-cell office:value-type="float" office:value="64.2831" calcext:value-type="float">
            <text:p>64.2831</text:p>
          </table:table-cell>
          <table:table-cell office:value-type="float" office:value="258.22" calcext:value-type="float">
            <text:p>258.22</text:p>
          </table:table-cell>
          <table:table-cell office:value-type="float" office:value="43.8912" calcext:value-type="float">
            <text:p>43.8912</text:p>
          </table:table-cell>
          <table:table-cell/>
          <table:table-cell table:formula="of:=([.D150]-[.A150])/0.0166667" office:value-type="float" office:value="-79.5118409763178" calcext:value-type="float">
            <text:p>-79.5118409763178</text:p>
          </table:table-cell>
          <table:table-cell table:formula="of:=ABS([.E150]-[.B150])/0.0166667" office:value-type="float" office:value="603.598792802411" calcext:value-type="float">
            <text:p>603.598792802411</text:p>
          </table:table-cell>
          <table:table-cell table:formula="of:=([.F150]-[.C150])/0.0166667" office:value-type="float" office:value="10.9319781360434" calcext:value-type="float">
            <text:p>10.9319781360434</text:p>
          </table:table-cell>
          <table:table-cell table:formula="of:=DEGREES(ATAN(ABS([.F150]-[.C150])/ABS([.E150]-[.B150])))" office:value-type="float" office:value="1.03758944518787" calcext:value-type="float">
            <text:p>1.03758944518787</text:p>
          </table:table-cell>
          <table:table-cell table:formula="of:=SQRT(POWER([.H150];2)+POWER([.I150];2)+POWER([.J150];2))" office:value-type="float" office:value="608.911441569247" calcext:value-type="float">
            <text:p>608.911441569247</text:p>
          </table:table-cell>
        </table:table-row>
        <table:table-row table:style-name="ro1">
          <table:table-cell office:value-type="float" office:value="61.6746" calcext:value-type="float">
            <text:p>61.6746</text:p>
          </table:table-cell>
          <table:table-cell office:value-type="float" office:value="267.602" calcext:value-type="float">
            <text:p>267.602</text:p>
          </table:table-cell>
          <table:table-cell office:value-type="float" office:value="43.8551" calcext:value-type="float">
            <text:p>43.8551</text:p>
          </table:table-cell>
          <table:table-cell office:value-type="float" office:value="59.24" calcext:value-type="float">
            <text:p>59.24</text:p>
          </table:table-cell>
          <table:table-cell office:value-type="float" office:value="257.234" calcext:value-type="float">
            <text:p>257.234</text:p>
          </table:table-cell>
          <table:table-cell office:value-type="float" office:value="44.101" calcext:value-type="float">
            <text:p>44.101</text:p>
          </table:table-cell>
          <table:table-cell/>
          <table:table-cell table:formula="of:=([.D151]-[.A151])/0.0166667" office:value-type="float" office:value="-146.075707848584" calcext:value-type="float">
            <text:p>-146.075707848584</text:p>
          </table:table-cell>
          <table:table-cell table:formula="of:=ABS([.E151]-[.B151])/0.0166667" office:value-type="float" office:value="622.078755842488" calcext:value-type="float">
            <text:p>622.078755842488</text:p>
          </table:table-cell>
          <table:table-cell table:formula="of:=([.F151]-[.C151])/0.0166667" office:value-type="float" office:value="14.753970492059" calcext:value-type="float">
            <text:p>14.753970492059</text:p>
          </table:table-cell>
          <table:table-cell table:formula="of:=DEGREES(ATAN(ABS([.F151]-[.C151])/ABS([.E151]-[.B151])))" office:value-type="float" office:value="1.35864114122938" calcext:value-type="float">
            <text:p>1.35864114122938</text:p>
          </table:table-cell>
          <table:table-cell table:formula="of:=SQRT(POWER([.H151];2)+POWER([.I151];2)+POWER([.J151];2))" office:value-type="float" office:value="639.169594504685" calcext:value-type="float">
            <text:p>639.169594504685</text:p>
          </table:table-cell>
        </table:table-row>
        <table:table-row table:style-name="ro1">
          <table:table-cell office:value-type="float" office:value="62.3559" calcext:value-type="float">
            <text:p>62.3559</text:p>
          </table:table-cell>
          <table:table-cell office:value-type="float" office:value="270.335" calcext:value-type="float">
            <text:p>270.335</text:p>
          </table:table-cell>
          <table:table-cell office:value-type="float" office:value="43.4123" calcext:value-type="float">
            <text:p>43.4123</text:p>
          </table:table-cell>
          <table:table-cell office:value-type="float" office:value="59.9246" calcext:value-type="float">
            <text:p>59.9246</text:p>
          </table:table-cell>
          <table:table-cell office:value-type="float" office:value="258.632" calcext:value-type="float">
            <text:p>258.632</text:p>
          </table:table-cell>
          <table:table-cell office:value-type="float" office:value="43.8665" calcext:value-type="float">
            <text:p>43.8665</text:p>
          </table:table-cell>
          <table:table-cell/>
          <table:table-cell table:formula="of:=([.D152]-[.A152])/0.0166667" office:value-type="float" office:value="-145.877708244584" calcext:value-type="float">
            <text:p>-145.877708244584</text:p>
          </table:table-cell>
          <table:table-cell table:formula="of:=ABS([.E152]-[.B152])/0.0166667" office:value-type="float" office:value="702.178595642807" calcext:value-type="float">
            <text:p>702.178595642807</text:p>
          </table:table-cell>
          <table:table-cell table:formula="of:=([.F152]-[.C152])/0.0166667" office:value-type="float" office:value="27.251945496109" calcext:value-type="float">
            <text:p>27.251945496109</text:p>
          </table:table-cell>
          <table:table-cell table:formula="of:=DEGREES(ATAN(ABS([.F152]-[.C152])/ABS([.E152]-[.B152])))" office:value-type="float" office:value="2.22256589585478" calcext:value-type="float">
            <text:p>2.22256589585478</text:p>
          </table:table-cell>
          <table:table-cell table:formula="of:=SQRT(POWER([.H152];2)+POWER([.I152];2)+POWER([.J152];2))" office:value-type="float" office:value="717.68917678541" calcext:value-type="float">
            <text:p>717.68917678541</text:p>
          </table:table-cell>
        </table:table-row>
        <table:table-row table:style-name="ro1">
          <table:table-cell office:value-type="float" office:value="62.0475" calcext:value-type="float">
            <text:p>62.0475</text:p>
          </table:table-cell>
          <table:table-cell office:value-type="float" office:value="272.944" calcext:value-type="float">
            <text:p>272.944</text:p>
          </table:table-cell>
          <table:table-cell office:value-type="float" office:value="42.7516" calcext:value-type="float">
            <text:p>42.7516</text:p>
          </table:table-cell>
          <table:table-cell office:value-type="float" office:value="60.1316" calcext:value-type="float">
            <text:p>60.1316</text:p>
          </table:table-cell>
          <table:table-cell office:value-type="float" office:value="259.922" calcext:value-type="float">
            <text:p>259.922</text:p>
          </table:table-cell>
          <table:table-cell office:value-type="float" office:value="43.6542" calcext:value-type="float">
            <text:p>43.6542</text:p>
          </table:table-cell>
          <table:table-cell/>
          <table:table-cell table:formula="of:=([.D153]-[.A153])/0.0166667" office:value-type="float" office:value="-114.95377009246" calcext:value-type="float">
            <text:p>-114.95377009246</text:p>
          </table:table-cell>
          <table:table-cell table:formula="of:=ABS([.E153]-[.B153])/0.0166667" office:value-type="float" office:value="781.318437363125" calcext:value-type="float">
            <text:p>781.318437363125</text:p>
          </table:table-cell>
          <table:table-cell table:formula="of:=([.F153]-[.C153])/0.0166667" office:value-type="float" office:value="54.1558916882166" calcext:value-type="float">
            <text:p>54.1558916882166</text:p>
          </table:table-cell>
          <table:table-cell table:formula="of:=DEGREES(ATAN(ABS([.F153]-[.C153])/ABS([.E153]-[.B153])))" office:value-type="float" office:value="3.9650275784861" calcext:value-type="float">
            <text:p>3.9650275784861</text:p>
          </table:table-cell>
          <table:table-cell table:formula="of:=SQRT(POWER([.H153];2)+POWER([.I153];2)+POWER([.J153];2))" office:value-type="float" office:value="791.584316688103" calcext:value-type="float">
            <text:p>791.584316688103</text:p>
          </table:table-cell>
        </table:table-row>
        <table:table-row table:style-name="ro1">
          <table:table-cell office:value-type="float" office:value="63.148" calcext:value-type="float">
            <text:p>63.148</text:p>
          </table:table-cell>
          <table:table-cell office:value-type="float" office:value="267.87" calcext:value-type="float">
            <text:p>267.87</text:p>
          </table:table-cell>
          <table:table-cell office:value-type="float" office:value="43.798" calcext:value-type="float">
            <text:p>43.798</text:p>
          </table:table-cell>
          <table:table-cell office:value-type="float" office:value="60.6829" calcext:value-type="float">
            <text:p>60.6829</text:p>
          </table:table-cell>
          <table:table-cell office:value-type="float" office:value="257.498" calcext:value-type="float">
            <text:p>257.498</text:p>
          </table:table-cell>
          <table:table-cell office:value-type="float" office:value="44.2829" calcext:value-type="float">
            <text:p>44.2829</text:p>
          </table:table-cell>
          <table:table-cell/>
          <table:table-cell table:formula="of:=([.D154]-[.A154])/0.0166667" office:value-type="float" office:value="-147.905704188592" calcext:value-type="float">
            <text:p>-147.905704188592</text:p>
          </table:table-cell>
          <table:table-cell table:formula="of:=ABS([.E154]-[.B154])/0.0166667" office:value-type="float" office:value="622.31875536249" calcext:value-type="float">
            <text:p>622.31875536249</text:p>
          </table:table-cell>
          <table:table-cell table:formula="of:=([.F154]-[.C154])/0.0166667" office:value-type="float" office:value="29.0939418121161" calcext:value-type="float">
            <text:p>29.0939418121161</text:p>
          </table:table-cell>
          <table:table-cell table:formula="of:=DEGREES(ATAN(ABS([.F154]-[.C154])/ABS([.E154]-[.B154])))" office:value-type="float" office:value="2.67667845585438" calcext:value-type="float">
            <text:p>2.67667845585438</text:p>
          </table:table-cell>
          <table:table-cell table:formula="of:=SQRT(POWER([.H154];2)+POWER([.I154];2)+POWER([.J154];2))" office:value-type="float" office:value="640.314913193195" calcext:value-type="float">
            <text:p>640.314913193195</text:p>
          </table:table-cell>
        </table:table-row>
        <table:table-row table:style-name="ro1">
          <table:table-cell office:value-type="float" office:value="61.6747" calcext:value-type="float">
            <text:p>61.6747</text:p>
          </table:table-cell>
          <table:table-cell office:value-type="float" office:value="267.597" calcext:value-type="float">
            <text:p>267.597</text:p>
          </table:table-cell>
          <table:table-cell office:value-type="float" office:value="43.8559" calcext:value-type="float">
            <text:p>43.8559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257.239" calcext:value-type="float">
            <text:p>257.239</text:p>
          </table:table-cell>
          <table:table-cell office:value-type="float" office:value="44.1002" calcext:value-type="float">
            <text:p>44.1002</text:p>
          </table:table-cell>
          <table:table-cell/>
          <table:table-cell table:formula="of:=([.D155]-[.A155])/0.0166667" office:value-type="float" office:value="-146.087707824585" calcext:value-type="float">
            <text:p>-146.087707824585</text:p>
          </table:table-cell>
          <table:table-cell table:formula="of:=ABS([.E155]-[.B155])/0.0166667" office:value-type="float" office:value="621.478757042486" calcext:value-type="float">
            <text:p>621.478757042486</text:p>
          </table:table-cell>
          <table:table-cell table:formula="of:=([.F155]-[.C155])/0.0166667" office:value-type="float" office:value="14.6579706840588" calcext:value-type="float">
            <text:p>14.6579706840588</text:p>
          </table:table-cell>
          <table:table-cell table:formula="of:=DEGREES(ATAN(ABS([.F155]-[.C155])/ABS([.E155]-[.B155])))" office:value-type="float" office:value="1.35110680704583" calcext:value-type="float">
            <text:p>1.35110680704583</text:p>
          </table:table-cell>
          <table:table-cell table:formula="of:=SQRT(POWER([.H155];2)+POWER([.I155];2)+POWER([.J155];2))" office:value-type="float" office:value="638.58618833881" calcext:value-type="float">
            <text:p>638.58618833881</text:p>
          </table:table-cell>
        </table:table-row>
        <table:table-row table:style-name="ro1">
          <table:table-cell office:value-type="float" office:value="62.8671" calcext:value-type="float">
            <text:p>62.8671</text:p>
          </table:table-cell>
          <table:table-cell office:value-type="float" office:value="282.413" calcext:value-type="float">
            <text:p>282.413</text:p>
          </table:table-cell>
          <table:table-cell office:value-type="float" office:value="41.7321" calcext:value-type="float">
            <text:p>41.7321</text:p>
          </table:table-cell>
          <table:table-cell office:value-type="float" office:value="60.8964" calcext:value-type="float">
            <text:p>60.8964</text:p>
          </table:table-cell>
          <table:table-cell office:value-type="float" office:value="258.741" calcext:value-type="float">
            <text:p>258.741</text:p>
          </table:table-cell>
          <table:table-cell office:value-type="float" office:value="44.3188" calcext:value-type="float">
            <text:p>44.3188</text:p>
          </table:table-cell>
          <table:table-cell/>
          <table:table-cell table:formula="of:=([.D156]-[.A156])/0.0166667" office:value-type="float" office:value="-118.241763516473" calcext:value-type="float">
            <text:p>-118.241763516473</text:p>
          </table:table-cell>
          <table:table-cell table:formula="of:=ABS([.E156]-[.B156])/0.0166667" office:value-type="float" office:value="1420.31715936568" calcext:value-type="float">
            <text:p>1420.31715936568</text:p>
          </table:table-cell>
          <table:table-cell table:formula="of:=([.F156]-[.C156])/0.0166667" office:value-type="float" office:value="155.201689596621" calcext:value-type="float">
            <text:p>155.201689596621</text:p>
          </table:table-cell>
          <table:table-cell table:formula="of:=DEGREES(ATAN(ABS([.F156]-[.C156])/ABS([.E156]-[.B156])))" office:value-type="float" office:value="6.2361141918298" calcext:value-type="float">
            <text:p>6.2361141918298</text:p>
          </table:table-cell>
          <table:table-cell table:formula="of:=SQRT(POWER([.H156];2)+POWER([.I156];2)+POWER([.J156];2))" office:value-type="float" office:value="1433.65599509845" calcext:value-type="float">
            <text:p>1433.65599509845</text:p>
          </table:table-cell>
        </table:table-row>
        <table:table-row table:style-name="ro1">
          <table:table-cell office:value-type="float" office:value="60.1483" calcext:value-type="float">
            <text:p>60.1483</text:p>
          </table:table-cell>
          <table:table-cell office:value-type="float" office:value="268.805" calcext:value-type="float">
            <text:p>268.805</text:p>
          </table:table-cell>
          <table:table-cell office:value-type="float" office:value="42.6976" calcext:value-type="float">
            <text:p>42.6976</text:p>
          </table:table-cell>
          <table:table-cell office:value-type="float" office:value="58.6632" calcext:value-type="float">
            <text:p>58.6632</text:p>
          </table:table-cell>
          <table:table-cell office:value-type="float" office:value="259.806" calcext:value-type="float">
            <text:p>259.806</text:p>
          </table:table-cell>
          <table:table-cell office:value-type="float" office:value="42.7246" calcext:value-type="float">
            <text:p>42.7246</text:p>
          </table:table-cell>
          <table:table-cell/>
          <table:table-cell table:formula="of:=([.D157]-[.A157])/0.0166667" office:value-type="float" office:value="-89.1058217883562" calcext:value-type="float">
            <text:p>-89.1058217883562</text:p>
          </table:table-cell>
          <table:table-cell table:formula="of:=ABS([.E157]-[.B157])/0.0166667" office:value-type="float" office:value="539.938920122161" calcext:value-type="float">
            <text:p>539.938920122161</text:p>
          </table:table-cell>
          <table:table-cell table:formula="of:=([.F157]-[.C157])/0.0166667" office:value-type="float" office:value="1.61999676000654" calcext:value-type="float">
            <text:p>1.61999676000654</text:p>
          </table:table-cell>
          <table:table-cell table:formula="of:=DEGREES(ATAN(ABS([.F157]-[.C157])/ABS([.E157]-[.B157])))" office:value-type="float" office:value="0.171905923423571" calcext:value-type="float">
            <text:p>0.171905923423571</text:p>
          </table:table-cell>
          <table:table-cell table:formula="of:=SQRT(POWER([.H157];2)+POWER([.I157];2)+POWER([.J157];2))" office:value-type="float" office:value="547.244469436436" calcext:value-type="float">
            <text:p>547.244469436436</text:p>
          </table:table-cell>
        </table:table-row>
        <table:table-row table:style-name="ro1">
          <table:table-cell office:value-type="float" office:value="60.6004" calcext:value-type="float">
            <text:p>60.6004</text:p>
          </table:table-cell>
          <table:table-cell office:value-type="float" office:value="271.269" calcext:value-type="float">
            <text:p>271.269</text:p>
          </table:table-cell>
          <table:table-cell office:value-type="float" office:value="43.5267" calcext:value-type="float">
            <text:p>43.5267</text:p>
          </table:table-cell>
          <table:table-cell office:value-type="float" office:value="59.105" calcext:value-type="float">
            <text:p>59.105</text:p>
          </table:table-cell>
          <table:table-cell office:value-type="float" office:value="262.156" calcext:value-type="float">
            <text:p>262.156</text:p>
          </table:table-cell>
          <table:table-cell office:value-type="float" office:value="43.7838" calcext:value-type="float">
            <text:p>43.7838</text:p>
          </table:table-cell>
          <table:table-cell/>
          <table:table-cell table:formula="of:=([.D158]-[.A158])/0.0166667" office:value-type="float" office:value="-89.7238205523591" calcext:value-type="float">
            <text:p>-89.7238205523591</text:p>
          </table:table-cell>
          <table:table-cell table:formula="of:=ABS([.E158]-[.B158])/0.0166667" office:value-type="float" office:value="546.778906442187" calcext:value-type="float">
            <text:p>546.778906442187</text:p>
          </table:table-cell>
          <table:table-cell table:formula="of:=([.F158]-[.C158])/0.0166667" office:value-type="float" office:value="15.4259691480618" calcext:value-type="float">
            <text:p>15.4259691480618</text:p>
          </table:table-cell>
          <table:table-cell table:formula="of:=DEGREES(ATAN(ABS([.F158]-[.C158])/ABS([.E158]-[.B158])))" office:value-type="float" office:value="1.61602529413319" calcext:value-type="float">
            <text:p>1.61602529413319</text:p>
          </table:table-cell>
          <table:table-cell table:formula="of:=SQRT(POWER([.H158];2)+POWER([.I158];2)+POWER([.J158];2))" office:value-type="float" office:value="554.306320574448" calcext:value-type="float">
            <text:p>554.306320574448</text:p>
          </table:table-cell>
        </table:table-row>
        <table:table-row table:style-name="ro1">
          <table:table-cell office:value-type="float" office:value="61.9724" calcext:value-type="float">
            <text:p>61.9724</text:p>
          </table:table-cell>
          <table:table-cell office:value-type="float" office:value="265.142" calcext:value-type="float">
            <text:p>265.142</text:p>
          </table:table-cell>
          <table:table-cell office:value-type="float" office:value="44.002" calcext:value-type="float">
            <text:p>44.002</text:p>
          </table:table-cell>
          <table:table-cell office:value-type="float" office:value="60.4927" calcext:value-type="float">
            <text:p>60.4927</text:p>
          </table:table-cell>
          <table:table-cell office:value-type="float" office:value="255.122" calcext:value-type="float">
            <text:p>255.122</text:p>
          </table:table-cell>
          <table:table-cell office:value-type="float" office:value="43.9567" calcext:value-type="float">
            <text:p>43.9567</text:p>
          </table:table-cell>
          <table:table-cell/>
          <table:table-cell table:formula="of:=([.D159]-[.A159])/0.0166667" office:value-type="float" office:value="-88.7818224363552" calcext:value-type="float">
            <text:p>-88.7818224363552</text:p>
          </table:table-cell>
          <table:table-cell table:formula="of:=ABS([.E159]-[.B159])/0.0166667" office:value-type="float" office:value="601.198797602404" calcext:value-type="float">
            <text:p>601.198797602404</text:p>
          </table:table-cell>
          <table:table-cell table:formula="of:=([.F159]-[.C159])/0.0166667" office:value-type="float" office:value="-2.71799456401115" calcext:value-type="float">
            <text:p>-2.71799456401115</text:p>
          </table:table-cell>
          <table:table-cell table:formula="of:=DEGREES(ATAN(ABS([.F159]-[.C159])/ABS([.E159]-[.B159])))" office:value-type="float" office:value="0.259030052791687" calcext:value-type="float">
            <text:p>0.259030052791687</text:p>
          </table:table-cell>
          <table:table-cell table:formula="of:=SQRT(POWER([.H159];2)+POWER([.I159];2)+POWER([.J159];2))" office:value-type="float" office:value="607.724932620134" calcext:value-type="float">
            <text:p>607.724932620134</text:p>
          </table:table-cell>
        </table:table-row>
        <table:table-row table:style-name="ro1">
          <table:table-cell office:value-type="float" office:value="60.0163" calcext:value-type="float">
            <text:p>60.0163</text:p>
          </table:table-cell>
          <table:table-cell office:value-type="float" office:value="264.808" calcext:value-type="float">
            <text:p>264.808</text:p>
          </table:table-cell>
          <table:table-cell office:value-type="float" office:value="43.8317" calcext:value-type="float">
            <text:p>43.8317</text:p>
          </table:table-cell>
          <table:table-cell office:value-type="float" office:value="59.5738" calcext:value-type="float">
            <text:p>59.5738</text:p>
          </table:table-cell>
          <table:table-cell office:value-type="float" office:value="253.7" calcext:value-type="float">
            <text:p>253.7</text:p>
          </table:table-cell>
          <table:table-cell office:value-type="float" office:value="44.199" calcext:value-type="float">
            <text:p>44.199</text:p>
          </table:table-cell>
          <table:table-cell/>
          <table:table-cell table:formula="of:=([.D160]-[.A160])/0.0166667" office:value-type="float" office:value="-26.5499469001064" calcext:value-type="float">
            <text:p>-26.5499469001064</text:p>
          </table:table-cell>
          <table:table-cell table:formula="of:=ABS([.E160]-[.B160])/0.0166667" office:value-type="float" office:value="666.478667042666" calcext:value-type="float">
            <text:p>666.478667042666</text:p>
          </table:table-cell>
          <table:table-cell table:formula="of:=([.F160]-[.C160])/0.0166667" office:value-type="float" office:value="22.0379559240882" calcext:value-type="float">
            <text:p>22.0379559240882</text:p>
          </table:table-cell>
          <table:table-cell table:formula="of:=DEGREES(ATAN(ABS([.F160]-[.C160])/ABS([.E160]-[.B160])))" office:value-type="float" office:value="1.89386702330754" calcext:value-type="float">
            <text:p>1.89386702330754</text:p>
          </table:table-cell>
          <table:table-cell table:formula="of:=SQRT(POWER([.H160];2)+POWER([.I160];2)+POWER([.J160];2))" office:value-type="float" office:value="667.371249609001" calcext:value-type="float">
            <text:p>667.371249609001</text:p>
          </table:table-cell>
        </table:table-row>
        <table:table-row table:style-name="ro1">
          <table:table-cell office:value-type="float" office:value="57.1505" calcext:value-type="float">
            <text:p>57.1505</text:p>
          </table:table-cell>
          <table:table-cell office:value-type="float" office:value="270.537" calcext:value-type="float">
            <text:p>270.537</text:p>
          </table:table-cell>
          <table:table-cell office:value-type="float" office:value="43.9228" calcext:value-type="float">
            <text:p>43.9228</text:p>
          </table:table-cell>
          <table:table-cell office:value-type="float" office:value="56.0207" calcext:value-type="float">
            <text:p>56.0207</text:p>
          </table:table-cell>
          <table:table-cell office:value-type="float" office:value="260.141" calcext:value-type="float">
            <text:p>260.141</text:p>
          </table:table-cell>
          <table:table-cell office:value-type="float" office:value="44.6212" calcext:value-type="float">
            <text:p>44.6212</text:p>
          </table:table-cell>
          <table:table-cell/>
          <table:table-cell table:formula="of:=([.D161]-[.A161])/0.0166667" office:value-type="float" office:value="-67.7878644242713" calcext:value-type="float">
            <text:p>-67.7878644242713</text:p>
          </table:table-cell>
          <table:table-cell table:formula="of:=ABS([.E161]-[.B161])/0.0166667" office:value-type="float" office:value="623.758752482493" calcext:value-type="float">
            <text:p>623.758752482493</text:p>
          </table:table-cell>
          <table:table-cell table:formula="of:=([.F161]-[.C161])/0.0166667" office:value-type="float" office:value="41.9039161921676" calcext:value-type="float">
            <text:p>41.9039161921676</text:p>
          </table:table-cell>
          <table:table-cell table:formula="of:=DEGREES(ATAN(ABS([.F161]-[.C161])/ABS([.E161]-[.B161])))" office:value-type="float" office:value="3.84333753080989" calcext:value-type="float">
            <text:p>3.84333753080989</text:p>
          </table:table-cell>
          <table:table-cell table:formula="of:=SQRT(POWER([.H161];2)+POWER([.I161];2)+POWER([.J161];2))" office:value-type="float" office:value="628.829161262389" calcext:value-type="float">
            <text:p>628.829161262389</text:p>
          </table:table-cell>
        </table:table-row>
        <table:table-row table:style-name="ro1">
          <table:table-cell office:value-type="float" office:value="57.6432" calcext:value-type="float">
            <text:p>57.6432</text:p>
          </table:table-cell>
          <table:table-cell office:value-type="float" office:value="270.643" calcext:value-type="float">
            <text:p>270.643</text:p>
          </table:table-cell>
          <table:table-cell office:value-type="float" office:value="43.9011" calcext:value-type="float">
            <text:p>43.9011</text:p>
          </table:table-cell>
          <table:table-cell office:value-type="float" office:value="56.7795" calcext:value-type="float">
            <text:p>56.7795</text:p>
          </table:table-cell>
          <table:table-cell office:value-type="float" office:value="259.097" calcext:value-type="float">
            <text:p>259.097</text:p>
          </table:table-cell>
          <table:table-cell office:value-type="float" office:value="44.5417" calcext:value-type="float">
            <text:p>44.5417</text:p>
          </table:table-cell>
          <table:table-cell/>
          <table:table-cell table:formula="of:=([.D162]-[.A162])/0.0166667" office:value-type="float" office:value="-51.8218963562074" calcext:value-type="float">
            <text:p>-51.8218963562074</text:p>
          </table:table-cell>
          <table:table-cell table:formula="of:=ABS([.E162]-[.B162])/0.0166667" office:value-type="float" office:value="692.758614482771" calcext:value-type="float">
            <text:p>692.758614482771</text:p>
          </table:table-cell>
          <table:table-cell table:formula="of:=([.F162]-[.C162])/0.0166667" office:value-type="float" office:value="38.4359231281537" calcext:value-type="float">
            <text:p>38.4359231281537</text:p>
          </table:table-cell>
          <table:table-cell table:formula="of:=DEGREES(ATAN(ABS([.F162]-[.C162])/ABS([.E162]-[.B162])))" office:value-type="float" office:value="3.17565253222247" calcext:value-type="float">
            <text:p>3.17565253222247</text:p>
          </table:table-cell>
          <table:table-cell table:formula="of:=SQRT(POWER([.H162];2)+POWER([.I162];2)+POWER([.J162];2))" office:value-type="float" office:value="695.756657940659" calcext:value-type="float">
            <text:p>695.756657940659</text:p>
          </table:table-cell>
        </table:table-row>
        <table:table-row table:style-name="ro1">
          <table:table-cell office:value-type="float" office:value="56.5407" calcext:value-type="float">
            <text:p>56.5407</text:p>
          </table:table-cell>
          <table:table-cell office:value-type="float" office:value="266.524" calcext:value-type="float">
            <text:p>266.524</text:p>
          </table:table-cell>
          <table:table-cell office:value-type="float" office:value="44.3213" calcext:value-type="float">
            <text:p>44.3213</text:p>
          </table:table-cell>
          <table:table-cell office:value-type="float" office:value="55.4286" calcext:value-type="float">
            <text:p>55.4286</text:p>
          </table:table-cell>
          <table:table-cell office:value-type="float" office:value="256.328" calcext:value-type="float">
            <text:p>256.328</text:p>
          </table:table-cell>
          <table:table-cell office:value-type="float" office:value="44.7634" calcext:value-type="float">
            <text:p>44.7634</text:p>
          </table:table-cell>
          <table:table-cell/>
          <table:table-cell table:formula="of:=([.D163]-[.A163])/0.0166667" office:value-type="float" office:value="-66.7258665482668" calcext:value-type="float">
            <text:p>-66.7258665482668</text:p>
          </table:table-cell>
          <table:table-cell table:formula="of:=ABS([.E163]-[.B163])/0.0166667" office:value-type="float" office:value="611.758776482449" calcext:value-type="float">
            <text:p>611.758776482449</text:p>
          </table:table-cell>
          <table:table-cell table:formula="of:=([.F163]-[.C163])/0.0166667" office:value-type="float" office:value="26.5259469481059" calcext:value-type="float">
            <text:p>26.5259469481059</text:p>
          </table:table-cell>
          <table:table-cell table:formula="of:=DEGREES(ATAN(ABS([.F163]-[.C163])/ABS([.E163]-[.B163])))" office:value-type="float" office:value="2.48279790003847" calcext:value-type="float">
            <text:p>2.48279790003847</text:p>
          </table:table-cell>
          <table:table-cell table:formula="of:=SQRT(POWER([.H163];2)+POWER([.I163];2)+POWER([.J163];2))" office:value-type="float" office:value="615.958413962674" calcext:value-type="float">
            <text:p>615.958413962674</text:p>
          </table:table-cell>
        </table:table-row>
        <table:table-row table:style-name="ro1">
          <table:table-cell office:value-type="float" office:value="57.6432" calcext:value-type="float">
            <text:p>57.6432</text:p>
          </table:table-cell>
          <table:table-cell office:value-type="float" office:value="270.643" calcext:value-type="float">
            <text:p>270.643</text:p>
          </table:table-cell>
          <table:table-cell office:value-type="float" office:value="43.9011" calcext:value-type="float">
            <text:p>43.9011</text:p>
          </table:table-cell>
          <table:table-cell office:value-type="float" office:value="56.6923" calcext:value-type="float">
            <text:p>56.6923</text:p>
          </table:table-cell>
          <table:table-cell office:value-type="float" office:value="261.61" calcext:value-type="float">
            <text:p>261.61</text:p>
          </table:table-cell>
          <table:table-cell office:value-type="float" office:value="44.1373" calcext:value-type="float">
            <text:p>44.1373</text:p>
          </table:table-cell>
          <table:table-cell/>
          <table:table-cell table:formula="of:=([.D164]-[.A164])/0.0166667" office:value-type="float" office:value="-57.0538858922281" calcext:value-type="float">
            <text:p>-57.0538858922281</text:p>
          </table:table-cell>
          <table:table-cell table:formula="of:=ABS([.E164]-[.B164])/0.0166667" office:value-type="float" office:value="541.978916042165" calcext:value-type="float">
            <text:p>541.978916042165</text:p>
          </table:table-cell>
          <table:table-cell table:formula="of:=([.F164]-[.C164])/0.0166667" office:value-type="float" office:value="14.1719716560569" calcext:value-type="float">
            <text:p>14.1719716560569</text:p>
          </table:table-cell>
          <table:table-cell table:formula="of:=DEGREES(ATAN(ABS([.F164]-[.C164])/ABS([.E164]-[.B164])))" office:value-type="float" office:value="1.49786116912604" calcext:value-type="float">
            <text:p>1.49786116912604</text:p>
          </table:table-cell>
          <table:table-cell table:formula="of:=SQRT(POWER([.H164];2)+POWER([.I164];2)+POWER([.J164];2))" office:value-type="float" office:value="545.157900163122" calcext:value-type="float">
            <text:p>545.157900163122</text:p>
          </table:table-cell>
        </table:table-row>
        <table:table-row table:style-name="ro1">
          <table:table-cell office:value-type="float" office:value="58.3093" calcext:value-type="float">
            <text:p>58.3093</text:p>
          </table:table-cell>
          <table:table-cell office:value-type="float" office:value="273.377" calcext:value-type="float">
            <text:p>273.377</text:p>
          </table:table-cell>
          <table:table-cell office:value-type="float" office:value="43.7084" calcext:value-type="float">
            <text:p>43.7084</text:p>
          </table:table-cell>
          <table:table-cell office:value-type="float" office:value="57.6237" calcext:value-type="float">
            <text:p>57.6237</text:p>
          </table:table-cell>
          <table:table-cell office:value-type="float" office:value="263.035" calcext:value-type="float">
            <text:p>263.035</text:p>
          </table:table-cell>
          <table:table-cell office:value-type="float" office:value="44.1402" calcext:value-type="float">
            <text:p>44.1402</text:p>
          </table:table-cell>
          <table:table-cell/>
          <table:table-cell table:formula="of:=([.D165]-[.A165])/0.0166667" office:value-type="float" office:value="-41.1359177281646" calcext:value-type="float">
            <text:p>-41.1359177281646</text:p>
          </table:table-cell>
          <table:table-cell table:formula="of:=ABS([.E165]-[.B165])/0.0166667" office:value-type="float" office:value="620.518758962481" calcext:value-type="float">
            <text:p>620.518758962481</text:p>
          </table:table-cell>
          <table:table-cell table:formula="of:=([.F165]-[.C165])/0.0166667" office:value-type="float" office:value="25.9079481841038" calcext:value-type="float">
            <text:p>25.9079481841038</text:p>
          </table:table-cell>
          <table:table-cell table:formula="of:=DEGREES(ATAN(ABS([.F165]-[.C165])/ABS([.E165]-[.B165])))" office:value-type="float" office:value="2.3908292922123" calcext:value-type="float">
            <text:p>2.3908292922123</text:p>
          </table:table-cell>
          <table:table-cell table:formula="of:=SQRT(POWER([.H165];2)+POWER([.I165];2)+POWER([.J165];2))" office:value-type="float" office:value="622.420208324558" calcext:value-type="float">
            <text:p>622.420208324558</text:p>
          </table:table-cell>
        </table:table-row>
        <table:table-row table:style-name="ro1">
          <table:table-cell office:value-type="float" office:value="56.8657" calcext:value-type="float">
            <text:p>56.8657</text:p>
          </table:table-cell>
          <table:table-cell office:value-type="float" office:value="264.067" calcext:value-type="float">
            <text:p>264.067</text:p>
          </table:table-cell>
          <table:table-cell office:value-type="float" office:value="44.4666" calcext:value-type="float">
            <text:p>44.4666</text:p>
          </table:table-cell>
          <table:table-cell office:value-type="float" office:value="55.7464" calcext:value-type="float">
            <text:p>55.7464</text:p>
          </table:table-cell>
          <table:table-cell office:value-type="float" office:value="254.004" calcext:value-type="float">
            <text:p>254.004</text:p>
          </table:table-cell>
          <table:table-cell office:value-type="float" office:value="44.6619" calcext:value-type="float">
            <text:p>44.6619</text:p>
          </table:table-cell>
          <table:table-cell/>
          <table:table-cell table:formula="of:=([.D166]-[.A166])/0.0166667" office:value-type="float" office:value="-67.1578656842684" calcext:value-type="float">
            <text:p>-67.1578656842684</text:p>
          </table:table-cell>
          <table:table-cell table:formula="of:=ABS([.E166]-[.B166])/0.0166667" office:value-type="float" office:value="603.778792442416" calcext:value-type="float">
            <text:p>603.778792442416</text:p>
          </table:table-cell>
          <table:table-cell table:formula="of:=([.F166]-[.C166])/0.0166667" office:value-type="float" office:value="11.7179765640471" calcext:value-type="float">
            <text:p>11.7179765640471</text:p>
          </table:table-cell>
          <table:table-cell table:formula="of:=DEGREES(ATAN(ABS([.F166]-[.C166])/ABS([.E166]-[.B166])))" office:value-type="float" office:value="1.11184151160266" calcext:value-type="float">
            <text:p>1.11184151160266</text:p>
          </table:table-cell>
          <table:table-cell table:formula="of:=SQRT(POWER([.H166];2)+POWER([.I166];2)+POWER([.J166];2))" office:value-type="float" office:value="607.615273097413" calcext:value-type="float">
            <text:p>607.615273097413</text:p>
          </table:table-cell>
        </table:table-row>
        <table:table-row table:style-name="ro1">
          <table:table-cell office:value-type="float" office:value="56.6578" calcext:value-type="float">
            <text:p>56.6578</text:p>
          </table:table-cell>
          <table:table-cell office:value-type="float" office:value="270.439" calcext:value-type="float">
            <text:p>270.439</text:p>
          </table:table-cell>
          <table:table-cell office:value-type="float" office:value="43.9431" calcext:value-type="float">
            <text:p>43.9431</text:p>
          </table:table-cell>
          <table:table-cell office:value-type="float" office:value="55.5738" calcext:value-type="float">
            <text:p>55.5738</text:p>
          </table:table-cell>
          <table:table-cell office:value-type="float" office:value="258.866" calcext:value-type="float">
            <text:p>258.866</text:p>
          </table:table-cell>
          <table:table-cell office:value-type="float" office:value="44.3513" calcext:value-type="float">
            <text:p>44.3513</text:p>
          </table:table-cell>
          <table:table-cell/>
          <table:table-cell table:formula="of:=([.D167]-[.A167])/0.0166667" office:value-type="float" office:value="-65.0398699202604" calcext:value-type="float">
            <text:p>-65.0398699202604</text:p>
          </table:table-cell>
          <table:table-cell table:formula="of:=ABS([.E167]-[.B167])/0.0166667" office:value-type="float" office:value="694.37861124278" calcext:value-type="float">
            <text:p>694.37861124278</text:p>
          </table:table-cell>
          <table:table-cell table:formula="of:=([.F167]-[.C167])/0.0166667" office:value-type="float" office:value="24.491951016098" calcext:value-type="float">
            <text:p>24.491951016098</text:p>
          </table:table-cell>
          <table:table-cell table:formula="of:=DEGREES(ATAN(ABS([.F167]-[.C167])/ABS([.E167]-[.B167])))" office:value-type="float" office:value="2.02008514619704" calcext:value-type="float">
            <text:p>2.02008514619704</text:p>
          </table:table-cell>
          <table:table-cell table:formula="of:=SQRT(POWER([.H167];2)+POWER([.I167];2)+POWER([.J167];2))" office:value-type="float" office:value="697.847903267804" calcext:value-type="float">
            <text:p>697.847903267804</text:p>
          </table:table-cell>
        </table:table-row>
        <table:table-row table:style-name="ro1">
          <table:table-cell office:value-type="float" office:value="63.5762" calcext:value-type="float">
            <text:p>63.5762</text:p>
          </table:table-cell>
          <table:table-cell office:value-type="float" office:value="271.754" calcext:value-type="float">
            <text:p>271.754</text:p>
          </table:table-cell>
          <table:table-cell office:value-type="float" office:value="43.6669" calcext:value-type="float">
            <text:p>43.6669</text:p>
          </table:table-cell>
          <table:table-cell office:value-type="float" office:value="61.8304" calcext:value-type="float">
            <text:p>61.8304</text:p>
          </table:table-cell>
          <table:table-cell office:value-type="float" office:value="260.173" calcext:value-type="float">
            <text:p>260.173</text:p>
          </table:table-cell>
          <table:table-cell office:value-type="float" office:value="44.078" calcext:value-type="float">
            <text:p>44.078</text:p>
          </table:table-cell>
          <table:table-cell/>
          <table:table-cell table:formula="of:=([.D168]-[.A168])/0.0166667" office:value-type="float" office:value="-104.747790504419" calcext:value-type="float">
            <text:p>-104.747790504419</text:p>
          </table:table-cell>
          <table:table-cell table:formula="of:=ABS([.E168]-[.B168])/0.0166667" office:value-type="float" office:value="694.85861028278" calcext:value-type="float">
            <text:p>694.85861028278</text:p>
          </table:table-cell>
          <table:table-cell table:formula="of:=([.F168]-[.C168])/0.0166667" office:value-type="float" office:value="24.6659506680989" calcext:value-type="float">
            <text:p>24.6659506680989</text:p>
          </table:table-cell>
          <table:table-cell table:formula="of:=DEGREES(ATAN(ABS([.F168]-[.C168])/ABS([.E168]-[.B168])))" office:value-type="float" office:value="2.03302036886615" calcext:value-type="float">
            <text:p>2.03302036886615</text:p>
          </table:table-cell>
          <table:table-cell table:formula="of:=SQRT(POWER([.H168];2)+POWER([.I168];2)+POWER([.J168];2))" office:value-type="float" office:value="703.142231004536" calcext:value-type="float">
            <text:p>703.142231004536</text:p>
          </table:table-cell>
        </table:table-row>
        <table:table-row table:style-name="ro1">
          <table:table-cell office:value-type="float" office:value="68.0839" calcext:value-type="float">
            <text:p>68.0839</text:p>
          </table:table-cell>
          <table:table-cell office:value-type="float" office:value="267.379" calcext:value-type="float">
            <text:p>267.379</text:p>
          </table:table-cell>
          <table:table-cell office:value-type="float" office:value="43.8292" calcext:value-type="float">
            <text:p>43.8292</text:p>
          </table:table-cell>
          <table:table-cell office:value-type="float" office:value="65.2652" calcext:value-type="float">
            <text:p>65.2652</text:p>
          </table:table-cell>
          <table:table-cell office:value-type="float" office:value="257.157" calcext:value-type="float">
            <text:p>257.157</text:p>
          </table:table-cell>
          <table:table-cell office:value-type="float" office:value="44.0549" calcext:value-type="float">
            <text:p>44.0549</text:p>
          </table:table-cell>
          <table:table-cell/>
          <table:table-cell table:formula="of:=([.D169]-[.A169])/0.0166667" office:value-type="float" office:value="-169.121661756677" calcext:value-type="float">
            <text:p>-169.121661756677</text:p>
          </table:table-cell>
          <table:table-cell table:formula="of:=ABS([.E169]-[.B169])/0.0166667" office:value-type="float" office:value="613.318773362456" calcext:value-type="float">
            <text:p>613.318773362456</text:p>
          </table:table-cell>
          <table:table-cell table:formula="of:=([.F169]-[.C169])/0.0166667" office:value-type="float" office:value="13.5419729160544" calcext:value-type="float">
            <text:p>13.5419729160544</text:p>
          </table:table-cell>
          <table:table-cell table:formula="of:=DEGREES(ATAN(ABS([.F169]-[.C169])/ABS([.E169]-[.B169])))" office:value-type="float" office:value="1.26487542313018" calcext:value-type="float">
            <text:p>1.26487542313018</text:p>
          </table:table-cell>
          <table:table-cell table:formula="of:=SQRT(POWER([.H169];2)+POWER([.I169];2)+POWER([.J169];2))" office:value-type="float" office:value="636.353234661871" calcext:value-type="float">
            <text:p>636.353234661871</text:p>
          </table:table-cell>
        </table:table-row>
        <table:table-row table:style-name="ro1">
          <table:table-cell office:value-type="float" office:value="68.1079" calcext:value-type="float">
            <text:p>68.1079</text:p>
          </table:table-cell>
          <table:table-cell office:value-type="float" office:value="264.792" calcext:value-type="float">
            <text:p>264.792</text:p>
          </table:table-cell>
          <table:table-cell office:value-type="float" office:value="44.4845" calcext:value-type="float">
            <text:p>44.4845</text:p>
          </table:table-cell>
          <table:table-cell office:value-type="float" office:value="65.5088" calcext:value-type="float">
            <text:p>65.5088</text:p>
          </table:table-cell>
          <table:table-cell office:value-type="float" office:value="257.164" calcext:value-type="float">
            <text:p>257.164</text:p>
          </table:table-cell>
          <table:table-cell office:value-type="float" office:value="44.2904" calcext:value-type="float">
            <text:p>44.2904</text:p>
          </table:table-cell>
          <table:table-cell/>
          <table:table-cell table:formula="of:=([.D170]-[.A170])/0.0166667" office:value-type="float" office:value="-155.945688108624" calcext:value-type="float">
            <text:p>-155.945688108624</text:p>
          </table:table-cell>
          <table:table-cell table:formula="of:=ABS([.E170]-[.B170])/0.0166667" office:value-type="float" office:value="457.67908464183" calcext:value-type="float">
            <text:p>457.67908464183</text:p>
          </table:table-cell>
          <table:table-cell table:formula="of:=([.F170]-[.C170])/0.0166667" office:value-type="float" office:value="-11.6459767080465" calcext:value-type="float">
            <text:p>-11.6459767080465</text:p>
          </table:table-cell>
          <table:table-cell table:formula="of:=DEGREES(ATAN(ABS([.F170]-[.C170])/ABS([.E170]-[.B170])))" office:value-type="float" office:value="1.45761818101445" calcext:value-type="float">
            <text:p>1.45761818101445</text:p>
          </table:table-cell>
          <table:table-cell table:formula="of:=SQRT(POWER([.H170];2)+POWER([.I170];2)+POWER([.J170];2))" office:value-type="float" office:value="483.657762195274" calcext:value-type="float">
            <text:p>483.657762195274</text:p>
          </table:table-cell>
        </table:table-row>
        <table:table-row table:style-name="ro1">
          <table:table-cell office:value-type="float" office:value="68.7962" calcext:value-type="float">
            <text:p>68.7962</text:p>
          </table:table-cell>
          <table:table-cell office:value-type="float" office:value="271.345" calcext:value-type="float">
            <text:p>271.345</text:p>
          </table:table-cell>
          <table:table-cell office:value-type="float" office:value="43.1894" calcext:value-type="float">
            <text:p>43.1894</text:p>
          </table:table-cell>
          <table:table-cell office:value-type="float" office:value="66.1819" calcext:value-type="float">
            <text:p>66.1819</text:p>
          </table:table-cell>
          <table:table-cell office:value-type="float" office:value="261.005" calcext:value-type="float">
            <text:p>261.005</text:p>
          </table:table-cell>
          <table:table-cell office:value-type="float" office:value="43.6603" calcext:value-type="float">
            <text:p>43.6603</text:p>
          </table:table-cell>
          <table:table-cell/>
          <table:table-cell table:formula="of:=([.D171]-[.A171])/0.0166667" office:value-type="float" office:value="-156.857686284627" calcext:value-type="float">
            <text:p>-156.857686284627</text:p>
          </table:table-cell>
          <table:table-cell table:formula="of:=ABS([.E171]-[.B171])/0.0166667" office:value-type="float" office:value="620.398759202484" calcext:value-type="float">
            <text:p>620.398759202484</text:p>
          </table:table-cell>
          <table:table-cell table:formula="of:=([.F171]-[.C171])/0.0166667" office:value-type="float" office:value="28.253943492113" calcext:value-type="float">
            <text:p>28.253943492113</text:p>
          </table:table-cell>
          <table:table-cell table:formula="of:=DEGREES(ATAN(ABS([.F171]-[.C171])/ABS([.E171]-[.B171])))" office:value-type="float" office:value="2.60753896035207" calcext:value-type="float">
            <text:p>2.60753896035207</text:p>
          </table:table-cell>
          <table:table-cell table:formula="of:=SQRT(POWER([.H171];2)+POWER([.I171];2)+POWER([.J171];2))" office:value-type="float" office:value="640.544486737185" calcext:value-type="float">
            <text:p>640.544486737185</text:p>
          </table:table-cell>
        </table:table-row>
        <table:table-row table:style-name="ro1">
          <table:table-cell office:value-type="float" office:value="69.5587" calcext:value-type="float">
            <text:p>69.5587</text:p>
          </table:table-cell>
          <table:table-cell office:value-type="float" office:value="268.769" calcext:value-type="float">
            <text:p>268.769</text:p>
          </table:table-cell>
          <table:table-cell office:value-type="float" office:value="44.083" calcext:value-type="float">
            <text:p>44.083</text:p>
          </table:table-cell>
          <table:table-cell office:value-type="float" office:value="66.9297" calcext:value-type="float">
            <text:p>66.9297</text:p>
          </table:table-cell>
          <table:table-cell office:value-type="float" office:value="259.776" calcext:value-type="float">
            <text:p>259.776</text:p>
          </table:table-cell>
          <table:table-cell office:value-type="float" office:value="44.3334" calcext:value-type="float">
            <text:p>44.3334</text:p>
          </table:table-cell>
          <table:table-cell/>
          <table:table-cell table:formula="of:=([.D172]-[.A172])/0.0166667" office:value-type="float" office:value="-157.739684520631" calcext:value-type="float">
            <text:p>-157.739684520631</text:p>
          </table:table-cell>
          <table:table-cell table:formula="of:=ABS([.E172]-[.B172])/0.0166667" office:value-type="float" office:value="539.578920842158" calcext:value-type="float">
            <text:p>539.578920842158</text:p>
          </table:table-cell>
          <table:table-cell table:formula="of:=([.F172]-[.C172])/0.0166667" office:value-type="float" office:value="15.02396995206" calcext:value-type="float">
            <text:p>15.02396995206</text:p>
          </table:table-cell>
          <table:table-cell table:formula="of:=DEGREES(ATAN(ABS([.F172]-[.C172])/ABS([.E172]-[.B172])))" office:value-type="float" office:value="1.5949246407464" calcext:value-type="float">
            <text:p>1.5949246407464</text:p>
          </table:table-cell>
          <table:table-cell table:formula="of:=SQRT(POWER([.H172];2)+POWER([.I172];2)+POWER([.J172];2))" office:value-type="float" office:value="562.363707544305" calcext:value-type="float">
            <text:p>562.363707544305</text:p>
          </table:table-cell>
        </table:table-row>
        <table:table-row table:style-name="ro1">
          <table:table-cell office:value-type="float" office:value="73.5653" calcext:value-type="float">
            <text:p>73.5653</text:p>
          </table:table-cell>
          <table:table-cell office:value-type="float" office:value="280.683" calcext:value-type="float">
            <text:p>280.683</text:p>
          </table:table-cell>
          <table:table-cell office:value-type="float" office:value="43.914" calcext:value-type="float">
            <text:p>43.914</text:p>
          </table:table-cell>
          <table:table-cell office:value-type="float" office:value="71.2795" calcext:value-type="float">
            <text:p>71.2795</text:p>
          </table:table-cell>
          <table:table-cell office:value-type="float" office:value="280.641" calcext:value-type="float">
            <text:p>280.641</text:p>
          </table:table-cell>
          <table:table-cell office:value-type="float" office:value="42.9387" calcext:value-type="float">
            <text:p>42.9387</text:p>
          </table:table-cell>
          <table:table-cell/>
          <table:table-cell table:formula="of:=([.D173]-[.A173])/0.0166667" office:value-type="float" office:value="-137.147725704548" calcext:value-type="float">
            <text:p>-137.147725704548</text:p>
          </table:table-cell>
          <table:table-cell table:formula="of:=ABS([.E173]-[.B173])/0.0166667" office:value-type="float" office:value="2.51999496000847" calcext:value-type="float">
            <text:p>2.51999496000847</text:p>
          </table:table-cell>
          <table:table-cell table:formula="of:=([.F173]-[.C173])/0.0166667" office:value-type="float" office:value="-58.5178829642343" calcext:value-type="float">
            <text:p>-58.5178829642343</text:p>
          </table:table-cell>
          <table:table-cell table:formula="of:=DEGREES(ATAN(ABS([.F173]-[.C173])/ABS([.E173]-[.B173])))" office:value-type="float" office:value="87.5341568355014" calcext:value-type="float">
            <text:p>87.5341568355014</text:p>
          </table:table-cell>
          <table:table-cell table:formula="of:=SQRT(POWER([.H173];2)+POWER([.I173];2)+POWER([.J173];2))" office:value-type="float" office:value="149.131457671225" calcext:value-type="float">
            <text:p>149.131457671225</text:p>
          </table:table-cell>
        </table:table-row>
        <table:table-row table:style-name="ro1">
          <table:table-cell office:value-type="float" office:value="68.987" calcext:value-type="float">
            <text:p>68.987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2.2727" calcext:value-type="float">
            <text:p>42.2727</text:p>
          </table:table-cell>
          <table:table-cell office:value-type="float" office:value="66.0743" calcext:value-type="float">
            <text:p>66.0743</text:p>
          </table:table-cell>
          <table:table-cell office:value-type="float" office:value="269.783" calcext:value-type="float">
            <text:p>269.783</text:p>
          </table:table-cell>
          <table:table-cell office:value-type="float" office:value="42.7278" calcext:value-type="float">
            <text:p>42.7278</text:p>
          </table:table-cell>
          <table:table-cell/>
          <table:table-cell table:formula="of:=([.D174]-[.A174])/0.0166667" office:value-type="float" office:value="-174.761650476699" calcext:value-type="float">
            <text:p>-174.761650476699</text:p>
          </table:table-cell>
          <table:table-cell table:formula="of:=ABS([.E174]-[.B174])/0.0166667" office:value-type="float" office:value="721.858556282888" calcext:value-type="float">
            <text:p>721.858556282888</text:p>
          </table:table-cell>
          <table:table-cell table:formula="of:=([.F174]-[.C174])/0.0166667" office:value-type="float" office:value="27.3059453881093" calcext:value-type="float">
            <text:p>27.3059453881093</text:p>
          </table:table-cell>
          <table:table-cell table:formula="of:=DEGREES(ATAN(ABS([.F174]-[.C174])/ABS([.E174]-[.B174])))" office:value-type="float" office:value="2.16631060121169" calcext:value-type="float">
            <text:p>2.16631060121169</text:p>
          </table:table-cell>
          <table:table-cell table:formula="of:=SQRT(POWER([.H174];2)+POWER([.I174];2)+POWER([.J174];2))" office:value-type="float" office:value="743.213982921267" calcext:value-type="float">
            <text:p>743.213982921267</text:p>
          </table:table-cell>
        </table:table-row>
        <table:table-row table:style-name="ro1">
          <table:table-cell office:value-type="float" office:value="70.7629" calcext:value-type="float">
            <text:p>70.7629</text:p>
          </table:table-cell>
          <table:table-cell office:value-type="float" office:value="283.392" calcext:value-type="float">
            <text:p>283.392</text:p>
          </table:table-cell>
          <table:table-cell office:value-type="float" office:value="42.0068" calcext:value-type="float">
            <text:p>42.0068</text:p>
          </table:table-cell>
          <table:table-cell office:value-type="float" office:value="68.279" calcext:value-type="float">
            <text:p>68.279</text:p>
          </table:table-cell>
          <table:table-cell office:value-type="float" office:value="272.759" calcext:value-type="float">
            <text:p>272.759</text:p>
          </table:table-cell>
          <table:table-cell office:value-type="float" office:value="41.9794" calcext:value-type="float">
            <text:p>41.9794</text:p>
          </table:table-cell>
          <table:table-cell/>
          <table:table-cell table:formula="of:=([.D175]-[.A175])/0.0166667" office:value-type="float" office:value="-149.033701932596" calcext:value-type="float">
            <text:p>-149.033701932596</text:p>
          </table:table-cell>
          <table:table-cell table:formula="of:=ABS([.E175]-[.B175])/0.0166667" office:value-type="float" office:value="637.978724042551" calcext:value-type="float">
            <text:p>637.978724042551</text:p>
          </table:table-cell>
          <table:table-cell table:formula="of:=([.F175]-[.C175])/0.0166667" office:value-type="float" office:value="-1.64399671200658" calcext:value-type="float">
            <text:p>-1.64399671200658</text:p>
          </table:table-cell>
          <table:table-cell table:formula="of:=DEGREES(ATAN(ABS([.F175]-[.C175])/ABS([.E175]-[.B175])))" office:value-type="float" office:value="0.147644209891779" calcext:value-type="float">
            <text:p>0.147644209891779</text:p>
          </table:table-cell>
          <table:table-cell table:formula="of:=SQRT(POWER([.H175];2)+POWER([.I175];2)+POWER([.J175];2))" office:value-type="float" office:value="655.156927283749" calcext:value-type="float">
            <text:p>655.156927283749</text:p>
          </table:table-cell>
        </table:table-row>
        <table:table-row table:style-name="ro1">
          <table:table-cell office:value-type="float" office:value="73.5876" calcext:value-type="float">
            <text:p>73.5876</text:p>
          </table:table-cell>
          <table:table-cell office:value-type="float" office:value="286.029" calcext:value-type="float">
            <text:p>286.029</text:p>
          </table:table-cell>
          <table:table-cell office:value-type="float" office:value="43.3408" calcext:value-type="float">
            <text:p>43.3408</text:p>
          </table:table-cell>
          <table:table-cell office:value-type="float" office:value="73.528" calcext:value-type="float">
            <text:p>73.528</text:p>
          </table:table-cell>
          <table:table-cell office:value-type="float" office:value="271.537" calcext:value-type="float">
            <text:p>271.537</text:p>
          </table:table-cell>
          <table:table-cell office:value-type="float" office:value="45.083" calcext:value-type="float">
            <text:p>45.083</text:p>
          </table:table-cell>
          <table:table-cell/>
          <table:table-cell table:formula="of:=([.D176]-[.A176])/0.0166667" office:value-type="float" office:value="-3.57599284801364" calcext:value-type="float">
            <text:p>-3.57599284801364</text:p>
          </table:table-cell>
          <table:table-cell table:formula="of:=ABS([.E176]-[.B176])/0.0166667" office:value-type="float" office:value="869.518260963479" calcext:value-type="float">
            <text:p>869.518260963479</text:p>
          </table:table-cell>
          <table:table-cell table:formula="of:=([.F176]-[.C176])/0.0166667" office:value-type="float" office:value="104.531790936418" calcext:value-type="float">
            <text:p>104.531790936418</text:p>
          </table:table-cell>
          <table:table-cell table:formula="of:=DEGREES(ATAN(ABS([.F176]-[.C176])/ABS([.E176]-[.B176])))" office:value-type="float" office:value="6.85508916477463" calcext:value-type="float">
            <text:p>6.85508916477463</text:p>
          </table:table-cell>
          <table:table-cell table:formula="of:=SQRT(POWER([.H176];2)+POWER([.I176];2)+POWER([.J176];2))" office:value-type="float" office:value="875.786326217861" calcext:value-type="float">
            <text:p>875.786326217861</text:p>
          </table:table-cell>
        </table:table-row>
        <table:table-row table:style-name="ro1">
          <table:table-cell office:value-type="float" office:value="72.0442" calcext:value-type="float">
            <text:p>72.0442</text:p>
          </table:table-cell>
          <table:table-cell office:value-type="float" office:value="277.858" calcext:value-type="float">
            <text:p>277.858</text:p>
          </table:table-cell>
          <table:table-cell office:value-type="float" office:value="44.3651" calcext:value-type="float">
            <text:p>44.3651</text:p>
          </table:table-cell>
          <table:table-cell office:value-type="float" office:value="70.0644" calcext:value-type="float">
            <text:p>70.0644</text:p>
          </table:table-cell>
          <table:table-cell office:value-type="float" office:value="266.239" calcext:value-type="float">
            <text:p>266.239</text:p>
          </table:table-cell>
          <table:table-cell office:value-type="float" office:value="44.7226" calcext:value-type="float">
            <text:p>44.7226</text:p>
          </table:table-cell>
          <table:table-cell/>
          <table:table-cell table:formula="of:=([.D177]-[.A177])/0.0166667" office:value-type="float" office:value="-118.787762424475" calcext:value-type="float">
            <text:p>-118.787762424475</text:p>
          </table:table-cell>
          <table:table-cell table:formula="of:=ABS([.E177]-[.B177])/0.0166667" office:value-type="float" office:value="697.13860572279" calcext:value-type="float">
            <text:p>697.13860572279</text:p>
          </table:table-cell>
          <table:table-cell table:formula="of:=([.F177]-[.C177])/0.0166667" office:value-type="float" office:value="21.4499571000859" calcext:value-type="float">
            <text:p>21.4499571000859</text:p>
          </table:table-cell>
          <table:table-cell table:formula="of:=DEGREES(ATAN(ABS([.F177]-[.C177])/ABS([.E177]-[.B177])))" office:value-type="float" office:value="1.76235312712006" calcext:value-type="float">
            <text:p>1.76235312712006</text:p>
          </table:table-cell>
          <table:table-cell table:formula="of:=SQRT(POWER([.H177];2)+POWER([.I177];2)+POWER([.J177];2))" office:value-type="float" office:value="707.511744602537" calcext:value-type="float">
            <text:p>707.511744602537</text:p>
          </table:table-cell>
        </table:table-row>
        <table:table-row table:style-name="ro1">
          <table:table-cell office:value-type="float" office:value="70.7882" calcext:value-type="float">
            <text:p>70.7882</text:p>
          </table:table-cell>
          <table:table-cell office:value-type="float" office:value="275.177" calcext:value-type="float">
            <text:p>275.177</text:p>
          </table:table-cell>
          <table:table-cell office:value-type="float" office:value="44.296" calcext:value-type="float">
            <text:p>44.296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266.122" calcext:value-type="float">
            <text:p>266.122</text:p>
          </table:table-cell>
          <table:table-cell office:value-type="float" office:value="44.5095" calcext:value-type="float">
            <text:p>44.5095</text:p>
          </table:table-cell>
          <table:table-cell/>
          <table:table-cell table:formula="of:=([.D178]-[.A178])/0.0166667" office:value-type="float" office:value="-117.161765676469" calcext:value-type="float">
            <text:p>-117.161765676469</text:p>
          </table:table-cell>
          <table:table-cell table:formula="of:=ABS([.E178]-[.B178])/0.0166667" office:value-type="float" office:value="543.298913402174" calcext:value-type="float">
            <text:p>543.298913402174</text:p>
          </table:table-cell>
          <table:table-cell table:formula="of:=([.F178]-[.C178])/0.0166667" office:value-type="float" office:value="12.8099743800514" calcext:value-type="float">
            <text:p>12.8099743800514</text:p>
          </table:table-cell>
          <table:table-cell table:formula="of:=DEGREES(ATAN(ABS([.F178]-[.C178])/ABS([.E178]-[.B178])))" office:value-type="float" office:value="1.35067728948316" calcext:value-type="float">
            <text:p>1.35067728948316</text:p>
          </table:table-cell>
          <table:table-cell table:formula="of:=SQRT(POWER([.H178];2)+POWER([.I178];2)+POWER([.J178];2))" office:value-type="float" office:value="555.935863282832" calcext:value-type="float">
            <text:p>555.935863282832</text:p>
          </table:table-cell>
        </table:table-row>
        <table:table-row table:style-name="ro1">
          <table:table-cell office:value-type="float" office:value="62.9512" calcext:value-type="float">
            <text:p>62.9512</text:p>
          </table:table-cell>
          <table:table-cell office:value-type="float" office:value="279.333" calcext:value-type="float">
            <text:p>279.333</text:p>
          </table:table-cell>
          <table:table-cell office:value-type="float" office:value="43.9735" calcext:value-type="float">
            <text:p>43.9735</text:p>
          </table:table-cell>
          <table:table-cell office:value-type="float" office:value="61.141" calcext:value-type="float">
            <text:p>61.141</text:p>
          </table:table-cell>
          <table:table-cell office:value-type="float" office:value="269.919" calcext:value-type="float">
            <text:p>269.919</text:p>
          </table:table-cell>
          <table:table-cell office:value-type="float" office:value="44.472" calcext:value-type="float">
            <text:p>44.472</text:p>
          </table:table-cell>
          <table:table-cell/>
          <table:table-cell table:formula="of:=([.D179]-[.A179])/0.0166667" office:value-type="float" office:value="-108.611782776435" calcext:value-type="float">
            <text:p>-108.611782776435</text:p>
          </table:table-cell>
          <table:table-cell table:formula="of:=ABS([.E179]-[.B179])/0.0166667" office:value-type="float" office:value="564.838870322262" calcext:value-type="float">
            <text:p>564.838870322262</text:p>
          </table:table-cell>
          <table:table-cell table:formula="of:=([.F179]-[.C179])/0.0166667" office:value-type="float" office:value="29.9099401801196" calcext:value-type="float">
            <text:p>29.9099401801196</text:p>
          </table:table-cell>
          <table:table-cell table:formula="of:=DEGREES(ATAN(ABS([.F179]-[.C179])/ABS([.E179]-[.B179])))" office:value-type="float" office:value="3.03115517007677" calcext:value-type="float">
            <text:p>3.03115517007677</text:p>
          </table:table-cell>
          <table:table-cell table:formula="of:=SQRT(POWER([.H179];2)+POWER([.I179];2)+POWER([.J179];2))" office:value-type="float" office:value="575.963604150803" calcext:value-type="float">
            <text:p>575.963604150803</text:p>
          </table:table-cell>
        </table:table-row>
        <table:table-row table:style-name="ro1">
          <table:table-cell office:value-type="float" office:value="60.7707" calcext:value-type="float">
            <text:p>60.7707</text:p>
          </table:table-cell>
          <table:table-cell office:value-type="float" office:value="275.078" calcext:value-type="float">
            <text:p>275.078</text:p>
          </table:table-cell>
          <table:table-cell office:value-type="float" office:value="43.9116" calcext:value-type="float">
            <text:p>43.9116</text:p>
          </table:table-cell>
          <table:table-cell office:value-type="float" office:value="59.3325" calcext:value-type="float">
            <text:p>59.3325</text:p>
          </table:table-cell>
          <table:table-cell office:value-type="float" office:value="263.3" calcext:value-type="float">
            <text:p>263.3</text:p>
          </table:table-cell>
          <table:table-cell office:value-type="float" office:value="44.5647" calcext:value-type="float">
            <text:p>44.5647</text:p>
          </table:table-cell>
          <table:table-cell/>
          <table:table-cell table:formula="of:=([.D180]-[.A180])/0.0166667" office:value-type="float" office:value="-86.2918274163449" calcext:value-type="float">
            <text:p>-86.2918274163449</text:p>
          </table:table-cell>
          <table:table-cell table:formula="of:=ABS([.E180]-[.B180])/0.0166667" office:value-type="float" office:value="706.678586642825" calcext:value-type="float">
            <text:p>706.678586642825</text:p>
          </table:table-cell>
          <table:table-cell table:formula="of:=([.F180]-[.C180])/0.0166667" office:value-type="float" office:value="39.1859216281569" calcext:value-type="float">
            <text:p>39.1859216281569</text:p>
          </table:table-cell>
          <table:table-cell table:formula="of:=DEGREES(ATAN(ABS([.F180]-[.C180])/ABS([.E180]-[.B180])))" office:value-type="float" office:value="3.17384881803812" calcext:value-type="float">
            <text:p>3.17384881803812</text:p>
          </table:table-cell>
          <table:table-cell table:formula="of:=SQRT(POWER([.H180];2)+POWER([.I180];2)+POWER([.J180];2))" office:value-type="float" office:value="713.005217899701" calcext:value-type="float">
            <text:p>713.005217899701</text:p>
          </table:table-cell>
        </table:table-row>
        <table:table-row table:style-name="ro1">
          <table:table-cell office:value-type="float" office:value="58.1019" calcext:value-type="float">
            <text:p>58.1019</text:p>
          </table:table-cell>
          <table:table-cell office:value-type="float" office:value="281.138" calcext:value-type="float">
            <text:p>281.138</text:p>
          </table:table-cell>
          <table:table-cell office:value-type="float" office:value="43.9915" calcext:value-type="float">
            <text:p>43.9915</text:p>
          </table:table-cell>
          <table:table-cell office:value-type="float" office:value="56.7214" calcext:value-type="float">
            <text:p>56.7214</text:p>
          </table:table-cell>
          <table:table-cell office:value-type="float" office:value="268.984" calcext:value-type="float">
            <text:p>268.984</text:p>
          </table:table-cell>
          <table:table-cell office:value-type="float" office:value="44.9072" calcext:value-type="float">
            <text:p>44.9072</text:p>
          </table:table-cell>
          <table:table-cell/>
          <table:table-cell table:formula="of:=([.D181]-[.A181])/0.0166667" office:value-type="float" office:value="-82.8298343403312" calcext:value-type="float">
            <text:p>-82.8298343403312</text:p>
          </table:table-cell>
          <table:table-cell table:formula="of:=ABS([.E181]-[.B181])/0.0166667" office:value-type="float" office:value="729.238541522917" calcext:value-type="float">
            <text:p>729.238541522917</text:p>
          </table:table-cell>
          <table:table-cell table:formula="of:=([.F181]-[.C181])/0.0166667" office:value-type="float" office:value="54.9418901162198" calcext:value-type="float">
            <text:p>54.9418901162198</text:p>
          </table:table-cell>
          <table:table-cell table:formula="of:=DEGREES(ATAN(ABS([.F181]-[.C181])/ABS([.E181]-[.B181])))" office:value-type="float" office:value="4.30860712491584" calcext:value-type="float">
            <text:p>4.30860712491584</text:p>
          </table:table-cell>
          <table:table-cell table:formula="of:=SQRT(POWER([.H181];2)+POWER([.I181];2)+POWER([.J181];2))" office:value-type="float" office:value="735.981143229132" calcext:value-type="float">
            <text:p>735.981143229132</text:p>
          </table:table-cell>
        </table:table-row>
        <table:table-row table:style-name="ro1">
          <table:table-cell office:value-type="float" office:value="58.9186" calcext:value-type="float">
            <text:p>58.9186</text:p>
          </table:table-cell>
          <table:table-cell office:value-type="float" office:value="278.721" calcext:value-type="float">
            <text:p>278.721</text:p>
          </table:table-cell>
          <table:table-cell office:value-type="float" office:value="43.6083" calcext:value-type="float">
            <text:p>43.6083</text:p>
          </table:table-cell>
          <table:table-cell office:value-type="float" office:value="57.7614" calcext:value-type="float">
            <text:p>57.7614</text:p>
          </table:table-cell>
          <table:table-cell office:value-type="float" office:value="266.792" calcext:value-type="float">
            <text:p>266.792</text:p>
          </table:table-cell>
          <table:table-cell office:value-type="float" office:value="44.2667" calcext:value-type="float">
            <text:p>44.2667</text:p>
          </table:table-cell>
          <table:table-cell/>
          <table:table-cell table:formula="of:=([.D182]-[.A182])/0.0166667" office:value-type="float" office:value="-69.4318611362775" calcext:value-type="float">
            <text:p>-69.4318611362775</text:p>
          </table:table-cell>
          <table:table-cell table:formula="of:=ABS([.E182]-[.B182])/0.0166667" office:value-type="float" office:value="715.738568522865" calcext:value-type="float">
            <text:p>715.738568522865</text:p>
          </table:table-cell>
          <table:table-cell table:formula="of:=([.F182]-[.C182])/0.0166667" office:value-type="float" office:value="39.503920992158" calcext:value-type="float">
            <text:p>39.503920992158</text:p>
          </table:table-cell>
          <table:table-cell table:formula="of:=DEGREES(ATAN(ABS([.F182]-[.C182])/ABS([.E182]-[.B182])))" office:value-type="float" office:value="3.15913366163386" calcext:value-type="float">
            <text:p>3.15913366163386</text:p>
          </table:table-cell>
          <table:table-cell table:formula="of:=SQRT(POWER([.H182];2)+POWER([.I182];2)+POWER([.J182];2))" office:value-type="float" office:value="720.182644601883" calcext:value-type="float">
            <text:p>720.182644601883</text:p>
          </table:table-cell>
        </table:table-row>
        <table:table-row table:style-name="ro1">
          <table:table-cell office:value-type="float" office:value="59.2127" calcext:value-type="float">
            <text:p>59.2127</text:p>
          </table:table-cell>
          <table:table-cell office:value-type="float" office:value="277.373" calcext:value-type="float">
            <text:p>277.373</text:p>
          </table:table-cell>
          <table:table-cell office:value-type="float" office:value="44.065" calcext:value-type="float">
            <text:p>44.065</text:p>
          </table:table-cell>
          <table:table-cell office:value-type="float" office:value="58.0116" calcext:value-type="float">
            <text:p>58.0116</text:p>
          </table:table-cell>
          <table:table-cell office:value-type="float" office:value="266.795" calcext:value-type="float">
            <text:p>266.795</text:p>
          </table:table-cell>
          <table:table-cell office:value-type="float" office:value="44.5073" calcext:value-type="float">
            <text:p>44.5073</text:p>
          </table:table-cell>
          <table:table-cell/>
          <table:table-cell table:formula="of:=([.D183]-[.A183])/0.0166667" office:value-type="float" office:value="-72.0658558682881" calcext:value-type="float">
            <text:p>-72.0658558682881</text:p>
          </table:table-cell>
          <table:table-cell table:formula="of:=ABS([.E183]-[.B183])/0.0166667" office:value-type="float" office:value="634.678730642537" calcext:value-type="float">
            <text:p>634.678730642537</text:p>
          </table:table-cell>
          <table:table-cell table:formula="of:=([.F183]-[.C183])/0.0166667" office:value-type="float" office:value="26.5379469241063" calcext:value-type="float">
            <text:p>26.5379469241063</text:p>
          </table:table-cell>
          <table:table-cell table:formula="of:=DEGREES(ATAN(ABS([.F183]-[.C183])/ABS([.E183]-[.B183])))" office:value-type="float" office:value="2.3943250100769" calcext:value-type="float">
            <text:p>2.3943250100769</text:p>
          </table:table-cell>
          <table:table-cell table:formula="of:=SQRT(POWER([.H183];2)+POWER([.I183];2)+POWER([.J183];2))" office:value-type="float" office:value="639.308095787155" calcext:value-type="float">
            <text:p>639.308095787155</text:p>
          </table:table-cell>
        </table:table-row>
        <table:table-row table:style-name="ro1">
          <table:table-cell office:value-type="float" office:value="59.652" calcext:value-type="float">
            <text:p>59.652</text:p>
          </table:table-cell>
          <table:table-cell office:value-type="float" office:value="280.063" calcext:value-type="float">
            <text:p>280.063</text:p>
          </table:table-cell>
          <table:table-cell office:value-type="float" office:value="44.1425" calcext:value-type="float">
            <text:p>44.1425</text:p>
          </table:table-cell>
          <table:table-cell office:value-type="float" office:value="58.1194" calcext:value-type="float">
            <text:p>58.1194</text:p>
          </table:table-cell>
          <table:table-cell office:value-type="float" office:value="271.866" calcext:value-type="float">
            <text:p>271.866</text:p>
          </table:table-cell>
          <table:table-cell office:value-type="float" office:value="44.6875" calcext:value-type="float">
            <text:p>44.6875</text:p>
          </table:table-cell>
          <table:table-cell/>
          <table:table-cell table:formula="of:=([.D184]-[.A184])/0.0166667" office:value-type="float" office:value="-91.955816088368" calcext:value-type="float">
            <text:p>-91.955816088368</text:p>
          </table:table-cell>
          <table:table-cell table:formula="of:=ABS([.E184]-[.B184])/0.0166667" office:value-type="float" office:value="491.819016361967" calcext:value-type="float">
            <text:p>491.819016361967</text:p>
          </table:table-cell>
          <table:table-cell table:formula="of:=([.F184]-[.C184])/0.0166667" office:value-type="float" office:value="32.6999346001309" calcext:value-type="float">
            <text:p>32.6999346001309</text:p>
          </table:table-cell>
          <table:table-cell table:formula="of:=DEGREES(ATAN(ABS([.F184]-[.C184])/ABS([.E184]-[.B184])))" office:value-type="float" office:value="3.80386829877656" calcext:value-type="float">
            <text:p>3.80386829877656</text:p>
          </table:table-cell>
          <table:table-cell table:formula="of:=SQRT(POWER([.H184];2)+POWER([.I184];2)+POWER([.J184];2))" office:value-type="float" office:value="501.40911707964" calcext:value-type="float">
            <text:p>501.40911707964</text:p>
          </table:table-cell>
        </table:table-row>
        <table:table-row table:style-name="ro1">
          <table:table-cell office:value-type="float" office:value="57.0072" calcext:value-type="float">
            <text:p>57.0072</text:p>
          </table:table-cell>
          <table:table-cell office:value-type="float" office:value="275.59" calcext:value-type="float">
            <text:p>275.59</text:p>
          </table:table-cell>
          <table:table-cell office:value-type="float" office:value="44.3645" calcext:value-type="float">
            <text:p>44.3645</text:p>
          </table:table-cell>
          <table:table-cell office:value-type="float" office:value="55.8152" calcext:value-type="float">
            <text:p>55.8152</text:p>
          </table:table-cell>
          <table:table-cell office:value-type="float" office:value="266.33" calcext:value-type="float">
            <text:p>266.33</text:p>
          </table:table-cell>
          <table:table-cell office:value-type="float" office:value="44.6029" calcext:value-type="float">
            <text:p>44.6029</text:p>
          </table:table-cell>
          <table:table-cell/>
          <table:table-cell table:formula="of:=([.D185]-[.A185])/0.0166667" office:value-type="float" office:value="-71.5198569602861" calcext:value-type="float">
            <text:p>-71.5198569602861</text:p>
          </table:table-cell>
          <table:table-cell table:formula="of:=ABS([.E185]-[.B185])/0.0166667" office:value-type="float" office:value="555.598888802222" calcext:value-type="float">
            <text:p>555.598888802222</text:p>
          </table:table-cell>
          <table:table-cell table:formula="of:=([.F185]-[.C185])/0.0166667" office:value-type="float" office:value="14.3039713920571" calcext:value-type="float">
            <text:p>14.3039713920571</text:p>
          </table:table-cell>
          <table:table-cell table:formula="of:=DEGREES(ATAN(ABS([.F185]-[.C185])/ABS([.E185]-[.B185])))" office:value-type="float" office:value="1.47476211468511" calcext:value-type="float">
            <text:p>1.47476211468511</text:p>
          </table:table-cell>
          <table:table-cell table:formula="of:=SQRT(POWER([.H185];2)+POWER([.I185];2)+POWER([.J185];2))" office:value-type="float" office:value="560.365790154492" calcext:value-type="float">
            <text:p>560.365790154492</text:p>
          </table:table-cell>
        </table:table-row>
        <table:table-row table:style-name="ro1">
          <table:table-cell office:value-type="float" office:value="50.2401" calcext:value-type="float">
            <text:p>50.2401</text:p>
          </table:table-cell>
          <table:table-cell office:value-type="float" office:value="275.484" calcext:value-type="float">
            <text:p>275.484</text:p>
          </table:table-cell>
          <table:table-cell office:value-type="float" office:value="44.2008" calcext:value-type="float">
            <text:p>44.2008</text:p>
          </table:table-cell>
          <table:table-cell office:value-type="float" office:value="48.4003" calcext:value-type="float">
            <text:p>48.4003</text:p>
          </table:table-cell>
          <table:table-cell office:value-type="float" office:value="267.16" calcext:value-type="float">
            <text:p>267.16</text:p>
          </table:table-cell>
          <table:table-cell office:value-type="float" office:value="44.5463" calcext:value-type="float">
            <text:p>44.5463</text:p>
          </table:table-cell>
          <table:table-cell/>
          <table:table-cell table:formula="of:=([.D186]-[.A186])/0.0166667" office:value-type="float" office:value="-110.387779224441" calcext:value-type="float">
            <text:p>-110.387779224441</text:p>
          </table:table-cell>
          <table:table-cell table:formula="of:=ABS([.E186]-[.B186])/0.0166667" office:value-type="float" office:value="499.439001121995" calcext:value-type="float">
            <text:p>499.439001121995</text:p>
          </table:table-cell>
          <table:table-cell table:formula="of:=([.F186]-[.C186])/0.0166667" office:value-type="float" office:value="20.729958540083" calcext:value-type="float">
            <text:p>20.729958540083</text:p>
          </table:table-cell>
          <table:table-cell table:formula="of:=DEGREES(ATAN(ABS([.F186]-[.C186])/ABS([.E186]-[.B186])))" office:value-type="float" office:value="2.37678227151339" calcext:value-type="float">
            <text:p>2.37678227151339</text:p>
          </table:table-cell>
          <table:table-cell table:formula="of:=SQRT(POWER([.H186];2)+POWER([.I186];2)+POWER([.J186];2))" office:value-type="float" office:value="511.912598814401" calcext:value-type="float">
            <text:p>511.912598814401</text:p>
          </table:table-cell>
        </table:table-row>
        <table:table-row table:style-name="ro1">
          <table:table-cell office:value-type="float" office:value="50.2878" calcext:value-type="float">
            <text:p>50.2878</text:p>
          </table:table-cell>
          <table:table-cell office:value-type="float" office:value="274.239" calcext:value-type="float">
            <text:p>274.239</text:p>
          </table:table-cell>
          <table:table-cell office:value-type="float" office:value="43.9001" calcext:value-type="float">
            <text:p>43.9001</text:p>
          </table:table-cell>
          <table:table-cell office:value-type="float" office:value="49.1119" calcext:value-type="float">
            <text:p>49.1119</text:p>
          </table:table-cell>
          <table:table-cell office:value-type="float" office:value="262.339" calcext:value-type="float">
            <text:p>262.339</text:p>
          </table:table-cell>
          <table:table-cell office:value-type="float" office:value="44.0961" calcext:value-type="float">
            <text:p>44.0961</text:p>
          </table:table-cell>
          <table:table-cell/>
          <table:table-cell table:formula="of:=([.D187]-[.A187])/0.0166667" office:value-type="float" office:value="-70.5538588922821" calcext:value-type="float">
            <text:p>-70.5538588922821</text:p>
          </table:table-cell>
          <table:table-cell table:formula="of:=ABS([.E187]-[.B187])/0.0166667" office:value-type="float" office:value="713.998572002855" calcext:value-type="float">
            <text:p>713.998572002855</text:p>
          </table:table-cell>
          <table:table-cell table:formula="of:=([.F187]-[.C187])/0.0166667" office:value-type="float" office:value="11.7599764800469" calcext:value-type="float">
            <text:p>11.7599764800469</text:p>
          </table:table-cell>
          <table:table-cell table:formula="of:=DEGREES(ATAN(ABS([.F187]-[.C187])/ABS([.E187]-[.B187])))" office:value-type="float" office:value="0.943609870569713" calcext:value-type="float">
            <text:p>0.943609870569713</text:p>
          </table:table-cell>
          <table:table-cell table:formula="of:=SQRT(POWER([.H187];2)+POWER([.I187];2)+POWER([.J187];2))" office:value-type="float" office:value="717.572369084484" calcext:value-type="float">
            <text:p>717.572369084484</text:p>
          </table:table-cell>
        </table:table-row>
        <table:table-row table:style-name="ro1">
          <table:table-cell office:value-type="float" office:value="48.4992" calcext:value-type="float">
            <text:p>48.4992</text:p>
          </table:table-cell>
          <table:table-cell office:value-type="float" office:value="275.103" calcext:value-type="float">
            <text:p>275.103</text:p>
          </table:table-cell>
          <table:table-cell office:value-type="float" office:value="44.0304" calcext:value-type="float">
            <text:p>44.0304</text:p>
          </table:table-cell>
          <table:table-cell office:value-type="float" office:value="47.2824" calcext:value-type="float">
            <text:p>47.2824</text:p>
          </table:table-cell>
          <table:table-cell office:value-type="float" office:value="260.443" calcext:value-type="float">
            <text:p>260.443</text:p>
          </table:table-cell>
          <table:table-cell office:value-type="float" office:value="44.9017" calcext:value-type="float">
            <text:p>44.9017</text:p>
          </table:table-cell>
          <table:table-cell/>
          <table:table-cell table:formula="of:=([.D188]-[.A188])/0.0166667" office:value-type="float" office:value="-73.007853984292" calcext:value-type="float">
            <text:p>-73.007853984292</text:p>
          </table:table-cell>
          <table:table-cell table:formula="of:=ABS([.E188]-[.B188])/0.0166667" office:value-type="float" office:value="879.59824080352" calcext:value-type="float">
            <text:p>879.59824080352</text:p>
          </table:table-cell>
          <table:table-cell table:formula="of:=([.F188]-[.C188])/0.0166667" office:value-type="float" office:value="52.277895444209" calcext:value-type="float">
            <text:p>52.277895444209</text:p>
          </table:table-cell>
          <table:table-cell table:formula="of:=DEGREES(ATAN(ABS([.F188]-[.C188])/ABS([.E188]-[.B188])))" office:value-type="float" office:value="3.40130668562039" calcext:value-type="float">
            <text:p>3.40130668562039</text:p>
          </table:table-cell>
          <table:table-cell table:formula="of:=SQRT(POWER([.H188];2)+POWER([.I188];2)+POWER([.J188];2))" office:value-type="float" office:value="884.169774602205" calcext:value-type="float">
            <text:p>884.169774602205</text:p>
          </table:table-cell>
        </table:table-row>
        <table:table-row table:style-name="ro1">
          <table:table-cell office:value-type="float" office:value="49.7769" calcext:value-type="float">
            <text:p>49.7769</text:p>
          </table:table-cell>
          <table:table-cell office:value-type="float" office:value="268.934" calcext:value-type="float">
            <text:p>268.934</text:p>
          </table:table-cell>
          <table:table-cell office:value-type="float" office:value="43.7611" calcext:value-type="float">
            <text:p>43.7611</text:p>
          </table:table-cell>
          <table:table-cell office:value-type="float" office:value="48.5692" calcext:value-type="float">
            <text:p>48.5692</text:p>
          </table:table-cell>
          <table:table-cell office:value-type="float" office:value="258.473" calcext:value-type="float">
            <text:p>258.473</text:p>
          </table:table-cell>
          <table:table-cell office:value-type="float" office:value="44.0063" calcext:value-type="float">
            <text:p>44.0063</text:p>
          </table:table-cell>
          <table:table-cell/>
          <table:table-cell table:formula="of:=([.D189]-[.A189])/0.0166667" office:value-type="float" office:value="-72.4618550762896" calcext:value-type="float">
            <text:p>-72.4618550762896</text:p>
          </table:table-cell>
          <table:table-cell table:formula="of:=ABS([.E189]-[.B189])/0.0166667" office:value-type="float" office:value="627.658744682511" calcext:value-type="float">
            <text:p>627.658744682511</text:p>
          </table:table-cell>
          <table:table-cell table:formula="of:=([.F189]-[.C189])/0.0166667" office:value-type="float" office:value="14.7119705760591" calcext:value-type="float">
            <text:p>14.7119705760591</text:p>
          </table:table-cell>
          <table:table-cell table:formula="of:=DEGREES(ATAN(ABS([.F189]-[.C189])/ABS([.E189]-[.B189])))" office:value-type="float" office:value="1.34273521872913" calcext:value-type="float">
            <text:p>1.34273521872913</text:p>
          </table:table-cell>
          <table:table-cell table:formula="of:=SQRT(POWER([.H189];2)+POWER([.I189];2)+POWER([.J189];2))" office:value-type="float" office:value="631.998941688793" calcext:value-type="float">
            <text:p>631.998941688793</text:p>
          </table:table-cell>
        </table:table-row>
        <table:table-row table:style-name="ro1">
          <table:table-cell office:value-type="float" office:value="49.1291" calcext:value-type="float">
            <text:p>49.1291</text:p>
          </table:table-cell>
          <table:table-cell office:value-type="float" office:value="267.35" calcext:value-type="float">
            <text:p>267.35</text:p>
          </table:table-cell>
          <table:table-cell office:value-type="float" office:value="44.5087" calcext:value-type="float">
            <text:p>44.5087</text:p>
          </table:table-cell>
          <table:table-cell office:value-type="float" office:value="47.232" calcext:value-type="float">
            <text:p>47.232</text:p>
          </table:table-cell>
          <table:table-cell office:value-type="float" office:value="256.725" calcext:value-type="float">
            <text:p>256.725</text:p>
          </table:table-cell>
          <table:table-cell office:value-type="float" office:value="44.7824" calcext:value-type="float">
            <text:p>44.7824</text:p>
          </table:table-cell>
          <table:table-cell/>
          <table:table-cell table:formula="of:=([.D190]-[.A190])/0.0166667" office:value-type="float" office:value="-113.825772348455" calcext:value-type="float">
            <text:p>-113.825772348455</text:p>
          </table:table-cell>
          <table:table-cell table:formula="of:=ABS([.E190]-[.B190])/0.0166667" office:value-type="float" office:value="637.49872500255" calcext:value-type="float">
            <text:p>637.49872500255</text:p>
          </table:table-cell>
          <table:table-cell table:formula="of:=([.F190]-[.C190])/0.0166667" office:value-type="float" office:value="16.421967156066" calcext:value-type="float">
            <text:p>16.421967156066</text:p>
          </table:table-cell>
          <table:table-cell table:formula="of:=DEGREES(ATAN(ABS([.F190]-[.C190])/ABS([.E190]-[.B190])))" office:value-type="float" office:value="1.47561294342862" calcext:value-type="float">
            <text:p>1.47561294342862</text:p>
          </table:table-cell>
          <table:table-cell table:formula="of:=SQRT(POWER([.H190];2)+POWER([.I190];2)+POWER([.J190];2))" office:value-type="float" office:value="647.789017995732" calcext:value-type="float">
            <text:p>647.789017995732</text:p>
          </table:table-cell>
        </table:table-row>
        <table:table-row table:style-name="ro1">
          <table:table-cell office:value-type="float" office:value="55.6525" calcext:value-type="float">
            <text:p>55.6525</text:p>
          </table:table-cell>
          <table:table-cell office:value-type="float" office:value="271.35" calcext:value-type="float">
            <text:p>271.35</text:p>
          </table:table-cell>
          <table:table-cell office:value-type="float" office:value="44.7925" calcext:value-type="float">
            <text:p>44.7925</text:p>
          </table:table-cell>
          <table:table-cell office:value-type="float" office:value="53.4892" calcext:value-type="float">
            <text:p>53.4892</text:p>
          </table:table-cell>
          <table:table-cell office:value-type="float" office:value="263.208" calcext:value-type="float">
            <text:p>263.208</text:p>
          </table:table-cell>
          <table:table-cell office:value-type="float" office:value="45.1211" calcext:value-type="float">
            <text:p>45.1211</text:p>
          </table:table-cell>
          <table:table-cell/>
          <table:table-cell table:formula="of:=([.D191]-[.A191])/0.0166667" office:value-type="float" office:value="-129.79774040452" calcext:value-type="float">
            <text:p>-129.79774040452</text:p>
          </table:table-cell>
          <table:table-cell table:formula="of:=ABS([.E191]-[.B191])/0.0166667" office:value-type="float" office:value="488.519022961954" calcext:value-type="float">
            <text:p>488.519022961954</text:p>
          </table:table-cell>
          <table:table-cell table:formula="of:=([.F191]-[.C191])/0.0166667" office:value-type="float" office:value="19.715960568079" calcext:value-type="float">
            <text:p>19.715960568079</text:p>
          </table:table-cell>
          <table:table-cell table:formula="of:=DEGREES(ATAN(ABS([.F191]-[.C191])/ABS([.E191]-[.B191])))" office:value-type="float" office:value="2.31112515175599" calcext:value-type="float">
            <text:p>2.31112515175599</text:p>
          </table:table-cell>
          <table:table-cell table:formula="of:=SQRT(POWER([.H191];2)+POWER([.I191];2)+POWER([.J191];2))" office:value-type="float" office:value="505.8527535864" calcext:value-type="float">
            <text:p>505.8527535864</text:p>
          </table:table-cell>
        </table:table-row>
        <table:table-row table:style-name="ro1">
          <table:table-cell office:value-type="float" office:value="55.3979" calcext:value-type="float">
            <text:p>55.3979</text:p>
          </table:table-cell>
          <table:table-cell office:value-type="float" office:value="263.823" calcext:value-type="float">
            <text:p>263.823</text:p>
          </table:table-cell>
          <table:table-cell office:value-type="float" office:value="44.0357" calcext:value-type="float">
            <text:p>44.0357</text:p>
          </table:table-cell>
          <table:table-cell office:value-type="float" office:value="52.6635" calcext:value-type="float">
            <text:p>52.6635</text:p>
          </table:table-cell>
          <table:table-cell office:value-type="float" office:value="253.286" calcext:value-type="float">
            <text:p>253.286</text:p>
          </table:table-cell>
          <table:table-cell office:value-type="float" office:value="44.5729" calcext:value-type="float">
            <text:p>44.5729</text:p>
          </table:table-cell>
          <table:table-cell/>
          <table:table-cell table:formula="of:=([.D192]-[.A192])/0.0166667" office:value-type="float" office:value="-164.063671872656" calcext:value-type="float">
            <text:p>-164.063671872656</text:p>
          </table:table-cell>
          <table:table-cell table:formula="of:=ABS([.E192]-[.B192])/0.0166667" office:value-type="float" office:value="632.218735562528" calcext:value-type="float">
            <text:p>632.218735562528</text:p>
          </table:table-cell>
          <table:table-cell table:formula="of:=([.F192]-[.C192])/0.0166667" office:value-type="float" office:value="32.2319355361288" calcext:value-type="float">
            <text:p>32.2319355361288</text:p>
          </table:table-cell>
          <table:table-cell table:formula="of:=DEGREES(ATAN(ABS([.F192]-[.C192])/ABS([.E192]-[.B192])))" office:value-type="float" office:value="2.91854106360037" calcext:value-type="float">
            <text:p>2.91854106360037</text:p>
          </table:table-cell>
          <table:table-cell table:formula="of:=SQRT(POWER([.H192];2)+POWER([.I192];2)+POWER([.J192];2))" office:value-type="float" office:value="653.954368203948" calcext:value-type="float">
            <text:p>653.954368203948</text:p>
          </table:table-cell>
        </table:table-row>
        <table:table-row table:style-name="ro1">
          <table:table-cell office:value-type="float" office:value="55.6135" calcext:value-type="float">
            <text:p>55.6135</text:p>
          </table:table-cell>
          <table:table-cell office:value-type="float" office:value="278.427" calcext:value-type="float">
            <text:p>278.427</text:p>
          </table:table-cell>
          <table:table-cell office:value-type="float" office:value="41.9368" calcext:value-type="float">
            <text:p>41.9368</text:p>
          </table:table-cell>
          <table:table-cell office:value-type="float" office:value="53.4995" calcext:value-type="float">
            <text:p>53.4995</text:p>
          </table:table-cell>
          <table:table-cell office:value-type="float" office:value="267.564" calcext:value-type="float">
            <text:p>267.564</text:p>
          </table:table-cell>
          <table:table-cell office:value-type="float" office:value="41.9851" calcext:value-type="float">
            <text:p>41.9851</text:p>
          </table:table-cell>
          <table:table-cell/>
          <table:table-cell table:formula="of:=([.D193]-[.A193])/0.0166667" office:value-type="float" office:value="-126.839746320508" calcext:value-type="float">
            <text:p>-126.839746320508</text:p>
          </table:table-cell>
          <table:table-cell table:formula="of:=ABS([.E193]-[.B193])/0.0166667" office:value-type="float" office:value="651.778696442607" calcext:value-type="float">
            <text:p>651.778696442607</text:p>
          </table:table-cell>
          <table:table-cell table:formula="of:=([.F193]-[.C193])/0.0166667" office:value-type="float" office:value="2.89799420401187" calcext:value-type="float">
            <text:p>2.89799420401187</text:p>
          </table:table-cell>
          <table:table-cell table:formula="of:=DEGREES(ATAN(ABS([.F193]-[.C193])/ABS([.E193]-[.B193])))" office:value-type="float" office:value="0.254751718137369" calcext:value-type="float">
            <text:p>0.254751718137369</text:p>
          </table:table-cell>
          <table:table-cell table:formula="of:=SQRT(POWER([.H193];2)+POWER([.I193];2)+POWER([.J193];2))" office:value-type="float" office:value="664.012190214518" calcext:value-type="float">
            <text:p>664.012190214518</text:p>
          </table:table-cell>
        </table:table-row>
        <table:table-row table:style-name="ro1">
          <table:table-cell office:value-type="float" office:value="56.2772" calcext:value-type="float">
            <text:p>56.2772</text:p>
          </table:table-cell>
          <table:table-cell office:value-type="float" office:value="266.621" calcext:value-type="float">
            <text:p>266.621</text:p>
          </table:table-cell>
          <table:table-cell office:value-type="float" office:value="43.5772" calcext:value-type="float">
            <text:p>43.5772</text:p>
          </table:table-cell>
          <table:table-cell office:value-type="float" office:value="54.549" calcext:value-type="float">
            <text:p>54.549</text:p>
          </table:table-cell>
          <table:table-cell office:value-type="float" office:value="253.787" calcext:value-type="float">
            <text:p>253.787</text:p>
          </table:table-cell>
          <table:table-cell office:value-type="float" office:value="44.2346" calcext:value-type="float">
            <text:p>44.2346</text:p>
          </table:table-cell>
          <table:table-cell/>
          <table:table-cell table:formula="of:=([.D194]-[.A194])/0.0166667" office:value-type="float" office:value="-103.691792616415" calcext:value-type="float">
            <text:p>-103.691792616415</text:p>
          </table:table-cell>
          <table:table-cell table:formula="of:=ABS([.E194]-[.B194])/0.0166667" office:value-type="float" office:value="770.038459923079" calcext:value-type="float">
            <text:p>770.038459923079</text:p>
          </table:table-cell>
          <table:table-cell table:formula="of:=([.F194]-[.C194])/0.0166667" office:value-type="float" office:value="39.4439211121579" calcext:value-type="float">
            <text:p>39.4439211121579</text:p>
          </table:table-cell>
          <table:table-cell table:formula="of:=DEGREES(ATAN(ABS([.F194]-[.C194])/ABS([.E194]-[.B194])))" office:value-type="float" office:value="2.93231681237358" calcext:value-type="float">
            <text:p>2.93231681237358</text:p>
          </table:table-cell>
          <table:table-cell table:formula="of:=SQRT(POWER([.H194];2)+POWER([.I194];2)+POWER([.J194];2))" office:value-type="float" office:value="777.989100520961" calcext:value-type="float">
            <text:p>777.989100520961</text:p>
          </table:table-cell>
        </table:table-row>
        <table:table-row table:style-name="ro1">
          <table:table-cell office:value-type="float" office:value="55.6123" calcext:value-type="float">
            <text:p>55.6123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44.5673" calcext:value-type="float">
            <text:p>44.5673</text:p>
          </table:table-cell>
          <table:table-cell office:value-type="float" office:value="53.63" calcext:value-type="float">
            <text:p>53.63</text:p>
          </table:table-cell>
          <table:table-cell office:value-type="float" office:value="253.399" calcext:value-type="float">
            <text:p>253.399</text:p>
          </table:table-cell>
          <table:table-cell office:value-type="float" office:value="45.2554" calcext:value-type="float">
            <text:p>45.2554</text:p>
          </table:table-cell>
          <table:table-cell/>
          <table:table-cell table:formula="of:=([.D195]-[.A195])/0.0166667" office:value-type="float" office:value="-118.937762124475" calcext:value-type="float">
            <text:p>-118.937762124475</text:p>
          </table:table-cell>
          <table:table-cell table:formula="of:=ABS([.E195]-[.B195])/0.0166667" office:value-type="float" office:value="698.218603562793" calcext:value-type="float">
            <text:p>698.218603562793</text:p>
          </table:table-cell>
          <table:table-cell table:formula="of:=([.F195]-[.C195])/0.0166667" office:value-type="float" office:value="41.2859174281651" calcext:value-type="float">
            <text:p>41.2859174281651</text:p>
          </table:table-cell>
          <table:table-cell table:formula="of:=DEGREES(ATAN(ABS([.F195]-[.C195])/ABS([.E195]-[.B195])))" office:value-type="float" office:value="3.38397982781442" calcext:value-type="float">
            <text:p>3.38397982781442</text:p>
          </table:table-cell>
          <table:table-cell table:formula="of:=SQRT(POWER([.H195];2)+POWER([.I195];2)+POWER([.J195];2))" office:value-type="float" office:value="709.478637168337" calcext:value-type="float">
            <text:p>709.478637168337</text:p>
          </table:table-cell>
        </table:table-row>
        <table:table-row table:style-name="ro1">
          <table:table-cell office:value-type="float" office:value="60.5089" calcext:value-type="float">
            <text:p>60.5089</text:p>
          </table:table-cell>
          <table:table-cell office:value-type="float" office:value="264.857" calcext:value-type="float">
            <text:p>264.857</text:p>
          </table:table-cell>
          <table:table-cell office:value-type="float" office:value="44.0619" calcext:value-type="float">
            <text:p>44.0619</text:p>
          </table:table-cell>
          <table:table-cell office:value-type="float" office:value="58.5972" calcext:value-type="float">
            <text:p>58.5972</text:p>
          </table:table-cell>
          <table:table-cell office:value-type="float" office:value="254.631" calcext:value-type="float">
            <text:p>254.631</text:p>
          </table:table-cell>
          <table:table-cell office:value-type="float" office:value="44.5314" calcext:value-type="float">
            <text:p>44.5314</text:p>
          </table:table-cell>
          <table:table-cell/>
          <table:table-cell table:formula="of:=([.D196]-[.A196])/0.0166667" office:value-type="float" office:value="-114.701770596459" calcext:value-type="float">
            <text:p>-114.701770596459</text:p>
          </table:table-cell>
          <table:table-cell table:formula="of:=ABS([.E196]-[.B196])/0.0166667" office:value-type="float" office:value="613.558772882456" calcext:value-type="float">
            <text:p>613.558772882456</text:p>
          </table:table-cell>
          <table:table-cell table:formula="of:=([.F196]-[.C196])/0.0166667" office:value-type="float" office:value="28.1699436601125" calcext:value-type="float">
            <text:p>28.1699436601125</text:p>
          </table:table-cell>
          <table:table-cell table:formula="of:=DEGREES(ATAN(ABS([.F196]-[.C196])/ABS([.E196]-[.B196])))" office:value-type="float" office:value="2.62873956948511" calcext:value-type="float">
            <text:p>2.62873956948511</text:p>
          </table:table-cell>
          <table:table-cell table:formula="of:=SQRT(POWER([.H196];2)+POWER([.I196];2)+POWER([.J196];2))" office:value-type="float" office:value="624.82350282684" calcext:value-type="float">
            <text:p>624.82350282684</text:p>
          </table:table-cell>
        </table:table-row>
        <table:table-row table:style-name="ro1">
          <table:table-cell office:value-type="float" office:value="71.7861" calcext:value-type="float">
            <text:p>71.7861</text:p>
          </table:table-cell>
          <table:table-cell office:value-type="float" office:value="272.78" calcext:value-type="float">
            <text:p>272.78</text:p>
          </table:table-cell>
          <table:table-cell office:value-type="float" office:value="44.1668" calcext:value-type="float">
            <text:p>44.1668</text:p>
          </table:table-cell>
          <table:table-cell office:value-type="float" office:value="70.0729" calcext:value-type="float">
            <text:p>70.0729</text:p>
          </table:table-cell>
          <table:table-cell office:value-type="float" office:value="262.607" calcext:value-type="float">
            <text:p>262.607</text:p>
          </table:table-cell>
          <table:table-cell office:value-type="float" office:value="44.5721" calcext:value-type="float">
            <text:p>44.5721</text:p>
          </table:table-cell>
          <table:table-cell/>
          <table:table-cell table:formula="of:=([.D197]-[.A197])/0.0166667" office:value-type="float" office:value="-102.791794416411" calcext:value-type="float">
            <text:p>-102.791794416411</text:p>
          </table:table-cell>
          <table:table-cell table:formula="of:=ABS([.E197]-[.B197])/0.0166667" office:value-type="float" office:value="610.378779242438" calcext:value-type="float">
            <text:p>610.378779242438</text:p>
          </table:table-cell>
          <table:table-cell table:formula="of:=([.F197]-[.C197])/0.0166667" office:value-type="float" office:value="24.3179513640971" calcext:value-type="float">
            <text:p>24.3179513640971</text:p>
          </table:table-cell>
          <table:table-cell table:formula="of:=DEGREES(ATAN(ABS([.F197]-[.C197])/ABS([.E197]-[.B197])))" office:value-type="float" office:value="2.28150049010109" calcext:value-type="float">
            <text:p>2.28150049010109</text:p>
          </table:table-cell>
          <table:table-cell table:formula="of:=SQRT(POWER([.H197];2)+POWER([.I197];2)+POWER([.J197];2))" office:value-type="float" office:value="619.451184442633" calcext:value-type="float">
            <text:p>619.451184442633</text:p>
          </table:table-cell>
        </table:table-row>
        <table:table-row table:style-name="ro1">
          <table:table-cell office:value-type="float" office:value="75.0058" calcext:value-type="float">
            <text:p>75.0058</text:p>
          </table:table-cell>
          <table:table-cell office:value-type="float" office:value="270.708" calcext:value-type="float">
            <text:p>270.708</text:p>
          </table:table-cell>
          <table:table-cell office:value-type="float" office:value="43.725" calcext:value-type="float">
            <text:p>43.725</text:p>
          </table:table-cell>
          <table:table-cell office:value-type="float" office:value="72.9893" calcext:value-type="float">
            <text:p>72.9893</text:p>
          </table:table-cell>
          <table:table-cell office:value-type="float" office:value="261.937" calcext:value-type="float">
            <text:p>261.937</text:p>
          </table:table-cell>
          <table:table-cell office:value-type="float" office:value="43.6864" calcext:value-type="float">
            <text:p>43.6864</text:p>
          </table:table-cell>
          <table:table-cell/>
          <table:table-cell table:formula="of:=([.D198]-[.A198])/0.0166667" office:value-type="float" office:value="-120.989758020484" calcext:value-type="float">
            <text:p>-120.989758020484</text:p>
          </table:table-cell>
          <table:table-cell table:formula="of:=ABS([.E198]-[.B198])/0.0166667" office:value-type="float" office:value="526.258947482106" calcext:value-type="float">
            <text:p>526.258947482106</text:p>
          </table:table-cell>
          <table:table-cell table:formula="of:=([.F198]-[.C198])/0.0166667" office:value-type="float" office:value="-2.31599536800941" calcext:value-type="float">
            <text:p>-2.31599536800941</text:p>
          </table:table-cell>
          <table:table-cell table:formula="of:=DEGREES(ATAN(ABS([.F198]-[.C198])/ABS([.E198]-[.B198])))" office:value-type="float" office:value="0.252149448346472" calcext:value-type="float">
            <text:p>0.252149448346472</text:p>
          </table:table-cell>
          <table:table-cell table:formula="of:=SQRT(POWER([.H198];2)+POWER([.I198];2)+POWER([.J198];2))" office:value-type="float" office:value="539.992930680925" calcext:value-type="float">
            <text:p>539.992930680925</text:p>
          </table:table-cell>
        </table:table-row>
        <table:table-row table:style-name="ro1">
          <table:table-cell office:value-type="float" office:value="78.2891" calcext:value-type="float">
            <text:p>78.2891</text:p>
          </table:table-cell>
          <table:table-cell office:value-type="float" office:value="274.729" calcext:value-type="float">
            <text:p>274.729</text:p>
          </table:table-cell>
          <table:table-cell office:value-type="float" office:value="43.8012" calcext:value-type="float">
            <text:p>43.8012</text:p>
          </table:table-cell>
          <table:table-cell office:value-type="float" office:value="76.4279" calcext:value-type="float">
            <text:p>76.4279</text:p>
          </table:table-cell>
          <table:table-cell office:value-type="float" office:value="264.716" calcext:value-type="float">
            <text:p>264.716</text:p>
          </table:table-cell>
          <table:table-cell office:value-type="float" office:value="43.6909" calcext:value-type="float">
            <text:p>43.6909</text:p>
          </table:table-cell>
          <table:table-cell/>
          <table:table-cell table:formula="of:=([.D199]-[.A199])/0.0166667" office:value-type="float" office:value="-111.671776656447" calcext:value-type="float">
            <text:p>-111.671776656447</text:p>
          </table:table-cell>
          <table:table-cell table:formula="of:=ABS([.E199]-[.B199])/0.0166667" office:value-type="float" office:value="600.778798442402" calcext:value-type="float">
            <text:p>600.778798442402</text:p>
          </table:table-cell>
          <table:table-cell table:formula="of:=([.F199]-[.C199])/0.0166667" office:value-type="float" office:value="-6.61798676402661" calcext:value-type="float">
            <text:p>-6.61798676402661</text:p>
          </table:table-cell>
          <table:table-cell table:formula="of:=DEGREES(ATAN(ABS([.F199]-[.C199])/ABS([.E199]-[.B199])))" office:value-type="float" office:value="0.631126423266199" calcext:value-type="float">
            <text:p>0.631126423266199</text:p>
          </table:table-cell>
          <table:table-cell table:formula="of:=SQRT(POWER([.H199];2)+POWER([.I199];2)+POWER([.J199];2))" office:value-type="float" office:value="611.105185797267" calcext:value-type="float">
            <text:p>611.105185797267</text:p>
          </table:table-cell>
        </table:table-row>
        <table:table-row table:style-name="ro1">
          <table:table-cell office:value-type="float" office:value="79.2475" calcext:value-type="float">
            <text:p>79.2475</text:p>
          </table:table-cell>
          <table:table-cell office:value-type="float" office:value="272.226" calcext:value-type="float">
            <text:p>272.226</text:p>
          </table:table-cell>
          <table:table-cell office:value-type="float" office:value="44.1851" calcext:value-type="float">
            <text:p>44.1851</text:p>
          </table:table-cell>
          <table:table-cell office:value-type="float" office:value="76.8744" calcext:value-type="float">
            <text:p>76.8744</text:p>
          </table:table-cell>
          <table:table-cell office:value-type="float" office:value="260.993" calcext:value-type="float">
            <text:p>260.993</text:p>
          </table:table-cell>
          <table:table-cell office:value-type="float" office:value="44.5259" calcext:value-type="float">
            <text:p>44.5259</text:p>
          </table:table-cell>
          <table:table-cell/>
          <table:table-cell table:formula="of:=([.D200]-[.A200])/0.0166667" office:value-type="float" office:value="-142.38571522857" calcext:value-type="float">
            <text:p>-142.38571522857</text:p>
          </table:table-cell>
          <table:table-cell table:formula="of:=ABS([.E200]-[.B200])/0.0166667" office:value-type="float" office:value="673.978652042696" calcext:value-type="float">
            <text:p>673.978652042696</text:p>
          </table:table-cell>
          <table:table-cell table:formula="of:=([.F200]-[.C200])/0.0166667" office:value-type="float" office:value="20.4479591040819" calcext:value-type="float">
            <text:p>20.4479591040819</text:p>
          </table:table-cell>
          <table:table-cell table:formula="of:=DEGREES(ATAN(ABS([.F200]-[.C200])/ABS([.E200]-[.B200])))" office:value-type="float" office:value="1.73777386596529" calcext:value-type="float">
            <text:p>1.73777386596529</text:p>
          </table:table-cell>
          <table:table-cell table:formula="of:=SQRT(POWER([.H200];2)+POWER([.I200];2)+POWER([.J200];2))" office:value-type="float" office:value="689.158207048253" calcext:value-type="float">
            <text:p>689.158207048253</text:p>
          </table:table-cell>
        </table:table-row>
        <table:table-row table:style-name="ro1">
          <table:table-cell office:value-type="float" office:value="77.6873" calcext:value-type="float">
            <text:p>77.6873</text:p>
          </table:table-cell>
          <table:table-cell office:value-type="float" office:value="267.302" calcext:value-type="float">
            <text:p>267.302</text:p>
          </table:table-cell>
          <table:table-cell office:value-type="float" office:value="43.508" calcext:value-type="float">
            <text:p>43.508</text:p>
          </table:table-cell>
          <table:table-cell office:value-type="float" office:value="75.3629" calcext:value-type="float">
            <text:p>75.3629</text:p>
          </table:table-cell>
          <table:table-cell office:value-type="float" office:value="255.06" calcext:value-type="float">
            <text:p>255.06</text:p>
          </table:table-cell>
          <table:table-cell office:value-type="float" office:value="43.8256" calcext:value-type="float">
            <text:p>43.8256</text:p>
          </table:table-cell>
          <table:table-cell/>
          <table:table-cell table:formula="of:=([.D201]-[.A201])/0.0166667" office:value-type="float" office:value="-139.463721072558" calcext:value-type="float">
            <text:p>-139.463721072558</text:p>
          </table:table-cell>
          <table:table-cell table:formula="of:=ABS([.E201]-[.B201])/0.0166667" office:value-type="float" office:value="734.518530962939" calcext:value-type="float">
            <text:p>734.518530962939</text:p>
          </table:table-cell>
          <table:table-cell table:formula="of:=([.F201]-[.C201])/0.0166667" office:value-type="float" office:value="19.0559618880762" calcext:value-type="float">
            <text:p>19.0559618880762</text:p>
          </table:table-cell>
          <table:table-cell table:formula="of:=DEGREES(ATAN(ABS([.F201]-[.C201])/ABS([.E201]-[.B201])))" office:value-type="float" office:value="1.48611816772336" calcext:value-type="float">
            <text:p>1.48611816772336</text:p>
          </table:table-cell>
          <table:table-cell table:formula="of:=SQRT(POWER([.H201];2)+POWER([.I201];2)+POWER([.J201];2))" office:value-type="float" office:value="747.8841698464" calcext:value-type="float">
            <text:p>747.8841698464</text:p>
          </table:table-cell>
        </table:table-row>
        <table:table-row table:style-name="ro1">
          <table:table-cell office:value-type="float" office:value="79.9956" calcext:value-type="float">
            <text:p>79.9956</text:p>
          </table:table-cell>
          <table:table-cell office:value-type="float" office:value="272.327" calcext:value-type="float">
            <text:p>272.327</text:p>
          </table:table-cell>
          <table:table-cell office:value-type="float" office:value="43.9161" calcext:value-type="float">
            <text:p>43.9161</text:p>
          </table:table-cell>
          <table:table-cell office:value-type="float" office:value="76.8889" calcext:value-type="float">
            <text:p>76.8889</text:p>
          </table:table-cell>
          <table:table-cell office:value-type="float" office:value="262.267" calcext:value-type="float">
            <text:p>262.267</text:p>
          </table:table-cell>
          <table:table-cell office:value-type="float" office:value="44.0802" calcext:value-type="float">
            <text:p>44.0802</text:p>
          </table:table-cell>
          <table:table-cell/>
          <table:table-cell table:formula="of:=([.D202]-[.A202])/0.0166667" office:value-type="float" office:value="-186.401627196745" calcext:value-type="float">
            <text:p>-186.401627196745</text:p>
          </table:table-cell>
          <table:table-cell table:formula="of:=ABS([.E202]-[.B202])/0.0166667" office:value-type="float" office:value="603.598792802415" calcext:value-type="float">
            <text:p>603.598792802415</text:p>
          </table:table-cell>
          <table:table-cell table:formula="of:=([.F202]-[.C202])/0.0166667" office:value-type="float" office:value="9.84598030803925" calcext:value-type="float">
            <text:p>9.84598030803925</text:p>
          </table:table-cell>
          <table:table-cell table:formula="of:=DEGREES(ATAN(ABS([.F202]-[.C202])/ABS([.E202]-[.B202])))" office:value-type="float" office:value="0.934533162844011" calcext:value-type="float">
            <text:p>0.934533162844011</text:p>
          </table:table-cell>
          <table:table-cell table:formula="of:=SQRT(POWER([.H202];2)+POWER([.I202];2)+POWER([.J202];2))" office:value-type="float" office:value="631.802194220907" calcext:value-type="float">
            <text:p>631.802194220907</text:p>
          </table:table-cell>
        </table:table-row>
        <table:table-row table:style-name="ro1">
          <table:table-cell office:value-type="float" office:value="79.2068" calcext:value-type="float">
            <text:p>79.2068</text:p>
          </table:table-cell>
          <table:table-cell office:value-type="float" office:value="269.804" calcext:value-type="float">
            <text:p>269.804</text:p>
          </table:table-cell>
          <table:table-cell office:value-type="float" office:value="43.8298" calcext:value-type="float">
            <text:p>43.8298</text:p>
          </table:table-cell>
          <table:table-cell office:value-type="float" office:value="75.67" calcext:value-type="float">
            <text:p>75.67</text:p>
          </table:table-cell>
          <table:table-cell office:value-type="float" office:value="262.193" calcext:value-type="float">
            <text:p>262.193</text:p>
          </table:table-cell>
          <table:table-cell office:value-type="float" office:value="43.8618" calcext:value-type="float">
            <text:p>43.8618</text:p>
          </table:table-cell>
          <table:table-cell/>
          <table:table-cell table:formula="of:=([.D203]-[.A203])/0.0166667" office:value-type="float" office:value="-212.207575584849" calcext:value-type="float">
            <text:p>-212.207575584849</text:p>
          </table:table-cell>
          <table:table-cell table:formula="of:=ABS([.E203]-[.B203])/0.0166667" office:value-type="float" office:value="456.659086681826" calcext:value-type="float">
            <text:p>456.659086681826</text:p>
          </table:table-cell>
          <table:table-cell table:formula="of:=([.F203]-[.C203])/0.0166667" office:value-type="float" office:value="1.91999616000789" calcext:value-type="float">
            <text:p>1.91999616000789</text:p>
          </table:table-cell>
          <table:table-cell table:formula="of:=DEGREES(ATAN(ABS([.F203]-[.C203])/ABS([.E203]-[.B203])))" office:value-type="float" office:value="0.240895301661941" calcext:value-type="float">
            <text:p>0.240895301661941</text:p>
          </table:table-cell>
          <table:table-cell table:formula="of:=SQRT(POWER([.H203];2)+POWER([.I203];2)+POWER([.J203];2))" office:value-type="float" office:value="503.560585202946" calcext:value-type="float">
            <text:p>503.560585202946</text:p>
          </table:table-cell>
        </table:table-row>
        <table:table-row table:style-name="ro1">
          <table:table-cell office:value-type="float" office:value="78.6538" calcext:value-type="float">
            <text:p>78.6538</text:p>
          </table:table-cell>
          <table:table-cell office:value-type="float" office:value="266.12" calcext:value-type="float">
            <text:p>266.12</text:p>
          </table:table-cell>
          <table:table-cell office:value-type="float" office:value="43.6885" calcext:value-type="float">
            <text:p>43.6885</text:p>
          </table:table-cell>
          <table:table-cell office:value-type="float" office:value="75.8662" calcext:value-type="float">
            <text:p>75.8662</text:p>
          </table:table-cell>
          <table:table-cell office:value-type="float" office:value="257.491" calcext:value-type="float">
            <text:p>257.491</text:p>
          </table:table-cell>
          <table:table-cell office:value-type="float" office:value="43.6615" calcext:value-type="float">
            <text:p>43.6615</text:p>
          </table:table-cell>
          <table:table-cell/>
          <table:table-cell table:formula="of:=([.D204]-[.A204])/0.0166667" office:value-type="float" office:value="-167.255665488669" calcext:value-type="float">
            <text:p>-167.255665488669</text:p>
          </table:table-cell>
          <table:table-cell table:formula="of:=ABS([.E204]-[.B204])/0.0166667" office:value-type="float" office:value="517.738964522072" calcext:value-type="float">
            <text:p>517.738964522072</text:p>
          </table:table-cell>
          <table:table-cell table:formula="of:=([.F204]-[.C204])/0.0166667" office:value-type="float" office:value="-1.61999676000654" calcext:value-type="float">
            <text:p>-1.61999676000654</text:p>
          </table:table-cell>
          <table:table-cell table:formula="of:=DEGREES(ATAN(ABS([.F204]-[.C204])/ABS([.E204]-[.B204])))" office:value-type="float" office:value="0.179276972798006" calcext:value-type="float">
            <text:p>0.179276972798006</text:p>
          </table:table-cell>
          <table:table-cell table:formula="of:=SQRT(POWER([.H204];2)+POWER([.I204];2)+POWER([.J204];2))" office:value-type="float" office:value="544.087049480088" calcext:value-type="float">
            <text:p>544.087049480088</text:p>
          </table:table-cell>
        </table:table-row>
        <table:table-row table:style-name="ro1">
          <table:table-cell office:value-type="float" office:value="80.9921" calcext:value-type="float">
            <text:p>80.9921</text:p>
          </table:table-cell>
          <table:table-cell office:value-type="float" office:value="272.395" calcext:value-type="float">
            <text:p>272.395</text:p>
          </table:table-cell>
          <table:table-cell office:value-type="float" office:value="43.8964" calcext:value-type="float">
            <text:p>43.8964</text:p>
          </table:table-cell>
          <table:table-cell office:value-type="float" office:value="78.3335" calcext:value-type="float">
            <text:p>78.3335</text:p>
          </table:table-cell>
          <table:table-cell office:value-type="float" office:value="261.18" calcext:value-type="float">
            <text:p>261.18</text:p>
          </table:table-cell>
          <table:table-cell office:value-type="float" office:value="44.2419" calcext:value-type="float">
            <text:p>44.2419</text:p>
          </table:table-cell>
          <table:table-cell/>
          <table:table-cell table:formula="of:=([.D205]-[.A205])/0.0166667" office:value-type="float" office:value="-159.515680968638" calcext:value-type="float">
            <text:p>-159.515680968638</text:p>
          </table:table-cell>
          <table:table-cell table:formula="of:=ABS([.E205]-[.B205])/0.0166667" office:value-type="float" office:value="672.89865420269" calcext:value-type="float">
            <text:p>672.89865420269</text:p>
          </table:table-cell>
          <table:table-cell table:formula="of:=([.F205]-[.C205])/0.0166667" office:value-type="float" office:value="20.729958540083" calcext:value-type="float">
            <text:p>20.729958540083</text:p>
          </table:table-cell>
          <table:table-cell table:formula="of:=DEGREES(ATAN(ABS([.F205]-[.C205])/ABS([.E205]-[.B205])))" office:value-type="float" office:value="1.76455041430756" calcext:value-type="float">
            <text:p>1.76455041430756</text:p>
          </table:table-cell>
          <table:table-cell table:formula="of:=SQRT(POWER([.H205];2)+POWER([.I205];2)+POWER([.J205];2))" office:value-type="float" office:value="691.858065273328" calcext:value-type="float">
            <text:p>691.858065273328</text:p>
          </table:table-cell>
        </table:table-row>
        <table:table-row table:style-name="ro1">
          <table:table-cell office:value-type="float" office:value="80.9935" calcext:value-type="float">
            <text:p>80.9935</text:p>
          </table:table-cell>
          <table:table-cell office:value-type="float" office:value="272.442" calcext:value-type="float">
            <text:p>272.442</text:p>
          </table:table-cell>
          <table:table-cell office:value-type="float" office:value="43.6425" calcext:value-type="float">
            <text:p>43.6425</text:p>
          </table:table-cell>
          <table:table-cell office:value-type="float" office:value="78.1086" calcext:value-type="float">
            <text:p>78.1086</text:p>
          </table:table-cell>
          <table:table-cell office:value-type="float" office:value="262.431" calcext:value-type="float">
            <text:p>262.431</text:p>
          </table:table-cell>
          <table:table-cell office:value-type="float" office:value="43.8011" calcext:value-type="float">
            <text:p>43.8011</text:p>
          </table:table-cell>
          <table:table-cell/>
          <table:table-cell table:formula="of:=([.D206]-[.A206])/0.0166667" office:value-type="float" office:value="-173.093653812692" calcext:value-type="float">
            <text:p>-173.093653812692</text:p>
          </table:table-cell>
          <table:table-cell table:formula="of:=ABS([.E206]-[.B206])/0.0166667" office:value-type="float" office:value="600.658798682404" calcext:value-type="float">
            <text:p>600.658798682404</text:p>
          </table:table-cell>
          <table:table-cell table:formula="of:=([.F206]-[.C206])/0.0166667" office:value-type="float" office:value="9.51598096803806" calcext:value-type="float">
            <text:p>9.51598096803806</text:p>
          </table:table-cell>
          <table:table-cell table:formula="of:=DEGREES(ATAN(ABS([.F206]-[.C206])/ABS([.E206]-[.B206])))" office:value-type="float" office:value="0.90763664928437" calcext:value-type="float">
            <text:p>0.90763664928437</text:p>
          </table:table-cell>
          <table:table-cell table:formula="of:=SQRT(POWER([.H206];2)+POWER([.I206];2)+POWER([.J206];2))" office:value-type="float" office:value="625.174343138457" calcext:value-type="float">
            <text:p>625.174343138457</text:p>
          </table:table-cell>
        </table:table-row>
        <table:table-row table:style-name="ro1">
          <table:table-cell office:value-type="float" office:value="92.8977" calcext:value-type="float">
            <text:p>92.8977</text:p>
          </table:table-cell>
          <table:table-cell office:value-type="float" office:value="271.562" calcext:value-type="float">
            <text:p>271.562</text:p>
          </table:table-cell>
          <table:table-cell office:value-type="float" office:value="43.6773" calcext:value-type="float">
            <text:p>43.6773</text:p>
          </table:table-cell>
          <table:table-cell office:value-type="float" office:value="90.7015" calcext:value-type="float">
            <text:p>90.7015</text:p>
          </table:table-cell>
          <table:table-cell office:value-type="float" office:value="260.728" calcext:value-type="float">
            <text:p>260.728</text:p>
          </table:table-cell>
          <table:table-cell office:value-type="float" office:value="43.9644" calcext:value-type="float">
            <text:p>43.9644</text:p>
          </table:table-cell>
          <table:table-cell/>
          <table:table-cell table:formula="of:=([.D207]-[.A207])/0.0166667" office:value-type="float" office:value="-131.771736456527" calcext:value-type="float">
            <text:p>-131.771736456527</text:p>
          </table:table-cell>
          <table:table-cell table:formula="of:=ABS([.E207]-[.B207])/0.0166667" office:value-type="float" office:value="650.0386999226" calcext:value-type="float">
            <text:p>650.0386999226</text:p>
          </table:table-cell>
          <table:table-cell table:formula="of:=([.F207]-[.C207])/0.0166667" office:value-type="float" office:value="17.2259655480686" calcext:value-type="float">
            <text:p>17.2259655480686</text:p>
          </table:table-cell>
          <table:table-cell table:formula="of:=DEGREES(ATAN(ABS([.F207]-[.C207])/ABS([.E207]-[.B207])))" office:value-type="float" office:value="1.51797760431537" calcext:value-type="float">
            <text:p>1.51797760431537</text:p>
          </table:table-cell>
          <table:table-cell table:formula="of:=SQRT(POWER([.H207];2)+POWER([.I207];2)+POWER([.J207];2))" office:value-type="float" office:value="663.483862512794" calcext:value-type="float">
            <text:p>663.483862512794</text:p>
          </table:table-cell>
        </table:table-row>
        <table:table-row table:style-name="ro1">
          <table:table-cell office:value-type="float" office:value="99.2623" calcext:value-type="float">
            <text:p>99.2623</text:p>
          </table:table-cell>
          <table:table-cell office:value-type="float" office:value="270.145" calcext:value-type="float">
            <text:p>270.145</text:p>
          </table:table-cell>
          <table:table-cell office:value-type="float" office:value="44.0931" calcext:value-type="float">
            <text:p>44.0931</text:p>
          </table:table-cell>
          <table:table-cell office:value-type="float" office:value="96.9286" calcext:value-type="float">
            <text:p>96.9286</text:p>
          </table:table-cell>
          <table:table-cell office:value-type="float" office:value="259.473" calcext:value-type="float">
            <text:p>259.473</text:p>
          </table:table-cell>
          <table:table-cell office:value-type="float" office:value="44.5941" calcext:value-type="float">
            <text:p>44.5941</text:p>
          </table:table-cell>
          <table:table-cell/>
          <table:table-cell table:formula="of:=([.D208]-[.A208])/0.0166667" office:value-type="float" office:value="-140.02171995656" calcext:value-type="float">
            <text:p>-140.02171995656</text:p>
          </table:table-cell>
          <table:table-cell table:formula="of:=ABS([.E208]-[.B208])/0.0166667" office:value-type="float" office:value="640.318719362559" calcext:value-type="float">
            <text:p>640.318719362559</text:p>
          </table:table-cell>
          <table:table-cell table:formula="of:=([.F208]-[.C208])/0.0166667" office:value-type="float" office:value="30.0599398801201" calcext:value-type="float">
            <text:p>30.0599398801201</text:p>
          </table:table-cell>
          <table:table-cell table:formula="of:=DEGREES(ATAN(ABS([.F208]-[.C208])/ABS([.E208]-[.B208])))" office:value-type="float" office:value="2.68779291435111" calcext:value-type="float">
            <text:p>2.68779291435111</text:p>
          </table:table-cell>
          <table:table-cell table:formula="of:=SQRT(POWER([.H208];2)+POWER([.I208];2)+POWER([.J208];2))" office:value-type="float" office:value="656.138510080987" calcext:value-type="float">
            <text:p>656.138510080987</text:p>
          </table:table-cell>
        </table:table-row>
        <table:table-row table:style-name="ro1">
          <table:table-cell office:value-type="float" office:value="100.954" calcext:value-type="float">
            <text:p>100.954</text:p>
          </table:table-cell>
          <table:table-cell office:value-type="float" office:value="272.896" calcext:value-type="float">
            <text:p>272.896</text:p>
          </table:table-cell>
          <table:table-cell office:value-type="float" office:value="42.1633" calcext:value-type="float">
            <text:p>42.1633</text:p>
          </table:table-cell>
          <table:table-cell office:value-type="float" office:value="98.6476" calcext:value-type="float">
            <text:p>98.6476</text:p>
          </table:table-cell>
          <table:table-cell office:value-type="float" office:value="263.374" calcext:value-type="float">
            <text:p>263.374</text:p>
          </table:table-cell>
          <table:table-cell office:value-type="float" office:value="42.2581" calcext:value-type="float">
            <text:p>42.2581</text:p>
          </table:table-cell>
          <table:table-cell/>
          <table:table-cell table:formula="of:=([.D209]-[.A209])/0.0166667" office:value-type="float" office:value="-138.383723232553" calcext:value-type="float">
            <text:p>-138.383723232553</text:p>
          </table:table-cell>
          <table:table-cell table:formula="of:=ABS([.E209]-[.B209])/0.0166667" office:value-type="float" office:value="571.318857362285" calcext:value-type="float">
            <text:p>571.318857362285</text:p>
          </table:table-cell>
          <table:table-cell table:formula="of:=([.F209]-[.C209])/0.0166667" office:value-type="float" office:value="5.68798862402271" calcext:value-type="float">
            <text:p>5.68798862402271</text:p>
          </table:table-cell>
          <table:table-cell table:formula="of:=DEGREES(ATAN(ABS([.F209]-[.C209])/ABS([.E209]-[.B209])))" office:value-type="float" office:value="0.570411725218665" calcext:value-type="float">
            <text:p>0.570411725218665</text:p>
          </table:table-cell>
          <table:table-cell table:formula="of:=SQRT(POWER([.H209];2)+POWER([.I209];2)+POWER([.J209];2))" office:value-type="float" office:value="587.867029903904" calcext:value-type="float">
            <text:p>587.867029903904</text:p>
          </table:table-cell>
        </table:table-row>
        <table:table-row table:style-name="ro1">
          <table:table-cell office:value-type="float" office:value="100.368" calcext:value-type="float">
            <text:p>100.368</text:p>
          </table:table-cell>
          <table:table-cell office:value-type="float" office:value="271.61" calcext:value-type="float">
            <text:p>271.61</text:p>
          </table:table-cell>
          <table:table-cell office:value-type="float" office:value="42.6215" calcext:value-type="float">
            <text:p>42.6215</text:p>
          </table:table-cell>
          <table:table-cell office:value-type="float" office:value="98.2499" calcext:value-type="float">
            <text:p>98.2499</text:p>
          </table:table-cell>
          <table:table-cell office:value-type="float" office:value="260.924" calcext:value-type="float">
            <text:p>260.924</text:p>
          </table:table-cell>
          <table:table-cell office:value-type="float" office:value="42.9047" calcext:value-type="float">
            <text:p>42.9047</text:p>
          </table:table-cell>
          <table:table-cell/>
          <table:table-cell table:formula="of:=([.D210]-[.A210])/0.0166667" office:value-type="float" office:value="-127.085745828508" calcext:value-type="float">
            <text:p>-127.085745828508</text:p>
          </table:table-cell>
          <table:table-cell table:formula="of:=ABS([.E210]-[.B210])/0.0166667" office:value-type="float" office:value="641.158717682567" calcext:value-type="float">
            <text:p>641.158717682567</text:p>
          </table:table-cell>
          <table:table-cell table:formula="of:=([.F210]-[.C210])/0.0166667" office:value-type="float" office:value="16.991966016068" calcext:value-type="float">
            <text:p>16.991966016068</text:p>
          </table:table-cell>
          <table:table-cell table:formula="of:=DEGREES(ATAN(ABS([.F210]-[.C210])/ABS([.E210]-[.B210])))" office:value-type="float" office:value="1.51809540708218" calcext:value-type="float">
            <text:p>1.51809540708218</text:p>
          </table:table-cell>
          <table:table-cell table:formula="of:=SQRT(POWER([.H210];2)+POWER([.I210];2)+POWER([.J210];2))" office:value-type="float" office:value="653.853205973813" calcext:value-type="float">
            <text:p>653.853205973813</text:p>
          </table:table-cell>
        </table:table-row>
        <table:table-row table:style-name="ro1">
          <table:table-cell office:value-type="float" office:value="102.162" calcext:value-type="float">
            <text:p>102.162</text:p>
          </table:table-cell>
          <table:table-cell office:value-type="float" office:value="280.182" calcext:value-type="float">
            <text:p>280.182</text:p>
          </table:table-cell>
          <table:table-cell office:value-type="float" office:value="42.4893" calcext:value-type="float">
            <text:p>42.4893</text:p>
          </table:table-cell>
          <table:table-cell office:value-type="float" office:value="99.7933" calcext:value-type="float">
            <text:p>99.7933</text:p>
          </table:table-cell>
          <table:table-cell office:value-type="float" office:value="270.376" calcext:value-type="float">
            <text:p>270.376</text:p>
          </table:table-cell>
          <table:table-cell office:value-type="float" office:value="42.8238" calcext:value-type="float">
            <text:p>42.8238</text:p>
          </table:table-cell>
          <table:table-cell/>
          <table:table-cell table:formula="of:=([.D211]-[.A211])/0.0166667" office:value-type="float" office:value="-142.121715756569" calcext:value-type="float">
            <text:p>-142.121715756569</text:p>
          </table:table-cell>
          <table:table-cell table:formula="of:=ABS([.E211]-[.B211])/0.0166667" office:value-type="float" office:value="588.358823282356" calcext:value-type="float">
            <text:p>588.358823282356</text:p>
          </table:table-cell>
          <table:table-cell table:formula="of:=([.F211]-[.C211])/0.0166667" office:value-type="float" office:value="20.0699598600802" calcext:value-type="float">
            <text:p>20.0699598600802</text:p>
          </table:table-cell>
          <table:table-cell table:formula="of:=DEGREES(ATAN(ABS([.F211]-[.C211])/ABS([.E211]-[.B211])))" office:value-type="float" office:value="1.95370280611651" calcext:value-type="float">
            <text:p>1.95370280611651</text:p>
          </table:table-cell>
          <table:table-cell table:formula="of:=SQRT(POWER([.H211];2)+POWER([.I211];2)+POWER([.J211];2))" office:value-type="float" office:value="605.613317482843" calcext:value-type="float">
            <text:p>605.613317482843</text:p>
          </table:table-cell>
        </table:table-row>
        <table:table-row table:style-name="ro1">
          <table:table-cell office:value-type="float" office:value="101.346" calcext:value-type="float">
            <text:p>101.346</text:p>
          </table:table-cell>
          <table:table-cell office:value-type="float" office:value="279.098" calcext:value-type="float">
            <text:p>279.098</text:p>
          </table:table-cell>
          <table:table-cell office:value-type="float" office:value="41.9152" calcext:value-type="float">
            <text:p>41.9152</text:p>
          </table:table-cell>
          <table:table-cell office:value-type="float" office:value="98.7639" calcext:value-type="float">
            <text:p>98.7639</text:p>
          </table:table-cell>
          <table:table-cell office:value-type="float" office:value="269.42" calcext:value-type="float">
            <text:p>269.42</text:p>
          </table:table-cell>
          <table:table-cell office:value-type="float" office:value="41.7571" calcext:value-type="float">
            <text:p>41.7571</text:p>
          </table:table-cell>
          <table:table-cell/>
          <table:table-cell table:formula="of:=([.D212]-[.A212])/0.0166667" office:value-type="float" office:value="-154.92569014862" calcext:value-type="float">
            <text:p>-154.92569014862</text:p>
          </table:table-cell>
          <table:table-cell table:formula="of:=ABS([.E212]-[.B212])/0.0166667" office:value-type="float" office:value="580.678838642323" calcext:value-type="float">
            <text:p>580.678838642323</text:p>
          </table:table-cell>
          <table:table-cell table:formula="of:=([.F212]-[.C212])/0.0166667" office:value-type="float" office:value="-9.48598102803779" calcext:value-type="float">
            <text:p>-9.48598102803779</text:p>
          </table:table-cell>
          <table:table-cell table:formula="of:=DEGREES(ATAN(ABS([.F212]-[.C212])/ABS([.E212]-[.B212])))" office:value-type="float" office:value="0.935901743420235" calcext:value-type="float">
            <text:p>0.935901743420235</text:p>
          </table:table-cell>
          <table:table-cell table:formula="of:=SQRT(POWER([.H212];2)+POWER([.I212];2)+POWER([.J212];2))" office:value-type="float" office:value="601.06560952286" calcext:value-type="float">
            <text:p>601.06560952286</text:p>
          </table:table-cell>
        </table:table-row>
        <table:table-row table:style-name="ro1">
          <table:table-cell office:value-type="float" office:value="102.561" calcext:value-type="float">
            <text:p>102.561</text:p>
          </table:table-cell>
          <table:table-cell office:value-type="float" office:value="267.624" calcext:value-type="float">
            <text:p>267.624</text:p>
          </table:table-cell>
          <table:table-cell office:value-type="float" office:value="43.9749" calcext:value-type="float">
            <text:p>43.9749</text:p>
          </table:table-cell>
          <table:table-cell office:value-type="float" office:value="100.082" calcext:value-type="float">
            <text:p>100.082</text:p>
          </table:table-cell>
          <table:table-cell office:value-type="float" office:value="259.505" calcext:value-type="float">
            <text:p>259.505</text:p>
          </table:table-cell>
          <table:table-cell office:value-type="float" office:value="44.0829" calcext:value-type="float">
            <text:p>44.0829</text:p>
          </table:table-cell>
          <table:table-cell/>
          <table:table-cell table:formula="of:=([.D213]-[.A213])/0.0166667" office:value-type="float" office:value="-148.739702520596" calcext:value-type="float">
            <text:p>-148.739702520596</text:p>
          </table:table-cell>
          <table:table-cell table:formula="of:=ABS([.E213]-[.B213])/0.0166667" office:value-type="float" office:value="487.13902572195" calcext:value-type="float">
            <text:p>487.13902572195</text:p>
          </table:table-cell>
          <table:table-cell table:formula="of:=([.F213]-[.C213])/0.0166667" office:value-type="float" office:value="6.47998704002617" calcext:value-type="float">
            <text:p>6.47998704002617</text:p>
          </table:table-cell>
          <table:table-cell table:formula="of:=DEGREES(ATAN(ABS([.F213]-[.C213])/ABS([.E213]-[.B213])))" office:value-type="float" office:value="0.762111004732417" calcext:value-type="float">
            <text:p>0.762111004732417</text:p>
          </table:table-cell>
          <table:table-cell table:formula="of:=SQRT(POWER([.H213];2)+POWER([.I213];2)+POWER([.J213];2))" office:value-type="float" office:value="509.381899677722" calcext:value-type="float">
            <text:p>509.381899677722</text:p>
          </table:table-cell>
        </table:table-row>
        <table:table-row table:style-name="ro1">
          <table:table-cell office:value-type="float" office:value="106.169" calcext:value-type="float">
            <text:p>106.169</text:p>
          </table:table-cell>
          <table:table-cell office:value-type="float" office:value="266.338" calcext:value-type="float">
            <text:p>266.338</text:p>
          </table:table-cell>
          <table:table-cell office:value-type="float" office:value="43.419" calcext:value-type="float">
            <text:p>43.419</text:p>
          </table:table-cell>
          <table:table-cell office:value-type="float" office:value="104.76" calcext:value-type="float">
            <text:p>104.76</text:p>
          </table:table-cell>
          <table:table-cell office:value-type="float" office:value="257.133" calcext:value-type="float">
            <text:p>257.133</text:p>
          </table:table-cell>
          <table:table-cell office:value-type="float" office:value="43.4716" calcext:value-type="float">
            <text:p>43.4716</text:p>
          </table:table-cell>
          <table:table-cell/>
          <table:table-cell table:formula="of:=([.D214]-[.A214])/0.0166667" office:value-type="float" office:value="-84.5398309203377" calcext:value-type="float">
            <text:p>-84.5398309203377</text:p>
          </table:table-cell>
          <table:table-cell table:formula="of:=ABS([.E214]-[.B214])/0.0166667" office:value-type="float" office:value="552.298895402212" calcext:value-type="float">
            <text:p>552.298895402212</text:p>
          </table:table-cell>
          <table:table-cell table:formula="of:=([.F214]-[.C214])/0.0166667" office:value-type="float" office:value="3.15599368801294" calcext:value-type="float">
            <text:p>3.15599368801294</text:p>
          </table:table-cell>
          <table:table-cell table:formula="of:=DEGREES(ATAN(ABS([.F214]-[.C214])/ABS([.E214]-[.B214])))" office:value-type="float" office:value="0.32740089084442" calcext:value-type="float">
            <text:p>0.32740089084442</text:p>
          </table:table-cell>
          <table:table-cell table:formula="of:=SQRT(POWER([.H214];2)+POWER([.I214];2)+POWER([.J214];2))" office:value-type="float" office:value="558.740559804549" calcext:value-type="float">
            <text:p>558.740559804549</text:p>
          </table:table-cell>
        </table:table-row>
        <table:table-row table:style-name="ro1">
          <table:table-cell office:value-type="float" office:value="109.987" calcext:value-type="float">
            <text:p>109.987</text:p>
          </table:table-cell>
          <table:table-cell office:value-type="float" office:value="262.347" calcext:value-type="float">
            <text:p>262.347</text:p>
          </table:table-cell>
          <table:table-cell office:value-type="float" office:value="44.2698" calcext:value-type="float">
            <text:p>44.2698</text:p>
          </table:table-cell>
          <table:table-cell office:value-type="float" office:value="107.669" calcext:value-type="float">
            <text:p>107.669</text:p>
          </table:table-cell>
          <table:table-cell office:value-type="float" office:value="254.579" calcext:value-type="float">
            <text:p>254.579</text:p>
          </table:table-cell>
          <table:table-cell office:value-type="float" office:value="44.1039" calcext:value-type="float">
            <text:p>44.1039</text:p>
          </table:table-cell>
          <table:table-cell/>
          <table:table-cell table:formula="of:=([.D215]-[.A215])/0.0166667" office:value-type="float" office:value="-139.079721840556" calcext:value-type="float">
            <text:p>-139.079721840556</text:p>
          </table:table-cell>
          <table:table-cell table:formula="of:=ABS([.E215]-[.B215])/0.0166667" office:value-type="float" office:value="466.079067841863" calcext:value-type="float">
            <text:p>466.079067841863</text:p>
          </table:table-cell>
          <table:table-cell table:formula="of:=([.F215]-[.C215])/0.0166667" office:value-type="float" office:value="-9.95398009203985" calcext:value-type="float">
            <text:p>-9.95398009203985</text:p>
          </table:table-cell>
          <table:table-cell table:formula="of:=DEGREES(ATAN(ABS([.F215]-[.C215])/ABS([.E215]-[.B215])))" office:value-type="float" office:value="1.22347129712445" calcext:value-type="float">
            <text:p>1.22347129712445</text:p>
          </table:table-cell>
          <table:table-cell table:formula="of:=SQRT(POWER([.H215];2)+POWER([.I215];2)+POWER([.J215];2))" office:value-type="float" office:value="486.489412245795" calcext:value-type="float">
            <text:p>486.489412245795</text:p>
          </table:table-cell>
        </table:table-row>
        <table:table-row table:style-name="ro1">
          <table:table-cell office:value-type="float" office:value="111.117" calcext:value-type="float">
            <text:p>111.117</text:p>
          </table:table-cell>
          <table:table-cell office:value-type="float" office:value="266.977" calcext:value-type="float">
            <text:p>266.977</text:p>
          </table:table-cell>
          <table:table-cell office:value-type="float" office:value="44.0094" calcext:value-type="float">
            <text:p>44.0094</text:p>
          </table:table-cell>
          <table:table-cell office:value-type="float" office:value="108.788" calcext:value-type="float">
            <text:p>108.788</text:p>
          </table:table-cell>
          <table:table-cell office:value-type="float" office:value="256.684" calcext:value-type="float">
            <text:p>256.684</text:p>
          </table:table-cell>
          <table:table-cell office:value-type="float" office:value="44.4681" calcext:value-type="float">
            <text:p>44.4681</text:p>
          </table:table-cell>
          <table:table-cell/>
          <table:table-cell table:formula="of:=([.D216]-[.A216])/0.0166667" office:value-type="float" office:value="-139.739720520559" calcext:value-type="float">
            <text:p>-139.739720520559</text:p>
          </table:table-cell>
          <table:table-cell table:formula="of:=ABS([.E216]-[.B216])/0.0166667" office:value-type="float" office:value="617.578764842467" calcext:value-type="float">
            <text:p>617.578764842467</text:p>
          </table:table-cell>
          <table:table-cell table:formula="of:=([.F216]-[.C216])/0.0166667" office:value-type="float" office:value="27.5219449561101" calcext:value-type="float">
            <text:p>27.5219449561101</text:p>
          </table:table-cell>
          <table:table-cell table:formula="of:=DEGREES(ATAN(ABS([.F216]-[.C216])/ABS([.E216]-[.B216])))" office:value-type="float" office:value="2.55165613439964" calcext:value-type="float">
            <text:p>2.55165613439964</text:p>
          </table:table-cell>
          <table:table-cell table:formula="of:=SQRT(POWER([.H216];2)+POWER([.I216];2)+POWER([.J216];2))" office:value-type="float" office:value="633.788748503536" calcext:value-type="float">
            <text:p>633.788748503536</text:p>
          </table:table-cell>
        </table:table-row>
        <table:table-row table:style-name="ro1">
          <table:table-cell office:value-type="float" office:value="111.813" calcext:value-type="float">
            <text:p>111.813</text:p>
          </table:table-cell>
          <table:table-cell office:value-type="float" office:value="269.311" calcext:value-type="float">
            <text:p>269.311</text:p>
          </table:table-cell>
          <table:table-cell office:value-type="float" office:value="43.879" calcext:value-type="float">
            <text:p>43.879</text:p>
          </table:table-cell>
          <table:table-cell office:value-type="float" office:value="109.801" calcext:value-type="float">
            <text:p>109.801</text:p>
          </table:table-cell>
          <table:table-cell office:value-type="float" office:value="260.089" calcext:value-type="float">
            <text:p>260.089</text:p>
          </table:table-cell>
          <table:table-cell office:value-type="float" office:value="44.1513" calcext:value-type="float">
            <text:p>44.1513</text:p>
          </table:table-cell>
          <table:table-cell/>
          <table:table-cell table:formula="of:=([.D217]-[.A217])/0.0166667" office:value-type="float" office:value="-120.719758560483" calcext:value-type="float">
            <text:p>-120.719758560483</text:p>
          </table:table-cell>
          <table:table-cell table:formula="of:=ABS([.E217]-[.B217])/0.0166667" office:value-type="float" office:value="553.318893362212" calcext:value-type="float">
            <text:p>553.318893362212</text:p>
          </table:table-cell>
          <table:table-cell table:formula="of:=([.F217]-[.C217])/0.0166667" office:value-type="float" office:value="16.3379673240654" calcext:value-type="float">
            <text:p>16.3379673240654</text:p>
          </table:table-cell>
          <table:table-cell table:formula="of:=DEGREES(ATAN(ABS([.F217]-[.C217])/ABS([.E217]-[.B217])))" office:value-type="float" office:value="1.69129353727814" calcext:value-type="float">
            <text:p>1.69129353727814</text:p>
          </table:table-cell>
          <table:table-cell table:formula="of:=SQRT(POWER([.H217];2)+POWER([.I217];2)+POWER([.J217];2))" office:value-type="float" office:value="566.570372535281" calcext:value-type="float">
            <text:p>566.570372535281</text:p>
          </table:table-cell>
        </table:table-row>
        <table:table-row table:style-name="ro1">
          <table:table-cell office:value-type="float" office:value="111.516" calcext:value-type="float">
            <text:p>111.516</text:p>
          </table:table-cell>
          <table:table-cell office:value-type="float" office:value="268.383" calcext:value-type="float">
            <text:p>268.383</text:p>
          </table:table-cell>
          <table:table-cell office:value-type="float" office:value="42.8043" calcext:value-type="float">
            <text:p>42.8043</text:p>
          </table:table-cell>
          <table:table-cell office:value-type="float" office:value="108.511" calcext:value-type="float">
            <text:p>108.511</text:p>
          </table:table-cell>
          <table:table-cell office:value-type="float" office:value="255.822" calcext:value-type="float">
            <text:p>255.822</text:p>
          </table:table-cell>
          <table:table-cell office:value-type="float" office:value="43.1791" calcext:value-type="float">
            <text:p>43.1791</text:p>
          </table:table-cell>
          <table:table-cell/>
          <table:table-cell table:formula="of:=([.D218]-[.A218])/0.0166667" office:value-type="float" office:value="-180.299639400722" calcext:value-type="float">
            <text:p>-180.299639400722</text:p>
          </table:table-cell>
          <table:table-cell table:formula="of:=ABS([.E218]-[.B218])/0.0166667" office:value-type="float" office:value="753.658492683013" calcext:value-type="float">
            <text:p>753.658492683013</text:p>
          </table:table-cell>
          <table:table-cell table:formula="of:=([.F218]-[.C218])/0.0166667" office:value-type="float" office:value="22.48795502409" calcext:value-type="float">
            <text:p>22.48795502409</text:p>
          </table:table-cell>
          <table:table-cell table:formula="of:=DEGREES(ATAN(ABS([.F218]-[.C218])/ABS([.E218]-[.B218])))" office:value-type="float" office:value="1.70910663559855" calcext:value-type="float">
            <text:p>1.70910663559855</text:p>
          </table:table-cell>
          <table:table-cell table:formula="of:=SQRT(POWER([.H218];2)+POWER([.I218];2)+POWER([.J218];2))" office:value-type="float" office:value="775.251437717098" calcext:value-type="float">
            <text:p>775.251437717098</text:p>
          </table:table-cell>
        </table:table-row>
        <table:table-row table:style-name="ro1">
          <table:table-cell office:value-type="float" office:value="112.558" calcext:value-type="float">
            <text:p>112.558</text:p>
          </table:table-cell>
          <table:table-cell office:value-type="float" office:value="269.283" calcext:value-type="float">
            <text:p>269.283</text:p>
          </table:table-cell>
          <table:table-cell office:value-type="float" office:value="43.6326" calcext:value-type="float">
            <text:p>43.6326</text:p>
          </table:table-cell>
          <table:table-cell office:value-type="float" office:value="109.276" calcext:value-type="float">
            <text:p>109.276</text:p>
          </table:table-cell>
          <table:table-cell office:value-type="float" office:value="256.698" calcext:value-type="float">
            <text:p>256.698</text:p>
          </table:table-cell>
          <table:table-cell office:value-type="float" office:value="44.2234" calcext:value-type="float">
            <text:p>44.2234</text:p>
          </table:table-cell>
          <table:table-cell/>
          <table:table-cell table:formula="of:=([.D219]-[.A219])/0.0166667" office:value-type="float" office:value="-196.919606160788" calcext:value-type="float">
            <text:p>-196.919606160788</text:p>
          </table:table-cell>
          <table:table-cell table:formula="of:=ABS([.E219]-[.B219])/0.0166667" office:value-type="float" office:value="755.098489803023" calcext:value-type="float">
            <text:p>755.098489803023</text:p>
          </table:table-cell>
          <table:table-cell table:formula="of:=([.F219]-[.C219])/0.0166667" office:value-type="float" office:value="35.4479291041419" calcext:value-type="float">
            <text:p>35.4479291041419</text:p>
          </table:table-cell>
          <table:table-cell table:formula="of:=DEGREES(ATAN(ABS([.F219]-[.C219])/ABS([.E219]-[.B219])))" office:value-type="float" office:value="2.68776422455697" calcext:value-type="float">
            <text:p>2.68776422455697</text:p>
          </table:table-cell>
          <table:table-cell table:formula="of:=SQRT(POWER([.H219];2)+POWER([.I219];2)+POWER([.J219];2))" office:value-type="float" office:value="781.157868981103" calcext:value-type="float">
            <text:p>781.157868981103</text:p>
          </table:table-cell>
        </table:table-row>
        <table:table-row table:style-name="ro1">
          <table:table-cell office:value-type="float" office:value="113.965" calcext:value-type="float">
            <text:p>113.965</text:p>
          </table:table-cell>
          <table:table-cell office:value-type="float" office:value="273.941" calcext:value-type="float">
            <text:p>273.941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110.576" calcext:value-type="float">
            <text:p>110.576</text:p>
          </table:table-cell>
          <table:table-cell office:value-type="float" office:value="263.502" calcext:value-type="float">
            <text:p>263.502</text:p>
          </table:table-cell>
          <table:table-cell office:value-type="float" office:value="44.0808" calcext:value-type="float">
            <text:p>44.0808</text:p>
          </table:table-cell>
          <table:table-cell/>
          <table:table-cell table:formula="of:=([.D220]-[.A220])/0.0166667" office:value-type="float" office:value="-203.339593320814" calcext:value-type="float">
            <text:p>-203.339593320814</text:p>
          </table:table-cell>
          <table:table-cell table:formula="of:=ABS([.E220]-[.B220])/0.0166667" office:value-type="float" office:value="626.338747322503" calcext:value-type="float">
            <text:p>626.338747322503</text:p>
          </table:table-cell>
          <table:table-cell table:formula="of:=([.F220]-[.C220])/0.0166667" office:value-type="float" office:value="27.3119453761095" calcext:value-type="float">
            <text:p>27.3119453761095</text:p>
          </table:table-cell>
          <table:table-cell table:formula="of:=DEGREES(ATAN(ABS([.F220]-[.C220])/ABS([.E220]-[.B220])))" office:value-type="float" office:value="2.49684136435658" calcext:value-type="float">
            <text:p>2.49684136435658</text:p>
          </table:table-cell>
          <table:table-cell table:formula="of:=SQRT(POWER([.H220];2)+POWER([.I220];2)+POWER([.J220];2))" office:value-type="float" office:value="659.085092358812" calcext:value-type="float">
            <text:p>659.085092358812</text:p>
          </table:table-cell>
        </table:table-row>
        <table:table-row table:style-name="ro1">
          <table:table-cell office:value-type="float" office:value="111.519" calcext:value-type="float">
            <text:p>111.519</text:p>
          </table:table-cell>
          <table:table-cell office:value-type="float" office:value="265.833" calcext:value-type="float">
            <text:p>265.833</text:p>
          </table:table-cell>
          <table:table-cell office:value-type="float" office:value="43.7013" calcext:value-type="float">
            <text:p>43.7013</text:p>
          </table:table-cell>
          <table:table-cell office:value-type="float" office:value="108.382" calcext:value-type="float">
            <text:p>108.382</text:p>
          </table:table-cell>
          <table:table-cell office:value-type="float" office:value="254.533" calcext:value-type="float">
            <text:p>254.533</text:p>
          </table:table-cell>
          <table:table-cell office:value-type="float" office:value="44.1057" calcext:value-type="float">
            <text:p>44.1057</text:p>
          </table:table-cell>
          <table:table-cell/>
          <table:table-cell table:formula="of:=([.D221]-[.A221])/0.0166667" office:value-type="float" office:value="-188.219623560753" calcext:value-type="float">
            <text:p>-188.219623560753</text:p>
          </table:table-cell>
          <table:table-cell table:formula="of:=ABS([.E221]-[.B221])/0.0166667" office:value-type="float" office:value="677.998644002714" calcext:value-type="float">
            <text:p>677.998644002714</text:p>
          </table:table-cell>
          <table:table-cell table:formula="of:=([.F221]-[.C221])/0.0166667" office:value-type="float" office:value="24.2639514720968" calcext:value-type="float">
            <text:p>24.2639514720968</text:p>
          </table:table-cell>
          <table:table-cell table:formula="of:=DEGREES(ATAN(ABS([.F221]-[.C221])/ABS([.E221]-[.B221])))" office:value-type="float" office:value="2.04960433364922" calcext:value-type="float">
            <text:p>2.04960433364922</text:p>
          </table:table-cell>
          <table:table-cell table:formula="of:=SQRT(POWER([.H221];2)+POWER([.I221];2)+POWER([.J221];2))" office:value-type="float" office:value="704.057900533693" calcext:value-type="float">
            <text:p>704.057900533693</text:p>
          </table:table-cell>
        </table:table-row>
        <table:table-row table:style-name="ro1">
          <table:table-cell office:value-type="float" office:value="110.11" calcext:value-type="float">
            <text:p>110.11</text:p>
          </table:table-cell>
          <table:table-cell office:value-type="float" office:value="266.923" calcext:value-type="float">
            <text:p>266.923</text:p>
          </table:table-cell>
          <table:table-cell office:value-type="float" office:value="44.7566" calcext:value-type="float">
            <text:p>44.7566</text:p>
          </table:table-cell>
          <table:table-cell office:value-type="float" office:value="105.893" calcext:value-type="float">
            <text:p>105.893</text:p>
          </table:table-cell>
          <table:table-cell office:value-type="float" office:value="256.742" calcext:value-type="float">
            <text:p>256.742</text:p>
          </table:table-cell>
          <table:table-cell office:value-type="float" office:value="45.1969" calcext:value-type="float">
            <text:p>45.1969</text:p>
          </table:table-cell>
          <table:table-cell/>
          <table:table-cell table:formula="of:=([.D222]-[.A222])/0.0166667" office:value-type="float" office:value="-253.019493961012" calcext:value-type="float">
            <text:p>-253.019493961012</text:p>
          </table:table-cell>
          <table:table-cell table:formula="of:=ABS([.E222]-[.B222])/0.0166667" office:value-type="float" office:value="610.858778282443" calcext:value-type="float">
            <text:p>610.858778282443</text:p>
          </table:table-cell>
          <table:table-cell table:formula="of:=([.F222]-[.C222])/0.0166667" office:value-type="float" office:value="26.4179471641057" calcext:value-type="float">
            <text:p>26.4179471641057</text:p>
          </table:table-cell>
          <table:table-cell table:formula="of:=DEGREES(ATAN(ABS([.F222]-[.C222])/ABS([.E222]-[.B222])))" office:value-type="float" office:value="2.47634039848942" calcext:value-type="float">
            <text:p>2.47634039848942</text:p>
          </table:table-cell>
          <table:table-cell table:formula="of:=SQRT(POWER([.H222];2)+POWER([.I222];2)+POWER([.J222];2))" office:value-type="float" office:value="661.713849984546" calcext:value-type="float">
            <text:p>661.713849984546</text:p>
          </table:table-cell>
        </table:table-row>
        <table:table-row table:style-name="ro1">
          <table:table-cell office:value-type="float" office:value="114.905" calcext:value-type="float">
            <text:p>114.905</text:p>
          </table:table-cell>
          <table:table-cell office:value-type="float" office:value="276.169" calcext:value-type="float">
            <text:p>276.169</text:p>
          </table:table-cell>
          <table:table-cell office:value-type="float" office:value="44.014" calcext:value-type="float">
            <text:p>44.014</text:p>
          </table:table-cell>
          <table:table-cell office:value-type="float" office:value="110.881" calcext:value-type="float">
            <text:p>110.881</text:p>
          </table:table-cell>
          <table:table-cell office:value-type="float" office:value="264.478" calcext:value-type="float">
            <text:p>264.478</text:p>
          </table:table-cell>
          <table:table-cell office:value-type="float" office:value="44.8922" calcext:value-type="float">
            <text:p>44.8922</text:p>
          </table:table-cell>
          <table:table-cell/>
          <table:table-cell table:formula="of:=([.D223]-[.A223])/0.0166667" office:value-type="float" office:value="-241.439517120966" calcext:value-type="float">
            <text:p>-241.439517120966</text:p>
          </table:table-cell>
          <table:table-cell table:formula="of:=ABS([.E223]-[.B223])/0.0166667" office:value-type="float" office:value="701.458597082804" calcext:value-type="float">
            <text:p>701.458597082804</text:p>
          </table:table-cell>
          <table:table-cell table:formula="of:=([.F223]-[.C223])/0.0166667" office:value-type="float" office:value="52.6918946162107" calcext:value-type="float">
            <text:p>52.6918946162107</text:p>
          </table:table-cell>
          <table:table-cell table:formula="of:=DEGREES(ATAN(ABS([.F223]-[.C223])/ABS([.E223]-[.B223])))" office:value-type="float" office:value="4.2958542390082" calcext:value-type="float">
            <text:p>4.2958542390082</text:p>
          </table:table-cell>
          <table:table-cell table:formula="of:=SQRT(POWER([.H223];2)+POWER([.I223];2)+POWER([.J223];2))" office:value-type="float" office:value="743.716101484449" calcext:value-type="float">
            <text:p>743.716101484449</text:p>
          </table:table-cell>
        </table:table-row>
        <table:table-row table:style-name="ro1">
          <table:table-cell office:value-type="float" office:value="110.976" calcext:value-type="float">
            <text:p>110.976</text:p>
          </table:table-cell>
          <table:table-cell office:value-type="float" office:value="265.617" calcext:value-type="float">
            <text:p>265.617</text:p>
          </table:table-cell>
          <table:table-cell office:value-type="float" office:value="44.9548" calcext:value-type="float">
            <text:p>44.9548</text:p>
          </table:table-cell>
          <table:table-cell office:value-type="float" office:value="107.221" calcext:value-type="float">
            <text:p>107.221</text:p>
          </table:table-cell>
          <table:table-cell office:value-type="float" office:value="255.444" calcext:value-type="float">
            <text:p>255.444</text:p>
          </table:table-cell>
          <table:table-cell office:value-type="float" office:value="45.6312" calcext:value-type="float">
            <text:p>45.6312</text:p>
          </table:table-cell>
          <table:table-cell/>
          <table:table-cell table:formula="of:=([.D224]-[.A224])/0.0166667" office:value-type="float" office:value="-225.299549400901" calcext:value-type="float">
            <text:p>-225.299549400901</text:p>
          </table:table-cell>
          <table:table-cell table:formula="of:=ABS([.E224]-[.B224])/0.0166667" office:value-type="float" office:value="610.378779242443" calcext:value-type="float">
            <text:p>610.378779242443</text:p>
          </table:table-cell>
          <table:table-cell table:formula="of:=([.F224]-[.C224])/0.0166667" office:value-type="float" office:value="40.5839188321624" calcext:value-type="float">
            <text:p>40.5839188321624</text:p>
          </table:table-cell>
          <table:table-cell table:formula="of:=DEGREES(ATAN(ABS([.F224]-[.C224])/ABS([.E224]-[.B224])))" office:value-type="float" office:value="3.80398171821748" calcext:value-type="float">
            <text:p>3.80398171821748</text:p>
          </table:table-cell>
          <table:table-cell table:formula="of:=SQRT(POWER([.H224];2)+POWER([.I224];2)+POWER([.J224];2))" office:value-type="float" office:value="651.896614178598" calcext:value-type="float">
            <text:p>651.896614178598</text:p>
          </table:table-cell>
        </table:table-row>
        <table:table-row table:style-name="ro1">
          <table:table-cell office:value-type="float" office:value="114.563" calcext:value-type="float">
            <text:p>114.563</text:p>
          </table:table-cell>
          <table:table-cell office:value-type="float" office:value="275.063" calcext:value-type="float">
            <text:p>275.063</text:p>
          </table:table-cell>
          <table:table-cell office:value-type="float" office:value="43.6928" calcext:value-type="float">
            <text:p>43.6928</text:p>
          </table:table-cell>
          <table:table-cell office:value-type="float" office:value="110.555" calcext:value-type="float">
            <text:p>110.555</text:p>
          </table:table-cell>
          <table:table-cell office:value-type="float" office:value="263.411" calcext:value-type="float">
            <text:p>263.411</text:p>
          </table:table-cell>
          <table:table-cell office:value-type="float" office:value="44.5792" calcext:value-type="float">
            <text:p>44.5792</text:p>
          </table:table-cell>
          <table:table-cell/>
          <table:table-cell table:formula="of:=([.D225]-[.A225])/0.0166667" office:value-type="float" office:value="-240.479519040962" calcext:value-type="float">
            <text:p>-240.479519040962</text:p>
          </table:table-cell>
          <table:table-cell table:formula="of:=ABS([.E225]-[.B225])/0.0166667" office:value-type="float" office:value="699.118601762796" calcext:value-type="float">
            <text:p>699.118601762796</text:p>
          </table:table-cell>
          <table:table-cell table:formula="of:=([.F225]-[.C225])/0.0166667" office:value-type="float" office:value="53.1838936322129" calcext:value-type="float">
            <text:p>53.1838936322129</text:p>
          </table:table-cell>
          <table:table-cell table:formula="of:=DEGREES(ATAN(ABS([.F225]-[.C225])/ABS([.E225]-[.B225])))" office:value-type="float" office:value="4.35027021191964" calcext:value-type="float">
            <text:p>4.35027021191964</text:p>
          </table:table-cell>
          <table:table-cell table:formula="of:=SQRT(POWER([.H225];2)+POWER([.I225];2)+POWER([.J225];2))" office:value-type="float" office:value="741.232584922453" calcext:value-type="float">
            <text:p>741.232584922453</text:p>
          </table:table-cell>
        </table:table-row>
        <table:table-row table:style-name="ro1">
          <table:table-cell office:value-type="float" office:value="111.459" calcext:value-type="float">
            <text:p>111.459</text:p>
          </table:table-cell>
          <table:table-cell office:value-type="float" office:value="268.118" calcext:value-type="float">
            <text:p>268.118</text:p>
          </table:table-cell>
          <table:table-cell office:value-type="float" office:value="44.0702" calcext:value-type="float">
            <text:p>44.0702</text:p>
          </table:table-cell>
          <table:table-cell office:value-type="float" office:value="107.442" calcext:value-type="float">
            <text:p>107.442</text:p>
          </table:table-cell>
          <table:table-cell office:value-type="float" office:value="257.913" calcext:value-type="float">
            <text:p>257.913</text:p>
          </table:table-cell>
          <table:table-cell office:value-type="float" office:value="44.5197" calcext:value-type="float">
            <text:p>44.5197</text:p>
          </table:table-cell>
          <table:table-cell/>
          <table:table-cell table:formula="of:=([.D226]-[.A226])/0.0166667" office:value-type="float" office:value="-241.019517960965" calcext:value-type="float">
            <text:p>-241.019517960965</text:p>
          </table:table-cell>
          <table:table-cell table:formula="of:=ABS([.E226]-[.B226])/0.0166667" office:value-type="float" office:value="612.298775402448" calcext:value-type="float">
            <text:p>612.298775402448</text:p>
          </table:table-cell>
          <table:table-cell table:formula="of:=([.F226]-[.C226])/0.0166667" office:value-type="float" office:value="26.9699460601079" calcext:value-type="float">
            <text:p>26.9699460601079</text:p>
          </table:table-cell>
          <table:table-cell table:formula="of:=DEGREES(ATAN(ABS([.F226]-[.C226])/ABS([.E226]-[.B226])))" office:value-type="float" office:value="2.52207902922759" calcext:value-type="float">
            <text:p>2.52207902922759</text:p>
          </table:table-cell>
          <table:table-cell table:formula="of:=SQRT(POWER([.H226];2)+POWER([.I226];2)+POWER([.J226];2))" office:value-type="float" office:value="658.579969622489" calcext:value-type="float">
            <text:p>658.579969622489</text:p>
          </table:table-cell>
        </table:table-row>
        <table:table-row table:style-name="ro1">
          <table:table-cell office:value-type="float" office:value="112.839" calcext:value-type="float">
            <text:p>112.839</text:p>
          </table:table-cell>
          <table:table-cell office:value-type="float" office:value="272.706" calcext:value-type="float">
            <text:p>272.706</text:p>
          </table:table-cell>
          <table:table-cell office:value-type="float" office:value="44.3211" calcext:value-type="float">
            <text:p>44.3211</text:p>
          </table:table-cell>
          <table:table-cell office:value-type="float" office:value="108.749" calcext:value-type="float">
            <text:p>108.749</text:p>
          </table:table-cell>
          <table:table-cell office:value-type="float" office:value="262.312" calcext:value-type="float">
            <text:p>262.312</text:p>
          </table:table-cell>
          <table:table-cell office:value-type="float" office:value="45.0087" calcext:value-type="float">
            <text:p>45.0087</text:p>
          </table:table-cell>
          <table:table-cell/>
          <table:table-cell table:formula="of:=([.D227]-[.A227])/0.0166667" office:value-type="float" office:value="-245.399509200982" calcext:value-type="float">
            <text:p>-245.399509200982</text:p>
          </table:table-cell>
          <table:table-cell table:formula="of:=ABS([.E227]-[.B227])/0.0166667" office:value-type="float" office:value="623.638752722495" calcext:value-type="float">
            <text:p>623.638752722495</text:p>
          </table:table-cell>
          <table:table-cell table:formula="of:=([.F227]-[.C227])/0.0166667" office:value-type="float" office:value="41.2559174881648" calcext:value-type="float">
            <text:p>41.2559174881648</text:p>
          </table:table-cell>
          <table:table-cell table:formula="of:=DEGREES(ATAN(ABS([.F227]-[.C227])/ABS([.E227]-[.B227])))" office:value-type="float" office:value="3.78480451365773" calcext:value-type="float">
            <text:p>3.78480451365773</text:p>
          </table:table-cell>
          <table:table-cell table:formula="of:=SQRT(POWER([.H227];2)+POWER([.I227];2)+POWER([.J227];2))" office:value-type="float" office:value="671.452354036489" calcext:value-type="float">
            <text:p>671.452354036489</text:p>
          </table:table-cell>
        </table:table-row>
        <table:table-row table:style-name="ro1">
          <table:table-cell office:value-type="float" office:value="111.432" calcext:value-type="float">
            <text:p>111.432</text:p>
          </table:table-cell>
          <table:table-cell office:value-type="float" office:value="264.733" calcext:value-type="float">
            <text:p>264.733</text:p>
          </table:table-cell>
          <table:table-cell office:value-type="float" office:value="43.3919" calcext:value-type="float">
            <text:p>43.3919</text:p>
          </table:table-cell>
          <table:table-cell office:value-type="float" office:value="109.45" calcext:value-type="float">
            <text:p>109.45</text:p>
          </table:table-cell>
          <table:table-cell office:value-type="float" office:value="263.998" calcext:value-type="float">
            <text:p>263.998</text:p>
          </table:table-cell>
          <table:table-cell office:value-type="float" office:value="42.0686" calcext:value-type="float">
            <text:p>42.0686</text:p>
          </table:table-cell>
          <table:table-cell/>
          <table:table-cell table:formula="of:=([.D228]-[.A228])/0.0166667" office:value-type="float" office:value="-118.919762160476" calcext:value-type="float">
            <text:p>-118.919762160476</text:p>
          </table:table-cell>
          <table:table-cell table:formula="of:=ABS([.E228]-[.B228])/0.0166667" office:value-type="float" office:value="44.0999118001772" calcext:value-type="float">
            <text:p>44.0999118001772</text:p>
          </table:table-cell>
          <table:table-cell table:formula="of:=([.F228]-[.C228])/0.0166667" office:value-type="float" office:value="-79.3978412043174" calcext:value-type="float">
            <text:p>-79.3978412043174</text:p>
          </table:table-cell>
          <table:table-cell table:formula="of:=DEGREES(ATAN(ABS([.F228]-[.C228])/ABS([.E228]-[.B228])))" office:value-type="float" office:value="60.9509105190417" calcext:value-type="float">
            <text:p>60.9509105190417</text:p>
          </table:table-cell>
          <table:table-cell table:formula="of:=SQRT(POWER([.H228];2)+POWER([.I228];2)+POWER([.J228];2))" office:value-type="float" office:value="149.635320833664" calcext:value-type="float">
            <text:p>149.635320833664</text:p>
          </table:table-cell>
        </table:table-row>
        <table:table-row table:style-name="ro1">
          <table:table-cell office:value-type="float" office:value="111.575" calcext:value-type="float">
            <text:p>111.575</text:p>
          </table:table-cell>
          <table:table-cell office:value-type="float" office:value="274.596" calcext:value-type="float">
            <text:p>274.596</text:p>
          </table:table-cell>
          <table:table-cell office:value-type="float" office:value="41.8049" calcext:value-type="float">
            <text:p>41.8049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261.67" calcext:value-type="float">
            <text:p>261.67</text:p>
          </table:table-cell>
          <table:table-cell office:value-type="float" office:value="42.458" calcext:value-type="float">
            <text:p>42.458</text:p>
          </table:table-cell>
          <table:table-cell/>
          <table:table-cell table:formula="of:=([.D229]-[.A229])/0.0166667" office:value-type="float" office:value="-183.359633280733" calcext:value-type="float">
            <text:p>-183.359633280733</text:p>
          </table:table-cell>
          <table:table-cell table:formula="of:=ABS([.E229]-[.B229])/0.0166667" office:value-type="float" office:value="775.558448883102" calcext:value-type="float">
            <text:p>775.558448883102</text:p>
          </table:table-cell>
          <table:table-cell table:formula="of:=([.F229]-[.C229])/0.0166667" office:value-type="float" office:value="39.1859216281564" calcext:value-type="float">
            <text:p>39.1859216281564</text:p>
          </table:table-cell>
          <table:table-cell table:formula="of:=DEGREES(ATAN(ABS([.F229]-[.C229])/ABS([.E229]-[.B229])))" office:value-type="float" office:value="2.89247094396038" calcext:value-type="float">
            <text:p>2.89247094396038</text:p>
          </table:table-cell>
          <table:table-cell table:formula="of:=SQRT(POWER([.H229];2)+POWER([.I229];2)+POWER([.J229];2))" office:value-type="float" office:value="797.901747839078" calcext:value-type="float">
            <text:p>797.901747839078</text:p>
          </table:table-cell>
        </table:table-row>
        <table:table-row table:style-name="ro1">
          <table:table-cell office:value-type="float" office:value="120.905" calcext:value-type="float">
            <text:p>120.905</text:p>
          </table:table-cell>
          <table:table-cell office:value-type="float" office:value="278.039" calcext:value-type="float">
            <text:p>278.039</text:p>
          </table:table-cell>
          <table:table-cell office:value-type="float" office:value="42.6805" calcext:value-type="float">
            <text:p>42.6805</text:p>
          </table:table-cell>
          <table:table-cell office:value-type="float" office:value="118.576" calcext:value-type="float">
            <text:p>118.576</text:p>
          </table:table-cell>
          <table:table-cell office:value-type="float" office:value="269.902" calcext:value-type="float">
            <text:p>269.902</text:p>
          </table:table-cell>
          <table:table-cell office:value-type="float" office:value="42.752" calcext:value-type="float">
            <text:p>42.752</text:p>
          </table:table-cell>
          <table:table-cell/>
          <table:table-cell table:formula="of:=([.D230]-[.A230])/0.0166667" office:value-type="float" office:value="-139.739720520559" calcext:value-type="float">
            <text:p>-139.739720520559</text:p>
          </table:table-cell>
          <table:table-cell table:formula="of:=ABS([.E230]-[.B230])/0.0166667" office:value-type="float" office:value="488.219023561953" calcext:value-type="float">
            <text:p>488.219023561953</text:p>
          </table:table-cell>
          <table:table-cell table:formula="of:=([.F230]-[.C230])/0.0166667" office:value-type="float" office:value="4.28999142001718" calcext:value-type="float">
            <text:p>4.28999142001718</text:p>
          </table:table-cell>
          <table:table-cell table:formula="of:=DEGREES(ATAN(ABS([.F230]-[.C230])/ABS([.E230]-[.B230])))" office:value-type="float" office:value="0.503446332013809" calcext:value-type="float">
            <text:p>0.503446332013809</text:p>
          </table:table-cell>
          <table:table-cell table:formula="of:=SQRT(POWER([.H230];2)+POWER([.I230];2)+POWER([.J230];2))" office:value-type="float" office:value="507.841912887598" calcext:value-type="float">
            <text:p>507.841912887598</text:p>
          </table:table-cell>
        </table:table-row>
        <table:table-row table:style-name="ro1">
          <table:table-cell office:value-type="float" office:value="127.22" calcext:value-type="float">
            <text:p>127.22</text:p>
          </table:table-cell>
          <table:table-cell office:value-type="float" office:value="275.847" calcext:value-type="float">
            <text:p>275.847</text:p>
          </table:table-cell>
          <table:table-cell office:value-type="float" office:value="41.9847" calcext:value-type="float">
            <text:p>41.9847</text:p>
          </table:table-cell>
          <table:table-cell office:value-type="float" office:value="124.295" calcext:value-type="float">
            <text:p>124.295</text:p>
          </table:table-cell>
          <table:table-cell office:value-type="float" office:value="265.594" calcext:value-type="float">
            <text:p>265.594</text:p>
          </table:table-cell>
          <table:table-cell office:value-type="float" office:value="42.1825" calcext:value-type="float">
            <text:p>42.1825</text:p>
          </table:table-cell>
          <table:table-cell/>
          <table:table-cell table:formula="of:=([.D231]-[.A231])/0.0166667" office:value-type="float" office:value="-175.499649000702" calcext:value-type="float">
            <text:p>-175.499649000702</text:p>
          </table:table-cell>
          <table:table-cell table:formula="of:=ABS([.E231]-[.B231])/0.0166667" office:value-type="float" office:value="615.17876964246" calcext:value-type="float">
            <text:p>615.17876964246</text:p>
          </table:table-cell>
          <table:table-cell table:formula="of:=([.F231]-[.C231])/0.0166667" office:value-type="float" office:value="11.8679762640475" calcext:value-type="float">
            <text:p>11.8679762640475</text:p>
          </table:table-cell>
          <table:table-cell table:formula="of:=DEGREES(ATAN(ABS([.F231]-[.C231])/ABS([.E231]-[.B231])))" office:value-type="float" office:value="1.10520818533282" calcext:value-type="float">
            <text:p>1.10520818533282</text:p>
          </table:table-cell>
          <table:table-cell table:formula="of:=SQRT(POWER([.H231];2)+POWER([.I231];2)+POWER([.J231];2))" office:value-type="float" office:value="639.832708040769" calcext:value-type="float">
            <text:p>639.832708040769</text:p>
          </table:table-cell>
        </table:table-row>
        <table:table-row table:style-name="ro1">
          <table:table-cell office:value-type="float" office:value="126.164" calcext:value-type="float">
            <text:p>126.164</text:p>
          </table:table-cell>
          <table:table-cell office:value-type="float" office:value="271.158" calcext:value-type="float">
            <text:p>271.158</text:p>
          </table:table-cell>
          <table:table-cell office:value-type="float" office:value="42.2485" calcext:value-type="float">
            <text:p>42.2485</text:p>
          </table:table-cell>
          <table:table-cell office:value-type="float" office:value="122.947" calcext:value-type="float">
            <text:p>122.947</text:p>
          </table:table-cell>
          <table:table-cell office:value-type="float" office:value="262.317" calcext:value-type="float">
            <text:p>262.317</text:p>
          </table:table-cell>
          <table:table-cell office:value-type="float" office:value="42.2422" calcext:value-type="float">
            <text:p>42.2422</text:p>
          </table:table-cell>
          <table:table-cell/>
          <table:table-cell table:formula="of:=([.D232]-[.A232])/0.0166667" office:value-type="float" office:value="-193.019613960772" calcext:value-type="float">
            <text:p>-193.019613960772</text:p>
          </table:table-cell>
          <table:table-cell table:formula="of:=ABS([.E232]-[.B232])/0.0166667" office:value-type="float" office:value="530.458939082122" calcext:value-type="float">
            <text:p>530.458939082122</text:p>
          </table:table-cell>
          <table:table-cell table:formula="of:=([.F232]-[.C232])/0.0166667" office:value-type="float" office:value="-0.377999244001697" calcext:value-type="float">
            <text:p>-0.377999244001697</text:p>
          </table:table-cell>
          <table:table-cell table:formula="of:=DEGREES(ATAN(ABS([.F232]-[.C232])/ABS([.E232]-[.B232])))" office:value-type="float" office:value="0.0408283395357497" calcext:value-type="float">
            <text:p>0.04082833953575</text:p>
          </table:table-cell>
          <table:table-cell table:formula="of:=SQRT(POWER([.H232];2)+POWER([.I232];2)+POWER([.J232];2))" office:value-type="float" office:value="564.485075364376" calcext:value-type="float">
            <text:p>564.485075364376</text:p>
          </table:table-cell>
        </table:table-row>
        <table:table-row table:style-name="ro1">
          <table:table-cell office:value-type="float" office:value="125.638" calcext:value-type="float">
            <text:p>125.638</text:p>
          </table:table-cell>
          <table:table-cell office:value-type="float" office:value="262.805" calcext:value-type="float">
            <text:p>262.805</text:p>
          </table:table-cell>
          <table:table-cell office:value-type="float" office:value="43.3539" calcext:value-type="float">
            <text:p>43.3539</text:p>
          </table:table-cell>
          <table:table-cell office:value-type="float" office:value="122.601" calcext:value-type="float">
            <text:p>122.601</text:p>
          </table:table-cell>
          <table:table-cell office:value-type="float" office:value="253.129" calcext:value-type="float">
            <text:p>253.129</text:p>
          </table:table-cell>
          <table:table-cell office:value-type="float" office:value="43.2789" calcext:value-type="float">
            <text:p>43.2789</text:p>
          </table:table-cell>
          <table:table-cell/>
          <table:table-cell table:formula="of:=([.D233]-[.A233])/0.0166667" office:value-type="float" office:value="-182.219635560729" calcext:value-type="float">
            <text:p>-182.219635560729</text:p>
          </table:table-cell>
          <table:table-cell table:formula="of:=ABS([.E233]-[.B233])/0.0166667" office:value-type="float" office:value="580.558838882323" calcext:value-type="float">
            <text:p>580.558838882323</text:p>
          </table:table-cell>
          <table:table-cell table:formula="of:=([.F233]-[.C233])/0.0166667" office:value-type="float" office:value="-4.49999100001817" calcext:value-type="float">
            <text:p>-4.49999100001817</text:p>
          </table:table-cell>
          <table:table-cell table:formula="of:=DEGREES(ATAN(ABS([.F233]-[.C233])/ABS([.E233]-[.B233])))" office:value-type="float" office:value="0.444098533293464" calcext:value-type="float">
            <text:p>0.444098533293464</text:p>
          </table:table-cell>
          <table:table-cell table:formula="of:=SQRT(POWER([.H233];2)+POWER([.I233];2)+POWER([.J233];2))" office:value-type="float" office:value="608.500460893233" calcext:value-type="float">
            <text:p>608.500460893233</text:p>
          </table:table-cell>
        </table:table-row>
        <table:table-row table:style-name="ro1">
          <table:table-cell office:value-type="float" office:value="129.388" calcext:value-type="float">
            <text:p>129.388</text:p>
          </table:table-cell>
          <table:table-cell office:value-type="float" office:value="261.929" calcext:value-type="float">
            <text:p>261.929</text:p>
          </table:table-cell>
          <table:table-cell office:value-type="float" office:value="44.1927" calcext:value-type="float">
            <text:p>44.1927</text:p>
          </table:table-cell>
          <table:table-cell office:value-type="float" office:value="126.903" calcext:value-type="float">
            <text:p>126.903</text:p>
          </table:table-cell>
          <table:table-cell office:value-type="float" office:value="253.428" calcext:value-type="float">
            <text:p>253.428</text:p>
          </table:table-cell>
          <table:table-cell office:value-type="float" office:value="43.9105" calcext:value-type="float">
            <text:p>43.9105</text:p>
          </table:table-cell>
          <table:table-cell/>
          <table:table-cell table:formula="of:=([.D234]-[.A234])/0.0166667" office:value-type="float" office:value="-149.099701800596" calcext:value-type="float">
            <text:p>-149.099701800596</text:p>
          </table:table-cell>
          <table:table-cell table:formula="of:=ABS([.E234]-[.B234])/0.0166667" office:value-type="float" office:value="510.058979882039" calcext:value-type="float">
            <text:p>510.058979882039</text:p>
          </table:table-cell>
          <table:table-cell table:formula="of:=([.F234]-[.C234])/0.0166667" office:value-type="float" office:value="-16.9319661360679" calcext:value-type="float">
            <text:p>-16.9319661360679</text:p>
          </table:table-cell>
          <table:table-cell table:formula="of:=DEGREES(ATAN(ABS([.F234]-[.C234])/ABS([.E234]-[.B234])))" office:value-type="float" office:value="1.90129792283043" calcext:value-type="float">
            <text:p>1.90129792283043</text:p>
          </table:table-cell>
          <table:table-cell table:formula="of:=SQRT(POWER([.H234];2)+POWER([.I234];2)+POWER([.J234];2))" office:value-type="float" office:value="531.674313384205" calcext:value-type="float">
            <text:p>531.674313384205</text:p>
          </table:table-cell>
        </table:table-row>
        <table:table-row table:style-name="ro1">
          <table:table-cell office:value-type="float" office:value="132.124" calcext:value-type="float">
            <text:p>132.124</text:p>
          </table:table-cell>
          <table:table-cell office:value-type="float" office:value="256.868" calcext:value-type="float">
            <text:p>256.868</text:p>
          </table:table-cell>
          <table:table-cell office:value-type="float" office:value="44.0279" calcext:value-type="float">
            <text:p>44.0279</text:p>
          </table:table-cell>
          <table:table-cell office:value-type="float" office:value="129.703" calcext:value-type="float">
            <text:p>129.703</text:p>
          </table:table-cell>
          <table:table-cell office:value-type="float" office:value="247.466" calcext:value-type="float">
            <text:p>247.466</text:p>
          </table:table-cell>
          <table:table-cell office:value-type="float" office:value="43.9304" calcext:value-type="float">
            <text:p>43.9304</text:p>
          </table:table-cell>
          <table:table-cell/>
          <table:table-cell table:formula="of:=([.D235]-[.A235])/0.0166667" office:value-type="float" office:value="-145.259709480581" calcext:value-type="float">
            <text:p>-145.259709480581</text:p>
          </table:table-cell>
          <table:table-cell table:formula="of:=ABS([.E235]-[.B235])/0.0166667" office:value-type="float" office:value="564.118871762256" calcext:value-type="float">
            <text:p>564.118871762256</text:p>
          </table:table-cell>
          <table:table-cell table:formula="of:=([.F235]-[.C235])/0.0166667" office:value-type="float" office:value="-5.84998830002362" calcext:value-type="float">
            <text:p>-5.84998830002362</text:p>
          </table:table-cell>
          <table:table-cell table:formula="of:=DEGREES(ATAN(ABS([.F235]-[.C235])/ABS([.E235]-[.B235])))" office:value-type="float" office:value="0.594143614595659" calcext:value-type="float">
            <text:p>0.594143614595659</text:p>
          </table:table-cell>
          <table:table-cell table:formula="of:=SQRT(POWER([.H235];2)+POWER([.I235];2)+POWER([.J235];2))" office:value-type="float" office:value="582.55017555556" calcext:value-type="float">
            <text:p>582.55017555556</text:p>
          </table:table-cell>
        </table:table-row>
        <table:table-row table:style-name="ro1">
          <table:table-cell office:value-type="float" office:value="133.835" calcext:value-type="float">
            <text:p>133.835</text:p>
          </table:table-cell>
          <table:table-cell office:value-type="float" office:value="265.813" calcext:value-type="float">
            <text:p>265.813</text:p>
          </table:table-cell>
          <table:table-cell office:value-type="float" office:value="43.298" calcext:value-type="float">
            <text:p>43.298</text:p>
          </table:table-cell>
          <table:table-cell office:value-type="float" office:value="130.699" calcext:value-type="float">
            <text:p>130.699</text:p>
          </table:table-cell>
          <table:table-cell office:value-type="float" office:value="255.009" calcext:value-type="float">
            <text:p>255.009</text:p>
          </table:table-cell>
          <table:table-cell office:value-type="float" office:value="43.6252" calcext:value-type="float">
            <text:p>43.6252</text:p>
          </table:table-cell>
          <table:table-cell/>
          <table:table-cell table:formula="of:=([.D236]-[.A236])/0.0166667" office:value-type="float" office:value="-188.159623680752" calcext:value-type="float">
            <text:p>-188.159623680752</text:p>
          </table:table-cell>
          <table:table-cell table:formula="of:=ABS([.E236]-[.B236])/0.0166667" office:value-type="float" office:value="648.238703522593" calcext:value-type="float">
            <text:p>648.238703522593</text:p>
          </table:table-cell>
          <table:table-cell table:formula="of:=([.F236]-[.C236])/0.0166667" office:value-type="float" office:value="19.6319607360784" calcext:value-type="float">
            <text:p>19.6319607360784</text:p>
          </table:table-cell>
          <table:table-cell table:formula="of:=DEGREES(ATAN(ABS([.F236]-[.C236])/ABS([.E236]-[.B236])))" office:value-type="float" office:value="1.73467703243314" calcext:value-type="float">
            <text:p>1.73467703243314</text:p>
          </table:table-cell>
          <table:table-cell table:formula="of:=SQRT(POWER([.H236];2)+POWER([.I236];2)+POWER([.J236];2))" office:value-type="float" office:value="675.279849107522" calcext:value-type="float">
            <text:p>675.279849107522</text:p>
          </table:table-cell>
        </table:table-row>
        <table:table-row table:style-name="ro1">
          <table:table-cell office:value-type="float" office:value="133.197" calcext:value-type="float">
            <text:p>133.197</text:p>
          </table:table-cell>
          <table:table-cell office:value-type="float" office:value="261.222" calcext:value-type="float">
            <text:p>261.222</text:p>
          </table:table-cell>
          <table:table-cell office:value-type="float" office:value="43.7975" calcext:value-type="float">
            <text:p>43.7975</text:p>
          </table:table-cell>
          <table:table-cell office:value-type="float" office:value="130.335" calcext:value-type="float">
            <text:p>130.335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44.1193" calcext:value-type="float">
            <text:p>44.1193</text:p>
          </table:table-cell>
          <table:table-cell/>
          <table:table-cell table:formula="of:=([.D237]-[.A237])/0.0166667" office:value-type="float" office:value="-171.719656560687" calcext:value-type="float">
            <text:p>-171.719656560687</text:p>
          </table:table-cell>
          <table:table-cell table:formula="of:=ABS([.E237]-[.B237])/0.0166667" office:value-type="float" office:value="639.418721162557" calcext:value-type="float">
            <text:p>639.418721162557</text:p>
          </table:table-cell>
          <table:table-cell table:formula="of:=([.F237]-[.C237])/0.0166667" office:value-type="float" office:value="19.3079613840774" calcext:value-type="float">
            <text:p>19.3079613840774</text:p>
          </table:table-cell>
          <table:table-cell table:formula="of:=DEGREES(ATAN(ABS([.F237]-[.C237])/ABS([.E237]-[.B237])))" office:value-type="float" office:value="1.72958440664151" calcext:value-type="float">
            <text:p>1.72958440664151</text:p>
          </table:table-cell>
          <table:table-cell table:formula="of:=SQRT(POWER([.H237];2)+POWER([.I237];2)+POWER([.J237];2))" office:value-type="float" office:value="662.356957233249" calcext:value-type="float">
            <text:p>662.356957233249</text:p>
          </table:table-cell>
        </table:table-row>
        <table:table-row table:style-name="ro1">
          <table:table-cell office:value-type="float" office:value="128.009" calcext:value-type="float">
            <text:p>128.009</text:p>
          </table:table-cell>
          <table:table-cell office:value-type="float" office:value="266.735" calcext:value-type="float">
            <text:p>266.735</text:p>
          </table:table-cell>
          <table:table-cell office:value-type="float" office:value="44.6528" calcext:value-type="float">
            <text:p>44.6528</text:p>
          </table:table-cell>
          <table:table-cell office:value-type="float" office:value="124.784" calcext:value-type="float">
            <text:p>124.784</text:p>
          </table:table-cell>
          <table:table-cell office:value-type="float" office:value="258.067" calcext:value-type="float">
            <text:p>258.067</text:p>
          </table:table-cell>
          <table:table-cell office:value-type="float" office:value="44.8423" calcext:value-type="float">
            <text:p>44.8423</text:p>
          </table:table-cell>
          <table:table-cell/>
          <table:table-cell table:formula="of:=([.D238]-[.A238])/0.0166667" office:value-type="float" office:value="-193.499613000773" calcext:value-type="float">
            <text:p>-193.499613000773</text:p>
          </table:table-cell>
          <table:table-cell table:formula="of:=ABS([.E238]-[.B238])/0.0166667" office:value-type="float" office:value="520.078959842081" calcext:value-type="float">
            <text:p>520.078959842081</text:p>
          </table:table-cell>
          <table:table-cell table:formula="of:=([.F238]-[.C238])/0.0166667" office:value-type="float" office:value="11.3699772600456" calcext:value-type="float">
            <text:p>11.3699772600456</text:p>
          </table:table-cell>
          <table:table-cell table:formula="of:=DEGREES(ATAN(ABS([.F238]-[.C238])/ABS([.E238]-[.B238])))" office:value-type="float" office:value="1.25240204571268" calcext:value-type="float">
            <text:p>1.25240204571268</text:p>
          </table:table-cell>
          <table:table-cell table:formula="of:=SQRT(POWER([.H238];2)+POWER([.I238];2)+POWER([.J238];2))" office:value-type="float" office:value="555.025676059012" calcext:value-type="float">
            <text:p>555.025676059012</text:p>
          </table:table-cell>
        </table:table-row>
        <table:table-row table:style-name="ro1">
          <table:table-cell office:value-type="float" office:value="126.925" calcext:value-type="float">
            <text:p>126.925</text:p>
          </table:table-cell>
          <table:table-cell office:value-type="float" office:value="276.46" calcext:value-type="float">
            <text:p>276.46</text:p>
          </table:table-cell>
          <table:table-cell office:value-type="float" office:value="44.8728" calcext:value-type="float">
            <text:p>44.8728</text:p>
          </table:table-cell>
          <table:table-cell office:value-type="float" office:value="123.797" calcext:value-type="float">
            <text:p>123.797</text:p>
          </table:table-cell>
          <table:table-cell office:value-type="float" office:value="268.631" calcext:value-type="float">
            <text:p>268.631</text:p>
          </table:table-cell>
          <table:table-cell office:value-type="float" office:value="44.8741" calcext:value-type="float">
            <text:p>44.8741</text:p>
          </table:table-cell>
          <table:table-cell/>
          <table:table-cell table:formula="of:=([.D239]-[.A239])/0.0166667" office:value-type="float" office:value="-187.679624640751" calcext:value-type="float">
            <text:p>-187.679624640751</text:p>
          </table:table-cell>
          <table:table-cell table:formula="of:=ABS([.E239]-[.B239])/0.0166667" office:value-type="float" office:value="469.739060521879" calcext:value-type="float">
            <text:p>469.739060521879</text:p>
          </table:table-cell>
          <table:table-cell table:formula="of:=([.F239]-[.C239])/0.0166667" office:value-type="float" office:value="0.0779998440003434" calcext:value-type="float">
            <text:p>0.077999844000343</text:p>
          </table:table-cell>
          <table:table-cell table:formula="of:=DEGREES(ATAN(ABS([.F239]-[.C239])/ABS([.E239]-[.B239])))" office:value-type="float" office:value="0.00951392421541262" calcext:value-type="float">
            <text:p>0.009513924215413</text:p>
          </table:table-cell>
          <table:table-cell table:formula="of:=SQRT(POWER([.H239];2)+POWER([.I239];2)+POWER([.J239];2))" office:value-type="float" office:value="505.844276995645" calcext:value-type="float">
            <text:p>505.844276995645</text:p>
          </table:table-cell>
        </table:table-row>
        <table:table-row table:style-name="ro1">
          <table:table-cell office:value-type="float" office:value="127.901" calcext:value-type="float">
            <text:p>127.901</text:p>
          </table:table-cell>
          <table:table-cell office:value-type="float" office:value="276.249" calcext:value-type="float">
            <text:p>276.249</text:p>
          </table:table-cell>
          <table:table-cell office:value-type="float" office:value="44.8982" calcext:value-type="float">
            <text:p>44.8982</text:p>
          </table:table-cell>
          <table:table-cell office:value-type="float" office:value="125.002" calcext:value-type="float">
            <text:p>125.002</text:p>
          </table:table-cell>
          <table:table-cell office:value-type="float" office:value="268.408" calcext:value-type="float">
            <text:p>268.408</text:p>
          </table:table-cell>
          <table:table-cell office:value-type="float" office:value="44.9" calcext:value-type="float">
            <text:p>44.9</text:p>
          </table:table-cell>
          <table:table-cell/>
          <table:table-cell table:formula="of:=([.D240]-[.A240])/0.0166667" office:value-type="float" office:value="-173.939652120696" calcext:value-type="float">
            <text:p>-173.939652120696</text:p>
          </table:table-cell>
          <table:table-cell table:formula="of:=ABS([.E240]-[.B240])/0.0166667" office:value-type="float" office:value="470.459059081882" calcext:value-type="float">
            <text:p>470.459059081882</text:p>
          </table:table-cell>
          <table:table-cell table:formula="of:=([.F240]-[.C240])/0.0166667" office:value-type="float" office:value="0.10799978400018" calcext:value-type="float">
            <text:p>0.10799978400018</text:p>
          </table:table-cell>
          <table:table-cell table:formula="of:=DEGREES(ATAN(ABS([.F240]-[.C240])/ABS([.E240]-[.B240])))" office:value-type="float" office:value="0.0131529653502934" calcext:value-type="float">
            <text:p>0.013152965350294</text:p>
          </table:table-cell>
          <table:table-cell table:formula="of:=SQRT(POWER([.H240];2)+POWER([.I240];2)+POWER([.J240];2))" office:value-type="float" office:value="501.584230729029" calcext:value-type="float">
            <text:p>501.584230729029</text:p>
          </table:table-cell>
        </table:table-row>
        <table:table-row table:style-name="ro1">
          <table:table-cell office:value-type="float" office:value="129.103" calcext:value-type="float">
            <text:p>129.103</text:p>
          </table:table-cell>
          <table:table-cell office:value-type="float" office:value="279.818" calcext:value-type="float">
            <text:p>279.818</text:p>
          </table:table-cell>
          <table:table-cell office:value-type="float" office:value="44.3431" calcext:value-type="float">
            <text:p>44.3431</text:p>
          </table:table-cell>
          <table:table-cell office:value-type="float" office:value="125.562" calcext:value-type="float">
            <text:p>125.562</text:p>
          </table:table-cell>
          <table:table-cell office:value-type="float" office:value="267.03" calcext:value-type="float">
            <text:p>267.03</text:p>
          </table:table-cell>
          <table:table-cell office:value-type="float" office:value="45.3541" calcext:value-type="float">
            <text:p>45.3541</text:p>
          </table:table-cell>
          <table:table-cell/>
          <table:table-cell table:formula="of:=([.D241]-[.A241])/0.0166667" office:value-type="float" office:value="-212.45957508085" calcext:value-type="float">
            <text:p>-212.45957508085</text:p>
          </table:table-cell>
          <table:table-cell table:formula="of:=ABS([.E241]-[.B241])/0.0166667" office:value-type="float" office:value="767.27846544307" calcext:value-type="float">
            <text:p>767.27846544307</text:p>
          </table:table-cell>
          <table:table-cell table:formula="of:=([.F241]-[.C241])/0.0166667" office:value-type="float" office:value="60.6598786802428" calcext:value-type="float">
            <text:p>60.6598786802428</text:p>
          </table:table-cell>
          <table:table-cell table:formula="of:=DEGREES(ATAN(ABS([.F241]-[.C241])/ABS([.E241]-[.B241])))" office:value-type="float" office:value="4.52031589688107" calcext:value-type="float">
            <text:p>4.52031589688107</text:p>
          </table:table-cell>
          <table:table-cell table:formula="of:=SQRT(POWER([.H241];2)+POWER([.I241];2)+POWER([.J241];2))" office:value-type="float" office:value="798.457848266087" calcext:value-type="float">
            <text:p>798.457848266087</text:p>
          </table:table-cell>
        </table:table-row>
        <table:table-row table:style-name="ro1">
          <table:table-cell office:value-type="float" office:value="128.229" calcext:value-type="float">
            <text:p>128.229</text:p>
          </table:table-cell>
          <table:table-cell office:value-type="float" office:value="278.794" calcext:value-type="float">
            <text:p>278.794</text:p>
          </table:table-cell>
          <table:table-cell office:value-type="float" office:value="44.2568" calcext:value-type="float">
            <text:p>44.2568</text:p>
          </table:table-cell>
          <table:table-cell office:value-type="float" office:value="125.403" calcext:value-type="float">
            <text:p>125.403</text:p>
          </table:table-cell>
          <table:table-cell office:value-type="float" office:value="269.612" calcext:value-type="float">
            <text:p>269.612</text:p>
          </table:table-cell>
          <table:table-cell office:value-type="float" office:value="44.4648" calcext:value-type="float">
            <text:p>44.4648</text:p>
          </table:table-cell>
          <table:table-cell/>
          <table:table-cell table:formula="of:=([.D242]-[.A242])/0.0166667" office:value-type="float" office:value="-169.559660880679" calcext:value-type="float">
            <text:p>-169.559660880679</text:p>
          </table:table-cell>
          <table:table-cell table:formula="of:=ABS([.E242]-[.B242])/0.0166667" office:value-type="float" office:value="550.918898162201" calcext:value-type="float">
            <text:p>550.918898162201</text:p>
          </table:table-cell>
          <table:table-cell table:formula="of:=([.F242]-[.C242])/0.0166667" office:value-type="float" office:value="12.4799750400498" calcext:value-type="float">
            <text:p>12.4799750400498</text:p>
          </table:table-cell>
          <table:table-cell table:formula="of:=DEGREES(ATAN(ABS([.F242]-[.C242])/ABS([.E242]-[.B242])))" office:value-type="float" office:value="1.29770030903503" calcext:value-type="float">
            <text:p>1.29770030903503</text:p>
          </table:table-cell>
          <table:table-cell table:formula="of:=SQRT(POWER([.H242];2)+POWER([.I242];2)+POWER([.J242];2))" office:value-type="float" office:value="576.556901551985" calcext:value-type="float">
            <text:p>576.556901551985</text:p>
          </table:table-cell>
        </table:table-row>
        <table:table-row table:style-name="ro1">
          <table:table-cell office:value-type="float" office:value="125.579" calcext:value-type="float">
            <text:p>125.579</text:p>
          </table:table-cell>
          <table:table-cell office:value-type="float" office:value="286.766" calcext:value-type="float">
            <text:p>286.766</text:p>
          </table:table-cell>
          <table:table-cell office:value-type="float" office:value="44.5721" calcext:value-type="float">
            <text:p>44.5721</text:p>
          </table:table-cell>
          <table:table-cell office:value-type="float" office:value="122.232" calcext:value-type="float">
            <text:p>122.232</text:p>
          </table:table-cell>
          <table:table-cell office:value-type="float" office:value="274.812" calcext:value-type="float">
            <text:p>274.812</text:p>
          </table:table-cell>
          <table:table-cell office:value-type="float" office:value="45.1592" calcext:value-type="float">
            <text:p>45.1592</text:p>
          </table:table-cell>
          <table:table-cell/>
          <table:table-cell table:formula="of:=([.D243]-[.A243])/0.0166667" office:value-type="float" office:value="-200.819598360803" calcext:value-type="float">
            <text:p>-200.819598360803</text:p>
          </table:table-cell>
          <table:table-cell table:formula="of:=ABS([.E243]-[.B243])/0.0166667" office:value-type="float" office:value="717.238565522869" calcext:value-type="float">
            <text:p>717.238565522869</text:p>
          </table:table-cell>
          <table:table-cell table:formula="of:=([.F243]-[.C243])/0.0166667" office:value-type="float" office:value="35.2259295481409" calcext:value-type="float">
            <text:p>35.2259295481409</text:p>
          </table:table-cell>
          <table:table-cell table:formula="of:=DEGREES(ATAN(ABS([.F243]-[.C243])/ABS([.E243]-[.B243])))" office:value-type="float" office:value="2.81172366786397" calcext:value-type="float">
            <text:p>2.81172366786397</text:p>
          </table:table-cell>
          <table:table-cell table:formula="of:=SQRT(POWER([.H243];2)+POWER([.I243];2)+POWER([.J243];2))" office:value-type="float" office:value="745.654435426779" calcext:value-type="float">
            <text:p>745.654435426779</text:p>
          </table:table-cell>
        </table:table-row>
        <table:table-row table:style-name="ro1">
          <table:table-cell office:value-type="float" office:value="125.596" calcext:value-type="float">
            <text:p>125.596</text:p>
          </table:table-cell>
          <table:table-cell office:value-type="float" office:value="286.823" calcext:value-type="float">
            <text:p>286.823</text:p>
          </table:table-cell>
          <table:table-cell office:value-type="float" office:value="44.3102" calcext:value-type="float">
            <text:p>44.3102</text:p>
          </table:table-cell>
          <table:table-cell office:value-type="float" office:value="121.88" calcext:value-type="float">
            <text:p>121.88</text:p>
          </table:table-cell>
          <table:table-cell office:value-type="float" office:value="276.134" calcext:value-type="float">
            <text:p>276.134</text:p>
          </table:table-cell>
          <table:table-cell office:value-type="float" office:value="44.9594" calcext:value-type="float">
            <text:p>44.9594</text:p>
          </table:table-cell>
          <table:table-cell/>
          <table:table-cell table:formula="of:=([.D244]-[.A244])/0.0166667" office:value-type="float" office:value="-222.959554080892" calcext:value-type="float">
            <text:p>-222.959554080892</text:p>
          </table:table-cell>
          <table:table-cell table:formula="of:=ABS([.E244]-[.B244])/0.0166667" office:value-type="float" office:value="641.338717322563" calcext:value-type="float">
            <text:p>641.338717322563</text:p>
          </table:table-cell>
          <table:table-cell table:formula="of:=([.F244]-[.C244])/0.0166667" office:value-type="float" office:value="38.9519220961558" calcext:value-type="float">
            <text:p>38.9519220961558</text:p>
          </table:table-cell>
          <table:table-cell table:formula="of:=DEGREES(ATAN(ABS([.F244]-[.C244])/ABS([.E244]-[.B244])))" office:value-type="float" office:value="3.47560899419603" calcext:value-type="float">
            <text:p>3.47560899419603</text:p>
          </table:table-cell>
          <table:table-cell table:formula="of:=SQRT(POWER([.H244];2)+POWER([.I244];2)+POWER([.J244];2))" office:value-type="float" office:value="680.10555454862" calcext:value-type="float">
            <text:p>680.10555454862</text:p>
          </table:table-cell>
        </table:table-row>
        <table:table-row table:style-name="ro1">
          <table:table-cell office:value-type="float" office:value="124.271" calcext:value-type="float">
            <text:p>124.271</text:p>
          </table:table-cell>
          <table:table-cell office:value-type="float" office:value="281.91" calcext:value-type="float">
            <text:p>281.91</text:p>
          </table:table-cell>
          <table:table-cell office:value-type="float" office:value="44.8103" calcext:value-type="float">
            <text:p>44.8103</text:p>
          </table:table-cell>
          <table:table-cell office:value-type="float" office:value="120.241" calcext:value-type="float">
            <text:p>120.241</text:p>
          </table:table-cell>
          <table:table-cell office:value-type="float" office:value="270.217" calcext:value-type="float">
            <text:p>270.217</text:p>
          </table:table-cell>
          <table:table-cell office:value-type="float" office:value="45.6326" calcext:value-type="float">
            <text:p>45.6326</text:p>
          </table:table-cell>
          <table:table-cell/>
          <table:table-cell table:formula="of:=([.D245]-[.A245])/0.0166667" office:value-type="float" office:value="-241.799516400967" calcext:value-type="float">
            <text:p>-241.799516400967</text:p>
          </table:table-cell>
          <table:table-cell table:formula="of:=ABS([.E245]-[.B245])/0.0166667" office:value-type="float" office:value="701.578596842809" calcext:value-type="float">
            <text:p>701.578596842809</text:p>
          </table:table-cell>
          <table:table-cell table:formula="of:=([.F245]-[.C245])/0.0166667" office:value-type="float" office:value="49.3379013241973" calcext:value-type="float">
            <text:p>49.3379013241973</text:p>
          </table:table-cell>
          <table:table-cell table:formula="of:=DEGREES(ATAN(ABS([.F245]-[.C245])/ABS([.E245]-[.B245])))" office:value-type="float" office:value="4.02265299428506" calcext:value-type="float">
            <text:p>4.02265299428506</text:p>
          </table:table-cell>
          <table:table-cell table:formula="of:=SQRT(POWER([.H245];2)+POWER([.I245];2)+POWER([.J245];2))" office:value-type="float" office:value="743.716183894597" calcext:value-type="float">
            <text:p>743.716183894597</text:p>
          </table:table-cell>
        </table:table-row>
        <table:table-row table:style-name="ro1">
          <table:table-cell office:value-type="float" office:value="125.047" calcext:value-type="float">
            <text:p>125.047</text:p>
          </table:table-cell>
          <table:table-cell office:value-type="float" office:value="281.889" calcext:value-type="float">
            <text:p>281.889</text:p>
          </table:table-cell>
          <table:table-cell office:value-type="float" office:value="44.3062" calcext:value-type="float">
            <text:p>44.3062</text:p>
          </table:table-cell>
          <table:table-cell office:value-type="float" office:value="121.62" calcext:value-type="float">
            <text:p>121.62</text:p>
          </table:table-cell>
          <table:table-cell office:value-type="float" office:value="271.346" calcext:value-type="float">
            <text:p>271.346</text:p>
          </table:table-cell>
          <table:table-cell office:value-type="float" office:value="44.9582" calcext:value-type="float">
            <text:p>44.9582</text:p>
          </table:table-cell>
          <table:table-cell/>
          <table:table-cell table:formula="of:=([.D246]-[.A246])/0.0166667" office:value-type="float" office:value="-205.619588760822" calcext:value-type="float">
            <text:p>-205.619588760822</text:p>
          </table:table-cell>
          <table:table-cell table:formula="of:=ABS([.E246]-[.B246])/0.0166667" office:value-type="float" office:value="632.578734842531" calcext:value-type="float">
            <text:p>632.578734842531</text:p>
          </table:table-cell>
          <table:table-cell table:formula="of:=([.F246]-[.C246])/0.0166667" office:value-type="float" office:value="39.1199217601565" calcext:value-type="float">
            <text:p>39.1199217601565</text:p>
          </table:table-cell>
          <table:table-cell table:formula="of:=DEGREES(ATAN(ABS([.F246]-[.C246])/ABS([.E246]-[.B246])))" office:value-type="float" office:value="3.53877779878917" calcext:value-type="float">
            <text:p>3.53877779878917</text:p>
          </table:table-cell>
          <table:table-cell table:formula="of:=SQRT(POWER([.H246];2)+POWER([.I246];2)+POWER([.J246];2))" office:value-type="float" office:value="666.30746606628" calcext:value-type="float">
            <text:p>666.30746606628</text:p>
          </table:table-cell>
        </table:table-row>
        <table:table-row table:style-name="ro1">
          <table:table-cell office:value-type="float" office:value="119.894" calcext:value-type="float">
            <text:p>119.894</text:p>
          </table:table-cell>
          <table:table-cell office:value-type="float" office:value="301.451" calcext:value-type="float">
            <text:p>301.451</text:p>
          </table:table-cell>
          <table:table-cell office:value-type="float" office:value="42.668" calcext:value-type="float">
            <text:p>42.668</text:p>
          </table:table-cell>
          <table:table-cell office:value-type="float" office:value="116.722" calcext:value-type="float">
            <text:p>116.722</text:p>
          </table:table-cell>
          <table:table-cell office:value-type="float" office:value="292.718" calcext:value-type="float">
            <text:p>292.718</text:p>
          </table:table-cell>
          <table:table-cell office:value-type="float" office:value="42.4597" calcext:value-type="float">
            <text:p>42.4597</text:p>
          </table:table-cell>
          <table:table-cell/>
          <table:table-cell table:formula="of:=([.D247]-[.A247])/0.0166667" office:value-type="float" office:value="-190.319619360762" calcext:value-type="float">
            <text:p>-190.319619360762</text:p>
          </table:table-cell>
          <table:table-cell table:formula="of:=ABS([.E247]-[.B247])/0.0166667" office:value-type="float" office:value="523.978952042096" calcext:value-type="float">
            <text:p>523.978952042096</text:p>
          </table:table-cell>
          <table:table-cell table:formula="of:=([.F247]-[.C247])/0.0166667" office:value-type="float" office:value="-12.4979750040501" calcext:value-type="float">
            <text:p>-12.4979750040501</text:p>
          </table:table-cell>
          <table:table-cell table:formula="of:=DEGREES(ATAN(ABS([.F247]-[.C247])/ABS([.E247]-[.B247])))" office:value-type="float" office:value="1.36636303035554" calcext:value-type="float">
            <text:p>1.36636303035554</text:p>
          </table:table-cell>
          <table:table-cell table:formula="of:=SQRT(POWER([.H247];2)+POWER([.I247];2)+POWER([.J247];2))" office:value-type="float" office:value="557.612499031326" calcext:value-type="float">
            <text:p>557.612499031326</text:p>
          </table:table-cell>
        </table:table-row>
        <table:table-row table:style-name="ro1">
          <table:table-cell office:value-type="float" office:value="93.37" calcext:value-type="float">
            <text:p>93.37</text:p>
          </table:table-cell>
          <table:table-cell office:value-type="float" office:value="298.881" calcext:value-type="float">
            <text:p>298.881</text:p>
          </table:table-cell>
          <table:table-cell office:value-type="float" office:value="42.4862" calcext:value-type="float">
            <text:p>42.4862</text:p>
          </table:table-cell>
          <table:table-cell office:value-type="float" office:value="89.7981" calcext:value-type="float">
            <text:p>89.7981</text:p>
          </table:table-cell>
          <table:table-cell office:value-type="float" office:value="288.055" calcext:value-type="float">
            <text:p>288.055</text:p>
          </table:table-cell>
          <table:table-cell office:value-type="float" office:value="43.3924" calcext:value-type="float">
            <text:p>43.3924</text:p>
          </table:table-cell>
          <table:table-cell/>
          <table:table-cell table:formula="of:=([.D248]-[.A248])/0.0166667" office:value-type="float" office:value="-214.313571372857" calcext:value-type="float">
            <text:p>-214.313571372857</text:p>
          </table:table-cell>
          <table:table-cell table:formula="of:=ABS([.E248]-[.B248])/0.0166667" office:value-type="float" office:value="649.558700882596" calcext:value-type="float">
            <text:p>649.558700882596</text:p>
          </table:table-cell>
          <table:table-cell table:formula="of:=([.F248]-[.C248])/0.0166667" office:value-type="float" office:value="54.3718912562178" calcext:value-type="float">
            <text:p>54.3718912562178</text:p>
          </table:table-cell>
          <table:table-cell table:formula="of:=DEGREES(ATAN(ABS([.F248]-[.C248])/ABS([.E248]-[.B248])))" office:value-type="float" office:value="4.784839930741" calcext:value-type="float">
            <text:p>4.784839930741</text:p>
          </table:table-cell>
          <table:table-cell table:formula="of:=SQRT(POWER([.H248];2)+POWER([.I248];2)+POWER([.J248];2))" office:value-type="float" office:value="686.15822907377" calcext:value-type="float">
            <text:p>686.15822907377</text:p>
          </table:table-cell>
        </table:table-row>
        <table:table-row table:style-name="ro1">
          <table:table-cell office:value-type="float" office:value="83.594" calcext:value-type="float">
            <text:p>83.594</text:p>
          </table:table-cell>
          <table:table-cell office:value-type="float" office:value="286.694" calcext:value-type="float">
            <text:p>286.694</text:p>
          </table:table-cell>
          <table:table-cell office:value-type="float" office:value="43.1475" calcext:value-type="float">
            <text:p>43.1475</text:p>
          </table:table-cell>
          <table:table-cell office:value-type="float" office:value="82.0773" calcext:value-type="float">
            <text:p>82.0773</text:p>
          </table:table-cell>
          <table:table-cell office:value-type="float" office:value="276.317" calcext:value-type="float">
            <text:p>276.317</text:p>
          </table:table-cell>
          <table:table-cell office:value-type="float" office:value="43.2695" calcext:value-type="float">
            <text:p>43.2695</text:p>
          </table:table-cell>
          <table:table-cell/>
          <table:table-cell table:formula="of:=([.D249]-[.A249])/0.0166667" office:value-type="float" office:value="-91.001817996364" calcext:value-type="float">
            <text:p>-91.001817996364</text:p>
          </table:table-cell>
          <table:table-cell table:formula="of:=ABS([.E249]-[.B249])/0.0166667" office:value-type="float" office:value="622.618754762491" calcext:value-type="float">
            <text:p>622.618754762491</text:p>
          </table:table-cell>
          <table:table-cell table:formula="of:=([.F249]-[.C249])/0.0166667" office:value-type="float" office:value="7.31998536002927" calcext:value-type="float">
            <text:p>7.31998536002927</text:p>
          </table:table-cell>
          <table:table-cell table:formula="of:=DEGREES(ATAN(ABS([.F249]-[.C249])/ABS([.E249]-[.B249])))" office:value-type="float" office:value="0.67358225565875" calcext:value-type="float">
            <text:p>0.67358225565875</text:p>
          </table:table-cell>
          <table:table-cell table:formula="of:=SQRT(POWER([.H249];2)+POWER([.I249];2)+POWER([.J249];2))" office:value-type="float" office:value="629.276590098749" calcext:value-type="float">
            <text:p>629.276590098749</text:p>
          </table:table-cell>
        </table:table-row>
        <table:table-row table:style-name="ro1">
          <table:table-cell office:value-type="float" office:value="83.1032" calcext:value-type="float">
            <text:p>83.1032</text:p>
          </table:table-cell>
          <table:table-cell office:value-type="float" office:value="287.749" calcext:value-type="float">
            <text:p>287.749</text:p>
          </table:table-cell>
          <table:table-cell office:value-type="float" office:value="44.2601" calcext:value-type="float">
            <text:p>44.2601</text:p>
          </table:table-cell>
          <table:table-cell office:value-type="float" office:value="81.3403" calcext:value-type="float">
            <text:p>81.3403</text:p>
          </table:table-cell>
          <table:table-cell office:value-type="float" office:value="277.211" calcext:value-type="float">
            <text:p>277.211</text:p>
          </table:table-cell>
          <table:table-cell office:value-type="float" office:value="44.8772" calcext:value-type="float">
            <text:p>44.8772</text:p>
          </table:table-cell>
          <table:table-cell/>
          <table:table-cell table:formula="of:=([.D250]-[.A250])/0.0166667" office:value-type="float" office:value="-105.773788452423" calcext:value-type="float">
            <text:p>-105.773788452423</text:p>
          </table:table-cell>
          <table:table-cell table:formula="of:=ABS([.E250]-[.B250])/0.0166667" office:value-type="float" office:value="632.27873544253" calcext:value-type="float">
            <text:p>632.27873544253</text:p>
          </table:table-cell>
          <table:table-cell table:formula="of:=([.F250]-[.C250])/0.0166667" office:value-type="float" office:value="37.0259259481481" calcext:value-type="float">
            <text:p>37.0259259481481</text:p>
          </table:table-cell>
          <table:table-cell table:formula="of:=DEGREES(ATAN(ABS([.F250]-[.C250])/ABS([.E250]-[.B250])))" office:value-type="float" office:value="3.35138476460282" calcext:value-type="float">
            <text:p>3.35138476460282</text:p>
          </table:table-cell>
          <table:table-cell table:formula="of:=SQRT(POWER([.H250];2)+POWER([.I250];2)+POWER([.J250];2))" office:value-type="float" office:value="642.133485195018" calcext:value-type="float">
            <text:p>642.133485195018</text:p>
          </table:table-cell>
        </table:table-row>
        <table:table-row table:style-name="ro1">
          <table:table-cell office:value-type="float" office:value="83.7662" calcext:value-type="float">
            <text:p>83.7662</text:p>
          </table:table-cell>
          <table:table-cell office:value-type="float" office:value="293.46" calcext:value-type="float">
            <text:p>293.46</text:p>
          </table:table-cell>
          <table:table-cell office:value-type="float" office:value="42.6184" calcext:value-type="float">
            <text:p>42.6184</text:p>
          </table:table-cell>
          <table:table-cell office:value-type="float" office:value="82.0308" calcext:value-type="float">
            <text:p>82.0308</text:p>
          </table:table-cell>
          <table:table-cell office:value-type="float" office:value="285.511" calcext:value-type="float">
            <text:p>285.511</text:p>
          </table:table-cell>
          <table:table-cell office:value-type="float" office:value="42.3302" calcext:value-type="float">
            <text:p>42.3302</text:p>
          </table:table-cell>
          <table:table-cell/>
          <table:table-cell table:formula="of:=([.D251]-[.A251])/0.0166667" office:value-type="float" office:value="-104.123791752416" calcext:value-type="float">
            <text:p>-104.123791752416</text:p>
          </table:table-cell>
          <table:table-cell table:formula="of:=ABS([.E251]-[.B251])/0.0166667" office:value-type="float" office:value="476.939046121905" calcext:value-type="float">
            <text:p>476.939046121905</text:p>
          </table:table-cell>
          <table:table-cell table:formula="of:=([.F251]-[.C251])/0.0166667" office:value-type="float" office:value="-17.2919654160694" calcext:value-type="float">
            <text:p>-17.2919654160694</text:p>
          </table:table-cell>
          <table:table-cell table:formula="of:=DEGREES(ATAN(ABS([.F251]-[.C251])/ABS([.E251]-[.B251])))" office:value-type="float" office:value="2.07641389198204" calcext:value-type="float">
            <text:p>2.07641389198204</text:p>
          </table:table-cell>
          <table:table-cell table:formula="of:=SQRT(POWER([.H251];2)+POWER([.I251];2)+POWER([.J251];2))" office:value-type="float" office:value="488.478893906916" calcext:value-type="float">
            <text:p>488.478893906916</text:p>
          </table:table-cell>
        </table:table-row>
        <table:table-row table:style-name="ro1">
          <table:table-cell office:value-type="float" office:value="83.1321" calcext:value-type="float">
            <text:p>83.1321</text:p>
          </table:table-cell>
          <table:table-cell office:value-type="float" office:value="278.586" calcext:value-type="float">
            <text:p>278.586</text:p>
          </table:table-cell>
          <table:table-cell office:value-type="float" office:value="44.8995" calcext:value-type="float">
            <text:p>44.8995</text:p>
          </table:table-cell>
          <table:table-cell office:value-type="float" office:value="81.3495" calcext:value-type="float">
            <text:p>81.3495</text:p>
          </table:table-cell>
          <table:table-cell office:value-type="float" office:value="266.001" calcext:value-type="float">
            <text:p>266.001</text:p>
          </table:table-cell>
          <table:table-cell office:value-type="float" office:value="45.3854" calcext:value-type="float">
            <text:p>45.3854</text:p>
          </table:table-cell>
          <table:table-cell/>
          <table:table-cell table:formula="of:=([.D252]-[.A252])/0.0166667" office:value-type="float" office:value="-106.955786088427" calcext:value-type="float">
            <text:p>-106.955786088427</text:p>
          </table:table-cell>
          <table:table-cell table:formula="of:=ABS([.E252]-[.B252])/0.0166667" office:value-type="float" office:value="755.098489803023" calcext:value-type="float">
            <text:p>755.098489803023</text:p>
          </table:table-cell>
          <table:table-cell table:formula="of:=([.F252]-[.C252])/0.0166667" office:value-type="float" office:value="29.1539416921162" calcext:value-type="float">
            <text:p>29.1539416921162</text:p>
          </table:table-cell>
          <table:table-cell table:formula="of:=DEGREES(ATAN(ABS([.F252]-[.C252])/ABS([.E252]-[.B252])))" office:value-type="float" office:value="2.21106062866959" calcext:value-type="float">
            <text:p>2.21106062866959</text:p>
          </table:table-cell>
          <table:table-cell table:formula="of:=SQRT(POWER([.H252];2)+POWER([.I252];2)+POWER([.J252];2))" office:value-type="float" office:value="763.192781541326" calcext:value-type="float">
            <text:p>763.192781541326</text:p>
          </table:table-cell>
        </table:table-row>
        <table:table-row table:style-name="ro1">
          <table:table-cell office:value-type="float" office:value="75.3183" calcext:value-type="float">
            <text:p>75.3183</text:p>
          </table:table-cell>
          <table:table-cell office:value-type="float" office:value="278.191" calcext:value-type="float">
            <text:p>278.191</text:p>
          </table:table-cell>
          <table:table-cell office:value-type="float" office:value="44.2833" calcext:value-type="float">
            <text:p>44.2833</text:p>
          </table:table-cell>
          <table:table-cell office:value-type="float" office:value="73.509" calcext:value-type="float">
            <text:p>73.509</text:p>
          </table:table-cell>
          <table:table-cell office:value-type="float" office:value="267.89" calcext:value-type="float">
            <text:p>267.89</text:p>
          </table:table-cell>
          <table:table-cell office:value-type="float" office:value="44.6737" calcext:value-type="float">
            <text:p>44.6737</text:p>
          </table:table-cell>
          <table:table-cell/>
          <table:table-cell table:formula="of:=([.D253]-[.A253])/0.0166667" office:value-type="float" office:value="-108.557782884434" calcext:value-type="float">
            <text:p>-108.557782884434</text:p>
          </table:table-cell>
          <table:table-cell table:formula="of:=ABS([.E253]-[.B253])/0.0166667" office:value-type="float" office:value="618.058763882472" calcext:value-type="float">
            <text:p>618.058763882472</text:p>
          </table:table-cell>
          <table:table-cell table:formula="of:=([.F253]-[.C253])/0.0166667" office:value-type="float" office:value="23.4239531520937" calcext:value-type="float">
            <text:p>23.4239531520937</text:p>
          </table:table-cell>
          <table:table-cell table:formula="of:=DEGREES(ATAN(ABS([.F253]-[.C253])/ABS([.E253]-[.B253])))" office:value-type="float" office:value="2.1704273344492" calcext:value-type="float">
            <text:p>2.1704273344492</text:p>
          </table:table-cell>
          <table:table-cell table:formula="of:=SQRT(POWER([.H253];2)+POWER([.I253];2)+POWER([.J253];2))" office:value-type="float" office:value="627.957092019816" calcext:value-type="float">
            <text:p>627.957092019816</text:p>
          </table:table-cell>
        </table:table-row>
        <table:table-row table:style-name="ro1">
          <table:table-cell office:value-type="float" office:value="75.6276" calcext:value-type="float">
            <text:p>75.6276</text:p>
          </table:table-cell>
          <table:table-cell office:value-type="float" office:value="284.745" calcext:value-type="float">
            <text:p>284.745</text:p>
          </table:table-cell>
          <table:table-cell office:value-type="float" office:value="44.0251" calcext:value-type="float">
            <text:p>44.0251</text:p>
          </table:table-cell>
          <table:table-cell office:value-type="float" office:value="74.032" calcext:value-type="float">
            <text:p>74.032</text:p>
          </table:table-cell>
          <table:table-cell office:value-type="float" office:value="272.827" calcext:value-type="float">
            <text:p>272.827</text:p>
          </table:table-cell>
          <table:table-cell office:value-type="float" office:value="45.1245" calcext:value-type="float">
            <text:p>45.1245</text:p>
          </table:table-cell>
          <table:table-cell/>
          <table:table-cell table:formula="of:=([.D254]-[.A254])/0.0166667" office:value-type="float" office:value="-95.7358085283832" calcext:value-type="float">
            <text:p>-95.7358085283832</text:p>
          </table:table-cell>
          <table:table-cell table:formula="of:=ABS([.E254]-[.B254])/0.0166667" office:value-type="float" office:value="715.078569842861" calcext:value-type="float">
            <text:p>715.078569842861</text:p>
          </table:table-cell>
          <table:table-cell table:formula="of:=([.F254]-[.C254])/0.0166667" office:value-type="float" office:value="65.9638680722636" calcext:value-type="float">
            <text:p>65.9638680722636</text:p>
          </table:table-cell>
          <table:table-cell table:formula="of:=DEGREES(ATAN(ABS([.F254]-[.C254])/ABS([.E254]-[.B254])))" office:value-type="float" office:value="5.27044911561649" calcext:value-type="float">
            <text:p>5.27044911561649</text:p>
          </table:table-cell>
          <table:table-cell table:formula="of:=SQRT(POWER([.H254];2)+POWER([.I254];2)+POWER([.J254];2))" office:value-type="float" office:value="724.468037924482" calcext:value-type="float">
            <text:p>724.468037924482</text:p>
          </table:table-cell>
        </table:table-row>
        <table:table-row table:style-name="ro1">
          <table:table-cell office:value-type="float" office:value="75.604" calcext:value-type="float">
            <text:p>75.604</text:p>
          </table:table-cell>
          <table:table-cell office:value-type="float" office:value="282.21" calcext:value-type="float">
            <text:p>282.21</text:p>
          </table:table-cell>
          <table:table-cell office:value-type="float" office:value="43.6592" calcext:value-type="float">
            <text:p>43.6592</text:p>
          </table:table-cell>
          <table:table-cell office:value-type="float" office:value="74.2548" calcext:value-type="float">
            <text:p>74.2548</text:p>
          </table:table-cell>
          <table:table-cell office:value-type="float" office:value="269.285" calcext:value-type="float">
            <text:p>269.285</text:p>
          </table:table-cell>
          <table:table-cell office:value-type="float" office:value="44.2025" calcext:value-type="float">
            <text:p>44.2025</text:p>
          </table:table-cell>
          <table:table-cell/>
          <table:table-cell table:formula="of:=([.D255]-[.A255])/0.0166667" office:value-type="float" office:value="-80.9518380963236" calcext:value-type="float">
            <text:p>-80.9518380963236</text:p>
          </table:table-cell>
          <table:table-cell table:formula="of:=ABS([.E255]-[.B255])/0.0166667" office:value-type="float" office:value="775.498449003099" calcext:value-type="float">
            <text:p>775.498449003099</text:p>
          </table:table-cell>
          <table:table-cell table:formula="of:=([.F255]-[.C255])/0.0166667" office:value-type="float" office:value="32.5979348041305" calcext:value-type="float">
            <text:p>32.5979348041305</text:p>
          </table:table-cell>
          <table:table-cell table:formula="of:=DEGREES(ATAN(ABS([.F255]-[.C255])/ABS([.E255]-[.B255])))" office:value-type="float" office:value="2.40700056716957" calcext:value-type="float">
            <text:p>2.40700056716957</text:p>
          </table:table-cell>
          <table:table-cell table:formula="of:=SQRT(POWER([.H255];2)+POWER([.I255];2)+POWER([.J255];2))" office:value-type="float" office:value="780.393278963165" calcext:value-type="float">
            <text:p>780.393278963165</text:p>
          </table:table-cell>
        </table:table-row>
        <table:table-row table:style-name="ro1">
          <table:table-cell office:value-type="float" office:value="74.5454" calcext:value-type="float">
            <text:p>74.5454</text:p>
          </table:table-cell>
          <table:table-cell office:value-type="float" office:value="275.529" calcext:value-type="float">
            <text:p>275.529</text:p>
          </table:table-cell>
          <table:table-cell office:value-type="float" office:value="44.4542" calcext:value-type="float">
            <text:p>44.4542</text:p>
          </table:table-cell>
          <table:table-cell office:value-type="float" office:value="73.0055" calcext:value-type="float">
            <text:p>73.0055</text:p>
          </table:table-cell>
          <table:table-cell office:value-type="float" office:value="265.443" calcext:value-type="float">
            <text:p>265.443</text:p>
          </table:table-cell>
          <table:table-cell office:value-type="float" office:value="44.335" calcext:value-type="float">
            <text:p>44.335</text:p>
          </table:table-cell>
          <table:table-cell/>
          <table:table-cell table:formula="of:=([.D256]-[.A256])/0.0166667" office:value-type="float" office:value="-92.3938152123698" calcext:value-type="float">
            <text:p>-92.3938152123698</text:p>
          </table:table-cell>
          <table:table-cell table:formula="of:=ABS([.E256]-[.B256])/0.0166667" office:value-type="float" office:value="605.158789682421" calcext:value-type="float">
            <text:p>605.158789682421</text:p>
          </table:table-cell>
          <table:table-cell table:formula="of:=([.F256]-[.C256])/0.0166667" office:value-type="float" office:value="-7.15198569602857" calcext:value-type="float">
            <text:p>-7.15198569602857</text:p>
          </table:table-cell>
          <table:table-cell table:formula="of:=DEGREES(ATAN(ABS([.F256]-[.C256])/ABS([.E256]-[.B256])))" office:value-type="float" office:value="0.677110744612389" calcext:value-type="float">
            <text:p>0.677110744612389</text:p>
          </table:table-cell>
          <table:table-cell table:formula="of:=SQRT(POWER([.H256];2)+POWER([.I256];2)+POWER([.J256];2))" office:value-type="float" office:value="612.213139942934" calcext:value-type="float">
            <text:p>612.213139942934</text:p>
          </table:table-cell>
        </table:table-row>
        <table:table-row table:style-name="ro1">
          <table:table-cell office:value-type="float" office:value="56.478" calcext:value-type="float">
            <text:p>56.478</text:p>
          </table:table-cell>
          <table:table-cell office:value-type="float" office:value="274.739" calcext:value-type="float">
            <text:p>274.739</text:p>
          </table:table-cell>
          <table:table-cell office:value-type="float" office:value="41.5247" calcext:value-type="float">
            <text:p>41.5247</text:p>
          </table:table-cell>
          <table:table-cell office:value-type="float" office:value="54.6527" calcext:value-type="float">
            <text:p>54.6527</text:p>
          </table:table-cell>
          <table:table-cell office:value-type="float" office:value="262.816" calcext:value-type="float">
            <text:p>262.816</text:p>
          </table:table-cell>
          <table:table-cell office:value-type="float" office:value="41.782" calcext:value-type="float">
            <text:p>41.782</text:p>
          </table:table-cell>
          <table:table-cell/>
          <table:table-cell table:formula="of:=([.D257]-[.A257])/0.0166667" office:value-type="float" office:value="-109.517780964438" calcext:value-type="float">
            <text:p>-109.517780964438</text:p>
          </table:table-cell>
          <table:table-cell table:formula="of:=ABS([.E257]-[.B257])/0.0166667" office:value-type="float" office:value="715.378569242862" calcext:value-type="float">
            <text:p>715.378569242862</text:p>
          </table:table-cell>
          <table:table-cell table:formula="of:=([.F257]-[.C257])/0.0166667" office:value-type="float" office:value="15.4379691240614" calcext:value-type="float">
            <text:p>15.4379691240614</text:p>
          </table:table-cell>
          <table:table-cell table:formula="of:=DEGREES(ATAN(ABS([.F257]-[.C257])/ABS([.E257]-[.B257])))" office:value-type="float" office:value="1.23625901322157" calcext:value-type="float">
            <text:p>1.23625901322157</text:p>
          </table:table-cell>
          <table:table-cell table:formula="of:=SQRT(POWER([.H257];2)+POWER([.I257];2)+POWER([.J257];2))" office:value-type="float" office:value="723.87773316356" calcext:value-type="float">
            <text:p>723.87773316356</text:p>
          </table:table-cell>
        </table:table-row>
        <table:table-row table:style-name="ro1">
          <table:table-cell office:value-type="float" office:value="52.2897" calcext:value-type="float">
            <text:p>52.2897</text:p>
          </table:table-cell>
          <table:table-cell office:value-type="float" office:value="266.241" calcext:value-type="float">
            <text:p>266.241</text:p>
          </table:table-cell>
          <table:table-cell office:value-type="float" office:value="40.7466" calcext:value-type="float">
            <text:p>40.7466</text:p>
          </table:table-cell>
          <table:table-cell office:value-type="float" office:value="49.5938" calcext:value-type="float">
            <text:p>49.5938</text:p>
          </table:table-cell>
          <table:table-cell office:value-type="float" office:value="255.561" calcext:value-type="float">
            <text:p>255.561</text:p>
          </table:table-cell>
          <table:table-cell office:value-type="float" office:value="40.887" calcext:value-type="float">
            <text:p>40.887</text:p>
          </table:table-cell>
          <table:table-cell/>
          <table:table-cell table:formula="of:=([.D258]-[.A258])/0.0166667" office:value-type="float" office:value="-161.753676492647" calcext:value-type="float">
            <text:p>-161.753676492647</text:p>
          </table:table-cell>
          <table:table-cell table:formula="of:=ABS([.E258]-[.B258])/0.0166667" office:value-type="float" office:value="640.798718402562" calcext:value-type="float">
            <text:p>640.798718402562</text:p>
          </table:table-cell>
          <table:table-cell table:formula="of:=([.F258]-[.C258])/0.0166667" office:value-type="float" office:value="8.42398315203367" calcext:value-type="float">
            <text:p>8.42398315203367</text:p>
          </table:table-cell>
          <table:table-cell table:formula="of:=DEGREES(ATAN(ABS([.F258]-[.C258])/ABS([.E258]-[.B258])))" office:value-type="float" office:value="0.75317079468506" calcext:value-type="float">
            <text:p>0.75317079468506</text:p>
          </table:table-cell>
          <table:table-cell table:formula="of:=SQRT(POWER([.H258];2)+POWER([.I258];2)+POWER([.J258];2))" office:value-type="float" office:value="660.95250423718" calcext:value-type="float">
            <text:p>660.95250423718</text:p>
          </table:table-cell>
        </table:table-row>
        <table:table-row table:style-name="ro1">
          <table:table-cell office:value-type="float" office:value="55.0043" calcext:value-type="float">
            <text:p>55.0043</text:p>
          </table:table-cell>
          <table:table-cell office:value-type="float" office:value="261.222" calcext:value-type="float">
            <text:p>261.222</text:p>
          </table:table-cell>
          <table:table-cell office:value-type="float" office:value="44.2167" calcext:value-type="float">
            <text:p>44.2167</text:p>
          </table:table-cell>
          <table:table-cell office:value-type="float" office:value="52.4684" calcext:value-type="float">
            <text:p>52.4684</text:p>
          </table:table-cell>
          <table:table-cell office:value-type="float" office:value="252.079" calcext:value-type="float">
            <text:p>252.079</text:p>
          </table:table-cell>
          <table:table-cell office:value-type="float" office:value="44.2994" calcext:value-type="float">
            <text:p>44.2994</text:p>
          </table:table-cell>
          <table:table-cell/>
          <table:table-cell table:formula="of:=([.D259]-[.A259])/0.0166667" office:value-type="float" office:value="-152.153695692609" calcext:value-type="float">
            <text:p>-152.153695692609</text:p>
          </table:table-cell>
          <table:table-cell table:formula="of:=ABS([.E259]-[.B259])/0.0166667" office:value-type="float" office:value="548.578902842193" calcext:value-type="float">
            <text:p>548.578902842193</text:p>
          </table:table-cell>
          <table:table-cell table:formula="of:=([.F259]-[.C259])/0.0166667" office:value-type="float" office:value="4.96199007601958" calcext:value-type="float">
            <text:p>4.96199007601958</text:p>
          </table:table-cell>
          <table:table-cell table:formula="of:=DEGREES(ATAN(ABS([.F259]-[.C259])/ABS([.E259]-[.B259])))" office:value-type="float" office:value="0.518236000096475" calcext:value-type="float">
            <text:p>0.518236000096475</text:p>
          </table:table-cell>
          <table:table-cell table:formula="of:=SQRT(POWER([.H259];2)+POWER([.I259];2)+POWER([.J259];2))" office:value-type="float" office:value="569.310267869795" calcext:value-type="float">
            <text:p>569.310267869795</text:p>
          </table:table-cell>
        </table:table-row>
        <table:table-row table:style-name="ro1">
          <table:table-cell office:value-type="float" office:value="55.0147" calcext:value-type="float">
            <text:p>55.0147</text:p>
          </table:table-cell>
          <table:table-cell office:value-type="float" office:value="267.601" calcext:value-type="float">
            <text:p>267.601</text:p>
          </table:table-cell>
          <table:table-cell office:value-type="float" office:value="43.6767" calcext:value-type="float">
            <text:p>43.6767</text:p>
          </table:table-cell>
          <table:table-cell office:value-type="float" office:value="52.5531" calcext:value-type="float">
            <text:p>52.5531</text:p>
          </table:table-cell>
          <table:table-cell office:value-type="float" office:value="255.751" calcext:value-type="float">
            <text:p>255.751</text:p>
          </table:table-cell>
          <table:table-cell office:value-type="float" office:value="44.171" calcext:value-type="float">
            <text:p>44.171</text:p>
          </table:table-cell>
          <table:table-cell/>
          <table:table-cell table:formula="of:=([.D260]-[.A260])/0.0166667" office:value-type="float" office:value="-147.695704608591" calcext:value-type="float">
            <text:p>-147.695704608591</text:p>
          </table:table-cell>
          <table:table-cell table:formula="of:=ABS([.E260]-[.B260])/0.0166667" office:value-type="float" office:value="710.998578002844" calcext:value-type="float">
            <text:p>710.998578002844</text:p>
          </table:table-cell>
          <table:table-cell table:formula="of:=([.F260]-[.C260])/0.0166667" office:value-type="float" office:value="29.6579406841188" calcext:value-type="float">
            <text:p>29.6579406841188</text:p>
          </table:table-cell>
          <table:table-cell table:formula="of:=DEGREES(ATAN(ABS([.F260]-[.C260])/ABS([.E260]-[.B260])))" office:value-type="float" office:value="2.38859871421027" calcext:value-type="float">
            <text:p>2.38859871421027</text:p>
          </table:table-cell>
          <table:table-cell table:formula="of:=SQRT(POWER([.H260];2)+POWER([.I260];2)+POWER([.J260];2))" office:value-type="float" office:value="726.782355679826" calcext:value-type="float">
            <text:p>726.782355679826</text:p>
          </table:table-cell>
        </table:table-row>
        <table:table-row table:style-name="ro1">
          <table:table-cell office:value-type="float" office:value="54.2609" calcext:value-type="float">
            <text:p>54.2609</text:p>
          </table:table-cell>
          <table:table-cell office:value-type="float" office:value="261.186" calcext:value-type="float">
            <text:p>261.186</text:p>
          </table:table-cell>
          <table:table-cell office:value-type="float" office:value="43.5065" calcext:value-type="float">
            <text:p>43.5065</text:p>
          </table:table-cell>
          <table:table-cell office:value-type="float" office:value="51.2088" calcext:value-type="float">
            <text:p>51.2088</text:p>
          </table:table-cell>
          <table:table-cell office:value-type="float" office:value="263.278" calcext:value-type="float">
            <text:p>263.278</text:p>
          </table:table-cell>
          <table:table-cell office:value-type="float" office:value="41.7399" calcext:value-type="float">
            <text:p>41.7399</text:p>
          </table:table-cell>
          <table:table-cell/>
          <table:table-cell table:formula="of:=([.D261]-[.A261])/0.0166667" office:value-type="float" office:value="-183.125633748733" calcext:value-type="float">
            <text:p>-183.125633748733</text:p>
          </table:table-cell>
          <table:table-cell table:formula="of:=ABS([.E261]-[.B261])/0.0166667" office:value-type="float" office:value="125.519748960505" calcext:value-type="float">
            <text:p>125.519748960505</text:p>
          </table:table-cell>
          <table:table-cell table:formula="of:=([.F261]-[.C261])/0.0166667" office:value-type="float" office:value="-105.995788008424" calcext:value-type="float">
            <text:p>-105.995788008424</text:p>
          </table:table-cell>
          <table:table-cell table:formula="of:=DEGREES(ATAN(ABS([.F261]-[.C261])/ABS([.E261]-[.B261])))" office:value-type="float" office:value="40.1795891987425" calcext:value-type="float">
            <text:p>40.1795891987425</text:p>
          </table:table-cell>
          <table:table-cell table:formula="of:=SQRT(POWER([.H261];2)+POWER([.I261];2)+POWER([.J261];2))" office:value-type="float" office:value="246.01892648841" calcext:value-type="float">
            <text:p>246.01892648841</text:p>
          </table:table-cell>
        </table:table-row>
        <table:table-row table:style-name="ro1">
          <table:table-cell office:value-type="float" office:value="56.5403" calcext:value-type="float">
            <text:p>56.5403</text:p>
          </table:table-cell>
          <table:table-cell office:value-type="float" office:value="258.087" calcext:value-type="float">
            <text:p>258.087</text:p>
          </table:table-cell>
          <table:table-cell office:value-type="float" office:value="43.0296" calcext:value-type="float">
            <text:p>43.0296</text:p>
          </table:table-cell>
          <table:table-cell office:value-type="float" office:value="54.7816" calcext:value-type="float">
            <text:p>54.7816</text:p>
          </table:table-cell>
          <table:table-cell office:value-type="float" office:value="246.896" calcext:value-type="float">
            <text:p>246.896</text:p>
          </table:table-cell>
          <table:table-cell office:value-type="float" office:value="43.257" calcext:value-type="float">
            <text:p>43.257</text:p>
          </table:table-cell>
          <table:table-cell/>
          <table:table-cell table:formula="of:=([.D262]-[.A262])/0.0166667" office:value-type="float" office:value="-105.521788956422" calcext:value-type="float">
            <text:p>-105.521788956422</text:p>
          </table:table-cell>
          <table:table-cell table:formula="of:=ABS([.E262]-[.B262])/0.0166667" office:value-type="float" office:value="671.458657082686" calcext:value-type="float">
            <text:p>671.458657082686</text:p>
          </table:table-cell>
          <table:table-cell table:formula="of:=([.F262]-[.C262])/0.0166667" office:value-type="float" office:value="13.6439727120543" calcext:value-type="float">
            <text:p>13.6439727120543</text:p>
          </table:table-cell>
          <table:table-cell table:formula="of:=DEGREES(ATAN(ABS([.F262]-[.C262])/ABS([.E262]-[.B262])))" office:value-type="float" office:value="1.1640843070005" calcext:value-type="float">
            <text:p>1.1640843070005</text:p>
          </table:table-cell>
          <table:table-cell table:formula="of:=SQRT(POWER([.H262];2)+POWER([.I262];2)+POWER([.J262];2))" office:value-type="float" office:value="679.836549552328" calcext:value-type="float">
            <text:p>679.836549552328</text:p>
          </table:table-cell>
        </table:table-row>
        <table:table-row table:style-name="ro1">
          <table:table-cell office:value-type="float" office:value="56.9526" calcext:value-type="float">
            <text:p>56.9526</text:p>
          </table:table-cell>
          <table:table-cell office:value-type="float" office:value="260.569" calcext:value-type="float">
            <text:p>260.569</text:p>
          </table:table-cell>
          <table:table-cell office:value-type="float" office:value="43.3392" calcext:value-type="float">
            <text:p>43.3392</text:p>
          </table:table-cell>
          <table:table-cell office:value-type="float" office:value="55.1264" calcext:value-type="float">
            <text:p>55.1264</text:p>
          </table:table-cell>
          <table:table-cell office:value-type="float" office:value="250.499" calcext:value-type="float">
            <text:p>250.499</text:p>
          </table:table-cell>
          <table:table-cell office:value-type="float" office:value="43.3533" calcext:value-type="float">
            <text:p>43.3533</text:p>
          </table:table-cell>
          <table:table-cell/>
          <table:table-cell table:formula="of:=([.D263]-[.A263])/0.0166667" office:value-type="float" office:value="-109.571780856438" calcext:value-type="float">
            <text:p>-109.571780856438</text:p>
          </table:table-cell>
          <table:table-cell table:formula="of:=ABS([.E263]-[.B263])/0.0166667" office:value-type="float" office:value="604.198791602418" calcext:value-type="float">
            <text:p>604.198791602418</text:p>
          </table:table-cell>
          <table:table-cell table:formula="of:=([.F263]-[.C263])/0.0166667" office:value-type="float" office:value="0.845998308003331" calcext:value-type="float">
            <text:p>0.845998308003331</text:p>
          </table:table-cell>
          <table:table-cell table:formula="of:=DEGREES(ATAN(ABS([.F263]-[.C263])/ABS([.E263]-[.B263])))" office:value-type="float" office:value="0.0802254183889318" calcext:value-type="float">
            <text:p>0.080225418388932</text:p>
          </table:table-cell>
          <table:table-cell table:formula="of:=SQRT(POWER([.H263];2)+POWER([.I263];2)+POWER([.J263];2))" office:value-type="float" office:value="614.054452509719" calcext:value-type="float">
            <text:p>614.054452509719</text:p>
          </table:table-cell>
        </table:table-row>
        <table:table-row table:style-name="ro1">
          <table:table-cell office:value-type="float" office:value="57.7554" calcext:value-type="float">
            <text:p>57.7554</text:p>
          </table:table-cell>
          <table:table-cell office:value-type="float" office:value="266.838" calcext:value-type="float">
            <text:p>266.838</text:p>
          </table:table-cell>
          <table:table-cell office:value-type="float" office:value="44.0155" calcext:value-type="float">
            <text:p>44.0155</text:p>
          </table:table-cell>
          <table:table-cell office:value-type="float" office:value="56.1317" calcext:value-type="float">
            <text:p>56.1317</text:p>
          </table:table-cell>
          <table:table-cell office:value-type="float" office:value="256.562" calcext:value-type="float">
            <text:p>256.562</text:p>
          </table:table-cell>
          <table:table-cell office:value-type="float" office:value="44.2413" calcext:value-type="float">
            <text:p>44.2413</text:p>
          </table:table-cell>
          <table:table-cell/>
          <table:table-cell table:formula="of:=([.D264]-[.A264])/0.0166667" office:value-type="float" office:value="-97.4218051563897" calcext:value-type="float">
            <text:p>-97.4218051563897</text:p>
          </table:table-cell>
          <table:table-cell table:formula="of:=ABS([.E264]-[.B264])/0.0166667" office:value-type="float" office:value="616.558766882467" calcext:value-type="float">
            <text:p>616.558766882467</text:p>
          </table:table-cell>
          <table:table-cell table:formula="of:=([.F264]-[.C264])/0.0166667" office:value-type="float" office:value="13.5479729040542" calcext:value-type="float">
            <text:p>13.5479729040542</text:p>
          </table:table-cell>
          <table:table-cell table:formula="of:=DEGREES(ATAN(ABS([.F264]-[.C264])/ABS([.E264]-[.B264])))" office:value-type="float" office:value="1.25878799190407" calcext:value-type="float">
            <text:p>1.25878799190407</text:p>
          </table:table-cell>
          <table:table-cell table:formula="of:=SQRT(POWER([.H264];2)+POWER([.I264];2)+POWER([.J264];2))" office:value-type="float" office:value="624.355082232352" calcext:value-type="float">
            <text:p>624.355082232352</text:p>
          </table:table-cell>
        </table:table-row>
        <table:table-row table:style-name="ro1">
          <table:table-cell office:value-type="float" office:value="55.6496" calcext:value-type="float">
            <text:p>55.6496</text:p>
          </table:table-cell>
          <table:table-cell office:value-type="float" office:value="261.898" calcext:value-type="float">
            <text:p>261.898</text:p>
          </table:table-cell>
          <table:table-cell office:value-type="float" office:value="41.1972" calcext:value-type="float">
            <text:p>41.1972</text:p>
          </table:table-cell>
          <table:table-cell office:value-type="float" office:value="54.1245" calcext:value-type="float">
            <text:p>54.1245</text:p>
          </table:table-cell>
          <table:table-cell office:value-type="float" office:value="250.607" calcext:value-type="float">
            <text:p>250.607</text:p>
          </table:table-cell>
          <table:table-cell office:value-type="float" office:value="41.2156" calcext:value-type="float">
            <text:p>41.2156</text:p>
          </table:table-cell>
          <table:table-cell/>
          <table:table-cell table:formula="of:=([.D265]-[.A265])/0.0166667" office:value-type="float" office:value="-91.5058169883661" calcext:value-type="float">
            <text:p>-91.5058169883661</text:p>
          </table:table-cell>
          <table:table-cell table:formula="of:=ABS([.E265]-[.B265])/0.0166667" office:value-type="float" office:value="677.458645082711" calcext:value-type="float">
            <text:p>677.458645082711</text:p>
          </table:table-cell>
          <table:table-cell table:formula="of:=([.F265]-[.C265])/0.0166667" office:value-type="float" office:value="1.1039977920044" calcext:value-type="float">
            <text:p>1.1039977920044</text:p>
          </table:table-cell>
          <table:table-cell table:formula="of:=DEGREES(ATAN(ABS([.F265]-[.C265])/ABS([.E265]-[.B265])))" office:value-type="float" office:value="0.0933700655220356" calcext:value-type="float">
            <text:p>0.093370065522036</text:p>
          </table:table-cell>
          <table:table-cell table:formula="of:=SQRT(POWER([.H265];2)+POWER([.I265];2)+POWER([.J265];2))" office:value-type="float" office:value="683.611548433126" calcext:value-type="float">
            <text:p>683.611548433126</text:p>
          </table:table-cell>
        </table:table-row>
        <table:table-row table:style-name="ro1">
          <table:table-cell office:value-type="float" office:value="57.4072" calcext:value-type="float">
            <text:p>57.4072</text:p>
          </table:table-cell>
          <table:table-cell office:value-type="float" office:value="277.482" calcext:value-type="float">
            <text:p>277.482</text:p>
          </table:table-cell>
          <table:table-cell office:value-type="float" office:value="41.8204" calcext:value-type="float">
            <text:p>41.8204</text:p>
          </table:table-cell>
          <table:table-cell office:value-type="float" office:value="55.7974" calcext:value-type="float">
            <text:p>55.7974</text:p>
          </table:table-cell>
          <table:table-cell office:value-type="float" office:value="265.477" calcext:value-type="float">
            <text:p>265.477</text:p>
          </table:table-cell>
          <table:table-cell office:value-type="float" office:value="42.3043" calcext:value-type="float">
            <text:p>42.3043</text:p>
          </table:table-cell>
          <table:table-cell/>
          <table:table-cell table:formula="of:=([.D266]-[.A266])/0.0166667" office:value-type="float" office:value="-96.5878068243864" calcext:value-type="float">
            <text:p>-96.5878068243864</text:p>
          </table:table-cell>
          <table:table-cell table:formula="of:=ABS([.E266]-[.B266])/0.0166667" office:value-type="float" office:value="720.298559402884" calcext:value-type="float">
            <text:p>720.298559402884</text:p>
          </table:table-cell>
          <table:table-cell table:formula="of:=([.F266]-[.C266])/0.0166667" office:value-type="float" office:value="29.033941932116" calcext:value-type="float">
            <text:p>29.033941932116</text:p>
          </table:table-cell>
          <table:table-cell table:formula="of:=DEGREES(ATAN(ABS([.F266]-[.C266])/ABS([.E266]-[.B266])))" office:value-type="float" office:value="2.30824045689999" calcext:value-type="float">
            <text:p>2.30824045689999</text:p>
          </table:table-cell>
          <table:table-cell table:formula="of:=SQRT(POWER([.H266];2)+POWER([.I266];2)+POWER([.J266];2))" office:value-type="float" office:value="727.32536659265" calcext:value-type="float">
            <text:p>727.32536659265</text:p>
          </table:table-cell>
        </table:table-row>
        <table:table-row table:style-name="ro1">
          <table:table-cell office:value-type="float" office:value="55.0104" calcext:value-type="float">
            <text:p>55.0104</text:p>
          </table:table-cell>
          <table:table-cell office:value-type="float" office:value="266.652" calcext:value-type="float">
            <text:p>266.652</text:p>
          </table:table-cell>
          <table:table-cell office:value-type="float" office:value="41.8749" calcext:value-type="float">
            <text:p>41.8749</text:p>
          </table:table-cell>
          <table:table-cell office:value-type="float" office:value="53.2556" calcext:value-type="float">
            <text:p>53.2556</text:p>
          </table:table-cell>
          <table:table-cell office:value-type="float" office:value="255.049" calcext:value-type="float">
            <text:p>255.049</text:p>
          </table:table-cell>
          <table:table-cell office:value-type="float" office:value="42.1329" calcext:value-type="float">
            <text:p>42.1329</text:p>
          </table:table-cell>
          <table:table-cell/>
          <table:table-cell table:formula="of:=([.D267]-[.A267])/0.0166667" office:value-type="float" office:value="-105.287789424421" calcext:value-type="float">
            <text:p>-105.287789424421</text:p>
          </table:table-cell>
          <table:table-cell table:formula="of:=ABS([.E267]-[.B267])/0.0166667" office:value-type="float" office:value="696.178607642784" calcext:value-type="float">
            <text:p>696.178607642784</text:p>
          </table:table-cell>
          <table:table-cell table:formula="of:=([.F267]-[.C267])/0.0166667" office:value-type="float" office:value="15.4799690400621" calcext:value-type="float">
            <text:p>15.4799690400621</text:p>
          </table:table-cell>
          <table:table-cell table:formula="of:=DEGREES(ATAN(ABS([.F267]-[.C267])/ABS([.E267]-[.B267])))" office:value-type="float" office:value="1.27379777624138" calcext:value-type="float">
            <text:p>1.27379777624138</text:p>
          </table:table-cell>
          <table:table-cell table:formula="of:=SQRT(POWER([.H267];2)+POWER([.I267];2)+POWER([.J267];2))" office:value-type="float" office:value="704.265434181465" calcext:value-type="float">
            <text:p>704.265434181465</text:p>
          </table:table-cell>
        </table:table-row>
        <table:table-row table:style-name="ro1">
          <table:table-cell office:value-type="float" office:value="54.8453" calcext:value-type="float">
            <text:p>54.8453</text:p>
          </table:table-cell>
          <table:table-cell office:value-type="float" office:value="264.156" calcext:value-type="float">
            <text:p>264.156</text:p>
          </table:table-cell>
          <table:table-cell office:value-type="float" office:value="41.5572" calcext:value-type="float">
            <text:p>41.5572</text:p>
          </table:table-cell>
          <table:table-cell office:value-type="float" office:value="53.0898" calcext:value-type="float">
            <text:p>53.0898</text:p>
          </table:table-cell>
          <table:table-cell office:value-type="float" office:value="252.726" calcext:value-type="float">
            <text:p>252.726</text:p>
          </table:table-cell>
          <table:table-cell office:value-type="float" office:value="41.3369" calcext:value-type="float">
            <text:p>41.3369</text:p>
          </table:table-cell>
          <table:table-cell/>
          <table:table-cell table:formula="of:=([.D268]-[.A268])/0.0166667" office:value-type="float" office:value="-105.329789340422" calcext:value-type="float">
            <text:p>-105.329789340422</text:p>
          </table:table-cell>
          <table:table-cell table:formula="of:=ABS([.E268]-[.B268])/0.0166667" office:value-type="float" office:value="685.798628402744" calcext:value-type="float">
            <text:p>685.798628402744</text:p>
          </table:table-cell>
          <table:table-cell table:formula="of:=([.F268]-[.C268])/0.0166667" office:value-type="float" office:value="-13.217973564053" calcext:value-type="float">
            <text:p>-13.217973564053</text:p>
          </table:table-cell>
          <table:table-cell table:formula="of:=DEGREES(ATAN(ABS([.F268]-[.C268])/ABS([.E268]-[.B268])))" office:value-type="float" office:value="1.10417301825485" calcext:value-type="float">
            <text:p>1.10417301825485</text:p>
          </table:table-cell>
          <table:table-cell table:formula="of:=SQRT(POWER([.H268];2)+POWER([.I268];2)+POWER([.J268];2))" office:value-type="float" office:value="693.966020830071" calcext:value-type="float">
            <text:p>693.966020830071</text:p>
          </table:table-cell>
        </table:table-row>
        <table:table-row table:style-name="ro1">
          <table:table-cell office:value-type="float" office:value="58.1879" calcext:value-type="float">
            <text:p>58.1879</text:p>
          </table:table-cell>
          <table:table-cell office:value-type="float" office:value="276.381" calcext:value-type="float">
            <text:p>276.381</text:p>
          </table:table-cell>
          <table:table-cell office:value-type="float" office:value="41.4908" calcext:value-type="float">
            <text:p>41.4908</text:p>
          </table:table-cell>
          <table:table-cell office:value-type="float" office:value="56.8358" calcext:value-type="float">
            <text:p>56.8358</text:p>
          </table:table-cell>
          <table:table-cell office:value-type="float" office:value="263.306" calcext:value-type="float">
            <text:p>263.306</text:p>
          </table:table-cell>
          <table:table-cell office:value-type="float" office:value="41.6788" calcext:value-type="float">
            <text:p>41.6788</text:p>
          </table:table-cell>
          <table:table-cell/>
          <table:table-cell table:formula="of:=([.D269]-[.A269])/0.0166667" office:value-type="float" office:value="-81.1258377483245" calcext:value-type="float">
            <text:p>-81.1258377483245</text:p>
          </table:table-cell>
          <table:table-cell table:formula="of:=ABS([.E269]-[.B269])/0.0166667" office:value-type="float" office:value="784.498431003137" calcext:value-type="float">
            <text:p>784.498431003137</text:p>
          </table:table-cell>
          <table:table-cell table:formula="of:=([.F269]-[.C269])/0.0166667" office:value-type="float" office:value="11.2799774400453" calcext:value-type="float">
            <text:p>11.2799774400453</text:p>
          </table:table-cell>
          <table:table-cell table:formula="of:=DEGREES(ATAN(ABS([.F269]-[.C269])/ABS([.E269]-[.B269])))" office:value-type="float" office:value="0.823775473797164" calcext:value-type="float">
            <text:p>0.823775473797164</text:p>
          </table:table-cell>
          <table:table-cell table:formula="of:=SQRT(POWER([.H269];2)+POWER([.I269];2)+POWER([.J269];2))" office:value-type="float" office:value="788.762592728509" calcext:value-type="float">
            <text:p>788.762592728509</text:p>
          </table:table-cell>
        </table:table-row>
        <table:table-row table:style-name="ro1">
          <table:table-cell office:value-type="float" office:value="58.1468" calcext:value-type="float">
            <text:p>58.1468</text:p>
          </table:table-cell>
          <table:table-cell office:value-type="float" office:value="268.682" calcext:value-type="float">
            <text:p>268.682</text:p>
          </table:table-cell>
          <table:table-cell office:value-type="float" office:value="41.2638" calcext:value-type="float">
            <text:p>41.2638</text:p>
          </table:table-cell>
          <table:table-cell office:value-type="float" office:value="56.7808" calcext:value-type="float">
            <text:p>56.7808</text:p>
          </table:table-cell>
          <table:table-cell office:value-type="float" office:value="257.18" calcext:value-type="float">
            <text:p>257.18</text:p>
          </table:table-cell>
          <table:table-cell office:value-type="float" office:value="41.4983" calcext:value-type="float">
            <text:p>41.4983</text:p>
          </table:table-cell>
          <table:table-cell/>
          <table:table-cell table:formula="of:=([.D270]-[.A270])/0.0166667" office:value-type="float" office:value="-81.9598360803278" calcext:value-type="float">
            <text:p>-81.9598360803278</text:p>
          </table:table-cell>
          <table:table-cell table:formula="of:=ABS([.E270]-[.B270])/0.0166667" office:value-type="float" office:value="690.118619762761" calcext:value-type="float">
            <text:p>690.118619762761</text:p>
          </table:table-cell>
          <table:table-cell table:formula="of:=([.F270]-[.C270])/0.0166667" office:value-type="float" office:value="14.0699718600561" calcext:value-type="float">
            <text:p>14.0699718600561</text:p>
          </table:table-cell>
          <table:table-cell table:formula="of:=DEGREES(ATAN(ABS([.F270]-[.C270])/ABS([.E270]-[.B270])))" office:value-type="float" office:value="1.16797071583855" calcext:value-type="float">
            <text:p>1.16797071583855</text:p>
          </table:table-cell>
          <table:table-cell table:formula="of:=SQRT(POWER([.H270];2)+POWER([.I270];2)+POWER([.J270];2))" office:value-type="float" office:value="695.110845967545" calcext:value-type="float">
            <text:p>695.110845967545</text:p>
          </table:table-cell>
        </table:table-row>
        <table:table-row table:style-name="ro1">
          <table:table-cell office:value-type="float" office:value="58.5783" calcext:value-type="float">
            <text:p>58.5783</text:p>
          </table:table-cell>
          <table:table-cell office:value-type="float" office:value="271.264" calcext:value-type="float">
            <text:p>271.264</text:p>
          </table:table-cell>
          <table:table-cell office:value-type="float" office:value="41.5745" calcext:value-type="float">
            <text:p>41.5745</text:p>
          </table:table-cell>
          <table:table-cell office:value-type="float" office:value="57.1456" calcext:value-type="float">
            <text:p>57.1456</text:p>
          </table:table-cell>
          <table:table-cell office:value-type="float" office:value="260.959" calcext:value-type="float">
            <text:p>260.959</text:p>
          </table:table-cell>
          <table:table-cell office:value-type="float" office:value="41.3401" calcext:value-type="float">
            <text:p>41.3401</text:p>
          </table:table-cell>
          <table:table-cell/>
          <table:table-cell table:formula="of:=([.D271]-[.A271])/0.0166667" office:value-type="float" office:value="-85.9618280763437" calcext:value-type="float">
            <text:p>-85.9618280763437</text:p>
          </table:table-cell>
          <table:table-cell table:formula="of:=ABS([.E271]-[.B271])/0.0166667" office:value-type="float" office:value="618.298763402474" calcext:value-type="float">
            <text:p>618.298763402474</text:p>
          </table:table-cell>
          <table:table-cell table:formula="of:=([.F271]-[.C271])/0.0166667" office:value-type="float" office:value="-14.0639718720563" calcext:value-type="float">
            <text:p>-14.0639718720563</text:p>
          </table:table-cell>
          <table:table-cell table:formula="of:=DEGREES(ATAN(ABS([.F271]-[.C271])/ABS([.E271]-[.B271])))" office:value-type="float" office:value="1.30303883795885" calcext:value-type="float">
            <text:p>1.30303883795885</text:p>
          </table:table-cell>
          <table:table-cell table:formula="of:=SQRT(POWER([.H271];2)+POWER([.I271];2)+POWER([.J271];2))" office:value-type="float" office:value="624.404189620852" calcext:value-type="float">
            <text:p>624.404189620852</text:p>
          </table:table-cell>
        </table:table-row>
        <table:table-row table:style-name="ro1">
          <table:table-cell office:value-type="float" office:value="58.8403" calcext:value-type="float">
            <text:p>58.8403</text:p>
          </table:table-cell>
          <table:table-cell office:value-type="float" office:value="262.296" calcext:value-type="float">
            <text:p>262.296</text:p>
          </table:table-cell>
          <table:table-cell office:value-type="float" office:value="42.7961" calcext:value-type="float">
            <text:p>42.7961</text:p>
          </table:table-cell>
          <table:table-cell office:value-type="float" office:value="57.7485" calcext:value-type="float">
            <text:p>57.7485</text:p>
          </table:table-cell>
          <table:table-cell office:value-type="float" office:value="249.98" calcext:value-type="float">
            <text:p>249.98</text:p>
          </table:table-cell>
          <table:table-cell office:value-type="float" office:value="42.9421" calcext:value-type="float">
            <text:p>42.9421</text:p>
          </table:table-cell>
          <table:table-cell/>
          <table:table-cell table:formula="of:=([.D272]-[.A272])/0.0166667" office:value-type="float" office:value="-65.507868984262" calcext:value-type="float">
            <text:p>-65.507868984262</text:p>
          </table:table-cell>
          <table:table-cell table:formula="of:=ABS([.E272]-[.B272])/0.0166667" office:value-type="float" office:value="738.958522082956" calcext:value-type="float">
            <text:p>738.958522082956</text:p>
          </table:table-cell>
          <table:table-cell table:formula="of:=([.F272]-[.C272])/0.0166667" office:value-type="float" office:value="8.75998248003509" calcext:value-type="float">
            <text:p>8.75998248003509</text:p>
          </table:table-cell>
          <table:table-cell table:formula="of:=DEGREES(ATAN(ABS([.F272]-[.C272])/ABS([.E272]-[.B272])))" office:value-type="float" office:value="0.679180902182918" calcext:value-type="float">
            <text:p>0.679180902182918</text:p>
          </table:table-cell>
          <table:table-cell table:formula="of:=SQRT(POWER([.H272];2)+POWER([.I272];2)+POWER([.J272];2))" office:value-type="float" office:value="741.908158434005" calcext:value-type="float">
            <text:p>741.908158434005</text:p>
          </table:table-cell>
        </table:table-row>
        <table:table-row table:style-name="ro1">
          <table:table-cell office:value-type="float" office:value="59.2489" calcext:value-type="float">
            <text:p>59.2489</text:p>
          </table:table-cell>
          <table:table-cell office:value-type="float" office:value="265.943" calcext:value-type="float">
            <text:p>265.943</text:p>
          </table:table-cell>
          <table:table-cell office:value-type="float" office:value="43.6568" calcext:value-type="float">
            <text:p>43.6568</text:p>
          </table:table-cell>
          <table:table-cell office:value-type="float" office:value="58.1491" calcext:value-type="float">
            <text:p>58.1491</text:p>
          </table:table-cell>
          <table:table-cell office:value-type="float" office:value="253.39" calcext:value-type="float">
            <text:p>253.39</text:p>
          </table:table-cell>
          <table:table-cell office:value-type="float" office:value="44.2639" calcext:value-type="float">
            <text:p>44.2639</text:p>
          </table:table-cell>
          <table:table-cell/>
          <table:table-cell table:formula="of:=([.D273]-[.A273])/0.0166667" office:value-type="float" office:value="-65.9878680242641" calcext:value-type="float">
            <text:p>-65.9878680242641</text:p>
          </table:table-cell>
          <table:table-cell table:formula="of:=ABS([.E273]-[.B273])/0.0166667" office:value-type="float" office:value="753.178493643013" calcext:value-type="float">
            <text:p>753.178493643013</text:p>
          </table:table-cell>
          <table:table-cell table:formula="of:=([.F273]-[.C273])/0.0166667" office:value-type="float" office:value="36.4259271481459" calcext:value-type="float">
            <text:p>36.4259271481459</text:p>
          </table:table-cell>
          <table:table-cell table:formula="of:=DEGREES(ATAN(ABS([.F273]-[.C273])/ABS([.E273]-[.B273])))" office:value-type="float" office:value="2.76883501194844" calcext:value-type="float">
            <text:p>2.76883501194844</text:p>
          </table:table-cell>
          <table:table-cell table:formula="of:=SQRT(POWER([.H273];2)+POWER([.I273];2)+POWER([.J273];2))" office:value-type="float" office:value="756.94061205708" calcext:value-type="float">
            <text:p>756.94061205708</text:p>
          </table:table-cell>
        </table:table-row>
        <table:table-row table:style-name="ro1">
          <table:table-cell office:value-type="float" office:value="59.6247" calcext:value-type="float">
            <text:p>59.6247</text:p>
          </table:table-cell>
          <table:table-cell office:value-type="float" office:value="260.999" calcext:value-type="float">
            <text:p>260.999</text:p>
          </table:table-cell>
          <table:table-cell office:value-type="float" office:value="43.9658" calcext:value-type="float">
            <text:p>43.9658</text:p>
          </table:table-cell>
          <table:table-cell office:value-type="float" office:value="58.1823" calcext:value-type="float">
            <text:p>58.1823</text:p>
          </table:table-cell>
          <table:table-cell office:value-type="float" office:value="252.215" calcext:value-type="float">
            <text:p>252.215</text:p>
          </table:table-cell>
          <table:table-cell office:value-type="float" office:value="44.2198" calcext:value-type="float">
            <text:p>44.2198</text:p>
          </table:table-cell>
          <table:table-cell/>
          <table:table-cell table:formula="of:=([.D274]-[.A274])/0.0166667" office:value-type="float" office:value="-86.5438269123461" calcext:value-type="float">
            <text:p>-86.5438269123461</text:p>
          </table:table-cell>
          <table:table-cell table:formula="of:=ABS([.E274]-[.B274])/0.0166667" office:value-type="float" office:value="527.038945922109" calcext:value-type="float">
            <text:p>527.038945922109</text:p>
          </table:table-cell>
          <table:table-cell table:formula="of:=([.F274]-[.C274])/0.0166667" office:value-type="float" office:value="15.2399695200608" calcext:value-type="float">
            <text:p>15.2399695200608</text:p>
          </table:table-cell>
          <table:table-cell table:formula="of:=DEGREES(ATAN(ABS([.F274]-[.C274])/ABS([.E274]-[.B274])))" office:value-type="float" office:value="1.65631532831754" calcext:value-type="float">
            <text:p>1.65631532831754</text:p>
          </table:table-cell>
          <table:table-cell table:formula="of:=SQRT(POWER([.H274];2)+POWER([.I274];2)+POWER([.J274];2))" office:value-type="float" office:value="534.314646221021" calcext:value-type="float">
            <text:p>534.314646221021</text:p>
          </table:table-cell>
        </table:table-row>
        <table:table-row table:style-name="ro1">
          <table:table-cell office:value-type="float" office:value="58.8572" calcext:value-type="float">
            <text:p>58.8572</text:p>
          </table:table-cell>
          <table:table-cell office:value-type="float" office:value="262.156" calcext:value-type="float">
            <text:p>262.156</text:p>
          </table:table-cell>
          <table:table-cell office:value-type="float" office:value="43.5445" calcext:value-type="float">
            <text:p>43.5445</text:p>
          </table:table-cell>
          <table:table-cell office:value-type="float" office:value="57.5014" calcext:value-type="float">
            <text:p>57.5014</text:p>
          </table:table-cell>
          <table:table-cell office:value-type="float" office:value="250.933" calcext:value-type="float">
            <text:p>250.933</text:p>
          </table:table-cell>
          <table:table-cell office:value-type="float" office:value="43.9656" calcext:value-type="float">
            <text:p>43.9656</text:p>
          </table:table-cell>
          <table:table-cell/>
          <table:table-cell table:formula="of:=([.D275]-[.A275])/0.0166667" office:value-type="float" office:value="-81.3478373043255" calcext:value-type="float">
            <text:p>-81.3478373043255</text:p>
          </table:table-cell>
          <table:table-cell table:formula="of:=ABS([.E275]-[.B275])/0.0166667" office:value-type="float" office:value="673.378653242694" calcext:value-type="float">
            <text:p>673.378653242694</text:p>
          </table:table-cell>
          <table:table-cell table:formula="of:=([.F275]-[.C275])/0.0166667" office:value-type="float" office:value="25.2659494681012" calcext:value-type="float">
            <text:p>25.2659494681012</text:p>
          </table:table-cell>
          <table:table-cell table:formula="of:=DEGREES(ATAN(ABS([.F275]-[.C275])/ABS([.E275]-[.B275])))" office:value-type="float" office:value="2.1487962122102" calcext:value-type="float">
            <text:p>2.1487962122102</text:p>
          </table:table-cell>
          <table:table-cell table:formula="of:=SQRT(POWER([.H275];2)+POWER([.I275];2)+POWER([.J275];2))" office:value-type="float" office:value="678.744907516484" calcext:value-type="float">
            <text:p>678.744907516484</text:p>
          </table:table-cell>
        </table:table-row>
        <table:table-row table:style-name="ro1">
          <table:table-cell office:value-type="float" office:value="59.9141" calcext:value-type="float">
            <text:p>59.9141</text:p>
          </table:table-cell>
          <table:table-cell office:value-type="float" office:value="258.723" calcext:value-type="float">
            <text:p>258.723</text:p>
          </table:table-cell>
          <table:table-cell office:value-type="float" office:value="43.3716" calcext:value-type="float">
            <text:p>43.3716</text:p>
          </table:table-cell>
          <table:table-cell office:value-type="float" office:value="59.2704" calcext:value-type="float">
            <text:p>59.2704</text:p>
          </table:table-cell>
          <table:table-cell office:value-type="float" office:value="246.708" calcext:value-type="float">
            <text:p>246.708</text:p>
          </table:table-cell>
          <table:table-cell office:value-type="float" office:value="43.4783" calcext:value-type="float">
            <text:p>43.4783</text:p>
          </table:table-cell>
          <table:table-cell/>
          <table:table-cell table:formula="of:=([.D276]-[.A276])/0.0166667" office:value-type="float" office:value="-38.6219227561542" calcext:value-type="float">
            <text:p>-38.6219227561542</text:p>
          </table:table-cell>
          <table:table-cell table:formula="of:=ABS([.E276]-[.B276])/0.0166667" office:value-type="float" office:value="720.898558202885" calcext:value-type="float">
            <text:p>720.898558202885</text:p>
          </table:table-cell>
          <table:table-cell table:formula="of:=([.F276]-[.C276])/0.0166667" office:value-type="float" office:value="6.4019871960254" calcext:value-type="float">
            <text:p>6.4019871960254</text:p>
          </table:table-cell>
          <table:table-cell table:formula="of:=DEGREES(ATAN(ABS([.F276]-[.C276])/ABS([.E276]-[.B276])))" office:value-type="float" office:value="0.50880557387444" calcext:value-type="float">
            <text:p>0.50880557387444</text:p>
          </table:table-cell>
          <table:table-cell table:formula="of:=SQRT(POWER([.H276];2)+POWER([.I276];2)+POWER([.J276];2))" office:value-type="float" office:value="721.960781189974" calcext:value-type="float">
            <text:p>721.960781189974</text:p>
          </table:table-cell>
        </table:table-row>
        <table:table-row table:style-name="ro1">
          <table:table-cell office:value-type="float" office:value="59.3669" calcext:value-type="float">
            <text:p>59.3669</text:p>
          </table:table-cell>
          <table:table-cell office:value-type="float" office:value="261.083" calcext:value-type="float">
            <text:p>261.083</text:p>
          </table:table-cell>
          <table:table-cell office:value-type="float" office:value="43.2312" calcext:value-type="float">
            <text:p>43.2312</text:p>
          </table:table-cell>
          <table:table-cell office:value-type="float" office:value="58.5046" calcext:value-type="float">
            <text:p>58.5046</text:p>
          </table:table-cell>
          <table:table-cell office:value-type="float" office:value="248.859" calcext:value-type="float">
            <text:p>248.859</text:p>
          </table:table-cell>
          <table:table-cell office:value-type="float" office:value="43.5941" calcext:value-type="float">
            <text:p>43.5941</text:p>
          </table:table-cell>
          <table:table-cell/>
          <table:table-cell table:formula="of:=([.D277]-[.A277])/0.0166667" office:value-type="float" office:value="-51.7378965242068" calcext:value-type="float">
            <text:p>-51.7378965242068</text:p>
          </table:table-cell>
          <table:table-cell table:formula="of:=ABS([.E277]-[.B277])/0.0166667" office:value-type="float" office:value="733.438533122935" calcext:value-type="float">
            <text:p>733.438533122935</text:p>
          </table:table-cell>
          <table:table-cell table:formula="of:=([.F277]-[.C277])/0.0166667" office:value-type="float" office:value="21.7739564520869" calcext:value-type="float">
            <text:p>21.7739564520869</text:p>
          </table:table-cell>
          <table:table-cell table:formula="of:=DEGREES(ATAN(ABS([.F277]-[.C277])/ABS([.E277]-[.B277])))" office:value-type="float" office:value="1.70046900352836" calcext:value-type="float">
            <text:p>1.70046900352836</text:p>
          </table:table-cell>
          <table:table-cell table:formula="of:=SQRT(POWER([.H277];2)+POWER([.I277];2)+POWER([.J277];2))" office:value-type="float" office:value="735.583439852917" calcext:value-type="float">
            <text:p>735.583439852917</text:p>
          </table:table-cell>
        </table:table-row>
        <table:table-row table:style-name="ro1">
          <table:table-cell office:value-type="float" office:value="58.9097" calcext:value-type="float">
            <text:p>58.9097</text:p>
          </table:table-cell>
          <table:table-cell office:value-type="float" office:value="259.817" calcext:value-type="float">
            <text:p>259.817</text:p>
          </table:table-cell>
          <table:table-cell office:value-type="float" office:value="42.9612" calcext:value-type="float">
            <text:p>42.9612</text:p>
          </table:table-cell>
          <table:table-cell office:value-type="float" office:value="58.0622" calcext:value-type="float">
            <text:p>58.0622</text:p>
          </table:table-cell>
          <table:table-cell office:value-type="float" office:value="247.639" calcext:value-type="float">
            <text:p>247.639</text:p>
          </table:table-cell>
          <table:table-cell office:value-type="float" office:value="43.3334" calcext:value-type="float">
            <text:p>43.3334</text:p>
          </table:table-cell>
          <table:table-cell/>
          <table:table-cell table:formula="of:=([.D278]-[.A278])/0.0166667" office:value-type="float" office:value="-50.8498983002036" calcext:value-type="float">
            <text:p>-50.8498983002036</text:p>
          </table:table-cell>
          <table:table-cell table:formula="of:=ABS([.E278]-[.B278])/0.0166667" office:value-type="float" office:value="730.678538642923" calcext:value-type="float">
            <text:p>730.678538642923</text:p>
          </table:table-cell>
          <table:table-cell table:formula="of:=([.F278]-[.C278])/0.0166667" office:value-type="float" office:value="22.3319553360893" calcext:value-type="float">
            <text:p>22.3319553360893</text:p>
          </table:table-cell>
          <table:table-cell table:formula="of:=DEGREES(ATAN(ABS([.F278]-[.C278])/ABS([.E278]-[.B278])))" office:value-type="float" office:value="1.75060376858995" calcext:value-type="float">
            <text:p>1.75060376858995</text:p>
          </table:table-cell>
          <table:table-cell table:formula="of:=SQRT(POWER([.H278];2)+POWER([.I278];2)+POWER([.J278];2))" office:value-type="float" office:value="732.786159271333" calcext:value-type="float">
            <text:p>732.786159271333</text:p>
          </table:table-cell>
        </table:table-row>
        <table:table-row table:style-name="ro1">
          <table:table-cell office:value-type="float" office:value="60.2264" calcext:value-type="float">
            <text:p>60.2264</text:p>
          </table:table-cell>
          <table:table-cell office:value-type="float" office:value="266.135" calcext:value-type="float">
            <text:p>266.135</text:p>
          </table:table-cell>
          <table:table-cell office:value-type="float" office:value="43.6164" calcext:value-type="float">
            <text:p>43.6164</text:p>
          </table:table-cell>
          <table:table-cell office:value-type="float" office:value="59.5389" calcext:value-type="float">
            <text:p>59.5389</text:p>
          </table:table-cell>
          <table:table-cell office:value-type="float" office:value="254.921" calcext:value-type="float">
            <text:p>254.921</text:p>
          </table:table-cell>
          <table:table-cell office:value-type="float" office:value="43.999" calcext:value-type="float">
            <text:p>43.999</text:p>
          </table:table-cell>
          <table:table-cell/>
          <table:table-cell table:formula="of:=([.D279]-[.A279])/0.0166667" office:value-type="float" office:value="-41.249917500165" calcext:value-type="float">
            <text:p>-41.249917500165</text:p>
          </table:table-cell>
          <table:table-cell table:formula="of:=ABS([.E279]-[.B279])/0.0166667" office:value-type="float" office:value="672.838654322691" calcext:value-type="float">
            <text:p>672.838654322691</text:p>
          </table:table-cell>
          <table:table-cell table:formula="of:=([.F279]-[.C279])/0.0166667" office:value-type="float" office:value="22.955954088092" calcext:value-type="float">
            <text:p>22.955954088092</text:p>
          </table:table-cell>
          <table:table-cell table:formula="of:=DEGREES(ATAN(ABS([.F279]-[.C279])/ABS([.E279]-[.B279])))" office:value-type="float" office:value="1.95406325819071" calcext:value-type="float">
            <text:p>1.95406325819071</text:p>
          </table:table-cell>
          <table:table-cell table:formula="of:=SQRT(POWER([.H279];2)+POWER([.I279];2)+POWER([.J279];2))" office:value-type="float" office:value="674.492688079445" calcext:value-type="float">
            <text:p>674.492688079445</text:p>
          </table:table-cell>
        </table:table-row>
        <table:table-row table:style-name="ro1">
          <table:table-cell office:value-type="float" office:value="59.6971" calcext:value-type="float">
            <text:p>59.6971</text:p>
          </table:table-cell>
          <table:table-cell office:value-type="float" office:value="267.368" calcext:value-type="float">
            <text:p>267.368</text:p>
          </table:table-cell>
          <table:table-cell office:value-type="float" office:value="43.179" calcext:value-type="float">
            <text:p>43.179</text:p>
          </table:table-cell>
          <table:table-cell office:value-type="float" office:value="58.5045" calcext:value-type="float">
            <text:p>58.5045</text:p>
          </table:table-cell>
          <table:table-cell office:value-type="float" office:value="257.225" calcext:value-type="float">
            <text:p>257.225</text:p>
          </table:table-cell>
          <table:table-cell office:value-type="float" office:value="43.3919" calcext:value-type="float">
            <text:p>43.3919</text:p>
          </table:table-cell>
          <table:table-cell/>
          <table:table-cell table:formula="of:=([.D280]-[.A280])/0.0166667" office:value-type="float" office:value="-71.5558568882862" calcext:value-type="float">
            <text:p>-71.5558568882862</text:p>
          </table:table-cell>
          <table:table-cell table:formula="of:=ABS([.E280]-[.B280])/0.0166667" office:value-type="float" office:value="608.578782842433" calcext:value-type="float">
            <text:p>608.578782842433</text:p>
          </table:table-cell>
          <table:table-cell table:formula="of:=([.F280]-[.C280])/0.0166667" office:value-type="float" office:value="12.773974452051" calcext:value-type="float">
            <text:p>12.773974452051</text:p>
          </table:table-cell>
          <table:table-cell table:formula="of:=DEGREES(ATAN(ABS([.F280]-[.C280])/ABS([.E280]-[.B280])))" office:value-type="float" office:value="1.20245297442607" calcext:value-type="float">
            <text:p>1.20245297442607</text:p>
          </table:table-cell>
          <table:table-cell table:formula="of:=SQRT(POWER([.H280];2)+POWER([.I280];2)+POWER([.J280];2))" office:value-type="float" office:value="612.904193169125" calcext:value-type="float">
            <text:p>612.904193169125</text:p>
          </table:table-cell>
        </table:table-row>
        <table:table-row table:style-name="ro1">
          <table:table-cell office:value-type="float" office:value="56.6802" calcext:value-type="float">
            <text:p>56.6802</text:p>
          </table:table-cell>
          <table:table-cell office:value-type="float" office:value="261.689" calcext:value-type="float">
            <text:p>261.689</text:p>
          </table:table-cell>
          <table:table-cell office:value-type="float" office:value="43.6419" calcext:value-type="float">
            <text:p>43.6419</text:p>
          </table:table-cell>
          <table:table-cell office:value-type="float" office:value="55.1872" calcext:value-type="float">
            <text:p>55.1872</text:p>
          </table:table-cell>
          <table:table-cell office:value-type="float" office:value="249.206" calcext:value-type="float">
            <text:p>249.206</text:p>
          </table:table-cell>
          <table:table-cell office:value-type="float" office:value="44.0398" calcext:value-type="float">
            <text:p>44.0398</text:p>
          </table:table-cell>
          <table:table-cell/>
          <table:table-cell table:formula="of:=([.D281]-[.A281])/0.0166667" office:value-type="float" office:value="-89.5798208403584" calcext:value-type="float">
            <text:p>-89.5798208403584</text:p>
          </table:table-cell>
          <table:table-cell table:formula="of:=ABS([.E281]-[.B281])/0.0166667" office:value-type="float" office:value="748.978502042998" calcext:value-type="float">
            <text:p>748.978502042998</text:p>
          </table:table-cell>
          <table:table-cell table:formula="of:=([.F281]-[.C281])/0.0166667" office:value-type="float" office:value="23.8739522520955" calcext:value-type="float">
            <text:p>23.8739522520955</text:p>
          </table:table-cell>
          <table:table-cell table:formula="of:=DEGREES(ATAN(ABS([.F281]-[.C281])/ABS([.E281]-[.B281])))" office:value-type="float" office:value="1.82570489175908" calcext:value-type="float">
            <text:p>1.82570489175908</text:p>
          </table:table-cell>
          <table:table-cell table:formula="of:=SQRT(POWER([.H281];2)+POWER([.I281];2)+POWER([.J281];2))" office:value-type="float" office:value="754.694180725212" calcext:value-type="float">
            <text:p>754.694180725212</text:p>
          </table:table-cell>
        </table:table-row>
        <table:table-row table:style-name="ro1">
          <table:table-cell office:value-type="float" office:value="58.4502" calcext:value-type="float">
            <text:p>58.4502</text:p>
          </table:table-cell>
          <table:table-cell office:value-type="float" office:value="268.276" calcext:value-type="float">
            <text:p>268.276</text:p>
          </table:table-cell>
          <table:table-cell office:value-type="float" office:value="43.7791" calcext:value-type="float">
            <text:p>43.7791</text:p>
          </table:table-cell>
          <table:table-cell office:value-type="float" office:value="56.5275" calcext:value-type="float">
            <text:p>56.5275</text:p>
          </table:table-cell>
          <table:table-cell office:value-type="float" office:value="259.115" calcext:value-type="float">
            <text:p>259.115</text:p>
          </table:table-cell>
          <table:table-cell office:value-type="float" office:value="44.0613" calcext:value-type="float">
            <text:p>44.0613</text:p>
          </table:table-cell>
          <table:table-cell/>
          <table:table-cell table:formula="of:=([.D282]-[.A282])/0.0166667" office:value-type="float" office:value="-115.361769276461" calcext:value-type="float">
            <text:p>-115.361769276461</text:p>
          </table:table-cell>
          <table:table-cell table:formula="of:=ABS([.E282]-[.B282])/0.0166667" office:value-type="float" office:value="549.658900682199" calcext:value-type="float">
            <text:p>549.658900682199</text:p>
          </table:table-cell>
          <table:table-cell table:formula="of:=([.F282]-[.C282])/0.0166667" office:value-type="float" office:value="16.9319661360679" calcext:value-type="float">
            <text:p>16.9319661360679</text:p>
          </table:table-cell>
          <table:table-cell table:formula="of:=DEGREES(ATAN(ABS([.F282]-[.C282])/ABS([.E282]-[.B282])))" office:value-type="float" office:value="1.76440973510208" calcext:value-type="float">
            <text:p>1.76440973510208</text:p>
          </table:table-cell>
          <table:table-cell table:formula="of:=SQRT(POWER([.H282];2)+POWER([.I282];2)+POWER([.J282];2))" office:value-type="float" office:value="561.889612278953" calcext:value-type="float">
            <text:p>561.889612278953</text:p>
          </table:table-cell>
        </table:table-row>
        <table:table-row table:style-name="ro1">
          <table:table-cell office:value-type="float" office:value="57.0839" calcext:value-type="float">
            <text:p>57.0839</text:p>
          </table:table-cell>
          <table:table-cell office:value-type="float" office:value="264.301" calcext:value-type="float">
            <text:p>264.301</text:p>
          </table:table-cell>
          <table:table-cell office:value-type="float" office:value="43.4566" calcext:value-type="float">
            <text:p>43.4566</text:p>
          </table:table-cell>
          <table:table-cell office:value-type="float" office:value="55.3342" calcext:value-type="float">
            <text:p>55.3342</text:p>
          </table:table-cell>
          <table:table-cell office:value-type="float" office:value="251.652" calcext:value-type="float">
            <text:p>251.652</text:p>
          </table:table-cell>
          <table:table-cell office:value-type="float" office:value="43.868" calcext:value-type="float">
            <text:p>43.868</text:p>
          </table:table-cell>
          <table:table-cell/>
          <table:table-cell table:formula="of:=([.D283]-[.A283])/0.0166667" office:value-type="float" office:value="-104.98179003642" calcext:value-type="float">
            <text:p>-104.98179003642</text:p>
          </table:table-cell>
          <table:table-cell table:formula="of:=ABS([.E283]-[.B283])/0.0166667" office:value-type="float" office:value="758.938482123036" calcext:value-type="float">
            <text:p>758.938482123036</text:p>
          </table:table-cell>
          <table:table-cell table:formula="of:=([.F283]-[.C283])/0.0166667" office:value-type="float" office:value="24.6839506320988" calcext:value-type="float">
            <text:p>24.6839506320988</text:p>
          </table:table-cell>
          <table:table-cell table:formula="of:=DEGREES(ATAN(ABS([.F283]-[.C283])/ABS([.E283]-[.B283])))" office:value-type="float" office:value="1.86284903282672" calcext:value-type="float">
            <text:p>1.86284903282672</text:p>
          </table:table-cell>
          <table:table-cell table:formula="of:=SQRT(POWER([.H283];2)+POWER([.I283];2)+POWER([.J283];2))" office:value-type="float" office:value="766.562517545227" calcext:value-type="float">
            <text:p>766.562517545227</text:p>
          </table:table-cell>
        </table:table-row>
        <table:table-row table:style-name="ro1">
          <table:table-cell office:value-type="float" office:value="58.972" calcext:value-type="float">
            <text:p>58.972</text:p>
          </table:table-cell>
          <table:table-cell office:value-type="float" office:value="276.246" calcext:value-type="float">
            <text:p>276.246</text:p>
          </table:table-cell>
          <table:table-cell office:value-type="float" office:value="42.9999" calcext:value-type="float">
            <text:p>42.9999</text:p>
          </table:table-cell>
          <table:table-cell office:value-type="float" office:value="56.8034" calcext:value-type="float">
            <text:p>56.8034</text:p>
          </table:table-cell>
          <table:table-cell office:value-type="float" office:value="265.485" calcext:value-type="float">
            <text:p>265.485</text:p>
          </table:table-cell>
          <table:table-cell office:value-type="float" office:value="43.5113" calcext:value-type="float">
            <text:p>43.5113</text:p>
          </table:table-cell>
          <table:table-cell/>
          <table:table-cell table:formula="of:=([.D284]-[.A284])/0.0166667" office:value-type="float" office:value="-130.11573976852" calcext:value-type="float">
            <text:p>-130.11573976852</text:p>
          </table:table-cell>
          <table:table-cell table:formula="of:=ABS([.E284]-[.B284])/0.0166667" office:value-type="float" office:value="645.658708682581" calcext:value-type="float">
            <text:p>645.658708682581</text:p>
          </table:table-cell>
          <table:table-cell table:formula="of:=([.F284]-[.C284])/0.0166667" office:value-type="float" office:value="30.6839386321228" calcext:value-type="float">
            <text:p>30.6839386321228</text:p>
          </table:table-cell>
          <table:table-cell table:formula="of:=DEGREES(ATAN(ABS([.F284]-[.C284])/ABS([.E284]-[.B284])))" office:value-type="float" office:value="2.72084684220084" calcext:value-type="float">
            <text:p>2.72084684220084</text:p>
          </table:table-cell>
          <table:table-cell table:formula="of:=SQRT(POWER([.H284];2)+POWER([.I284];2)+POWER([.J284];2))" office:value-type="float" office:value="659.353302807491" calcext:value-type="float">
            <text:p>659.353302807491</text:p>
          </table:table-cell>
        </table:table-row>
        <table:table-row table:style-name="ro1">
          <table:table-cell office:value-type="float" office:value="56.302" calcext:value-type="float">
            <text:p>56.302</text:p>
          </table:table-cell>
          <table:table-cell office:value-type="float" office:value="272.17" calcext:value-type="float">
            <text:p>272.17</text:p>
          </table:table-cell>
          <table:table-cell office:value-type="float" office:value="41.2013" calcext:value-type="float">
            <text:p>41.2013</text:p>
          </table:table-cell>
          <table:table-cell office:value-type="float" office:value="54.1404" calcext:value-type="float">
            <text:p>54.1404</text:p>
          </table:table-cell>
          <table:table-cell office:value-type="float" office:value="262.878" calcext:value-type="float">
            <text:p>262.878</text:p>
          </table:table-cell>
          <table:table-cell office:value-type="float" office:value="40.8048" calcext:value-type="float">
            <text:p>40.8048</text:p>
          </table:table-cell>
          <table:table-cell/>
          <table:table-cell table:formula="of:=([.D285]-[.A285])/0.0166667" office:value-type="float" office:value="-129.695740608519" calcext:value-type="float">
            <text:p>-129.695740608519</text:p>
          </table:table-cell>
          <table:table-cell table:formula="of:=ABS([.E285]-[.B285])/0.0166667" office:value-type="float" office:value="557.518884962232" calcext:value-type="float">
            <text:p>557.518884962232</text:p>
          </table:table-cell>
          <table:table-cell table:formula="of:=([.F285]-[.C285])/0.0166667" office:value-type="float" office:value="-23.7899524200953" calcext:value-type="float">
            <text:p>-23.7899524200953</text:p>
          </table:table-cell>
          <table:table-cell table:formula="of:=DEGREES(ATAN(ABS([.F285]-[.C285])/ABS([.E285]-[.B285])))" office:value-type="float" office:value="2.44339251647577" calcext:value-type="float">
            <text:p>2.44339251647577</text:p>
          </table:table-cell>
          <table:table-cell table:formula="of:=SQRT(POWER([.H285];2)+POWER([.I285];2)+POWER([.J285];2))" office:value-type="float" office:value="572.899863900903" calcext:value-type="float">
            <text:p>572.899863900903</text:p>
          </table:table-cell>
        </table:table-row>
        <table:table-row table:style-name="ro1">
          <table:table-cell office:value-type="float" office:value="62.802" calcext:value-type="float">
            <text:p>62.802</text:p>
          </table:table-cell>
          <table:table-cell office:value-type="float" office:value="271.959" calcext:value-type="float">
            <text:p>271.959</text:p>
          </table:table-cell>
          <table:table-cell office:value-type="float" office:value="41.9142" calcext:value-type="float">
            <text:p>41.9142</text:p>
          </table:table-cell>
          <table:table-cell office:value-type="float" office:value="61.2794" calcext:value-type="float">
            <text:p>61.2794</text:p>
          </table:table-cell>
          <table:table-cell office:value-type="float" office:value="261.676" calcext:value-type="float">
            <text:p>261.676</text:p>
          </table:table-cell>
          <table:table-cell office:value-type="float" office:value="41.906" calcext:value-type="float">
            <text:p>41.906</text:p>
          </table:table-cell>
          <table:table-cell/>
          <table:table-cell table:formula="of:=([.D286]-[.A286])/0.0166667" office:value-type="float" office:value="-91.3558172883652" calcext:value-type="float">
            <text:p>-91.3558172883652</text:p>
          </table:table-cell>
          <table:table-cell table:formula="of:=ABS([.E286]-[.B286])/0.0166667" office:value-type="float" office:value="616.978766042469" calcext:value-type="float">
            <text:p>616.978766042469</text:p>
          </table:table-cell>
          <table:table-cell table:formula="of:=([.F286]-[.C286])/0.0166667" office:value-type="float" office:value="-0.4919990160021" calcext:value-type="float">
            <text:p>-0.4919990160021</text:p>
          </table:table-cell>
          <table:table-cell table:formula="of:=DEGREES(ATAN(ABS([.F286]-[.C286])/ABS([.E286]-[.B286])))" office:value-type="float" office:value="0.0456895159409023" calcext:value-type="float">
            <text:p>0.045689515940902</text:p>
          </table:table-cell>
          <table:table-cell table:formula="of:=SQRT(POWER([.H286];2)+POWER([.I286];2)+POWER([.J286];2))" office:value-type="float" office:value="623.705800167631" calcext:value-type="float">
            <text:p>623.705800167631</text:p>
          </table:table-cell>
        </table:table-row>
        <table:table-row table:style-name="ro1">
          <table:table-cell office:value-type="float" office:value="70.0134" calcext:value-type="float">
            <text:p>70.0134</text:p>
          </table:table-cell>
          <table:table-cell office:value-type="float" office:value="276.861" calcext:value-type="float">
            <text:p>276.861</text:p>
          </table:table-cell>
          <table:table-cell office:value-type="float" office:value="41.7986" calcext:value-type="float">
            <text:p>41.7986</text:p>
          </table:table-cell>
          <table:table-cell office:value-type="float" office:value="67.5663" calcext:value-type="float">
            <text:p>67.5663</text:p>
          </table:table-cell>
          <table:table-cell office:value-type="float" office:value="267.713" calcext:value-type="float">
            <text:p>267.713</text:p>
          </table:table-cell>
          <table:table-cell office:value-type="float" office:value="41.5778" calcext:value-type="float">
            <text:p>41.5778</text:p>
          </table:table-cell>
          <table:table-cell/>
          <table:table-cell table:formula="of:=([.D287]-[.A287])/0.0166667" office:value-type="float" office:value="-146.825706348588" calcext:value-type="float">
            <text:p>-146.825706348588</text:p>
          </table:table-cell>
          <table:table-cell table:formula="of:=ABS([.E287]-[.B287])/0.0166667" office:value-type="float" office:value="548.878902242194" calcext:value-type="float">
            <text:p>548.878902242194</text:p>
          </table:table-cell>
          <table:table-cell table:formula="of:=([.F287]-[.C287])/0.0166667" office:value-type="float" office:value="-13.2479735040528" calcext:value-type="float">
            <text:p>-13.2479735040528</text:p>
          </table:table-cell>
          <table:table-cell table:formula="of:=DEGREES(ATAN(ABS([.F287]-[.C287])/ABS([.E287]-[.B287])))" office:value-type="float" office:value="1.38264673239429" calcext:value-type="float">
            <text:p>1.38264673239429</text:p>
          </table:table-cell>
          <table:table-cell table:formula="of:=SQRT(POWER([.H287];2)+POWER([.I287];2)+POWER([.J287];2))" office:value-type="float" office:value="568.332073855876" calcext:value-type="float">
            <text:p>568.332073855876</text:p>
          </table:table-cell>
        </table:table-row>
        <table:table-row table:style-name="ro1">
          <table:table-cell office:value-type="float" office:value="73.2517" calcext:value-type="float">
            <text:p>73.2517</text:p>
          </table:table-cell>
          <table:table-cell office:value-type="float" office:value="268.339" calcext:value-type="float">
            <text:p>268.339</text:p>
          </table:table-cell>
          <table:table-cell office:value-type="float" office:value="42.1575" calcext:value-type="float">
            <text:p>42.1575</text:p>
          </table:table-cell>
          <table:table-cell office:value-type="float" office:value="71.7567" calcext:value-type="float">
            <text:p>71.7567</text:p>
          </table:table-cell>
          <table:table-cell office:value-type="float" office:value="259.737" calcext:value-type="float">
            <text:p>259.737</text:p>
          </table:table-cell>
          <table:table-cell office:value-type="float" office:value="41.6459" calcext:value-type="float">
            <text:p>41.6459</text:p>
          </table:table-cell>
          <table:table-cell/>
          <table:table-cell table:formula="of:=([.D288]-[.A288])/0.0166667" office:value-type="float" office:value="-89.6998206003591" calcext:value-type="float">
            <text:p>-89.6998206003591</text:p>
          </table:table-cell>
          <table:table-cell table:formula="of:=ABS([.E288]-[.B288])/0.0166667" office:value-type="float" office:value="516.118967762063" calcext:value-type="float">
            <text:p>516.118967762063</text:p>
          </table:table-cell>
          <table:table-cell table:formula="of:=([.F288]-[.C288])/0.0166667" office:value-type="float" office:value="-30.6959386081229" calcext:value-type="float">
            <text:p>-30.6959386081229</text:p>
          </table:table-cell>
          <table:table-cell table:formula="of:=DEGREES(ATAN(ABS([.F288]-[.C288])/ABS([.E288]-[.B288])))" office:value-type="float" office:value="3.40363082351934" calcext:value-type="float">
            <text:p>3.40363082351934</text:p>
          </table:table-cell>
          <table:table-cell table:formula="of:=SQRT(POWER([.H288];2)+POWER([.I288];2)+POWER([.J288];2))" office:value-type="float" office:value="524.754311413015" calcext:value-type="float">
            <text:p>524.754311413015</text:p>
          </table:table-cell>
        </table:table-row>
        <table:table-row table:style-name="ro1">
          <table:table-cell office:value-type="float" office:value="74.538" calcext:value-type="float">
            <text:p>74.538</text:p>
          </table:table-cell>
          <table:table-cell office:value-type="float" office:value="276.098" calcext:value-type="float">
            <text:p>276.098</text:p>
          </table:table-cell>
          <table:table-cell office:value-type="float" office:value="41.6298" calcext:value-type="float">
            <text:p>41.6298</text:p>
          </table:table-cell>
          <table:table-cell office:value-type="float" office:value="72.9892" calcext:value-type="float">
            <text:p>72.9892</text:p>
          </table:table-cell>
          <table:table-cell office:value-type="float" office:value="264.696" calcext:value-type="float">
            <text:p>264.696</text:p>
          </table:table-cell>
          <table:table-cell office:value-type="float" office:value="41.7797" calcext:value-type="float">
            <text:p>41.7797</text:p>
          </table:table-cell>
          <table:table-cell/>
          <table:table-cell table:formula="of:=([.D289]-[.A289])/0.0166667" office:value-type="float" office:value="-92.9278141443717" calcext:value-type="float">
            <text:p>-92.9278141443717</text:p>
          </table:table-cell>
          <table:table-cell table:formula="of:=ABS([.E289]-[.B289])/0.0166667" office:value-type="float" office:value="684.118631762736" calcext:value-type="float">
            <text:p>684.118631762736</text:p>
          </table:table-cell>
          <table:table-cell table:formula="of:=([.F289]-[.C289])/0.0166667" office:value-type="float" office:value="8.99398201203569" calcext:value-type="float">
            <text:p>8.99398201203569</text:p>
          </table:table-cell>
          <table:table-cell table:formula="of:=DEGREES(ATAN(ABS([.F289]-[.C289])/ABS([.E289]-[.B289])))" office:value-type="float" office:value="0.753213697928831" calcext:value-type="float">
            <text:p>0.753213697928831</text:p>
          </table:table-cell>
          <table:table-cell table:formula="of:=SQRT(POWER([.H289];2)+POWER([.I289];2)+POWER([.J289];2))" office:value-type="float" office:value="690.459826984164" calcext:value-type="float">
            <text:p>690.459826984164</text:p>
          </table:table-cell>
        </table:table-row>
        <table:table-row table:style-name="ro1">
          <table:table-cell office:value-type="float" office:value="74.9938" calcext:value-type="float">
            <text:p>74.9938</text:p>
          </table:table-cell>
          <table:table-cell office:value-type="float" office:value="269.659" calcext:value-type="float">
            <text:p>269.659</text:p>
          </table:table-cell>
          <table:table-cell office:value-type="float" office:value="42.6639" calcext:value-type="float">
            <text:p>42.6639</text:p>
          </table:table-cell>
          <table:table-cell office:value-type="float" office:value="73.9398" calcext:value-type="float">
            <text:p>73.9398</text:p>
          </table:table-cell>
          <table:table-cell office:value-type="float" office:value="258.606" calcext:value-type="float">
            <text:p>258.606</text:p>
          </table:table-cell>
          <table:table-cell office:value-type="float" office:value="42.7768" calcext:value-type="float">
            <text:p>42.7768</text:p>
          </table:table-cell>
          <table:table-cell/>
          <table:table-cell table:formula="of:=([.D290]-[.A290])/0.0166667" office:value-type="float" office:value="-63.2398735202522" calcext:value-type="float">
            <text:p>-63.2398735202522</text:p>
          </table:table-cell>
          <table:table-cell table:formula="of:=ABS([.E290]-[.B290])/0.0166667" office:value-type="float" office:value="663.178673642653" calcext:value-type="float">
            <text:p>663.178673642653</text:p>
          </table:table-cell>
          <table:table-cell table:formula="of:=([.F290]-[.C290])/0.0166667" office:value-type="float" office:value="6.7739864520273" calcext:value-type="float">
            <text:p>6.7739864520273</text:p>
          </table:table-cell>
          <table:table-cell table:formula="of:=DEGREES(ATAN(ABS([.F290]-[.C290])/ABS([.E290]-[.B290])))" office:value-type="float" office:value="0.585222885371684" calcext:value-type="float">
            <text:p>0.585222885371684</text:p>
          </table:table-cell>
          <table:table-cell table:formula="of:=SQRT(POWER([.H290];2)+POWER([.I290];2)+POWER([.J290];2))" office:value-type="float" office:value="666.221525972959" calcext:value-type="float">
            <text:p>666.221525972959</text:p>
          </table:table-cell>
        </table:table-row>
        <table:table-row table:style-name="ro1">
          <table:table-cell office:value-type="float" office:value="72.9939" calcext:value-type="float">
            <text:p>72.9939</text:p>
          </table:table-cell>
          <table:table-cell office:value-type="float" office:value="264.507" calcext:value-type="float">
            <text:p>264.507</text:p>
          </table:table-cell>
          <table:table-cell office:value-type="float" office:value="42.7843" calcext:value-type="float">
            <text:p>42.7843</text:p>
          </table:table-cell>
          <table:table-cell office:value-type="float" office:value="71.5186" calcext:value-type="float">
            <text:p>71.5186</text:p>
          </table:table-cell>
          <table:table-cell office:value-type="float" office:value="254.777" calcext:value-type="float">
            <text:p>254.777</text:p>
          </table:table-cell>
          <table:table-cell office:value-type="float" office:value="42.7168" calcext:value-type="float">
            <text:p>42.7168</text:p>
          </table:table-cell>
          <table:table-cell/>
          <table:table-cell table:formula="of:=([.D291]-[.A291])/0.0166667" office:value-type="float" office:value="-88.5178229643535" calcext:value-type="float">
            <text:p>-88.5178229643535</text:p>
          </table:table-cell>
          <table:table-cell table:formula="of:=ABS([.E291]-[.B291])/0.0166667" office:value-type="float" office:value="583.798832402336" calcext:value-type="float">
            <text:p>583.798832402336</text:p>
          </table:table-cell>
          <table:table-cell table:formula="of:=([.F291]-[.C291])/0.0166667" office:value-type="float" office:value="-4.04999190001635" calcext:value-type="float">
            <text:p>-4.04999190001635</text:p>
          </table:table-cell>
          <table:table-cell table:formula="of:=DEGREES(ATAN(ABS([.F291]-[.C291])/ABS([.E291]-[.B291])))" office:value-type="float" office:value="0.397472053108887" calcext:value-type="float">
            <text:p>0.397472053108887</text:p>
          </table:table-cell>
          <table:table-cell table:formula="of:=SQRT(POWER([.H291];2)+POWER([.I291];2)+POWER([.J291];2))" office:value-type="float" office:value="590.485295440174" calcext:value-type="float">
            <text:p>590.485295440174</text:p>
          </table:table-cell>
        </table:table-row>
        <table:table-row table:style-name="ro1">
          <table:table-cell office:value-type="float" office:value="73.9512" calcext:value-type="float">
            <text:p>73.9512</text:p>
          </table:table-cell>
          <table:table-cell office:value-type="float" office:value="259.581" calcext:value-type="float">
            <text:p>259.581</text:p>
          </table:table-cell>
          <table:table-cell office:value-type="float" office:value="44.0587" calcext:value-type="float">
            <text:p>44.0587</text:p>
          </table:table-cell>
          <table:table-cell office:value-type="float" office:value="72.7103" calcext:value-type="float">
            <text:p>72.7103</text:p>
          </table:table-cell>
          <table:table-cell office:value-type="float" office:value="250.095" calcext:value-type="float">
            <text:p>250.095</text:p>
          </table:table-cell>
          <table:table-cell office:value-type="float" office:value="43.9582" calcext:value-type="float">
            <text:p>43.9582</text:p>
          </table:table-cell>
          <table:table-cell/>
          <table:table-cell table:formula="of:=([.D292]-[.A292])/0.0166667" office:value-type="float" office:value="-74.4538510922976" calcext:value-type="float">
            <text:p>-74.4538510922976</text:p>
          </table:table-cell>
          <table:table-cell table:formula="of:=ABS([.E292]-[.B292])/0.0166667" office:value-type="float" office:value="569.158861682278" calcext:value-type="float">
            <text:p>569.158861682278</text:p>
          </table:table-cell>
          <table:table-cell table:formula="of:=([.F292]-[.C292])/0.0166667" office:value-type="float" office:value="-6.02998794002435" calcext:value-type="float">
            <text:p>-6.02998794002435</text:p>
          </table:table-cell>
          <table:table-cell table:formula="of:=DEGREES(ATAN(ABS([.F292]-[.C292])/ABS([.E292]-[.B292])))" office:value-type="float" office:value="0.607000886792084" calcext:value-type="float">
            <text:p>0.607000886792084</text:p>
          </table:table-cell>
          <table:table-cell table:formula="of:=SQRT(POWER([.H292];2)+POWER([.I292];2)+POWER([.J292];2))" office:value-type="float" office:value="574.039673305336" calcext:value-type="float">
            <text:p>574.039673305336</text:p>
          </table:table-cell>
        </table:table-row>
        <table:table-row table:style-name="ro1">
          <table:table-cell office:value-type="float" office:value="74.2511" calcext:value-type="float">
            <text:p>74.2511</text:p>
          </table:table-cell>
          <table:table-cell office:value-type="float" office:value="269.541" calcext:value-type="float">
            <text:p>269.541</text:p>
          </table:table-cell>
          <table:table-cell office:value-type="float" office:value="42.9354" calcext:value-type="float">
            <text:p>42.9354</text:p>
          </table:table-cell>
          <table:table-cell office:value-type="float" office:value="72.7354" calcext:value-type="float">
            <text:p>72.7354</text:p>
          </table:table-cell>
          <table:table-cell office:value-type="float" office:value="259.612" calcext:value-type="float">
            <text:p>259.612</text:p>
          </table:table-cell>
          <table:table-cell office:value-type="float" office:value="43.1032" calcext:value-type="float">
            <text:p>43.1032</text:p>
          </table:table-cell>
          <table:table-cell/>
          <table:table-cell table:formula="of:=([.D293]-[.A293])/0.0166667" office:value-type="float" office:value="-90.9418181163635" calcext:value-type="float">
            <text:p>-90.9418181163635</text:p>
          </table:table-cell>
          <table:table-cell table:formula="of:=ABS([.E293]-[.B293])/0.0166667" office:value-type="float" office:value="595.738808522381" calcext:value-type="float">
            <text:p>595.738808522381</text:p>
          </table:table-cell>
          <table:table-cell table:formula="of:=([.F293]-[.C293])/0.0166667" office:value-type="float" office:value="10.0679798640403" calcext:value-type="float">
            <text:p>10.0679798640403</text:p>
          </table:table-cell>
          <table:table-cell table:formula="of:=DEGREES(ATAN(ABS([.F293]-[.C293])/ABS([.E293]-[.B293])))" office:value-type="float" office:value="0.968205927413765" calcext:value-type="float">
            <text:p>0.968205927413765</text:p>
          </table:table-cell>
          <table:table-cell table:formula="of:=SQRT(POWER([.H293];2)+POWER([.I293];2)+POWER([.J293];2))" office:value-type="float" office:value="602.724237508763" calcext:value-type="float">
            <text:p>602.724237508763</text:p>
          </table:table-cell>
        </table:table-row>
        <table:table-row table:style-name="ro1">
          <table:table-cell office:value-type="float" office:value="73.4931" calcext:value-type="float">
            <text:p>73.4931</text:p>
          </table:table-cell>
          <table:table-cell office:value-type="float" office:value="265.653" calcext:value-type="float">
            <text:p>265.653</text:p>
          </table:table-cell>
          <table:table-cell office:value-type="float" office:value="43.5673" calcext:value-type="float">
            <text:p>43.5673</text:p>
          </table:table-cell>
          <table:table-cell office:value-type="float" office:value="71.766" calcext:value-type="float">
            <text:p>71.766</text:p>
          </table:table-cell>
          <table:table-cell office:value-type="float" office:value="257.042" calcext:value-type="float">
            <text:p>257.042</text:p>
          </table:table-cell>
          <table:table-cell office:value-type="float" office:value="43.5338" calcext:value-type="float">
            <text:p>43.5338</text:p>
          </table:table-cell>
          <table:table-cell/>
          <table:table-cell table:formula="of:=([.D294]-[.A294])/0.0166667" office:value-type="float" office:value="-103.625792748414" calcext:value-type="float">
            <text:p>-103.625792748414</text:p>
          </table:table-cell>
          <table:table-cell table:formula="of:=ABS([.E294]-[.B294])/0.0166667" office:value-type="float" office:value="516.65896668207" calcext:value-type="float">
            <text:p>516.65896668207</text:p>
          </table:table-cell>
          <table:table-cell table:formula="of:=([.F294]-[.C294])/0.0166667" office:value-type="float" office:value="-2.00999598000826" calcext:value-type="float">
            <text:p>-2.00999598000826</text:p>
          </table:table-cell>
          <table:table-cell table:formula="of:=DEGREES(ATAN(ABS([.F294]-[.C294])/ABS([.E294]-[.B294])))" office:value-type="float" office:value="0.222900816439404" calcext:value-type="float">
            <text:p>0.222900816439404</text:p>
          </table:table-cell>
          <table:table-cell table:formula="of:=SQRT(POWER([.H294];2)+POWER([.I294];2)+POWER([.J294];2))" office:value-type="float" office:value="526.95240094297" calcext:value-type="float">
            <text:p>526.95240094297</text:p>
          </table:table-cell>
        </table:table-row>
        <table:table-row table:style-name="ro1">
          <table:table-cell office:value-type="float" office:value="73.511" calcext:value-type="float">
            <text:p>73.511</text:p>
          </table:table-cell>
          <table:table-cell office:value-type="float" office:value="269.312" calcext:value-type="float">
            <text:p>269.312</text:p>
          </table:table-cell>
          <table:table-cell office:value-type="float" office:value="43.715" calcext:value-type="float">
            <text:p>43.715</text:p>
          </table:table-cell>
          <table:table-cell office:value-type="float" office:value="72.0134" calcext:value-type="float">
            <text:p>72.0134</text:p>
          </table:table-cell>
          <table:table-cell office:value-type="float" office:value="258.118" calcext:value-type="float">
            <text:p>258.118</text:p>
          </table:table-cell>
          <table:table-cell office:value-type="float" office:value="44.3134" calcext:value-type="float">
            <text:p>44.3134</text:p>
          </table:table-cell>
          <table:table-cell/>
          <table:table-cell table:formula="of:=([.D295]-[.A295])/0.0166667" office:value-type="float" office:value="-89.8558202883589" calcext:value-type="float">
            <text:p>-89.8558202883589</text:p>
          </table:table-cell>
          <table:table-cell table:formula="of:=ABS([.E295]-[.B295])/0.0166667" office:value-type="float" office:value="671.638656722688" calcext:value-type="float">
            <text:p>671.638656722688</text:p>
          </table:table-cell>
          <table:table-cell table:formula="of:=([.F295]-[.C295])/0.0166667" office:value-type="float" office:value="35.9039281921435" calcext:value-type="float">
            <text:p>35.9039281921435</text:p>
          </table:table-cell>
          <table:table-cell table:formula="of:=DEGREES(ATAN(ABS([.F295]-[.C295])/ABS([.E295]-[.B295])))" office:value-type="float" office:value="3.05995990220774" calcext:value-type="float">
            <text:p>3.05995990220774</text:p>
          </table:table-cell>
          <table:table-cell table:formula="of:=SQRT(POWER([.H295];2)+POWER([.I295];2)+POWER([.J295];2))" office:value-type="float" office:value="678.573242696451" calcext:value-type="float">
            <text:p>678.573242696451</text:p>
          </table:table-cell>
        </table:table-row>
        <table:table-row table:style-name="ro1">
          <table:table-cell office:value-type="float" office:value="73.7321" calcext:value-type="float">
            <text:p>73.7321</text:p>
          </table:table-cell>
          <table:table-cell office:value-type="float" office:value="264.472" calcext:value-type="float">
            <text:p>264.472</text:p>
          </table:table-cell>
          <table:table-cell office:value-type="float" office:value="43.5121" calcext:value-type="float">
            <text:p>43.5121</text:p>
          </table:table-cell>
          <table:table-cell office:value-type="float" office:value="72.4816" calcext:value-type="float">
            <text:p>72.4816</text:p>
          </table:table-cell>
          <table:table-cell office:value-type="float" office:value="253.553" calcext:value-type="float">
            <text:p>253.553</text:p>
          </table:table-cell>
          <table:table-cell office:value-type="float" office:value="43.8623" calcext:value-type="float">
            <text:p>43.8623</text:p>
          </table:table-cell>
          <table:table-cell/>
          <table:table-cell table:formula="of:=([.D296]-[.A296])/0.0166667" office:value-type="float" office:value="-75.0298499403003" calcext:value-type="float">
            <text:p>-75.0298499403003</text:p>
          </table:table-cell>
          <table:table-cell table:formula="of:=ABS([.E296]-[.B296])/0.0166667" office:value-type="float" office:value="655.13868972262" calcext:value-type="float">
            <text:p>655.13868972262</text:p>
          </table:table-cell>
          <table:table-cell table:formula="of:=([.F296]-[.C296])/0.0166667" office:value-type="float" office:value="21.0119579760841" calcext:value-type="float">
            <text:p>21.0119579760841</text:p>
          </table:table-cell>
          <table:table-cell table:formula="of:=DEGREES(ATAN(ABS([.F296]-[.C296])/ABS([.E296]-[.B296])))" office:value-type="float" office:value="1.8369911436728" calcext:value-type="float">
            <text:p>1.8369911436728</text:p>
          </table:table-cell>
          <table:table-cell table:formula="of:=SQRT(POWER([.H296];2)+POWER([.I296];2)+POWER([.J296];2))" office:value-type="float" office:value="659.755775671213" calcext:value-type="float">
            <text:p>659.755775671213</text:p>
          </table:table-cell>
        </table:table-row>
        <table:table-row table:style-name="ro1">
          <table:table-cell office:value-type="float" office:value="73.0198" calcext:value-type="float">
            <text:p>73.0198</text:p>
          </table:table-cell>
          <table:table-cell office:value-type="float" office:value="270.539" calcext:value-type="float">
            <text:p>270.539</text:p>
          </table:table-cell>
          <table:table-cell office:value-type="float" office:value="43.5244" calcext:value-type="float">
            <text:p>43.5244</text:p>
          </table:table-cell>
          <table:table-cell office:value-type="float" office:value="71.0422" calcext:value-type="float">
            <text:p>71.0422</text:p>
          </table:table-cell>
          <table:table-cell office:value-type="float" office:value="261.687" calcext:value-type="float">
            <text:p>261.687</text:p>
          </table:table-cell>
          <table:table-cell office:value-type="float" office:value="43.745" calcext:value-type="float">
            <text:p>43.745</text:p>
          </table:table-cell>
          <table:table-cell/>
          <table:table-cell table:formula="of:=([.D297]-[.A297])/0.0166667" office:value-type="float" office:value="-118.655762688475" calcext:value-type="float">
            <text:p>-118.655762688475</text:p>
          </table:table-cell>
          <table:table-cell table:formula="of:=ABS([.E297]-[.B297])/0.0166667" office:value-type="float" office:value="531.118937762123" calcext:value-type="float">
            <text:p>531.118937762123</text:p>
          </table:table-cell>
          <table:table-cell table:formula="of:=([.F297]-[.C297])/0.0166667" office:value-type="float" office:value="13.2359735280528" calcext:value-type="float">
            <text:p>13.2359735280528</text:p>
          </table:table-cell>
          <table:table-cell table:formula="of:=DEGREES(ATAN(ABS([.F297]-[.C297])/ABS([.E297]-[.B297])))" office:value-type="float" office:value="1.42756815959164" calcext:value-type="float">
            <text:p>1.42756815959164</text:p>
          </table:table-cell>
          <table:table-cell table:formula="of:=SQRT(POWER([.H297];2)+POWER([.I297];2)+POWER([.J297];2))" office:value-type="float" office:value="544.372764807338" calcext:value-type="float">
            <text:p>544.372764807338</text:p>
          </table:table-cell>
        </table:table-row>
        <table:table-row table:style-name="ro1">
          <table:table-cell office:value-type="float" office:value="73.2679" calcext:value-type="float">
            <text:p>73.2679</text:p>
          </table:table-cell>
          <table:table-cell office:value-type="float" office:value="270.572" calcext:value-type="float">
            <text:p>270.572</text:p>
          </table:table-cell>
          <table:table-cell office:value-type="float" office:value="43.5169" calcext:value-type="float">
            <text:p>43.5169</text:p>
          </table:table-cell>
          <table:table-cell office:value-type="float" office:value="71.2838" calcext:value-type="float">
            <text:p>71.2838</text:p>
          </table:table-cell>
          <table:table-cell office:value-type="float" office:value="261.765" calcext:value-type="float">
            <text:p>261.765</text:p>
          </table:table-cell>
          <table:table-cell office:value-type="float" office:value="43.4886" calcext:value-type="float">
            <text:p>43.4886</text:p>
          </table:table-cell>
          <table:table-cell/>
          <table:table-cell table:formula="of:=([.D298]-[.A298])/0.0166667" office:value-type="float" office:value="-119.045761908476" calcext:value-type="float">
            <text:p>-119.045761908476</text:p>
          </table:table-cell>
          <table:table-cell table:formula="of:=ABS([.E298]-[.B298])/0.0166667" office:value-type="float" office:value="528.418943162115" calcext:value-type="float">
            <text:p>528.418943162115</text:p>
          </table:table-cell>
          <table:table-cell table:formula="of:=([.F298]-[.C298])/0.0166667" office:value-type="float" office:value="-1.69799660400688" calcext:value-type="float">
            <text:p>-1.69799660400688</text:p>
          </table:table-cell>
          <table:table-cell table:formula="of:=DEGREES(ATAN(ABS([.F298]-[.C298])/ABS([.E298]-[.B298])))" office:value-type="float" office:value="0.184110932139105" calcext:value-type="float">
            <text:p>0.184110932139105</text:p>
          </table:table-cell>
          <table:table-cell table:formula="of:=SQRT(POWER([.H298];2)+POWER([.I298];2)+POWER([.J298];2))" office:value-type="float" office:value="541.6653543595" calcext:value-type="float">
            <text:p>541.6653543595</text:p>
          </table:table-cell>
        </table:table-row>
        <table:table-row table:style-name="ro1">
          <table:table-cell office:value-type="float" office:value="72.773" calcext:value-type="float">
            <text:p>72.773</text:p>
          </table:table-cell>
          <table:table-cell office:value-type="float" office:value="270.466" calcext:value-type="float">
            <text:p>270.466</text:p>
          </table:table-cell>
          <table:table-cell office:value-type="float" office:value="43.7841" calcext:value-type="float">
            <text:p>43.7841</text:p>
          </table:table-cell>
          <table:table-cell office:value-type="float" office:value="70.5558" calcext:value-type="float">
            <text:p>70.5558</text:p>
          </table:table-cell>
          <table:table-cell office:value-type="float" office:value="261.611" calcext:value-type="float">
            <text:p>261.611</text:p>
          </table:table-cell>
          <table:table-cell office:value-type="float" office:value="43.7618" calcext:value-type="float">
            <text:p>43.7618</text:p>
          </table:table-cell>
          <table:table-cell/>
          <table:table-cell table:formula="of:=([.D299]-[.A299])/0.0166667" office:value-type="float" office:value="-133.031733936532" calcext:value-type="float">
            <text:p>-133.031733936532</text:p>
          </table:table-cell>
          <table:table-cell table:formula="of:=ABS([.E299]-[.B299])/0.0166667" office:value-type="float" office:value="531.298937402126" calcext:value-type="float">
            <text:p>531.298937402126</text:p>
          </table:table-cell>
          <table:table-cell table:formula="of:=([.F299]-[.C299])/0.0166667" office:value-type="float" office:value="-1.33799732400543" calcext:value-type="float">
            <text:p>-1.33799732400543</text:p>
          </table:table-cell>
          <table:table-cell table:formula="of:=DEGREES(ATAN(ABS([.F299]-[.C299])/ABS([.E299]-[.B299])))" office:value-type="float" office:value="0.144290590859791" calcext:value-type="float">
            <text:p>0.144290590859791</text:p>
          </table:table-cell>
          <table:table-cell table:formula="of:=SQRT(POWER([.H299];2)+POWER([.I299];2)+POWER([.J299];2))" office:value-type="float" office:value="547.70228532993" calcext:value-type="float">
            <text:p>547.70228532993</text:p>
          </table:table-cell>
        </table:table-row>
        <table:table-row table:style-name="ro1">
          <table:table-cell office:value-type="float" office:value="71.5257" calcext:value-type="float">
            <text:p>71.5257</text:p>
          </table:table-cell>
          <table:table-cell office:value-type="float" office:value="264.287" calcext:value-type="float">
            <text:p>264.287</text:p>
          </table:table-cell>
          <table:table-cell office:value-type="float" office:value="43.0769" calcext:value-type="float">
            <text:p>43.0769</text:p>
          </table:table-cell>
          <table:table-cell office:value-type="float" office:value="69.6091" calcext:value-type="float">
            <text:p>69.6091</text:p>
          </table:table-cell>
          <table:table-cell office:value-type="float" office:value="253.261" calcext:value-type="float">
            <text:p>253.261</text:p>
          </table:table-cell>
          <table:table-cell office:value-type="float" office:value="43.2252" calcext:value-type="float">
            <text:p>43.2252</text:p>
          </table:table-cell>
          <table:table-cell/>
          <table:table-cell table:formula="of:=([.D300]-[.A300])/0.0166667" office:value-type="float" office:value="-114.99577000846" calcext:value-type="float">
            <text:p>-114.99577000846</text:p>
          </table:table-cell>
          <table:table-cell table:formula="of:=ABS([.E300]-[.B300])/0.0166667" office:value-type="float" office:value="661.558676882645" calcext:value-type="float">
            <text:p>661.558676882645</text:p>
          </table:table-cell>
          <table:table-cell table:formula="of:=([.F300]-[.C300])/0.0166667" office:value-type="float" office:value="8.89798220403553" calcext:value-type="float">
            <text:p>8.89798220403553</text:p>
          </table:table-cell>
          <table:table-cell table:formula="of:=DEGREES(ATAN(ABS([.F300]-[.C300])/ABS([.E300]-[.B300])))" office:value-type="float" office:value="0.770583328614913" calcext:value-type="float">
            <text:p>0.770583328614913</text:p>
          </table:table-cell>
          <table:table-cell table:formula="of:=SQRT(POWER([.H300];2)+POWER([.I300];2)+POWER([.J300];2))" office:value-type="float" office:value="671.53785013643" calcext:value-type="float">
            <text:p>671.53785013643</text:p>
          </table:table-cell>
        </table:table-row>
        <table:table-row table:style-name="ro1">
          <table:table-cell office:value-type="float" office:value="72.2729" calcext:value-type="float">
            <text:p>72.2729</text:p>
          </table:table-cell>
          <table:table-cell office:value-type="float" office:value="269.223" calcext:value-type="float">
            <text:p>269.223</text:p>
          </table:table-cell>
          <table:table-cell office:value-type="float" office:value="43.4955" calcext:value-type="float">
            <text:p>43.4955</text:p>
          </table:table-cell>
          <table:table-cell office:value-type="float" office:value="69.8332" calcext:value-type="float">
            <text:p>69.8332</text:p>
          </table:table-cell>
          <table:table-cell office:value-type="float" office:value="259.129" calcext:value-type="float">
            <text:p>259.129</text:p>
          </table:table-cell>
          <table:table-cell office:value-type="float" office:value="43.6901" calcext:value-type="float">
            <text:p>43.6901</text:p>
          </table:table-cell>
          <table:table-cell/>
          <table:table-cell table:formula="of:=([.D301]-[.A301])/0.0166667" office:value-type="float" office:value="-146.381707236586" calcext:value-type="float">
            <text:p>-146.381707236586</text:p>
          </table:table-cell>
          <table:table-cell table:formula="of:=ABS([.E301]-[.B301])/0.0166667" office:value-type="float" office:value="605.638788722422" calcext:value-type="float">
            <text:p>605.638788722422</text:p>
          </table:table-cell>
          <table:table-cell table:formula="of:=([.F301]-[.C301])/0.0166667" office:value-type="float" office:value="11.6759766480468" calcext:value-type="float">
            <text:p>11.6759766480468</text:p>
          </table:table-cell>
          <table:table-cell table:formula="of:=DEGREES(ATAN(ABS([.F301]-[.C301])/ABS([.E301]-[.B301])))" office:value-type="float" office:value="1.10445587999124" calcext:value-type="float">
            <text:p>1.10445587999124</text:p>
          </table:table-cell>
          <table:table-cell table:formula="of:=SQRT(POWER([.H301];2)+POWER([.I301];2)+POWER([.J301];2))" office:value-type="float" office:value="623.187191018354" calcext:value-type="float">
            <text:p>623.187191018354</text:p>
          </table:table-cell>
        </table:table-row>
        <table:table-row table:style-name="ro1">
          <table:table-cell office:value-type="float" office:value="73.0246" calcext:value-type="float">
            <text:p>73.0246</text:p>
          </table:table-cell>
          <table:table-cell office:value-type="float" office:value="271.778" calcext:value-type="float">
            <text:p>271.778</text:p>
          </table:table-cell>
          <table:table-cell office:value-type="float" office:value="43.5737" calcext:value-type="float">
            <text:p>43.5737</text:p>
          </table:table-cell>
          <table:table-cell office:value-type="float" office:value="70.5542" calcext:value-type="float">
            <text:p>70.5542</text:p>
          </table:table-cell>
          <table:table-cell office:value-type="float" office:value="262.816" calcext:value-type="float">
            <text:p>262.816</text:p>
          </table:table-cell>
          <table:table-cell office:value-type="float" office:value="43.8088" calcext:value-type="float">
            <text:p>43.8088</text:p>
          </table:table-cell>
          <table:table-cell/>
          <table:table-cell table:formula="of:=([.D302]-[.A302])/0.0166667" office:value-type="float" office:value="-148.223703552594" calcext:value-type="float">
            <text:p>-148.223703552594</text:p>
          </table:table-cell>
          <table:table-cell table:formula="of:=ABS([.E302]-[.B302])/0.0166667" office:value-type="float" office:value="537.718924562154" calcext:value-type="float">
            <text:p>537.718924562154</text:p>
          </table:table-cell>
          <table:table-cell table:formula="of:=([.F302]-[.C302])/0.0166667" office:value-type="float" office:value="14.1059717880562" calcext:value-type="float">
            <text:p>14.1059717880562</text:p>
          </table:table-cell>
          <table:table-cell table:formula="of:=DEGREES(ATAN(ABS([.F302]-[.C302])/ABS([.E302]-[.B302])))" office:value-type="float" office:value="1.50269461096156" calcext:value-type="float">
            <text:p>1.50269461096156</text:p>
          </table:table-cell>
          <table:table-cell table:formula="of:=SQRT(POWER([.H302];2)+POWER([.I302];2)+POWER([.J302];2))" office:value-type="float" office:value="557.95240528849" calcext:value-type="float">
            <text:p>557.95240528849</text:p>
          </table:table-cell>
        </table:table-row>
        <table:table-row table:style-name="ro1">
          <table:table-cell office:value-type="float" office:value="72.9986" calcext:value-type="float">
            <text:p>72.9986</text:p>
          </table:table-cell>
          <table:table-cell office:value-type="float" office:value="264.329" calcext:value-type="float">
            <text:p>264.329</text:p>
          </table:table-cell>
          <table:table-cell office:value-type="float" office:value="43.7847" calcext:value-type="float">
            <text:p>43.7847</text:p>
          </table:table-cell>
          <table:table-cell office:value-type="float" office:value="70.3316" calcext:value-type="float">
            <text:p>70.3316</text:p>
          </table:table-cell>
          <table:table-cell office:value-type="float" office:value="253.232" calcext:value-type="float">
            <text:p>253.232</text:p>
          </table:table-cell>
          <table:table-cell office:value-type="float" office:value="43.9351" calcext:value-type="float">
            <text:p>43.9351</text:p>
          </table:table-cell>
          <table:table-cell/>
          <table:table-cell table:formula="of:=([.D303]-[.A303])/0.0166667" office:value-type="float" office:value="-160.01967996064" calcext:value-type="float">
            <text:p>-160.01967996064</text:p>
          </table:table-cell>
          <table:table-cell table:formula="of:=ABS([.E303]-[.B303])/0.0166667" office:value-type="float" office:value="665.818668362664" calcext:value-type="float">
            <text:p>665.818668362664</text:p>
          </table:table-cell>
          <table:table-cell table:formula="of:=([.F303]-[.C303])/0.0166667" office:value-type="float" office:value="9.02398195203596" calcext:value-type="float">
            <text:p>9.02398195203596</text:p>
          </table:table-cell>
          <table:table-cell table:formula="of:=DEGREES(ATAN(ABS([.F303]-[.C303])/ABS([.E303]-[.B303])))" office:value-type="float" office:value="0.776494337367656" calcext:value-type="float">
            <text:p>0.776494337367656</text:p>
          </table:table-cell>
          <table:table-cell table:formula="of:=SQRT(POWER([.H303];2)+POWER([.I303];2)+POWER([.J303];2))" office:value-type="float" office:value="684.837374392788" calcext:value-type="float">
            <text:p>684.837374392788</text:p>
          </table:table-cell>
        </table:table-row>
        <table:table-row table:style-name="ro1">
          <table:table-cell office:value-type="float" office:value="72.5233" calcext:value-type="float">
            <text:p>72.5233</text:p>
          </table:table-cell>
          <table:table-cell office:value-type="float" office:value="271.857" calcext:value-type="float">
            <text:p>271.857</text:p>
          </table:table-cell>
          <table:table-cell office:value-type="float" office:value="42.826" calcext:value-type="float">
            <text:p>42.826</text:p>
          </table:table-cell>
          <table:table-cell office:value-type="float" office:value="70.0654" calcext:value-type="float">
            <text:p>70.0654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43.2812" calcext:value-type="float">
            <text:p>43.2812</text:p>
          </table:table-cell>
          <table:table-cell/>
          <table:table-cell table:formula="of:=([.D304]-[.A304])/0.0166667" office:value-type="float" office:value="-147.47370505259" calcext:value-type="float">
            <text:p>-147.47370505259</text:p>
          </table:table-cell>
          <table:table-cell table:formula="of:=ABS([.E304]-[.B304])/0.0166667" office:value-type="float" office:value="613.918772162457" calcext:value-type="float">
            <text:p>613.918772162457</text:p>
          </table:table-cell>
          <table:table-cell table:formula="of:=([.F304]-[.C304])/0.0166667" office:value-type="float" office:value="27.3119453761091" calcext:value-type="float">
            <text:p>27.3119453761091</text:p>
          </table:table-cell>
          <table:table-cell table:formula="of:=DEGREES(ATAN(ABS([.F304]-[.C304])/ABS([.E304]-[.B304])))" office:value-type="float" office:value="2.54728820900135" calcext:value-type="float">
            <text:p>2.54728820900135</text:p>
          </table:table-cell>
          <table:table-cell table:formula="of:=SQRT(POWER([.H304];2)+POWER([.I304];2)+POWER([.J304];2))" office:value-type="float" office:value="631.973650444087" calcext:value-type="float">
            <text:p>631.973650444087</text:p>
          </table:table-cell>
        </table:table-row>
        <table:table-row table:style-name="ro1">
          <table:table-cell office:value-type="float" office:value="89.8936" calcext:value-type="float">
            <text:p>89.8936</text:p>
          </table:table-cell>
          <table:table-cell office:value-type="float" office:value="264.493" calcext:value-type="float">
            <text:p>264.493</text:p>
          </table:table-cell>
          <table:table-cell office:value-type="float" office:value="42.6351" calcext:value-type="float">
            <text:p>42.6351</text:p>
          </table:table-cell>
          <table:table-cell office:value-type="float" office:value="88.9468" calcext:value-type="float">
            <text:p>88.9468</text:p>
          </table:table-cell>
          <table:table-cell office:value-type="float" office:value="252.787" calcext:value-type="float">
            <text:p>252.787</text:p>
          </table:table-cell>
          <table:table-cell office:value-type="float" office:value="42.8917" calcext:value-type="float">
            <text:p>42.8917</text:p>
          </table:table-cell>
          <table:table-cell/>
          <table:table-cell table:formula="of:=([.D305]-[.A305])/0.0166667" office:value-type="float" office:value="-56.8078863842278" calcext:value-type="float">
            <text:p>-56.8078863842278</text:p>
          </table:table-cell>
          <table:table-cell table:formula="of:=ABS([.E305]-[.B305])/0.0166667" office:value-type="float" office:value="702.358595282809" calcext:value-type="float">
            <text:p>702.358595282809</text:p>
          </table:table-cell>
          <table:table-cell table:formula="of:=([.F305]-[.C305])/0.0166667" office:value-type="float" office:value="15.3959692080615" calcext:value-type="float">
            <text:p>15.3959692080615</text:p>
          </table:table-cell>
          <table:table-cell table:formula="of:=DEGREES(ATAN(ABS([.F305]-[.C305])/ABS([.E305]-[.B305])))" office:value-type="float" office:value="1.25574431063296" calcext:value-type="float">
            <text:p>1.25574431063296</text:p>
          </table:table-cell>
          <table:table-cell table:formula="of:=SQRT(POWER([.H305];2)+POWER([.I305];2)+POWER([.J305];2))" office:value-type="float" office:value="704.820380090516" calcext:value-type="float">
            <text:p>704.820380090516</text:p>
          </table:table-cell>
        </table:table-row>
        <table:table-row table:style-name="ro1">
          <table:table-cell office:value-type="float" office:value="100.575" calcext:value-type="float">
            <text:p>100.575</text:p>
          </table:table-cell>
          <table:table-cell office:value-type="float" office:value="279.032" calcext:value-type="float">
            <text:p>279.032</text:p>
          </table:table-cell>
          <table:table-cell office:value-type="float" office:value="42.433" calcext:value-type="float">
            <text:p>42.433</text:p>
          </table:table-cell>
          <table:table-cell office:value-type="float" office:value="97.0074" calcext:value-type="float">
            <text:p>97.0074</text:p>
          </table:table-cell>
          <table:table-cell office:value-type="float" office:value="269.27" calcext:value-type="float">
            <text:p>269.27</text:p>
          </table:table-cell>
          <table:table-cell office:value-type="float" office:value="42.7788" calcext:value-type="float">
            <text:p>42.7788</text:p>
          </table:table-cell>
          <table:table-cell/>
          <table:table-cell table:formula="of:=([.D306]-[.A306])/0.0166667" office:value-type="float" office:value="-214.055571888856" calcext:value-type="float">
            <text:p>-214.055571888856</text:p>
          </table:table-cell>
          <table:table-cell table:formula="of:=ABS([.E306]-[.B306])/0.0166667" office:value-type="float" office:value="585.718828562343" calcext:value-type="float">
            <text:p>585.718828562343</text:p>
          </table:table-cell>
          <table:table-cell table:formula="of:=([.F306]-[.C306])/0.0166667" office:value-type="float" office:value="20.7479585040828" calcext:value-type="float">
            <text:p>20.7479585040828</text:p>
          </table:table-cell>
          <table:table-cell table:formula="of:=DEGREES(ATAN(ABS([.F306]-[.C306])/ABS([.E306]-[.B306])))" office:value-type="float" office:value="2.02874408547917" calcext:value-type="float">
            <text:p>2.02874408547917</text:p>
          </table:table-cell>
          <table:table-cell table:formula="of:=SQRT(POWER([.H306];2)+POWER([.I306];2)+POWER([.J306];2))" office:value-type="float" office:value="623.952571732176" calcext:value-type="float">
            <text:p>623.952571732176</text:p>
          </table:table-cell>
        </table:table-row>
        <table:table-row table:style-name="ro1">
          <table:table-cell office:value-type="float" office:value="102.091" calcext:value-type="float">
            <text:p>102.091</text:p>
          </table:table-cell>
          <table:table-cell office:value-type="float" office:value="286.784" calcext:value-type="float">
            <text:p>286.784</text:p>
          </table:table-cell>
          <table:table-cell office:value-type="float" office:value="41.4506" calcext:value-type="float">
            <text:p>41.4506</text:p>
          </table:table-cell>
          <table:table-cell office:value-type="float" office:value="98.2179" calcext:value-type="float">
            <text:p>98.2179</text:p>
          </table:table-cell>
          <table:table-cell office:value-type="float" office:value="273.005" calcext:value-type="float">
            <text:p>273.005</text:p>
          </table:table-cell>
          <table:table-cell office:value-type="float" office:value="42.1684" calcext:value-type="float">
            <text:p>42.1684</text:p>
          </table:table-cell>
          <table:table-cell/>
          <table:table-cell table:formula="of:=([.D307]-[.A307])/0.0166667" office:value-type="float" office:value="-232.385535228929" calcext:value-type="float">
            <text:p>-232.385535228929</text:p>
          </table:table-cell>
          <table:table-cell table:formula="of:=ABS([.E307]-[.B307])/0.0166667" office:value-type="float" office:value="826.738346523307" calcext:value-type="float">
            <text:p>826.738346523307</text:p>
          </table:table-cell>
          <table:table-cell table:formula="of:=([.F307]-[.C307])/0.0166667" office:value-type="float" office:value="43.0679138641721" calcext:value-type="float">
            <text:p>43.0679138641721</text:p>
          </table:table-cell>
          <table:table-cell table:formula="of:=DEGREES(ATAN(ABS([.F307]-[.C307])/ABS([.E307]-[.B307])))" office:value-type="float" office:value="2.98205734321241" calcext:value-type="float">
            <text:p>2.98205734321241</text:p>
          </table:table-cell>
          <table:table-cell table:formula="of:=SQRT(POWER([.H307];2)+POWER([.I307];2)+POWER([.J307];2))" office:value-type="float" office:value="859.857067075883" calcext:value-type="float">
            <text:p>859.857067075883</text:p>
          </table:table-cell>
        </table:table-row>
        <table:table-row table:style-name="ro1">
          <table:table-cell office:value-type="float" office:value="99.9341" calcext:value-type="float">
            <text:p>99.9341</text:p>
          </table:table-cell>
          <table:table-cell office:value-type="float" office:value="276.652" calcext:value-type="float">
            <text:p>276.652</text:p>
          </table:table-cell>
          <table:table-cell office:value-type="float" office:value="42.0667" calcext:value-type="float">
            <text:p>42.0667</text:p>
          </table:table-cell>
          <table:table-cell office:value-type="float" office:value="96.3434" calcext:value-type="float">
            <text:p>96.3434</text:p>
          </table:table-cell>
          <table:table-cell office:value-type="float" office:value="265.858" calcext:value-type="float">
            <text:p>265.858</text:p>
          </table:table-cell>
          <table:table-cell office:value-type="float" office:value="41.8698" calcext:value-type="float">
            <text:p>41.8698</text:p>
          </table:table-cell>
          <table:table-cell/>
          <table:table-cell table:formula="of:=([.D308]-[.A308])/0.0166667" office:value-type="float" office:value="-215.441569116862" calcext:value-type="float">
            <text:p>-215.441569116862</text:p>
          </table:table-cell>
          <table:table-cell table:formula="of:=ABS([.E308]-[.B308])/0.0166667" office:value-type="float" office:value="647.63870472259" calcext:value-type="float">
            <text:p>647.63870472259</text:p>
          </table:table-cell>
          <table:table-cell table:formula="of:=([.F308]-[.C308])/0.0166667" office:value-type="float" office:value="-11.8139763720472" calcext:value-type="float">
            <text:p>-11.8139763720472</text:p>
          </table:table-cell>
          <table:table-cell table:formula="of:=DEGREES(ATAN(ABS([.F308]-[.C308])/ABS([.E308]-[.B308])))" office:value-type="float" office:value="1.04505168617688" calcext:value-type="float">
            <text:p>1.04505168617688</text:p>
          </table:table-cell>
          <table:table-cell table:formula="of:=SQRT(POWER([.H308];2)+POWER([.I308];2)+POWER([.J308];2))" office:value-type="float" office:value="682.634991482277" calcext:value-type="float">
            <text:p>682.634991482277</text:p>
          </table:table-cell>
        </table:table-row>
        <table:table-row table:style-name="ro1">
          <table:table-cell office:value-type="float" office:value="115.521" calcext:value-type="float">
            <text:p>115.521</text:p>
          </table:table-cell>
          <table:table-cell office:value-type="float" office:value="271.554" calcext:value-type="float">
            <text:p>271.554</text:p>
          </table:table-cell>
          <table:table-cell office:value-type="float" office:value="42.5104" calcext:value-type="float">
            <text:p>42.5104</text:p>
          </table:table-cell>
          <table:table-cell office:value-type="float" office:value="113.469" calcext:value-type="float">
            <text:p>113.469</text:p>
          </table:table-cell>
          <table:table-cell office:value-type="float" office:value="260.02" calcext:value-type="float">
            <text:p>260.02</text:p>
          </table:table-cell>
          <table:table-cell office:value-type="float" office:value="42.6902" calcext:value-type="float">
            <text:p>42.6902</text:p>
          </table:table-cell>
          <table:table-cell/>
          <table:table-cell table:formula="of:=([.D309]-[.A309])/0.0166667" office:value-type="float" office:value="-123.119753760493" calcext:value-type="float">
            <text:p>-123.119753760493</text:p>
          </table:table-cell>
          <table:table-cell table:formula="of:=ABS([.E309]-[.B309])/0.0166667" office:value-type="float" office:value="692.038615922768" calcext:value-type="float">
            <text:p>692.038615922768</text:p>
          </table:table-cell>
          <table:table-cell table:formula="of:=([.F309]-[.C309])/0.0166667" office:value-type="float" office:value="10.7879784240432" calcext:value-type="float">
            <text:p>10.7879784240432</text:p>
          </table:table-cell>
          <table:table-cell table:formula="of:=DEGREES(ATAN(ABS([.F309]-[.C309])/ABS([.E309]-[.B309])))" office:value-type="float" office:value="0.893094053099591" calcext:value-type="float">
            <text:p>0.893094053099591</text:p>
          </table:table-cell>
          <table:table-cell table:formula="of:=SQRT(POWER([.H309];2)+POWER([.I309];2)+POWER([.J309];2))" office:value-type="float" office:value="702.988122355436" calcext:value-type="float">
            <text:p>702.988122355436</text:p>
          </table:table-cell>
        </table:table-row>
        <table:table-row table:style-name="ro1">
          <table:table-cell office:value-type="float" office:value="117.715" calcext:value-type="float">
            <text:p>117.715</text:p>
          </table:table-cell>
          <table:table-cell office:value-type="float" office:value="271.218" calcext:value-type="float">
            <text:p>271.218</text:p>
          </table:table-cell>
          <table:table-cell office:value-type="float" office:value="42.7939" calcext:value-type="float">
            <text:p>42.7939</text:p>
          </table:table-cell>
          <table:table-cell office:value-type="float" office:value="115.37" calcext:value-type="float">
            <text:p>115.37</text:p>
          </table:table-cell>
          <table:table-cell office:value-type="float" office:value="262.14" calcext:value-type="float">
            <text:p>262.14</text:p>
          </table:table-cell>
          <table:table-cell office:value-type="float" office:value="42.5698" calcext:value-type="float">
            <text:p>42.5698</text:p>
          </table:table-cell>
          <table:table-cell/>
          <table:table-cell table:formula="of:=([.D310]-[.A310])/0.0166667" office:value-type="float" office:value="-140.699718600563" calcext:value-type="float">
            <text:p>-140.699718600563</text:p>
          </table:table-cell>
          <table:table-cell table:formula="of:=ABS([.E310]-[.B310])/0.0166667" office:value-type="float" office:value="544.678910642181" calcext:value-type="float">
            <text:p>544.678910642181</text:p>
          </table:table-cell>
          <table:table-cell table:formula="of:=([.F310]-[.C310])/0.0166667" office:value-type="float" office:value="-13.4459731080538" calcext:value-type="float">
            <text:p>-13.4459731080538</text:p>
          </table:table-cell>
          <table:table-cell table:formula="of:=DEGREES(ATAN(ABS([.F310]-[.C310])/ABS([.E310]-[.B310])))" office:value-type="float" office:value="1.41411950957391" calcext:value-type="float">
            <text:p>1.41411950957391</text:p>
          </table:table-cell>
          <table:table-cell table:formula="of:=SQRT(POWER([.H310];2)+POWER([.I310];2)+POWER([.J310];2))" office:value-type="float" office:value="562.71868700573" calcext:value-type="float">
            <text:p>562.71868700573</text:p>
          </table:table-cell>
        </table:table-row>
        <table:table-row table:style-name="ro1">
          <table:table-cell office:value-type="float" office:value="119.369" calcext:value-type="float">
            <text:p>119.369</text:p>
          </table:table-cell>
          <table:table-cell office:value-type="float" office:value="270.755" calcext:value-type="float">
            <text:p>270.755</text:p>
          </table:table-cell>
          <table:table-cell office:value-type="float" office:value="43.8391" calcext:value-type="float">
            <text:p>43.8391</text:p>
          </table:table-cell>
          <table:table-cell office:value-type="float" office:value="117.216" calcext:value-type="float">
            <text:p>117.216</text:p>
          </table:table-cell>
          <table:table-cell office:value-type="float" office:value="261.62" calcext:value-type="float">
            <text:p>261.62</text:p>
          </table:table-cell>
          <table:table-cell office:value-type="float" office:value="44.0895" calcext:value-type="float">
            <text:p>44.0895</text:p>
          </table:table-cell>
          <table:table-cell/>
          <table:table-cell table:formula="of:=([.D311]-[.A311])/0.0166667" office:value-type="float" office:value="-129.179741640517" calcext:value-type="float">
            <text:p>-129.179741640517</text:p>
          </table:table-cell>
          <table:table-cell table:formula="of:=ABS([.E311]-[.B311])/0.0166667" office:value-type="float" office:value="548.098903802192" calcext:value-type="float">
            <text:p>548.098903802192</text:p>
          </table:table-cell>
          <table:table-cell table:formula="of:=([.F311]-[.C311])/0.0166667" office:value-type="float" office:value="15.02396995206" calcext:value-type="float">
            <text:p>15.02396995206</text:p>
          </table:table-cell>
          <table:table-cell table:formula="of:=DEGREES(ATAN(ABS([.F311]-[.C311])/ABS([.E311]-[.B311])))" office:value-type="float" office:value="1.57014467002248" calcext:value-type="float">
            <text:p>1.57014467002248</text:p>
          </table:table-cell>
          <table:table-cell table:formula="of:=SQRT(POWER([.H311];2)+POWER([.I311];2)+POWER([.J311];2))" office:value-type="float" office:value="563.316548374531" calcext:value-type="float">
            <text:p>563.316548374531</text:p>
          </table:table-cell>
        </table:table-row>
        <table:table-row table:style-name="ro1">
          <table:table-cell office:value-type="float" office:value="118.05" calcext:value-type="float">
            <text:p>118.05</text:p>
          </table:table-cell>
          <table:table-cell office:value-type="float" office:value="269.831" calcext:value-type="float">
            <text:p>269.831</text:p>
          </table:table-cell>
          <table:table-cell office:value-type="float" office:value="43.5039" calcext:value-type="float">
            <text:p>43.5039</text:p>
          </table:table-cell>
          <table:table-cell office:value-type="float" office:value="115.709" calcext:value-type="float">
            <text:p>115.709</text:p>
          </table:table-cell>
          <table:table-cell office:value-type="float" office:value="260.824" calcext:value-type="float">
            <text:p>260.824</text:p>
          </table:table-cell>
          <table:table-cell office:value-type="float" office:value="43.2648" calcext:value-type="float">
            <text:p>43.2648</text:p>
          </table:table-cell>
          <table:table-cell/>
          <table:table-cell table:formula="of:=([.D312]-[.A312])/0.0166667" office:value-type="float" office:value="-140.459719080561" calcext:value-type="float">
            <text:p>-140.459719080561</text:p>
          </table:table-cell>
          <table:table-cell table:formula="of:=ABS([.E312]-[.B312])/0.0166667" office:value-type="float" office:value="540.418919162162" calcext:value-type="float">
            <text:p>540.418919162162</text:p>
          </table:table-cell>
          <table:table-cell table:formula="of:=([.F312]-[.C312])/0.0166667" office:value-type="float" office:value="-14.3459713080574" calcext:value-type="float">
            <text:p>-14.3459713080574</text:p>
          </table:table-cell>
          <table:table-cell table:formula="of:=DEGREES(ATAN(ABS([.F312]-[.C312])/ABS([.E312]-[.B312])))" office:value-type="float" office:value="1.52061777371714" calcext:value-type="float">
            <text:p>1.52061777371714</text:p>
          </table:table-cell>
          <table:table-cell table:formula="of:=SQRT(POWER([.H312];2)+POWER([.I312];2)+POWER([.J312];2))" office:value-type="float" office:value="558.558276069168" calcext:value-type="float">
            <text:p>558.558276069168</text:p>
          </table:table-cell>
        </table:table-row>
        <table:table-row table:style-name="ro1">
          <table:table-cell office:value-type="float" office:value="120.029" calcext:value-type="float">
            <text:p>120.029</text:p>
          </table:table-cell>
          <table:table-cell office:value-type="float" office:value="276.914" calcext:value-type="float">
            <text:p>276.914</text:p>
          </table:table-cell>
          <table:table-cell office:value-type="float" office:value="42.8642" calcext:value-type="float">
            <text:p>42.8642</text:p>
          </table:table-cell>
          <table:table-cell office:value-type="float" office:value="117.698" calcext:value-type="float">
            <text:p>117.698</text:p>
          </table:table-cell>
          <table:table-cell office:value-type="float" office:value="266.312" calcext:value-type="float">
            <text:p>266.312</text:p>
          </table:table-cell>
          <table:table-cell office:value-type="float" office:value="43.5776" calcext:value-type="float">
            <text:p>43.5776</text:p>
          </table:table-cell>
          <table:table-cell/>
          <table:table-cell table:formula="of:=([.D313]-[.A313])/0.0166667" office:value-type="float" office:value="-139.85972028056" calcext:value-type="float">
            <text:p>-139.85972028056</text:p>
          </table:table-cell>
          <table:table-cell table:formula="of:=ABS([.E313]-[.B313])/0.0166667" office:value-type="float" office:value="636.118727762543" calcext:value-type="float">
            <text:p>636.118727762543</text:p>
          </table:table-cell>
          <table:table-cell table:formula="of:=([.F313]-[.C313])/0.0166667" office:value-type="float" office:value="42.8039143921712" calcext:value-type="float">
            <text:p>42.8039143921712</text:p>
          </table:table-cell>
          <table:table-cell table:formula="of:=DEGREES(ATAN(ABS([.F313]-[.C313])/ABS([.E313]-[.B313])))" office:value-type="float" office:value="3.84958354041273" calcext:value-type="float">
            <text:p>3.84958354041273</text:p>
          </table:table-cell>
          <table:table-cell table:formula="of:=SQRT(POWER([.H313];2)+POWER([.I313];2)+POWER([.J313];2))" office:value-type="float" office:value="652.717360160188" calcext:value-type="float">
            <text:p>652.717360160188</text:p>
          </table:table-cell>
        </table:table-row>
        <table:table-row table:style-name="ro1">
          <table:table-cell office:value-type="float" office:value="117.476" calcext:value-type="float">
            <text:p>117.476</text:p>
          </table:table-cell>
          <table:table-cell office:value-type="float" office:value="264.03" calcext:value-type="float">
            <text:p>264.03</text:p>
          </table:table-cell>
          <table:table-cell office:value-type="float" office:value="43.4587" calcext:value-type="float">
            <text:p>43.4587</text:p>
          </table:table-cell>
          <table:table-cell office:value-type="float" office:value="115.292" calcext:value-type="float">
            <text:p>115.292</text:p>
          </table:table-cell>
          <table:table-cell office:value-type="float" office:value="254.046" calcext:value-type="float">
            <text:p>254.046</text:p>
          </table:table-cell>
          <table:table-cell office:value-type="float" office:value="43.4192" calcext:value-type="float">
            <text:p>43.4192</text:p>
          </table:table-cell>
          <table:table-cell/>
          <table:table-cell table:formula="of:=([.D314]-[.A314])/0.0166667" office:value-type="float" office:value="-131.039737920524" calcext:value-type="float">
            <text:p>-131.039737920524</text:p>
          </table:table-cell>
          <table:table-cell table:formula="of:=ABS([.E314]-[.B314])/0.0166667" office:value-type="float" office:value="599.038801922395" calcext:value-type="float">
            <text:p>599.038801922395</text:p>
          </table:table-cell>
          <table:table-cell table:formula="of:=([.F314]-[.C314])/0.0166667" office:value-type="float" office:value="-2.36999526000929" calcext:value-type="float">
            <text:p>-2.36999526000929</text:p>
          </table:table-cell>
          <table:table-cell table:formula="of:=DEGREES(ATAN(ABS([.F314]-[.C314])/ABS([.E314]-[.B314])))" office:value-type="float" office:value="0.226679836005847" calcext:value-type="float">
            <text:p>0.226679836005847</text:p>
          </table:table-cell>
          <table:table-cell table:formula="of:=SQRT(POWER([.H314];2)+POWER([.I314];2)+POWER([.J314];2))" office:value-type="float" office:value="613.208378938539" calcext:value-type="float">
            <text:p>613.208378938539</text:p>
          </table:table-cell>
        </table:table-row>
        <table:table-row table:style-name="ro1">
          <table:table-cell office:value-type="float" office:value="117.823" calcext:value-type="float">
            <text:p>117.823</text:p>
          </table:table-cell>
          <table:table-cell office:value-type="float" office:value="267.508" calcext:value-type="float">
            <text:p>267.508</text:p>
          </table:table-cell>
          <table:table-cell office:value-type="float" office:value="43.3856" calcext:value-type="float">
            <text:p>43.3856</text:p>
          </table:table-cell>
          <table:table-cell office:value-type="float" office:value="115.367" calcext:value-type="float">
            <text:p>115.367</text:p>
          </table:table-cell>
          <table:table-cell office:value-type="float" office:value="257.375" calcext:value-type="float">
            <text:p>257.375</text:p>
          </table:table-cell>
          <table:table-cell office:value-type="float" office:value="43.5886" calcext:value-type="float">
            <text:p>43.5886</text:p>
          </table:table-cell>
          <table:table-cell/>
          <table:table-cell table:formula="of:=([.D315]-[.A315])/0.0166667" office:value-type="float" office:value="-147.359705280589" calcext:value-type="float">
            <text:p>-147.359705280589</text:p>
          </table:table-cell>
          <table:table-cell table:formula="of:=ABS([.E315]-[.B315])/0.0166667" office:value-type="float" office:value="607.978784042431" calcext:value-type="float">
            <text:p>607.978784042431</text:p>
          </table:table-cell>
          <table:table-cell table:formula="of:=([.F315]-[.C315])/0.0166667" office:value-type="float" office:value="12.1799756400489" calcext:value-type="float">
            <text:p>12.1799756400489</text:p>
          </table:table-cell>
          <table:table-cell table:formula="of:=DEGREES(ATAN(ABS([.F315]-[.C315])/ABS([.E315]-[.B315])))" office:value-type="float" office:value="1.14768455561856" calcext:value-type="float">
            <text:p>1.14768455561856</text:p>
          </table:table-cell>
          <table:table-cell table:formula="of:=SQRT(POWER([.H315];2)+POWER([.I315];2)+POWER([.J315];2))" office:value-type="float" office:value="625.700756266673" calcext:value-type="float">
            <text:p>625.700756266673</text:p>
          </table:table-cell>
        </table:table-row>
        <table:table-row table:style-name="ro1">
          <table:table-cell office:value-type="float" office:value="118.794" calcext:value-type="float">
            <text:p>118.794</text:p>
          </table:table-cell>
          <table:table-cell office:value-type="float" office:value="269.778" calcext:value-type="float">
            <text:p>269.778</text:p>
          </table:table-cell>
          <table:table-cell office:value-type="float" office:value="43.2613" calcext:value-type="float">
            <text:p>43.2613</text:p>
          </table:table-cell>
          <table:table-cell office:value-type="float" office:value="116.2" calcext:value-type="float">
            <text:p>116.2</text:p>
          </table:table-cell>
          <table:table-cell office:value-type="float" office:value="260.811" calcext:value-type="float">
            <text:p>260.811</text:p>
          </table:table-cell>
          <table:table-cell office:value-type="float" office:value="43.0222" calcext:value-type="float">
            <text:p>43.0222</text:p>
          </table:table-cell>
          <table:table-cell/>
          <table:table-cell table:formula="of:=([.D316]-[.A316])/0.0166667" office:value-type="float" office:value="-155.639688720622" calcext:value-type="float">
            <text:p>-155.639688720622</text:p>
          </table:table-cell>
          <table:table-cell table:formula="of:=ABS([.E316]-[.B316])/0.0166667" office:value-type="float" office:value="538.018923962155" calcext:value-type="float">
            <text:p>538.018923962155</text:p>
          </table:table-cell>
          <table:table-cell table:formula="of:=([.F316]-[.C316])/0.0166667" office:value-type="float" office:value="-14.3459713080574" calcext:value-type="float">
            <text:p>-14.3459713080574</text:p>
          </table:table-cell>
          <table:table-cell table:formula="of:=DEGREES(ATAN(ABS([.F316]-[.C316])/ABS([.E316]-[.B316])))" office:value-type="float" office:value="1.52739774048837" calcext:value-type="float">
            <text:p>1.52739774048837</text:p>
          </table:table-cell>
          <table:table-cell table:formula="of:=SQRT(POWER([.H316];2)+POWER([.I316];2)+POWER([.J316];2))" office:value-type="float" office:value="560.262333321827" calcext:value-type="float">
            <text:p>560.262333321827</text:p>
          </table:table-cell>
        </table:table-row>
        <table:table-row table:style-name="ro1">
          <table:table-cell office:value-type="float" office:value="118.179" calcext:value-type="float">
            <text:p>118.179</text:p>
          </table:table-cell>
          <table:table-cell office:value-type="float" office:value="268.628" calcext:value-type="float">
            <text:p>268.628</text:p>
          </table:table-cell>
          <table:table-cell office:value-type="float" office:value="43.449" calcext:value-type="float">
            <text:p>43.449</text:p>
          </table:table-cell>
          <table:table-cell office:value-type="float" office:value="115.351" calcext:value-type="float">
            <text:p>115.351</text:p>
          </table:table-cell>
          <table:table-cell office:value-type="float" office:value="259.682" calcext:value-type="float">
            <text:p>259.682</text:p>
          </table:table-cell>
          <table:table-cell office:value-type="float" office:value="43.453" calcext:value-type="float">
            <text:p>43.453</text:p>
          </table:table-cell>
          <table:table-cell/>
          <table:table-cell table:formula="of:=([.D317]-[.A317])/0.0166667" office:value-type="float" office:value="-169.679660640679" calcext:value-type="float">
            <text:p>-169.679660640679</text:p>
          </table:table-cell>
          <table:table-cell table:formula="of:=ABS([.E317]-[.B317])/0.0166667" office:value-type="float" office:value="536.758926482145" calcext:value-type="float">
            <text:p>536.758926482145</text:p>
          </table:table-cell>
          <table:table-cell table:formula="of:=([.F317]-[.C317])/0.0166667" office:value-type="float" office:value="0.239999520001253" calcext:value-type="float">
            <text:p>0.239999520001253</text:p>
          </table:table-cell>
          <table:table-cell table:formula="of:=DEGREES(ATAN(ABS([.F317]-[.C317])/ABS([.E317]-[.B317])))" office:value-type="float" office:value="0.0256185001989313" calcext:value-type="float">
            <text:p>0.025618500198931</text:p>
          </table:table-cell>
          <table:table-cell table:formula="of:=SQRT(POWER([.H317];2)+POWER([.I317];2)+POWER([.J317];2))" office:value-type="float" office:value="562.939952386727" calcext:value-type="float">
            <text:p>562.939952386727</text:p>
          </table:table-cell>
        </table:table-row>
        <table:table-row table:style-name="ro1">
          <table:table-cell office:value-type="float" office:value="117.365" calcext:value-type="float">
            <text:p>117.365</text:p>
          </table:table-cell>
          <table:table-cell office:value-type="float" office:value="267.68" calcext:value-type="float">
            <text:p>267.68</text:p>
          </table:table-cell>
          <table:table-cell office:value-type="float" office:value="42.8726" calcext:value-type="float">
            <text:p>42.8726</text:p>
          </table:table-cell>
          <table:table-cell office:value-type="float" office:value="114.313" calcext:value-type="float">
            <text:p>114.313</text:p>
          </table:table-cell>
          <table:table-cell office:value-type="float" office:value="256.379" calcext:value-type="float">
            <text:p>256.379</text:p>
          </table:table-cell>
          <table:table-cell office:value-type="float" office:value="43.5203" calcext:value-type="float">
            <text:p>43.5203</text:p>
          </table:table-cell>
          <table:table-cell/>
          <table:table-cell table:formula="of:=([.D318]-[.A318])/0.0166667" office:value-type="float" office:value="-183.119633760732" calcext:value-type="float">
            <text:p>-183.119633760732</text:p>
          </table:table-cell>
          <table:table-cell table:formula="of:=ABS([.E318]-[.B318])/0.0166667" office:value-type="float" office:value="678.058643882712" calcext:value-type="float">
            <text:p>678.058643882712</text:p>
          </table:table-cell>
          <table:table-cell table:formula="of:=([.F318]-[.C318])/0.0166667" office:value-type="float" office:value="38.8619222761555" calcext:value-type="float">
            <text:p>38.8619222761555</text:p>
          </table:table-cell>
          <table:table-cell table:formula="of:=DEGREES(ATAN(ABS([.F318]-[.C318])/ABS([.E318]-[.B318])))" office:value-type="float" office:value="3.28023381230858" calcext:value-type="float">
            <text:p>3.28023381230858</text:p>
          </table:table-cell>
          <table:table-cell table:formula="of:=SQRT(POWER([.H318];2)+POWER([.I318];2)+POWER([.J318];2))" office:value-type="float" office:value="703.42488853873" calcext:value-type="float">
            <text:p>703.42488853873</text:p>
          </table:table-cell>
        </table:table-row>
        <table:table-row table:style-name="ro1">
          <table:table-cell office:value-type="float" office:value="117.936" calcext:value-type="float">
            <text:p>117.936</text:p>
          </table:table-cell>
          <table:table-cell office:value-type="float" office:value="268.667" calcext:value-type="float">
            <text:p>268.667</text:p>
          </table:table-cell>
          <table:table-cell office:value-type="float" office:value="43.4446" calcext:value-type="float">
            <text:p>43.4446</text:p>
          </table:table-cell>
          <table:table-cell office:value-type="float" office:value="115.007" calcext:value-type="float">
            <text:p>115.007</text:p>
          </table:table-cell>
          <table:table-cell office:value-type="float" office:value="258.589" calcext:value-type="float">
            <text:p>258.589</text:p>
          </table:table-cell>
          <table:table-cell office:value-type="float" office:value="43.3934" calcext:value-type="float">
            <text:p>43.3934</text:p>
          </table:table-cell>
          <table:table-cell/>
          <table:table-cell table:formula="of:=([.D319]-[.A319])/0.0166667" office:value-type="float" office:value="-175.739648520703" calcext:value-type="float">
            <text:p>-175.739648520703</text:p>
          </table:table-cell>
          <table:table-cell table:formula="of:=ABS([.E319]-[.B319])/0.0166667" office:value-type="float" office:value="604.678790642417" calcext:value-type="float">
            <text:p>604.678790642417</text:p>
          </table:table-cell>
          <table:table-cell table:formula="of:=([.F319]-[.C319])/0.0166667" office:value-type="float" office:value="-3.07199385601238" calcext:value-type="float">
            <text:p>-3.07199385601238</text:p>
          </table:table-cell>
          <table:table-cell table:formula="of:=DEGREES(ATAN(ABS([.F319]-[.C319])/ABS([.E319]-[.B319])))" office:value-type="float" office:value="0.291081432131189" calcext:value-type="float">
            <text:p>0.291081432131189</text:p>
          </table:table-cell>
          <table:table-cell table:formula="of:=SQRT(POWER([.H319];2)+POWER([.I319];2)+POWER([.J319];2))" office:value-type="float" office:value="629.706519786168" calcext:value-type="float">
            <text:p>629.706519786168</text:p>
          </table:table-cell>
        </table:table-row>
        <table:table-row table:style-name="ro1">
          <table:table-cell office:value-type="float" office:value="118.408" calcext:value-type="float">
            <text:p>118.408</text:p>
          </table:table-cell>
          <table:table-cell office:value-type="float" office:value="268.54" calcext:value-type="float">
            <text:p>268.54</text:p>
          </table:table-cell>
          <table:table-cell office:value-type="float" office:value="43.706" calcext:value-type="float">
            <text:p>43.7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259.606" calcext:value-type="float">
            <text:p>259.606</text:p>
          </table:table-cell>
          <table:table-cell office:value-type="float" office:value="43.7042" calcext:value-type="float">
            <text:p>43.7042</text:p>
          </table:table-cell>
          <table:table-cell/>
          <table:table-cell table:formula="of:=([.D320]-[.A320])/0.0166667" office:value-type="float" office:value="-169.799660400679" calcext:value-type="float">
            <text:p>-169.799660400679</text:p>
          </table:table-cell>
          <table:table-cell table:formula="of:=ABS([.E320]-[.B320])/0.0166667" office:value-type="float" office:value="536.038927922146" calcext:value-type="float">
            <text:p>536.038927922146</text:p>
          </table:table-cell>
          <table:table-cell table:formula="of:=([.F320]-[.C320])/0.0166667" office:value-type="float" office:value="-0.107999784000607" calcext:value-type="float">
            <text:p>-0.107999784000607</text:p>
          </table:table-cell>
          <table:table-cell table:formula="of:=DEGREES(ATAN(ABS([.F320]-[.C320])/ABS([.E320]-[.B320])))" office:value-type="float" office:value="0.0115438103568641" calcext:value-type="float">
            <text:p>0.011543810356864</text:p>
          </table:table-cell>
          <table:table-cell table:formula="of:=SQRT(POWER([.H320];2)+POWER([.I320];2)+POWER([.J320];2))" office:value-type="float" office:value="562.289666083294" calcext:value-type="float">
            <text:p>562.289666083294</text:p>
          </table:table-cell>
        </table:table-row>
        <table:table-row table:style-name="ro1">
          <table:table-cell office:value-type="float" office:value="126.637" calcext:value-type="float">
            <text:p>126.637</text:p>
          </table:table-cell>
          <table:table-cell office:value-type="float" office:value="267.228" calcext:value-type="float">
            <text:p>267.228</text:p>
          </table:table-cell>
          <table:table-cell office:value-type="float" office:value="43.6098" calcext:value-type="float">
            <text:p>43.6098</text:p>
          </table:table-cell>
          <table:table-cell office:value-type="float" office:value="123.541" calcext:value-type="float">
            <text:p>123.541</text:p>
          </table:table-cell>
          <table:table-cell office:value-type="float" office:value="257.363" calcext:value-type="float">
            <text:p>257.363</text:p>
          </table:table-cell>
          <table:table-cell office:value-type="float" office:value="43.7692" calcext:value-type="float">
            <text:p>43.7692</text:p>
          </table:table-cell>
          <table:table-cell/>
          <table:table-cell table:formula="of:=([.D321]-[.A321])/0.0166667" office:value-type="float" office:value="-185.759628480743" calcext:value-type="float">
            <text:p>-185.759628480743</text:p>
          </table:table-cell>
          <table:table-cell table:formula="of:=ABS([.E321]-[.B321])/0.0166667" office:value-type="float" office:value="591.898816202368" calcext:value-type="float">
            <text:p>591.898816202368</text:p>
          </table:table-cell>
          <table:table-cell table:formula="of:=([.F321]-[.C321])/0.0166667" office:value-type="float" office:value="9.56398087203814" calcext:value-type="float">
            <text:p>9.56398087203814</text:p>
          </table:table-cell>
          <table:table-cell table:formula="of:=DEGREES(ATAN(ABS([.F321]-[.C321])/ABS([.E321]-[.B321])))" office:value-type="float" office:value="0.925712372297787" calcext:value-type="float">
            <text:p>0.925712372297787</text:p>
          </table:table-cell>
          <table:table-cell table:formula="of:=SQRT(POWER([.H321];2)+POWER([.I321];2)+POWER([.J321];2))" office:value-type="float" office:value="620.43719901791" calcext:value-type="float">
            <text:p>620.43719901791</text:p>
          </table:table-cell>
        </table:table-row>
        <table:table-row table:style-name="ro1">
          <table:table-cell office:value-type="float" office:value="126.637" calcext:value-type="float">
            <text:p>126.637</text:p>
          </table:table-cell>
          <table:table-cell office:value-type="float" office:value="267.228" calcext:value-type="float">
            <text:p>267.228</text:p>
          </table:table-cell>
          <table:table-cell office:value-type="float" office:value="43.6098" calcext:value-type="float">
            <text:p>43.6098</text:p>
          </table:table-cell>
          <table:table-cell office:value-type="float" office:value="123.68" calcext:value-type="float">
            <text:p>123.68</text:p>
          </table:table-cell>
          <table:table-cell office:value-type="float" office:value="258.514" calcext:value-type="float">
            <text:p>258.514</text:p>
          </table:table-cell>
          <table:table-cell office:value-type="float" office:value="43.5811" calcext:value-type="float">
            <text:p>43.5811</text:p>
          </table:table-cell>
          <table:table-cell/>
          <table:table-cell table:formula="of:=([.D322]-[.A322])/0.0166667" office:value-type="float" office:value="-177.419645160709" calcext:value-type="float">
            <text:p>-177.419645160709</text:p>
          </table:table-cell>
          <table:table-cell table:formula="of:=ABS([.E322]-[.B322])/0.0166667" office:value-type="float" office:value="522.838954322091" calcext:value-type="float">
            <text:p>522.838954322091</text:p>
          </table:table-cell>
          <table:table-cell table:formula="of:=([.F322]-[.C322])/0.0166667" office:value-type="float" office:value="-1.72199655600692" calcext:value-type="float">
            <text:p>-1.72199655600692</text:p>
          </table:table-cell>
          <table:table-cell table:formula="of:=DEGREES(ATAN(ABS([.F322]-[.C322])/ABS([.E322]-[.B322])))" office:value-type="float" office:value="0.188705867138108" calcext:value-type="float">
            <text:p>0.188705867138108</text:p>
          </table:table-cell>
          <table:table-cell table:formula="of:=SQRT(POWER([.H322];2)+POWER([.I322];2)+POWER([.J322];2))" office:value-type="float" office:value="552.12432288182" calcext:value-type="float">
            <text:p>552.12432288182</text:p>
          </table:table-cell>
        </table:table-row>
        <table:table-row table:style-name="ro1">
          <table:table-cell office:value-type="float" office:value="126.528" calcext:value-type="float">
            <text:p>126.528</text:p>
          </table:table-cell>
          <table:table-cell office:value-type="float" office:value="268.409" calcext:value-type="float">
            <text:p>268.409</text:p>
          </table:table-cell>
          <table:table-cell office:value-type="float" office:value="43.6673" calcext:value-type="float">
            <text:p>43.6673</text:p>
          </table:table-cell>
          <table:table-cell office:value-type="float" office:value="122.954" calcext:value-type="float">
            <text:p>122.954</text:p>
          </table:table-cell>
          <table:table-cell office:value-type="float" office:value="258.576" calcext:value-type="float">
            <text:p>258.576</text:p>
          </table:table-cell>
          <table:table-cell office:value-type="float" office:value="43.8161" calcext:value-type="float">
            <text:p>43.8161</text:p>
          </table:table-cell>
          <table:table-cell/>
          <table:table-cell table:formula="of:=([.D323]-[.A323])/0.0166667" office:value-type="float" office:value="-214.439571120858" calcext:value-type="float">
            <text:p>-214.439571120858</text:p>
          </table:table-cell>
          <table:table-cell table:formula="of:=ABS([.E323]-[.B323])/0.0166667" office:value-type="float" office:value="589.978820042358" calcext:value-type="float">
            <text:p>589.978820042358</text:p>
          </table:table-cell>
          <table:table-cell table:formula="of:=([.F323]-[.C323])/0.0166667" office:value-type="float" office:value="8.9279821440358" calcext:value-type="float">
            <text:p>8.9279821440358</text:p>
          </table:table-cell>
          <table:table-cell table:formula="of:=DEGREES(ATAN(ABS([.F323]-[.C323])/ABS([.E323]-[.B323])))" office:value-type="float" office:value="0.866974605421798" calcext:value-type="float">
            <text:p>0.866974605421798</text:p>
          </table:table-cell>
          <table:table-cell table:formula="of:=SQRT(POWER([.H323];2)+POWER([.I323];2)+POWER([.J323];2))" office:value-type="float" office:value="627.80494313619" calcext:value-type="float">
            <text:p>627.80494313619</text:p>
          </table:table-cell>
        </table:table-row>
        <table:table-row table:style-name="ro1">
          <table:table-cell office:value-type="float" office:value="126.864" calcext:value-type="float">
            <text:p>126.864</text:p>
          </table:table-cell>
          <table:table-cell office:value-type="float" office:value="277.122" calcext:value-type="float">
            <text:p>277.122</text:p>
          </table:table-cell>
          <table:table-cell office:value-type="float" office:value="42.0332" calcext:value-type="float">
            <text:p>42.0332</text:p>
          </table:table-cell>
          <table:table-cell office:value-type="float" office:value="122.872" calcext:value-type="float">
            <text:p>122.872</text:p>
          </table:table-cell>
          <table:table-cell office:value-type="float" office:value="268.214" calcext:value-type="float">
            <text:p>268.214</text:p>
          </table:table-cell>
          <table:table-cell office:value-type="float" office:value="42.0108" calcext:value-type="float">
            <text:p>42.0108</text:p>
          </table:table-cell>
          <table:table-cell/>
          <table:table-cell table:formula="of:=([.D324]-[.A324])/0.0166667" office:value-type="float" office:value="-239.519520960958" calcext:value-type="float">
            <text:p>-239.519520960958</text:p>
          </table:table-cell>
          <table:table-cell table:formula="of:=ABS([.E324]-[.B324])/0.0166667" office:value-type="float" office:value="534.478931042139" calcext:value-type="float">
            <text:p>534.478931042139</text:p>
          </table:table-cell>
          <table:table-cell table:formula="of:=([.F324]-[.C324])/0.0166667" office:value-type="float" office:value="-1.34399731200523" calcext:value-type="float">
            <text:p>-1.34399731200523</text:p>
          </table:table-cell>
          <table:table-cell table:formula="of:=DEGREES(ATAN(ABS([.F324]-[.C324])/ABS([.E324]-[.B324])))" office:value-type="float" office:value="0.144075298158131" calcext:value-type="float">
            <text:p>0.144075298158131</text:p>
          </table:table-cell>
          <table:table-cell table:formula="of:=SQRT(POWER([.H324];2)+POWER([.I324];2)+POWER([.J324];2))" office:value-type="float" office:value="585.695428510492" calcext:value-type="float">
            <text:p>585.695428510492</text:p>
          </table:table-cell>
        </table:table-row>
        <table:table-row table:style-name="ro1">
          <table:table-cell office:value-type="float" office:value="127.755" calcext:value-type="float">
            <text:p>127.755</text:p>
          </table:table-cell>
          <table:table-cell office:value-type="float" office:value="278.22" calcext:value-type="float">
            <text:p>278.22</text:p>
          </table:table-cell>
          <table:table-cell office:value-type="float" office:value="41.852" calcext:value-type="float">
            <text:p>41.852</text:p>
          </table:table-cell>
          <table:table-cell office:value-type="float" office:value="124.323" calcext:value-type="float">
            <text:p>124.323</text:p>
          </table:table-cell>
          <table:table-cell office:value-type="float" office:value="267.963" calcext:value-type="float">
            <text:p>267.963</text:p>
          </table:table-cell>
          <table:table-cell office:value-type="float" office:value="42.041" calcext:value-type="float">
            <text:p>42.041</text:p>
          </table:table-cell>
          <table:table-cell/>
          <table:table-cell table:formula="of:=([.D325]-[.A325])/0.0166667" office:value-type="float" office:value="-205.919588160824" calcext:value-type="float">
            <text:p>-205.919588160824</text:p>
          </table:table-cell>
          <table:table-cell table:formula="of:=ABS([.E325]-[.B325])/0.0166667" office:value-type="float" office:value="615.418769162462" calcext:value-type="float">
            <text:p>615.418769162462</text:p>
          </table:table-cell>
          <table:table-cell table:formula="of:=([.F325]-[.C325])/0.0166667" office:value-type="float" office:value="11.3399773200454" calcext:value-type="float">
            <text:p>11.3399773200454</text:p>
          </table:table-cell>
          <table:table-cell table:formula="of:=DEGREES(ATAN(ABS([.F325]-[.C325])/ABS([.E325]-[.B325])))" office:value-type="float" office:value="1.05563780687663" calcext:value-type="float">
            <text:p>1.05563780687663</text:p>
          </table:table-cell>
          <table:table-cell table:formula="of:=SQRT(POWER([.H325];2)+POWER([.I325];2)+POWER([.J325];2))" office:value-type="float" office:value="649.054491788927" calcext:value-type="float">
            <text:p>649.054491788927</text:p>
          </table:table-cell>
        </table:table-row>
        <table:table-row table:style-name="ro1">
          <table:table-cell office:value-type="float" office:value="127.203" calcext:value-type="float">
            <text:p>127.203</text:p>
          </table:table-cell>
          <table:table-cell office:value-type="float" office:value="275.795" calcext:value-type="float">
            <text:p>275.795</text:p>
          </table:table-cell>
          <table:table-cell office:value-type="float" office:value="42.2421" calcext:value-type="float">
            <text:p>42.2421</text:p>
          </table:table-cell>
          <table:table-cell office:value-type="float" office:value="123.574" calcext:value-type="float">
            <text:p>123.574</text:p>
          </table:table-cell>
          <table:table-cell office:value-type="float" office:value="265.718" calcext:value-type="float">
            <text:p>265.718</text:p>
          </table:table-cell>
          <table:table-cell office:value-type="float" office:value="42.1674" calcext:value-type="float">
            <text:p>42.1674</text:p>
          </table:table-cell>
          <table:table-cell/>
          <table:table-cell table:formula="of:=([.D326]-[.A326])/0.0166667" office:value-type="float" office:value="-217.739564520871" calcext:value-type="float">
            <text:p>-217.739564520871</text:p>
          </table:table-cell>
          <table:table-cell table:formula="of:=ABS([.E326]-[.B326])/0.0166667" office:value-type="float" office:value="604.618790762418" calcext:value-type="float">
            <text:p>604.618790762418</text:p>
          </table:table-cell>
          <table:table-cell table:formula="of:=([.F326]-[.C326])/0.0166667" office:value-type="float" office:value="-4.48199103601793" calcext:value-type="float">
            <text:p>-4.48199103601793</text:p>
          </table:table-cell>
          <table:table-cell table:formula="of:=DEGREES(ATAN(ABS([.F326]-[.C326])/ABS([.E326]-[.B326])))" office:value-type="float" office:value="0.424721279645864" calcext:value-type="float">
            <text:p>0.424721279645864</text:p>
          </table:table-cell>
          <table:table-cell table:formula="of:=SQRT(POWER([.H326];2)+POWER([.I326];2)+POWER([.J326];2))" office:value-type="float" office:value="642.646472288143" calcext:value-type="float">
            <text:p>642.646472288143</text:p>
          </table:table-cell>
        </table:table-row>
        <table:table-row table:style-name="ro1">
          <table:table-cell office:value-type="float" office:value="128.194" calcext:value-type="float">
            <text:p>128.194</text:p>
          </table:table-cell>
          <table:table-cell office:value-type="float" office:value="277.948" calcext:value-type="float">
            <text:p>277.948</text:p>
          </table:table-cell>
          <table:table-cell office:value-type="float" office:value="42.6418" calcext:value-type="float">
            <text:p>42.641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267.717" calcext:value-type="float">
            <text:p>267.717</text:p>
          </table:table-cell>
          <table:table-cell office:value-type="float" office:value="42.812" calcext:value-type="float">
            <text:p>42.812</text:p>
          </table:table-cell>
          <table:table-cell/>
          <table:table-cell table:formula="of:=([.D327]-[.A327])/0.0166667" office:value-type="float" office:value="-206.159587680824" calcext:value-type="float">
            <text:p>-206.159587680824</text:p>
          </table:table-cell>
          <table:table-cell table:formula="of:=ABS([.E327]-[.B327])/0.0166667" office:value-type="float" office:value="613.858772282455" calcext:value-type="float">
            <text:p>613.858772282455</text:p>
          </table:table-cell>
          <table:table-cell table:formula="of:=([.F327]-[.C327])/0.0166667" office:value-type="float" office:value="10.2119795760405" calcext:value-type="float">
            <text:p>10.2119795760405</text:p>
          </table:table-cell>
          <table:table-cell table:formula="of:=DEGREES(ATAN(ABS([.F327]-[.C327])/ABS([.E327]-[.B327])))" office:value-type="float" office:value="0.953068344640003" calcext:value-type="float">
            <text:p>0.953068344640003</text:p>
          </table:table-cell>
          <table:table-cell table:formula="of:=SQRT(POWER([.H327];2)+POWER([.I327];2)+POWER([.J327];2))" office:value-type="float" office:value="647.633115604593" calcext:value-type="float">
            <text:p>647.633115604593</text:p>
          </table:table-cell>
        </table:table-row>
        <table:table-row table:style-name="ro1">
          <table:table-cell office:value-type="float" office:value="130.186" calcext:value-type="float">
            <text:p>130.186</text:p>
          </table:table-cell>
          <table:table-cell office:value-type="float" office:value="283.854" calcext:value-type="float">
            <text:p>283.854</text:p>
          </table:table-cell>
          <table:table-cell office:value-type="float" office:value="42.2028" calcext:value-type="float">
            <text:p>42.2028</text:p>
          </table:table-cell>
          <table:table-cell office:value-type="float" office:value="126.446" calcext:value-type="float">
            <text:p>126.446</text:p>
          </table:table-cell>
          <table:table-cell office:value-type="float" office:value="273.538" calcext:value-type="float">
            <text:p>273.538</text:p>
          </table:table-cell>
          <table:table-cell office:value-type="float" office:value="42.1115" calcext:value-type="float">
            <text:p>42.1115</text:p>
          </table:table-cell>
          <table:table-cell/>
          <table:table-cell table:formula="of:=([.D328]-[.A328])/0.0166667" office:value-type="float" office:value="-224.399551200898" calcext:value-type="float">
            <text:p>-224.399551200898</text:p>
          </table:table-cell>
          <table:table-cell table:formula="of:=ABS([.E328]-[.B328])/0.0166667" office:value-type="float" office:value="618.958762082474" calcext:value-type="float">
            <text:p>618.958762082474</text:p>
          </table:table-cell>
          <table:table-cell table:formula="of:=([.F328]-[.C328])/0.0166667" office:value-type="float" office:value="-5.47798904402215" calcext:value-type="float">
            <text:p>-5.47798904402215</text:p>
          </table:table-cell>
          <table:table-cell table:formula="of:=DEGREES(ATAN(ABS([.F328]-[.C328])/ABS([.E328]-[.B328])))" office:value-type="float" office:value="0.507073293401095" calcext:value-type="float">
            <text:p>0.507073293401095</text:p>
          </table:table-cell>
          <table:table-cell table:formula="of:=SQRT(POWER([.H328];2)+POWER([.I328];2)+POWER([.J328];2))" office:value-type="float" office:value="658.403459971012" calcext:value-type="float">
            <text:p>658.403459971012</text:p>
          </table:table-cell>
        </table:table-row>
        <table:table-row table:style-name="ro1">
          <table:table-cell office:value-type="float" office:value="126.806" calcext:value-type="float">
            <text:p>126.806</text:p>
          </table:table-cell>
          <table:table-cell office:value-type="float" office:value="274.603" calcext:value-type="float">
            <text:p>274.603</text:p>
          </table:table-cell>
          <table:table-cell office:value-type="float" office:value="42.4346" calcext:value-type="float">
            <text:p>42.4346</text:p>
          </table:table-cell>
          <table:table-cell office:value-type="float" office:value="122.938" calcext:value-type="float">
            <text:p>122.938</text:p>
          </table:table-cell>
          <table:table-cell office:value-type="float" office:value="264.557" calcext:value-type="float">
            <text:p>264.557</text:p>
          </table:table-cell>
          <table:table-cell office:value-type="float" office:value="42.6045" calcext:value-type="float">
            <text:p>42.6045</text:p>
          </table:table-cell>
          <table:table-cell/>
          <table:table-cell table:formula="of:=([.D329]-[.A329])/0.0166667" office:value-type="float" office:value="-232.079535840928" calcext:value-type="float">
            <text:p>-232.079535840928</text:p>
          </table:table-cell>
          <table:table-cell table:formula="of:=ABS([.E329]-[.B329])/0.0166667" office:value-type="float" office:value="602.758794482411" calcext:value-type="float">
            <text:p>602.758794482411</text:p>
          </table:table-cell>
          <table:table-cell table:formula="of:=([.F329]-[.C329])/0.0166667" office:value-type="float" office:value="10.1939796120407" calcext:value-type="float">
            <text:p>10.1939796120407</text:p>
          </table:table-cell>
          <table:table-cell table:formula="of:=DEGREES(ATAN(ABS([.F329]-[.C329])/ABS([.E329]-[.B329])))" office:value-type="float" office:value="0.96890553430946" calcext:value-type="float">
            <text:p>0.96890553430946</text:p>
          </table:table-cell>
          <table:table-cell table:formula="of:=SQRT(POWER([.H329];2)+POWER([.I329];2)+POWER([.J329];2))" office:value-type="float" office:value="645.974451896018" calcext:value-type="float">
            <text:p>645.974451896018</text:p>
          </table:table-cell>
        </table:table-row>
        <table:table-row table:style-name="ro1">
          <table:table-cell office:value-type="float" office:value="127.857" calcext:value-type="float">
            <text:p>127.857</text:p>
          </table:table-cell>
          <table:table-cell office:value-type="float" office:value="279.293" calcext:value-type="float">
            <text:p>279.293</text:p>
          </table:table-cell>
          <table:table-cell office:value-type="float" office:value="42.4322" calcext:value-type="float">
            <text:p>42.4322</text:p>
          </table:table-cell>
          <table:table-cell office:value-type="float" office:value="123.977" calcext:value-type="float">
            <text:p>123.977</text:p>
          </table:table-cell>
          <table:table-cell office:value-type="float" office:value="271.553" calcext:value-type="float">
            <text:p>271.553</text:p>
          </table:table-cell>
          <table:table-cell office:value-type="float" office:value="42.2007" calcext:value-type="float">
            <text:p>42.2007</text:p>
          </table:table-cell>
          <table:table-cell/>
          <table:table-cell table:formula="of:=([.D330]-[.A330])/0.0166667" office:value-type="float" office:value="-232.799534400931" calcext:value-type="float">
            <text:p>-232.799534400931</text:p>
          </table:table-cell>
          <table:table-cell table:formula="of:=ABS([.E330]-[.B330])/0.0166667" office:value-type="float" office:value="464.399071201858" calcext:value-type="float">
            <text:p>464.399071201858</text:p>
          </table:table-cell>
          <table:table-cell table:formula="of:=([.F330]-[.C330])/0.0166667" office:value-type="float" office:value="-13.8899722200558" calcext:value-type="float">
            <text:p>-13.8899722200558</text:p>
          </table:table-cell>
          <table:table-cell table:formula="of:=DEGREES(ATAN(ABS([.F330]-[.C330])/ABS([.E330]-[.B330])))" office:value-type="float" office:value="1.71318085820733" calcext:value-type="float">
            <text:p>1.71318085820733</text:p>
          </table:table-cell>
          <table:table-cell table:formula="of:=SQRT(POWER([.H330];2)+POWER([.I330];2)+POWER([.J330];2))" office:value-type="float" office:value="519.66821326565" calcext:value-type="float">
            <text:p>519.66821326565</text:p>
          </table:table-cell>
        </table:table-row>
        <table:table-row table:style-name="ro1">
          <table:table-cell office:value-type="float" office:value="127.755" calcext:value-type="float">
            <text:p>127.755</text:p>
          </table:table-cell>
          <table:table-cell office:value-type="float" office:value="278.22" calcext:value-type="float">
            <text:p>278.22</text:p>
          </table:table-cell>
          <table:table-cell office:value-type="float" office:value="41.852" calcext:value-type="float">
            <text:p>41.852</text:p>
          </table:table-cell>
          <table:table-cell office:value-type="float" office:value="124.082" calcext:value-type="float">
            <text:p>124.082</text:p>
          </table:table-cell>
          <table:table-cell office:value-type="float" office:value="268.01" calcext:value-type="float">
            <text:p>268.01</text:p>
          </table:table-cell>
          <table:table-cell office:value-type="float" office:value="42.0351" calcext:value-type="float">
            <text:p>42.0351</text:p>
          </table:table-cell>
          <table:table-cell/>
          <table:table-cell table:formula="of:=([.D331]-[.A331])/0.0166667" office:value-type="float" office:value="-220.379559240882" calcext:value-type="float">
            <text:p>-220.379559240882</text:p>
          </table:table-cell>
          <table:table-cell table:formula="of:=ABS([.E331]-[.B331])/0.0166667" office:value-type="float" office:value="612.598774802453" calcext:value-type="float">
            <text:p>612.598774802453</text:p>
          </table:table-cell>
          <table:table-cell table:formula="of:=([.F331]-[.C331])/0.0166667" office:value-type="float" office:value="10.9859780280441" calcext:value-type="float">
            <text:p>10.9859780280441</text:p>
          </table:table-cell>
          <table:table-cell table:formula="of:=DEGREES(ATAN(ABS([.F331]-[.C331])/ABS([.E331]-[.B331])))" office:value-type="float" office:value="1.02739792381831" calcext:value-type="float">
            <text:p>1.02739792381831</text:p>
          </table:table-cell>
          <table:table-cell table:formula="of:=SQRT(POWER([.H331];2)+POWER([.I331];2)+POWER([.J331];2))" office:value-type="float" office:value="651.126025231601" calcext:value-type="float">
            <text:p>651.126025231601</text:p>
          </table:table-cell>
        </table:table-row>
        <table:table-row table:style-name="ro1">
          <table:table-cell office:value-type="float" office:value="128.379" calcext:value-type="float">
            <text:p>128.379</text:p>
          </table:table-cell>
          <table:table-cell office:value-type="float" office:value="271.573" calcext:value-type="float">
            <text:p>271.573</text:p>
          </table:table-cell>
          <table:table-cell office:value-type="float" office:value="43.8908" calcext:value-type="float">
            <text:p>43.8908</text:p>
          </table:table-cell>
          <table:table-cell office:value-type="float" office:value="124.652" calcext:value-type="float">
            <text:p>124.652</text:p>
          </table:table-cell>
          <table:table-cell office:value-type="float" office:value="262.864" calcext:value-type="float">
            <text:p>262.864</text:p>
          </table:table-cell>
          <table:table-cell office:value-type="float" office:value="43.8353" calcext:value-type="float">
            <text:p>43.8353</text:p>
          </table:table-cell>
          <table:table-cell/>
          <table:table-cell table:formula="of:=([.D332]-[.A332])/0.0166667" office:value-type="float" office:value="-223.619552760894" calcext:value-type="float">
            <text:p>-223.619552760894</text:p>
          </table:table-cell>
          <table:table-cell table:formula="of:=ABS([.E332]-[.B332])/0.0166667" office:value-type="float" office:value="522.53895492209" calcext:value-type="float">
            <text:p>522.53895492209</text:p>
          </table:table-cell>
          <table:table-cell table:formula="of:=([.F332]-[.C332])/0.0166667" office:value-type="float" office:value="-3.32999334001345" calcext:value-type="float">
            <text:p>-3.32999334001345</text:p>
          </table:table-cell>
          <table:table-cell table:formula="of:=DEGREES(ATAN(ABS([.F332]-[.C332])/ABS([.E332]-[.B332])))" office:value-type="float" office:value="0.365124895733181" calcext:value-type="float">
            <text:p>0.365124895733181</text:p>
          </table:table-cell>
          <table:table-cell table:formula="of:=SQRT(POWER([.H332];2)+POWER([.I332];2)+POWER([.J332];2))" office:value-type="float" office:value="568.386974378985" calcext:value-type="float">
            <text:p>568.386974378985</text:p>
          </table:table-cell>
        </table:table-row>
        <table:table-row table:style-name="ro1">
          <table:table-cell office:value-type="float" office:value="129.052" calcext:value-type="float">
            <text:p>129.052</text:p>
          </table:table-cell>
          <table:table-cell office:value-type="float" office:value="272.789" calcext:value-type="float">
            <text:p>272.789</text:p>
          </table:table-cell>
          <table:table-cell office:value-type="float" office:value="43.2014" calcext:value-type="float">
            <text:p>43.2014</text:p>
          </table:table-cell>
          <table:table-cell office:value-type="float" office:value="124.923" calcext:value-type="float">
            <text:p>124.923</text:p>
          </table:table-cell>
          <table:table-cell office:value-type="float" office:value="262.928" calcext:value-type="float">
            <text:p>262.928</text:p>
          </table:table-cell>
          <table:table-cell office:value-type="float" office:value="43.3392" calcext:value-type="float">
            <text:p>43.3392</text:p>
          </table:table-cell>
          <table:table-cell/>
          <table:table-cell table:formula="of:=([.D333]-[.A333])/0.0166667" office:value-type="float" office:value="-247.73950452099" calcext:value-type="float">
            <text:p>-247.73950452099</text:p>
          </table:table-cell>
          <table:table-cell table:formula="of:=ABS([.E333]-[.B333])/0.0166667" office:value-type="float" office:value="591.658816682366" calcext:value-type="float">
            <text:p>591.658816682366</text:p>
          </table:table-cell>
          <table:table-cell table:formula="of:=([.F333]-[.C333])/0.0166667" office:value-type="float" office:value="8.26798346403299" calcext:value-type="float">
            <text:p>8.26798346403299</text:p>
          </table:table-cell>
          <table:table-cell table:formula="of:=DEGREES(ATAN(ABS([.F333]-[.C333])/ABS([.E333]-[.B333])))" office:value-type="float" office:value="0.800612974687289" calcext:value-type="float">
            <text:p>0.800612974687289</text:p>
          </table:table-cell>
          <table:table-cell table:formula="of:=SQRT(POWER([.H333];2)+POWER([.I333];2)+POWER([.J333];2))" office:value-type="float" office:value="641.485289783675" calcext:value-type="float">
            <text:p>641.485289783675</text:p>
          </table:table-cell>
        </table:table-row>
        <table:table-row table:style-name="ro1">
          <table:table-cell office:value-type="float" office:value="128.274" calcext:value-type="float">
            <text:p>128.274</text:p>
          </table:table-cell>
          <table:table-cell office:value-type="float" office:value="272.779" calcext:value-type="float">
            <text:p>272.779</text:p>
          </table:table-cell>
          <table:table-cell office:value-type="float" office:value="43.9489" calcext:value-type="float">
            <text:p>43.9489</text:p>
          </table:table-cell>
          <table:table-cell office:value-type="float" office:value="124.019" calcext:value-type="float">
            <text:p>124.019</text:p>
          </table:table-cell>
          <table:table-cell office:value-type="float" office:value="261.728" calcext:value-type="float">
            <text:p>261.728</text:p>
          </table:table-cell>
          <table:table-cell office:value-type="float" office:value="44.263" calcext:value-type="float">
            <text:p>44.263</text:p>
          </table:table-cell>
          <table:table-cell/>
          <table:table-cell table:formula="of:=([.D334]-[.A334])/0.0166667" office:value-type="float" office:value="-255.299489401021" calcext:value-type="float">
            <text:p>-255.299489401021</text:p>
          </table:table-cell>
          <table:table-cell table:formula="of:=ABS([.E334]-[.B334])/0.0166667" office:value-type="float" office:value="663.058673882652" calcext:value-type="float">
            <text:p>663.058673882652</text:p>
          </table:table-cell>
          <table:table-cell table:formula="of:=([.F334]-[.C334])/0.0166667" office:value-type="float" office:value="18.8459623080752" calcext:value-type="float">
            <text:p>18.8459623080752</text:p>
          </table:table-cell>
          <table:table-cell table:formula="of:=DEGREES(ATAN(ABS([.F334]-[.C334])/ABS([.E334]-[.B334])))" office:value-type="float" office:value="1.62806628223294" calcext:value-type="float">
            <text:p>1.62806628223294</text:p>
          </table:table-cell>
          <table:table-cell table:formula="of:=SQRT(POWER([.H334];2)+POWER([.I334];2)+POWER([.J334];2))" office:value-type="float" office:value="710.760018990067" calcext:value-type="float">
            <text:p>710.760018990067</text:p>
          </table:table-cell>
        </table:table-row>
        <table:table-row table:style-name="ro1">
          <table:table-cell office:value-type="float" office:value="127.249" calcext:value-type="float">
            <text:p>127.249</text:p>
          </table:table-cell>
          <table:table-cell office:value-type="float" office:value="268.26" calcext:value-type="float">
            <text:p>268.26</text:p>
          </table:table-cell>
          <table:table-cell office:value-type="float" office:value="43.6858" calcext:value-type="float">
            <text:p>43.6858</text:p>
          </table:table-cell>
          <table:table-cell office:value-type="float" office:value="122.954" calcext:value-type="float">
            <text:p>122.954</text:p>
          </table:table-cell>
          <table:table-cell office:value-type="float" office:value="258.576" calcext:value-type="float">
            <text:p>258.576</text:p>
          </table:table-cell>
          <table:table-cell office:value-type="float" office:value="43.8161" calcext:value-type="float">
            <text:p>43.8161</text:p>
          </table:table-cell>
          <table:table-cell/>
          <table:table-cell table:formula="of:=([.D335]-[.A335])/0.0166667" office:value-type="float" office:value="-257.699484601031" calcext:value-type="float">
            <text:p>-257.699484601031</text:p>
          </table:table-cell>
          <table:table-cell table:formula="of:=ABS([.E335]-[.B335])/0.0166667" office:value-type="float" office:value="581.038837922322" calcext:value-type="float">
            <text:p>581.038837922322</text:p>
          </table:table-cell>
          <table:table-cell table:formula="of:=([.F335]-[.C335])/0.0166667" office:value-type="float" office:value="7.81798436403117" calcext:value-type="float">
            <text:p>7.81798436403117</text:p>
          </table:table-cell>
          <table:table-cell table:formula="of:=DEGREES(ATAN(ABS([.F335]-[.C335])/ABS([.E335]-[.B335])))" office:value-type="float" office:value="0.77087872656844" calcext:value-type="float">
            <text:p>0.77087872656844</text:p>
          </table:table-cell>
          <table:table-cell table:formula="of:=SQRT(POWER([.H335];2)+POWER([.I335];2)+POWER([.J335];2))" office:value-type="float" office:value="635.669942987142" calcext:value-type="float">
            <text:p>635.669942987142</text:p>
          </table:table-cell>
        </table:table-row>
        <table:table-row table:style-name="ro1">
          <table:table-cell office:value-type="float" office:value="129.465" calcext:value-type="float">
            <text:p>129.465</text:p>
          </table:table-cell>
          <table:table-cell office:value-type="float" office:value="272.459" calcext:value-type="float">
            <text:p>272.459</text:p>
          </table:table-cell>
          <table:table-cell office:value-type="float" office:value="44.2369" calcext:value-type="float">
            <text:p>44.2369</text:p>
          </table:table-cell>
          <table:table-cell office:value-type="float" office:value="125.702" calcext:value-type="float">
            <text:p>125.702</text:p>
          </table:table-cell>
          <table:table-cell office:value-type="float" office:value="263.715" calcext:value-type="float">
            <text:p>263.715</text:p>
          </table:table-cell>
          <table:table-cell office:value-type="float" office:value="44.4178" calcext:value-type="float">
            <text:p>44.4178</text:p>
          </table:table-cell>
          <table:table-cell/>
          <table:table-cell table:formula="of:=([.D336]-[.A336])/0.0166667" office:value-type="float" office:value="-225.779548440903" calcext:value-type="float">
            <text:p>-225.779548440903</text:p>
          </table:table-cell>
          <table:table-cell table:formula="of:=ABS([.E336]-[.B336])/0.0166667" office:value-type="float" office:value="524.6389507221" calcext:value-type="float">
            <text:p>524.6389507221</text:p>
          </table:table-cell>
          <table:table-cell table:formula="of:=([.F336]-[.C336])/0.0166667" office:value-type="float" office:value="10.8539782920435" calcext:value-type="float">
            <text:p>10.8539782920435</text:p>
          </table:table-cell>
          <table:table-cell table:formula="of:=DEGREES(ATAN(ABS([.F336]-[.C336])/ABS([.E336]-[.B336])))" office:value-type="float" office:value="1.18519306229064" calcext:value-type="float">
            <text:p>1.18519306229064</text:p>
          </table:table-cell>
          <table:table-cell table:formula="of:=SQRT(POWER([.H336];2)+POWER([.I336];2)+POWER([.J336];2))" office:value-type="float" office:value="571.261973138182" calcext:value-type="float">
            <text:p>571.261973138182</text:p>
          </table:table-cell>
        </table:table-row>
        <table:table-row table:style-name="ro1">
          <table:table-cell office:value-type="float" office:value="129.658" calcext:value-type="float">
            <text:p>129.658</text:p>
          </table:table-cell>
          <table:table-cell office:value-type="float" office:value="273.79" calcext:value-type="float">
            <text:p>273.79</text:p>
          </table:table-cell>
          <table:table-cell office:value-type="float" office:value="43.5336" calcext:value-type="float">
            <text:p>43.5336</text:p>
          </table:table-cell>
          <table:table-cell office:value-type="float" office:value="125.416" calcext:value-type="float">
            <text:p>125.416</text:p>
          </table:table-cell>
          <table:table-cell office:value-type="float" office:value="265.129" calcext:value-type="float">
            <text:p>265.129</text:p>
          </table:table-cell>
          <table:table-cell office:value-type="float" office:value="43.4668" calcext:value-type="float">
            <text:p>43.4668</text:p>
          </table:table-cell>
          <table:table-cell/>
          <table:table-cell table:formula="of:=([.D337]-[.A337])/0.0166667" office:value-type="float" office:value="-254.519490961018" calcext:value-type="float">
            <text:p>-254.519490961018</text:p>
          </table:table-cell>
          <table:table-cell table:formula="of:=ABS([.E337]-[.B337])/0.0166667" office:value-type="float" office:value="519.658960682079" calcext:value-type="float">
            <text:p>519.658960682079</text:p>
          </table:table-cell>
          <table:table-cell table:formula="of:=([.F337]-[.C337])/0.0166667" office:value-type="float" office:value="-4.00799198401607" calcext:value-type="float">
            <text:p>-4.00799198401607</text:p>
          </table:table-cell>
          <table:table-cell table:formula="of:=DEGREES(ATAN(ABS([.F337]-[.C337])/ABS([.E337]-[.B337])))" office:value-type="float" office:value="0.44189841616574" calcext:value-type="float">
            <text:p>0.44189841616574</text:p>
          </table:table-cell>
          <table:table-cell table:formula="of:=SQRT(POWER([.H337];2)+POWER([.I337];2)+POWER([.J337];2))" office:value-type="float" office:value="578.655053288207" calcext:value-type="float">
            <text:p>578.655053288207</text:p>
          </table:table-cell>
        </table:table-row>
        <table:table-row table:style-name="ro1">
          <table:table-cell office:value-type="float" office:value="128.124" calcext:value-type="float">
            <text:p>128.124</text:p>
          </table:table-cell>
          <table:table-cell office:value-type="float" office:value="269.33" calcext:value-type="float">
            <text:p>269.33</text:p>
          </table:table-cell>
          <table:table-cell office:value-type="float" office:value="43.5098" calcext:value-type="float">
            <text:p>43.5098</text:p>
          </table:table-cell>
          <table:table-cell office:value-type="float" office:value="123.818" calcext:value-type="float">
            <text:p>123.818</text:p>
          </table:table-cell>
          <table:table-cell office:value-type="float" office:value="259.662" calcext:value-type="float">
            <text:p>259.662</text:p>
          </table:table-cell>
          <table:table-cell office:value-type="float" office:value="43.3936" calcext:value-type="float">
            <text:p>43.3936</text:p>
          </table:table-cell>
          <table:table-cell/>
          <table:table-cell table:formula="of:=([.D338]-[.A338])/0.0166667" office:value-type="float" office:value="-258.359483281033" calcext:value-type="float">
            <text:p>-258.359483281033</text:p>
          </table:table-cell>
          <table:table-cell table:formula="of:=ABS([.E338]-[.B338])/0.0166667" office:value-type="float" office:value="580.078839842321" calcext:value-type="float">
            <text:p>580.078839842321</text:p>
          </table:table-cell>
          <table:table-cell table:formula="of:=([.F338]-[.C338])/0.0166667" office:value-type="float" office:value="-6.97198605602784" calcext:value-type="float">
            <text:p>-6.97198605602784</text:p>
          </table:table-cell>
          <table:table-cell table:formula="of:=DEGREES(ATAN(ABS([.F338]-[.C338])/ABS([.E338]-[.B338])))" office:value-type="float" office:value="0.688606642509567" calcext:value-type="float">
            <text:p>0.688606642509567</text:p>
          </table:table-cell>
          <table:table-cell table:formula="of:=SQRT(POWER([.H338];2)+POWER([.I338];2)+POWER([.J338];2))" office:value-type="float" office:value="635.050936243401" calcext:value-type="float">
            <text:p>635.050936243401</text:p>
          </table:table-cell>
        </table:table-row>
        <table:table-row table:style-name="ro1">
          <table:table-cell office:value-type="float" office:value="128.154" calcext:value-type="float">
            <text:p>128.154</text:p>
          </table:table-cell>
          <table:table-cell office:value-type="float" office:value="271.677" calcext:value-type="float">
            <text:p>271.677</text:p>
          </table:table-cell>
          <table:table-cell office:value-type="float" office:value="43.6298" calcext:value-type="float">
            <text:p>43.6298</text:p>
          </table:table-cell>
          <table:table-cell office:value-type="float" office:value="123.703" calcext:value-type="float">
            <text:p>123.703</text:p>
          </table:table-cell>
          <table:table-cell office:value-type="float" office:value="260.806" calcext:value-type="float">
            <text:p>260.806</text:p>
          </table:table-cell>
          <table:table-cell office:value-type="float" office:value="43.4495" calcext:value-type="float">
            <text:p>43.4495</text:p>
          </table:table-cell>
          <table:table-cell/>
          <table:table-cell table:formula="of:=([.D339]-[.A339])/0.0166667" office:value-type="float" office:value="-267.059465881068" calcext:value-type="float">
            <text:p>-267.059465881068</text:p>
          </table:table-cell>
          <table:table-cell table:formula="of:=ABS([.E339]-[.B339])/0.0166667" office:value-type="float" office:value="652.258695482611" calcext:value-type="float">
            <text:p>652.258695482611</text:p>
          </table:table-cell>
          <table:table-cell table:formula="of:=([.F339]-[.C339])/0.0166667" office:value-type="float" office:value="-10.8179783640434" calcext:value-type="float">
            <text:p>-10.8179783640434</text:p>
          </table:table-cell>
          <table:table-cell table:formula="of:=DEGREES(ATAN(ABS([.F339]-[.C339])/ABS([.E339]-[.B339])))" office:value-type="float" office:value="0.950186917977384" calcext:value-type="float">
            <text:p>0.950186917977384</text:p>
          </table:table-cell>
          <table:table-cell table:formula="of:=SQRT(POWER([.H339];2)+POWER([.I339];2)+POWER([.J339];2))" office:value-type="float" office:value="704.896583056865" calcext:value-type="float">
            <text:p>704.896583056865</text:p>
          </table:table-cell>
        </table:table-row>
        <table:table-row table:style-name="ro1">
          <table:table-cell office:value-type="float" office:value="125.082" calcext:value-type="float">
            <text:p>125.082</text:p>
          </table:table-cell>
          <table:table-cell office:value-type="float" office:value="266.404" calcext:value-type="float">
            <text:p>266.404</text:p>
          </table:table-cell>
          <table:table-cell office:value-type="float" office:value="43.2647" calcext:value-type="float">
            <text:p>43.2647</text:p>
          </table:table-cell>
          <table:table-cell office:value-type="float" office:value="121.767" calcext:value-type="float">
            <text:p>121.767</text:p>
          </table:table-cell>
          <table:table-cell office:value-type="float" office:value="254.309" calcext:value-type="float">
            <text:p>254.309</text:p>
          </table:table-cell>
          <table:table-cell office:value-type="float" office:value="43.5656" calcext:value-type="float">
            <text:p>43.5656</text:p>
          </table:table-cell>
          <table:table-cell/>
          <table:table-cell table:formula="of:=([.D340]-[.A340])/0.0166667" office:value-type="float" office:value="-198.899602200795" calcext:value-type="float">
            <text:p>-198.899602200795</text:p>
          </table:table-cell>
          <table:table-cell table:formula="of:=ABS([.E340]-[.B340])/0.0166667" office:value-type="float" office:value="725.698548602903" calcext:value-type="float">
            <text:p>725.698548602903</text:p>
          </table:table-cell>
          <table:table-cell table:formula="of:=([.F340]-[.C340])/0.0166667" office:value-type="float" office:value="18.0539638920726" calcext:value-type="float">
            <text:p>18.0539638920726</text:p>
          </table:table-cell>
          <table:table-cell table:formula="of:=DEGREES(ATAN(ABS([.F340]-[.C340])/ABS([.E340]-[.B340])))" office:value-type="float" office:value="1.42511323706721" calcext:value-type="float">
            <text:p>1.42511323706721</text:p>
          </table:table-cell>
          <table:table-cell table:formula="of:=SQRT(POWER([.H340];2)+POWER([.I340];2)+POWER([.J340];2))" office:value-type="float" office:value="752.678803217023" calcext:value-type="float">
            <text:p>752.678803217023</text:p>
          </table:table-cell>
        </table:table-row>
        <table:table-row table:style-name="ro1">
          <table:table-cell office:value-type="float" office:value="118.854" calcext:value-type="float">
            <text:p>118.854</text:p>
          </table:table-cell>
          <table:table-cell office:value-type="float" office:value="278.084" calcext:value-type="float">
            <text:p>278.084</text:p>
          </table:table-cell>
          <table:table-cell office:value-type="float" office:value="43.9362" calcext:value-type="float">
            <text:p>43.9362</text:p>
          </table:table-cell>
          <table:table-cell office:value-type="float" office:value="116.072" calcext:value-type="float">
            <text:p>116.072</text:p>
          </table:table-cell>
          <table:table-cell office:value-type="float" office:value="267.528" calcext:value-type="float">
            <text:p>267.528</text:p>
          </table:table-cell>
          <table:table-cell office:value-type="float" office:value="44.372" calcext:value-type="float">
            <text:p>44.372</text:p>
          </table:table-cell>
          <table:table-cell/>
          <table:table-cell table:formula="of:=([.D341]-[.A341])/0.0166667" office:value-type="float" office:value="-166.919666160667" calcext:value-type="float">
            <text:p>-166.919666160667</text:p>
          </table:table-cell>
          <table:table-cell table:formula="of:=ABS([.E341]-[.B341])/0.0166667" office:value-type="float" office:value="633.358733282532" calcext:value-type="float">
            <text:p>633.358733282532</text:p>
          </table:table-cell>
          <table:table-cell table:formula="of:=([.F341]-[.C341])/0.0166667" office:value-type="float" office:value="26.1479477041046" calcext:value-type="float">
            <text:p>26.1479477041046</text:p>
          </table:table-cell>
          <table:table-cell table:formula="of:=DEGREES(ATAN(ABS([.F341]-[.C341])/ABS([.E341]-[.B341])))" office:value-type="float" office:value="2.36408952822635" calcext:value-type="float">
            <text:p>2.36408952822635</text:p>
          </table:table-cell>
          <table:table-cell table:formula="of:=SQRT(POWER([.H341];2)+POWER([.I341];2)+POWER([.J341];2))" office:value-type="float" office:value="655.506807856013" calcext:value-type="float">
            <text:p>655.506807856013</text:p>
          </table:table-cell>
        </table:table-row>
        <table:table-row table:style-name="ro1">
          <table:table-cell office:value-type="float" office:value="101.664" calcext:value-type="float">
            <text:p>101.664</text:p>
          </table:table-cell>
          <table:table-cell office:value-type="float" office:value="284.887" calcext:value-type="float">
            <text:p>284.887</text:p>
          </table:table-cell>
          <table:table-cell office:value-type="float" office:value="44.2822" calcext:value-type="float">
            <text:p>44.2822</text:p>
          </table:table-cell>
          <table:table-cell office:value-type="float" office:value="98.5464" calcext:value-type="float">
            <text:p>98.5464</text:p>
          </table:table-cell>
          <table:table-cell office:value-type="float" office:value="274.998" calcext:value-type="float">
            <text:p>274.998</text:p>
          </table:table-cell>
          <table:table-cell office:value-type="float" office:value="44.3262" calcext:value-type="float">
            <text:p>44.3262</text:p>
          </table:table-cell>
          <table:table-cell/>
          <table:table-cell table:formula="of:=([.D342]-[.A342])/0.0166667" office:value-type="float" office:value="-187.055625888748" calcext:value-type="float">
            <text:p>-187.055625888748</text:p>
          </table:table-cell>
          <table:table-cell table:formula="of:=ABS([.E342]-[.B342])/0.0166667" office:value-type="float" office:value="593.338813322374" calcext:value-type="float">
            <text:p>593.338813322374</text:p>
          </table:table-cell>
          <table:table-cell table:formula="of:=([.F342]-[.C342])/0.0166667" office:value-type="float" office:value="2.63999472001038" calcext:value-type="float">
            <text:p>2.63999472001038</text:p>
          </table:table-cell>
          <table:table-cell table:formula="of:=DEGREES(ATAN(ABS([.F342]-[.C342])/ABS([.E342]-[.B342])))" office:value-type="float" office:value="0.25492948352241" calcext:value-type="float">
            <text:p>0.25492948352241</text:p>
          </table:table-cell>
          <table:table-cell table:formula="of:=SQRT(POWER([.H342];2)+POWER([.I342];2)+POWER([.J342];2))" office:value-type="float" office:value="622.131597126811" calcext:value-type="float">
            <text:p>622.131597126811</text:p>
          </table:table-cell>
        </table:table-row>
        <table:table-row table:style-name="ro1">
          <table:table-cell office:value-type="float" office:value="100.261" calcext:value-type="float">
            <text:p>100.261</text:p>
          </table:table-cell>
          <table:table-cell office:value-type="float" office:value="282.57" calcext:value-type="float">
            <text:p>282.57</text:p>
          </table:table-cell>
          <table:table-cell office:value-type="float" office:value="43.6403" calcext:value-type="float">
            <text:p>43.6403</text:p>
          </table:table-cell>
          <table:table-cell office:value-type="float" office:value="97.3582" calcext:value-type="float">
            <text:p>97.3582</text:p>
          </table:table-cell>
          <table:table-cell office:value-type="float" office:value="271.461" calcext:value-type="float">
            <text:p>271.461</text:p>
          </table:table-cell>
          <table:table-cell office:value-type="float" office:value="43.9017" calcext:value-type="float">
            <text:p>43.9017</text:p>
          </table:table-cell>
          <table:table-cell/>
          <table:table-cell table:formula="of:=([.D343]-[.A343])/0.0166667" office:value-type="float" office:value="-174.167651664697" calcext:value-type="float">
            <text:p>-174.167651664697</text:p>
          </table:table-cell>
          <table:table-cell table:formula="of:=ABS([.E343]-[.B343])/0.0166667" office:value-type="float" office:value="666.538666922665" calcext:value-type="float">
            <text:p>666.538666922665</text:p>
          </table:table-cell>
          <table:table-cell table:formula="of:=([.F343]-[.C343])/0.0166667" office:value-type="float" office:value="15.6839686320624" calcext:value-type="float">
            <text:p>15.6839686320624</text:p>
          </table:table-cell>
          <table:table-cell table:formula="of:=DEGREES(ATAN(ABS([.F343]-[.C343])/ABS([.E343]-[.B343])))" office:value-type="float" office:value="1.34794792427073" calcext:value-type="float">
            <text:p>1.34794792427073</text:p>
          </table:table-cell>
          <table:table-cell table:formula="of:=SQRT(POWER([.H343];2)+POWER([.I343];2)+POWER([.J343];2))" office:value-type="float" office:value="689.09662041073" calcext:value-type="float">
            <text:p>689.09662041073</text:p>
          </table:table-cell>
        </table:table-row>
        <table:table-row table:style-name="ro1">
          <table:table-cell office:value-type="float" office:value="100.161" calcext:value-type="float">
            <text:p>100.161</text:p>
          </table:table-cell>
          <table:table-cell office:value-type="float" office:value="289.219" calcext:value-type="float">
            <text:p>289.219</text:p>
          </table:table-cell>
          <table:table-cell office:value-type="float" office:value="42.6164" calcext:value-type="float">
            <text:p>42.6164</text:p>
          </table:table-cell>
          <table:table-cell office:value-type="float" office:value="97.2204" calcext:value-type="float">
            <text:p>97.2204</text:p>
          </table:table-cell>
          <table:table-cell office:value-type="float" office:value="277.818" calcext:value-type="float">
            <text:p>277.818</text:p>
          </table:table-cell>
          <table:table-cell office:value-type="float" office:value="42.9022" calcext:value-type="float">
            <text:p>42.9022</text:p>
          </table:table-cell>
          <table:table-cell/>
          <table:table-cell table:formula="of:=([.D344]-[.A344])/0.0166667" office:value-type="float" office:value="-176.435647128706" calcext:value-type="float">
            <text:p>-176.435647128706</text:p>
          </table:table-cell>
          <table:table-cell table:formula="of:=ABS([.E344]-[.B344])/0.0166667" office:value-type="float" office:value="684.058631882737" calcext:value-type="float">
            <text:p>684.058631882737</text:p>
          </table:table-cell>
          <table:table-cell table:formula="of:=([.F344]-[.C344])/0.0166667" office:value-type="float" office:value="17.1479657040687" calcext:value-type="float">
            <text:p>17.1479657040687</text:p>
          </table:table-cell>
          <table:table-cell table:formula="of:=DEGREES(ATAN(ABS([.F344]-[.C344])/ABS([.E344]-[.B344])))" office:value-type="float" office:value="1.43598851101134" calcext:value-type="float">
            <text:p>1.43598851101134</text:p>
          </table:table-cell>
          <table:table-cell table:formula="of:=SQRT(POWER([.H344];2)+POWER([.I344];2)+POWER([.J344];2))" office:value-type="float" office:value="706.653947953873" calcext:value-type="float">
            <text:p>706.653947953873</text:p>
          </table:table-cell>
        </table:table-row>
        <table:table-row table:style-name="ro1">
          <table:table-cell office:value-type="float" office:value="100.078" calcext:value-type="float">
            <text:p>100.078</text:p>
          </table:table-cell>
          <table:table-cell office:value-type="float" office:value="292.015" calcext:value-type="float">
            <text:p>292.015</text:p>
          </table:table-cell>
          <table:table-cell office:value-type="float" office:value="41.9294" calcext:value-type="float">
            <text:p>41.9294</text:p>
          </table:table-cell>
          <table:table-cell office:value-type="float" office:value="96.9826" calcext:value-type="float">
            <text:p>96.9826</text:p>
          </table:table-cell>
          <table:table-cell office:value-type="float" office:value="277.936" calcext:value-type="float">
            <text:p>277.936</text:p>
          </table:table-cell>
          <table:table-cell office:value-type="float" office:value="42.3861" calcext:value-type="float">
            <text:p>42.3861</text:p>
          </table:table-cell>
          <table:table-cell/>
          <table:table-cell table:formula="of:=([.D345]-[.A345])/0.0166667" office:value-type="float" office:value="-185.723628552743" calcext:value-type="float">
            <text:p>-185.723628552743</text:p>
          </table:table-cell>
          <table:table-cell table:formula="of:=ABS([.E345]-[.B345])/0.0166667" office:value-type="float" office:value="844.73831052338" calcext:value-type="float">
            <text:p>844.73831052338</text:p>
          </table:table-cell>
          <table:table-cell table:formula="of:=([.F345]-[.C345])/0.0166667" office:value-type="float" office:value="27.4019451961095" calcext:value-type="float">
            <text:p>27.4019451961095</text:p>
          </table:table-cell>
          <table:table-cell table:formula="of:=DEGREES(ATAN(ABS([.F345]-[.C345])/ABS([.E345]-[.B345])))" office:value-type="float" office:value="1.85793097776124" calcext:value-type="float">
            <text:p>1.85793097776124</text:p>
          </table:table-cell>
          <table:table-cell table:formula="of:=SQRT(POWER([.H345];2)+POWER([.I345];2)+POWER([.J345];2))" office:value-type="float" office:value="865.347875752418" calcext:value-type="float">
            <text:p>865.347875752418</text:p>
          </table:table-cell>
        </table:table-row>
        <table:table-row table:style-name="ro1">
          <table:table-cell office:value-type="float" office:value="87.0662" calcext:value-type="float">
            <text:p>87.0662</text:p>
          </table:table-cell>
          <table:table-cell office:value-type="float" office:value="290.882" calcext:value-type="float">
            <text:p>290.882</text:p>
          </table:table-cell>
          <table:table-cell office:value-type="float" office:value="42.4716" calcext:value-type="float">
            <text:p>42.4716</text:p>
          </table:table-cell>
          <table:table-cell office:value-type="float" office:value="84.6684" calcext:value-type="float">
            <text:p>84.6684</text:p>
          </table:table-cell>
          <table:table-cell office:value-type="float" office:value="279.119" calcext:value-type="float">
            <text:p>279.119</text:p>
          </table:table-cell>
          <table:table-cell office:value-type="float" office:value="42.555" calcext:value-type="float">
            <text:p>42.555</text:p>
          </table:table-cell>
          <table:table-cell/>
          <table:table-cell table:formula="of:=([.D346]-[.A346])/0.0166667" office:value-type="float" office:value="-143.867712264575" calcext:value-type="float">
            <text:p>-143.867712264575</text:p>
          </table:table-cell>
          <table:table-cell table:formula="of:=ABS([.E346]-[.B346])/0.0166667" office:value-type="float" office:value="705.778588442822" calcext:value-type="float">
            <text:p>705.778588442822</text:p>
          </table:table-cell>
          <table:table-cell table:formula="of:=([.F346]-[.C346])/0.0166667" office:value-type="float" office:value="5.00398999201986" calcext:value-type="float">
            <text:p>5.00398999201986</text:p>
          </table:table-cell>
          <table:table-cell table:formula="of:=DEGREES(ATAN(ABS([.F346]-[.C346])/ABS([.E346]-[.B346])))" office:value-type="float" office:value="0.406221877497483" calcext:value-type="float">
            <text:p>0.406221877497483</text:p>
          </table:table-cell>
          <table:table-cell table:formula="of:=SQRT(POWER([.H346];2)+POWER([.I346];2)+POWER([.J346];2))" office:value-type="float" office:value="720.309915558869" calcext:value-type="float">
            <text:p>720.309915558869</text:p>
          </table:table-cell>
        </table:table-row>
        <table:table-row table:style-name="ro1">
          <table:table-cell office:value-type="float" office:value="85.6301" calcext:value-type="float">
            <text:p>85.6301</text:p>
          </table:table-cell>
          <table:table-cell office:value-type="float" office:value="294.911" calcext:value-type="float">
            <text:p>294.911</text:p>
          </table:table-cell>
          <table:table-cell office:value-type="float" office:value="42.38" calcext:value-type="float">
            <text:p>42.38</text:p>
          </table:table-cell>
          <table:table-cell office:value-type="float" office:value="83.2112" calcext:value-type="float">
            <text:p>83.2112</text:p>
          </table:table-cell>
          <table:table-cell office:value-type="float" office:value="281.542" calcext:value-type="float">
            <text:p>281.542</text:p>
          </table:table-cell>
          <table:table-cell office:value-type="float" office:value="42.94" calcext:value-type="float">
            <text:p>42.94</text:p>
          </table:table-cell>
          <table:table-cell/>
          <table:table-cell table:formula="of:=([.D347]-[.A347])/0.0166667" office:value-type="float" office:value="-145.13370973258" calcext:value-type="float">
            <text:p>-145.13370973258</text:p>
          </table:table-cell>
          <table:table-cell table:formula="of:=ABS([.E347]-[.B347])/0.0166667" office:value-type="float" office:value="802.13839572321" calcext:value-type="float">
            <text:p>802.13839572321</text:p>
          </table:table-cell>
          <table:table-cell table:formula="of:=([.F347]-[.C347])/0.0166667" office:value-type="float" office:value="33.5999328001341" calcext:value-type="float">
            <text:p>33.5999328001341</text:p>
          </table:table-cell>
          <table:table-cell table:formula="of:=DEGREES(ATAN(ABS([.F347]-[.C347])/ABS([.E347]-[.B347])))" office:value-type="float" office:value="2.39860052626722" calcext:value-type="float">
            <text:p>2.39860052626722</text:p>
          </table:table-cell>
          <table:table-cell table:formula="of:=SQRT(POWER([.H347];2)+POWER([.I347];2)+POWER([.J347];2))" office:value-type="float" office:value="815.854616385983" calcext:value-type="float">
            <text:p>815.854616385983</text:p>
          </table:table-cell>
        </table:table-row>
        <table:table-row table:style-name="ro1">
          <table:table-cell office:value-type="float" office:value="85.6235" calcext:value-type="float">
            <text:p>85.6235</text:p>
          </table:table-cell>
          <table:table-cell office:value-type="float" office:value="294.775" calcext:value-type="float">
            <text:p>294.775</text:p>
          </table:table-cell>
          <table:table-cell office:value-type="float" office:value="42.9168" calcext:value-type="float">
            <text:p>42.9168</text:p>
          </table:table-cell>
          <table:table-cell office:value-type="float" office:value="83.1713" calcext:value-type="float">
            <text:p>83.1713</text:p>
          </table:table-cell>
          <table:table-cell office:value-type="float" office:value="280.05" calcext:value-type="float">
            <text:p>280.05</text:p>
          </table:table-cell>
          <table:table-cell office:value-type="float" office:value="43.9247" calcext:value-type="float">
            <text:p>43.9247</text:p>
          </table:table-cell>
          <table:table-cell/>
          <table:table-cell table:formula="of:=([.D348]-[.A348])/0.0166667" office:value-type="float" office:value="-147.131705736589" calcext:value-type="float">
            <text:p>-147.131705736589</text:p>
          </table:table-cell>
          <table:table-cell table:formula="of:=ABS([.E348]-[.B348])/0.0166667" office:value-type="float" office:value="883.498233003532" calcext:value-type="float">
            <text:p>883.498233003532</text:p>
          </table:table-cell>
          <table:table-cell table:formula="of:=([.F348]-[.C348])/0.0166667" office:value-type="float" office:value="60.4738790522419" calcext:value-type="float">
            <text:p>60.4738790522419</text:p>
          </table:table-cell>
          <table:table-cell table:formula="of:=DEGREES(ATAN(ABS([.F348]-[.C348])/ABS([.E348]-[.B348])))" office:value-type="float" office:value="3.91568638525568" calcext:value-type="float">
            <text:p>3.91568638525568</text:p>
          </table:table-cell>
          <table:table-cell table:formula="of:=SQRT(POWER([.H348];2)+POWER([.I348];2)+POWER([.J348];2))" office:value-type="float" office:value="897.704827101284" calcext:value-type="float">
            <text:p>897.704827101284</text:p>
          </table:table-cell>
        </table:table-row>
        <table:table-row table:style-name="ro1">
          <table:table-cell office:value-type="float" office:value="87.8348" calcext:value-type="float">
            <text:p>87.8348</text:p>
          </table:table-cell>
          <table:table-cell office:value-type="float" office:value="298.704" calcext:value-type="float">
            <text:p>298.704</text:p>
          </table:table-cell>
          <table:table-cell office:value-type="float" office:value="43.5996" calcext:value-type="float">
            <text:p>43.5996</text:p>
          </table:table-cell>
          <table:table-cell office:value-type="float" office:value="85.4192" calcext:value-type="float">
            <text:p>85.4192</text:p>
          </table:table-cell>
          <table:table-cell office:value-type="float" office:value="287.868" calcext:value-type="float">
            <text:p>287.868</text:p>
          </table:table-cell>
          <table:table-cell office:value-type="float" office:value="43.9675" calcext:value-type="float">
            <text:p>43.9675</text:p>
          </table:table-cell>
          <table:table-cell/>
          <table:table-cell table:formula="of:=([.D349]-[.A349])/0.0166667" office:value-type="float" office:value="-144.93571012858" calcext:value-type="float">
            <text:p>-144.93571012858</text:p>
          </table:table-cell>
          <table:table-cell table:formula="of:=ABS([.E349]-[.B349])/0.0166667" office:value-type="float" office:value="650.158699682601" calcext:value-type="float">
            <text:p>650.158699682601</text:p>
          </table:table-cell>
          <table:table-cell table:formula="of:=([.F349]-[.C349])/0.0166667" office:value-type="float" office:value="22.0739558520882" calcext:value-type="float">
            <text:p>22.0739558520882</text:p>
          </table:table-cell>
          <table:table-cell table:formula="of:=DEGREES(ATAN(ABS([.F349]-[.C349])/ABS([.E349]-[.B349])))" office:value-type="float" office:value="1.94453889644518" calcext:value-type="float">
            <text:p>1.94453889644518</text:p>
          </table:table-cell>
          <table:table-cell table:formula="of:=SQRT(POWER([.H349];2)+POWER([.I349];2)+POWER([.J349];2))" office:value-type="float" office:value="666.483273886455" calcext:value-type="float">
            <text:p>666.483273886455</text:p>
          </table:table-cell>
        </table:table-row>
        <table:table-row table:style-name="ro1">
          <table:table-cell office:value-type="float" office:value="88.6605" calcext:value-type="float">
            <text:p>88.6605</text:p>
          </table:table-cell>
          <table:table-cell office:value-type="float" office:value="299.92" calcext:value-type="float">
            <text:p>299.92</text:p>
          </table:table-cell>
          <table:table-cell office:value-type="float" office:value="44.1912" calcext:value-type="float">
            <text:p>44.1912</text:p>
          </table:table-cell>
          <table:table-cell office:value-type="float" office:value="86.7249" calcext:value-type="float">
            <text:p>86.7249</text:p>
          </table:table-cell>
          <table:table-cell office:value-type="float" office:value="288.852" calcext:value-type="float">
            <text:p>288.852</text:p>
          </table:table-cell>
          <table:table-cell office:value-type="float" office:value="45.5866" calcext:value-type="float">
            <text:p>45.5866</text:p>
          </table:table-cell>
          <table:table-cell/>
          <table:table-cell table:formula="of:=([.D350]-[.A350])/0.0166667" office:value-type="float" office:value="-116.135767728464" calcext:value-type="float">
            <text:p>-116.135767728464</text:p>
          </table:table-cell>
          <table:table-cell table:formula="of:=ABS([.E350]-[.B350])/0.0166667" office:value-type="float" office:value="664.078671842659" calcext:value-type="float">
            <text:p>664.078671842659</text:p>
          </table:table-cell>
          <table:table-cell table:formula="of:=([.F350]-[.C350])/0.0166667" office:value-type="float" office:value="83.7238325523346" calcext:value-type="float">
            <text:p>83.7238325523346</text:p>
          </table:table-cell>
          <table:table-cell table:formula="of:=DEGREES(ATAN(ABS([.F350]-[.C350])/ABS([.E350]-[.B350])))" office:value-type="float" office:value="7.18566336425372" calcext:value-type="float">
            <text:p>7.18566336425372</text:p>
          </table:table-cell>
          <table:table-cell table:formula="of:=SQRT(POWER([.H350];2)+POWER([.I350];2)+POWER([.J350];2))" office:value-type="float" office:value="679.336204746546" calcext:value-type="float">
            <text:p>679.336204746546</text:p>
          </table:table-cell>
        </table:table-row>
        <table:table-row table:style-name="ro1">
          <table:table-cell office:value-type="float" office:value="87.2983" calcext:value-type="float">
            <text:p>87.2983</text:p>
          </table:table-cell>
          <table:table-cell office:value-type="float" office:value="298.511" calcext:value-type="float">
            <text:p>298.511</text:p>
          </table:table-cell>
          <table:table-cell office:value-type="float" office:value="44.4109" calcext:value-type="float">
            <text:p>44.4109</text:p>
          </table:table-cell>
          <table:table-cell office:value-type="float" office:value="84.7107" calcext:value-type="float">
            <text:p>84.7107</text:p>
          </table:table-cell>
          <table:table-cell office:value-type="float" office:value="290.297" calcext:value-type="float">
            <text:p>290.297</text:p>
          </table:table-cell>
          <table:table-cell office:value-type="float" office:value="44.8808" calcext:value-type="float">
            <text:p>44.8808</text:p>
          </table:table-cell>
          <table:table-cell/>
          <table:table-cell table:formula="of:=([.D351]-[.A351])/0.0166667" office:value-type="float" office:value="-155.255689488621" calcext:value-type="float">
            <text:p>-155.255689488621</text:p>
          </table:table-cell>
          <table:table-cell table:formula="of:=ABS([.E351]-[.B351])/0.0166667" office:value-type="float" office:value="492.839014321971" calcext:value-type="float">
            <text:p>492.839014321971</text:p>
          </table:table-cell>
          <table:table-cell table:formula="of:=([.F351]-[.C351])/0.0166667" office:value-type="float" office:value="28.1939436121129" calcext:value-type="float">
            <text:p>28.1939436121129</text:p>
          </table:table-cell>
          <table:table-cell table:formula="of:=DEGREES(ATAN(ABS([.F351]-[.C351])/ABS([.E351]-[.B351])))" office:value-type="float" office:value="3.27416289684975" calcext:value-type="float">
            <text:p>3.27416289684975</text:p>
          </table:table-cell>
          <table:table-cell table:formula="of:=SQRT(POWER([.H351];2)+POWER([.I351];2)+POWER([.J351];2))" office:value-type="float" office:value="517.483837054687" calcext:value-type="float">
            <text:p>517.483837054687</text:p>
          </table:table-cell>
        </table:table-row>
        <table:table-row table:style-name="ro1">
          <table:table-cell office:value-type="float" office:value="87.6681" calcext:value-type="float">
            <text:p>87.6681</text:p>
          </table:table-cell>
          <table:table-cell office:value-type="float" office:value="286.293" calcext:value-type="float">
            <text:p>286.293</text:p>
          </table:table-cell>
          <table:table-cell office:value-type="float" office:value="45.4519" calcext:value-type="float">
            <text:p>45.4519</text:p>
          </table:table-cell>
          <table:table-cell office:value-type="float" office:value="85.5221" calcext:value-type="float">
            <text:p>85.5221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46.479" calcext:value-type="float">
            <text:p>46.479</text:p>
          </table:table-cell>
          <table:table-cell/>
          <table:table-cell table:formula="of:=([.D352]-[.A352])/0.0166667" office:value-type="float" office:value="-128.759742480515" calcext:value-type="float">
            <text:p>-128.759742480515</text:p>
          </table:table-cell>
          <table:table-cell table:formula="of:=ABS([.E352]-[.B352])/0.0166667" office:value-type="float" office:value="703.138593722812" calcext:value-type="float">
            <text:p>703.138593722812</text:p>
          </table:table-cell>
          <table:table-cell table:formula="of:=([.F352]-[.C352])/0.0166667" office:value-type="float" office:value="61.6258767482463" calcext:value-type="float">
            <text:p>61.6258767482463</text:p>
          </table:table-cell>
          <table:table-cell table:formula="of:=DEGREES(ATAN(ABS([.F352]-[.C352])/ABS([.E352]-[.B352])))" office:value-type="float" office:value="5.00883222406593" calcext:value-type="float">
            <text:p>5.00883222406593</text:p>
          </table:table-cell>
          <table:table-cell table:formula="of:=SQRT(POWER([.H352];2)+POWER([.I352];2)+POWER([.J352];2))" office:value-type="float" office:value="717.482196260738" calcext:value-type="float">
            <text:p>717.482196260738</text:p>
          </table:table-cell>
        </table:table-row>
        <table:table-row table:style-name="ro1">
          <table:table-cell office:value-type="float" office:value="82.8337" calcext:value-type="float">
            <text:p>82.8337</text:p>
          </table:table-cell>
          <table:table-cell office:value-type="float" office:value="287.4" calcext:value-type="float">
            <text:p>287.4</text:p>
          </table:table-cell>
          <table:table-cell office:value-type="float" office:value="45.8358" calcext:value-type="float">
            <text:p>45.8358</text:p>
          </table:table-cell>
          <table:table-cell office:value-type="float" office:value="80.6027" calcext:value-type="float">
            <text:p>80.6027</text:p>
          </table:table-cell>
          <table:table-cell office:value-type="float" office:value="278.122" calcext:value-type="float">
            <text:p>278.122</text:p>
          </table:table-cell>
          <table:table-cell office:value-type="float" office:value="46.4846" calcext:value-type="float">
            <text:p>46.4846</text:p>
          </table:table-cell>
          <table:table-cell/>
          <table:table-cell table:formula="of:=([.D353]-[.A353])/0.0166667" office:value-type="float" office:value="-133.859732280535" calcext:value-type="float">
            <text:p>-133.859732280535</text:p>
          </table:table-cell>
          <table:table-cell table:formula="of:=ABS([.E353]-[.B353])/0.0166667" office:value-type="float" office:value="556.678886642225" calcext:value-type="float">
            <text:p>556.678886642225</text:p>
          </table:table-cell>
          <table:table-cell table:formula="of:=([.F353]-[.C353])/0.0166667" office:value-type="float" office:value="38.9279221441558" calcext:value-type="float">
            <text:p>38.9279221441558</text:p>
          </table:table-cell>
          <table:table-cell table:formula="of:=DEGREES(ATAN(ABS([.F353]-[.C353])/ABS([.E353]-[.B353])))" office:value-type="float" office:value="4.00011700086768" calcext:value-type="float">
            <text:p>4.00011700086768</text:p>
          </table:table-cell>
          <table:table-cell table:formula="of:=SQRT(POWER([.H353];2)+POWER([.I353];2)+POWER([.J353];2))" office:value-type="float" office:value="573.868620750346" calcext:value-type="float">
            <text:p>573.868620750346</text:p>
          </table:table-cell>
        </table:table-row>
        <table:table-row table:style-name="ro1">
          <table:table-cell office:value-type="float" office:value="73.8644" calcext:value-type="float">
            <text:p>73.8644</text:p>
          </table:table-cell>
          <table:table-cell office:value-type="float" office:value="288.301" calcext:value-type="float">
            <text:p>288.301</text:p>
          </table:table-cell>
          <table:table-cell office:value-type="float" office:value="45.2765" calcext:value-type="float">
            <text:p>45.2765</text:p>
          </table:table-cell>
          <table:table-cell office:value-type="float" office:value="72.0553" calcext:value-type="float">
            <text:p>72.0553</text:p>
          </table:table-cell>
          <table:table-cell office:value-type="float" office:value="278.809" calcext:value-type="float">
            <text:p>278.809</text:p>
          </table:table-cell>
          <table:table-cell office:value-type="float" office:value="45.9625" calcext:value-type="float">
            <text:p>45.9625</text:p>
          </table:table-cell>
          <table:table-cell/>
          <table:table-cell table:formula="of:=([.D354]-[.A354])/0.0166667" office:value-type="float" office:value="-108.545782908434" calcext:value-type="float">
            <text:p>-108.545782908434</text:p>
          </table:table-cell>
          <table:table-cell table:formula="of:=ABS([.E354]-[.B354])/0.0166667" office:value-type="float" office:value="569.518860962276" calcext:value-type="float">
            <text:p>569.518860962276</text:p>
          </table:table-cell>
          <table:table-cell table:formula="of:=([.F354]-[.C354])/0.0166667" office:value-type="float" office:value="41.1599176801646" calcext:value-type="float">
            <text:p>41.1599176801646</text:p>
          </table:table-cell>
          <table:table-cell table:formula="of:=DEGREES(ATAN(ABS([.F354]-[.C354])/ABS([.E354]-[.B354])))" office:value-type="float" office:value="4.13365850816744" calcext:value-type="float">
            <text:p>4.13365850816744</text:p>
          </table:table-cell>
          <table:table-cell table:formula="of:=SQRT(POWER([.H354];2)+POWER([.I354];2)+POWER([.J354];2))" office:value-type="float" office:value="581.229781413866" calcext:value-type="float">
            <text:p>581.229781413866</text:p>
          </table:table-cell>
        </table:table-row>
        <table:table-row table:style-name="ro1">
          <table:table-cell office:value-type="float" office:value="72.0727" calcext:value-type="float">
            <text:p>72.0727</text:p>
          </table:table-cell>
          <table:table-cell office:value-type="float" office:value="292.135" calcext:value-type="float">
            <text:p>292.135</text:p>
          </table:table-cell>
          <table:table-cell office:value-type="float" office:value="45.4887" calcext:value-type="float">
            <text:p>45.4887</text:p>
          </table:table-cell>
          <table:table-cell office:value-type="float" office:value="70.286" calcext:value-type="float">
            <text:p>70.286</text:p>
          </table:table-cell>
          <table:table-cell office:value-type="float" office:value="282.479" calcext:value-type="float">
            <text:p>282.479</text:p>
          </table:table-cell>
          <table:table-cell office:value-type="float" office:value="46.1779" calcext:value-type="float">
            <text:p>46.1779</text:p>
          </table:table-cell>
          <table:table-cell/>
          <table:table-cell table:formula="of:=([.D355]-[.A355])/0.0166667" office:value-type="float" office:value="-107.201785596429" calcext:value-type="float">
            <text:p>-107.201785596429</text:p>
          </table:table-cell>
          <table:table-cell table:formula="of:=ABS([.E355]-[.B355])/0.0166667" office:value-type="float" office:value="579.358841282318" calcext:value-type="float">
            <text:p>579.358841282318</text:p>
          </table:table-cell>
          <table:table-cell table:formula="of:=([.F355]-[.C355])/0.0166667" office:value-type="float" office:value="41.3519172961654" calcext:value-type="float">
            <text:p>41.3519172961654</text:p>
          </table:table-cell>
          <table:table-cell table:formula="of:=DEGREES(ATAN(ABS([.F355]-[.C355])/ABS([.E355]-[.B355])))" office:value-type="float" office:value="4.08258064325249" calcext:value-type="float">
            <text:p>4.08258064325249</text:p>
          </table:table-cell>
          <table:table-cell table:formula="of:=SQRT(POWER([.H355];2)+POWER([.I355];2)+POWER([.J355];2))" office:value-type="float" office:value="590.642760787874" calcext:value-type="float">
            <text:p>590.642760787874</text:p>
          </table:table-cell>
        </table:table-row>
        <table:table-row table:style-name="ro1">
          <table:table-cell office:value-type="float" office:value="69.7818" calcext:value-type="float">
            <text:p>69.7818</text:p>
          </table:table-cell>
          <table:table-cell office:value-type="float" office:value="279.934" calcext:value-type="float">
            <text:p>279.934</text:p>
          </table:table-cell>
          <table:table-cell office:value-type="float" office:value="45.5645" calcext:value-type="float">
            <text:p>45.5645</text:p>
          </table:table-cell>
          <table:table-cell office:value-type="float" office:value="67.8315" calcext:value-type="float">
            <text:p>67.8315</text:p>
          </table:table-cell>
          <table:table-cell office:value-type="float" office:value="270.712" calcext:value-type="float">
            <text:p>270.712</text:p>
          </table:table-cell>
          <table:table-cell office:value-type="float" office:value="45.7547" calcext:value-type="float">
            <text:p>45.7547</text:p>
          </table:table-cell>
          <table:table-cell/>
          <table:table-cell table:formula="of:=([.D356]-[.A356])/0.0166667" office:value-type="float" office:value="-117.017765964468" calcext:value-type="float">
            <text:p>-117.017765964468</text:p>
          </table:table-cell>
          <table:table-cell table:formula="of:=ABS([.E356]-[.B356])/0.0166667" office:value-type="float" office:value="553.318893362216" calcext:value-type="float">
            <text:p>553.318893362216</text:p>
          </table:table-cell>
          <table:table-cell table:formula="of:=([.F356]-[.C356])/0.0166667" office:value-type="float" office:value="11.4119771760455" calcext:value-type="float">
            <text:p>11.4119771760455</text:p>
          </table:table-cell>
          <table:table-cell table:formula="of:=DEGREES(ATAN(ABS([.F356]-[.C356])/ABS([.E356]-[.B356])))" office:value-type="float" office:value="1.18153464159891" calcext:value-type="float">
            <text:p>1.18153464159891</text:p>
          </table:table-cell>
          <table:table-cell table:formula="of:=SQRT(POWER([.H356];2)+POWER([.I356];2)+POWER([.J356];2))" office:value-type="float" office:value="565.672333180586" calcext:value-type="float">
            <text:p>565.672333180586</text:p>
          </table:table-cell>
        </table:table-row>
        <table:table-row table:style-name="ro1">
          <table:table-cell office:value-type="float" office:value="72.068" calcext:value-type="float">
            <text:p>72.068</text:p>
          </table:table-cell>
          <table:table-cell office:value-type="float" office:value="289.468" calcext:value-type="float">
            <text:p>289.468</text:p>
          </table:table-cell>
          <table:table-cell office:value-type="float" office:value="45.3735" calcext:value-type="float">
            <text:p>45.3735</text:p>
          </table:table-cell>
          <table:table-cell office:value-type="float" office:value="70.5411" calcext:value-type="float">
            <text:p>70.5411</text:p>
          </table:table-cell>
          <table:table-cell office:value-type="float" office:value="279.982" calcext:value-type="float">
            <text:p>279.982</text:p>
          </table:table-cell>
          <table:table-cell office:value-type="float" office:value="45.7998" calcext:value-type="float">
            <text:p>45.7998</text:p>
          </table:table-cell>
          <table:table-cell/>
          <table:table-cell table:formula="of:=([.D357]-[.A357])/0.0166667" office:value-type="float" office:value="-91.6138167723663" calcext:value-type="float">
            <text:p>-91.6138167723663</text:p>
          </table:table-cell>
          <table:table-cell table:formula="of:=ABS([.E357]-[.B357])/0.0166667" office:value-type="float" office:value="569.158861682276" calcext:value-type="float">
            <text:p>569.158861682276</text:p>
          </table:table-cell>
          <table:table-cell table:formula="of:=([.F357]-[.C357])/0.0166667" office:value-type="float" office:value="25.5779488441022" calcext:value-type="float">
            <text:p>25.5779488441022</text:p>
          </table:table-cell>
          <table:table-cell table:formula="of:=DEGREES(ATAN(ABS([.F357]-[.C357])/ABS([.E357]-[.B357])))" office:value-type="float" office:value="2.57313595822245" calcext:value-type="float">
            <text:p>2.57313595822245</text:p>
          </table:table-cell>
          <table:table-cell table:formula="of:=SQRT(POWER([.H357];2)+POWER([.I357];2)+POWER([.J357];2))" office:value-type="float" office:value="577.052105725416" calcext:value-type="float">
            <text:p>577.052105725416</text:p>
          </table:table-cell>
        </table:table-row>
        <table:table-row table:style-name="ro1">
          <table:table-cell office:value-type="float" office:value="71.0427" calcext:value-type="float">
            <text:p>71.0427</text:p>
          </table:table-cell>
          <table:table-cell office:value-type="float" office:value="285.271" calcext:value-type="float">
            <text:p>285.271</text:p>
          </table:table-cell>
          <table:table-cell office:value-type="float" office:value="45.7545" calcext:value-type="float">
            <text:p>45.7545</text:p>
          </table:table-cell>
          <table:table-cell office:value-type="float" office:value="69.0514" calcext:value-type="float">
            <text:p>69.0514</text:p>
          </table:table-cell>
          <table:table-cell office:value-type="float" office:value="275.814" calcext:value-type="float">
            <text:p>275.814</text:p>
          </table:table-cell>
          <table:table-cell office:value-type="float" office:value="46.4422" calcext:value-type="float">
            <text:p>46.4422</text:p>
          </table:table-cell>
          <table:table-cell/>
          <table:table-cell table:formula="of:=([.D358]-[.A358])/0.0166667" office:value-type="float" office:value="-119.477761044478" calcext:value-type="float">
            <text:p>-119.477761044478</text:p>
          </table:table-cell>
          <table:table-cell table:formula="of:=ABS([.E358]-[.B358])/0.0166667" office:value-type="float" office:value="567.418865162269" calcext:value-type="float">
            <text:p>567.418865162269</text:p>
          </table:table-cell>
          <table:table-cell table:formula="of:=([.F358]-[.C358])/0.0166667" office:value-type="float" office:value="41.261917476165" calcext:value-type="float">
            <text:p>41.261917476165</text:p>
          </table:table-cell>
          <table:table-cell table:formula="of:=DEGREES(ATAN(ABS([.F358]-[.C358])/ABS([.E358]-[.B358])))" office:value-type="float" office:value="4.15914920132459" calcext:value-type="float">
            <text:p>4.15914920132459</text:p>
          </table:table-cell>
          <table:table-cell table:formula="of:=SQRT(POWER([.H358];2)+POWER([.I358];2)+POWER([.J358];2))" office:value-type="float" office:value="581.327489252012" calcext:value-type="float">
            <text:p>581.327489252012</text:p>
          </table:table-cell>
        </table:table-row>
        <table:table-row table:style-name="ro1">
          <table:table-cell office:value-type="float" office:value="69.0273" calcext:value-type="float">
            <text:p>69.0273</text:p>
          </table:table-cell>
          <table:table-cell office:value-type="float" office:value="279.787" calcext:value-type="float">
            <text:p>279.787</text:p>
          </table:table-cell>
          <table:table-cell office:value-type="float" office:value="45.8434" calcext:value-type="float">
            <text:p>45.8434</text:p>
          </table:table-cell>
          <table:table-cell office:value-type="float" office:value="67.0928" calcext:value-type="float">
            <text:p>67.0928</text:p>
          </table:table-cell>
          <table:table-cell office:value-type="float" office:value="270.556" calcext:value-type="float">
            <text:p>270.556</text:p>
          </table:table-cell>
          <table:table-cell office:value-type="float" office:value="46.0306" calcext:value-type="float">
            <text:p>46.0306</text:p>
          </table:table-cell>
          <table:table-cell/>
          <table:table-cell table:formula="of:=([.D359]-[.A359])/0.0166667" office:value-type="float" office:value="-116.069767860464" calcext:value-type="float">
            <text:p>-116.069767860464</text:p>
          </table:table-cell>
          <table:table-cell table:formula="of:=ABS([.E359]-[.B359])/0.0166667" office:value-type="float" office:value="553.858892282215" calcext:value-type="float">
            <text:p>553.858892282215</text:p>
          </table:table-cell>
          <table:table-cell table:formula="of:=([.F359]-[.C359])/0.0166667" office:value-type="float" office:value="11.2319775360448" calcext:value-type="float">
            <text:p>11.2319775360448</text:p>
          </table:table-cell>
          <table:table-cell table:formula="of:=DEGREES(ATAN(ABS([.F359]-[.C359])/ABS([.E359]-[.B359])))" office:value-type="float" office:value="1.16177011539877" calcext:value-type="float">
            <text:p>1.16177011539877</text:p>
          </table:table-cell>
          <table:table-cell table:formula="of:=SQRT(POWER([.H359];2)+POWER([.I359];2)+POWER([.J359];2))" office:value-type="float" office:value="566.001785236261" calcext:value-type="float">
            <text:p>566.001785236261</text:p>
          </table:table-cell>
        </table:table-row>
        <table:table-row table:style-name="ro1">
          <table:table-cell office:value-type="float" office:value="67.3737" calcext:value-type="float">
            <text:p>67.3737</text:p>
          </table:table-cell>
          <table:table-cell office:value-type="float" office:value="295.931" calcext:value-type="float">
            <text:p>295.931</text:p>
          </table:table-cell>
          <table:table-cell office:value-type="float" office:value="44.7152" calcext:value-type="float">
            <text:p>44.7152</text:p>
          </table:table-cell>
          <table:table-cell office:value-type="float" office:value="66.9919" calcext:value-type="float">
            <text:p>66.9919</text:p>
          </table:table-cell>
          <table:table-cell office:value-type="float" office:value="282.061" calcext:value-type="float">
            <text:p>282.061</text:p>
          </table:table-cell>
          <table:table-cell office:value-type="float" office:value="46.2714" calcext:value-type="float">
            <text:p>46.2714</text:p>
          </table:table-cell>
          <table:table-cell/>
          <table:table-cell table:formula="of:=([.D360]-[.A360])/0.0166667" office:value-type="float" office:value="-22.9079541840915" calcext:value-type="float">
            <text:p>-22.9079541840915</text:p>
          </table:table-cell>
          <table:table-cell table:formula="of:=ABS([.E360]-[.B360])/0.0166667" office:value-type="float" office:value="832.198335603329" calcext:value-type="float">
            <text:p>832.198335603329</text:p>
          </table:table-cell>
          <table:table-cell table:formula="of:=([.F360]-[.C360])/0.0166667" office:value-type="float" office:value="93.3718132563733" calcext:value-type="float">
            <text:p>93.3718132563733</text:p>
          </table:table-cell>
          <table:table-cell table:formula="of:=DEGREES(ATAN(ABS([.F360]-[.C360])/ABS([.E360]-[.B360])))" office:value-type="float" office:value="6.40175514336576" calcext:value-type="float">
            <text:p>6.40175514336576</text:p>
          </table:table-cell>
          <table:table-cell table:formula="of:=SQRT(POWER([.H360];2)+POWER([.I360];2)+POWER([.J360];2))" office:value-type="float" office:value="837.733334454726" calcext:value-type="float">
            <text:p>837.733334454726</text:p>
          </table:table-cell>
        </table:table-row>
        <table:table-row table:style-name="ro1">
          <table:table-cell office:value-type="float" office:value="68.2422" calcext:value-type="float">
            <text:p>68.2422</text:p>
          </table:table-cell>
          <table:table-cell office:value-type="float" office:value="283.689" calcext:value-type="float">
            <text:p>283.689</text:p>
          </table:table-cell>
          <table:table-cell office:value-type="float" office:value="45.5141" calcext:value-type="float">
            <text:p>45.5141</text:p>
          </table:table-cell>
          <table:table-cell office:value-type="float" office:value="67.0714" calcext:value-type="float">
            <text:p>67.0714</text:p>
          </table:table-cell>
          <table:table-cell office:value-type="float" office:value="273.055" calcext:value-type="float">
            <text:p>273.055</text:p>
          </table:table-cell>
          <table:table-cell office:value-type="float" office:value="46.1394" calcext:value-type="float">
            <text:p>46.1394</text:p>
          </table:table-cell>
          <table:table-cell/>
          <table:table-cell table:formula="of:=([.D361]-[.A361])/0.0166667" office:value-type="float" office:value="-70.247859504281" calcext:value-type="float">
            <text:p>-70.247859504281</text:p>
          </table:table-cell>
          <table:table-cell table:formula="of:=ABS([.E361]-[.B361])/0.0166667" office:value-type="float" office:value="638.038723922553" calcext:value-type="float">
            <text:p>638.038723922553</text:p>
          </table:table-cell>
          <table:table-cell table:formula="of:=([.F361]-[.C361])/0.0166667" office:value-type="float" office:value="37.5179249641502" calcext:value-type="float">
            <text:p>37.5179249641502</text:p>
          </table:table-cell>
          <table:table-cell table:formula="of:=DEGREES(ATAN(ABS([.F361]-[.C361])/ABS([.E361]-[.B361])))" office:value-type="float" office:value="3.3652288581646" calcext:value-type="float">
            <text:p>3.3652288581646</text:p>
          </table:table-cell>
          <table:table-cell table:formula="of:=SQRT(POWER([.H361];2)+POWER([.I361];2)+POWER([.J361];2))" office:value-type="float" office:value="642.989711957562" calcext:value-type="float">
            <text:p>642.989711957562</text:p>
          </table:table-cell>
        </table:table-row>
        <table:table-row table:style-name="ro1">
          <table:table-cell office:value-type="float" office:value="67.6845" calcext:value-type="float">
            <text:p>67.6845</text:p>
          </table:table-cell>
          <table:table-cell office:value-type="float" office:value="290.301" calcext:value-type="float">
            <text:p>290.301</text:p>
          </table:table-cell>
          <table:table-cell office:value-type="float" office:value="45.5457" calcext:value-type="float">
            <text:p>45.5457</text:p>
          </table:table-cell>
          <table:table-cell office:value-type="float" office:value="66.7474" calcext:value-type="float">
            <text:p>66.7474</text:p>
          </table:table-cell>
          <table:table-cell office:value-type="float" office:value="280.772" calcext:value-type="float">
            <text:p>280.772</text:p>
          </table:table-cell>
          <table:table-cell office:value-type="float" office:value="45.9664" calcext:value-type="float">
            <text:p>45.9664</text:p>
          </table:table-cell>
          <table:table-cell/>
          <table:table-cell table:formula="of:=([.D362]-[.A362])/0.0166667" office:value-type="float" office:value="-56.225887548225" calcext:value-type="float">
            <text:p>-56.225887548225</text:p>
          </table:table-cell>
          <table:table-cell table:formula="of:=ABS([.E362]-[.B362])/0.0166667" office:value-type="float" office:value="571.738856522287" calcext:value-type="float">
            <text:p>571.738856522287</text:p>
          </table:table-cell>
          <table:table-cell table:formula="of:=([.F362]-[.C362])/0.0166667" office:value-type="float" office:value="25.2419495161012" calcext:value-type="float">
            <text:p>25.2419495161012</text:p>
          </table:table-cell>
          <table:table-cell table:formula="of:=DEGREES(ATAN(ABS([.F362]-[.C362])/ABS([.E362]-[.B362])))" office:value-type="float" office:value="2.52793488922977" calcext:value-type="float">
            <text:p>2.52793488922977</text:p>
          </table:table-cell>
          <table:table-cell table:formula="of:=SQRT(POWER([.H362];2)+POWER([.I362];2)+POWER([.J362];2))" office:value-type="float" office:value="575.051151206022" calcext:value-type="float">
            <text:p>575.051151206022</text:p>
          </table:table-cell>
        </table:table-row>
        <table:table-row table:style-name="ro1">
          <table:table-cell office:value-type="float" office:value="56.9251" calcext:value-type="float">
            <text:p>56.9251</text:p>
          </table:table-cell>
          <table:table-cell office:value-type="float" office:value="279.218" calcext:value-type="float">
            <text:p>279.218</text:p>
          </table:table-cell>
          <table:table-cell office:value-type="float" office:value="45.7969" calcext:value-type="float">
            <text:p>45.7969</text:p>
          </table:table-cell>
          <table:table-cell office:value-type="float" office:value="55.7805" calcext:value-type="float">
            <text:p>55.7805</text:p>
          </table:table-cell>
          <table:table-cell office:value-type="float" office:value="268.492" calcext:value-type="float">
            <text:p>268.492</text:p>
          </table:table-cell>
          <table:table-cell office:value-type="float" office:value="46.4576" calcext:value-type="float">
            <text:p>46.4576</text:p>
          </table:table-cell>
          <table:table-cell/>
          <table:table-cell table:formula="of:=([.D363]-[.A363])/0.0166667" office:value-type="float" office:value="-68.6758626482745" calcext:value-type="float">
            <text:p>-68.6758626482745</text:p>
          </table:table-cell>
          <table:table-cell table:formula="of:=ABS([.E363]-[.B363])/0.0166667" office:value-type="float" office:value="643.558712882574" calcext:value-type="float">
            <text:p>643.558712882574</text:p>
          </table:table-cell>
          <table:table-cell table:formula="of:=([.F363]-[.C363])/0.0166667" office:value-type="float" office:value="39.6419207161585" calcext:value-type="float">
            <text:p>39.6419207161585</text:p>
          </table:table-cell>
          <table:table-cell table:formula="of:=DEGREES(ATAN(ABS([.F363]-[.C363])/ABS([.E363]-[.B363])))" office:value-type="float" office:value="3.52485100968109" calcext:value-type="float">
            <text:p>3.52485100968109</text:p>
          </table:table-cell>
          <table:table-cell table:formula="of:=SQRT(POWER([.H363];2)+POWER([.I363];2)+POWER([.J363];2))" office:value-type="float" office:value="648.42553382453" calcext:value-type="float">
            <text:p>648.42553382453</text:p>
          </table:table-cell>
        </table:table-row>
        <table:table-row table:style-name="ro1">
          <table:table-cell office:value-type="float" office:value="58.5165" calcext:value-type="float">
            <text:p>58.5165</text:p>
          </table:table-cell>
          <table:table-cell office:value-type="float" office:value="285.08" calcext:value-type="float">
            <text:p>285.08</text:p>
          </table:table-cell>
          <table:table-cell office:value-type="float" office:value="44.6418" calcext:value-type="float">
            <text:p>44.6418</text:p>
          </table:table-cell>
          <table:table-cell office:value-type="float" office:value="57.7726" calcext:value-type="float">
            <text:p>57.7726</text:p>
          </table:table-cell>
          <table:table-cell office:value-type="float" office:value="275.582" calcext:value-type="float">
            <text:p>275.582</text:p>
          </table:table-cell>
          <table:table-cell office:value-type="float" office:value="45.1016" calcext:value-type="float">
            <text:p>45.1016</text:p>
          </table:table-cell>
          <table:table-cell/>
          <table:table-cell table:formula="of:=([.D364]-[.A364])/0.0166667" office:value-type="float" office:value="-44.6339107321788" calcext:value-type="float">
            <text:p>-44.6339107321788</text:p>
          </table:table-cell>
          <table:table-cell table:formula="of:=ABS([.E364]-[.B364])/0.0166667" office:value-type="float" office:value="569.878860242279" calcext:value-type="float">
            <text:p>569.878860242279</text:p>
          </table:table-cell>
          <table:table-cell table:formula="of:=([.F364]-[.C364])/0.0166667" office:value-type="float" office:value="27.58794482411" calcext:value-type="float">
            <text:p>27.58794482411</text:p>
          </table:table-cell>
          <table:table-cell table:formula="of:=DEGREES(ATAN(ABS([.F364]-[.C364])/ABS([.E364]-[.B364])))" office:value-type="float" office:value="2.77153594200737" calcext:value-type="float">
            <text:p>2.77153594200737</text:p>
          </table:table-cell>
          <table:table-cell table:formula="of:=SQRT(POWER([.H364];2)+POWER([.I364];2)+POWER([.J364];2))" office:value-type="float" office:value="572.289433798935" calcext:value-type="float">
            <text:p>572.289433798935</text:p>
          </table:table-cell>
        </table:table-row>
        <table:table-row table:style-name="ro1">
          <table:table-cell office:value-type="float" office:value="56.034" calcext:value-type="float">
            <text:p>56.034</text:p>
          </table:table-cell>
          <table:table-cell office:value-type="float" office:value="290.328" calcext:value-type="float">
            <text:p>290.328</text:p>
          </table:table-cell>
          <table:table-cell office:value-type="float" office:value="43.6138" calcext:value-type="float">
            <text:p>43.6138</text:p>
          </table:table-cell>
          <table:table-cell office:value-type="float" office:value="54.874" calcext:value-type="float">
            <text:p>54.874</text:p>
          </table:table-cell>
          <table:table-cell office:value-type="float" office:value="279.166" calcext:value-type="float">
            <text:p>279.166</text:p>
          </table:table-cell>
          <table:table-cell office:value-type="float" office:value="44.0786" calcext:value-type="float">
            <text:p>44.0786</text:p>
          </table:table-cell>
          <table:table-cell/>
          <table:table-cell table:formula="of:=([.D365]-[.A365])/0.0166667" office:value-type="float" office:value="-69.5998608002782" calcext:value-type="float">
            <text:p>-69.5998608002782</text:p>
          </table:table-cell>
          <table:table-cell table:formula="of:=ABS([.E365]-[.B365])/0.0166667" office:value-type="float" office:value="669.718660562678" calcext:value-type="float">
            <text:p>669.718660562678</text:p>
          </table:table-cell>
          <table:table-cell table:formula="of:=([.F365]-[.C365])/0.0166667" office:value-type="float" office:value="27.8879442241118" calcext:value-type="float">
            <text:p>27.8879442241118</text:p>
          </table:table-cell>
          <table:table-cell table:formula="of:=DEGREES(ATAN(ABS([.F365]-[.C365])/ABS([.E365]-[.B365])))" office:value-type="float" office:value="2.38449216813659" calcext:value-type="float">
            <text:p>2.38449216813659</text:p>
          </table:table-cell>
          <table:table-cell table:formula="of:=SQRT(POWER([.H365];2)+POWER([.I365];2)+POWER([.J365];2))" office:value-type="float" office:value="673.902784058897" calcext:value-type="float">
            <text:p>673.902784058897</text:p>
          </table:table-cell>
        </table:table-row>
        <table:table-row table:style-name="ro1">
          <table:table-cell office:value-type="float" office:value="57.4196" calcext:value-type="float">
            <text:p>57.4196</text:p>
          </table:table-cell>
          <table:table-cell office:value-type="float" office:value="296.177" calcext:value-type="float">
            <text:p>296.177</text:p>
          </table:table-cell>
          <table:table-cell office:value-type="float" office:value="43.4842" calcext:value-type="float">
            <text:p>43.4842</text:p>
          </table:table-cell>
          <table:table-cell office:value-type="float" office:value="55.93" calcext:value-type="float">
            <text:p>55.93</text:p>
          </table:table-cell>
          <table:table-cell office:value-type="float" office:value="285.992" calcext:value-type="float">
            <text:p>285.992</text:p>
          </table:table-cell>
          <table:table-cell office:value-type="float" office:value="44.5287" calcext:value-type="float">
            <text:p>44.5287</text:p>
          </table:table-cell>
          <table:table-cell/>
          <table:table-cell table:formula="of:=([.D366]-[.A366])/0.0166667" office:value-type="float" office:value="-89.3758212483577" calcext:value-type="float">
            <text:p>-89.3758212483577</text:p>
          </table:table-cell>
          <table:table-cell table:formula="of:=ABS([.E366]-[.B366])/0.0166667" office:value-type="float" office:value="611.098777802445" calcext:value-type="float">
            <text:p>611.098777802445</text:p>
          </table:table-cell>
          <table:table-cell table:formula="of:=([.F366]-[.C366])/0.0166667" office:value-type="float" office:value="62.6698746602506" calcext:value-type="float">
            <text:p>62.6698746602506</text:p>
          </table:table-cell>
          <table:table-cell table:formula="of:=DEGREES(ATAN(ABS([.F366]-[.C366])/ABS([.E366]-[.B366])))" office:value-type="float" office:value="5.85537124486049" calcext:value-type="float">
            <text:p>5.85537124486049</text:p>
          </table:table-cell>
          <table:table-cell table:formula="of:=SQRT(POWER([.H366];2)+POWER([.I366];2)+POWER([.J366];2))" office:value-type="float" office:value="620.771509369906" calcext:value-type="float">
            <text:p>620.771509369906</text:p>
          </table:table-cell>
        </table:table-row>
        <table:table-row table:style-name="ro1">
          <table:table-cell office:value-type="float" office:value="56.3179" calcext:value-type="float">
            <text:p>56.3179</text:p>
          </table:table-cell>
          <table:table-cell office:value-type="float" office:value="290.143" calcext:value-type="float">
            <text:p>290.143</text:p>
          </table:table-cell>
          <table:table-cell office:value-type="float" office:value="44.66" calcext:value-type="float">
            <text:p>44.66</text:p>
          </table:table-cell>
          <table:table-cell office:value-type="float" office:value="54.8585" calcext:value-type="float">
            <text:p>54.8585</text:p>
          </table:table-cell>
          <table:table-cell office:value-type="float" office:value="280.263" calcext:value-type="float">
            <text:p>280.263</text:p>
          </table:table-cell>
          <table:table-cell office:value-type="float" office:value="45.1597" calcext:value-type="float">
            <text:p>45.1597</text:p>
          </table:table-cell>
          <table:table-cell/>
          <table:table-cell table:formula="of:=([.D367]-[.A367])/0.0166667" office:value-type="float" office:value="-87.5638248723504" calcext:value-type="float">
            <text:p>-87.5638248723504</text:p>
          </table:table-cell>
          <table:table-cell table:formula="of:=ABS([.E367]-[.B367])/0.0166667" office:value-type="float" office:value="592.798814402371" calcext:value-type="float">
            <text:p>592.798814402371</text:p>
          </table:table-cell>
          <table:table-cell table:formula="of:=([.F367]-[.C367])/0.0166667" office:value-type="float" office:value="29.9819400361202" calcext:value-type="float">
            <text:p>29.9819400361202</text:p>
          </table:table-cell>
          <table:table-cell table:formula="of:=DEGREES(ATAN(ABS([.F367]-[.C367])/ABS([.E367]-[.B367])))" office:value-type="float" office:value="2.89537709908013" calcext:value-type="float">
            <text:p>2.89537709908013</text:p>
          </table:table-cell>
          <table:table-cell table:formula="of:=SQRT(POWER([.H367];2)+POWER([.I367];2)+POWER([.J367];2))" office:value-type="float" office:value="599.980645114042" calcext:value-type="float">
            <text:p>599.980645114042</text:p>
          </table:table-cell>
        </table:table-row>
        <table:table-row table:style-name="ro1">
          <table:table-cell office:value-type="float" office:value="57.7539" calcext:value-type="float">
            <text:p>57.7539</text:p>
          </table:table-cell>
          <table:table-cell office:value-type="float" office:value="293.456" calcext:value-type="float">
            <text:p>293.456</text:p>
          </table:table-cell>
          <table:table-cell office:value-type="float" office:value="43.3771" calcext:value-type="float">
            <text:p>43.3771</text:p>
          </table:table-cell>
          <table:table-cell office:value-type="float" office:value="56.252" calcext:value-type="float">
            <text:p>56.252</text:p>
          </table:table-cell>
          <table:table-cell office:value-type="float" office:value="283.484" calcext:value-type="float">
            <text:p>283.484</text:p>
          </table:table-cell>
          <table:table-cell office:value-type="float" office:value="43.8992" calcext:value-type="float">
            <text:p>43.8992</text:p>
          </table:table-cell>
          <table:table-cell/>
          <table:table-cell table:formula="of:=([.D368]-[.A368])/0.0166667" office:value-type="float" office:value="-90.1138197723604" calcext:value-type="float">
            <text:p>-90.1138197723604</text:p>
          </table:table-cell>
          <table:table-cell table:formula="of:=ABS([.E368]-[.B368])/0.0166667" office:value-type="float" office:value="598.318803362396" calcext:value-type="float">
            <text:p>598.318803362396</text:p>
          </table:table-cell>
          <table:table-cell table:formula="of:=([.F368]-[.C368])/0.0166667" office:value-type="float" office:value="31.3259373481254" calcext:value-type="float">
            <text:p>31.3259373481254</text:p>
          </table:table-cell>
          <table:table-cell table:formula="of:=DEGREES(ATAN(ABS([.F368]-[.C368])/ABS([.E368]-[.B368])))" office:value-type="float" office:value="2.99707558004726" calcext:value-type="float">
            <text:p>2.99707558004726</text:p>
          </table:table-cell>
          <table:table-cell table:formula="of:=SQRT(POWER([.H368];2)+POWER([.I368];2)+POWER([.J368];2))" office:value-type="float" office:value="605.877219675499" calcext:value-type="float">
            <text:p>605.877219675499</text:p>
          </table:table-cell>
        </table:table-row>
        <table:table-row table:style-name="ro1">
          <table:table-cell office:value-type="float" office:value="55.6894" calcext:value-type="float">
            <text:p>55.6894</text:p>
          </table:table-cell>
          <table:table-cell office:value-type="float" office:value="285.832" calcext:value-type="float">
            <text:p>285.832</text:p>
          </table:table-cell>
          <table:table-cell office:value-type="float" office:value="45.0612" calcext:value-type="float">
            <text:p>45.0612</text:p>
          </table:table-cell>
          <table:table-cell office:value-type="float" office:value="54.3096" calcext:value-type="float">
            <text:p>54.3096</text:p>
          </table:table-cell>
          <table:table-cell office:value-type="float" office:value="274.748" calcext:value-type="float">
            <text:p>274.748</text:p>
          </table:table-cell>
          <table:table-cell office:value-type="float" office:value="45.7587" calcext:value-type="float">
            <text:p>45.7587</text:p>
          </table:table-cell>
          <table:table-cell/>
          <table:table-cell table:formula="of:=([.D369]-[.A369])/0.0166667" office:value-type="float" office:value="-82.7878344243309" calcext:value-type="float">
            <text:p>-82.7878344243309</text:p>
          </table:table-cell>
          <table:table-cell table:formula="of:=ABS([.E369]-[.B369])/0.0166667" office:value-type="float" office:value="665.03866992266" calcext:value-type="float">
            <text:p>665.03866992266</text:p>
          </table:table-cell>
          <table:table-cell table:formula="of:=([.F369]-[.C369])/0.0166667" office:value-type="float" office:value="41.8499163001673" calcext:value-type="float">
            <text:p>41.8499163001673</text:p>
          </table:table-cell>
          <table:table-cell table:formula="of:=DEGREES(ATAN(ABS([.F369]-[.C369])/ABS([.E369]-[.B369])))" office:value-type="float" office:value="3.60079203783724" calcext:value-type="float">
            <text:p>3.60079203783724</text:p>
          </table:table-cell>
          <table:table-cell table:formula="of:=SQRT(POWER([.H369];2)+POWER([.I369];2)+POWER([.J369];2))" office:value-type="float" office:value="671.477232313578" calcext:value-type="float">
            <text:p>671.477232313578</text:p>
          </table:table-cell>
        </table:table-row>
        <table:table-row table:style-name="ro1">
          <table:table-cell office:value-type="float" office:value="57.2939" calcext:value-type="float">
            <text:p>57.2939</text:p>
          </table:table-cell>
          <table:table-cell office:value-type="float" office:value="291.815" calcext:value-type="float">
            <text:p>291.815</text:p>
          </table:table-cell>
          <table:table-cell office:value-type="float" office:value="44.1432" calcext:value-type="float">
            <text:p>44.1432</text:p>
          </table:table-cell>
          <table:table-cell office:value-type="float" office:value="55.8014" calcext:value-type="float">
            <text:p>55.8014</text:p>
          </table:table-cell>
          <table:table-cell office:value-type="float" office:value="281.94" calcext:value-type="float">
            <text:p>281.94</text:p>
          </table:table-cell>
          <table:table-cell office:value-type="float" office:value="44.3927" calcext:value-type="float">
            <text:p>44.3927</text:p>
          </table:table-cell>
          <table:table-cell/>
          <table:table-cell table:formula="of:=([.D370]-[.A370])/0.0166667" office:value-type="float" office:value="-89.5498209003582" calcext:value-type="float">
            <text:p>-89.5498209003582</text:p>
          </table:table-cell>
          <table:table-cell table:formula="of:=ABS([.E370]-[.B370])/0.0166667" office:value-type="float" office:value="592.49881500237" calcext:value-type="float">
            <text:p>592.49881500237</text:p>
          </table:table-cell>
          <table:table-cell table:formula="of:=([.F370]-[.C370])/0.0166667" office:value-type="float" office:value="14.9699700600597" calcext:value-type="float">
            <text:p>14.9699700600597</text:p>
          </table:table-cell>
          <table:table-cell table:formula="of:=DEGREES(ATAN(ABS([.F370]-[.C370])/ABS([.E370]-[.B370])))" office:value-type="float" office:value="1.44731709325459" calcext:value-type="float">
            <text:p>1.44731709325459</text:p>
          </table:table-cell>
          <table:table-cell table:formula="of:=SQRT(POWER([.H370];2)+POWER([.I370];2)+POWER([.J370];2))" office:value-type="float" office:value="599.414811467066" calcext:value-type="float">
            <text:p>599.414811467066</text:p>
          </table:table-cell>
        </table:table-row>
        <table:table-row table:style-name="ro1">
          <table:table-cell office:value-type="float" office:value="59.1227" calcext:value-type="float">
            <text:p>59.1227</text:p>
          </table:table-cell>
          <table:table-cell office:value-type="float" office:value="281.204" calcext:value-type="float">
            <text:p>281.204</text:p>
          </table:table-cell>
          <table:table-cell office:value-type="float" office:value="44.4729" calcext:value-type="float">
            <text:p>44.4729</text:p>
          </table:table-cell>
          <table:table-cell office:value-type="float" office:value="58.446" calcext:value-type="float">
            <text:p>58.446</text:p>
          </table:table-cell>
          <table:table-cell office:value-type="float" office:value="269.274" calcext:value-type="float">
            <text:p>269.274</text:p>
          </table:table-cell>
          <table:table-cell office:value-type="float" office:value="45.0894" calcext:value-type="float">
            <text:p>45.0894</text:p>
          </table:table-cell>
          <table:table-cell/>
          <table:table-cell table:formula="of:=([.D371]-[.A371])/0.0166667" office:value-type="float" office:value="-40.6019187961626" calcext:value-type="float">
            <text:p>-40.6019187961626</text:p>
          </table:table-cell>
          <table:table-cell table:formula="of:=ABS([.E371]-[.B371])/0.0166667" office:value-type="float" office:value="715.798568402864" calcext:value-type="float">
            <text:p>715.798568402864</text:p>
          </table:table-cell>
          <table:table-cell table:formula="of:=([.F371]-[.C371])/0.0166667" office:value-type="float" office:value="36.9899260201477" calcext:value-type="float">
            <text:p>36.9899260201477</text:p>
          </table:table-cell>
          <table:table-cell table:formula="of:=DEGREES(ATAN(ABS([.F371]-[.C371])/ABS([.E371]-[.B371])))" office:value-type="float" office:value="2.95821086847074" calcext:value-type="float">
            <text:p>2.95821086847074</text:p>
          </table:table-cell>
          <table:table-cell table:formula="of:=SQRT(POWER([.H371];2)+POWER([.I371];2)+POWER([.J371];2))" office:value-type="float" office:value="717.902751746011" calcext:value-type="float">
            <text:p>717.902751746011</text:p>
          </table:table-cell>
        </table:table-row>
        <table:table-row table:style-name="ro1">
          <table:table-cell office:value-type="float" office:value="50.84" calcext:value-type="float">
            <text:p>50.84</text:p>
          </table:table-cell>
          <table:table-cell office:value-type="float" office:value="290.725" calcext:value-type="float">
            <text:p>290.725</text:p>
          </table:table-cell>
          <table:table-cell office:value-type="float" office:value="43.3495" calcext:value-type="float">
            <text:p>43.3495</text:p>
          </table:table-cell>
          <table:table-cell office:value-type="float" office:value="47.9765" calcext:value-type="float">
            <text:p>47.9765</text:p>
          </table:table-cell>
          <table:table-cell office:value-type="float" office:value="280.416" calcext:value-type="float">
            <text:p>280.416</text:p>
          </table:table-cell>
          <table:table-cell office:value-type="float" office:value="43.4531" calcext:value-type="float">
            <text:p>43.4531</text:p>
          </table:table-cell>
          <table:table-cell/>
          <table:table-cell table:formula="of:=([.D372]-[.A372])/0.0166667" office:value-type="float" office:value="-171.809656380687" calcext:value-type="float">
            <text:p>-171.809656380687</text:p>
          </table:table-cell>
          <table:table-cell table:formula="of:=ABS([.E372]-[.B372])/0.0166667" office:value-type="float" office:value="618.538762922476" calcext:value-type="float">
            <text:p>618.538762922476</text:p>
          </table:table-cell>
          <table:table-cell table:formula="of:=([.F372]-[.C372])/0.0166667" office:value-type="float" office:value="6.21598756802487" calcext:value-type="float">
            <text:p>6.21598756802487</text:p>
          </table:table-cell>
          <table:table-cell table:formula="of:=DEGREES(ATAN(ABS([.F372]-[.C372])/ABS([.E372]-[.B372])))" office:value-type="float" office:value="0.575772911601636" calcext:value-type="float">
            <text:p>0.575772911601636</text:p>
          </table:table-cell>
          <table:table-cell table:formula="of:=SQRT(POWER([.H372];2)+POWER([.I372];2)+POWER([.J372];2))" office:value-type="float" office:value="641.98706978004" calcext:value-type="float">
            <text:p>641.98706978004</text:p>
          </table:table-cell>
        </table:table-row>
        <table:table-row table:style-name="ro1">
          <table:table-cell office:value-type="float" office:value="51.6498" calcext:value-type="float">
            <text:p>51.6498</text:p>
          </table:table-cell>
          <table:table-cell office:value-type="float" office:value="284.871" calcext:value-type="float">
            <text:p>284.871</text:p>
          </table:table-cell>
          <table:table-cell office:value-type="float" office:value="45.7506" calcext:value-type="float">
            <text:p>45.7506</text:p>
          </table:table-cell>
          <table:table-cell office:value-type="float" office:value="49.6411" calcext:value-type="float">
            <text:p>49.6411</text:p>
          </table:table-cell>
          <table:table-cell office:value-type="float" office:value="273.523" calcext:value-type="float">
            <text:p>273.523</text:p>
          </table:table-cell>
          <table:table-cell office:value-type="float" office:value="46.7319" calcext:value-type="float">
            <text:p>46.7319</text:p>
          </table:table-cell>
          <table:table-cell/>
          <table:table-cell table:formula="of:=([.D373]-[.A373])/0.0166667" office:value-type="float" office:value="-120.521758956482" calcext:value-type="float">
            <text:p>-120.521758956482</text:p>
          </table:table-cell>
          <table:table-cell table:formula="of:=ABS([.E373]-[.B373])/0.0166667" office:value-type="float" office:value="680.878638242721" calcext:value-type="float">
            <text:p>680.878638242721</text:p>
          </table:table-cell>
          <table:table-cell table:formula="of:=([.F373]-[.C373])/0.0166667" office:value-type="float" office:value="58.8778822442358" calcext:value-type="float">
            <text:p>58.8778822442358</text:p>
          </table:table-cell>
          <table:table-cell table:formula="of:=DEGREES(ATAN(ABS([.F373]-[.C373])/ABS([.E373]-[.B373])))" office:value-type="float" office:value="4.94226576648857" calcext:value-type="float">
            <text:p>4.94226576648857</text:p>
          </table:table-cell>
          <table:table-cell table:formula="of:=SQRT(POWER([.H373];2)+POWER([.I373];2)+POWER([.J373];2))" office:value-type="float" office:value="693.965286894663" calcext:value-type="float">
            <text:p>693.965286894663</text:p>
          </table:table-cell>
        </table:table-row>
        <table:table-row table:style-name="ro1">
          <table:table-cell office:value-type="float" office:value="52.5367" calcext:value-type="float">
            <text:p>52.5367</text:p>
          </table:table-cell>
          <table:table-cell office:value-type="float" office:value="287.949" calcext:value-type="float">
            <text:p>287.949</text:p>
          </table:table-cell>
          <table:table-cell office:value-type="float" office:value="45.0273" calcext:value-type="float">
            <text:p>45.0273</text:p>
          </table:table-cell>
          <table:table-cell office:value-type="float" office:value="50.2347" calcext:value-type="float">
            <text:p>50.2347</text:p>
          </table:table-cell>
          <table:table-cell office:value-type="float" office:value="276.478" calcext:value-type="float">
            <text:p>276.478</text:p>
          </table:table-cell>
          <table:table-cell office:value-type="float" office:value="45.7832" calcext:value-type="float">
            <text:p>45.7832</text:p>
          </table:table-cell>
          <table:table-cell/>
          <table:table-cell table:formula="of:=([.D374]-[.A374])/0.0166667" office:value-type="float" office:value="-138.119723760553" calcext:value-type="float">
            <text:p>-138.119723760553</text:p>
          </table:table-cell>
          <table:table-cell table:formula="of:=ABS([.E374]-[.B374])/0.0166667" office:value-type="float" office:value="688.258623482753" calcext:value-type="float">
            <text:p>688.258623482753</text:p>
          </table:table-cell>
          <table:table-cell table:formula="of:=([.F374]-[.C374])/0.0166667" office:value-type="float" office:value="45.3539092921817" calcext:value-type="float">
            <text:p>45.3539092921817</text:p>
          </table:table-cell>
          <table:table-cell table:formula="of:=DEGREES(ATAN(ABS([.F374]-[.C374])/ABS([.E374]-[.B374])))" office:value-type="float" office:value="3.77014676020914" calcext:value-type="float">
            <text:p>3.77014676020914</text:p>
          </table:table-cell>
          <table:table-cell table:formula="of:=SQRT(POWER([.H374];2)+POWER([.I374];2)+POWER([.J374];2))" office:value-type="float" office:value="703.444360257547" calcext:value-type="float">
            <text:p>703.444360257547</text:p>
          </table:table-cell>
        </table:table-row>
        <table:table-row table:style-name="ro1">
          <table:table-cell office:value-type="float" office:value="50.8149" calcext:value-type="float">
            <text:p>50.8149</text:p>
          </table:table-cell>
          <table:table-cell office:value-type="float" office:value="280.586" calcext:value-type="float">
            <text:p>280.586</text:p>
          </table:table-cell>
          <table:table-cell office:value-type="float" office:value="45.901" calcext:value-type="float">
            <text:p>45.901</text:p>
          </table:table-cell>
          <table:table-cell office:value-type="float" office:value="47.9746" calcext:value-type="float">
            <text:p>47.9746</text:p>
          </table:table-cell>
          <table:table-cell office:value-type="float" office:value="271.841" calcext:value-type="float">
            <text:p>271.841</text:p>
          </table:table-cell>
          <table:table-cell office:value-type="float" office:value="46.513" calcext:value-type="float">
            <text:p>46.513</text:p>
          </table:table-cell>
          <table:table-cell/>
          <table:table-cell table:formula="of:=([.D375]-[.A375])/0.0166667" office:value-type="float" office:value="-170.417659164682" calcext:value-type="float">
            <text:p>-170.417659164682</text:p>
          </table:table-cell>
          <table:table-cell table:formula="of:=ABS([.E375]-[.B375])/0.0166667" office:value-type="float" office:value="524.698950602099" calcext:value-type="float">
            <text:p>524.698950602099</text:p>
          </table:table-cell>
          <table:table-cell table:formula="of:=([.F375]-[.C375])/0.0166667" office:value-type="float" office:value="36.7199265601466" calcext:value-type="float">
            <text:p>36.7199265601466</text:p>
          </table:table-cell>
          <table:table-cell table:formula="of:=DEGREES(ATAN(ABS([.F375]-[.C375])/ABS([.E375]-[.B375])))" office:value-type="float" office:value="4.00319495670804" calcext:value-type="float">
            <text:p>4.00319495670804</text:p>
          </table:table-cell>
          <table:table-cell table:formula="of:=SQRT(POWER([.H375];2)+POWER([.I375];2)+POWER([.J375];2))" office:value-type="float" office:value="552.901004090874" calcext:value-type="float">
            <text:p>552.901004090874</text:p>
          </table:table-cell>
        </table:table-row>
        <table:table-row table:style-name="ro1">
          <table:table-cell office:value-type="float" office:value="42.3144" calcext:value-type="float">
            <text:p>42.3144</text:p>
          </table:table-cell>
          <table:table-cell office:value-type="float" office:value="278.584" calcext:value-type="float">
            <text:p>278.584</text:p>
          </table:table-cell>
          <table:table-cell office:value-type="float" office:value="45.2947" calcext:value-type="float">
            <text:p>45.2947</text:p>
          </table:table-cell>
          <table:table-cell office:value-type="float" office:value="41.0441" calcext:value-type="float">
            <text:p>41.0441</text:p>
          </table:table-cell>
          <table:table-cell office:value-type="float" office:value="267.418" calcext:value-type="float">
            <text:p>267.418</text:p>
          </table:table-cell>
          <table:table-cell office:value-type="float" office:value="46.0438" calcext:value-type="float">
            <text:p>46.0438</text:p>
          </table:table-cell>
          <table:table-cell/>
          <table:table-cell table:formula="of:=([.D376]-[.A376])/0.0166667" office:value-type="float" office:value="-76.2178475643048" calcext:value-type="float">
            <text:p>-76.2178475643048</text:p>
          </table:table-cell>
          <table:table-cell table:formula="of:=ABS([.E376]-[.B376])/0.0166667" office:value-type="float" office:value="669.95866008268" calcext:value-type="float">
            <text:p>669.95866008268</text:p>
          </table:table-cell>
          <table:table-cell table:formula="of:=([.F376]-[.C376])/0.0166667" office:value-type="float" office:value="44.9459101081797" calcext:value-type="float">
            <text:p>44.9459101081797</text:p>
          </table:table-cell>
          <table:table-cell table:formula="of:=DEGREES(ATAN(ABS([.F376]-[.C376])/ABS([.E376]-[.B376])))" office:value-type="float" office:value="3.83808442670516" calcext:value-type="float">
            <text:p>3.83808442670516</text:p>
          </table:table-cell>
          <table:table-cell table:formula="of:=SQRT(POWER([.H376];2)+POWER([.I376];2)+POWER([.J376];2))" office:value-type="float" office:value="675.776517306252" calcext:value-type="float">
            <text:p>675.776517306252</text:p>
          </table:table-cell>
        </table:table-row>
        <table:table-row table:style-name="ro1">
          <table:table-cell office:value-type="float" office:value="42.0801" calcext:value-type="float">
            <text:p>42.0801</text:p>
          </table:table-cell>
          <table:table-cell office:value-type="float" office:value="274.398" calcext:value-type="float">
            <text:p>274.398</text:p>
          </table:table-cell>
          <table:table-cell office:value-type="float" office:value="45.6907" calcext:value-type="float">
            <text:p>45.6907</text:p>
          </table:table-cell>
          <table:table-cell office:value-type="float" office:value="40.8175" calcext:value-type="float">
            <text:p>40.8175</text:p>
          </table:table-cell>
          <table:table-cell office:value-type="float" office:value="263.447" calcext:value-type="float">
            <text:p>263.447</text:p>
          </table:table-cell>
          <table:table-cell office:value-type="float" office:value="46.1801" calcext:value-type="float">
            <text:p>46.1801</text:p>
          </table:table-cell>
          <table:table-cell/>
          <table:table-cell table:formula="of:=([.D377]-[.A377])/0.0166667" office:value-type="float" office:value="-75.755848488303" calcext:value-type="float">
            <text:p>-75.755848488303</text:p>
          </table:table-cell>
          <table:table-cell table:formula="of:=ABS([.E377]-[.B377])/0.0166667" office:value-type="float" office:value="657.05868588263" calcext:value-type="float">
            <text:p>657.05868588263</text:p>
          </table:table-cell>
          <table:table-cell table:formula="of:=([.F377]-[.C377])/0.0166667" office:value-type="float" office:value="29.3639412721177" calcext:value-type="float">
            <text:p>29.3639412721177</text:p>
          </table:table-cell>
          <table:table-cell table:formula="of:=DEGREES(ATAN(ABS([.F377]-[.C377])/ABS([.E377]-[.B377])))" office:value-type="float" office:value="2.55884479504436" calcext:value-type="float">
            <text:p>2.55884479504436</text:p>
          </table:table-cell>
          <table:table-cell table:formula="of:=SQRT(POWER([.H377];2)+POWER([.I377];2)+POWER([.J377];2))" office:value-type="float" office:value="662.062917192183" calcext:value-type="float">
            <text:p>662.062917192183</text:p>
          </table:table-cell>
        </table:table-row>
        <table:table-row table:style-name="ro1">
          <table:table-cell office:value-type="float" office:value="42.3367" calcext:value-type="float">
            <text:p>42.3367</text:p>
          </table:table-cell>
          <table:table-cell office:value-type="float" office:value="278.477" calcext:value-type="float">
            <text:p>278.477</text:p>
          </table:table-cell>
          <table:table-cell office:value-type="float" office:value="45.8087" calcext:value-type="float">
            <text:p>45.8087</text:p>
          </table:table-cell>
          <table:table-cell office:value-type="float" office:value="40.4909" calcext:value-type="float">
            <text:p>40.4909</text:p>
          </table:table-cell>
          <table:table-cell office:value-type="float" office:value="268.507" calcext:value-type="float">
            <text:p>268.507</text:p>
          </table:table-cell>
          <table:table-cell office:value-type="float" office:value="46.3683" calcext:value-type="float">
            <text:p>46.3683</text:p>
          </table:table-cell>
          <table:table-cell/>
          <table:table-cell table:formula="of:=([.D378]-[.A378])/0.0166667" office:value-type="float" office:value="-110.747778504443" calcext:value-type="float">
            <text:p>-110.747778504443</text:p>
          </table:table-cell>
          <table:table-cell table:formula="of:=ABS([.E378]-[.B378])/0.0166667" office:value-type="float" office:value="598.198803602391" calcext:value-type="float">
            <text:p>598.198803602391</text:p>
          </table:table-cell>
          <table:table-cell table:formula="of:=([.F378]-[.C378])/0.0166667" office:value-type="float" office:value="33.5759328481341" calcext:value-type="float">
            <text:p>33.5759328481341</text:p>
          </table:table-cell>
          <table:table-cell table:formula="of:=DEGREES(ATAN(ABS([.F378]-[.C378])/ABS([.E378]-[.B378])))" office:value-type="float" office:value="3.21254880990524" calcext:value-type="float">
            <text:p>3.21254880990524</text:p>
          </table:table-cell>
          <table:table-cell table:formula="of:=SQRT(POWER([.H378];2)+POWER([.I378];2)+POWER([.J378];2))" office:value-type="float" office:value="609.289932906842" calcext:value-type="float">
            <text:p>609.289932906842</text:p>
          </table:table-cell>
        </table:table-row>
        <table:table-row table:style-name="ro1">
          <table:table-cell office:value-type="float" office:value="42.6547" calcext:value-type="float">
            <text:p>42.6547</text:p>
          </table:table-cell>
          <table:table-cell office:value-type="float" office:value="281.378" calcext:value-type="float">
            <text:p>281.378</text:p>
          </table:table-cell>
          <table:table-cell office:value-type="float" office:value="45.3648" calcext:value-type="float">
            <text:p>45.3648</text:p>
          </table:table-cell>
          <table:table-cell office:value-type="float" office:value="40.7177" calcext:value-type="float">
            <text:p>40.7177</text:p>
          </table:table-cell>
          <table:table-cell office:value-type="float" office:value="272.557" calcext:value-type="float">
            <text:p>272.557</text:p>
          </table:table-cell>
          <table:table-cell office:value-type="float" office:value="46.2336" calcext:value-type="float">
            <text:p>46.2336</text:p>
          </table:table-cell>
          <table:table-cell/>
          <table:table-cell table:formula="of:=([.D379]-[.A379])/0.0166667" office:value-type="float" office:value="-116.219767560465" calcext:value-type="float">
            <text:p>-116.219767560465</text:p>
          </table:table-cell>
          <table:table-cell table:formula="of:=ABS([.E379]-[.B379])/0.0166667" office:value-type="float" office:value="529.258941482115" calcext:value-type="float">
            <text:p>529.258941482115</text:p>
          </table:table-cell>
          <table:table-cell table:formula="of:=([.F379]-[.C379])/0.0166667" office:value-type="float" office:value="52.1278957442085" calcext:value-type="float">
            <text:p>52.1278957442085</text:p>
          </table:table-cell>
          <table:table-cell table:formula="of:=DEGREES(ATAN(ABS([.F379]-[.C379])/ABS([.E379]-[.B379])))" office:value-type="float" office:value="5.6250471600869" calcext:value-type="float">
            <text:p>5.6250471600869</text:p>
          </table:table-cell>
          <table:table-cell table:formula="of:=SQRT(POWER([.H379];2)+POWER([.I379];2)+POWER([.J379];2))" office:value-type="float" office:value="544.370626526906" calcext:value-type="float">
            <text:p>544.370626526906</text:p>
          </table:table-cell>
        </table:table-row>
        <table:table-row table:style-name="ro1">
          <table:table-cell office:value-type="float" office:value="43.2942" calcext:value-type="float">
            <text:p>43.2942</text:p>
          </table:table-cell>
          <table:table-cell office:value-type="float" office:value="278.917" calcext:value-type="float">
            <text:p>278.917</text:p>
          </table:table-cell>
          <table:table-cell office:value-type="float" office:value="44.9841" calcext:value-type="float">
            <text:p>44.9841</text:p>
          </table:table-cell>
          <table:table-cell office:value-type="float" office:value="41.8972" calcext:value-type="float">
            <text:p>41.8972</text:p>
          </table:table-cell>
          <table:table-cell office:value-type="float" office:value="269.13" calcext:value-type="float">
            <text:p>269.13</text:p>
          </table:table-cell>
          <table:table-cell office:value-type="float" office:value="45.2803" calcext:value-type="float">
            <text:p>45.2803</text:p>
          </table:table-cell>
          <table:table-cell/>
          <table:table-cell table:formula="of:=([.D380]-[.A380])/0.0166667" office:value-type="float" office:value="-83.8198323603356" calcext:value-type="float">
            <text:p>-83.8198323603356</text:p>
          </table:table-cell>
          <table:table-cell table:formula="of:=ABS([.E380]-[.B380])/0.0166667" office:value-type="float" office:value="587.218825562348" calcext:value-type="float">
            <text:p>587.218825562348</text:p>
          </table:table-cell>
          <table:table-cell table:formula="of:=([.F380]-[.C380])/0.0166667" office:value-type="float" office:value="17.771964456071" calcext:value-type="float">
            <text:p>17.771964456071</text:p>
          </table:table-cell>
          <table:table-cell table:formula="of:=DEGREES(ATAN(ABS([.F380]-[.C380])/ABS([.E380]-[.B380])))" office:value-type="float" office:value="1.73350681672751" calcext:value-type="float">
            <text:p>1.73350681672751</text:p>
          </table:table-cell>
          <table:table-cell table:formula="of:=SQRT(POWER([.H380];2)+POWER([.I380];2)+POWER([.J380];2))" office:value-type="float" office:value="593.43707005239" calcext:value-type="float">
            <text:p>593.43707005239</text:p>
          </table:table-cell>
        </table:table-row>
        <table:table-row table:style-name="ro1">
          <table:table-cell office:value-type="float" office:value="41.8198" calcext:value-type="float">
            <text:p>41.8198</text:p>
          </table:table-cell>
          <table:table-cell office:value-type="float" office:value="278.44" calcext:value-type="float">
            <text:p>278.44</text:p>
          </table:table-cell>
          <table:table-cell office:value-type="float" office:value="45.3219" calcext:value-type="float">
            <text:p>45.3219</text:p>
          </table:table-cell>
          <table:table-cell office:value-type="float" office:value="40.6552" calcext:value-type="float">
            <text:p>40.6552</text:p>
          </table:table-cell>
          <table:table-cell office:value-type="float" office:value="265.962" calcext:value-type="float">
            <text:p>265.962</text:p>
          </table:table-cell>
          <table:table-cell office:value-type="float" office:value="46.2739" calcext:value-type="float">
            <text:p>46.2739</text:p>
          </table:table-cell>
          <table:table-cell/>
          <table:table-cell table:formula="of:=([.D381]-[.A381])/0.0166667" office:value-type="float" office:value="-69.8758602482795" calcext:value-type="float">
            <text:p>-69.8758602482795</text:p>
          </table:table-cell>
          <table:table-cell table:formula="of:=ABS([.E381]-[.B381])/0.0166667" office:value-type="float" office:value="748.678502642995" calcext:value-type="float">
            <text:p>748.678502642995</text:p>
          </table:table-cell>
          <table:table-cell table:formula="of:=([.F381]-[.C381])/0.0166667" office:value-type="float" office:value="57.1198857602284" calcext:value-type="float">
            <text:p>57.1198857602284</text:p>
          </table:table-cell>
          <table:table-cell table:formula="of:=DEGREES(ATAN(ABS([.F381]-[.C381])/ABS([.E381]-[.B381])))" office:value-type="float" office:value="4.36288803552297" calcext:value-type="float">
            <text:p>4.36288803552297</text:p>
          </table:table-cell>
          <table:table-cell table:formula="of:=SQRT(POWER([.H381];2)+POWER([.I381];2)+POWER([.J381];2))" office:value-type="float" office:value="754.098678897169" calcext:value-type="float">
            <text:p>754.098678897169</text:p>
          </table:table-cell>
        </table:table-row>
        <table:table-row table:style-name="ro1">
          <table:table-cell office:value-type="float" office:value="41.9186" calcext:value-type="float">
            <text:p>41.9186</text:p>
          </table:table-cell>
          <table:table-cell office:value-type="float" office:value="281.124" calcext:value-type="float">
            <text:p>281.124</text:p>
          </table:table-cell>
          <table:table-cell office:value-type="float" office:value="45.6613" calcext:value-type="float">
            <text:p>45.6613</text:p>
          </table:table-cell>
          <table:table-cell office:value-type="float" office:value="41.3879" calcext:value-type="float">
            <text:p>41.3879</text:p>
          </table:table-cell>
          <table:table-cell office:value-type="float" office:value="270.037" calcext:value-type="float">
            <text:p>270.037</text:p>
          </table:table-cell>
          <table:table-cell office:value-type="float" office:value="46.6121" calcext:value-type="float">
            <text:p>46.6121</text:p>
          </table:table-cell>
          <table:table-cell/>
          <table:table-cell table:formula="of:=([.D382]-[.A382])/0.0166667" office:value-type="float" office:value="-31.8419363161271" calcext:value-type="float">
            <text:p>-31.8419363161271</text:p>
          </table:table-cell>
          <table:table-cell table:formula="of:=ABS([.E382]-[.B382])/0.0166667" office:value-type="float" office:value="665.218669562664" calcext:value-type="float">
            <text:p>665.218669562664</text:p>
          </table:table-cell>
          <table:table-cell table:formula="of:=([.F382]-[.C382])/0.0166667" office:value-type="float" office:value="57.0478859042283" calcext:value-type="float">
            <text:p>57.0478859042283</text:p>
          </table:table-cell>
          <table:table-cell table:formula="of:=DEGREES(ATAN(ABS([.F382]-[.C382])/ABS([.E382]-[.B382])))" office:value-type="float" office:value="4.90158422848645" calcext:value-type="float">
            <text:p>4.90158422848645</text:p>
          </table:table-cell>
          <table:table-cell table:formula="of:=SQRT(POWER([.H382];2)+POWER([.I382];2)+POWER([.J382];2))" office:value-type="float" office:value="668.419216157961" calcext:value-type="float">
            <text:p>668.419216157961</text:p>
          </table:table-cell>
        </table:table-row>
        <table:table-row table:style-name="ro1">
          <table:table-cell office:value-type="float" office:value="41.5726" calcext:value-type="float">
            <text:p>41.5726</text:p>
          </table:table-cell>
          <table:table-cell office:value-type="float" office:value="278.368" calcext:value-type="float">
            <text:p>278.368</text:p>
          </table:table-cell>
          <table:table-cell office:value-type="float" office:value="45.3355" calcext:value-type="float">
            <text:p>45.3355</text:p>
          </table:table-cell>
          <table:table-cell office:value-type="float" office:value="40.6989" calcext:value-type="float">
            <text:p>40.6989</text:p>
          </table:table-cell>
          <table:table-cell office:value-type="float" office:value="268.715" calcext:value-type="float">
            <text:p>268.715</text:p>
          </table:table-cell>
          <table:table-cell office:value-type="float" office:value="45.6021" calcext:value-type="float">
            <text:p>45.6021</text:p>
          </table:table-cell>
          <table:table-cell/>
          <table:table-cell table:formula="of:=([.D383]-[.A383])/0.0166667" office:value-type="float" office:value="-52.4218951562097" calcext:value-type="float">
            <text:p>-52.4218951562097</text:p>
          </table:table-cell>
          <table:table-cell table:formula="of:=ABS([.E383]-[.B383])/0.0166667" office:value-type="float" office:value="579.178841642318" calcext:value-type="float">
            <text:p>579.178841642318</text:p>
          </table:table-cell>
          <table:table-cell table:formula="of:=([.F383]-[.C383])/0.0166667" office:value-type="float" office:value="15.9959680080638" calcext:value-type="float">
            <text:p>15.9959680080638</text:p>
          </table:table-cell>
          <table:table-cell table:formula="of:=DEGREES(ATAN(ABS([.F383]-[.C383])/ABS([.E383]-[.B383])))" office:value-type="float" office:value="1.58201313494547" calcext:value-type="float">
            <text:p>1.58201313494547</text:p>
          </table:table-cell>
          <table:table-cell table:formula="of:=SQRT(POWER([.H383];2)+POWER([.I383];2)+POWER([.J383];2))" office:value-type="float" office:value="581.766324816434" calcext:value-type="float">
            <text:p>581.766324816434</text:p>
          </table:table-cell>
        </table:table-row>
        <table:table-row table:style-name="ro1">
          <table:table-cell office:value-type="float" office:value="41.6707" calcext:value-type="float">
            <text:p>41.6707</text:p>
          </table:table-cell>
          <table:table-cell office:value-type="float" office:value="272.947" calcext:value-type="float">
            <text:p>272.947</text:p>
          </table:table-cell>
          <table:table-cell office:value-type="float" office:value="45.6717" calcext:value-type="float">
            <text:p>45.6717</text:p>
          </table:table-cell>
          <table:table-cell office:value-type="float" office:value="40.9193" calcext:value-type="float">
            <text:p>40.9193</text:p>
          </table:table-cell>
          <table:table-cell office:value-type="float" office:value="268.865" calcext:value-type="float">
            <text:p>268.865</text:p>
          </table:table-cell>
          <table:table-cell office:value-type="float" office:value="45.0876" calcext:value-type="float">
            <text:p>45.0876</text:p>
          </table:table-cell>
          <table:table-cell/>
          <table:table-cell table:formula="of:=([.D384]-[.A384])/0.0166667" office:value-type="float" office:value="-45.0839098321801" calcext:value-type="float">
            <text:p>-45.0839098321801</text:p>
          </table:table-cell>
          <table:table-cell table:formula="of:=ABS([.E384]-[.B384])/0.0166667" office:value-type="float" office:value="244.919510160979" calcext:value-type="float">
            <text:p>244.919510160979</text:p>
          </table:table-cell>
          <table:table-cell table:formula="of:=([.F384]-[.C384])/0.0166667" office:value-type="float" office:value="-35.0459299081401" calcext:value-type="float">
            <text:p>-35.0459299081401</text:p>
          </table:table-cell>
          <table:table-cell table:formula="of:=DEGREES(ATAN(ABS([.F384]-[.C384])/ABS([.E384]-[.B384])))" office:value-type="float" office:value="8.14326787989262" calcext:value-type="float">
            <text:p>8.14326787989262</text:p>
          </table:table-cell>
          <table:table-cell table:formula="of:=SQRT(POWER([.H384];2)+POWER([.I384];2)+POWER([.J384];2))" office:value-type="float" office:value="251.488255364692" calcext:value-type="float">
            <text:p>251.488255364692</text:p>
          </table:table-cell>
        </table:table-row>
        <table:table-row table:style-name="ro1">
          <table:table-cell office:value-type="float" office:value="39.3299" calcext:value-type="float">
            <text:p>39.3299</text:p>
          </table:table-cell>
          <table:table-cell office:value-type="float" office:value="274.776" calcext:value-type="float">
            <text:p>274.776</text:p>
          </table:table-cell>
          <table:table-cell office:value-type="float" office:value="46.4025" calcext:value-type="float">
            <text:p>46.4025</text:p>
          </table:table-cell>
          <table:table-cell office:value-type="float" office:value="37.5824" calcext:value-type="float">
            <text:p>37.5824</text:p>
          </table:table-cell>
          <table:table-cell office:value-type="float" office:value="264.815" calcext:value-type="float">
            <text:p>264.815</text:p>
          </table:table-cell>
          <table:table-cell office:value-type="float" office:value="47.2099" calcext:value-type="float">
            <text:p>47.2099</text:p>
          </table:table-cell>
          <table:table-cell/>
          <table:table-cell table:formula="of:=([.D385]-[.A385])/0.0166667" office:value-type="float" office:value="-104.84979030042" calcext:value-type="float">
            <text:p>-104.84979030042</text:p>
          </table:table-cell>
          <table:table-cell table:formula="of:=ABS([.E385]-[.B385])/0.0166667" office:value-type="float" office:value="597.658804682391" calcext:value-type="float">
            <text:p>597.658804682391</text:p>
          </table:table-cell>
          <table:table-cell table:formula="of:=([.F385]-[.C385])/0.0166667" office:value-type="float" office:value="48.4439031121934" calcext:value-type="float">
            <text:p>48.4439031121934</text:p>
          </table:table-cell>
          <table:table-cell table:formula="of:=DEGREES(ATAN(ABS([.F385]-[.C385])/ABS([.E385]-[.B385])))" office:value-type="float" office:value="4.63404253545798" calcext:value-type="float">
            <text:p>4.63404253545798</text:p>
          </table:table-cell>
          <table:table-cell table:formula="of:=SQRT(POWER([.H385];2)+POWER([.I385];2)+POWER([.J385];2))" office:value-type="float" office:value="608.71695975155" calcext:value-type="float">
            <text:p>608.71695975155</text:p>
          </table:table-cell>
        </table:table-row>
        <table:table-row table:style-name="ro1">
          <table:table-cell office:value-type="float" office:value="40.1477" calcext:value-type="float">
            <text:p>40.1477</text:p>
          </table:table-cell>
          <table:table-cell office:value-type="float" office:value="273.697" calcext:value-type="float">
            <text:p>273.697</text:p>
          </table:table-cell>
          <table:table-cell office:value-type="float" office:value="46.3116" calcext:value-type="float">
            <text:p>46.3116</text:p>
          </table:table-cell>
          <table:table-cell office:value-type="float" office:value="38.6235" calcext:value-type="float">
            <text:p>38.6235</text:p>
          </table:table-cell>
          <table:table-cell office:value-type="float" office:value="263.871" calcext:value-type="float">
            <text:p>263.871</text:p>
          </table:table-cell>
          <table:table-cell office:value-type="float" office:value="47.1027" calcext:value-type="float">
            <text:p>47.1027</text:p>
          </table:table-cell>
          <table:table-cell/>
          <table:table-cell table:formula="of:=([.D386]-[.A386])/0.0166667" office:value-type="float" office:value="-91.4518170963658" calcext:value-type="float">
            <text:p>-91.4518170963658</text:p>
          </table:table-cell>
          <table:table-cell table:formula="of:=ABS([.E386]-[.B386])/0.0166667" office:value-type="float" office:value="589.55882088236" calcext:value-type="float">
            <text:p>589.55882088236</text:p>
          </table:table-cell>
          <table:table-cell table:formula="of:=([.F386]-[.C386])/0.0166667" office:value-type="float" office:value="47.4659050681899" calcext:value-type="float">
            <text:p>47.4659050681899</text:p>
          </table:table-cell>
          <table:table-cell table:formula="of:=DEGREES(ATAN(ABS([.F386]-[.C386])/ABS([.E386]-[.B386])))" office:value-type="float" office:value="4.60300573882904" calcext:value-type="float">
            <text:p>4.60300573882904</text:p>
          </table:table-cell>
          <table:table-cell table:formula="of:=SQRT(POWER([.H386];2)+POWER([.I386];2)+POWER([.J386];2))" office:value-type="float" office:value="598.494820591096" calcext:value-type="float">
            <text:p>598.494820591096</text:p>
          </table:table-cell>
        </table:table-row>
        <table:table-row table:style-name="ro1">
          <table:table-cell office:value-type="float" office:value="38.7974" calcext:value-type="float">
            <text:p>38.7974</text:p>
          </table:table-cell>
          <table:table-cell office:value-type="float" office:value="271.847" calcext:value-type="float">
            <text:p>271.847</text:p>
          </table:table-cell>
          <table:table-cell office:value-type="float" office:value="46.8533" calcext:value-type="float">
            <text:p>46.8533</text:p>
          </table:table-cell>
          <table:table-cell office:value-type="float" office:value="37.0752" calcext:value-type="float">
            <text:p>37.0752</text:p>
          </table:table-cell>
          <table:table-cell office:value-type="float" office:value="261.979" calcext:value-type="float">
            <text:p>261.979</text:p>
          </table:table-cell>
          <table:table-cell office:value-type="float" office:value="47.6509" calcext:value-type="float">
            <text:p>47.6509</text:p>
          </table:table-cell>
          <table:table-cell/>
          <table:table-cell table:formula="of:=([.D387]-[.A387])/0.0166667" office:value-type="float" office:value="-103.331793336413" calcext:value-type="float">
            <text:p>-103.331793336413</text:p>
          </table:table-cell>
          <table:table-cell table:formula="of:=ABS([.E387]-[.B387])/0.0166667" office:value-type="float" office:value="592.078815842368" calcext:value-type="float">
            <text:p>592.078815842368</text:p>
          </table:table-cell>
          <table:table-cell table:formula="of:=([.F387]-[.C387])/0.0166667" office:value-type="float" office:value="47.8559042881916" calcext:value-type="float">
            <text:p>47.8559042881916</text:p>
          </table:table-cell>
          <table:table-cell table:formula="of:=DEGREES(ATAN(ABS([.F387]-[.C387])/ABS([.E387]-[.B387])))" office:value-type="float" office:value="4.62099561490522" calcext:value-type="float">
            <text:p>4.62099561490522</text:p>
          </table:table-cell>
          <table:table-cell table:formula="of:=SQRT(POWER([.H387];2)+POWER([.I387];2)+POWER([.J387];2))" office:value-type="float" office:value="602.930320400841" calcext:value-type="float">
            <text:p>602.930320400841</text:p>
          </table:table-cell>
        </table:table-row>
        <table:table-row table:style-name="ro1">
          <table:table-cell office:value-type="float" office:value="38.6853" calcext:value-type="float">
            <text:p>38.6853</text:p>
          </table:table-cell>
          <table:table-cell office:value-type="float" office:value="273.246" calcext:value-type="float">
            <text:p>273.246</text:p>
          </table:table-cell>
          <table:table-cell office:value-type="float" office:value="46.3958" calcext:value-type="float">
            <text:p>46.3958</text:p>
          </table:table-cell>
          <table:table-cell office:value-type="float" office:value="37.2997" calcext:value-type="float">
            <text:p>37.2997</text:p>
          </table:table-cell>
          <table:table-cell office:value-type="float" office:value="262.102" calcext:value-type="float">
            <text:p>262.102</text:p>
          </table:table-cell>
          <table:table-cell office:value-type="float" office:value="47.3895" calcext:value-type="float">
            <text:p>47.3895</text:p>
          </table:table-cell>
          <table:table-cell/>
          <table:table-cell table:formula="of:=([.D388]-[.A388])/0.0166667" office:value-type="float" office:value="-83.1358337283323" calcext:value-type="float">
            <text:p>-83.1358337283323</text:p>
          </table:table-cell>
          <table:table-cell table:formula="of:=ABS([.E388]-[.B388])/0.0166667" office:value-type="float" office:value="668.638662722675" calcext:value-type="float">
            <text:p>668.638662722675</text:p>
          </table:table-cell>
          <table:table-cell table:formula="of:=([.F388]-[.C388])/0.0166667" office:value-type="float" office:value="59.6218807562383" calcext:value-type="float">
            <text:p>59.6218807562383</text:p>
          </table:table-cell>
          <table:table-cell table:formula="of:=DEGREES(ATAN(ABS([.F388]-[.C388])/ABS([.E388]-[.B388])))" office:value-type="float" office:value="5.09553422338919" calcext:value-type="float">
            <text:p>5.09553422338919</text:p>
          </table:table-cell>
          <table:table-cell table:formula="of:=SQRT(POWER([.H388];2)+POWER([.I388];2)+POWER([.J388];2))" office:value-type="float" office:value="676.419985513574" calcext:value-type="float">
            <text:p>676.419985513574</text:p>
          </table:table-cell>
        </table:table-row>
        <table:table-row table:style-name="ro1">
          <table:table-cell office:value-type="float" office:value="39.8815" calcext:value-type="float">
            <text:p>39.8815</text:p>
          </table:table-cell>
          <table:table-cell office:value-type="float" office:value="277.691" calcext:value-type="float">
            <text:p>277.691</text:p>
          </table:table-cell>
          <table:table-cell office:value-type="float" office:value="46.2024" calcext:value-type="float">
            <text:p>46.2024</text:p>
          </table:table-cell>
          <table:table-cell office:value-type="float" office:value="37.7762" calcext:value-type="float">
            <text:p>37.7762</text:p>
          </table:table-cell>
          <table:table-cell office:value-type="float" office:value="278.595" calcext:value-type="float">
            <text:p>278.595</text:p>
          </table:table-cell>
          <table:table-cell office:value-type="float" office:value="45.3409" calcext:value-type="float">
            <text:p>45.3409</text:p>
          </table:table-cell>
          <table:table-cell/>
          <table:table-cell table:formula="of:=([.D389]-[.A389])/0.0166667" office:value-type="float" office:value="-126.317747364505" calcext:value-type="float">
            <text:p>-126.317747364505</text:p>
          </table:table-cell>
          <table:table-cell table:formula="of:=ABS([.E389]-[.B389])/0.0166667" office:value-type="float" office:value="54.2398915202202" calcext:value-type="float">
            <text:p>54.2398915202202</text:p>
          </table:table-cell>
          <table:table-cell table:formula="of:=([.F389]-[.C389])/0.0166667" office:value-type="float" office:value="-51.6898966202067" calcext:value-type="float">
            <text:p>-51.6898966202067</text:p>
          </table:table-cell>
          <table:table-cell table:formula="of:=DEGREES(ATAN(ABS([.F389]-[.C389])/ABS([.E389]-[.B389])))" office:value-type="float" office:value="43.6210136333926" calcext:value-type="float">
            <text:p>43.6210136333926</text:p>
          </table:table-cell>
          <table:table-cell table:formula="of:=SQRT(POWER([.H389];2)+POWER([.I389];2)+POWER([.J389];2))" office:value-type="float" office:value="146.867234412499" calcext:value-type="float">
            <text:p>146.867234412499</text:p>
          </table:table-cell>
        </table:table-row>
        <table:table-row table:style-name="ro1">
          <table:table-cell office:value-type="float" office:value="35.6866" calcext:value-type="float">
            <text:p>35.6866</text:p>
          </table:table-cell>
          <table:table-cell office:value-type="float" office:value="279.394" calcext:value-type="float">
            <text:p>279.394</text:p>
          </table:table-cell>
          <table:table-cell office:value-type="float" office:value="44.9913" calcext:value-type="float">
            <text:p>44.9913</text:p>
          </table:table-cell>
          <table:table-cell office:value-type="float" office:value="33.5127" calcext:value-type="float">
            <text:p>33.5127</text:p>
          </table:table-cell>
          <table:table-cell office:value-type="float" office:value="269.035" calcext:value-type="float">
            <text:p>269.035</text:p>
          </table:table-cell>
          <table:table-cell office:value-type="float" office:value="45.629" calcext:value-type="float">
            <text:p>45.629</text:p>
          </table:table-cell>
          <table:table-cell/>
          <table:table-cell table:formula="of:=([.D390]-[.A390])/0.0166667" office:value-type="float" office:value="-130.433739132522" calcext:value-type="float">
            <text:p>-130.433739132522</text:p>
          </table:table-cell>
          <table:table-cell table:formula="of:=ABS([.E390]-[.B390])/0.0166667" office:value-type="float" office:value="621.538756922485" calcext:value-type="float">
            <text:p>621.538756922485</text:p>
          </table:table-cell>
          <table:table-cell table:formula="of:=([.F390]-[.C390])/0.0166667" office:value-type="float" office:value="38.2619234761528" calcext:value-type="float">
            <text:p>38.2619234761528</text:p>
          </table:table-cell>
          <table:table-cell table:formula="of:=DEGREES(ATAN(ABS([.F390]-[.C390])/ABS([.E390]-[.B390])))" office:value-type="float" office:value="3.52268256209346" calcext:value-type="float">
            <text:p>3.52268256209346</text:p>
          </table:table-cell>
          <table:table-cell table:formula="of:=SQRT(POWER([.H390];2)+POWER([.I390];2)+POWER([.J390];2))" office:value-type="float" office:value="636.229016509726" calcext:value-type="float">
            <text:p>636.229016509726</text:p>
          </table:table-cell>
        </table:table-row>
        <table:table-row table:style-name="ro1">
          <table:table-cell office:value-type="float" office:value="37.6297" calcext:value-type="float">
            <text:p>37.6297</text:p>
          </table:table-cell>
          <table:table-cell office:value-type="float" office:value="284.163" calcext:value-type="float">
            <text:p>284.163</text:p>
          </table:table-cell>
          <table:table-cell office:value-type="float" office:value="44.9946" calcext:value-type="float">
            <text:p>44.9946</text:p>
          </table:table-cell>
          <table:table-cell office:value-type="float" office:value="36.341" calcext:value-type="float">
            <text:p>36.341</text:p>
          </table:table-cell>
          <table:table-cell office:value-type="float" office:value="271.187" calcext:value-type="float">
            <text:p>271.187</text:p>
          </table:table-cell>
          <table:table-cell office:value-type="float" office:value="46.2446" calcext:value-type="float">
            <text:p>46.2446</text:p>
          </table:table-cell>
          <table:table-cell/>
          <table:table-cell table:formula="of:=([.D391]-[.A391])/0.0166667" office:value-type="float" office:value="-77.3218453563092" calcext:value-type="float">
            <text:p>-77.3218453563092</text:p>
          </table:table-cell>
          <table:table-cell table:formula="of:=ABS([.E391]-[.B391])/0.0166667" office:value-type="float" office:value="778.558442883114" calcext:value-type="float">
            <text:p>778.558442883114</text:p>
          </table:table-cell>
          <table:table-cell table:formula="of:=([.F391]-[.C391])/0.0166667" office:value-type="float" office:value="74.9998500003" calcext:value-type="float">
            <text:p>74.9998500003</text:p>
          </table:table-cell>
          <table:table-cell table:formula="of:=DEGREES(ATAN(ABS([.F391]-[.C391])/ABS([.E391]-[.B391])))" office:value-type="float" office:value="5.50242069997343" calcext:value-type="float">
            <text:p>5.50242069997343</text:p>
          </table:table-cell>
          <table:table-cell table:formula="of:=SQRT(POWER([.H391];2)+POWER([.I391];2)+POWER([.J391];2))" office:value-type="float" office:value="785.975123177542" calcext:value-type="float">
            <text:p>785.975123177542</text:p>
          </table:table-cell>
        </table:table-row>
        <table:table-row table:style-name="ro1">
          <table:table-cell office:value-type="float" office:value="37.8671" calcext:value-type="float">
            <text:p>37.8671</text:p>
          </table:table-cell>
          <table:table-cell office:value-type="float" office:value="291.515" calcext:value-type="float">
            <text:p>291.515</text:p>
          </table:table-cell>
          <table:table-cell office:value-type="float" office:value="44.1312" calcext:value-type="float">
            <text:p>44.1312</text:p>
          </table:table-cell>
          <table:table-cell office:value-type="float" office:value="36.1079" calcext:value-type="float">
            <text:p>36.1079</text:p>
          </table:table-cell>
          <table:table-cell office:value-type="float" office:value="280.804" calcext:value-type="float">
            <text:p>280.804</text:p>
          </table:table-cell>
          <table:table-cell office:value-type="float" office:value="45.5212" calcext:value-type="float">
            <text:p>45.5212</text:p>
          </table:table-cell>
          <table:table-cell/>
          <table:table-cell table:formula="of:=([.D392]-[.A392])/0.0166667" office:value-type="float" office:value="-105.551788896422" calcext:value-type="float">
            <text:p>-105.551788896422</text:p>
          </table:table-cell>
          <table:table-cell table:formula="of:=ABS([.E392]-[.B392])/0.0166667" office:value-type="float" office:value="642.658714682571" calcext:value-type="float">
            <text:p>642.658714682571</text:p>
          </table:table-cell>
          <table:table-cell table:formula="of:=([.F392]-[.C392])/0.0166667" office:value-type="float" office:value="83.3998332003336" calcext:value-type="float">
            <text:p>83.3998332003336</text:p>
          </table:table-cell>
          <table:table-cell table:formula="of:=DEGREES(ATAN(ABS([.F392]-[.C392])/ABS([.E392]-[.B392])))" office:value-type="float" office:value="7.39412911556734" calcext:value-type="float">
            <text:p>7.39412911556734</text:p>
          </table:table-cell>
          <table:table-cell table:formula="of:=SQRT(POWER([.H392];2)+POWER([.I392];2)+POWER([.J392];2))" office:value-type="float" office:value="656.587340629206" calcext:value-type="float">
            <text:p>656.587340629206</text:p>
          </table:table-cell>
        </table:table-row>
        <table:table-row table:style-name="ro1">
          <table:table-cell office:value-type="float" office:value="39.1579" calcext:value-type="float">
            <text:p>39.1579</text:p>
          </table:table-cell>
          <table:table-cell office:value-type="float" office:value="299.332" calcext:value-type="float">
            <text:p>299.332</text:p>
          </table:table-cell>
          <table:table-cell office:value-type="float" office:value="43.4547" calcext:value-type="float">
            <text:p>43.4547</text:p>
          </table:table-cell>
          <table:table-cell office:value-type="float" office:value="37.4046" calcext:value-type="float">
            <text:p>37.4046</text:p>
          </table:table-cell>
          <table:table-cell office:value-type="float" office:value="287.062" calcext:value-type="float">
            <text:p>287.062</text:p>
          </table:table-cell>
          <table:table-cell office:value-type="float" office:value="44.303" calcext:value-type="float">
            <text:p>44.303</text:p>
          </table:table-cell>
          <table:table-cell/>
          <table:table-cell table:formula="of:=([.D393]-[.A393])/0.0166667" office:value-type="float" office:value="-105.197789604421" calcext:value-type="float">
            <text:p>-105.197789604421</text:p>
          </table:table-cell>
          <table:table-cell table:formula="of:=ABS([.E393]-[.B393])/0.0166667" office:value-type="float" office:value="736.198527602944" calcext:value-type="float">
            <text:p>736.198527602944</text:p>
          </table:table-cell>
          <table:table-cell table:formula="of:=([.F393]-[.C393])/0.0166667" office:value-type="float" office:value="50.8978982042033" calcext:value-type="float">
            <text:p>50.8978982042033</text:p>
          </table:table-cell>
          <table:table-cell table:formula="of:=DEGREES(ATAN(ABS([.F393]-[.C393])/ABS([.E393]-[.B393])))" office:value-type="float" office:value="3.95491376758441" calcext:value-type="float">
            <text:p>3.95491376758441</text:p>
          </table:table-cell>
          <table:table-cell table:formula="of:=SQRT(POWER([.H393];2)+POWER([.I393];2)+POWER([.J393];2))" office:value-type="float" office:value="745.41628840803" calcext:value-type="float">
            <text:p>745.41628840803</text:p>
          </table:table-cell>
        </table:table-row>
        <table:table-row table:style-name="ro1">
          <table:table-cell office:value-type="float" office:value="37.9835" calcext:value-type="float">
            <text:p>37.9835</text:p>
          </table:table-cell>
          <table:table-cell office:value-type="float" office:value="282.831" calcext:value-type="float">
            <text:p>282.831</text:p>
          </table:table-cell>
          <table:table-cell office:value-type="float" office:value="45.1932" calcext:value-type="float">
            <text:p>45.1932</text:p>
          </table:table-cell>
          <table:table-cell office:value-type="float" office:value="36.1374" calcext:value-type="float">
            <text:p>36.1374</text:p>
          </table:table-cell>
          <table:table-cell office:value-type="float" office:value="273.853" calcext:value-type="float">
            <text:p>273.853</text:p>
          </table:table-cell>
          <table:table-cell office:value-type="float" office:value="46.084" calcext:value-type="float">
            <text:p>46.084</text:p>
          </table:table-cell>
          <table:table-cell/>
          <table:table-cell table:formula="of:=([.D394]-[.A394])/0.0166667" office:value-type="float" office:value="-110.765778468443" calcext:value-type="float">
            <text:p>-110.765778468443</text:p>
          </table:table-cell>
          <table:table-cell table:formula="of:=ABS([.E394]-[.B394])/0.0166667" office:value-type="float" office:value="538.678922642155" calcext:value-type="float">
            <text:p>538.678922642155</text:p>
          </table:table-cell>
          <table:table-cell table:formula="of:=([.F394]-[.C394])/0.0166667" office:value-type="float" office:value="53.4478931042141" calcext:value-type="float">
            <text:p>53.4478931042141</text:p>
          </table:table-cell>
          <table:table-cell table:formula="of:=DEGREES(ATAN(ABS([.F394]-[.C394])/ABS([.E394]-[.B394])))" office:value-type="float" office:value="5.66635945069979" calcext:value-type="float">
            <text:p>5.66635945069979</text:p>
          </table:table-cell>
          <table:table-cell table:formula="of:=SQRT(POWER([.H394];2)+POWER([.I394];2)+POWER([.J394];2))" office:value-type="float" office:value="552.540239852187" calcext:value-type="float">
            <text:p>552.540239852187</text:p>
          </table:table-cell>
        </table:table-row>
        <table:table-row table:style-name="ro1">
          <table:table-cell office:value-type="float" office:value="36.5768" calcext:value-type="float">
            <text:p>36.5768</text:p>
          </table:table-cell>
          <table:table-cell office:value-type="float" office:value="281.06" calcext:value-type="float">
            <text:p>281.06</text:p>
          </table:table-cell>
          <table:table-cell office:value-type="float" office:value="44.9764" calcext:value-type="float">
            <text:p>44.9764</text:p>
          </table:table-cell>
          <table:table-cell office:value-type="float" office:value="34.9789" calcext:value-type="float">
            <text:p>34.9789</text:p>
          </table:table-cell>
          <table:table-cell office:value-type="float" office:value="269.449" calcext:value-type="float">
            <text:p>269.449</text:p>
          </table:table-cell>
          <table:table-cell office:value-type="float" office:value="46.0377" calcext:value-type="float">
            <text:p>46.0377</text:p>
          </table:table-cell>
          <table:table-cell/>
          <table:table-cell table:formula="of:=([.D395]-[.A395])/0.0166667" office:value-type="float" office:value="-95.8738082523832" calcext:value-type="float">
            <text:p>-95.8738082523832</text:p>
          </table:table-cell>
          <table:table-cell table:formula="of:=ABS([.E395]-[.B395])/0.0166667" office:value-type="float" office:value="696.658606682786" calcext:value-type="float">
            <text:p>696.658606682786</text:p>
          </table:table-cell>
          <table:table-cell table:formula="of:=([.F395]-[.C395])/0.0166667" office:value-type="float" office:value="63.6778726442549" calcext:value-type="float">
            <text:p>63.6778726442549</text:p>
          </table:table-cell>
          <table:table-cell table:formula="of:=DEGREES(ATAN(ABS([.F395]-[.C395])/ABS([.E395]-[.B395])))" office:value-type="float" office:value="5.22259133806181" calcext:value-type="float">
            <text:p>5.22259133806181</text:p>
          </table:table-cell>
          <table:table-cell table:formula="of:=SQRT(POWER([.H395];2)+POWER([.I395];2)+POWER([.J395];2))" office:value-type="float" office:value="706.101885593371" calcext:value-type="float">
            <text:p>706.101885593371</text:p>
          </table:table-cell>
        </table:table-row>
        <table:table-row table:style-name="ro1">
          <table:table-cell office:value-type="float" office:value="37.7985" calcext:value-type="float">
            <text:p>37.7985</text:p>
          </table:table-cell>
          <table:table-cell office:value-type="float" office:value="292.811" calcext:value-type="float">
            <text:p>292.811</text:p>
          </table:table-cell>
          <table:table-cell office:value-type="float" office:value="44.7053" calcext:value-type="float">
            <text:p>44.7053</text:p>
          </table:table-cell>
          <table:table-cell office:value-type="float" office:value="36.1343" calcext:value-type="float">
            <text:p>36.1343</text:p>
          </table:table-cell>
          <table:table-cell office:value-type="float" office:value="280.696" calcext:value-type="float">
            <text:p>280.696</text:p>
          </table:table-cell>
          <table:table-cell office:value-type="float" office:value="46.0372" calcext:value-type="float">
            <text:p>46.0372</text:p>
          </table:table-cell>
          <table:table-cell/>
          <table:table-cell table:formula="of:=([.D396]-[.A396])/0.0166667" office:value-type="float" office:value="-99.851800296399" calcext:value-type="float">
            <text:p>-99.851800296399</text:p>
          </table:table-cell>
          <table:table-cell table:formula="of:=ABS([.E396]-[.B396])/0.0166667" office:value-type="float" office:value="726.898546202905" calcext:value-type="float">
            <text:p>726.898546202905</text:p>
          </table:table-cell>
          <table:table-cell table:formula="of:=([.F396]-[.C396])/0.0166667" office:value-type="float" office:value="79.9138401723195" calcext:value-type="float">
            <text:p>79.9138401723195</text:p>
          </table:table-cell>
          <table:table-cell table:formula="of:=DEGREES(ATAN(ABS([.F396]-[.C396])/ABS([.E396]-[.B396])))" office:value-type="float" office:value="6.27379387735276" calcext:value-type="float">
            <text:p>6.27379387735276</text:p>
          </table:table-cell>
          <table:table-cell table:formula="of:=SQRT(POWER([.H396];2)+POWER([.I396];2)+POWER([.J396];2))" office:value-type="float" office:value="738.06375086805" calcext:value-type="float">
            <text:p>738.06375086805</text:p>
          </table:table-cell>
        </table:table-row>
        <table:table-row table:style-name="ro1">
          <table:table-cell office:value-type="float" office:value="37.8264" calcext:value-type="float">
            <text:p>37.8264</text:p>
          </table:table-cell>
          <table:table-cell office:value-type="float" office:value="288.543" calcext:value-type="float">
            <text:p>288.543</text:p>
          </table:table-cell>
          <table:table-cell office:value-type="float" office:value="44.5814" calcext:value-type="float">
            <text:p>44.5814</text:p>
          </table:table-cell>
          <table:table-cell office:value-type="float" office:value="35.9588" calcext:value-type="float">
            <text:p>35.9588</text:p>
          </table:table-cell>
          <table:table-cell office:value-type="float" office:value="279.375" calcext:value-type="float">
            <text:p>279.375</text:p>
          </table:table-cell>
          <table:table-cell office:value-type="float" office:value="45.4905" calcext:value-type="float">
            <text:p>45.4905</text:p>
          </table:table-cell>
          <table:table-cell/>
          <table:table-cell table:formula="of:=([.D397]-[.A397])/0.0166667" office:value-type="float" office:value="-112.055775888448" calcext:value-type="float">
            <text:p>-112.055775888448</text:p>
          </table:table-cell>
          <table:table-cell table:formula="of:=ABS([.E397]-[.B397])/0.0166667" office:value-type="float" office:value="550.078899842201" calcext:value-type="float">
            <text:p>550.078899842201</text:p>
          </table:table-cell>
          <table:table-cell table:formula="of:=([.F397]-[.C397])/0.0166667" office:value-type="float" office:value="54.5458909082179" calcext:value-type="float">
            <text:p>54.5458909082179</text:p>
          </table:table-cell>
          <table:table-cell table:formula="of:=DEGREES(ATAN(ABS([.F397]-[.C397])/ABS([.E397]-[.B397])))" office:value-type="float" office:value="5.66294418092231" calcext:value-type="float">
            <text:p>5.66294418092231</text:p>
          </table:table-cell>
          <table:table-cell table:formula="of:=SQRT(POWER([.H397];2)+POWER([.I397];2)+POWER([.J397];2))" office:value-type="float" office:value="564.019988277489" calcext:value-type="float">
            <text:p>564.019988277489</text:p>
          </table:table-cell>
        </table:table-row>
        <table:table-row table:style-name="ro1">
          <table:table-cell office:value-type="float" office:value="35.8482" calcext:value-type="float">
            <text:p>35.8482</text:p>
          </table:table-cell>
          <table:table-cell office:value-type="float" office:value="283.765" calcext:value-type="float">
            <text:p>283.765</text:p>
          </table:table-cell>
          <table:table-cell office:value-type="float" office:value="44.3182" calcext:value-type="float">
            <text:p>44.3182</text:p>
          </table:table-cell>
          <table:table-cell office:value-type="float" office:value="33.8755" calcext:value-type="float">
            <text:p>33.8755</text:p>
          </table:table-cell>
          <table:table-cell office:value-type="float" office:value="273.383" calcext:value-type="float">
            <text:p>273.383</text:p>
          </table:table-cell>
          <table:table-cell office:value-type="float" office:value="44.7009" calcext:value-type="float">
            <text:p>44.7009</text:p>
          </table:table-cell>
          <table:table-cell/>
          <table:table-cell table:formula="of:=([.D398]-[.A398])/0.0166667" office:value-type="float" office:value="-118.361763276473" calcext:value-type="float">
            <text:p>-118.361763276473</text:p>
          </table:table-cell>
          <table:table-cell table:formula="of:=ABS([.E398]-[.B398])/0.0166667" office:value-type="float" office:value="622.918754162492" calcext:value-type="float">
            <text:p>622.918754162492</text:p>
          </table:table-cell>
          <table:table-cell table:formula="of:=([.F398]-[.C398])/0.0166667" office:value-type="float" office:value="22.9619540760918" calcext:value-type="float">
            <text:p>22.9619540760918</text:p>
          </table:table-cell>
          <table:table-cell table:formula="of:=DEGREES(ATAN(ABS([.F398]-[.C398])/ABS([.E398]-[.B398])))" office:value-type="float" office:value="2.11107411016717" calcext:value-type="float">
            <text:p>2.11107411016717</text:p>
          </table:table-cell>
          <table:table-cell table:formula="of:=SQRT(POWER([.H398];2)+POWER([.I398];2)+POWER([.J398];2))" office:value-type="float" office:value="634.47973381997" calcext:value-type="float">
            <text:p>634.47973381997</text:p>
          </table:table-cell>
        </table:table-row>
        <table:table-row table:style-name="ro1">
          <table:table-cell office:value-type="float" office:value="37.0715" calcext:value-type="float">
            <text:p>37.0715</text:p>
          </table:table-cell>
          <table:table-cell office:value-type="float" office:value="288.31" calcext:value-type="float">
            <text:p>288.31</text:p>
          </table:table-cell>
          <table:table-cell office:value-type="float" office:value="44.6248" calcext:value-type="float">
            <text:p>44.6248</text:p>
          </table:table-cell>
          <table:table-cell office:value-type="float" office:value="35.0885" calcext:value-type="float">
            <text:p>35.0885</text:p>
          </table:table-cell>
          <table:table-cell office:value-type="float" office:value="277.658" calcext:value-type="float">
            <text:p>277.658</text:p>
          </table:table-cell>
          <table:table-cell office:value-type="float" office:value="45.7616" calcext:value-type="float">
            <text:p>45.7616</text:p>
          </table:table-cell>
          <table:table-cell/>
          <table:table-cell table:formula="of:=([.D399]-[.A399])/0.0166667" office:value-type="float" office:value="-118.979762040476" calcext:value-type="float">
            <text:p>-118.979762040476</text:p>
          </table:table-cell>
          <table:table-cell table:formula="of:=ABS([.E399]-[.B399])/0.0166667" office:value-type="float" office:value="639.118721762556" calcext:value-type="float">
            <text:p>639.118721762556</text:p>
          </table:table-cell>
          <table:table-cell table:formula="of:=([.F399]-[.C399])/0.0166667" office:value-type="float" office:value="68.2078635842729" calcext:value-type="float">
            <text:p>68.2078635842729</text:p>
          </table:table-cell>
          <table:table-cell table:formula="of:=DEGREES(ATAN(ABS([.F399]-[.C399])/ABS([.E399]-[.B399])))" office:value-type="float" office:value="6.09164824301769" calcext:value-type="float">
            <text:p>6.09164824301769</text:p>
          </table:table-cell>
          <table:table-cell table:formula="of:=SQRT(POWER([.H399];2)+POWER([.I399];2)+POWER([.J399];2))" office:value-type="float" office:value="653.667527828438" calcext:value-type="float">
            <text:p>653.667527828438</text:p>
          </table:table-cell>
        </table:table-row>
        <table:table-row table:style-name="ro1">
          <table:table-cell office:value-type="float" office:value="36.3291" calcext:value-type="float">
            <text:p>36.3291</text:p>
          </table:table-cell>
          <table:table-cell office:value-type="float" office:value="280.986" calcext:value-type="float">
            <text:p>280.986</text:p>
          </table:table-cell>
          <table:table-cell office:value-type="float" office:value="44.9904" calcext:value-type="float">
            <text:p>44.9904</text:p>
          </table:table-cell>
          <table:table-cell office:value-type="float" office:value="36.13" calcext:value-type="float">
            <text:p>36.13</text:p>
          </table:table-cell>
          <table:table-cell office:value-type="float" office:value="264.42" calcext:value-type="float">
            <text:p>264.42</text:p>
          </table:table-cell>
          <table:table-cell office:value-type="float" office:value="46.8031" calcext:value-type="float">
            <text:p>46.8031</text:p>
          </table:table-cell>
          <table:table-cell/>
          <table:table-cell table:formula="of:=([.D400]-[.A400])/0.0166667" office:value-type="float" office:value="-11.9459761080474" calcext:value-type="float">
            <text:p>-11.9459761080474</text:p>
          </table:table-cell>
          <table:table-cell table:formula="of:=ABS([.E400]-[.B400])/0.0166667" office:value-type="float" office:value="993.958012083974" calcext:value-type="float">
            <text:p>993.958012083974</text:p>
          </table:table-cell>
          <table:table-cell table:formula="of:=([.F400]-[.C400])/0.0166667" office:value-type="float" office:value="108.761782476435" calcext:value-type="float">
            <text:p>108.761782476435</text:p>
          </table:table-cell>
          <table:table-cell table:formula="of:=DEGREES(ATAN(ABS([.F400]-[.C400])/ABS([.E400]-[.B400])))" office:value-type="float" office:value="6.24462717302941" calcext:value-type="float">
            <text:p>6.24462717302941</text:p>
          </table:table-cell>
          <table:table-cell table:formula="of:=SQRT(POWER([.H400];2)+POWER([.I400];2)+POWER([.J400];2))" office:value-type="float" office:value="999.9621800141" calcext:value-type="float">
            <text:p>999.9621800141</text:p>
          </table:table-cell>
        </table:table-row>
        <table:table-row table:style-name="ro1">
          <table:table-cell office:value-type="float" office:value="38.3765" calcext:value-type="float">
            <text:p>38.3765</text:p>
          </table:table-cell>
          <table:table-cell office:value-type="float" office:value="280.367" calcext:value-type="float">
            <text:p>280.367</text:p>
          </table:table-cell>
          <table:table-cell office:value-type="float" office:value="44.3126" calcext:value-type="float">
            <text:p>44.3126</text:p>
          </table:table-cell>
          <table:table-cell office:value-type="float" office:value="38.5992" calcext:value-type="float">
            <text:p>38.5992</text:p>
          </table:table-cell>
          <table:table-cell office:value-type="float" office:value="263.969" calcext:value-type="float">
            <text:p>263.969</text:p>
          </table:table-cell>
          <table:table-cell office:value-type="float" office:value="46.6051" calcext:value-type="float">
            <text:p>46.6051</text:p>
          </table:table-cell>
          <table:table-cell/>
          <table:table-cell table:formula="of:=([.D401]-[.A401])/0.0166667" office:value-type="float" office:value="13.3619732760536" calcext:value-type="float">
            <text:p>13.3619732760536</text:p>
          </table:table-cell>
          <table:table-cell table:formula="of:=ABS([.E401]-[.B401])/0.0166667" office:value-type="float" office:value="983.878032243937" calcext:value-type="float">
            <text:p>983.878032243937</text:p>
          </table:table-cell>
          <table:table-cell table:formula="of:=([.F401]-[.C401])/0.0166667" office:value-type="float" office:value="137.54972490055" calcext:value-type="float">
            <text:p>137.54972490055</text:p>
          </table:table-cell>
          <table:table-cell table:formula="of:=DEGREES(ATAN(ABS([.F401]-[.C401])/ABS([.E401]-[.B401])))" office:value-type="float" office:value="7.95857546642509" calcext:value-type="float">
            <text:p>7.95857546642509</text:p>
          </table:table-cell>
          <table:table-cell table:formula="of:=SQRT(POWER([.H401];2)+POWER([.I401];2)+POWER([.J401];2))" office:value-type="float" office:value="993.536336266696" calcext:value-type="float">
            <text:p>993.536336266696</text:p>
          </table:table-cell>
        </table:table-row>
        <table:table-row table:style-name="ro1">
          <table:table-cell office:value-type="float" office:value="42.2015" calcext:value-type="float">
            <text:p>42.2015</text:p>
          </table:table-cell>
          <table:table-cell office:value-type="float" office:value="276.936" calcext:value-type="float">
            <text:p>276.936</text:p>
          </table:table-cell>
          <table:table-cell office:value-type="float" office:value="46.54" calcext:value-type="float">
            <text:p>46.54</text:p>
          </table:table-cell>
          <table:table-cell office:value-type="float" office:value="40.9155" calcext:value-type="float">
            <text:p>40.9155</text:p>
          </table:table-cell>
          <table:table-cell office:value-type="float" office:value="269.833" calcext:value-type="float">
            <text:p>269.833</text:p>
          </table:table-cell>
          <table:table-cell office:value-type="float" office:value="46.8926" calcext:value-type="float">
            <text:p>46.8926</text:p>
          </table:table-cell>
          <table:table-cell/>
          <table:table-cell table:formula="of:=([.D402]-[.A402])/0.0166667" office:value-type="float" office:value="-77.1598456803087" calcext:value-type="float">
            <text:p>-77.1598456803087</text:p>
          </table:table-cell>
          <table:table-cell table:formula="of:=ABS([.E402]-[.B402])/0.0166667" office:value-type="float" office:value="426.179147641702" calcext:value-type="float">
            <text:p>426.179147641702</text:p>
          </table:table-cell>
          <table:table-cell table:formula="of:=([.F402]-[.C402])/0.0166667" office:value-type="float" office:value="21.1559576880848" calcext:value-type="float">
            <text:p>21.1559576880848</text:p>
          </table:table-cell>
          <table:table-cell table:formula="of:=DEGREES(ATAN(ABS([.F402]-[.C402])/ABS([.E402]-[.B402])))" office:value-type="float" office:value="2.84188678441314" calcext:value-type="float">
            <text:p>2.84188678441314</text:p>
          </table:table-cell>
          <table:table-cell table:formula="of:=SQRT(POWER([.H402];2)+POWER([.I402];2)+POWER([.J402];2))" office:value-type="float" office:value="433.624125500089" calcext:value-type="float">
            <text:p>433.624125500089</text:p>
          </table:table-cell>
        </table:table-row>
        <table:table-row table:style-name="ro1">
          <table:table-cell office:value-type="float" office:value="42.5252" calcext:value-type="float">
            <text:p>42.5252</text:p>
          </table:table-cell>
          <table:table-cell office:value-type="float" office:value="275.701" calcext:value-type="float">
            <text:p>275.701</text:p>
          </table:table-cell>
          <table:table-cell office:value-type="float" office:value="46.4757" calcext:value-type="float">
            <text:p>46.4757</text:p>
          </table:table-cell>
          <table:table-cell office:value-type="float" office:value="41.899" calcext:value-type="float">
            <text:p>41.899</text:p>
          </table:table-cell>
          <table:table-cell office:value-type="float" office:value="266.158" calcext:value-type="float">
            <text:p>266.158</text:p>
          </table:table-cell>
          <table:table-cell office:value-type="float" office:value="47.2003" calcext:value-type="float">
            <text:p>47.2003</text:p>
          </table:table-cell>
          <table:table-cell/>
          <table:table-cell table:formula="of:=([.D403]-[.A403])/0.0166667" office:value-type="float" office:value="-37.5719248561501" calcext:value-type="float">
            <text:p>-37.5719248561501</text:p>
          </table:table-cell>
          <table:table-cell table:formula="of:=ABS([.E403]-[.B403])/0.0166667" office:value-type="float" office:value="572.578854842291" calcext:value-type="float">
            <text:p>572.578854842291</text:p>
          </table:table-cell>
          <table:table-cell table:formula="of:=([.F403]-[.C403])/0.0166667" office:value-type="float" office:value="43.4759130481736" calcext:value-type="float">
            <text:p>43.4759130481736</text:p>
          </table:table-cell>
          <table:table-cell table:formula="of:=DEGREES(ATAN(ABS([.F403]-[.C403])/ABS([.E403]-[.B403])))" office:value-type="float" office:value="4.34213672143782" calcext:value-type="float">
            <text:p>4.34213672143782</text:p>
          </table:table-cell>
          <table:table-cell table:formula="of:=SQRT(POWER([.H403];2)+POWER([.I403];2)+POWER([.J403];2))" office:value-type="float" office:value="575.454906630639" calcext:value-type="float">
            <text:p>575.454906630639</text:p>
          </table:table-cell>
        </table:table-row>
        <table:table-row table:style-name="ro1">
          <table:table-cell office:value-type="float" office:value="42.7648" calcext:value-type="float">
            <text:p>42.7648</text:p>
          </table:table-cell>
          <table:table-cell office:value-type="float" office:value="279.895" calcext:value-type="float">
            <text:p>279.895</text:p>
          </table:table-cell>
          <table:table-cell office:value-type="float" office:value="46.088" calcext:value-type="float">
            <text:p>46.088</text:p>
          </table:table-cell>
          <table:table-cell office:value-type="float" office:value="42.2149" calcext:value-type="float">
            <text:p>42.2149</text:p>
          </table:table-cell>
          <table:table-cell office:value-type="float" office:value="268.88" calcext:value-type="float">
            <text:p>268.88</text:p>
          </table:table-cell>
          <table:table-cell office:value-type="float" office:value="47.0243" calcext:value-type="float">
            <text:p>47.0243</text:p>
          </table:table-cell>
          <table:table-cell/>
          <table:table-cell table:formula="of:=([.D404]-[.A404])/0.0166667" office:value-type="float" office:value="-32.993934012132" calcext:value-type="float">
            <text:p>-32.993934012132</text:p>
          </table:table-cell>
          <table:table-cell table:formula="of:=ABS([.E404]-[.B404])/0.0166667" office:value-type="float" office:value="660.898678202643" calcext:value-type="float">
            <text:p>660.898678202643</text:p>
          </table:table-cell>
          <table:table-cell table:formula="of:=([.F404]-[.C404])/0.0166667" office:value-type="float" office:value="56.1778876442245" calcext:value-type="float">
            <text:p>56.1778876442245</text:p>
          </table:table-cell>
          <table:table-cell table:formula="of:=DEGREES(ATAN(ABS([.F404]-[.C404])/ABS([.E404]-[.B404])))" office:value-type="float" office:value="4.85859202656044" calcext:value-type="float">
            <text:p>4.85859202656044</text:p>
          </table:table-cell>
          <table:table-cell table:formula="of:=SQRT(POWER([.H404];2)+POWER([.I404];2)+POWER([.J404];2))" office:value-type="float" office:value="664.102113828713" calcext:value-type="float">
            <text:p>664.102113828713</text:p>
          </table:table-cell>
        </table:table-row>
        <table:table-row table:style-name="ro1">
          <table:table-cell office:value-type="float" office:value="39.8922" calcext:value-type="float">
            <text:p>39.8922</text:p>
          </table:table-cell>
          <table:table-cell office:value-type="float" office:value="273.67" calcext:value-type="float">
            <text:p>273.67</text:p>
          </table:table-cell>
          <table:table-cell office:value-type="float" office:value="46.0721" calcext:value-type="float">
            <text:p>46.0721</text:p>
          </table:table-cell>
          <table:table-cell office:value-type="float" office:value="38.7101" calcext:value-type="float">
            <text:p>38.7101</text:p>
          </table:table-cell>
          <table:table-cell office:value-type="float" office:value="262.618" calcext:value-type="float">
            <text:p>262.618</text:p>
          </table:table-cell>
          <table:table-cell office:value-type="float" office:value="47.0542" calcext:value-type="float">
            <text:p>47.0542</text:p>
          </table:table-cell>
          <table:table-cell/>
          <table:table-cell table:formula="of:=([.D405]-[.A405])/0.0166667" office:value-type="float" office:value="-70.925858148284" calcext:value-type="float">
            <text:p>-70.925858148284</text:p>
          </table:table-cell>
          <table:table-cell table:formula="of:=ABS([.E405]-[.B405])/0.0166667" office:value-type="float" office:value="663.118673762654" calcext:value-type="float">
            <text:p>663.118673762654</text:p>
          </table:table-cell>
          <table:table-cell table:formula="of:=([.F405]-[.C405])/0.0166667" office:value-type="float" office:value="58.9258821482359" calcext:value-type="float">
            <text:p>58.9258821482359</text:p>
          </table:table-cell>
          <table:table-cell table:formula="of:=DEGREES(ATAN(ABS([.F405]-[.C405])/ABS([.E405]-[.B405])))" office:value-type="float" office:value="5.07806478843209" calcext:value-type="float">
            <text:p>5.07806478843209</text:p>
          </table:table-cell>
          <table:table-cell table:formula="of:=SQRT(POWER([.H405];2)+POWER([.I405];2)+POWER([.J405];2))" office:value-type="float" office:value="669.499150435428" calcext:value-type="float">
            <text:p>669.499150435428</text:p>
          </table:table-cell>
        </table:table-row>
        <table:table-row table:style-name="ro1">
          <table:table-cell office:value-type="float" office:value="40.2896" calcext:value-type="float">
            <text:p>40.2896</text:p>
          </table:table-cell>
          <table:table-cell office:value-type="float" office:value="279.166" calcext:value-type="float">
            <text:p>279.166</text:p>
          </table:table-cell>
          <table:table-cell office:value-type="float" office:value="46.2238" calcext:value-type="float">
            <text:p>46.2238</text:p>
          </table:table-cell>
          <table:table-cell office:value-type="float" office:value="39.322" calcext:value-type="float">
            <text:p>39.322</text:p>
          </table:table-cell>
          <table:table-cell office:value-type="float" office:value="267.976" calcext:value-type="float">
            <text:p>267.976</text:p>
          </table:table-cell>
          <table:table-cell office:value-type="float" office:value="47.1926" calcext:value-type="float">
            <text:p>47.1926</text:p>
          </table:table-cell>
          <table:table-cell/>
          <table:table-cell table:formula="of:=([.D406]-[.A406])/0.0166667" office:value-type="float" office:value="-58.0558838882321" calcext:value-type="float">
            <text:p>-58.0558838882321</text:p>
          </table:table-cell>
          <table:table-cell table:formula="of:=ABS([.E406]-[.B406])/0.0166667" office:value-type="float" office:value="671.398657202686" calcext:value-type="float">
            <text:p>671.398657202686</text:p>
          </table:table-cell>
          <table:table-cell table:formula="of:=([.F406]-[.C406])/0.0166667" office:value-type="float" office:value="58.1278837442326" calcext:value-type="float">
            <text:p>58.1278837442326</text:p>
          </table:table-cell>
          <table:table-cell table:formula="of:=DEGREES(ATAN(ABS([.F406]-[.C406])/ABS([.E406]-[.B406])))" office:value-type="float" office:value="4.94817534469538" calcext:value-type="float">
            <text:p>4.94817534469538</text:p>
          </table:table-cell>
          <table:table-cell table:formula="of:=SQRT(POWER([.H406];2)+POWER([.I406];2)+POWER([.J406];2))" office:value-type="float" office:value="676.406307936433" calcext:value-type="float">
            <text:p>676.406307936433</text:p>
          </table:table-cell>
        </table:table-row>
        <table:table-row table:style-name="ro1">
          <table:table-cell office:value-type="float" office:value="40.747" calcext:value-type="float">
            <text:p>40.747</text:p>
          </table:table-cell>
          <table:table-cell office:value-type="float" office:value="283.571" calcext:value-type="float">
            <text:p>283.571</text:p>
          </table:table-cell>
          <table:table-cell office:value-type="float" office:value="45.5547" calcext:value-type="float">
            <text:p>45.5547</text:p>
          </table:table-cell>
          <table:table-cell office:value-type="float" office:value="39.7564" calcext:value-type="float">
            <text:p>39.7564</text:p>
          </table:table-cell>
          <table:table-cell office:value-type="float" office:value="272.205" calcext:value-type="float">
            <text:p>272.205</text:p>
          </table:table-cell>
          <table:table-cell office:value-type="float" office:value="46.5433" calcext:value-type="float">
            <text:p>46.5433</text:p>
          </table:table-cell>
          <table:table-cell/>
          <table:table-cell table:formula="of:=([.D407]-[.A407])/0.0166667" office:value-type="float" office:value="-59.4358811282378" calcext:value-type="float">
            <text:p>-59.4358811282378</text:p>
          </table:table-cell>
          <table:table-cell table:formula="of:=ABS([.E407]-[.B407])/0.0166667" office:value-type="float" office:value="681.95863608273" calcext:value-type="float">
            <text:p>681.95863608273</text:p>
          </table:table-cell>
          <table:table-cell table:formula="of:=([.F407]-[.C407])/0.0166667" office:value-type="float" office:value="59.3158813682376" calcext:value-type="float">
            <text:p>59.3158813682376</text:p>
          </table:table-cell>
          <table:table-cell table:formula="of:=DEGREES(ATAN(ABS([.F407]-[.C407])/ABS([.E407]-[.B407])))" office:value-type="float" office:value="4.97100238937491" calcext:value-type="float">
            <text:p>4.97100238937491</text:p>
          </table:table-cell>
          <table:table-cell table:formula="of:=SQRT(POWER([.H407];2)+POWER([.I407];2)+POWER([.J407];2))" office:value-type="float" office:value="687.108855332107" calcext:value-type="float">
            <text:p>687.108855332107</text:p>
          </table:table-cell>
        </table:table-row>
        <table:table-row table:style-name="ro1">
          <table:table-cell office:value-type="float" office:value="40.6169" calcext:value-type="float">
            <text:p>40.6169</text:p>
          </table:table-cell>
          <table:table-cell office:value-type="float" office:value="281.988" calcext:value-type="float">
            <text:p>281.988</text:p>
          </table:table-cell>
          <table:table-cell office:value-type="float" office:value="46.2959" calcext:value-type="float">
            <text:p>46.2959</text:p>
          </table:table-cell>
          <table:table-cell office:value-type="float" office:value="38.9647" calcext:value-type="float">
            <text:p>38.9647</text:p>
          </table:table-cell>
          <table:table-cell office:value-type="float" office:value="273.174" calcext:value-type="float">
            <text:p>273.174</text:p>
          </table:table-cell>
          <table:table-cell office:value-type="float" office:value="47.1415" calcext:value-type="float">
            <text:p>47.1415</text:p>
          </table:table-cell>
          <table:table-cell/>
          <table:table-cell table:formula="of:=([.D408]-[.A408])/0.0166667" office:value-type="float" office:value="-99.1318017363966" calcext:value-type="float">
            <text:p>-99.1318017363966</text:p>
          </table:table-cell>
          <table:table-cell table:formula="of:=ABS([.E408]-[.B408])/0.0166667" office:value-type="float" office:value="528.838942322117" calcext:value-type="float">
            <text:p>528.838942322117</text:p>
          </table:table-cell>
          <table:table-cell table:formula="of:=([.F408]-[.C408])/0.0166667" office:value-type="float" office:value="50.7358985282028" calcext:value-type="float">
            <text:p>50.7358985282028</text:p>
          </table:table-cell>
          <table:table-cell table:formula="of:=DEGREES(ATAN(ABS([.F408]-[.C408])/ABS([.E408]-[.B408])))" office:value-type="float" office:value="5.48008642178854" calcext:value-type="float">
            <text:p>5.48008642178854</text:p>
          </table:table-cell>
          <table:table-cell table:formula="of:=SQRT(POWER([.H408];2)+POWER([.I408];2)+POWER([.J408];2))" office:value-type="float" office:value="540.436742303244" calcext:value-type="float">
            <text:p>540.436742303244</text:p>
          </table:table-cell>
        </table:table-row>
        <table:table-row table:style-name="ro1">
          <table:table-cell office:value-type="float" office:value="38.8932" calcext:value-type="float">
            <text:p>38.8932</text:p>
          </table:table-cell>
          <table:table-cell office:value-type="float" office:value="291.781" calcext:value-type="float">
            <text:p>291.781</text:p>
          </table:table-cell>
          <table:table-cell office:value-type="float" office:value="44.3362" calcext:value-type="float">
            <text:p>44.3362</text:p>
          </table:table-cell>
          <table:table-cell office:value-type="float" office:value="37.6714" calcext:value-type="float">
            <text:p>37.6714</text:p>
          </table:table-cell>
          <table:table-cell office:value-type="float" office:value="279.987" calcext:value-type="float">
            <text:p>279.987</text:p>
          </table:table-cell>
          <table:table-cell office:value-type="float" office:value="45.129" calcext:value-type="float">
            <text:p>45.129</text:p>
          </table:table-cell>
          <table:table-cell/>
          <table:table-cell table:formula="of:=([.D409]-[.A409])/0.0166667" office:value-type="float" office:value="-73.3078533842933" calcext:value-type="float">
            <text:p>-73.3078533842933</text:p>
          </table:table-cell>
          <table:table-cell table:formula="of:=ABS([.E409]-[.B409])/0.0166667" office:value-type="float" office:value="707.63858472283" calcext:value-type="float">
            <text:p>707.63858472283</text:p>
          </table:table-cell>
          <table:table-cell table:formula="of:=([.F409]-[.C409])/0.0166667" office:value-type="float" office:value="47.5679048641903" calcext:value-type="float">
            <text:p>47.5679048641903</text:p>
          </table:table-cell>
          <table:table-cell table:formula="of:=DEGREES(ATAN(ABS([.F409]-[.C409])/ABS([.E409]-[.B409])))" office:value-type="float" office:value="3.84567245584189" calcext:value-type="float">
            <text:p>3.84567245584189</text:p>
          </table:table-cell>
          <table:table-cell table:formula="of:=SQRT(POWER([.H409];2)+POWER([.I409];2)+POWER([.J409];2))" office:value-type="float" office:value="713.014104719893" calcext:value-type="float">
            <text:p>713.014104719893</text:p>
          </table:table-cell>
        </table:table-row>
        <table:table-row table:style-name="ro1">
          <table:table-cell office:value-type="float" office:value="40.8798" calcext:value-type="float">
            <text:p>40.8798</text:p>
          </table:table-cell>
          <table:table-cell office:value-type="float" office:value="285.143" calcext:value-type="float">
            <text:p>285.143</text:p>
          </table:table-cell>
          <table:table-cell office:value-type="float" office:value="44.8114" calcext:value-type="float">
            <text:p>44.8114</text:p>
          </table:table-cell>
          <table:table-cell office:value-type="float" office:value="38.4727" calcext:value-type="float">
            <text:p>38.4727</text:p>
          </table:table-cell>
          <table:table-cell office:value-type="float" office:value="276.001" calcext:value-type="float">
            <text:p>276.001</text:p>
          </table:table-cell>
          <table:table-cell office:value-type="float" office:value="45.7304" calcext:value-type="float">
            <text:p>45.7304</text:p>
          </table:table-cell>
          <table:table-cell/>
          <table:table-cell table:formula="of:=([.D410]-[.A410])/0.0166667" office:value-type="float" office:value="-144.425711148578" calcext:value-type="float">
            <text:p>-144.425711148578</text:p>
          </table:table-cell>
          <table:table-cell table:formula="of:=ABS([.E410]-[.B410])/0.0166667" office:value-type="float" office:value="548.518902962194" calcext:value-type="float">
            <text:p>548.518902962194</text:p>
          </table:table-cell>
          <table:table-cell table:formula="of:=([.F410]-[.C410])/0.0166667" office:value-type="float" office:value="55.1398897202208" calcext:value-type="float">
            <text:p>55.1398897202208</text:p>
          </table:table-cell>
          <table:table-cell table:formula="of:=DEGREES(ATAN(ABS([.F410]-[.C410])/ABS([.E410]-[.B410])))" office:value-type="float" office:value="5.74037683852428" calcext:value-type="float">
            <text:p>5.74037683852428</text:p>
          </table:table-cell>
          <table:table-cell table:formula="of:=SQRT(POWER([.H410];2)+POWER([.I410];2)+POWER([.J410];2))" office:value-type="float" office:value="569.887866501805" calcext:value-type="float">
            <text:p>569.887866501805</text:p>
          </table:table-cell>
        </table:table-row>
        <table:table-row table:style-name="ro1">
          <table:table-cell office:value-type="float" office:value="62.085" calcext:value-type="float">
            <text:p>62.085</text:p>
          </table:table-cell>
          <table:table-cell office:value-type="float" office:value="285.649" calcext:value-type="float">
            <text:p>285.649</text:p>
          </table:table-cell>
          <table:table-cell office:value-type="float" office:value="44.7733" calcext:value-type="float">
            <text:p>44.7733</text:p>
          </table:table-cell>
          <table:table-cell office:value-type="float" office:value="61.304" calcext:value-type="float">
            <text:p>61.304</text:p>
          </table:table-cell>
          <table:table-cell office:value-type="float" office:value="274.803" calcext:value-type="float">
            <text:p>274.803</text:p>
          </table:table-cell>
          <table:table-cell office:value-type="float" office:value="45.6814" calcext:value-type="float">
            <text:p>45.6814</text:p>
          </table:table-cell>
          <table:table-cell/>
          <table:table-cell table:formula="of:=([.D411]-[.A411])/0.0166667" office:value-type="float" office:value="-46.8599062801874" calcext:value-type="float">
            <text:p>-46.8599062801874</text:p>
          </table:table-cell>
          <table:table-cell table:formula="of:=ABS([.E411]-[.B411])/0.0166667" office:value-type="float" office:value="650.758698482603" calcext:value-type="float">
            <text:p>650.758698482603</text:p>
          </table:table-cell>
          <table:table-cell table:formula="of:=([.F411]-[.C411])/0.0166667" office:value-type="float" office:value="54.4858910282178" calcext:value-type="float">
            <text:p>54.4858910282178</text:p>
          </table:table-cell>
          <table:table-cell table:formula="of:=DEGREES(ATAN(ABS([.F411]-[.C411])/ABS([.E411]-[.B411])))" office:value-type="float" office:value="4.78602488562556" calcext:value-type="float">
            <text:p>4.78602488562556</text:p>
          </table:table-cell>
          <table:table-cell table:formula="of:=SQRT(POWER([.H411];2)+POWER([.I411];2)+POWER([.J411];2))" office:value-type="float" office:value="654.714782778347" calcext:value-type="float">
            <text:p>654.714782778347</text:p>
          </table:table-cell>
        </table:table-row>
        <table:table-row table:style-name="ro1">
          <table:table-cell office:value-type="float" office:value="71.0247" calcext:value-type="float">
            <text:p>71.0247</text:p>
          </table:table-cell>
          <table:table-cell office:value-type="float" office:value="291.081" calcext:value-type="float">
            <text:p>291.081</text:p>
          </table:table-cell>
          <table:table-cell office:value-type="float" office:value="43.6105" calcext:value-type="float">
            <text:p>43.6105</text:p>
          </table:table-cell>
          <table:table-cell office:value-type="float" office:value="68.4976" calcext:value-type="float">
            <text:p>68.4976</text:p>
          </table:table-cell>
          <table:table-cell office:value-type="float" office:value="281.38" calcext:value-type="float">
            <text:p>281.38</text:p>
          </table:table-cell>
          <table:table-cell office:value-type="float" office:value="44.1047" calcext:value-type="float">
            <text:p>44.1047</text:p>
          </table:table-cell>
          <table:table-cell/>
          <table:table-cell table:formula="of:=([.D412]-[.A412])/0.0166667" office:value-type="float" office:value="-151.625696748606" calcext:value-type="float">
            <text:p>-151.625696748606</text:p>
          </table:table-cell>
          <table:table-cell table:formula="of:=ABS([.E412]-[.B412])/0.0166667" office:value-type="float" office:value="582.05883588233" calcext:value-type="float">
            <text:p>582.05883588233</text:p>
          </table:table-cell>
          <table:table-cell table:formula="of:=([.F412]-[.C412])/0.0166667" office:value-type="float" office:value="29.6519406961186" calcext:value-type="float">
            <text:p>29.6519406961186</text:p>
          </table:table-cell>
          <table:table-cell table:formula="of:=DEGREES(ATAN(ABS([.F412]-[.C412])/ABS([.E412]-[.B412])))" office:value-type="float" office:value="2.91630938610305" calcext:value-type="float">
            <text:p>2.91630938610305</text:p>
          </table:table-cell>
          <table:table-cell table:formula="of:=SQRT(POWER([.H412];2)+POWER([.I412];2)+POWER([.J412];2))" office:value-type="float" office:value="602.214312292758" calcext:value-type="float">
            <text:p>602.214312292758</text:p>
          </table:table-cell>
        </table:table-row>
        <table:table-row table:style-name="ro1">
          <table:table-cell office:value-type="float" office:value="68.765" calcext:value-type="float">
            <text:p>68.765</text:p>
          </table:table-cell>
          <table:table-cell office:value-type="float" office:value="279.958" calcext:value-type="float">
            <text:p>279.958</text:p>
          </table:table-cell>
          <table:table-cell office:value-type="float" office:value="44.8212" calcext:value-type="float">
            <text:p>44.8212</text:p>
          </table:table-cell>
          <table:table-cell office:value-type="float" office:value="66.1113" calcext:value-type="float">
            <text:p>66.1113</text:p>
          </table:table-cell>
          <table:table-cell office:value-type="float" office:value="269.248" calcext:value-type="float">
            <text:p>269.248</text:p>
          </table:table-cell>
          <table:table-cell office:value-type="float" office:value="45.508" calcext:value-type="float">
            <text:p>45.508</text:p>
          </table:table-cell>
          <table:table-cell/>
          <table:table-cell table:formula="of:=([.D413]-[.A413])/0.0166667" office:value-type="float" office:value="-159.221681556637" calcext:value-type="float">
            <text:p>-159.221681556637</text:p>
          </table:table-cell>
          <table:table-cell table:formula="of:=ABS([.E413]-[.B413])/0.0166667" office:value-type="float" office:value="642.598714802573" calcext:value-type="float">
            <text:p>642.598714802573</text:p>
          </table:table-cell>
          <table:table-cell table:formula="of:=([.F413]-[.C413])/0.0166667" office:value-type="float" office:value="41.2079175841651" calcext:value-type="float">
            <text:p>41.2079175841651</text:p>
          </table:table-cell>
          <table:table-cell table:formula="of:=DEGREES(ATAN(ABS([.F413]-[.C413])/ABS([.E413]-[.B413])))" office:value-type="float" office:value="3.66918149186159" calcext:value-type="float">
            <text:p>3.66918149186159</text:p>
          </table:table-cell>
          <table:table-cell table:formula="of:=SQRT(POWER([.H413];2)+POWER([.I413];2)+POWER([.J413];2))" office:value-type="float" office:value="663.311951207925" calcext:value-type="float">
            <text:p>663.311951207925</text:p>
          </table:table-cell>
        </table:table-row>
        <table:table-row table:style-name="ro1">
          <table:table-cell office:value-type="float" office:value="68.7366" calcext:value-type="float">
            <text:p>68.7366</text:p>
          </table:table-cell>
          <table:table-cell office:value-type="float" office:value="285.235" calcext:value-type="float">
            <text:p>285.235</text:p>
          </table:table-cell>
          <table:table-cell office:value-type="float" office:value="44.7723" calcext:value-type="float">
            <text:p>44.7723</text:p>
          </table:table-cell>
          <table:table-cell office:value-type="float" office:value="65.7989" calcext:value-type="float">
            <text:p>65.7989</text:p>
          </table:table-cell>
          <table:table-cell office:value-type="float" office:value="274.358" calcext:value-type="float">
            <text:p>274.358</text:p>
          </table:table-cell>
          <table:table-cell office:value-type="float" office:value="44.9653" calcext:value-type="float">
            <text:p>44.9653</text:p>
          </table:table-cell>
          <table:table-cell/>
          <table:table-cell table:formula="of:=([.D414]-[.A414])/0.0166667" office:value-type="float" office:value="-176.261647476705" calcext:value-type="float">
            <text:p>-176.261647476705</text:p>
          </table:table-cell>
          <table:table-cell table:formula="of:=ABS([.E414]-[.B414])/0.0166667" office:value-type="float" office:value="652.618694762611" calcext:value-type="float">
            <text:p>652.618694762611</text:p>
          </table:table-cell>
          <table:table-cell table:formula="of:=([.F414]-[.C414])/0.0166667" office:value-type="float" office:value="11.5799768400462" calcext:value-type="float">
            <text:p>11.5799768400462</text:p>
          </table:table-cell>
          <table:table-cell table:formula="of:=DEGREES(ATAN(ABS([.F414]-[.C414])/ABS([.E414]-[.B414])))" office:value-type="float" office:value="1.01654179817455" calcext:value-type="float">
            <text:p>1.01654179817455</text:p>
          </table:table-cell>
          <table:table-cell table:formula="of:=SQRT(POWER([.H414];2)+POWER([.I414];2)+POWER([.J414];2))" office:value-type="float" office:value="676.101638060782" calcext:value-type="float">
            <text:p>676.101638060782</text:p>
          </table:table-cell>
        </table:table-row>
        <table:table-row table:style-name="ro1">
          <table:table-cell office:value-type="float" office:value="68.4589" calcext:value-type="float">
            <text:p>68.4589</text:p>
          </table:table-cell>
          <table:table-cell office:value-type="float" office:value="288.013" calcext:value-type="float">
            <text:p>288.013</text:p>
          </table:table-cell>
          <table:table-cell office:value-type="float" office:value="44.1005" calcext:value-type="float">
            <text:p>44.1005</text:p>
          </table:table-cell>
          <table:table-cell office:value-type="float" office:value="65.8198" calcext:value-type="float">
            <text:p>65.8198</text:p>
          </table:table-cell>
          <table:table-cell office:value-type="float" office:value="273" calcext:value-type="float">
            <text:p>273</text:p>
          </table:table-cell>
          <table:table-cell office:value-type="float" office:value="45.4213" calcext:value-type="float">
            <text:p>45.4213</text:p>
          </table:table-cell>
          <table:table-cell/>
          <table:table-cell table:formula="of:=([.D415]-[.A415])/0.0166667" office:value-type="float" office:value="-158.345683308633" calcext:value-type="float">
            <text:p>-158.345683308633</text:p>
          </table:table-cell>
          <table:table-cell table:formula="of:=ABS([.E415]-[.B415])/0.0166667" office:value-type="float" office:value="900.778198443602" calcext:value-type="float">
            <text:p>900.778198443602</text:p>
          </table:table-cell>
          <table:table-cell table:formula="of:=([.F415]-[.C415])/0.0166667" office:value-type="float" office:value="79.2478415043173" calcext:value-type="float">
            <text:p>79.2478415043173</text:p>
          </table:table-cell>
          <table:table-cell table:formula="of:=DEGREES(ATAN(ABS([.F415]-[.C415])/ABS([.E415]-[.B415])))" office:value-type="float" office:value="5.02777082231735" calcext:value-type="float">
            <text:p>5.02777082231735</text:p>
          </table:table-cell>
          <table:table-cell table:formula="of:=SQRT(POWER([.H415];2)+POWER([.I415];2)+POWER([.J415];2))" office:value-type="float" office:value="918.016850932962" calcext:value-type="float">
            <text:p>918.016850932962</text:p>
          </table:table-cell>
        </table:table-row>
        <table:table-row table:style-name="ro1">
          <table:table-cell office:value-type="float" office:value="72.0638" calcext:value-type="float">
            <text:p>72.0638</text:p>
          </table:table-cell>
          <table:table-cell office:value-type="float" office:value="292.475" calcext:value-type="float">
            <text:p>292.475</text:p>
          </table:table-cell>
          <table:table-cell office:value-type="float" office:value="43.902" calcext:value-type="float">
            <text:p>43.902</text:p>
          </table:table-cell>
          <table:table-cell office:value-type="float" office:value="68.7522" calcext:value-type="float">
            <text:p>68.7522</text:p>
          </table:table-cell>
          <table:table-cell office:value-type="float" office:value="282.553" calcext:value-type="float">
            <text:p>282.553</text:p>
          </table:table-cell>
          <table:table-cell office:value-type="float" office:value="44.9269" calcext:value-type="float">
            <text:p>44.9269</text:p>
          </table:table-cell>
          <table:table-cell/>
          <table:table-cell table:formula="of:=([.D416]-[.A416])/0.0166667" office:value-type="float" office:value="-198.695602608795" calcext:value-type="float">
            <text:p>-198.695602608795</text:p>
          </table:table-cell>
          <table:table-cell table:formula="of:=ABS([.E416]-[.B416])/0.0166667" office:value-type="float" office:value="595.318809362383" calcext:value-type="float">
            <text:p>595.318809362383</text:p>
          </table:table-cell>
          <table:table-cell table:formula="of:=([.F416]-[.C416])/0.0166667" office:value-type="float" office:value="61.4938770122461" calcext:value-type="float">
            <text:p>61.4938770122461</text:p>
          </table:table-cell>
          <table:table-cell table:formula="of:=DEGREES(ATAN(ABS([.F416]-[.C416])/ABS([.E416]-[.B416])))" office:value-type="float" office:value="5.89749195676491" calcext:value-type="float">
            <text:p>5.89749195676491</text:p>
          </table:table-cell>
          <table:table-cell table:formula="of:=SQRT(POWER([.H416];2)+POWER([.I416];2)+POWER([.J416];2))" office:value-type="float" office:value="630.607583356492" calcext:value-type="float">
            <text:p>630.607583356492</text:p>
          </table:table-cell>
        </table:table-row>
        <table:table-row table:style-name="ro1">
          <table:table-cell office:value-type="float" office:value="69.736" calcext:value-type="float">
            <text:p>69.736</text:p>
          </table:table-cell>
          <table:table-cell office:value-type="float" office:value="290.829" calcext:value-type="float">
            <text:p>290.829</text:p>
          </table:table-cell>
          <table:table-cell office:value-type="float" office:value="44.1719" calcext:value-type="float">
            <text:p>44.1719</text:p>
          </table:table-cell>
          <table:table-cell office:value-type="float" office:value="66.7464" calcext:value-type="float">
            <text:p>66.7464</text:p>
          </table:table-cell>
          <table:table-cell office:value-type="float" office:value="279.688" calcext:value-type="float">
            <text:p>279.688</text:p>
          </table:table-cell>
          <table:table-cell office:value-type="float" office:value="44.8817" calcext:value-type="float">
            <text:p>44.8817</text:p>
          </table:table-cell>
          <table:table-cell/>
          <table:table-cell table:formula="of:=([.D417]-[.A417])/0.0166667" office:value-type="float" office:value="-179.375641248718" calcext:value-type="float">
            <text:p>-179.375641248718</text:p>
          </table:table-cell>
          <table:table-cell table:formula="of:=ABS([.E417]-[.B417])/0.0166667" office:value-type="float" office:value="668.458663082675" calcext:value-type="float">
            <text:p>668.458663082675</text:p>
          </table:table-cell>
          <table:table-cell table:formula="of:=([.F417]-[.C417])/0.0166667" office:value-type="float" office:value="42.5879148241704" calcext:value-type="float">
            <text:p>42.5879148241704</text:p>
          </table:table-cell>
          <table:table-cell table:formula="of:=DEGREES(ATAN(ABS([.F417]-[.C417])/ABS([.E417]-[.B417])))" office:value-type="float" office:value="3.64542256517851" calcext:value-type="float">
            <text:p>3.64542256517851</text:p>
          </table:table-cell>
          <table:table-cell table:formula="of:=SQRT(POWER([.H417];2)+POWER([.I417];2)+POWER([.J417];2))" office:value-type="float" office:value="693.416422802876" calcext:value-type="float">
            <text:p>693.416422802876</text:p>
          </table:table-cell>
        </table:table-row>
        <table:table-row table:style-name="ro1">
          <table:table-cell office:value-type="float" office:value="69.7452" calcext:value-type="float">
            <text:p>69.7452</text:p>
          </table:table-cell>
          <table:table-cell office:value-type="float" office:value="286.891" calcext:value-type="float">
            <text:p>286.891</text:p>
          </table:table-cell>
          <table:table-cell office:value-type="float" office:value="43.7516" calcext:value-type="float">
            <text:p>43.7516</text:p>
          </table:table-cell>
          <table:table-cell office:value-type="float" office:value="67.289" calcext:value-type="float">
            <text:p>67.289</text:p>
          </table:table-cell>
          <table:table-cell office:value-type="float" office:value="274.689" calcext:value-type="float">
            <text:p>274.689</text:p>
          </table:table-cell>
          <table:table-cell office:value-type="float" office:value="44.405" calcext:value-type="float">
            <text:p>44.405</text:p>
          </table:table-cell>
          <table:table-cell/>
          <table:table-cell table:formula="of:=([.D418]-[.A418])/0.0166667" office:value-type="float" office:value="-147.371705256589" calcext:value-type="float">
            <text:p>-147.371705256589</text:p>
          </table:table-cell>
          <table:table-cell table:formula="of:=ABS([.E418]-[.B418])/0.0166667" office:value-type="float" office:value="732.118535762928" calcext:value-type="float">
            <text:p>732.118535762928</text:p>
          </table:table-cell>
          <table:table-cell table:formula="of:=([.F418]-[.C418])/0.0166667" office:value-type="float" office:value="39.2039215921567" calcext:value-type="float">
            <text:p>39.2039215921567</text:p>
          </table:table-cell>
          <table:table-cell table:formula="of:=DEGREES(ATAN(ABS([.F418]-[.C418])/ABS([.E418]-[.B418])))" office:value-type="float" office:value="3.06518118123628" calcext:value-type="float">
            <text:p>3.06518118123628</text:p>
          </table:table-cell>
          <table:table-cell table:formula="of:=SQRT(POWER([.H418];2)+POWER([.I418];2)+POWER([.J418];2))" office:value-type="float" office:value="747.832145194423" calcext:value-type="float">
            <text:p>747.832145194423</text:p>
          </table:table-cell>
        </table:table-row>
        <table:table-row table:style-name="ro1">
          <table:table-cell office:value-type="float" office:value="68.229" calcext:value-type="float">
            <text:p>68.229</text:p>
          </table:table-cell>
          <table:table-cell office:value-type="float" office:value="285.099" calcext:value-type="float">
            <text:p>285.099</text:p>
          </table:table-cell>
          <table:table-cell office:value-type="float" office:value="45.05" calcext:value-type="float">
            <text:p>45.05</text:p>
          </table:table-cell>
          <table:table-cell office:value-type="float" office:value="65.7984" calcext:value-type="float">
            <text:p>65.7984</text:p>
          </table:table-cell>
          <table:table-cell office:value-type="float" office:value="275.442" calcext:value-type="float">
            <text:p>275.442</text:p>
          </table:table-cell>
          <table:table-cell office:value-type="float" office:value="46.0348" calcext:value-type="float">
            <text:p>46.0348</text:p>
          </table:table-cell>
          <table:table-cell/>
          <table:table-cell table:formula="of:=([.D419]-[.A419])/0.0166667" office:value-type="float" office:value="-145.835708328583" calcext:value-type="float">
            <text:p>-145.835708328583</text:p>
          </table:table-cell>
          <table:table-cell table:formula="of:=ABS([.E419]-[.B419])/0.0166667" office:value-type="float" office:value="579.418841162317" calcext:value-type="float">
            <text:p>579.418841162317</text:p>
          </table:table-cell>
          <table:table-cell table:formula="of:=([.F419]-[.C419])/0.0166667" office:value-type="float" office:value="59.0878818242364" calcext:value-type="float">
            <text:p>59.0878818242364</text:p>
          </table:table-cell>
          <table:table-cell table:formula="of:=DEGREES(ATAN(ABS([.F419]-[.C419])/ABS([.E419]-[.B419])))" office:value-type="float" office:value="5.82277090736754" calcext:value-type="float">
            <text:p>5.82277090736754</text:p>
          </table:table-cell>
          <table:table-cell table:formula="of:=SQRT(POWER([.H419];2)+POWER([.I419];2)+POWER([.J419];2))" office:value-type="float" office:value="600.404551195322" calcext:value-type="float">
            <text:p>600.404551195322</text:p>
          </table:table-cell>
        </table:table-row>
        <table:table-row table:style-name="ro1">
          <table:table-cell office:value-type="float" office:value="67.4964" calcext:value-type="float">
            <text:p>67.4964</text:p>
          </table:table-cell>
          <table:table-cell office:value-type="float" office:value="281.026" calcext:value-type="float">
            <text:p>281.026</text:p>
          </table:table-cell>
          <table:table-cell office:value-type="float" office:value="45.1708" calcext:value-type="float">
            <text:p>45.1708</text:p>
          </table:table-cell>
          <table:table-cell office:value-type="float" office:value="66.6645" calcext:value-type="float">
            <text:p>66.6645</text:p>
          </table:table-cell>
          <table:table-cell office:value-type="float" office:value="265.274" calcext:value-type="float">
            <text:p>265.274</text:p>
          </table:table-cell>
          <table:table-cell office:value-type="float" office:value="47.3292" calcext:value-type="float">
            <text:p>47.3292</text:p>
          </table:table-cell>
          <table:table-cell/>
          <table:table-cell table:formula="of:=([.D420]-[.A420])/0.0166667" office:value-type="float" office:value="-49.9139001721991" calcext:value-type="float">
            <text:p>-49.9139001721991</text:p>
          </table:table-cell>
          <table:table-cell table:formula="of:=ABS([.E420]-[.B420])/0.0166667" office:value-type="float" office:value="945.118109763781" calcext:value-type="float">
            <text:p>945.118109763781</text:p>
          </table:table-cell>
          <table:table-cell table:formula="of:=([.F420]-[.C420])/0.0166667" office:value-type="float" office:value="129.503740992518" calcext:value-type="float">
            <text:p>129.503740992518</text:p>
          </table:table-cell>
          <table:table-cell table:formula="of:=DEGREES(ATAN(ABS([.F420]-[.C420])/ABS([.E420]-[.B420])))" office:value-type="float" office:value="7.80230074797266" calcext:value-type="float">
            <text:p>7.80230074797266</text:p>
          </table:table-cell>
          <table:table-cell table:formula="of:=SQRT(POWER([.H420];2)+POWER([.I420];2)+POWER([.J420];2))" office:value-type="float" office:value="955.254341924139" calcext:value-type="float">
            <text:p>955.254341924139</text:p>
          </table:table-cell>
        </table:table-row>
        <table:table-row table:style-name="ro1">
          <table:table-cell office:value-type="float" office:value="67.0912" calcext:value-type="float">
            <text:p>67.0912</text:p>
          </table:table-cell>
          <table:table-cell office:value-type="float" office:value="271.653" calcext:value-type="float">
            <text:p>271.653</text:p>
          </table:table-cell>
          <table:table-cell office:value-type="float" office:value="46.843" calcext:value-type="float">
            <text:p>46.843</text:p>
          </table:table-cell>
          <table:table-cell office:value-type="float" office:value="65.2507" calcext:value-type="float">
            <text:p>65.2507</text:p>
          </table:table-cell>
          <table:table-cell office:value-type="float" office:value="261.358" calcext:value-type="float">
            <text:p>261.358</text:p>
          </table:table-cell>
          <table:table-cell office:value-type="float" office:value="47.4602" calcext:value-type="float">
            <text:p>47.4602</text:p>
          </table:table-cell>
          <table:table-cell/>
          <table:table-cell table:formula="of:=([.D421]-[.A421])/0.0166667" office:value-type="float" office:value="-110.429779140442" calcext:value-type="float">
            <text:p>-110.429779140442</text:p>
          </table:table-cell>
          <table:table-cell table:formula="of:=ABS([.E421]-[.B421])/0.0166667" office:value-type="float" office:value="617.698764602472" calcext:value-type="float">
            <text:p>617.698764602472</text:p>
          </table:table-cell>
          <table:table-cell table:formula="of:=([.F421]-[.C421])/0.0166667" office:value-type="float" office:value="37.0319259361479" calcext:value-type="float">
            <text:p>37.0319259361479</text:p>
          </table:table-cell>
          <table:table-cell table:formula="of:=DEGREES(ATAN(ABS([.F421]-[.C421])/ABS([.E421]-[.B421])))" office:value-type="float" office:value="3.43085763684007" calcext:value-type="float">
            <text:p>3.43085763684007</text:p>
          </table:table-cell>
          <table:table-cell table:formula="of:=SQRT(POWER([.H421];2)+POWER([.I421];2)+POWER([.J421];2))" office:value-type="float" office:value="628.584014632067" calcext:value-type="float">
            <text:p>628.584014632067</text:p>
          </table:table-cell>
        </table:table-row>
        <table:table-row table:style-name="ro1">
          <table:table-cell office:value-type="float" office:value="69.0248" calcext:value-type="float">
            <text:p>69.0248</text:p>
          </table:table-cell>
          <table:table-cell office:value-type="float" office:value="279.846" calcext:value-type="float">
            <text:p>279.846</text:p>
          </table:table-cell>
          <table:table-cell office:value-type="float" office:value="45.585" calcext:value-type="float">
            <text:p>45.585</text:p>
          </table:table-cell>
          <table:table-cell office:value-type="float" office:value="67.1094" calcext:value-type="float">
            <text:p>67.1094</text:p>
          </table:table-cell>
          <table:table-cell office:value-type="float" office:value="269.213" calcext:value-type="float">
            <text:p>269.213</text:p>
          </table:table-cell>
          <table:table-cell office:value-type="float" office:value="46.4806" calcext:value-type="float">
            <text:p>46.4806</text:p>
          </table:table-cell>
          <table:table-cell/>
          <table:table-cell table:formula="of:=([.D422]-[.A422])/0.0166667" office:value-type="float" office:value="-114.92377015246" calcext:value-type="float">
            <text:p>-114.92377015246</text:p>
          </table:table-cell>
          <table:table-cell table:formula="of:=ABS([.E422]-[.B422])/0.0166667" office:value-type="float" office:value="637.978724042551" calcext:value-type="float">
            <text:p>637.978724042551</text:p>
          </table:table-cell>
          <table:table-cell table:formula="of:=([.F422]-[.C422])/0.0166667" office:value-type="float" office:value="53.7358925282151" calcext:value-type="float">
            <text:p>53.7358925282151</text:p>
          </table:table-cell>
          <table:table-cell table:formula="of:=DEGREES(ATAN(ABS([.F422]-[.C422])/ABS([.E422]-[.B422])))" office:value-type="float" office:value="4.81456467944712" calcext:value-type="float">
            <text:p>4.81456467944712</text:p>
          </table:table-cell>
          <table:table-cell table:formula="of:=SQRT(POWER([.H422];2)+POWER([.I422];2)+POWER([.J422];2))" office:value-type="float" office:value="650.47050004041" calcext:value-type="float">
            <text:p>650.47050004041</text:p>
          </table:table-cell>
        </table:table-row>
        <table:table-row table:style-name="ro1">
          <table:table-cell office:value-type="float" office:value="70.2864" calcext:value-type="float">
            <text:p>70.2864</text:p>
          </table:table-cell>
          <table:table-cell office:value-type="float" office:value="281.235" calcext:value-type="float">
            <text:p>281.235</text:p>
          </table:table-cell>
          <table:table-cell office:value-type="float" office:value="45.8635" calcext:value-type="float">
            <text:p>45.8635</text:p>
          </table:table-cell>
          <table:table-cell office:value-type="float" office:value="68.0897" calcext:value-type="float">
            <text:p>68.0897</text:p>
          </table:table-cell>
          <table:table-cell office:value-type="float" office:value="270.555" calcext:value-type="float">
            <text:p>270.555</text:p>
          </table:table-cell>
          <table:table-cell office:value-type="float" office:value="46.7552" calcext:value-type="float">
            <text:p>46.7552</text:p>
          </table:table-cell>
          <table:table-cell/>
          <table:table-cell table:formula="of:=([.D423]-[.A423])/0.0166667" office:value-type="float" office:value="-131.801736396528" calcext:value-type="float">
            <text:p>-131.801736396528</text:p>
          </table:table-cell>
          <table:table-cell table:formula="of:=ABS([.E423]-[.B423])/0.0166667" office:value-type="float" office:value="640.798718402564" calcext:value-type="float">
            <text:p>640.798718402564</text:p>
          </table:table-cell>
          <table:table-cell table:formula="of:=([.F423]-[.C423])/0.0166667" office:value-type="float" office:value="53.501892996214" calcext:value-type="float">
            <text:p>53.501892996214</text:p>
          </table:table-cell>
          <table:table-cell table:formula="of:=DEGREES(ATAN(ABS([.F423]-[.C423])/ABS([.E423]-[.B423])))" office:value-type="float" office:value="4.7726987887135" calcext:value-type="float">
            <text:p>4.7726987887135</text:p>
          </table:table-cell>
          <table:table-cell table:formula="of:=SQRT(POWER([.H423];2)+POWER([.I423];2)+POWER([.J423];2))" office:value-type="float" office:value="656.397096106988" calcext:value-type="float">
            <text:p>656.397096106988</text:p>
          </table:table-cell>
        </table:table-row>
        <table:table-row table:style-name="ro1">
          <table:table-cell office:value-type="float" office:value="70.0474" calcext:value-type="float">
            <text:p>70.0474</text:p>
          </table:table-cell>
          <table:table-cell office:value-type="float" office:value="276.033" calcext:value-type="float">
            <text:p>276.033</text:p>
          </table:table-cell>
          <table:table-cell office:value-type="float" office:value="45.9049" calcext:value-type="float">
            <text:p>45.9049</text:p>
          </table:table-cell>
          <table:table-cell office:value-type="float" office:value="67.3783" calcext:value-type="float">
            <text:p>67.3783</text:p>
          </table:table-cell>
          <table:table-cell office:value-type="float" office:value="266.751" calcext:value-type="float">
            <text:p>266.751</text:p>
          </table:table-cell>
          <table:table-cell office:value-type="float" office:value="46.612" calcext:value-type="float">
            <text:p>46.612</text:p>
          </table:table-cell>
          <table:table-cell/>
          <table:table-cell table:formula="of:=([.D424]-[.A424])/0.0166667" office:value-type="float" office:value="-160.145679708641" calcext:value-type="float">
            <text:p>-160.145679708641</text:p>
          </table:table-cell>
          <table:table-cell table:formula="of:=ABS([.E424]-[.B424])/0.0166667" office:value-type="float" office:value="556.91888616223" calcext:value-type="float">
            <text:p>556.91888616223</text:p>
          </table:table-cell>
          <table:table-cell table:formula="of:=([.F424]-[.C424])/0.0166667" office:value-type="float" office:value="42.42591514817" calcext:value-type="float">
            <text:p>42.42591514817</text:p>
          </table:table-cell>
          <table:table-cell table:formula="of:=DEGREES(ATAN(ABS([.F424]-[.C424])/ABS([.E424]-[.B424])))" office:value-type="float" office:value="4.35636128957553" calcext:value-type="float">
            <text:p>4.35636128957553</text:p>
          </table:table-cell>
          <table:table-cell table:formula="of:=SQRT(POWER([.H424];2)+POWER([.I424];2)+POWER([.J424];2))" office:value-type="float" office:value="581.038073425211" calcext:value-type="float">
            <text:p>581.038073425211</text:p>
          </table:table-cell>
        </table:table-row>
        <table:table-row table:style-name="ro1">
          <table:table-cell office:value-type="float" office:value="71.046" calcext:value-type="float">
            <text:p>71.046</text:p>
          </table:table-cell>
          <table:table-cell office:value-type="float" office:value="280.029" calcext:value-type="float">
            <text:p>280.029</text:p>
          </table:table-cell>
          <table:table-cell office:value-type="float" office:value="45.7879" calcext:value-type="float">
            <text:p>45.7879</text:p>
          </table:table-cell>
          <table:table-cell office:value-type="float" office:value="68.5907" calcext:value-type="float">
            <text:p>68.5907</text:p>
          </table:table-cell>
          <table:table-cell office:value-type="float" office:value="269.381" calcext:value-type="float">
            <text:p>269.381</text:p>
          </table:table-cell>
          <table:table-cell office:value-type="float" office:value="46.6849" calcext:value-type="float">
            <text:p>46.6849</text:p>
          </table:table-cell>
          <table:table-cell/>
          <table:table-cell table:formula="of:=([.D425]-[.A425])/0.0166667" office:value-type="float" office:value="-147.31770536459" calcext:value-type="float">
            <text:p>-147.31770536459</text:p>
          </table:table-cell>
          <table:table-cell table:formula="of:=ABS([.E425]-[.B425])/0.0166667" office:value-type="float" office:value="638.878722242557" calcext:value-type="float">
            <text:p>638.878722242557</text:p>
          </table:table-cell>
          <table:table-cell table:formula="of:=([.F425]-[.C425])/0.0166667" office:value-type="float" office:value="53.8198923602152" calcext:value-type="float">
            <text:p>53.8198923602152</text:p>
          </table:table-cell>
          <table:table-cell table:formula="of:=DEGREES(ATAN(ABS([.F425]-[.C425])/ABS([.E425]-[.B425])))" office:value-type="float" office:value="4.81529439660065" calcext:value-type="float">
            <text:p>4.81529439660065</text:p>
          </table:table-cell>
          <table:table-cell table:formula="of:=SQRT(POWER([.H425];2)+POWER([.I425];2)+POWER([.J425];2))" office:value-type="float" office:value="657.848849555759" calcext:value-type="float">
            <text:p>657.848849555759</text:p>
          </table:table-cell>
        </table:table-row>
        <table:table-row table:style-name="ro1">
          <table:table-cell office:value-type="float" office:value="75.5723" calcext:value-type="float">
            <text:p>75.5723</text:p>
          </table:table-cell>
          <table:table-cell office:value-type="float" office:value="277.894" calcext:value-type="float">
            <text:p>277.894</text:p>
          </table:table-cell>
          <table:table-cell office:value-type="float" office:value="45.8194" calcext:value-type="float">
            <text:p>45.8194</text:p>
          </table:table-cell>
          <table:table-cell office:value-type="float" office:value="73.024" calcext:value-type="float">
            <text:p>73.024</text:p>
          </table:table-cell>
          <table:table-cell office:value-type="float" office:value="267.495" calcext:value-type="float">
            <text:p>267.495</text:p>
          </table:table-cell>
          <table:table-cell office:value-type="float" office:value="46.4447" calcext:value-type="float">
            <text:p>46.4447</text:p>
          </table:table-cell>
          <table:table-cell/>
          <table:table-cell table:formula="of:=([.D426]-[.A426])/0.0166667" office:value-type="float" office:value="-152.897694204611" calcext:value-type="float">
            <text:p>-152.897694204611</text:p>
          </table:table-cell>
          <table:table-cell table:formula="of:=ABS([.E426]-[.B426])/0.0166667" office:value-type="float" office:value="623.938752122496" calcext:value-type="float">
            <text:p>623.938752122496</text:p>
          </table:table-cell>
          <table:table-cell table:formula="of:=([.F426]-[.C426])/0.0166667" office:value-type="float" office:value="37.5179249641498" calcext:value-type="float">
            <text:p>37.5179249641498</text:p>
          </table:table-cell>
          <table:table-cell table:formula="of:=DEGREES(ATAN(ABS([.F426]-[.C426])/ABS([.E426]-[.B426])))" office:value-type="float" office:value="3.44109667062883" calcext:value-type="float">
            <text:p>3.44109667062883</text:p>
          </table:table-cell>
          <table:table-cell table:formula="of:=SQRT(POWER([.H426];2)+POWER([.I426];2)+POWER([.J426];2))" office:value-type="float" office:value="643.494262590491" calcext:value-type="float">
            <text:p>643.494262590491</text:p>
          </table:table-cell>
        </table:table-row>
        <table:table-row table:style-name="ro1">
          <table:table-cell office:value-type="float" office:value="89.4281" calcext:value-type="float">
            <text:p>89.4281</text:p>
          </table:table-cell>
          <table:table-cell office:value-type="float" office:value="272.286" calcext:value-type="float">
            <text:p>272.286</text:p>
          </table:table-cell>
          <table:table-cell office:value-type="float" office:value="46.0536" calcext:value-type="float">
            <text:p>46.0536</text:p>
          </table:table-cell>
          <table:table-cell office:value-type="float" office:value="87.938" calcext:value-type="float">
            <text:p>87.938</text:p>
          </table:table-cell>
          <table:table-cell office:value-type="float" office:value="258.847" calcext:value-type="float">
            <text:p>258.847</text:p>
          </table:table-cell>
          <table:table-cell office:value-type="float" office:value="47.4" calcext:value-type="float">
            <text:p>47.4</text:p>
          </table:table-cell>
          <table:table-cell/>
          <table:table-cell table:formula="of:=([.D427]-[.A427])/0.0166667" office:value-type="float" office:value="-89.4058211883575" calcext:value-type="float">
            <text:p>-89.4058211883575</text:p>
          </table:table-cell>
          <table:table-cell table:formula="of:=ABS([.E427]-[.B427])/0.0166667" office:value-type="float" office:value="806.338387323227" calcext:value-type="float">
            <text:p>806.338387323227</text:p>
          </table:table-cell>
          <table:table-cell table:formula="of:=([.F427]-[.C427])/0.0166667" office:value-type="float" office:value="80.7838384323229" calcext:value-type="float">
            <text:p>80.7838384323229</text:p>
          </table:table-cell>
          <table:table-cell table:formula="of:=DEGREES(ATAN(ABS([.F427]-[.C427])/ABS([.E427]-[.B427])))" office:value-type="float" office:value="5.72114590353459" calcext:value-type="float">
            <text:p>5.72114590353459</text:p>
          </table:table-cell>
          <table:table-cell table:formula="of:=SQRT(POWER([.H427];2)+POWER([.I427];2)+POWER([.J427];2))" office:value-type="float" office:value="815.291987134208" calcext:value-type="float">
            <text:p>815.291987134208</text:p>
          </table:table-cell>
        </table:table-row>
        <table:table-row table:style-name="ro1">
          <table:table-cell office:value-type="float" office:value="90.1255" calcext:value-type="float">
            <text:p>90.1255</text:p>
          </table:table-cell>
          <table:table-cell office:value-type="float" office:value="271.085" calcext:value-type="float">
            <text:p>271.085</text:p>
          </table:table-cell>
          <table:table-cell office:value-type="float" office:value="45.9857" calcext:value-type="float">
            <text:p>45.9857</text:p>
          </table:table-cell>
          <table:table-cell office:value-type="float" office:value="88.7162" calcext:value-type="float">
            <text:p>88.7162</text:p>
          </table:table-cell>
          <table:table-cell office:value-type="float" office:value="260.162" calcext:value-type="float">
            <text:p>260.162</text:p>
          </table:table-cell>
          <table:table-cell office:value-type="float" office:value="46.7121" calcext:value-type="float">
            <text:p>46.7121</text:p>
          </table:table-cell>
          <table:table-cell/>
          <table:table-cell table:formula="of:=([.D428]-[.A428])/0.0166667" office:value-type="float" office:value="-84.5578308843384" calcext:value-type="float">
            <text:p>-84.5578308843384</text:p>
          </table:table-cell>
          <table:table-cell table:formula="of:=ABS([.E428]-[.B428])/0.0166667" office:value-type="float" office:value="655.378689242622" calcext:value-type="float">
            <text:p>655.378689242622</text:p>
          </table:table-cell>
          <table:table-cell table:formula="of:=([.F428]-[.C428])/0.0166667" office:value-type="float" office:value="43.5839128321742" calcext:value-type="float">
            <text:p>43.5839128321742</text:p>
          </table:table-cell>
          <table:table-cell table:formula="of:=DEGREES(ATAN(ABS([.F428]-[.C428])/ABS([.E428]-[.B428])))" office:value-type="float" office:value="3.80467474391636" calcext:value-type="float">
            <text:p>3.80467474391636</text:p>
          </table:table-cell>
          <table:table-cell table:formula="of:=SQRT(POWER([.H428];2)+POWER([.I428];2)+POWER([.J428];2))" office:value-type="float" office:value="662.246789750621" calcext:value-type="float">
            <text:p>662.246789750621</text:p>
          </table:table-cell>
        </table:table-row>
        <table:table-row table:style-name="ro1">
          <table:table-cell office:value-type="float" office:value="90.649" calcext:value-type="float">
            <text:p>90.649</text:p>
          </table:table-cell>
          <table:table-cell office:value-type="float" office:value="277.562" calcext:value-type="float">
            <text:p>277.562</text:p>
          </table:table-cell>
          <table:table-cell office:value-type="float" office:value="44.4929" calcext:value-type="float">
            <text:p>44.4929</text:p>
          </table:table-cell>
          <table:table-cell office:value-type="float" office:value="88.7571" calcext:value-type="float">
            <text:p>88.7571</text:p>
          </table:table-cell>
          <table:table-cell office:value-type="float" office:value="267.497" calcext:value-type="float">
            <text:p>267.497</text:p>
          </table:table-cell>
          <table:table-cell office:value-type="float" office:value="45.5735" calcext:value-type="float">
            <text:p>45.5735</text:p>
          </table:table-cell>
          <table:table-cell/>
          <table:table-cell table:formula="of:=([.D429]-[.A429])/0.0166667" office:value-type="float" office:value="-113.513772972454" calcext:value-type="float">
            <text:p>-113.513772972454</text:p>
          </table:table-cell>
          <table:table-cell table:formula="of:=ABS([.E429]-[.B429])/0.0166667" office:value-type="float" office:value="603.898792202416" calcext:value-type="float">
            <text:p>603.898792202416</text:p>
          </table:table-cell>
          <table:table-cell table:formula="of:=([.F429]-[.C429])/0.0166667" office:value-type="float" office:value="64.8358703282596" calcext:value-type="float">
            <text:p>64.8358703282596</text:p>
          </table:table-cell>
          <table:table-cell table:formula="of:=DEGREES(ATAN(ABS([.F429]-[.C429])/ABS([.E429]-[.B429])))" office:value-type="float" office:value="6.12792501005108" calcext:value-type="float">
            <text:p>6.12792501005108</text:p>
          </table:table-cell>
          <table:table-cell table:formula="of:=SQRT(POWER([.H429];2)+POWER([.I429];2)+POWER([.J429];2))" office:value-type="float" office:value="617.885764489846" calcext:value-type="float">
            <text:p>617.885764489846</text:p>
          </table:table-cell>
        </table:table-row>
        <table:table-row table:style-name="ro1">
          <table:table-cell office:value-type="float" office:value="91.8174" calcext:value-type="float">
            <text:p>91.8174</text:p>
          </table:table-cell>
          <table:table-cell office:value-type="float" office:value="281.376" calcext:value-type="float">
            <text:p>281.376</text:p>
          </table:table-cell>
          <table:table-cell office:value-type="float" office:value="44.3968" calcext:value-type="float">
            <text:p>44.3968</text:p>
          </table:table-cell>
          <table:table-cell office:value-type="float" office:value="89.6465" calcext:value-type="float">
            <text:p>89.6465</text:p>
          </table:table-cell>
          <table:table-cell office:value-type="float" office:value="271.273" calcext:value-type="float">
            <text:p>271.273</text:p>
          </table:table-cell>
          <table:table-cell office:value-type="float" office:value="44.9797" calcext:value-type="float">
            <text:p>44.9797</text:p>
          </table:table-cell>
          <table:table-cell/>
          <table:table-cell table:formula="of:=([.D430]-[.A430])/0.0166667" office:value-type="float" office:value="-130.253739492521" calcext:value-type="float">
            <text:p>-130.253739492521</text:p>
          </table:table-cell>
          <table:table-cell table:formula="of:=ABS([.E430]-[.B430])/0.0166667" office:value-type="float" office:value="606.178787642422" calcext:value-type="float">
            <text:p>606.178787642422</text:p>
          </table:table-cell>
          <table:table-cell table:formula="of:=([.F430]-[.C430])/0.0166667" office:value-type="float" office:value="34.97393005214" calcext:value-type="float">
            <text:p>34.97393005214</text:p>
          </table:table-cell>
          <table:table-cell table:formula="of:=DEGREES(ATAN(ABS([.F430]-[.C430])/ABS([.E430]-[.B430])))" office:value-type="float" office:value="3.30206133272289" calcext:value-type="float">
            <text:p>3.30206133272289</text:p>
          </table:table-cell>
          <table:table-cell table:formula="of:=SQRT(POWER([.H430];2)+POWER([.I430];2)+POWER([.J430];2))" office:value-type="float" office:value="621.000752835867" calcext:value-type="float">
            <text:p>621.000752835867</text:p>
          </table:table-cell>
        </table:table-row>
        <table:table-row table:style-name="ro1">
          <table:table-cell office:value-type="float" office:value="96.22" calcext:value-type="float">
            <text:p>96.22</text:p>
          </table:table-cell>
          <table:table-cell office:value-type="float" office:value="278.591" calcext:value-type="float">
            <text:p>278.591</text:p>
          </table:table-cell>
          <table:table-cell office:value-type="float" office:value="45.2838" calcext:value-type="float">
            <text:p>45.2838</text:p>
          </table:table-cell>
          <table:table-cell office:value-type="float" office:value="93.9792" calcext:value-type="float">
            <text:p>93.9792</text:p>
          </table:table-cell>
          <table:table-cell office:value-type="float" office:value="268.745" calcext:value-type="float">
            <text:p>268.745</text:p>
          </table:table-cell>
          <table:table-cell office:value-type="float" office:value="45.5792" calcext:value-type="float">
            <text:p>45.5792</text:p>
          </table:table-cell>
          <table:table-cell/>
          <table:table-cell table:formula="of:=([.D431]-[.A431])/0.0166667" office:value-type="float" office:value="-134.447731104537" calcext:value-type="float">
            <text:p>-134.447731104537</text:p>
          </table:table-cell>
          <table:table-cell table:formula="of:=ABS([.E431]-[.B431])/0.0166667" office:value-type="float" office:value="590.758818482363" calcext:value-type="float">
            <text:p>590.758818482363</text:p>
          </table:table-cell>
          <table:table-cell table:formula="of:=([.F431]-[.C431])/0.0166667" office:value-type="float" office:value="17.7239645520709" calcext:value-type="float">
            <text:p>17.7239645520709</text:p>
          </table:table-cell>
          <table:table-cell table:formula="of:=DEGREES(ATAN(ABS([.F431]-[.C431])/ABS([.E431]-[.B431])))" office:value-type="float" office:value="1.71847428086772" calcext:value-type="float">
            <text:p>1.71847428086772</text:p>
          </table:table-cell>
          <table:table-cell table:formula="of:=SQRT(POWER([.H431];2)+POWER([.I431];2)+POWER([.J431];2))" office:value-type="float" office:value="606.12400788393" calcext:value-type="float">
            <text:p>606.12400788393</text:p>
          </table:table-cell>
        </table:table-row>
        <table:table-row table:style-name="ro1">
          <table:table-cell office:value-type="float" office:value="96.347" calcext:value-type="float">
            <text:p>96.347</text:p>
          </table:table-cell>
          <table:table-cell office:value-type="float" office:value="281.069" calcext:value-type="float">
            <text:p>281.069</text:p>
          </table:table-cell>
          <table:table-cell office:value-type="float" office:value="45.4067" calcext:value-type="float">
            <text:p>45.4067</text:p>
          </table:table-cell>
          <table:table-cell office:value-type="float" office:value="93.7722" calcext:value-type="float">
            <text:p>93.7722</text:p>
          </table:table-cell>
          <table:table-cell office:value-type="float" office:value="269.783" calcext:value-type="float">
            <text:p>269.783</text:p>
          </table:table-cell>
          <table:table-cell office:value-type="float" office:value="46.3981" calcext:value-type="float">
            <text:p>46.3981</text:p>
          </table:table-cell>
          <table:table-cell/>
          <table:table-cell table:formula="of:=([.D432]-[.A432])/0.0166667" office:value-type="float" office:value="-154.487691024618" calcext:value-type="float">
            <text:p>-154.487691024618</text:p>
          </table:table-cell>
          <table:table-cell table:formula="of:=ABS([.E432]-[.B432])/0.0166667" office:value-type="float" office:value="677.158645682709" calcext:value-type="float">
            <text:p>677.158645682709</text:p>
          </table:table-cell>
          <table:table-cell table:formula="of:=([.F432]-[.C432])/0.0166667" office:value-type="float" office:value="59.4838810322379" calcext:value-type="float">
            <text:p>59.4838810322379</text:p>
          </table:table-cell>
          <table:table-cell table:formula="of:=DEGREES(ATAN(ABS([.F432]-[.C432])/ABS([.E432]-[.B432])))" office:value-type="float" office:value="5.02016680510074" calcext:value-type="float">
            <text:p>5.02016680510074</text:p>
          </table:table-cell>
          <table:table-cell table:formula="of:=SQRT(POWER([.H432];2)+POWER([.I432];2)+POWER([.J432];2))" office:value-type="float" office:value="697.100143597472" calcext:value-type="float">
            <text:p>697.100143597472</text:p>
          </table:table-cell>
        </table:table-row>
        <table:table-row table:style-name="ro1">
          <table:table-cell office:value-type="float" office:value="97.7431" calcext:value-type="float">
            <text:p>97.7431</text:p>
          </table:table-cell>
          <table:table-cell office:value-type="float" office:value="287.757" calcext:value-type="float">
            <text:p>287.757</text:p>
          </table:table-cell>
          <table:table-cell office:value-type="float" office:value="43.8788" calcext:value-type="float">
            <text:p>43.8788</text:p>
          </table:table-cell>
          <table:table-cell office:value-type="float" office:value="95.0986" calcext:value-type="float">
            <text:p>95.0986</text:p>
          </table:table-cell>
          <table:table-cell office:value-type="float" office:value="276.191" calcext:value-type="float">
            <text:p>276.191</text:p>
          </table:table-cell>
          <table:table-cell office:value-type="float" office:value="44.9142" calcext:value-type="float">
            <text:p>44.9142</text:p>
          </table:table-cell>
          <table:table-cell/>
          <table:table-cell table:formula="of:=([.D433]-[.A433])/0.0166667" office:value-type="float" office:value="-158.669682660634" calcext:value-type="float">
            <text:p>-158.669682660634</text:p>
          </table:table-cell>
          <table:table-cell table:formula="of:=ABS([.E433]-[.B433])/0.0166667" office:value-type="float" office:value="693.958612082778" calcext:value-type="float">
            <text:p>693.958612082778</text:p>
          </table:table-cell>
          <table:table-cell table:formula="of:=([.F433]-[.C433])/0.0166667" office:value-type="float" office:value="62.1238757522487" calcext:value-type="float">
            <text:p>62.1238757522487</text:p>
          </table:table-cell>
          <table:table-cell table:formula="of:=DEGREES(ATAN(ABS([.F433]-[.C433])/ABS([.E433]-[.B433])))" office:value-type="float" office:value="5.11553979325542" calcext:value-type="float">
            <text:p>5.11553979325542</text:p>
          </table:table-cell>
          <table:table-cell table:formula="of:=SQRT(POWER([.H433];2)+POWER([.I433];2)+POWER([.J433];2))" office:value-type="float" office:value="714.572599123394" calcext:value-type="float">
            <text:p>714.572599123394</text:p>
          </table:table-cell>
        </table:table-row>
        <table:table-row table:style-name="ro1">
          <table:table-cell office:value-type="float" office:value="97.7359" calcext:value-type="float">
            <text:p>97.7359</text:p>
          </table:table-cell>
          <table:table-cell office:value-type="float" office:value="287.697" calcext:value-type="float">
            <text:p>287.697</text:p>
          </table:table-cell>
          <table:table-cell office:value-type="float" office:value="44.1419" calcext:value-type="float">
            <text:p>44.1419</text:p>
          </table:table-cell>
          <table:table-cell office:value-type="float" office:value="95.0925" calcext:value-type="float">
            <text:p>95.0925</text:p>
          </table:table-cell>
          <table:table-cell office:value-type="float" office:value="276.137" calcext:value-type="float">
            <text:p>276.137</text:p>
          </table:table-cell>
          <table:table-cell office:value-type="float" office:value="45.1705" calcext:value-type="float">
            <text:p>45.1705</text:p>
          </table:table-cell>
          <table:table-cell/>
          <table:table-cell table:formula="of:=([.D434]-[.A434])/0.0166667" office:value-type="float" office:value="-158.603682792634" calcext:value-type="float">
            <text:p>-158.603682792634</text:p>
          </table:table-cell>
          <table:table-cell table:formula="of:=ABS([.E434]-[.B434])/0.0166667" office:value-type="float" office:value="693.598612802775" calcext:value-type="float">
            <text:p>693.598612802775</text:p>
          </table:table-cell>
          <table:table-cell table:formula="of:=([.F434]-[.C434])/0.0166667" office:value-type="float" office:value="61.7158765682467" calcext:value-type="float">
            <text:p>61.7158765682467</text:p>
          </table:table-cell>
          <table:table-cell table:formula="of:=DEGREES(ATAN(ABS([.F434]-[.C434])/ABS([.E434]-[.B434])))" office:value-type="float" office:value="5.08474390363629" calcext:value-type="float">
            <text:p>5.08474390363629</text:p>
          </table:table-cell>
          <table:table-cell table:formula="of:=SQRT(POWER([.H434];2)+POWER([.I434];2)+POWER([.J434];2))" office:value-type="float" office:value="714.172957551535" calcext:value-type="float">
            <text:p>714.172957551535</text:p>
          </table:table-cell>
        </table:table-row>
        <table:table-row table:style-name="ro1">
          <table:table-cell office:value-type="float" office:value="96.1642" calcext:value-type="float">
            <text:p>96.1642</text:p>
          </table:table-cell>
          <table:table-cell office:value-type="float" office:value="282.38" calcext:value-type="float">
            <text:p>282.38</text:p>
          </table:table-cell>
          <table:table-cell office:value-type="float" office:value="45.2105" calcext:value-type="float">
            <text:p>45.2105</text:p>
          </table:table-cell>
          <table:table-cell office:value-type="float" office:value="93.3342" calcext:value-type="float">
            <text:p>93.3342</text:p>
          </table:table-cell>
          <table:table-cell office:value-type="float" office:value="270.99" calcext:value-type="float">
            <text:p>270.99</text:p>
          </table:table-cell>
          <table:table-cell office:value-type="float" office:value="46.4626" calcext:value-type="float">
            <text:p>46.4626</text:p>
          </table:table-cell>
          <table:table-cell/>
          <table:table-cell table:formula="of:=([.D435]-[.A435])/0.0166667" office:value-type="float" office:value="-169.799660400679" calcext:value-type="float">
            <text:p>-169.799660400679</text:p>
          </table:table-cell>
          <table:table-cell table:formula="of:=ABS([.E435]-[.B435])/0.0166667" office:value-type="float" office:value="683.398633202733" calcext:value-type="float">
            <text:p>683.398633202733</text:p>
          </table:table-cell>
          <table:table-cell table:formula="of:=([.F435]-[.C435])/0.0166667" office:value-type="float" office:value="75.1258497483004" calcext:value-type="float">
            <text:p>75.1258497483004</text:p>
          </table:table-cell>
          <table:table-cell table:formula="of:=DEGREES(ATAN(ABS([.F435]-[.C435])/ABS([.E435]-[.B435])))" office:value-type="float" office:value="6.27332228443308" calcext:value-type="float">
            <text:p>6.27332228443308</text:p>
          </table:table-cell>
          <table:table-cell table:formula="of:=SQRT(POWER([.H435];2)+POWER([.I435];2)+POWER([.J435];2))" office:value-type="float" office:value="708.173361427803" calcext:value-type="float">
            <text:p>708.173361427803</text:p>
          </table:table-cell>
        </table:table-row>
        <table:table-row table:style-name="ro1">
          <table:table-cell office:value-type="float" office:value="97.7431" calcext:value-type="float">
            <text:p>97.7431</text:p>
          </table:table-cell>
          <table:table-cell office:value-type="float" office:value="287.757" calcext:value-type="float">
            <text:p>287.757</text:p>
          </table:table-cell>
          <table:table-cell office:value-type="float" office:value="43.8788" calcext:value-type="float">
            <text:p>43.8788</text:p>
          </table:table-cell>
          <table:table-cell office:value-type="float" office:value="95.2824" calcext:value-type="float">
            <text:p>95.2824</text:p>
          </table:table-cell>
          <table:table-cell office:value-type="float" office:value="274.919" calcext:value-type="float">
            <text:p>274.919</text:p>
          </table:table-cell>
          <table:table-cell office:value-type="float" office:value="45.108" calcext:value-type="float">
            <text:p>45.108</text:p>
          </table:table-cell>
          <table:table-cell/>
          <table:table-cell table:formula="of:=([.D436]-[.A436])/0.0166667" office:value-type="float" office:value="-147.641704716591" calcext:value-type="float">
            <text:p>-147.641704716591</text:p>
          </table:table-cell>
          <table:table-cell table:formula="of:=ABS([.E436]-[.B436])/0.0166667" office:value-type="float" office:value="770.278459443083" calcext:value-type="float">
            <text:p>770.278459443083</text:p>
          </table:table-cell>
          <table:table-cell table:formula="of:=([.F436]-[.C436])/0.0166667" office:value-type="float" office:value="73.7518524962949" calcext:value-type="float">
            <text:p>73.7518524962949</text:p>
          </table:table-cell>
          <table:table-cell table:formula="of:=DEGREES(ATAN(ABS([.F436]-[.C436])/ABS([.E436]-[.B436])))" office:value-type="float" office:value="5.46922670241472" calcext:value-type="float">
            <text:p>5.46922670241472</text:p>
          </table:table-cell>
          <table:table-cell table:formula="of:=SQRT(POWER([.H436];2)+POWER([.I436];2)+POWER([.J436];2))" office:value-type="float" office:value="787.760314943743" calcext:value-type="float">
            <text:p>787.760314943743</text:p>
          </table:table-cell>
        </table:table-row>
        <table:table-row table:style-name="ro1">
          <table:table-cell office:value-type="float" office:value="97.7287" calcext:value-type="float">
            <text:p>97.7287</text:p>
          </table:table-cell>
          <table:table-cell office:value-type="float" office:value="287.637" calcext:value-type="float">
            <text:p>287.637</text:p>
          </table:table-cell>
          <table:table-cell office:value-type="float" office:value="44.4048" calcext:value-type="float">
            <text:p>44.4048</text:p>
          </table:table-cell>
          <table:table-cell office:value-type="float" office:value="95.3306" calcext:value-type="float">
            <text:p>95.3306</text:p>
          </table:table-cell>
          <table:table-cell office:value-type="float" office:value="276.029" calcext:value-type="float">
            <text:p>276.029</text:p>
          </table:table-cell>
          <table:table-cell office:value-type="float" office:value="45.6804" calcext:value-type="float">
            <text:p>45.6804</text:p>
          </table:table-cell>
          <table:table-cell/>
          <table:table-cell table:formula="of:=([.D437]-[.A437])/0.0166667" office:value-type="float" office:value="-143.885712228575" calcext:value-type="float">
            <text:p>-143.885712228575</text:p>
          </table:table-cell>
          <table:table-cell table:formula="of:=ABS([.E437]-[.B437])/0.0166667" office:value-type="float" office:value="696.478607042786" calcext:value-type="float">
            <text:p>696.478607042786</text:p>
          </table:table-cell>
          <table:table-cell table:formula="of:=([.F437]-[.C437])/0.0166667" office:value-type="float" office:value="76.535846928306" calcext:value-type="float">
            <text:p>76.535846928306</text:p>
          </table:table-cell>
          <table:table-cell table:formula="of:=DEGREES(ATAN(ABS([.F437]-[.C437])/ABS([.E437]-[.B437])))" office:value-type="float" office:value="6.27105601216617" calcext:value-type="float">
            <text:p>6.27105601216617</text:p>
          </table:table-cell>
          <table:table-cell table:formula="of:=SQRT(POWER([.H437];2)+POWER([.I437];2)+POWER([.J437];2))" office:value-type="float" office:value="715.292446567708" calcext:value-type="float">
            <text:p>715.292446567708</text:p>
          </table:table-cell>
        </table:table-row>
        <table:table-row table:style-name="ro1">
          <table:table-cell office:value-type="float" office:value="95.8609" calcext:value-type="float">
            <text:p>95.8609</text:p>
          </table:table-cell>
          <table:table-cell office:value-type="float" office:value="281.249" calcext:value-type="float">
            <text:p>281.249</text:p>
          </table:table-cell>
          <table:table-cell office:value-type="float" office:value="44.6325" calcext:value-type="float">
            <text:p>44.6325</text:p>
          </table:table-cell>
          <table:table-cell office:value-type="float" office:value="93.2348" calcext:value-type="float">
            <text:p>93.2348</text:p>
          </table:table-cell>
          <table:table-cell office:value-type="float" office:value="268.702" calcext:value-type="float">
            <text:p>268.702</text:p>
          </table:table-cell>
          <table:table-cell office:value-type="float" office:value="45.8361" calcext:value-type="float">
            <text:p>45.8361</text:p>
          </table:table-cell>
          <table:table-cell/>
          <table:table-cell table:formula="of:=([.D438]-[.A438])/0.0166667" office:value-type="float" office:value="-157.56568486863" calcext:value-type="float">
            <text:p>-157.56568486863</text:p>
          </table:table-cell>
          <table:table-cell table:formula="of:=ABS([.E438]-[.B438])/0.0166667" office:value-type="float" office:value="752.818494363013" calcext:value-type="float">
            <text:p>752.818494363013</text:p>
          </table:table-cell>
          <table:table-cell table:formula="of:=([.F438]-[.C438])/0.0166667" office:value-type="float" office:value="72.215855568289" calcext:value-type="float">
            <text:p>72.215855568289</text:p>
          </table:table-cell>
          <table:table-cell table:formula="of:=DEGREES(ATAN(ABS([.F438]-[.C438])/ABS([.E438]-[.B438])))" office:value-type="float" office:value="5.47946380575558" calcext:value-type="float">
            <text:p>5.47946380575558</text:p>
          </table:table-cell>
          <table:table-cell table:formula="of:=SQRT(POWER([.H438];2)+POWER([.I438];2)+POWER([.J438];2))" office:value-type="float" office:value="772.51392239789" calcext:value-type="float">
            <text:p>772.51392239789</text:p>
          </table:table-cell>
        </table:table-row>
        <table:table-row table:style-name="ro1">
          <table:table-cell office:value-type="float" office:value="97.1773" calcext:value-type="float">
            <text:p>97.1773</text:p>
          </table:table-cell>
          <table:table-cell office:value-type="float" office:value="282.35" calcext:value-type="float">
            <text:p>282.35</text:p>
          </table:table-cell>
          <table:table-cell office:value-type="float" office:value="45.2066" calcext:value-type="float">
            <text:p>45.2066</text:p>
          </table:table-cell>
          <table:table-cell office:value-type="float" office:value="94.8239" calcext:value-type="float">
            <text:p>94.8239</text:p>
          </table:table-cell>
          <table:table-cell office:value-type="float" office:value="271.023" calcext:value-type="float">
            <text:p>271.023</text:p>
          </table:table-cell>
          <table:table-cell office:value-type="float" office:value="46.2001" calcext:value-type="float">
            <text:p>46.2001</text:p>
          </table:table-cell>
          <table:table-cell/>
          <table:table-cell table:formula="of:=([.D439]-[.A439])/0.0166667" office:value-type="float" office:value="-141.203717592565" calcext:value-type="float">
            <text:p>-141.203717592565</text:p>
          </table:table-cell>
          <table:table-cell table:formula="of:=ABS([.E439]-[.B439])/0.0166667" office:value-type="float" office:value="679.618640762718" calcext:value-type="float">
            <text:p>679.618640762718</text:p>
          </table:table-cell>
          <table:table-cell table:formula="of:=([.F439]-[.C439])/0.0166667" office:value-type="float" office:value="59.6098807802383" calcext:value-type="float">
            <text:p>59.6098807802383</text:p>
          </table:table-cell>
          <table:table-cell table:formula="of:=DEGREES(ATAN(ABS([.F439]-[.C439])/ABS([.E439]-[.B439])))" office:value-type="float" office:value="5.01262939653751" calcext:value-type="float">
            <text:p>5.01262939653751</text:p>
          </table:table-cell>
          <table:table-cell table:formula="of:=SQRT(POWER([.H439];2)+POWER([.I439];2)+POWER([.J439];2))" office:value-type="float" office:value="696.687393757602" calcext:value-type="float">
            <text:p>696.687393757602</text:p>
          </table:table-cell>
        </table:table-row>
        <table:table-row table:style-name="ro1">
          <table:table-cell office:value-type="float" office:value="95.9864" calcext:value-type="float">
            <text:p>95.9864</text:p>
          </table:table-cell>
          <table:table-cell office:value-type="float" office:value="269.713" calcext:value-type="float">
            <text:p>269.713</text:p>
          </table:table-cell>
          <table:table-cell office:value-type="float" office:value="46.6342" calcext:value-type="float">
            <text:p>46.6342</text:p>
          </table:table-cell>
          <table:table-cell office:value-type="float" office:value="93.5999" calcext:value-type="float">
            <text:p>93.5999</text:p>
          </table:table-cell>
          <table:table-cell office:value-type="float" office:value="261.314" calcext:value-type="float">
            <text:p>261.314</text:p>
          </table:table-cell>
          <table:table-cell office:value-type="float" office:value="47.2111" calcext:value-type="float">
            <text:p>47.2111</text:p>
          </table:table-cell>
          <table:table-cell/>
          <table:table-cell table:formula="of:=([.D440]-[.A440])/0.0166667" office:value-type="float" office:value="-143.189713620573" calcext:value-type="float">
            <text:p>-143.189713620573</text:p>
          </table:table-cell>
          <table:table-cell table:formula="of:=ABS([.E440]-[.B440])/0.0166667" office:value-type="float" office:value="503.938992122016" calcext:value-type="float">
            <text:p>503.938992122016</text:p>
          </table:table-cell>
          <table:table-cell table:formula="of:=([.F440]-[.C440])/0.0166667" office:value-type="float" office:value="34.6139307721386" calcext:value-type="float">
            <text:p>34.6139307721386</text:p>
          </table:table-cell>
          <table:table-cell table:formula="of:=DEGREES(ATAN(ABS([.F440]-[.C440])/ABS([.E440]-[.B440])))" office:value-type="float" office:value="3.92928925689127" calcext:value-type="float">
            <text:p>3.92928925689127</text:p>
          </table:table-cell>
          <table:table-cell table:formula="of:=SQRT(POWER([.H440];2)+POWER([.I440];2)+POWER([.J440];2))" office:value-type="float" office:value="525.029452574989" calcext:value-type="float">
            <text:p>525.029452574989</text:p>
          </table:table-cell>
        </table:table-row>
        <table:table-row table:style-name="ro1">
          <table:table-cell office:value-type="float" office:value="97.7199" calcext:value-type="float">
            <text:p>97.7199</text:p>
          </table:table-cell>
          <table:table-cell office:value-type="float" office:value="278.48" calcext:value-type="float">
            <text:p>278.48</text:p>
          </table:table-cell>
          <table:table-cell office:value-type="float" office:value="45.5369" calcext:value-type="float">
            <text:p>45.5369</text:p>
          </table:table-cell>
          <table:table-cell office:value-type="float" office:value="94.9411" calcext:value-type="float">
            <text:p>94.9411</text:p>
          </table:table-cell>
          <table:table-cell office:value-type="float" office:value="268.538" calcext:value-type="float">
            <text:p>268.538</text:p>
          </table:table-cell>
          <table:table-cell office:value-type="float" office:value="46.578" calcext:value-type="float">
            <text:p>46.578</text:p>
          </table:table-cell>
          <table:table-cell/>
          <table:table-cell table:formula="of:=([.D441]-[.A441])/0.0166667" office:value-type="float" office:value="-166.727666544666" calcext:value-type="float">
            <text:p>-166.727666544666</text:p>
          </table:table-cell>
          <table:table-cell table:formula="of:=ABS([.E441]-[.B441])/0.0166667" office:value-type="float" office:value="596.518806962387" calcext:value-type="float">
            <text:p>596.518806962387</text:p>
          </table:table-cell>
          <table:table-cell table:formula="of:=([.F441]-[.C441])/0.0166667" office:value-type="float" office:value="62.4658750682499" calcext:value-type="float">
            <text:p>62.4658750682499</text:p>
          </table:table-cell>
          <table:table-cell table:formula="of:=DEGREES(ATAN(ABS([.F441]-[.C441])/ABS([.E441]-[.B441])))" office:value-type="float" office:value="5.97807503222611" calcext:value-type="float">
            <text:p>5.97807503222611</text:p>
          </table:table-cell>
          <table:table-cell table:formula="of:=SQRT(POWER([.H441];2)+POWER([.I441];2)+POWER([.J441];2))" office:value-type="float" office:value="622.522921183871" calcext:value-type="float">
            <text:p>622.522921183871</text:p>
          </table:table-cell>
        </table:table-row>
        <table:table-row table:style-name="ro1">
          <table:table-cell office:value-type="float" office:value="101.72" calcext:value-type="float">
            <text:p>101.72</text:p>
          </table:table-cell>
          <table:table-cell office:value-type="float" office:value="282.077" calcext:value-type="float">
            <text:p>282.077</text:p>
          </table:table-cell>
          <table:table-cell office:value-type="float" office:value="45.4609" calcext:value-type="float">
            <text:p>45.4609</text:p>
          </table:table-cell>
          <table:table-cell office:value-type="float" office:value="99.343" calcext:value-type="float">
            <text:p>99.343</text:p>
          </table:table-cell>
          <table:table-cell office:value-type="float" office:value="272.123" calcext:value-type="float">
            <text:p>272.123</text:p>
          </table:table-cell>
          <table:table-cell office:value-type="float" office:value="46.2403" calcext:value-type="float">
            <text:p>46.2403</text:p>
          </table:table-cell>
          <table:table-cell/>
          <table:table-cell table:formula="of:=([.D442]-[.A442])/0.0166667" office:value-type="float" office:value="-142.61971476057" calcext:value-type="float">
            <text:p>-142.61971476057</text:p>
          </table:table-cell>
          <table:table-cell table:formula="of:=ABS([.E442]-[.B442])/0.0166667" office:value-type="float" office:value="597.238805522389" calcext:value-type="float">
            <text:p>597.238805522389</text:p>
          </table:table-cell>
          <table:table-cell table:formula="of:=([.F442]-[.C442])/0.0166667" office:value-type="float" office:value="46.7639064721868" calcext:value-type="float">
            <text:p>46.7639064721868</text:p>
          </table:table-cell>
          <table:table-cell table:formula="of:=DEGREES(ATAN(ABS([.F442]-[.C442])/ABS([.E442]-[.B442])))" office:value-type="float" office:value="4.4771351578098" calcext:value-type="float">
            <text:p>4.4771351578098</text:p>
          </table:table-cell>
          <table:table-cell table:formula="of:=SQRT(POWER([.H442];2)+POWER([.I442];2)+POWER([.J442];2))" office:value-type="float" office:value="615.809578367158" calcext:value-type="float">
            <text:p>615.809578367158</text:p>
          </table:table-cell>
        </table:table-row>
        <table:table-row table:style-name="ro1">
          <table:table-cell office:value-type="float" office:value="101.887" calcext:value-type="float">
            <text:p>101.887</text:p>
          </table:table-cell>
          <table:table-cell office:value-type="float" office:value="280.763" calcext:value-type="float">
            <text:p>280.763</text:p>
          </table:table-cell>
          <table:table-cell office:value-type="float" office:value="45.657" calcext:value-type="float">
            <text:p>45.657</text:p>
          </table:table-cell>
          <table:table-cell office:value-type="float" office:value="99.1029" calcext:value-type="float">
            <text:p>99.1029</text:p>
          </table:table-cell>
          <table:table-cell office:value-type="float" office:value="272.185" calcext:value-type="float">
            <text:p>272.185</text:p>
          </table:table-cell>
          <table:table-cell office:value-type="float" office:value="45.9873" calcext:value-type="float">
            <text:p>45.9873</text:p>
          </table:table-cell>
          <table:table-cell/>
          <table:table-cell table:formula="of:=([.D443]-[.A443])/0.0166667" office:value-type="float" office:value="-167.045665908668" calcext:value-type="float">
            <text:p>-167.045665908668</text:p>
          </table:table-cell>
          <table:table-cell table:formula="of:=ABS([.E443]-[.B443])/0.0166667" office:value-type="float" office:value="514.678970642057" calcext:value-type="float">
            <text:p>514.678970642057</text:p>
          </table:table-cell>
          <table:table-cell table:formula="of:=([.F443]-[.C443])/0.0166667" office:value-type="float" office:value="19.8179603640793" calcext:value-type="float">
            <text:p>19.8179603640793</text:p>
          </table:table-cell>
          <table:table-cell table:formula="of:=DEGREES(ATAN(ABS([.F443]-[.C443])/ABS([.E443]-[.B443])))" office:value-type="float" office:value="2.20511205374506" calcext:value-type="float">
            <text:p>2.20511205374506</text:p>
          </table:table-cell>
          <table:table-cell table:formula="of:=SQRT(POWER([.H443];2)+POWER([.I443];2)+POWER([.J443];2))" office:value-type="float" office:value="541.471558692634" calcext:value-type="float">
            <text:p>541.471558692634</text:p>
          </table:table-cell>
        </table:table-row>
        <table:table-row table:style-name="ro1">
          <table:table-cell office:value-type="float" office:value="99.8341" calcext:value-type="float">
            <text:p>99.8341</text:p>
          </table:table-cell>
          <table:table-cell office:value-type="float" office:value="275.946" calcext:value-type="float">
            <text:p>275.946</text:p>
          </table:table-cell>
          <table:table-cell office:value-type="float" office:value="45.4079" calcext:value-type="float">
            <text:p>45.4079</text:p>
          </table:table-cell>
          <table:table-cell office:value-type="float" office:value="96.406" calcext:value-type="float">
            <text:p>96.406</text:p>
          </table:table-cell>
          <table:table-cell office:value-type="float" office:value="263.766" calcext:value-type="float">
            <text:p>263.766</text:p>
          </table:table-cell>
          <table:table-cell office:value-type="float" office:value="46.57" calcext:value-type="float">
            <text:p>46.57</text:p>
          </table:table-cell>
          <table:table-cell/>
          <table:table-cell table:formula="of:=([.D444]-[.A444])/0.0166667" office:value-type="float" office:value="-205.685588628823" calcext:value-type="float">
            <text:p>-205.685588628823</text:p>
          </table:table-cell>
          <table:table-cell table:formula="of:=ABS([.E444]-[.B444])/0.0166667" office:value-type="float" office:value="730.798538402924" calcext:value-type="float">
            <text:p>730.798538402924</text:p>
          </table:table-cell>
          <table:table-cell table:formula="of:=([.F444]-[.C444])/0.0166667" office:value-type="float" office:value="69.725860548279" calcext:value-type="float">
            <text:p>69.725860548279</text:p>
          </table:table-cell>
          <table:table-cell table:formula="of:=DEGREES(ATAN(ABS([.F444]-[.C444])/ABS([.E444]-[.B444])))" office:value-type="float" office:value="5.45012165803188" calcext:value-type="float">
            <text:p>5.45012165803188</text:p>
          </table:table-cell>
          <table:table-cell table:formula="of:=SQRT(POWER([.H444];2)+POWER([.I444];2)+POWER([.J444];2))" office:value-type="float" office:value="762.387539726767" calcext:value-type="float">
            <text:p>762.387539726767</text:p>
          </table:table-cell>
        </table:table-row>
        <table:table-row table:style-name="ro1">
          <table:table-cell office:value-type="float" office:value="100.907" calcext:value-type="float">
            <text:p>100.907</text:p>
          </table:table-cell>
          <table:table-cell office:value-type="float" office:value="277.125" calcext:value-type="float">
            <text:p>277.125</text:p>
          </table:table-cell>
          <table:table-cell office:value-type="float" office:value="45.4676" calcext:value-type="float">
            <text:p>45.4676</text:p>
          </table:table-cell>
          <table:table-cell office:value-type="float" office:value="97.1031" calcext:value-type="float">
            <text:p>97.1031</text:p>
          </table:table-cell>
          <table:table-cell office:value-type="float" office:value="267.416" calcext:value-type="float">
            <text:p>267.416</text:p>
          </table:table-cell>
          <table:table-cell office:value-type="float" office:value="46.0016" calcext:value-type="float">
            <text:p>46.0016</text:p>
          </table:table-cell>
          <table:table-cell/>
          <table:table-cell table:formula="of:=([.D445]-[.A445])/0.0166667" office:value-type="float" office:value="-228.233543532913" calcext:value-type="float">
            <text:p>-228.233543532913</text:p>
          </table:table-cell>
          <table:table-cell table:formula="of:=ABS([.E445]-[.B445])/0.0166667" office:value-type="float" office:value="582.53883492233" calcext:value-type="float">
            <text:p>582.53883492233</text:p>
          </table:table-cell>
          <table:table-cell table:formula="of:=([.F445]-[.C445])/0.0166667" office:value-type="float" office:value="32.0399359201285" calcext:value-type="float">
            <text:p>32.0399359201285</text:p>
          </table:table-cell>
          <table:table-cell table:formula="of:=DEGREES(ATAN(ABS([.F445]-[.C445])/ABS([.E445]-[.B445])))" office:value-type="float" office:value="3.14812551710367" calcext:value-type="float">
            <text:p>3.14812551710367</text:p>
          </table:table-cell>
          <table:table-cell table:formula="of:=SQRT(POWER([.H445];2)+POWER([.I445];2)+POWER([.J445];2))" office:value-type="float" office:value="626.473145537797" calcext:value-type="float">
            <text:p>626.473145537797</text:p>
          </table:table-cell>
        </table:table-row>
        <table:table-row table:style-name="ro1">
          <table:table-cell office:value-type="float" office:value="98.6283" calcext:value-type="float">
            <text:p>98.6283</text:p>
          </table:table-cell>
          <table:table-cell office:value-type="float" office:value="268.46" calcext:value-type="float">
            <text:p>268.46</text:p>
          </table:table-cell>
          <table:table-cell office:value-type="float" office:value="46.559" calcext:value-type="float">
            <text:p>46.559</text:p>
          </table:table-cell>
          <table:table-cell office:value-type="float" office:value="95.7685" calcext:value-type="float">
            <text:p>95.7685</text:p>
          </table:table-cell>
          <table:table-cell office:value-type="float" office:value="256.647" calcext:value-type="float">
            <text:p>256.647</text:p>
          </table:table-cell>
          <table:table-cell office:value-type="float" office:value="47.435" calcext:value-type="float">
            <text:p>47.435</text:p>
          </table:table-cell>
          <table:table-cell/>
          <table:table-cell table:formula="of:=([.D446]-[.A446])/0.0166667" office:value-type="float" office:value="-171.587656824686" calcext:value-type="float">
            <text:p>-171.587656824686</text:p>
          </table:table-cell>
          <table:table-cell table:formula="of:=ABS([.E446]-[.B446])/0.0166667" office:value-type="float" office:value="708.778582442834" calcext:value-type="float">
            <text:p>708.778582442834</text:p>
          </table:table-cell>
          <table:table-cell table:formula="of:=([.F446]-[.C446])/0.0166667" office:value-type="float" office:value="52.5598948802105" calcext:value-type="float">
            <text:p>52.5598948802105</text:p>
          </table:table-cell>
          <table:table-cell table:formula="of:=DEGREES(ATAN(ABS([.F446]-[.C446])/ABS([.E446]-[.B446])))" office:value-type="float" office:value="4.24103987647965" calcext:value-type="float">
            <text:p>4.24103987647965</text:p>
          </table:table-cell>
          <table:table-cell table:formula="of:=SQRT(POWER([.H446];2)+POWER([.I446];2)+POWER([.J446];2))" office:value-type="float" office:value="731.144271299501" calcext:value-type="float">
            <text:p>731.144271299501</text:p>
          </table:table-cell>
        </table:table-row>
        <table:table-row table:style-name="ro1">
          <table:table-cell office:value-type="float" office:value="99.3355" calcext:value-type="float">
            <text:p>99.3355</text:p>
          </table:table-cell>
          <table:table-cell office:value-type="float" office:value="272.07" calcext:value-type="float">
            <text:p>272.07</text:p>
          </table:table-cell>
          <table:table-cell office:value-type="float" office:value="46.4937" calcext:value-type="float">
            <text:p>46.4937</text:p>
          </table:table-cell>
          <table:table-cell office:value-type="float" office:value="95.834" calcext:value-type="float">
            <text:p>95.834</text:p>
          </table:table-cell>
          <table:table-cell office:value-type="float" office:value="262.423" calcext:value-type="float">
            <text:p>262.423</text:p>
          </table:table-cell>
          <table:table-cell office:value-type="float" office:value="47.5026" calcext:value-type="float">
            <text:p>47.5026</text:p>
          </table:table-cell>
          <table:table-cell/>
          <table:table-cell table:formula="of:=([.D447]-[.A447])/0.0166667" office:value-type="float" office:value="-210.08957982084" calcext:value-type="float">
            <text:p>-210.08957982084</text:p>
          </table:table-cell>
          <table:table-cell table:formula="of:=ABS([.E447]-[.B447])/0.0166667" office:value-type="float" office:value="578.818842362315" calcext:value-type="float">
            <text:p>578.818842362315</text:p>
          </table:table-cell>
          <table:table-cell table:formula="of:=([.F447]-[.C447])/0.0166667" office:value-type="float" office:value="60.5338789322424" calcext:value-type="float">
            <text:p>60.5338789322424</text:p>
          </table:table-cell>
          <table:table-cell table:formula="of:=DEGREES(ATAN(ABS([.F447]-[.C447])/ABS([.E447]-[.B447])))" office:value-type="float" office:value="5.97038844692561" calcext:value-type="float">
            <text:p>5.97038844692561</text:p>
          </table:table-cell>
          <table:table-cell table:formula="of:=SQRT(POWER([.H447];2)+POWER([.I447];2)+POWER([.J447];2))" office:value-type="float" office:value="618.735189173471" calcext:value-type="float">
            <text:p>618.735189173471</text:p>
          </table:table-cell>
        </table:table-row>
        <table:table-row table:style-name="ro1">
          <table:table-cell office:value-type="float" office:value="98.4575" calcext:value-type="float">
            <text:p>98.4575</text:p>
          </table:table-cell>
          <table:table-cell office:value-type="float" office:value="282.418" calcext:value-type="float">
            <text:p>282.418</text:p>
          </table:table-cell>
          <table:table-cell office:value-type="float" office:value="44.6838" calcext:value-type="float">
            <text:p>44.6838</text:p>
          </table:table-cell>
          <table:table-cell office:value-type="float" office:value="95.259" calcext:value-type="float">
            <text:p>95.259</text:p>
          </table:table-cell>
          <table:table-cell office:value-type="float" office:value="269.828" calcext:value-type="float">
            <text:p>269.828</text:p>
          </table:table-cell>
          <table:table-cell office:value-type="float" office:value="46.1343" calcext:value-type="float">
            <text:p>46.1343</text:p>
          </table:table-cell>
          <table:table-cell/>
          <table:table-cell table:formula="of:=([.D448]-[.A448])/0.0166667" office:value-type="float" office:value="-191.909616180767" calcext:value-type="float">
            <text:p>-191.909616180767</text:p>
          </table:table-cell>
          <table:table-cell table:formula="of:=ABS([.E448]-[.B448])/0.0166667" office:value-type="float" office:value="755.398489203023" calcext:value-type="float">
            <text:p>755.398489203023</text:p>
          </table:table-cell>
          <table:table-cell table:formula="of:=([.F448]-[.C448])/0.0166667" office:value-type="float" office:value="87.0298259403484" calcext:value-type="float">
            <text:p>87.0298259403484</text:p>
          </table:table-cell>
          <table:table-cell table:formula="of:=DEGREES(ATAN(ABS([.F448]-[.C448])/ABS([.E448]-[.B448])))" office:value-type="float" office:value="6.5720985801351" calcext:value-type="float">
            <text:p>6.5720985801351</text:p>
          </table:table-cell>
          <table:table-cell table:formula="of:=SQRT(POWER([.H448];2)+POWER([.I448];2)+POWER([.J448];2))" office:value-type="float" office:value="784.238719317063" calcext:value-type="float">
            <text:p>784.238719317063</text:p>
          </table:table-cell>
        </table:table-row>
        <table:table-row table:style-name="ro1">
          <table:table-cell office:value-type="float" office:value="100.362" calcext:value-type="float">
            <text:p>100.362</text:p>
          </table:table-cell>
          <table:table-cell office:value-type="float" office:value="292.925" calcext:value-type="float">
            <text:p>292.925</text:p>
          </table:table-cell>
          <table:table-cell office:value-type="float" office:value="43.5856" calcext:value-type="float">
            <text:p>43.5856</text:p>
          </table:table-cell>
          <table:table-cell office:value-type="float" office:value="97.1524" calcext:value-type="float">
            <text:p>97.1524</text:p>
          </table:table-cell>
          <table:table-cell office:value-type="float" office:value="277.273" calcext:value-type="float">
            <text:p>277.273</text:p>
          </table:table-cell>
          <table:table-cell office:value-type="float" office:value="45.4762" calcext:value-type="float">
            <text:p>45.4762</text:p>
          </table:table-cell>
          <table:table-cell/>
          <table:table-cell table:formula="of:=([.D449]-[.A449])/0.0166667" office:value-type="float" office:value="-192.57561484877" calcext:value-type="float">
            <text:p>-192.57561484877</text:p>
          </table:table-cell>
          <table:table-cell table:formula="of:=ABS([.E449]-[.B449])/0.0166667" office:value-type="float" office:value="939.118121763756" calcext:value-type="float">
            <text:p>939.118121763756</text:p>
          </table:table-cell>
          <table:table-cell table:formula="of:=([.F449]-[.C449])/0.0166667" office:value-type="float" office:value="113.435773128454" calcext:value-type="float">
            <text:p>113.435773128454</text:p>
          </table:table-cell>
          <table:table-cell table:formula="of:=DEGREES(ATAN(ABS([.F449]-[.C449])/ABS([.E449]-[.B449])))" office:value-type="float" office:value="6.88737202717705" calcext:value-type="float">
            <text:p>6.88737202717705</text:p>
          </table:table-cell>
          <table:table-cell table:formula="of:=SQRT(POWER([.H449];2)+POWER([.I449];2)+POWER([.J449];2))" office:value-type="float" office:value="965.347548132131" calcext:value-type="float">
            <text:p>965.347548132131</text:p>
          </table:table-cell>
        </table:table-row>
        <table:table-row table:style-name="ro1">
          <table:table-cell office:value-type="float" office:value="102.848" calcext:value-type="float">
            <text:p>102.848</text:p>
          </table:table-cell>
          <table:table-cell office:value-type="float" office:value="279.69" calcext:value-type="float">
            <text:p>279.69</text:p>
          </table:table-cell>
          <table:table-cell office:value-type="float" office:value="44.5627" calcext:value-type="float">
            <text:p>44.5627</text:p>
          </table:table-cell>
          <table:table-cell office:value-type="float" office:value="99.4087" calcext:value-type="float">
            <text:p>99.4087</text:p>
          </table:table-cell>
          <table:table-cell office:value-type="float" office:value="268.732" calcext:value-type="float">
            <text:p>268.732</text:p>
          </table:table-cell>
          <table:table-cell office:value-type="float" office:value="45.0475" calcext:value-type="float">
            <text:p>45.0475</text:p>
          </table:table-cell>
          <table:table-cell/>
          <table:table-cell table:formula="of:=([.D450]-[.A450])/0.0166667" office:value-type="float" office:value="-206.357587284826" calcext:value-type="float">
            <text:p>-206.357587284826</text:p>
          </table:table-cell>
          <table:table-cell table:formula="of:=ABS([.E450]-[.B450])/0.0166667" office:value-type="float" office:value="657.478685042628" calcext:value-type="float">
            <text:p>657.478685042628</text:p>
          </table:table-cell>
          <table:table-cell table:formula="of:=([.F450]-[.C450])/0.0166667" office:value-type="float" office:value="29.0879418241163" calcext:value-type="float">
            <text:p>29.0879418241163</text:p>
          </table:table-cell>
          <table:table-cell table:formula="of:=DEGREES(ATAN(ABS([.F450]-[.C450])/ABS([.E450]-[.B450])))" office:value-type="float" office:value="2.5332079126182" calcext:value-type="float">
            <text:p>2.5332079126182</text:p>
          </table:table-cell>
          <table:table-cell table:formula="of:=SQRT(POWER([.H450];2)+POWER([.I450];2)+POWER([.J450];2))" office:value-type="float" office:value="689.715726567809" calcext:value-type="float">
            <text:p>689.715726567809</text:p>
          </table:table-cell>
        </table:table-row>
        <table:table-row table:style-name="ro1">
          <table:table-cell office:value-type="float" office:value="115.607" calcext:value-type="float">
            <text:p>115.607</text:p>
          </table:table-cell>
          <table:table-cell office:value-type="float" office:value="289.732" calcext:value-type="float">
            <text:p>289.732</text:p>
          </table:table-cell>
          <table:table-cell office:value-type="float" office:value="44.7101" calcext:value-type="float">
            <text:p>44.7101</text:p>
          </table:table-cell>
          <table:table-cell office:value-type="float" office:value="112.186" calcext:value-type="float">
            <text:p>112.186</text:p>
          </table:table-cell>
          <table:table-cell office:value-type="float" office:value="279.926" calcext:value-type="float">
            <text:p>279.926</text:p>
          </table:table-cell>
          <table:table-cell office:value-type="float" office:value="45.2017" calcext:value-type="float">
            <text:p>45.2017</text:p>
          </table:table-cell>
          <table:table-cell/>
          <table:table-cell table:formula="of:=([.D451]-[.A451])/0.0166667" office:value-type="float" office:value="-205.259589480821" calcext:value-type="float">
            <text:p>-205.259589480821</text:p>
          </table:table-cell>
          <table:table-cell table:formula="of:=ABS([.E451]-[.B451])/0.0166667" office:value-type="float" office:value="588.358823282356" calcext:value-type="float">
            <text:p>588.358823282356</text:p>
          </table:table-cell>
          <table:table-cell table:formula="of:=([.F451]-[.C451])/0.0166667" office:value-type="float" office:value="29.4959410081183" calcext:value-type="float">
            <text:p>29.4959410081183</text:p>
          </table:table-cell>
          <table:table-cell table:formula="of:=DEGREES(ATAN(ABS([.F451]-[.C451])/ABS([.E451]-[.B451])))" office:value-type="float" office:value="2.86998204385119" calcext:value-type="float">
            <text:p>2.86998204385119</text:p>
          </table:table-cell>
          <table:table-cell table:formula="of:=SQRT(POWER([.H451];2)+POWER([.I451];2)+POWER([.J451];2))" office:value-type="float" office:value="623.833002127964" calcext:value-type="float">
            <text:p>623.833002127964</text:p>
          </table:table-cell>
        </table:table-row>
        <table:table-row table:style-name="ro1">
          <table:table-cell office:value-type="float" office:value="115.733" calcext:value-type="float">
            <text:p>115.733</text:p>
          </table:table-cell>
          <table:table-cell office:value-type="float" office:value="291.063" calcext:value-type="float">
            <text:p>291.063</text:p>
          </table:table-cell>
          <table:table-cell office:value-type="float" office:value="44.5106" calcext:value-type="float">
            <text:p>44.5106</text:p>
          </table:table-cell>
          <table:table-cell office:value-type="float" office:value="112.518" calcext:value-type="float">
            <text:p>112.518</text:p>
          </table:table-cell>
          <table:table-cell office:value-type="float" office:value="283.726" calcext:value-type="float">
            <text:p>283.726</text:p>
          </table:table-cell>
          <table:table-cell office:value-type="float" office:value="44.8755" calcext:value-type="float">
            <text:p>44.8755</text:p>
          </table:table-cell>
          <table:table-cell/>
          <table:table-cell table:formula="of:=([.D452]-[.A452])/0.0166667" office:value-type="float" office:value="-192.899614200772" calcext:value-type="float">
            <text:p>-192.899614200772</text:p>
          </table:table-cell>
          <table:table-cell table:formula="of:=ABS([.E452]-[.B452])/0.0166667" office:value-type="float" office:value="440.21911956176" calcext:value-type="float">
            <text:p>440.21911956176</text:p>
          </table:table-cell>
          <table:table-cell table:formula="of:=([.F452]-[.C452])/0.0166667" office:value-type="float" office:value="21.8939562120879" calcext:value-type="float">
            <text:p>21.8939562120879</text:p>
          </table:table-cell>
          <table:table-cell table:formula="of:=DEGREES(ATAN(ABS([.F452]-[.C452])/ABS([.E452]-[.B452])))" office:value-type="float" office:value="2.84721514509711" calcext:value-type="float">
            <text:p>2.84721514509711</text:p>
          </table:table-cell>
          <table:table-cell table:formula="of:=SQRT(POWER([.H452];2)+POWER([.I452];2)+POWER([.J452];2))" office:value-type="float" office:value="481.126261708041" calcext:value-type="float">
            <text:p>481.126261708041</text:p>
          </table:table-cell>
        </table:table-row>
        <table:table-row table:style-name="ro1">
          <table:table-cell office:value-type="float" office:value="117.39" calcext:value-type="float">
            <text:p>117.39</text:p>
          </table:table-cell>
          <table:table-cell office:value-type="float" office:value="292.152" calcext:value-type="float">
            <text:p>292.152</text:p>
          </table:table-cell>
          <table:table-cell office:value-type="float" office:value="44.3355" calcext:value-type="float">
            <text:p>44.3355</text:p>
          </table:table-cell>
          <table:table-cell office:value-type="float" office:value="114.429" calcext:value-type="float">
            <text:p>114.429</text:p>
          </table:table-cell>
          <table:table-cell office:value-type="float" office:value="279.639" calcext:value-type="float">
            <text:p>279.639</text:p>
          </table:table-cell>
          <table:table-cell office:value-type="float" office:value="45.2279" calcext:value-type="float">
            <text:p>45.2279</text:p>
          </table:table-cell>
          <table:table-cell/>
          <table:table-cell table:formula="of:=([.D453]-[.A453])/0.0166667" office:value-type="float" office:value="-177.659644680711" calcext:value-type="float">
            <text:p>-177.659644680711</text:p>
          </table:table-cell>
          <table:table-cell table:formula="of:=ABS([.E453]-[.B453])/0.0166667" office:value-type="float" office:value="750.778498443002" calcext:value-type="float">
            <text:p>750.778498443002</text:p>
          </table:table-cell>
          <table:table-cell table:formula="of:=([.F453]-[.C453])/0.0166667" office:value-type="float" office:value="53.5438929122139" calcext:value-type="float">
            <text:p>53.5438929122139</text:p>
          </table:table-cell>
          <table:table-cell table:formula="of:=DEGREES(ATAN(ABS([.F453]-[.C453])/ABS([.E453]-[.B453])))" office:value-type="float" office:value="4.0793038911162" calcext:value-type="float">
            <text:p>4.0793038911162</text:p>
          </table:table-cell>
          <table:table-cell table:formula="of:=SQRT(POWER([.H453];2)+POWER([.I453];2)+POWER([.J453];2))" office:value-type="float" office:value="773.36812162165" calcext:value-type="float">
            <text:p>773.36812162165</text:p>
          </table:table-cell>
        </table:table-row>
        <table:table-row table:style-name="ro1">
          <table:table-cell office:value-type="float" office:value="112.885" calcext:value-type="float">
            <text:p>112.885</text:p>
          </table:table-cell>
          <table:table-cell office:value-type="float" office:value="284.986" calcext:value-type="float">
            <text:p>284.986</text:p>
          </table:table-cell>
          <table:table-cell office:value-type="float" office:value="44.6826" calcext:value-type="float">
            <text:p>44.6826</text:p>
          </table:table-cell>
          <table:table-cell office:value-type="float" office:value="109.544" calcext:value-type="float">
            <text:p>109.544</text:p>
          </table:table-cell>
          <table:table-cell office:value-type="float" office:value="275.292" calcext:value-type="float">
            <text:p>275.292</text:p>
          </table:table-cell>
          <table:table-cell office:value-type="float" office:value="45.1821" calcext:value-type="float">
            <text:p>45.1821</text:p>
          </table:table-cell>
          <table:table-cell/>
          <table:table-cell table:formula="of:=([.D454]-[.A454])/0.0166667" office:value-type="float" office:value="-200.459599080802" calcext:value-type="float">
            <text:p>-200.459599080802</text:p>
          </table:table-cell>
          <table:table-cell table:formula="of:=ABS([.E454]-[.B454])/0.0166667" office:value-type="float" office:value="581.638836722328" calcext:value-type="float">
            <text:p>581.638836722328</text:p>
          </table:table-cell>
          <table:table-cell table:formula="of:=([.F454]-[.C454])/0.0166667" office:value-type="float" office:value="29.9699400601197" calcext:value-type="float">
            <text:p>29.9699400601197</text:p>
          </table:table-cell>
          <table:table-cell table:formula="of:=DEGREES(ATAN(ABS([.F454]-[.C454])/ABS([.E454]-[.B454])))" office:value-type="float" office:value="2.94965484670808" calcext:value-type="float">
            <text:p>2.94965484670808</text:p>
          </table:table-cell>
          <table:table-cell table:formula="of:=SQRT(POWER([.H454];2)+POWER([.I454];2)+POWER([.J454];2))" office:value-type="float" office:value="615.943166659511" calcext:value-type="float">
            <text:p>615.943166659511</text:p>
          </table:table-cell>
        </table:table-row>
        <table:table-row table:style-name="ro1">
          <table:table-cell office:value-type="float" office:value="112.127" calcext:value-type="float">
            <text:p>112.127</text:p>
          </table:table-cell>
          <table:table-cell office:value-type="float" office:value="282.344" calcext:value-type="float">
            <text:p>282.344</text:p>
          </table:table-cell>
          <table:table-cell office:value-type="float" office:value="45.5886" calcext:value-type="float">
            <text:p>45.5886</text:p>
          </table:table-cell>
          <table:table-cell office:value-type="float" office:value="109.197" calcext:value-type="float">
            <text:p>109.197</text:p>
          </table:table-cell>
          <table:table-cell office:value-type="float" office:value="271.394" calcext:value-type="float">
            <text:p>271.394</text:p>
          </table:table-cell>
          <table:table-cell office:value-type="float" office:value="46.5166" calcext:value-type="float">
            <text:p>46.5166</text:p>
          </table:table-cell>
          <table:table-cell/>
          <table:table-cell table:formula="of:=([.D455]-[.A455])/0.0166667" office:value-type="float" office:value="-175.799648400703" calcext:value-type="float">
            <text:p>-175.799648400703</text:p>
          </table:table-cell>
          <table:table-cell table:formula="of:=ABS([.E455]-[.B455])/0.0166667" office:value-type="float" office:value="656.998686002627" calcext:value-type="float">
            <text:p>656.998686002627</text:p>
          </table:table-cell>
          <table:table-cell table:formula="of:=([.F455]-[.C455])/0.0166667" office:value-type="float" office:value="55.6798886402226" calcext:value-type="float">
            <text:p>55.6798886402226</text:p>
          </table:table-cell>
          <table:table-cell table:formula="of:=DEGREES(ATAN(ABS([.F455]-[.C455])/ABS([.E455]-[.B455])))" office:value-type="float" office:value="4.8441764828417" calcext:value-type="float">
            <text:p>4.8441764828417</text:p>
          </table:table-cell>
          <table:table-cell table:formula="of:=SQRT(POWER([.H455];2)+POWER([.I455];2)+POWER([.J455];2))" office:value-type="float" office:value="682.387748853961" calcext:value-type="float">
            <text:p>682.387748853961</text:p>
          </table:table-cell>
        </table:table-row>
        <table:table-row table:style-name="ro1">
          <table:table-cell office:value-type="float" office:value="116.926" calcext:value-type="float">
            <text:p>116.926</text:p>
          </table:table-cell>
          <table:table-cell office:value-type="float" office:value="276.803" calcext:value-type="float">
            <text:p>276.803</text:p>
          </table:table-cell>
          <table:table-cell office:value-type="float" office:value="45.3902" calcext:value-type="float">
            <text:p>45.3902</text:p>
          </table:table-cell>
          <table:table-cell office:value-type="float" office:value="115.148" calcext:value-type="float">
            <text:p>115.148</text:p>
          </table:table-cell>
          <table:table-cell office:value-type="float" office:value="266.104" calcext:value-type="float">
            <text:p>266.104</text:p>
          </table:table-cell>
          <table:table-cell office:value-type="float" office:value="46.0601" calcext:value-type="float">
            <text:p>46.0601</text:p>
          </table:table-cell>
          <table:table-cell/>
          <table:table-cell table:formula="of:=([.D456]-[.A456])/0.0166667" office:value-type="float" office:value="-106.679786640427" calcext:value-type="float">
            <text:p>-106.679786640427</text:p>
          </table:table-cell>
          <table:table-cell table:formula="of:=ABS([.E456]-[.B456])/0.0166667" office:value-type="float" office:value="641.938716122569" calcext:value-type="float">
            <text:p>641.938716122569</text:p>
          </table:table-cell>
          <table:table-cell table:formula="of:=([.F456]-[.C456])/0.0166667" office:value-type="float" office:value="40.1939196121607" calcext:value-type="float">
            <text:p>40.1939196121607</text:p>
          </table:table-cell>
          <table:table-cell table:formula="of:=DEGREES(ATAN(ABS([.F456]-[.C456])/ABS([.E456]-[.B456])))" office:value-type="float" office:value="3.58280229989071" calcext:value-type="float">
            <text:p>3.58280229989071</text:p>
          </table:table-cell>
          <table:table-cell table:formula="of:=SQRT(POWER([.H456];2)+POWER([.I456];2)+POWER([.J456];2))" office:value-type="float" office:value="651.982701694245" calcext:value-type="float">
            <text:p>651.982701694245</text:p>
          </table:table-cell>
        </table:table-row>
        <table:table-row table:style-name="ro1">
          <table:table-cell office:value-type="float" office:value="121.404" calcext:value-type="float">
            <text:p>121.404</text:p>
          </table:table-cell>
          <table:table-cell office:value-type="float" office:value="273.864" calcext:value-type="float">
            <text:p>273.864</text:p>
          </table:table-cell>
          <table:table-cell office:value-type="float" office:value="44.5701" calcext:value-type="float">
            <text:p>44.5701</text:p>
          </table:table-cell>
          <table:table-cell office:value-type="float" office:value="118.936" calcext:value-type="float">
            <text:p>118.936</text:p>
          </table:table-cell>
          <table:table-cell office:value-type="float" office:value="264.598" calcext:value-type="float">
            <text:p>264.598</text:p>
          </table:table-cell>
          <table:table-cell office:value-type="float" office:value="45.2963" calcext:value-type="float">
            <text:p>45.2963</text:p>
          </table:table-cell>
          <table:table-cell/>
          <table:table-cell table:formula="of:=([.D457]-[.A457])/0.0166667" office:value-type="float" office:value="-148.079703840592" calcext:value-type="float">
            <text:p>-148.079703840592</text:p>
          </table:table-cell>
          <table:table-cell table:formula="of:=ABS([.E457]-[.B457])/0.0166667" office:value-type="float" office:value="555.958888082222" calcext:value-type="float">
            <text:p>555.958888082222</text:p>
          </table:table-cell>
          <table:table-cell table:formula="of:=([.F457]-[.C457])/0.0166667" office:value-type="float" office:value="43.5719128561746" calcext:value-type="float">
            <text:p>43.5719128561746</text:p>
          </table:table-cell>
          <table:table-cell table:formula="of:=DEGREES(ATAN(ABS([.F457]-[.C457])/ABS([.E457]-[.B457])))" office:value-type="float" office:value="4.48125601903286" calcext:value-type="float">
            <text:p>4.48125601903286</text:p>
          </table:table-cell>
          <table:table-cell table:formula="of:=SQRT(POWER([.H457];2)+POWER([.I457];2)+POWER([.J457];2))" office:value-type="float" office:value="576.989077467749" calcext:value-type="float">
            <text:p>576.989077467749</text:p>
          </table:table-cell>
        </table:table-row>
        <table:table-row table:style-name="ro1">
          <table:table-cell office:value-type="float" office:value="118.838" calcext:value-type="float">
            <text:p>118.838</text:p>
          </table:table-cell>
          <table:table-cell office:value-type="float" office:value="268.253" calcext:value-type="float">
            <text:p>268.253</text:p>
          </table:table-cell>
          <table:table-cell office:value-type="float" office:value="44.7254" calcext:value-type="float">
            <text:p>44.7254</text:p>
          </table:table-cell>
          <table:table-cell office:value-type="float" office:value="116.468" calcext:value-type="float">
            <text:p>116.468</text:p>
          </table:table-cell>
          <table:table-cell office:value-type="float" office:value="259.238" calcext:value-type="float">
            <text:p>259.238</text:p>
          </table:table-cell>
          <table:table-cell office:value-type="float" office:value="44.9562" calcext:value-type="float">
            <text:p>44.9562</text:p>
          </table:table-cell>
          <table:table-cell/>
          <table:table-cell table:formula="of:=([.D458]-[.A458])/0.0166667" office:value-type="float" office:value="-142.199715600568" calcext:value-type="float">
            <text:p>-142.199715600568</text:p>
          </table:table-cell>
          <table:table-cell table:formula="of:=ABS([.E458]-[.B458])/0.0166667" office:value-type="float" office:value="540.898918202163" calcext:value-type="float">
            <text:p>540.898918202163</text:p>
          </table:table-cell>
          <table:table-cell table:formula="of:=([.F458]-[.C458])/0.0166667" office:value-type="float" office:value="13.8479723040555" calcext:value-type="float">
            <text:p>13.8479723040555</text:p>
          </table:table-cell>
          <table:table-cell table:formula="of:=DEGREES(ATAN(ABS([.F458]-[.C458])/ABS([.E458]-[.B458])))" office:value-type="float" office:value="1.46655328332426" calcext:value-type="float">
            <text:p>1.46655328332426</text:p>
          </table:table-cell>
          <table:table-cell table:formula="of:=SQRT(POWER([.H458];2)+POWER([.I458];2)+POWER([.J458];2))" office:value-type="float" office:value="559.449877259872" calcext:value-type="float">
            <text:p>559.449877259872</text:p>
          </table:table-cell>
        </table:table-row>
        <table:table-row table:style-name="ro1">
          <table:table-cell office:value-type="float" office:value="118.737" calcext:value-type="float">
            <text:p>118.737</text:p>
          </table:table-cell>
          <table:table-cell office:value-type="float" office:value="271.969" calcext:value-type="float">
            <text:p>271.969</text:p>
          </table:table-cell>
          <table:table-cell office:value-type="float" office:value="44.1451" calcext:value-type="float">
            <text:p>44.1451</text:p>
          </table:table-cell>
          <table:table-cell office:value-type="float" office:value="115.978" calcext:value-type="float">
            <text:p>115.978</text:p>
          </table:table-cell>
          <table:table-cell office:value-type="float" office:value="261.614" calcext:value-type="float">
            <text:p>261.614</text:p>
          </table:table-cell>
          <table:table-cell office:value-type="float" office:value="44.8226" calcext:value-type="float">
            <text:p>44.8226</text:p>
          </table:table-cell>
          <table:table-cell/>
          <table:table-cell table:formula="of:=([.D459]-[.A459])/0.0166667" office:value-type="float" office:value="-165.539668920662" calcext:value-type="float">
            <text:p>-165.539668920662</text:p>
          </table:table-cell>
          <table:table-cell table:formula="of:=ABS([.E459]-[.B459])/0.0166667" office:value-type="float" office:value="621.298757402486" calcext:value-type="float">
            <text:p>621.298757402486</text:p>
          </table:table-cell>
          <table:table-cell table:formula="of:=([.F459]-[.C459])/0.0166667" office:value-type="float" office:value="40.6499187001627" calcext:value-type="float">
            <text:p>40.6499187001627</text:p>
          </table:table-cell>
          <table:table-cell table:formula="of:=DEGREES(ATAN(ABS([.F459]-[.C459])/ABS([.E459]-[.B459])))" office:value-type="float" office:value="3.74337448039664" calcext:value-type="float">
            <text:p>3.74337448039664</text:p>
          </table:table-cell>
          <table:table-cell table:formula="of:=SQRT(POWER([.H459];2)+POWER([.I459];2)+POWER([.J459];2))" office:value-type="float" office:value="644.257668814711" calcext:value-type="float">
            <text:p>644.257668814711</text:p>
          </table:table-cell>
        </table:table-row>
        <table:table-row table:style-name="ro1">
          <table:table-cell office:value-type="float" office:value="121.157" calcext:value-type="float">
            <text:p>121.157</text:p>
          </table:table-cell>
          <table:table-cell office:value-type="float" office:value="276.312" calcext:value-type="float">
            <text:p>276.312</text:p>
          </table:table-cell>
          <table:table-cell office:value-type="float" office:value="44.6895" calcext:value-type="float">
            <text:p>44.6895</text:p>
          </table:table-cell>
          <table:table-cell office:value-type="float" office:value="118.909" calcext:value-type="float">
            <text:p>118.909</text:p>
          </table:table-cell>
          <table:table-cell office:value-type="float" office:value="264.501" calcext:value-type="float">
            <text:p>264.501</text:p>
          </table:table-cell>
          <table:table-cell office:value-type="float" office:value="45.7956" calcext:value-type="float">
            <text:p>45.7956</text:p>
          </table:table-cell>
          <table:table-cell/>
          <table:table-cell table:formula="of:=([.D460]-[.A460])/0.0166667" office:value-type="float" office:value="-134.879730240539" calcext:value-type="float">
            <text:p>-134.879730240539</text:p>
          </table:table-cell>
          <table:table-cell table:formula="of:=ABS([.E460]-[.B460])/0.0166667" office:value-type="float" office:value="708.658582682837" calcext:value-type="float">
            <text:p>708.658582682837</text:p>
          </table:table-cell>
          <table:table-cell table:formula="of:=([.F460]-[.C460])/0.0166667" office:value-type="float" office:value="66.3658672682653" calcext:value-type="float">
            <text:p>66.3658672682653</text:p>
          </table:table-cell>
          <table:table-cell table:formula="of:=DEGREES(ATAN(ABS([.F460]-[.C460])/ABS([.E460]-[.B460])))" office:value-type="float" office:value="5.3501446096861" calcext:value-type="float">
            <text:p>5.3501446096861</text:p>
          </table:table-cell>
          <table:table-cell table:formula="of:=SQRT(POWER([.H460];2)+POWER([.I460];2)+POWER([.J460];2))" office:value-type="float" office:value="724.426640025114" calcext:value-type="float">
            <text:p>724.426640025114</text:p>
          </table:table-cell>
        </table:table-row>
        <table:table-row table:style-name="ro1">
          <table:table-cell office:value-type="float" office:value="116.585" calcext:value-type="float">
            <text:p>116.585</text:p>
          </table:table-cell>
          <table:table-cell office:value-type="float" office:value="265.861" calcext:value-type="float">
            <text:p>265.861</text:p>
          </table:table-cell>
          <table:table-cell office:value-type="float" office:value="46.329" calcext:value-type="float">
            <text:p>46.329</text:p>
          </table:table-cell>
          <table:table-cell office:value-type="float" office:value="113.884" calcext:value-type="float">
            <text:p>113.884</text:p>
          </table:table-cell>
          <table:table-cell office:value-type="float" office:value="258.024" calcext:value-type="float">
            <text:p>258.024</text:p>
          </table:table-cell>
          <table:table-cell office:value-type="float" office:value="46.839" calcext:value-type="float">
            <text:p>46.839</text:p>
          </table:table-cell>
          <table:table-cell/>
          <table:table-cell table:formula="of:=([.D461]-[.A461])/0.0166667" office:value-type="float" office:value="-162.059675880648" calcext:value-type="float">
            <text:p>-162.059675880648</text:p>
          </table:table-cell>
          <table:table-cell table:formula="of:=ABS([.E461]-[.B461])/0.0166667" office:value-type="float" office:value="470.21905956188" calcext:value-type="float">
            <text:p>470.21905956188</text:p>
          </table:table-cell>
          <table:table-cell table:formula="of:=([.F461]-[.C461])/0.0166667" office:value-type="float" office:value="30.5999388001223" calcext:value-type="float">
            <text:p>30.5999388001223</text:p>
          </table:table-cell>
          <table:table-cell table:formula="of:=DEGREES(ATAN(ABS([.F461]-[.C461])/ABS([.E461]-[.B461])))" office:value-type="float" office:value="3.72332565536807" calcext:value-type="float">
            <text:p>3.72332565536807</text:p>
          </table:table-cell>
          <table:table-cell table:formula="of:=SQRT(POWER([.H461];2)+POWER([.I461];2)+POWER([.J461];2))" office:value-type="float" office:value="498.302778214582" calcext:value-type="float">
            <text:p>498.302778214582</text:p>
          </table:table-cell>
        </table:table-row>
        <table:table-row table:style-name="ro1">
          <table:table-cell office:value-type="float" office:value="102.903" calcext:value-type="float">
            <text:p>102.903</text:p>
          </table:table-cell>
          <table:table-cell office:value-type="float" office:value="269.627" calcext:value-type="float">
            <text:p>269.627</text:p>
          </table:table-cell>
          <table:table-cell office:value-type="float" office:value="45.8577" calcext:value-type="float">
            <text:p>45.8577</text:p>
          </table:table-cell>
          <table:table-cell office:value-type="float" office:value="99.2108" calcext:value-type="float">
            <text:p>99.2108</text:p>
          </table:table-cell>
          <table:table-cell office:value-type="float" office:value="257.874" calcext:value-type="float">
            <text:p>257.874</text:p>
          </table:table-cell>
          <table:table-cell office:value-type="float" office:value="46.7404" calcext:value-type="float">
            <text:p>46.7404</text:p>
          </table:table-cell>
          <table:table-cell/>
          <table:table-cell table:formula="of:=([.D462]-[.A462])/0.0166667" office:value-type="float" office:value="-221.531556936886" calcext:value-type="float">
            <text:p>-221.531556936886</text:p>
          </table:table-cell>
          <table:table-cell table:formula="of:=ABS([.E462]-[.B462])/0.0166667" office:value-type="float" office:value="705.17858964282" calcext:value-type="float">
            <text:p>705.17858964282</text:p>
          </table:table-cell>
          <table:table-cell table:formula="of:=([.F462]-[.C462])/0.0166667" office:value-type="float" office:value="52.9618940762118" calcext:value-type="float">
            <text:p>52.9618940762118</text:p>
          </table:table-cell>
          <table:table-cell table:formula="of:=DEGREES(ATAN(ABS([.F462]-[.C462])/ABS([.E462]-[.B462])))" office:value-type="float" office:value="4.29509174383917" calcext:value-type="float">
            <text:p>4.29509174383917</text:p>
          </table:table-cell>
          <table:table-cell table:formula="of:=SQRT(POWER([.H462];2)+POWER([.I462];2)+POWER([.J462];2))" office:value-type="float" office:value="741.051979441157" calcext:value-type="float">
            <text:p>741.051979441157</text:p>
          </table:table-cell>
        </table:table-row>
        <table:table-row table:style-name="ro1">
          <table:table-cell office:value-type="float" office:value="96.8514" calcext:value-type="float">
            <text:p>96.8514</text:p>
          </table:table-cell>
          <table:table-cell office:value-type="float" office:value="267.376" calcext:value-type="float">
            <text:p>267.376</text:p>
          </table:table-cell>
          <table:table-cell office:value-type="float" office:value="46.253" calcext:value-type="float">
            <text:p>46.253</text:p>
          </table:table-cell>
          <table:table-cell office:value-type="float" office:value="93.9172" calcext:value-type="float">
            <text:p>93.9172</text:p>
          </table:table-cell>
          <table:table-cell office:value-type="float" office:value="257.878" calcext:value-type="float">
            <text:p>257.878</text:p>
          </table:table-cell>
          <table:table-cell office:value-type="float" office:value="47.0221" calcext:value-type="float">
            <text:p>47.0221</text:p>
          </table:table-cell>
          <table:table-cell/>
          <table:table-cell table:formula="of:=([.D463]-[.A463])/0.0166667" office:value-type="float" office:value="-176.051647896704" calcext:value-type="float">
            <text:p>-176.051647896704</text:p>
          </table:table-cell>
          <table:table-cell table:formula="of:=ABS([.E463]-[.B463])/0.0166667" office:value-type="float" office:value="569.878860242279" calcext:value-type="float">
            <text:p>569.878860242279</text:p>
          </table:table-cell>
          <table:table-cell table:formula="of:=([.F463]-[.C463])/0.0166667" office:value-type="float" office:value="46.1459077081847" calcext:value-type="float">
            <text:p>46.1459077081847</text:p>
          </table:table-cell>
          <table:table-cell table:formula="of:=DEGREES(ATAN(ABS([.F463]-[.C463])/ABS([.E463]-[.B463])))" office:value-type="float" office:value="4.62942177753598" calcext:value-type="float">
            <text:p>4.62942177753598</text:p>
          </table:table-cell>
          <table:table-cell table:formula="of:=SQRT(POWER([.H463];2)+POWER([.I463];2)+POWER([.J463];2))" office:value-type="float" office:value="598.23535742749" calcext:value-type="float">
            <text:p>598.23535742749</text:p>
          </table:table-cell>
        </table:table-row>
        <table:table-row table:style-name="ro1">
          <table:table-cell office:value-type="float" office:value="96.4179" calcext:value-type="float">
            <text:p>96.4179</text:p>
          </table:table-cell>
          <table:table-cell office:value-type="float" office:value="263.849" calcext:value-type="float">
            <text:p>263.849</text:p>
          </table:table-cell>
          <table:table-cell office:value-type="float" office:value="46.0744" calcext:value-type="float">
            <text:p>46.0744</text:p>
          </table:table-cell>
          <table:table-cell office:value-type="float" office:value="93.7516" calcext:value-type="float">
            <text:p>93.7516</text:p>
          </table:table-cell>
          <table:table-cell office:value-type="float" office:value="254.474" calcext:value-type="float">
            <text:p>254.474</text:p>
          </table:table-cell>
          <table:table-cell office:value-type="float" office:value="46.8426" calcext:value-type="float">
            <text:p>46.8426</text:p>
          </table:table-cell>
          <table:table-cell/>
          <table:table-cell table:formula="of:=([.D464]-[.A464])/0.0166667" office:value-type="float" office:value="-159.97768004464" calcext:value-type="float">
            <text:p>-159.97768004464</text:p>
          </table:table-cell>
          <table:table-cell table:formula="of:=ABS([.E464]-[.B464])/0.0166667" office:value-type="float" office:value="562.49887500225" calcext:value-type="float">
            <text:p>562.49887500225</text:p>
          </table:table-cell>
          <table:table-cell table:formula="of:=([.F464]-[.C464])/0.0166667" office:value-type="float" office:value="46.0919078161844" calcext:value-type="float">
            <text:p>46.0919078161844</text:p>
          </table:table-cell>
          <table:table-cell table:formula="of:=DEGREES(ATAN(ABS([.F464]-[.C464])/ABS([.E464]-[.B464])))" office:value-type="float" office:value="4.68442693005324" calcext:value-type="float">
            <text:p>4.68442693005324</text:p>
          </table:table-cell>
          <table:table-cell table:formula="of:=SQRT(POWER([.H464];2)+POWER([.I464];2)+POWER([.J464];2))" office:value-type="float" office:value="586.619388068105" calcext:value-type="float">
            <text:p>586.619388068105</text:p>
          </table:table-cell>
        </table:table-row>
        <table:table-row table:style-name="ro1">
          <table:table-cell office:value-type="float" office:value="94.8923" calcext:value-type="float">
            <text:p>94.8923</text:p>
          </table:table-cell>
          <table:table-cell office:value-type="float" office:value="262.662" calcext:value-type="float">
            <text:p>262.662</text:p>
          </table:table-cell>
          <table:table-cell office:value-type="float" office:value="46.2714" calcext:value-type="float">
            <text:p>46.2714</text:p>
          </table:table-cell>
          <table:table-cell office:value-type="float" office:value="91.7315" calcext:value-type="float">
            <text:p>91.7315</text:p>
          </table:table-cell>
          <table:table-cell office:value-type="float" office:value="252.12" calcext:value-type="float">
            <text:p>252.12</text:p>
          </table:table-cell>
          <table:table-cell office:value-type="float" office:value="47.229" calcext:value-type="float">
            <text:p>47.229</text:p>
          </table:table-cell>
          <table:table-cell/>
          <table:table-cell table:formula="of:=([.D465]-[.A465])/0.0166667" office:value-type="float" office:value="-189.647620704759" calcext:value-type="float">
            <text:p>-189.647620704759</text:p>
          </table:table-cell>
          <table:table-cell table:formula="of:=ABS([.E465]-[.B465])/0.0166667" office:value-type="float" office:value="632.518734962529" calcext:value-type="float">
            <text:p>632.518734962529</text:p>
          </table:table-cell>
          <table:table-cell table:formula="of:=([.F465]-[.C465])/0.0166667" office:value-type="float" office:value="57.4558850882298" calcext:value-type="float">
            <text:p>57.4558850882298</text:p>
          </table:table-cell>
          <table:table-cell table:formula="of:=DEGREES(ATAN(ABS([.F465]-[.C465])/ABS([.E465]-[.B465])))" office:value-type="float" office:value="5.19031253591109" calcext:value-type="float">
            <text:p>5.19031253591109</text:p>
          </table:table-cell>
          <table:table-cell table:formula="of:=SQRT(POWER([.H465];2)+POWER([.I465];2)+POWER([.J465];2))" office:value-type="float" office:value="662.832821191623" calcext:value-type="float">
            <text:p>662.832821191623</text:p>
          </table:table-cell>
        </table:table-row>
        <table:table-row table:style-name="ro1">
          <table:table-cell office:value-type="float" office:value="88.4136" calcext:value-type="float">
            <text:p>88.4136</text:p>
          </table:table-cell>
          <table:table-cell office:value-type="float" office:value="264.976" calcext:value-type="float">
            <text:p>264.976</text:p>
          </table:table-cell>
          <table:table-cell office:value-type="float" office:value="46.2097" calcext:value-type="float">
            <text:p>46.2097</text:p>
          </table:table-cell>
          <table:table-cell office:value-type="float" office:value="85.6263" calcext:value-type="float">
            <text:p>85.6263</text:p>
          </table:table-cell>
          <table:table-cell office:value-type="float" office:value="254.205" calcext:value-type="float">
            <text:p>254.205</text:p>
          </table:table-cell>
          <table:table-cell office:value-type="float" office:value="46.9546" calcext:value-type="float">
            <text:p>46.9546</text:p>
          </table:table-cell>
          <table:table-cell/>
          <table:table-cell table:formula="of:=([.D466]-[.A466])/0.0166667" office:value-type="float" office:value="-167.237665524669" calcext:value-type="float">
            <text:p>-167.237665524669</text:p>
          </table:table-cell>
          <table:table-cell table:formula="of:=ABS([.E466]-[.B466])/0.0166667" office:value-type="float" office:value="646.258707482584" calcext:value-type="float">
            <text:p>646.258707482584</text:p>
          </table:table-cell>
          <table:table-cell table:formula="of:=([.F466]-[.C466])/0.0166667" office:value-type="float" office:value="44.6939106121789" calcext:value-type="float">
            <text:p>44.6939106121789</text:p>
          </table:table-cell>
          <table:table-cell table:formula="of:=DEGREES(ATAN(ABS([.F466]-[.C466])/ABS([.E466]-[.B466])))" office:value-type="float" office:value="3.95615799731149" calcext:value-type="float">
            <text:p>3.95615799731149</text:p>
          </table:table-cell>
          <table:table-cell table:formula="of:=SQRT(POWER([.H466];2)+POWER([.I466];2)+POWER([.J466];2))" office:value-type="float" office:value="669.041328628517" calcext:value-type="float">
            <text:p>669.041328628517</text:p>
          </table:table-cell>
        </table:table-row>
        <table:table-row table:style-name="ro1">
          <table:table-cell office:value-type="float" office:value="80.3153" calcext:value-type="float">
            <text:p>80.3153</text:p>
          </table:table-cell>
          <table:table-cell office:value-type="float" office:value="263.304" calcext:value-type="float">
            <text:p>263.304</text:p>
          </table:table-cell>
          <table:table-cell office:value-type="float" office:value="46.5396" calcext:value-type="float">
            <text:p>46.5396</text:p>
          </table:table-cell>
          <table:table-cell office:value-type="float" office:value="78.6979" calcext:value-type="float">
            <text:p>78.6979</text:p>
          </table:table-cell>
          <table:table-cell office:value-type="float" office:value="253.675" calcext:value-type="float">
            <text:p>253.675</text:p>
          </table:table-cell>
          <table:table-cell office:value-type="float" office:value="47.0996" calcext:value-type="float">
            <text:p>47.0996</text:p>
          </table:table-cell>
          <table:table-cell/>
          <table:table-cell table:formula="of:=([.D467]-[.A467])/0.0166667" office:value-type="float" office:value="-97.0438059123875" calcext:value-type="float">
            <text:p>-97.0438059123875</text:p>
          </table:table-cell>
          <table:table-cell table:formula="of:=ABS([.E467]-[.B467])/0.0166667" office:value-type="float" office:value="577.738844522309" calcext:value-type="float">
            <text:p>577.738844522309</text:p>
          </table:table-cell>
          <table:table-cell table:formula="of:=([.F467]-[.C467])/0.0166667" office:value-type="float" office:value="33.5999328001345" calcext:value-type="float">
            <text:p>33.5999328001345</text:p>
          </table:table-cell>
          <table:table-cell table:formula="of:=DEGREES(ATAN(ABS([.F467]-[.C467])/ABS([.E467]-[.B467])))" office:value-type="float" office:value="3.32843859351227" calcext:value-type="float">
            <text:p>3.32843859351227</text:p>
          </table:table-cell>
          <table:table-cell table:formula="of:=SQRT(POWER([.H467];2)+POWER([.I467];2)+POWER([.J467];2))" office:value-type="float" office:value="586.795218300309" calcext:value-type="float">
            <text:p>586.795218300309</text:p>
          </table:table-cell>
        </table:table-row>
        <table:table-row table:style-name="ro1">
          <table:table-cell office:value-type="float" office:value="70.0082" calcext:value-type="float">
            <text:p>70.0082</text:p>
          </table:table-cell>
          <table:table-cell office:value-type="float" office:value="286.749" calcext:value-type="float">
            <text:p>286.749</text:p>
          </table:table-cell>
          <table:table-cell office:value-type="float" office:value="44.5312" calcext:value-type="float">
            <text:p>44.5312</text:p>
          </table:table-cell>
          <table:table-cell office:value-type="float" office:value="68.0655" calcext:value-type="float">
            <text:p>68.0655</text:p>
          </table:table-cell>
          <table:table-cell office:value-type="float" office:value="273.195" calcext:value-type="float">
            <text:p>273.195</text:p>
          </table:table-cell>
          <table:table-cell office:value-type="float" office:value="46.1085" calcext:value-type="float">
            <text:p>46.1085</text:p>
          </table:table-cell>
          <table:table-cell/>
          <table:table-cell table:formula="of:=([.D468]-[.A468])/0.0166667" office:value-type="float" office:value="-116.561766876466" calcext:value-type="float">
            <text:p>-116.561766876466</text:p>
          </table:table-cell>
          <table:table-cell table:formula="of:=ABS([.E468]-[.B468])/0.0166667" office:value-type="float" office:value="813.238373523255" calcext:value-type="float">
            <text:p>813.238373523255</text:p>
          </table:table-cell>
          <table:table-cell table:formula="of:=([.F468]-[.C468])/0.0166667" office:value-type="float" office:value="94.6378107243786" calcext:value-type="float">
            <text:p>94.6378107243786</text:p>
          </table:table-cell>
          <table:table-cell table:formula="of:=DEGREES(ATAN(ABS([.F468]-[.C468])/ABS([.E468]-[.B468])))" office:value-type="float" office:value="6.63774264640461" calcext:value-type="float">
            <text:p>6.63774264640461</text:p>
          </table:table-cell>
          <table:table-cell table:formula="of:=SQRT(POWER([.H468];2)+POWER([.I468];2)+POWER([.J468];2))" office:value-type="float" office:value="826.982232509753" calcext:value-type="float">
            <text:p>826.982232509753</text:p>
          </table:table-cell>
        </table:table-row>
        <table:table-row table:style-name="ro1">
          <table:table-cell office:value-type="float" office:value="67.9539" calcext:value-type="float">
            <text:p>67.9539</text:p>
          </table:table-cell>
          <table:table-cell office:value-type="float" office:value="287.773" calcext:value-type="float">
            <text:p>287.773</text:p>
          </table:table-cell>
          <table:table-cell office:value-type="float" office:value="44.9033" calcext:value-type="float">
            <text:p>44.9033</text:p>
          </table:table-cell>
          <table:table-cell office:value-type="float" office:value="66.2651" calcext:value-type="float">
            <text:p>66.2651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45.6143" calcext:value-type="float">
            <text:p>45.6143</text:p>
          </table:table-cell>
          <table:table-cell/>
          <table:table-cell table:formula="of:=([.D469]-[.A469])/0.0166667" office:value-type="float" office:value="-101.327797344405" calcext:value-type="float">
            <text:p>-101.327797344405</text:p>
          </table:table-cell>
          <table:table-cell table:formula="of:=ABS([.E469]-[.B469])/0.0166667" office:value-type="float" office:value="575.458849082302" calcext:value-type="float">
            <text:p>575.458849082302</text:p>
          </table:table-cell>
          <table:table-cell table:formula="of:=([.F469]-[.C469])/0.0166667" office:value-type="float" office:value="42.6599146801706" calcext:value-type="float">
            <text:p>42.6599146801706</text:p>
          </table:table-cell>
          <table:table-cell table:formula="of:=DEGREES(ATAN(ABS([.F469]-[.C469])/ABS([.E469]-[.B469])))" office:value-type="float" office:value="4.23969551337045" calcext:value-type="float">
            <text:p>4.23969551337045</text:p>
          </table:table-cell>
          <table:table-cell table:formula="of:=SQRT(POWER([.H469];2)+POWER([.I469];2)+POWER([.J469];2))" office:value-type="float" office:value="585.866945493869" calcext:value-type="float">
            <text:p>585.866945493869</text:p>
          </table:table-cell>
        </table:table-row>
        <table:table-row table:style-name="ro1">
          <table:table-cell office:value-type="float" office:value="68.7078" calcext:value-type="float">
            <text:p>68.7078</text:p>
          </table:table-cell>
          <table:table-cell office:value-type="float" office:value="290.588" calcext:value-type="float">
            <text:p>290.588</text:p>
          </table:table-cell>
          <table:table-cell office:value-type="float" office:value="44.7284" calcext:value-type="float">
            <text:p>44.7284</text:p>
          </table:table-cell>
          <table:table-cell office:value-type="float" office:value="67.011" calcext:value-type="float">
            <text:p>67.011</text:p>
          </table:table-cell>
          <table:table-cell office:value-type="float" office:value="279.51" calcext:value-type="float">
            <text:p>279.51</text:p>
          </table:table-cell>
          <table:table-cell office:value-type="float" office:value="45.9042" calcext:value-type="float">
            <text:p>45.9042</text:p>
          </table:table-cell>
          <table:table-cell/>
          <table:table-cell table:formula="of:=([.D470]-[.A470])/0.0166667" office:value-type="float" office:value="-101.807796384408" calcext:value-type="float">
            <text:p>-101.807796384408</text:p>
          </table:table-cell>
          <table:table-cell table:formula="of:=ABS([.E470]-[.B470])/0.0166667" office:value-type="float" office:value="664.678670642661" calcext:value-type="float">
            <text:p>664.678670642661</text:p>
          </table:table-cell>
          <table:table-cell table:formula="of:=([.F470]-[.C470])/0.0166667" office:value-type="float" office:value="70.5478589042823" calcext:value-type="float">
            <text:p>70.5478589042823</text:p>
          </table:table-cell>
          <table:table-cell table:formula="of:=DEGREES(ATAN(ABS([.F470]-[.C470])/ABS([.E470]-[.B470])))" office:value-type="float" office:value="6.05859342841666" calcext:value-type="float">
            <text:p>6.05859342841666</text:p>
          </table:table-cell>
          <table:table-cell table:formula="of:=SQRT(POWER([.H470];2)+POWER([.I470];2)+POWER([.J470];2))" office:value-type="float" office:value="676.120967732788" calcext:value-type="float">
            <text:p>676.120967732788</text:p>
          </table:table-cell>
        </table:table-row>
        <table:table-row table:style-name="ro1">
          <table:table-cell office:value-type="float" office:value="63.352" calcext:value-type="float">
            <text:p>63.352</text:p>
          </table:table-cell>
          <table:table-cell office:value-type="float" office:value="287.011" calcext:value-type="float">
            <text:p>287.011</text:p>
          </table:table-cell>
          <table:table-cell office:value-type="float" office:value="45.568" calcext:value-type="float">
            <text:p>45.568</text:p>
          </table:table-cell>
          <table:table-cell office:value-type="float" office:value="61.0484" calcext:value-type="float">
            <text:p>61.0484</text:p>
          </table:table-cell>
          <table:table-cell office:value-type="float" office:value="275.832" calcext:value-type="float">
            <text:p>275.832</text:p>
          </table:table-cell>
          <table:table-cell office:value-type="float" office:value="46.7633" calcext:value-type="float">
            <text:p>46.7633</text:p>
          </table:table-cell>
          <table:table-cell/>
          <table:table-cell table:formula="of:=([.D471]-[.A471])/0.0166667" office:value-type="float" office:value="-138.215723568553" calcext:value-type="float">
            <text:p>-138.215723568553</text:p>
          </table:table-cell>
          <table:table-cell table:formula="of:=ABS([.E471]-[.B471])/0.0166667" office:value-type="float" office:value="670.738658522685" calcext:value-type="float">
            <text:p>670.738658522685</text:p>
          </table:table-cell>
          <table:table-cell table:formula="of:=([.F471]-[.C471])/0.0166667" office:value-type="float" office:value="71.7178565642871" calcext:value-type="float">
            <text:p>71.7178565642871</text:p>
          </table:table-cell>
          <table:table-cell table:formula="of:=DEGREES(ATAN(ABS([.F471]-[.C471])/ABS([.E471]-[.B471])))" office:value-type="float" office:value="6.10308879533119" calcext:value-type="float">
            <text:p>6.10308879533119</text:p>
          </table:table-cell>
          <table:table-cell table:formula="of:=SQRT(POWER([.H471];2)+POWER([.I471];2)+POWER([.J471];2))" office:value-type="float" office:value="688.576346695532" calcext:value-type="float">
            <text:p>688.576346695532</text:p>
          </table:table-cell>
        </table:table-row>
        <table:table-row table:style-name="ro1">
          <table:table-cell office:value-type="float" office:value="64.3338" calcext:value-type="float">
            <text:p>64.3338</text:p>
          </table:table-cell>
          <table:table-cell office:value-type="float" office:value="289.902" calcext:value-type="float">
            <text:p>289.902</text:p>
          </table:table-cell>
          <table:table-cell office:value-type="float" office:value="45.3822" calcext:value-type="float">
            <text:p>45.3822</text:p>
          </table:table-cell>
          <table:table-cell office:value-type="float" office:value="61.9923" calcext:value-type="float">
            <text:p>61.9923</text:p>
          </table:table-cell>
          <table:table-cell office:value-type="float" office:value="278.619" calcext:value-type="float">
            <text:p>278.619</text:p>
          </table:table-cell>
          <table:table-cell office:value-type="float" office:value="46.584" calcext:value-type="float">
            <text:p>46.584</text:p>
          </table:table-cell>
          <table:table-cell/>
          <table:table-cell table:formula="of:=([.D472]-[.A472])/0.0166667" office:value-type="float" office:value="-140.489719020562" calcext:value-type="float">
            <text:p>-140.489719020562</text:p>
          </table:table-cell>
          <table:table-cell table:formula="of:=ABS([.E472]-[.B472])/0.0166667" office:value-type="float" office:value="676.978646042705" calcext:value-type="float">
            <text:p>676.978646042705</text:p>
          </table:table-cell>
          <table:table-cell table:formula="of:=([.F472]-[.C472])/0.0166667" office:value-type="float" office:value="72.1078557842888" calcext:value-type="float">
            <text:p>72.1078557842888</text:p>
          </table:table-cell>
          <table:table-cell table:formula="of:=DEGREES(ATAN(ABS([.F472]-[.C472])/ABS([.E472]-[.B472])))" office:value-type="float" office:value="6.07989200645394" calcext:value-type="float">
            <text:p>6.07989200645394</text:p>
          </table:table-cell>
          <table:table-cell table:formula="of:=SQRT(POWER([.H472];2)+POWER([.I472];2)+POWER([.J472];2))" office:value-type="float" office:value="695.152494934816" calcext:value-type="float">
            <text:p>695.152494934816</text:p>
          </table:table-cell>
        </table:table-row>
        <table:table-row table:style-name="ro1">
          <table:table-cell office:value-type="float" office:value="65.0855" calcext:value-type="float">
            <text:p>65.0855</text:p>
          </table:table-cell>
          <table:table-cell office:value-type="float" office:value="291.416" calcext:value-type="float">
            <text:p>291.416</text:p>
          </table:table-cell>
          <table:table-cell office:value-type="float" office:value="45.15" calcext:value-type="float">
            <text:p>45.15</text:p>
          </table:table-cell>
          <table:table-cell office:value-type="float" office:value="62.6635" calcext:value-type="float">
            <text:p>62.6635</text:p>
          </table:table-cell>
          <table:table-cell office:value-type="float" office:value="282.817" calcext:value-type="float">
            <text:p>282.817</text:p>
          </table:table-cell>
          <table:table-cell office:value-type="float" office:value="45.9493" calcext:value-type="float">
            <text:p>45.9493</text:p>
          </table:table-cell>
          <table:table-cell/>
          <table:table-cell table:formula="of:=([.D473]-[.A473])/0.0166667" office:value-type="float" office:value="-145.319709360581" calcext:value-type="float">
            <text:p>-145.319709360581</text:p>
          </table:table-cell>
          <table:table-cell table:formula="of:=ABS([.E473]-[.B473])/0.0166667" office:value-type="float" office:value="515.938968122063" calcext:value-type="float">
            <text:p>515.938968122063</text:p>
          </table:table-cell>
          <table:table-cell table:formula="of:=([.F473]-[.C473])/0.0166667" office:value-type="float" office:value="47.957904084192" calcext:value-type="float">
            <text:p>47.957904084192</text:p>
          </table:table-cell>
          <table:table-cell table:formula="of:=DEGREES(ATAN(ABS([.F473]-[.C473])/ABS([.E473]-[.B473])))" office:value-type="float" office:value="5.31053600912623" calcext:value-type="float">
            <text:p>5.31053600912623</text:p>
          </table:table-cell>
          <table:table-cell table:formula="of:=SQRT(POWER([.H473];2)+POWER([.I473];2)+POWER([.J473];2))" office:value-type="float" office:value="538.154993770058" calcext:value-type="float">
            <text:p>538.154993770058</text:p>
          </table:table-cell>
        </table:table-row>
        <table:table-row table:style-name="ro1">
          <table:table-cell office:value-type="float" office:value="54.4852" calcext:value-type="float">
            <text:p>54.4852</text:p>
          </table:table-cell>
          <table:table-cell office:value-type="float" office:value="291.104" calcext:value-type="float">
            <text:p>291.104</text:p>
          </table:table-cell>
          <table:table-cell office:value-type="float" office:value="45.0446" calcext:value-type="float">
            <text:p>45.0446</text:p>
          </table:table-cell>
          <table:table-cell office:value-type="float" office:value="52.6263" calcext:value-type="float">
            <text:p>52.6263</text:p>
          </table:table-cell>
          <table:table-cell office:value-type="float" office:value="279.618" calcext:value-type="float">
            <text:p>279.618</text:p>
          </table:table-cell>
          <table:table-cell office:value-type="float" office:value="46.0287" calcext:value-type="float">
            <text:p>46.0287</text:p>
          </table:table-cell>
          <table:table-cell/>
          <table:table-cell table:formula="of:=([.D474]-[.A474])/0.0166667" office:value-type="float" office:value="-111.533776932446" calcext:value-type="float">
            <text:p>-111.533776932446</text:p>
          </table:table-cell>
          <table:table-cell table:formula="of:=ABS([.E474]-[.B474])/0.0166667" office:value-type="float" office:value="689.158621682756" calcext:value-type="float">
            <text:p>689.158621682756</text:p>
          </table:table-cell>
          <table:table-cell table:formula="of:=([.F474]-[.C474])/0.0166667" office:value-type="float" office:value="59.0458819082361" calcext:value-type="float">
            <text:p>59.0458819082361</text:p>
          </table:table-cell>
          <table:table-cell table:formula="of:=DEGREES(ATAN(ABS([.F474]-[.C474])/ABS([.E474]-[.B474])))" office:value-type="float" office:value="4.89704093244223" calcext:value-type="float">
            <text:p>4.89704093244223</text:p>
          </table:table-cell>
          <table:table-cell table:formula="of:=SQRT(POWER([.H474];2)+POWER([.I474];2)+POWER([.J474];2))" office:value-type="float" office:value="700.618159489757" calcext:value-type="float">
            <text:p>700.618159489757</text:p>
          </table:table-cell>
        </table:table-row>
        <table:table-row table:style-name="ro1">
          <table:table-cell office:value-type="float" office:value="51.3098" calcext:value-type="float">
            <text:p>51.3098</text:p>
          </table:table-cell>
          <table:table-cell office:value-type="float" office:value="293.142" calcext:value-type="float">
            <text:p>293.142</text:p>
          </table:table-cell>
          <table:table-cell office:value-type="float" office:value="45.5414" calcext:value-type="float">
            <text:p>45.5414</text:p>
          </table:table-cell>
          <table:table-cell office:value-type="float" office:value="50.3485" calcext:value-type="float">
            <text:p>50.3485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46.9526" calcext:value-type="float">
            <text:p>46.9526</text:p>
          </table:table-cell>
          <table:table-cell/>
          <table:table-cell table:formula="of:=([.D475]-[.A475])/0.0166667" office:value-type="float" office:value="-57.6778846442308" calcext:value-type="float">
            <text:p>-57.6778846442308</text:p>
          </table:table-cell>
          <table:table-cell table:formula="of:=ABS([.E475]-[.B475])/0.0166667" office:value-type="float" office:value="772.85845428309" calcext:value-type="float">
            <text:p>772.85845428309</text:p>
          </table:table-cell>
          <table:table-cell table:formula="of:=([.F475]-[.C475])/0.0166667" office:value-type="float" office:value="84.6718306563383" calcext:value-type="float">
            <text:p>84.6718306563383</text:p>
          </table:table-cell>
          <table:table-cell table:formula="of:=DEGREES(ATAN(ABS([.F475]-[.C475])/ABS([.E475]-[.B475])))" office:value-type="float" office:value="6.25220236672265" calcext:value-type="float">
            <text:p>6.25220236672265</text:p>
          </table:table-cell>
          <table:table-cell table:formula="of:=SQRT(POWER([.H475];2)+POWER([.I475];2)+POWER([.J475];2))" office:value-type="float" office:value="779.619296606091" calcext:value-type="float">
            <text:p>779.619296606091</text:p>
          </table:table-cell>
        </table:table-row>
        <table:table-row table:style-name="ro1">
          <table:table-cell office:value-type="float" office:value="46.9161" calcext:value-type="float">
            <text:p>46.9161</text:p>
          </table:table-cell>
          <table:table-cell office:value-type="float" office:value="287.837" calcext:value-type="float">
            <text:p>287.837</text:p>
          </table:table-cell>
          <table:table-cell office:value-type="float" office:value="46.1153" calcext:value-type="float">
            <text:p>46.1153</text:p>
          </table:table-cell>
          <table:table-cell office:value-type="float" office:value="45.9262" calcext:value-type="float">
            <text:p>45.9262</text:p>
          </table:table-cell>
          <table:table-cell office:value-type="float" office:value="277.861" calcext:value-type="float">
            <text:p>277.861</text:p>
          </table:table-cell>
          <table:table-cell office:value-type="float" office:value="46.8583" calcext:value-type="float">
            <text:p>46.8583</text:p>
          </table:table-cell>
          <table:table-cell/>
          <table:table-cell table:formula="of:=([.D476]-[.A476])/0.0166667" office:value-type="float" office:value="-59.3938812122375" calcext:value-type="float">
            <text:p>-59.3938812122375</text:p>
          </table:table-cell>
          <table:table-cell table:formula="of:=ABS([.E476]-[.B476])/0.0166667" office:value-type="float" office:value="598.558802882394" calcext:value-type="float">
            <text:p>598.558802882394</text:p>
          </table:table-cell>
          <table:table-cell table:formula="of:=([.F476]-[.C476])/0.0166667" office:value-type="float" office:value="44.5799108401785" calcext:value-type="float">
            <text:p>44.5799108401785</text:p>
          </table:table-cell>
          <table:table-cell table:formula="of:=DEGREES(ATAN(ABS([.F476]-[.C476])/ABS([.E476]-[.B476])))" office:value-type="float" office:value="4.25945374806064" calcext:value-type="float">
            <text:p>4.25945374806064</text:p>
          </table:table-cell>
          <table:table-cell table:formula="of:=SQRT(POWER([.H476];2)+POWER([.I476];2)+POWER([.J476];2))" office:value-type="float" office:value="603.148109575067" calcext:value-type="float">
            <text:p>603.148109575067</text:p>
          </table:table-cell>
        </table:table-row>
        <table:table-row table:style-name="ro1">
          <table:table-cell office:value-type="float" office:value="46.3314" calcext:value-type="float">
            <text:p>46.3314</text:p>
          </table:table-cell>
          <table:table-cell office:value-type="float" office:value="289.132" calcext:value-type="float">
            <text:p>289.132</text:p>
          </table:table-cell>
          <table:table-cell office:value-type="float" office:value="45.9296" calcext:value-type="float">
            <text:p>45.9296</text:p>
          </table:table-cell>
          <table:table-cell office:value-type="float" office:value="45.032" calcext:value-type="float">
            <text:p>45.032</text:p>
          </table:table-cell>
          <table:table-cell office:value-type="float" office:value="280.359" calcext:value-type="float">
            <text:p>280.359</text:p>
          </table:table-cell>
          <table:table-cell office:value-type="float" office:value="46.743" calcext:value-type="float">
            <text:p>46.743</text:p>
          </table:table-cell>
          <table:table-cell/>
          <table:table-cell table:formula="of:=([.D477]-[.A477])/0.0166667" office:value-type="float" office:value="-77.9638440723122" calcext:value-type="float">
            <text:p>-77.9638440723122</text:p>
          </table:table-cell>
          <table:table-cell table:formula="of:=ABS([.E477]-[.B477])/0.0166667" office:value-type="float" office:value="526.378947242107" calcext:value-type="float">
            <text:p>526.378947242107</text:p>
          </table:table-cell>
          <table:table-cell table:formula="of:=([.F477]-[.C477])/0.0166667" office:value-type="float" office:value="48.8039023921953" calcext:value-type="float">
            <text:p>48.8039023921953</text:p>
          </table:table-cell>
          <table:table-cell table:formula="of:=DEGREES(ATAN(ABS([.F477]-[.C477])/ABS([.E477]-[.B477])))" office:value-type="float" office:value="5.2971081401143" calcext:value-type="float">
            <text:p>5.2971081401143</text:p>
          </table:table-cell>
          <table:table-cell table:formula="of:=SQRT(POWER([.H477];2)+POWER([.I477];2)+POWER([.J477];2))" office:value-type="float" office:value="534.354730465585" calcext:value-type="float">
            <text:p>534.354730465585</text:p>
          </table:table-cell>
        </table:table-row>
        <table:table-row table:style-name="ro1">
          <table:table-cell office:value-type="float" office:value="47.5678" calcext:value-type="float">
            <text:p>47.5678</text:p>
          </table:table-cell>
          <table:table-cell office:value-type="float" office:value="295.222" calcext:value-type="float">
            <text:p>295.222</text:p>
          </table:table-cell>
          <table:table-cell office:value-type="float" office:value="45.2726" calcext:value-type="float">
            <text:p>45.2726</text:p>
          </table:table-cell>
          <table:table-cell office:value-type="float" office:value="47.2" calcext:value-type="float">
            <text:p>47.2</text:p>
          </table:table-cell>
          <table:table-cell office:value-type="float" office:value="282.323" calcext:value-type="float">
            <text:p>282.323</text:p>
          </table:table-cell>
          <table:table-cell office:value-type="float" office:value="46.4278" calcext:value-type="float">
            <text:p>46.4278</text:p>
          </table:table-cell>
          <table:table-cell/>
          <table:table-cell table:formula="of:=([.D478]-[.A478])/0.0166667" office:value-type="float" office:value="-22.067955864088" calcext:value-type="float">
            <text:p>-22.067955864088</text:p>
          </table:table-cell>
          <table:table-cell table:formula="of:=ABS([.E478]-[.B478])/0.0166667" office:value-type="float" office:value="773.938452123096" calcext:value-type="float">
            <text:p>773.938452123096</text:p>
          </table:table-cell>
          <table:table-cell table:formula="of:=([.F478]-[.C478])/0.0166667" office:value-type="float" office:value="69.3118613762773" calcext:value-type="float">
            <text:p>69.3118613762773</text:p>
          </table:table-cell>
          <table:table-cell table:formula="of:=DEGREES(ATAN(ABS([.F478]-[.C478])/ABS([.E478]-[.B478])))" office:value-type="float" office:value="5.11760423448805" calcext:value-type="float">
            <text:p>5.11760423448805</text:p>
          </table:table-cell>
          <table:table-cell table:formula="of:=SQRT(POWER([.H478];2)+POWER([.I478];2)+POWER([.J478];2))" office:value-type="float" office:value="777.349250001669" calcext:value-type="float">
            <text:p>777.349250001669</text:p>
          </table:table-cell>
        </table:table-row>
        <table:table-row table:style-name="ro1">
          <table:table-cell office:value-type="float" office:value="46.3214" calcext:value-type="float">
            <text:p>46.3214</text:p>
          </table:table-cell>
          <table:table-cell office:value-type="float" office:value="289.187" calcext:value-type="float">
            <text:p>289.187</text:p>
          </table:table-cell>
          <table:table-cell office:value-type="float" office:value="45.6673" calcext:value-type="float">
            <text:p>45.6673</text:p>
          </table:table-cell>
          <table:table-cell office:value-type="float" office:value="45.2442" calcext:value-type="float">
            <text:p>45.2442</text:p>
          </table:table-cell>
          <table:table-cell office:value-type="float" office:value="276.401" calcext:value-type="float">
            <text:p>276.401</text:p>
          </table:table-cell>
          <table:table-cell office:value-type="float" office:value="46.589" calcext:value-type="float">
            <text:p>46.589</text:p>
          </table:table-cell>
          <table:table-cell/>
          <table:table-cell table:formula="of:=([.D479]-[.A479])/0.0166667" office:value-type="float" office:value="-64.6318707362584" calcext:value-type="float">
            <text:p>-64.6318707362584</text:p>
          </table:table-cell>
          <table:table-cell table:formula="of:=ABS([.E479]-[.B479])/0.0166667" office:value-type="float" office:value="767.158465683069" calcext:value-type="float">
            <text:p>767.158465683069</text:p>
          </table:table-cell>
          <table:table-cell table:formula="of:=([.F479]-[.C479])/0.0166667" office:value-type="float" office:value="55.3018893962213" calcext:value-type="float">
            <text:p>55.3018893962213</text:p>
          </table:table-cell>
          <table:table-cell table:formula="of:=DEGREES(ATAN(ABS([.F479]-[.C479])/ABS([.E479]-[.B479])))" office:value-type="float" office:value="4.12312916348794" calcext:value-type="float">
            <text:p>4.12312916348794</text:p>
          </table:table-cell>
          <table:table-cell table:formula="of:=SQRT(POWER([.H479];2)+POWER([.I479];2)+POWER([.J479];2))" office:value-type="float" office:value="771.859889588039" calcext:value-type="float">
            <text:p>771.859889588039</text:p>
          </table:table-cell>
        </table:table-row>
        <table:table-row table:style-name="ro1">
          <table:table-cell office:value-type="float" office:value="46.8872" calcext:value-type="float">
            <text:p>46.8872</text:p>
          </table:table-cell>
          <table:table-cell office:value-type="float" office:value="287.996" calcext:value-type="float">
            <text:p>287.996</text:p>
          </table:table-cell>
          <table:table-cell office:value-type="float" office:value="45.3313" calcext:value-type="float">
            <text:p>45.3313</text:p>
          </table:table-cell>
          <table:table-cell office:value-type="float" office:value="45.7177" calcext:value-type="float">
            <text:p>45.7177</text:p>
          </table:table-cell>
          <table:table-cell office:value-type="float" office:value="276.64" calcext:value-type="float">
            <text:p>276.64</text:p>
          </table:table-cell>
          <table:table-cell office:value-type="float" office:value="46.0526" calcext:value-type="float">
            <text:p>46.0526</text:p>
          </table:table-cell>
          <table:table-cell/>
          <table:table-cell table:formula="of:=([.D480]-[.A480])/0.0166667" office:value-type="float" office:value="-70.1698596602806" calcext:value-type="float">
            <text:p>-70.1698596602806</text:p>
          </table:table-cell>
          <table:table-cell table:formula="of:=ABS([.E480]-[.B480])/0.0166667" office:value-type="float" office:value="681.358637282725" calcext:value-type="float">
            <text:p>681.358637282725</text:p>
          </table:table-cell>
          <table:table-cell table:formula="of:=([.F480]-[.C480])/0.0166667" office:value-type="float" office:value="43.2779134441731" calcext:value-type="float">
            <text:p>43.2779134441731</text:p>
          </table:table-cell>
          <table:table-cell table:formula="of:=DEGREES(ATAN(ABS([.F480]-[.C480])/ABS([.E480]-[.B480])))" office:value-type="float" office:value="3.63437852120386" calcext:value-type="float">
            <text:p>3.63437852120386</text:p>
          </table:table-cell>
          <table:table-cell table:formula="of:=SQRT(POWER([.H480];2)+POWER([.I480];2)+POWER([.J480];2))" office:value-type="float" office:value="686.328186508901" calcext:value-type="float">
            <text:p>686.328186508901</text:p>
          </table:table-cell>
        </table:table-row>
        <table:table-row table:style-name="ro1">
          <table:table-cell office:value-type="float" office:value="47.6246" calcext:value-type="float">
            <text:p>47.6246</text:p>
          </table:table-cell>
          <table:table-cell office:value-type="float" office:value="279.492" calcext:value-type="float">
            <text:p>279.492</text:p>
          </table:table-cell>
          <table:table-cell office:value-type="float" office:value="47.592" calcext:value-type="float">
            <text:p>47.592</text:p>
          </table:table-cell>
          <table:table-cell office:value-type="float" office:value="46.3863" calcext:value-type="float">
            <text:p>46.3863</text:p>
          </table:table-cell>
          <table:table-cell office:value-type="float" office:value="269.833" calcext:value-type="float">
            <text:p>269.833</text:p>
          </table:table-cell>
          <table:table-cell office:value-type="float" office:value="48.0553" calcext:value-type="float">
            <text:p>48.0553</text:p>
          </table:table-cell>
          <table:table-cell/>
          <table:table-cell table:formula="of:=([.D481]-[.A481])/0.0166667" office:value-type="float" office:value="-74.2978514042973" calcext:value-type="float">
            <text:p>-74.2978514042973</text:p>
          </table:table-cell>
          <table:table-cell table:formula="of:=ABS([.E481]-[.B481])/0.0166667" office:value-type="float" office:value="579.538840922318" calcext:value-type="float">
            <text:p>579.538840922318</text:p>
          </table:table-cell>
          <table:table-cell table:formula="of:=([.F481]-[.C481])/0.0166667" office:value-type="float" office:value="27.7979444041114" calcext:value-type="float">
            <text:p>27.7979444041114</text:p>
          </table:table-cell>
          <table:table-cell table:formula="of:=DEGREES(ATAN(ABS([.F481]-[.C481])/ABS([.E481]-[.B481])))" office:value-type="float" office:value="2.74612332824402" calcext:value-type="float">
            <text:p>2.74612332824402</text:p>
          </table:table-cell>
          <table:table-cell table:formula="of:=SQRT(POWER([.H481];2)+POWER([.I481];2)+POWER([.J481];2))" office:value-type="float" office:value="584.942872914931" calcext:value-type="float">
            <text:p>584.942872914931</text:p>
          </table:table-cell>
        </table:table-row>
        <table:table-row table:style-name="ro1">
          <table:table-cell office:value-type="float" office:value="47.5168" calcext:value-type="float">
            <text:p>47.5168</text:p>
          </table:table-cell>
          <table:table-cell office:value-type="float" office:value="286.434" calcext:value-type="float">
            <text:p>286.434</text:p>
          </table:table-cell>
          <table:table-cell office:value-type="float" office:value="46.8217" calcext:value-type="float">
            <text:p>46.8217</text:p>
          </table:table-cell>
          <table:table-cell office:value-type="float" office:value="46.9225" calcext:value-type="float">
            <text:p>46.9225</text:p>
          </table:table-cell>
          <table:table-cell office:value-type="float" office:value="273.866" calcext:value-type="float">
            <text:p>273.866</text:p>
          </table:table-cell>
          <table:table-cell office:value-type="float" office:value="48.1835" calcext:value-type="float">
            <text:p>48.1835</text:p>
          </table:table-cell>
          <table:table-cell/>
          <table:table-cell table:formula="of:=([.D482]-[.A482])/0.0166667" office:value-type="float" office:value="-35.6579286841429" calcext:value-type="float">
            <text:p>-35.6579286841429</text:p>
          </table:table-cell>
          <table:table-cell table:formula="of:=ABS([.E482]-[.B482])/0.0166667" office:value-type="float" office:value="754.078491843019" calcext:value-type="float">
            <text:p>754.078491843019</text:p>
          </table:table-cell>
          <table:table-cell table:formula="of:=([.F482]-[.C482])/0.0166667" office:value-type="float" office:value="81.707836584327" calcext:value-type="float">
            <text:p>81.707836584327</text:p>
          </table:table-cell>
          <table:table-cell table:formula="of:=DEGREES(ATAN(ABS([.F482]-[.C482])/ABS([.E482]-[.B482])))" office:value-type="float" office:value="6.18413175774484" calcext:value-type="float">
            <text:p>6.18413175774484</text:p>
          </table:table-cell>
          <table:table-cell table:formula="of:=SQRT(POWER([.H482];2)+POWER([.I482];2)+POWER([.J482];2))" office:value-type="float" office:value="759.329987750765" calcext:value-type="float">
            <text:p>759.329987750765</text:p>
          </table:table-cell>
        </table:table-row>
        <table:table-row table:style-name="ro1">
          <table:table-cell office:value-type="float" office:value="48.1575" calcext:value-type="float">
            <text:p>48.1575</text:p>
          </table:table-cell>
          <table:table-cell office:value-type="float" office:value="283.811" calcext:value-type="float">
            <text:p>283.811</text:p>
          </table:table-cell>
          <table:table-cell office:value-type="float" office:value="46.9497" calcext:value-type="float">
            <text:p>46.9497</text:p>
          </table:table-cell>
          <table:table-cell office:value-type="float" office:value="47.7313" calcext:value-type="float">
            <text:p>47.7313</text:p>
          </table:table-cell>
          <table:table-cell office:value-type="float" office:value="272.717" calcext:value-type="float">
            <text:p>272.717</text:p>
          </table:table-cell>
          <table:table-cell office:value-type="float" office:value="48.3452" calcext:value-type="float">
            <text:p>48.3452</text:p>
          </table:table-cell>
          <table:table-cell/>
          <table:table-cell table:formula="of:=([.D483]-[.A483])/0.0166667" office:value-type="float" office:value="-25.5719488561024" calcext:value-type="float">
            <text:p>-25.5719488561024</text:p>
          </table:table-cell>
          <table:table-cell table:formula="of:=ABS([.E483]-[.B483])/0.0166667" office:value-type="float" office:value="665.638668722662" calcext:value-type="float">
            <text:p>665.638668722662</text:p>
          </table:table-cell>
          <table:table-cell table:formula="of:=([.F483]-[.C483])/0.0166667" office:value-type="float" office:value="83.7298325403348" calcext:value-type="float">
            <text:p>83.7298325403348</text:p>
          </table:table-cell>
          <table:table-cell table:formula="of:=DEGREES(ATAN(ABS([.F483]-[.C483])/ABS([.E483]-[.B483])))" office:value-type="float" office:value="7.16950680909001" calcext:value-type="float">
            <text:p>7.16950680909001</text:p>
          </table:table-cell>
          <table:table-cell table:formula="of:=SQRT(POWER([.H483];2)+POWER([.I483];2)+POWER([.J483];2))" office:value-type="float" office:value="671.371318068034" calcext:value-type="float">
            <text:p>671.371318068034</text:p>
          </table:table-cell>
        </table:table-row>
        <table:table-row table:style-name="ro1">
          <table:table-cell office:value-type="float" office:value="47.3475" calcext:value-type="float">
            <text:p>47.3475</text:p>
          </table:table-cell>
          <table:table-cell office:value-type="float" office:value="289.39" calcext:value-type="float">
            <text:p>289.39</text:p>
          </table:table-cell>
          <table:table-cell office:value-type="float" office:value="45.8809" calcext:value-type="float">
            <text:p>45.8809</text:p>
          </table:table-cell>
          <table:table-cell office:value-type="float" office:value="46.4206" calcext:value-type="float">
            <text:p>46.4206</text:p>
          </table:table-cell>
          <table:table-cell office:value-type="float" office:value="278.009" calcext:value-type="float">
            <text:p>278.009</text:p>
          </table:table-cell>
          <table:table-cell office:value-type="float" office:value="46.8311" calcext:value-type="float">
            <text:p>46.8311</text:p>
          </table:table-cell>
          <table:table-cell/>
          <table:table-cell table:formula="of:=([.D484]-[.A484])/0.0166667" office:value-type="float" office:value="-55.6138887722222" calcext:value-type="float">
            <text:p>-55.6138887722222</text:p>
          </table:table-cell>
          <table:table-cell table:formula="of:=ABS([.E484]-[.B484])/0.0166667" office:value-type="float" office:value="682.85863428273" calcext:value-type="float">
            <text:p>682.85863428273</text:p>
          </table:table-cell>
          <table:table-cell table:formula="of:=([.F484]-[.C484])/0.0166667" office:value-type="float" office:value="57.0118859762282" calcext:value-type="float">
            <text:p>57.0118859762282</text:p>
          </table:table-cell>
          <table:table-cell table:formula="of:=DEGREES(ATAN(ABS([.F484]-[.C484])/ABS([.E484]-[.B484])))" office:value-type="float" office:value="4.77255755792207" calcext:value-type="float">
            <text:p>4.77255755792207</text:p>
          </table:table-cell>
          <table:table-cell table:formula="of:=SQRT(POWER([.H484];2)+POWER([.I484];2)+POWER([.J484];2))" office:value-type="float" office:value="687.487581110678" calcext:value-type="float">
            <text:p>687.487581110678</text:p>
          </table:table-cell>
        </table:table-row>
        <table:table-row table:style-name="ro1">
          <table:table-cell office:value-type="float" office:value="48.5892" calcext:value-type="float">
            <text:p>48.5892</text:p>
          </table:table-cell>
          <table:table-cell office:value-type="float" office:value="285.336" calcext:value-type="float">
            <text:p>285.336</text:p>
          </table:table-cell>
          <table:table-cell office:value-type="float" office:value="46.7203" calcext:value-type="float">
            <text:p>46.7203</text:p>
          </table:table-cell>
          <table:table-cell office:value-type="float" office:value="47.6407" calcext:value-type="float">
            <text:p>47.6407</text:p>
          </table:table-cell>
          <table:table-cell office:value-type="float" office:value="274.156" calcext:value-type="float">
            <text:p>274.156</text:p>
          </table:table-cell>
          <table:table-cell office:value-type="float" office:value="47.6414" calcext:value-type="float">
            <text:p>47.6414</text:p>
          </table:table-cell>
          <table:table-cell/>
          <table:table-cell table:formula="of:=([.D485]-[.A485])/0.0166667" office:value-type="float" office:value="-56.9098861802274" calcext:value-type="float">
            <text:p>-56.9098861802274</text:p>
          </table:table-cell>
          <table:table-cell table:formula="of:=ABS([.E485]-[.B485])/0.0166667" office:value-type="float" office:value="670.798658402684" calcext:value-type="float">
            <text:p>670.798658402684</text:p>
          </table:table-cell>
          <table:table-cell table:formula="of:=([.F485]-[.C485])/0.0166667" office:value-type="float" office:value="55.2658894682208" calcext:value-type="float">
            <text:p>55.2658894682208</text:p>
          </table:table-cell>
          <table:table-cell table:formula="of:=DEGREES(ATAN(ABS([.F485]-[.C485])/ABS([.E485]-[.B485])))" office:value-type="float" office:value="4.70985842490747" calcext:value-type="float">
            <text:p>4.70985842490747</text:p>
          </table:table-cell>
          <table:table-cell table:formula="of:=SQRT(POWER([.H485];2)+POWER([.I485];2)+POWER([.J485];2))" office:value-type="float" office:value="675.473088878158" calcext:value-type="float">
            <text:p>675.473088878158</text:p>
          </table:table-cell>
        </table:table-row>
        <table:table-row table:style-name="ro1">
          <table:table-cell office:value-type="float" office:value="49.4736" calcext:value-type="float">
            <text:p>49.4736</text:p>
          </table:table-cell>
          <table:table-cell office:value-type="float" office:value="282.785" calcext:value-type="float">
            <text:p>282.785</text:p>
          </table:table-cell>
          <table:table-cell office:value-type="float" office:value="46.837" calcext:value-type="float">
            <text:p>46.837</text:p>
          </table:table-cell>
          <table:table-cell office:value-type="float" office:value="48.5779" calcext:value-type="float">
            <text:p>48.5779</text:p>
          </table:table-cell>
          <table:table-cell office:value-type="float" office:value="270.406" calcext:value-type="float">
            <text:p>270.406</text:p>
          </table:table-cell>
          <table:table-cell office:value-type="float" office:value="47.947" calcext:value-type="float">
            <text:p>47.947</text:p>
          </table:table-cell>
          <table:table-cell/>
          <table:table-cell table:formula="of:=([.D486]-[.A486])/0.0166667" office:value-type="float" office:value="-53.7418925162149" calcext:value-type="float">
            <text:p>-53.7418925162149</text:p>
          </table:table-cell>
          <table:table-cell table:formula="of:=ABS([.E486]-[.B486])/0.0166667" office:value-type="float" office:value="742.738514522972" calcext:value-type="float">
            <text:p>742.738514522972</text:p>
          </table:table-cell>
          <table:table-cell table:formula="of:=([.F486]-[.C486])/0.0166667" office:value-type="float" office:value="66.5998668002664" calcext:value-type="float">
            <text:p>66.5998668002664</text:p>
          </table:table-cell>
          <table:table-cell table:formula="of:=DEGREES(ATAN(ABS([.F486]-[.C486])/ABS([.E486]-[.B486])))" office:value-type="float" office:value="5.12389385251084" calcext:value-type="float">
            <text:p>5.12389385251084</text:p>
          </table:table-cell>
          <table:table-cell table:formula="of:=SQRT(POWER([.H486];2)+POWER([.I486];2)+POWER([.J486];2))" office:value-type="float" office:value="747.65248225685" calcext:value-type="float">
            <text:p>747.65248225685</text:p>
          </table:table-cell>
        </table:table-row>
        <table:table-row table:style-name="ro1">
          <table:table-cell office:value-type="float" office:value="51.1233" calcext:value-type="float">
            <text:p>51.1233</text:p>
          </table:table-cell>
          <table:table-cell office:value-type="float" office:value="285.877" calcext:value-type="float">
            <text:p>285.877</text:p>
          </table:table-cell>
          <table:table-cell office:value-type="float" office:value="46.8668" calcext:value-type="float">
            <text:p>46.8668</text:p>
          </table:table-cell>
          <table:table-cell office:value-type="float" office:value="49.9809" calcext:value-type="float">
            <text:p>49.9809</text:p>
          </table:table-cell>
          <table:table-cell office:value-type="float" office:value="277.418" calcext:value-type="float">
            <text:p>277.418</text:p>
          </table:table-cell>
          <table:table-cell office:value-type="float" office:value="47.3787" calcext:value-type="float">
            <text:p>47.3787</text:p>
          </table:table-cell>
          <table:table-cell/>
          <table:table-cell table:formula="of:=([.D487]-[.A487])/0.0166667" office:value-type="float" office:value="-68.5438629122743" calcext:value-type="float">
            <text:p>-68.5438629122743</text:p>
          </table:table-cell>
          <table:table-cell table:formula="of:=ABS([.E487]-[.B487])/0.0166667" office:value-type="float" office:value="507.53898492203" calcext:value-type="float">
            <text:p>507.53898492203</text:p>
          </table:table-cell>
          <table:table-cell table:formula="of:=([.F487]-[.C487])/0.0166667" office:value-type="float" office:value="30.7139385721231" calcext:value-type="float">
            <text:p>30.7139385721231</text:p>
          </table:table-cell>
          <table:table-cell table:formula="of:=DEGREES(ATAN(ABS([.F487]-[.C487])/ABS([.E487]-[.B487])))" office:value-type="float" office:value="3.46305533209204" calcext:value-type="float">
            <text:p>3.46305533209204</text:p>
          </table:table-cell>
          <table:table-cell table:formula="of:=SQRT(POWER([.H487];2)+POWER([.I487];2)+POWER([.J487];2))" office:value-type="float" office:value="513.066689993839" calcext:value-type="float">
            <text:p>513.066689993839</text:p>
          </table:table-cell>
        </table:table-row>
        <table:table-row table:style-name="ro1">
          <table:table-cell office:value-type="float" office:value="50.4704" calcext:value-type="float">
            <text:p>50.4704</text:p>
          </table:table-cell>
          <table:table-cell office:value-type="float" office:value="288.695" calcext:value-type="float">
            <text:p>288.695</text:p>
          </table:table-cell>
          <table:table-cell office:value-type="float" office:value="45.952" calcext:value-type="float">
            <text:p>45.952</text:p>
          </table:table-cell>
          <table:table-cell office:value-type="float" office:value="48.9795" calcext:value-type="float">
            <text:p>48.9795</text:p>
          </table:table-cell>
          <table:table-cell office:value-type="float" office:value="287.13" calcext:value-type="float">
            <text:p>287.13</text:p>
          </table:table-cell>
          <table:table-cell office:value-type="float" office:value="45.1863" calcext:value-type="float">
            <text:p>45.1863</text:p>
          </table:table-cell>
          <table:table-cell/>
          <table:table-cell table:formula="of:=([.D488]-[.A488])/0.0166667" office:value-type="float" office:value="-89.4538210923576" calcext:value-type="float">
            <text:p>-89.4538210923576</text:p>
          </table:table-cell>
          <table:table-cell table:formula="of:=ABS([.E488]-[.B488])/0.0166667" office:value-type="float" office:value="93.8998122003755" calcext:value-type="float">
            <text:p>93.8998122003755</text:p>
          </table:table-cell>
          <table:table-cell table:formula="of:=([.F488]-[.C488])/0.0166667" office:value-type="float" office:value="-45.9419081161835" calcext:value-type="float">
            <text:p>-45.9419081161835</text:p>
          </table:table-cell>
          <table:table-cell table:formula="of:=DEGREES(ATAN(ABS([.F488]-[.C488])/ABS([.E488]-[.B488])))" office:value-type="float" office:value="26.0708933986219" calcext:value-type="float">
            <text:p>26.0708933986219</text:p>
          </table:table-cell>
          <table:table-cell table:formula="of:=SQRT(POWER([.H488];2)+POWER([.I488];2)+POWER([.J488];2))" office:value-type="float" office:value="137.585681524805" calcext:value-type="float">
            <text:p>137.585681524805</text:p>
          </table:table-cell>
        </table:table-row>
        <table:table-row table:style-name="ro1">
          <table:table-cell office:value-type="float" office:value="49.2643" calcext:value-type="float">
            <text:p>49.2643</text:p>
          </table:table-cell>
          <table:table-cell office:value-type="float" office:value="292.624" calcext:value-type="float">
            <text:p>292.624</text:p>
          </table:table-cell>
          <table:table-cell office:value-type="float" office:value="45.8942" calcext:value-type="float">
            <text:p>45.8942</text:p>
          </table:table-cell>
          <table:table-cell office:value-type="float" office:value="48.6116" calcext:value-type="float">
            <text:p>48.6116</text:p>
          </table:table-cell>
          <table:table-cell office:value-type="float" office:value="279.781" calcext:value-type="float">
            <text:p>279.781</text:p>
          </table:table-cell>
          <table:table-cell office:value-type="float" office:value="47.2904" calcext:value-type="float">
            <text:p>47.2904</text:p>
          </table:table-cell>
          <table:table-cell/>
          <table:table-cell table:formula="of:=([.D489]-[.A489])/0.0166667" office:value-type="float" office:value="-39.1619216761564" calcext:value-type="float">
            <text:p>-39.1619216761564</text:p>
          </table:table-cell>
          <table:table-cell table:formula="of:=ABS([.E489]-[.B489])/0.0166667" office:value-type="float" office:value="770.578458843083" calcext:value-type="float">
            <text:p>770.578458843083</text:p>
          </table:table-cell>
          <table:table-cell table:formula="of:=([.F489]-[.C489])/0.0166667" office:value-type="float" office:value="83.7718324563351" calcext:value-type="float">
            <text:p>83.7718324563351</text:p>
          </table:table-cell>
          <table:table-cell table:formula="of:=DEGREES(ATAN(ABS([.F489]-[.C489])/ABS([.E489]-[.B489])))" office:value-type="float" office:value="6.20442558157783" calcext:value-type="float">
            <text:p>6.20442558157783</text:p>
          </table:table-cell>
          <table:table-cell table:formula="of:=SQRT(POWER([.H489];2)+POWER([.I489];2)+POWER([.J489];2))" office:value-type="float" office:value="776.107297514618" calcext:value-type="float">
            <text:p>776.107297514618</text:p>
          </table:table-cell>
        </table:table-row>
        <table:table-row table:style-name="ro1">
          <table:table-cell office:value-type="float" office:value="42.5668" calcext:value-type="float">
            <text:p>42.5668</text:p>
          </table:table-cell>
          <table:table-cell office:value-type="float" office:value="287.958" calcext:value-type="float">
            <text:p>287.958</text:p>
          </table:table-cell>
          <table:table-cell office:value-type="float" office:value="46.9019" calcext:value-type="float">
            <text:p>46.9019</text:p>
          </table:table-cell>
          <table:table-cell office:value-type="float" office:value="42.4135" calcext:value-type="float">
            <text:p>42.41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47.6005" calcext:value-type="float">
            <text:p>47.6005</text:p>
          </table:table-cell>
          <table:table-cell/>
          <table:table-cell table:formula="of:=([.D490]-[.A490])/0.0166667" office:value-type="float" office:value="-9.19798160403689" calcext:value-type="float">
            <text:p>-9.19798160403689</text:p>
          </table:table-cell>
          <table:table-cell table:formula="of:=ABS([.E490]-[.B490])/0.0166667" office:value-type="float" office:value="590.278819442362" calcext:value-type="float">
            <text:p>590.278819442362</text:p>
          </table:table-cell>
          <table:table-cell table:formula="of:=([.F490]-[.C490])/0.0166667" office:value-type="float" office:value="41.9159161681676" calcext:value-type="float">
            <text:p>41.9159161681676</text:p>
          </table:table-cell>
          <table:table-cell table:formula="of:=DEGREES(ATAN(ABS([.F490]-[.C490])/ABS([.E490]-[.B490])))" office:value-type="float" office:value="4.06177641007476" calcext:value-type="float">
            <text:p>4.06177641007476</text:p>
          </table:table-cell>
          <table:table-cell table:formula="of:=SQRT(POWER([.H490];2)+POWER([.I490];2)+POWER([.J490];2))" office:value-type="float" office:value="591.836659540514" calcext:value-type="float">
            <text:p>591.836659540514</text:p>
          </table:table-cell>
        </table:table-row>
        <table:table-row table:style-name="ro1">
          <table:table-cell office:value-type="float" office:value="38.0094" calcext:value-type="float">
            <text:p>38.0094</text:p>
          </table:table-cell>
          <table:table-cell office:value-type="float" office:value="294.081" calcext:value-type="float">
            <text:p>294.081</text:p>
          </table:table-cell>
          <table:table-cell office:value-type="float" office:value="45.797" calcext:value-type="float">
            <text:p>45.797</text:p>
          </table:table-cell>
          <table:table-cell office:value-type="float" office:value="37.0532" calcext:value-type="float">
            <text:p>37.0532</text:p>
          </table:table-cell>
          <table:table-cell office:value-type="float" office:value="282.265" calcext:value-type="float">
            <text:p>282.265</text:p>
          </table:table-cell>
          <table:table-cell office:value-type="float" office:value="46.5425" calcext:value-type="float">
            <text:p>46.5425</text:p>
          </table:table-cell>
          <table:table-cell/>
          <table:table-cell table:formula="of:=([.D491]-[.A491])/0.0166667" office:value-type="float" office:value="-57.3718852562296" calcext:value-type="float">
            <text:p>-57.3718852562296</text:p>
          </table:table-cell>
          <table:table-cell table:formula="of:=ABS([.E491]-[.B491])/0.0166667" office:value-type="float" office:value="708.958582082838" calcext:value-type="float">
            <text:p>708.958582082838</text:p>
          </table:table-cell>
          <table:table-cell table:formula="of:=([.F491]-[.C491])/0.0166667" office:value-type="float" office:value="44.7299105401789" calcext:value-type="float">
            <text:p>44.7299105401789</text:p>
          </table:table-cell>
          <table:table-cell table:formula="of:=DEGREES(ATAN(ABS([.F491]-[.C491])/ABS([.E491]-[.B491])))" office:value-type="float" office:value="3.610144047527" calcext:value-type="float">
            <text:p>3.610144047527</text:p>
          </table:table-cell>
          <table:table-cell table:formula="of:=SQRT(POWER([.H491];2)+POWER([.I491];2)+POWER([.J491];2))" office:value-type="float" office:value="712.681253593564" calcext:value-type="float">
            <text:p>712.681253593564</text:p>
          </table:table-cell>
        </table:table-row>
        <table:table-row table:style-name="ro1">
          <table:table-cell office:value-type="float" office:value="37.5268" calcext:value-type="float">
            <text:p>37.5268</text:p>
          </table:table-cell>
          <table:table-cell office:value-type="float" office:value="297.016" calcext:value-type="float">
            <text:p>297.016</text:p>
          </table:table-cell>
          <table:table-cell office:value-type="float" office:value="45.1124" calcext:value-type="float">
            <text:p>45.1124</text:p>
          </table:table-cell>
          <table:table-cell office:value-type="float" office:value="35.8682" calcext:value-type="float">
            <text:p>35.8682</text:p>
          </table:table-cell>
          <table:table-cell office:value-type="float" office:value="287.703" calcext:value-type="float">
            <text:p>287.703</text:p>
          </table:table-cell>
          <table:table-cell office:value-type="float" office:value="45.744" calcext:value-type="float">
            <text:p>45.744</text:p>
          </table:table-cell>
          <table:table-cell/>
          <table:table-cell table:formula="of:=([.D492]-[.A492])/0.0166667" office:value-type="float" office:value="-99.5158009683981" calcext:value-type="float">
            <text:p>-99.5158009683981</text:p>
          </table:table-cell>
          <table:table-cell table:formula="of:=ABS([.E492]-[.B492])/0.0166667" office:value-type="float" office:value="558.778882442238" calcext:value-type="float">
            <text:p>558.778882442238</text:p>
          </table:table-cell>
          <table:table-cell table:formula="of:=([.F492]-[.C492])/0.0166667" office:value-type="float" office:value="37.8959242081515" calcext:value-type="float">
            <text:p>37.8959242081515</text:p>
          </table:table-cell>
          <table:table-cell table:formula="of:=DEGREES(ATAN(ABS([.F492]-[.C492])/ABS([.E492]-[.B492])))" office:value-type="float" office:value="3.87981159734164" calcext:value-type="float">
            <text:p>3.87981159734164</text:p>
          </table:table-cell>
          <table:table-cell table:formula="of:=SQRT(POWER([.H492];2)+POWER([.I492];2)+POWER([.J492];2))" office:value-type="float" office:value="568.83506851931" calcext:value-type="float">
            <text:p>568.83506851931</text:p>
          </table:table-cell>
        </table:table-row>
        <table:table-row table:style-name="ro1">
          <table:table-cell office:value-type="float" office:value="37.9887" calcext:value-type="float">
            <text:p>37.9887</text:p>
          </table:table-cell>
          <table:table-cell office:value-type="float" office:value="301.683" calcext:value-type="float">
            <text:p>301.683</text:p>
          </table:table-cell>
          <table:table-cell office:value-type="float" office:value="44.6799" calcext:value-type="float">
            <text:p>44.6799</text:p>
          </table:table-cell>
          <table:table-cell office:value-type="float" office:value="36.6785" calcext:value-type="float">
            <text:p>36.6785</text:p>
          </table:table-cell>
          <table:table-cell office:value-type="float" office:value="290.804" calcext:value-type="float">
            <text:p>290.804</text:p>
          </table:table-cell>
          <table:table-cell office:value-type="float" office:value="45.7829" calcext:value-type="float">
            <text:p>45.7829</text:p>
          </table:table-cell>
          <table:table-cell/>
          <table:table-cell table:formula="of:=([.D493]-[.A493])/0.0166667" office:value-type="float" office:value="-78.6118427763146" calcext:value-type="float">
            <text:p>-78.6118427763146</text:p>
          </table:table-cell>
          <table:table-cell table:formula="of:=ABS([.E493]-[.B493])/0.0166667" office:value-type="float" office:value="652.738694522612" calcext:value-type="float">
            <text:p>652.738694522612</text:p>
          </table:table-cell>
          <table:table-cell table:formula="of:=([.F493]-[.C493])/0.0166667" office:value-type="float" office:value="66.1798676402644" calcext:value-type="float">
            <text:p>66.1798676402644</text:p>
          </table:table-cell>
          <table:table-cell table:formula="of:=DEGREES(ATAN(ABS([.F493]-[.C493])/ABS([.E493]-[.B493])))" office:value-type="float" office:value="5.78932114803306" calcext:value-type="float">
            <text:p>5.78932114803306</text:p>
          </table:table-cell>
          <table:table-cell table:formula="of:=SQRT(POWER([.H493];2)+POWER([.I493];2)+POWER([.J493];2))" office:value-type="float" office:value="660.777874956974" calcext:value-type="float">
            <text:p>660.777874956974</text:p>
          </table:table-cell>
        </table:table-row>
        <table:table-row table:style-name="ro1">
          <table:table-cell office:value-type="float" office:value="37.2205" calcext:value-type="float">
            <text:p>37.2205</text:p>
          </table:table-cell>
          <table:table-cell office:value-type="float" office:value="293.959" calcext:value-type="float">
            <text:p>293.959</text:p>
          </table:table-cell>
          <table:table-cell office:value-type="float" office:value="45.3101" calcext:value-type="float">
            <text:p>45.3101</text:p>
          </table:table-cell>
          <table:table-cell office:value-type="float" office:value="35.4666" calcext:value-type="float">
            <text:p>35.4666</text:p>
          </table:table-cell>
          <table:table-cell office:value-type="float" office:value="286.17" calcext:value-type="float">
            <text:p>286.17</text:p>
          </table:table-cell>
          <table:table-cell office:value-type="float" office:value="45.7243" calcext:value-type="float">
            <text:p>45.7243</text:p>
          </table:table-cell>
          <table:table-cell/>
          <table:table-cell table:formula="of:=([.D494]-[.A494])/0.0166667" office:value-type="float" office:value="-105.233789532421" calcext:value-type="float">
            <text:p>-105.233789532421</text:p>
          </table:table-cell>
          <table:table-cell table:formula="of:=ABS([.E494]-[.B494])/0.0166667" office:value-type="float" office:value="467.339065321869" calcext:value-type="float">
            <text:p>467.339065321869</text:p>
          </table:table-cell>
          <table:table-cell table:formula="of:=([.F494]-[.C494])/0.0166667" office:value-type="float" office:value="24.8519502960995" calcext:value-type="float">
            <text:p>24.8519502960995</text:p>
          </table:table-cell>
          <table:table-cell table:formula="of:=DEGREES(ATAN(ABS([.F494]-[.C494])/ABS([.E494]-[.B494])))" office:value-type="float" office:value="3.04398249281727" calcext:value-type="float">
            <text:p>3.04398249281727</text:p>
          </table:table-cell>
          <table:table-cell table:formula="of:=SQRT(POWER([.H494];2)+POWER([.I494];2)+POWER([.J494];2))" office:value-type="float" office:value="479.684867250147" calcext:value-type="float">
            <text:p>479.684867250147</text:p>
          </table:table-cell>
        </table:table-row>
        <table:table-row table:style-name="ro1">
          <table:table-cell office:value-type="float" office:value="36.5027" calcext:value-type="float">
            <text:p>36.5027</text:p>
          </table:table-cell>
          <table:table-cell office:value-type="float" office:value="296.707" calcext:value-type="float">
            <text:p>296.707</text:p>
          </table:table-cell>
          <table:table-cell office:value-type="float" office:value="45.169" calcext:value-type="float">
            <text:p>45.169</text:p>
          </table:table-cell>
          <table:table-cell office:value-type="float" office:value="34.2504" calcext:value-type="float">
            <text:p>34.2504</text:p>
          </table:table-cell>
          <table:table-cell office:value-type="float" office:value="288.65" calcext:value-type="float">
            <text:p>288.65</text:p>
          </table:table-cell>
          <table:table-cell office:value-type="float" office:value="45.6201" calcext:value-type="float">
            <text:p>45.6201</text:p>
          </table:table-cell>
          <table:table-cell/>
          <table:table-cell table:formula="of:=([.D495]-[.A495])/0.0166667" office:value-type="float" office:value="-135.13772972454" calcext:value-type="float">
            <text:p>-135.13772972454</text:p>
          </table:table-cell>
          <table:table-cell table:formula="of:=ABS([.E495]-[.B495])/0.0166667" office:value-type="float" office:value="483.419033161935" calcext:value-type="float">
            <text:p>483.419033161935</text:p>
          </table:table-cell>
          <table:table-cell table:formula="of:=([.F495]-[.C495])/0.0166667" office:value-type="float" office:value="27.0659458681085" calcext:value-type="float">
            <text:p>27.0659458681085</text:p>
          </table:table-cell>
          <table:table-cell table:formula="of:=DEGREES(ATAN(ABS([.F495]-[.C495])/ABS([.E495]-[.B495])))" office:value-type="float" office:value="3.20456373587609" calcext:value-type="float">
            <text:p>3.20456373587609</text:p>
          </table:table-cell>
          <table:table-cell table:formula="of:=SQRT(POWER([.H495];2)+POWER([.I495];2)+POWER([.J495];2))" office:value-type="float" office:value="502.681542374552" calcext:value-type="float">
            <text:p>502.681542374552</text:p>
          </table:table-cell>
        </table:table-row>
        <table:table-row table:style-name="ro1">
          <table:table-cell office:value-type="float" office:value="28.7486" calcext:value-type="float">
            <text:p>28.7486</text:p>
          </table:table-cell>
          <table:table-cell office:value-type="float" office:value="295.658" calcext:value-type="float">
            <text:p>295.658</text:p>
          </table:table-cell>
          <table:table-cell office:value-type="float" office:value="45.4072" calcext:value-type="float">
            <text:p>45.4072</text:p>
          </table:table-cell>
          <table:table-cell office:value-type="float" office:value="26.4009" calcext:value-type="float">
            <text:p>26.4009</text:p>
          </table:table-cell>
          <table:table-cell office:value-type="float" office:value="287.343" calcext:value-type="float">
            <text:p>287.343</text:p>
          </table:table-cell>
          <table:table-cell office:value-type="float" office:value="45.9005" calcext:value-type="float">
            <text:p>45.9005</text:p>
          </table:table-cell>
          <table:table-cell/>
          <table:table-cell table:formula="of:=([.D496]-[.A496])/0.0166667" office:value-type="float" office:value="-140.861718276563" calcext:value-type="float">
            <text:p>-140.861718276563</text:p>
          </table:table-cell>
          <table:table-cell table:formula="of:=ABS([.E496]-[.B496])/0.0166667" office:value-type="float" office:value="498.899002201996" calcext:value-type="float">
            <text:p>498.899002201996</text:p>
          </table:table-cell>
          <table:table-cell table:formula="of:=([.F496]-[.C496])/0.0166667" office:value-type="float" office:value="29.5979408041183" calcext:value-type="float">
            <text:p>29.5979408041183</text:p>
          </table:table-cell>
          <table:table-cell table:formula="of:=DEGREES(ATAN(ABS([.F496]-[.C496])/ABS([.E496]-[.B496])))" office:value-type="float" office:value="3.39517958062666" calcext:value-type="float">
            <text:p>3.39517958062666</text:p>
          </table:table-cell>
          <table:table-cell table:formula="of:=SQRT(POWER([.H496];2)+POWER([.I496];2)+POWER([.J496];2))" office:value-type="float" office:value="519.247798429436" calcext:value-type="float">
            <text:p>519.247798429436</text:p>
          </table:table-cell>
        </table:table-row>
        <table:table-row table:style-name="ro1">
          <table:table-cell office:value-type="float" office:value="21.9639" calcext:value-type="float">
            <text:p>21.9639</text:p>
          </table:table-cell>
          <table:table-cell office:value-type="float" office:value="300.809" calcext:value-type="float">
            <text:p>300.809</text:p>
          </table:table-cell>
          <table:table-cell office:value-type="float" office:value="45.2425" calcext:value-type="float">
            <text:p>45.2425</text:p>
          </table:table-cell>
          <table:table-cell office:value-type="float" office:value="22.1121" calcext:value-type="float">
            <text:p>22.1121</text:p>
          </table:table-cell>
          <table:table-cell office:value-type="float" office:value="286.983" calcext:value-type="float">
            <text:p>286.983</text:p>
          </table:table-cell>
          <table:table-cell office:value-type="float" office:value="46.7608" calcext:value-type="float">
            <text:p>46.7608</text:p>
          </table:table-cell>
          <table:table-cell/>
          <table:table-cell table:formula="of:=([.D497]-[.A497])/0.0166667" office:value-type="float" office:value="8.89198221603573" calcext:value-type="float">
            <text:p>8.89198221603573</text:p>
          </table:table-cell>
          <table:table-cell table:formula="of:=ABS([.E497]-[.B497])/0.0166667" office:value-type="float" office:value="829.55834088332" calcext:value-type="float">
            <text:p>829.55834088332</text:p>
          </table:table-cell>
          <table:table-cell table:formula="of:=([.F497]-[.C497])/0.0166667" office:value-type="float" office:value="91.0978178043646" calcext:value-type="float">
            <text:p>91.0978178043646</text:p>
          </table:table-cell>
          <table:table-cell table:formula="of:=DEGREES(ATAN(ABS([.F497]-[.C497])/ABS([.E497]-[.B497])))" office:value-type="float" office:value="6.26681631582147" calcext:value-type="float">
            <text:p>6.26681631582147</text:p>
          </table:table-cell>
          <table:table-cell table:formula="of:=SQRT(POWER([.H497];2)+POWER([.I497];2)+POWER([.J497];2))" office:value-type="float" office:value="834.592667524424" calcext:value-type="float">
            <text:p>834.592667524424</text:p>
          </table:table-cell>
        </table:table-row>
        <table:table-row table:style-name="ro1">
          <table:table-cell office:value-type="float" office:value="21.9488" calcext:value-type="float">
            <text:p>21.9488</text:p>
          </table:table-cell>
          <table:table-cell office:value-type="float" office:value="303.822" calcext:value-type="float">
            <text:p>303.822</text:p>
          </table:table-cell>
          <table:table-cell office:value-type="float" office:value="45.5863" calcext:value-type="float">
            <text:p>45.5863</text:p>
          </table:table-cell>
          <table:table-cell office:value-type="float" office:value="21.9564" calcext:value-type="float">
            <text:p>21.9564</text:p>
          </table:table-cell>
          <table:table-cell office:value-type="float" office:value="291.264" calcext:value-type="float">
            <text:p>291.264</text:p>
          </table:table-cell>
          <table:table-cell office:value-type="float" office:value="47.1502" calcext:value-type="float">
            <text:p>47.1502</text:p>
          </table:table-cell>
          <table:table-cell/>
          <table:table-cell table:formula="of:=([.D498]-[.A498])/0.0166667" office:value-type="float" office:value="0.455999088001827" calcext:value-type="float">
            <text:p>0.455999088001827</text:p>
          </table:table-cell>
          <table:table-cell table:formula="of:=ABS([.E498]-[.B498])/0.0166667" office:value-type="float" office:value="753.478493043014" calcext:value-type="float">
            <text:p>753.478493043014</text:p>
          </table:table-cell>
          <table:table-cell table:formula="of:=([.F498]-[.C498])/0.0166667" office:value-type="float" office:value="93.8338123323751" calcext:value-type="float">
            <text:p>93.8338123323751</text:p>
          </table:table-cell>
          <table:table-cell table:formula="of:=DEGREES(ATAN(ABS([.F498]-[.C498])/ABS([.E498]-[.B498])))" office:value-type="float" office:value="7.09873488772156" calcext:value-type="float">
            <text:p>7.09873488772156</text:p>
          </table:table-cell>
          <table:table-cell table:formula="of:=SQRT(POWER([.H498];2)+POWER([.I498];2)+POWER([.J498];2))" office:value-type="float" office:value="759.298908039756" calcext:value-type="float">
            <text:p>759.298908039756</text:p>
          </table:table-cell>
        </table:table-row>
        <table:table-row table:style-name="ro1">
          <table:table-cell office:value-type="float" office:value="23.482" calcext:value-type="float">
            <text:p>23.482</text:p>
          </table:table-cell>
          <table:table-cell office:value-type="float" office:value="296.539" calcext:value-type="float">
            <text:p>296.539</text:p>
          </table:table-cell>
          <table:table-cell office:value-type="float" office:value="46.3664" calcext:value-type="float">
            <text:p>46.3664</text:p>
          </table:table-cell>
          <table:table-cell office:value-type="float" office:value="23.4508" calcext:value-type="float">
            <text:p>23.4508</text:p>
          </table:table-cell>
          <table:table-cell office:value-type="float" office:value="284.346" calcext:value-type="float">
            <text:p>284.346</text:p>
          </table:table-cell>
          <table:table-cell office:value-type="float" office:value="47.8883" calcext:value-type="float">
            <text:p>47.8883</text:p>
          </table:table-cell>
          <table:table-cell/>
          <table:table-cell table:formula="of:=([.D499]-[.A499])/0.0166667" office:value-type="float" office:value="-1.87199625600739" calcext:value-type="float">
            <text:p>-1.87199625600739</text:p>
          </table:table-cell>
          <table:table-cell table:formula="of:=ABS([.E499]-[.B499])/0.0166667" office:value-type="float" office:value="731.578536842925" calcext:value-type="float">
            <text:p>731.578536842925</text:p>
          </table:table-cell>
          <table:table-cell table:formula="of:=([.F499]-[.C499])/0.0166667" office:value-type="float" office:value="91.3138173723654" calcext:value-type="float">
            <text:p>91.3138173723654</text:p>
          </table:table-cell>
          <table:table-cell table:formula="of:=DEGREES(ATAN(ABS([.F499]-[.C499])/ABS([.E499]-[.B499])))" office:value-type="float" office:value="7.1147215364148" calcext:value-type="float">
            <text:p>7.1147215364148</text:p>
          </table:table-cell>
          <table:table-cell table:formula="of:=SQRT(POWER([.H499];2)+POWER([.I499];2)+POWER([.J499];2))" office:value-type="float" office:value="737.257670819593" calcext:value-type="float">
            <text:p>737.257670819593</text:p>
          </table:table-cell>
        </table:table-row>
        <table:table-row table:style-name="ro1">
          <table:table-cell office:value-type="float" office:value="24.3254" calcext:value-type="float">
            <text:p>24.3254</text:p>
          </table:table-cell>
          <table:table-cell office:value-type="float" office:value="290.736" calcext:value-type="float">
            <text:p>290.736</text:p>
          </table:table-cell>
          <table:table-cell office:value-type="float" office:value="46.9462" calcext:value-type="float">
            <text:p>46.9462</text:p>
          </table:table-cell>
          <table:table-cell office:value-type="float" office:value="24.2737" calcext:value-type="float">
            <text:p>24.2737</text:p>
          </table:table-cell>
          <table:table-cell office:value-type="float" office:value="278.828" calcext:value-type="float">
            <text:p>278.828</text:p>
          </table:table-cell>
          <table:table-cell office:value-type="float" office:value="48.4361" calcext:value-type="float">
            <text:p>48.4361</text:p>
          </table:table-cell>
          <table:table-cell/>
          <table:table-cell table:formula="of:=([.D500]-[.A500])/0.0166667" office:value-type="float" office:value="-3.10199379601221" calcext:value-type="float">
            <text:p>-3.10199379601221</text:p>
          </table:table-cell>
          <table:table-cell table:formula="of:=ABS([.E500]-[.B500])/0.0166667" office:value-type="float" office:value="714.478571042859" calcext:value-type="float">
            <text:p>714.478571042859</text:p>
          </table:table-cell>
          <table:table-cell table:formula="of:=([.F500]-[.C500])/0.0166667" office:value-type="float" office:value="89.3938212123579" calcext:value-type="float">
            <text:p>89.3938212123579</text:p>
          </table:table-cell>
          <table:table-cell table:formula="of:=DEGREES(ATAN(ABS([.F500]-[.C500])/ABS([.E500]-[.B500])))" office:value-type="float" office:value="7.13164877124014" calcext:value-type="float">
            <text:p>7.13164877124014</text:p>
          </table:table-cell>
          <table:table-cell table:formula="of:=SQRT(POWER([.H500];2)+POWER([.I500];2)+POWER([.J500];2))" office:value-type="float" office:value="720.055904854549" calcext:value-type="float">
            <text:p>720.055904854549</text:p>
          </table:table-cell>
        </table:table-row>
        <table:table-row table:style-name="ro1">
          <table:table-cell office:value-type="float" office:value="23.939" calcext:value-type="float">
            <text:p>23.939</text:p>
          </table:table-cell>
          <table:table-cell office:value-type="float" office:value="284.548" calcext:value-type="float">
            <text:p>284.548</text:p>
          </table:table-cell>
          <table:table-cell office:value-type="float" office:value="47.8533" calcext:value-type="float">
            <text:p>47.8533</text:p>
          </table:table-cell>
          <table:table-cell office:value-type="float" office:value="23.1126" calcext:value-type="float">
            <text:p>23.1126</text:p>
          </table:table-cell>
          <table:table-cell office:value-type="float" office:value="275.504" calcext:value-type="float">
            <text:p>275.504</text:p>
          </table:table-cell>
          <table:table-cell office:value-type="float" office:value="48.6898" calcext:value-type="float">
            <text:p>48.6898</text:p>
          </table:table-cell>
          <table:table-cell/>
          <table:table-cell table:formula="of:=([.D501]-[.A501])/0.0166667" office:value-type="float" office:value="-49.5839008321983" calcext:value-type="float">
            <text:p>-49.5839008321983</text:p>
          </table:table-cell>
          <table:table-cell table:formula="of:=ABS([.E501]-[.B501])/0.0166667" office:value-type="float" office:value="542.63891472217" calcext:value-type="float">
            <text:p>542.63891472217</text:p>
          </table:table-cell>
          <table:table-cell table:formula="of:=([.F501]-[.C501])/0.0166667" office:value-type="float" office:value="50.1898996202008" calcext:value-type="float">
            <text:p>50.1898996202008</text:p>
          </table:table-cell>
          <table:table-cell table:formula="of:=DEGREES(ATAN(ABS([.F501]-[.C501])/ABS([.E501]-[.B501])))" office:value-type="float" office:value="5.28438138862489" calcext:value-type="float">
            <text:p>5.28438138862489</text:p>
          </table:table-cell>
          <table:table-cell table:formula="of:=SQRT(POWER([.H501];2)+POWER([.I501];2)+POWER([.J501];2))" office:value-type="float" office:value="547.206159519862" calcext:value-type="float">
            <text:p>547.206159519862</text:p>
          </table:table-cell>
        </table:table-row>
        <table:table-row table:style-name="ro1">
          <table:table-cell office:value-type="float" office:value="25.0906" calcext:value-type="float">
            <text:p>25.0906</text:p>
          </table:table-cell>
          <table:table-cell office:value-type="float" office:value="295.795" calcext:value-type="float">
            <text:p>295.795</text:p>
          </table:table-cell>
          <table:table-cell office:value-type="float" office:value="45.6848" calcext:value-type="float">
            <text:p>45.6848</text:p>
          </table:table-cell>
          <table:table-cell office:value-type="float" office:value="24.3972" calcext:value-type="float">
            <text:p>24.3972</text:p>
          </table:table-cell>
          <table:table-cell office:value-type="float" office:value="282.044" calcext:value-type="float">
            <text:p>282.044</text:p>
          </table:table-cell>
          <table:table-cell office:value-type="float" office:value="46.9637" calcext:value-type="float">
            <text:p>46.9637</text:p>
          </table:table-cell>
          <table:table-cell/>
          <table:table-cell table:formula="of:=([.D502]-[.A502])/0.0166667" office:value-type="float" office:value="-41.6039167921662" calcext:value-type="float">
            <text:p>-41.6039167921662</text:p>
          </table:table-cell>
          <table:table-cell table:formula="of:=ABS([.E502]-[.B502])/0.0166667" office:value-type="float" office:value="825.058349883302" calcext:value-type="float">
            <text:p>825.058349883302</text:p>
          </table:table-cell>
          <table:table-cell table:formula="of:=([.F502]-[.C502])/0.0166667" office:value-type="float" office:value="76.7338465323069" calcext:value-type="float">
            <text:p>76.7338465323069</text:p>
          </table:table-cell>
          <table:table-cell table:formula="of:=DEGREES(ATAN(ABS([.F502]-[.C502])/ABS([.E502]-[.B502])))" office:value-type="float" office:value="5.31346010158033" calcext:value-type="float">
            <text:p>5.31346010158033</text:p>
          </table:table-cell>
          <table:table-cell table:formula="of:=SQRT(POWER([.H502];2)+POWER([.I502];2)+POWER([.J502];2))" office:value-type="float" office:value="829.66273256562" calcext:value-type="float">
            <text:p>829.66273256562</text:p>
          </table:table-cell>
        </table:table-row>
        <table:table-row table:style-name="ro1">
          <table:table-cell office:value-type="float" office:value="25.4219" calcext:value-type="float">
            <text:p>25.4219</text:p>
          </table:table-cell>
          <table:table-cell office:value-type="float" office:value="282.275" calcext:value-type="float">
            <text:p>282.275</text:p>
          </table:table-cell>
          <table:table-cell office:value-type="float" office:value="47.6686" calcext:value-type="float">
            <text:p>47.6686</text:p>
          </table:table-cell>
          <table:table-cell office:value-type="float" office:value="23.7974" calcext:value-type="float">
            <text:p>23.7974</text:p>
          </table:table-cell>
          <table:table-cell office:value-type="float" office:value="275.896" calcext:value-type="float">
            <text:p>275.896</text:p>
          </table:table-cell>
          <table:table-cell office:value-type="float" office:value="48.1312" calcext:value-type="float">
            <text:p>48.1312</text:p>
          </table:table-cell>
          <table:table-cell/>
          <table:table-cell table:formula="of:=([.D503]-[.A503])/0.0166667" office:value-type="float" office:value="-97.4698050603899" calcext:value-type="float">
            <text:p>-97.4698050603899</text:p>
          </table:table-cell>
          <table:table-cell table:formula="of:=ABS([.E503]-[.B503])/0.0166667" office:value-type="float" office:value="382.739234521529" calcext:value-type="float">
            <text:p>382.739234521529</text:p>
          </table:table-cell>
          <table:table-cell table:formula="of:=([.F503]-[.C503])/0.0166667" office:value-type="float" office:value="27.7559444881111" calcext:value-type="float">
            <text:p>27.7559444881111</text:p>
          </table:table-cell>
          <table:table-cell table:formula="of:=DEGREES(ATAN(ABS([.F503]-[.C503])/ABS([.E503]-[.B503])))" office:value-type="float" office:value="4.14778335865221" calcext:value-type="float">
            <text:p>4.14778335865221</text:p>
          </table:table-cell>
          <table:table-cell table:formula="of:=SQRT(POWER([.H503];2)+POWER([.I503];2)+POWER([.J503];2))" office:value-type="float" office:value="395.929383849018" calcext:value-type="float">
            <text:p>395.929383849018</text:p>
          </table:table-cell>
        </table:table-row>
        <table:table-row table:style-name="ro1">
          <table:table-cell office:value-type="float" office:value="25.8578" calcext:value-type="float">
            <text:p>25.8578</text:p>
          </table:table-cell>
          <table:table-cell office:value-type="float" office:value="288.311" calcext:value-type="float">
            <text:p>288.311</text:p>
          </table:table-cell>
          <table:table-cell office:value-type="float" office:value="47.283" calcext:value-type="float">
            <text:p>47.283</text:p>
          </table:table-cell>
          <table:table-cell office:value-type="float" office:value="24.9987" calcext:value-type="float">
            <text:p>24.9987</text:p>
          </table:table-cell>
          <table:table-cell office:value-type="float" office:value="276.373" calcext:value-type="float">
            <text:p>276.373</text:p>
          </table:table-cell>
          <table:table-cell office:value-type="float" office:value="48.0471" calcext:value-type="float">
            <text:p>48.0471</text:p>
          </table:table-cell>
          <table:table-cell/>
          <table:table-cell table:formula="of:=([.D504]-[.A504])/0.0166667" office:value-type="float" office:value="-51.5458969082063" calcext:value-type="float">
            <text:p>-51.5458969082063</text:p>
          </table:table-cell>
          <table:table-cell table:formula="of:=ABS([.E504]-[.B504])/0.0166667" office:value-type="float" office:value="716.278567442864" calcext:value-type="float">
            <text:p>716.278567442864</text:p>
          </table:table-cell>
          <table:table-cell table:formula="of:=([.F504]-[.C504])/0.0166667" office:value-type="float" office:value="45.8459083081833" calcext:value-type="float">
            <text:p>45.8459083081833</text:p>
          </table:table-cell>
          <table:table-cell table:formula="of:=DEGREES(ATAN(ABS([.F504]-[.C504])/ABS([.E504]-[.B504])))" office:value-type="float" office:value="3.66226060636404" calcext:value-type="float">
            <text:p>3.66226060636404</text:p>
          </table:table-cell>
          <table:table-cell table:formula="of:=SQRT(POWER([.H504];2)+POWER([.I504];2)+POWER([.J504];2))" office:value-type="float" office:value="719.592810535706" calcext:value-type="float">
            <text:p>719.592810535706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291.467" calcext:value-type="float">
            <text:p>291.467</text:p>
          </table:table-cell>
          <table:table-cell office:value-type="float" office:value="46.5654" calcext:value-type="float">
            <text:p>46.5654</text:p>
          </table:table-cell>
          <table:table-cell office:value-type="float" office:value="24.5771" calcext:value-type="float">
            <text:p>24.5771</text:p>
          </table:table-cell>
          <table:table-cell office:value-type="float" office:value="280.534" calcext:value-type="float">
            <text:p>280.534</text:p>
          </table:table-cell>
          <table:table-cell office:value-type="float" office:value="47.6848" calcext:value-type="float">
            <text:p>47.6848</text:p>
          </table:table-cell>
          <table:table-cell/>
          <table:table-cell table:formula="of:=([.D505]-[.A505])/0.0166667" office:value-type="float" office:value="-88.3738232523534" calcext:value-type="float">
            <text:p>-88.3738232523534</text:p>
          </table:table-cell>
          <table:table-cell table:formula="of:=ABS([.E505]-[.B505])/0.0166667" office:value-type="float" office:value="655.978688042624" calcext:value-type="float">
            <text:p>655.978688042624</text:p>
          </table:table-cell>
          <table:table-cell table:formula="of:=([.F505]-[.C505])/0.0166667" office:value-type="float" office:value="67.163865672269" calcext:value-type="float">
            <text:p>67.163865672269</text:p>
          </table:table-cell>
          <table:table-cell table:formula="of:=DEGREES(ATAN(ABS([.F505]-[.C505])/ABS([.E505]-[.B505])))" office:value-type="float" office:value="5.84598699765365" calcext:value-type="float">
            <text:p>5.84598699765365</text:p>
          </table:table-cell>
          <table:table-cell table:formula="of:=SQRT(POWER([.H505];2)+POWER([.I505];2)+POWER([.J505];2))" office:value-type="float" office:value="665.3036574786" calcext:value-type="float">
            <text:p>665.3036574786</text:p>
          </table:table-cell>
        </table:table-row>
        <table:table-row table:style-name="ro1">
          <table:table-cell office:value-type="float" office:value="26.7242" calcext:value-type="float">
            <text:p>26.7242</text:p>
          </table:table-cell>
          <table:table-cell office:value-type="float" office:value="290.079" calcext:value-type="float">
            <text:p>290.079</text:p>
          </table:table-cell>
          <table:table-cell office:value-type="float" office:value="47.2695" calcext:value-type="float">
            <text:p>47.2695</text:p>
          </table:table-cell>
          <table:table-cell office:value-type="float" office:value="25.2405" calcext:value-type="float">
            <text:p>25.2405</text:p>
          </table:table-cell>
          <table:table-cell office:value-type="float" office:value="279.217" calcext:value-type="float">
            <text:p>279.217</text:p>
          </table:table-cell>
          <table:table-cell office:value-type="float" office:value="48.3685" calcext:value-type="float">
            <text:p>48.3685</text:p>
          </table:table-cell>
          <table:table-cell/>
          <table:table-cell table:formula="of:=([.D506]-[.A506])/0.0166667" office:value-type="float" office:value="-89.021821956356" calcext:value-type="float">
            <text:p>-89.021821956356</text:p>
          </table:table-cell>
          <table:table-cell table:formula="of:=ABS([.E506]-[.B506])/0.0166667" office:value-type="float" office:value="651.718696562608" calcext:value-type="float">
            <text:p>651.718696562608</text:p>
          </table:table-cell>
          <table:table-cell table:formula="of:=([.F506]-[.C506])/0.0166667" office:value-type="float" office:value="65.9398681202636" calcext:value-type="float">
            <text:p>65.9398681202636</text:p>
          </table:table-cell>
          <table:table-cell table:formula="of:=DEGREES(ATAN(ABS([.F506]-[.C506])/ABS([.E506]-[.B506])))" office:value-type="float" office:value="5.77743531114833" calcext:value-type="float">
            <text:p>5.77743531114833</text:p>
          </table:table-cell>
          <table:table-cell table:formula="of:=SQRT(POWER([.H506];2)+POWER([.I506];2)+POWER([.J506];2))" office:value-type="float" office:value="661.067477978922" calcext:value-type="float">
            <text:p>661.067477978922</text:p>
          </table:table-cell>
        </table:table-row>
        <table:table-row table:style-name="ro1">
          <table:table-cell office:value-type="float" office:value="24.4204" calcext:value-type="float">
            <text:p>24.4204</text:p>
          </table:table-cell>
          <table:table-cell office:value-type="float" office:value="297.151" calcext:value-type="float">
            <text:p>297.151</text:p>
          </table:table-cell>
          <table:table-cell office:value-type="float" office:value="45.2346" calcext:value-type="float">
            <text:p>45.2346</text:p>
          </table:table-cell>
          <table:table-cell office:value-type="float" office:value="23.1048" calcext:value-type="float">
            <text:p>23.1048</text:p>
          </table:table-cell>
          <table:table-cell office:value-type="float" office:value="284.548" calcext:value-type="float">
            <text:p>284.548</text:p>
          </table:table-cell>
          <table:table-cell office:value-type="float" office:value="46.3543" calcext:value-type="float">
            <text:p>46.3543</text:p>
          </table:table-cell>
          <table:table-cell/>
          <table:table-cell table:formula="of:=([.D507]-[.A507])/0.0166667" office:value-type="float" office:value="-78.9358421283157" calcext:value-type="float">
            <text:p>-78.9358421283157</text:p>
          </table:table-cell>
          <table:table-cell table:formula="of:=ABS([.E507]-[.B507])/0.0166667" office:value-type="float" office:value="756.178487643025" calcext:value-type="float">
            <text:p>756.178487643025</text:p>
          </table:table-cell>
          <table:table-cell table:formula="of:=([.F507]-[.C507])/0.0166667" office:value-type="float" office:value="67.1818656362688" calcext:value-type="float">
            <text:p>67.1818656362688</text:p>
          </table:table-cell>
          <table:table-cell table:formula="of:=DEGREES(ATAN(ABS([.F507]-[.C507])/ABS([.E507]-[.B507])))" office:value-type="float" office:value="5.07705186438148" calcext:value-type="float">
            <text:p>5.07705186438148</text:p>
          </table:table-cell>
          <table:table-cell table:formula="of:=SQRT(POWER([.H507];2)+POWER([.I507];2)+POWER([.J507];2))" office:value-type="float" office:value="763.249746424438" calcext:value-type="float">
            <text:p>763.249746424438</text:p>
          </table:table-cell>
        </table:table-row>
        <table:table-row table:style-name="ro1">
          <table:table-cell office:value-type="float" office:value="25.485" calcext:value-type="float">
            <text:p>25.485</text:p>
          </table:table-cell>
          <table:table-cell office:value-type="float" office:value="291.496" calcext:value-type="float">
            <text:p>291.496</text:p>
          </table:table-cell>
          <table:table-cell office:value-type="float" office:value="45.5466" calcext:value-type="float">
            <text:p>45.5466</text:p>
          </table:table-cell>
          <table:table-cell office:value-type="float" office:value="23.9934" calcext:value-type="float">
            <text:p>23.9934</text:p>
          </table:table-cell>
          <table:table-cell office:value-type="float" office:value="280.624" calcext:value-type="float">
            <text:p>280.624</text:p>
          </table:table-cell>
          <table:table-cell office:value-type="float" office:value="46.1807" calcext:value-type="float">
            <text:p>46.1807</text:p>
          </table:table-cell>
          <table:table-cell/>
          <table:table-cell table:formula="of:=([.D508]-[.A508])/0.0166667" office:value-type="float" office:value="-89.4958210083579" calcext:value-type="float">
            <text:p>-89.4958210083579</text:p>
          </table:table-cell>
          <table:table-cell table:formula="of:=ABS([.E508]-[.B508])/0.0166667" office:value-type="float" office:value="652.318695362607" calcext:value-type="float">
            <text:p>652.318695362607</text:p>
          </table:table-cell>
          <table:table-cell table:formula="of:=([.F508]-[.C508])/0.0166667" office:value-type="float" office:value="38.0459239081524" calcext:value-type="float">
            <text:p>38.0459239081524</text:p>
          </table:table-cell>
          <table:table-cell table:formula="of:=DEGREES(ATAN(ABS([.F508]-[.C508])/ABS([.E508]-[.B508])))" office:value-type="float" office:value="3.33794532755383" calcext:value-type="float">
            <text:p>3.33794532755383</text:p>
          </table:table-cell>
          <table:table-cell table:formula="of:=SQRT(POWER([.H508];2)+POWER([.I508];2)+POWER([.J508];2))" office:value-type="float" office:value="659.527614754347" calcext:value-type="float">
            <text:p>659.527614754347</text:p>
          </table:table-cell>
        </table:table-row>
        <table:table-row table:style-name="ro1">
          <table:table-cell office:value-type="float" office:value="49.4003" calcext:value-type="float">
            <text:p>49.4003</text:p>
          </table:table-cell>
          <table:table-cell office:value-type="float" office:value="295.465" calcext:value-type="float">
            <text:p>295.465</text:p>
          </table:table-cell>
          <table:table-cell office:value-type="float" office:value="45.9899" calcext:value-type="float">
            <text:p>45.9899</text:p>
          </table:table-cell>
          <table:table-cell office:value-type="float" office:value="49.4059" calcext:value-type="float">
            <text:p>49.4059</text:p>
          </table:table-cell>
          <table:table-cell office:value-type="float" office:value="284.168" calcext:value-type="float">
            <text:p>284.168</text:p>
          </table:table-cell>
          <table:table-cell office:value-type="float" office:value="46.6329" calcext:value-type="float">
            <text:p>46.6329</text:p>
          </table:table-cell>
          <table:table-cell/>
          <table:table-cell table:formula="of:=([.D509]-[.A509])/0.0166667" office:value-type="float" office:value="0.335999328001414" calcext:value-type="float">
            <text:p>0.335999328001414</text:p>
          </table:table-cell>
          <table:table-cell table:formula="of:=ABS([.E509]-[.B509])/0.0166667" office:value-type="float" office:value="677.818644362709" calcext:value-type="float">
            <text:p>677.818644362709</text:p>
          </table:table-cell>
          <table:table-cell table:formula="of:=([.F509]-[.C509])/0.0166667" office:value-type="float" office:value="38.5799228401544" calcext:value-type="float">
            <text:p>38.5799228401544</text:p>
          </table:table-cell>
          <table:table-cell table:formula="of:=DEGREES(ATAN(ABS([.F509]-[.C509])/ABS([.E509]-[.B509])))" office:value-type="float" office:value="3.25763294830174" calcext:value-type="float">
            <text:p>3.25763294830174</text:p>
          </table:table-cell>
          <table:table-cell table:formula="of:=SQRT(POWER([.H509];2)+POWER([.I509];2)+POWER([.J509];2))" office:value-type="float" office:value="678.915781218556" calcext:value-type="float">
            <text:p>678.915781218556</text:p>
          </table:table-cell>
        </table:table-row>
        <table:table-row table:style-name="ro1">
          <table:table-cell office:value-type="float" office:value="76.1919" calcext:value-type="float">
            <text:p>76.1919</text:p>
          </table:table-cell>
          <table:table-cell office:value-type="float" office:value="289.807" calcext:value-type="float">
            <text:p>289.807</text:p>
          </table:table-cell>
          <table:table-cell office:value-type="float" office:value="45.285" calcext:value-type="float">
            <text:p>45.285</text:p>
          </table:table-cell>
          <table:table-cell office:value-type="float" office:value="74.0785" calcext:value-type="float">
            <text:p>74.0785</text:p>
          </table:table-cell>
          <table:table-cell office:value-type="float" office:value="280.288" calcext:value-type="float">
            <text:p>280.288</text:p>
          </table:table-cell>
          <table:table-cell office:value-type="float" office:value="45.9703" calcext:value-type="float">
            <text:p>45.9703</text:p>
          </table:table-cell>
          <table:table-cell/>
          <table:table-cell table:formula="of:=([.D510]-[.A510])/0.0166667" office:value-type="float" office:value="-126.803746392507" calcext:value-type="float">
            <text:p>-126.803746392507</text:p>
          </table:table-cell>
          <table:table-cell table:formula="of:=ABS([.E510]-[.B510])/0.0166667" office:value-type="float" office:value="571.138857722285" calcext:value-type="float">
            <text:p>571.138857722285</text:p>
          </table:table-cell>
          <table:table-cell table:formula="of:=([.F510]-[.C510])/0.0166667" office:value-type="float" office:value="41.1179177641648" calcext:value-type="float">
            <text:p>41.1179177641648</text:p>
          </table:table-cell>
          <table:table-cell table:formula="of:=DEGREES(ATAN(ABS([.F510]-[.C510])/ABS([.E510]-[.B510])))" office:value-type="float" office:value="4.11778251608001" calcext:value-type="float">
            <text:p>4.11778251608001</text:p>
          </table:table-cell>
          <table:table-cell table:formula="of:=SQRT(POWER([.H510];2)+POWER([.I510];2)+POWER([.J510];2))" office:value-type="float" office:value="586.489103104868" calcext:value-type="float">
            <text:p>586.489103104868</text:p>
          </table:table-cell>
        </table:table-row>
        <table:table-row table:style-name="ro1">
          <table:table-cell office:value-type="float" office:value="79.1154" calcext:value-type="float">
            <text:p>79.1154</text:p>
          </table:table-cell>
          <table:table-cell office:value-type="float" office:value="295.454" calcext:value-type="float">
            <text:p>295.454</text:p>
          </table:table-cell>
          <table:table-cell office:value-type="float" office:value="44.9345" calcext:value-type="float">
            <text:p>44.9345</text:p>
          </table:table-cell>
          <table:table-cell office:value-type="float" office:value="77.1436" calcext:value-type="float">
            <text:p>77.1436</text:p>
          </table:table-cell>
          <table:table-cell office:value-type="float" office:value="283.112" calcext:value-type="float">
            <text:p>283.112</text:p>
          </table:table-cell>
          <table:table-cell office:value-type="float" office:value="46.0201" calcext:value-type="float">
            <text:p>46.0201</text:p>
          </table:table-cell>
          <table:table-cell/>
          <table:table-cell table:formula="of:=([.D511]-[.A511])/0.0166667" office:value-type="float" office:value="-118.307763384472" calcext:value-type="float">
            <text:p>-118.307763384472</text:p>
          </table:table-cell>
          <table:table-cell table:formula="of:=ABS([.E511]-[.B511])/0.0166667" office:value-type="float" office:value="740.518518962961" calcext:value-type="float">
            <text:p>740.518518962961</text:p>
          </table:table-cell>
          <table:table-cell table:formula="of:=([.F511]-[.C511])/0.0166667" office:value-type="float" office:value="65.1358697282605" calcext:value-type="float">
            <text:p>65.1358697282605</text:p>
          </table:table-cell>
          <table:table-cell table:formula="of:=DEGREES(ATAN(ABS([.F511]-[.C511])/ABS([.E511]-[.B511])))" office:value-type="float" office:value="5.02678866667565" calcext:value-type="float">
            <text:p>5.02678866667565</text:p>
          </table:table-cell>
          <table:table-cell table:formula="of:=SQRT(POWER([.H511];2)+POWER([.I511];2)+POWER([.J511];2))" office:value-type="float" office:value="752.733077079379" calcext:value-type="float">
            <text:p>752.733077079379</text:p>
          </table:table-cell>
        </table:table-row>
        <table:table-row table:style-name="ro1">
          <table:table-cell office:value-type="float" office:value="78.234" calcext:value-type="float">
            <text:p>78.234</text:p>
          </table:table-cell>
          <table:table-cell office:value-type="float" office:value="288.339" calcext:value-type="float">
            <text:p>288.339</text:p>
          </table:table-cell>
          <table:table-cell office:value-type="float" office:value="46.4986" calcext:value-type="float">
            <text:p>46.4986</text:p>
          </table:table-cell>
          <table:table-cell office:value-type="float" office:value="76.1015" calcext:value-type="float">
            <text:p>76.1015</text:p>
          </table:table-cell>
          <table:table-cell office:value-type="float" office:value="280.199" calcext:value-type="float">
            <text:p>280.199</text:p>
          </table:table-cell>
          <table:table-cell office:value-type="float" office:value="47.2116" calcext:value-type="float">
            <text:p>47.2116</text:p>
          </table:table-cell>
          <table:table-cell/>
          <table:table-cell table:formula="of:=([.D512]-[.A512])/0.0166667" office:value-type="float" office:value="-127.949744100511" calcext:value-type="float">
            <text:p>-127.949744100511</text:p>
          </table:table-cell>
          <table:table-cell table:formula="of:=ABS([.E512]-[.B512])/0.0166667" office:value-type="float" office:value="488.399023201953" calcext:value-type="float">
            <text:p>488.399023201953</text:p>
          </table:table-cell>
          <table:table-cell table:formula="of:=([.F512]-[.C512])/0.0166667" office:value-type="float" office:value="42.7799144401708" calcext:value-type="float">
            <text:p>42.7799144401708</text:p>
          </table:table-cell>
          <table:table-cell table:formula="of:=DEGREES(ATAN(ABS([.F512]-[.C512])/ABS([.E512]-[.B512])))" office:value-type="float" office:value="5.00588353981942" calcext:value-type="float">
            <text:p>5.00588353981942</text:p>
          </table:table-cell>
          <table:table-cell table:formula="of:=SQRT(POWER([.H512];2)+POWER([.I512];2)+POWER([.J512];2))" office:value-type="float" office:value="506.690106435399" calcext:value-type="float">
            <text:p>506.690106435399</text:p>
          </table:table-cell>
        </table:table-row>
        <table:table-row table:style-name="ro1">
          <table:table-cell office:value-type="float" office:value="78.9184" calcext:value-type="float">
            <text:p>78.9184</text:p>
          </table:table-cell>
          <table:table-cell office:value-type="float" office:value="282.863" calcext:value-type="float">
            <text:p>282.863</text:p>
          </table:table-cell>
          <table:table-cell office:value-type="float" office:value="47.7943" calcext:value-type="float">
            <text:p>47.7943</text:p>
          </table:table-cell>
          <table:table-cell office:value-type="float" office:value="77.0191" calcext:value-type="float">
            <text:p>77.0191</text:p>
          </table:table-cell>
          <table:table-cell office:value-type="float" office:value="272.349" calcext:value-type="float">
            <text:p>272.349</text:p>
          </table:table-cell>
          <table:table-cell office:value-type="float" office:value="48.85" calcext:value-type="float">
            <text:p>48.85</text:p>
          </table:table-cell>
          <table:table-cell/>
          <table:table-cell table:formula="of:=([.D513]-[.A513])/0.0166667" office:value-type="float" office:value="-113.957772084456" calcext:value-type="float">
            <text:p>-113.957772084456</text:p>
          </table:table-cell>
          <table:table-cell table:formula="of:=ABS([.E513]-[.B513])/0.0166667" office:value-type="float" office:value="630.838738322524" calcext:value-type="float">
            <text:p>630.838738322524</text:p>
          </table:table-cell>
          <table:table-cell table:formula="of:=([.F513]-[.C513])/0.0166667" office:value-type="float" office:value="63.3418733162535" calcext:value-type="float">
            <text:p>63.3418733162535</text:p>
          </table:table-cell>
          <table:table-cell table:formula="of:=DEGREES(ATAN(ABS([.F513]-[.C513])/ABS([.E513]-[.B513])))" office:value-type="float" office:value="5.73379293169486" calcext:value-type="float">
            <text:p>5.73379293169486</text:p>
          </table:table-cell>
          <table:table-cell table:formula="of:=SQRT(POWER([.H513];2)+POWER([.I513];2)+POWER([.J513];2))" office:value-type="float" office:value="644.170847292874" calcext:value-type="float">
            <text:p>644.170847292874</text:p>
          </table:table-cell>
        </table:table-row>
        <table:table-row table:style-name="ro1">
          <table:table-cell office:value-type="float" office:value="78.6834" calcext:value-type="float">
            <text:p>78.6834</text:p>
          </table:table-cell>
          <table:table-cell office:value-type="float" office:value="284.076" calcext:value-type="float">
            <text:p>284.076</text:p>
          </table:table-cell>
          <table:table-cell office:value-type="float" office:value="48.1215" calcext:value-type="float">
            <text:p>48.1215</text:p>
          </table:table-cell>
          <table:table-cell office:value-type="float" office:value="76.7998" calcext:value-type="float">
            <text:p>76.7998</text:p>
          </table:table-cell>
          <table:table-cell office:value-type="float" office:value="274.805" calcext:value-type="float">
            <text:p>274.805</text:p>
          </table:table-cell>
          <table:table-cell office:value-type="float" office:value="48.9841" calcext:value-type="float">
            <text:p>48.9841</text:p>
          </table:table-cell>
          <table:table-cell/>
          <table:table-cell table:formula="of:=([.D514]-[.A514])/0.0166667" office:value-type="float" office:value="-113.015773968452" calcext:value-type="float">
            <text:p>-113.015773968452</text:p>
          </table:table-cell>
          <table:table-cell table:formula="of:=ABS([.E514]-[.B514])/0.0166667" office:value-type="float" office:value="556.258887482226" calcext:value-type="float">
            <text:p>556.258887482226</text:p>
          </table:table-cell>
          <table:table-cell table:formula="of:=([.F514]-[.C514])/0.0166667" office:value-type="float" office:value="51.7558964882071" calcext:value-type="float">
            <text:p>51.7558964882071</text:p>
          </table:table-cell>
          <table:table-cell table:formula="of:=DEGREES(ATAN(ABS([.F514]-[.C514])/ABS([.E514]-[.B514])))" office:value-type="float" office:value="5.31565709322579" calcext:value-type="float">
            <text:p>5.31565709322579</text:p>
          </table:table-cell>
          <table:table-cell table:formula="of:=SQRT(POWER([.H514];2)+POWER([.I514];2)+POWER([.J514];2))" office:value-type="float" office:value="569.978234575628" calcext:value-type="float">
            <text:p>569.978234575628</text:p>
          </table:table-cell>
        </table:table-row>
        <table:table-row table:style-name="ro1">
          <table:table-cell office:value-type="float" office:value="77.8504" calcext:value-type="float">
            <text:p>77.8504</text:p>
          </table:table-cell>
          <table:table-cell office:value-type="float" office:value="278.869" calcext:value-type="float">
            <text:p>278.869</text:p>
          </table:table-cell>
          <table:table-cell office:value-type="float" office:value="48.1361" calcext:value-type="float">
            <text:p>48.1361</text:p>
          </table:table-cell>
          <table:table-cell office:value-type="float" office:value="76.0764" calcext:value-type="float">
            <text:p>76.0764</text:p>
          </table:table-cell>
          <table:table-cell office:value-type="float" office:value="277.561" calcext:value-type="float">
            <text:p>277.561</text:p>
          </table:table-cell>
          <table:table-cell office:value-type="float" office:value="47.6007" calcext:value-type="float">
            <text:p>47.6007</text:p>
          </table:table-cell>
          <table:table-cell/>
          <table:table-cell table:formula="of:=([.D515]-[.A515])/0.0166667" office:value-type="float" office:value="-106.439787120425" calcext:value-type="float">
            <text:p>-106.439787120425</text:p>
          </table:table-cell>
          <table:table-cell table:formula="of:=ABS([.E515]-[.B515])/0.0166667" office:value-type="float" office:value="78.4798430403169" calcext:value-type="float">
            <text:p>78.4798430403169</text:p>
          </table:table-cell>
          <table:table-cell table:formula="of:=([.F515]-[.C515])/0.0166667" office:value-type="float" office:value="-32.1239357521282" calcext:value-type="float">
            <text:p>-32.1239357521282</text:p>
          </table:table-cell>
          <table:table-cell table:formula="of:=DEGREES(ATAN(ABS([.F515]-[.C515])/ABS([.E515]-[.B515])))" office:value-type="float" office:value="22.2606210953523" calcext:value-type="float">
            <text:p>22.2606210953523</text:p>
          </table:table-cell>
          <table:table-cell table:formula="of:=SQRT(POWER([.H515];2)+POWER([.I515];2)+POWER([.J515];2))" office:value-type="float" office:value="136.089901513966" calcext:value-type="float">
            <text:p>136.089901513966</text:p>
          </table:table-cell>
        </table:table-row>
        <table:table-row table:style-name="ro1">
          <table:table-cell office:value-type="float" office:value="78.788" calcext:value-type="float">
            <text:p>78.788</text:p>
          </table:table-cell>
          <table:table-cell office:value-type="float" office:value="291.012" calcext:value-type="float">
            <text:p>291.012</text:p>
          </table:table-cell>
          <table:table-cell office:value-type="float" office:value="46.6116" calcext:value-type="float">
            <text:p>46.6116</text:p>
          </table:table-cell>
          <table:table-cell office:value-type="float" office:value="76.6206" calcext:value-type="float">
            <text:p>76.6206</text:p>
          </table:table-cell>
          <table:table-cell office:value-type="float" office:value="281.457" calcext:value-type="float">
            <text:p>281.457</text:p>
          </table:table-cell>
          <table:table-cell office:value-type="float" office:value="47.5205" calcext:value-type="float">
            <text:p>47.5205</text:p>
          </table:table-cell>
          <table:table-cell/>
          <table:table-cell table:formula="of:=([.D516]-[.A516])/0.0166667" office:value-type="float" office:value="-130.04373991252" calcext:value-type="float">
            <text:p>-130.04373991252</text:p>
          </table:table-cell>
          <table:table-cell table:formula="of:=ABS([.E516]-[.B516])/0.0166667" office:value-type="float" office:value="573.298853402294" calcext:value-type="float">
            <text:p>573.298853402294</text:p>
          </table:table-cell>
          <table:table-cell table:formula="of:=([.F516]-[.C516])/0.0166667" office:value-type="float" office:value="54.5338909322179" calcext:value-type="float">
            <text:p>54.5338909322179</text:p>
          </table:table-cell>
          <table:table-cell table:formula="of:=DEGREES(ATAN(ABS([.F516]-[.C516])/ABS([.E516]-[.B516])))" office:value-type="float" office:value="5.43379519000259" calcext:value-type="float">
            <text:p>5.43379519000259</text:p>
          </table:table-cell>
          <table:table-cell table:formula="of:=SQRT(POWER([.H516];2)+POWER([.I516];2)+POWER([.J516];2))" office:value-type="float" office:value="590.387072066307" calcext:value-type="float">
            <text:p>590.387072066307</text:p>
          </table:table-cell>
        </table:table-row>
        <table:table-row table:style-name="ro1">
          <table:table-cell office:value-type="float" office:value="78.2521" calcext:value-type="float">
            <text:p>78.2521</text:p>
          </table:table-cell>
          <table:table-cell office:value-type="float" office:value="289.595" calcext:value-type="float">
            <text:p>289.595</text:p>
          </table:table-cell>
          <table:table-cell office:value-type="float" office:value="46.8223" calcext:value-type="float">
            <text:p>46.8223</text:p>
          </table:table-cell>
          <table:table-cell office:value-type="float" office:value="76.1145" calcext:value-type="float">
            <text:p>76.1145</text:p>
          </table:table-cell>
          <table:table-cell office:value-type="float" office:value="281.422" calcext:value-type="float">
            <text:p>281.422</text:p>
          </table:table-cell>
          <table:table-cell office:value-type="float" office:value="47.5303" calcext:value-type="float">
            <text:p>47.5303</text:p>
          </table:table-cell>
          <table:table-cell/>
          <table:table-cell table:formula="of:=([.D517]-[.A517])/0.0166667" office:value-type="float" office:value="-128.255743488513" calcext:value-type="float">
            <text:p>-128.255743488513</text:p>
          </table:table-cell>
          <table:table-cell table:formula="of:=ABS([.E517]-[.B517])/0.0166667" office:value-type="float" office:value="490.379019241962" calcext:value-type="float">
            <text:p>490.379019241962</text:p>
          </table:table-cell>
          <table:table-cell table:formula="of:=([.F517]-[.C517])/0.0166667" office:value-type="float" office:value="42.4799150401698" calcext:value-type="float">
            <text:p>42.4799150401698</text:p>
          </table:table-cell>
          <table:table-cell table:formula="of:=DEGREES(ATAN(ABS([.F517]-[.C517])/ABS([.E517]-[.B517])))" office:value-type="float" office:value="4.95098448743384" calcext:value-type="float">
            <text:p>4.95098448743384</text:p>
          </table:table-cell>
          <table:table-cell table:formula="of:=SQRT(POWER([.H517];2)+POWER([.I517];2)+POWER([.J517];2))" office:value-type="float" office:value="508.650824664936" calcext:value-type="float">
            <text:p>508.650824664936</text:p>
          </table:table-cell>
        </table:table-row>
        <table:table-row table:style-name="ro1">
          <table:table-cell office:value-type="float" office:value="78.2504" calcext:value-type="float">
            <text:p>78.2504</text:p>
          </table:table-cell>
          <table:table-cell office:value-type="float" office:value="289.43" calcext:value-type="float">
            <text:p>289.43</text:p>
          </table:table-cell>
          <table:table-cell office:value-type="float" office:value="47.6069" calcext:value-type="float">
            <text:p>47.6069</text:p>
          </table:table-cell>
          <table:table-cell office:value-type="float" office:value="76.3409" calcext:value-type="float">
            <text:p>76.3409</text:p>
          </table:table-cell>
          <table:table-cell office:value-type="float" office:value="278.574" calcext:value-type="float">
            <text:p>278.574</text:p>
          </table:table-cell>
          <table:table-cell office:value-type="float" office:value="48.9361" calcext:value-type="float">
            <text:p>48.9361</text:p>
          </table:table-cell>
          <table:table-cell/>
          <table:table-cell table:formula="of:=([.D518]-[.A518])/0.0166667" office:value-type="float" office:value="-114.569770860458" calcext:value-type="float">
            <text:p>-114.569770860458</text:p>
          </table:table-cell>
          <table:table-cell table:formula="of:=ABS([.E518]-[.B518])/0.0166667" office:value-type="float" office:value="651.358697282605" calcext:value-type="float">
            <text:p>651.358697282605</text:p>
          </table:table-cell>
          <table:table-cell table:formula="of:=([.F518]-[.C518])/0.0166667" office:value-type="float" office:value="79.751840496319" calcext:value-type="float">
            <text:p>79.751840496319</text:p>
          </table:table-cell>
          <table:table-cell table:formula="of:=DEGREES(ATAN(ABS([.F518]-[.C518])/ABS([.E518]-[.B518])))" office:value-type="float" office:value="6.98050558712519" calcext:value-type="float">
            <text:p>6.98050558712519</text:p>
          </table:table-cell>
          <table:table-cell table:formula="of:=SQRT(POWER([.H518];2)+POWER([.I518];2)+POWER([.J518];2))" office:value-type="float" office:value="666.149188232832" calcext:value-type="float">
            <text:p>666.149188232832</text:p>
          </table:table-cell>
        </table:table-row>
        <table:table-row table:style-name="ro1">
          <table:table-cell office:value-type="float" office:value="80.2036" calcext:value-type="float">
            <text:p>80.2036</text:p>
          </table:table-cell>
          <table:table-cell office:value-type="float" office:value="298.029" calcext:value-type="float">
            <text:p>298.029</text:p>
          </table:table-cell>
          <table:table-cell office:value-type="float" office:value="45.8378" calcext:value-type="float">
            <text:p>45.8378</text:p>
          </table:table-cell>
          <table:table-cell office:value-type="float" office:value="77.7022" calcext:value-type="float">
            <text:p>77.7022</text:p>
          </table:table-cell>
          <table:table-cell office:value-type="float" office:value="286.88" calcext:value-type="float">
            <text:p>286.88</text:p>
          </table:table-cell>
          <table:table-cell office:value-type="float" office:value="46.9693" calcext:value-type="float">
            <text:p>46.9693</text:p>
          </table:table-cell>
          <table:table-cell/>
          <table:table-cell table:formula="of:=([.D519]-[.A519])/0.0166667" office:value-type="float" office:value="-150.0836998326" calcext:value-type="float">
            <text:p>-150.0836998326</text:p>
          </table:table-cell>
          <table:table-cell table:formula="of:=ABS([.E519]-[.B519])/0.0166667" office:value-type="float" office:value="668.938662122676" calcext:value-type="float">
            <text:p>668.938662122676</text:p>
          </table:table-cell>
          <table:table-cell table:formula="of:=([.F519]-[.C519])/0.0166667" office:value-type="float" office:value="67.8898642202713" calcext:value-type="float">
            <text:p>67.8898642202713</text:p>
          </table:table-cell>
          <table:table-cell table:formula="of:=DEGREES(ATAN(ABS([.F519]-[.C519])/ABS([.E519]-[.B519])))" office:value-type="float" office:value="5.79504497406139" calcext:value-type="float">
            <text:p>5.79504497406139</text:p>
          </table:table-cell>
          <table:table-cell table:formula="of:=SQRT(POWER([.H519];2)+POWER([.I519];2)+POWER([.J519];2))" office:value-type="float" office:value="688.921682270027" calcext:value-type="float">
            <text:p>688.921682270027</text:p>
          </table:table-cell>
        </table:table-row>
        <table:table-row table:style-name="ro1">
          <table:table-cell office:value-type="float" office:value="78.3301" calcext:value-type="float">
            <text:p>78.3301</text:p>
          </table:table-cell>
          <table:table-cell office:value-type="float" office:value="295.171" calcext:value-type="float">
            <text:p>295.171</text:p>
          </table:table-cell>
          <table:table-cell office:value-type="float" office:value="46.0116" calcext:value-type="float">
            <text:p>46.0116</text:p>
          </table:table-cell>
          <table:table-cell office:value-type="float" office:value="76.1401" calcext:value-type="float">
            <text:p>76.1401</text:p>
          </table:table-cell>
          <table:table-cell office:value-type="float" office:value="284.106" calcext:value-type="float">
            <text:p>284.106</text:p>
          </table:table-cell>
          <table:table-cell office:value-type="float" office:value="47.1371" calcext:value-type="float">
            <text:p>47.1371</text:p>
          </table:table-cell>
          <table:table-cell/>
          <table:table-cell table:formula="of:=([.D520]-[.A520])/0.0166667" office:value-type="float" office:value="-131.399737200525" calcext:value-type="float">
            <text:p>-131.399737200525</text:p>
          </table:table-cell>
          <table:table-cell table:formula="of:=ABS([.E520]-[.B520])/0.0166667" office:value-type="float" office:value="663.898672202656" calcext:value-type="float">
            <text:p>663.898672202656</text:p>
          </table:table-cell>
          <table:table-cell table:formula="of:=([.F520]-[.C520])/0.0166667" office:value-type="float" office:value="67.5298649402698" calcext:value-type="float">
            <text:p>67.5298649402698</text:p>
          </table:table-cell>
          <table:table-cell table:formula="of:=DEGREES(ATAN(ABS([.F520]-[.C520])/ABS([.E520]-[.B520])))" office:value-type="float" office:value="5.80798646271393" calcext:value-type="float">
            <text:p>5.80798646271393</text:p>
          </table:table-cell>
          <table:table-cell table:formula="of:=SQRT(POWER([.H520];2)+POWER([.I520];2)+POWER([.J520];2))" office:value-type="float" office:value="680.137942293817" calcext:value-type="float">
            <text:p>680.137942293817</text:p>
          </table:table-cell>
        </table:table-row>
        <table:table-row table:style-name="ro1">
          <table:table-cell office:value-type="float" office:value="75.1525" calcext:value-type="float">
            <text:p>75.1525</text:p>
          </table:table-cell>
          <table:table-cell office:value-type="float" office:value="288.041" calcext:value-type="float">
            <text:p>288.041</text:p>
          </table:table-cell>
          <table:table-cell office:value-type="float" office:value="46.8234" calcext:value-type="float">
            <text:p>46.8234</text:p>
          </table:table-cell>
          <table:table-cell office:value-type="float" office:value="72.3153" calcext:value-type="float">
            <text:p>72.3153</text:p>
          </table:table-cell>
          <table:table-cell office:value-type="float" office:value="278.501" calcext:value-type="float">
            <text:p>278.501</text:p>
          </table:table-cell>
          <table:table-cell office:value-type="float" office:value="47.4969" calcext:value-type="float">
            <text:p>47.4969</text:p>
          </table:table-cell>
          <table:table-cell/>
          <table:table-cell table:formula="of:=([.D521]-[.A521])/0.0166667" office:value-type="float" office:value="-170.231659536682" calcext:value-type="float">
            <text:p>-170.231659536682</text:p>
          </table:table-cell>
          <table:table-cell table:formula="of:=ABS([.E521]-[.B521])/0.0166667" office:value-type="float" office:value="572.398855202291" calcext:value-type="float">
            <text:p>572.398855202291</text:p>
          </table:table-cell>
          <table:table-cell table:formula="of:=([.F521]-[.C521])/0.0166667" office:value-type="float" office:value="40.4099191801615" calcext:value-type="float">
            <text:p>40.4099191801615</text:p>
          </table:table-cell>
          <table:table-cell table:formula="of:=DEGREES(ATAN(ABS([.F521]-[.C521])/ABS([.E521]-[.B521])))" office:value-type="float" office:value="4.03823792092438" calcext:value-type="float">
            <text:p>4.03823792092438</text:p>
          </table:table-cell>
          <table:table-cell table:formula="of:=SQRT(POWER([.H521];2)+POWER([.I521];2)+POWER([.J521];2))" office:value-type="float" office:value="598.541752022073" calcext:value-type="float">
            <text:p>598.541752022073</text:p>
          </table:table-cell>
        </table:table-row>
        <table:table-row table:style-name="ro1">
          <table:table-cell office:value-type="float" office:value="74.6393" calcext:value-type="float">
            <text:p>74.6393</text:p>
          </table:table-cell>
          <table:table-cell office:value-type="float" office:value="288.004" calcext:value-type="float">
            <text:p>288.004</text:p>
          </table:table-cell>
          <table:table-cell office:value-type="float" office:value="46.8335" calcext:value-type="float">
            <text:p>46.8335</text:p>
          </table:table-cell>
          <table:table-cell office:value-type="float" office:value="71.5652" calcext:value-type="float">
            <text:p>71.5652</text:p>
          </table:table-cell>
          <table:table-cell office:value-type="float" office:value="276.997" calcext:value-type="float">
            <text:p>276.997</text:p>
          </table:table-cell>
          <table:table-cell office:value-type="float" office:value="48.22" calcext:value-type="float">
            <text:p>48.22</text:p>
          </table:table-cell>
          <table:table-cell/>
          <table:table-cell table:formula="of:=([.D522]-[.A522])/0.0166667" office:value-type="float" office:value="-184.445631108738" calcext:value-type="float">
            <text:p>-184.445631108738</text:p>
          </table:table-cell>
          <table:table-cell table:formula="of:=ABS([.E522]-[.B522])/0.0166667" office:value-type="float" office:value="660.418679162642" calcext:value-type="float">
            <text:p>660.418679162642</text:p>
          </table:table-cell>
          <table:table-cell table:formula="of:=([.F522]-[.C522])/0.0166667" office:value-type="float" office:value="83.1898336203327" calcext:value-type="float">
            <text:p>83.1898336203327</text:p>
          </table:table-cell>
          <table:table-cell table:formula="of:=DEGREES(ATAN(ABS([.F522]-[.C522])/ABS([.E522]-[.B522])))" office:value-type="float" office:value="7.17946630046273" calcext:value-type="float">
            <text:p>7.17946630046273</text:p>
          </table:table-cell>
          <table:table-cell table:formula="of:=SQRT(POWER([.H522];2)+POWER([.I522];2)+POWER([.J522];2))" office:value-type="float" office:value="690.719603775518" calcext:value-type="float">
            <text:p>690.719603775518</text:p>
          </table:table-cell>
        </table:table-row>
        <table:table-row table:style-name="ro1">
          <table:table-cell office:value-type="float" office:value="74.1316" calcext:value-type="float">
            <text:p>74.1316</text:p>
          </table:table-cell>
          <table:table-cell office:value-type="float" office:value="289.455" calcext:value-type="float">
            <text:p>289.455</text:p>
          </table:table-cell>
          <table:table-cell office:value-type="float" office:value="46.1188" calcext:value-type="float">
            <text:p>46.1188</text:p>
          </table:table-cell>
          <table:table-cell office:value-type="float" office:value="70.8039" calcext:value-type="float">
            <text:p>70.8039</text:p>
          </table:table-cell>
          <table:table-cell office:value-type="float" office:value="278.438" calcext:value-type="float">
            <text:p>278.438</text:p>
          </table:table-cell>
          <table:table-cell office:value-type="float" office:value="47.0239" calcext:value-type="float">
            <text:p>47.0239</text:p>
          </table:table-cell>
          <table:table-cell/>
          <table:table-cell table:formula="of:=([.D523]-[.A523])/0.0166667" office:value-type="float" office:value="-199.661600676799" calcext:value-type="float">
            <text:p>-199.661600676799</text:p>
          </table:table-cell>
          <table:table-cell table:formula="of:=ABS([.E523]-[.B523])/0.0166667" office:value-type="float" office:value="661.018677962644" calcext:value-type="float">
            <text:p>661.018677962644</text:p>
          </table:table-cell>
          <table:table-cell table:formula="of:=([.F523]-[.C523])/0.0166667" office:value-type="float" office:value="54.3058913882171" calcext:value-type="float">
            <text:p>54.3058913882171</text:p>
          </table:table-cell>
          <table:table-cell table:formula="of:=DEGREES(ATAN(ABS([.F523]-[.C523])/ABS([.E523]-[.B523])))" office:value-type="float" office:value="4.69657881995599" calcext:value-type="float">
            <text:p>4.69657881995599</text:p>
          </table:table-cell>
          <table:table-cell table:formula="of:=SQRT(POWER([.H523];2)+POWER([.I523];2)+POWER([.J523];2))" office:value-type="float" office:value="692.646791113459" calcext:value-type="float">
            <text:p>692.646791113459</text:p>
          </table:table-cell>
        </table:table-row>
        <table:table-row table:style-name="ro1">
          <table:table-cell office:value-type="float" office:value="77.0113" calcext:value-type="float">
            <text:p>77.0113</text:p>
          </table:table-cell>
          <table:table-cell office:value-type="float" office:value="293.621" calcext:value-type="float">
            <text:p>293.621</text:p>
          </table:table-cell>
          <table:table-cell office:value-type="float" office:value="46.5047" calcext:value-type="float">
            <text:p>46.5047</text:p>
          </table:table-cell>
          <table:table-cell office:value-type="float" office:value="74.1122" calcext:value-type="float">
            <text:p>74.1122</text:p>
          </table:table-cell>
          <table:table-cell office:value-type="float" office:value="285.226" calcext:value-type="float">
            <text:p>285.226</text:p>
          </table:table-cell>
          <table:table-cell office:value-type="float" office:value="47.2434" calcext:value-type="float">
            <text:p>47.2434</text:p>
          </table:table-cell>
          <table:table-cell/>
          <table:table-cell table:formula="of:=([.D524]-[.A524])/0.0166667" office:value-type="float" office:value="-173.945652108696" calcext:value-type="float">
            <text:p>-173.945652108696</text:p>
          </table:table-cell>
          <table:table-cell table:formula="of:=ABS([.E524]-[.B524])/0.0166667" office:value-type="float" office:value="503.698992602014" calcext:value-type="float">
            <text:p>503.698992602014</text:p>
          </table:table-cell>
          <table:table-cell table:formula="of:=([.F524]-[.C524])/0.0166667" office:value-type="float" office:value="44.3219113561774" calcext:value-type="float">
            <text:p>44.3219113561774</text:p>
          </table:table-cell>
          <table:table-cell table:formula="of:=DEGREES(ATAN(ABS([.F524]-[.C524])/ABS([.E524]-[.B524])))" office:value-type="float" office:value="5.02866722900826" calcext:value-type="float">
            <text:p>5.02866722900826</text:p>
          </table:table-cell>
          <table:table-cell table:formula="of:=SQRT(POWER([.H524];2)+POWER([.I524];2)+POWER([.J524];2))" office:value-type="float" office:value="534.728152299903" calcext:value-type="float">
            <text:p>534.728152299903</text:p>
          </table:table-cell>
        </table:table-row>
        <table:table-row table:style-name="ro1">
          <table:table-cell office:value-type="float" office:value="75.1728" calcext:value-type="float">
            <text:p>75.1728</text:p>
          </table:table-cell>
          <table:table-cell office:value-type="float" office:value="290.814" calcext:value-type="float">
            <text:p>290.814</text:p>
          </table:table-cell>
          <table:table-cell office:value-type="float" office:value="46.4188" calcext:value-type="float">
            <text:p>46.4188</text:p>
          </table:table-cell>
          <table:table-cell office:value-type="float" office:value="71.8099" calcext:value-type="float">
            <text:p>71.8099</text:p>
          </table:table-cell>
          <table:table-cell office:value-type="float" office:value="282.561" calcext:value-type="float">
            <text:p>282.561</text:p>
          </table:table-cell>
          <table:table-cell office:value-type="float" office:value="46.4021" calcext:value-type="float">
            <text:p>46.4021</text:p>
          </table:table-cell>
          <table:table-cell/>
          <table:table-cell table:formula="of:=([.D525]-[.A525])/0.0166667" office:value-type="float" office:value="-201.773596452807" calcext:value-type="float">
            <text:p>-201.773596452807</text:p>
          </table:table-cell>
          <table:table-cell table:formula="of:=ABS([.E525]-[.B525])/0.0166667" office:value-type="float" office:value="495.179009641983" calcext:value-type="float">
            <text:p>495.179009641983</text:p>
          </table:table-cell>
          <table:table-cell table:formula="of:=([.F525]-[.C525])/0.0166667" office:value-type="float" office:value="-1.00199799600402" calcext:value-type="float">
            <text:p>-1.00199799600402</text:p>
          </table:table-cell>
          <table:table-cell table:formula="of:=DEGREES(ATAN(ABS([.F525]-[.C525])/ABS([.E525]-[.B525])))" office:value-type="float" office:value="0.115938229967288" calcext:value-type="float">
            <text:p>0.115938229967288</text:p>
          </table:table-cell>
          <table:table-cell table:formula="of:=SQRT(POWER([.H525];2)+POWER([.I525];2)+POWER([.J525];2))" office:value-type="float" office:value="534.710987184198" calcext:value-type="float">
            <text:p>534.710987184198</text:p>
          </table:table-cell>
        </table:table-row>
        <table:table-row table:style-name="ro1">
          <table:table-cell office:value-type="float" office:value="77.3042" calcext:value-type="float">
            <text:p>77.3042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46.0918" calcext:value-type="float">
            <text:p>46.0918</text:p>
          </table:table-cell>
          <table:table-cell office:value-type="float" office:value="74.6308" calcext:value-type="float">
            <text:p>74.6308</text:p>
          </table:table-cell>
          <table:table-cell office:value-type="float" office:value="286.634" calcext:value-type="float">
            <text:p>286.634</text:p>
          </table:table-cell>
          <table:table-cell office:value-type="float" office:value="47.0334" calcext:value-type="float">
            <text:p>47.0334</text:p>
          </table:table-cell>
          <table:table-cell/>
          <table:table-cell table:formula="of:=([.D526]-[.A526])/0.0166667" office:value-type="float" office:value="-160.403679192642" calcext:value-type="float">
            <text:p>-160.403679192642</text:p>
          </table:table-cell>
          <table:table-cell table:formula="of:=ABS([.E526]-[.B526])/0.0166667" office:value-type="float" office:value="589.258821482355" calcext:value-type="float">
            <text:p>589.258821482355</text:p>
          </table:table-cell>
          <table:table-cell table:formula="of:=([.F526]-[.C526])/0.0166667" office:value-type="float" office:value="56.4958870082261" calcext:value-type="float">
            <text:p>56.4958870082261</text:p>
          </table:table-cell>
          <table:table-cell table:formula="of:=DEGREES(ATAN(ABS([.F526]-[.C526])/ABS([.E526]-[.B526])))" office:value-type="float" office:value="5.47656099226529" calcext:value-type="float">
            <text:p>5.47656099226529</text:p>
          </table:table-cell>
          <table:table-cell table:formula="of:=SQRT(POWER([.H526];2)+POWER([.I526];2)+POWER([.J526];2))" office:value-type="float" office:value="613.308310918869" calcext:value-type="float">
            <text:p>613.308310918869</text:p>
          </table:table-cell>
        </table:table-row>
        <table:table-row table:style-name="ro1">
          <table:table-cell office:value-type="float" office:value="74.9052" calcext:value-type="float">
            <text:p>74.9052</text:p>
          </table:table-cell>
          <table:table-cell office:value-type="float" office:value="289.403" calcext:value-type="float">
            <text:p>289.403</text:p>
          </table:table-cell>
          <table:table-cell office:value-type="float" office:value="46.6271" calcext:value-type="float">
            <text:p>46.6271</text:p>
          </table:table-cell>
          <table:table-cell office:value-type="float" office:value="72.064" calcext:value-type="float">
            <text:p>72.064</text:p>
          </table:table-cell>
          <table:table-cell office:value-type="float" office:value="278.473" calcext:value-type="float">
            <text:p>278.473</text:p>
          </table:table-cell>
          <table:table-cell office:value-type="float" office:value="47.5033" calcext:value-type="float">
            <text:p>47.5033</text:p>
          </table:table-cell>
          <table:table-cell/>
          <table:table-cell table:formula="of:=([.D527]-[.A527])/0.0166667" office:value-type="float" office:value="-170.471659056682" calcext:value-type="float">
            <text:p>-170.471659056682</text:p>
          </table:table-cell>
          <table:table-cell table:formula="of:=ABS([.E527]-[.B527])/0.0166667" office:value-type="float" office:value="655.798688402624" calcext:value-type="float">
            <text:p>655.798688402624</text:p>
          </table:table-cell>
          <table:table-cell table:formula="of:=([.F527]-[.C527])/0.0166667" office:value-type="float" office:value="52.5718948562106" calcext:value-type="float">
            <text:p>52.5718948562106</text:p>
          </table:table-cell>
          <table:table-cell table:formula="of:=DEGREES(ATAN(ABS([.F527]-[.C527])/ABS([.E527]-[.B527])))" office:value-type="float" office:value="4.58329685100509" calcext:value-type="float">
            <text:p>4.58329685100509</text:p>
          </table:table-cell>
          <table:table-cell table:formula="of:=SQRT(POWER([.H527];2)+POWER([.I527];2)+POWER([.J527];2))" office:value-type="float" office:value="679.629539073245" calcext:value-type="float">
            <text:p>679.629539073245</text:p>
          </table:table-cell>
        </table:table-row>
        <table:table-row table:style-name="ro1">
          <table:table-cell office:value-type="float" office:value="75.5981" calcext:value-type="float">
            <text:p>75.5981</text:p>
          </table:table-cell>
          <table:table-cell office:value-type="float" office:value="279.891" calcext:value-type="float">
            <text:p>279.891</text:p>
          </table:table-cell>
          <table:table-cell office:value-type="float" office:value="48.5046" calcext:value-type="float">
            <text:p>48.5046</text:p>
          </table:table-cell>
          <table:table-cell office:value-type="float" office:value="72.0641" calcext:value-type="float">
            <text:p>72.0641</text:p>
          </table:table-cell>
          <table:table-cell office:value-type="float" office:value="271.798" calcext:value-type="float">
            <text:p>271.798</text:p>
          </table:table-cell>
          <table:table-cell office:value-type="float" office:value="49.2205" calcext:value-type="float">
            <text:p>49.2205</text:p>
          </table:table-cell>
          <table:table-cell/>
          <table:table-cell table:formula="of:=([.D528]-[.A528])/0.0166667" office:value-type="float" office:value="-212.039575920849" calcext:value-type="float">
            <text:p>-212.039575920849</text:p>
          </table:table-cell>
          <table:table-cell table:formula="of:=ABS([.E528]-[.B528])/0.0166667" office:value-type="float" office:value="485.579028841943" calcext:value-type="float">
            <text:p>485.579028841943</text:p>
          </table:table-cell>
          <table:table-cell table:formula="of:=([.F528]-[.C528])/0.0166667" office:value-type="float" office:value="42.9539140921717" calcext:value-type="float">
            <text:p>42.9539140921717</text:p>
          </table:table-cell>
          <table:table-cell table:formula="of:=DEGREES(ATAN(ABS([.F528]-[.C528])/ABS([.E528]-[.B528])))" office:value-type="float" office:value="5.05517842764394" calcext:value-type="float">
            <text:p>5.05517842764394</text:p>
          </table:table-cell>
          <table:table-cell table:formula="of:=SQRT(POWER([.H528];2)+POWER([.I528];2)+POWER([.J528];2))" office:value-type="float" office:value="531.594595291954" calcext:value-type="float">
            <text:p>531.594595291954</text:p>
          </table:table-cell>
        </table:table-row>
        <table:table-row table:style-name="ro1">
          <table:table-cell office:value-type="float" office:value="76.1021" calcext:value-type="float">
            <text:p>76.1021</text:p>
          </table:table-cell>
          <table:table-cell office:value-type="float" office:value="279.982" calcext:value-type="float">
            <text:p>279.982</text:p>
          </table:table-cell>
          <table:table-cell office:value-type="float" office:value="48.2384" calcext:value-type="float">
            <text:p>48.2384</text:p>
          </table:table-cell>
          <table:table-cell office:value-type="float" office:value="73.7731" calcext:value-type="float">
            <text:p>73.7731</text:p>
          </table:table-cell>
          <table:table-cell office:value-type="float" office:value="266.942" calcext:value-type="float">
            <text:p>266.942</text:p>
          </table:table-cell>
          <table:table-cell office:value-type="float" office:value="49.6712" calcext:value-type="float">
            <text:p>49.6712</text:p>
          </table:table-cell>
          <table:table-cell/>
          <table:table-cell table:formula="of:=([.D529]-[.A529])/0.0166667" office:value-type="float" office:value="-139.739720520559" calcext:value-type="float">
            <text:p>-139.739720520559</text:p>
          </table:table-cell>
          <table:table-cell table:formula="of:=ABS([.E529]-[.B529])/0.0166667" office:value-type="float" office:value="782.398435203131" calcext:value-type="float">
            <text:p>782.398435203131</text:p>
          </table:table-cell>
          <table:table-cell table:formula="of:=([.F529]-[.C529])/0.0166667" office:value-type="float" office:value="85.9678280643439" calcext:value-type="float">
            <text:p>85.9678280643439</text:p>
          </table:table-cell>
          <table:table-cell table:formula="of:=DEGREES(ATAN(ABS([.F529]-[.C529])/ABS([.E529]-[.B529])))" office:value-type="float" office:value="6.27035228792435" calcext:value-type="float">
            <text:p>6.27035228792435</text:p>
          </table:table-cell>
          <table:table-cell table:formula="of:=SQRT(POWER([.H529];2)+POWER([.I529];2)+POWER([.J529];2))" office:value-type="float" office:value="799.415391621635" calcext:value-type="float">
            <text:p>799.415391621635</text:p>
          </table:table-cell>
        </table:table-row>
        <table:table-row table:style-name="ro1">
          <table:table-cell office:value-type="float" office:value="76.8288" calcext:value-type="float">
            <text:p>76.8288</text:p>
          </table:table-cell>
          <table:table-cell office:value-type="float" office:value="277.307" calcext:value-type="float">
            <text:p>277.307</text:p>
          </table:table-cell>
          <table:table-cell office:value-type="float" office:value="49.1143" calcext:value-type="float">
            <text:p>49.1143</text:p>
          </table:table-cell>
          <table:table-cell office:value-type="float" office:value="74.7542" calcext:value-type="float">
            <text:p>74.7542</text:p>
          </table:table-cell>
          <table:table-cell office:value-type="float" office:value="266.96" calcext:value-type="float">
            <text:p>266.96</text:p>
          </table:table-cell>
          <table:table-cell office:value-type="float" office:value="50.1424" calcext:value-type="float">
            <text:p>50.1424</text:p>
          </table:table-cell>
          <table:table-cell/>
          <table:table-cell table:formula="of:=([.D530]-[.A530])/0.0166667" office:value-type="float" office:value="-124.475751048498" calcext:value-type="float">
            <text:p>-124.475751048498</text:p>
          </table:table-cell>
          <table:table-cell table:formula="of:=ABS([.E530]-[.B530])/0.0166667" office:value-type="float" office:value="620.818758362486" calcext:value-type="float">
            <text:p>620.818758362486</text:p>
          </table:table-cell>
          <table:table-cell table:formula="of:=([.F530]-[.C530])/0.0166667" office:value-type="float" office:value="61.6858766282469" calcext:value-type="float">
            <text:p>61.6858766282469</text:p>
          </table:table-cell>
          <table:table-cell table:formula="of:=DEGREES(ATAN(ABS([.F530]-[.C530])/ABS([.E530]-[.B530])))" office:value-type="float" office:value="5.67440567624398" calcext:value-type="float">
            <text:p>5.67440567624398</text:p>
          </table:table-cell>
          <table:table-cell table:formula="of:=SQRT(POWER([.H530];2)+POWER([.I530];2)+POWER([.J530];2))" office:value-type="float" office:value="636.172374996919" calcext:value-type="float">
            <text:p>636.172374996919</text:p>
          </table:table-cell>
        </table:table-row>
        <table:table-row table:style-name="ro1">
          <table:table-cell office:value-type="float" office:value="78.1379" calcext:value-type="float">
            <text:p>78.1379</text:p>
          </table:table-cell>
          <table:table-cell office:value-type="float" office:value="281.422" calcext:value-type="float">
            <text:p>281.422</text:p>
          </table:table-cell>
          <table:table-cell office:value-type="float" office:value="48.2599" calcext:value-type="float">
            <text:p>48.2599</text:p>
          </table:table-cell>
          <table:table-cell office:value-type="float" office:value="75.8025" calcext:value-type="float">
            <text:p>75.8025</text:p>
          </table:table-cell>
          <table:table-cell office:value-type="float" office:value="274.765" calcext:value-type="float">
            <text:p>274.765</text:p>
          </table:table-cell>
          <table:table-cell office:value-type="float" office:value="48.7533" calcext:value-type="float">
            <text:p>48.7533</text:p>
          </table:table-cell>
          <table:table-cell/>
          <table:table-cell table:formula="of:=([.D531]-[.A531])/0.0166667" office:value-type="float" office:value="-140.123719752561" calcext:value-type="float">
            <text:p>-140.123719752561</text:p>
          </table:table-cell>
          <table:table-cell table:formula="of:=ABS([.E531]-[.B531])/0.0166667" office:value-type="float" office:value="399.4192011616" calcext:value-type="float">
            <text:p>399.4192011616</text:p>
          </table:table-cell>
          <table:table-cell table:formula="of:=([.F531]-[.C531])/0.0166667" office:value-type="float" office:value="29.6039407921185" calcext:value-type="float">
            <text:p>29.6039407921185</text:p>
          </table:table-cell>
          <table:table-cell table:formula="of:=DEGREES(ATAN(ABS([.F531]-[.C531])/ABS([.E531]-[.B531])))" office:value-type="float" office:value="4.23886764510474" calcext:value-type="float">
            <text:p>4.23886764510474</text:p>
          </table:table-cell>
          <table:table-cell table:formula="of:=SQRT(POWER([.H531];2)+POWER([.I531];2)+POWER([.J531];2))" office:value-type="float" office:value="424.319158658065" calcext:value-type="float">
            <text:p>424.319158658065</text:p>
          </table:table-cell>
        </table:table-row>
        <table:table-row table:style-name="ro1">
          <table:table-cell office:value-type="float" office:value="78.4298" calcext:value-type="float">
            <text:p>78.4298</text:p>
          </table:table-cell>
          <table:table-cell office:value-type="float" office:value="284.115" calcext:value-type="float">
            <text:p>284.115</text:p>
          </table:table-cell>
          <table:table-cell office:value-type="float" office:value="47.8675" calcext:value-type="float">
            <text:p>47.8675</text:p>
          </table:table-cell>
          <table:table-cell office:value-type="float" office:value="76.0643" calcext:value-type="float">
            <text:p>76.0643</text:p>
          </table:table-cell>
          <table:table-cell office:value-type="float" office:value="276.094" calcext:value-type="float">
            <text:p>276.094</text:p>
          </table:table-cell>
          <table:table-cell office:value-type="float" office:value="48.5571" calcext:value-type="float">
            <text:p>48.5571</text:p>
          </table:table-cell>
          <table:table-cell/>
          <table:table-cell table:formula="of:=([.D532]-[.A532])/0.0166667" office:value-type="float" office:value="-141.929716140568" calcext:value-type="float">
            <text:p>-141.929716140568</text:p>
          </table:table-cell>
          <table:table-cell table:formula="of:=ABS([.E532]-[.B532])/0.0166667" office:value-type="float" office:value="481.259037481926" calcext:value-type="float">
            <text:p>481.259037481926</text:p>
          </table:table-cell>
          <table:table-cell table:formula="of:=([.F532]-[.C532])/0.0166667" office:value-type="float" office:value="41.3759172481654" calcext:value-type="float">
            <text:p>41.3759172481654</text:p>
          </table:table-cell>
          <table:table-cell table:formula="of:=DEGREES(ATAN(ABS([.F532]-[.C532])/ABS([.E532]-[.B532])))" office:value-type="float" office:value="4.91388218366959" calcext:value-type="float">
            <text:p>4.91388218366959</text:p>
          </table:table-cell>
          <table:table-cell table:formula="of:=SQRT(POWER([.H532];2)+POWER([.I532];2)+POWER([.J532];2))" office:value-type="float" office:value="503.454339548185" calcext:value-type="float">
            <text:p>503.454339548185</text:p>
          </table:table-cell>
        </table:table-row>
        <table:table-row table:style-name="ro1">
          <table:table-cell office:value-type="float" office:value="76.4638" calcext:value-type="float">
            <text:p>76.4638</text:p>
          </table:table-cell>
          <table:table-cell office:value-type="float" office:value="290.851" calcext:value-type="float">
            <text:p>290.851</text:p>
          </table:table-cell>
          <table:table-cell office:value-type="float" office:value="46.6561" calcext:value-type="float">
            <text:p>46.6561</text:p>
          </table:table-cell>
          <table:table-cell office:value-type="float" office:value="74.084" calcext:value-type="float">
            <text:p>74.084</text:p>
          </table:table-cell>
          <table:table-cell office:value-type="float" office:value="279.905" calcext:value-type="float">
            <text:p>279.905</text:p>
          </table:table-cell>
          <table:table-cell office:value-type="float" office:value="47.771" calcext:value-type="float">
            <text:p>47.771</text:p>
          </table:table-cell>
          <table:table-cell/>
          <table:table-cell table:formula="of:=([.D533]-[.A533])/0.0166667" office:value-type="float" office:value="-142.787714424571" calcext:value-type="float">
            <text:p>-142.787714424571</text:p>
          </table:table-cell>
          <table:table-cell table:formula="of:=ABS([.E533]-[.B533])/0.0166667" office:value-type="float" office:value="656.758686482629" calcext:value-type="float">
            <text:p>656.758686482629</text:p>
          </table:table-cell>
          <table:table-cell table:formula="of:=([.F533]-[.C533])/0.0166667" office:value-type="float" office:value="66.8938662122675" calcext:value-type="float">
            <text:p>66.8938662122675</text:p>
          </table:table-cell>
          <table:table-cell table:formula="of:=DEGREES(ATAN(ABS([.F533]-[.C533])/ABS([.E533]-[.B533])))" office:value-type="float" office:value="5.81578003049403" calcext:value-type="float">
            <text:p>5.81578003049403</text:p>
          </table:table-cell>
          <table:table-cell table:formula="of:=SQRT(POWER([.H533];2)+POWER([.I533];2)+POWER([.J533];2))" office:value-type="float" office:value="675.422159095928" calcext:value-type="float">
            <text:p>675.422159095928</text:p>
          </table:table-cell>
        </table:table-row>
        <table:table-row table:style-name="ro1">
          <table:table-cell office:value-type="float" office:value="80.1541" calcext:value-type="float">
            <text:p>80.1541</text:p>
          </table:table-cell>
          <table:table-cell office:value-type="float" office:value="295.252" calcext:value-type="float">
            <text:p>295.252</text:p>
          </table:table-cell>
          <table:table-cell office:value-type="float" office:value="45.9833" calcext:value-type="float">
            <text:p>45.9833</text:p>
          </table:table-cell>
          <table:table-cell office:value-type="float" office:value="78.6457" calcext:value-type="float">
            <text:p>78.6457</text:p>
          </table:table-cell>
          <table:table-cell office:value-type="float" office:value="281.611" calcext:value-type="float">
            <text:p>281.611</text:p>
          </table:table-cell>
          <table:table-cell office:value-type="float" office:value="47.4796" calcext:value-type="float">
            <text:p>47.4796</text:p>
          </table:table-cell>
          <table:table-cell/>
          <table:table-cell table:formula="of:=([.D534]-[.A534])/0.0166667" office:value-type="float" office:value="-90.5038189923617" calcext:value-type="float">
            <text:p>-90.5038189923617</text:p>
          </table:table-cell>
          <table:table-cell table:formula="of:=ABS([.E534]-[.B534])/0.0166667" office:value-type="float" office:value="818.458363083275" calcext:value-type="float">
            <text:p>818.458363083275</text:p>
          </table:table-cell>
          <table:table-cell table:formula="of:=([.F534]-[.C534])/0.0166667" office:value-type="float" office:value="89.777820444359" calcext:value-type="float">
            <text:p>89.777820444359</text:p>
          </table:table-cell>
          <table:table-cell table:formula="of:=DEGREES(ATAN(ABS([.F534]-[.C534])/ABS([.E534]-[.B534])))" office:value-type="float" office:value="6.25982620685873" calcext:value-type="float">
            <text:p>6.25982620685873</text:p>
          </table:table-cell>
          <table:table-cell table:formula="of:=SQRT(POWER([.H534];2)+POWER([.I534];2)+POWER([.J534];2))" office:value-type="float" office:value="828.326680964036" calcext:value-type="float">
            <text:p>828.326680964036</text:p>
          </table:table-cell>
        </table:table-row>
        <table:table-row table:style-name="ro1">
          <table:table-cell office:value-type="float" office:value="79.7983" calcext:value-type="float">
            <text:p>79.7983</text:p>
          </table:table-cell>
          <table:table-cell office:value-type="float" office:value="289.743" calcext:value-type="float">
            <text:p>289.743</text:p>
          </table:table-cell>
          <table:table-cell office:value-type="float" office:value="46.533" calcext:value-type="float">
            <text:p>46.533</text:p>
          </table:table-cell>
          <table:table-cell office:value-type="float" office:value="77.851" calcext:value-type="float">
            <text:p>77.851</text:p>
          </table:table-cell>
          <table:table-cell office:value-type="float" office:value="278.961" calcext:value-type="float">
            <text:p>278.961</text:p>
          </table:table-cell>
          <table:table-cell office:value-type="float" office:value="47.6265" calcext:value-type="float">
            <text:p>47.6265</text:p>
          </table:table-cell>
          <table:table-cell/>
          <table:table-cell table:formula="of:=([.D535]-[.A535])/0.0166667" office:value-type="float" office:value="-116.837766324467" calcext:value-type="float">
            <text:p>-116.837766324467</text:p>
          </table:table-cell>
          <table:table-cell table:formula="of:=ABS([.E535]-[.B535])/0.0166667" office:value-type="float" office:value="646.918706162587" calcext:value-type="float">
            <text:p>646.918706162587</text:p>
          </table:table-cell>
          <table:table-cell table:formula="of:=([.F535]-[.C535])/0.0166667" office:value-type="float" office:value="65.6098687802624" calcext:value-type="float">
            <text:p>65.6098687802624</text:p>
          </table:table-cell>
          <table:table-cell table:formula="of:=DEGREES(ATAN(ABS([.F535]-[.C535])/ABS([.E535]-[.B535])))" office:value-type="float" office:value="5.79108130929661" calcext:value-type="float">
            <text:p>5.79108130929661</text:p>
          </table:table-cell>
          <table:table-cell table:formula="of:=SQRT(POWER([.H535];2)+POWER([.I535];2)+POWER([.J535];2))" office:value-type="float" office:value="660.650838873402" calcext:value-type="float">
            <text:p>660.650838873402</text:p>
          </table:table-cell>
        </table:table-row>
        <table:table-row table:style-name="ro1">
          <table:table-cell office:value-type="float" office:value="79.3946" calcext:value-type="float">
            <text:p>79.3946</text:p>
          </table:table-cell>
          <table:table-cell office:value-type="float" office:value="296.587" calcext:value-type="float">
            <text:p>296.587</text:p>
          </table:table-cell>
          <table:table-cell office:value-type="float" office:value="46.0538" calcext:value-type="float">
            <text:p>46.0538</text:p>
          </table:table-cell>
          <table:table-cell office:value-type="float" office:value="77.3794" calcext:value-type="float">
            <text:p>77.3794</text:p>
          </table:table-cell>
          <table:table-cell office:value-type="float" office:value="281.417" calcext:value-type="float">
            <text:p>281.417</text:p>
          </table:table-cell>
          <table:table-cell office:value-type="float" office:value="48.0183" calcext:value-type="float">
            <text:p>48.0183</text:p>
          </table:table-cell>
          <table:table-cell/>
          <table:table-cell table:formula="of:=([.D536]-[.A536])/0.0166667" office:value-type="float" office:value="-120.911758176483" calcext:value-type="float">
            <text:p>-120.911758176483</text:p>
          </table:table-cell>
          <table:table-cell table:formula="of:=ABS([.E536]-[.B536])/0.0166667" office:value-type="float" office:value="910.198179603642" calcext:value-type="float">
            <text:p>910.198179603642</text:p>
          </table:table-cell>
          <table:table-cell table:formula="of:=([.F536]-[.C536])/0.0166667" office:value-type="float" office:value="117.869764260472" calcext:value-type="float">
            <text:p>117.869764260472</text:p>
          </table:table-cell>
          <table:table-cell table:formula="of:=DEGREES(ATAN(ABS([.F536]-[.C536])/ABS([.E536]-[.B536])))" office:value-type="float" office:value="7.37868282406848" calcext:value-type="float">
            <text:p>7.37868282406848</text:p>
          </table:table-cell>
          <table:table-cell table:formula="of:=SQRT(POWER([.H536];2)+POWER([.I536];2)+POWER([.J536];2))" office:value-type="float" office:value="925.728718764807" calcext:value-type="float">
            <text:p>925.728718764807</text:p>
          </table:table-cell>
        </table:table-row>
        <table:table-row table:style-name="ro1">
          <table:table-cell office:value-type="float" office:value="78.7671" calcext:value-type="float">
            <text:p>78.7671</text:p>
          </table:table-cell>
          <table:table-cell office:value-type="float" office:value="289.626" calcext:value-type="float">
            <text:p>289.626</text:p>
          </table:table-cell>
          <table:table-cell office:value-type="float" office:value="46.8131" calcext:value-type="float">
            <text:p>46.8131</text:p>
          </table:table-cell>
          <table:table-cell office:value-type="float" office:value="76.8589" calcext:value-type="float">
            <text:p>76.8589</text:p>
          </table:table-cell>
          <table:table-cell office:value-type="float" office:value="280.157" calcext:value-type="float">
            <text:p>280.157</text:p>
          </table:table-cell>
          <table:table-cell office:value-type="float" office:value="47.7086" calcext:value-type="float">
            <text:p>47.7086</text:p>
          </table:table-cell>
          <table:table-cell/>
          <table:table-cell table:formula="of:=([.D537]-[.A537])/0.0166667" office:value-type="float" office:value="-114.491771016458" calcext:value-type="float">
            <text:p>-114.491771016458</text:p>
          </table:table-cell>
          <table:table-cell table:formula="of:=ABS([.E537]-[.B537])/0.0166667" office:value-type="float" office:value="568.138863722272" calcext:value-type="float">
            <text:p>568.138863722272</text:p>
          </table:table-cell>
          <table:table-cell table:formula="of:=([.F537]-[.C537])/0.0166667" office:value-type="float" office:value="53.7298925402148" calcext:value-type="float">
            <text:p>53.7298925402148</text:p>
          </table:table-cell>
          <table:table-cell table:formula="of:=DEGREES(ATAN(ABS([.F537]-[.C537])/ABS([.E537]-[.B537])))" office:value-type="float" office:value="5.40249466217636" calcext:value-type="float">
            <text:p>5.40249466217636</text:p>
          </table:table-cell>
          <table:table-cell table:formula="of:=SQRT(POWER([.H537];2)+POWER([.I537];2)+POWER([.J537];2))" office:value-type="float" office:value="582.04556132188" calcext:value-type="float">
            <text:p>582.04556132188</text:p>
          </table:table-cell>
        </table:table-row>
        <table:table-row table:style-name="ro1">
          <table:table-cell office:value-type="float" office:value="78.5513" calcext:value-type="float">
            <text:p>78.5513</text:p>
          </table:table-cell>
          <table:table-cell office:value-type="float" office:value="292.506" calcext:value-type="float">
            <text:p>292.506</text:p>
          </table:table-cell>
          <table:table-cell office:value-type="float" office:value="45.8858" calcext:value-type="float">
            <text:p>45.8858</text:p>
          </table:table-cell>
          <table:table-cell office:value-type="float" office:value="76.1143" calcext:value-type="float">
            <text:p>76.1143</text:p>
          </table:table-cell>
          <table:table-cell office:value-type="float" office:value="281.531" calcext:value-type="float">
            <text:p>281.531</text:p>
          </table:table-cell>
          <table:table-cell office:value-type="float" office:value="47.015" calcext:value-type="float">
            <text:p>47.015</text:p>
          </table:table-cell>
          <table:table-cell/>
          <table:table-cell table:formula="of:=([.D538]-[.A538])/0.0166667" office:value-type="float" office:value="-146.219707560585" calcext:value-type="float">
            <text:p>-146.219707560585</text:p>
          </table:table-cell>
          <table:table-cell table:formula="of:=ABS([.E538]-[.B538])/0.0166667" office:value-type="float" office:value="658.498683002632" calcext:value-type="float">
            <text:p>658.498683002632</text:p>
          </table:table-cell>
          <table:table-cell table:formula="of:=([.F538]-[.C538])/0.0166667" office:value-type="float" office:value="67.7518644962709" calcext:value-type="float">
            <text:p>67.7518644962709</text:p>
          </table:table-cell>
          <table:table-cell table:formula="of:=DEGREES(ATAN(ABS([.F538]-[.C538])/ABS([.E538]-[.B538])))" office:value-type="float" office:value="5.87439944761256" calcext:value-type="float">
            <text:p>5.87439944761256</text:p>
          </table:table-cell>
          <table:table-cell table:formula="of:=SQRT(POWER([.H538];2)+POWER([.I538];2)+POWER([.J538];2))" office:value-type="float" office:value="677.931437195551" calcext:value-type="float">
            <text:p>677.931437195551</text:p>
          </table:table-cell>
        </table:table-row>
        <table:table-row table:style-name="ro1">
          <table:table-cell office:value-type="float" office:value="79.0892" calcext:value-type="float">
            <text:p>79.0892</text:p>
          </table:table-cell>
          <table:table-cell office:value-type="float" office:value="293.76" calcext:value-type="float">
            <text:p>293.76</text:p>
          </table:table-cell>
          <table:table-cell office:value-type="float" office:value="46.4657" calcext:value-type="float">
            <text:p>46.4657</text:p>
          </table:table-cell>
          <table:table-cell office:value-type="float" office:value="76.9038" calcext:value-type="float">
            <text:p>76.9038</text:p>
          </table:table-cell>
          <table:table-cell office:value-type="float" office:value="284.12" calcext:value-type="float">
            <text:p>284.12</text:p>
          </table:table-cell>
          <table:table-cell office:value-type="float" office:value="47.3791" calcext:value-type="float">
            <text:p>47.3791</text:p>
          </table:table-cell>
          <table:table-cell/>
          <table:table-cell table:formula="of:=([.D539]-[.A539])/0.0166667" office:value-type="float" office:value="-131.123737752525" calcext:value-type="float">
            <text:p>-131.123737752525</text:p>
          </table:table-cell>
          <table:table-cell table:formula="of:=ABS([.E539]-[.B539])/0.0166667" office:value-type="float" office:value="578.398843202313" calcext:value-type="float">
            <text:p>578.398843202313</text:p>
          </table:table-cell>
          <table:table-cell table:formula="of:=([.F539]-[.C539])/0.0166667" office:value-type="float" office:value="54.8038903922194" calcext:value-type="float">
            <text:p>54.8038903922194</text:p>
          </table:table-cell>
          <table:table-cell table:formula="of:=DEGREES(ATAN(ABS([.F539]-[.C539])/ABS([.E539]-[.B539])))" office:value-type="float" office:value="5.41267524379772" calcext:value-type="float">
            <text:p>5.41267524379772</text:p>
          </table:table-cell>
          <table:table-cell table:formula="of:=SQRT(POWER([.H539];2)+POWER([.I539];2)+POWER([.J539];2))" office:value-type="float" office:value="595.602319355868" calcext:value-type="float">
            <text:p>595.602319355868</text:p>
          </table:table-cell>
        </table:table-row>
        <table:table-row table:style-name="ro1">
          <table:table-cell office:value-type="float" office:value="79.0453" calcext:value-type="float">
            <text:p>79.0453</text:p>
          </table:table-cell>
          <table:table-cell office:value-type="float" office:value="290.961" calcext:value-type="float">
            <text:p>290.961</text:p>
          </table:table-cell>
          <table:table-cell office:value-type="float" office:value="46.8711" calcext:value-type="float">
            <text:p>46.8711</text:p>
          </table:table-cell>
          <table:table-cell office:value-type="float" office:value="76.6347" calcext:value-type="float">
            <text:p>76.6347</text:p>
          </table:table-cell>
          <table:table-cell office:value-type="float" office:value="282.584" calcext:value-type="float">
            <text:p>282.584</text:p>
          </table:table-cell>
          <table:table-cell office:value-type="float" office:value="48.3551" calcext:value-type="float">
            <text:p>48.3551</text:p>
          </table:table-cell>
          <table:table-cell/>
          <table:table-cell table:formula="of:=([.D540]-[.A540])/0.0166667" office:value-type="float" office:value="-144.635710728579" calcext:value-type="float">
            <text:p>-144.635710728579</text:p>
          </table:table-cell>
          <table:table-cell table:formula="of:=ABS([.E540]-[.B540])/0.0166667" office:value-type="float" office:value="502.618994762011" calcext:value-type="float">
            <text:p>502.618994762011</text:p>
          </table:table-cell>
          <table:table-cell table:formula="of:=([.F540]-[.C540])/0.0166667" office:value-type="float" office:value="89.0398219203563" calcext:value-type="float">
            <text:p>89.0398219203563</text:p>
          </table:table-cell>
          <table:table-cell table:formula="of:=DEGREES(ATAN(ABS([.F540]-[.C540])/ABS([.E540]-[.B540])))" office:value-type="float" office:value="10.0458229987817" calcext:value-type="float">
            <text:p>10.0458229987817</text:p>
          </table:table-cell>
          <table:table-cell table:formula="of:=SQRT(POWER([.H540];2)+POWER([.I540];2)+POWER([.J540];2))" office:value-type="float" office:value="530.540698345701" calcext:value-type="float">
            <text:p>530.540698345701</text:p>
          </table:table-cell>
        </table:table-row>
        <table:table-row table:style-name="ro1">
          <table:table-cell office:value-type="float" office:value="79.5639" calcext:value-type="float">
            <text:p>79.5639</text:p>
          </table:table-cell>
          <table:table-cell office:value-type="float" office:value="291.114" calcext:value-type="float">
            <text:p>291.114</text:p>
          </table:table-cell>
          <table:table-cell office:value-type="float" office:value="46.3351" calcext:value-type="float">
            <text:p>46.3351</text:p>
          </table:table-cell>
          <table:table-cell office:value-type="float" office:value="77.616" calcext:value-type="float">
            <text:p>77.616</text:p>
          </table:table-cell>
          <table:table-cell office:value-type="float" office:value="280.216" calcext:value-type="float">
            <text:p>280.216</text:p>
          </table:table-cell>
          <table:table-cell office:value-type="float" office:value="47.6932" calcext:value-type="float">
            <text:p>47.6932</text:p>
          </table:table-cell>
          <table:table-cell/>
          <table:table-cell table:formula="of:=([.D541]-[.A541])/0.0166667" office:value-type="float" office:value="-116.873766252468" calcext:value-type="float">
            <text:p>-116.873766252468</text:p>
          </table:table-cell>
          <table:table-cell table:formula="of:=ABS([.E541]-[.B541])/0.0166667" office:value-type="float" office:value="653.878692242614" calcext:value-type="float">
            <text:p>653.878692242614</text:p>
          </table:table-cell>
          <table:table-cell table:formula="of:=([.F541]-[.C541])/0.0166667" office:value-type="float" office:value="81.485837028326" calcext:value-type="float">
            <text:p>81.485837028326</text:p>
          </table:table-cell>
          <table:table-cell table:formula="of:=DEGREES(ATAN(ABS([.F541]-[.C541])/ABS([.E541]-[.B541])))" office:value-type="float" office:value="7.10353255993945" calcext:value-type="float">
            <text:p>7.10353255993945</text:p>
          </table:table-cell>
          <table:table-cell table:formula="of:=SQRT(POWER([.H541];2)+POWER([.I541];2)+POWER([.J541];2))" office:value-type="float" office:value="669.221012105234" calcext:value-type="float">
            <text:p>669.221012105234</text:p>
          </table:table-cell>
        </table:table-row>
        <table:table-row table:style-name="ro1">
          <table:table-cell office:value-type="float" office:value="73.6495" calcext:value-type="float">
            <text:p>73.6495</text:p>
          </table:table-cell>
          <table:table-cell office:value-type="float" office:value="296.139" calcext:value-type="float">
            <text:p>296.139</text:p>
          </table:table-cell>
          <table:table-cell office:value-type="float" office:value="46.4284" calcext:value-type="float">
            <text:p>46.4284</text:p>
          </table:table-cell>
          <table:table-cell office:value-type="float" office:value="71.0553" calcext:value-type="float">
            <text:p>71.0553</text:p>
          </table:table-cell>
          <table:table-cell office:value-type="float" office:value="284.874" calcext:value-type="float">
            <text:p>284.874</text:p>
          </table:table-cell>
          <table:table-cell office:value-type="float" office:value="47.5745" calcext:value-type="float">
            <text:p>47.5745</text:p>
          </table:table-cell>
          <table:table-cell/>
          <table:table-cell table:formula="of:=([.D542]-[.A542])/0.0166667" office:value-type="float" office:value="-155.651688696623" calcext:value-type="float">
            <text:p>-155.651688696623</text:p>
          </table:table-cell>
          <table:table-cell table:formula="of:=ABS([.E542]-[.B542])/0.0166667" office:value-type="float" office:value="675.898648202703" calcext:value-type="float">
            <text:p>675.898648202703</text:p>
          </table:table-cell>
          <table:table-cell table:formula="of:=([.F542]-[.C542])/0.0166667" office:value-type="float" office:value="68.7658624682749" calcext:value-type="float">
            <text:p>68.7658624682749</text:p>
          </table:table-cell>
          <table:table-cell table:formula="of:=DEGREES(ATAN(ABS([.F542]-[.C542])/ABS([.E542]-[.B542])))" office:value-type="float" office:value="5.80927808082967" calcext:value-type="float">
            <text:p>5.80927808082967</text:p>
          </table:table-cell>
          <table:table-cell table:formula="of:=SQRT(POWER([.H542];2)+POWER([.I542];2)+POWER([.J542];2))" office:value-type="float" office:value="696.9900821944" calcext:value-type="float">
            <text:p>696.9900821944</text:p>
          </table:table-cell>
        </table:table-row>
        <table:table-row table:style-name="ro1">
          <table:table-cell office:value-type="float" office:value="68.9521" calcext:value-type="float">
            <text:p>68.9521</text:p>
          </table:table-cell>
          <table:table-cell office:value-type="float" office:value="295.8" calcext:value-type="float">
            <text:p>295.8</text:p>
          </table:table-cell>
          <table:table-cell office:value-type="float" office:value="46.0069" calcext:value-type="float">
            <text:p>46.0069</text:p>
          </table:table-cell>
          <table:table-cell office:value-type="float" office:value="66.4581" calcext:value-type="float">
            <text:p>66.4581</text:p>
          </table:table-cell>
          <table:table-cell office:value-type="float" office:value="285.743" calcext:value-type="float">
            <text:p>285.743</text:p>
          </table:table-cell>
          <table:table-cell office:value-type="float" office:value="47.2398" calcext:value-type="float">
            <text:p>47.2398</text:p>
          </table:table-cell>
          <table:table-cell/>
          <table:table-cell table:formula="of:=([.D543]-[.A543])/0.0166667" office:value-type="float" office:value="-149.639700720599" calcext:value-type="float">
            <text:p>-149.639700720599</text:p>
          </table:table-cell>
          <table:table-cell table:formula="of:=ABS([.E543]-[.B543])/0.0166667" office:value-type="float" office:value="603.418793162415" calcext:value-type="float">
            <text:p>603.418793162415</text:p>
          </table:table-cell>
          <table:table-cell table:formula="of:=([.F543]-[.C543])/0.0166667" office:value-type="float" office:value="73.9738520522959" calcext:value-type="float">
            <text:p>73.9738520522959</text:p>
          </table:table-cell>
          <table:table-cell table:formula="of:=DEGREES(ATAN(ABS([.F543]-[.C543])/ABS([.E543]-[.B543])))" office:value-type="float" office:value="6.9890872173131" calcext:value-type="float">
            <text:p>6.9890872173131</text:p>
          </table:table-cell>
          <table:table-cell table:formula="of:=SQRT(POWER([.H543];2)+POWER([.I543];2)+POWER([.J543];2))" office:value-type="float" office:value="626.081792388814" calcext:value-type="float">
            <text:p>626.081792388814</text:p>
          </table:table-cell>
        </table:table-row>
        <table:table-row table:style-name="ro1">
          <table:table-cell office:value-type="float" office:value="68.4592" calcext:value-type="float">
            <text:p>68.4592</text:p>
          </table:table-cell>
          <table:table-cell office:value-type="float" office:value="292.731" calcext:value-type="float">
            <text:p>292.731</text:p>
          </table:table-cell>
          <table:table-cell office:value-type="float" office:value="47.2234" calcext:value-type="float">
            <text:p>47.2234</text:p>
          </table:table-cell>
          <table:table-cell office:value-type="float" office:value="65.959" calcext:value-type="float">
            <text:p>65.959</text:p>
          </table:table-cell>
          <table:table-cell office:value-type="float" office:value="285.495" calcext:value-type="float">
            <text:p>285.495</text:p>
          </table:table-cell>
          <table:table-cell office:value-type="float" office:value="48.0351" calcext:value-type="float">
            <text:p>48.0351</text:p>
          </table:table-cell>
          <table:table-cell/>
          <table:table-cell table:formula="of:=([.D544]-[.A544])/0.0166667" office:value-type="float" office:value="-150.0116999766" calcext:value-type="float">
            <text:p>-150.0116999766</text:p>
          </table:table-cell>
          <table:table-cell table:formula="of:=ABS([.E544]-[.B544])/0.0166667" office:value-type="float" office:value="434.159131681736" calcext:value-type="float">
            <text:p>434.159131681736</text:p>
          </table:table-cell>
          <table:table-cell table:formula="of:=([.F544]-[.C544])/0.0166667" office:value-type="float" office:value="48.7019025961949" calcext:value-type="float">
            <text:p>48.7019025961949</text:p>
          </table:table-cell>
          <table:table-cell table:formula="of:=DEGREES(ATAN(ABS([.F544]-[.C544])/ABS([.E544]-[.B544])))" office:value-type="float" office:value="6.40041096036001" calcext:value-type="float">
            <text:p>6.40041096036001</text:p>
          </table:table-cell>
          <table:table-cell table:formula="of:=SQRT(POWER([.H544];2)+POWER([.I544];2)+POWER([.J544];2))" office:value-type="float" office:value="461.919405382581" calcext:value-type="float">
            <text:p>461.919405382581</text:p>
          </table:table-cell>
        </table:table-row>
        <table:table-row table:style-name="ro1">
          <table:table-cell office:value-type="float" office:value="65.885" calcext:value-type="float">
            <text:p>65.885</text:p>
          </table:table-cell>
          <table:table-cell office:value-type="float" office:value="291.117" calcext:value-type="float">
            <text:p>291.117</text:p>
          </table:table-cell>
          <table:table-cell office:value-type="float" office:value="46.9708" calcext:value-type="float">
            <text:p>46.9708</text:p>
          </table:table-cell>
          <table:table-cell office:value-type="float" office:value="63.7736" calcext:value-type="float">
            <text:p>63.7736</text:p>
          </table:table-cell>
          <table:table-cell office:value-type="float" office:value="278.596" calcext:value-type="float">
            <text:p>278.596</text:p>
          </table:table-cell>
          <table:table-cell office:value-type="float" office:value="48.0598" calcext:value-type="float">
            <text:p>48.0598</text:p>
          </table:table-cell>
          <table:table-cell/>
          <table:table-cell table:formula="of:=([.D545]-[.A545])/0.0166667" office:value-type="float" office:value="-126.683746632507" calcext:value-type="float">
            <text:p>-126.683746632507</text:p>
          </table:table-cell>
          <table:table-cell table:formula="of:=ABS([.E545]-[.B545])/0.0166667" office:value-type="float" office:value="751.258497483006" calcext:value-type="float">
            <text:p>751.258497483006</text:p>
          </table:table-cell>
          <table:table-cell table:formula="of:=([.F545]-[.C545])/0.0166667" office:value-type="float" office:value="65.3398693202617" calcext:value-type="float">
            <text:p>65.3398693202617</text:p>
          </table:table-cell>
          <table:table-cell table:formula="of:=DEGREES(ATAN(ABS([.F545]-[.C545])/ABS([.E545]-[.B545])))" office:value-type="float" office:value="4.97072803825034" calcext:value-type="float">
            <text:p>4.97072803825034</text:p>
          </table:table-cell>
          <table:table-cell table:formula="of:=SQRT(POWER([.H545];2)+POWER([.I545];2)+POWER([.J545];2))" office:value-type="float" office:value="764.66162465764" calcext:value-type="float">
            <text:p>764.66162465764</text:p>
          </table:table-cell>
        </table:table-row>
        <table:table-row table:style-name="ro1">
          <table:table-cell office:value-type="float" office:value="66.8769" calcext:value-type="float">
            <text:p>66.8769</text:p>
          </table:table-cell>
          <table:table-cell office:value-type="float" office:value="294.248" calcext:value-type="float">
            <text:p>294.248</text:p>
          </table:table-cell>
          <table:table-cell office:value-type="float" office:value="45.7392" calcext:value-type="float">
            <text:p>45.7392</text:p>
          </table:table-cell>
          <table:table-cell office:value-type="float" office:value="65.4849" calcext:value-type="float">
            <text:p>65.4849</text:p>
          </table:table-cell>
          <table:table-cell office:value-type="float" office:value="281.664" calcext:value-type="float">
            <text:p>281.664</text:p>
          </table:table-cell>
          <table:table-cell office:value-type="float" office:value="47.0948" calcext:value-type="float">
            <text:p>47.0948</text:p>
          </table:table-cell>
          <table:table-cell/>
          <table:table-cell table:formula="of:=([.D546]-[.A546])/0.0166667" office:value-type="float" office:value="-83.5198329603347" calcext:value-type="float">
            <text:p>-83.5198329603347</text:p>
          </table:table-cell>
          <table:table-cell table:formula="of:=ABS([.E546]-[.B546])/0.0166667" office:value-type="float" office:value="755.03848992302" calcext:value-type="float">
            <text:p>755.03848992302</text:p>
          </table:table-cell>
          <table:table-cell table:formula="of:=([.F546]-[.C546])/0.0166667" office:value-type="float" office:value="81.3358373283255" calcext:value-type="float">
            <text:p>81.3358373283255</text:p>
          </table:table-cell>
          <table:table-cell table:formula="of:=DEGREES(ATAN(ABS([.F546]-[.C546])/ABS([.E546]-[.B546])))" office:value-type="float" office:value="6.14842600009882" calcext:value-type="float">
            <text:p>6.14842600009882</text:p>
          </table:table-cell>
          <table:table-cell table:formula="of:=SQRT(POWER([.H546];2)+POWER([.I546];2)+POWER([.J546];2))" office:value-type="float" office:value="763.985734288839" calcext:value-type="float">
            <text:p>763.985734288839</text:p>
          </table:table-cell>
        </table:table-row>
        <table:table-row table:style-name="ro1">
          <table:table-cell office:value-type="float" office:value="64.8048" calcext:value-type="float">
            <text:p>64.8048</text:p>
          </table:table-cell>
          <table:table-cell office:value-type="float" office:value="293.907" calcext:value-type="float">
            <text:p>293.907</text:p>
          </table:table-cell>
          <table:table-cell office:value-type="float" office:value="46.0651" calcext:value-type="float">
            <text:p>46.0651</text:p>
          </table:table-cell>
          <table:table-cell office:value-type="float" office:value="62.6633" calcext:value-type="float">
            <text:p>62.6633</text:p>
          </table:table-cell>
          <table:table-cell office:value-type="float" office:value="283.864" calcext:value-type="float">
            <text:p>283.864</text:p>
          </table:table-cell>
          <table:table-cell office:value-type="float" office:value="47.2995" calcext:value-type="float">
            <text:p>47.2995</text:p>
          </table:table-cell>
          <table:table-cell/>
          <table:table-cell table:formula="of:=([.D547]-[.A547])/0.0166667" office:value-type="float" office:value="-128.489743020514" calcext:value-type="float">
            <text:p>-128.489743020514</text:p>
          </table:table-cell>
          <table:table-cell table:formula="of:=ABS([.E547]-[.B547])/0.0166667" office:value-type="float" office:value="602.578794842411" calcext:value-type="float">
            <text:p>602.578794842411</text:p>
          </table:table-cell>
          <table:table-cell table:formula="of:=([.F547]-[.C547])/0.0166667" office:value-type="float" office:value="74.0638518722963" calcext:value-type="float">
            <text:p>74.0638518722963</text:p>
          </table:table-cell>
          <table:table-cell table:formula="of:=DEGREES(ATAN(ABS([.F547]-[.C547])/ABS([.E547]-[.B547])))" office:value-type="float" office:value="7.00716385065037" calcext:value-type="float">
            <text:p>7.00716385065037</text:p>
          </table:table-cell>
          <table:table-cell table:formula="of:=SQRT(POWER([.H547];2)+POWER([.I547];2)+POWER([.J547];2))" office:value-type="float" office:value="620.561255807492" calcext:value-type="float">
            <text:p>620.561255807492</text:p>
          </table:table-cell>
        </table:table-row>
        <table:table-row table:style-name="ro1">
          <table:table-cell office:value-type="float" office:value="55.8469" calcext:value-type="float">
            <text:p>55.8469</text:p>
          </table:table-cell>
          <table:table-cell office:value-type="float" office:value="282.588" calcext:value-type="float">
            <text:p>282.588</text:p>
          </table:table-cell>
          <table:table-cell office:value-type="float" office:value="47.803" calcext:value-type="float">
            <text:p>47.803</text:p>
          </table:table-cell>
          <table:table-cell office:value-type="float" office:value="53.8073" calcext:value-type="float">
            <text:p>53.8073</text:p>
          </table:table-cell>
          <table:table-cell office:value-type="float" office:value="270.087" calcext:value-type="float">
            <text:p>270.087</text:p>
          </table:table-cell>
          <table:table-cell office:value-type="float" office:value="49.1599" calcext:value-type="float">
            <text:p>49.1599</text:p>
          </table:table-cell>
          <table:table-cell/>
          <table:table-cell table:formula="of:=([.D548]-[.A548])/0.0166667" office:value-type="float" office:value="-122.37575524849" calcext:value-type="float">
            <text:p>-122.37575524849</text:p>
          </table:table-cell>
          <table:table-cell table:formula="of:=ABS([.E548]-[.B548])/0.0166667" office:value-type="float" office:value="750.058499883002" calcext:value-type="float">
            <text:p>750.058499883002</text:p>
          </table:table-cell>
          <table:table-cell table:formula="of:=([.F548]-[.C548])/0.0166667" office:value-type="float" office:value="81.4138371723258" calcext:value-type="float">
            <text:p>81.4138371723258</text:p>
          </table:table-cell>
          <table:table-cell table:formula="of:=DEGREES(ATAN(ABS([.F548]-[.C548])/ABS([.E548]-[.B548])))" office:value-type="float" office:value="6.19482148859142" calcext:value-type="float">
            <text:p>6.19482148859142</text:p>
          </table:table-cell>
          <table:table-cell table:formula="of:=SQRT(POWER([.H548];2)+POWER([.I548];2)+POWER([.J548];2))" office:value-type="float" office:value="764.324402071856" calcext:value-type="float">
            <text:p>764.324402071856</text:p>
          </table:table-cell>
        </table:table-row>
        <table:table-row table:style-name="ro1">
          <table:table-cell office:value-type="float" office:value="58.3794" calcext:value-type="float">
            <text:p>58.3794</text:p>
          </table:table-cell>
          <table:table-cell office:value-type="float" office:value="291.485" calcext:value-type="float">
            <text:p>291.485</text:p>
          </table:table-cell>
          <table:table-cell office:value-type="float" office:value="46.4807" calcext:value-type="float">
            <text:p>46.4807</text:p>
          </table:table-cell>
          <table:table-cell office:value-type="float" office:value="56.4301" calcext:value-type="float">
            <text:p>56.4301</text:p>
          </table:table-cell>
          <table:table-cell office:value-type="float" office:value="280.058" calcext:value-type="float">
            <text:p>280.058</text:p>
          </table:table-cell>
          <table:table-cell office:value-type="float" office:value="47.6687" calcext:value-type="float">
            <text:p>47.6687</text:p>
          </table:table-cell>
          <table:table-cell/>
          <table:table-cell table:formula="of:=([.D549]-[.A549])/0.0166667" office:value-type="float" office:value="-116.957766084467" calcext:value-type="float">
            <text:p>-116.957766084467</text:p>
          </table:table-cell>
          <table:table-cell table:formula="of:=ABS([.E549]-[.B549])/0.0166667" office:value-type="float" office:value="685.618628762744" calcext:value-type="float">
            <text:p>685.618628762744</text:p>
          </table:table-cell>
          <table:table-cell table:formula="of:=([.F549]-[.C549])/0.0166667" office:value-type="float" office:value="71.2798574402853" calcext:value-type="float">
            <text:p>71.2798574402853</text:p>
          </table:table-cell>
          <table:table-cell table:formula="of:=DEGREES(ATAN(ABS([.F549]-[.C549])/ABS([.E549]-[.B549])))" office:value-type="float" office:value="5.93539224139823" calcext:value-type="float">
            <text:p>5.93539224139823</text:p>
          </table:table-cell>
          <table:table-cell table:formula="of:=SQRT(POWER([.H549];2)+POWER([.I549];2)+POWER([.J549];2))" office:value-type="float" office:value="699.16581812234" calcext:value-type="float">
            <text:p>699.16581812234</text:p>
          </table:table-cell>
        </table:table-row>
        <table:table-row table:style-name="ro1">
          <table:table-cell office:value-type="float" office:value="57.4823" calcext:value-type="float">
            <text:p>57.4823</text:p>
          </table:table-cell>
          <table:table-cell office:value-type="float" office:value="287.077" calcext:value-type="float">
            <text:p>287.077</text:p>
          </table:table-cell>
          <table:table-cell office:value-type="float" office:value="47.1323" calcext:value-type="float">
            <text:p>47.1323</text:p>
          </table:table-cell>
          <table:table-cell office:value-type="float" office:value="55.3267" calcext:value-type="float">
            <text:p>55.3267</text:p>
          </table:table-cell>
          <table:table-cell office:value-type="float" office:value="275.751" calcext:value-type="float">
            <text:p>275.751</text:p>
          </table:table-cell>
          <table:table-cell office:value-type="float" office:value="48.3125" calcext:value-type="float">
            <text:p>48.3125</text:p>
          </table:table-cell>
          <table:table-cell/>
          <table:table-cell table:formula="of:=([.D550]-[.A550])/0.0166667" office:value-type="float" office:value="-129.335741328517" calcext:value-type="float">
            <text:p>-129.335741328517</text:p>
          </table:table-cell>
          <table:table-cell table:formula="of:=ABS([.E550]-[.B550])/0.0166667" office:value-type="float" office:value="679.55864088272" calcext:value-type="float">
            <text:p>679.55864088272</text:p>
          </table:table-cell>
          <table:table-cell table:formula="of:=([.F550]-[.C550])/0.0166667" office:value-type="float" office:value="70.8118583762832" calcext:value-type="float">
            <text:p>70.8118583762832</text:p>
          </table:table-cell>
          <table:table-cell table:formula="of:=DEGREES(ATAN(ABS([.F550]-[.C550])/ABS([.E550]-[.B550])))" office:value-type="float" office:value="5.94890654286707" calcext:value-type="float">
            <text:p>5.94890654286707</text:p>
          </table:table-cell>
          <table:table-cell table:formula="of:=SQRT(POWER([.H550];2)+POWER([.I550];2)+POWER([.J550];2))" office:value-type="float" office:value="695.371842736006" calcext:value-type="float">
            <text:p>695.371842736006</text:p>
          </table:table-cell>
        </table:table-row>
        <table:table-row table:style-name="ro1">
          <table:table-cell office:value-type="float" office:value="48.7978" calcext:value-type="float">
            <text:p>48.7978</text:p>
          </table:table-cell>
          <table:table-cell office:value-type="float" office:value="292.213" calcext:value-type="float">
            <text:p>292.213</text:p>
          </table:table-cell>
          <table:table-cell office:value-type="float" office:value="47.2357" calcext:value-type="float">
            <text:p>47.2357</text:p>
          </table:table-cell>
          <table:table-cell office:value-type="float" office:value="46.7" calcext:value-type="float">
            <text:p>46.7</text:p>
          </table:table-cell>
          <table:table-cell office:value-type="float" office:value="283.169" calcext:value-type="float">
            <text:p>283.169</text:p>
          </table:table-cell>
          <table:table-cell office:value-type="float" office:value="48.3112" calcext:value-type="float">
            <text:p>48.3112</text:p>
          </table:table-cell>
          <table:table-cell/>
          <table:table-cell table:formula="of:=([.D551]-[.A551])/0.0166667" office:value-type="float" office:value="-125.867748264503" calcext:value-type="float">
            <text:p>-125.867748264503</text:p>
          </table:table-cell>
          <table:table-cell table:formula="of:=ABS([.E551]-[.B551])/0.0166667" office:value-type="float" office:value="542.638914722173" calcext:value-type="float">
            <text:p>542.638914722173</text:p>
          </table:table-cell>
          <table:table-cell table:formula="of:=([.F551]-[.C551])/0.0166667" office:value-type="float" office:value="64.529870940258" calcext:value-type="float">
            <text:p>64.529870940258</text:p>
          </table:table-cell>
          <table:table-cell table:formula="of:=DEGREES(ATAN(ABS([.F551]-[.C551])/ABS([.E551]-[.B551])))" office:value-type="float" office:value="6.78168665299793" calcext:value-type="float">
            <text:p>6.78168665299793</text:p>
          </table:table-cell>
          <table:table-cell table:formula="of:=SQRT(POWER([.H551];2)+POWER([.I551];2)+POWER([.J551];2))" office:value-type="float" office:value="560.770707212494" calcext:value-type="float">
            <text:p>560.770707212494</text:p>
          </table:table-cell>
        </table:table-row>
        <table:table-row table:style-name="ro1">
          <table:table-cell office:value-type="float" office:value="44.3653" calcext:value-type="float">
            <text:p>44.3653</text:p>
          </table:table-cell>
          <table:table-cell office:value-type="float" office:value="297.098" calcext:value-type="float">
            <text:p>297.098</text:p>
          </table:table-cell>
          <table:table-cell office:value-type="float" office:value="46.319" calcext:value-type="float">
            <text:p>46.319</text:p>
          </table:table-cell>
          <table:table-cell office:value-type="float" office:value="43.4539" calcext:value-type="float">
            <text:p>43.4539</text:p>
          </table:table-cell>
          <table:table-cell office:value-type="float" office:value="274.068" calcext:value-type="float">
            <text:p>274.068</text:p>
          </table:table-cell>
          <table:table-cell office:value-type="float" office:value="49.1716" calcext:value-type="float">
            <text:p>49.1716</text:p>
          </table:table-cell>
          <table:table-cell/>
          <table:table-cell table:formula="of:=([.D552]-[.A552])/0.0166667" office:value-type="float" office:value="-54.6838906322188" calcext:value-type="float">
            <text:p>-54.6838906322188</text:p>
          </table:table-cell>
          <table:table-cell table:formula="of:=ABS([.E552]-[.B552])/0.0166667" office:value-type="float" office:value="1381.79723640553" calcext:value-type="float">
            <text:p>1381.79723640553</text:p>
          </table:table-cell>
          <table:table-cell table:formula="of:=([.F552]-[.C552])/0.0166667" office:value-type="float" office:value="171.155657688684" calcext:value-type="float">
            <text:p>171.155657688684</text:p>
          </table:table-cell>
          <table:table-cell table:formula="of:=DEGREES(ATAN(ABS([.F552]-[.C552])/ABS([.E552]-[.B552])))" office:value-type="float" office:value="7.06095036190546" calcext:value-type="float">
            <text:p>7.06095036190546</text:p>
          </table:table-cell>
          <table:table-cell table:formula="of:=SQRT(POWER([.H552];2)+POWER([.I552];2)+POWER([.J552];2))" office:value-type="float" office:value="1393.4303676867" calcext:value-type="float">
            <text:p>1393.4303676867</text:p>
          </table:table-cell>
        </table:table-row>
        <table:table-row table:style-name="ro1">
          <table:table-cell office:value-type="float" office:value="45.1579" calcext:value-type="float">
            <text:p>45.1579</text:p>
          </table:table-cell>
          <table:table-cell office:value-type="float" office:value="301.752" calcext:value-type="float">
            <text:p>301.752</text:p>
          </table:table-cell>
          <table:table-cell office:value-type="float" office:value="45.8975" calcext:value-type="float">
            <text:p>45.8975</text:p>
          </table:table-cell>
          <table:table-cell office:value-type="float" office:value="43.1801" calcext:value-type="float">
            <text:p>43.1801</text:p>
          </table:table-cell>
          <table:table-cell office:value-type="float" office:value="290.863" calcext:value-type="float">
            <text:p>290.863</text:p>
          </table:table-cell>
          <table:table-cell office:value-type="float" office:value="47.2338" calcext:value-type="float">
            <text:p>47.2338</text:p>
          </table:table-cell>
          <table:table-cell/>
          <table:table-cell table:formula="of:=([.D553]-[.A553])/0.0166667" office:value-type="float" office:value="-118.667762664474" calcext:value-type="float">
            <text:p>-118.667762664474</text:p>
          </table:table-cell>
          <table:table-cell table:formula="of:=ABS([.E553]-[.B553])/0.0166667" office:value-type="float" office:value="653.338693322614" calcext:value-type="float">
            <text:p>653.338693322614</text:p>
          </table:table-cell>
          <table:table-cell table:formula="of:=([.F553]-[.C553])/0.0166667" office:value-type="float" office:value="80.1778396443208" calcext:value-type="float">
            <text:p>80.1778396443208</text:p>
          </table:table-cell>
          <table:table-cell table:formula="of:=DEGREES(ATAN(ABS([.F553]-[.C553])/ABS([.E553]-[.B553])))" office:value-type="float" office:value="6.99636579611361" calcext:value-type="float">
            <text:p>6.99636579611361</text:p>
          </table:table-cell>
          <table:table-cell table:formula="of:=SQRT(POWER([.H553];2)+POWER([.I553];2)+POWER([.J553];2))" office:value-type="float" office:value="668.851233129104" calcext:value-type="float">
            <text:p>668.851233129104</text:p>
          </table:table-cell>
        </table:table-row>
        <table:table-row table:style-name="ro1">
          <table:table-cell office:value-type="float" office:value="44.0134" calcext:value-type="float">
            <text:p>44.0134</text:p>
          </table:table-cell>
          <table:table-cell office:value-type="float" office:value="294.093" calcext:value-type="float">
            <text:p>294.093</text:p>
          </table:table-cell>
          <table:table-cell office:value-type="float" office:value="46.5014" calcext:value-type="float">
            <text:p>46.5014</text:p>
          </table:table-cell>
          <table:table-cell office:value-type="float" office:value="42.6749" calcext:value-type="float">
            <text:p>42.6749</text:p>
          </table:table-cell>
          <table:table-cell office:value-type="float" office:value="282.25" calcext:value-type="float">
            <text:p>282.25</text:p>
          </table:table-cell>
          <table:table-cell office:value-type="float" office:value="47.7365" calcext:value-type="float">
            <text:p>47.7365</text:p>
          </table:table-cell>
          <table:table-cell/>
          <table:table-cell table:formula="of:=([.D554]-[.A554])/0.0166667" office:value-type="float" office:value="-80.309839380321" calcext:value-type="float">
            <text:p>-80.309839380321</text:p>
          </table:table-cell>
          <table:table-cell table:formula="of:=ABS([.E554]-[.B554])/0.0166667" office:value-type="float" office:value="710.578578842843" calcext:value-type="float">
            <text:p>710.578578842843</text:p>
          </table:table-cell>
          <table:table-cell table:formula="of:=([.F554]-[.C554])/0.0166667" office:value-type="float" office:value="74.1058517882966" calcext:value-type="float">
            <text:p>74.1058517882966</text:p>
          </table:table-cell>
          <table:table-cell table:formula="of:=DEGREES(ATAN(ABS([.F554]-[.C554])/ABS([.E554]-[.B554])))" office:value-type="float" office:value="5.95382262669752" calcext:value-type="float">
            <text:p>5.95382262669752</text:p>
          </table:table-cell>
          <table:table-cell table:formula="of:=SQRT(POWER([.H554];2)+POWER([.I554];2)+POWER([.J554];2))" office:value-type="float" office:value="718.932030362313" calcext:value-type="float">
            <text:p>718.932030362313</text:p>
          </table:table-cell>
        </table:table-row>
        <table:table-row table:style-name="ro1">
          <table:table-cell office:value-type="float" office:value="43.2569" calcext:value-type="float">
            <text:p>43.2569</text:p>
          </table:table-cell>
          <table:table-cell office:value-type="float" office:value="293.834" calcext:value-type="float">
            <text:p>293.834</text:p>
          </table:table-cell>
          <table:table-cell office:value-type="float" office:value="46.803" calcext:value-type="float">
            <text:p>46.803</text:p>
          </table:table-cell>
          <table:table-cell office:value-type="float" office:value="41.4428" calcext:value-type="float">
            <text:p>41.4428</text:p>
          </table:table-cell>
          <table:table-cell office:value-type="float" office:value="281.838" calcext:value-type="float">
            <text:p>281.838</text:p>
          </table:table-cell>
          <table:table-cell office:value-type="float" office:value="48.0594" calcext:value-type="float">
            <text:p>48.0594</text:p>
          </table:table-cell>
          <table:table-cell/>
          <table:table-cell table:formula="of:=([.D555]-[.A555])/0.0166667" office:value-type="float" office:value="-108.845782308436" calcext:value-type="float">
            <text:p>-108.845782308436</text:p>
          </table:table-cell>
          <table:table-cell table:formula="of:=ABS([.E555]-[.B555])/0.0166667" office:value-type="float" office:value="719.758560482878" calcext:value-type="float">
            <text:p>719.758560482878</text:p>
          </table:table-cell>
          <table:table-cell table:formula="of:=([.F555]-[.C555])/0.0166667" office:value-type="float" office:value="75.3838492323015" calcext:value-type="float">
            <text:p>75.3838492323015</text:p>
          </table:table-cell>
          <table:table-cell table:formula="of:=DEGREES(ATAN(ABS([.F555]-[.C555])/ABS([.E555]-[.B555])))" office:value-type="float" office:value="5.97906971803261" calcext:value-type="float">
            <text:p>5.97906971803261</text:p>
          </table:table-cell>
          <table:table-cell table:formula="of:=SQRT(POWER([.H555];2)+POWER([.I555];2)+POWER([.J555];2))" office:value-type="float" office:value="731.835032257816" calcext:value-type="float">
            <text:p>731.835032257816</text:p>
          </table:table-cell>
        </table:table-row>
        <table:table-row table:style-name="ro1">
          <table:table-cell office:value-type="float" office:value="43.7732" calcext:value-type="float">
            <text:p>43.7732</text:p>
          </table:table-cell>
          <table:table-cell office:value-type="float" office:value="298.385" calcext:value-type="float">
            <text:p>298.385</text:p>
          </table:table-cell>
          <table:table-cell office:value-type="float" office:value="46.3973" calcext:value-type="float">
            <text:p>46.3973</text:p>
          </table:table-cell>
          <table:table-cell office:value-type="float" office:value="41.8335" calcext:value-type="float">
            <text:p>41.8335</text:p>
          </table:table-cell>
          <table:table-cell office:value-type="float" office:value="287.633" calcext:value-type="float">
            <text:p>287.633</text:p>
          </table:table-cell>
          <table:table-cell office:value-type="float" office:value="47.4628" calcext:value-type="float">
            <text:p>47.4628</text:p>
          </table:table-cell>
          <table:table-cell/>
          <table:table-cell table:formula="of:=([.D556]-[.A556])/0.0166667" office:value-type="float" office:value="-116.381767236466" calcext:value-type="float">
            <text:p>-116.381767236466</text:p>
          </table:table-cell>
          <table:table-cell table:formula="of:=ABS([.E556]-[.B556])/0.0166667" office:value-type="float" office:value="645.118709762581" calcext:value-type="float">
            <text:p>645.118709762581</text:p>
          </table:table-cell>
          <table:table-cell table:formula="of:=([.F556]-[.C556])/0.0166667" office:value-type="float" office:value="63.9298721402557" calcext:value-type="float">
            <text:p>63.9298721402557</text:p>
          </table:table-cell>
          <table:table-cell table:formula="of:=DEGREES(ATAN(ABS([.F556]-[.C556])/ABS([.E556]-[.B556])))" office:value-type="float" office:value="5.6594105290074" calcext:value-type="float">
            <text:p>5.6594105290074</text:p>
          </table:table-cell>
          <table:table-cell table:formula="of:=SQRT(POWER([.H556];2)+POWER([.I556];2)+POWER([.J556];2))" office:value-type="float" office:value="658.64246293622" calcext:value-type="float">
            <text:p>658.64246293622</text:p>
          </table:table-cell>
        </table:table-row>
        <table:table-row table:style-name="ro1">
          <table:table-cell office:value-type="float" office:value="45.7612" calcext:value-type="float">
            <text:p>45.7612</text:p>
          </table:table-cell>
          <table:table-cell office:value-type="float" office:value="300.384" calcext:value-type="float">
            <text:p>300.384</text:p>
          </table:table-cell>
          <table:table-cell office:value-type="float" office:value="46.0886" calcext:value-type="float">
            <text:p>46.0886</text:p>
          </table:table-cell>
          <table:table-cell office:value-type="float" office:value="44.3661" calcext:value-type="float">
            <text:p>44.3661</text:p>
          </table:table-cell>
          <table:table-cell office:value-type="float" office:value="288.277" calcext:value-type="float">
            <text:p>288.277</text:p>
          </table:table-cell>
          <table:table-cell office:value-type="float" office:value="47.5958" calcext:value-type="float">
            <text:p>47.5958</text:p>
          </table:table-cell>
          <table:table-cell/>
          <table:table-cell table:formula="of:=([.D557]-[.A557])/0.0166667" office:value-type="float" office:value="-83.7058325883348" calcext:value-type="float">
            <text:p>-83.7058325883348</text:p>
          </table:table-cell>
          <table:table-cell table:formula="of:=ABS([.E557]-[.B557])/0.0166667" office:value-type="float" office:value="726.418547162907" calcext:value-type="float">
            <text:p>726.418547162907</text:p>
          </table:table-cell>
          <table:table-cell table:formula="of:=([.F557]-[.C557])/0.0166667" office:value-type="float" office:value="90.4318191363616" calcext:value-type="float">
            <text:p>90.4318191363616</text:p>
          </table:table-cell>
          <table:table-cell table:formula="of:=DEGREES(ATAN(ABS([.F557]-[.C557])/ABS([.E557]-[.B557])))" office:value-type="float" office:value="7.09624124530633" calcext:value-type="float">
            <text:p>7.09624124530633</text:p>
          </table:table-cell>
          <table:table-cell table:formula="of:=SQRT(POWER([.H557];2)+POWER([.I557];2)+POWER([.J557];2))" office:value-type="float" office:value="736.796095255592" calcext:value-type="float">
            <text:p>736.796095255592</text:p>
          </table:table-cell>
        </table:table-row>
        <table:table-row table:style-name="ro1">
          <table:table-cell office:value-type="float" office:value="43.3147" calcext:value-type="float">
            <text:p>43.3147</text:p>
          </table:table-cell>
          <table:table-cell office:value-type="float" office:value="301.41" calcext:value-type="float">
            <text:p>301.41</text:p>
          </table:table-cell>
          <table:table-cell office:value-type="float" office:value="45.4456" calcext:value-type="float">
            <text:p>45.4456</text:p>
          </table:table-cell>
          <table:table-cell office:value-type="float" office:value="41.1414" calcext:value-type="float">
            <text:p>41.1414</text:p>
          </table:table-cell>
          <table:table-cell office:value-type="float" office:value="290.348" calcext:value-type="float">
            <text:p>290.348</text:p>
          </table:table-cell>
          <table:table-cell office:value-type="float" office:value="47.0755" calcext:value-type="float">
            <text:p>47.0755</text:p>
          </table:table-cell>
          <table:table-cell/>
          <table:table-cell table:formula="of:=([.D558]-[.A558])/0.0166667" office:value-type="float" office:value="-130.397739204522" calcext:value-type="float">
            <text:p>-130.397739204522</text:p>
          </table:table-cell>
          <table:table-cell table:formula="of:=ABS([.E558]-[.B558])/0.0166667" office:value-type="float" office:value="663.718672562656" calcext:value-type="float">
            <text:p>663.718672562656</text:p>
          </table:table-cell>
          <table:table-cell table:formula="of:=([.F558]-[.C558])/0.0166667" office:value-type="float" office:value="97.7938044123911" calcext:value-type="float">
            <text:p>97.7938044123911</text:p>
          </table:table-cell>
          <table:table-cell table:formula="of:=DEGREES(ATAN(ABS([.F558]-[.C558])/ABS([.E558]-[.B558])))" office:value-type="float" office:value="8.38178101206836" calcext:value-type="float">
            <text:p>8.38178101206836</text:p>
          </table:table-cell>
          <table:table-cell table:formula="of:=SQRT(POWER([.H558];2)+POWER([.I558];2)+POWER([.J558];2))" office:value-type="float" office:value="683.439591243757" calcext:value-type="float">
            <text:p>683.439591243757</text:p>
          </table:table-cell>
        </table:table-row>
        <table:table-row table:style-name="ro1">
          <table:table-cell office:value-type="float" office:value="42.8327" calcext:value-type="float">
            <text:p>42.8327</text:p>
          </table:table-cell>
          <table:table-cell office:value-type="float" office:value="296.625" calcext:value-type="float">
            <text:p>296.625</text:p>
          </table:table-cell>
          <table:table-cell office:value-type="float" office:value="46.6608" calcext:value-type="float">
            <text:p>46.6608</text:p>
          </table:table-cell>
          <table:table-cell office:value-type="float" office:value="41.5289" calcext:value-type="float">
            <text:p>41.5289</text:p>
          </table:table-cell>
          <table:table-cell office:value-type="float" office:value="284.602" calcext:value-type="float">
            <text:p>284.602</text:p>
          </table:table-cell>
          <table:table-cell office:value-type="float" office:value="48.1574" calcext:value-type="float">
            <text:p>48.1574</text:p>
          </table:table-cell>
          <table:table-cell/>
          <table:table-cell table:formula="of:=([.D559]-[.A559])/0.0166667" office:value-type="float" office:value="-78.2278435443131" calcext:value-type="float">
            <text:p>-78.2278435443131</text:p>
          </table:table-cell>
          <table:table-cell table:formula="of:=ABS([.E559]-[.B559])/0.0166667" office:value-type="float" office:value="721.378557242887" calcext:value-type="float">
            <text:p>721.378557242887</text:p>
          </table:table-cell>
          <table:table-cell table:formula="of:=([.F559]-[.C559])/0.0166667" office:value-type="float" office:value="89.7958204083592" calcext:value-type="float">
            <text:p>89.7958204083592</text:p>
          </table:table-cell>
          <table:table-cell table:formula="of:=DEGREES(ATAN(ABS([.F559]-[.C559])/ABS([.E559]-[.B559])))" office:value-type="float" office:value="7.09557091267046" calcext:value-type="float">
            <text:p>7.09557091267046</text:p>
          </table:table-cell>
          <table:table-cell table:formula="of:=SQRT(POWER([.H559];2)+POWER([.I559];2)+POWER([.J559];2))" office:value-type="float" office:value="731.142877773034" calcext:value-type="float">
            <text:p>731.142877773034</text:p>
          </table:table-cell>
        </table:table-row>
        <table:table-row table:style-name="ro1">
          <table:table-cell office:value-type="float" office:value="43.1102" calcext:value-type="float">
            <text:p>43.1102</text:p>
          </table:table-cell>
          <table:table-cell office:value-type="float" office:value="301.05" calcext:value-type="float">
            <text:p>301.05</text:p>
          </table:table-cell>
          <table:table-cell office:value-type="float" office:value="46.7989" calcext:value-type="float">
            <text:p>46.7989</text:p>
          </table:table-cell>
          <table:table-cell office:value-type="float" office:value="41.4406" calcext:value-type="float">
            <text:p>41.4406</text:p>
          </table:table-cell>
          <table:table-cell office:value-type="float" office:value="290.197" calcext:value-type="float">
            <text:p>290.197</text:p>
          </table:table-cell>
          <table:table-cell office:value-type="float" office:value="48.1099" calcext:value-type="float">
            <text:p>48.1099</text:p>
          </table:table-cell>
          <table:table-cell/>
          <table:table-cell table:formula="of:=([.D560]-[.A560])/0.0166667" office:value-type="float" office:value="-100.1757996484" calcext:value-type="float">
            <text:p>-100.1757996484</text:p>
          </table:table-cell>
          <table:table-cell table:formula="of:=ABS([.E560]-[.B560])/0.0166667" office:value-type="float" office:value="651.178697642605" calcext:value-type="float">
            <text:p>651.178697642605</text:p>
          </table:table-cell>
          <table:table-cell table:formula="of:=([.F560]-[.C560])/0.0166667" office:value-type="float" office:value="78.6598426803146" calcext:value-type="float">
            <text:p>78.6598426803146</text:p>
          </table:table-cell>
          <table:table-cell table:formula="of:=DEGREES(ATAN(ABS([.F560]-[.C560])/ABS([.E560]-[.B560])))" office:value-type="float" office:value="6.88773445221758" calcext:value-type="float">
            <text:p>6.88773445221758</text:p>
          </table:table-cell>
          <table:table-cell table:formula="of:=SQRT(POWER([.H560];2)+POWER([.I560];2)+POWER([.J560];2))" office:value-type="float" office:value="663.518091651771" calcext:value-type="float">
            <text:p>663.518091651771</text:p>
          </table:table-cell>
        </table:table-row>
        <table:table-row table:style-name="ro1">
          <table:table-cell office:value-type="float" office:value="42.0505" calcext:value-type="float">
            <text:p>42.0505</text:p>
          </table:table-cell>
          <table:table-cell office:value-type="float" office:value="296.478" calcext:value-type="float">
            <text:p>296.478</text:p>
          </table:table-cell>
          <table:table-cell office:value-type="float" office:value="46.4328" calcext:value-type="float">
            <text:p>46.4328</text:p>
          </table:table-cell>
          <table:table-cell office:value-type="float" office:value="40.4221" calcext:value-type="float">
            <text:p>40.4221</text:p>
          </table:table-cell>
          <table:table-cell office:value-type="float" office:value="285.777" calcext:value-type="float">
            <text:p>285.777</text:p>
          </table:table-cell>
          <table:table-cell office:value-type="float" office:value="47.7473" calcext:value-type="float">
            <text:p>47.7473</text:p>
          </table:table-cell>
          <table:table-cell/>
          <table:table-cell table:formula="of:=([.D561]-[.A561])/0.0166667" office:value-type="float" office:value="-97.7038045923908" calcext:value-type="float">
            <text:p>-97.7038045923908</text:p>
          </table:table-cell>
          <table:table-cell table:formula="of:=ABS([.E561]-[.B561])/0.0166667" office:value-type="float" office:value="642.05871588257" calcext:value-type="float">
            <text:p>642.05871588257</text:p>
          </table:table-cell>
          <table:table-cell table:formula="of:=([.F561]-[.C561])/0.0166667" office:value-type="float" office:value="78.8698422603156" calcext:value-type="float">
            <text:p>78.8698422603156</text:p>
          </table:table-cell>
          <table:table-cell table:formula="of:=DEGREES(ATAN(ABS([.F561]-[.C561])/ABS([.E561]-[.B561])))" office:value-type="float" office:value="7.00307205133679" calcext:value-type="float">
            <text:p>7.00307205133679</text:p>
          </table:table-cell>
          <table:table-cell table:formula="of:=SQRT(POWER([.H561];2)+POWER([.I561];2)+POWER([.J561];2))" office:value-type="float" office:value="654.22158332691" calcext:value-type="float">
            <text:p>654.22158332691</text:p>
          </table:table-cell>
        </table:table-row>
        <table:table-row table:style-name="ro1">
          <table:table-cell office:value-type="float" office:value="42.1439" calcext:value-type="float">
            <text:p>42.1439</text:p>
          </table:table-cell>
          <table:table-cell office:value-type="float" office:value="295.002" calcext:value-type="float">
            <text:p>295.002</text:p>
          </table:table-cell>
          <table:table-cell office:value-type="float" office:value="46.6455" calcext:value-type="float">
            <text:p>46.6455</text:p>
          </table:table-cell>
          <table:table-cell office:value-type="float" office:value="41.1011" calcext:value-type="float">
            <text:p>41.1011</text:p>
          </table:table-cell>
          <table:table-cell office:value-type="float" office:value="283.155" calcext:value-type="float">
            <text:p>283.155</text:p>
          </table:table-cell>
          <table:table-cell office:value-type="float" office:value="47.8709" calcext:value-type="float">
            <text:p>47.8709</text:p>
          </table:table-cell>
          <table:table-cell/>
          <table:table-cell table:formula="of:=([.D562]-[.A562])/0.0166667" office:value-type="float" office:value="-62.5678748642503" calcext:value-type="float">
            <text:p>-62.5678748642503</text:p>
          </table:table-cell>
          <table:table-cell table:formula="of:=ABS([.E562]-[.B562])/0.0166667" office:value-type="float" office:value="710.818578362846" calcext:value-type="float">
            <text:p>710.818578362846</text:p>
          </table:table-cell>
          <table:table-cell table:formula="of:=([.F562]-[.C562])/0.0166667" office:value-type="float" office:value="73.5238529522941" calcext:value-type="float">
            <text:p>73.5238529522941</text:p>
          </table:table-cell>
          <table:table-cell table:formula="of:=DEGREES(ATAN(ABS([.F562]-[.C562])/ABS([.E562]-[.B562])))" office:value-type="float" office:value="5.90541509715184" calcext:value-type="float">
            <text:p>5.90541509715184</text:p>
          </table:table-cell>
          <table:table-cell table:formula="of:=SQRT(POWER([.H562];2)+POWER([.I562];2)+POWER([.J562];2))" office:value-type="float" office:value="717.34478966795" calcext:value-type="float">
            <text:p>717.34478966795</text:p>
          </table:table-cell>
        </table:table-row>
        <table:table-row table:style-name="ro1">
          <table:table-cell office:value-type="float" office:value="43.1777" calcext:value-type="float">
            <text:p>43.1777</text:p>
          </table:table-cell>
          <table:table-cell office:value-type="float" office:value="299.683" calcext:value-type="float">
            <text:p>299.683</text:p>
          </table:table-cell>
          <table:table-cell office:value-type="float" office:value="46.4753" calcext:value-type="float">
            <text:p>46.4753</text:p>
          </table:table-cell>
          <table:table-cell office:value-type="float" office:value="42.3484" calcext:value-type="float">
            <text:p>42.3484</text:p>
          </table:table-cell>
          <table:table-cell office:value-type="float" office:value="287.719" calcext:value-type="float">
            <text:p>287.719</text:p>
          </table:table-cell>
          <table:table-cell office:value-type="float" office:value="47.6976" calcext:value-type="float">
            <text:p>47.6976</text:p>
          </table:table-cell>
          <table:table-cell/>
          <table:table-cell table:formula="of:=([.D563]-[.A563])/0.0166667" office:value-type="float" office:value="-49.7579004841992" calcext:value-type="float">
            <text:p>-49.7579004841992</text:p>
          </table:table-cell>
          <table:table-cell table:formula="of:=ABS([.E563]-[.B563])/0.0166667" office:value-type="float" office:value="717.838564322871" calcext:value-type="float">
            <text:p>717.838564322871</text:p>
          </table:table-cell>
          <table:table-cell table:formula="of:=([.F563]-[.C563])/0.0166667" office:value-type="float" office:value="73.3378533242936" calcext:value-type="float">
            <text:p>73.3378533242936</text:p>
          </table:table-cell>
          <table:table-cell table:formula="of:=DEGREES(ATAN(ABS([.F563]-[.C563])/ABS([.E563]-[.B563])))" office:value-type="float" office:value="5.83337405577298" calcext:value-type="float">
            <text:p>5.83337405577298</text:p>
          </table:table-cell>
          <table:table-cell table:formula="of:=SQRT(POWER([.H563];2)+POWER([.I563];2)+POWER([.J563];2))" office:value-type="float" office:value="723.288665623852" calcext:value-type="float">
            <text:p>723.288665623852</text:p>
          </table:table-cell>
        </table:table-row>
        <table:table-row table:style-name="ro1">
          <table:table-cell office:value-type="float" office:value="42.7638" calcext:value-type="float">
            <text:p>42.7638</text:p>
          </table:table-cell>
          <table:table-cell office:value-type="float" office:value="297.99" calcext:value-type="float">
            <text:p>297.99</text:p>
          </table:table-cell>
          <table:table-cell office:value-type="float" office:value="46.9808" calcext:value-type="float">
            <text:p>46.9808</text:p>
          </table:table-cell>
          <table:table-cell office:value-type="float" office:value="42.1995" calcext:value-type="float">
            <text:p>42.1995</text:p>
          </table:table-cell>
          <table:table-cell office:value-type="float" office:value="286.171" calcext:value-type="float">
            <text:p>286.171</text:p>
          </table:table-cell>
          <table:table-cell office:value-type="float" office:value="48.175" calcext:value-type="float">
            <text:p>48.175</text:p>
          </table:table-cell>
          <table:table-cell/>
          <table:table-cell table:formula="of:=([.D564]-[.A564])/0.0166667" office:value-type="float" office:value="-33.8579322841356" calcext:value-type="float">
            <text:p>-33.8579322841356</text:p>
          </table:table-cell>
          <table:table-cell table:formula="of:=ABS([.E564]-[.B564])/0.0166667" office:value-type="float" office:value="709.138581722838" calcext:value-type="float">
            <text:p>709.138581722838</text:p>
          </table:table-cell>
          <table:table-cell table:formula="of:=([.F564]-[.C564])/0.0166667" office:value-type="float" office:value="71.6518566962863" calcext:value-type="float">
            <text:p>71.6518566962863</text:p>
          </table:table-cell>
          <table:table-cell table:formula="of:=DEGREES(ATAN(ABS([.F564]-[.C564])/ABS([.E564]-[.B564])))" office:value-type="float" office:value="5.76962421855165" calcext:value-type="float">
            <text:p>5.76962421855165</text:p>
          </table:table-cell>
          <table:table-cell table:formula="of:=SQRT(POWER([.H564];2)+POWER([.I564];2)+POWER([.J564];2))" office:value-type="float" office:value="713.552994692377" calcext:value-type="float">
            <text:p>713.552994692377</text:p>
          </table:table-cell>
        </table:table-row>
        <table:table-row table:style-name="ro1">
          <table:table-cell office:value-type="float" office:value="43.3568" calcext:value-type="float">
            <text:p>43.3568</text:p>
          </table:table-cell>
          <table:table-cell office:value-type="float" office:value="292.318" calcext:value-type="float">
            <text:p>292.318</text:p>
          </table:table-cell>
          <table:table-cell office:value-type="float" office:value="47.2764" calcext:value-type="float">
            <text:p>47.2764</text:p>
          </table:table-cell>
          <table:table-cell office:value-type="float" office:value="42.6076" calcext:value-type="float">
            <text:p>42.6076</text:p>
          </table:table-cell>
          <table:table-cell office:value-type="float" office:value="283.54" calcext:value-type="float">
            <text:p>283.54</text:p>
          </table:table-cell>
          <table:table-cell office:value-type="float" office:value="48.0494" calcext:value-type="float">
            <text:p>48.0494</text:p>
          </table:table-cell>
          <table:table-cell/>
          <table:table-cell table:formula="of:=([.D565]-[.A565])/0.0166667" office:value-type="float" office:value="-44.9519100961799" calcext:value-type="float">
            <text:p>-44.9519100961799</text:p>
          </table:table-cell>
          <table:table-cell table:formula="of:=ABS([.E565]-[.B565])/0.0166667" office:value-type="float" office:value="526.678946642105" calcext:value-type="float">
            <text:p>526.678946642105</text:p>
          </table:table-cell>
          <table:table-cell table:formula="of:=([.F565]-[.C565])/0.0166667" office:value-type="float" office:value="46.3799072401853" calcext:value-type="float">
            <text:p>46.3799072401853</text:p>
          </table:table-cell>
          <table:table-cell table:formula="of:=DEGREES(ATAN(ABS([.F565]-[.C565])/ABS([.E565]-[.B565])))" office:value-type="float" office:value="5.0325452587537" calcext:value-type="float">
            <text:p>5.0325452587537</text:p>
          </table:table-cell>
          <table:table-cell table:formula="of:=SQRT(POWER([.H565];2)+POWER([.I565];2)+POWER([.J565];2))" office:value-type="float" office:value="530.624615762349" calcext:value-type="float">
            <text:p>530.624615762349</text:p>
          </table:table-cell>
        </table:table-row>
        <table:table-row table:style-name="ro1">
          <table:table-cell office:value-type="float" office:value="43.5295" calcext:value-type="float">
            <text:p>43.5295</text:p>
          </table:table-cell>
          <table:table-cell office:value-type="float" office:value="302.741" calcext:value-type="float">
            <text:p>302.741</text:p>
          </table:table-cell>
          <table:table-cell office:value-type="float" office:value="46.2929" calcext:value-type="float">
            <text:p>46.2929</text:p>
          </table:table-cell>
          <table:table-cell office:value-type="float" office:value="42.6039" calcext:value-type="float">
            <text:p>42.6039</text:p>
          </table:table-cell>
          <table:table-cell office:value-type="float" office:value="292.063" calcext:value-type="float">
            <text:p>292.063</text:p>
          </table:table-cell>
          <table:table-cell office:value-type="float" office:value="47.576" calcext:value-type="float">
            <text:p>47.576</text:p>
          </table:table-cell>
          <table:table-cell/>
          <table:table-cell table:formula="of:=([.D566]-[.A566])/0.0166667" office:value-type="float" office:value="-55.5358889282219" calcext:value-type="float">
            <text:p>-55.5358889282219</text:p>
          </table:table-cell>
          <table:table-cell table:formula="of:=ABS([.E566]-[.B566])/0.0166667" office:value-type="float" office:value="640.678718642563" calcext:value-type="float">
            <text:p>640.678718642563</text:p>
          </table:table-cell>
          <table:table-cell table:formula="of:=([.F566]-[.C566])/0.0166667" office:value-type="float" office:value="76.9858460283078" calcext:value-type="float">
            <text:p>76.9858460283078</text:p>
          </table:table-cell>
          <table:table-cell table:formula="of:=DEGREES(ATAN(ABS([.F566]-[.C566])/ABS([.E566]-[.B566])))" office:value-type="float" office:value="6.85197715277125" calcext:value-type="float">
            <text:p>6.85197715277125</text:p>
          </table:table-cell>
          <table:table-cell table:formula="of:=SQRT(POWER([.H566];2)+POWER([.I566];2)+POWER([.J566];2))" office:value-type="float" office:value="647.672969923261" calcext:value-type="float">
            <text:p>647.672969923261</text:p>
          </table:table-cell>
        </table:table-row>
        <table:table-row table:style-name="ro1">
          <table:table-cell office:value-type="float" office:value="43.7021" calcext:value-type="float">
            <text:p>43.7021</text:p>
          </table:table-cell>
          <table:table-cell office:value-type="float" office:value="295.319" calcext:value-type="float">
            <text:p>295.319</text:p>
          </table:table-cell>
          <table:table-cell office:value-type="float" office:value="47.0968" calcext:value-type="float">
            <text:p>47.0968</text:p>
          </table:table-cell>
          <table:table-cell office:value-type="float" office:value="43.2053" calcext:value-type="float">
            <text:p>43.2053</text:p>
          </table:table-cell>
          <table:table-cell office:value-type="float" office:value="282.233" calcext:value-type="float">
            <text:p>282.233</text:p>
          </table:table-cell>
          <table:table-cell office:value-type="float" office:value="48.4828" calcext:value-type="float">
            <text:p>48.4828</text:p>
          </table:table-cell>
          <table:table-cell/>
          <table:table-cell table:formula="of:=([.D567]-[.A567])/0.0166667" office:value-type="float" office:value="-29.8079403841193" calcext:value-type="float">
            <text:p>-29.8079403841193</text:p>
          </table:table-cell>
          <table:table-cell table:formula="of:=ABS([.E567]-[.B567])/0.0166667" office:value-type="float" office:value="785.158429683141" calcext:value-type="float">
            <text:p>785.158429683141</text:p>
          </table:table-cell>
          <table:table-cell table:formula="of:=([.F567]-[.C567])/0.0166667" office:value-type="float" office:value="83.1598336803324" calcext:value-type="float">
            <text:p>83.1598336803324</text:p>
          </table:table-cell>
          <table:table-cell table:formula="of:=DEGREES(ATAN(ABS([.F567]-[.C567])/ABS([.E567]-[.B567])))" office:value-type="float" office:value="6.04592597927775" calcext:value-type="float">
            <text:p>6.04592597927775</text:p>
          </table:table-cell>
          <table:table-cell table:formula="of:=SQRT(POWER([.H567];2)+POWER([.I567];2)+POWER([.J567];2))" office:value-type="float" office:value="790.112543217851" calcext:value-type="float">
            <text:p>790.112543217851</text:p>
          </table:table-cell>
        </table:table-row>
        <table:table-row table:style-name="ro1">
          <table:table-cell office:value-type="float" office:value="44.6523" calcext:value-type="float">
            <text:p>44.6523</text:p>
          </table:table-cell>
          <table:table-cell office:value-type="float" office:value="292.545" calcext:value-type="float">
            <text:p>292.545</text:p>
          </table:table-cell>
          <table:table-cell office:value-type="float" office:value="47.7405" calcext:value-type="float">
            <text:p>47.7405</text:p>
          </table:table-cell>
          <table:table-cell office:value-type="float" office:value="43.7239" calcext:value-type="float">
            <text:p>43.7239</text:p>
          </table:table-cell>
          <table:table-cell office:value-type="float" office:value="282.277" calcext:value-type="float">
            <text:p>282.277</text:p>
          </table:table-cell>
          <table:table-cell office:value-type="float" office:value="48.9701" calcext:value-type="float">
            <text:p>48.9701</text:p>
          </table:table-cell>
          <table:table-cell/>
          <table:table-cell table:formula="of:=([.D568]-[.A568])/0.0166667" office:value-type="float" office:value="-55.7038885922226" calcext:value-type="float">
            <text:p>-55.7038885922226</text:p>
          </table:table-cell>
          <table:table-cell table:formula="of:=ABS([.E568]-[.B568])/0.0166667" office:value-type="float" office:value="616.078767842466" calcext:value-type="float">
            <text:p>616.078767842466</text:p>
          </table:table-cell>
          <table:table-cell table:formula="of:=([.F568]-[.C568])/0.0166667" office:value-type="float" office:value="73.7758524482954" calcext:value-type="float">
            <text:p>73.7758524482954</text:p>
          </table:table-cell>
          <table:table-cell table:formula="of:=DEGREES(ATAN(ABS([.F568]-[.C568])/ABS([.E568]-[.B568])))" office:value-type="float" office:value="6.82869089519934" calcext:value-type="float">
            <text:p>6.82869089519934</text:p>
          </table:table-cell>
          <table:table-cell table:formula="of:=SQRT(POWER([.H568];2)+POWER([.I568];2)+POWER([.J568];2))" office:value-type="float" office:value="622.975800328599" calcext:value-type="float">
            <text:p>622.975800328599</text:p>
          </table:table-cell>
        </table:table-row>
        <table:table-row table:style-name="ro1">
          <table:table-cell office:value-type="float" office:value="43.6333" calcext:value-type="float">
            <text:p>43.6333</text:p>
          </table:table-cell>
          <table:table-cell office:value-type="float" office:value="292.272" calcext:value-type="float">
            <text:p>292.272</text:p>
          </table:table-cell>
          <table:table-cell office:value-type="float" office:value="47.79" calcext:value-type="float">
            <text:p>47.79</text:p>
          </table:table-cell>
          <table:table-cell office:value-type="float" office:value="43.216" calcext:value-type="float">
            <text:p>43.216</text:p>
          </table:table-cell>
          <table:table-cell office:value-type="float" office:value="282.181" calcext:value-type="float">
            <text:p>282.181</text:p>
          </table:table-cell>
          <table:table-cell office:value-type="float" office:value="48.7398" calcext:value-type="float">
            <text:p>48.7398</text:p>
          </table:table-cell>
          <table:table-cell/>
          <table:table-cell table:formula="of:=([.D569]-[.A569])/0.0166667" office:value-type="float" office:value="-25.0379499241" calcext:value-type="float">
            <text:p>-25.0379499241</text:p>
          </table:table-cell>
          <table:table-cell table:formula="of:=ABS([.E569]-[.B569])/0.0166667" office:value-type="float" office:value="605.458789082422" calcext:value-type="float">
            <text:p>605.458789082422</text:p>
          </table:table-cell>
          <table:table-cell table:formula="of:=([.F569]-[.C569])/0.0166667" office:value-type="float" office:value="56.9878860242282" calcext:value-type="float">
            <text:p>56.9878860242282</text:p>
          </table:table-cell>
          <table:table-cell table:formula="of:=DEGREES(ATAN(ABS([.F569]-[.C569])/ABS([.E569]-[.B569])))" office:value-type="float" office:value="5.37703648992536" calcext:value-type="float">
            <text:p>5.37703648992536</text:p>
          </table:table-cell>
          <table:table-cell table:formula="of:=SQRT(POWER([.H569];2)+POWER([.I569];2)+POWER([.J569];2))" office:value-type="float" office:value="608.650033571892" calcext:value-type="float">
            <text:p>608.650033571892</text:p>
          </table:table-cell>
        </table:table-row>
        <table:table-row table:style-name="ro1">
          <table:table-cell office:value-type="float" office:value="43.7141" calcext:value-type="float">
            <text:p>43.7141</text:p>
          </table:table-cell>
          <table:table-cell office:value-type="float" office:value="295.243" calcext:value-type="float">
            <text:p>295.243</text:p>
          </table:table-cell>
          <table:table-cell office:value-type="float" office:value="47.3641" calcext:value-type="float">
            <text:p>47.3641</text:p>
          </table:table-cell>
          <table:table-cell office:value-type="float" office:value="42.9004" calcext:value-type="float">
            <text:p>42.9004</text:p>
          </table:table-cell>
          <table:table-cell office:value-type="float" office:value="283.406" calcext:value-type="float">
            <text:p>283.406</text:p>
          </table:table-cell>
          <table:table-cell office:value-type="float" office:value="49.0666" calcext:value-type="float">
            <text:p>49.0666</text:p>
          </table:table-cell>
          <table:table-cell/>
          <table:table-cell table:formula="of:=([.D570]-[.A570])/0.0166667" office:value-type="float" office:value="-48.8219023561955" calcext:value-type="float">
            <text:p>-48.8219023561955</text:p>
          </table:table-cell>
          <table:table-cell table:formula="of:=ABS([.E570]-[.B570])/0.0166667" office:value-type="float" office:value="710.21857956284" calcext:value-type="float">
            <text:p>710.21857956284</text:p>
          </table:table-cell>
          <table:table-cell table:formula="of:=([.F570]-[.C570])/0.0166667" office:value-type="float" office:value="102.149795700409" calcext:value-type="float">
            <text:p>102.149795700409</text:p>
          </table:table-cell>
          <table:table-cell table:formula="of:=DEGREES(ATAN(ABS([.F570]-[.C570])/ABS([.E570]-[.B570])))" office:value-type="float" office:value="8.18464619334412" calcext:value-type="float">
            <text:p>8.18464619334412</text:p>
          </table:table-cell>
          <table:table-cell table:formula="of:=SQRT(POWER([.H570];2)+POWER([.I570];2)+POWER([.J570];2))" office:value-type="float" office:value="719.186060534805" calcext:value-type="float">
            <text:p>719.186060534805</text:p>
          </table:table-cell>
        </table:table-row>
        <table:table-row table:style-name="ro1">
          <table:table-cell office:value-type="float" office:value="44.3004" calcext:value-type="float">
            <text:p>44.3004</text:p>
          </table:table-cell>
          <table:table-cell office:value-type="float" office:value="298.463" calcext:value-type="float">
            <text:p>298.463</text:p>
          </table:table-cell>
          <table:table-cell office:value-type="float" office:value="46.6389" calcext:value-type="float">
            <text:p>46.6389</text:p>
          </table:table-cell>
          <table:table-cell office:value-type="float" office:value="43.4435" calcext:value-type="float">
            <text:p>43.4435</text:p>
          </table:table-cell>
          <table:table-cell office:value-type="float" office:value="286.588" calcext:value-type="float">
            <text:p>286.588</text:p>
          </table:table-cell>
          <table:table-cell office:value-type="float" office:value="47.8499" calcext:value-type="float">
            <text:p>47.8499</text:p>
          </table:table-cell>
          <table:table-cell/>
          <table:table-cell table:formula="of:=([.D571]-[.A571])/0.0166667" office:value-type="float" office:value="-51.4138971722058" calcext:value-type="float">
            <text:p>-51.4138971722058</text:p>
          </table:table-cell>
          <table:table-cell table:formula="of:=ABS([.E571]-[.B571])/0.0166667" office:value-type="float" office:value="712.49857500285" calcext:value-type="float">
            <text:p>712.49857500285</text:p>
          </table:table-cell>
          <table:table-cell table:formula="of:=([.F571]-[.C571])/0.0166667" office:value-type="float" office:value="72.6598546802906" calcext:value-type="float">
            <text:p>72.6598546802906</text:p>
          </table:table-cell>
          <table:table-cell table:formula="of:=DEGREES(ATAN(ABS([.F571]-[.C571])/ABS([.E571]-[.B571])))" office:value-type="float" office:value="5.82283370703456" calcext:value-type="float">
            <text:p>5.82283370703456</text:p>
          </table:table-cell>
          <table:table-cell table:formula="of:=SQRT(POWER([.H571];2)+POWER([.I571];2)+POWER([.J571];2))" office:value-type="float" office:value="718.036950780172" calcext:value-type="float">
            <text:p>718.036950780172</text:p>
          </table:table-cell>
        </table:table-row>
        <table:table-row table:style-name="ro1">
          <table:table-cell office:value-type="float" office:value="43.5102" calcext:value-type="float">
            <text:p>43.5102</text:p>
          </table:table-cell>
          <table:table-cell office:value-type="float" office:value="307.441" calcext:value-type="float">
            <text:p>307.441</text:p>
          </table:table-cell>
          <table:table-cell office:value-type="float" office:value="45.3573" calcext:value-type="float">
            <text:p>45.3573</text:p>
          </table:table-cell>
          <table:table-cell office:value-type="float" office:value="43.0234" calcext:value-type="float">
            <text:p>43.0234</text:p>
          </table:table-cell>
          <table:table-cell office:value-type="float" office:value="293.651" calcext:value-type="float">
            <text:p>293.651</text:p>
          </table:table-cell>
          <table:table-cell office:value-type="float" office:value="47.3435" calcext:value-type="float">
            <text:p>47.3435</text:p>
          </table:table-cell>
          <table:table-cell/>
          <table:table-cell table:formula="of:=([.D572]-[.A572])/0.0166667" office:value-type="float" office:value="-29.2079415841165" calcext:value-type="float">
            <text:p>-29.2079415841165</text:p>
          </table:table-cell>
          <table:table-cell table:formula="of:=ABS([.E572]-[.B572])/0.0166667" office:value-type="float" office:value="827.398345203308" calcext:value-type="float">
            <text:p>827.398345203308</text:p>
          </table:table-cell>
          <table:table-cell table:formula="of:=([.F572]-[.C572])/0.0166667" office:value-type="float" office:value="119.171761656477" calcext:value-type="float">
            <text:p>119.171761656477</text:p>
          </table:table-cell>
          <table:table-cell table:formula="of:=DEGREES(ATAN(ABS([.F572]-[.C572])/ABS([.E572]-[.B572])))" office:value-type="float" office:value="8.19605433491814" calcext:value-type="float">
            <text:p>8.19605433491814</text:p>
          </table:table-cell>
          <table:table-cell table:formula="of:=SQRT(POWER([.H572];2)+POWER([.I572];2)+POWER([.J572];2))" office:value-type="float" office:value="836.446671505758" calcext:value-type="float">
            <text:p>836.446671505758</text:p>
          </table:table-cell>
        </table:table-row>
        <table:table-row table:style-name="ro1">
          <table:table-cell office:value-type="float" office:value="32.8384" calcext:value-type="float">
            <text:p>32.8384</text:p>
          </table:table-cell>
          <table:table-cell office:value-type="float" office:value="294.855" calcext:value-type="float">
            <text:p>294.855</text:p>
          </table:table-cell>
          <table:table-cell office:value-type="float" office:value="48.3027" calcext:value-type="float">
            <text:p>48.3027</text:p>
          </table:table-cell>
          <table:table-cell office:value-type="float" office:value="31.8139" calcext:value-type="float">
            <text:p>31.8139</text:p>
          </table:table-cell>
          <table:table-cell office:value-type="float" office:value="285.602" calcext:value-type="float">
            <text:p>285.602</text:p>
          </table:table-cell>
          <table:table-cell office:value-type="float" office:value="49.3721" calcext:value-type="float">
            <text:p>49.3721</text:p>
          </table:table-cell>
          <table:table-cell/>
          <table:table-cell table:formula="of:=([.D573]-[.A573])/0.0166667" office:value-type="float" office:value="-61.4698770602459" calcext:value-type="float">
            <text:p>-61.4698770602459</text:p>
          </table:table-cell>
          <table:table-cell table:formula="of:=ABS([.E573]-[.B573])/0.0166667" office:value-type="float" office:value="555.178889642223" calcext:value-type="float">
            <text:p>555.178889642223</text:p>
          </table:table-cell>
          <table:table-cell table:formula="of:=([.F573]-[.C573])/0.0166667" office:value-type="float" office:value="64.1638716722568" calcext:value-type="float">
            <text:p>64.1638716722568</text:p>
          </table:table-cell>
          <table:table-cell table:formula="of:=DEGREES(ATAN(ABS([.F573]-[.C573])/ABS([.E573]-[.B573])))" office:value-type="float" office:value="6.59261477661974" calcext:value-type="float">
            <text:p>6.59261477661974</text:p>
          </table:table-cell>
          <table:table-cell table:formula="of:=SQRT(POWER([.H573];2)+POWER([.I573];2)+POWER([.J573];2))" office:value-type="float" office:value="562.244740053784" calcext:value-type="float">
            <text:p>562.244740053784</text:p>
          </table:table-cell>
        </table:table-row>
        <table:table-row table:style-name="ro1">
          <table:table-cell office:value-type="float" office:value="31.815" calcext:value-type="float">
            <text:p>31.815</text:p>
          </table:table-cell>
          <table:table-cell office:value-type="float" office:value="303.853" calcext:value-type="float">
            <text:p>303.853</text:p>
          </table:table-cell>
          <table:table-cell office:value-type="float" office:value="46.7796" calcext:value-type="float">
            <text:p>46.7796</text:p>
          </table:table-cell>
          <table:table-cell office:value-type="float" office:value="30.9323" calcext:value-type="float">
            <text:p>30.9323</text:p>
          </table:table-cell>
          <table:table-cell office:value-type="float" office:value="292.752" calcext:value-type="float">
            <text:p>292.752</text:p>
          </table:table-cell>
          <table:table-cell office:value-type="float" office:value="48.3661" calcext:value-type="float">
            <text:p>48.3661</text:p>
          </table:table-cell>
          <table:table-cell/>
          <table:table-cell table:formula="of:=([.D574]-[.A574])/0.0166667" office:value-type="float" office:value="-52.9618940762118" calcext:value-type="float">
            <text:p>-52.9618940762118</text:p>
          </table:table-cell>
          <table:table-cell table:formula="of:=ABS([.E574]-[.B574])/0.0166667" office:value-type="float" office:value="666.058667882664" calcext:value-type="float">
            <text:p>666.058667882664</text:p>
          </table:table-cell>
          <table:table-cell table:formula="of:=([.F574]-[.C574])/0.0166667" office:value-type="float" office:value="95.1898096203808" calcext:value-type="float">
            <text:p>95.1898096203808</text:p>
          </table:table-cell>
          <table:table-cell table:formula="of:=DEGREES(ATAN(ABS([.F574]-[.C574])/ABS([.E574]-[.B574])))" office:value-type="float" office:value="8.13335395747192" calcext:value-type="float">
            <text:p>8.13335395747192</text:p>
          </table:table-cell>
          <table:table-cell table:formula="of:=SQRT(POWER([.H574];2)+POWER([.I574];2)+POWER([.J574];2))" office:value-type="float" office:value="674.907557478306" calcext:value-type="float">
            <text:p>674.907557478306</text:p>
          </table:table-cell>
        </table:table-row>
        <table:table-row table:style-name="ro1">
          <table:table-cell office:value-type="float" office:value="31.7007" calcext:value-type="float">
            <text:p>31.7007</text:p>
          </table:table-cell>
          <table:table-cell office:value-type="float" office:value="299.069" calcext:value-type="float">
            <text:p>299.069</text:p>
          </table:table-cell>
          <table:table-cell office:value-type="float" office:value="47.7187" calcext:value-type="float">
            <text:p>47.7187</text:p>
          </table:table-cell>
          <table:table-cell office:value-type="float" office:value="30.8322" calcext:value-type="float">
            <text:p>30.8322</text:p>
          </table:table-cell>
          <table:table-cell office:value-type="float" office:value="288.158" calcext:value-type="float">
            <text:p>288.158</text:p>
          </table:table-cell>
          <table:table-cell office:value-type="float" office:value="49.2721" calcext:value-type="float">
            <text:p>49.2721</text:p>
          </table:table-cell>
          <table:table-cell/>
          <table:table-cell table:formula="of:=([.D575]-[.A575])/0.0166667" office:value-type="float" office:value="-52.1098957802085" calcext:value-type="float">
            <text:p>-52.1098957802085</text:p>
          </table:table-cell>
          <table:table-cell table:formula="of:=ABS([.E575]-[.B575])/0.0166667" office:value-type="float" office:value="654.658690682619" calcext:value-type="float">
            <text:p>654.658690682619</text:p>
          </table:table-cell>
          <table:table-cell table:formula="of:=([.F575]-[.C575])/0.0166667" office:value-type="float" office:value="93.203813592373" calcext:value-type="float">
            <text:p>93.203813592373</text:p>
          </table:table-cell>
          <table:table-cell table:formula="of:=DEGREES(ATAN(ABS([.F575]-[.C575])/ABS([.E575]-[.B575])))" office:value-type="float" office:value="8.10275227208279" calcext:value-type="float">
            <text:p>8.10275227208279</text:p>
          </table:table-cell>
          <table:table-cell table:formula="of:=SQRT(POWER([.H575];2)+POWER([.I575];2)+POWER([.J575];2))" office:value-type="float" office:value="663.310178870087" calcext:value-type="float">
            <text:p>663.310178870087</text:p>
          </table:table-cell>
        </table:table-row>
        <table:table-row table:style-name="ro1">
          <table:table-cell office:value-type="float" office:value="32.0613" calcext:value-type="float">
            <text:p>32.0613</text:p>
          </table:table-cell>
          <table:table-cell office:value-type="float" office:value="307.169" calcext:value-type="float">
            <text:p>307.169</text:p>
          </table:table-cell>
          <table:table-cell office:value-type="float" office:value="46.0432" calcext:value-type="float">
            <text:p>46.0432</text:p>
          </table:table-cell>
          <table:table-cell office:value-type="float" office:value="31.5449" calcext:value-type="float">
            <text:p>31.5449</text:p>
          </table:table-cell>
          <table:table-cell office:value-type="float" office:value="294.546" calcext:value-type="float">
            <text:p>294.546</text:p>
          </table:table-cell>
          <table:table-cell office:value-type="float" office:value="47.8487" calcext:value-type="float">
            <text:p>47.8487</text:p>
          </table:table-cell>
          <table:table-cell/>
          <table:table-cell table:formula="of:=([.D576]-[.A576])/0.0166667" office:value-type="float" office:value="-30.9839380321242" calcext:value-type="float">
            <text:p>-30.9839380321242</text:p>
          </table:table-cell>
          <table:table-cell table:formula="of:=ABS([.E576]-[.B576])/0.0166667" office:value-type="float" office:value="757.378485243029" calcext:value-type="float">
            <text:p>757.378485243029</text:p>
          </table:table-cell>
          <table:table-cell table:formula="of:=([.F576]-[.C576])/0.0166667" office:value-type="float" office:value="108.329783340433" calcext:value-type="float">
            <text:p>108.329783340433</text:p>
          </table:table-cell>
          <table:table-cell table:formula="of:=DEGREES(ATAN(ABS([.F576]-[.C576])/ABS([.E576]-[.B576])))" office:value-type="float" office:value="8.13995173916822" calcext:value-type="float">
            <text:p>8.13995173916822</text:p>
          </table:table-cell>
          <table:table-cell table:formula="of:=SQRT(POWER([.H576];2)+POWER([.I576];2)+POWER([.J576];2))" office:value-type="float" office:value="765.713729982419" calcext:value-type="float">
            <text:p>765.713729982419</text:p>
          </table:table-cell>
        </table:table-row>
        <table:table-row table:style-name="ro1">
          <table:table-cell office:value-type="float" office:value="25.6431" calcext:value-type="float">
            <text:p>25.6431</text:p>
          </table:table-cell>
          <table:table-cell office:value-type="float" office:value="301.77" calcext:value-type="float">
            <text:p>301.77</text:p>
          </table:table-cell>
          <table:table-cell office:value-type="float" office:value="46.8829" calcext:value-type="float">
            <text:p>46.8829</text:p>
          </table:table-cell>
          <table:table-cell office:value-type="float" office:value="25.7792" calcext:value-type="float">
            <text:p>25.7792</text:p>
          </table:table-cell>
          <table:table-cell office:value-type="float" office:value="289.547" calcext:value-type="float">
            <text:p>289.547</text:p>
          </table:table-cell>
          <table:table-cell office:value-type="float" office:value="48.118" calcext:value-type="float">
            <text:p>48.118</text:p>
          </table:table-cell>
          <table:table-cell/>
          <table:table-cell table:formula="of:=([.D577]-[.A577])/0.0166667" office:value-type="float" office:value="8.1659836680326" calcext:value-type="float">
            <text:p>8.1659836680326</text:p>
          </table:table-cell>
          <table:table-cell table:formula="of:=ABS([.E577]-[.B577])/0.0166667" office:value-type="float" office:value="733.378533242931" calcext:value-type="float">
            <text:p>733.378533242931</text:p>
          </table:table-cell>
          <table:table-cell table:formula="of:=([.F577]-[.C577])/0.0166667" office:value-type="float" office:value="74.1058517882966" calcext:value-type="float">
            <text:p>74.1058517882966</text:p>
          </table:table-cell>
          <table:table-cell table:formula="of:=DEGREES(ATAN(ABS([.F577]-[.C577])/ABS([.E577]-[.B577])))" office:value-type="float" office:value="5.76999338218563" calcext:value-type="float">
            <text:p>5.76999338218563</text:p>
          </table:table-cell>
          <table:table-cell table:formula="of:=SQRT(POWER([.H577];2)+POWER([.I577];2)+POWER([.J577];2))" office:value-type="float" office:value="737.158350410608" calcext:value-type="float">
            <text:p>737.158350410608</text:p>
          </table:table-cell>
        </table:table-row>
        <table:table-row table:style-name="ro1">
          <table:table-cell office:value-type="float" office:value="24.253" calcext:value-type="float">
            <text:p>24.253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46.9313" calcext:value-type="float">
            <text:p>46.9313</text:p>
          </table:table-cell>
          <table:table-cell office:value-type="float" office:value="23.9356" calcext:value-type="float">
            <text:p>23.9356</text:p>
          </table:table-cell>
          <table:table-cell office:value-type="float" office:value="287.363" calcext:value-type="float">
            <text:p>287.363</text:p>
          </table:table-cell>
          <table:table-cell office:value-type="float" office:value="48.2001" calcext:value-type="float">
            <text:p>48.2001</text:p>
          </table:table-cell>
          <table:table-cell/>
          <table:table-cell table:formula="of:=([.D578]-[.A578])/0.0166667" office:value-type="float" office:value="-19.0439619120761" calcext:value-type="float">
            <text:p>-19.0439619120761</text:p>
          </table:table-cell>
          <table:table-cell table:formula="of:=ABS([.E578]-[.B578])/0.0166667" office:value-type="float" office:value="741.658516682966" calcext:value-type="float">
            <text:p>741.658516682966</text:p>
          </table:table-cell>
          <table:table-cell table:formula="of:=([.F578]-[.C578])/0.0166667" office:value-type="float" office:value="76.1278477443044" calcext:value-type="float">
            <text:p>76.1278477443044</text:p>
          </table:table-cell>
          <table:table-cell table:formula="of:=DEGREES(ATAN(ABS([.F578]-[.C578])/ABS([.E578]-[.B578])))" office:value-type="float" office:value="5.8606240240787" calcext:value-type="float">
            <text:p>5.8606240240787</text:p>
          </table:table-cell>
          <table:table-cell table:formula="of:=SQRT(POWER([.H578];2)+POWER([.I578];2)+POWER([.J578];2))" office:value-type="float" office:value="745.798549915368" calcext:value-type="float">
            <text:p>745.798549915368</text:p>
          </table:table-cell>
        </table:table-row>
        <table:table-row table:style-name="ro1">
          <table:table-cell office:value-type="float" office:value="25.3883" calcext:value-type="float">
            <text:p>25.3883</text:p>
          </table:table-cell>
          <table:table-cell office:value-type="float" office:value="301.676" calcext:value-type="float">
            <text:p>301.676</text:p>
          </table:table-cell>
          <table:table-cell office:value-type="float" office:value="46.8992" calcext:value-type="float">
            <text:p>46.8992</text:p>
          </table:table-cell>
          <table:table-cell office:value-type="float" office:value="25.431" calcext:value-type="float">
            <text:p>25.431</text:p>
          </table:table-cell>
          <table:table-cell office:value-type="float" office:value="287.89" calcext:value-type="float">
            <text:p>287.89</text:p>
          </table:table-cell>
          <table:table-cell office:value-type="float" office:value="48.36" calcext:value-type="float">
            <text:p>48.36</text:p>
          </table:table-cell>
          <table:table-cell/>
          <table:table-cell table:formula="of:=([.D579]-[.A579])/0.0166667" office:value-type="float" office:value="2.56199487601025" calcext:value-type="float">
            <text:p>2.56199487601025</text:p>
          </table:table-cell>
          <table:table-cell table:formula="of:=ABS([.E579]-[.B579])/0.0166667" office:value-type="float" office:value="827.158345683309" calcext:value-type="float">
            <text:p>827.158345683309</text:p>
          </table:table-cell>
          <table:table-cell table:formula="of:=([.F579]-[.C579])/0.0166667" office:value-type="float" office:value="87.6478247043505" calcext:value-type="float">
            <text:p>87.6478247043505</text:p>
          </table:table-cell>
          <table:table-cell table:formula="of:=DEGREES(ATAN(ABS([.F579]-[.C579])/ABS([.E579]-[.B579])))" office:value-type="float" office:value="6.04863730805982" calcext:value-type="float">
            <text:p>6.04863730805982</text:p>
          </table:table-cell>
          <table:table-cell table:formula="of:=SQRT(POWER([.H579];2)+POWER([.I579];2)+POWER([.J579];2))" office:value-type="float" office:value="831.793023429926" calcext:value-type="float">
            <text:p>831.793023429926</text:p>
          </table:table-cell>
        </table:table-row>
        <table:table-row table:style-name="ro1">
          <table:table-cell office:value-type="float" office:value="24.6269" calcext:value-type="float">
            <text:p>24.6269</text:p>
          </table:table-cell>
          <table:table-cell office:value-type="float" office:value="304.384" calcext:value-type="float">
            <text:p>304.384</text:p>
          </table:table-cell>
          <table:table-cell office:value-type="float" office:value="47.305" calcext:value-type="float">
            <text:p>47.305</text:p>
          </table:table-cell>
          <table:table-cell office:value-type="float" office:value="23.8304" calcext:value-type="float">
            <text:p>23.8304</text:p>
          </table:table-cell>
          <table:table-cell office:value-type="float" office:value="291.529" calcext:value-type="float">
            <text:p>291.529</text:p>
          </table:table-cell>
          <table:table-cell office:value-type="float" office:value="49.126" calcext:value-type="float">
            <text:p>49.126</text:p>
          </table:table-cell>
          <table:table-cell/>
          <table:table-cell table:formula="of:=([.D580]-[.A580])/0.0166667" office:value-type="float" office:value="-47.7899044201911" calcext:value-type="float">
            <text:p>-47.7899044201911</text:p>
          </table:table-cell>
          <table:table-cell table:formula="of:=ABS([.E580]-[.B580])/0.0166667" office:value-type="float" office:value="771.298457403086" calcext:value-type="float">
            <text:p>771.298457403086</text:p>
          </table:table-cell>
          <table:table-cell table:formula="of:=([.F580]-[.C580])/0.0166667" office:value-type="float" office:value="109.259781480437" calcext:value-type="float">
            <text:p>109.259781480437</text:p>
          </table:table-cell>
          <table:table-cell table:formula="of:=DEGREES(ATAN(ABS([.F580]-[.C580])/ABS([.E580]-[.B580])))" office:value-type="float" office:value="8.06269999120678" calcext:value-type="float">
            <text:p>8.06269999120678</text:p>
          </table:table-cell>
          <table:table-cell table:formula="of:=SQRT(POWER([.H580];2)+POWER([.I580];2)+POWER([.J580];2))" office:value-type="float" office:value="780.463250387886" calcext:value-type="float">
            <text:p>780.463250387886</text:p>
          </table:table-cell>
        </table:table-row>
        <table:table-row table:style-name="ro1">
          <table:table-cell office:value-type="float" office:value="23.5814" calcext:value-type="float">
            <text:p>23.5814</text:p>
          </table:table-cell>
          <table:table-cell office:value-type="float" office:value="299.142" calcext:value-type="float">
            <text:p>299.142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21.9561" calcext:value-type="float">
            <text:p>21.9561</text:p>
          </table:table-cell>
          <table:table-cell office:value-type="float" office:value="292.265" calcext:value-type="float">
            <text:p>292.265</text:p>
          </table:table-cell>
          <table:table-cell office:value-type="float" office:value="49.2976" calcext:value-type="float">
            <text:p>49.2976</text:p>
          </table:table-cell>
          <table:table-cell/>
          <table:table-cell table:formula="of:=([.D581]-[.A581])/0.0166667" office:value-type="float" office:value="-97.51780496439" calcext:value-type="float">
            <text:p>-97.51780496439</text:p>
          </table:table-cell>
          <table:table-cell table:formula="of:=ABS([.E581]-[.B581])/0.0166667" office:value-type="float" office:value="412.619174761651" calcext:value-type="float">
            <text:p>412.619174761651</text:p>
          </table:table-cell>
          <table:table-cell table:formula="of:=([.F581]-[.C581])/0.0166667" office:value-type="float" office:value="59.0398819202363" calcext:value-type="float">
            <text:p>59.0398819202363</text:p>
          </table:table-cell>
          <table:table-cell table:formula="of:=DEGREES(ATAN(ABS([.F581]-[.C581])/ABS([.E581]-[.B581])))" office:value-type="float" office:value="8.14293246559277" calcext:value-type="float">
            <text:p>8.14293246559277</text:p>
          </table:table-cell>
          <table:table-cell table:formula="of:=SQRT(POWER([.H581];2)+POWER([.I581];2)+POWER([.J581];2))" office:value-type="float" office:value="428.077111421779" calcext:value-type="float">
            <text:p>428.077111421779</text:p>
          </table:table-cell>
        </table:table-row>
        <table:table-row table:style-name="ro1">
          <table:table-cell office:value-type="float" office:value="22.4724" calcext:value-type="float">
            <text:p>22.4724</text:p>
          </table:table-cell>
          <table:table-cell office:value-type="float" office:value="302.019" calcext:value-type="float">
            <text:p>302.019</text:p>
          </table:table-cell>
          <table:table-cell office:value-type="float" office:value="47.4025" calcext:value-type="float">
            <text:p>47.4025</text:p>
          </table:table-cell>
          <table:table-cell office:value-type="float" office:value="21.5669" calcext:value-type="float">
            <text:p>21.5669</text:p>
          </table:table-cell>
          <table:table-cell office:value-type="float" office:value="290.75" calcext:value-type="float">
            <text:p>290.75</text:p>
          </table:table-cell>
          <table:table-cell office:value-type="float" office:value="48.7538" calcext:value-type="float">
            <text:p>48.7538</text:p>
          </table:table-cell>
          <table:table-cell/>
          <table:table-cell table:formula="of:=([.D582]-[.A582])/0.0166667" office:value-type="float" office:value="-54.3298913402173" calcext:value-type="float">
            <text:p>-54.3298913402173</text:p>
          </table:table-cell>
          <table:table-cell table:formula="of:=ABS([.E582]-[.B582])/0.0166667" office:value-type="float" office:value="676.138647722705" calcext:value-type="float">
            <text:p>676.138647722705</text:p>
          </table:table-cell>
          <table:table-cell table:formula="of:=([.F582]-[.C582])/0.0166667" office:value-type="float" office:value="81.077837844324" calcext:value-type="float">
            <text:p>81.077837844324</text:p>
          </table:table-cell>
          <table:table-cell table:formula="of:=DEGREES(ATAN(ABS([.F582]-[.C582])/ABS([.E582]-[.B582])))" office:value-type="float" office:value="6.83786141039901" calcext:value-type="float">
            <text:p>6.83786141039901</text:p>
          </table:table-cell>
          <table:table-cell table:formula="of:=SQRT(POWER([.H582];2)+POWER([.I582];2)+POWER([.J582];2))" office:value-type="float" office:value="683.14626825215" calcext:value-type="float">
            <text:p>683.14626825215</text:p>
          </table:table-cell>
        </table:table-row>
        <table:table-row table:style-name="ro1">
          <table:table-cell office:value-type="float" office:value="20.7962" calcext:value-type="float">
            <text:p>20.7962</text:p>
          </table:table-cell>
          <table:table-cell office:value-type="float" office:value="298.097" calcext:value-type="float">
            <text:p>298.097</text:p>
          </table:table-cell>
          <table:table-cell office:value-type="float" office:value="48.2339" calcext:value-type="float">
            <text:p>48.2339</text:p>
          </table:table-cell>
          <table:table-cell office:value-type="float" office:value="19.6153" calcext:value-type="float">
            <text:p>19.6153</text:p>
          </table:table-cell>
          <table:table-cell office:value-type="float" office:value="289.87" calcext:value-type="float">
            <text:p>289.87</text:p>
          </table:table-cell>
          <table:table-cell office:value-type="float" office:value="49.1541" calcext:value-type="float">
            <text:p>49.1541</text:p>
          </table:table-cell>
          <table:table-cell/>
          <table:table-cell table:formula="of:=([.D583]-[.A583])/0.0166667" office:value-type="float" office:value="-70.8538582922833" calcext:value-type="float">
            <text:p>-70.8538582922833</text:p>
          </table:table-cell>
          <table:table-cell table:formula="of:=ABS([.E583]-[.B583])/0.0166667" office:value-type="float" office:value="493.619012761973" calcext:value-type="float">
            <text:p>493.619012761973</text:p>
          </table:table-cell>
          <table:table-cell table:formula="of:=([.F583]-[.C583])/0.0166667" office:value-type="float" office:value="55.2118895762209" calcext:value-type="float">
            <text:p>55.2118895762209</text:p>
          </table:table-cell>
          <table:table-cell table:formula="of:=DEGREES(ATAN(ABS([.F583]-[.C583])/ABS([.E583]-[.B583])))" office:value-type="float" office:value="6.38207640609006" calcext:value-type="float">
            <text:p>6.38207640609006</text:p>
          </table:table-cell>
          <table:table-cell table:formula="of:=SQRT(POWER([.H583];2)+POWER([.I583];2)+POWER([.J583];2))" office:value-type="float" office:value="501.72537482729" calcext:value-type="float">
            <text:p>501.72537482729</text:p>
          </table:table-cell>
        </table:table-row>
        <table:table-row table:style-name="ro1">
          <table:table-cell office:value-type="float" office:value="20.455" calcext:value-type="float">
            <text:p>20.455</text:p>
          </table:table-cell>
          <table:table-cell office:value-type="float" office:value="306.061" calcext:value-type="float">
            <text:p>306.061</text:p>
          </table:table-cell>
          <table:table-cell office:value-type="float" office:value="46.8528" calcext:value-type="float">
            <text:p>46.8528</text:p>
          </table:table-cell>
          <table:table-cell office:value-type="float" office:value="20.273" calcext:value-type="float">
            <text:p>20.273</text:p>
          </table:table-cell>
          <table:table-cell office:value-type="float" office:value="293.236" calcext:value-type="float">
            <text:p>293.236</text:p>
          </table:table-cell>
          <table:table-cell office:value-type="float" office:value="48.6701" calcext:value-type="float">
            <text:p>48.6701</text:p>
          </table:table-cell>
          <table:table-cell/>
          <table:table-cell table:formula="of:=([.D584]-[.A584])/0.0166667" office:value-type="float" office:value="-10.9199781600436" calcext:value-type="float">
            <text:p>-10.9199781600436</text:p>
          </table:table-cell>
          <table:table-cell table:formula="of:=ABS([.E584]-[.B584])/0.0166667" office:value-type="float" office:value="769.498461003077" calcext:value-type="float">
            <text:p>769.498461003077</text:p>
          </table:table-cell>
          <table:table-cell table:formula="of:=([.F584]-[.C584])/0.0166667" office:value-type="float" office:value="109.037781924436" calcext:value-type="float">
            <text:p>109.037781924436</text:p>
          </table:table-cell>
          <table:table-cell table:formula="of:=DEGREES(ATAN(ABS([.F584]-[.C584])/ABS([.E584]-[.B584])))" office:value-type="float" office:value="8.06510749172818" calcext:value-type="float">
            <text:p>8.06510749172818</text:p>
          </table:table-cell>
          <table:table-cell table:formula="of:=SQRT(POWER([.H584];2)+POWER([.I584];2)+POWER([.J584];2))" office:value-type="float" office:value="777.262095625485" calcext:value-type="float">
            <text:p>777.262095625485</text:p>
          </table:table-cell>
        </table:table-row>
        <table:table-row table:style-name="ro1">
          <table:table-cell office:value-type="float" office:value="19.6899" calcext:value-type="float">
            <text:p>19.6899</text:p>
          </table:table-cell>
          <table:table-cell office:value-type="float" office:value="300.904" calcext:value-type="float">
            <text:p>300.904</text:p>
          </table:table-cell>
          <table:table-cell office:value-type="float" office:value="47.5913" calcext:value-type="float">
            <text:p>47.5913</text:p>
          </table:table-cell>
          <table:table-cell office:value-type="float" office:value="18.4287" calcext:value-type="float">
            <text:p>18.4287</text:p>
          </table:table-cell>
          <table:table-cell office:value-type="float" office:value="291.019" calcext:value-type="float">
            <text:p>291.019</text:p>
          </table:table-cell>
          <table:table-cell office:value-type="float" office:value="48.497" calcext:value-type="float">
            <text:p>48.497</text:p>
          </table:table-cell>
          <table:table-cell/>
          <table:table-cell table:formula="of:=([.D585]-[.A585])/0.0166667" office:value-type="float" office:value="-75.6718486563028" calcext:value-type="float">
            <text:p>-75.6718486563028</text:p>
          </table:table-cell>
          <table:table-cell table:formula="of:=ABS([.E585]-[.B585])/0.0166667" office:value-type="float" office:value="593.098813802372" calcext:value-type="float">
            <text:p>593.098813802372</text:p>
          </table:table-cell>
          <table:table-cell table:formula="of:=([.F585]-[.C585])/0.0166667" office:value-type="float" office:value="54.3418913162176" calcext:value-type="float">
            <text:p>54.3418913162176</text:p>
          </table:table-cell>
          <table:table-cell table:formula="of:=DEGREES(ATAN(ABS([.F585]-[.C585])/ABS([.E585]-[.B585])))" office:value-type="float" office:value="5.23503318445766" calcext:value-type="float">
            <text:p>5.23503318445766</text:p>
          </table:table-cell>
          <table:table-cell table:formula="of:=SQRT(POWER([.H585];2)+POWER([.I585];2)+POWER([.J585];2))" office:value-type="float" office:value="600.371112533462" calcext:value-type="float">
            <text:p>600.371112533462</text:p>
          </table:table-cell>
        </table:table-row>
        <table:table-row table:style-name="ro1">
          <table:table-cell office:value-type="float" office:value="19.8594" calcext:value-type="float">
            <text:p>19.8594</text:p>
          </table:table-cell>
          <table:table-cell office:value-type="float" office:value="299.361" calcext:value-type="float">
            <text:p>299.361</text:p>
          </table:table-cell>
          <table:table-cell office:value-type="float" office:value="47.8079" calcext:value-type="float">
            <text:p>47.8079</text:p>
          </table:table-cell>
          <table:table-cell office:value-type="float" office:value="18.8792" calcext:value-type="float">
            <text:p>18.8792</text:p>
          </table:table-cell>
          <table:table-cell office:value-type="float" office:value="289.556" calcext:value-type="float">
            <text:p>289.556</text:p>
          </table:table-cell>
          <table:table-cell office:value-type="float" office:value="49.2068" calcext:value-type="float">
            <text:p>49.2068</text:p>
          </table:table-cell>
          <table:table-cell/>
          <table:table-cell table:formula="of:=([.D586]-[.A586])/0.0166667" office:value-type="float" office:value="-58.8118823762352" calcext:value-type="float">
            <text:p>-58.8118823762352</text:p>
          </table:table-cell>
          <table:table-cell table:formula="of:=ABS([.E586]-[.B586])/0.0166667" office:value-type="float" office:value="588.298823402354" calcext:value-type="float">
            <text:p>588.298823402354</text:p>
          </table:table-cell>
          <table:table-cell table:formula="of:=([.F586]-[.C586])/0.0166667" office:value-type="float" office:value="83.9338321323356" calcext:value-type="float">
            <text:p>83.9338321323356</text:p>
          </table:table-cell>
          <table:table-cell table:formula="of:=DEGREES(ATAN(ABS([.F586]-[.C586])/ABS([.E586]-[.B586])))" office:value-type="float" office:value="8.11971229460137" calcext:value-type="float">
            <text:p>8.11971229460137</text:p>
          </table:table-cell>
          <table:table-cell table:formula="of:=SQRT(POWER([.H586];2)+POWER([.I586];2)+POWER([.J586];2))" office:value-type="float" office:value="597.159301444471" calcext:value-type="float">
            <text:p>597.159301444471</text:p>
          </table:table-cell>
        </table:table-row>
        <table:table-row table:style-name="ro1">
          <table:table-cell office:value-type="float" office:value="12.2829" calcext:value-type="float">
            <text:p>12.2829</text:p>
          </table:table-cell>
          <table:table-cell office:value-type="float" office:value="307.527" calcext:value-type="float">
            <text:p>307.527</text:p>
          </table:table-cell>
          <table:table-cell office:value-type="float" office:value="46.738" calcext:value-type="float">
            <text:p>46.738</text:p>
          </table:table-cell>
          <table:table-cell office:value-type="float" office:value="12.1278" calcext:value-type="float">
            <text:p>12.1278</text:p>
          </table:table-cell>
          <table:table-cell office:value-type="float" office:value="296.024" calcext:value-type="float">
            <text:p>296.024</text:p>
          </table:table-cell>
          <table:table-cell office:value-type="float" office:value="48.1118" calcext:value-type="float">
            <text:p>48.1118</text:p>
          </table:table-cell>
          <table:table-cell/>
          <table:table-cell table:formula="of:=([.D587]-[.A587])/0.0166667" office:value-type="float" office:value="-9.30598138803717" calcext:value-type="float">
            <text:p>-9.30598138803717</text:p>
          </table:table-cell>
          <table:table-cell table:formula="of:=ABS([.E587]-[.B587])/0.0166667" office:value-type="float" office:value="690.17861964276" calcext:value-type="float">
            <text:p>690.17861964276</text:p>
          </table:table-cell>
          <table:table-cell table:formula="of:=([.F587]-[.C587])/0.0166667" office:value-type="float" office:value="82.4278351443299" calcext:value-type="float">
            <text:p>82.4278351443299</text:p>
          </table:table-cell>
          <table:table-cell table:formula="of:=DEGREES(ATAN(ABS([.F587]-[.C587])/ABS([.E587]-[.B587])))" office:value-type="float" office:value="6.81056010163342" calcext:value-type="float">
            <text:p>6.81056010163342</text:p>
          </table:table-cell>
          <table:table-cell table:formula="of:=SQRT(POWER([.H587];2)+POWER([.I587];2)+POWER([.J587];2))" office:value-type="float" office:value="695.145651146694" calcext:value-type="float">
            <text:p>695.145651146694</text:p>
          </table:table-cell>
        </table:table-row>
        <table:table-row table:style-name="ro1">
          <table:table-cell office:value-type="float" office:value="12.4222" calcext:value-type="float">
            <text:p>12.4222</text:p>
          </table:table-cell>
          <table:table-cell office:value-type="float" office:value="304.258" calcext:value-type="float">
            <text:p>304.258</text:p>
          </table:table-cell>
          <table:table-cell office:value-type="float" office:value="47.1993" calcext:value-type="float">
            <text:p>47.1993</text:p>
          </table:table-cell>
          <table:table-cell office:value-type="float" office:value="12.2344" calcext:value-type="float">
            <text:p>12.2344</text:p>
          </table:table-cell>
          <table:table-cell office:value-type="float" office:value="291.232" calcext:value-type="float">
            <text:p>291.232</text:p>
          </table:table-cell>
          <table:table-cell office:value-type="float" office:value="49.0457" calcext:value-type="float">
            <text:p>49.0457</text:p>
          </table:table-cell>
          <table:table-cell/>
          <table:table-cell table:formula="of:=([.D588]-[.A588])/0.0166667" office:value-type="float" office:value="-11.267977464045" calcext:value-type="float">
            <text:p>-11.267977464045</text:p>
          </table:table-cell>
          <table:table-cell table:formula="of:=ABS([.E588]-[.B588])/0.0166667" office:value-type="float" office:value="781.558436883124" calcext:value-type="float">
            <text:p>781.558436883124</text:p>
          </table:table-cell>
          <table:table-cell table:formula="of:=([.F588]-[.C588])/0.0166667" office:value-type="float" office:value="110.783778432443" calcext:value-type="float">
            <text:p>110.783778432443</text:p>
          </table:table-cell>
          <table:table-cell table:formula="of:=DEGREES(ATAN(ABS([.F588]-[.C588])/ABS([.E588]-[.B588])))" office:value-type="float" office:value="8.0677737469835" calcext:value-type="float">
            <text:p>8.0677737469835</text:p>
          </table:table-cell>
          <table:table-cell table:formula="of:=SQRT(POWER([.H588];2)+POWER([.I588];2)+POWER([.J588];2))" office:value-type="float" office:value="789.451457116326" calcext:value-type="float">
            <text:p>789.451457116326</text:p>
          </table:table-cell>
        </table:table-row>
        <table:table-row table:style-name="ro1">
          <table:table-cell office:value-type="float" office:value="10.4637" calcext:value-type="float">
            <text:p>10.4637</text:p>
          </table:table-cell>
          <table:table-cell office:value-type="float" office:value="303.202" calcext:value-type="float">
            <text:p>303.202</text:p>
          </table:table-cell>
          <table:table-cell office:value-type="float" office:value="47.8922" calcext:value-type="float">
            <text:p>47.8922</text:p>
          </table:table-cell>
          <table:table-cell office:value-type="float" office:value="10.3816" calcext:value-type="float">
            <text:p>10.3816</text:p>
          </table:table-cell>
          <table:table-cell office:value-type="float" office:value="291.795" calcext:value-type="float">
            <text:p>291.795</text:p>
          </table:table-cell>
          <table:table-cell office:value-type="float" office:value="49.4958" calcext:value-type="float">
            <text:p>49.4958</text:p>
          </table:table-cell>
          <table:table-cell/>
          <table:table-cell table:formula="of:=([.D589]-[.A589])/0.0166667" office:value-type="float" office:value="-4.92599014801963" calcext:value-type="float">
            <text:p>-4.92599014801963</text:p>
          </table:table-cell>
          <table:table-cell table:formula="of:=ABS([.E589]-[.B589])/0.0166667" office:value-type="float" office:value="684.418631162737" calcext:value-type="float">
            <text:p>684.418631162737</text:p>
          </table:table-cell>
          <table:table-cell table:formula="of:=([.F589]-[.C589])/0.0166667" office:value-type="float" office:value="96.2158075683849" calcext:value-type="float">
            <text:p>96.2158075683849</text:p>
          </table:table-cell>
          <table:table-cell table:formula="of:=DEGREES(ATAN(ABS([.F589]-[.C589])/ABS([.E589]-[.B589])))" office:value-type="float" office:value="8.00221993642547" calcext:value-type="float">
            <text:p>8.00221993642547</text:p>
          </table:table-cell>
          <table:table-cell table:formula="of:=SQRT(POWER([.H589];2)+POWER([.I589];2)+POWER([.J589];2))" office:value-type="float" office:value="691.166123075812" calcext:value-type="float">
            <text:p>691.166123075812</text:p>
          </table:table-cell>
        </table:table-row>
        <table:table-row table:style-name="ro1">
          <table:table-cell office:value-type="float" office:value="10.8197" calcext:value-type="float">
            <text:p>10.8197</text:p>
          </table:table-cell>
          <table:table-cell office:value-type="float" office:value="300.215" calcext:value-type="float">
            <text:p>300.215</text:p>
          </table:table-cell>
          <table:table-cell office:value-type="float" office:value="47.7902" calcext:value-type="float">
            <text:p>47.7902</text:p>
          </table:table-cell>
          <table:table-cell office:value-type="float" office:value="11.1458" calcext:value-type="float">
            <text:p>11.1458</text:p>
          </table:table-cell>
          <table:table-cell office:value-type="float" office:value="287.626" calcext:value-type="float">
            <text:p>287.626</text:p>
          </table:table-cell>
          <table:table-cell office:value-type="float" office:value="49.3169" calcext:value-type="float">
            <text:p>49.3169</text:p>
          </table:table-cell>
          <table:table-cell/>
          <table:table-cell table:formula="of:=([.D590]-[.A590])/0.0166667" office:value-type="float" office:value="19.5659608680783" calcext:value-type="float">
            <text:p>19.5659608680783</text:p>
          </table:table-cell>
          <table:table-cell table:formula="of:=ABS([.E590]-[.B590])/0.0166667" office:value-type="float" office:value="755.338489323021" calcext:value-type="float">
            <text:p>755.338489323021</text:p>
          </table:table-cell>
          <table:table-cell table:formula="of:=([.F590]-[.C590])/0.0166667" office:value-type="float" office:value="91.6018167963663" calcext:value-type="float">
            <text:p>91.6018167963663</text:p>
          </table:table-cell>
          <table:table-cell table:formula="of:=DEGREES(ATAN(ABS([.F590]-[.C590])/ABS([.E590]-[.B590])))" office:value-type="float" office:value="6.91463868400103" calcext:value-type="float">
            <text:p>6.91463868400103</text:p>
          </table:table-cell>
          <table:table-cell table:formula="of:=SQRT(POWER([.H590];2)+POWER([.I590];2)+POWER([.J590];2))" office:value-type="float" office:value="761.124137784284" calcext:value-type="float">
            <text:p>761.124137784284</text:p>
          </table:table-cell>
        </table:table-row>
        <table:table-row table:style-name="ro1">
          <table:table-cell office:value-type="float" office:value="10.5191" calcext:value-type="float">
            <text:p>10.5191</text:p>
          </table:table-cell>
          <table:table-cell office:value-type="float" office:value="296.685" calcext:value-type="float">
            <text:p>296.685</text:p>
          </table:table-cell>
          <table:table-cell office:value-type="float" office:value="48.8071" calcext:value-type="float">
            <text:p>48.8071</text:p>
          </table:table-cell>
          <table:table-cell office:value-type="float" office:value="10.2263" calcext:value-type="float">
            <text:p>10.2263</text:p>
          </table:table-cell>
          <table:table-cell office:value-type="float" office:value="287.052" calcext:value-type="float">
            <text:p>287.052</text:p>
          </table:table-cell>
          <table:table-cell office:value-type="float" office:value="49.9125" calcext:value-type="float">
            <text:p>49.9125</text:p>
          </table:table-cell>
          <table:table-cell/>
          <table:table-cell table:formula="of:=([.D591]-[.A591])/0.0166667" office:value-type="float" office:value="-17.5679648640703" calcext:value-type="float">
            <text:p>-17.5679648640703</text:p>
          </table:table-cell>
          <table:table-cell table:formula="of:=ABS([.E591]-[.B591])/0.0166667" office:value-type="float" office:value="577.978844042311" calcext:value-type="float">
            <text:p>577.978844042311</text:p>
          </table:table-cell>
          <table:table-cell table:formula="of:=([.F591]-[.C591])/0.0166667" office:value-type="float" office:value="66.3238673522655" calcext:value-type="float">
            <text:p>66.3238673522655</text:p>
          </table:table-cell>
          <table:table-cell table:formula="of:=DEGREES(ATAN(ABS([.F591]-[.C591])/ABS([.E591]-[.B591])))" office:value-type="float" office:value="6.54613680139428" calcext:value-type="float">
            <text:p>6.54613680139428</text:p>
          </table:table-cell>
          <table:table-cell table:formula="of:=SQRT(POWER([.H591];2)+POWER([.I591];2)+POWER([.J591];2))" office:value-type="float" office:value="582.036968697446" calcext:value-type="float">
            <text:p>582.036968697446</text:p>
          </table:table-cell>
        </table:table-row>
        <table:table-row table:style-name="ro1">
          <table:table-cell office:value-type="float" office:value="6.86545" calcext:value-type="float">
            <text:p>6.86545</text:p>
          </table:table-cell>
          <table:table-cell office:value-type="float" office:value="306.429" calcext:value-type="float">
            <text:p>306.429</text:p>
          </table:table-cell>
          <table:table-cell office:value-type="float" office:value="47.7426" calcext:value-type="float">
            <text:p>47.7426</text:p>
          </table:table-cell>
          <table:table-cell office:value-type="float" office:value="6.17842" calcext:value-type="float">
            <text:p>6.17842</text:p>
          </table:table-cell>
          <table:table-cell office:value-type="float" office:value="296.094" calcext:value-type="float">
            <text:p>296.094</text:p>
          </table:table-cell>
          <table:table-cell office:value-type="float" office:value="49.1973" calcext:value-type="float">
            <text:p>49.1973</text:p>
          </table:table-cell>
          <table:table-cell/>
          <table:table-cell table:formula="of:=([.D592]-[.A592])/0.0166667" office:value-type="float" office:value="-41.2217175565649" calcext:value-type="float">
            <text:p>-41.2217175565649</text:p>
          </table:table-cell>
          <table:table-cell table:formula="of:=ABS([.E592]-[.B592])/0.0166667" office:value-type="float" office:value="620.098759802479" calcext:value-type="float">
            <text:p>620.098759802479</text:p>
          </table:table-cell>
          <table:table-cell table:formula="of:=([.F592]-[.C592])/0.0166667" office:value-type="float" office:value="87.2818254363489" calcext:value-type="float">
            <text:p>87.2818254363489</text:p>
          </table:table-cell>
          <table:table-cell table:formula="of:=DEGREES(ATAN(ABS([.F592]-[.C592])/ABS([.E592]-[.B592])))" office:value-type="float" office:value="8.01201683720976" calcext:value-type="float">
            <text:p>8.01201683720976</text:p>
          </table:table-cell>
          <table:table-cell table:formula="of:=SQRT(POWER([.H592];2)+POWER([.I592];2)+POWER([.J592];2))" office:value-type="float" office:value="627.566585278716" calcext:value-type="float">
            <text:p>627.566585278716</text:p>
          </table:table-cell>
        </table:table-row>
        <table:table-row table:style-name="ro1">
          <table:table-cell office:value-type="float" office:value="2.64109" calcext:value-type="float">
            <text:p>2.64109</text:p>
          </table:table-cell>
          <table:table-cell office:value-type="float" office:value="306.049" calcext:value-type="float">
            <text:p>306.049</text:p>
          </table:table-cell>
          <table:table-cell office:value-type="float" office:value="47.5839" calcext:value-type="float">
            <text:p>47.5839</text:p>
          </table:table-cell>
          <table:table-cell office:value-type="float" office:value="2.45281" calcext:value-type="float">
            <text:p>2.45281</text:p>
          </table:table-cell>
          <table:table-cell office:value-type="float" office:value="291.039" calcext:value-type="float">
            <text:p>291.039</text:p>
          </table:table-cell>
          <table:table-cell office:value-type="float" office:value="49.1881" calcext:value-type="float">
            <text:p>49.1881</text:p>
          </table:table-cell>
          <table:table-cell/>
          <table:table-cell table:formula="of:=([.D593]-[.A593])/0.0166667" office:value-type="float" office:value="-11.2967774064452" calcext:value-type="float">
            <text:p>-11.2967774064452</text:p>
          </table:table-cell>
          <table:table-cell table:formula="of:=ABS([.E593]-[.B593])/0.0166667" office:value-type="float" office:value="900.598198803602" calcext:value-type="float">
            <text:p>900.598198803602</text:p>
          </table:table-cell>
          <table:table-cell table:formula="of:=([.F593]-[.C593])/0.0166667" office:value-type="float" office:value="96.2518074963849" calcext:value-type="float">
            <text:p>96.2518074963849</text:p>
          </table:table-cell>
          <table:table-cell table:formula="of:=DEGREES(ATAN(ABS([.F593]-[.C593])/ABS([.E593]-[.B593])))" office:value-type="float" office:value="6.10035381898991" calcext:value-type="float">
            <text:p>6.10035381898991</text:p>
          </table:table-cell>
          <table:table-cell table:formula="of:=SQRT(POWER([.H593];2)+POWER([.I593];2)+POWER([.J593];2))" office:value-type="float" office:value="905.797517834082" calcext:value-type="float">
            <text:p>905.797517834082</text:p>
          </table:table-cell>
        </table:table-row>
        <table:table-row table:style-name="ro1">
          <table:table-cell office:value-type="float" office:value="3.97462" calcext:value-type="float">
            <text:p>3.97462</text:p>
          </table:table-cell>
          <table:table-cell office:value-type="float" office:value="313.684" calcext:value-type="float">
            <text:p>313.684</text:p>
          </table:table-cell>
          <table:table-cell office:value-type="float" office:value="46.4952" calcext:value-type="float">
            <text:p>46.4952</text:p>
          </table:table-cell>
          <table:table-cell office:value-type="float" office:value="2.82268" calcext:value-type="float">
            <text:p>2.82268</text:p>
          </table:table-cell>
          <table:table-cell office:value-type="float" office:value="304.571" calcext:value-type="float">
            <text:p>304.571</text:p>
          </table:table-cell>
          <table:table-cell office:value-type="float" office:value="47.2672" calcext:value-type="float">
            <text:p>47.2672</text:p>
          </table:table-cell>
          <table:table-cell/>
          <table:table-cell table:formula="of:=([.D594]-[.A594])/0.0166667" office:value-type="float" office:value="-69.1162617674764" calcext:value-type="float">
            <text:p>-69.1162617674764</text:p>
          </table:table-cell>
          <table:table-cell table:formula="of:=ABS([.E594]-[.B594])/0.0166667" office:value-type="float" office:value="546.778906442187" calcext:value-type="float">
            <text:p>546.778906442187</text:p>
          </table:table-cell>
          <table:table-cell table:formula="of:=([.F594]-[.C594])/0.0166667" office:value-type="float" office:value="46.3199073601856" calcext:value-type="float">
            <text:p>46.3199073601856</text:p>
          </table:table-cell>
          <table:table-cell table:formula="of:=DEGREES(ATAN(ABS([.F594]-[.C594])/ABS([.E594]-[.B594])))" office:value-type="float" office:value="4.84220170529804" calcext:value-type="float">
            <text:p>4.84220170529804</text:p>
          </table:table-cell>
          <table:table-cell table:formula="of:=SQRT(POWER([.H594];2)+POWER([.I594];2)+POWER([.J594];2))" office:value-type="float" office:value="553.073018677173" calcext:value-type="float">
            <text:p>553.073018677173</text:p>
          </table:table-cell>
        </table:table-row>
        <table:table-row table:style-name="ro1">
          <table:table-cell office:value-type="float" office:value="38.8927" calcext:value-type="float">
            <text:p>38.8927</text:p>
          </table:table-cell>
          <table:table-cell office:value-type="float" office:value="301.299" calcext:value-type="float">
            <text:p>301.299</text:p>
          </table:table-cell>
          <table:table-cell office:value-type="float" office:value="47.3265" calcext:value-type="float">
            <text:p>47.3265</text:p>
          </table:table-cell>
          <table:table-cell office:value-type="float" office:value="37.934" calcext:value-type="float">
            <text:p>37.934</text:p>
          </table:table-cell>
          <table:table-cell office:value-type="float" office:value="289.07" calcext:value-type="float">
            <text:p>289.07</text:p>
          </table:table-cell>
          <table:table-cell office:value-type="float" office:value="48.8141" calcext:value-type="float">
            <text:p>48.8141</text:p>
          </table:table-cell>
          <table:table-cell/>
          <table:table-cell table:formula="of:=([.D595]-[.A595])/0.0166667" office:value-type="float" office:value="-57.5218849562301" calcext:value-type="float">
            <text:p>-57.5218849562301</text:p>
          </table:table-cell>
          <table:table-cell table:formula="of:=ABS([.E595]-[.B595])/0.0166667" office:value-type="float" office:value="733.738532522934" calcext:value-type="float">
            <text:p>733.738532522934</text:p>
          </table:table-cell>
          <table:table-cell table:formula="of:=([.F595]-[.C595])/0.0166667" office:value-type="float" office:value="89.2558214883571" calcext:value-type="float">
            <text:p>89.2558214883571</text:p>
          </table:table-cell>
          <table:table-cell table:formula="of:=DEGREES(ATAN(ABS([.F595]-[.C595])/ABS([.E595]-[.B595])))" office:value-type="float" office:value="6.93568406815579" calcext:value-type="float">
            <text:p>6.93568406815579</text:p>
          </table:table-cell>
          <table:table-cell table:formula="of:=SQRT(POWER([.H595];2)+POWER([.I595];2)+POWER([.J595];2))" office:value-type="float" office:value="741.382224650273" calcext:value-type="float">
            <text:p>741.382224650273</text:p>
          </table:table-cell>
        </table:table-row>
        <table:table-row table:style-name="ro1">
          <table:table-cell office:value-type="float" office:value="44.7965" calcext:value-type="float">
            <text:p>44.7965</text:p>
          </table:table-cell>
          <table:table-cell office:value-type="float" office:value="298.707" calcext:value-type="float">
            <text:p>298.707</text:p>
          </table:table-cell>
          <table:table-cell office:value-type="float" office:value="46.0816" calcext:value-type="float">
            <text:p>46.0816</text:p>
          </table:table-cell>
          <table:table-cell office:value-type="float" office:value="42.9086" calcext:value-type="float">
            <text:p>42.9086</text:p>
          </table:table-cell>
          <table:table-cell office:value-type="float" office:value="286.601" calcext:value-type="float">
            <text:p>286.601</text:p>
          </table:table-cell>
          <table:table-cell office:value-type="float" office:value="47.097" calcext:value-type="float">
            <text:p>47.097</text:p>
          </table:table-cell>
          <table:table-cell/>
          <table:table-cell table:formula="of:=([.D596]-[.A596])/0.0166667" office:value-type="float" office:value="-113.273773452453" calcext:value-type="float">
            <text:p>-113.273773452453</text:p>
          </table:table-cell>
          <table:table-cell table:formula="of:=ABS([.E596]-[.B596])/0.0166667" office:value-type="float" office:value="726.358547282905" calcext:value-type="float">
            <text:p>726.358547282905</text:p>
          </table:table-cell>
          <table:table-cell table:formula="of:=([.F596]-[.C596])/0.0166667" office:value-type="float" office:value="60.9238781522437" calcext:value-type="float">
            <text:p>60.9238781522437</text:p>
          </table:table-cell>
          <table:table-cell table:formula="of:=DEGREES(ATAN(ABS([.F596]-[.C596])/ABS([.E596]-[.B596])))" office:value-type="float" office:value="4.79450495707002" calcext:value-type="float">
            <text:p>4.79450495707002</text:p>
          </table:table-cell>
          <table:table-cell table:formula="of:=SQRT(POWER([.H596];2)+POWER([.I596];2)+POWER([.J596];2))" office:value-type="float" office:value="737.658054854822" calcext:value-type="float">
            <text:p>737.658054854822</text:p>
          </table:table-cell>
        </table:table-row>
        <table:table-row table:style-name="ro1">
          <table:table-cell office:value-type="float" office:value="55.7588" calcext:value-type="float">
            <text:p>55.7588</text:p>
          </table:table-cell>
          <table:table-cell office:value-type="float" office:value="300.907" calcext:value-type="float">
            <text:p>300.907</text:p>
          </table:table-cell>
          <table:table-cell office:value-type="float" office:value="46.4315" calcext:value-type="float">
            <text:p>46.4315</text:p>
          </table:table-cell>
          <table:table-cell office:value-type="float" office:value="53.7912" calcext:value-type="float">
            <text:p>53.7912</text:p>
          </table:table-cell>
          <table:table-cell office:value-type="float" office:value="290.366" calcext:value-type="float">
            <text:p>290.366</text:p>
          </table:table-cell>
          <table:table-cell office:value-type="float" office:value="47.7056" calcext:value-type="float">
            <text:p>47.7056</text:p>
          </table:table-cell>
          <table:table-cell/>
          <table:table-cell table:formula="of:=([.D597]-[.A597])/0.0166667" office:value-type="float" office:value="-118.055763888472" calcext:value-type="float">
            <text:p>-118.055763888472</text:p>
          </table:table-cell>
          <table:table-cell table:formula="of:=ABS([.E597]-[.B597])/0.0166667" office:value-type="float" office:value="632.45873508253" calcext:value-type="float">
            <text:p>632.45873508253</text:p>
          </table:table-cell>
          <table:table-cell table:formula="of:=([.F597]-[.C597])/0.0166667" office:value-type="float" office:value="76.4458471083056" calcext:value-type="float">
            <text:p>76.4458471083056</text:p>
          </table:table-cell>
          <table:table-cell table:formula="of:=DEGREES(ATAN(ABS([.F597]-[.C597])/ABS([.E597]-[.B597])))" office:value-type="float" office:value="6.89195804314071" calcext:value-type="float">
            <text:p>6.89195804314071</text:p>
          </table:table-cell>
          <table:table-cell table:formula="of:=SQRT(POWER([.H597];2)+POWER([.I597];2)+POWER([.J597];2))" office:value-type="float" office:value="647.908313351195" calcext:value-type="float">
            <text:p>647.908313351195</text:p>
          </table:table-cell>
        </table:table-row>
        <table:table-row table:style-name="ro1">
          <table:table-cell office:value-type="float" office:value="70.5144" calcext:value-type="float">
            <text:p>70.5144</text:p>
          </table:table-cell>
          <table:table-cell office:value-type="float" office:value="297.327" calcext:value-type="float">
            <text:p>297.327</text:p>
          </table:table-cell>
          <table:table-cell office:value-type="float" office:value="46.0285" calcext:value-type="float">
            <text:p>46.0285</text:p>
          </table:table-cell>
          <table:table-cell office:value-type="float" office:value="67.442" calcext:value-type="float">
            <text:p>67.442</text:p>
          </table:table-cell>
          <table:table-cell office:value-type="float" office:value="289.967" calcext:value-type="float">
            <text:p>289.967</text:p>
          </table:table-cell>
          <table:table-cell office:value-type="float" office:value="46.8686" calcext:value-type="float">
            <text:p>46.8686</text:p>
          </table:table-cell>
          <table:table-cell/>
          <table:table-cell table:formula="of:=([.D598]-[.A598])/0.0166667" office:value-type="float" office:value="-184.343631312738" calcext:value-type="float">
            <text:p>-184.343631312738</text:p>
          </table:table-cell>
          <table:table-cell table:formula="of:=ABS([.E598]-[.B598])/0.0166667" office:value-type="float" office:value="441.599116801767" calcext:value-type="float">
            <text:p>441.599116801767</text:p>
          </table:table-cell>
          <table:table-cell table:formula="of:=([.F598]-[.C598])/0.0166667" office:value-type="float" office:value="50.4058991882016" calcext:value-type="float">
            <text:p>50.4058991882016</text:p>
          </table:table-cell>
          <table:table-cell table:formula="of:=DEGREES(ATAN(ABS([.F598]-[.C598])/ABS([.E598]-[.B598])))" office:value-type="float" office:value="6.51178790764619" calcext:value-type="float">
            <text:p>6.51178790764619</text:p>
          </table:table-cell>
          <table:table-cell table:formula="of:=SQRT(POWER([.H598];2)+POWER([.I598];2)+POWER([.J598];2))" office:value-type="float" office:value="481.178874264694" calcext:value-type="float">
            <text:p>481.178874264694</text:p>
          </table:table-cell>
        </table:table-row>
        <table:table-row table:style-name="ro1">
          <table:table-cell office:value-type="float" office:value="80.2344" calcext:value-type="float">
            <text:p>80.2344</text:p>
          </table:table-cell>
          <table:table-cell office:value-type="float" office:value="285.508" calcext:value-type="float">
            <text:p>285.508</text:p>
          </table:table-cell>
          <table:table-cell office:value-type="float" office:value="47.9011" calcext:value-type="float">
            <text:p>47.9011</text:p>
          </table:table-cell>
          <table:table-cell office:value-type="float" office:value="77.2981" calcext:value-type="float">
            <text:p>77.2981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49.2267" calcext:value-type="float">
            <text:p>49.2267</text:p>
          </table:table-cell>
          <table:table-cell/>
          <table:table-cell table:formula="of:=([.D599]-[.A599])/0.0166667" office:value-type="float" office:value="-176.177647644704" calcext:value-type="float">
            <text:p>-176.177647644704</text:p>
          </table:table-cell>
          <table:table-cell table:formula="of:=ABS([.E599]-[.B599])/0.0166667" office:value-type="float" office:value="642.778714442569" calcext:value-type="float">
            <text:p>642.778714442569</text:p>
          </table:table-cell>
          <table:table-cell table:formula="of:=([.F599]-[.C599])/0.0166667" office:value-type="float" office:value="79.5358409283182" calcext:value-type="float">
            <text:p>79.5358409283182</text:p>
          </table:table-cell>
          <table:table-cell table:formula="of:=DEGREES(ATAN(ABS([.F599]-[.C599])/ABS([.E599]-[.B599])))" office:value-type="float" office:value="7.0537831115985" calcext:value-type="float">
            <text:p>7.0537831115985</text:p>
          </table:table-cell>
          <table:table-cell table:formula="of:=SQRT(POWER([.H599];2)+POWER([.I599];2)+POWER([.J599];2))" office:value-type="float" office:value="671.214562760849" calcext:value-type="float">
            <text:p>671.214562760849</text:p>
          </table:table-cell>
        </table:table-row>
        <table:table-row table:style-name="ro1">
          <table:table-cell office:value-type="float" office:value="87.4323" calcext:value-type="float">
            <text:p>87.4323</text:p>
          </table:table-cell>
          <table:table-cell office:value-type="float" office:value="287.223" calcext:value-type="float">
            <text:p>287.223</text:p>
          </table:table-cell>
          <table:table-cell office:value-type="float" office:value="47.0852" calcext:value-type="float">
            <text:p>47.0852</text:p>
          </table:table-cell>
          <table:table-cell office:value-type="float" office:value="84.7862" calcext:value-type="float">
            <text:p>84.7862</text:p>
          </table:table-cell>
          <table:table-cell office:value-type="float" office:value="275.359" calcext:value-type="float">
            <text:p>275.359</text:p>
          </table:table-cell>
          <table:table-cell office:value-type="float" office:value="48.5859" calcext:value-type="float">
            <text:p>48.5859</text:p>
          </table:table-cell>
          <table:table-cell/>
          <table:table-cell table:formula="of:=([.D600]-[.A600])/0.0166667" office:value-type="float" office:value="-158.765682468635" calcext:value-type="float">
            <text:p>-158.765682468635</text:p>
          </table:table-cell>
          <table:table-cell table:formula="of:=ABS([.E600]-[.B600])/0.0166667" office:value-type="float" office:value="711.838576322849" calcext:value-type="float">
            <text:p>711.838576322849</text:p>
          </table:table-cell>
          <table:table-cell table:formula="of:=([.F600]-[.C600])/0.0166667" office:value-type="float" office:value="90.0418199163603" calcext:value-type="float">
            <text:p>90.0418199163603</text:p>
          </table:table-cell>
          <table:table-cell table:formula="of:=DEGREES(ATAN(ABS([.F600]-[.C600])/ABS([.E600]-[.B600])))" office:value-type="float" office:value="7.20916580790094" calcext:value-type="float">
            <text:p>7.20916580790094</text:p>
          </table:table-cell>
          <table:table-cell table:formula="of:=SQRT(POWER([.H600];2)+POWER([.I600];2)+POWER([.J600];2))" office:value-type="float" office:value="734.866130669337" calcext:value-type="float">
            <text:p>734.866130669337</text:p>
          </table:table-cell>
        </table:table-row>
        <table:table-row table:style-name="ro1">
          <table:table-cell office:value-type="float" office:value="92.4543" calcext:value-type="float">
            <text:p>92.4543</text:p>
          </table:table-cell>
          <table:table-cell office:value-type="float" office:value="296.736" calcext:value-type="float">
            <text:p>296.736</text:p>
          </table:table-cell>
          <table:table-cell office:value-type="float" office:value="45.9175" calcext:value-type="float">
            <text:p>45.9175</text:p>
          </table:table-cell>
          <table:table-cell office:value-type="float" office:value="90.3992" calcext:value-type="float">
            <text:p>90.3992</text:p>
          </table:table-cell>
          <table:table-cell office:value-type="float" office:value="284.615" calcext:value-type="float">
            <text:p>284.615</text:p>
          </table:table-cell>
          <table:table-cell office:value-type="float" office:value="47.1874" calcext:value-type="float">
            <text:p>47.1874</text:p>
          </table:table-cell>
          <table:table-cell/>
          <table:table-cell table:formula="of:=([.D601]-[.A601])/0.0166667" office:value-type="float" office:value="-123.305753388494" calcext:value-type="float">
            <text:p>-123.305753388494</text:p>
          </table:table-cell>
          <table:table-cell table:formula="of:=ABS([.E601]-[.B601])/0.0166667" office:value-type="float" office:value="727.258545482908" calcext:value-type="float">
            <text:p>727.258545482908</text:p>
          </table:table-cell>
          <table:table-cell table:formula="of:=([.F601]-[.C601])/0.0166667" office:value-type="float" office:value="76.1938476123048" calcext:value-type="float">
            <text:p>76.1938476123048</text:p>
          </table:table-cell>
          <table:table-cell table:formula="of:=DEGREES(ATAN(ABS([.F601]-[.C601])/ABS([.E601]-[.B601])))" office:value-type="float" office:value="5.98097803102356" calcext:value-type="float">
            <text:p>5.98097803102356</text:p>
          </table:table-cell>
          <table:table-cell table:formula="of:=SQRT(POWER([.H601];2)+POWER([.I601];2)+POWER([.J601];2))" office:value-type="float" office:value="741.562406821291" calcext:value-type="float">
            <text:p>741.562406821291</text:p>
          </table:table-cell>
        </table:table-row>
        <table:table-row table:style-name="ro1">
          <table:table-cell office:value-type="float" office:value="92.1075" calcext:value-type="float">
            <text:p>92.1075</text:p>
          </table:table-cell>
          <table:table-cell office:value-type="float" office:value="288.674" calcext:value-type="float">
            <text:p>288.674</text:p>
          </table:table-cell>
          <table:table-cell office:value-type="float" office:value="46.3272" calcext:value-type="float">
            <text:p>46.3272</text:p>
          </table:table-cell>
          <table:table-cell office:value-type="float" office:value="90.4461" calcext:value-type="float">
            <text:p>90.4461</text:p>
          </table:table-cell>
          <table:table-cell office:value-type="float" office:value="279.467" calcext:value-type="float">
            <text:p>279.467</text:p>
          </table:table-cell>
          <table:table-cell office:value-type="float" office:value="47.4407" calcext:value-type="float">
            <text:p>47.4407</text:p>
          </table:table-cell>
          <table:table-cell/>
          <table:table-cell table:formula="of:=([.D602]-[.A602])/0.0166667" office:value-type="float" office:value="-99.6838006323988" calcext:value-type="float">
            <text:p>-99.6838006323988</text:p>
          </table:table-cell>
          <table:table-cell table:formula="of:=ABS([.E602]-[.B602])/0.0166667" office:value-type="float" office:value="552.418895162209" calcext:value-type="float">
            <text:p>552.418895162209</text:p>
          </table:table-cell>
          <table:table-cell table:formula="of:=([.F602]-[.C602])/0.0166667" office:value-type="float" office:value="66.8098663802674" calcext:value-type="float">
            <text:p>66.8098663802674</text:p>
          </table:table-cell>
          <table:table-cell table:formula="of:=DEGREES(ATAN(ABS([.F602]-[.C602])/ABS([.E602]-[.B602])))" office:value-type="float" office:value="6.89589422349948" calcext:value-type="float">
            <text:p>6.89589422349948</text:p>
          </table:table-cell>
          <table:table-cell table:formula="of:=SQRT(POWER([.H602];2)+POWER([.I602];2)+POWER([.J602];2))" office:value-type="float" office:value="565.302621687274" calcext:value-type="float">
            <text:p>565.302621687274</text:p>
          </table:table-cell>
        </table:table-row>
        <table:table-row table:style-name="ro1">
          <table:table-cell office:value-type="float" office:value="90.8757" calcext:value-type="float">
            <text:p>90.8757</text:p>
          </table:table-cell>
          <table:table-cell office:value-type="float" office:value="289.998" calcext:value-type="float">
            <text:p>289.998</text:p>
          </table:table-cell>
          <table:table-cell office:value-type="float" office:value="46.3982" calcext:value-type="float">
            <text:p>46.3982</text:p>
          </table:table-cell>
          <table:table-cell office:value-type="float" office:value="88.6874" calcext:value-type="float">
            <text:p>88.6874</text:p>
          </table:table-cell>
          <table:table-cell office:value-type="float" office:value="279.505" calcext:value-type="float">
            <text:p>279.505</text:p>
          </table:table-cell>
          <table:table-cell office:value-type="float" office:value="47.2017" calcext:value-type="float">
            <text:p>47.2017</text:p>
          </table:table-cell>
          <table:table-cell/>
          <table:table-cell table:formula="of:=([.D603]-[.A603])/0.0166667" office:value-type="float" office:value="-131.297737404525" calcext:value-type="float">
            <text:p>-131.297737404525</text:p>
          </table:table-cell>
          <table:table-cell table:formula="of:=ABS([.E603]-[.B603])/0.0166667" office:value-type="float" office:value="629.578740842518" calcext:value-type="float">
            <text:p>629.578740842518</text:p>
          </table:table-cell>
          <table:table-cell table:formula="of:=([.F603]-[.C603])/0.0166667" office:value-type="float" office:value="48.2099035801928" calcext:value-type="float">
            <text:p>48.2099035801928</text:p>
          </table:table-cell>
          <table:table-cell table:formula="of:=DEGREES(ATAN(ABS([.F603]-[.C603])/ABS([.E603]-[.B603])))" office:value-type="float" office:value="4.37887079605845" calcext:value-type="float">
            <text:p>4.37887079605845</text:p>
          </table:table-cell>
          <table:table-cell table:formula="of:=SQRT(POWER([.H603];2)+POWER([.I603];2)+POWER([.J603];2))" office:value-type="float" office:value="644.928431356232" calcext:value-type="float">
            <text:p>644.928431356232</text:p>
          </table:table-cell>
        </table:table-row>
        <table:table-row table:style-name="ro1">
          <table:table-cell office:value-type="float" office:value="93.231" calcext:value-type="float">
            <text:p>93.231</text:p>
          </table:table-cell>
          <table:table-cell office:value-type="float" office:value="291.068" calcext:value-type="float">
            <text:p>291.068</text:p>
          </table:table-cell>
          <table:table-cell office:value-type="float" office:value="47.24" calcext:value-type="float">
            <text:p>47.24</text:p>
          </table:table-cell>
          <table:table-cell office:value-type="float" office:value="90.1799" calcext:value-type="float">
            <text:p>90.1799</text:p>
          </table:table-cell>
          <table:table-cell office:value-type="float" office:value="285.717" calcext:value-type="float">
            <text:p>285.717</text:p>
          </table:table-cell>
          <table:table-cell office:value-type="float" office:value="48.0348" calcext:value-type="float">
            <text:p>48.0348</text:p>
          </table:table-cell>
          <table:table-cell/>
          <table:table-cell table:formula="of:=([.D604]-[.A604])/0.0166667" office:value-type="float" office:value="-183.065633868732" calcext:value-type="float">
            <text:p>-183.065633868732</text:p>
          </table:table-cell>
          <table:table-cell table:formula="of:=ABS([.E604]-[.B604])/0.0166667" office:value-type="float" office:value="321.059357881284" calcext:value-type="float">
            <text:p>321.059357881284</text:p>
          </table:table-cell>
          <table:table-cell table:formula="of:=([.F604]-[.C604])/0.0166667" office:value-type="float" office:value="47.6879046241905" calcext:value-type="float">
            <text:p>47.6879046241905</text:p>
          </table:table-cell>
          <table:table-cell table:formula="of:=DEGREES(ATAN(ABS([.F604]-[.C604])/ABS([.E604]-[.B604])))" office:value-type="float" office:value="8.44854376869993" calcext:value-type="float">
            <text:p>8.44854376869993</text:p>
          </table:table-cell>
          <table:table-cell table:formula="of:=SQRT(POWER([.H604];2)+POWER([.I604];2)+POWER([.J604];2))" office:value-type="float" office:value="372.647653735199" calcext:value-type="float">
            <text:p>372.647653735199</text:p>
          </table:table-cell>
        </table:table-row>
        <table:table-row table:style-name="ro1">
          <table:table-cell office:value-type="float" office:value="97.5198" calcext:value-type="float">
            <text:p>97.5198</text:p>
          </table:table-cell>
          <table:table-cell office:value-type="float" office:value="298.997" calcext:value-type="float">
            <text:p>298.997</text:p>
          </table:table-cell>
          <table:table-cell office:value-type="float" office:value="46.8404" calcext:value-type="float">
            <text:p>46.8404</text:p>
          </table:table-cell>
          <table:table-cell office:value-type="float" office:value="94.6241" calcext:value-type="float">
            <text:p>94.6241</text:p>
          </table:table-cell>
          <table:table-cell office:value-type="float" office:value="288.152" calcext:value-type="float">
            <text:p>288.152</text:p>
          </table:table-cell>
          <table:table-cell office:value-type="float" office:value="48.4047" calcext:value-type="float">
            <text:p>48.4047</text:p>
          </table:table-cell>
          <table:table-cell/>
          <table:table-cell table:formula="of:=([.D605]-[.A605])/0.0166667" office:value-type="float" office:value="-173.741652516695" calcext:value-type="float">
            <text:p>-173.741652516695</text:p>
          </table:table-cell>
          <table:table-cell table:formula="of:=ABS([.E605]-[.B605])/0.0166667" office:value-type="float" office:value="650.698698602604" calcext:value-type="float">
            <text:p>650.698698602604</text:p>
          </table:table-cell>
          <table:table-cell table:formula="of:=([.F605]-[.C605])/0.0166667" office:value-type="float" office:value="93.8578122843752" calcext:value-type="float">
            <text:p>93.8578122843752</text:p>
          </table:table-cell>
          <table:table-cell table:formula="of:=DEGREES(ATAN(ABS([.F605]-[.C605])/ABS([.E605]-[.B605])))" office:value-type="float" office:value="8.20782353559832" calcext:value-type="float">
            <text:p>8.20782353559832</text:p>
          </table:table-cell>
          <table:table-cell table:formula="of:=SQRT(POWER([.H605];2)+POWER([.I605];2)+POWER([.J605];2))" office:value-type="float" office:value="680.003122867215" calcext:value-type="float">
            <text:p>680.003122867215</text:p>
          </table:table-cell>
        </table:table-row>
        <table:table-row table:style-name="ro1">
          <table:table-cell office:value-type="float" office:value="96.7994" calcext:value-type="float">
            <text:p>96.7994</text:p>
          </table:table-cell>
          <table:table-cell office:value-type="float" office:value="290.638" calcext:value-type="float">
            <text:p>290.638</text:p>
          </table:table-cell>
          <table:table-cell office:value-type="float" office:value="48.5407" calcext:value-type="float">
            <text:p>48.5407</text:p>
          </table:table-cell>
          <table:table-cell office:value-type="float" office:value="93.7177" calcext:value-type="float">
            <text:p>93.7177</text:p>
          </table:table-cell>
          <table:table-cell office:value-type="float" office:value="280.135" calcext:value-type="float">
            <text:p>280.135</text:p>
          </table:table-cell>
          <table:table-cell office:value-type="float" office:value="50.0468" calcext:value-type="float">
            <text:p>50.0468</text:p>
          </table:table-cell>
          <table:table-cell/>
          <table:table-cell table:formula="of:=([.D606]-[.A606])/0.0166667" office:value-type="float" office:value="-184.90163019674" calcext:value-type="float">
            <text:p>-184.90163019674</text:p>
          </table:table-cell>
          <table:table-cell table:formula="of:=ABS([.E606]-[.B606])/0.0166667" office:value-type="float" office:value="630.17873964252" calcext:value-type="float">
            <text:p>630.17873964252</text:p>
          </table:table-cell>
          <table:table-cell table:formula="of:=([.F606]-[.C606])/0.0166667" office:value-type="float" office:value="90.3658192683612" calcext:value-type="float">
            <text:p>90.3658192683612</text:p>
          </table:table-cell>
          <table:table-cell table:formula="of:=DEGREES(ATAN(ABS([.F606]-[.C606])/ABS([.E606]-[.B606])))" office:value-type="float" office:value="8.16041996251849" calcext:value-type="float">
            <text:p>8.16041996251849</text:p>
          </table:table-cell>
          <table:table-cell table:formula="of:=SQRT(POWER([.H606];2)+POWER([.I606];2)+POWER([.J606];2))" office:value-type="float" office:value="662.932755291884" calcext:value-type="float">
            <text:p>662.932755291884</text:p>
          </table:table-cell>
        </table:table-row>
        <table:table-row table:style-name="ro1">
          <table:table-cell office:value-type="float" office:value="114.485" calcext:value-type="float">
            <text:p>114.485</text:p>
          </table:table-cell>
          <table:table-cell office:value-type="float" office:value="295.635" calcext:value-type="float">
            <text:p>295.635</text:p>
          </table:table-cell>
          <table:table-cell office:value-type="float" office:value="47.9508" calcext:value-type="float">
            <text:p>47.9508</text:p>
          </table:table-cell>
          <table:table-cell office:value-type="float" office:value="111.149" calcext:value-type="float">
            <text:p>111.149</text:p>
          </table:table-cell>
          <table:table-cell office:value-type="float" office:value="284.057" calcext:value-type="float">
            <text:p>284.057</text:p>
          </table:table-cell>
          <table:table-cell office:value-type="float" office:value="49.6023" calcext:value-type="float">
            <text:p>49.6023</text:p>
          </table:table-cell>
          <table:table-cell/>
          <table:table-cell table:formula="of:=([.D607]-[.A607])/0.0166667" office:value-type="float" office:value="-200.159599680801" calcext:value-type="float">
            <text:p>-200.159599680801</text:p>
          </table:table-cell>
          <table:table-cell table:formula="of:=ABS([.E607]-[.B607])/0.0166667" office:value-type="float" office:value="694.678610642777" calcext:value-type="float">
            <text:p>694.678610642777</text:p>
          </table:table-cell>
          <table:table-cell table:formula="of:=([.F607]-[.C607])/0.0166667" office:value-type="float" office:value="99.0898018203963" calcext:value-type="float">
            <text:p>99.0898018203963</text:p>
          </table:table-cell>
          <table:table-cell table:formula="of:=DEGREES(ATAN(ABS([.F607]-[.C607])/ABS([.E607]-[.B607])))" office:value-type="float" office:value="8.11797772975366" calcext:value-type="float">
            <text:p>8.11797772975366</text:p>
          </table:table-cell>
          <table:table-cell table:formula="of:=SQRT(POWER([.H607];2)+POWER([.I607];2)+POWER([.J607];2))" office:value-type="float" office:value="729.699271106778" calcext:value-type="float">
            <text:p>729.699271106778</text:p>
          </table:table-cell>
        </table:table-row>
        <table:table-row table:style-name="ro1">
          <table:table-cell office:value-type="float" office:value="127.117" calcext:value-type="float">
            <text:p>127.117</text:p>
          </table:table-cell>
          <table:table-cell office:value-type="float" office:value="298.93" calcext:value-type="float">
            <text:p>298.93</text:p>
          </table:table-cell>
          <table:table-cell office:value-type="float" office:value="46.6192" calcext:value-type="float">
            <text:p>46.6192</text:p>
          </table:table-cell>
          <table:table-cell office:value-type="float" office:value="124.039" calcext:value-type="float">
            <text:p>124.039</text:p>
          </table:table-cell>
          <table:table-cell office:value-type="float" office:value="290.137" calcext:value-type="float">
            <text:p>290.137</text:p>
          </table:table-cell>
          <table:table-cell office:value-type="float" office:value="47.6375" calcext:value-type="float">
            <text:p>47.6375</text:p>
          </table:table-cell>
          <table:table-cell/>
          <table:table-cell table:formula="of:=([.D608]-[.A608])/0.0166667" office:value-type="float" office:value="-184.679630640739" calcext:value-type="float">
            <text:p>-184.679630640739</text:p>
          </table:table-cell>
          <table:table-cell table:formula="of:=ABS([.E608]-[.B608])/0.0166667" office:value-type="float" office:value="527.578944842111" calcext:value-type="float">
            <text:p>527.578944842111</text:p>
          </table:table-cell>
          <table:table-cell table:formula="of:=([.F608]-[.C608])/0.0166667" office:value-type="float" office:value="61.0978778042446" calcext:value-type="float">
            <text:p>61.0978778042446</text:p>
          </table:table-cell>
          <table:table-cell table:formula="of:=DEGREES(ATAN(ABS([.F608]-[.C608])/ABS([.E608]-[.B608])))" office:value-type="float" office:value="6.60588457708564" calcext:value-type="float">
            <text:p>6.60588457708564</text:p>
          </table:table-cell>
          <table:table-cell table:formula="of:=SQRT(POWER([.H608];2)+POWER([.I608];2)+POWER([.J608];2))" office:value-type="float" office:value="562.298016790471" calcext:value-type="float">
            <text:p>562.298016790471</text:p>
          </table:table-cell>
        </table:table-row>
        <table:table-row table:style-name="ro1">
          <table:table-cell office:value-type="float" office:value="125.498" calcext:value-type="float">
            <text:p>125.498</text:p>
          </table:table-cell>
          <table:table-cell office:value-type="float" office:value="293.88" calcext:value-type="float">
            <text:p>293.88</text:p>
          </table:table-cell>
          <table:table-cell office:value-type="float" office:value="47.0929" calcext:value-type="float">
            <text:p>47.0929</text:p>
          </table:table-cell>
          <table:table-cell office:value-type="float" office:value="121.852" calcext:value-type="float">
            <text:p>121.852</text:p>
          </table:table-cell>
          <table:table-cell office:value-type="float" office:value="284.083" calcext:value-type="float">
            <text:p>284.083</text:p>
          </table:table-cell>
          <table:table-cell office:value-type="float" office:value="48.0162" calcext:value-type="float">
            <text:p>48.0162</text:p>
          </table:table-cell>
          <table:table-cell/>
          <table:table-cell table:formula="of:=([.D609]-[.A609])/0.0166667" office:value-type="float" office:value="-218.759562480875" calcext:value-type="float">
            <text:p>-218.759562480875</text:p>
          </table:table-cell>
          <table:table-cell table:formula="of:=ABS([.E609]-[.B609])/0.0166667" office:value-type="float" office:value="587.818824362349" calcext:value-type="float">
            <text:p>587.818824362349</text:p>
          </table:table-cell>
          <table:table-cell table:formula="of:=([.F609]-[.C609])/0.0166667" office:value-type="float" office:value="55.3978892042215" calcext:value-type="float">
            <text:p>55.3978892042215</text:p>
          </table:table-cell>
          <table:table-cell table:formula="of:=DEGREES(ATAN(ABS([.F609]-[.C609])/ABS([.E609]-[.B609])))" office:value-type="float" office:value="5.38383218099467" calcext:value-type="float">
            <text:p>5.38383218099467</text:p>
          </table:table-cell>
          <table:table-cell table:formula="of:=SQRT(POWER([.H609];2)+POWER([.I609];2)+POWER([.J609];2))" office:value-type="float" office:value="629.647236617332" calcext:value-type="float">
            <text:p>629.647236617332</text:p>
          </table:table-cell>
        </table:table-row>
        <table:table-row table:style-name="ro1">
          <table:table-cell office:value-type="float" office:value="127.091" calcext:value-type="float">
            <text:p>127.091</text:p>
          </table:table-cell>
          <table:table-cell office:value-type="float" office:value="296.323" calcext:value-type="float">
            <text:p>296.323</text:p>
          </table:table-cell>
          <table:table-cell office:value-type="float" office:value="46.4758" calcext:value-type="float">
            <text:p>46.4758</text:p>
          </table:table-cell>
          <table:table-cell office:value-type="float" office:value="123.544" calcext:value-type="float">
            <text:p>123.544</text:p>
          </table:table-cell>
          <table:table-cell office:value-type="float" office:value="287.767" calcext:value-type="float">
            <text:p>287.767</text:p>
          </table:table-cell>
          <table:table-cell office:value-type="float" office:value="47.2217" calcext:value-type="float">
            <text:p>47.2217</text:p>
          </table:table-cell>
          <table:table-cell/>
          <table:table-cell table:formula="of:=([.D610]-[.A610])/0.0166667" office:value-type="float" office:value="-212.819574360851" calcext:value-type="float">
            <text:p>-212.819574360851</text:p>
          </table:table-cell>
          <table:table-cell table:formula="of:=ABS([.E610]-[.B610])/0.0166667" office:value-type="float" office:value="513.358973282053" calcext:value-type="float">
            <text:p>513.358973282053</text:p>
          </table:table-cell>
          <table:table-cell table:formula="of:=([.F610]-[.C610])/0.0166667" office:value-type="float" office:value="44.753910492179" calcext:value-type="float">
            <text:p>44.753910492179</text:p>
          </table:table-cell>
          <table:table-cell table:formula="of:=DEGREES(ATAN(ABS([.F610]-[.C610])/ABS([.E610]-[.B610])))" office:value-type="float" office:value="4.98236846691265" calcext:value-type="float">
            <text:p>4.98236846691265</text:p>
          </table:table-cell>
          <table:table-cell table:formula="of:=SQRT(POWER([.H610];2)+POWER([.I610];2)+POWER([.J610];2))" office:value-type="float" office:value="557.523559309092" calcext:value-type="float">
            <text:p>557.523559309092</text:p>
          </table:table-cell>
        </table:table-row>
        <table:table-row table:style-name="ro1">
          <table:table-cell office:value-type="float" office:value="127.039" calcext:value-type="float">
            <text:p>127.039</text:p>
          </table:table-cell>
          <table:table-cell office:value-type="float" office:value="296.129" calcext:value-type="float">
            <text:p>296.129</text:p>
          </table:table-cell>
          <table:table-cell office:value-type="float" office:value="47.2746" calcext:value-type="float">
            <text:p>47.2746</text:p>
          </table:table-cell>
          <table:table-cell office:value-type="float" office:value="124.083" calcext:value-type="float">
            <text:p>124.083</text:p>
          </table:table-cell>
          <table:table-cell office:value-type="float" office:value="286.085" calcext:value-type="float">
            <text:p>286.085</text:p>
          </table:table-cell>
          <table:table-cell office:value-type="float" office:value="48.4665" calcext:value-type="float">
            <text:p>48.4665</text:p>
          </table:table-cell>
          <table:table-cell/>
          <table:table-cell table:formula="of:=([.D611]-[.A611])/0.0166667" office:value-type="float" office:value="-177.35964528071" calcext:value-type="float">
            <text:p>-177.35964528071</text:p>
          </table:table-cell>
          <table:table-cell table:formula="of:=ABS([.E611]-[.B611])/0.0166667" office:value-type="float" office:value="602.638794722413" calcext:value-type="float">
            <text:p>602.638794722413</text:p>
          </table:table-cell>
          <table:table-cell table:formula="of:=([.F611]-[.C611])/0.0166667" office:value-type="float" office:value="71.5138569722863" calcext:value-type="float">
            <text:p>71.5138569722863</text:p>
          </table:table-cell>
          <table:table-cell table:formula="of:=DEGREES(ATAN(ABS([.F611]-[.C611])/ABS([.E611]-[.B611])))" office:value-type="float" office:value="6.76751916879732" calcext:value-type="float">
            <text:p>6.76751916879732</text:p>
          </table:table-cell>
          <table:table-cell table:formula="of:=SQRT(POWER([.H611];2)+POWER([.I611];2)+POWER([.J611];2))" office:value-type="float" office:value="632.253266039516" calcext:value-type="float">
            <text:p>632.253266039516</text:p>
          </table:table-cell>
        </table:table-row>
        <table:table-row table:style-name="ro1">
          <table:table-cell office:value-type="float" office:value="127.789" calcext:value-type="float">
            <text:p>127.789</text:p>
          </table:table-cell>
          <table:table-cell office:value-type="float" office:value="300.182" calcext:value-type="float">
            <text:p>300.182</text:p>
          </table:table-cell>
          <table:table-cell office:value-type="float" office:value="46.4365" calcext:value-type="float">
            <text:p>46.4365</text:p>
          </table:table-cell>
          <table:table-cell office:value-type="float" office:value="124.143" calcext:value-type="float">
            <text:p>124.143</text:p>
          </table:table-cell>
          <table:table-cell office:value-type="float" office:value="288.782" calcext:value-type="float">
            <text:p>288.782</text:p>
          </table:table-cell>
          <table:table-cell office:value-type="float" office:value="47.83" calcext:value-type="float">
            <text:p>47.83</text:p>
          </table:table-cell>
          <table:table-cell/>
          <table:table-cell table:formula="of:=([.D612]-[.A612])/0.0166667" office:value-type="float" office:value="-218.759562480875" calcext:value-type="float">
            <text:p>-218.759562480875</text:p>
          </table:table-cell>
          <table:table-cell table:formula="of:=ABS([.E612]-[.B612])/0.0166667" office:value-type="float" office:value="683.998632002738" calcext:value-type="float">
            <text:p>683.998632002738</text:p>
          </table:table-cell>
          <table:table-cell table:formula="of:=([.F612]-[.C612])/0.0166667" office:value-type="float" office:value="83.6098327803342" calcext:value-type="float">
            <text:p>83.6098327803342</text:p>
          </table:table-cell>
          <table:table-cell table:formula="of:=DEGREES(ATAN(ABS([.F612]-[.C612])/ABS([.E612]-[.B612])))" office:value-type="float" office:value="6.96908206853764" calcext:value-type="float">
            <text:p>6.96908206853764</text:p>
          </table:table-cell>
          <table:table-cell table:formula="of:=SQRT(POWER([.H612];2)+POWER([.I612];2)+POWER([.J612];2))" office:value-type="float" office:value="722.980275592631" calcext:value-type="float">
            <text:p>722.980275592631</text:p>
          </table:table-cell>
        </table:table-row>
        <table:table-row table:style-name="ro1">
          <table:table-cell office:value-type="float" office:value="129.897" calcext:value-type="float">
            <text:p>129.897</text:p>
          </table:table-cell>
          <table:table-cell office:value-type="float" office:value="295.749" calcext:value-type="float">
            <text:p>295.749</text:p>
          </table:table-cell>
          <table:table-cell office:value-type="float" office:value="46.2811" calcext:value-type="float">
            <text:p>46.2811</text:p>
          </table:table-cell>
          <table:table-cell office:value-type="float" office:value="125.865" calcext:value-type="float">
            <text:p>125.865</text:p>
          </table:table-cell>
          <table:table-cell office:value-type="float" office:value="290.028" calcext:value-type="float">
            <text:p>290.028</text:p>
          </table:table-cell>
          <table:table-cell office:value-type="float" office:value="46.6246" calcext:value-type="float">
            <text:p>46.6246</text:p>
          </table:table-cell>
          <table:table-cell/>
          <table:table-cell table:formula="of:=([.D613]-[.A613])/0.0166667" office:value-type="float" office:value="-241.919516160967" calcext:value-type="float">
            <text:p>-241.919516160967</text:p>
          </table:table-cell>
          <table:table-cell table:formula="of:=ABS([.E613]-[.B613])/0.0166667" office:value-type="float" office:value="343.259313481373" calcext:value-type="float">
            <text:p>343.259313481373</text:p>
          </table:table-cell>
          <table:table-cell table:formula="of:=([.F613]-[.C613])/0.0166667" office:value-type="float" office:value="20.6099587800824" calcext:value-type="float">
            <text:p>20.6099587800824</text:p>
          </table:table-cell>
          <table:table-cell table:formula="of:=DEGREES(ATAN(ABS([.F613]-[.C613])/ABS([.E613]-[.B613])))" office:value-type="float" office:value="3.43602533303805" calcext:value-type="float">
            <text:p>3.43602533303805</text:p>
          </table:table-cell>
          <table:table-cell table:formula="of:=SQRT(POWER([.H613];2)+POWER([.I613];2)+POWER([.J613];2))" office:value-type="float" office:value="420.448307158177" calcext:value-type="float">
            <text:p>420.448307158177</text:p>
          </table:table-cell>
        </table:table-row>
        <table:table-row table:style-name="ro1">
          <table:table-cell office:value-type="float" office:value="129.848" calcext:value-type="float">
            <text:p>129.848</text:p>
          </table:table-cell>
          <table:table-cell office:value-type="float" office:value="289.063" calcext:value-type="float">
            <text:p>289.063</text:p>
          </table:table-cell>
          <table:table-cell office:value-type="float" office:value="46.9893" calcext:value-type="float">
            <text:p>46.9893</text:p>
          </table:table-cell>
          <table:table-cell office:value-type="float" office:value="125.491" calcext:value-type="float">
            <text:p>125.491</text:p>
          </table:table-cell>
          <table:table-cell office:value-type="float" office:value="282.334" calcext:value-type="float">
            <text:p>282.334</text:p>
          </table:table-cell>
          <table:table-cell office:value-type="float" office:value="47.242" calcext:value-type="float">
            <text:p>47.242</text:p>
          </table:table-cell>
          <table:table-cell/>
          <table:table-cell table:formula="of:=([.D614]-[.A614])/0.0166667" office:value-type="float" office:value="-261.419477161046" calcext:value-type="float">
            <text:p>-261.419477161046</text:p>
          </table:table-cell>
          <table:table-cell table:formula="of:=ABS([.E614]-[.B614])/0.0166667" office:value-type="float" office:value="403.739192521614" calcext:value-type="float">
            <text:p>403.739192521614</text:p>
          </table:table-cell>
          <table:table-cell table:formula="of:=([.F614]-[.C614])/0.0166667" office:value-type="float" office:value="15.1619696760605" calcext:value-type="float">
            <text:p>15.1619696760605</text:p>
          </table:table-cell>
          <table:table-cell table:formula="of:=DEGREES(ATAN(ABS([.F614]-[.C614])/ABS([.E614]-[.B614])))" office:value-type="float" office:value="2.15066768596074" calcext:value-type="float">
            <text:p>2.15066768596074</text:p>
          </table:table-cell>
          <table:table-cell table:formula="of:=SQRT(POWER([.H614];2)+POWER([.I614];2)+POWER([.J614];2))" office:value-type="float" office:value="481.222779948765" calcext:value-type="float">
            <text:p>481.222779948765</text:p>
          </table:table-cell>
        </table:table-row>
        <table:table-row table:style-name="ro1">
          <table:table-cell office:value-type="float" office:value="134.452" calcext:value-type="float">
            <text:p>134.452</text:p>
          </table:table-cell>
          <table:table-cell office:value-type="float" office:value="298.696" calcext:value-type="float">
            <text:p>298.696</text:p>
          </table:table-cell>
          <table:table-cell office:value-type="float" office:value="45.8254" calcext:value-type="float">
            <text:p>45.8254</text:p>
          </table:table-cell>
          <table:table-cell office:value-type="float" office:value="129.349" calcext:value-type="float">
            <text:p>129.349</text:p>
          </table:table-cell>
          <table:table-cell office:value-type="float" office:value="289.181" calcext:value-type="float">
            <text:p>289.181</text:p>
          </table:table-cell>
          <table:table-cell office:value-type="float" office:value="46.9759" calcext:value-type="float">
            <text:p>46.9759</text:p>
          </table:table-cell>
          <table:table-cell/>
          <table:table-cell table:formula="of:=([.D615]-[.A615])/0.0166667" office:value-type="float" office:value="-306.179387641225" calcext:value-type="float">
            <text:p>-306.179387641225</text:p>
          </table:table-cell>
          <table:table-cell table:formula="of:=ABS([.E615]-[.B615])/0.0166667" office:value-type="float" office:value="570.898858202286" calcext:value-type="float">
            <text:p>570.898858202286</text:p>
          </table:table-cell>
          <table:table-cell table:formula="of:=([.F615]-[.C615])/0.0166667" office:value-type="float" office:value="69.0298619402762" calcext:value-type="float">
            <text:p>69.0298619402762</text:p>
          </table:table-cell>
          <table:table-cell table:formula="of:=DEGREES(ATAN(ABS([.F615]-[.C615])/ABS([.E615]-[.B615])))" office:value-type="float" office:value="6.894412286397" calcext:value-type="float">
            <text:p>6.894412286397</text:p>
          </table:table-cell>
          <table:table-cell table:formula="of:=SQRT(POWER([.H615];2)+POWER([.I615];2)+POWER([.J615];2))" office:value-type="float" office:value="651.487870610438" calcext:value-type="float">
            <text:p>651.487870610438</text:p>
          </table:table-cell>
        </table:table-row>
        <table:table-row table:style-name="ro1">
          <table:table-cell office:value-type="float" office:value="133.362" calcext:value-type="float">
            <text:p>133.362</text:p>
          </table:table-cell>
          <table:table-cell office:value-type="float" office:value="296.294" calcext:value-type="float">
            <text:p>296.294</text:p>
          </table:table-cell>
          <table:table-cell office:value-type="float" office:value="45.9209" calcext:value-type="float">
            <text:p>45.9209</text:p>
          </table:table-cell>
          <table:table-cell office:value-type="float" office:value="128.641" calcext:value-type="float">
            <text:p>128.641</text:p>
          </table:table-cell>
          <table:table-cell office:value-type="float" office:value="285.454" calcext:value-type="float">
            <text:p>285.454</text:p>
          </table:table-cell>
          <table:table-cell office:value-type="float" office:value="47.2673" calcext:value-type="float">
            <text:p>47.2673</text:p>
          </table:table-cell>
          <table:table-cell/>
          <table:table-cell table:formula="of:=([.D616]-[.A616])/0.0166667" office:value-type="float" office:value="-283.259433481133" calcext:value-type="float">
            <text:p>-283.259433481133</text:p>
          </table:table-cell>
          <table:table-cell table:formula="of:=ABS([.E616]-[.B616])/0.0166667" office:value-type="float" office:value="650.3986992026" calcext:value-type="float">
            <text:p>650.3986992026</text:p>
          </table:table-cell>
          <table:table-cell table:formula="of:=([.F616]-[.C616])/0.0166667" office:value-type="float" office:value="80.7838384323229" calcext:value-type="float">
            <text:p>80.7838384323229</text:p>
          </table:table-cell>
          <table:table-cell table:formula="of:=DEGREES(ATAN(ABS([.F616]-[.C616])/ABS([.E616]-[.B616])))" office:value-type="float" office:value="7.08025525013368" calcext:value-type="float">
            <text:p>7.08025525013368</text:p>
          </table:table-cell>
          <table:table-cell table:formula="of:=SQRT(POWER([.H616];2)+POWER([.I616];2)+POWER([.J616];2))" office:value-type="float" office:value="713.989077740232" calcext:value-type="float">
            <text:p>713.989077740232</text:p>
          </table:table-cell>
        </table:table-row>
        <table:table-row table:style-name="ro1">
          <table:table-cell office:value-type="float" office:value="133.383" calcext:value-type="float">
            <text:p>133.383</text:p>
          </table:table-cell>
          <table:table-cell office:value-type="float" office:value="296.367" calcext:value-type="float">
            <text:p>296.367</text:p>
          </table:table-cell>
          <table:table-cell office:value-type="float" office:value="45.6529" calcext:value-type="float">
            <text:p>45.6529</text:p>
          </table:table-cell>
          <table:table-cell office:value-type="float" office:value="128.587" calcext:value-type="float">
            <text:p>128.587</text:p>
          </table:table-cell>
          <table:table-cell office:value-type="float" office:value="286.914" calcext:value-type="float">
            <text:p>286.914</text:p>
          </table:table-cell>
          <table:table-cell office:value-type="float" office:value="46.5514" calcext:value-type="float">
            <text:p>46.5514</text:p>
          </table:table-cell>
          <table:table-cell/>
          <table:table-cell table:formula="of:=([.D617]-[.A617])/0.0166667" office:value-type="float" office:value="-287.759424481152" calcext:value-type="float">
            <text:p>-287.759424481152</text:p>
          </table:table-cell>
          <table:table-cell table:formula="of:=ABS([.E617]-[.B617])/0.0166667" office:value-type="float" office:value="567.178865642271" calcext:value-type="float">
            <text:p>567.178865642271</text:p>
          </table:table-cell>
          <table:table-cell table:formula="of:=([.F617]-[.C617])/0.0166667" office:value-type="float" office:value="53.9098921802156" calcext:value-type="float">
            <text:p>53.9098921802156</text:p>
          </table:table-cell>
          <table:table-cell table:formula="of:=DEGREES(ATAN(ABS([.F617]-[.C617])/ABS([.E617]-[.B617])))" office:value-type="float" office:value="5.42960569828799" calcext:value-type="float">
            <text:p>5.42960569828799</text:p>
          </table:table-cell>
          <table:table-cell table:formula="of:=SQRT(POWER([.H617];2)+POWER([.I617];2)+POWER([.J617];2))" office:value-type="float" office:value="638.281778279671" calcext:value-type="float">
            <text:p>638.281778279671</text:p>
          </table:table-cell>
        </table:table-row>
        <table:table-row table:style-name="ro1">
          <table:table-cell office:value-type="float" office:value="143.488" calcext:value-type="float">
            <text:p>143.488</text:p>
          </table:table-cell>
          <table:table-cell office:value-type="float" office:value="294.533" calcext:value-type="float">
            <text:p>294.533</text:p>
          </table:table-cell>
          <table:table-cell office:value-type="float" office:value="46.6193" calcext:value-type="float">
            <text:p>46.6193</text:p>
          </table:table-cell>
          <table:table-cell office:value-type="float" office:value="140.247" calcext:value-type="float">
            <text:p>140.247</text:p>
          </table:table-cell>
          <table:table-cell office:value-type="float" office:value="284.909" calcext:value-type="float">
            <text:p>284.909</text:p>
          </table:table-cell>
          <table:table-cell office:value-type="float" office:value="47.7687" calcext:value-type="float">
            <text:p>47.7687</text:p>
          </table:table-cell>
          <table:table-cell/>
          <table:table-cell table:formula="of:=([.D618]-[.A618])/0.0166667" office:value-type="float" office:value="-194.459611080777" calcext:value-type="float">
            <text:p>-194.459611080777</text:p>
          </table:table-cell>
          <table:table-cell table:formula="of:=ABS([.E618]-[.B618])/0.0166667" office:value-type="float" office:value="577.438845122311" calcext:value-type="float">
            <text:p>577.438845122311</text:p>
          </table:table-cell>
          <table:table-cell table:formula="of:=([.F618]-[.C618])/0.0166667" office:value-type="float" office:value="68.9638620722759" calcext:value-type="float">
            <text:p>68.9638620722759</text:p>
          </table:table-cell>
          <table:table-cell table:formula="of:=DEGREES(ATAN(ABS([.F618]-[.C618])/ABS([.E618]-[.B618])))" office:value-type="float" office:value="6.8106095983977" calcext:value-type="float">
            <text:p>6.8106095983977</text:p>
          </table:table-cell>
          <table:table-cell table:formula="of:=SQRT(POWER([.H618];2)+POWER([.I618];2)+POWER([.J618];2))" office:value-type="float" office:value="613.193423374549" calcext:value-type="float">
            <text:p>613.193423374549</text:p>
          </table:table-cell>
        </table:table-row>
        <table:table-row table:style-name="ro1">
          <table:table-cell office:value-type="float" office:value="141.629" calcext:value-type="float">
            <text:p>141.629</text:p>
          </table:table-cell>
          <table:table-cell office:value-type="float" office:value="289.436" calcext:value-type="float">
            <text:p>289.436</text:p>
          </table:table-cell>
          <table:table-cell office:value-type="float" office:value="48.3745" calcext:value-type="float">
            <text:p>48.3745</text:p>
          </table:table-cell>
          <table:table-cell office:value-type="float" office:value="138.935" calcext:value-type="float">
            <text:p>138.935</text:p>
          </table:table-cell>
          <table:table-cell office:value-type="float" office:value="279.829" calcext:value-type="float">
            <text:p>279.829</text:p>
          </table:table-cell>
          <table:table-cell office:value-type="float" office:value="49.5001" calcext:value-type="float">
            <text:p>49.5001</text:p>
          </table:table-cell>
          <table:table-cell/>
          <table:table-cell table:formula="of:=([.D619]-[.A619])/0.0166667" office:value-type="float" office:value="-161.639676720646" calcext:value-type="float">
            <text:p>-161.639676720646</text:p>
          </table:table-cell>
          <table:table-cell table:formula="of:=ABS([.E619]-[.B619])/0.0166667" office:value-type="float" office:value="576.418847162304" calcext:value-type="float">
            <text:p>576.418847162304</text:p>
          </table:table-cell>
          <table:table-cell table:formula="of:=([.F619]-[.C619])/0.0166667" office:value-type="float" office:value="67.5358649282705" calcext:value-type="float">
            <text:p>67.5358649282705</text:p>
          </table:table-cell>
          <table:table-cell table:formula="of:=DEGREES(ATAN(ABS([.F619]-[.C619])/ABS([.E619]-[.B619])))" office:value-type="float" office:value="6.68256796901221" calcext:value-type="float">
            <text:p>6.68256796901221</text:p>
          </table:table-cell>
          <table:table-cell table:formula="of:=SQRT(POWER([.H619];2)+POWER([.I619];2)+POWER([.J619];2))" office:value-type="float" office:value="602.45096522944" calcext:value-type="float">
            <text:p>602.45096522944</text:p>
          </table:table-cell>
        </table:table-row>
        <table:table-row table:style-name="ro1">
          <table:table-cell office:value-type="float" office:value="143.82" calcext:value-type="float">
            <text:p>143.82</text:p>
          </table:table-cell>
          <table:table-cell office:value-type="float" office:value="298.49" calcext:value-type="float">
            <text:p>298.49</text:p>
          </table:table-cell>
          <table:table-cell office:value-type="float" office:value="46.3083" calcext:value-type="float">
            <text:p>46.3083</text:p>
          </table:table-cell>
          <table:table-cell office:value-type="float" office:value="140.379" calcext:value-type="float">
            <text:p>140.379</text:p>
          </table:table-cell>
          <table:table-cell office:value-type="float" office:value="287.506" calcext:value-type="float">
            <text:p>287.506</text:p>
          </table:table-cell>
          <table:table-cell office:value-type="float" office:value="47.3943" calcext:value-type="float">
            <text:p>47.3943</text:p>
          </table:table-cell>
          <table:table-cell/>
          <table:table-cell table:formula="of:=([.D620]-[.A620])/0.0166667" office:value-type="float" office:value="-206.459587080826" calcext:value-type="float">
            <text:p>-206.459587080826</text:p>
          </table:table-cell>
          <table:table-cell table:formula="of:=ABS([.E620]-[.B620])/0.0166667" office:value-type="float" office:value="659.038681922638" calcext:value-type="float">
            <text:p>659.038681922638</text:p>
          </table:table-cell>
          <table:table-cell table:formula="of:=([.F620]-[.C620])/0.0166667" office:value-type="float" office:value="65.1598696802606" calcext:value-type="float">
            <text:p>65.1598696802606</text:p>
          </table:table-cell>
          <table:table-cell table:formula="of:=DEGREES(ATAN(ABS([.F620]-[.C620])/ABS([.E620]-[.B620])))" office:value-type="float" office:value="5.64654436894895" calcext:value-type="float">
            <text:p>5.64654436894895</text:p>
          </table:table-cell>
          <table:table-cell table:formula="of:=SQRT(POWER([.H620];2)+POWER([.I620];2)+POWER([.J620];2))" office:value-type="float" office:value="693.688225346706" calcext:value-type="float">
            <text:p>693.688225346706</text:p>
          </table:table-cell>
        </table:table-row>
        <table:table-row table:style-name="ro1">
          <table:table-cell office:value-type="float" office:value="142.672" calcext:value-type="float">
            <text:p>142.672</text:p>
          </table:table-cell>
          <table:table-cell office:value-type="float" office:value="290.804" calcext:value-type="float">
            <text:p>290.804</text:p>
          </table:table-cell>
          <table:table-cell office:value-type="float" office:value="46.9047" calcext:value-type="float">
            <text:p>46.9047</text:p>
          </table:table-cell>
          <table:table-cell office:value-type="float" office:value="139.673" calcext:value-type="float">
            <text:p>139.673</text:p>
          </table:table-cell>
          <table:table-cell office:value-type="float" office:value="282.594" calcext:value-type="float">
            <text:p>282.594</text:p>
          </table:table-cell>
          <table:table-cell office:value-type="float" office:value="47.6057" calcext:value-type="float">
            <text:p>47.6057</text:p>
          </table:table-cell>
          <table:table-cell/>
          <table:table-cell table:formula="of:=([.D621]-[.A621])/0.0166667" office:value-type="float" office:value="-179.939640120719" calcext:value-type="float">
            <text:p>-179.939640120719</text:p>
          </table:table-cell>
          <table:table-cell table:formula="of:=ABS([.E621]-[.B621])/0.0166667" office:value-type="float" office:value="492.599014801969" calcext:value-type="float">
            <text:p>492.599014801969</text:p>
          </table:table-cell>
          <table:table-cell table:formula="of:=([.F621]-[.C621])/0.0166667" office:value-type="float" office:value="42.0599158801683" calcext:value-type="float">
            <text:p>42.0599158801683</text:p>
          </table:table-cell>
          <table:table-cell table:formula="of:=DEGREES(ATAN(ABS([.F621]-[.C621])/ABS([.E621]-[.B621])))" office:value-type="float" office:value="4.88028767768147" calcext:value-type="float">
            <text:p>4.88028767768147</text:p>
          </table:table-cell>
          <table:table-cell table:formula="of:=SQRT(POWER([.H621];2)+POWER([.I621];2)+POWER([.J621];2))" office:value-type="float" office:value="526.118902905504" calcext:value-type="float">
            <text:p>526.118902905504</text:p>
          </table:table-cell>
        </table:table-row>
        <table:table-row table:style-name="ro1">
          <table:table-cell office:value-type="float" office:value="148.024" calcext:value-type="float">
            <text:p>148.024</text:p>
          </table:table-cell>
          <table:table-cell office:value-type="float" office:value="300.759" calcext:value-type="float">
            <text:p>300.759</text:p>
          </table:table-cell>
          <table:table-cell office:value-type="float" office:value="47.5122" calcext:value-type="float">
            <text:p>47.5122</text:p>
          </table:table-cell>
          <table:table-cell office:value-type="float" office:value="144.466" calcext:value-type="float">
            <text:p>144.466</text:p>
          </table:table-cell>
          <table:table-cell office:value-type="float" office:value="289.714" calcext:value-type="float">
            <text:p>289.714</text:p>
          </table:table-cell>
          <table:table-cell office:value-type="float" office:value="48.8228" calcext:value-type="float">
            <text:p>48.8228</text:p>
          </table:table-cell>
          <table:table-cell/>
          <table:table-cell table:formula="of:=([.D622]-[.A622])/0.0166667" office:value-type="float" office:value="-213.479573040853" calcext:value-type="float">
            <text:p>-213.479573040853</text:p>
          </table:table-cell>
          <table:table-cell table:formula="of:=ABS([.E622]-[.B622])/0.0166667" office:value-type="float" office:value="662.698674602652" calcext:value-type="float">
            <text:p>662.698674602652</text:p>
          </table:table-cell>
          <table:table-cell table:formula="of:=([.F622]-[.C622])/0.0166667" office:value-type="float" office:value="78.6358427283146" calcext:value-type="float">
            <text:p>78.6358427283146</text:p>
          </table:table-cell>
          <table:table-cell table:formula="of:=DEGREES(ATAN(ABS([.F622]-[.C622])/ABS([.E622]-[.B622])))" office:value-type="float" office:value="6.76707653226396" calcext:value-type="float">
            <text:p>6.76707653226396</text:p>
          </table:table-cell>
          <table:table-cell table:formula="of:=SQRT(POWER([.H622];2)+POWER([.I622];2)+POWER([.J622];2))" office:value-type="float" office:value="700.661585351594" calcext:value-type="float">
            <text:p>700.661585351594</text:p>
          </table:table-cell>
        </table:table-row>
        <table:table-row table:style-name="ro1">
          <table:table-cell office:value-type="float" office:value="148.264" calcext:value-type="float">
            <text:p>148.264</text:p>
          </table:table-cell>
          <table:table-cell office:value-type="float" office:value="302.162" calcext:value-type="float">
            <text:p>302.162</text:p>
          </table:table-cell>
          <table:table-cell office:value-type="float" office:value="47.0553" calcext:value-type="float">
            <text:p>47.0553</text:p>
          </table:table-cell>
          <table:table-cell office:value-type="float" office:value="144.623" calcext:value-type="float">
            <text:p>144.623</text:p>
          </table:table-cell>
          <table:table-cell office:value-type="float" office:value="292.355" calcext:value-type="float">
            <text:p>292.355</text:p>
          </table:table-cell>
          <table:table-cell office:value-type="float" office:value="48.452" calcext:value-type="float">
            <text:p>48.452</text:p>
          </table:table-cell>
          <table:table-cell/>
          <table:table-cell table:formula="of:=([.D623]-[.A623])/0.0166667" office:value-type="float" office:value="-218.459563080875" calcext:value-type="float">
            <text:p>-218.459563080875</text:p>
          </table:table-cell>
          <table:table-cell table:formula="of:=ABS([.E623]-[.B623])/0.0166667" office:value-type="float" office:value="588.418823162351" calcext:value-type="float">
            <text:p>588.418823162351</text:p>
          </table:table-cell>
          <table:table-cell table:formula="of:=([.F623]-[.C623])/0.0166667" office:value-type="float" office:value="83.8018323963349" calcext:value-type="float">
            <text:p>83.8018323963349</text:p>
          </table:table-cell>
          <table:table-cell table:formula="of:=DEGREES(ATAN(ABS([.F623]-[.C623])/ABS([.E623]-[.B623])))" office:value-type="float" office:value="8.10548124454913" calcext:value-type="float">
            <text:p>8.10548124454913</text:p>
          </table:table-cell>
          <table:table-cell table:formula="of:=SQRT(POWER([.H623];2)+POWER([.I623];2)+POWER([.J623];2))" office:value-type="float" office:value="633.233005509218" calcext:value-type="float">
            <text:p>633.233005509218</text:p>
          </table:table-cell>
        </table:table-row>
        <table:table-row table:style-name="ro1">
          <table:table-cell office:value-type="float" office:value="148.023" calcext:value-type="float">
            <text:p>148.023</text:p>
          </table:table-cell>
          <table:table-cell office:value-type="float" office:value="300.754" calcext:value-type="float">
            <text:p>300.754</text:p>
          </table:table-cell>
          <table:table-cell office:value-type="float" office:value="47.5129" calcext:value-type="float">
            <text:p>47.5129</text:p>
          </table:table-cell>
          <table:table-cell office:value-type="float" office:value="144.397" calcext:value-type="float">
            <text:p>144.397</text:p>
          </table:table-cell>
          <table:table-cell office:value-type="float" office:value="291.001" calcext:value-type="float">
            <text:p>291.001</text:p>
          </table:table-cell>
          <table:table-cell office:value-type="float" office:value="48.8967" calcext:value-type="float">
            <text:p>48.8967</text:p>
          </table:table-cell>
          <table:table-cell/>
          <table:table-cell table:formula="of:=([.D624]-[.A624])/0.0166667" office:value-type="float" office:value="-217.559564880871" calcext:value-type="float">
            <text:p>-217.559564880871</text:p>
          </table:table-cell>
          <table:table-cell table:formula="of:=ABS([.E624]-[.B624])/0.0166667" office:value-type="float" office:value="585.178829642343" calcext:value-type="float">
            <text:p>585.178829642343</text:p>
          </table:table-cell>
          <table:table-cell table:formula="of:=([.F624]-[.C624])/0.0166667" office:value-type="float" office:value="83.0278339443322" calcext:value-type="float">
            <text:p>83.0278339443322</text:p>
          </table:table-cell>
          <table:table-cell table:formula="of:=DEGREES(ATAN(ABS([.F624]-[.C624])/ABS([.E624]-[.B624])))" office:value-type="float" office:value="8.07548388411126" calcext:value-type="float">
            <text:p>8.07548388411126</text:p>
          </table:table-cell>
          <table:table-cell table:formula="of:=SQRT(POWER([.H624];2)+POWER([.I624];2)+POWER([.J624];2))" office:value-type="float" office:value="629.809533225898" calcext:value-type="float">
            <text:p>629.809533225898</text:p>
          </table:table-cell>
        </table:table-row>
        <table:table-row table:style-name="ro1">
          <table:table-cell office:value-type="float" office:value="143.696" calcext:value-type="float">
            <text:p>143.696</text:p>
          </table:table-cell>
          <table:table-cell office:value-type="float" office:value="281.855" calcext:value-type="float">
            <text:p>281.855</text:p>
          </table:table-cell>
          <table:table-cell office:value-type="float" office:value="50.6737" calcext:value-type="float">
            <text:p>50.6737</text:p>
          </table:table-cell>
          <table:table-cell office:value-type="float" office:value="140.014" calcext:value-type="float">
            <text:p>140.014</text:p>
          </table:table-cell>
          <table:table-cell office:value-type="float" office:value="274.147" calcext:value-type="float">
            <text:p>274.147</text:p>
          </table:table-cell>
          <table:table-cell office:value-type="float" office:value="51.5201" calcext:value-type="float">
            <text:p>51.5201</text:p>
          </table:table-cell>
          <table:table-cell/>
          <table:table-cell table:formula="of:=([.D625]-[.A625])/0.0166667" office:value-type="float" office:value="-220.919558160883" calcext:value-type="float">
            <text:p>-220.919558160883</text:p>
          </table:table-cell>
          <table:table-cell table:formula="of:=ABS([.E625]-[.B625])/0.0166667" office:value-type="float" office:value="462.479075041852" calcext:value-type="float">
            <text:p>462.479075041852</text:p>
          </table:table-cell>
          <table:table-cell table:formula="of:=([.F625]-[.C625])/0.0166667" office:value-type="float" office:value="50.7838984322033" calcext:value-type="float">
            <text:p>50.7838984322033</text:p>
          </table:table-cell>
          <table:table-cell table:formula="of:=DEGREES(ATAN(ABS([.F625]-[.C625])/ABS([.E625]-[.B625])))" office:value-type="float" office:value="6.2664285213646" calcext:value-type="float">
            <text:p>6.2664285213646</text:p>
          </table:table-cell>
          <table:table-cell table:formula="of:=SQRT(POWER([.H625];2)+POWER([.I625];2)+POWER([.J625];2))" office:value-type="float" office:value="515.044998392896" calcext:value-type="float">
            <text:p>515.044998392896</text:p>
          </table:table-cell>
        </table:table-row>
        <table:table-row table:style-name="ro1">
          <table:table-cell office:value-type="float" office:value="146.398" calcext:value-type="float">
            <text:p>146.398</text:p>
          </table:table-cell>
          <table:table-cell office:value-type="float" office:value="290.48" calcext:value-type="float">
            <text:p>290.48</text:p>
          </table:table-cell>
          <table:table-cell office:value-type="float" office:value="48.4498" calcext:value-type="float">
            <text:p>48.4498</text:p>
          </table:table-cell>
          <table:table-cell office:value-type="float" office:value="142.875" calcext:value-type="float">
            <text:p>142.875</text:p>
          </table:table-cell>
          <table:table-cell office:value-type="float" office:value="281.1" calcext:value-type="float">
            <text:p>281.1</text:p>
          </table:table-cell>
          <table:table-cell office:value-type="float" office:value="49.791" calcext:value-type="float">
            <text:p>49.791</text:p>
          </table:table-cell>
          <table:table-cell/>
          <table:table-cell table:formula="of:=([.D626]-[.A626])/0.0166667" office:value-type="float" office:value="-211.379577240845" calcext:value-type="float">
            <text:p>-211.379577240845</text:p>
          </table:table-cell>
          <table:table-cell table:formula="of:=ABS([.E626]-[.B626])/0.0166667" office:value-type="float" office:value="562.798874402251" calcext:value-type="float">
            <text:p>562.798874402251</text:p>
          </table:table-cell>
          <table:table-cell table:formula="of:=([.F626]-[.C626])/0.0166667" office:value-type="float" office:value="80.4718390563215" calcext:value-type="float">
            <text:p>80.4718390563215</text:p>
          </table:table-cell>
          <table:table-cell table:formula="of:=DEGREES(ATAN(ABS([.F626]-[.C626])/ABS([.E626]-[.B626])))" office:value-type="float" office:value="8.13728557692491" calcext:value-type="float">
            <text:p>8.13728557692491</text:p>
          </table:table-cell>
          <table:table-cell table:formula="of:=SQRT(POWER([.H626];2)+POWER([.I626];2)+POWER([.J626];2))" office:value-type="float" office:value="606.547290476238" calcext:value-type="float">
            <text:p>606.547290476238</text:p>
          </table:table-cell>
        </table:table-row>
        <table:table-row table:style-name="ro1">
          <table:table-cell office:value-type="float" office:value="142.168" calcext:value-type="float">
            <text:p>142.168</text:p>
          </table:table-cell>
          <table:table-cell office:value-type="float" office:value="287.931" calcext:value-type="float">
            <text:p>287.931</text:p>
          </table:table-cell>
          <table:table-cell office:value-type="float" office:value="48.5834" calcext:value-type="float">
            <text:p>48.5834</text:p>
          </table:table-cell>
          <table:table-cell office:value-type="float" office:value="138.775" calcext:value-type="float">
            <text:p>138.775</text:p>
          </table:table-cell>
          <table:table-cell office:value-type="float" office:value="278.667" calcext:value-type="float">
            <text:p>278.667</text:p>
          </table:table-cell>
          <table:table-cell office:value-type="float" office:value="49.4185" calcext:value-type="float">
            <text:p>49.4185</text:p>
          </table:table-cell>
          <table:table-cell/>
          <table:table-cell table:formula="of:=([.D627]-[.A627])/0.0166667" office:value-type="float" office:value="-203.579592840814" calcext:value-type="float">
            <text:p>-203.579592840814</text:p>
          </table:table-cell>
          <table:table-cell table:formula="of:=ABS([.E627]-[.B627])/0.0166667" office:value-type="float" office:value="555.838888322224" calcext:value-type="float">
            <text:p>555.838888322224</text:p>
          </table:table-cell>
          <table:table-cell table:formula="of:=([.F627]-[.C627])/0.0166667" office:value-type="float" office:value="50.1058997882007" calcext:value-type="float">
            <text:p>50.1058997882007</text:p>
          </table:table-cell>
          <table:table-cell table:formula="of:=DEGREES(ATAN(ABS([.F627]-[.C627])/ABS([.E627]-[.B627])))" office:value-type="float" office:value="5.15098546343054" calcext:value-type="float">
            <text:p>5.15098546343054</text:p>
          </table:table-cell>
          <table:table-cell table:formula="of:=SQRT(POWER([.H627];2)+POWER([.I627];2)+POWER([.J627];2))" office:value-type="float" office:value="594.064071953609" calcext:value-type="float">
            <text:p>594.064071953609</text:p>
          </table:table-cell>
        </table:table-row>
        <table:table-row table:style-name="ro1">
          <table:table-cell office:value-type="float" office:value="131.824" calcext:value-type="float">
            <text:p>131.824</text:p>
          </table:table-cell>
          <table:table-cell office:value-type="float" office:value="310.01" calcext:value-type="float">
            <text:p>310.01</text:p>
          </table:table-cell>
          <table:table-cell office:value-type="float" office:value="46.8592" calcext:value-type="float">
            <text:p>46.8592</text:p>
          </table:table-cell>
          <table:table-cell office:value-type="float" office:value="128.163" calcext:value-type="float">
            <text:p>128.163</text:p>
          </table:table-cell>
          <table:table-cell office:value-type="float" office:value="303.852" calcext:value-type="float">
            <text:p>303.852</text:p>
          </table:table-cell>
          <table:table-cell office:value-type="float" office:value="47.4765" calcext:value-type="float">
            <text:p>47.4765</text:p>
          </table:table-cell>
          <table:table-cell/>
          <table:table-cell table:formula="of:=([.D628]-[.A628])/0.0166667" office:value-type="float" office:value="-219.659560680879" calcext:value-type="float">
            <text:p>-219.659560680879</text:p>
          </table:table-cell>
          <table:table-cell table:formula="of:=ABS([.E628]-[.B628])/0.0166667" office:value-type="float" office:value="369.479261041479" calcext:value-type="float">
            <text:p>369.479261041479</text:p>
          </table:table-cell>
          <table:table-cell table:formula="of:=([.F628]-[.C628])/0.0166667" office:value-type="float" office:value="37.0379259241482" calcext:value-type="float">
            <text:p>37.0379259241482</text:p>
          </table:table-cell>
          <table:table-cell table:formula="of:=DEGREES(ATAN(ABS([.F628]-[.C628])/ABS([.E628]-[.B628])))" office:value-type="float" office:value="5.72441104721652" calcext:value-type="float">
            <text:p>5.72441104721652</text:p>
          </table:table-cell>
          <table:table-cell table:formula="of:=SQRT(POWER([.H628];2)+POWER([.I628];2)+POWER([.J628];2))" office:value-type="float" office:value="431.436038011472" calcext:value-type="float">
            <text:p>431.436038011472</text:p>
          </table:table-cell>
        </table:table-row>
        <table:table-row table:style-name="ro1">
          <table:table-cell office:value-type="float" office:value="115.068" calcext:value-type="float">
            <text:p>115.068</text:p>
          </table:table-cell>
          <table:table-cell office:value-type="float" office:value="308.056" calcext:value-type="float">
            <text:p>308.056</text:p>
          </table:table-cell>
          <table:table-cell office:value-type="float" office:value="46.7279" calcext:value-type="float">
            <text:p>46.7279</text:p>
          </table:table-cell>
          <table:table-cell office:value-type="float" office:value="111.918" calcext:value-type="float">
            <text:p>111.918</text:p>
          </table:table-cell>
          <table:table-cell office:value-type="float" office:value="296.011" calcext:value-type="float">
            <text:p>296.011</text:p>
          </table:table-cell>
          <table:table-cell office:value-type="float" office:value="47.9179" calcext:value-type="float">
            <text:p>47.9179</text:p>
          </table:table-cell>
          <table:table-cell/>
          <table:table-cell table:formula="of:=([.D629]-[.A629])/0.0166667" office:value-type="float" office:value="-188.999622000755" calcext:value-type="float">
            <text:p>-188.999622000755</text:p>
          </table:table-cell>
          <table:table-cell table:formula="of:=ABS([.E629]-[.B629])/0.0166667" office:value-type="float" office:value="722.698554602888" calcext:value-type="float">
            <text:p>722.698554602888</text:p>
          </table:table-cell>
          <table:table-cell table:formula="of:=([.F629]-[.C629])/0.0166667" office:value-type="float" office:value="71.3998572002859" calcext:value-type="float">
            <text:p>71.3998572002859</text:p>
          </table:table-cell>
          <table:table-cell table:formula="of:=DEGREES(ATAN(ABS([.F629]-[.C629])/ABS([.E629]-[.B629])))" office:value-type="float" office:value="5.64229418900964" calcext:value-type="float">
            <text:p>5.64229418900964</text:p>
          </table:table-cell>
          <table:table-cell table:formula="of:=SQRT(POWER([.H629];2)+POWER([.I629];2)+POWER([.J629];2))" office:value-type="float" office:value="750.40788745172" calcext:value-type="float">
            <text:p>750.40788745172</text:p>
          </table:table-cell>
        </table:table-row>
        <table:table-row table:style-name="ro1">
          <table:table-cell office:value-type="float" office:value="102.333" calcext:value-type="float">
            <text:p>102.333</text:p>
          </table:table-cell>
          <table:table-cell office:value-type="float" office:value="305.182" calcext:value-type="float">
            <text:p>305.182</text:p>
          </table:table-cell>
          <table:table-cell office:value-type="float" office:value="48.0127" calcext:value-type="float">
            <text:p>48.0127</text:p>
          </table:table-cell>
          <table:table-cell office:value-type="float" office:value="100.431" calcext:value-type="float">
            <text:p>100.431</text:p>
          </table:table-cell>
          <table:table-cell office:value-type="float" office:value="291.473" calcext:value-type="float">
            <text:p>291.473</text:p>
          </table:table-cell>
          <table:table-cell office:value-type="float" office:value="49.6618" calcext:value-type="float">
            <text:p>49.6618</text:p>
          </table:table-cell>
          <table:table-cell/>
          <table:table-cell table:formula="of:=([.D630]-[.A630])/0.0166667" office:value-type="float" office:value="-114.119771760457" calcext:value-type="float">
            <text:p>-114.119771760457</text:p>
          </table:table-cell>
          <table:table-cell table:formula="of:=ABS([.E630]-[.B630])/0.0166667" office:value-type="float" office:value="822.53835492329" calcext:value-type="float">
            <text:p>822.53835492329</text:p>
          </table:table-cell>
          <table:table-cell table:formula="of:=([.F630]-[.C630])/0.0166667" office:value-type="float" office:value="98.9458021083956" calcext:value-type="float">
            <text:p>98.9458021083956</text:p>
          </table:table-cell>
          <table:table-cell table:formula="of:=DEGREES(ATAN(ABS([.F630]-[.C630])/ABS([.E630]-[.B630])))" office:value-type="float" office:value="6.85933563424214" calcext:value-type="float">
            <text:p>6.85933563424214</text:p>
          </table:table-cell>
          <table:table-cell table:formula="of:=SQRT(POWER([.H630];2)+POWER([.I630];2)+POWER([.J630];2))" office:value-type="float" office:value="836.291180977921" calcext:value-type="float">
            <text:p>836.291180977921</text:p>
          </table:table-cell>
        </table:table-row>
        <table:table-row table:style-name="ro1">
          <table:table-cell office:value-type="float" office:value="97.198" calcext:value-type="float">
            <text:p>97.198</text:p>
          </table:table-cell>
          <table:table-cell office:value-type="float" office:value="308.404" calcext:value-type="float">
            <text:p>308.404</text:p>
          </table:table-cell>
          <table:table-cell office:value-type="float" office:value="47.8743" calcext:value-type="float">
            <text:p>47.8743</text:p>
          </table:table-cell>
          <table:table-cell office:value-type="float" office:value="94.339" calcext:value-type="float">
            <text:p>94.339</text:p>
          </table:table-cell>
          <table:table-cell office:value-type="float" office:value="298.699" calcext:value-type="float">
            <text:p>298.699</text:p>
          </table:table-cell>
          <table:table-cell office:value-type="float" office:value="48.7142" calcext:value-type="float">
            <text:p>48.7142</text:p>
          </table:table-cell>
          <table:table-cell/>
          <table:table-cell table:formula="of:=([.D631]-[.A631])/0.0166667" office:value-type="float" office:value="-171.539656920686" calcext:value-type="float">
            <text:p>-171.539656920686</text:p>
          </table:table-cell>
          <table:table-cell table:formula="of:=ABS([.E631]-[.B631])/0.0166667" office:value-type="float" office:value="582.298835402328" calcext:value-type="float">
            <text:p>582.298835402328</text:p>
          </table:table-cell>
          <table:table-cell table:formula="of:=([.F631]-[.C631])/0.0166667" office:value-type="float" office:value="50.3938992122016" calcext:value-type="float">
            <text:p>50.3938992122016</text:p>
          </table:table-cell>
          <table:table-cell table:formula="of:=DEGREES(ATAN(ABS([.F631]-[.C631])/ABS([.E631]-[.B631])))" office:value-type="float" office:value="4.94622573286751" calcext:value-type="float">
            <text:p>4.94622573286751</text:p>
          </table:table-cell>
          <table:table-cell table:formula="of:=SQRT(POWER([.H631];2)+POWER([.I631];2)+POWER([.J631];2))" office:value-type="float" office:value="609.128338435493" calcext:value-type="float">
            <text:p>609.128338435493</text:p>
          </table:table-cell>
        </table:table-row>
        <table:table-row table:style-name="ro1">
          <table:table-cell office:value-type="float" office:value="99.8282" calcext:value-type="float">
            <text:p>99.8282</text:p>
          </table:table-cell>
          <table:table-cell office:value-type="float" office:value="317.07" calcext:value-type="float">
            <text:p>317.07</text:p>
          </table:table-cell>
          <table:table-cell office:value-type="float" office:value="46.6643" calcext:value-type="float">
            <text:p>46.6643</text:p>
          </table:table-cell>
          <table:table-cell office:value-type="float" office:value="96.7815" calcext:value-type="float">
            <text:p>96.7815</text:p>
          </table:table-cell>
          <table:table-cell office:value-type="float" office:value="305.538" calcext:value-type="float">
            <text:p>305.538</text:p>
          </table:table-cell>
          <table:table-cell office:value-type="float" office:value="48.2707" calcext:value-type="float">
            <text:p>48.2707</text:p>
          </table:table-cell>
          <table:table-cell/>
          <table:table-cell table:formula="of:=([.D632]-[.A632])/0.0166667" office:value-type="float" office:value="-182.801634396731" calcext:value-type="float">
            <text:p>-182.801634396731</text:p>
          </table:table-cell>
          <table:table-cell table:formula="of:=ABS([.E632]-[.B632])/0.0166667" office:value-type="float" office:value="691.918616162767" calcext:value-type="float">
            <text:p>691.918616162767</text:p>
          </table:table-cell>
          <table:table-cell table:formula="of:=([.F632]-[.C632])/0.0166667" office:value-type="float" office:value="96.3838072323856" calcext:value-type="float">
            <text:p>96.3838072323856</text:p>
          </table:table-cell>
          <table:table-cell table:formula="of:=DEGREES(ATAN(ABS([.F632]-[.C632])/ABS([.E632]-[.B632])))" office:value-type="float" office:value="7.93023351920241" calcext:value-type="float">
            <text:p>7.93023351920241</text:p>
          </table:table-cell>
          <table:table-cell table:formula="of:=SQRT(POWER([.H632];2)+POWER([.I632];2)+POWER([.J632];2))" office:value-type="float" office:value="722.120244299607" calcext:value-type="float">
            <text:p>722.120244299607</text:p>
          </table:table-cell>
        </table:table-row>
        <table:table-row table:style-name="ro1">
          <table:table-cell office:value-type="float" office:value="100.098" calcext:value-type="float">
            <text:p>100.098</text:p>
          </table:table-cell>
          <table:table-cell office:value-type="float" office:value="317.045" calcext:value-type="float">
            <text:p>317.045</text:p>
          </table:table-cell>
          <table:table-cell office:value-type="float" office:value="46.6654" calcext:value-type="float">
            <text:p>46.6654</text:p>
          </table:table-cell>
          <table:table-cell office:value-type="float" office:value="97.645" calcext:value-type="float">
            <text:p>97.645</text:p>
          </table:table-cell>
          <table:table-cell office:value-type="float" office:value="306.866" calcext:value-type="float">
            <text:p>306.866</text:p>
          </table:table-cell>
          <table:table-cell office:value-type="float" office:value="48.343" calcext:value-type="float">
            <text:p>48.343</text:p>
          </table:table-cell>
          <table:table-cell/>
          <table:table-cell table:formula="of:=([.D633]-[.A633])/0.0166667" office:value-type="float" office:value="-147.179705640589" calcext:value-type="float">
            <text:p>-147.179705640589</text:p>
          </table:table-cell>
          <table:table-cell table:formula="of:=ABS([.E633]-[.B633])/0.0166667" office:value-type="float" office:value="610.738778522445" calcext:value-type="float">
            <text:p>610.738778522445</text:p>
          </table:table-cell>
          <table:table-cell table:formula="of:=([.F633]-[.C633])/0.0166667" office:value-type="float" office:value="100.655798688403" calcext:value-type="float">
            <text:p>100.655798688403</text:p>
          </table:table-cell>
          <table:table-cell table:formula="of:=DEGREES(ATAN(ABS([.F633]-[.C633])/ABS([.E633]-[.B633])))" office:value-type="float" office:value="9.35878167162488" calcext:value-type="float">
            <text:p>9.35878167162488</text:p>
          </table:table-cell>
          <table:table-cell table:formula="of:=SQRT(POWER([.H633];2)+POWER([.I633];2)+POWER([.J633];2))" office:value-type="float" office:value="636.235263996848" calcext:value-type="float">
            <text:p>636.235263996848</text:p>
          </table:table-cell>
        </table:table-row>
        <table:table-row table:style-name="ro1">
          <table:table-cell office:value-type="float" office:value="99.2874" calcext:value-type="float">
            <text:p>99.2874</text:p>
          </table:table-cell>
          <table:table-cell office:value-type="float" office:value="317.112" calcext:value-type="float">
            <text:p>317.112</text:p>
          </table:table-cell>
          <table:table-cell office:value-type="float" office:value="46.6631" calcext:value-type="float">
            <text:p>46.6631</text:p>
          </table:table-cell>
          <table:table-cell office:value-type="float" office:value="96.4749" calcext:value-type="float">
            <text:p>96.4749</text:p>
          </table:table-cell>
          <table:table-cell office:value-type="float" office:value="309.917" calcext:value-type="float">
            <text:p>309.917</text:p>
          </table:table-cell>
          <table:table-cell office:value-type="float" office:value="47.6729" calcext:value-type="float">
            <text:p>47.6729</text:p>
          </table:table-cell>
          <table:table-cell/>
          <table:table-cell table:formula="of:=([.D634]-[.A634])/0.0166667" office:value-type="float" office:value="-168.749662500675" calcext:value-type="float">
            <text:p>-168.749662500675</text:p>
          </table:table-cell>
          <table:table-cell table:formula="of:=ABS([.E634]-[.B634])/0.0166667" office:value-type="float" office:value="431.69913660173" calcext:value-type="float">
            <text:p>431.69913660173</text:p>
          </table:table-cell>
          <table:table-cell table:formula="of:=([.F634]-[.C634])/0.0166667" office:value-type="float" office:value="60.5878788242423" calcext:value-type="float">
            <text:p>60.5878788242423</text:p>
          </table:table-cell>
          <table:table-cell table:formula="of:=DEGREES(ATAN(ABS([.F634]-[.C634])/ABS([.E634]-[.B634])))" office:value-type="float" office:value="7.98913495540384" calcext:value-type="float">
            <text:p>7.98913495540384</text:p>
          </table:table-cell>
          <table:table-cell table:formula="of:=SQRT(POWER([.H634];2)+POWER([.I634];2)+POWER([.J634];2))" office:value-type="float" office:value="467.452119684136" calcext:value-type="float">
            <text:p>467.452119684136</text:p>
          </table:table-cell>
        </table:table-row>
        <table:table-row table:style-name="ro1">
          <table:table-cell office:value-type="float" office:value="97.5413" calcext:value-type="float">
            <text:p>97.5413</text:p>
          </table:table-cell>
          <table:table-cell office:value-type="float" office:value="309.839" calcext:value-type="float">
            <text:p>309.839</text:p>
          </table:table-cell>
          <table:table-cell office:value-type="float" office:value="47.6747" calcext:value-type="float">
            <text:p>47.6747</text:p>
          </table:table-cell>
          <table:table-cell office:value-type="float" office:value="95.1155" calcext:value-type="float">
            <text:p>95.1155</text:p>
          </table:table-cell>
          <table:table-cell office:value-type="float" office:value="298.6" calcext:value-type="float">
            <text:p>298.6</text:p>
          </table:table-cell>
          <table:table-cell office:value-type="float" office:value="48.9786" calcext:value-type="float">
            <text:p>48.9786</text:p>
          </table:table-cell>
          <table:table-cell/>
          <table:table-cell table:formula="of:=([.D635]-[.A635])/0.0166667" office:value-type="float" office:value="-145.547708904583" calcext:value-type="float">
            <text:p>-145.547708904583</text:p>
          </table:table-cell>
          <table:table-cell table:formula="of:=ABS([.E635]-[.B635])/0.0166667" office:value-type="float" office:value="674.338651322696" calcext:value-type="float">
            <text:p>674.338651322696</text:p>
          </table:table-cell>
          <table:table-cell table:formula="of:=([.F635]-[.C635])/0.0166667" office:value-type="float" office:value="78.2338435323129" calcext:value-type="float">
            <text:p>78.2338435323129</text:p>
          </table:table-cell>
          <table:table-cell table:formula="of:=DEGREES(ATAN(ABS([.F635]-[.C635])/ABS([.E635]-[.B635])))" office:value-type="float" office:value="6.61762322132944" calcext:value-type="float">
            <text:p>6.61762322132944</text:p>
          </table:table-cell>
          <table:table-cell table:formula="of:=SQRT(POWER([.H635];2)+POWER([.I635];2)+POWER([.J635];2))" office:value-type="float" office:value="694.289051122747" calcext:value-type="float">
            <text:p>694.289051122747</text:p>
          </table:table-cell>
        </table:table-row>
        <table:table-row table:style-name="ro1">
          <table:table-cell office:value-type="float" office:value="97.8793" calcext:value-type="float">
            <text:p>97.8793</text:p>
          </table:table-cell>
          <table:table-cell office:value-type="float" office:value="311.216" calcext:value-type="float">
            <text:p>311.216</text:p>
          </table:table-cell>
          <table:table-cell office:value-type="float" office:value="47.7471" calcext:value-type="float">
            <text:p>47.7471</text:p>
          </table:table-cell>
          <table:table-cell office:value-type="float" office:value="95.1721" calcext:value-type="float">
            <text:p>95.1721</text:p>
          </table:table-cell>
          <table:table-cell office:value-type="float" office:value="299.876" calcext:value-type="float">
            <text:p>299.876</text:p>
          </table:table-cell>
          <table:table-cell office:value-type="float" office:value="49.3182" calcext:value-type="float">
            <text:p>49.3182</text:p>
          </table:table-cell>
          <table:table-cell/>
          <table:table-cell table:formula="of:=([.D636]-[.A636])/0.0166667" office:value-type="float" office:value="-162.43167513665" calcext:value-type="float">
            <text:p>-162.43167513665</text:p>
          </table:table-cell>
          <table:table-cell table:formula="of:=ABS([.E636]-[.B636])/0.0166667" office:value-type="float" office:value="680.398639202724" calcext:value-type="float">
            <text:p>680.398639202724</text:p>
          </table:table-cell>
          <table:table-cell table:formula="of:=([.F636]-[.C636])/0.0166667" office:value-type="float" office:value="94.2658114683767" calcext:value-type="float">
            <text:p>94.2658114683767</text:p>
          </table:table-cell>
          <table:table-cell table:formula="of:=DEGREES(ATAN(ABS([.F636]-[.C636])/ABS([.E636]-[.B636])))" office:value-type="float" office:value="7.88782981630536" calcext:value-type="float">
            <text:p>7.88782981630536</text:p>
          </table:table-cell>
          <table:table-cell table:formula="of:=SQRT(POWER([.H636];2)+POWER([.I636];2)+POWER([.J636];2))" office:value-type="float" office:value="705.841625669957" calcext:value-type="float">
            <text:p>705.841625669957</text:p>
          </table:table-cell>
        </table:table-row>
        <table:table-row table:style-name="ro1">
          <table:table-cell office:value-type="float" office:value="95.2829" calcext:value-type="float">
            <text:p>95.2829</text:p>
          </table:table-cell>
          <table:table-cell office:value-type="float" office:value="312.939" calcext:value-type="float">
            <text:p>312.939</text:p>
          </table:table-cell>
          <table:table-cell office:value-type="float" office:value="47.2687" calcext:value-type="float">
            <text:p>47.2687</text:p>
          </table:table-cell>
          <table:table-cell office:value-type="float" office:value="92.5164" calcext:value-type="float">
            <text:p>92.5164</text:p>
          </table:table-cell>
          <table:table-cell office:value-type="float" office:value="298.823" calcext:value-type="float">
            <text:p>298.823</text:p>
          </table:table-cell>
          <table:table-cell office:value-type="float" office:value="48.4549" calcext:value-type="float">
            <text:p>48.4549</text:p>
          </table:table-cell>
          <table:table-cell/>
          <table:table-cell table:formula="of:=([.D637]-[.A637])/0.0166667" office:value-type="float" office:value="-165.989668020664" calcext:value-type="float">
            <text:p>-165.989668020664</text:p>
          </table:table-cell>
          <table:table-cell table:formula="of:=ABS([.E637]-[.B637])/0.0166667" office:value-type="float" office:value="846.958306083391" calcext:value-type="float">
            <text:p>846.958306083391</text:p>
          </table:table-cell>
          <table:table-cell table:formula="of:=([.F637]-[.C637])/0.0166667" office:value-type="float" office:value="71.1718576562847" calcext:value-type="float">
            <text:p>71.1718576562847</text:p>
          </table:table-cell>
          <table:table-cell table:formula="of:=DEGREES(ATAN(ABS([.F637]-[.C637])/ABS([.E637]-[.B637])))" office:value-type="float" office:value="4.80341124630181" calcext:value-type="float">
            <text:p>4.80341124630181</text:p>
          </table:table-cell>
          <table:table-cell table:formula="of:=SQRT(POWER([.H637];2)+POWER([.I637];2)+POWER([.J637];2))" office:value-type="float" office:value="866.000216775667" calcext:value-type="float">
            <text:p>866.000216775667</text:p>
          </table:table-cell>
        </table:table-row>
        <table:table-row table:style-name="ro1">
          <table:table-cell office:value-type="float" office:value="97.0028" calcext:value-type="float">
            <text:p>97.0028</text:p>
          </table:table-cell>
          <table:table-cell office:value-type="float" office:value="315.369" calcext:value-type="float">
            <text:p>315.369</text:p>
          </table:table-cell>
          <table:table-cell office:value-type="float" office:value="48.5171" calcext:value-type="float">
            <text:p>48.5171</text:p>
          </table:table-cell>
          <table:table-cell office:value-type="float" office:value="94.0929" calcext:value-type="float">
            <text:p>94.0929</text:p>
          </table:table-cell>
          <table:table-cell office:value-type="float" office:value="305.213" calcext:value-type="float">
            <text:p>305.213</text:p>
          </table:table-cell>
          <table:table-cell office:value-type="float" office:value="50.1608" calcext:value-type="float">
            <text:p>50.1608</text:p>
          </table:table-cell>
          <table:table-cell/>
          <table:table-cell table:formula="of:=([.D638]-[.A638])/0.0166667" office:value-type="float" office:value="-174.593650812698" calcext:value-type="float">
            <text:p>-174.593650812698</text:p>
          </table:table-cell>
          <table:table-cell table:formula="of:=ABS([.E638]-[.B638])/0.0166667" office:value-type="float" office:value="609.358781282438" calcext:value-type="float">
            <text:p>609.358781282438</text:p>
          </table:table-cell>
          <table:table-cell table:formula="of:=([.F638]-[.C638])/0.0166667" office:value-type="float" office:value="98.6218027563946" calcext:value-type="float">
            <text:p>98.6218027563946</text:p>
          </table:table-cell>
          <table:table-cell table:formula="of:=DEGREES(ATAN(ABS([.F638]-[.C638])/ABS([.E638]-[.B638])))" office:value-type="float" office:value="9.19333120382881" calcext:value-type="float">
            <text:p>9.19333120382881</text:p>
          </table:table-cell>
          <table:table-cell table:formula="of:=SQRT(POWER([.H638];2)+POWER([.I638];2)+POWER([.J638];2))" office:value-type="float" office:value="641.503957282452" calcext:value-type="float">
            <text:p>641.503957282452</text:p>
          </table:table-cell>
        </table:table-row>
        <table:table-row table:style-name="ro1">
          <table:table-cell office:value-type="float" office:value="94.2827" calcext:value-type="float">
            <text:p>94.2827</text:p>
          </table:table-cell>
          <table:table-cell office:value-type="float" office:value="309.411" calcext:value-type="float">
            <text:p>309.411</text:p>
          </table:table-cell>
          <table:table-cell office:value-type="float" office:value="50.1242" calcext:value-type="float">
            <text:p>50.1242</text:p>
          </table:table-cell>
          <table:table-cell office:value-type="float" office:value="91.2011" calcext:value-type="float">
            <text:p>91.2011</text:p>
          </table:table-cell>
          <table:table-cell office:value-type="float" office:value="299.431" calcext:value-type="float">
            <text:p>299.431</text:p>
          </table:table-cell>
          <table:table-cell office:value-type="float" office:value="51.7264" calcext:value-type="float">
            <text:p>51.7264</text:p>
          </table:table-cell>
          <table:table-cell/>
          <table:table-cell table:formula="of:=([.D639]-[.A639])/0.0166667" office:value-type="float" office:value="-184.89563020874" calcext:value-type="float">
            <text:p>-184.89563020874</text:p>
          </table:table-cell>
          <table:table-cell table:formula="of:=ABS([.E639]-[.B639])/0.0166667" office:value-type="float" office:value="598.798802402396" calcext:value-type="float">
            <text:p>598.798802402396</text:p>
          </table:table-cell>
          <table:table-cell table:formula="of:=([.F639]-[.C639])/0.0166667" office:value-type="float" office:value="96.1318077363843" calcext:value-type="float">
            <text:p>96.1318077363843</text:p>
          </table:table-cell>
          <table:table-cell table:formula="of:=DEGREES(ATAN(ABS([.F639]-[.C639])/ABS([.E639]-[.B639])))" office:value-type="float" office:value="9.12050225702311" calcext:value-type="float">
            <text:p>9.12050225702311</text:p>
          </table:table-cell>
          <table:table-cell table:formula="of:=SQRT(POWER([.H639];2)+POWER([.I639];2)+POWER([.J639];2))" office:value-type="float" office:value="634.025018660539" calcext:value-type="float">
            <text:p>634.025018660539</text:p>
          </table:table-cell>
        </table:table-row>
        <table:table-row table:style-name="ro1">
          <table:table-cell office:value-type="float" office:value="97.4968" calcext:value-type="float">
            <text:p>97.4968</text:p>
          </table:table-cell>
          <table:table-cell office:value-type="float" office:value="309.423" calcext:value-type="float">
            <text:p>309.423</text:p>
          </table:table-cell>
          <table:table-cell office:value-type="float" office:value="49.3087" calcext:value-type="float">
            <text:p>49.3087</text:p>
          </table:table-cell>
          <table:table-cell office:value-type="float" office:value="94.5434" calcext:value-type="float">
            <text:p>94.5434</text:p>
          </table:table-cell>
          <table:table-cell office:value-type="float" office:value="298.102" calcext:value-type="float">
            <text:p>298.102</text:p>
          </table:table-cell>
          <table:table-cell office:value-type="float" office:value="51.1048" calcext:value-type="float">
            <text:p>51.1048</text:p>
          </table:table-cell>
          <table:table-cell/>
          <table:table-cell table:formula="of:=([.D640]-[.A640])/0.0166667" office:value-type="float" office:value="-177.203645592708" calcext:value-type="float">
            <text:p>-177.203645592708</text:p>
          </table:table-cell>
          <table:table-cell table:formula="of:=ABS([.E640]-[.B640])/0.0166667" office:value-type="float" office:value="679.258641482719" calcext:value-type="float">
            <text:p>679.258641482719</text:p>
          </table:table-cell>
          <table:table-cell table:formula="of:=([.F640]-[.C640])/0.0166667" office:value-type="float" office:value="107.765784468431" calcext:value-type="float">
            <text:p>107.765784468431</text:p>
          </table:table-cell>
          <table:table-cell table:formula="of:=DEGREES(ATAN(ABS([.F640]-[.C640])/ABS([.E640]-[.B640])))" office:value-type="float" office:value="9.01495776405754" calcext:value-type="float">
            <text:p>9.01495776405754</text:p>
          </table:table-cell>
          <table:table-cell table:formula="of:=SQRT(POWER([.H640];2)+POWER([.I640];2)+POWER([.J640];2))" office:value-type="float" office:value="710.216092708685" calcext:value-type="float">
            <text:p>710.216092708685</text:p>
          </table:table-cell>
        </table:table-row>
        <table:table-row table:style-name="ro1">
          <table:table-cell office:value-type="float" office:value="95.1394" calcext:value-type="float">
            <text:p>95.1394</text:p>
          </table:table-cell>
          <table:table-cell office:value-type="float" office:value="299.545" calcext:value-type="float">
            <text:p>299.545</text:p>
          </table:table-cell>
          <table:table-cell office:value-type="float" office:value="50.6505" calcext:value-type="float">
            <text:p>50.6505</text:p>
          </table:table-cell>
          <table:table-cell office:value-type="float" office:value="92.3663" calcext:value-type="float">
            <text:p>92.3663</text:p>
          </table:table-cell>
          <table:table-cell office:value-type="float" office:value="290.058" calcext:value-type="float">
            <text:p>290.058</text:p>
          </table:table-cell>
          <table:table-cell office:value-type="float" office:value="51.6914" calcext:value-type="float">
            <text:p>51.6914</text:p>
          </table:table-cell>
          <table:table-cell/>
          <table:table-cell table:formula="of:=([.D641]-[.A641])/0.0166667" office:value-type="float" office:value="-166.385667228666" calcext:value-type="float">
            <text:p>-166.385667228666</text:p>
          </table:table-cell>
          <table:table-cell table:formula="of:=ABS([.E641]-[.B641])/0.0166667" office:value-type="float" office:value="569.218861562278" calcext:value-type="float">
            <text:p>569.218861562278</text:p>
          </table:table-cell>
          <table:table-cell table:formula="of:=([.F641]-[.C641])/0.0166667" office:value-type="float" office:value="62.4538750922499" calcext:value-type="float">
            <text:p>62.4538750922499</text:p>
          </table:table-cell>
          <table:table-cell table:formula="of:=DEGREES(ATAN(ABS([.F641]-[.C641])/ABS([.E641]-[.B641])))" office:value-type="float" office:value="6.26136558918724" calcext:value-type="float">
            <text:p>6.26136558918724</text:p>
          </table:table-cell>
          <table:table-cell table:formula="of:=SQRT(POWER([.H641];2)+POWER([.I641];2)+POWER([.J641];2))" office:value-type="float" office:value="596.317691445946" calcext:value-type="float">
            <text:p>596.317691445946</text:p>
          </table:table-cell>
        </table:table-row>
        <table:table-row table:style-name="ro1">
          <table:table-cell office:value-type="float" office:value="94.3016" calcext:value-type="float">
            <text:p>94.3016</text:p>
          </table:table-cell>
          <table:table-cell office:value-type="float" office:value="309.621" calcext:value-type="float">
            <text:p>309.621</text:p>
          </table:table-cell>
          <table:table-cell office:value-type="float" office:value="49.3091" calcext:value-type="float">
            <text:p>49.3091</text:p>
          </table:table-cell>
          <table:table-cell office:value-type="float" office:value="91.4343" calcext:value-type="float">
            <text:p>91.4343</text:p>
          </table:table-cell>
          <table:table-cell office:value-type="float" office:value="298.396" calcext:value-type="float">
            <text:p>298.396</text:p>
          </table:table-cell>
          <table:table-cell office:value-type="float" office:value="50.3225" calcext:value-type="float">
            <text:p>50.3225</text:p>
          </table:table-cell>
          <table:table-cell/>
          <table:table-cell table:formula="of:=([.D642]-[.A642])/0.0166667" office:value-type="float" office:value="-172.037655924688" calcext:value-type="float">
            <text:p>-172.037655924688</text:p>
          </table:table-cell>
          <table:table-cell table:formula="of:=ABS([.E642]-[.B642])/0.0166667" office:value-type="float" office:value="673.498653002692" calcext:value-type="float">
            <text:p>673.498653002692</text:p>
          </table:table-cell>
          <table:table-cell table:formula="of:=([.F642]-[.C642])/0.0166667" office:value-type="float" office:value="60.8038783922431" calcext:value-type="float">
            <text:p>60.8038783922431</text:p>
          </table:table-cell>
          <table:table-cell table:formula="of:=DEGREES(ATAN(ABS([.F642]-[.C642])/ABS([.E642]-[.B642])))" office:value-type="float" office:value="5.15871351646671" calcext:value-type="float">
            <text:p>5.15871351646671</text:p>
          </table:table-cell>
          <table:table-cell table:formula="of:=SQRT(POWER([.H642];2)+POWER([.I642];2)+POWER([.J642];2))" office:value-type="float" office:value="697.778261541617" calcext:value-type="float">
            <text:p>697.778261541617</text:p>
          </table:table-cell>
        </table:table-row>
        <table:table-row table:style-name="ro1">
          <table:table-cell office:value-type="float" office:value="96.1802" calcext:value-type="float">
            <text:p>96.1802</text:p>
          </table:table-cell>
          <table:table-cell office:value-type="float" office:value="315.274" calcext:value-type="float">
            <text:p>315.274</text:p>
          </table:table-cell>
          <table:table-cell office:value-type="float" office:value="49.0678" calcext:value-type="float">
            <text:p>49.0678</text:p>
          </table:table-cell>
          <table:table-cell office:value-type="float" office:value="92.553" calcext:value-type="float">
            <text:p>92.553</text:p>
          </table:table-cell>
          <table:table-cell office:value-type="float" office:value="306.511" calcext:value-type="float">
            <text:p>306.511</text:p>
          </table:table-cell>
          <table:table-cell office:value-type="float" office:value="50.7827" calcext:value-type="float">
            <text:p>50.7827</text:p>
          </table:table-cell>
          <table:table-cell/>
          <table:table-cell table:formula="of:=([.D643]-[.A643])/0.0166667" office:value-type="float" office:value="-217.631564736871" calcext:value-type="float">
            <text:p>-217.631564736871</text:p>
          </table:table-cell>
          <table:table-cell table:formula="of:=ABS([.E643]-[.B643])/0.0166667" office:value-type="float" office:value="525.778948442102" calcext:value-type="float">
            <text:p>525.778948442102</text:p>
          </table:table-cell>
          <table:table-cell table:formula="of:=([.F643]-[.C643])/0.0166667" office:value-type="float" office:value="102.893794212412" calcext:value-type="float">
            <text:p>102.893794212412</text:p>
          </table:table-cell>
          <table:table-cell table:formula="of:=DEGREES(ATAN(ABS([.F643]-[.C643])/ABS([.E643]-[.B643])))" office:value-type="float" office:value="11.0727214823254" calcext:value-type="float">
            <text:p>11.0727214823254</text:p>
          </table:table-cell>
          <table:table-cell table:formula="of:=SQRT(POWER([.H643];2)+POWER([.I643];2)+POWER([.J643];2))" office:value-type="float" office:value="578.26821932571" calcext:value-type="float">
            <text:p>578.26821932571</text:p>
          </table:table-cell>
        </table:table-row>
        <table:table-row table:style-name="ro1">
          <table:table-cell office:value-type="float" office:value="95.7424" calcext:value-type="float">
            <text:p>95.7424</text:p>
          </table:table-cell>
          <table:table-cell office:value-type="float" office:value="317.1" calcext:value-type="float">
            <text:p>317.1</text:p>
          </table:table-cell>
          <table:table-cell office:value-type="float" office:value="47.7626" calcext:value-type="float">
            <text:p>47.7626</text:p>
          </table:table-cell>
          <table:table-cell office:value-type="float" office:value="92.5925" calcext:value-type="float">
            <text:p>92.5925</text:p>
          </table:table-cell>
          <table:table-cell office:value-type="float" office:value="306.984" calcext:value-type="float">
            <text:p>306.984</text:p>
          </table:table-cell>
          <table:table-cell office:value-type="float" office:value="48.8927" calcext:value-type="float">
            <text:p>48.8927</text:p>
          </table:table-cell>
          <table:table-cell/>
          <table:table-cell table:formula="of:=([.D644]-[.A644])/0.0166667" office:value-type="float" office:value="-188.993622012756" calcext:value-type="float">
            <text:p>-188.993622012756</text:p>
          </table:table-cell>
          <table:table-cell table:formula="of:=ABS([.E644]-[.B644])/0.0166667" office:value-type="float" office:value="606.95878608243" calcext:value-type="float">
            <text:p>606.95878608243</text:p>
          </table:table-cell>
          <table:table-cell table:formula="of:=([.F644]-[.C644])/0.0166667" office:value-type="float" office:value="67.8058643882711" calcext:value-type="float">
            <text:p>67.8058643882711</text:p>
          </table:table-cell>
          <table:table-cell table:formula="of:=DEGREES(ATAN(ABS([.F644]-[.C644])/ABS([.E644]-[.B644])))" office:value-type="float" office:value="6.37431779567119" calcext:value-type="float">
            <text:p>6.37431779567119</text:p>
          </table:table-cell>
          <table:table-cell table:formula="of:=SQRT(POWER([.H644];2)+POWER([.I644];2)+POWER([.J644];2))" office:value-type="float" office:value="639.308370357841" calcext:value-type="float">
            <text:p>639.308370357841</text:p>
          </table:table-cell>
        </table:table-row>
        <table:table-row table:style-name="ro1">
          <table:table-cell office:value-type="float" office:value="93.6587" calcext:value-type="float">
            <text:p>93.6587</text:p>
          </table:table-cell>
          <table:table-cell office:value-type="float" office:value="312.885" calcext:value-type="float">
            <text:p>312.885</text:p>
          </table:table-cell>
          <table:table-cell office:value-type="float" office:value="47.8195" calcext:value-type="float">
            <text:p>47.8195</text:p>
          </table:table-cell>
          <table:table-cell office:value-type="float" office:value="90.7232" calcext:value-type="float">
            <text:p>90.7232</text:p>
          </table:table-cell>
          <table:table-cell office:value-type="float" office:value="300.02" calcext:value-type="float">
            <text:p>300.02</text:p>
          </table:table-cell>
          <table:table-cell office:value-type="float" office:value="49.3365" calcext:value-type="float">
            <text:p>49.3365</text:p>
          </table:table-cell>
          <table:table-cell/>
          <table:table-cell table:formula="of:=([.D645]-[.A645])/0.0166667" office:value-type="float" office:value="-176.129647740704" calcext:value-type="float">
            <text:p>-176.129647740704</text:p>
          </table:table-cell>
          <table:table-cell table:formula="of:=ABS([.E645]-[.B645])/0.0166667" office:value-type="float" office:value="771.898456203088" calcext:value-type="float">
            <text:p>771.898456203088</text:p>
          </table:table-cell>
          <table:table-cell table:formula="of:=([.F645]-[.C645])/0.0166667" office:value-type="float" office:value="91.0198179603643" calcext:value-type="float">
            <text:p>91.0198179603643</text:p>
          </table:table-cell>
          <table:table-cell table:formula="of:=DEGREES(ATAN(ABS([.F645]-[.C645])/ABS([.E645]-[.B645])))" office:value-type="float" office:value="6.72508198750203" calcext:value-type="float">
            <text:p>6.72508198750203</text:p>
          </table:table-cell>
          <table:table-cell table:formula="of:=SQRT(POWER([.H645];2)+POWER([.I645];2)+POWER([.J645];2))" office:value-type="float" office:value="796.952625168845" calcext:value-type="float">
            <text:p>796.952625168845</text:p>
          </table:table-cell>
        </table:table-row>
        <table:table-row table:style-name="ro1">
          <table:table-cell office:value-type="float" office:value="93.4012" calcext:value-type="float">
            <text:p>93.4012</text:p>
          </table:table-cell>
          <table:table-cell office:value-type="float" office:value="313.729" calcext:value-type="float">
            <text:p>313.729</text:p>
          </table:table-cell>
          <table:table-cell office:value-type="float" office:value="50.0897" calcext:value-type="float">
            <text:p>50.0897</text:p>
          </table:table-cell>
          <table:table-cell office:value-type="float" office:value="89.8354" calcext:value-type="float">
            <text:p>89.8354</text:p>
          </table:table-cell>
          <table:table-cell office:value-type="float" office:value="304.954" calcext:value-type="float">
            <text:p>304.954</text:p>
          </table:table-cell>
          <table:table-cell office:value-type="float" office:value="51.7893" calcext:value-type="float">
            <text:p>51.7893</text:p>
          </table:table-cell>
          <table:table-cell/>
          <table:table-cell table:formula="of:=([.D646]-[.A646])/0.0166667" office:value-type="float" office:value="-213.947572104856" calcext:value-type="float">
            <text:p>-213.947572104856</text:p>
          </table:table-cell>
          <table:table-cell table:formula="of:=ABS([.E646]-[.B646])/0.0166667" office:value-type="float" office:value="526.498947002105" calcext:value-type="float">
            <text:p>526.498947002105</text:p>
          </table:table-cell>
          <table:table-cell table:formula="of:=([.F646]-[.C646])/0.0166667" office:value-type="float" office:value="101.975796048408" calcext:value-type="float">
            <text:p>101.975796048408</text:p>
          </table:table-cell>
          <table:table-cell table:formula="of:=DEGREES(ATAN(ABS([.F646]-[.C646])/ABS([.E646]-[.B646])))" office:value-type="float" office:value="10.9616960550987" calcext:value-type="float">
            <text:p>10.9616960550987</text:p>
          </table:table-cell>
          <table:table-cell table:formula="of:=SQRT(POWER([.H646];2)+POWER([.I646];2)+POWER([.J646];2))" office:value-type="float" office:value="577.385285388876" calcext:value-type="float">
            <text:p>577.385285388876</text:p>
          </table:table-cell>
        </table:table-row>
        <table:table-row table:style-name="ro1">
          <table:table-cell office:value-type="float" office:value="95.3726" calcext:value-type="float">
            <text:p>95.3726</text:p>
          </table:table-cell>
          <table:table-cell office:value-type="float" office:value="315.334" calcext:value-type="float">
            <text:p>315.334</text:p>
          </table:table-cell>
          <table:table-cell office:value-type="float" office:value="49.0665" calcext:value-type="float">
            <text:p>49.0665</text:p>
          </table:table-cell>
          <table:table-cell office:value-type="float" office:value="91.9731" calcext:value-type="float">
            <text:p>91.9731</text:p>
          </table:table-cell>
          <table:table-cell office:value-type="float" office:value="305.215" calcext:value-type="float">
            <text:p>305.215</text:p>
          </table:table-cell>
          <table:table-cell office:value-type="float" office:value="50.4386" calcext:value-type="float">
            <text:p>50.4386</text:p>
          </table:table-cell>
          <table:table-cell/>
          <table:table-cell table:formula="of:=([.D647]-[.A647])/0.0166667" office:value-type="float" office:value="-203.969592060816" calcext:value-type="float">
            <text:p>-203.969592060816</text:p>
          </table:table-cell>
          <table:table-cell table:formula="of:=ABS([.E647]-[.B647])/0.0166667" office:value-type="float" office:value="607.13878572243" calcext:value-type="float">
            <text:p>607.13878572243</text:p>
          </table:table-cell>
          <table:table-cell table:formula="of:=([.F647]-[.C647])/0.0166667" office:value-type="float" office:value="82.3258353483295" calcext:value-type="float">
            <text:p>82.3258353483295</text:p>
          </table:table-cell>
          <table:table-cell table:formula="of:=DEGREES(ATAN(ABS([.F647]-[.C647])/ABS([.E647]-[.B647])))" office:value-type="float" office:value="7.72200485008983" calcext:value-type="float">
            <text:p>7.72200485008983</text:p>
          </table:table-cell>
          <table:table-cell table:formula="of:=SQRT(POWER([.H647];2)+POWER([.I647];2)+POWER([.J647];2))" office:value-type="float" office:value="645.754320759655" calcext:value-type="float">
            <text:p>645.754320759655</text:p>
          </table:table-cell>
        </table:table-row>
        <table:table-row table:style-name="ro1">
          <table:table-cell office:value-type="float" office:value="91.9012" calcext:value-type="float">
            <text:p>91.9012</text:p>
          </table:table-cell>
          <table:table-cell office:value-type="float" office:value="309.719" calcext:value-type="float">
            <text:p>309.719</text:p>
          </table:table-cell>
          <table:table-cell office:value-type="float" office:value="49.3165" calcext:value-type="float">
            <text:p>49.3165</text:p>
          </table:table-cell>
          <table:table-cell office:value-type="float" office:value="88.3444" calcext:value-type="float">
            <text:p>88.3444</text:p>
          </table:table-cell>
          <table:table-cell office:value-type="float" office:value="299.728" calcext:value-type="float">
            <text:p>299.728</text:p>
          </table:table-cell>
          <table:table-cell office:value-type="float" office:value="50.6841" calcext:value-type="float">
            <text:p>50.6841</text:p>
          </table:table-cell>
          <table:table-cell/>
          <table:table-cell table:formula="of:=([.D648]-[.A648])/0.0166667" office:value-type="float" office:value="-213.407573184854" calcext:value-type="float">
            <text:p>-213.407573184854</text:p>
          </table:table-cell>
          <table:table-cell table:formula="of:=ABS([.E648]-[.B648])/0.0166667" office:value-type="float" office:value="599.458801082397" calcext:value-type="float">
            <text:p>599.458801082397</text:p>
          </table:table-cell>
          <table:table-cell table:formula="of:=([.F648]-[.C648])/0.0166667" office:value-type="float" office:value="82.0558358883284" calcext:value-type="float">
            <text:p>82.0558358883284</text:p>
          </table:table-cell>
          <table:table-cell table:formula="of:=DEGREES(ATAN(ABS([.F648]-[.C648])/ABS([.E648]-[.B648])))" office:value-type="float" office:value="7.7943890518441" calcext:value-type="float">
            <text:p>7.7943890518441</text:p>
          </table:table-cell>
          <table:table-cell table:formula="of:=SQRT(POWER([.H648];2)+POWER([.I648];2)+POWER([.J648];2))" office:value-type="float" office:value="641.581488737889" calcext:value-type="float">
            <text:p>641.581488737889</text:p>
          </table:table-cell>
        </table:table-row>
        <table:table-row table:style-name="ro1">
          <table:table-cell office:value-type="float" office:value="95.5315" calcext:value-type="float">
            <text:p>95.5315</text:p>
          </table:table-cell>
          <table:table-cell office:value-type="float" office:value="318.487" calcext:value-type="float">
            <text:p>318.487</text:p>
          </table:table-cell>
          <table:table-cell office:value-type="float" office:value="48.1122" calcext:value-type="float">
            <text:p>48.1122</text:p>
          </table:table-cell>
          <table:table-cell office:value-type="float" office:value="92.3108" calcext:value-type="float">
            <text:p>92.3108</text:p>
          </table:table-cell>
          <table:table-cell office:value-type="float" office:value="306.801" calcext:value-type="float">
            <text:p>306.801</text:p>
          </table:table-cell>
          <table:table-cell office:value-type="float" office:value="49.7034" calcext:value-type="float">
            <text:p>49.7034</text:p>
          </table:table-cell>
          <table:table-cell/>
          <table:table-cell table:formula="of:=([.D649]-[.A649])/0.0166667" office:value-type="float" office:value="-193.241613516773" calcext:value-type="float">
            <text:p>-193.241613516773</text:p>
          </table:table-cell>
          <table:table-cell table:formula="of:=ABS([.E649]-[.B649])/0.0166667" office:value-type="float" office:value="701.158597682807" calcext:value-type="float">
            <text:p>701.158597682807</text:p>
          </table:table-cell>
          <table:table-cell table:formula="of:=([.F649]-[.C649])/0.0166667" office:value-type="float" office:value="95.4718090563819" calcext:value-type="float">
            <text:p>95.4718090563819</text:p>
          </table:table-cell>
          <table:table-cell table:formula="of:=DEGREES(ATAN(ABS([.F649]-[.C649])/ABS([.E649]-[.B649])))" office:value-type="float" office:value="7.75387602010323" calcext:value-type="float">
            <text:p>7.75387602010323</text:p>
          </table:table-cell>
          <table:table-cell table:formula="of:=SQRT(POWER([.H649];2)+POWER([.I649];2)+POWER([.J649];2))" office:value-type="float" office:value="733.539751222511" calcext:value-type="float">
            <text:p>733.539751222511</text:p>
          </table:table-cell>
        </table:table-row>
        <table:table-row table:style-name="ro1">
          <table:table-cell office:value-type="float" office:value="96.3517" calcext:value-type="float">
            <text:p>96.3517</text:p>
          </table:table-cell>
          <table:table-cell office:value-type="float" office:value="318.498" calcext:value-type="float">
            <text:p>318.498</text:p>
          </table:table-cell>
          <table:table-cell office:value-type="float" office:value="47.8363" calcext:value-type="float">
            <text:p>47.8363</text:p>
          </table:table-cell>
          <table:table-cell office:value-type="float" office:value="92.9102" calcext:value-type="float">
            <text:p>92.9102</text:p>
          </table:table-cell>
          <table:table-cell office:value-type="float" office:value="308.292" calcext:value-type="float">
            <text:p>308.292</text:p>
          </table:table-cell>
          <table:table-cell office:value-type="float" office:value="49.2369" calcext:value-type="float">
            <text:p>49.2369</text:p>
          </table:table-cell>
          <table:table-cell/>
          <table:table-cell table:formula="of:=([.D650]-[.A650])/0.0166667" office:value-type="float" office:value="-206.489587020825" calcext:value-type="float">
            <text:p>-206.489587020825</text:p>
          </table:table-cell>
          <table:table-cell table:formula="of:=ABS([.E650]-[.B650])/0.0166667" office:value-type="float" office:value="612.35877528245" calcext:value-type="float">
            <text:p>612.35877528245</text:p>
          </table:table-cell>
          <table:table-cell table:formula="of:=([.F650]-[.C650])/0.0166667" office:value-type="float" office:value="84.035831928336" calcext:value-type="float">
            <text:p>84.035831928336</text:p>
          </table:table-cell>
          <table:table-cell table:formula="of:=DEGREES(ATAN(ABS([.F650]-[.C650])/ABS([.E650]-[.B650])))" office:value-type="float" office:value="7.81406186786203" calcext:value-type="float">
            <text:p>7.81406186786203</text:p>
          </table:table-cell>
          <table:table-cell table:formula="of:=SQRT(POWER([.H650];2)+POWER([.I650];2)+POWER([.J650];2))" office:value-type="float" office:value="651.677251606454" calcext:value-type="float">
            <text:p>651.677251606454</text:p>
          </table:table-cell>
        </table:table-row>
        <table:table-row table:style-name="ro1">
          <table:table-cell office:value-type="float" office:value="97.541" calcext:value-type="float">
            <text:p>97.541</text:p>
          </table:table-cell>
          <table:table-cell office:value-type="float" office:value="315.322" calcext:value-type="float">
            <text:p>315.322</text:p>
          </table:table-cell>
          <table:table-cell office:value-type="float" office:value="48.5189" calcext:value-type="float">
            <text:p>48.5189</text:p>
          </table:table-cell>
          <table:table-cell office:value-type="float" office:value="94.621" calcext:value-type="float">
            <text:p>94.621</text:p>
          </table:table-cell>
          <table:table-cell office:value-type="float" office:value="305.187" calcext:value-type="float">
            <text:p>305.187</text:p>
          </table:table-cell>
          <table:table-cell office:value-type="float" office:value="50.1598" calcext:value-type="float">
            <text:p>50.1598</text:p>
          </table:table-cell>
          <table:table-cell/>
          <table:table-cell table:formula="of:=([.D651]-[.A651])/0.0166667" office:value-type="float" office:value="-175.199649600701" calcext:value-type="float">
            <text:p>-175.199649600701</text:p>
          </table:table-cell>
          <table:table-cell table:formula="of:=ABS([.E651]-[.B651])/0.0166667" office:value-type="float" office:value="608.098783802432" calcext:value-type="float">
            <text:p>608.098783802432</text:p>
          </table:table-cell>
          <table:table-cell table:formula="of:=([.F651]-[.C651])/0.0166667" office:value-type="float" office:value="98.4538030923935" calcext:value-type="float">
            <text:p>98.4538030923935</text:p>
          </table:table-cell>
          <table:table-cell table:formula="of:=DEGREES(ATAN(ABS([.F651]-[.C651])/ABS([.E651]-[.B651])))" office:value-type="float" office:value="9.19662965898639" calcext:value-type="float">
            <text:p>9.19662965898639</text:p>
          </table:table-cell>
          <table:table-cell table:formula="of:=SQRT(POWER([.H651];2)+POWER([.I651];2)+POWER([.J651];2))" office:value-type="float" office:value="640.446874787879" calcext:value-type="float">
            <text:p>640.446874787879</text:p>
          </table:table-cell>
        </table:table-row>
        <table:table-row table:style-name="ro1">
          <table:table-cell office:value-type="float" office:value="98.6016" calcext:value-type="float">
            <text:p>98.6016</text:p>
          </table:table-cell>
          <table:table-cell office:value-type="float" office:value="319.842" calcext:value-type="float">
            <text:p>319.842</text:p>
          </table:table-cell>
          <table:table-cell office:value-type="float" office:value="47.637" calcext:value-type="float">
            <text:p>47.637</text:p>
          </table:table-cell>
          <table:table-cell office:value-type="float" office:value="95.7552" calcext:value-type="float">
            <text:p>95.7552</text:p>
          </table:table-cell>
          <table:table-cell office:value-type="float" office:value="306.634" calcext:value-type="float">
            <text:p>306.634</text:p>
          </table:table-cell>
          <table:table-cell office:value-type="float" office:value="49.6966" calcext:value-type="float">
            <text:p>49.6966</text:p>
          </table:table-cell>
          <table:table-cell/>
          <table:table-cell table:formula="of:=([.D652]-[.A652])/0.0166667" office:value-type="float" office:value="-170.783658432683" calcext:value-type="float">
            <text:p>-170.783658432683</text:p>
          </table:table-cell>
          <table:table-cell table:formula="of:=ABS([.E652]-[.B652])/0.0166667" office:value-type="float" office:value="792.478415043168" calcext:value-type="float">
            <text:p>792.478415043168</text:p>
          </table:table-cell>
          <table:table-cell table:formula="of:=([.F652]-[.C652])/0.0166667" office:value-type="float" office:value="123.575752848494" calcext:value-type="float">
            <text:p>123.575752848494</text:p>
          </table:table-cell>
          <table:table-cell table:formula="of:=DEGREES(ATAN(ABS([.F652]-[.C652])/ABS([.E652]-[.B652])))" office:value-type="float" office:value="8.8630848140302" calcext:value-type="float">
            <text:p>8.8630848140302</text:p>
          </table:table-cell>
          <table:table-cell table:formula="of:=SQRT(POWER([.H652];2)+POWER([.I652];2)+POWER([.J652];2))" office:value-type="float" office:value="820.036622955985" calcext:value-type="float">
            <text:p>820.036622955985</text:p>
          </table:table-cell>
        </table:table-row>
        <table:table-row table:style-name="ro1">
          <table:table-cell office:value-type="float" office:value="98.3644" calcext:value-type="float">
            <text:p>98.3644</text:p>
          </table:table-cell>
          <table:table-cell office:value-type="float" office:value="315.411" calcext:value-type="float">
            <text:p>315.411</text:p>
          </table:table-cell>
          <table:table-cell office:value-type="float" office:value="47.9685" calcext:value-type="float">
            <text:p>47.9685</text:p>
          </table:table-cell>
          <table:table-cell office:value-type="float" office:value="96.0931" calcext:value-type="float">
            <text:p>96.0931</text:p>
          </table:table-cell>
          <table:table-cell office:value-type="float" office:value="302.584" calcext:value-type="float">
            <text:p>302.584</text:p>
          </table:table-cell>
          <table:table-cell office:value-type="float" office:value="49.1999" calcext:value-type="float">
            <text:p>49.1999</text:p>
          </table:table-cell>
          <table:table-cell/>
          <table:table-cell table:formula="of:=([.D653]-[.A653])/0.0166667" office:value-type="float" office:value="-136.277727444545" calcext:value-type="float">
            <text:p>-136.277727444545</text:p>
          </table:table-cell>
          <table:table-cell table:formula="of:=ABS([.E653]-[.B653])/0.0166667" office:value-type="float" office:value="769.618460763078" calcext:value-type="float">
            <text:p>769.618460763078</text:p>
          </table:table-cell>
          <table:table-cell table:formula="of:=([.F653]-[.C653])/0.0166667" office:value-type="float" office:value="73.8838522322956" calcext:value-type="float">
            <text:p>73.8838522322956</text:p>
          </table:table-cell>
          <table:table-cell table:formula="of:=DEGREES(ATAN(ABS([.F653]-[.C653])/ABS([.E653]-[.B653])))" office:value-type="float" office:value="5.48362585262548" calcext:value-type="float">
            <text:p>5.48362585262548</text:p>
          </table:table-cell>
          <table:table-cell table:formula="of:=SQRT(POWER([.H653];2)+POWER([.I653];2)+POWER([.J653];2))" office:value-type="float" office:value="785.075166952479" calcext:value-type="float">
            <text:p>785.075166952479</text:p>
          </table:table-cell>
        </table:table-row>
        <table:table-row table:style-name="ro1">
          <table:table-cell office:value-type="float" office:value="97.8903" calcext:value-type="float">
            <text:p>97.8903</text:p>
          </table:table-cell>
          <table:table-cell office:value-type="float" office:value="316.804" calcext:value-type="float">
            <text:p>316.804</text:p>
          </table:table-cell>
          <table:table-cell office:value-type="float" office:value="48.3176" calcext:value-type="float">
            <text:p>48.3176</text:p>
          </table:table-cell>
          <table:table-cell office:value-type="float" office:value="95.2257" calcext:value-type="float">
            <text:p>95.2257</text:p>
          </table:table-cell>
          <table:table-cell office:value-type="float" office:value="306.664" calcext:value-type="float">
            <text:p>306.664</text:p>
          </table:table-cell>
          <table:table-cell office:value-type="float" office:value="49.697" calcext:value-type="float">
            <text:p>49.697</text:p>
          </table:table-cell>
          <table:table-cell/>
          <table:table-cell table:formula="of:=([.D654]-[.A654])/0.0166667" office:value-type="float" office:value="-159.875680248639" calcext:value-type="float">
            <text:p>-159.875680248639</text:p>
          </table:table-cell>
          <table:table-cell table:formula="of:=ABS([.E654]-[.B654])/0.0166667" office:value-type="float" office:value="608.398783202433" calcext:value-type="float">
            <text:p>608.398783202433</text:p>
          </table:table-cell>
          <table:table-cell table:formula="of:=([.F654]-[.C654])/0.0166667" office:value-type="float" office:value="82.7638344723313" calcext:value-type="float">
            <text:p>82.7638344723313</text:p>
          </table:table-cell>
          <table:table-cell table:formula="of:=DEGREES(ATAN(ABS([.F654]-[.C654])/ABS([.E654]-[.B654])))" office:value-type="float" office:value="7.74670776589426" calcext:value-type="float">
            <text:p>7.74670776589426</text:p>
          </table:table-cell>
          <table:table-cell table:formula="of:=SQRT(POWER([.H654];2)+POWER([.I654];2)+POWER([.J654];2))" office:value-type="float" office:value="634.47550373023" calcext:value-type="float">
            <text:p>634.47550373023</text:p>
          </table:table-cell>
        </table:table-row>
        <table:table-row table:style-name="ro1">
          <table:table-cell office:value-type="float" office:value="97.2302" calcext:value-type="float">
            <text:p>97.2302</text:p>
          </table:table-cell>
          <table:table-cell office:value-type="float" office:value="309.429" calcext:value-type="float">
            <text:p>309.429</text:p>
          </table:table-cell>
          <table:table-cell office:value-type="float" office:value="49.3101" calcext:value-type="float">
            <text:p>49.3101</text:p>
          </table:table-cell>
          <table:table-cell office:value-type="float" office:value="94.879" calcext:value-type="float">
            <text:p>94.879</text:p>
          </table:table-cell>
          <table:table-cell office:value-type="float" office:value="299.569" calcext:value-type="float">
            <text:p>299.569</text:p>
          </table:table-cell>
          <table:table-cell office:value-type="float" office:value="50.6494" calcext:value-type="float">
            <text:p>50.6494</text:p>
          </table:table-cell>
          <table:table-cell/>
          <table:table-cell table:formula="of:=([.D655]-[.A655])/0.0166667" office:value-type="float" office:value="-141.071717856564" calcext:value-type="float">
            <text:p>-141.071717856564</text:p>
          </table:table-cell>
          <table:table-cell table:formula="of:=ABS([.E655]-[.B655])/0.0166667" office:value-type="float" office:value="591.598816802364" calcext:value-type="float">
            <text:p>591.598816802364</text:p>
          </table:table-cell>
          <table:table-cell table:formula="of:=([.F655]-[.C655])/0.0166667" office:value-type="float" office:value="80.3578392843215" calcext:value-type="float">
            <text:p>80.3578392843215</text:p>
          </table:table-cell>
          <table:table-cell table:formula="of:=DEGREES(ATAN(ABS([.F655]-[.C655])/ABS([.E655]-[.B655])))" office:value-type="float" office:value="7.73523936322259" calcext:value-type="float">
            <text:p>7.73523936322259</text:p>
          </table:table-cell>
          <table:table-cell table:formula="of:=SQRT(POWER([.H655];2)+POWER([.I655];2)+POWER([.J655];2))" office:value-type="float" office:value="613.471899890617" calcext:value-type="float">
            <text:p>613.471899890617</text:p>
          </table:table-cell>
        </table:table-row>
        <table:table-row table:style-name="ro1">
          <table:table-cell office:value-type="float" office:value="97.0166" calcext:value-type="float">
            <text:p>97.0166</text:p>
          </table:table-cell>
          <table:table-cell office:value-type="float" office:value="315.496" calcext:value-type="float">
            <text:p>315.496</text:p>
          </table:table-cell>
          <table:table-cell office:value-type="float" office:value="47.9682" calcext:value-type="float">
            <text:p>47.9682</text:p>
          </table:table-cell>
          <table:table-cell office:value-type="float" office:value="94.3753" calcext:value-type="float">
            <text:p>94.3753</text:p>
          </table:table-cell>
          <table:table-cell office:value-type="float" office:value="305.392" calcext:value-type="float">
            <text:p>305.392</text:p>
          </table:table-cell>
          <table:table-cell office:value-type="float" office:value="49.3537" calcext:value-type="float">
            <text:p>49.3537</text:p>
          </table:table-cell>
          <table:table-cell/>
          <table:table-cell table:formula="of:=([.D656]-[.A656])/0.0166667" office:value-type="float" office:value="-158.477683044634" calcext:value-type="float">
            <text:p>-158.477683044634</text:p>
          </table:table-cell>
          <table:table-cell table:formula="of:=ABS([.E656]-[.B656])/0.0166667" office:value-type="float" office:value="606.238787522424" calcext:value-type="float">
            <text:p>606.238787522424</text:p>
          </table:table-cell>
          <table:table-cell table:formula="of:=([.F656]-[.C656])/0.0166667" office:value-type="float" office:value="83.1298337403326" calcext:value-type="float">
            <text:p>83.1298337403326</text:p>
          </table:table-cell>
          <table:table-cell table:formula="of:=DEGREES(ATAN(ABS([.F656]-[.C656])/ABS([.E656]-[.B656])))" office:value-type="float" office:value="7.80792698166325" calcext:value-type="float">
            <text:p>7.80792698166325</text:p>
          </table:table-cell>
          <table:table-cell table:formula="of:=SQRT(POWER([.H656];2)+POWER([.I656];2)+POWER([.J656];2))" office:value-type="float" office:value="632.100635008026" calcext:value-type="float">
            <text:p>632.100635008026</text:p>
          </table:table-cell>
        </table:table-row>
        <table:table-row table:style-name="ro1">
          <table:table-cell office:value-type="float" office:value="99.0396" calcext:value-type="float">
            <text:p>99.0396</text:p>
          </table:table-cell>
          <table:table-cell office:value-type="float" office:value="322.846" calcext:value-type="float">
            <text:p>322.846</text:p>
          </table:table-cell>
          <table:table-cell office:value-type="float" office:value="47.2296" calcext:value-type="float">
            <text:p>47.2296</text:p>
          </table:table-cell>
          <table:table-cell office:value-type="float" office:value="96.1662" calcext:value-type="float">
            <text:p>96.1662</text:p>
          </table:table-cell>
          <table:table-cell office:value-type="float" office:value="309.512" calcext:value-type="float">
            <text:p>309.512</text:p>
          </table:table-cell>
          <table:table-cell office:value-type="float" office:value="49.3079" calcext:value-type="float">
            <text:p>49.3079</text:p>
          </table:table-cell>
          <table:table-cell/>
          <table:table-cell table:formula="of:=([.D657]-[.A657])/0.0166667" office:value-type="float" office:value="-172.403655192689" calcext:value-type="float">
            <text:p>-172.403655192689</text:p>
          </table:table-cell>
          <table:table-cell table:formula="of:=ABS([.E657]-[.B657])/0.0166667" office:value-type="float" office:value="800.0383999232" calcext:value-type="float">
            <text:p>800.0383999232</text:p>
          </table:table-cell>
          <table:table-cell table:formula="of:=([.F657]-[.C657])/0.0166667" office:value-type="float" office:value="124.697750604499" calcext:value-type="float">
            <text:p>124.697750604499</text:p>
          </table:table-cell>
          <table:table-cell table:formula="of:=DEGREES(ATAN(ABS([.F657]-[.C657])/ABS([.E657]-[.B657])))" office:value-type="float" office:value="8.85910832119115" calcext:value-type="float">
            <text:p>8.85910832119115</text:p>
          </table:table-cell>
          <table:table-cell table:formula="of:=SQRT(POWER([.H657];2)+POWER([.I657];2)+POWER([.J657];2))" office:value-type="float" office:value="827.849014423099" calcext:value-type="float">
            <text:p>827.849014423099</text:p>
          </table:table-cell>
        </table:table-row>
        <table:table-row table:style-name="ro1">
          <table:table-cell office:value-type="float" office:value="96.8357" calcext:value-type="float">
            <text:p>96.8357</text:p>
          </table:table-cell>
          <table:table-cell office:value-type="float" office:value="312.272" calcext:value-type="float">
            <text:p>312.272</text:p>
          </table:table-cell>
          <table:table-cell office:value-type="float" office:value="49.4607" calcext:value-type="float">
            <text:p>49.4607</text:p>
          </table:table-cell>
          <table:table-cell office:value-type="float" office:value="93.6911" calcext:value-type="float">
            <text:p>93.6911</text:p>
          </table:table-cell>
          <table:table-cell office:value-type="float" office:value="302.302" calcext:value-type="float">
            <text:p>302.302</text:p>
          </table:table-cell>
          <table:table-cell office:value-type="float" office:value="50.8107" calcext:value-type="float">
            <text:p>50.8107</text:p>
          </table:table-cell>
          <table:table-cell/>
          <table:table-cell table:formula="of:=([.D658]-[.A658])/0.0166667" office:value-type="float" office:value="-188.675622648755" calcext:value-type="float">
            <text:p>-188.675622648755</text:p>
          </table:table-cell>
          <table:table-cell table:formula="of:=ABS([.E658]-[.B658])/0.0166667" office:value-type="float" office:value="598.198803602391" calcext:value-type="float">
            <text:p>598.198803602391</text:p>
          </table:table-cell>
          <table:table-cell table:formula="of:=([.F658]-[.C658])/0.0166667" office:value-type="float" office:value="80.9998380003237" calcext:value-type="float">
            <text:p>80.9998380003237</text:p>
          </table:table-cell>
          <table:table-cell table:formula="of:=DEGREES(ATAN(ABS([.F658]-[.C658])/ABS([.E658]-[.B658])))" office:value-type="float" office:value="7.71130456467431" calcext:value-type="float">
            <text:p>7.71130456467431</text:p>
          </table:table-cell>
          <table:table-cell table:formula="of:=SQRT(POWER([.H658];2)+POWER([.I658];2)+POWER([.J658];2))" office:value-type="float" office:value="632.456538403475" calcext:value-type="float">
            <text:p>632.456538403475</text:p>
          </table:table-cell>
        </table:table-row>
        <table:table-row table:style-name="ro1">
          <table:table-cell office:value-type="float" office:value="91.8074" calcext:value-type="float">
            <text:p>91.8074</text:p>
          </table:table-cell>
          <table:table-cell office:value-type="float" office:value="307.163" calcext:value-type="float">
            <text:p>307.163</text:p>
          </table:table-cell>
          <table:table-cell office:value-type="float" office:value="48.3519" calcext:value-type="float">
            <text:p>48.3519</text:p>
          </table:table-cell>
          <table:table-cell office:value-type="float" office:value="88.4733" calcext:value-type="float">
            <text:p>88.4733</text:p>
          </table:table-cell>
          <table:table-cell office:value-type="float" office:value="295.783" calcext:value-type="float">
            <text:p>295.783</text:p>
          </table:table-cell>
          <table:table-cell office:value-type="float" office:value="50.1898" calcext:value-type="float">
            <text:p>50.1898</text:p>
          </table:table-cell>
          <table:table-cell/>
          <table:table-cell table:formula="of:=([.D659]-[.A659])/0.0166667" office:value-type="float" office:value="-200.045599908801" calcext:value-type="float">
            <text:p>-200.045599908801</text:p>
          </table:table-cell>
          <table:table-cell table:formula="of:=ABS([.E659]-[.B659])/0.0166667" office:value-type="float" office:value="682.798634402731" calcext:value-type="float">
            <text:p>682.798634402731</text:p>
          </table:table-cell>
          <table:table-cell table:formula="of:=([.F659]-[.C659])/0.0166667" office:value-type="float" office:value="110.273779452441" calcext:value-type="float">
            <text:p>110.273779452441</text:p>
          </table:table-cell>
          <table:table-cell table:formula="of:=DEGREES(ATAN(ABS([.F659]-[.C659])/ABS([.E659]-[.B659])))" office:value-type="float" office:value="9.17420288944412" calcext:value-type="float">
            <text:p>9.17420288944412</text:p>
          </table:table-cell>
          <table:table-cell table:formula="of:=SQRT(POWER([.H659];2)+POWER([.I659];2)+POWER([.J659];2))" office:value-type="float" office:value="719.994808050608" calcext:value-type="float">
            <text:p>719.994808050608</text:p>
          </table:table-cell>
        </table:table-row>
        <table:table-row table:style-name="ro1">
          <table:table-cell office:value-type="float" office:value="90.0969" calcext:value-type="float">
            <text:p>90.0969</text:p>
          </table:table-cell>
          <table:table-cell office:value-type="float" office:value="304.248" calcext:value-type="float">
            <text:p>304.248</text:p>
          </table:table-cell>
          <table:table-cell office:value-type="float" office:value="49.0246" calcext:value-type="float">
            <text:p>49.0246</text:p>
          </table:table-cell>
          <table:table-cell office:value-type="float" office:value="88.388" calcext:value-type="float">
            <text:p>88.388</text:p>
          </table:table-cell>
          <table:table-cell office:value-type="float" office:value="286.241" calcext:value-type="float">
            <text:p>286.241</text:p>
          </table:table-cell>
          <table:table-cell office:value-type="float" office:value="51.4883" calcext:value-type="float">
            <text:p>51.4883</text:p>
          </table:table-cell>
          <table:table-cell/>
          <table:table-cell table:formula="of:=([.D660]-[.A660])/0.0166667" office:value-type="float" office:value="-102.53379493241" calcext:value-type="float">
            <text:p>-102.53379493241</text:p>
          </table:table-cell>
          <table:table-cell table:formula="of:=ABS([.E660]-[.B660])/0.0166667" office:value-type="float" office:value="1080.41783916432" calcext:value-type="float">
            <text:p>1080.41783916432</text:p>
          </table:table-cell>
          <table:table-cell table:formula="of:=([.F660]-[.C660])/0.0166667" office:value-type="float" office:value="147.821704356591" calcext:value-type="float">
            <text:p>147.821704356591</text:p>
          </table:table-cell>
          <table:table-cell table:formula="of:=DEGREES(ATAN(ABS([.F660]-[.C660])/ABS([.E660]-[.B660])))" office:value-type="float" office:value="7.79077940819423" calcext:value-type="float">
            <text:p>7.79077940819423</text:p>
          </table:table-cell>
          <table:table-cell table:formula="of:=SQRT(POWER([.H660];2)+POWER([.I660];2)+POWER([.J660];2))" office:value-type="float" office:value="1095.29317653614" calcext:value-type="float">
            <text:p>1095.29317653614</text:p>
          </table:table-cell>
        </table:table-row>
        <table:table-row table:style-name="ro1">
          <table:table-cell office:value-type="float" office:value="90.2643" calcext:value-type="float">
            <text:p>90.2643</text:p>
          </table:table-cell>
          <table:table-cell office:value-type="float" office:value="301.584" calcext:value-type="float">
            <text:p>301.584</text:p>
          </table:table-cell>
          <table:table-cell office:value-type="float" office:value="48.6093" calcext:value-type="float">
            <text:p>48.6093</text:p>
          </table:table-cell>
          <table:table-cell office:value-type="float" office:value="87.2685" calcext:value-type="float">
            <text:p>87.2685</text:p>
          </table:table-cell>
          <table:table-cell office:value-type="float" office:value="290.568" calcext:value-type="float">
            <text:p>290.568</text:p>
          </table:table-cell>
          <table:table-cell office:value-type="float" office:value="49.6452" calcext:value-type="float">
            <text:p>49.6452</text:p>
          </table:table-cell>
          <table:table-cell/>
          <table:table-cell table:formula="of:=([.D661]-[.A661])/0.0166667" office:value-type="float" office:value="-179.747640504719" calcext:value-type="float">
            <text:p>-179.747640504719</text:p>
          </table:table-cell>
          <table:table-cell table:formula="of:=ABS([.E661]-[.B661])/0.0166667" office:value-type="float" office:value="660.958678082645" calcext:value-type="float">
            <text:p>660.958678082645</text:p>
          </table:table-cell>
          <table:table-cell table:formula="of:=([.F661]-[.C661])/0.0166667" office:value-type="float" office:value="62.1538756922489" calcext:value-type="float">
            <text:p>62.1538756922489</text:p>
          </table:table-cell>
          <table:table-cell table:formula="of:=DEGREES(ATAN(ABS([.F661]-[.C661])/ABS([.E661]-[.B661])))" office:value-type="float" office:value="5.37206546603831" calcext:value-type="float">
            <text:p>5.37206546603831</text:p>
          </table:table-cell>
          <table:table-cell table:formula="of:=SQRT(POWER([.H661];2)+POWER([.I661];2)+POWER([.J661];2))" office:value-type="float" office:value="687.778083878324" calcext:value-type="float">
            <text:p>687.778083878324</text:p>
          </table:table-cell>
        </table:table-row>
        <table:table-row table:style-name="ro1">
          <table:table-cell office:value-type="float" office:value="81.926" calcext:value-type="float">
            <text:p>81.926</text:p>
          </table:table-cell>
          <table:table-cell office:value-type="float" office:value="293.206" calcext:value-type="float">
            <text:p>293.206</text:p>
          </table:table-cell>
          <table:table-cell office:value-type="float" office:value="49.3266" calcext:value-type="float">
            <text:p>49.3266</text:p>
          </table:table-cell>
          <table:table-cell office:value-type="float" office:value="79.1604" calcext:value-type="float">
            <text:p>79.1604</text:p>
          </table:table-cell>
          <table:table-cell office:value-type="float" office:value="282.152" calcext:value-type="float">
            <text:p>282.152</text:p>
          </table:table-cell>
          <table:table-cell office:value-type="float" office:value="51.1331" calcext:value-type="float">
            <text:p>51.1331</text:p>
          </table:table-cell>
          <table:table-cell/>
          <table:table-cell table:formula="of:=([.D662]-[.A662])/0.0166667" office:value-type="float" office:value="-165.935668128664" calcext:value-type="float">
            <text:p>-165.935668128664</text:p>
          </table:table-cell>
          <table:table-cell table:formula="of:=ABS([.E662]-[.B662])/0.0166667" office:value-type="float" office:value="663.238673522655" calcext:value-type="float">
            <text:p>663.238673522655</text:p>
          </table:table-cell>
          <table:table-cell table:formula="of:=([.F662]-[.C662])/0.0166667" office:value-type="float" office:value="108.389783220434" calcext:value-type="float">
            <text:p>108.389783220434</text:p>
          </table:table-cell>
          <table:table-cell table:formula="of:=DEGREES(ATAN(ABS([.F662]-[.C662])/ABS([.E662]-[.B662])))" office:value-type="float" office:value="9.28151402807676" calcext:value-type="float">
            <text:p>9.28151402807676</text:p>
          </table:table-cell>
          <table:table-cell table:formula="of:=SQRT(POWER([.H662];2)+POWER([.I662];2)+POWER([.J662];2))" office:value-type="float" office:value="692.220000520044" calcext:value-type="float">
            <text:p>692.220000520044</text:p>
          </table:table-cell>
        </table:table-row>
        <table:table-row table:style-name="ro1">
          <table:table-cell office:value-type="float" office:value="77.4603" calcext:value-type="float">
            <text:p>77.4603</text:p>
          </table:table-cell>
          <table:table-cell office:value-type="float" office:value="287.766" calcext:value-type="float">
            <text:p>287.766</text:p>
          </table:table-cell>
          <table:table-cell office:value-type="float" office:value="48.8622" calcext:value-type="float">
            <text:p>48.8622</text:p>
          </table:table-cell>
          <table:table-cell office:value-type="float" office:value="74.8181" calcext:value-type="float">
            <text:p>74.8181</text:p>
          </table:table-cell>
          <table:table-cell office:value-type="float" office:value="275.611" calcext:value-type="float">
            <text:p>275.611</text:p>
          </table:table-cell>
          <table:table-cell office:value-type="float" office:value="50.3601" calcext:value-type="float">
            <text:p>50.3601</text:p>
          </table:table-cell>
          <table:table-cell/>
          <table:table-cell table:formula="of:=([.D663]-[.A663])/0.0166667" office:value-type="float" office:value="-158.531682936634" calcext:value-type="float">
            <text:p>-158.531682936634</text:p>
          </table:table-cell>
          <table:table-cell table:formula="of:=ABS([.E663]-[.B663])/0.0166667" office:value-type="float" office:value="729.298541402919" calcext:value-type="float">
            <text:p>729.298541402919</text:p>
          </table:table-cell>
          <table:table-cell table:formula="of:=([.F663]-[.C663])/0.0166667" office:value-type="float" office:value="89.8738202523596" calcext:value-type="float">
            <text:p>89.8738202523596</text:p>
          </table:table-cell>
          <table:table-cell table:formula="of:=DEGREES(ATAN(ABS([.F663]-[.C663])/ABS([.E663]-[.B663])))" office:value-type="float" office:value="7.02532408294467" calcext:value-type="float">
            <text:p>7.02532408294467</text:p>
          </table:table-cell>
          <table:table-cell table:formula="of:=SQRT(POWER([.H663];2)+POWER([.I663];2)+POWER([.J663];2))" office:value-type="float" office:value="751.721996853824" calcext:value-type="float">
            <text:p>751.721996853824</text:p>
          </table:table-cell>
        </table:table-row>
        <table:table-row table:style-name="ro1">
          <table:table-cell office:value-type="float" office:value="75.726" calcext:value-type="float">
            <text:p>75.726</text:p>
          </table:table-cell>
          <table:table-cell office:value-type="float" office:value="294.767" calcext:value-type="float">
            <text:p>294.767</text:p>
          </table:table-cell>
          <table:table-cell office:value-type="float" office:value="47.1197" calcext:value-type="float">
            <text:p>47.1197</text:p>
          </table:table-cell>
          <table:table-cell office:value-type="float" office:value="73.3431" calcext:value-type="float">
            <text:p>73.3431</text:p>
          </table:table-cell>
          <table:table-cell office:value-type="float" office:value="282.188" calcext:value-type="float">
            <text:p>282.188</text:p>
          </table:table-cell>
          <table:table-cell office:value-type="float" office:value="48.9414" calcext:value-type="float">
            <text:p>48.9414</text:p>
          </table:table-cell>
          <table:table-cell/>
          <table:table-cell table:formula="of:=([.D664]-[.A664])/0.0166667" office:value-type="float" office:value="-142.973714052571" calcext:value-type="float">
            <text:p>-142.973714052571</text:p>
          </table:table-cell>
          <table:table-cell table:formula="of:=ABS([.E664]-[.B664])/0.0166667" office:value-type="float" office:value="754.738490523019" calcext:value-type="float">
            <text:p>754.738490523019</text:p>
          </table:table-cell>
          <table:table-cell table:formula="of:=([.F664]-[.C664])/0.0166667" office:value-type="float" office:value="109.301781396437" calcext:value-type="float">
            <text:p>109.301781396437</text:p>
          </table:table-cell>
          <table:table-cell table:formula="of:=DEGREES(ATAN(ABS([.F664]-[.C664])/ABS([.E664]-[.B664])))" office:value-type="float" office:value="8.24032723453618" calcext:value-type="float">
            <text:p>8.24032723453618</text:p>
          </table:table-cell>
          <table:table-cell table:formula="of:=SQRT(POWER([.H664];2)+POWER([.I664];2)+POWER([.J664];2))" office:value-type="float" office:value="775.898544529752" calcext:value-type="float">
            <text:p>775.898544529752</text:p>
          </table:table-cell>
        </table:table-row>
        <table:table-row table:style-name="ro1">
          <table:table-cell office:value-type="float" office:value="75.1444" calcext:value-type="float">
            <text:p>75.1444</text:p>
          </table:table-cell>
          <table:table-cell office:value-type="float" office:value="286.465" calcext:value-type="float">
            <text:p>286.465</text:p>
          </table:table-cell>
          <table:table-cell office:value-type="float" office:value="48.0611" calcext:value-type="float">
            <text:p>48.0611</text:p>
          </table:table-cell>
          <table:table-cell office:value-type="float" office:value="72.8192" calcext:value-type="float">
            <text:p>72.8192</text:p>
          </table:table-cell>
          <table:table-cell office:value-type="float" office:value="275.619" calcext:value-type="float">
            <text:p>275.619</text:p>
          </table:table-cell>
          <table:table-cell office:value-type="float" office:value="49.3946" calcext:value-type="float">
            <text:p>49.3946</text:p>
          </table:table-cell>
          <table:table-cell/>
          <table:table-cell table:formula="of:=([.D665]-[.A665])/0.0166667" office:value-type="float" office:value="-139.511720976559" calcext:value-type="float">
            <text:p>-139.511720976559</text:p>
          </table:table-cell>
          <table:table-cell table:formula="of:=ABS([.E665]-[.B665])/0.0166667" office:value-type="float" office:value="650.7586984826" calcext:value-type="float">
            <text:p>650.7586984826</text:p>
          </table:table-cell>
          <table:table-cell table:formula="of:=([.F665]-[.C665])/0.0166667" office:value-type="float" office:value="80.0098399803197" calcext:value-type="float">
            <text:p>80.0098399803197</text:p>
          </table:table-cell>
          <table:table-cell table:formula="of:=DEGREES(ATAN(ABS([.F665]-[.C665])/ABS([.E665]-[.B665])))" office:value-type="float" office:value="7.00925628946594" calcext:value-type="float">
            <text:p>7.00925628946594</text:p>
          </table:table-cell>
          <table:table-cell table:formula="of:=SQRT(POWER([.H665];2)+POWER([.I665];2)+POWER([.J665];2))" office:value-type="float" office:value="670.337212479126" calcext:value-type="float">
            <text:p>670.337212479126</text:p>
          </table:table-cell>
        </table:table-row>
        <table:table-row table:style-name="ro1">
          <table:table-cell office:value-type="float" office:value="73.9031" calcext:value-type="float">
            <text:p>73.9031</text:p>
          </table:table-cell>
          <table:table-cell office:value-type="float" office:value="294.805" calcext:value-type="float">
            <text:p>294.805</text:p>
          </table:table-cell>
          <table:table-cell office:value-type="float" office:value="46.3619" calcext:value-type="float">
            <text:p>46.3619</text:p>
          </table:table-cell>
          <table:table-cell office:value-type="float" office:value="71.8209" calcext:value-type="float">
            <text:p>71.8209</text:p>
          </table:table-cell>
          <table:table-cell office:value-type="float" office:value="284.898" calcext:value-type="float">
            <text:p>284.898</text:p>
          </table:table-cell>
          <table:table-cell office:value-type="float" office:value="47.8149" calcext:value-type="float">
            <text:p>47.8149</text:p>
          </table:table-cell>
          <table:table-cell/>
          <table:table-cell table:formula="of:=([.D666]-[.A666])/0.0166667" office:value-type="float" office:value="-124.9317501365" calcext:value-type="float">
            <text:p>-124.9317501365</text:p>
          </table:table-cell>
          <table:table-cell table:formula="of:=ABS([.E666]-[.B666])/0.0166667" office:value-type="float" office:value="594.418811162377" calcext:value-type="float">
            <text:p>594.418811162377</text:p>
          </table:table-cell>
          <table:table-cell table:formula="of:=([.F666]-[.C666])/0.0166667" office:value-type="float" office:value="87.1798256403489" calcext:value-type="float">
            <text:p>87.1798256403489</text:p>
          </table:table-cell>
          <table:table-cell table:formula="of:=DEGREES(ATAN(ABS([.F666]-[.C666])/ABS([.E666]-[.B666])))" office:value-type="float" office:value="8.34374060860332" calcext:value-type="float">
            <text:p>8.34374060860332</text:p>
          </table:table-cell>
          <table:table-cell table:formula="of:=SQRT(POWER([.H666];2)+POWER([.I666];2)+POWER([.J666];2))" office:value-type="float" office:value="613.630171401752" calcext:value-type="float">
            <text:p>613.630171401752</text:p>
          </table:table-cell>
        </table:table-row>
        <table:table-row table:style-name="ro1">
          <table:table-cell office:value-type="float" office:value="71.5705" calcext:value-type="float">
            <text:p>71.5705</text:p>
          </table:table-cell>
          <table:table-cell office:value-type="float" office:value="286.072" calcext:value-type="float">
            <text:p>286.072</text:p>
          </table:table-cell>
          <table:table-cell office:value-type="float" office:value="48.4022" calcext:value-type="float">
            <text:p>48.4022</text:p>
          </table:table-cell>
          <table:table-cell office:value-type="float" office:value="69.5765" calcext:value-type="float">
            <text:p>69.5765</text:p>
          </table:table-cell>
          <table:table-cell office:value-type="float" office:value="276.448" calcext:value-type="float">
            <text:p>276.448</text:p>
          </table:table-cell>
          <table:table-cell office:value-type="float" office:value="49.7978" calcext:value-type="float">
            <text:p>49.7978</text:p>
          </table:table-cell>
          <table:table-cell/>
          <table:table-cell table:formula="of:=([.D667]-[.A667])/0.0166667" office:value-type="float" office:value="-119.639760720479" calcext:value-type="float">
            <text:p>-119.639760720479</text:p>
          </table:table-cell>
          <table:table-cell table:formula="of:=ABS([.E667]-[.B667])/0.0166667" office:value-type="float" office:value="577.438845122311" calcext:value-type="float">
            <text:p>577.438845122311</text:p>
          </table:table-cell>
          <table:table-cell table:formula="of:=([.F667]-[.C667])/0.0166667" office:value-type="float" office:value="83.7358325283351" calcext:value-type="float">
            <text:p>83.7358325283351</text:p>
          </table:table-cell>
          <table:table-cell table:formula="of:=DEGREES(ATAN(ABS([.F667]-[.C667])/ABS([.E667]-[.B667])))" office:value-type="float" office:value="8.25108692768936" calcext:value-type="float">
            <text:p>8.25108692768936</text:p>
          </table:table-cell>
          <table:table-cell table:formula="of:=SQRT(POWER([.H667];2)+POWER([.I667];2)+POWER([.J667];2))" office:value-type="float" office:value="595.61815104197" calcext:value-type="float">
            <text:p>595.61815104197</text:p>
          </table:table-cell>
        </table:table-row>
        <table:table-row table:style-name="ro1">
          <table:table-cell office:value-type="float" office:value="73.1229" calcext:value-type="float">
            <text:p>73.1229</text:p>
          </table:table-cell>
          <table:table-cell office:value-type="float" office:value="293.077" calcext:value-type="float">
            <text:p>293.077</text:p>
          </table:table-cell>
          <table:table-cell office:value-type="float" office:value="47.6406" calcext:value-type="float">
            <text:p>47.6406</text:p>
          </table:table-cell>
          <table:table-cell office:value-type="float" office:value="70.5595" calcext:value-type="float">
            <text:p>70.5595</text:p>
          </table:table-cell>
          <table:table-cell office:value-type="float" office:value="283.179" calcext:value-type="float">
            <text:p>283.179</text:p>
          </table:table-cell>
          <table:table-cell office:value-type="float" office:value="49.0754" calcext:value-type="float">
            <text:p>49.0754</text:p>
          </table:table-cell>
          <table:table-cell/>
          <table:table-cell table:formula="of:=([.D668]-[.A668])/0.0166667" office:value-type="float" office:value="-153.803692392615" calcext:value-type="float">
            <text:p>-153.803692392615</text:p>
          </table:table-cell>
          <table:table-cell table:formula="of:=ABS([.E668]-[.B668])/0.0166667" office:value-type="float" office:value="593.878812242377" calcext:value-type="float">
            <text:p>593.878812242377</text:p>
          </table:table-cell>
          <table:table-cell table:formula="of:=([.F668]-[.C668])/0.0166667" office:value-type="float" office:value="86.0878278243445" calcext:value-type="float">
            <text:p>86.0878278243445</text:p>
          </table:table-cell>
          <table:table-cell table:formula="of:=DEGREES(ATAN(ABS([.F668]-[.C668])/ABS([.E668]-[.B668])))" office:value-type="float" office:value="8.24806275209355" calcext:value-type="float">
            <text:p>8.24806275209355</text:p>
          </table:table-cell>
          <table:table-cell table:formula="of:=SQRT(POWER([.H668];2)+POWER([.I668];2)+POWER([.J668];2))" office:value-type="float" office:value="619.482633754597" calcext:value-type="float">
            <text:p>619.482633754597</text:p>
          </table:table-cell>
        </table:table-row>
        <table:table-row table:style-name="ro1">
          <table:table-cell office:value-type="float" office:value="70.249" calcext:value-type="float">
            <text:p>70.249</text:p>
          </table:table-cell>
          <table:table-cell office:value-type="float" office:value="302.668" calcext:value-type="float">
            <text:p>302.668</text:p>
          </table:table-cell>
          <table:table-cell office:value-type="float" office:value="47.0813" calcext:value-type="float">
            <text:p>47.0813</text:p>
          </table:table-cell>
          <table:table-cell office:value-type="float" office:value="68.2279" calcext:value-type="float">
            <text:p>68.2279</text:p>
          </table:table-cell>
          <table:table-cell office:value-type="float" office:value="290.933" calcext:value-type="float">
            <text:p>290.933</text:p>
          </table:table-cell>
          <table:table-cell office:value-type="float" office:value="49.0072" calcext:value-type="float">
            <text:p>49.0072</text:p>
          </table:table-cell>
          <table:table-cell/>
          <table:table-cell table:formula="of:=([.D669]-[.A669])/0.0166667" office:value-type="float" office:value="-121.265757468484" calcext:value-type="float">
            <text:p>-121.265757468484</text:p>
          </table:table-cell>
          <table:table-cell table:formula="of:=ABS([.E669]-[.B669])/0.0166667" office:value-type="float" office:value="704.098591802817" calcext:value-type="float">
            <text:p>704.098591802817</text:p>
          </table:table-cell>
          <table:table-cell table:formula="of:=([.F669]-[.C669])/0.0166667" office:value-type="float" office:value="115.553768892462" calcext:value-type="float">
            <text:p>115.553768892462</text:p>
          </table:table-cell>
          <table:table-cell table:formula="of:=DEGREES(ATAN(ABS([.F669]-[.C669])/ABS([.E669]-[.B669])))" office:value-type="float" office:value="9.32006503205366" calcext:value-type="float">
            <text:p>9.32006503205366</text:p>
          </table:table-cell>
          <table:table-cell table:formula="of:=SQRT(POWER([.H669];2)+POWER([.I669];2)+POWER([.J669];2))" office:value-type="float" office:value="723.749186126222" calcext:value-type="float">
            <text:p>723.749186126222</text:p>
          </table:table-cell>
        </table:table-row>
        <table:table-row table:style-name="ro1">
          <table:table-cell office:value-type="float" office:value="69.9861" calcext:value-type="float">
            <text:p>69.9861</text:p>
          </table:table-cell>
          <table:table-cell office:value-type="float" office:value="301.3" calcext:value-type="float">
            <text:p>301.3</text:p>
          </table:table-cell>
          <table:table-cell office:value-type="float" office:value="46.7576" calcext:value-type="float">
            <text:p>46.7576</text:p>
          </table:table-cell>
          <table:table-cell office:value-type="float" office:value="67.7196" calcext:value-type="float">
            <text:p>67.7196</text:p>
          </table:table-cell>
          <table:table-cell office:value-type="float" office:value="289.594" calcext:value-type="float">
            <text:p>289.594</text:p>
          </table:table-cell>
          <table:table-cell office:value-type="float" office:value="48.6941" calcext:value-type="float">
            <text:p>48.6941</text:p>
          </table:table-cell>
          <table:table-cell/>
          <table:table-cell table:formula="of:=([.D670]-[.A670])/0.0166667" office:value-type="float" office:value="-135.989728020544" calcext:value-type="float">
            <text:p>-135.989728020544</text:p>
          </table:table-cell>
          <table:table-cell table:formula="of:=ABS([.E670]-[.B670])/0.0166667" office:value-type="float" office:value="702.358595282811" calcext:value-type="float">
            <text:p>702.358595282811</text:p>
          </table:table-cell>
          <table:table-cell table:formula="of:=([.F670]-[.C670])/0.0166667" office:value-type="float" office:value="116.189767620465" calcext:value-type="float">
            <text:p>116.189767620465</text:p>
          </table:table-cell>
          <table:table-cell table:formula="of:=DEGREES(ATAN(ABS([.F670]-[.C670])/ABS([.E670]-[.B670])))" office:value-type="float" office:value="9.39325531408118" calcext:value-type="float">
            <text:p>9.39325531408118</text:p>
          </table:table-cell>
          <table:table-cell table:formula="of:=SQRT(POWER([.H670];2)+POWER([.I670];2)+POWER([.J670];2))" office:value-type="float" office:value="724.776423867693" calcext:value-type="float">
            <text:p>724.776423867693</text:p>
          </table:table-cell>
        </table:table-row>
        <table:table-row table:style-name="ro1">
          <table:table-cell office:value-type="float" office:value="68.9698" calcext:value-type="float">
            <text:p>68.9698</text:p>
          </table:table-cell>
          <table:table-cell office:value-type="float" office:value="295.369" calcext:value-type="float">
            <text:p>295.369</text:p>
          </table:table-cell>
          <table:table-cell office:value-type="float" office:value="47.8655" calcext:value-type="float">
            <text:p>47.8655</text:p>
          </table:table-cell>
          <table:table-cell office:value-type="float" office:value="66.7117" calcext:value-type="float">
            <text:p>66.7117</text:p>
          </table:table-cell>
          <table:table-cell office:value-type="float" office:value="288.015" calcext:value-type="float">
            <text:p>288.015</text:p>
          </table:table-cell>
          <table:table-cell office:value-type="float" office:value="49.1791" calcext:value-type="float">
            <text:p>49.1791</text:p>
          </table:table-cell>
          <table:table-cell/>
          <table:table-cell table:formula="of:=([.D671]-[.A671])/0.0166667" office:value-type="float" office:value="-135.485729028543" calcext:value-type="float">
            <text:p>-135.485729028543</text:p>
          </table:table-cell>
          <table:table-cell table:formula="of:=ABS([.E671]-[.B671])/0.0166667" office:value-type="float" office:value="441.239117521767" calcext:value-type="float">
            <text:p>441.239117521767</text:p>
          </table:table-cell>
          <table:table-cell table:formula="of:=([.F671]-[.C671])/0.0166667" office:value-type="float" office:value="78.8158423683153" calcext:value-type="float">
            <text:p>78.8158423683153</text:p>
          </table:table-cell>
          <table:table-cell table:formula="of:=DEGREES(ATAN(ABS([.F671]-[.C671])/ABS([.E671]-[.B671])))" office:value-type="float" office:value="10.1275839032244" calcext:value-type="float">
            <text:p>10.1275839032244</text:p>
          </table:table-cell>
          <table:table-cell table:formula="of:=SQRT(POWER([.H671];2)+POWER([.I671];2)+POWER([.J671];2))" office:value-type="float" office:value="468.252366368832" calcext:value-type="float">
            <text:p>468.252366368832</text:p>
          </table:table-cell>
        </table:table-row>
        <table:table-row table:style-name="ro1">
          <table:table-cell office:value-type="float" office:value="66.2714" calcext:value-type="float">
            <text:p>66.2714</text:p>
          </table:table-cell>
          <table:table-cell office:value-type="float" office:value="303.764" calcext:value-type="float">
            <text:p>303.764</text:p>
          </table:table-cell>
          <table:table-cell office:value-type="float" office:value="46.7036" calcext:value-type="float">
            <text:p>46.7036</text:p>
          </table:table-cell>
          <table:table-cell office:value-type="float" office:value="63.7817" calcext:value-type="float">
            <text:p>63.7817</text:p>
          </table:table-cell>
          <table:table-cell office:value-type="float" office:value="294.669" calcext:value-type="float">
            <text:p>294.669</text:p>
          </table:table-cell>
          <table:table-cell office:value-type="float" office:value="48.2696" calcext:value-type="float">
            <text:p>48.2696</text:p>
          </table:table-cell>
          <table:table-cell/>
          <table:table-cell table:formula="of:=([.D672]-[.A672])/0.0166667" office:value-type="float" office:value="-149.381701236598" calcext:value-type="float">
            <text:p>-149.381701236598</text:p>
          </table:table-cell>
          <table:table-cell table:formula="of:=ABS([.E672]-[.B672])/0.0166667" office:value-type="float" office:value="545.698908602185" calcext:value-type="float">
            <text:p>545.698908602185</text:p>
          </table:table-cell>
          <table:table-cell table:formula="of:=([.F672]-[.C672])/0.0166667" office:value-type="float" office:value="93.9598120803756" calcext:value-type="float">
            <text:p>93.9598120803756</text:p>
          </table:table-cell>
          <table:table-cell table:formula="of:=DEGREES(ATAN(ABS([.F672]-[.C672])/ABS([.E672]-[.B672])))" office:value-type="float" office:value="9.76953797611003" calcext:value-type="float">
            <text:p>9.76953797611003</text:p>
          </table:table-cell>
          <table:table-cell table:formula="of:=SQRT(POWER([.H672];2)+POWER([.I672];2)+POWER([.J672];2))" office:value-type="float" office:value="573.524749073774" calcext:value-type="float">
            <text:p>573.524749073774</text:p>
          </table:table-cell>
        </table:table-row>
        <table:table-row table:style-name="ro1">
          <table:table-cell office:value-type="float" office:value="52.7744" calcext:value-type="float">
            <text:p>52.7744</text:p>
          </table:table-cell>
          <table:table-cell office:value-type="float" office:value="311.634" calcext:value-type="float">
            <text:p>311.634</text:p>
          </table:table-cell>
          <table:table-cell office:value-type="float" office:value="48.3678" calcext:value-type="float">
            <text:p>48.3678</text:p>
          </table:table-cell>
          <table:table-cell office:value-type="float" office:value="50.7208" calcext:value-type="float">
            <text:p>50.7208</text:p>
          </table:table-cell>
          <table:table-cell office:value-type="float" office:value="303.51" calcext:value-type="float">
            <text:p>303.51</text:p>
          </table:table-cell>
          <table:table-cell office:value-type="float" office:value="49.7527" calcext:value-type="float">
            <text:p>49.7527</text:p>
          </table:table-cell>
          <table:table-cell/>
          <table:table-cell table:formula="of:=([.D673]-[.A673])/0.0166667" office:value-type="float" office:value="-123.215753568493" calcext:value-type="float">
            <text:p>-123.215753568493</text:p>
          </table:table-cell>
          <table:table-cell table:formula="of:=ABS([.E673]-[.B673])/0.0166667" office:value-type="float" office:value="487.439025121951" calcext:value-type="float">
            <text:p>487.439025121951</text:p>
          </table:table-cell>
          <table:table-cell table:formula="of:=([.F673]-[.C673])/0.0166667" office:value-type="float" office:value="83.0938338123321" calcext:value-type="float">
            <text:p>83.0938338123321</text:p>
          </table:table-cell>
          <table:table-cell table:formula="of:=DEGREES(ATAN(ABS([.F673]-[.C673])/ABS([.E673]-[.B673])))" office:value-type="float" office:value="9.67422769742768" calcext:value-type="float">
            <text:p>9.67422769742768</text:p>
          </table:table-cell>
          <table:table-cell table:formula="of:=SQRT(POWER([.H673];2)+POWER([.I673];2)+POWER([.J673];2))" office:value-type="float" office:value="509.591513230863" calcext:value-type="float">
            <text:p>509.591513230863</text:p>
          </table:table-cell>
        </table:table-row>
        <table:table-row table:style-name="ro1">
          <table:table-cell office:value-type="float" office:value="53.2332" calcext:value-type="float">
            <text:p>53.2332</text:p>
          </table:table-cell>
          <table:table-cell office:value-type="float" office:value="313.414" calcext:value-type="float">
            <text:p>313.414</text:p>
          </table:table-cell>
          <table:table-cell office:value-type="float" office:value="47.591" calcext:value-type="float">
            <text:p>47.591</text:p>
          </table:table-cell>
          <table:table-cell office:value-type="float" office:value="51.2835" calcext:value-type="float">
            <text:p>51.2835</text:p>
          </table:table-cell>
          <table:table-cell office:value-type="float" office:value="302.308" calcext:value-type="float">
            <text:p>302.308</text:p>
          </table:table-cell>
          <table:table-cell office:value-type="float" office:value="49.133" calcext:value-type="float">
            <text:p>49.133</text:p>
          </table:table-cell>
          <table:table-cell/>
          <table:table-cell table:formula="of:=([.D674]-[.A674])/0.0166667" office:value-type="float" office:value="-116.981766036468" calcext:value-type="float">
            <text:p>-116.981766036468</text:p>
          </table:table-cell>
          <table:table-cell table:formula="of:=ABS([.E674]-[.B674])/0.0166667" office:value-type="float" office:value="666.358667282665" calcext:value-type="float">
            <text:p>666.358667282665</text:p>
          </table:table-cell>
          <table:table-cell table:formula="of:=([.F674]-[.C674])/0.0166667" office:value-type="float" office:value="92.5198149603702" calcext:value-type="float">
            <text:p>92.5198149603702</text:p>
          </table:table-cell>
          <table:table-cell table:formula="of:=DEGREES(ATAN(ABS([.F674]-[.C674])/ABS([.E674]-[.B674])))" office:value-type="float" office:value="7.90463200790941" calcext:value-type="float">
            <text:p>7.90463200790941</text:p>
          </table:table-cell>
          <table:table-cell table:formula="of:=SQRT(POWER([.H674];2)+POWER([.I674];2)+POWER([.J674];2))" office:value-type="float" office:value="682.845900044836" calcext:value-type="float">
            <text:p>682.845900044836</text:p>
          </table:table-cell>
        </table:table-row>
        <table:table-row table:style-name="ro1">
          <table:table-cell office:value-type="float" office:value="51.5701" calcext:value-type="float">
            <text:p>51.5701</text:p>
          </table:table-cell>
          <table:table-cell office:value-type="float" office:value="308.315" calcext:value-type="float">
            <text:p>308.315</text:p>
          </table:table-cell>
          <table:table-cell office:value-type="float" office:value="48.8313" calcext:value-type="float">
            <text:p>48.8313</text:p>
          </table:table-cell>
          <table:table-cell office:value-type="float" office:value="49.6732" calcext:value-type="float">
            <text:p>49.6732</text:p>
          </table:table-cell>
          <table:table-cell office:value-type="float" office:value="297.427" calcext:value-type="float">
            <text:p>297.427</text:p>
          </table:table-cell>
          <table:table-cell office:value-type="float" office:value="50.0747" calcext:value-type="float">
            <text:p>50.0747</text:p>
          </table:table-cell>
          <table:table-cell/>
          <table:table-cell table:formula="of:=([.D675]-[.A675])/0.0166667" office:value-type="float" office:value="-113.813772372455" calcext:value-type="float">
            <text:p>-113.813772372455</text:p>
          </table:table-cell>
          <table:table-cell table:formula="of:=ABS([.E675]-[.B675])/0.0166667" office:value-type="float" office:value="653.278693442612" calcext:value-type="float">
            <text:p>653.278693442612</text:p>
          </table:table-cell>
          <table:table-cell table:formula="of:=([.F675]-[.C675])/0.0166667" office:value-type="float" office:value="74.6038507922985" calcext:value-type="float">
            <text:p>74.6038507922985</text:p>
          </table:table-cell>
          <table:table-cell table:formula="of:=DEGREES(ATAN(ABS([.F675]-[.C675])/ABS([.E675]-[.B675])))" office:value-type="float" office:value="6.51490408791465" calcext:value-type="float">
            <text:p>6.51490408791465</text:p>
          </table:table-cell>
          <table:table-cell table:formula="of:=SQRT(POWER([.H675];2)+POWER([.I675];2)+POWER([.J675];2))" office:value-type="float" office:value="667.302300790859" calcext:value-type="float">
            <text:p>667.302300790859</text:p>
          </table:table-cell>
        </table:table-row>
        <table:table-row table:style-name="ro1">
          <table:table-cell office:value-type="float" office:value="51.113" calcext:value-type="float">
            <text:p>51.113</text:p>
          </table:table-cell>
          <table:table-cell office:value-type="float" office:value="319.21" calcext:value-type="float">
            <text:p>319.21</text:p>
          </table:table-cell>
          <table:table-cell office:value-type="float" office:value="47.3542" calcext:value-type="float">
            <text:p>47.3542</text:p>
          </table:table-cell>
          <table:table-cell office:value-type="float" office:value="49.1381" calcext:value-type="float">
            <text:p>49.1381</text:p>
          </table:table-cell>
          <table:table-cell office:value-type="float" office:value="309.224" calcext:value-type="float">
            <text:p>309.224</text:p>
          </table:table-cell>
          <table:table-cell office:value-type="float" office:value="49.2574" calcext:value-type="float">
            <text:p>49.2574</text:p>
          </table:table-cell>
          <table:table-cell/>
          <table:table-cell table:formula="of:=([.D676]-[.A676])/0.0166667" office:value-type="float" office:value="-118.493763012474" calcext:value-type="float">
            <text:p>-118.493763012474</text:p>
          </table:table-cell>
          <table:table-cell table:formula="of:=ABS([.E676]-[.B676])/0.0166667" office:value-type="float" office:value="599.158801682396" calcext:value-type="float">
            <text:p>599.158801682396</text:p>
          </table:table-cell>
          <table:table-cell table:formula="of:=([.F676]-[.C676])/0.0166667" office:value-type="float" office:value="114.191771616457" calcext:value-type="float">
            <text:p>114.191771616457</text:p>
          </table:table-cell>
          <table:table-cell table:formula="of:=DEGREES(ATAN(ABS([.F676]-[.C676])/ABS([.E676]-[.B676])))" office:value-type="float" office:value="10.7904145131526" calcext:value-type="float">
            <text:p>10.7904145131526</text:p>
          </table:table-cell>
          <table:table-cell table:formula="of:=SQRT(POWER([.H676];2)+POWER([.I676];2)+POWER([.J676];2))" office:value-type="float" office:value="621.34676486745" calcext:value-type="float">
            <text:p>621.34676486745</text:p>
          </table:table-cell>
        </table:table-row>
        <table:table-row table:style-name="ro1">
          <table:table-cell office:value-type="float" office:value="35.1373" calcext:value-type="float">
            <text:p>35.1373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48.2639" calcext:value-type="float">
            <text:p>48.2639</text:p>
          </table:table-cell>
          <table:table-cell office:value-type="float" office:value="35.0818" calcext:value-type="float">
            <text:p>35.0818</text:p>
          </table:table-cell>
          <table:table-cell office:value-type="float" office:value="297.737" calcext:value-type="float">
            <text:p>297.737</text:p>
          </table:table-cell>
          <table:table-cell office:value-type="float" office:value="51.4657" calcext:value-type="float">
            <text:p>51.4657</text:p>
          </table:table-cell>
          <table:table-cell/>
          <table:table-cell table:formula="of:=([.D677]-[.A677])/0.0166667" office:value-type="float" office:value="-3.32999334001345" calcext:value-type="float">
            <text:p>-3.32999334001345</text:p>
          </table:table-cell>
          <table:table-cell table:formula="of:=ABS([.E677]-[.B677])/0.0166667" office:value-type="float" office:value="1434.95713008574" calcext:value-type="float">
            <text:p>1434.95713008574</text:p>
          </table:table-cell>
          <table:table-cell table:formula="of:=([.F677]-[.C677])/0.0166667" office:value-type="float" office:value="192.107615784768" calcext:value-type="float">
            <text:p>192.107615784768</text:p>
          </table:table-cell>
          <table:table-cell table:formula="of:=DEGREES(ATAN(ABS([.F677]-[.C677])/ABS([.E677]-[.B677])))" office:value-type="float" office:value="7.62524140164726" calcext:value-type="float">
            <text:p>7.62524140164726</text:p>
          </table:table-cell>
          <table:table-cell table:formula="of:=SQRT(POWER([.H677];2)+POWER([.I677];2)+POWER([.J677];2))" office:value-type="float" office:value="1447.76323688718" calcext:value-type="float">
            <text:p>1447.76323688718</text:p>
          </table:table-cell>
        </table:table-row>
        <table:table-row table:style-name="ro1">
          <table:table-cell office:value-type="float" office:value="36.9028" calcext:value-type="float">
            <text:p>36.9028</text:p>
          </table:table-cell>
          <table:table-cell office:value-type="float" office:value="312.338" calcext:value-type="float">
            <text:p>312.338</text:p>
          </table:table-cell>
          <table:table-cell office:value-type="float" office:value="49.492" calcext:value-type="float">
            <text:p>49.492</text:p>
          </table:table-cell>
          <table:table-cell office:value-type="float" office:value="35.6588" calcext:value-type="float">
            <text:p>35.6588</text:p>
          </table:table-cell>
          <table:table-cell office:value-type="float" office:value="304.019" calcext:value-type="float">
            <text:p>304.019</text:p>
          </table:table-cell>
          <table:table-cell office:value-type="float" office:value="50.8781" calcext:value-type="float">
            <text:p>50.8781</text:p>
          </table:table-cell>
          <table:table-cell/>
          <table:table-cell table:formula="of:=([.D678]-[.A678])/0.0166667" office:value-type="float" office:value="-74.6398507202986" calcext:value-type="float">
            <text:p>-74.6398507202986</text:p>
          </table:table-cell>
          <table:table-cell table:formula="of:=ABS([.E678]-[.B678])/0.0166667" office:value-type="float" office:value="499.139001721998" calcext:value-type="float">
            <text:p>499.139001721998</text:p>
          </table:table-cell>
          <table:table-cell table:formula="of:=([.F678]-[.C678])/0.0166667" office:value-type="float" office:value="83.165833668333" calcext:value-type="float">
            <text:p>83.165833668333</text:p>
          </table:table-cell>
          <table:table-cell table:formula="of:=DEGREES(ATAN(ABS([.F678]-[.C678])/ABS([.E678]-[.B678])))" office:value-type="float" office:value="9.45964170894803" calcext:value-type="float">
            <text:p>9.45964170894803</text:p>
          </table:table-cell>
          <table:table-cell table:formula="of:=SQRT(POWER([.H678];2)+POWER([.I678];2)+POWER([.J678];2))" office:value-type="float" office:value="511.495265125035" calcext:value-type="float">
            <text:p>511.495265125035</text:p>
          </table:table-cell>
        </table:table-row>
        <table:table-row table:style-name="ro1">
          <table:table-cell office:value-type="float" office:value="37.1659" calcext:value-type="float">
            <text:p>37.1659</text:p>
          </table:table-cell>
          <table:table-cell office:value-type="float" office:value="312.419" calcext:value-type="float">
            <text:p>312.419</text:p>
          </table:table-cell>
          <table:table-cell office:value-type="float" office:value="49.4784" calcext:value-type="float">
            <text:p>49.4784</text:p>
          </table:table-cell>
          <table:table-cell office:value-type="float" office:value="36.0313" calcext:value-type="float">
            <text:p>36.0313</text:p>
          </table:table-cell>
          <table:table-cell office:value-type="float" office:value="302.579" calcext:value-type="float">
            <text:p>302.579</text:p>
          </table:table-cell>
          <table:table-cell office:value-type="float" office:value="51.0661" calcext:value-type="float">
            <text:p>51.0661</text:p>
          </table:table-cell>
          <table:table-cell/>
          <table:table-cell table:formula="of:=([.D679]-[.A679])/0.0166667" office:value-type="float" office:value="-68.0758638482722" calcext:value-type="float">
            <text:p>-68.0758638482722</text:p>
          </table:table-cell>
          <table:table-cell table:formula="of:=ABS([.E679]-[.B679])/0.0166667" office:value-type="float" office:value="590.39881920236" calcext:value-type="float">
            <text:p>590.39881920236</text:p>
          </table:table-cell>
          <table:table-cell table:formula="of:=([.F679]-[.C679])/0.0166667" office:value-type="float" office:value="95.2618094763809" calcext:value-type="float">
            <text:p>95.2618094763809</text:p>
          </table:table-cell>
          <table:table-cell table:formula="of:=DEGREES(ATAN(ABS([.F679]-[.C679])/ABS([.E679]-[.B679])))" office:value-type="float" office:value="9.16577038334913" calcext:value-type="float">
            <text:p>9.16577038334913</text:p>
          </table:table-cell>
          <table:table-cell table:formula="of:=SQRT(POWER([.H679];2)+POWER([.I679];2)+POWER([.J679];2))" office:value-type="float" office:value="601.896919163858" calcext:value-type="float">
            <text:p>601.896919163858</text:p>
          </table:table-cell>
        </table:table-row>
        <table:table-row table:style-name="ro1">
          <table:table-cell office:value-type="float" office:value="37.3596" calcext:value-type="float">
            <text:p>37.3596</text:p>
          </table:table-cell>
          <table:table-cell office:value-type="float" office:value="317.327" calcext:value-type="float">
            <text:p>317.327</text:p>
          </table:table-cell>
          <table:table-cell office:value-type="float" office:value="48.8194" calcext:value-type="float">
            <text:p>48.8194</text:p>
          </table:table-cell>
          <table:table-cell office:value-type="float" office:value="36.5683" calcext:value-type="float">
            <text:p>36.5683</text:p>
          </table:table-cell>
          <table:table-cell office:value-type="float" office:value="305.908" calcext:value-type="float">
            <text:p>305.908</text:p>
          </table:table-cell>
          <table:table-cell office:value-type="float" office:value="50.3562" calcext:value-type="float">
            <text:p>50.3562</text:p>
          </table:table-cell>
          <table:table-cell/>
          <table:table-cell table:formula="of:=([.D680]-[.A680])/0.0166667" office:value-type="float" office:value="-47.4779050441899" calcext:value-type="float">
            <text:p>-47.4779050441899</text:p>
          </table:table-cell>
          <table:table-cell table:formula="of:=ABS([.E680]-[.B680])/0.0166667" office:value-type="float" office:value="685.13862972274" calcext:value-type="float">
            <text:p>685.13862972274</text:p>
          </table:table-cell>
          <table:table-cell table:formula="of:=([.F680]-[.C680])/0.0166667" office:value-type="float" office:value="92.2078155843688" calcext:value-type="float">
            <text:p>92.2078155843688</text:p>
          </table:table-cell>
          <table:table-cell table:formula="of:=DEGREES(ATAN(ABS([.F680]-[.C680])/ABS([.E680]-[.B680])))" office:value-type="float" office:value="7.66496562776876" calcext:value-type="float">
            <text:p>7.66496562776876</text:p>
          </table:table-cell>
          <table:table-cell table:formula="of:=SQRT(POWER([.H680];2)+POWER([.I680];2)+POWER([.J680];2))" office:value-type="float" office:value="692.943990998247" calcext:value-type="float">
            <text:p>692.943990998247</text:p>
          </table:table-cell>
        </table:table-row>
        <table:table-row table:style-name="ro1">
          <table:table-cell office:value-type="float" office:value="37.5569" calcext:value-type="float">
            <text:p>37.5569</text:p>
          </table:table-cell>
          <table:table-cell office:value-type="float" office:value="314.268" calcext:value-type="float">
            <text:p>314.268</text:p>
          </table:table-cell>
          <table:table-cell office:value-type="float" office:value="48.6964" calcext:value-type="float">
            <text:p>48.6964</text:p>
          </table:table-cell>
          <table:table-cell office:value-type="float" office:value="36.7912" calcext:value-type="float">
            <text:p>36.7912</text:p>
          </table:table-cell>
          <table:table-cell office:value-type="float" office:value="302.876" calcext:value-type="float">
            <text:p>302.876</text:p>
          </table:table-cell>
          <table:table-cell office:value-type="float" office:value="50.7597" calcext:value-type="float">
            <text:p>50.7597</text:p>
          </table:table-cell>
          <table:table-cell/>
          <table:table-cell table:formula="of:=([.D681]-[.A681])/0.0166667" office:value-type="float" office:value="-45.9419081161835" calcext:value-type="float">
            <text:p>-45.9419081161835</text:p>
          </table:table-cell>
          <table:table-cell table:formula="of:=ABS([.E681]-[.B681])/0.0166667" office:value-type="float" office:value="683.518632962734" calcext:value-type="float">
            <text:p>683.518632962734</text:p>
          </table:table-cell>
          <table:table-cell table:formula="of:=([.F681]-[.C681])/0.0166667" office:value-type="float" office:value="123.797752404496" calcext:value-type="float">
            <text:p>123.797752404496</text:p>
          </table:table-cell>
          <table:table-cell table:formula="of:=DEGREES(ATAN(ABS([.F681]-[.C681])/ABS([.E681]-[.B681])))" office:value-type="float" office:value="10.2660262165817" calcext:value-type="float">
            <text:p>10.2660262165817</text:p>
          </table:table-cell>
          <table:table-cell table:formula="of:=SQRT(POWER([.H681];2)+POWER([.I681];2)+POWER([.J681];2))" office:value-type="float" office:value="696.156781213115" calcext:value-type="float">
            <text:p>696.156781213115</text:p>
          </table:table-cell>
        </table:table-row>
        <table:table-row table:style-name="ro1">
          <table:table-cell office:value-type="float" office:value="37.4297" calcext:value-type="float">
            <text:p>37.4297</text:p>
          </table:table-cell>
          <table:table-cell office:value-type="float" office:value="312.493" calcext:value-type="float">
            <text:p>312.493</text:p>
          </table:table-cell>
          <table:table-cell office:value-type="float" office:value="49.4657" calcext:value-type="float">
            <text:p>49.4657</text:p>
          </table:table-cell>
          <table:table-cell office:value-type="float" office:value="36.5464" calcext:value-type="float">
            <text:p>36.5464</text:p>
          </table:table-cell>
          <table:table-cell office:value-type="float" office:value="302.739" calcext:value-type="float">
            <text:p>302.739</text:p>
          </table:table-cell>
          <table:table-cell office:value-type="float" office:value="51.0393" calcext:value-type="float">
            <text:p>51.0393</text:p>
          </table:table-cell>
          <table:table-cell/>
          <table:table-cell table:formula="of:=([.D682]-[.A682])/0.0166667" office:value-type="float" office:value="-52.9978940042119" calcext:value-type="float">
            <text:p>-52.9978940042119</text:p>
          </table:table-cell>
          <table:table-cell table:formula="of:=ABS([.E682]-[.B682])/0.0166667" office:value-type="float" office:value="585.238829522342" calcext:value-type="float">
            <text:p>585.238829522342</text:p>
          </table:table-cell>
          <table:table-cell table:formula="of:=([.F682]-[.C682])/0.0166667" office:value-type="float" office:value="94.4158111683776" calcext:value-type="float">
            <text:p>94.4158111683776</text:p>
          </table:table-cell>
          <table:table-cell table:formula="of:=DEGREES(ATAN(ABS([.F682]-[.C682])/ABS([.E682]-[.B682])))" office:value-type="float" office:value="9.16448934444991" calcext:value-type="float">
            <text:p>9.16448934444991</text:p>
          </table:table-cell>
          <table:table-cell table:formula="of:=SQRT(POWER([.H682];2)+POWER([.I682];2)+POWER([.J682];2))" office:value-type="float" office:value="595.170235939387" calcext:value-type="float">
            <text:p>595.170235939387</text:p>
          </table:table-cell>
        </table:table-row>
        <table:table-row table:style-name="ro1">
          <table:table-cell office:value-type="float" office:value="37.899" calcext:value-type="float">
            <text:p>37.899</text:p>
          </table:table-cell>
          <table:table-cell office:value-type="float" office:value="309.517" calcext:value-type="float">
            <text:p>309.517</text:p>
          </table:table-cell>
          <table:table-cell office:value-type="float" office:value="49.5965" calcext:value-type="float">
            <text:p>49.5965</text:p>
          </table:table-cell>
          <table:table-cell office:value-type="float" office:value="36.7568" calcext:value-type="float">
            <text:p>36.7568</text:p>
          </table:table-cell>
          <table:table-cell office:value-type="float" office:value="299.778" calcext:value-type="float">
            <text:p>299.778</text:p>
          </table:table-cell>
          <table:table-cell office:value-type="float" office:value="51.1747" calcext:value-type="float">
            <text:p>51.1747</text:p>
          </table:table-cell>
          <table:table-cell/>
          <table:table-cell table:formula="of:=([.D683]-[.A683])/0.0166667" office:value-type="float" office:value="-68.5318629362743" calcext:value-type="float">
            <text:p>-68.5318629362743</text:p>
          </table:table-cell>
          <table:table-cell table:formula="of:=ABS([.E683]-[.B683])/0.0166667" office:value-type="float" office:value="584.338831322336" calcext:value-type="float">
            <text:p>584.338831322336</text:p>
          </table:table-cell>
          <table:table-cell table:formula="of:=([.F683]-[.C683])/0.0166667" office:value-type="float" office:value="94.6918106163789" calcext:value-type="float">
            <text:p>94.6918106163789</text:p>
          </table:table-cell>
          <table:table-cell table:formula="of:=DEGREES(ATAN(ABS([.F683]-[.C683])/ABS([.E683]-[.B683])))" office:value-type="float" office:value="9.20473629771795" calcext:value-type="float">
            <text:p>9.20473629771795</text:p>
          </table:table-cell>
          <table:table-cell table:formula="of:=SQRT(POWER([.H683];2)+POWER([.I683];2)+POWER([.J683];2))" office:value-type="float" office:value="595.915283430856" calcext:value-type="float">
            <text:p>595.915283430856</text:p>
          </table:table-cell>
        </table:table-row>
        <table:table-row table:style-name="ro1">
          <table:table-cell office:value-type="float" office:value="56.4558" calcext:value-type="float">
            <text:p>56.4558</text:p>
          </table:table-cell>
          <table:table-cell office:value-type="float" office:value="306.045" calcext:value-type="float">
            <text:p>306.045</text:p>
          </table:table-cell>
          <table:table-cell office:value-type="float" office:value="49.6132" calcext:value-type="float">
            <text:p>49.6132</text:p>
          </table:table-cell>
          <table:table-cell office:value-type="float" office:value="54.9261" calcext:value-type="float">
            <text:p>54.9261</text:p>
          </table:table-cell>
          <table:table-cell office:value-type="float" office:value="296.874" calcext:value-type="float">
            <text:p>296.874</text:p>
          </table:table-cell>
          <table:table-cell office:value-type="float" office:value="50.8655" calcext:value-type="float">
            <text:p>50.8655</text:p>
          </table:table-cell>
          <table:table-cell/>
          <table:table-cell table:formula="of:=([.D684]-[.A684])/0.0166667" office:value-type="float" office:value="-91.7818164363674" calcext:value-type="float">
            <text:p>-91.7818164363674</text:p>
          </table:table-cell>
          <table:table-cell table:formula="of:=ABS([.E684]-[.B684])/0.0166667" office:value-type="float" office:value="550.258899482201" calcext:value-type="float">
            <text:p>550.258899482201</text:p>
          </table:table-cell>
          <table:table-cell table:formula="of:=([.F684]-[.C684])/0.0166667" office:value-type="float" office:value="75.1378497243005" calcext:value-type="float">
            <text:p>75.1378497243005</text:p>
          </table:table-cell>
          <table:table-cell table:formula="of:=DEGREES(ATAN(ABS([.F684]-[.C684])/ABS([.E684]-[.B684])))" office:value-type="float" office:value="7.77564836961374" calcext:value-type="float">
            <text:p>7.77564836961374</text:p>
          </table:table-cell>
          <table:table-cell table:formula="of:=SQRT(POWER([.H684];2)+POWER([.I684];2)+POWER([.J684];2))" office:value-type="float" office:value="562.898263231388" calcext:value-type="float">
            <text:p>562.898263231388</text:p>
          </table:table-cell>
        </table:table-row>
        <table:table-row table:style-name="ro1">
          <table:table-cell office:value-type="float" office:value="57.8103" calcext:value-type="float">
            <text:p>57.8103</text:p>
          </table:table-cell>
          <table:table-cell office:value-type="float" office:value="314.055" calcext:value-type="float">
            <text:p>314.055</text:p>
          </table:table-cell>
          <table:table-cell office:value-type="float" office:value="47.9887" calcext:value-type="float">
            <text:p>47.9887</text:p>
          </table:table-cell>
          <table:table-cell office:value-type="float" office:value="56.2401" calcext:value-type="float">
            <text:p>56.2401</text:p>
          </table:table-cell>
          <table:table-cell office:value-type="float" office:value="304.516" calcext:value-type="float">
            <text:p>304.516</text:p>
          </table:table-cell>
          <table:table-cell office:value-type="float" office:value="49.8215" calcext:value-type="float">
            <text:p>49.8215</text:p>
          </table:table-cell>
          <table:table-cell/>
          <table:table-cell table:formula="of:=([.D685]-[.A685])/0.0166667" office:value-type="float" office:value="-94.2118115763769" calcext:value-type="float">
            <text:p>-94.2118115763769</text:p>
          </table:table-cell>
          <table:table-cell table:formula="of:=ABS([.E685]-[.B685])/0.0166667" office:value-type="float" office:value="572.338855322289" calcext:value-type="float">
            <text:p>572.338855322289</text:p>
          </table:table-cell>
          <table:table-cell table:formula="of:=([.F685]-[.C685])/0.0166667" office:value-type="float" office:value="109.96778006444" calcext:value-type="float">
            <text:p>109.96778006444</text:p>
          </table:table-cell>
          <table:table-cell table:formula="of:=DEGREES(ATAN(ABS([.F685]-[.C685])/ABS([.E685]-[.B685])))" office:value-type="float" office:value="10.8761254655891" calcext:value-type="float">
            <text:p>10.8761254655891</text:p>
          </table:table-cell>
          <table:table-cell table:formula="of:=SQRT(POWER([.H685];2)+POWER([.I685];2)+POWER([.J685];2))" office:value-type="float" office:value="590.373223820687" calcext:value-type="float">
            <text:p>590.373223820687</text:p>
          </table:table-cell>
        </table:table-row>
        <table:table-row table:style-name="ro1">
          <table:table-cell office:value-type="float" office:value="64.0515" calcext:value-type="float">
            <text:p>64.0515</text:p>
          </table:table-cell>
          <table:table-cell office:value-type="float" office:value="311.91" calcext:value-type="float">
            <text:p>311.91</text:p>
          </table:table-cell>
          <table:table-cell office:value-type="float" office:value="47.9557" calcext:value-type="float">
            <text:p>47.9557</text:p>
          </table:table-cell>
          <table:table-cell office:value-type="float" office:value="62.1488" calcext:value-type="float">
            <text:p>62.1488</text:p>
          </table:table-cell>
          <table:table-cell office:value-type="float" office:value="299.711" calcext:value-type="float">
            <text:p>299.711</text:p>
          </table:table-cell>
          <table:table-cell office:value-type="float" office:value="49.6395" calcext:value-type="float">
            <text:p>49.6395</text:p>
          </table:table-cell>
          <table:table-cell/>
          <table:table-cell table:formula="of:=([.D686]-[.A686])/0.0166667" office:value-type="float" office:value="-114.161771676457" calcext:value-type="float">
            <text:p>-114.161771676457</text:p>
          </table:table-cell>
          <table:table-cell table:formula="of:=ABS([.E686]-[.B686])/0.0166667" office:value-type="float" office:value="731.938536122929" calcext:value-type="float">
            <text:p>731.938536122929</text:p>
          </table:table-cell>
          <table:table-cell table:formula="of:=([.F686]-[.C686])/0.0166667" office:value-type="float" office:value="101.027797944404" calcext:value-type="float">
            <text:p>101.027797944404</text:p>
          </table:table-cell>
          <table:table-cell table:formula="of:=DEGREES(ATAN(ABS([.F686]-[.C686])/ABS([.E686]-[.B686])))" office:value-type="float" office:value="7.85874875816028" calcext:value-type="float">
            <text:p>7.85874875816028</text:p>
          </table:table-cell>
          <table:table-cell table:formula="of:=SQRT(POWER([.H686];2)+POWER([.I686];2)+POWER([.J686];2))" office:value-type="float" office:value="747.645334855758" calcext:value-type="float">
            <text:p>747.645334855758</text:p>
          </table:table-cell>
        </table:table-row>
        <table:table-row table:style-name="ro1">
          <table:table-cell office:value-type="float" office:value="77.793" calcext:value-type="float">
            <text:p>77.793</text:p>
          </table:table-cell>
          <table:table-cell office:value-type="float" office:value="314.396" calcext:value-type="float">
            <text:p>314.396</text:p>
          </table:table-cell>
          <table:table-cell office:value-type="float" office:value="48.0191" calcext:value-type="float">
            <text:p>48.0191</text:p>
          </table:table-cell>
          <table:table-cell office:value-type="float" office:value="76.1047" calcext:value-type="float">
            <text:p>76.1047</text:p>
          </table:table-cell>
          <table:table-cell office:value-type="float" office:value="306.79" calcext:value-type="float">
            <text:p>306.79</text:p>
          </table:table-cell>
          <table:table-cell office:value-type="float" office:value="49.3259" calcext:value-type="float">
            <text:p>49.3259</text:p>
          </table:table-cell>
          <table:table-cell/>
          <table:table-cell table:formula="of:=([.D687]-[.A687])/0.0166667" office:value-type="float" office:value="-101.297797404406" calcext:value-type="float">
            <text:p>-101.297797404406</text:p>
          </table:table-cell>
          <table:table-cell table:formula="of:=ABS([.E687]-[.B687])/0.0166667" office:value-type="float" office:value="456.359087281825" calcext:value-type="float">
            <text:p>456.359087281825</text:p>
          </table:table-cell>
          <table:table-cell table:formula="of:=([.F687]-[.C687])/0.0166667" office:value-type="float" office:value="78.4078431843134" calcext:value-type="float">
            <text:p>78.4078431843134</text:p>
          </table:table-cell>
          <table:table-cell table:formula="of:=DEGREES(ATAN(ABS([.F687]-[.C687])/ABS([.E687]-[.B687])))" office:value-type="float" office:value="9.74890368251038" calcext:value-type="float">
            <text:p>9.74890368251038</text:p>
          </table:table-cell>
          <table:table-cell table:formula="of:=SQRT(POWER([.H687];2)+POWER([.I687];2)+POWER([.J687];2))" office:value-type="float" office:value="473.996466417737" calcext:value-type="float">
            <text:p>473.996466417737</text:p>
          </table:table-cell>
        </table:table-row>
        <table:table-row table:style-name="ro1">
          <table:table-cell office:value-type="float" office:value="77.8316" calcext:value-type="float">
            <text:p>77.8316</text:p>
          </table:table-cell>
          <table:table-cell office:value-type="float" office:value="317.583" calcext:value-type="float">
            <text:p>317.583</text:p>
          </table:table-cell>
          <table:table-cell office:value-type="float" office:value="47.0526" calcext:value-type="float">
            <text:p>47.0526</text:p>
          </table:table-cell>
          <table:table-cell office:value-type="float" office:value="76.3565" calcext:value-type="float">
            <text:p>76.3565</text:p>
          </table:table-cell>
          <table:table-cell office:value-type="float" office:value="305.456" calcext:value-type="float">
            <text:p>305.456</text:p>
          </table:table-cell>
          <table:table-cell office:value-type="float" office:value="48.9824" calcext:value-type="float">
            <text:p>48.9824</text:p>
          </table:table-cell>
          <table:table-cell/>
          <table:table-cell table:formula="of:=([.D688]-[.A688])/0.0166667" office:value-type="float" office:value="-88.5058229883539" calcext:value-type="float">
            <text:p>-88.5058229883539</text:p>
          </table:table-cell>
          <table:table-cell table:formula="of:=ABS([.E688]-[.B688])/0.0166667" office:value-type="float" office:value="727.618544762911" calcext:value-type="float">
            <text:p>727.618544762911</text:p>
          </table:table-cell>
          <table:table-cell table:formula="of:=([.F688]-[.C688])/0.0166667" office:value-type="float" office:value="115.787768424463" calcext:value-type="float">
            <text:p>115.787768424463</text:p>
          </table:table-cell>
          <table:table-cell table:formula="of:=DEGREES(ATAN(ABS([.F688]-[.C688])/ABS([.E688]-[.B688])))" office:value-type="float" office:value="9.0418077425057" calcext:value-type="float">
            <text:p>9.0418077425057</text:p>
          </table:table-cell>
          <table:table-cell table:formula="of:=SQRT(POWER([.H688];2)+POWER([.I688];2)+POWER([.J688];2))" office:value-type="float" office:value="742.070639967961" calcext:value-type="float">
            <text:p>742.070639967961</text:p>
          </table:table-cell>
        </table:table-row>
        <table:table-row table:style-name="ro1">
          <table:table-cell office:value-type="float" office:value="78.6256" calcext:value-type="float">
            <text:p>78.6256</text:p>
          </table:table-cell>
          <table:table-cell office:value-type="float" office:value="316.015" calcext:value-type="float">
            <text:p>316.015</text:p>
          </table:table-cell>
          <table:table-cell office:value-type="float" office:value="47.5259" calcext:value-type="float">
            <text:p>47.5259</text:p>
          </table:table-cell>
          <table:table-cell office:value-type="float" office:value="77.1689" calcext:value-type="float">
            <text:p>77.1689</text:p>
          </table:table-cell>
          <table:table-cell office:value-type="float" office:value="306.967" calcext:value-type="float">
            <text:p>306.967</text:p>
          </table:table-cell>
          <table:table-cell office:value-type="float" office:value="48.7696" calcext:value-type="float">
            <text:p>48.7696</text:p>
          </table:table-cell>
          <table:table-cell/>
          <table:table-cell table:formula="of:=([.D689]-[.A689])/0.0166667" office:value-type="float" office:value="-87.4018251963503" calcext:value-type="float">
            <text:p>-87.4018251963503</text:p>
          </table:table-cell>
          <table:table-cell table:formula="of:=ABS([.E689]-[.B689])/0.0166667" office:value-type="float" office:value="542.878914242172" calcext:value-type="float">
            <text:p>542.878914242172</text:p>
          </table:table-cell>
          <table:table-cell table:formula="of:=([.F689]-[.C689])/0.0166667" office:value-type="float" office:value="74.6218507562983" calcext:value-type="float">
            <text:p>74.6218507562983</text:p>
          </table:table-cell>
          <table:table-cell table:formula="of:=DEGREES(ATAN(ABS([.F689]-[.C689])/ABS([.E689]-[.B689])))" office:value-type="float" office:value="7.82659052567533" calcext:value-type="float">
            <text:p>7.82659052567533</text:p>
          </table:table-cell>
          <table:table-cell table:formula="of:=SQRT(POWER([.H689];2)+POWER([.I689];2)+POWER([.J689];2))" office:value-type="float" office:value="554.909916280749" calcext:value-type="float">
            <text:p>554.909916280749</text:p>
          </table:table-cell>
        </table:table-row>
        <table:table-row table:style-name="ro1">
          <table:table-cell office:value-type="float" office:value="78.6045" calcext:value-type="float">
            <text:p>78.6045</text:p>
          </table:table-cell>
          <table:table-cell office:value-type="float" office:value="314.503" calcext:value-type="float">
            <text:p>314.503</text:p>
          </table:table-cell>
          <table:table-cell office:value-type="float" office:value="47.7318" calcext:value-type="float">
            <text:p>47.7318</text:p>
          </table:table-cell>
          <table:table-cell office:value-type="float" office:value="77.6298" calcext:value-type="float">
            <text:p>77.6298</text:p>
          </table:table-cell>
          <table:table-cell office:value-type="float" office:value="301.236" calcext:value-type="float">
            <text:p>301.236</text:p>
          </table:table-cell>
          <table:table-cell office:value-type="float" office:value="49.2863" calcext:value-type="float">
            <text:p>49.2863</text:p>
          </table:table-cell>
          <table:table-cell/>
          <table:table-cell table:formula="of:=([.D690]-[.A690])/0.0166667" office:value-type="float" office:value="-58.4818830362338" calcext:value-type="float">
            <text:p>-58.4818830362338</text:p>
          </table:table-cell>
          <table:table-cell table:formula="of:=ABS([.E690]-[.B690])/0.0166667" office:value-type="float" office:value="796.018407963184" calcext:value-type="float">
            <text:p>796.018407963184</text:p>
          </table:table-cell>
          <table:table-cell table:formula="of:=([.F690]-[.C690])/0.0166667" office:value-type="float" office:value="93.2698134603729" calcext:value-type="float">
            <text:p>93.2698134603729</text:p>
          </table:table-cell>
          <table:table-cell table:formula="of:=DEGREES(ATAN(ABS([.F690]-[.C690])/ABS([.E690]-[.B690])))" office:value-type="float" office:value="6.68289891263504" calcext:value-type="float">
            <text:p>6.68289891263504</text:p>
          </table:table-cell>
          <table:table-cell table:formula="of:=SQRT(POWER([.H690];2)+POWER([.I690];2)+POWER([.J690];2))" office:value-type="float" office:value="803.594857227595" calcext:value-type="float">
            <text:p>803.594857227595</text:p>
          </table:table-cell>
        </table:table-row>
        <table:table-row table:style-name="ro1">
          <table:table-cell office:value-type="float" office:value="77.7558" calcext:value-type="float">
            <text:p>77.7558</text:p>
          </table:table-cell>
          <table:table-cell office:value-type="float" office:value="311.384" calcext:value-type="float">
            <text:p>311.384</text:p>
          </table:table-cell>
          <table:table-cell office:value-type="float" office:value="48.4275" calcext:value-type="float">
            <text:p>48.4275</text:p>
          </table:table-cell>
          <table:table-cell office:value-type="float" office:value="76.065" calcext:value-type="float">
            <text:p>76.065</text:p>
          </table:table-cell>
          <table:table-cell office:value-type="float" office:value="302.463" calcext:value-type="float">
            <text:p>302.463</text:p>
          </table:table-cell>
          <table:table-cell office:value-type="float" office:value="49.6511" calcext:value-type="float">
            <text:p>49.6511</text:p>
          </table:table-cell>
          <table:table-cell/>
          <table:table-cell table:formula="of:=([.D691]-[.A691])/0.0166667" office:value-type="float" office:value="-101.447797104406" calcext:value-type="float">
            <text:p>-101.447797104406</text:p>
          </table:table-cell>
          <table:table-cell table:formula="of:=ABS([.E691]-[.B691])/0.0166667" office:value-type="float" office:value="535.258929482141" calcext:value-type="float">
            <text:p>535.258929482141</text:p>
          </table:table-cell>
          <table:table-cell table:formula="of:=([.F691]-[.C691])/0.0166667" office:value-type="float" office:value="73.4158531682935" calcext:value-type="float">
            <text:p>73.4158531682935</text:p>
          </table:table-cell>
          <table:table-cell table:formula="of:=DEGREES(ATAN(ABS([.F691]-[.C691])/ABS([.E691]-[.B691])))" office:value-type="float" office:value="7.80992905350053" calcext:value-type="float">
            <text:p>7.80992905350053</text:p>
          </table:table-cell>
          <table:table-cell table:formula="of:=SQRT(POWER([.H691];2)+POWER([.I691];2)+POWER([.J691];2))" office:value-type="float" office:value="549.712347163616" calcext:value-type="float">
            <text:p>549.712347163616</text:p>
          </table:table-cell>
        </table:table-row>
        <table:table-row table:style-name="ro1">
          <table:table-cell office:value-type="float" office:value="78.0432" calcext:value-type="float">
            <text:p>78.0432</text:p>
          </table:table-cell>
          <table:table-cell office:value-type="float" office:value="312.832" calcext:value-type="float">
            <text:p>312.832</text:p>
          </table:table-cell>
          <table:table-cell office:value-type="float" office:value="48.4932" calcext:value-type="float">
            <text:p>48.4932</text:p>
          </table:table-cell>
          <table:table-cell office:value-type="float" office:value="76.3287" calcext:value-type="float">
            <text:p>76.3287</text:p>
          </table:table-cell>
          <table:table-cell office:value-type="float" office:value="302.355" calcext:value-type="float">
            <text:p>302.355</text:p>
          </table:table-cell>
          <table:table-cell office:value-type="float" office:value="50.1809" calcext:value-type="float">
            <text:p>50.1809</text:p>
          </table:table-cell>
          <table:table-cell/>
          <table:table-cell table:formula="of:=([.D692]-[.A692])/0.0166667" office:value-type="float" office:value="-102.869794260412" calcext:value-type="float">
            <text:p>-102.869794260412</text:p>
          </table:table-cell>
          <table:table-cell table:formula="of:=ABS([.E692]-[.B692])/0.0166667" office:value-type="float" office:value="628.618742762513" calcext:value-type="float">
            <text:p>628.618742762513</text:p>
          </table:table-cell>
          <table:table-cell table:formula="of:=([.F692]-[.C692])/0.0166667" office:value-type="float" office:value="101.261797476405" calcext:value-type="float">
            <text:p>101.261797476405</text:p>
          </table:table-cell>
          <table:table-cell table:formula="of:=DEGREES(ATAN(ABS([.F692]-[.C692])/ABS([.E692]-[.B692])))" office:value-type="float" office:value="9.15094722748576" calcext:value-type="float">
            <text:p>9.15094722748576</text:p>
          </table:table-cell>
          <table:table-cell table:formula="of:=SQRT(POWER([.H692];2)+POWER([.I692];2)+POWER([.J692];2))" office:value-type="float" office:value="644.978813568054" calcext:value-type="float">
            <text:p>644.978813568054</text:p>
          </table:table-cell>
        </table:table-row>
        <table:table-row table:style-name="ro1">
          <table:table-cell office:value-type="float" office:value="79.4379" calcext:value-type="float">
            <text:p>79.4379</text:p>
          </table:table-cell>
          <table:table-cell office:value-type="float" office:value="315.968" calcext:value-type="float">
            <text:p>315.968</text:p>
          </table:table-cell>
          <table:table-cell office:value-type="float" office:value="47.7914" calcext:value-type="float">
            <text:p>47.7914</text:p>
          </table:table-cell>
          <table:table-cell office:value-type="float" office:value="77.9475" calcext:value-type="float">
            <text:p>77.9475</text:p>
          </table:table-cell>
          <table:table-cell office:value-type="float" office:value="305.416" calcext:value-type="float">
            <text:p>305.416</text:p>
          </table:table-cell>
          <table:table-cell office:value-type="float" office:value="49.4945" calcext:value-type="float">
            <text:p>49.4945</text:p>
          </table:table-cell>
          <table:table-cell/>
          <table:table-cell table:formula="of:=([.D693]-[.A693])/0.0166667" office:value-type="float" office:value="-89.4238211523573" calcext:value-type="float">
            <text:p>-89.4238211523573</text:p>
          </table:table-cell>
          <table:table-cell table:formula="of:=ABS([.E693]-[.B693])/0.0166667" office:value-type="float" office:value="633.118733762534" calcext:value-type="float">
            <text:p>633.118733762534</text:p>
          </table:table-cell>
          <table:table-cell table:formula="of:=([.F693]-[.C693])/0.0166667" office:value-type="float" office:value="102.185795628409" calcext:value-type="float">
            <text:p>102.185795628409</text:p>
          </table:table-cell>
          <table:table-cell table:formula="of:=DEGREES(ATAN(ABS([.F693]-[.C693])/ABS([.E693]-[.B693])))" office:value-type="float" office:value="9.16850976371245" calcext:value-type="float">
            <text:p>9.16850976371245</text:p>
          </table:table-cell>
          <table:table-cell table:formula="of:=SQRT(POWER([.H693];2)+POWER([.I693];2)+POWER([.J693];2))" office:value-type="float" office:value="647.516708401238" calcext:value-type="float">
            <text:p>647.516708401238</text:p>
          </table:table-cell>
        </table:table-row>
        <table:table-row table:style-name="ro1">
          <table:table-cell office:value-type="float" office:value="78.5191" calcext:value-type="float">
            <text:p>78.5191</text:p>
          </table:table-cell>
          <table:table-cell office:value-type="float" office:value="308.378" calcext:value-type="float">
            <text:p>308.378</text:p>
          </table:table-cell>
          <table:table-cell office:value-type="float" office:value="49.0897" calcext:value-type="float">
            <text:p>49.0897</text:p>
          </table:table-cell>
          <table:table-cell office:value-type="float" office:value="77.0709" calcext:value-type="float">
            <text:p>77.0709</text:p>
          </table:table-cell>
          <table:table-cell office:value-type="float" office:value="298.156" calcext:value-type="float">
            <text:p>298.156</text:p>
          </table:table-cell>
          <table:table-cell office:value-type="float" office:value="50.4817" calcext:value-type="float">
            <text:p>50.4817</text:p>
          </table:table-cell>
          <table:table-cell/>
          <table:table-cell table:formula="of:=([.D694]-[.A694])/0.0166667" office:value-type="float" office:value="-86.8918262163476" calcext:value-type="float">
            <text:p>-86.8918262163476</text:p>
          </table:table-cell>
          <table:table-cell table:formula="of:=ABS([.E694]-[.B694])/0.0166667" office:value-type="float" office:value="613.318773362452" calcext:value-type="float">
            <text:p>613.318773362452</text:p>
          </table:table-cell>
          <table:table-cell table:formula="of:=([.F694]-[.C694])/0.0166667" office:value-type="float" office:value="83.5198329603343" calcext:value-type="float">
            <text:p>83.5198329603343</text:p>
          </table:table-cell>
          <table:table-cell table:formula="of:=DEGREES(ATAN(ABS([.F694]-[.C694])/ABS([.E694]-[.B694])))" office:value-type="float" office:value="7.75466037487092" calcext:value-type="float">
            <text:p>7.75466037487092</text:p>
          </table:table-cell>
          <table:table-cell table:formula="of:=SQRT(POWER([.H694];2)+POWER([.I694];2)+POWER([.J694];2))" office:value-type="float" office:value="625.048533891375" calcext:value-type="float">
            <text:p>625.048533891375</text:p>
          </table:table-cell>
        </table:table-row>
        <table:table-row table:style-name="ro1">
          <table:table-cell office:value-type="float" office:value="78.3111" calcext:value-type="float">
            <text:p>78.3111</text:p>
          </table:table-cell>
          <table:table-cell office:value-type="float" office:value="312.702" calcext:value-type="float">
            <text:p>312.702</text:p>
          </table:table-cell>
          <table:table-cell office:value-type="float" office:value="49.037" calcext:value-type="float">
            <text:p>49.037</text:p>
          </table:table-cell>
          <table:table-cell office:value-type="float" office:value="76.3012" calcext:value-type="float">
            <text:p>76.3012</text:p>
          </table:table-cell>
          <table:table-cell office:value-type="float" office:value="299.416" calcext:value-type="float">
            <text:p>299.416</text:p>
          </table:table-cell>
          <table:table-cell office:value-type="float" office:value="50.8331" calcext:value-type="float">
            <text:p>50.8331</text:p>
          </table:table-cell>
          <table:table-cell/>
          <table:table-cell table:formula="of:=([.D695]-[.A695])/0.0166667" office:value-type="float" office:value="-120.593758812482" calcext:value-type="float">
            <text:p>-120.593758812482</text:p>
          </table:table-cell>
          <table:table-cell table:formula="of:=ABS([.E695]-[.B695])/0.0166667" office:value-type="float" office:value="797.158405683189" calcext:value-type="float">
            <text:p>797.158405683189</text:p>
          </table:table-cell>
          <table:table-cell table:formula="of:=([.F695]-[.C695])/0.0166667" office:value-type="float" office:value="107.765784468431" calcext:value-type="float">
            <text:p>107.765784468431</text:p>
          </table:table-cell>
          <table:table-cell table:formula="of:=DEGREES(ATAN(ABS([.F695]-[.C695])/ABS([.E695]-[.B695])))" office:value-type="float" office:value="7.6989934156756" calcext:value-type="float">
            <text:p>7.6989934156756</text:p>
          </table:table-cell>
          <table:table-cell table:formula="of:=SQRT(POWER([.H695];2)+POWER([.I695];2)+POWER([.J695];2))" office:value-type="float" office:value="813.398944379683" calcext:value-type="float">
            <text:p>813.398944379683</text:p>
          </table:table-cell>
        </table:table-row>
        <table:table-row table:style-name="ro1">
          <table:table-cell office:value-type="float" office:value="86.521" calcext:value-type="float">
            <text:p>86.521</text:p>
          </table:table-cell>
          <table:table-cell office:value-type="float" office:value="317.384" calcext:value-type="float">
            <text:p>317.384</text:p>
          </table:table-cell>
          <table:table-cell office:value-type="float" office:value="48.0706" calcext:value-type="float">
            <text:p>48.0706</text:p>
          </table:table-cell>
          <table:table-cell office:value-type="float" office:value="83.9218" calcext:value-type="float">
            <text:p>83.9218</text:p>
          </table:table-cell>
          <table:table-cell office:value-type="float" office:value="311.267" calcext:value-type="float">
            <text:p>311.267</text:p>
          </table:table-cell>
          <table:table-cell office:value-type="float" office:value="49.4422" calcext:value-type="float">
            <text:p>49.4422</text:p>
          </table:table-cell>
          <table:table-cell/>
          <table:table-cell table:formula="of:=([.D696]-[.A696])/0.0166667" office:value-type="float" office:value="-155.951688096624" calcext:value-type="float">
            <text:p>-155.951688096624</text:p>
          </table:table-cell>
          <table:table-cell table:formula="of:=ABS([.E696]-[.B696])/0.0166667" office:value-type="float" office:value="367.019265961469" calcext:value-type="float">
            <text:p>367.019265961469</text:p>
          </table:table-cell>
          <table:table-cell table:formula="of:=([.F696]-[.C696])/0.0166667" office:value-type="float" office:value="82.2958354083292" calcext:value-type="float">
            <text:p>82.2958354083292</text:p>
          </table:table-cell>
          <table:table-cell table:formula="of:=DEGREES(ATAN(ABS([.F696]-[.C696])/ABS([.E696]-[.B696])))" office:value-type="float" office:value="12.6382516927526" calcext:value-type="float">
            <text:p>12.6382516927526</text:p>
          </table:table-cell>
          <table:table-cell table:formula="of:=SQRT(POWER([.H696];2)+POWER([.I696];2)+POWER([.J696];2))" office:value-type="float" office:value="407.181378666359" calcext:value-type="float">
            <text:p>407.181378666359</text:p>
          </table:table-cell>
        </table:table-row>
        <table:table-row table:style-name="ro1">
          <table:table-cell office:value-type="float" office:value="102.831" calcext:value-type="float">
            <text:p>102.831</text:p>
          </table:table-cell>
          <table:table-cell office:value-type="float" office:value="313.429" calcext:value-type="float">
            <text:p>313.429</text:p>
          </table:table-cell>
          <table:table-cell office:value-type="float" office:value="48.4638" calcext:value-type="float">
            <text:p>48.4638</text:p>
          </table:table-cell>
          <table:table-cell office:value-type="float" office:value="100.343" calcext:value-type="float">
            <text:p>100.343</text:p>
          </table:table-cell>
          <table:table-cell office:value-type="float" office:value="303.448" calcext:value-type="float">
            <text:p>303.448</text:p>
          </table:table-cell>
          <table:table-cell office:value-type="float" office:value="50.0847" calcext:value-type="float">
            <text:p>50.0847</text:p>
          </table:table-cell>
          <table:table-cell/>
          <table:table-cell table:formula="of:=([.D697]-[.A697])/0.0166667" office:value-type="float" office:value="-149.279701440597" calcext:value-type="float">
            <text:p>-149.279701440597</text:p>
          </table:table-cell>
          <table:table-cell table:formula="of:=ABS([.E697]-[.B697])/0.0166667" office:value-type="float" office:value="598.858802282395" calcext:value-type="float">
            <text:p>598.858802282395</text:p>
          </table:table-cell>
          <table:table-cell table:formula="of:=([.F697]-[.C697])/0.0166667" office:value-type="float" office:value="97.253805492389" calcext:value-type="float">
            <text:p>97.253805492389</text:p>
          </table:table-cell>
          <table:table-cell table:formula="of:=DEGREES(ATAN(ABS([.F697]-[.C697])/ABS([.E697]-[.B697])))" office:value-type="float" office:value="9.22422344280198" calcext:value-type="float">
            <text:p>9.22422344280198</text:p>
          </table:table-cell>
          <table:table-cell table:formula="of:=SQRT(POWER([.H697];2)+POWER([.I697];2)+POWER([.J697];2))" office:value-type="float" office:value="624.799645499299" calcext:value-type="float">
            <text:p>624.799645499299</text:p>
          </table:table-cell>
        </table:table-row>
        <table:table-row table:style-name="ro1">
          <table:table-cell office:value-type="float" office:value="105.396" calcext:value-type="float">
            <text:p>105.396</text:p>
          </table:table-cell>
          <table:table-cell office:value-type="float" office:value="307.526" calcext:value-type="float">
            <text:p>307.526</text:p>
          </table:table-cell>
          <table:table-cell office:value-type="float" office:value="48.4511" calcext:value-type="float">
            <text:p>48.4511</text:p>
          </table:table-cell>
          <table:table-cell office:value-type="float" office:value="102.987" calcext:value-type="float">
            <text:p>102.987</text:p>
          </table:table-cell>
          <table:table-cell office:value-type="float" office:value="299.263" calcext:value-type="float">
            <text:p>299.263</text:p>
          </table:table-cell>
          <table:table-cell office:value-type="float" office:value="49.5946" calcext:value-type="float">
            <text:p>49.5946</text:p>
          </table:table-cell>
          <table:table-cell/>
          <table:table-cell table:formula="of:=([.D698]-[.A698])/0.0166667" office:value-type="float" office:value="-144.539710920579" calcext:value-type="float">
            <text:p>-144.539710920579</text:p>
          </table:table-cell>
          <table:table-cell table:formula="of:=ABS([.E698]-[.B698])/0.0166667" office:value-type="float" office:value="495.779008441985" calcext:value-type="float">
            <text:p>495.779008441985</text:p>
          </table:table-cell>
          <table:table-cell table:formula="of:=([.F698]-[.C698])/0.0166667" office:value-type="float" office:value="68.6098627802746" calcext:value-type="float">
            <text:p>68.6098627802746</text:p>
          </table:table-cell>
          <table:table-cell table:formula="of:=DEGREES(ATAN(ABS([.F698]-[.C698])/ABS([.E698]-[.B698])))" office:value-type="float" office:value="7.87900479151428" calcext:value-type="float">
            <text:p>7.87900479151428</text:p>
          </table:table-cell>
          <table:table-cell table:formula="of:=SQRT(POWER([.H698];2)+POWER([.I698];2)+POWER([.J698];2))" office:value-type="float" office:value="520.956683914748" calcext:value-type="float">
            <text:p>520.956683914748</text:p>
          </table:table-cell>
        </table:table-row>
        <table:table-row table:style-name="ro1">
          <table:table-cell office:value-type="float" office:value="104.417" calcext:value-type="float">
            <text:p>104.417</text:p>
          </table:table-cell>
          <table:table-cell office:value-type="float" office:value="308.945" calcext:value-type="float">
            <text:p>308.945</text:p>
          </table:table-cell>
          <table:table-cell office:value-type="float" office:value="48.7911" calcext:value-type="float">
            <text:p>48.7911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287.056" calcext:value-type="float">
            <text:p>287.056</text:p>
          </table:table-cell>
          <table:table-cell office:value-type="float" office:value="51.7711" calcext:value-type="float">
            <text:p>51.7711</text:p>
          </table:table-cell>
          <table:table-cell/>
          <table:table-cell table:formula="of:=([.D699]-[.A699])/0.0166667" office:value-type="float" office:value="-195.899608200784" calcext:value-type="float">
            <text:p>-195.899608200784</text:p>
          </table:table-cell>
          <table:table-cell table:formula="of:=ABS([.E699]-[.B699])/0.0166667" office:value-type="float" office:value="1313.33737332525" calcext:value-type="float">
            <text:p>1313.33737332525</text:p>
          </table:table-cell>
          <table:table-cell table:formula="of:=([.F699]-[.C699])/0.0166667" office:value-type="float" office:value="178.799642400715" calcext:value-type="float">
            <text:p>178.799642400715</text:p>
          </table:table-cell>
          <table:table-cell table:formula="of:=DEGREES(ATAN(ABS([.F699]-[.C699])/ABS([.E699]-[.B699])))" office:value-type="float" office:value="7.75266719414744" calcext:value-type="float">
            <text:p>7.75266719414744</text:p>
          </table:table-cell>
          <table:table-cell table:formula="of:=SQRT(POWER([.H699];2)+POWER([.I699];2)+POWER([.J699];2))" office:value-type="float" office:value="1339.85112038193" calcext:value-type="float">
            <text:p>1339.85112038193</text:p>
          </table:table-cell>
        </table:table-row>
        <table:table-row table:style-name="ro1">
          <table:table-cell office:value-type="float" office:value="105.513" calcext:value-type="float">
            <text:p>105.513</text:p>
          </table:table-cell>
          <table:table-cell office:value-type="float" office:value="313.206" calcext:value-type="float">
            <text:p>313.206</text:p>
          </table:table-cell>
          <table:table-cell office:value-type="float" office:value="48.2073" calcext:value-type="float">
            <text:p>48.2073</text:p>
          </table:table-cell>
          <table:table-cell office:value-type="float" office:value="102.804" calcext:value-type="float">
            <text:p>102.804</text:p>
          </table:table-cell>
          <table:table-cell office:value-type="float" office:value="304.721" calcext:value-type="float">
            <text:p>304.721</text:p>
          </table:table-cell>
          <table:table-cell office:value-type="float" office:value="49.6343" calcext:value-type="float">
            <text:p>49.6343</text:p>
          </table:table-cell>
          <table:table-cell/>
          <table:table-cell table:formula="of:=([.D700]-[.A700])/0.0166667" office:value-type="float" office:value="-162.53967492065" calcext:value-type="float">
            <text:p>-162.53967492065</text:p>
          </table:table-cell>
          <table:table-cell table:formula="of:=ABS([.E700]-[.B700])/0.0166667" office:value-type="float" office:value="509.098981802037" calcext:value-type="float">
            <text:p>509.098981802037</text:p>
          </table:table-cell>
          <table:table-cell table:formula="of:=([.F700]-[.C700])/0.0166667" office:value-type="float" office:value="85.6198287603429" calcext:value-type="float">
            <text:p>85.6198287603429</text:p>
          </table:table-cell>
          <table:table-cell table:formula="of:=DEGREES(ATAN(ABS([.F700]-[.C700])/ABS([.E700]-[.B700])))" office:value-type="float" office:value="9.54661767470066" calcext:value-type="float">
            <text:p>9.54661767470066</text:p>
          </table:table-cell>
          <table:table-cell table:formula="of:=SQRT(POWER([.H700];2)+POWER([.I700];2)+POWER([.J700];2))" office:value-type="float" office:value="541.231627191291" calcext:value-type="float">
            <text:p>541.231627191291</text:p>
          </table:table-cell>
        </table:table-row>
        <table:table-row table:style-name="ro1">
          <table:table-cell office:value-type="float" office:value="106.244" calcext:value-type="float">
            <text:p>106.244</text:p>
          </table:table-cell>
          <table:table-cell office:value-type="float" office:value="316.012" calcext:value-type="float">
            <text:p>316.012</text:p>
          </table:table-cell>
          <table:table-cell office:value-type="float" office:value="48.089" calcext:value-type="float">
            <text:p>48.089</text:p>
          </table:table-cell>
          <table:table-cell office:value-type="float" office:value="103.243" calcext:value-type="float">
            <text:p>103.243</text:p>
          </table:table-cell>
          <table:table-cell office:value-type="float" office:value="307.469" calcext:value-type="float">
            <text:p>307.469</text:p>
          </table:table-cell>
          <table:table-cell office:value-type="float" office:value="49.5228" calcext:value-type="float">
            <text:p>49.5228</text:p>
          </table:table-cell>
          <table:table-cell/>
          <table:table-cell table:formula="of:=([.D701]-[.A701])/0.0166667" office:value-type="float" office:value="-180.059639880721" calcext:value-type="float">
            <text:p>-180.059639880721</text:p>
          </table:table-cell>
          <table:table-cell table:formula="of:=ABS([.E701]-[.B701])/0.0166667" office:value-type="float" office:value="512.578974842051" calcext:value-type="float">
            <text:p>512.578974842051</text:p>
          </table:table-cell>
          <table:table-cell table:formula="of:=([.F701]-[.C701])/0.0166667" office:value-type="float" office:value="86.027827944344" calcext:value-type="float">
            <text:p>86.027827944344</text:p>
          </table:table-cell>
          <table:table-cell table:formula="of:=DEGREES(ATAN(ABS([.F701]-[.C701])/ABS([.E701]-[.B701])))" office:value-type="float" office:value="9.52734724311384" calcext:value-type="float">
            <text:p>9.52734724311384</text:p>
          </table:table-cell>
          <table:table-cell table:formula="of:=SQRT(POWER([.H701];2)+POWER([.I701];2)+POWER([.J701];2))" office:value-type="float" office:value="550.054057838795" calcext:value-type="float">
            <text:p>550.054057838795</text:p>
          </table:table-cell>
        </table:table-row>
        <table:table-row table:style-name="ro1">
          <table:table-cell office:value-type="float" office:value="106.314" calcext:value-type="float">
            <text:p>106.314</text:p>
          </table:table-cell>
          <table:table-cell office:value-type="float" office:value="313.108" calcext:value-type="float">
            <text:p>313.108</text:p>
          </table:table-cell>
          <table:table-cell office:value-type="float" office:value="48.2141" calcext:value-type="float">
            <text:p>48.2141</text:p>
          </table:table-cell>
          <table:table-cell office:value-type="float" office:value="103.761" calcext:value-type="float">
            <text:p>103.761</text:p>
          </table:table-cell>
          <table:table-cell office:value-type="float" office:value="303.216" calcext:value-type="float">
            <text:p>303.216</text:p>
          </table:table-cell>
          <table:table-cell office:value-type="float" office:value="49.8287" calcext:value-type="float">
            <text:p>49.8287</text:p>
          </table:table-cell>
          <table:table-cell/>
          <table:table-cell table:formula="of:=([.D702]-[.A702])/0.0166667" office:value-type="float" office:value="-153.179693640613" calcext:value-type="float">
            <text:p>-153.179693640613</text:p>
          </table:table-cell>
          <table:table-cell table:formula="of:=ABS([.E702]-[.B702])/0.0166667" office:value-type="float" office:value="593.518812962374" calcext:value-type="float">
            <text:p>593.518812962374</text:p>
          </table:table-cell>
          <table:table-cell table:formula="of:=([.F702]-[.C702])/0.0166667" office:value-type="float" office:value="96.8758062483873" calcext:value-type="float">
            <text:p>96.8758062483873</text:p>
          </table:table-cell>
          <table:table-cell table:formula="of:=DEGREES(ATAN(ABS([.F702]-[.C702])/ABS([.E702]-[.B702])))" office:value-type="float" office:value="9.27022992383346" calcext:value-type="float">
            <text:p>9.27022992383346</text:p>
          </table:table-cell>
          <table:table-cell table:formula="of:=SQRT(POWER([.H702];2)+POWER([.I702];2)+POWER([.J702];2))" office:value-type="float" office:value="620.575153966361" calcext:value-type="float">
            <text:p>620.575153966361</text:p>
          </table:table-cell>
        </table:table-row>
        <table:table-row table:style-name="ro1">
          <table:table-cell office:value-type="float" office:value="116.338" calcext:value-type="float">
            <text:p>116.338</text:p>
          </table:table-cell>
          <table:table-cell office:value-type="float" office:value="316.386" calcext:value-type="float">
            <text:p>316.386</text:p>
          </table:table-cell>
          <table:table-cell office:value-type="float" office:value="46.3591" calcext:value-type="float">
            <text:p>46.3591</text:p>
          </table:table-cell>
          <table:table-cell office:value-type="float" office:value="112.797" calcext:value-type="float">
            <text:p>112.797</text:p>
          </table:table-cell>
          <table:table-cell office:value-type="float" office:value="303.763" calcext:value-type="float">
            <text:p>303.763</text:p>
          </table:table-cell>
          <table:table-cell office:value-type="float" office:value="48.6445" calcext:value-type="float">
            <text:p>48.6445</text:p>
          </table:table-cell>
          <table:table-cell/>
          <table:table-cell table:formula="of:=([.D703]-[.A703])/0.0166667" office:value-type="float" office:value="-212.45957508085" calcext:value-type="float">
            <text:p>-212.45957508085</text:p>
          </table:table-cell>
          <table:table-cell table:formula="of:=ABS([.E703]-[.B703])/0.0166667" office:value-type="float" office:value="757.378485243032" calcext:value-type="float">
            <text:p>757.378485243032</text:p>
          </table:table-cell>
          <table:table-cell table:formula="of:=([.F703]-[.C703])/0.0166667" office:value-type="float" office:value="137.123725752549" calcext:value-type="float">
            <text:p>137.123725752549</text:p>
          </table:table-cell>
          <table:table-cell table:formula="of:=DEGREES(ATAN(ABS([.F703]-[.C703])/ABS([.E703]-[.B703])))" office:value-type="float" office:value="10.2622612843586" calcext:value-type="float">
            <text:p>10.2622612843586</text:p>
          </table:table-cell>
          <table:table-cell table:formula="of:=SQRT(POWER([.H703];2)+POWER([.I703];2)+POWER([.J703];2))" office:value-type="float" office:value="798.476146867786" calcext:value-type="float">
            <text:p>798.476146867786</text:p>
          </table:table-cell>
        </table:table-row>
        <table:table-row table:style-name="ro1">
          <table:table-cell office:value-type="float" office:value="119.555" calcext:value-type="float">
            <text:p>119.555</text:p>
          </table:table-cell>
          <table:table-cell office:value-type="float" office:value="297.248" calcext:value-type="float">
            <text:p>297.248</text:p>
          </table:table-cell>
          <table:table-cell office:value-type="float" office:value="48.7133" calcext:value-type="float">
            <text:p>48.7133</text:p>
          </table:table-cell>
          <table:table-cell office:value-type="float" office:value="116.474" calcext:value-type="float">
            <text:p>116.474</text:p>
          </table:table-cell>
          <table:table-cell office:value-type="float" office:value="286.992" calcext:value-type="float">
            <text:p>286.992</text:p>
          </table:table-cell>
          <table:table-cell office:value-type="float" office:value="50.1544" calcext:value-type="float">
            <text:p>50.1544</text:p>
          </table:table-cell>
          <table:table-cell/>
          <table:table-cell table:formula="of:=([.D704]-[.A704])/0.0166667" office:value-type="float" office:value="-184.85963028074" calcext:value-type="float">
            <text:p>-184.85963028074</text:p>
          </table:table-cell>
          <table:table-cell table:formula="of:=ABS([.E704]-[.B704])/0.0166667" office:value-type="float" office:value="615.35876928246" calcext:value-type="float">
            <text:p>615.35876928246</text:p>
          </table:table-cell>
          <table:table-cell table:formula="of:=([.F704]-[.C704])/0.0166667" office:value-type="float" office:value="86.4658270683462" calcext:value-type="float">
            <text:p>86.4658270683462</text:p>
          </table:table-cell>
          <table:table-cell table:formula="of:=DEGREES(ATAN(ABS([.F704]-[.C704])/ABS([.E704]-[.B704])))" office:value-type="float" office:value="7.99842879785475" calcext:value-type="float">
            <text:p>7.99842879785475</text:p>
          </table:table-cell>
          <table:table-cell table:formula="of:=SQRT(POWER([.H704];2)+POWER([.I704];2)+POWER([.J704];2))" office:value-type="float" office:value="648.31769765368" calcext:value-type="float">
            <text:p>648.31769765368</text:p>
          </table:table-cell>
        </table:table-row>
        <table:table-row table:style-name="ro1">
          <table:table-cell office:value-type="float" office:value="124.99" calcext:value-type="float">
            <text:p>124.99</text:p>
          </table:table-cell>
          <table:table-cell office:value-type="float" office:value="299.062" calcext:value-type="float">
            <text:p>299.062</text:p>
          </table:table-cell>
          <table:table-cell office:value-type="float" office:value="47.9067" calcext:value-type="float">
            <text:p>47.9067</text:p>
          </table:table-cell>
          <table:table-cell office:value-type="float" office:value="120.786" calcext:value-type="float">
            <text:p>120.786</text:p>
          </table:table-cell>
          <table:table-cell office:value-type="float" office:value="289.03" calcext:value-type="float">
            <text:p>289.03</text:p>
          </table:table-cell>
          <table:table-cell office:value-type="float" office:value="49.3357" calcext:value-type="float">
            <text:p>49.3357</text:p>
          </table:table-cell>
          <table:table-cell/>
          <table:table-cell table:formula="of:=([.D705]-[.A705])/0.0166667" office:value-type="float" office:value="-252.239495521009" calcext:value-type="float">
            <text:p>-252.239495521009</text:p>
          </table:table-cell>
          <table:table-cell table:formula="of:=ABS([.E705]-[.B705])/0.0166667" office:value-type="float" office:value="601.91879616241" calcext:value-type="float">
            <text:p>601.91879616241</text:p>
          </table:table-cell>
          <table:table-cell table:formula="of:=([.F705]-[.C705])/0.0166667" office:value-type="float" office:value="85.7398285203431" calcext:value-type="float">
            <text:p>85.7398285203431</text:p>
          </table:table-cell>
          <table:table-cell table:formula="of:=DEGREES(ATAN(ABS([.F705]-[.C705])/ABS([.E705]-[.B705])))" office:value-type="float" office:value="8.1069131294877" calcext:value-type="float">
            <text:p>8.1069131294877</text:p>
          </table:table-cell>
          <table:table-cell table:formula="of:=SQRT(POWER([.H705];2)+POWER([.I705];2)+POWER([.J705];2))" office:value-type="float" office:value="658.241838892816" calcext:value-type="float">
            <text:p>658.241838892816</text:p>
          </table:table-cell>
        </table:table-row>
        <table:table-row table:style-name="ro1">
          <table:table-cell office:value-type="float" office:value="126.559" calcext:value-type="float">
            <text:p>126.559</text:p>
          </table:table-cell>
          <table:table-cell office:value-type="float" office:value="294.586" calcext:value-type="float">
            <text:p>294.586</text:p>
          </table:table-cell>
          <table:table-cell office:value-type="float" office:value="48.5192" calcext:value-type="float">
            <text:p>48.5192</text:p>
          </table:table-cell>
          <table:table-cell office:value-type="float" office:value="124.002" calcext:value-type="float">
            <text:p>124.002</text:p>
          </table:table-cell>
          <table:table-cell office:value-type="float" office:value="285.784" calcext:value-type="float">
            <text:p>285.784</text:p>
          </table:table-cell>
          <table:table-cell office:value-type="float" office:value="49.7643" calcext:value-type="float">
            <text:p>49.7643</text:p>
          </table:table-cell>
          <table:table-cell/>
          <table:table-cell table:formula="of:=([.D706]-[.A706])/0.0166667" office:value-type="float" office:value="-153.419693160614" calcext:value-type="float">
            <text:p>-153.419693160614</text:p>
          </table:table-cell>
          <table:table-cell table:formula="of:=ABS([.E706]-[.B706])/0.0166667" office:value-type="float" office:value="528.118943762114" calcext:value-type="float">
            <text:p>528.118943762114</text:p>
          </table:table-cell>
          <table:table-cell table:formula="of:=([.F706]-[.C706])/0.0166667" office:value-type="float" office:value="74.7058505882989" calcext:value-type="float">
            <text:p>74.7058505882989</text:p>
          </table:table-cell>
          <table:table-cell table:formula="of:=DEGREES(ATAN(ABS([.F706]-[.C706])/ABS([.E706]-[.B706])))" office:value-type="float" office:value="8.05144035191133" calcext:value-type="float">
            <text:p>8.05144035191133</text:p>
          </table:table-cell>
          <table:table-cell table:formula="of:=SQRT(POWER([.H706];2)+POWER([.I706];2)+POWER([.J706];2))" office:value-type="float" office:value="555.002869471887" calcext:value-type="float">
            <text:p>555.002869471887</text:p>
          </table:table-cell>
        </table:table-row>
        <table:table-row table:style-name="ro1">
          <table:table-cell office:value-type="float" office:value="127.222" calcext:value-type="float">
            <text:p>127.222</text:p>
          </table:table-cell>
          <table:table-cell office:value-type="float" office:value="300.08" calcext:value-type="float">
            <text:p>300.08</text:p>
          </table:table-cell>
          <table:table-cell office:value-type="float" office:value="47.2315" calcext:value-type="float">
            <text:p>47.2315</text:p>
          </table:table-cell>
          <table:table-cell office:value-type="float" office:value="124.017" calcext:value-type="float">
            <text:p>124.017</text:p>
          </table:table-cell>
          <table:table-cell office:value-type="float" office:value="292.56" calcext:value-type="float">
            <text:p>292.56</text:p>
          </table:table-cell>
          <table:table-cell office:value-type="float" office:value="48.311" calcext:value-type="float">
            <text:p>48.311</text:p>
          </table:table-cell>
          <table:table-cell/>
          <table:table-cell table:formula="of:=([.D707]-[.A707])/0.0166667" office:value-type="float" office:value="-192.299615400769" calcext:value-type="float">
            <text:p>-192.299615400769</text:p>
          </table:table-cell>
          <table:table-cell table:formula="of:=ABS([.E707]-[.B707])/0.0166667" office:value-type="float" office:value="451.199097601804" calcext:value-type="float">
            <text:p>451.199097601804</text:p>
          </table:table-cell>
          <table:table-cell table:formula="of:=([.F707]-[.C707])/0.0166667" office:value-type="float" office:value="64.7698704602593" calcext:value-type="float">
            <text:p>64.7698704602593</text:p>
          </table:table-cell>
          <table:table-cell table:formula="of:=DEGREES(ATAN(ABS([.F707]-[.C707])/ABS([.E707]-[.B707])))" office:value-type="float" office:value="8.16903227030203" calcext:value-type="float">
            <text:p>8.16903227030203</text:p>
          </table:table-cell>
          <table:table-cell table:formula="of:=SQRT(POWER([.H707];2)+POWER([.I707];2)+POWER([.J707];2))" office:value-type="float" office:value="494.727100409311" calcext:value-type="float">
            <text:p>494.727100409311</text:p>
          </table:table-cell>
        </table:table-row>
        <table:table-row table:style-name="ro1">
          <table:table-cell office:value-type="float" office:value="128.788" calcext:value-type="float">
            <text:p>128.788</text:p>
          </table:table-cell>
          <table:table-cell office:value-type="float" office:value="302.369" calcext:value-type="float">
            <text:p>302.369</text:p>
          </table:table-cell>
          <table:table-cell office:value-type="float" office:value="47.4183" calcext:value-type="float">
            <text:p>47.4183</text:p>
          </table:table-cell>
          <table:table-cell office:value-type="float" office:value="125.792" calcext:value-type="float">
            <text:p>125.792</text:p>
          </table:table-cell>
          <table:table-cell office:value-type="float" office:value="288.037" calcext:value-type="float">
            <text:p>288.037</text:p>
          </table:table-cell>
          <table:table-cell office:value-type="float" office:value="49.4374" calcext:value-type="float">
            <text:p>49.4374</text:p>
          </table:table-cell>
          <table:table-cell/>
          <table:table-cell table:formula="of:=([.D708]-[.A708])/0.0166667" office:value-type="float" office:value="-179.75964048072" calcext:value-type="float">
            <text:p>-179.75964048072</text:p>
          </table:table-cell>
          <table:table-cell table:formula="of:=ABS([.E708]-[.B708])/0.0166667" office:value-type="float" office:value="859.918280163443" calcext:value-type="float">
            <text:p>859.918280163443</text:p>
          </table:table-cell>
          <table:table-cell table:formula="of:=([.F708]-[.C708])/0.0166667" office:value-type="float" office:value="121.145757708484" calcext:value-type="float">
            <text:p>121.145757708484</text:p>
          </table:table-cell>
          <table:table-cell table:formula="of:=DEGREES(ATAN(ABS([.F708]-[.C708])/ABS([.E708]-[.B708])))" office:value-type="float" office:value="8.01908618541547" calcext:value-type="float">
            <text:p>8.01908618541547</text:p>
          </table:table-cell>
          <table:table-cell table:formula="of:=SQRT(POWER([.H708];2)+POWER([.I708];2)+POWER([.J708];2))" office:value-type="float" office:value="886.819751424027" calcext:value-type="float">
            <text:p>886.819751424027</text:p>
          </table:table-cell>
        </table:table-row>
        <table:table-row table:style-name="ro1">
          <table:table-cell office:value-type="float" office:value="125.746" calcext:value-type="float">
            <text:p>125.746</text:p>
          </table:table-cell>
          <table:table-cell office:value-type="float" office:value="292.052" calcext:value-type="float">
            <text:p>292.052</text:p>
          </table:table-cell>
          <table:table-cell office:value-type="float" office:value="48.8782" calcext:value-type="float">
            <text:p>48.8782</text:p>
          </table:table-cell>
          <table:table-cell office:value-type="float" office:value="122.952" calcext:value-type="float">
            <text:p>122.952</text:p>
          </table:table-cell>
          <table:table-cell office:value-type="float" office:value="283.309" calcext:value-type="float">
            <text:p>283.309</text:p>
          </table:table-cell>
          <table:table-cell office:value-type="float" office:value="50.3662" calcext:value-type="float">
            <text:p>50.3662</text:p>
          </table:table-cell>
          <table:table-cell/>
          <table:table-cell table:formula="of:=([.D709]-[.A709])/0.0166667" office:value-type="float" office:value="-167.63966472067" calcext:value-type="float">
            <text:p>-167.63966472067</text:p>
          </table:table-cell>
          <table:table-cell table:formula="of:=ABS([.E709]-[.B709])/0.0166667" office:value-type="float" office:value="524.578950842098" calcext:value-type="float">
            <text:p>524.578950842098</text:p>
          </table:table-cell>
          <table:table-cell table:formula="of:=([.F709]-[.C709])/0.0166667" office:value-type="float" office:value="89.2798214403571" calcext:value-type="float">
            <text:p>89.2798214403571</text:p>
          </table:table-cell>
          <table:table-cell table:formula="of:=DEGREES(ATAN(ABS([.F709]-[.C709])/ABS([.E709]-[.B709])))" office:value-type="float" office:value="9.65880902183251" calcext:value-type="float">
            <text:p>9.65880902183251</text:p>
          </table:table-cell>
          <table:table-cell table:formula="of:=SQRT(POWER([.H709];2)+POWER([.I709];2)+POWER([.J709];2))" office:value-type="float" office:value="557.904130985492" calcext:value-type="float">
            <text:p>557.904130985492</text:p>
          </table:table-cell>
        </table:table-row>
        <table:table-row table:style-name="ro1">
          <table:table-cell office:value-type="float" office:value="126.924" calcext:value-type="float">
            <text:p>126.924</text:p>
          </table:table-cell>
          <table:table-cell office:value-type="float" office:value="293.21" calcext:value-type="float">
            <text:p>293.21</text:p>
          </table:table-cell>
          <table:table-cell office:value-type="float" office:value="48.4535" calcext:value-type="float">
            <text:p>48.4535</text:p>
          </table:table-cell>
          <table:table-cell office:value-type="float" office:value="124.195" calcext:value-type="float">
            <text:p>124.195</text:p>
          </table:table-cell>
          <table:table-cell office:value-type="float" office:value="280.685" calcext:value-type="float">
            <text:p>280.685</text:p>
          </table:table-cell>
          <table:table-cell office:value-type="float" office:value="49.9777" calcext:value-type="float">
            <text:p>49.9777</text:p>
          </table:table-cell>
          <table:table-cell/>
          <table:table-cell table:formula="of:=([.D710]-[.A710])/0.0166667" office:value-type="float" office:value="-163.739672520656" calcext:value-type="float">
            <text:p>-163.739672520656</text:p>
          </table:table-cell>
          <table:table-cell table:formula="of:=ABS([.E710]-[.B710])/0.0166667" office:value-type="float" office:value="751.498497003005" calcext:value-type="float">
            <text:p>751.498497003005</text:p>
          </table:table-cell>
          <table:table-cell table:formula="of:=([.F710]-[.C710])/0.0166667" office:value-type="float" office:value="91.4518170963658" calcext:value-type="float">
            <text:p>91.4518170963658</text:p>
          </table:table-cell>
          <table:table-cell table:formula="of:=DEGREES(ATAN(ABS([.F710]-[.C710])/ABS([.E710]-[.B710])))" office:value-type="float" office:value="6.93835718465522" calcext:value-type="float">
            <text:p>6.93835718465522</text:p>
          </table:table-cell>
          <table:table-cell table:formula="of:=SQRT(POWER([.H710];2)+POWER([.I710];2)+POWER([.J710];2))" office:value-type="float" office:value="774.54767845832" calcext:value-type="float">
            <text:p>774.54767845832</text:p>
          </table:table-cell>
        </table:table-row>
        <table:table-row table:style-name="ro1">
          <table:table-cell office:value-type="float" office:value="127.751" calcext:value-type="float">
            <text:p>127.751</text:p>
          </table:table-cell>
          <table:table-cell office:value-type="float" office:value="300.028" calcext:value-type="float">
            <text:p>300.028</text:p>
          </table:table-cell>
          <table:table-cell office:value-type="float" office:value="46.9763" calcext:value-type="float">
            <text:p>46.9763</text:p>
          </table:table-cell>
          <table:table-cell office:value-type="float" office:value="124.578" calcext:value-type="float">
            <text:p>124.578</text:p>
          </table:table-cell>
          <table:table-cell office:value-type="float" office:value="288.43" calcext:value-type="float">
            <text:p>288.43</text:p>
          </table:table-cell>
          <table:table-cell office:value-type="float" office:value="48.8871" calcext:value-type="float">
            <text:p>48.8871</text:p>
          </table:table-cell>
          <table:table-cell/>
          <table:table-cell table:formula="of:=([.D711]-[.A711])/0.0166667" office:value-type="float" office:value="-190.379619240762" calcext:value-type="float">
            <text:p>-190.379619240762</text:p>
          </table:table-cell>
          <table:table-cell table:formula="of:=ABS([.E711]-[.B711])/0.0166667" office:value-type="float" office:value="695.878608242784" calcext:value-type="float">
            <text:p>695.878608242784</text:p>
          </table:table-cell>
          <table:table-cell table:formula="of:=([.F711]-[.C711])/0.0166667" office:value-type="float" office:value="114.647770704458" calcext:value-type="float">
            <text:p>114.647770704458</text:p>
          </table:table-cell>
          <table:table-cell table:formula="of:=DEGREES(ATAN(ABS([.F711]-[.C711])/ABS([.E711]-[.B711])))" office:value-type="float" office:value="9.35558210886226" calcext:value-type="float">
            <text:p>9.35558210886226</text:p>
          </table:table-cell>
          <table:table-cell table:formula="of:=SQRT(POWER([.H711];2)+POWER([.I711];2)+POWER([.J711];2))" office:value-type="float" office:value="730.503626383657" calcext:value-type="float">
            <text:p>730.503626383657</text:p>
          </table:table-cell>
        </table:table-row>
        <table:table-row table:style-name="ro1">
          <table:table-cell office:value-type="float" office:value="125.901" calcext:value-type="float">
            <text:p>125.901</text:p>
          </table:table-cell>
          <table:table-cell office:value-type="float" office:value="293.38" calcext:value-type="float">
            <text:p>293.38</text:p>
          </table:table-cell>
          <table:table-cell office:value-type="float" office:value="48.692" calcext:value-type="float">
            <text:p>48.692</text:p>
          </table:table-cell>
          <table:table-cell office:value-type="float" office:value="123.112" calcext:value-type="float">
            <text:p>123.112</text:p>
          </table:table-cell>
          <table:table-cell office:value-type="float" office:value="284.647" calcext:value-type="float">
            <text:p>284.647</text:p>
          </table:table-cell>
          <table:table-cell office:value-type="float" office:value="49.9293" calcext:value-type="float">
            <text:p>49.9293</text:p>
          </table:table-cell>
          <table:table-cell/>
          <table:table-cell table:formula="of:=([.D712]-[.A712])/0.0166667" office:value-type="float" office:value="-167.339665320669" calcext:value-type="float">
            <text:p>-167.339665320669</text:p>
          </table:table-cell>
          <table:table-cell table:formula="of:=ABS([.E712]-[.B712])/0.0166667" office:value-type="float" office:value="523.978952042096" calcext:value-type="float">
            <text:p>523.978952042096</text:p>
          </table:table-cell>
          <table:table-cell table:formula="of:=([.F712]-[.C712])/0.0166667" office:value-type="float" office:value="74.2378515242968" calcext:value-type="float">
            <text:p>74.2378515242968</text:p>
          </table:table-cell>
          <table:table-cell table:formula="of:=DEGREES(ATAN(ABS([.F712]-[.C712])/ABS([.E712]-[.B712])))" office:value-type="float" office:value="8.06405013336426" calcext:value-type="float">
            <text:p>8.06405013336426</text:p>
          </table:table-cell>
          <table:table-cell table:formula="of:=SQRT(POWER([.H712];2)+POWER([.I712];2)+POWER([.J712];2))" office:value-type="float" office:value="555.038525123897" calcext:value-type="float">
            <text:p>555.038525123897</text:p>
          </table:table-cell>
        </table:table-row>
        <table:table-row table:style-name="ro1">
          <table:table-cell office:value-type="float" office:value="128.019" calcext:value-type="float">
            <text:p>128.019</text:p>
          </table:table-cell>
          <table:table-cell office:value-type="float" office:value="302.551" calcext:value-type="float">
            <text:p>302.551</text:p>
          </table:table-cell>
          <table:table-cell office:value-type="float" office:value="47.3985" calcext:value-type="float">
            <text:p>47.3985</text:p>
          </table:table-cell>
          <table:table-cell office:value-type="float" office:value="124.693" calcext:value-type="float">
            <text:p>124.693</text:p>
          </table:table-cell>
          <table:table-cell office:value-type="float" office:value="289.603" calcext:value-type="float">
            <text:p>289.603</text:p>
          </table:table-cell>
          <table:table-cell office:value-type="float" office:value="49.2272" calcext:value-type="float">
            <text:p>49.2272</text:p>
          </table:table-cell>
          <table:table-cell/>
          <table:table-cell table:formula="of:=([.D713]-[.A713])/0.0166667" office:value-type="float" office:value="-199.559600880799" calcext:value-type="float">
            <text:p>-199.559600880799</text:p>
          </table:table-cell>
          <table:table-cell table:formula="of:=ABS([.E713]-[.B713])/0.0166667" office:value-type="float" office:value="776.878446243106" calcext:value-type="float">
            <text:p>776.878446243106</text:p>
          </table:table-cell>
          <table:table-cell table:formula="of:=([.F713]-[.C713])/0.0166667" office:value-type="float" office:value="109.721780556439" calcext:value-type="float">
            <text:p>109.721780556439</text:p>
          </table:table-cell>
          <table:table-cell table:formula="of:=DEGREES(ATAN(ABS([.F713]-[.C713])/ABS([.E713]-[.B713])))" office:value-type="float" office:value="8.03895187125721" calcext:value-type="float">
            <text:p>8.03895187125721</text:p>
          </table:table-cell>
          <table:table-cell table:formula="of:=SQRT(POWER([.H713];2)+POWER([.I713];2)+POWER([.J713];2))" office:value-type="float" office:value="809.569653377202" calcext:value-type="float">
            <text:p>809.569653377202</text:p>
          </table:table-cell>
        </table:table-row>
        <table:table-row table:style-name="ro1">
          <table:table-cell office:value-type="float" office:value="123.933" calcext:value-type="float">
            <text:p>123.933</text:p>
          </table:table-cell>
          <table:table-cell office:value-type="float" office:value="299.137" calcext:value-type="float">
            <text:p>299.137</text:p>
          </table:table-cell>
          <table:table-cell office:value-type="float" office:value="48.4197" calcext:value-type="float">
            <text:p>48.4197</text:p>
          </table:table-cell>
          <table:table-cell office:value-type="float" office:value="121.618" calcext:value-type="float">
            <text:p>121.618</text:p>
          </table:table-cell>
          <table:table-cell office:value-type="float" office:value="287.419" calcext:value-type="float">
            <text:p>287.419</text:p>
          </table:table-cell>
          <table:table-cell office:value-type="float" office:value="50.0568" calcext:value-type="float">
            <text:p>50.0568</text:p>
          </table:table-cell>
          <table:table-cell/>
          <table:table-cell table:formula="of:=([.D714]-[.A714])/0.0166667" office:value-type="float" office:value="-138.899722200556" calcext:value-type="float">
            <text:p>-138.899722200556</text:p>
          </table:table-cell>
          <table:table-cell table:formula="of:=ABS([.E714]-[.B714])/0.0166667" office:value-type="float" office:value="703.078593842813" calcext:value-type="float">
            <text:p>703.078593842813</text:p>
          </table:table-cell>
          <table:table-cell table:formula="of:=([.F714]-[.C714])/0.0166667" office:value-type="float" office:value="98.2258035483931" calcext:value-type="float">
            <text:p>98.2258035483931</text:p>
          </table:table-cell>
          <table:table-cell table:formula="of:=DEGREES(ATAN(ABS([.F714]-[.C714])/ABS([.E714]-[.B714])))" office:value-type="float" office:value="7.95320892293132" calcext:value-type="float">
            <text:p>7.95320892293132</text:p>
          </table:table-cell>
          <table:table-cell table:formula="of:=SQRT(POWER([.H714];2)+POWER([.I714];2)+POWER([.J714];2))" office:value-type="float" office:value="723.367783655111" calcext:value-type="float">
            <text:p>723.367783655111</text:p>
          </table:table-cell>
        </table:table-row>
        <table:table-row table:style-name="ro1">
          <table:table-cell office:value-type="float" office:value="121.741" calcext:value-type="float">
            <text:p>121.741</text:p>
          </table:table-cell>
          <table:table-cell office:value-type="float" office:value="295.59" calcext:value-type="float">
            <text:p>295.59</text:p>
          </table:table-cell>
          <table:table-cell office:value-type="float" office:value="48.4145" calcext:value-type="float">
            <text:p>48.4145</text:p>
          </table:table-cell>
          <table:table-cell office:value-type="float" office:value="118.892" calcext:value-type="float">
            <text:p>118.892</text:p>
          </table:table-cell>
          <table:table-cell office:value-type="float" office:value="285.475" calcext:value-type="float">
            <text:p>285.475</text:p>
          </table:table-cell>
          <table:table-cell office:value-type="float" office:value="49.5947" calcext:value-type="float">
            <text:p>49.5947</text:p>
          </table:table-cell>
          <table:table-cell/>
          <table:table-cell table:formula="of:=([.D715]-[.A715])/0.0166667" office:value-type="float" office:value="-170.939658120684" calcext:value-type="float">
            <text:p>-170.939658120684</text:p>
          </table:table-cell>
          <table:table-cell table:formula="of:=ABS([.E715]-[.B715])/0.0166667" office:value-type="float" office:value="606.898786202425" calcext:value-type="float">
            <text:p>606.898786202425</text:p>
          </table:table-cell>
          <table:table-cell table:formula="of:=([.F715]-[.C715])/0.0166667" office:value-type="float" office:value="70.8118583762836" calcext:value-type="float">
            <text:p>70.8118583762836</text:p>
          </table:table-cell>
          <table:table-cell table:formula="of:=DEGREES(ATAN(ABS([.F715]-[.C715])/ABS([.E715]-[.B715])))" office:value-type="float" office:value="6.65507702198658" calcext:value-type="float">
            <text:p>6.65507702198658</text:p>
          </table:table-cell>
          <table:table-cell table:formula="of:=SQRT(POWER([.H715];2)+POWER([.I715];2)+POWER([.J715];2))" office:value-type="float" office:value="634.476810213814" calcext:value-type="float">
            <text:p>634.476810213814</text:p>
          </table:table-cell>
        </table:table-row>
        <table:table-row table:style-name="ro1">
          <table:table-cell office:value-type="float" office:value="123.024" calcext:value-type="float">
            <text:p>123.024</text:p>
          </table:table-cell>
          <table:table-cell office:value-type="float" office:value="300.578" calcext:value-type="float">
            <text:p>300.578</text:p>
          </table:table-cell>
          <table:table-cell office:value-type="float" office:value="48.744" calcext:value-type="float">
            <text:p>48.744</text:p>
          </table:table-cell>
          <table:table-cell office:value-type="float" office:value="120.223" calcext:value-type="float">
            <text:p>120.223</text:p>
          </table:table-cell>
          <table:table-cell office:value-type="float" office:value="288.878" calcext:value-type="float">
            <text:p>288.878</text:p>
          </table:table-cell>
          <table:table-cell office:value-type="float" office:value="50.3695" calcext:value-type="float">
            <text:p>50.3695</text:p>
          </table:table-cell>
          <table:table-cell/>
          <table:table-cell table:formula="of:=([.D716]-[.A716])/0.0166667" office:value-type="float" office:value="-168.059663880672" calcext:value-type="float">
            <text:p>-168.059663880672</text:p>
          </table:table-cell>
          <table:table-cell table:formula="of:=ABS([.E716]-[.B716])/0.0166667" office:value-type="float" office:value="701.998596002807" calcext:value-type="float">
            <text:p>701.998596002807</text:p>
          </table:table-cell>
          <table:table-cell table:formula="of:=([.F716]-[.C716])/0.0166667" office:value-type="float" office:value="97.5298049403903" calcext:value-type="float">
            <text:p>97.5298049403903</text:p>
          </table:table-cell>
          <table:table-cell table:formula="of:=DEGREES(ATAN(ABS([.F716]-[.C716])/ABS([.E716]-[.B716])))" office:value-type="float" office:value="7.90956488784212" calcext:value-type="float">
            <text:p>7.90956488784212</text:p>
          </table:table-cell>
          <table:table-cell table:formula="of:=SQRT(POWER([.H716];2)+POWER([.I716];2)+POWER([.J716];2))" office:value-type="float" office:value="728.394221740747" calcext:value-type="float">
            <text:p>728.394221740747</text:p>
          </table:table-cell>
        </table:table-row>
        <table:table-row table:style-name="ro1">
          <table:table-cell office:value-type="float" office:value="122.413" calcext:value-type="float">
            <text:p>122.413</text:p>
          </table:table-cell>
          <table:table-cell office:value-type="float" office:value="299.526" calcext:value-type="float">
            <text:p>299.526</text:p>
          </table:table-cell>
          <table:table-cell office:value-type="float" office:value="48.1191" calcext:value-type="float">
            <text:p>48.1191</text:p>
          </table:table-cell>
          <table:table-cell office:value-type="float" office:value="120.139" calcext:value-type="float">
            <text:p>120.139</text:p>
          </table:table-cell>
          <table:table-cell office:value-type="float" office:value="290.357" calcext:value-type="float">
            <text:p>290.357</text:p>
          </table:table-cell>
          <table:table-cell office:value-type="float" office:value="49.6617" calcext:value-type="float">
            <text:p>49.6617</text:p>
          </table:table-cell>
          <table:table-cell/>
          <table:table-cell table:formula="of:=([.D717]-[.A717])/0.0166667" office:value-type="float" office:value="-136.439727120546" calcext:value-type="float">
            <text:p>-136.439727120546</text:p>
          </table:table-cell>
          <table:table-cell table:formula="of:=ABS([.E717]-[.B717])/0.0166667" office:value-type="float" office:value="550.1388997222" calcext:value-type="float">
            <text:p>550.1388997222</text:p>
          </table:table-cell>
          <table:table-cell table:formula="of:=([.F717]-[.C717])/0.0166667" office:value-type="float" office:value="92.5558148883702" calcext:value-type="float">
            <text:p>92.5558148883702</text:p>
          </table:table-cell>
          <table:table-cell table:formula="of:=DEGREES(ATAN(ABS([.F717]-[.C717])/ABS([.E717]-[.B717])))" office:value-type="float" office:value="9.55005397811102" calcext:value-type="float">
            <text:p>9.55005397811102</text:p>
          </table:table-cell>
          <table:table-cell table:formula="of:=SQRT(POWER([.H717];2)+POWER([.I717];2)+POWER([.J717];2))" office:value-type="float" office:value="574.3127954294" calcext:value-type="float">
            <text:p>574.3127954294</text:p>
          </table:table-cell>
        </table:table-row>
        <table:table-row table:style-name="ro1">
          <table:table-cell office:value-type="float" office:value="104.416" calcext:value-type="float">
            <text:p>104.416</text:p>
          </table:table-cell>
          <table:table-cell office:value-type="float" office:value="312.371" calcext:value-type="float">
            <text:p>312.371</text:p>
          </table:table-cell>
          <table:table-cell office:value-type="float" office:value="46.4763" calcext:value-type="float">
            <text:p>46.4763</text:p>
          </table:table-cell>
          <table:table-cell office:value-type="float" office:value="100.605" calcext:value-type="float">
            <text:p>100.605</text:p>
          </table:table-cell>
          <table:table-cell office:value-type="float" office:value="290.116" calcext:value-type="float">
            <text:p>290.116</text:p>
          </table:table-cell>
          <table:table-cell office:value-type="float" office:value="49.8479" calcext:value-type="float">
            <text:p>49.8479</text:p>
          </table:table-cell>
          <table:table-cell/>
          <table:table-cell table:formula="of:=([.D718]-[.A718])/0.0166667" office:value-type="float" office:value="-228.659542680914" calcext:value-type="float">
            <text:p>-228.659542680914</text:p>
          </table:table-cell>
          <table:table-cell table:formula="of:=ABS([.E718]-[.B718])/0.0166667" office:value-type="float" office:value="1335.29732940534" calcext:value-type="float">
            <text:p>1335.29732940534</text:p>
          </table:table-cell>
          <table:table-cell table:formula="of:=([.F718]-[.C718])/0.0166667" office:value-type="float" office:value="202.295595408809" calcext:value-type="float">
            <text:p>202.295595408809</text:p>
          </table:table-cell>
          <table:table-cell table:formula="of:=DEGREES(ATAN(ABS([.F718]-[.C718])/ABS([.E718]-[.B718])))" office:value-type="float" office:value="8.61471775207086" calcext:value-type="float">
            <text:p>8.61471775207086</text:p>
          </table:table-cell>
          <table:table-cell table:formula="of:=SQRT(POWER([.H718];2)+POWER([.I718];2)+POWER([.J718];2))" office:value-type="float" office:value="1369.75459564766" calcext:value-type="float">
            <text:p>1369.75459564766</text:p>
          </table:table-cell>
        </table:table-row>
        <table:table-row table:style-name="ro1">
          <table:table-cell office:value-type="float" office:value="92.5507" calcext:value-type="float">
            <text:p>92.5507</text:p>
          </table:table-cell>
          <table:table-cell office:value-type="float" office:value="287.909" calcext:value-type="float">
            <text:p>287.909</text:p>
          </table:table-cell>
          <table:table-cell office:value-type="float" office:value="49.717" calcext:value-type="float">
            <text:p>49.717</text:p>
          </table:table-cell>
          <table:table-cell office:value-type="float" office:value="90.6563" calcext:value-type="float">
            <text:p>90.6563</text:p>
          </table:table-cell>
          <table:table-cell office:value-type="float" office:value="285.309" calcext:value-type="float">
            <text:p>285.309</text:p>
          </table:table-cell>
          <table:table-cell office:value-type="float" office:value="49.8448" calcext:value-type="float">
            <text:p>49.8448</text:p>
          </table:table-cell>
          <table:table-cell/>
          <table:table-cell table:formula="of:=([.D719]-[.A719])/0.0166667" office:value-type="float" office:value="-113.663772672455" calcext:value-type="float">
            <text:p>-113.663772672455</text:p>
          </table:table-cell>
          <table:table-cell table:formula="of:=ABS([.E719]-[.B719])/0.0166667" office:value-type="float" office:value="155.999688000622" calcext:value-type="float">
            <text:p>155.999688000622</text:p>
          </table:table-cell>
          <table:table-cell table:formula="of:=([.F719]-[.C719])/0.0166667" office:value-type="float" office:value="7.66798466403071" calcext:value-type="float">
            <text:p>7.66798466403071</text:p>
          </table:table-cell>
          <table:table-cell table:formula="of:=DEGREES(ATAN(ABS([.F719]-[.C719])/ABS([.E719]-[.B719])))" office:value-type="float" office:value="2.8140430527636" calcext:value-type="float">
            <text:p>2.8140430527636</text:p>
          </table:table-cell>
          <table:table-cell table:formula="of:=SQRT(POWER([.H719];2)+POWER([.I719];2)+POWER([.J719];2))" office:value-type="float" office:value="193.168718645734" calcext:value-type="float">
            <text:p>193.168718645734</text:p>
          </table:table-cell>
        </table:table-row>
        <table:table-row table:style-name="ro1">
          <table:table-cell office:value-type="float" office:value="90.3097" calcext:value-type="float">
            <text:p>90.3097</text:p>
          </table:table-cell>
          <table:table-cell office:value-type="float" office:value="296.015" calcext:value-type="float">
            <text:p>296.015</text:p>
          </table:table-cell>
          <table:table-cell office:value-type="float" office:value="49.1194" calcext:value-type="float">
            <text:p>49.1194</text:p>
          </table:table-cell>
          <table:table-cell office:value-type="float" office:value="88.5121" calcext:value-type="float">
            <text:p>88.5121</text:p>
          </table:table-cell>
          <table:table-cell office:value-type="float" office:value="282.479" calcext:value-type="float">
            <text:p>282.479</text:p>
          </table:table-cell>
          <table:table-cell office:value-type="float" office:value="51.0052" calcext:value-type="float">
            <text:p>51.0052</text:p>
          </table:table-cell>
          <table:table-cell/>
          <table:table-cell table:formula="of:=([.D720]-[.A720])/0.0166667" office:value-type="float" office:value="-107.855784288432" calcext:value-type="float">
            <text:p>-107.855784288432</text:p>
          </table:table-cell>
          <table:table-cell table:formula="of:=ABS([.E720]-[.B720])/0.0166667" office:value-type="float" office:value="812.158375683249" calcext:value-type="float">
            <text:p>812.158375683249</text:p>
          </table:table-cell>
          <table:table-cell table:formula="of:=([.F720]-[.C720])/0.0166667" office:value-type="float" office:value="113.147773704453" calcext:value-type="float">
            <text:p>113.147773704453</text:p>
          </table:table-cell>
          <table:table-cell table:formula="of:=DEGREES(ATAN(ABS([.F720]-[.C720])/ABS([.E720]-[.B720])))" office:value-type="float" office:value="7.93124717234838" calcext:value-type="float">
            <text:p>7.93124717234838</text:p>
          </table:table-cell>
          <table:table-cell table:formula="of:=SQRT(POWER([.H720];2)+POWER([.I720];2)+POWER([.J720];2))" office:value-type="float" office:value="827.065001128206" calcext:value-type="float">
            <text:p>827.065001128206</text:p>
          </table:table-cell>
        </table:table-row>
        <table:table-row table:style-name="ro1">
          <table:table-cell office:value-type="float" office:value="90.4826" calcext:value-type="float">
            <text:p>90.4826</text:p>
          </table:table-cell>
          <table:table-cell office:value-type="float" office:value="293.55" calcext:value-type="float">
            <text:p>293.55</text:p>
          </table:table-cell>
          <table:table-cell office:value-type="float" office:value="48.1841" calcext:value-type="float">
            <text:p>48.1841</text:p>
          </table:table-cell>
          <table:table-cell office:value-type="float" office:value="88.7406" calcext:value-type="float">
            <text:p>88.7406</text:p>
          </table:table-cell>
          <table:table-cell office:value-type="float" office:value="281.513" calcext:value-type="float">
            <text:p>281.513</text:p>
          </table:table-cell>
          <table:table-cell office:value-type="float" office:value="49.6464" calcext:value-type="float">
            <text:p>49.6464</text:p>
          </table:table-cell>
          <table:table-cell/>
          <table:table-cell table:formula="of:=([.D721]-[.A721])/0.0166667" office:value-type="float" office:value="-104.519790960418" calcext:value-type="float">
            <text:p>-104.519790960418</text:p>
          </table:table-cell>
          <table:table-cell table:formula="of:=ABS([.E721]-[.B721])/0.0166667" office:value-type="float" office:value="722.218555562891" calcext:value-type="float">
            <text:p>722.218555562891</text:p>
          </table:table-cell>
          <table:table-cell table:formula="of:=([.F721]-[.C721])/0.0166667" office:value-type="float" office:value="87.7378245243509" calcext:value-type="float">
            <text:p>87.7378245243509</text:p>
          </table:table-cell>
          <table:table-cell table:formula="of:=DEGREES(ATAN(ABS([.F721]-[.C721])/ABS([.E721]-[.B721])))" office:value-type="float" office:value="6.92656492981243" calcext:value-type="float">
            <text:p>6.92656492981243</text:p>
          </table:table-cell>
          <table:table-cell table:formula="of:=SQRT(POWER([.H721];2)+POWER([.I721];2)+POWER([.J721];2))" office:value-type="float" office:value="734.997928265124" calcext:value-type="float">
            <text:p>734.997928265124</text:p>
          </table:table-cell>
        </table:table-row>
        <table:table-row table:style-name="ro1">
          <table:table-cell office:value-type="float" office:value="93.4331" calcext:value-type="float">
            <text:p>93.4331</text:p>
          </table:table-cell>
          <table:table-cell office:value-type="float" office:value="296.007" calcext:value-type="float">
            <text:p>296.007</text:p>
          </table:table-cell>
          <table:table-cell office:value-type="float" office:value="48.8377" calcext:value-type="float">
            <text:p>48.8377</text:p>
          </table:table-cell>
          <table:table-cell office:value-type="float" office:value="91.263" calcext:value-type="float">
            <text:p>91.263</text:p>
          </table:table-cell>
          <table:table-cell office:value-type="float" office:value="287.806" calcext:value-type="float">
            <text:p>287.806</text:p>
          </table:table-cell>
          <table:table-cell office:value-type="float" office:value="50.2454" calcext:value-type="float">
            <text:p>50.2454</text:p>
          </table:table-cell>
          <table:table-cell/>
          <table:table-cell table:formula="of:=([.D722]-[.A722])/0.0166667" office:value-type="float" office:value="-130.20573958852" calcext:value-type="float">
            <text:p>-130.20573958852</text:p>
          </table:table-cell>
          <table:table-cell table:formula="of:=ABS([.E722]-[.B722])/0.0166667" office:value-type="float" office:value="492.05901588197" calcext:value-type="float">
            <text:p>492.05901588197</text:p>
          </table:table-cell>
          <table:table-cell table:formula="of:=([.F722]-[.C722])/0.0166667" office:value-type="float" office:value="84.4618310763378" calcext:value-type="float">
            <text:p>84.4618310763378</text:p>
          </table:table-cell>
          <table:table-cell table:formula="of:=DEGREES(ATAN(ABS([.F722]-[.C722])/ABS([.E722]-[.B722])))" office:value-type="float" office:value="9.73989162561093" calcext:value-type="float">
            <text:p>9.73989162561093</text:p>
          </table:table-cell>
          <table:table-cell table:formula="of:=SQRT(POWER([.H722];2)+POWER([.I722];2)+POWER([.J722];2))" office:value-type="float" office:value="515.954853297548" calcext:value-type="float">
            <text:p>515.954853297548</text:p>
          </table:table-cell>
        </table:table-row>
        <table:table-row table:style-name="ro1">
          <table:table-cell office:value-type="float" office:value="93.3746" calcext:value-type="float">
            <text:p>93.3746</text:p>
          </table:table-cell>
          <table:table-cell office:value-type="float" office:value="294.677" calcext:value-type="float">
            <text:p>294.677</text:p>
          </table:table-cell>
          <table:table-cell office:value-type="float" office:value="48.7673" calcext:value-type="float">
            <text:p>48.7673</text:p>
          </table:table-cell>
          <table:table-cell office:value-type="float" office:value="91.3569" calcext:value-type="float">
            <text:p>91.3569</text:p>
          </table:table-cell>
          <table:table-cell office:value-type="float" office:value="283.914" calcext:value-type="float">
            <text:p>283.914</text:p>
          </table:table-cell>
          <table:table-cell office:value-type="float" office:value="50.2835" calcext:value-type="float">
            <text:p>50.2835</text:p>
          </table:table-cell>
          <table:table-cell/>
          <table:table-cell table:formula="of:=([.D723]-[.A723])/0.0166667" office:value-type="float" office:value="-121.061757876485" calcext:value-type="float">
            <text:p>-121.061757876485</text:p>
          </table:table-cell>
          <table:table-cell table:formula="of:=ABS([.E723]-[.B723])/0.0166667" office:value-type="float" office:value="645.778708442585" calcext:value-type="float">
            <text:p>645.778708442585</text:p>
          </table:table-cell>
          <table:table-cell table:formula="of:=([.F723]-[.C723])/0.0166667" office:value-type="float" office:value="90.9718180563638" calcext:value-type="float">
            <text:p>90.9718180563638</text:p>
          </table:table-cell>
          <table:table-cell table:formula="of:=DEGREES(ATAN(ABS([.F723]-[.C723])/ABS([.E723]-[.B723])))" office:value-type="float" office:value="8.01857815355791" calcext:value-type="float">
            <text:p>8.01857815355791</text:p>
          </table:table-cell>
          <table:table-cell table:formula="of:=SQRT(POWER([.H723];2)+POWER([.I723];2)+POWER([.J723];2))" office:value-type="float" office:value="663.29628461073" calcext:value-type="float">
            <text:p>663.29628461073</text:p>
          </table:table-cell>
        </table:table-row>
        <table:table-row table:style-name="ro1">
          <table:table-cell office:value-type="float" office:value="93.5673" calcext:value-type="float">
            <text:p>93.5673</text:p>
          </table:table-cell>
          <table:table-cell office:value-type="float" office:value="298.853" calcext:value-type="float">
            <text:p>298.853</text:p>
          </table:table-cell>
          <table:table-cell office:value-type="float" office:value="48.1842" calcext:value-type="float">
            <text:p>48.1842</text:p>
          </table:table-cell>
          <table:table-cell office:value-type="float" office:value="90.9011" calcext:value-type="float">
            <text:p>90.9011</text:p>
          </table:table-cell>
          <table:table-cell office:value-type="float" office:value="285.197" calcext:value-type="float">
            <text:p>285.197</text:p>
          </table:table-cell>
          <table:table-cell office:value-type="float" office:value="50.359" calcext:value-type="float">
            <text:p>50.359</text:p>
          </table:table-cell>
          <table:table-cell/>
          <table:table-cell table:formula="of:=([.D724]-[.A724])/0.0166667" office:value-type="float" office:value="-159.97168005664" calcext:value-type="float">
            <text:p>-159.97168005664</text:p>
          </table:table-cell>
          <table:table-cell table:formula="of:=ABS([.E724]-[.B724])/0.0166667" office:value-type="float" office:value="819.358361283278" calcext:value-type="float">
            <text:p>819.358361283278</text:p>
          </table:table-cell>
          <table:table-cell table:formula="of:=([.F724]-[.C724])/0.0166667" office:value-type="float" office:value="130.487739024522" calcext:value-type="float">
            <text:p>130.487739024522</text:p>
          </table:table-cell>
          <table:table-cell table:formula="of:=DEGREES(ATAN(ABS([.F724]-[.C724])/ABS([.E724]-[.B724])))" office:value-type="float" office:value="9.04870834413632" calcext:value-type="float">
            <text:p>9.04870834413632</text:p>
          </table:table-cell>
          <table:table-cell table:formula="of:=SQRT(POWER([.H724];2)+POWER([.I724];2)+POWER([.J724];2))" office:value-type="float" office:value="844.965154702071" calcext:value-type="float">
            <text:p>844.965154702071</text:p>
          </table:table-cell>
        </table:table-row>
        <table:table-row table:style-name="ro1">
          <table:table-cell office:value-type="float" office:value="90.0061" calcext:value-type="float">
            <text:p>90.0061</text:p>
          </table:table-cell>
          <table:table-cell office:value-type="float" office:value="301.655" calcext:value-type="float">
            <text:p>301.655</text:p>
          </table:table-cell>
          <table:table-cell office:value-type="float" office:value="48.3427" calcext:value-type="float">
            <text:p>48.3427</text:p>
          </table:table-cell>
          <table:table-cell office:value-type="float" office:value="86.4906" calcext:value-type="float">
            <text:p>86.4906</text:p>
          </table:table-cell>
          <table:table-cell office:value-type="float" office:value="290.459" calcext:value-type="float">
            <text:p>290.459</text:p>
          </table:table-cell>
          <table:table-cell office:value-type="float" office:value="50.1731" calcext:value-type="float">
            <text:p>50.1731</text:p>
          </table:table-cell>
          <table:table-cell/>
          <table:table-cell table:formula="of:=([.D725]-[.A725])/0.0166667" office:value-type="float" office:value="-210.929578140844" calcext:value-type="float">
            <text:p>-210.929578140844</text:p>
          </table:table-cell>
          <table:table-cell table:formula="of:=ABS([.E725]-[.B725])/0.0166667" office:value-type="float" office:value="671.758656482685" calcext:value-type="float">
            <text:p>671.758656482685</text:p>
          </table:table-cell>
          <table:table-cell table:formula="of:=([.F725]-[.C725])/0.0166667" office:value-type="float" office:value="109.823780352439" calcext:value-type="float">
            <text:p>109.823780352439</text:p>
          </table:table-cell>
          <table:table-cell table:formula="of:=DEGREES(ATAN(ABS([.F725]-[.C725])/ABS([.E725]-[.B725])))" office:value-type="float" office:value="9.28497142001531" calcext:value-type="float">
            <text:p>9.28497142001531</text:p>
          </table:table-cell>
          <table:table-cell table:formula="of:=SQRT(POWER([.H725];2)+POWER([.I725];2)+POWER([.J725];2))" office:value-type="float" office:value="712.609459820032" calcext:value-type="float">
            <text:p>712.609459820032</text:p>
          </table:table-cell>
        </table:table-row>
        <table:table-row table:style-name="ro1">
          <table:table-cell office:value-type="float" office:value="91.2909" calcext:value-type="float">
            <text:p>91.2909</text:p>
          </table:table-cell>
          <table:table-cell office:value-type="float" office:value="307.368" calcext:value-type="float">
            <text:p>307.368</text:p>
          </table:table-cell>
          <table:table-cell office:value-type="float" office:value="47.5422" calcext:value-type="float">
            <text:p>47.5422</text:p>
          </table:table-cell>
          <table:table-cell office:value-type="float" office:value="88.1246" calcext:value-type="float">
            <text:p>88.1246</text:p>
          </table:table-cell>
          <table:table-cell office:value-type="float" office:value="293.141" calcext:value-type="float">
            <text:p>293.141</text:p>
          </table:table-cell>
          <table:table-cell office:value-type="float" office:value="50.044" calcext:value-type="float">
            <text:p>50.044</text:p>
          </table:table-cell>
          <table:table-cell/>
          <table:table-cell table:formula="of:=([.D726]-[.A726])/0.0166667" office:value-type="float" office:value="-189.977620044759" calcext:value-type="float">
            <text:p>-189.977620044759</text:p>
          </table:table-cell>
          <table:table-cell table:formula="of:=ABS([.E726]-[.B726])/0.0166667" office:value-type="float" office:value="853.618292763413" calcext:value-type="float">
            <text:p>853.618292763413</text:p>
          </table:table-cell>
          <table:table-cell table:formula="of:=([.F726]-[.C726])/0.0166667" office:value-type="float" office:value="150.1076997846" calcext:value-type="float">
            <text:p>150.1076997846</text:p>
          </table:table-cell>
          <table:table-cell table:formula="of:=DEGREES(ATAN(ABS([.F726]-[.C726])/ABS([.E726]-[.B726])))" office:value-type="float" office:value="9.97342280696312" calcext:value-type="float">
            <text:p>9.97342280696312</text:p>
          </table:table-cell>
          <table:table-cell table:formula="of:=SQRT(POWER([.H726];2)+POWER([.I726];2)+POWER([.J726];2))" office:value-type="float" office:value="887.292515122729" calcext:value-type="float">
            <text:p>887.292515122729</text:p>
          </table:table-cell>
        </table:table-row>
        <table:table-row table:style-name="ro1">
          <table:table-cell office:value-type="float" office:value="91.4099" calcext:value-type="float">
            <text:p>91.4099</text:p>
          </table:table-cell>
          <table:table-cell office:value-type="float" office:value="310.298" calcext:value-type="float">
            <text:p>310.298</text:p>
          </table:table-cell>
          <table:table-cell office:value-type="float" office:value="47.1363" calcext:value-type="float">
            <text:p>47.1363</text:p>
          </table:table-cell>
          <table:table-cell office:value-type="float" office:value="87.9657" calcext:value-type="float">
            <text:p>87.9657</text:p>
          </table:table-cell>
          <table:table-cell office:value-type="float" office:value="295.973" calcext:value-type="float">
            <text:p>295.973</text:p>
          </table:table-cell>
          <table:table-cell office:value-type="float" office:value="49.4014" calcext:value-type="float">
            <text:p>49.4014</text:p>
          </table:table-cell>
          <table:table-cell/>
          <table:table-cell table:formula="of:=([.D727]-[.A727])/0.0166667" office:value-type="float" office:value="-206.651586696826" calcext:value-type="float">
            <text:p>-206.651586696826</text:p>
          </table:table-cell>
          <table:table-cell table:formula="of:=ABS([.E727]-[.B727])/0.0166667" office:value-type="float" office:value="859.498281003437" calcext:value-type="float">
            <text:p>859.498281003437</text:p>
          </table:table-cell>
          <table:table-cell table:formula="of:=([.F727]-[.C727])/0.0166667" office:value-type="float" office:value="135.905728188544" calcext:value-type="float">
            <text:p>135.905728188544</text:p>
          </table:table-cell>
          <table:table-cell table:formula="of:=DEGREES(ATAN(ABS([.F727]-[.C727])/ABS([.E727]-[.B727])))" office:value-type="float" office:value="8.98533982735543" calcext:value-type="float">
            <text:p>8.98533982735543</text:p>
          </table:table-cell>
          <table:table-cell table:formula="of:=SQRT(POWER([.H727];2)+POWER([.I727];2)+POWER([.J727];2))" office:value-type="float" office:value="894.37829819749" calcext:value-type="float">
            <text:p>894.37829819749</text:p>
          </table:table-cell>
        </table:table-row>
        <table:table-row table:style-name="ro1">
          <table:table-cell office:value-type="float" office:value="90.3295" calcext:value-type="float">
            <text:p>90.3295</text:p>
          </table:table-cell>
          <table:table-cell office:value-type="float" office:value="303.142" calcext:value-type="float">
            <text:p>303.142</text:p>
          </table:table-cell>
          <table:table-cell office:value-type="float" office:value="47.8745" calcext:value-type="float">
            <text:p>47.8745</text:p>
          </table:table-cell>
          <table:table-cell office:value-type="float" office:value="86.8396" calcext:value-type="float">
            <text:p>86.8396</text:p>
          </table:table-cell>
          <table:table-cell office:value-type="float" office:value="293.26" calcext:value-type="float">
            <text:p>293.26</text:p>
          </table:table-cell>
          <table:table-cell office:value-type="float" office:value="49.5302" calcext:value-type="float">
            <text:p>49.5302</text:p>
          </table:table-cell>
          <table:table-cell/>
          <table:table-cell table:formula="of:=([.D728]-[.A728])/0.0166667" office:value-type="float" office:value="-209.393581212837" calcext:value-type="float">
            <text:p>-209.393581212837</text:p>
          </table:table-cell>
          <table:table-cell table:formula="of:=ABS([.E728]-[.B728])/0.0166667" office:value-type="float" office:value="592.918814162372" calcext:value-type="float">
            <text:p>592.918814162372</text:p>
          </table:table-cell>
          <table:table-cell table:formula="of:=([.F728]-[.C728])/0.0166667" office:value-type="float" office:value="99.3418013163975" calcext:value-type="float">
            <text:p>99.3418013163975</text:p>
          </table:table-cell>
          <table:table-cell table:formula="of:=DEGREES(ATAN(ABS([.F728]-[.C728])/ABS([.E728]-[.B728])))" office:value-type="float" office:value="9.51139442829446" calcext:value-type="float">
            <text:p>9.51139442829446</text:p>
          </table:table-cell>
          <table:table-cell table:formula="of:=SQRT(POWER([.H728];2)+POWER([.I728];2)+POWER([.J728];2))" office:value-type="float" office:value="636.605989234815" calcext:value-type="float">
            <text:p>636.605989234815</text:p>
          </table:table-cell>
        </table:table-row>
        <table:table-row table:style-name="ro1">
          <table:table-cell office:value-type="float" office:value="90.5881" calcext:value-type="float">
            <text:p>90.5881</text:p>
          </table:table-cell>
          <table:table-cell office:value-type="float" office:value="303.064" calcext:value-type="float">
            <text:p>303.064</text:p>
          </table:table-cell>
          <table:table-cell office:value-type="float" office:value="48.143" calcext:value-type="float">
            <text:p>48.143</text:p>
          </table:table-cell>
          <table:table-cell office:value-type="float" office:value="87.3072" calcext:value-type="float">
            <text:p>87.3072</text:p>
          </table:table-cell>
          <table:table-cell office:value-type="float" office:value="291.827" calcext:value-type="float">
            <text:p>291.827</text:p>
          </table:table-cell>
          <table:table-cell office:value-type="float" office:value="49.9777" calcext:value-type="float">
            <text:p>49.9777</text:p>
          </table:table-cell>
          <table:table-cell/>
          <table:table-cell table:formula="of:=([.D729]-[.A729])/0.0166667" office:value-type="float" office:value="-196.853606292788" calcext:value-type="float">
            <text:p>-196.853606292788</text:p>
          </table:table-cell>
          <table:table-cell table:formula="of:=ABS([.E729]-[.B729])/0.0166667" office:value-type="float" office:value="674.218651562698" calcext:value-type="float">
            <text:p>674.218651562698</text:p>
          </table:table-cell>
          <table:table-cell table:formula="of:=([.F729]-[.C729])/0.0166667" office:value-type="float" office:value="110.08177983644" calcext:value-type="float">
            <text:p>110.08177983644</text:p>
          </table:table-cell>
          <table:table-cell table:formula="of:=DEGREES(ATAN(ABS([.F729]-[.C729])/ABS([.E729]-[.B729])))" office:value-type="float" office:value="9.273037609411" calcext:value-type="float">
            <text:p>9.273037609411</text:p>
          </table:table-cell>
          <table:table-cell table:formula="of:=SQRT(POWER([.H729];2)+POWER([.I729];2)+POWER([.J729];2))" office:value-type="float" office:value="710.943127597037" calcext:value-type="float">
            <text:p>710.943127597037</text:p>
          </table:table-cell>
        </table:table-row>
        <table:table-row table:style-name="ro1">
          <table:table-cell office:value-type="float" office:value="89.6802" calcext:value-type="float">
            <text:p>89.6802</text:p>
          </table:table-cell>
          <table:table-cell office:value-type="float" office:value="300.111" calcext:value-type="float">
            <text:p>300.111</text:p>
          </table:table-cell>
          <table:table-cell office:value-type="float" office:value="49.0751" calcext:value-type="float">
            <text:p>49.0751</text:p>
          </table:table-cell>
          <table:table-cell office:value-type="float" office:value="86.2269" calcext:value-type="float">
            <text:p>86.2269</text:p>
          </table:table-cell>
          <table:table-cell office:value-type="float" office:value="290.336" calcext:value-type="float">
            <text:p>290.336</text:p>
          </table:table-cell>
          <table:table-cell office:value-type="float" office:value="50.6977" calcext:value-type="float">
            <text:p>50.6977</text:p>
          </table:table-cell>
          <table:table-cell/>
          <table:table-cell table:formula="of:=([.D730]-[.A730])/0.0166667" office:value-type="float" office:value="-207.197585604829" calcext:value-type="float">
            <text:p>-207.197585604829</text:p>
          </table:table-cell>
          <table:table-cell table:formula="of:=ABS([.E730]-[.B730])/0.0166667" office:value-type="float" office:value="586.498827002345" calcext:value-type="float">
            <text:p>586.498827002345</text:p>
          </table:table-cell>
          <table:table-cell table:formula="of:=([.F730]-[.C730])/0.0166667" office:value-type="float" office:value="97.3558052883893" calcext:value-type="float">
            <text:p>97.3558052883893</text:p>
          </table:table-cell>
          <table:table-cell table:formula="of:=DEGREES(ATAN(ABS([.F730]-[.C730])/ABS([.E730]-[.B730])))" office:value-type="float" office:value="9.42486815110318" calcext:value-type="float">
            <text:p>9.42486815110318</text:p>
          </table:table-cell>
          <table:table-cell table:formula="of:=SQRT(POWER([.H730];2)+POWER([.I730];2)+POWER([.J730];2))" office:value-type="float" office:value="629.595001869414" calcext:value-type="float">
            <text:p>629.595001869414</text:p>
          </table:table-cell>
        </table:table-row>
        <table:table-row table:style-name="ro1">
          <table:table-cell office:value-type="float" office:value="89.126" calcext:value-type="float">
            <text:p>89.126</text:p>
          </table:table-cell>
          <table:table-cell office:value-type="float" office:value="299.029" calcext:value-type="float">
            <text:p>299.029</text:p>
          </table:table-cell>
          <table:table-cell office:value-type="float" office:value="47.9398" calcext:value-type="float">
            <text:p>47.9398</text:p>
          </table:table-cell>
          <table:table-cell office:value-type="float" office:value="86.1618" calcext:value-type="float">
            <text:p>86.1618</text:p>
          </table:table-cell>
          <table:table-cell office:value-type="float" office:value="287.97" calcext:value-type="float">
            <text:p>287.97</text:p>
          </table:table-cell>
          <table:table-cell office:value-type="float" office:value="49.5118" calcext:value-type="float">
            <text:p>49.5118</text:p>
          </table:table-cell>
          <table:table-cell/>
          <table:table-cell table:formula="of:=([.D731]-[.A731])/0.0166667" office:value-type="float" office:value="-177.851644296712" calcext:value-type="float">
            <text:p>-177.851644296712</text:p>
          </table:table-cell>
          <table:table-cell table:formula="of:=ABS([.E731]-[.B731])/0.0166667" office:value-type="float" office:value="663.538672922652" calcext:value-type="float">
            <text:p>663.538672922652</text:p>
          </table:table-cell>
          <table:table-cell table:formula="of:=([.F731]-[.C731])/0.0166667" office:value-type="float" office:value="94.3198113603775" calcext:value-type="float">
            <text:p>94.3198113603775</text:p>
          </table:table-cell>
          <table:table-cell table:formula="of:=DEGREES(ATAN(ABS([.F731]-[.C731])/ABS([.E731]-[.B731])))" office:value-type="float" office:value="8.09020531846711" calcext:value-type="float">
            <text:p>8.09020531846711</text:p>
          </table:table-cell>
          <table:table-cell table:formula="of:=SQRT(POWER([.H731];2)+POWER([.I731];2)+POWER([.J731];2))" office:value-type="float" office:value="693.405368206835" calcext:value-type="float">
            <text:p>693.405368206835</text:p>
          </table:table-cell>
        </table:table-row>
        <table:table-row table:style-name="ro1">
          <table:table-cell office:value-type="float" office:value="85.0172" calcext:value-type="float">
            <text:p>85.0172</text:p>
          </table:table-cell>
          <table:table-cell office:value-type="float" office:value="301.928" calcext:value-type="float">
            <text:p>301.928</text:p>
          </table:table-cell>
          <table:table-cell office:value-type="float" office:value="47.3108" calcext:value-type="float">
            <text:p>47.3108</text:p>
          </table:table-cell>
          <table:table-cell office:value-type="float" office:value="82.8668" calcext:value-type="float">
            <text:p>82.8668</text:p>
          </table:table-cell>
          <table:table-cell office:value-type="float" office:value="289.239" calcext:value-type="float">
            <text:p>289.239</text:p>
          </table:table-cell>
          <table:table-cell office:value-type="float" office:value="49.3634" calcext:value-type="float">
            <text:p>49.3634</text:p>
          </table:table-cell>
          <table:table-cell/>
          <table:table-cell table:formula="of:=([.D732]-[.A732])/0.0166667" office:value-type="float" office:value="-129.023741952516" calcext:value-type="float">
            <text:p>-129.023741952516</text:p>
          </table:table-cell>
          <table:table-cell table:formula="of:=ABS([.E732]-[.B732])/0.0166667" office:value-type="float" office:value="761.338477323047" calcext:value-type="float">
            <text:p>761.338477323047</text:p>
          </table:table-cell>
          <table:table-cell table:formula="of:=([.F732]-[.C732])/0.0166667" office:value-type="float" office:value="123.155753688493" calcext:value-type="float">
            <text:p>123.155753688493</text:p>
          </table:table-cell>
          <table:table-cell table:formula="of:=DEGREES(ATAN(ABS([.F732]-[.C732])/ABS([.E732]-[.B732])))" office:value-type="float" office:value="9.18869371643861" calcext:value-type="float">
            <text:p>9.18869371643861</text:p>
          </table:table-cell>
          <table:table-cell table:formula="of:=SQRT(POWER([.H732];2)+POWER([.I732];2)+POWER([.J732];2))" office:value-type="float" office:value="781.953158895458" calcext:value-type="float">
            <text:p>781.953158895458</text:p>
          </table:table-cell>
        </table:table-row>
        <table:table-row table:style-name="ro1">
          <table:table-cell office:value-type="float" office:value="82.5417" calcext:value-type="float">
            <text:p>82.5417</text:p>
          </table:table-cell>
          <table:table-cell office:value-type="float" office:value="297.482" calcext:value-type="float">
            <text:p>297.482</text:p>
          </table:table-cell>
          <table:table-cell office:value-type="float" office:value="48.471" calcext:value-type="float">
            <text:p>48.471</text:p>
          </table:table-cell>
          <table:table-cell office:value-type="float" office:value="80.5031" calcext:value-type="float">
            <text:p>80.5031</text:p>
          </table:table-cell>
          <table:table-cell office:value-type="float" office:value="286.357" calcext:value-type="float">
            <text:p>286.357</text:p>
          </table:table-cell>
          <table:table-cell office:value-type="float" office:value="50.0384" calcext:value-type="float">
            <text:p>50.0384</text:p>
          </table:table-cell>
          <table:table-cell/>
          <table:table-cell table:formula="of:=([.D733]-[.A733])/0.0166667" office:value-type="float" office:value="-122.315755368489" calcext:value-type="float">
            <text:p>-122.315755368489</text:p>
          </table:table-cell>
          <table:table-cell table:formula="of:=ABS([.E733]-[.B733])/0.0166667" office:value-type="float" office:value="667.49866500267" calcext:value-type="float">
            <text:p>667.49866500267</text:p>
          </table:table-cell>
          <table:table-cell table:formula="of:=([.F733]-[.C733])/0.0166667" office:value-type="float" office:value="94.0438119123766" calcext:value-type="float">
            <text:p>94.0438119123766</text:p>
          </table:table-cell>
          <table:table-cell table:formula="of:=DEGREES(ATAN(ABS([.F733]-[.C733])/ABS([.E733]-[.B733])))" office:value-type="float" office:value="8.01961094729614" calcext:value-type="float">
            <text:p>8.01961094729614</text:p>
          </table:table-cell>
          <table:table-cell table:formula="of:=SQRT(POWER([.H733];2)+POWER([.I733];2)+POWER([.J733];2))" office:value-type="float" office:value="685.098423841948" calcext:value-type="float">
            <text:p>685.098423841948</text:p>
          </table:table-cell>
        </table:table-row>
        <table:table-row table:style-name="ro1">
          <table:table-cell office:value-type="float" office:value="83.8166" calcext:value-type="float">
            <text:p>83.8166</text:p>
          </table:table-cell>
          <table:table-cell office:value-type="float" office:value="296.233" calcext:value-type="float">
            <text:p>296.233</text:p>
          </table:table-cell>
          <table:table-cell office:value-type="float" office:value="48.1208" calcext:value-type="float">
            <text:p>48.1208</text:p>
          </table:table-cell>
          <table:table-cell office:value-type="float" office:value="82.2621" calcext:value-type="float">
            <text:p>82.2621</text:p>
          </table:table-cell>
          <table:table-cell office:value-type="float" office:value="285.206" calcext:value-type="float">
            <text:p>285.206</text:p>
          </table:table-cell>
          <table:table-cell office:value-type="float" office:value="49.6823" calcext:value-type="float">
            <text:p>49.6823</text:p>
          </table:table-cell>
          <table:table-cell/>
          <table:table-cell table:formula="of:=([.D734]-[.A734])/0.0166667" office:value-type="float" office:value="-93.2698134603725" calcext:value-type="float">
            <text:p>-93.2698134603725</text:p>
          </table:table-cell>
          <table:table-cell table:formula="of:=ABS([.E734]-[.B734])/0.0166667" office:value-type="float" office:value="661.618676762646" calcext:value-type="float">
            <text:p>661.618676762646</text:p>
          </table:table-cell>
          <table:table-cell table:formula="of:=([.F734]-[.C734])/0.0166667" office:value-type="float" office:value="93.6898126203745" calcext:value-type="float">
            <text:p>93.6898126203745</text:p>
          </table:table-cell>
          <table:table-cell table:formula="of:=DEGREES(ATAN(ABS([.F734]-[.C734])/ABS([.E734]-[.B734])))" office:value-type="float" office:value="8.05989276874908" calcext:value-type="float">
            <text:p>8.05989276874908</text:p>
          </table:table-cell>
          <table:table-cell table:formula="of:=SQRT(POWER([.H734];2)+POWER([.I734];2)+POWER([.J734];2))" office:value-type="float" office:value="674.697200626272" calcext:value-type="float">
            <text:p>674.697200626272</text:p>
          </table:table-cell>
        </table:table-row>
        <table:table-row table:style-name="ro1">
          <table:table-cell office:value-type="float" office:value="72.1061" calcext:value-type="float">
            <text:p>72.1061</text:p>
          </table:table-cell>
          <table:table-cell office:value-type="float" office:value="305.499" calcext:value-type="float">
            <text:p>305.499</text:p>
          </table:table-cell>
          <table:table-cell office:value-type="float" office:value="47.7108" calcext:value-type="float">
            <text:p>47.7108</text:p>
          </table:table-cell>
          <table:table-cell office:value-type="float" office:value="68.9678" calcext:value-type="float">
            <text:p>68.9678</text:p>
          </table:table-cell>
          <table:table-cell office:value-type="float" office:value="297.864" calcext:value-type="float">
            <text:p>297.864</text:p>
          </table:table-cell>
          <table:table-cell office:value-type="float" office:value="49.0562" calcext:value-type="float">
            <text:p>49.0562</text:p>
          </table:table-cell>
          <table:table-cell/>
          <table:table-cell table:formula="of:=([.D735]-[.A735])/0.0166667" office:value-type="float" office:value="-188.297623404753" calcext:value-type="float">
            <text:p>-188.297623404753</text:p>
          </table:table-cell>
          <table:table-cell table:formula="of:=ABS([.E735]-[.B735])/0.0166667" office:value-type="float" office:value="458.099083801835" calcext:value-type="float">
            <text:p>458.099083801835</text:p>
          </table:table-cell>
          <table:table-cell table:formula="of:=([.F735]-[.C735])/0.0166667" office:value-type="float" office:value="80.7238385523228" calcext:value-type="float">
            <text:p>80.7238385523228</text:p>
          </table:table-cell>
          <table:table-cell table:formula="of:=DEGREES(ATAN(ABS([.F735]-[.C735])/ABS([.E735]-[.B735])))" office:value-type="float" office:value="9.99376622612539" calcext:value-type="float">
            <text:p>9.99376622612539</text:p>
          </table:table-cell>
          <table:table-cell table:formula="of:=SQRT(POWER([.H735];2)+POWER([.I735];2)+POWER([.J735];2))" office:value-type="float" office:value="501.823777506189" calcext:value-type="float">
            <text:p>501.823777506189</text:p>
          </table:table-cell>
        </table:table-row>
        <table:table-row table:style-name="ro1">
          <table:table-cell office:value-type="float" office:value="53.4817" calcext:value-type="float">
            <text:p>53.4817</text:p>
          </table:table-cell>
          <table:table-cell office:value-type="float" office:value="307.173" calcext:value-type="float">
            <text:p>307.173</text:p>
          </table:table-cell>
          <table:table-cell office:value-type="float" office:value="48.9674" calcext:value-type="float">
            <text:p>48.9674</text:p>
          </table:table-cell>
          <table:table-cell office:value-type="float" office:value="51.7414" calcext:value-type="float">
            <text:p>51.7414</text:p>
          </table:table-cell>
          <table:table-cell office:value-type="float" office:value="297.876" calcext:value-type="float">
            <text:p>297.876</text:p>
          </table:table-cell>
          <table:table-cell office:value-type="float" office:value="49.9926" calcext:value-type="float">
            <text:p>49.9926</text:p>
          </table:table-cell>
          <table:table-cell/>
          <table:table-cell table:formula="of:=([.D736]-[.A736])/0.0166667" office:value-type="float" office:value="-104.417791164418" calcext:value-type="float">
            <text:p>-104.417791164418</text:p>
          </table:table-cell>
          <table:table-cell table:formula="of:=ABS([.E736]-[.B736])/0.0166667" office:value-type="float" office:value="557.818884362233" calcext:value-type="float">
            <text:p>557.818884362233</text:p>
          </table:table-cell>
          <table:table-cell table:formula="of:=([.F736]-[.C736])/0.0166667" office:value-type="float" office:value="61.5118769762464" calcext:value-type="float">
            <text:p>61.5118769762464</text:p>
          </table:table-cell>
          <table:table-cell table:formula="of:=DEGREES(ATAN(ABS([.F736]-[.C736])/ABS([.E736]-[.B736])))" office:value-type="float" office:value="6.29270357259799" calcext:value-type="float">
            <text:p>6.29270357259799</text:p>
          </table:table-cell>
          <table:table-cell table:formula="of:=SQRT(POWER([.H736];2)+POWER([.I736];2)+POWER([.J736];2))" office:value-type="float" office:value="570.831581004348" calcext:value-type="float">
            <text:p>570.831581004348</text:p>
          </table:table-cell>
        </table:table-row>
        <table:table-row table:style-name="ro1">
          <table:table-cell office:value-type="float" office:value="51.9489" calcext:value-type="float">
            <text:p>51.9489</text:p>
          </table:table-cell>
          <table:table-cell office:value-type="float" office:value="311.69" calcext:value-type="float">
            <text:p>311.69</text:p>
          </table:table-cell>
          <table:table-cell office:value-type="float" office:value="47.5759" calcext:value-type="float">
            <text:p>47.5759</text:p>
          </table:table-cell>
          <table:table-cell office:value-type="float" office:value="51.0782" calcext:value-type="float">
            <text:p>51.0782</text:p>
          </table:table-cell>
          <table:table-cell office:value-type="float" office:value="300.837" calcext:value-type="float">
            <text:p>300.837</text:p>
          </table:table-cell>
          <table:table-cell office:value-type="float" office:value="49.0782" calcext:value-type="float">
            <text:p>49.0782</text:p>
          </table:table-cell>
          <table:table-cell/>
          <table:table-cell table:formula="of:=([.D737]-[.A737])/0.0166667" office:value-type="float" office:value="-52.2418955162089" calcext:value-type="float">
            <text:p>-52.2418955162089</text:p>
          </table:table-cell>
          <table:table-cell table:formula="of:=ABS([.E737]-[.B737])/0.0166667" office:value-type="float" office:value="651.178697642605" calcext:value-type="float">
            <text:p>651.178697642605</text:p>
          </table:table-cell>
          <table:table-cell table:formula="of:=([.F737]-[.C737])/0.0166667" office:value-type="float" office:value="90.1378197243609" calcext:value-type="float">
            <text:p>90.1378197243609</text:p>
          </table:table-cell>
          <table:table-cell table:formula="of:=DEGREES(ATAN(ABS([.F737]-[.C737])/ABS([.E737]-[.B737])))" office:value-type="float" office:value="7.88094778807151" calcext:value-type="float">
            <text:p>7.88094778807151</text:p>
          </table:table-cell>
          <table:table-cell table:formula="of:=SQRT(POWER([.H737];2)+POWER([.I737];2)+POWER([.J737];2))" office:value-type="float" office:value="659.460187164705" calcext:value-type="float">
            <text:p>659.460187164705</text:p>
          </table:table-cell>
        </table:table-row>
        <table:table-row table:style-name="ro1">
          <table:table-cell office:value-type="float" office:value="53.9318" calcext:value-type="float">
            <text:p>53.9318</text:p>
          </table:table-cell>
          <table:table-cell office:value-type="float" office:value="308.973" calcext:value-type="float">
            <text:p>308.973</text:p>
          </table:table-cell>
          <table:table-cell office:value-type="float" office:value="47.9299" calcext:value-type="float">
            <text:p>47.9299</text:p>
          </table:table-cell>
          <table:table-cell office:value-type="float" office:value="52.4011" calcext:value-type="float">
            <text:p>52.4011</text:p>
          </table:table-cell>
          <table:table-cell office:value-type="float" office:value="307.146" calcext:value-type="float">
            <text:p>307.146</text:p>
          </table:table-cell>
          <table:table-cell office:value-type="float" office:value="48.1966" calcext:value-type="float">
            <text:p>48.1966</text:p>
          </table:table-cell>
          <table:table-cell/>
          <table:table-cell table:formula="of:=([.D738]-[.A738])/0.0166667" office:value-type="float" office:value="-91.8418163163676" calcext:value-type="float">
            <text:p>-91.8418163163676</text:p>
          </table:table-cell>
          <table:table-cell table:formula="of:=ABS([.E738]-[.B738])/0.0166667" office:value-type="float" office:value="109.619780760438" calcext:value-type="float">
            <text:p>109.619780760438</text:p>
          </table:table-cell>
          <table:table-cell table:formula="of:=([.F738]-[.C738])/0.0166667" office:value-type="float" office:value="16.0019679960636" calcext:value-type="float">
            <text:p>16.0019679960636</text:p>
          </table:table-cell>
          <table:table-cell table:formula="of:=DEGREES(ATAN(ABS([.F738]-[.C738])/ABS([.E738]-[.B738])))" office:value-type="float" office:value="8.30520552635172" calcext:value-type="float">
            <text:p>8.30520552635172</text:p>
          </table:table-cell>
          <table:table-cell table:formula="of:=SQRT(POWER([.H738];2)+POWER([.I738];2)+POWER([.J738];2))" office:value-type="float" office:value="143.900933068563" calcext:value-type="float">
            <text:p>143.900933068563</text:p>
          </table:table-cell>
        </table:table-row>
        <table:table-row table:style-name="ro1">
          <table:table-cell office:value-type="float" office:value="54.0724" calcext:value-type="float">
            <text:p>54.0724</text:p>
          </table:table-cell>
          <table:table-cell office:value-type="float" office:value="319.956" calcext:value-type="float">
            <text:p>319.956</text:p>
          </table:table-cell>
          <table:table-cell office:value-type="float" office:value="46.4169" calcext:value-type="float">
            <text:p>46.4169</text:p>
          </table:table-cell>
          <table:table-cell office:value-type="float" office:value="53.5243" calcext:value-type="float">
            <text:p>53.5243</text:p>
          </table:table-cell>
          <table:table-cell office:value-type="float" office:value="305.774" calcext:value-type="float">
            <text:p>305.774</text:p>
          </table:table-cell>
          <table:table-cell office:value-type="float" office:value="48.6353" calcext:value-type="float">
            <text:p>48.6353</text:p>
          </table:table-cell>
          <table:table-cell/>
          <table:table-cell table:formula="of:=([.D739]-[.A739])/0.0166667" office:value-type="float" office:value="-32.8859342281318" calcext:value-type="float">
            <text:p>-32.8859342281318</text:p>
          </table:table-cell>
          <table:table-cell table:formula="of:=ABS([.E739]-[.B739])/0.0166667" office:value-type="float" office:value="850.918298163405" calcext:value-type="float">
            <text:p>850.918298163405</text:p>
          </table:table-cell>
          <table:table-cell table:formula="of:=([.F739]-[.C739])/0.0166667" office:value-type="float" office:value="133.103733792533" calcext:value-type="float">
            <text:p>133.103733792533</text:p>
          </table:table-cell>
          <table:table-cell table:formula="of:=DEGREES(ATAN(ABS([.F739]-[.C739])/ABS([.E739]-[.B739])))" office:value-type="float" office:value="8.89037038304913" calcext:value-type="float">
            <text:p>8.89037038304913</text:p>
          </table:table-cell>
          <table:table-cell table:formula="of:=SQRT(POWER([.H739];2)+POWER([.I739];2)+POWER([.J739];2))" office:value-type="float" office:value="861.893287344132" calcext:value-type="float">
            <text:p>861.893287344132</text:p>
          </table:table-cell>
        </table:table-row>
        <table:table-row table:style-name="ro1">
          <table:table-cell office:value-type="float" office:value="43.7348" calcext:value-type="float">
            <text:p>43.7348</text:p>
          </table:table-cell>
          <table:table-cell office:value-type="float" office:value="314.488" calcext:value-type="float">
            <text:p>314.488</text:p>
          </table:table-cell>
          <table:table-cell office:value-type="float" office:value="47.8059" calcext:value-type="float">
            <text:p>47.8059</text:p>
          </table:table-cell>
          <table:table-cell office:value-type="float" office:value="42.803" calcext:value-type="float">
            <text:p>42.803</text:p>
          </table:table-cell>
          <table:table-cell office:value-type="float" office:value="303.258" calcext:value-type="float">
            <text:p>303.258</text:p>
          </table:table-cell>
          <table:table-cell office:value-type="float" office:value="49.6084" calcext:value-type="float">
            <text:p>49.6084</text:p>
          </table:table-cell>
          <table:table-cell/>
          <table:table-cell table:formula="of:=([.D740]-[.A740])/0.0166667" office:value-type="float" office:value="-55.9078881842238" calcext:value-type="float">
            <text:p>-55.9078881842238</text:p>
          </table:table-cell>
          <table:table-cell table:formula="of:=ABS([.E740]-[.B740])/0.0166667" office:value-type="float" office:value="673.798652402696" calcext:value-type="float">
            <text:p>673.798652402696</text:p>
          </table:table-cell>
          <table:table-cell table:formula="of:=([.F740]-[.C740])/0.0166667" office:value-type="float" office:value="108.149783700433" calcext:value-type="float">
            <text:p>108.149783700433</text:p>
          </table:table-cell>
          <table:table-cell table:formula="of:=DEGREES(ATAN(ABS([.F740]-[.C740])/ABS([.E740]-[.B740])))" office:value-type="float" office:value="9.11863033072002" calcext:value-type="float">
            <text:p>9.11863033072002</text:p>
          </table:table-cell>
          <table:table-cell table:formula="of:=SQRT(POWER([.H740];2)+POWER([.I740];2)+POWER([.J740];2))" office:value-type="float" office:value="684.709202256958" calcext:value-type="float">
            <text:p>684.709202256958</text:p>
          </table:table-cell>
        </table:table-row>
        <table:table-row table:style-name="ro1">
          <table:table-cell office:value-type="float" office:value="37.5711" calcext:value-type="float">
            <text:p>37.5711</text:p>
          </table:table-cell>
          <table:table-cell office:value-type="float" office:value="309.759" calcext:value-type="float">
            <text:p>309.759</text:p>
          </table:table-cell>
          <table:table-cell office:value-type="float" office:value="48.2527" calcext:value-type="float">
            <text:p>48.2527</text:p>
          </table:table-cell>
          <table:table-cell office:value-type="float" office:value="35.5357" calcext:value-type="float">
            <text:p>35.5357</text:p>
          </table:table-cell>
          <table:table-cell office:value-type="float" office:value="301.336" calcext:value-type="float">
            <text:p>301.336</text:p>
          </table:table-cell>
          <table:table-cell office:value-type="float" office:value="49.4292" calcext:value-type="float">
            <text:p>49.4292</text:p>
          </table:table-cell>
          <table:table-cell/>
          <table:table-cell table:formula="of:=([.D741]-[.A741])/0.0166667" office:value-type="float" office:value="-122.123755752489" calcext:value-type="float">
            <text:p>-122.123755752489</text:p>
          </table:table-cell>
          <table:table-cell table:formula="of:=ABS([.E741]-[.B741])/0.0166667" office:value-type="float" office:value="505.378989242022" calcext:value-type="float">
            <text:p>505.378989242022</text:p>
          </table:table-cell>
          <table:table-cell table:formula="of:=([.F741]-[.C741])/0.0166667" office:value-type="float" office:value="70.5898588202826" calcext:value-type="float">
            <text:p>70.5898588202826</text:p>
          </table:table-cell>
          <table:table-cell table:formula="of:=DEGREES(ATAN(ABS([.F741]-[.C741])/ABS([.E741]-[.B741])))" office:value-type="float" office:value="7.95146300519621" calcext:value-type="float">
            <text:p>7.95146300519621</text:p>
          </table:table-cell>
          <table:table-cell table:formula="of:=SQRT(POWER([.H741];2)+POWER([.I741];2)+POWER([.J741];2))" office:value-type="float" office:value="524.695209292641" calcext:value-type="float">
            <text:p>524.695209292641</text:p>
          </table:table-cell>
        </table:table-row>
        <table:table-row table:style-name="ro1">
          <table:table-cell office:value-type="float" office:value="36.7973" calcext:value-type="float">
            <text:p>36.7973</text:p>
          </table:table-cell>
          <table:table-cell office:value-type="float" office:value="309.47" calcext:value-type="float">
            <text:p>309.47</text:p>
          </table:table-cell>
          <table:table-cell office:value-type="float" office:value="48.5635" calcext:value-type="float">
            <text:p>48.5635</text:p>
          </table:table-cell>
          <table:table-cell office:value-type="float" office:value="35.6375" calcext:value-type="float">
            <text:p>35.6375</text:p>
          </table:table-cell>
          <table:table-cell office:value-type="float" office:value="296.708" calcext:value-type="float">
            <text:p>296.708</text:p>
          </table:table-cell>
          <table:table-cell office:value-type="float" office:value="50.3187" calcext:value-type="float">
            <text:p>50.3187</text:p>
          </table:table-cell>
          <table:table-cell/>
          <table:table-cell table:formula="of:=([.D742]-[.A742])/0.0166667" office:value-type="float" office:value="-69.5878608242782" calcext:value-type="float">
            <text:p>-69.5878608242782</text:p>
          </table:table-cell>
          <table:table-cell table:formula="of:=ABS([.E742]-[.B742])/0.0166667" office:value-type="float" office:value="765.718468563063" calcext:value-type="float">
            <text:p>765.718468563063</text:p>
          </table:table-cell>
          <table:table-cell table:formula="of:=([.F742]-[.C742])/0.0166667" office:value-type="float" office:value="105.311789376421" calcext:value-type="float">
            <text:p>105.311789376421</text:p>
          </table:table-cell>
          <table:table-cell table:formula="of:=DEGREES(ATAN(ABS([.F742]-[.C742])/ABS([.E742]-[.B742])))" office:value-type="float" office:value="7.83094916018523" calcext:value-type="float">
            <text:p>7.83094916018523</text:p>
          </table:table-cell>
          <table:table-cell table:formula="of:=SQRT(POWER([.H742];2)+POWER([.I742];2)+POWER([.J742];2))" office:value-type="float" office:value="776.052714997071" calcext:value-type="float">
            <text:p>776.052714997071</text:p>
          </table:table-cell>
        </table:table-row>
        <table:table-row table:style-name="ro1">
          <table:table-cell office:value-type="float" office:value="37.6647" calcext:value-type="float">
            <text:p>37.6647</text:p>
          </table:table-cell>
          <table:table-cell office:value-type="float" office:value="304.936" calcext:value-type="float">
            <text:p>304.936</text:p>
          </table:table-cell>
          <table:table-cell office:value-type="float" office:value="49.434" calcext:value-type="float">
            <text:p>49.434</text:p>
          </table:table-cell>
          <table:table-cell office:value-type="float" office:value="36.9984" calcext:value-type="float">
            <text:p>36.9984</text:p>
          </table:table-cell>
          <table:table-cell office:value-type="float" office:value="292.56" calcext:value-type="float">
            <text:p>292.56</text:p>
          </table:table-cell>
          <table:table-cell office:value-type="float" office:value="51.1246" calcext:value-type="float">
            <text:p>51.1246</text:p>
          </table:table-cell>
          <table:table-cell/>
          <table:table-cell table:formula="of:=([.D743]-[.A743])/0.0166667" office:value-type="float" office:value="-39.9779200441603" calcext:value-type="float">
            <text:p>-39.9779200441603</text:p>
          </table:table-cell>
          <table:table-cell table:formula="of:=ABS([.E743]-[.B743])/0.0166667" office:value-type="float" office:value="742.558514882969" calcext:value-type="float">
            <text:p>742.558514882969</text:p>
          </table:table-cell>
          <table:table-cell table:formula="of:=([.F743]-[.C743])/0.0166667" office:value-type="float" office:value="101.435797128406" calcext:value-type="float">
            <text:p>101.435797128406</text:p>
          </table:table-cell>
          <table:table-cell table:formula="of:=DEGREES(ATAN(ABS([.F743]-[.C743])/ABS([.E743]-[.B743])))" office:value-type="float" office:value="7.77863552722792" calcext:value-type="float">
            <text:p>7.77863552722792</text:p>
          </table:table-cell>
          <table:table-cell table:formula="of:=SQRT(POWER([.H743];2)+POWER([.I743];2)+POWER([.J743];2))" office:value-type="float" office:value="750.520221616535" calcext:value-type="float">
            <text:p>750.520221616535</text:p>
          </table:table-cell>
        </table:table-row>
        <table:table-row table:style-name="ro1">
          <table:table-cell office:value-type="float" office:value="35.7346" calcext:value-type="float">
            <text:p>35.7346</text:p>
          </table:table-cell>
          <table:table-cell office:value-type="float" office:value="305.928" calcext:value-type="float">
            <text:p>305.928</text:p>
          </table:table-cell>
          <table:table-cell office:value-type="float" office:value="49.3195" calcext:value-type="float">
            <text:p>49.3195</text:p>
          </table:table-cell>
          <table:table-cell office:value-type="float" office:value="34.258" calcext:value-type="float">
            <text:p>34.258</text:p>
          </table:table-cell>
          <table:table-cell office:value-type="float" office:value="294.646" calcext:value-type="float">
            <text:p>294.646</text:p>
          </table:table-cell>
          <table:table-cell office:value-type="float" office:value="51.1247" calcext:value-type="float">
            <text:p>51.1247</text:p>
          </table:table-cell>
          <table:table-cell/>
          <table:table-cell table:formula="of:=([.D744]-[.A744])/0.0166667" office:value-type="float" office:value="-88.5958228083542" calcext:value-type="float">
            <text:p>-88.5958228083542</text:p>
          </table:table-cell>
          <table:table-cell table:formula="of:=ABS([.E744]-[.B744])/0.0166667" office:value-type="float" office:value="676.918646162707" calcext:value-type="float">
            <text:p>676.918646162707</text:p>
          </table:table-cell>
          <table:table-cell table:formula="of:=([.F744]-[.C744])/0.0166667" office:value-type="float" office:value="108.311783376433" calcext:value-type="float">
            <text:p>108.311783376433</text:p>
          </table:table-cell>
          <table:table-cell table:formula="of:=DEGREES(ATAN(ABS([.F744]-[.C744])/ABS([.E744]-[.B744])))" office:value-type="float" office:value="9.09067306021499" calcext:value-type="float">
            <text:p>9.09067306021499</text:p>
          </table:table-cell>
          <table:table-cell table:formula="of:=SQRT(POWER([.H744];2)+POWER([.I744];2)+POWER([.J744];2))" office:value-type="float" office:value="691.230436077597" calcext:value-type="float">
            <text:p>691.230436077597</text:p>
          </table:table-cell>
        </table:table-row>
        <table:table-row table:style-name="ro1">
          <table:table-cell office:value-type="float" office:value="29.9949" calcext:value-type="float">
            <text:p>29.9949</text:p>
          </table:table-cell>
          <table:table-cell office:value-type="float" office:value="310.634" calcext:value-type="float">
            <text:p>310.634</text:p>
          </table:table-cell>
          <table:table-cell office:value-type="float" office:value="48.2136" calcext:value-type="float">
            <text:p>48.2136</text:p>
          </table:table-cell>
          <table:table-cell office:value-type="float" office:value="28.1198" calcext:value-type="float">
            <text:p>28.1198</text:p>
          </table:table-cell>
          <table:table-cell office:value-type="float" office:value="301.949" calcext:value-type="float">
            <text:p>301.949</text:p>
          </table:table-cell>
          <table:table-cell office:value-type="float" office:value="49.6841" calcext:value-type="float">
            <text:p>49.6841</text:p>
          </table:table-cell>
          <table:table-cell/>
          <table:table-cell table:formula="of:=([.D745]-[.A745])/0.0166667" office:value-type="float" office:value="-112.50577498845" calcext:value-type="float">
            <text:p>-112.50577498845</text:p>
          </table:table-cell>
          <table:table-cell table:formula="of:=ABS([.E745]-[.B745])/0.0166667" office:value-type="float" office:value="521.098957802085" calcext:value-type="float">
            <text:p>521.098957802085</text:p>
          </table:table-cell>
          <table:table-cell table:formula="of:=([.F745]-[.C745])/0.0166667" office:value-type="float" office:value="88.229823540353" calcext:value-type="float">
            <text:p>88.229823540353</text:p>
          </table:table-cell>
          <table:table-cell table:formula="of:=DEGREES(ATAN(ABS([.F745]-[.C745])/ABS([.E745]-[.B745])))" office:value-type="float" office:value="9.60989082141121" calcext:value-type="float">
            <text:p>9.60989082141121</text:p>
          </table:table-cell>
          <table:table-cell table:formula="of:=SQRT(POWER([.H745];2)+POWER([.I745];2)+POWER([.J745];2))" office:value-type="float" office:value="540.35745112854" calcext:value-type="float">
            <text:p>540.35745112854</text:p>
          </table:table-cell>
        </table:table-row>
        <table:table-row table:style-name="ro1">
          <table:table-cell office:value-type="float" office:value="27.8224" calcext:value-type="float">
            <text:p>27.8224</text:p>
          </table:table-cell>
          <table:table-cell office:value-type="float" office:value="305.07" calcext:value-type="float">
            <text:p>305.07</text:p>
          </table:table-cell>
          <table:table-cell office:value-type="float" office:value="49.0003" calcext:value-type="float">
            <text:p>49.0003</text:p>
          </table:table-cell>
          <table:table-cell office:value-type="float" office:value="27.0392" calcext:value-type="float">
            <text:p>27.0392</text:p>
          </table:table-cell>
          <table:table-cell office:value-type="float" office:value="293.857" calcext:value-type="float">
            <text:p>293.857</text:p>
          </table:table-cell>
          <table:table-cell office:value-type="float" office:value="50.5467" calcext:value-type="float">
            <text:p>50.5467</text:p>
          </table:table-cell>
          <table:table-cell/>
          <table:table-cell table:formula="of:=([.D746]-[.A746])/0.0166667" office:value-type="float" office:value="-46.991906016188" calcext:value-type="float">
            <text:p>-46.991906016188</text:p>
          </table:table-cell>
          <table:table-cell table:formula="of:=ABS([.E746]-[.B746])/0.0166667" office:value-type="float" office:value="672.778654442689" calcext:value-type="float">
            <text:p>672.778654442689</text:p>
          </table:table-cell>
          <table:table-cell table:formula="of:=([.F746]-[.C746])/0.0166667" office:value-type="float" office:value="92.7838144323711" calcext:value-type="float">
            <text:p>92.7838144323711</text:p>
          </table:table-cell>
          <table:table-cell table:formula="of:=DEGREES(ATAN(ABS([.F746]-[.C746])/ABS([.E746]-[.B746])))" office:value-type="float" office:value="7.85220668044388" calcext:value-type="float">
            <text:p>7.85220668044388</text:p>
          </table:table-cell>
          <table:table-cell table:formula="of:=SQRT(POWER([.H746];2)+POWER([.I746];2)+POWER([.J746];2))" office:value-type="float" office:value="680.770294097334" calcext:value-type="float">
            <text:p>680.770294097334</text:p>
          </table:table-cell>
        </table:table-row>
        <table:table-row table:style-name="ro1">
          <table:table-cell office:value-type="float" office:value="28.5507" calcext:value-type="float">
            <text:p>28.5507</text:p>
          </table:table-cell>
          <table:table-cell office:value-type="float" office:value="311.783" calcext:value-type="float">
            <text:p>311.783</text:p>
          </table:table-cell>
          <table:table-cell office:value-type="float" office:value="48.0718" calcext:value-type="float">
            <text:p>48.0718</text:p>
          </table:table-cell>
          <table:table-cell office:value-type="float" office:value="27.1788" calcext:value-type="float">
            <text:p>27.1788</text:p>
          </table:table-cell>
          <table:table-cell office:value-type="float" office:value="303.327" calcext:value-type="float">
            <text:p>303.327</text:p>
          </table:table-cell>
          <table:table-cell office:value-type="float" office:value="48.9867" calcext:value-type="float">
            <text:p>48.9867</text:p>
          </table:table-cell>
          <table:table-cell/>
          <table:table-cell table:formula="of:=([.D747]-[.A747])/0.0166667" office:value-type="float" office:value="-82.3138353723293" calcext:value-type="float">
            <text:p>-82.3138353723293</text:p>
          </table:table-cell>
          <table:table-cell table:formula="of:=ABS([.E747]-[.B747])/0.0166667" office:value-type="float" office:value="507.35898528203" calcext:value-type="float">
            <text:p>507.35898528203</text:p>
          </table:table-cell>
          <table:table-cell table:formula="of:=([.F747]-[.C747])/0.0166667" office:value-type="float" office:value="54.8938902122193" calcext:value-type="float">
            <text:p>54.8938902122193</text:p>
          </table:table-cell>
          <table:table-cell table:formula="of:=DEGREES(ATAN(ABS([.F747]-[.C747])/ABS([.E747]-[.B747])))" office:value-type="float" office:value="6.17511670205025" calcext:value-type="float">
            <text:p>6.17511670205025</text:p>
          </table:table-cell>
          <table:table-cell table:formula="of:=SQRT(POWER([.H747];2)+POWER([.I747];2)+POWER([.J747];2))" office:value-type="float" office:value="516.915898984299" calcext:value-type="float">
            <text:p>516.915898984299</text:p>
          </table:table-cell>
        </table:table-row>
        <table:table-row table:style-name="ro1">
          <table:table-cell office:value-type="float" office:value="26.9397" calcext:value-type="float">
            <text:p>26.9397</text:p>
          </table:table-cell>
          <table:table-cell office:value-type="float" office:value="306.229" calcext:value-type="float">
            <text:p>306.229</text:p>
          </table:table-cell>
          <table:table-cell office:value-type="float" office:value="49.3734" calcext:value-type="float">
            <text:p>49.3734</text:p>
          </table:table-cell>
          <table:table-cell office:value-type="float" office:value="26.5358" calcext:value-type="float">
            <text:p>26.5358</text:p>
          </table:table-cell>
          <table:table-cell office:value-type="float" office:value="296.619" calcext:value-type="float">
            <text:p>296.619</text:p>
          </table:table-cell>
          <table:table-cell office:value-type="float" office:value="50.6854" calcext:value-type="float">
            <text:p>50.6854</text:p>
          </table:table-cell>
          <table:table-cell/>
          <table:table-cell table:formula="of:=([.D748]-[.A748])/0.0166667" office:value-type="float" office:value="-24.2339515320967" calcext:value-type="float">
            <text:p>-24.2339515320967</text:p>
          </table:table-cell>
          <table:table-cell table:formula="of:=ABS([.E748]-[.B748])/0.0166667" office:value-type="float" office:value="576.598846802304" calcext:value-type="float">
            <text:p>576.598846802304</text:p>
          </table:table-cell>
          <table:table-cell table:formula="of:=([.F748]-[.C748])/0.0166667" office:value-type="float" office:value="78.7198425603152" calcext:value-type="float">
            <text:p>78.7198425603152</text:p>
          </table:table-cell>
          <table:table-cell table:formula="of:=DEGREES(ATAN(ABS([.F748]-[.C748])/ABS([.E748]-[.B748])))" office:value-type="float" office:value="7.77421176819443" calcext:value-type="float">
            <text:p>7.77421176819443</text:p>
          </table:table-cell>
          <table:table-cell table:formula="of:=SQRT(POWER([.H748];2)+POWER([.I748];2)+POWER([.J748];2))" office:value-type="float" office:value="582.451996436897" calcext:value-type="float">
            <text:p>582.451996436897</text:p>
          </table:table-cell>
        </table:table-row>
        <table:table-row table:style-name="ro1">
          <table:table-cell office:value-type="float" office:value="27.636" calcext:value-type="float">
            <text:p>27.636</text:p>
          </table:table-cell>
          <table:table-cell office:value-type="float" office:value="309.898" calcext:value-type="float">
            <text:p>309.898</text:p>
          </table:table-cell>
          <table:table-cell office:value-type="float" office:value="48.0769" calcext:value-type="float">
            <text:p>48.0769</text:p>
          </table:table-cell>
          <table:table-cell office:value-type="float" office:value="27.2096" calcext:value-type="float">
            <text:p>27.2096</text:p>
          </table:table-cell>
          <table:table-cell office:value-type="float" office:value="300.191" calcext:value-type="float">
            <text:p>300.191</text:p>
          </table:table-cell>
          <table:table-cell office:value-type="float" office:value="49.4181" calcext:value-type="float">
            <text:p>49.4181</text:p>
          </table:table-cell>
          <table:table-cell/>
          <table:table-cell table:formula="of:=([.D749]-[.A749])/0.0166667" office:value-type="float" office:value="-25.5839488321022" calcext:value-type="float">
            <text:p>-25.5839488321022</text:p>
          </table:table-cell>
          <table:table-cell table:formula="of:=ABS([.E749]-[.B749])/0.0166667" office:value-type="float" office:value="582.418835162333" calcext:value-type="float">
            <text:p>582.418835162333</text:p>
          </table:table-cell>
          <table:table-cell table:formula="of:=([.F749]-[.C749])/0.0166667" office:value-type="float" office:value="80.4718390563219" calcext:value-type="float">
            <text:p>80.4718390563219</text:p>
          </table:table-cell>
          <table:table-cell table:formula="of:=DEGREES(ATAN(ABS([.F749]-[.C749])/ABS([.E749]-[.B749])))" office:value-type="float" office:value="7.86665518978259" calcext:value-type="float">
            <text:p>7.86665518978259</text:p>
          </table:table-cell>
          <table:table-cell table:formula="of:=SQRT(POWER([.H749];2)+POWER([.I749];2)+POWER([.J749];2))" office:value-type="float" office:value="588.508245371973" calcext:value-type="float">
            <text:p>588.508245371973</text:p>
          </table:table-cell>
        </table:table-row>
        <table:table-row table:style-name="ro1">
          <table:table-cell office:value-type="float" office:value="27.9111" calcext:value-type="float">
            <text:p>27.9111</text:p>
          </table:table-cell>
          <table:table-cell office:value-type="float" office:value="309.938" calcext:value-type="float">
            <text:p>309.938</text:p>
          </table:table-cell>
          <table:table-cell office:value-type="float" office:value="48.3318" calcext:value-type="float">
            <text:p>48.3318</text:p>
          </table:table-cell>
          <table:table-cell office:value-type="float" office:value="27.8597" calcext:value-type="float">
            <text:p>27.8597</text:p>
          </table:table-cell>
          <table:table-cell office:value-type="float" office:value="298.849" calcext:value-type="float">
            <text:p>298.849</text:p>
          </table:table-cell>
          <table:table-cell office:value-type="float" office:value="49.5958" calcext:value-type="float">
            <text:p>49.5958</text:p>
          </table:table-cell>
          <table:table-cell/>
          <table:table-cell table:formula="of:=([.D750]-[.A750])/0.0166667" office:value-type="float" office:value="-3.0839938320124" calcext:value-type="float">
            <text:p>-3.0839938320124</text:p>
          </table:table-cell>
          <table:table-cell table:formula="of:=ABS([.E750]-[.B750])/0.0166667" office:value-type="float" office:value="665.338669322661" calcext:value-type="float">
            <text:p>665.338669322661</text:p>
          </table:table-cell>
          <table:table-cell table:formula="of:=([.F750]-[.C750])/0.0166667" office:value-type="float" office:value="75.8398483203031" calcext:value-type="float">
            <text:p>75.8398483203031</text:p>
          </table:table-cell>
          <table:table-cell table:formula="of:=DEGREES(ATAN(ABS([.F750]-[.C750])/ABS([.E750]-[.B750])))" office:value-type="float" office:value="6.50289737612909" calcext:value-type="float">
            <text:p>6.50289737612909</text:p>
          </table:table-cell>
          <table:table-cell table:formula="of:=SQRT(POWER([.H750];2)+POWER([.I750];2)+POWER([.J750];2))" office:value-type="float" office:value="669.654193227558" calcext:value-type="float">
            <text:p>669.654193227558</text:p>
          </table:table-cell>
        </table:table-row>
        <table:table-row table:style-name="ro1">
          <table:table-cell office:value-type="float" office:value="31.3018" calcext:value-type="float">
            <text:p>31.3018</text:p>
          </table:table-cell>
          <table:table-cell office:value-type="float" office:value="311.054" calcext:value-type="float">
            <text:p>311.054</text:p>
          </table:table-cell>
          <table:table-cell office:value-type="float" office:value="48.142" calcext:value-type="float">
            <text:p>48.142</text:p>
          </table:table-cell>
          <table:table-cell office:value-type="float" office:value="29.2622" calcext:value-type="float">
            <text:p>29.2622</text:p>
          </table:table-cell>
          <table:table-cell office:value-type="float" office:value="303.916" calcext:value-type="float">
            <text:p>303.916</text:p>
          </table:table-cell>
          <table:table-cell office:value-type="float" office:value="49.403" calcext:value-type="float">
            <text:p>49.403</text:p>
          </table:table-cell>
          <table:table-cell/>
          <table:table-cell table:formula="of:=([.D751]-[.A751])/0.0166667" office:value-type="float" office:value="-122.37575524849" calcext:value-type="float">
            <text:p>-122.37575524849</text:p>
          </table:table-cell>
          <table:table-cell table:formula="of:=ABS([.E751]-[.B751])/0.0166667" office:value-type="float" office:value="428.279143441712" calcext:value-type="float">
            <text:p>428.279143441712</text:p>
          </table:table-cell>
          <table:table-cell table:formula="of:=([.F751]-[.C751])/0.0166667" office:value-type="float" office:value="75.6598486803024" calcext:value-type="float">
            <text:p>75.6598486803024</text:p>
          </table:table-cell>
          <table:table-cell table:formula="of:=DEGREES(ATAN(ABS([.F751]-[.C751])/ABS([.E751]-[.B751])))" office:value-type="float" office:value="10.0185113561885" calcext:value-type="float">
            <text:p>10.0185113561885</text:p>
          </table:table-cell>
          <table:table-cell table:formula="of:=SQRT(POWER([.H751];2)+POWER([.I751];2)+POWER([.J751];2))" office:value-type="float" office:value="451.800025323296" calcext:value-type="float">
            <text:p>451.800025323296</text:p>
          </table:table-cell>
        </table:table-row>
        <table:table-row table:style-name="ro1">
          <table:table-cell office:value-type="float" office:value="35.5078" calcext:value-type="float">
            <text:p>35.5078</text:p>
          </table:table-cell>
          <table:table-cell office:value-type="float" office:value="304.697" calcext:value-type="float">
            <text:p>304.697</text:p>
          </table:table-cell>
          <table:table-cell office:value-type="float" office:value="47.9259" calcext:value-type="float">
            <text:p>47.9259</text:p>
          </table:table-cell>
          <table:table-cell office:value-type="float" office:value="33.2803" calcext:value-type="float">
            <text:p>33.2803</text:p>
          </table:table-cell>
          <table:table-cell office:value-type="float" office:value="296.273" calcext:value-type="float">
            <text:p>296.273</text:p>
          </table:table-cell>
          <table:table-cell office:value-type="float" office:value="49.1233" calcext:value-type="float">
            <text:p>49.1233</text:p>
          </table:table-cell>
          <table:table-cell/>
          <table:table-cell table:formula="of:=([.D752]-[.A752])/0.0166667" office:value-type="float" office:value="-133.649732700535" calcext:value-type="float">
            <text:p>-133.649732700535</text:p>
          </table:table-cell>
          <table:table-cell table:formula="of:=ABS([.E752]-[.B752])/0.0166667" office:value-type="float" office:value="505.438989122021" calcext:value-type="float">
            <text:p>505.438989122021</text:p>
          </table:table-cell>
          <table:table-cell table:formula="of:=([.F752]-[.C752])/0.0166667" office:value-type="float" office:value="71.8438563122875" calcext:value-type="float">
            <text:p>71.8438563122875</text:p>
          </table:table-cell>
          <table:table-cell table:formula="of:=DEGREES(ATAN(ABS([.F752]-[.C752])/ABS([.E752]-[.B752])))" office:value-type="float" office:value="8.08991511200437" calcext:value-type="float">
            <text:p>8.08991511200437</text:p>
          </table:table-cell>
          <table:table-cell table:formula="of:=SQRT(POWER([.H752];2)+POWER([.I752];2)+POWER([.J752];2))" office:value-type="float" office:value="527.723755828213" calcext:value-type="float">
            <text:p>527.723755828213</text:p>
          </table:table-cell>
        </table:table-row>
        <table:table-row table:style-name="ro1">
          <table:table-cell office:value-type="float" office:value="49.7164" calcext:value-type="float">
            <text:p>49.7164</text:p>
          </table:table-cell>
          <table:table-cell office:value-type="float" office:value="306.927" calcext:value-type="float">
            <text:p>306.927</text:p>
          </table:table-cell>
          <table:table-cell office:value-type="float" office:value="46.9436" calcext:value-type="float">
            <text:p>46.9436</text:p>
          </table:table-cell>
          <table:table-cell office:value-type="float" office:value="50.2789" calcext:value-type="float">
            <text:p>50.2789</text:p>
          </table:table-cell>
          <table:table-cell office:value-type="float" office:value="294.944" calcext:value-type="float">
            <text:p>294.944</text:p>
          </table:table-cell>
          <table:table-cell office:value-type="float" office:value="49.1311" calcext:value-type="float">
            <text:p>49.1311</text:p>
          </table:table-cell>
          <table:table-cell/>
          <table:table-cell table:formula="of:=([.D753]-[.A753])/0.0166667" office:value-type="float" office:value="33.749932500135" calcext:value-type="float">
            <text:p>33.749932500135</text:p>
          </table:table-cell>
          <table:table-cell table:formula="of:=ABS([.E753]-[.B753])/0.0166667" office:value-type="float" office:value="718.978562042876" calcext:value-type="float">
            <text:p>718.978562042876</text:p>
          </table:table-cell>
          <table:table-cell table:formula="of:=([.F753]-[.C753])/0.0166667" office:value-type="float" office:value="131.249737500525" calcext:value-type="float">
            <text:p>131.249737500525</text:p>
          </table:table-cell>
          <table:table-cell table:formula="of:=DEGREES(ATAN(ABS([.F753]-[.C753])/ABS([.E753]-[.B753])))" office:value-type="float" office:value="10.3454450662758" calcext:value-type="float">
            <text:p>10.3454450662758</text:p>
          </table:table-cell>
          <table:table-cell table:formula="of:=SQRT(POWER([.H753];2)+POWER([.I753];2)+POWER([.J753];2))" office:value-type="float" office:value="731.639066900451" calcext:value-type="float">
            <text:p>731.639066900451</text:p>
          </table:table-cell>
        </table:table-row>
        <table:table-row table:style-name="ro1">
          <table:table-cell office:value-type="float" office:value="69.7561" calcext:value-type="float">
            <text:p>69.7561</text:p>
          </table:table-cell>
          <table:table-cell office:value-type="float" office:value="294.029" calcext:value-type="float">
            <text:p>294.029</text:p>
          </table:table-cell>
          <table:table-cell office:value-type="float" office:value="48.0476" calcext:value-type="float">
            <text:p>48.0476</text:p>
          </table:table-cell>
          <table:table-cell office:value-type="float" office:value="68.7965" calcext:value-type="float">
            <text:p>68.7965</text:p>
          </table:table-cell>
          <table:table-cell office:value-type="float" office:value="282.753" calcext:value-type="float">
            <text:p>282.753</text:p>
          </table:table-cell>
          <table:table-cell office:value-type="float" office:value="50.1499" calcext:value-type="float">
            <text:p>50.1499</text:p>
          </table:table-cell>
          <table:table-cell/>
          <table:table-cell table:formula="of:=([.D754]-[.A754])/0.0166667" office:value-type="float" office:value="-57.5758848482308" calcext:value-type="float">
            <text:p>-57.5758848482308</text:p>
          </table:table-cell>
          <table:table-cell table:formula="of:=ABS([.E754]-[.B754])/0.0166667" office:value-type="float" office:value="676.558646882707" calcext:value-type="float">
            <text:p>676.558646882707</text:p>
          </table:table-cell>
          <table:table-cell table:formula="of:=([.F754]-[.C754])/0.0166667" office:value-type="float" office:value="126.137747724505" calcext:value-type="float">
            <text:p>126.137747724505</text:p>
          </table:table-cell>
          <table:table-cell table:formula="of:=DEGREES(ATAN(ABS([.F754]-[.C754])/ABS([.E754]-[.B754])))" office:value-type="float" office:value="10.5609857224258" calcext:value-type="float">
            <text:p>10.5609857224258</text:p>
          </table:table-cell>
          <table:table-cell table:formula="of:=SQRT(POWER([.H754];2)+POWER([.I754];2)+POWER([.J754];2))" office:value-type="float" office:value="690.620964486908" calcext:value-type="float">
            <text:p>690.620964486908</text:p>
          </table:table-cell>
        </table:table-row>
        <table:table-row table:style-name="ro1">
          <table:table-cell office:value-type="float" office:value="70.2659" calcext:value-type="float">
            <text:p>70.2659</text:p>
          </table:table-cell>
          <table:table-cell office:value-type="float" office:value="295.633" calcext:value-type="float">
            <text:p>295.633</text:p>
          </table:table-cell>
          <table:table-cell office:value-type="float" office:value="47.303" calcext:value-type="float">
            <text:p>47.303</text:p>
          </table:table-cell>
          <table:table-cell office:value-type="float" office:value="69.0396" calcext:value-type="float">
            <text:p>69.0396</text:p>
          </table:table-cell>
          <table:table-cell office:value-type="float" office:value="283.002" calcext:value-type="float">
            <text:p>283.002</text:p>
          </table:table-cell>
          <table:table-cell office:value-type="float" office:value="49.1148" calcext:value-type="float">
            <text:p>49.1148</text:p>
          </table:table-cell>
          <table:table-cell/>
          <table:table-cell table:formula="of:=([.D755]-[.A755])/0.0166667" office:value-type="float" office:value="-73.5778528442949" calcext:value-type="float">
            <text:p>-73.5778528442949</text:p>
          </table:table-cell>
          <table:table-cell table:formula="of:=ABS([.E755]-[.B755])/0.0166667" office:value-type="float" office:value="757.85848428303" calcext:value-type="float">
            <text:p>757.85848428303</text:p>
          </table:table-cell>
          <table:table-cell table:formula="of:=([.F755]-[.C755])/0.0166667" office:value-type="float" office:value="108.707782584435" calcext:value-type="float">
            <text:p>108.707782584435</text:p>
          </table:table-cell>
          <table:table-cell table:formula="of:=DEGREES(ATAN(ABS([.F755]-[.C755])/ABS([.E755]-[.B755])))" office:value-type="float" office:value="8.16286863167024" calcext:value-type="float">
            <text:p>8.16286863167024</text:p>
          </table:table-cell>
          <table:table-cell table:formula="of:=SQRT(POWER([.H755];2)+POWER([.I755];2)+POWER([.J755];2))" office:value-type="float" office:value="769.142746584386" calcext:value-type="float">
            <text:p>769.142746584386</text:p>
          </table:table-cell>
        </table:table-row>
        <table:table-row table:style-name="ro1">
          <table:table-cell office:value-type="float" office:value="71.3099" calcext:value-type="float">
            <text:p>71.3099</text:p>
          </table:table-cell>
          <table:table-cell office:value-type="float" office:value="291.579" calcext:value-type="float">
            <text:p>291.579</text:p>
          </table:table-cell>
          <table:table-cell office:value-type="float" office:value="47.6166" calcext:value-type="float">
            <text:p>47.6166</text:p>
          </table:table-cell>
          <table:table-cell office:value-type="float" office:value="69.5635" calcext:value-type="float">
            <text:p>69.5635</text:p>
          </table:table-cell>
          <table:table-cell office:value-type="float" office:value="279.093" calcext:value-type="float">
            <text:p>279.093</text:p>
          </table:table-cell>
          <table:table-cell office:value-type="float" office:value="49.4194" calcext:value-type="float">
            <text:p>49.4194</text:p>
          </table:table-cell>
          <table:table-cell/>
          <table:table-cell table:formula="of:=([.D756]-[.A756])/0.0166667" office:value-type="float" office:value="-104.783790432419" calcext:value-type="float">
            <text:p>-104.783790432419</text:p>
          </table:table-cell>
          <table:table-cell table:formula="of:=ABS([.E756]-[.B756])/0.0166667" office:value-type="float" office:value="749.158501682996" calcext:value-type="float">
            <text:p>749.158501682996</text:p>
          </table:table-cell>
          <table:table-cell table:formula="of:=([.F756]-[.C756])/0.0166667" office:value-type="float" office:value="108.167783664433" calcext:value-type="float">
            <text:p>108.167783664433</text:p>
          </table:table-cell>
          <table:table-cell table:formula="of:=DEGREES(ATAN(ABS([.F756]-[.C756])/ABS([.E756]-[.B756])))" office:value-type="float" office:value="8.21591287578359" calcext:value-type="float">
            <text:p>8.21591287578359</text:p>
          </table:table-cell>
          <table:table-cell table:formula="of:=SQRT(POWER([.H756];2)+POWER([.I756];2)+POWER([.J756];2))" office:value-type="float" office:value="764.145518081584" calcext:value-type="float">
            <text:p>764.145518081584</text:p>
          </table:table-cell>
        </table:table-row>
        <table:table-row table:style-name="ro1">
          <table:table-cell office:value-type="float" office:value="74.6236" calcext:value-type="float">
            <text:p>74.6236</text:p>
          </table:table-cell>
          <table:table-cell office:value-type="float" office:value="285.17" calcext:value-type="float">
            <text:p>285.17</text:p>
          </table:table-cell>
          <table:table-cell office:value-type="float" office:value="47.7496" calcext:value-type="float">
            <text:p>47.7496</text:p>
          </table:table-cell>
          <table:table-cell office:value-type="float" office:value="72.319" calcext:value-type="float">
            <text:p>72.319</text:p>
          </table:table-cell>
          <table:table-cell office:value-type="float" office:value="275.617" calcext:value-type="float">
            <text:p>275.617</text:p>
          </table:table-cell>
          <table:table-cell office:value-type="float" office:value="49.1535" calcext:value-type="float">
            <text:p>49.1535</text:p>
          </table:table-cell>
          <table:table-cell/>
          <table:table-cell table:formula="of:=([.D757]-[.A757])/0.0166667" office:value-type="float" office:value="-138.275723448553" calcext:value-type="float">
            <text:p>-138.275723448553</text:p>
          </table:table-cell>
          <table:table-cell table:formula="of:=ABS([.E757]-[.B757])/0.0166667" office:value-type="float" office:value="573.178853642293" calcext:value-type="float">
            <text:p>573.178853642293</text:p>
          </table:table-cell>
          <table:table-cell table:formula="of:=([.F757]-[.C757])/0.0166667" office:value-type="float" office:value="84.233831532337" calcext:value-type="float">
            <text:p>84.233831532337</text:p>
          </table:table-cell>
          <table:table-cell table:formula="of:=DEGREES(ATAN(ABS([.F757]-[.C757])/ABS([.E757]-[.B757])))" office:value-type="float" office:value="8.36029160031932" calcext:value-type="float">
            <text:p>8.36029160031932</text:p>
          </table:table-cell>
          <table:table-cell table:formula="of:=SQRT(POWER([.H757];2)+POWER([.I757];2)+POWER([.J757];2))" office:value-type="float" office:value="595.6085227165" calcext:value-type="float">
            <text:p>595.6085227165</text:p>
          </table:table-cell>
        </table:table-row>
        <table:table-row table:style-name="ro1">
          <table:table-cell office:value-type="float" office:value="74.6938" calcext:value-type="float">
            <text:p>74.6938</text:p>
          </table:table-cell>
          <table:table-cell office:value-type="float" office:value="296.154" calcext:value-type="float">
            <text:p>296.154</text:p>
          </table:table-cell>
          <table:table-cell office:value-type="float" office:value="46.6737" calcext:value-type="float">
            <text:p>46.6737</text:p>
          </table:table-cell>
          <table:table-cell office:value-type="float" office:value="73.0538" calcext:value-type="float">
            <text:p>73.0538</text:p>
          </table:table-cell>
          <table:table-cell office:value-type="float" office:value="270.466" calcext:value-type="float">
            <text:p>270.466</text:p>
          </table:table-cell>
          <table:table-cell office:value-type="float" office:value="50.1352" calcext:value-type="float">
            <text:p>50.1352</text:p>
          </table:table-cell>
          <table:table-cell/>
          <table:table-cell table:formula="of:=([.D758]-[.A758])/0.0166667" office:value-type="float" office:value="-98.3998032003936" calcext:value-type="float">
            <text:p>-98.3998032003936</text:p>
          </table:table-cell>
          <table:table-cell table:formula="of:=ABS([.E758]-[.B758])/0.0166667" office:value-type="float" office:value="1541.27691744616" calcext:value-type="float">
            <text:p>1541.27691744616</text:p>
          </table:table-cell>
          <table:table-cell table:formula="of:=([.F758]-[.C758])/0.0166667" office:value-type="float" office:value="207.689584620831" calcext:value-type="float">
            <text:p>207.689584620831</text:p>
          </table:table-cell>
          <table:table-cell table:formula="of:=DEGREES(ATAN(ABS([.F758]-[.C758])/ABS([.E758]-[.B758])))" office:value-type="float" office:value="7.67447174855718" calcext:value-type="float">
            <text:p>7.67447174855718</text:p>
          </table:table-cell>
          <table:table-cell table:formula="of:=SQRT(POWER([.H758];2)+POWER([.I758];2)+POWER([.J758];2))" office:value-type="float" office:value="1558.31704767746" calcext:value-type="float">
            <text:p>1558.31704767746</text:p>
          </table:table-cell>
        </table:table-row>
        <table:table-row table:style-name="ro1">
          <table:table-cell office:value-type="float" office:value="75.6192" calcext:value-type="float">
            <text:p>75.6192</text:p>
          </table:table-cell>
          <table:table-cell office:value-type="float" office:value="282.835" calcext:value-type="float">
            <text:p>282.835</text:p>
          </table:table-cell>
          <table:table-cell office:value-type="float" office:value="46.8273" calcext:value-type="float">
            <text:p>46.8273</text:p>
          </table:table-cell>
          <table:table-cell office:value-type="float" office:value="73.5573" calcext:value-type="float">
            <text:p>73.5573</text:p>
          </table:table-cell>
          <table:table-cell office:value-type="float" office:value="276.258" calcext:value-type="float">
            <text:p>276.258</text:p>
          </table:table-cell>
          <table:table-cell office:value-type="float" office:value="46.5805" calcext:value-type="float">
            <text:p>46.5805</text:p>
          </table:table-cell>
          <table:table-cell/>
          <table:table-cell table:formula="of:=([.D759]-[.A759])/0.0166667" office:value-type="float" office:value="-123.713752572495" calcext:value-type="float">
            <text:p>-123.713752572495</text:p>
          </table:table-cell>
          <table:table-cell table:formula="of:=ABS([.E759]-[.B759])/0.0166667" office:value-type="float" office:value="394.619210761578" calcext:value-type="float">
            <text:p>394.619210761578</text:p>
          </table:table-cell>
          <table:table-cell table:formula="of:=([.F759]-[.C759])/0.0166667" office:value-type="float" office:value="-14.8079703840593" calcext:value-type="float">
            <text:p>-14.8079703840593</text:p>
          </table:table-cell>
          <table:table-cell table:formula="of:=DEGREES(ATAN(ABS([.F759]-[.C759])/ABS([.E759]-[.B759])))" office:value-type="float" office:value="2.14899906384238" calcext:value-type="float">
            <text:p>2.14899906384238</text:p>
          </table:table-cell>
          <table:table-cell table:formula="of:=SQRT(POWER([.H759];2)+POWER([.I759];2)+POWER([.J759];2))" office:value-type="float" office:value="413.822051206258" calcext:value-type="float">
            <text:p>413.822051206258</text:p>
          </table:table-cell>
        </table:table-row>
        <table:table-row table:style-name="ro1">
          <table:table-cell office:value-type="float" office:value="76.1787" calcext:value-type="float">
            <text:p>76.1787</text:p>
          </table:table-cell>
          <table:table-cell office:value-type="float" office:value="288.492" calcext:value-type="float">
            <text:p>288.492</text:p>
          </table:table-cell>
          <table:table-cell office:value-type="float" office:value="45.2267" calcext:value-type="float">
            <text:p>45.2267</text:p>
          </table:table-cell>
          <table:table-cell office:value-type="float" office:value="74.3155" calcext:value-type="float">
            <text:p>74.3155</text:p>
          </table:table-cell>
          <table:table-cell office:value-type="float" office:value="277.718" calcext:value-type="float">
            <text:p>277.718</text:p>
          </table:table-cell>
          <table:table-cell office:value-type="float" office:value="46.106" calcext:value-type="float">
            <text:p>46.106</text:p>
          </table:table-cell>
          <table:table-cell/>
          <table:table-cell table:formula="of:=([.D760]-[.A760])/0.0166667" office:value-type="float" office:value="-111.791776416448" calcext:value-type="float">
            <text:p>-111.791776416448</text:p>
          </table:table-cell>
          <table:table-cell table:formula="of:=ABS([.E760]-[.B760])/0.0166667" office:value-type="float" office:value="646.438707122586" calcext:value-type="float">
            <text:p>646.438707122586</text:p>
          </table:table-cell>
          <table:table-cell table:formula="of:=([.F760]-[.C760])/0.0166667" office:value-type="float" office:value="52.7578944842111" calcext:value-type="float">
            <text:p>52.7578944842111</text:p>
          </table:table-cell>
          <table:table-cell table:formula="of:=DEGREES(ATAN(ABS([.F760]-[.C760])/ABS([.E760]-[.B760])))" office:value-type="float" office:value="4.6657479112263" calcext:value-type="float">
            <text:p>4.6657479112263</text:p>
          </table:table-cell>
          <table:table-cell table:formula="of:=SQRT(POWER([.H760];2)+POWER([.I760];2)+POWER([.J760];2))" office:value-type="float" office:value="658.151805263096" calcext:value-type="float">
            <text:p>658.151805263096</text:p>
          </table:table-cell>
        </table:table-row>
        <table:table-row table:style-name="ro1">
          <table:table-cell office:value-type="float" office:value="76.1781" calcext:value-type="float">
            <text:p>76.1781</text:p>
          </table:table-cell>
          <table:table-cell office:value-type="float" office:value="288.714" calcext:value-type="float">
            <text:p>288.714</text:p>
          </table:table-cell>
          <table:table-cell office:value-type="float" office:value="44.1767" calcext:value-type="float">
            <text:p>44.1767</text:p>
          </table:table-cell>
          <table:table-cell office:value-type="float" office:value="74.0745" calcext:value-type="float">
            <text:p>74.0745</text:p>
          </table:table-cell>
          <table:table-cell office:value-type="float" office:value="280.57" calcext:value-type="float">
            <text:p>280.57</text:p>
          </table:table-cell>
          <table:table-cell office:value-type="float" office:value="44.678" calcext:value-type="float">
            <text:p>44.678</text:p>
          </table:table-cell>
          <table:table-cell/>
          <table:table-cell table:formula="of:=([.D761]-[.A761])/0.0166667" office:value-type="float" office:value="-126.215747568505" calcext:value-type="float">
            <text:p>-126.215747568505</text:p>
          </table:table-cell>
          <table:table-cell table:formula="of:=ABS([.E761]-[.B761])/0.0166667" office:value-type="float" office:value="488.639022721955" calcext:value-type="float">
            <text:p>488.639022721955</text:p>
          </table:table-cell>
          <table:table-cell table:formula="of:=([.F761]-[.C761])/0.0166667" office:value-type="float" office:value="30.0779398441203" calcext:value-type="float">
            <text:p>30.0779398441203</text:p>
          </table:table-cell>
          <table:table-cell table:formula="of:=DEGREES(ATAN(ABS([.F761]-[.C761])/ABS([.E761]-[.B761])))" office:value-type="float" office:value="3.52236991064673" calcext:value-type="float">
            <text:p>3.52236991064673</text:p>
          </table:table-cell>
          <table:table-cell table:formula="of:=SQRT(POWER([.H761];2)+POWER([.I761];2)+POWER([.J761];2))" office:value-type="float" office:value="505.57214314696" calcext:value-type="float">
            <text:p>505.57214314696</text:p>
          </table:table-cell>
        </table:table-row>
        <table:table-row table:style-name="ro1">
          <table:table-cell office:value-type="float" office:value="75.1389" calcext:value-type="float">
            <text:p>75.1389</text:p>
          </table:table-cell>
          <table:table-cell office:value-type="float" office:value="287.146" calcext:value-type="float">
            <text:p>287.146</text:p>
          </table:table-cell>
          <table:table-cell office:value-type="float" office:value="44.9303" calcext:value-type="float">
            <text:p>44.9303</text:p>
          </table:table-cell>
          <table:table-cell office:value-type="float" office:value="73.5525" calcext:value-type="float">
            <text:p>73.5525</text:p>
          </table:table-cell>
          <table:table-cell office:value-type="float" office:value="276.531" calcext:value-type="float">
            <text:p>276.531</text:p>
          </table:table-cell>
          <table:table-cell office:value-type="float" office:value="45.3008" calcext:value-type="float">
            <text:p>45.3008</text:p>
          </table:table-cell>
          <table:table-cell/>
          <table:table-cell table:formula="of:=([.D762]-[.A762])/0.0166667" office:value-type="float" office:value="-95.1838096323814" calcext:value-type="float">
            <text:p>-95.1838096323814</text:p>
          </table:table-cell>
          <table:table-cell table:formula="of:=ABS([.E762]-[.B762])/0.0166667" office:value-type="float" office:value="636.898726202548" calcext:value-type="float">
            <text:p>636.898726202548</text:p>
          </table:table-cell>
          <table:table-cell table:formula="of:=([.F762]-[.C762])/0.0166667" office:value-type="float" office:value="22.2299555400889" calcext:value-type="float">
            <text:p>22.2299555400889</text:p>
          </table:table-cell>
          <table:table-cell table:formula="of:=DEGREES(ATAN(ABS([.F762]-[.C762])/ABS([.E762]-[.B762])))" office:value-type="float" office:value="1.99900821789742" calcext:value-type="float">
            <text:p>1.99900821789742</text:p>
          </table:table-cell>
          <table:table-cell table:formula="of:=SQRT(POWER([.H762];2)+POWER([.I762];2)+POWER([.J762];2))" office:value-type="float" office:value="644.355581940497" calcext:value-type="float">
            <text:p>644.355581940497</text:p>
          </table:table-cell>
        </table:table-row>
        <table:table-row table:style-name="ro1">
          <table:table-cell office:value-type="float" office:value="76.7079" calcext:value-type="float">
            <text:p>76.7079</text:p>
          </table:table-cell>
          <table:table-cell office:value-type="float" office:value="289.963" calcext:value-type="float">
            <text:p>289.963</text:p>
          </table:table-cell>
          <table:table-cell office:value-type="float" office:value="44.7477" calcext:value-type="float">
            <text:p>44.7477</text:p>
          </table:table-cell>
          <table:table-cell office:value-type="float" office:value="75.5719" calcext:value-type="float">
            <text:p>75.5719</text:p>
          </table:table-cell>
          <table:table-cell office:value-type="float" office:value="277.937" calcext:value-type="float">
            <text:p>277.937</text:p>
          </table:table-cell>
          <table:table-cell office:value-type="float" office:value="45.5645" calcext:value-type="float">
            <text:p>45.5645</text:p>
          </table:table-cell>
          <table:table-cell/>
          <table:table-cell table:formula="of:=([.D763]-[.A763])/0.0166667" office:value-type="float" office:value="-68.1598636802724" calcext:value-type="float">
            <text:p>-68.1598636802724</text:p>
          </table:table-cell>
          <table:table-cell table:formula="of:=ABS([.E763]-[.B763])/0.0166667" office:value-type="float" office:value="721.558556882887" calcext:value-type="float">
            <text:p>721.558556882887</text:p>
          </table:table-cell>
          <table:table-cell table:formula="of:=([.F763]-[.C763])/0.0166667" office:value-type="float" office:value="49.0079019841961" calcext:value-type="float">
            <text:p>49.0079019841961</text:p>
          </table:table-cell>
          <table:table-cell table:formula="of:=DEGREES(ATAN(ABS([.F763]-[.C763])/ABS([.E763]-[.B763])))" office:value-type="float" office:value="3.88553373901147" calcext:value-type="float">
            <text:p>3.88553373901147</text:p>
          </table:table-cell>
          <table:table-cell table:formula="of:=SQRT(POWER([.H763];2)+POWER([.I763];2)+POWER([.J763];2))" office:value-type="float" office:value="726.425696465041" calcext:value-type="float">
            <text:p>726.425696465041</text:p>
          </table:table-cell>
        </table:table-row>
        <table:table-row table:style-name="ro1">
          <table:table-cell office:value-type="float" office:value="76.4497" calcext:value-type="float">
            <text:p>76.4497</text:p>
          </table:table-cell>
          <table:table-cell office:value-type="float" office:value="289.997" calcext:value-type="float">
            <text:p>289.997</text:p>
          </table:table-cell>
          <table:table-cell office:value-type="float" office:value="44.49" calcext:value-type="float">
            <text:p>44.49</text:p>
          </table:table-cell>
          <table:table-cell office:value-type="float" office:value="75.5608" calcext:value-type="float">
            <text:p>75.5608</text:p>
          </table:table-cell>
          <table:table-cell office:value-type="float" office:value="276.621" calcext:value-type="float">
            <text:p>276.621</text:p>
          </table:table-cell>
          <table:table-cell office:value-type="float" office:value="45.7644" calcext:value-type="float">
            <text:p>45.7644</text:p>
          </table:table-cell>
          <table:table-cell/>
          <table:table-cell table:formula="of:=([.D764]-[.A764])/0.0166667" office:value-type="float" office:value="-53.3338933322137" calcext:value-type="float">
            <text:p>-53.3338933322137</text:p>
          </table:table-cell>
          <table:table-cell table:formula="of:=ABS([.E764]-[.B764])/0.0166667" office:value-type="float" office:value="802.558394883212" calcext:value-type="float">
            <text:p>802.558394883212</text:p>
          </table:table-cell>
          <table:table-cell table:formula="of:=([.F764]-[.C764])/0.0166667" office:value-type="float" office:value="76.4638470723059" calcext:value-type="float">
            <text:p>76.4638470723059</text:p>
          </table:table-cell>
          <table:table-cell table:formula="of:=DEGREES(ATAN(ABS([.F764]-[.C764])/ABS([.E764]-[.B764])))" office:value-type="float" office:value="5.44243429609086" calcext:value-type="float">
            <text:p>5.44243429609086</text:p>
          </table:table-cell>
          <table:table-cell table:formula="of:=SQRT(POWER([.H764];2)+POWER([.I764];2)+POWER([.J764];2))" office:value-type="float" office:value="807.954950034089" calcext:value-type="float">
            <text:p>807.954950034089</text:p>
          </table:table-cell>
        </table:table-row>
        <table:table-row table:style-name="ro1">
          <table:table-cell office:value-type="float" office:value="74.8635" calcext:value-type="float">
            <text:p>74.8635</text:p>
          </table:table-cell>
          <table:table-cell office:value-type="float" office:value="284.465" calcext:value-type="float">
            <text:p>284.465</text:p>
          </table:table-cell>
          <table:table-cell office:value-type="float" office:value="45.0837" calcext:value-type="float">
            <text:p>45.0837</text:p>
          </table:table-cell>
          <table:table-cell office:value-type="float" office:value="73.5351" calcext:value-type="float">
            <text:p>73.5351</text:p>
          </table:table-cell>
          <table:table-cell office:value-type="float" office:value="272.723" calcext:value-type="float">
            <text:p>272.723</text:p>
          </table:table-cell>
          <table:table-cell office:value-type="float" office:value="45.3913" calcext:value-type="float">
            <text:p>45.3913</text:p>
          </table:table-cell>
          <table:table-cell/>
          <table:table-cell table:formula="of:=([.D765]-[.A765])/0.0166667" office:value-type="float" office:value="-79.7038405923189" calcext:value-type="float">
            <text:p>-79.7038405923189</text:p>
          </table:table-cell>
          <table:table-cell table:formula="of:=ABS([.E765]-[.B765])/0.0166667" office:value-type="float" office:value="704.518590962816" calcext:value-type="float">
            <text:p>704.518590962816</text:p>
          </table:table-cell>
          <table:table-cell table:formula="of:=([.F765]-[.C765])/0.0166667" office:value-type="float" office:value="18.4559630880739" calcext:value-type="float">
            <text:p>18.4559630880739</text:p>
          </table:table-cell>
          <table:table-cell table:formula="of:=DEGREES(ATAN(ABS([.F765]-[.C765])/ABS([.E765]-[.B765])))" office:value-type="float" office:value="1.50060908267276" calcext:value-type="float">
            <text:p>1.50060908267276</text:p>
          </table:table-cell>
          <table:table-cell table:formula="of:=SQRT(POWER([.H765];2)+POWER([.I765];2)+POWER([.J765];2))" office:value-type="float" office:value="709.252966007831" calcext:value-type="float">
            <text:p>709.252966007831</text:p>
          </table:table-cell>
        </table:table-row>
        <table:table-row table:style-name="ro1">
          <table:table-cell office:value-type="float" office:value="71.541" calcext:value-type="float">
            <text:p>71.541</text:p>
          </table:table-cell>
          <table:table-cell office:value-type="float" office:value="287.072" calcext:value-type="float">
            <text:p>287.072</text:p>
          </table:table-cell>
          <table:table-cell office:value-type="float" office:value="43.707" calcext:value-type="float">
            <text:p>43.707</text:p>
          </table:table-cell>
          <table:table-cell office:value-type="float" office:value="70.5491" calcext:value-type="float">
            <text:p>70.5491</text:p>
          </table:table-cell>
          <table:table-cell office:value-type="float" office:value="272.417" calcext:value-type="float">
            <text:p>272.417</text:p>
          </table:table-cell>
          <table:table-cell office:value-type="float" office:value="45.2204" calcext:value-type="float">
            <text:p>45.2204</text:p>
          </table:table-cell>
          <table:table-cell/>
          <table:table-cell table:formula="of:=([.D766]-[.A766])/0.0166667" office:value-type="float" office:value="-59.5138809722381" calcext:value-type="float">
            <text:p>-59.5138809722381</text:p>
          </table:table-cell>
          <table:table-cell table:formula="of:=ABS([.E766]-[.B766])/0.0166667" office:value-type="float" office:value="879.298241403519" calcext:value-type="float">
            <text:p>879.298241403519</text:p>
          </table:table-cell>
          <table:table-cell table:formula="of:=([.F766]-[.C766])/0.0166667" office:value-type="float" office:value="90.8038183923631" calcext:value-type="float">
            <text:p>90.8038183923631</text:p>
          </table:table-cell>
          <table:table-cell table:formula="of:=DEGREES(ATAN(ABS([.F766]-[.C766])/ABS([.E766]-[.B766])))" office:value-type="float" office:value="5.89595010379356" calcext:value-type="float">
            <text:p>5.89595010379356</text:p>
          </table:table-cell>
          <table:table-cell table:formula="of:=SQRT(POWER([.H766];2)+POWER([.I766];2)+POWER([.J766];2))" office:value-type="float" office:value="885.975526071873" calcext:value-type="float">
            <text:p>885.975526071873</text:p>
          </table:table-cell>
        </table:table-row>
        <table:table-row table:style-name="ro1">
          <table:table-cell office:value-type="float" office:value="74.1284" calcext:value-type="float">
            <text:p>74.1284</text:p>
          </table:table-cell>
          <table:table-cell office:value-type="float" office:value="289.694" calcext:value-type="float">
            <text:p>289.694</text:p>
          </table:table-cell>
          <table:table-cell office:value-type="float" office:value="45.0662" calcext:value-type="float">
            <text:p>45.0662</text:p>
          </table:table-cell>
          <table:table-cell office:value-type="float" office:value="72.559" calcext:value-type="float">
            <text:p>72.559</text:p>
          </table:table-cell>
          <table:table-cell office:value-type="float" office:value="278.858" calcext:value-type="float">
            <text:p>278.858</text:p>
          </table:table-cell>
          <table:table-cell office:value-type="float" office:value="45.9504" calcext:value-type="float">
            <text:p>45.9504</text:p>
          </table:table-cell>
          <table:table-cell/>
          <table:table-cell table:formula="of:=([.D767]-[.A767])/0.0166667" office:value-type="float" office:value="-94.1638116723768" calcext:value-type="float">
            <text:p>-94.1638116723768</text:p>
          </table:table-cell>
          <table:table-cell table:formula="of:=ABS([.E767]-[.B767])/0.0166667" office:value-type="float" office:value="650.158699682601" calcext:value-type="float">
            <text:p>650.158699682601</text:p>
          </table:table-cell>
          <table:table-cell table:formula="of:=([.F767]-[.C767])/0.0166667" office:value-type="float" office:value="53.0518938962122" calcext:value-type="float">
            <text:p>53.0518938962122</text:p>
          </table:table-cell>
          <table:table-cell table:formula="of:=DEGREES(ATAN(ABS([.F767]-[.C767])/ABS([.E767]-[.B767])))" office:value-type="float" office:value="4.66490742358871" calcext:value-type="float">
            <text:p>4.66490742358871</text:p>
          </table:table-cell>
          <table:table-cell table:formula="of:=SQRT(POWER([.H767];2)+POWER([.I767];2)+POWER([.J767];2))" office:value-type="float" office:value="659.0809219266" calcext:value-type="float">
            <text:p>659.0809219266</text:p>
          </table:table-cell>
        </table:table-row>
        <table:table-row table:style-name="ro1">
          <table:table-cell office:value-type="float" office:value="73.6249" calcext:value-type="float">
            <text:p>73.6249</text:p>
          </table:table-cell>
          <table:table-cell office:value-type="float" office:value="292.39" calcext:value-type="float">
            <text:p>292.39</text:p>
          </table:table-cell>
          <table:table-cell office:value-type="float" office:value="44.9249" calcext:value-type="float">
            <text:p>44.9249</text:p>
          </table:table-cell>
          <table:table-cell office:value-type="float" office:value="72.0546" calcext:value-type="float">
            <text:p>72.0546</text:p>
          </table:table-cell>
          <table:table-cell office:value-type="float" office:value="280.185" calcext:value-type="float">
            <text:p>280.185</text:p>
          </table:table-cell>
          <table:table-cell office:value-type="float" office:value="45.5054" calcext:value-type="float">
            <text:p>45.5054</text:p>
          </table:table-cell>
          <table:table-cell/>
          <table:table-cell table:formula="of:=([.D768]-[.A768])/0.0166667" office:value-type="float" office:value="-94.2178115643771" calcext:value-type="float">
            <text:p>-94.2178115643771</text:p>
          </table:table-cell>
          <table:table-cell table:formula="of:=ABS([.E768]-[.B768])/0.0166667" office:value-type="float" office:value="732.298535402928" calcext:value-type="float">
            <text:p>732.298535402928</text:p>
          </table:table-cell>
          <table:table-cell table:formula="of:=([.F768]-[.C768])/0.0166667" office:value-type="float" office:value="34.8299303401394" calcext:value-type="float">
            <text:p>34.8299303401394</text:p>
          </table:table-cell>
          <table:table-cell table:formula="of:=DEGREES(ATAN(ABS([.F768]-[.C768])/ABS([.E768]-[.B768])))" office:value-type="float" office:value="2.72307691178775" calcext:value-type="float">
            <text:p>2.72307691178775</text:p>
          </table:table-cell>
          <table:table-cell table:formula="of:=SQRT(POWER([.H768];2)+POWER([.I768];2)+POWER([.J768];2))" office:value-type="float" office:value="739.155778585782" calcext:value-type="float">
            <text:p>739.155778585782</text:p>
          </table:table-cell>
        </table:table-row>
        <table:table-row table:style-name="ro1">
          <table:table-cell office:value-type="float" office:value="74.1067" calcext:value-type="float">
            <text:p>74.1067</text:p>
          </table:table-cell>
          <table:table-cell office:value-type="float" office:value="285.628" calcext:value-type="float">
            <text:p>285.628</text:p>
          </table:table-cell>
          <table:table-cell office:value-type="float" office:value="45.4205" calcext:value-type="float">
            <text:p>45.4205</text:p>
          </table:table-cell>
          <table:table-cell office:value-type="float" office:value="72.7994" calcext:value-type="float">
            <text:p>72.7994</text:p>
          </table:table-cell>
          <table:table-cell office:value-type="float" office:value="275.035" calcext:value-type="float">
            <text:p>275.035</text:p>
          </table:table-cell>
          <table:table-cell office:value-type="float" office:value="46.0307" calcext:value-type="float">
            <text:p>46.0307</text:p>
          </table:table-cell>
          <table:table-cell/>
          <table:table-cell table:formula="of:=([.D769]-[.A769])/0.0166667" office:value-type="float" office:value="-78.4378431243136" calcext:value-type="float">
            <text:p>-78.4378431243136</text:p>
          </table:table-cell>
          <table:table-cell table:formula="of:=ABS([.E769]-[.B769])/0.0166667" office:value-type="float" office:value="635.57872884254" calcext:value-type="float">
            <text:p>635.57872884254</text:p>
          </table:table-cell>
          <table:table-cell table:formula="of:=([.F769]-[.C769])/0.0166667" office:value-type="float" office:value="36.6119267761468" calcext:value-type="float">
            <text:p>36.6119267761468</text:p>
          </table:table-cell>
          <table:table-cell table:formula="of:=DEGREES(ATAN(ABS([.F769]-[.C769])/ABS([.E769]-[.B769])))" office:value-type="float" office:value="3.29682723918827" calcext:value-type="float">
            <text:p>3.29682723918827</text:p>
          </table:table-cell>
          <table:table-cell table:formula="of:=SQRT(POWER([.H769];2)+POWER([.I769];2)+POWER([.J769];2))" office:value-type="float" office:value="641.446216742569" calcext:value-type="float">
            <text:p>641.446216742569</text:p>
          </table:table-cell>
        </table:table-row>
        <table:table-row table:style-name="ro1">
          <table:table-cell office:value-type="float" office:value="74.6258" calcext:value-type="float">
            <text:p>74.6258</text:p>
          </table:table-cell>
          <table:table-cell office:value-type="float" office:value="287.097" calcext:value-type="float">
            <text:p>287.097</text:p>
          </table:table-cell>
          <table:table-cell office:value-type="float" office:value="44.9424" calcext:value-type="float">
            <text:p>44.9424</text:p>
          </table:table-cell>
          <table:table-cell office:value-type="float" office:value="73.0595" calcext:value-type="float">
            <text:p>73.0595</text:p>
          </table:table-cell>
          <table:table-cell office:value-type="float" office:value="279.071" calcext:value-type="float">
            <text:p>279.071</text:p>
          </table:table-cell>
          <table:table-cell office:value-type="float" office:value="45.1661" calcext:value-type="float">
            <text:p>45.1661</text:p>
          </table:table-cell>
          <table:table-cell/>
          <table:table-cell table:formula="of:=([.D770]-[.A770])/0.0166667" office:value-type="float" office:value="-93.9778120443758" calcext:value-type="float">
            <text:p>-93.9778120443758</text:p>
          </table:table-cell>
          <table:table-cell table:formula="of:=ABS([.E770]-[.B770])/0.0166667" office:value-type="float" office:value="481.559036881924" calcext:value-type="float">
            <text:p>481.559036881924</text:p>
          </table:table-cell>
          <table:table-cell table:formula="of:=([.F770]-[.C770])/0.0166667" office:value-type="float" office:value="13.4219731560537" calcext:value-type="float">
            <text:p>13.4219731560537</text:p>
          </table:table-cell>
          <table:table-cell table:formula="of:=DEGREES(ATAN(ABS([.F770]-[.C770])/ABS([.E770]-[.B770])))" office:value-type="float" office:value="1.59652983688498" calcext:value-type="float">
            <text:p>1.59652983688498</text:p>
          </table:table-cell>
          <table:table-cell table:formula="of:=SQRT(POWER([.H770];2)+POWER([.I770];2)+POWER([.J770];2))" office:value-type="float" office:value="490.826939483455" calcext:value-type="float">
            <text:p>490.826939483455</text:p>
          </table:table-cell>
        </table:table-row>
        <table:table-row table:style-name="ro1">
          <table:table-cell office:value-type="float" office:value="72.8396" calcext:value-type="float">
            <text:p>72.8396</text:p>
          </table:table-cell>
          <table:table-cell office:value-type="float" office:value="289.584" calcext:value-type="float">
            <text:p>289.584</text:p>
          </table:table-cell>
          <table:table-cell office:value-type="float" office:value="45.0947" calcext:value-type="float">
            <text:p>45.0947</text:p>
          </table:table-cell>
          <table:table-cell office:value-type="float" office:value="71.0485" calcext:value-type="float">
            <text:p>71.0485</text:p>
          </table:table-cell>
          <table:table-cell office:value-type="float" office:value="277.422" calcext:value-type="float">
            <text:p>277.422</text:p>
          </table:table-cell>
          <table:table-cell office:value-type="float" office:value="45.9328" calcext:value-type="float">
            <text:p>45.9328</text:p>
          </table:table-cell>
          <table:table-cell/>
          <table:table-cell table:formula="of:=([.D771]-[.A771])/0.0166667" office:value-type="float" office:value="-107.46578506843" calcext:value-type="float">
            <text:p>-107.46578506843</text:p>
          </table:table-cell>
          <table:table-cell table:formula="of:=ABS([.E771]-[.B771])/0.0166667" office:value-type="float" office:value="729.718540562918" calcext:value-type="float">
            <text:p>729.718540562918</text:p>
          </table:table-cell>
          <table:table-cell table:formula="of:=([.F771]-[.C771])/0.0166667" office:value-type="float" office:value="50.285899428201" calcext:value-type="float">
            <text:p>50.285899428201</text:p>
          </table:table-cell>
          <table:table-cell table:formula="of:=DEGREES(ATAN(ABS([.F771]-[.C771])/ABS([.E771]-[.B771])))" office:value-type="float" office:value="3.94209811091936" calcext:value-type="float">
            <text:p>3.94209811091936</text:p>
          </table:table-cell>
          <table:table-cell table:formula="of:=SQRT(POWER([.H771];2)+POWER([.I771];2)+POWER([.J771];2))" office:value-type="float" office:value="739.301504856409" calcext:value-type="float">
            <text:p>739.301504856409</text:p>
          </table:table-cell>
        </table:table-row>
        <table:table-row table:style-name="ro1">
          <table:table-cell office:value-type="float" office:value="72.572" calcext:value-type="float">
            <text:p>72.572</text:p>
          </table:table-cell>
          <table:table-cell office:value-type="float" office:value="285.538" calcext:value-type="float">
            <text:p>285.538</text:p>
          </table:table-cell>
          <table:table-cell office:value-type="float" office:value="45.1957" calcext:value-type="float">
            <text:p>45.1957</text:p>
          </table:table-cell>
          <table:table-cell office:value-type="float" office:value="71.0474" calcext:value-type="float">
            <text:p>71.0474</text:p>
          </table:table-cell>
          <table:table-cell office:value-type="float" office:value="274.944" calcext:value-type="float">
            <text:p>274.944</text:p>
          </table:table-cell>
          <table:table-cell office:value-type="float" office:value="45.5668" calcext:value-type="float">
            <text:p>45.5668</text:p>
          </table:table-cell>
          <table:table-cell/>
          <table:table-cell table:formula="of:=([.D772]-[.A772])/0.0166667" office:value-type="float" office:value="-91.4758170483663" calcext:value-type="float">
            <text:p>-91.4758170483663</text:p>
          </table:table-cell>
          <table:table-cell table:formula="of:=ABS([.E772]-[.B772])/0.0166667" office:value-type="float" office:value="635.638728722542" calcext:value-type="float">
            <text:p>635.638728722542</text:p>
          </table:table-cell>
          <table:table-cell table:formula="of:=([.F772]-[.C772])/0.0166667" office:value-type="float" office:value="22.265955468089" calcext:value-type="float">
            <text:p>22.265955468089</text:p>
          </table:table-cell>
          <table:table-cell table:formula="of:=DEGREES(ATAN(ABS([.F772]-[.C772])/ABS([.E772]-[.B772])))" office:value-type="float" office:value="2.00620855938987" calcext:value-type="float">
            <text:p>2.00620855938987</text:p>
          </table:table-cell>
          <table:table-cell table:formula="of:=SQRT(POWER([.H772];2)+POWER([.I772];2)+POWER([.J772];2))" office:value-type="float" office:value="642.573101934389" calcext:value-type="float">
            <text:p>642.573101934389</text:p>
          </table:table-cell>
        </table:table-row>
        <table:table-row table:style-name="ro1">
          <table:table-cell office:value-type="float" office:value="74.3778" calcext:value-type="float">
            <text:p>74.3778</text:p>
          </table:table-cell>
          <table:table-cell office:value-type="float" office:value="288.398" calcext:value-type="float">
            <text:p>288.398</text:p>
          </table:table-cell>
          <table:table-cell office:value-type="float" office:value="45.0033" calcext:value-type="float">
            <text:p>45.0033</text:p>
          </table:table-cell>
          <table:table-cell office:value-type="float" office:value="73.0531" calcext:value-type="float">
            <text:p>73.0531</text:p>
          </table:table-cell>
          <table:table-cell office:value-type="float" office:value="276.373" calcext:value-type="float">
            <text:p>276.373</text:p>
          </table:table-cell>
          <table:table-cell office:value-type="float" office:value="45.8251" calcext:value-type="float">
            <text:p>45.8251</text:p>
          </table:table-cell>
          <table:table-cell/>
          <table:table-cell table:formula="of:=([.D773]-[.A773])/0.0166667" office:value-type="float" office:value="-79.4818410363175" calcext:value-type="float">
            <text:p>-79.4818410363175</text:p>
          </table:table-cell>
          <table:table-cell table:formula="of:=ABS([.E773]-[.B773])/0.0166667" office:value-type="float" office:value="721.498557002888" calcext:value-type="float">
            <text:p>721.498557002888</text:p>
          </table:table-cell>
          <table:table-cell table:formula="of:=([.F773]-[.C773])/0.0166667" office:value-type="float" office:value="49.307901384197" calcext:value-type="float">
            <text:p>49.307901384197</text:p>
          </table:table-cell>
          <table:table-cell table:formula="of:=DEGREES(ATAN(ABS([.F773]-[.C773])/ABS([.E773]-[.B773])))" office:value-type="float" office:value="3.90956939816129" calcext:value-type="float">
            <text:p>3.90956939816129</text:p>
          </table:table-cell>
          <table:table-cell table:formula="of:=SQRT(POWER([.H773];2)+POWER([.I773];2)+POWER([.J773];2))" office:value-type="float" office:value="727.536115908129" calcext:value-type="float">
            <text:p>727.536115908129</text:p>
          </table:table-cell>
        </table:table-row>
        <table:table-row table:style-name="ro1">
          <table:table-cell office:value-type="float" office:value="72.8208" calcext:value-type="float">
            <text:p>72.8208</text:p>
          </table:table-cell>
          <table:table-cell office:value-type="float" office:value="284.369" calcext:value-type="float">
            <text:p>284.369</text:p>
          </table:table-cell>
          <table:table-cell office:value-type="float" office:value="44.613" calcext:value-type="float">
            <text:p>44.613</text:p>
          </table:table-cell>
          <table:table-cell office:value-type="float" office:value="71.0424" calcext:value-type="float">
            <text:p>71.0424</text:p>
          </table:table-cell>
          <table:table-cell office:value-type="float" office:value="273.83" calcext:value-type="float">
            <text:p>273.83</text:p>
          </table:table-cell>
          <table:table-cell office:value-type="float" office:value="44.7503" calcext:value-type="float">
            <text:p>44.7503</text:p>
          </table:table-cell>
          <table:table-cell/>
          <table:table-cell table:formula="of:=([.D774]-[.A774])/0.0166667" office:value-type="float" office:value="-106.703786592427" calcext:value-type="float">
            <text:p>-106.703786592427</text:p>
          </table:table-cell>
          <table:table-cell table:formula="of:=ABS([.E774]-[.B774])/0.0166667" office:value-type="float" office:value="632.338735322532" calcext:value-type="float">
            <text:p>632.338735322532</text:p>
          </table:table-cell>
          <table:table-cell table:formula="of:=([.F774]-[.C774])/0.0166667" office:value-type="float" office:value="8.23798352403315" calcext:value-type="float">
            <text:p>8.23798352403315</text:p>
          </table:table-cell>
          <table:table-cell table:formula="of:=DEGREES(ATAN(ABS([.F774]-[.C774])/ABS([.E774]-[.B774])))" office:value-type="float" office:value="0.746395817151017" calcext:value-type="float">
            <text:p>0.746395817151017</text:p>
          </table:table-cell>
          <table:table-cell table:formula="of:=SQRT(POWER([.H774];2)+POWER([.I774];2)+POWER([.J774];2))" office:value-type="float" office:value="641.331301773899" calcext:value-type="float">
            <text:p>641.331301773899</text:p>
          </table:table-cell>
        </table:table-row>
        <table:table-row table:style-name="ro1">
          <table:table-cell office:value-type="float" office:value="72.3149" calcext:value-type="float">
            <text:p>72.3149</text:p>
          </table:table-cell>
          <table:table-cell office:value-type="float" office:value="284.15" calcext:value-type="float">
            <text:p>284.15</text:p>
          </table:table-cell>
          <table:table-cell office:value-type="float" office:value="45.4065" calcext:value-type="float">
            <text:p>45.4065</text:p>
          </table:table-cell>
          <table:table-cell office:value-type="float" office:value="70.8032" calcext:value-type="float">
            <text:p>70.8032</text:p>
          </table:table-cell>
          <table:table-cell office:value-type="float" office:value="272.307" calcext:value-type="float">
            <text:p>272.307</text:p>
          </table:table-cell>
          <table:table-cell office:value-type="float" office:value="45.9724" calcext:value-type="float">
            <text:p>45.9724</text:p>
          </table:table-cell>
          <table:table-cell/>
          <table:table-cell table:formula="of:=([.D775]-[.A775])/0.0166667" office:value-type="float" office:value="-90.7018185963623" calcext:value-type="float">
            <text:p>-90.7018185963623</text:p>
          </table:table-cell>
          <table:table-cell table:formula="of:=ABS([.E775]-[.B775])/0.0166667" office:value-type="float" office:value="710.57857884284" calcext:value-type="float">
            <text:p>710.57857884284</text:p>
          </table:table-cell>
          <table:table-cell table:formula="of:=([.F775]-[.C775])/0.0166667" office:value-type="float" office:value="33.9539320921358" calcext:value-type="float">
            <text:p>33.9539320921358</text:p>
          </table:table-cell>
          <table:table-cell table:formula="of:=DEGREES(ATAN(ABS([.F775]-[.C775])/ABS([.E775]-[.B775])))" office:value-type="float" office:value="2.7357120758746" calcext:value-type="float">
            <text:p>2.7357120758746</text:p>
          </table:table-cell>
          <table:table-cell table:formula="of:=SQRT(POWER([.H775];2)+POWER([.I775];2)+POWER([.J775];2))" office:value-type="float" office:value="717.148245561205" calcext:value-type="float">
            <text:p>717.148245561205</text:p>
          </table:table-cell>
        </table:table-row>
        <table:table-row table:style-name="ro1">
          <table:table-cell office:value-type="float" office:value="72.8464" calcext:value-type="float">
            <text:p>72.8464</text:p>
          </table:table-cell>
          <table:table-cell office:value-type="float" office:value="290.793" calcext:value-type="float">
            <text:p>290.793</text:p>
          </table:table-cell>
          <table:table-cell office:value-type="float" office:value="45.6794" calcext:value-type="float">
            <text:p>45.6794</text:p>
          </table:table-cell>
          <table:table-cell office:value-type="float" office:value="71.0514" calcext:value-type="float">
            <text:p>71.0514</text:p>
          </table:table-cell>
          <table:table-cell office:value-type="float" office:value="279.868" calcext:value-type="float">
            <text:p>279.868</text:p>
          </table:table-cell>
          <table:table-cell office:value-type="float" office:value="46.56" calcext:value-type="float">
            <text:p>46.56</text:p>
          </table:table-cell>
          <table:table-cell/>
          <table:table-cell table:formula="of:=([.D776]-[.A776])/0.0166667" office:value-type="float" office:value="-107.699784600431" calcext:value-type="float">
            <text:p>-107.699784600431</text:p>
          </table:table-cell>
          <table:table-cell table:formula="of:=ABS([.E776]-[.B776])/0.0166667" office:value-type="float" office:value="655.498689002623" calcext:value-type="float">
            <text:p>655.498689002623</text:p>
          </table:table-cell>
          <table:table-cell table:formula="of:=([.F776]-[.C776])/0.0166667" office:value-type="float" office:value="52.8358943282114" calcext:value-type="float">
            <text:p>52.8358943282114</text:p>
          </table:table-cell>
          <table:table-cell table:formula="of:=DEGREES(ATAN(ABS([.F776]-[.C776])/ABS([.E776]-[.B776])))" office:value-type="float" office:value="4.6083129553889" calcext:value-type="float">
            <text:p>4.6083129553889</text:p>
          </table:table-cell>
          <table:table-cell table:formula="of:=SQRT(POWER([.H776];2)+POWER([.I776];2)+POWER([.J776];2))" office:value-type="float" office:value="666.385328932592" calcext:value-type="float">
            <text:p>666.385328932592</text:p>
          </table:table-cell>
        </table:table-row>
        <table:table-row table:style-name="ro1">
          <table:table-cell office:value-type="float" office:value="72.8233" calcext:value-type="float">
            <text:p>72.8233</text:p>
          </table:table-cell>
          <table:table-cell office:value-type="float" office:value="284.263" calcext:value-type="float">
            <text:p>284.263</text:p>
          </table:table-cell>
          <table:table-cell office:value-type="float" office:value="45.133" calcext:value-type="float">
            <text:p>45.133</text:p>
          </table:table-cell>
          <table:table-cell office:value-type="float" office:value="71.0477" calcext:value-type="float">
            <text:p>71.0477</text:p>
          </table:table-cell>
          <table:table-cell office:value-type="float" office:value="273.683" calcext:value-type="float">
            <text:p>273.683</text:p>
          </table:table-cell>
          <table:table-cell office:value-type="float" office:value="45.5132" calcext:value-type="float">
            <text:p>45.5132</text:p>
          </table:table-cell>
          <table:table-cell/>
          <table:table-cell table:formula="of:=([.D777]-[.A777])/0.0166667" office:value-type="float" office:value="-106.535786928426" calcext:value-type="float">
            <text:p>-106.535786928426</text:p>
          </table:table-cell>
          <table:table-cell table:formula="of:=ABS([.E777]-[.B777])/0.0166667" office:value-type="float" office:value="634.798730402538" calcext:value-type="float">
            <text:p>634.798730402538</text:p>
          </table:table-cell>
          <table:table-cell table:formula="of:=([.F777]-[.C777])/0.0166667" office:value-type="float" office:value="22.8119543760909" calcext:value-type="float">
            <text:p>22.8119543760909</text:p>
          </table:table-cell>
          <table:table-cell table:formula="of:=DEGREES(ATAN(ABS([.F777]-[.C777])/ABS([.E777]-[.B777])))" office:value-type="float" office:value="2.0580799221705" calcext:value-type="float">
            <text:p>2.0580799221705</text:p>
          </table:table-cell>
          <table:table-cell table:formula="of:=SQRT(POWER([.H777];2)+POWER([.I777];2)+POWER([.J777];2))" office:value-type="float" office:value="644.080497515326" calcext:value-type="float">
            <text:p>644.080497515326</text:p>
          </table:table-cell>
        </table:table-row>
        <table:table-row table:style-name="ro1">
          <table:table-cell office:value-type="float" office:value="73.0805" calcext:value-type="float">
            <text:p>73.0805</text:p>
          </table:table-cell>
          <table:table-cell office:value-type="float" office:value="284.177" calcext:value-type="float">
            <text:p>284.177</text:p>
          </table:table-cell>
          <table:table-cell office:value-type="float" office:value="45.6471" calcext:value-type="float">
            <text:p>45.6471</text:p>
          </table:table-cell>
          <table:table-cell office:value-type="float" office:value="71.5494" calcext:value-type="float">
            <text:p>71.5494</text:p>
          </table:table-cell>
          <table:table-cell office:value-type="float" office:value="273.646" calcext:value-type="float">
            <text:p>273.646</text:p>
          </table:table-cell>
          <table:table-cell office:value-type="float" office:value="46.0071" calcext:value-type="float">
            <text:p>46.0071</text:p>
          </table:table-cell>
          <table:table-cell/>
          <table:table-cell table:formula="of:=([.D778]-[.A778])/0.0166667" office:value-type="float" office:value="-91.8658162683672" calcext:value-type="float">
            <text:p>-91.8658162683672</text:p>
          </table:table-cell>
          <table:table-cell table:formula="of:=ABS([.E778]-[.B778])/0.0166667" office:value-type="float" office:value="631.858736282528" calcext:value-type="float">
            <text:p>631.858736282528</text:p>
          </table:table-cell>
          <table:table-cell table:formula="of:=([.F778]-[.C778])/0.0166667" office:value-type="float" office:value="21.5999568000864" calcext:value-type="float">
            <text:p>21.5999568000864</text:p>
          </table:table-cell>
          <table:table-cell table:formula="of:=DEGREES(ATAN(ABS([.F778]-[.C778])/ABS([.E778]-[.B778])))" office:value-type="float" office:value="1.95788164028374" calcext:value-type="float">
            <text:p>1.95788164028374</text:p>
          </table:table-cell>
          <table:table-cell table:formula="of:=SQRT(POWER([.H778];2)+POWER([.I778];2)+POWER([.J778];2))" office:value-type="float" office:value="638.867238907249" calcext:value-type="float">
            <text:p>638.867238907249</text:p>
          </table:table-cell>
        </table:table-row>
        <table:table-row table:style-name="ro1">
          <table:table-cell office:value-type="float" office:value="73.6174" calcext:value-type="float">
            <text:p>73.6174</text:p>
          </table:table-cell>
          <table:table-cell office:value-type="float" office:value="291.099" calcext:value-type="float">
            <text:p>291.099</text:p>
          </table:table-cell>
          <table:table-cell office:value-type="float" office:value="44.6062" calcext:value-type="float">
            <text:p>44.6062</text:p>
          </table:table-cell>
          <table:table-cell office:value-type="float" office:value="71.8021" calcext:value-type="float">
            <text:p>71.8021</text:p>
          </table:table-cell>
          <table:table-cell office:value-type="float" office:value="281.509" calcext:value-type="float">
            <text:p>281.509</text:p>
          </table:table-cell>
          <table:table-cell office:value-type="float" office:value="45.3073" calcext:value-type="float">
            <text:p>45.3073</text:p>
          </table:table-cell>
          <table:table-cell/>
          <table:table-cell table:formula="of:=([.D779]-[.A779])/0.0166667" office:value-type="float" office:value="-108.917782164436" calcext:value-type="float">
            <text:p>-108.917782164436</text:p>
          </table:table-cell>
          <table:table-cell table:formula="of:=ABS([.E779]-[.B779])/0.0166667" office:value-type="float" office:value="575.3988492023" calcext:value-type="float">
            <text:p>575.3988492023</text:p>
          </table:table-cell>
          <table:table-cell table:formula="of:=([.F779]-[.C779])/0.0166667" office:value-type="float" office:value="42.0659158681681" calcext:value-type="float">
            <text:p>42.0659158681681</text:p>
          </table:table-cell>
          <table:table-cell table:formula="of:=DEGREES(ATAN(ABS([.F779]-[.C779])/ABS([.E779]-[.B779])))" office:value-type="float" office:value="4.181306995118" calcext:value-type="float">
            <text:p>4.181306995118</text:p>
          </table:table-cell>
          <table:table-cell table:formula="of:=SQRT(POWER([.H779];2)+POWER([.I779];2)+POWER([.J779];2))" office:value-type="float" office:value="587.125591515801" calcext:value-type="float">
            <text:p>587.125591515801</text:p>
          </table:table-cell>
        </table:table-row>
        <table:table-row table:style-name="ro1">
          <table:table-cell office:value-type="float" office:value="72.5843" calcext:value-type="float">
            <text:p>72.5843</text:p>
          </table:table-cell>
          <table:table-cell office:value-type="float" office:value="290.951" calcext:value-type="float">
            <text:p>290.951</text:p>
          </table:table-cell>
          <table:table-cell office:value-type="float" office:value="44.8932" calcext:value-type="float">
            <text:p>44.8932</text:p>
          </table:table-cell>
          <table:table-cell office:value-type="float" office:value="71.0463" calcext:value-type="float">
            <text:p>71.0463</text:p>
          </table:table-cell>
          <table:table-cell office:value-type="float" office:value="278.749" calcext:value-type="float">
            <text:p>278.749</text:p>
          </table:table-cell>
          <table:table-cell office:value-type="float" office:value="45.7321" calcext:value-type="float">
            <text:p>45.7321</text:p>
          </table:table-cell>
          <table:table-cell/>
          <table:table-cell table:formula="of:=([.D780]-[.A780])/0.0166667" office:value-type="float" office:value="-92.2798154403689" calcext:value-type="float">
            <text:p>-92.2798154403689</text:p>
          </table:table-cell>
          <table:table-cell table:formula="of:=ABS([.E780]-[.B780])/0.0166667" office:value-type="float" office:value="732.118535762928" calcext:value-type="float">
            <text:p>732.118535762928</text:p>
          </table:table-cell>
          <table:table-cell table:formula="of:=([.F780]-[.C780])/0.0166667" office:value-type="float" office:value="50.3338993322015" calcext:value-type="float">
            <text:p>50.3338993322015</text:p>
          </table:table-cell>
          <table:table-cell table:formula="of:=DEGREES(ATAN(ABS([.F780]-[.C780])/ABS([.E780]-[.B780])))" office:value-type="float" office:value="3.93295469117562" calcext:value-type="float">
            <text:p>3.93295469117562</text:p>
          </table:table-cell>
          <table:table-cell table:formula="of:=SQRT(POWER([.H780];2)+POWER([.I780];2)+POWER([.J780];2))" office:value-type="float" office:value="739.625997492886" calcext:value-type="float">
            <text:p>739.625997492886</text:p>
          </table:table-cell>
        </table:table-row>
        <table:table-row table:style-name="ro1">
          <table:table-cell office:value-type="float" office:value="73.6203" calcext:value-type="float">
            <text:p>73.6203</text:p>
          </table:table-cell>
          <table:table-cell office:value-type="float" office:value="290.921" calcext:value-type="float">
            <text:p>290.921</text:p>
          </table:table-cell>
          <table:table-cell office:value-type="float" office:value="45.3982" calcext:value-type="float">
            <text:p>45.3982</text:p>
          </table:table-cell>
          <table:table-cell office:value-type="float" office:value="71.5536" calcext:value-type="float">
            <text:p>71.5536</text:p>
          </table:table-cell>
          <table:table-cell office:value-type="float" office:value="281.313" calcext:value-type="float">
            <text:p>281.313</text:p>
          </table:table-cell>
          <table:table-cell office:value-type="float" office:value="46.09" calcext:value-type="float">
            <text:p>46.09</text:p>
          </table:table-cell>
          <table:table-cell/>
          <table:table-cell table:formula="of:=([.D781]-[.A781])/0.0166667" office:value-type="float" office:value="-124.001751996496" calcext:value-type="float">
            <text:p>-124.001751996496</text:p>
          </table:table-cell>
          <table:table-cell table:formula="of:=ABS([.E781]-[.B781])/0.0166667" office:value-type="float" office:value="576.478847042306" calcext:value-type="float">
            <text:p>576.478847042306</text:p>
          </table:table-cell>
          <table:table-cell table:formula="of:=([.F781]-[.C781])/0.0166667" office:value-type="float" office:value="41.5079169841661" calcext:value-type="float">
            <text:p>41.5079169841661</text:p>
          </table:table-cell>
          <table:table-cell table:formula="of:=DEGREES(ATAN(ABS([.F781]-[.C781])/ABS([.E781]-[.B781])))" office:value-type="float" office:value="4.11833208603661" calcext:value-type="float">
            <text:p>4.11833208603661</text:p>
          </table:table-cell>
          <table:table-cell table:formula="of:=SQRT(POWER([.H781];2)+POWER([.I781];2)+POWER([.J781];2))" office:value-type="float" office:value="591.12367805544" calcext:value-type="float">
            <text:p>591.12367805544</text:p>
          </table:table-cell>
        </table:table-row>
        <table:table-row table:style-name="ro1">
          <table:table-cell office:value-type="float" office:value="73.885" calcext:value-type="float">
            <text:p>73.885</text:p>
          </table:table-cell>
          <table:table-cell office:value-type="float" office:value="292.347" calcext:value-type="float">
            <text:p>292.347</text:p>
          </table:table-cell>
          <table:table-cell office:value-type="float" office:value="45.1848" calcext:value-type="float">
            <text:p>45.1848</text:p>
          </table:table-cell>
          <table:table-cell office:value-type="float" office:value="72.3101" calcext:value-type="float">
            <text:p>72.3101</text:p>
          </table:table-cell>
          <table:table-cell office:value-type="float" office:value="280.104" calcext:value-type="float">
            <text:p>280.104</text:p>
          </table:table-cell>
          <table:table-cell office:value-type="float" office:value="46.0144" calcext:value-type="float">
            <text:p>46.0144</text:p>
          </table:table-cell>
          <table:table-cell/>
          <table:table-cell table:formula="of:=([.D782]-[.A782])/0.0166667" office:value-type="float" office:value="-94.4938110123779" calcext:value-type="float">
            <text:p>-94.4938110123779</text:p>
          </table:table-cell>
          <table:table-cell table:formula="of:=ABS([.E782]-[.B782])/0.0166667" office:value-type="float" office:value="734.578530842938" calcext:value-type="float">
            <text:p>734.578530842938</text:p>
          </table:table-cell>
          <table:table-cell table:formula="of:=([.F782]-[.C782])/0.0166667" office:value-type="float" office:value="49.7759004481991" calcext:value-type="float">
            <text:p>49.7759004481991</text:p>
          </table:table-cell>
          <table:table-cell table:formula="of:=DEGREES(ATAN(ABS([.F782]-[.C782])/ABS([.E782]-[.B782])))" office:value-type="float" office:value="3.87650319637782" calcext:value-type="float">
            <text:p>3.87650319637782</text:p>
          </table:table-cell>
          <table:table-cell table:formula="of:=SQRT(POWER([.H782];2)+POWER([.I782];2)+POWER([.J782];2))" office:value-type="float" office:value="742.302053452933" calcext:value-type="float">
            <text:p>742.302053452933</text:p>
          </table:table-cell>
        </table:table-row>
        <table:table-row table:style-name="ro1">
          <table:table-cell office:value-type="float" office:value="73.0903" calcext:value-type="float">
            <text:p>73.0903</text:p>
          </table:table-cell>
          <table:table-cell office:value-type="float" office:value="289.942" calcext:value-type="float">
            <text:p>289.942</text:p>
          </table:table-cell>
          <table:table-cell office:value-type="float" office:value="43.5089" calcext:value-type="float">
            <text:p>43.5089</text:p>
          </table:table-cell>
          <table:table-cell office:value-type="float" office:value="71.5386" calcext:value-type="float">
            <text:p>71.5386</text:p>
          </table:table-cell>
          <table:table-cell office:value-type="float" office:value="279.158" calcext:value-type="float">
            <text:p>279.158</text:p>
          </table:table-cell>
          <table:table-cell office:value-type="float" office:value="43.9189" calcext:value-type="float">
            <text:p>43.9189</text:p>
          </table:table-cell>
          <table:table-cell/>
          <table:table-cell table:formula="of:=([.D783]-[.A783])/0.0166667" office:value-type="float" office:value="-93.1018137963722" calcext:value-type="float">
            <text:p>-93.1018137963722</text:p>
          </table:table-cell>
          <table:table-cell table:formula="of:=ABS([.E783]-[.B783])/0.0166667" office:value-type="float" office:value="647.038705922588" calcext:value-type="float">
            <text:p>647.038705922588</text:p>
          </table:table-cell>
          <table:table-cell table:formula="of:=([.F783]-[.C783])/0.0166667" office:value-type="float" office:value="24.5999508000986" calcext:value-type="float">
            <text:p>24.5999508000986</text:p>
          </table:table-cell>
          <table:table-cell table:formula="of:=DEGREES(ATAN(ABS([.F783]-[.C783])/ABS([.E783]-[.B783])))" office:value-type="float" office:value="2.17729606771188" calcext:value-type="float">
            <text:p>2.17729606771188</text:p>
          </table:table-cell>
          <table:table-cell table:formula="of:=SQRT(POWER([.H783];2)+POWER([.I783];2)+POWER([.J783];2))" office:value-type="float" office:value="654.165263731971" calcext:value-type="float">
            <text:p>654.165263731971</text:p>
          </table:table-cell>
        </table:table-row>
        <table:table-row table:style-name="ro1">
          <table:table-cell office:value-type="float" office:value="73.9089" calcext:value-type="float">
            <text:p>73.9089</text:p>
          </table:table-cell>
          <table:table-cell office:value-type="float" office:value="298.135" calcext:value-type="float">
            <text:p>298.135</text:p>
          </table:table-cell>
          <table:table-cell office:value-type="float" office:value="43.8096" calcext:value-type="float">
            <text:p>43.8096</text:p>
          </table:table-cell>
          <table:table-cell office:value-type="float" office:value="72.3185" calcext:value-type="float">
            <text:p>72.3185</text:p>
          </table:table-cell>
          <table:table-cell office:value-type="float" office:value="289.762" calcext:value-type="float">
            <text:p>289.762</text:p>
          </table:table-cell>
          <table:table-cell office:value-type="float" office:value="44.0537" calcext:value-type="float">
            <text:p>44.0537</text:p>
          </table:table-cell>
          <table:table-cell/>
          <table:table-cell table:formula="of:=([.D784]-[.A784])/0.0166667" office:value-type="float" office:value="-95.4238091523819" calcext:value-type="float">
            <text:p>-95.4238091523819</text:p>
          </table:table-cell>
          <table:table-cell table:formula="of:=ABS([.E784]-[.B784])/0.0166667" office:value-type="float" office:value="502.378995242009" calcext:value-type="float">
            <text:p>502.378995242009</text:p>
          </table:table-cell>
          <table:table-cell table:formula="of:=([.F784]-[.C784])/0.0166667" office:value-type="float" office:value="14.6459707080583" calcext:value-type="float">
            <text:p>14.6459707080583</text:p>
          </table:table-cell>
          <table:table-cell table:formula="of:=DEGREES(ATAN(ABS([.F784]-[.C784])/ABS([.E784]-[.B784])))" office:value-type="float" office:value="1.66988409679202" calcext:value-type="float">
            <text:p>1.66988409679202</text:p>
          </table:table-cell>
          <table:table-cell table:formula="of:=SQRT(POWER([.H784];2)+POWER([.I784];2)+POWER([.J784];2))" office:value-type="float" office:value="511.570975204323" calcext:value-type="float">
            <text:p>511.570975204323</text:p>
          </table:table-cell>
        </table:table-row>
        <table:table-row table:style-name="ro1">
          <table:table-cell office:value-type="float" office:value="73.3878" calcext:value-type="float">
            <text:p>73.3878</text:p>
          </table:table-cell>
          <table:table-cell office:value-type="float" office:value="299.589" calcext:value-type="float">
            <text:p>299.589</text:p>
          </table:table-cell>
          <table:table-cell office:value-type="float" office:value="43.3376" calcext:value-type="float">
            <text:p>43.3376</text:p>
          </table:table-cell>
          <table:table-cell office:value-type="float" office:value="71.7993" calcext:value-type="float">
            <text:p>71.7993</text:p>
          </table:table-cell>
          <table:table-cell office:value-type="float" office:value="288.428" calcext:value-type="float">
            <text:p>288.428</text:p>
          </table:table-cell>
          <table:table-cell office:value-type="float" office:value="43.7517" calcext:value-type="float">
            <text:p>43.7517</text:p>
          </table:table-cell>
          <table:table-cell/>
          <table:table-cell table:formula="of:=([.D785]-[.A785])/0.0166667" office:value-type="float" office:value="-95.309809380381" calcext:value-type="float">
            <text:p>-95.309809380381</text:p>
          </table:table-cell>
          <table:table-cell table:formula="of:=ABS([.E785]-[.B785])/0.0166667" office:value-type="float" office:value="669.658660682679" calcext:value-type="float">
            <text:p>669.658660682679</text:p>
          </table:table-cell>
          <table:table-cell table:formula="of:=([.F785]-[.C785])/0.0166667" office:value-type="float" office:value="24.8459503080992" calcext:value-type="float">
            <text:p>24.8459503080992</text:p>
          </table:table-cell>
          <table:table-cell table:formula="of:=DEGREES(ATAN(ABS([.F785]-[.C785])/ABS([.E785]-[.B785])))" office:value-type="float" office:value="2.12483686173399" calcext:value-type="float">
            <text:p>2.12483686173399</text:p>
          </table:table-cell>
          <table:table-cell table:formula="of:=SQRT(POWER([.H785];2)+POWER([.I785];2)+POWER([.J785];2))" office:value-type="float" office:value="676.863356105319" calcext:value-type="float">
            <text:p>676.863356105319</text:p>
          </table:table-cell>
        </table:table-row>
        <table:table-row table:style-name="ro1">
          <table:table-cell office:value-type="float" office:value="71.7876" calcext:value-type="float">
            <text:p>71.7876</text:p>
          </table:table-cell>
          <table:table-cell office:value-type="float" office:value="271.429" calcext:value-type="float">
            <text:p>271.429</text:p>
          </table:table-cell>
          <table:table-cell office:value-type="float" office:value="44.6246" calcext:value-type="float">
            <text:p>44.6246</text:p>
          </table:table-cell>
          <table:table-cell office:value-type="float" office:value="70.0867" calcext:value-type="float">
            <text:p>70.0867</text:p>
          </table:table-cell>
          <table:table-cell office:value-type="float" office:value="260.039" calcext:value-type="float">
            <text:p>260.039</text:p>
          </table:table-cell>
          <table:table-cell office:value-type="float" office:value="45.4617" calcext:value-type="float">
            <text:p>45.4617</text:p>
          </table:table-cell>
          <table:table-cell/>
          <table:table-cell table:formula="of:=([.D786]-[.A786])/0.0166667" office:value-type="float" office:value="-102.053795892408" calcext:value-type="float">
            <text:p>-102.053795892408</text:p>
          </table:table-cell>
          <table:table-cell table:formula="of:=ABS([.E786]-[.B786])/0.0166667" office:value-type="float" office:value="683.398633202733" calcext:value-type="float">
            <text:p>683.398633202733</text:p>
          </table:table-cell>
          <table:table-cell table:formula="of:=([.F786]-[.C786])/0.0166667" office:value-type="float" office:value="50.2258995482009" calcext:value-type="float">
            <text:p>50.2258995482009</text:p>
          </table:table-cell>
          <table:table-cell table:formula="of:=DEGREES(ATAN(ABS([.F786]-[.C786])/ABS([.E786]-[.B786])))" office:value-type="float" office:value="4.20335567360429" calcext:value-type="float">
            <text:p>4.20335567360429</text:p>
          </table:table-cell>
          <table:table-cell table:formula="of:=SQRT(POWER([.H786];2)+POWER([.I786];2)+POWER([.J786];2))" office:value-type="float" office:value="692.799617569784" calcext:value-type="float">
            <text:p>692.799617569784</text:p>
          </table:table-cell>
        </table:table-row>
        <table:table-row table:style-name="ro1">
          <table:table-cell office:value-type="float" office:value="72.2897" calcext:value-type="float">
            <text:p>72.2897</text:p>
          </table:table-cell>
          <table:table-cell office:value-type="float" office:value="271.293" calcext:value-type="float">
            <text:p>271.293</text:p>
          </table:table-cell>
          <table:table-cell office:value-type="float" office:value="45.6233" calcext:value-type="float">
            <text:p>45.6233</text:p>
          </table:table-cell>
          <table:table-cell office:value-type="float" office:value="70.5764" calcext:value-type="float">
            <text:p>70.5764</text:p>
          </table:table-cell>
          <table:table-cell office:value-type="float" office:value="259.962" calcext:value-type="float">
            <text:p>259.962</text:p>
          </table:table-cell>
          <table:table-cell office:value-type="float" office:value="46.1884" calcext:value-type="float">
            <text:p>46.1884</text:p>
          </table:table-cell>
          <table:table-cell/>
          <table:table-cell table:formula="of:=([.D787]-[.A787])/0.0166667" office:value-type="float" office:value="-102.797794404411" calcext:value-type="float">
            <text:p>-102.797794404411</text:p>
          </table:table-cell>
          <table:table-cell table:formula="of:=ABS([.E787]-[.B787])/0.0166667" office:value-type="float" office:value="679.858640282721" calcext:value-type="float">
            <text:p>679.858640282721</text:p>
          </table:table-cell>
          <table:table-cell table:formula="of:=([.F787]-[.C787])/0.0166667" office:value-type="float" office:value="33.9059321881357" calcext:value-type="float">
            <text:p>33.9059321881357</text:p>
          </table:table-cell>
          <table:table-cell table:formula="of:=DEGREES(ATAN(ABS([.F787]-[.C787])/ABS([.E787]-[.B787])))" office:value-type="float" office:value="2.85509146479177" calcext:value-type="float">
            <text:p>2.85509146479177</text:p>
          </table:table-cell>
          <table:table-cell table:formula="of:=SQRT(POWER([.H787];2)+POWER([.I787];2)+POWER([.J787];2))" office:value-type="float" office:value="688.421941500289" calcext:value-type="float">
            <text:p>688.421941500289</text:p>
          </table:table-cell>
        </table:table-row>
        <table:table-row table:style-name="ro1">
          <table:table-cell office:value-type="float" office:value="74.8054" calcext:value-type="float">
            <text:p>74.8054</text:p>
          </table:table-cell>
          <table:table-cell office:value-type="float" office:value="276.813" calcext:value-type="float">
            <text:p>276.813</text:p>
          </table:table-cell>
          <table:table-cell office:value-type="float" office:value="44.501" calcext:value-type="float">
            <text:p>44.501</text:p>
          </table:table-cell>
          <table:table-cell office:value-type="float" office:value="73.745" calcext:value-type="float">
            <text:p>73.745</text:p>
          </table:table-cell>
          <table:table-cell office:value-type="float" office:value="265.344" calcext:value-type="float">
            <text:p>265.344</text:p>
          </table:table-cell>
          <table:table-cell office:value-type="float" office:value="45.3149" calcext:value-type="float">
            <text:p>45.3149</text:p>
          </table:table-cell>
          <table:table-cell/>
          <table:table-cell table:formula="of:=([.D788]-[.A788])/0.0166667" office:value-type="float" office:value="-63.6238727522546" calcext:value-type="float">
            <text:p>-63.6238727522546</text:p>
          </table:table-cell>
          <table:table-cell table:formula="of:=ABS([.E788]-[.B788])/0.0166667" office:value-type="float" office:value="688.138623722752" calcext:value-type="float">
            <text:p>688.138623722752</text:p>
          </table:table-cell>
          <table:table-cell table:formula="of:=([.F788]-[.C788])/0.0166667" office:value-type="float" office:value="48.8339023321956" calcext:value-type="float">
            <text:p>48.8339023321956</text:p>
          </table:table-cell>
          <table:table-cell table:formula="of:=DEGREES(ATAN(ABS([.F788]-[.C788])/ABS([.E788]-[.B788])))" office:value-type="float" office:value="4.05920205488359" calcext:value-type="float">
            <text:p>4.05920205488359</text:p>
          </table:table-cell>
          <table:table-cell table:formula="of:=SQRT(POWER([.H788];2)+POWER([.I788];2)+POWER([.J788];2))" office:value-type="float" office:value="692.796876912728" calcext:value-type="float">
            <text:p>692.796876912728</text:p>
          </table:table-cell>
        </table:table-row>
        <table:table-row table:style-name="ro1">
          <table:table-cell office:value-type="float" office:value="72.2884" calcext:value-type="float">
            <text:p>72.2884</text:p>
          </table:table-cell>
          <table:table-cell office:value-type="float" office:value="272.686" calcext:value-type="float">
            <text:p>272.686</text:p>
          </table:table-cell>
          <table:table-cell office:value-type="float" office:value="44.9162" calcext:value-type="float">
            <text:p>44.9162</text:p>
          </table:table-cell>
          <table:table-cell office:value-type="float" office:value="70.5676" calcext:value-type="float">
            <text:p>70.5676</text:p>
          </table:table-cell>
          <table:table-cell office:value-type="float" office:value="262.49" calcext:value-type="float">
            <text:p>262.49</text:p>
          </table:table-cell>
          <table:table-cell office:value-type="float" office:value="45.5511" calcext:value-type="float">
            <text:p>45.5511</text:p>
          </table:table-cell>
          <table:table-cell/>
          <table:table-cell table:formula="of:=([.D789]-[.A789])/0.0166667" office:value-type="float" office:value="-103.247793504413" calcext:value-type="float">
            <text:p>-103.247793504413</text:p>
          </table:table-cell>
          <table:table-cell table:formula="of:=ABS([.E789]-[.B789])/0.0166667" office:value-type="float" office:value="611.758776482445" calcext:value-type="float">
            <text:p>611.758776482445</text:p>
          </table:table-cell>
          <table:table-cell table:formula="of:=([.F789]-[.C789])/0.0166667" office:value-type="float" office:value="38.0939238121521" calcext:value-type="float">
            <text:p>38.0939238121521</text:p>
          </table:table-cell>
          <table:table-cell table:formula="of:=DEGREES(ATAN(ABS([.F789]-[.C789])/ABS([.E789]-[.B789])))" office:value-type="float" office:value="3.56317989351228" calcext:value-type="float">
            <text:p>3.56317989351228</text:p>
          </table:table-cell>
          <table:table-cell table:formula="of:=SQRT(POWER([.H789];2)+POWER([.I789];2)+POWER([.J789];2))" office:value-type="float" office:value="621.578679250048" calcext:value-type="float">
            <text:p>621.578679250048</text:p>
          </table:table-cell>
        </table:table-row>
        <table:table-row table:style-name="ro1">
          <table:table-cell office:value-type="float" office:value="73.294" calcext:value-type="float">
            <text:p>73.294</text:p>
          </table:table-cell>
          <table:table-cell office:value-type="float" office:value="275.353" calcext:value-type="float">
            <text:p>275.353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71.5398" calcext:value-type="float">
            <text:p>71.5398</text:p>
          </table:table-cell>
          <table:table-cell office:value-type="float" office:value="267.603" calcext:value-type="float">
            <text:p>267.603</text:p>
          </table:table-cell>
          <table:table-cell office:value-type="float" office:value="44.981" calcext:value-type="float">
            <text:p>44.981</text:p>
          </table:table-cell>
          <table:table-cell/>
          <table:table-cell table:formula="of:=([.D790]-[.A790])/0.0166667" office:value-type="float" office:value="-105.251789496421" calcext:value-type="float">
            <text:p>-105.251789496421</text:p>
          </table:table-cell>
          <table:table-cell table:formula="of:=ABS([.E790]-[.B790])/0.0166667" office:value-type="float" office:value="464.99907000186" calcext:value-type="float">
            <text:p>464.99907000186</text:p>
          </table:table-cell>
          <table:table-cell table:formula="of:=([.F790]-[.C790])/0.0166667" office:value-type="float" office:value="14.417971164058" calcext:value-type="float">
            <text:p>14.417971164058</text:p>
          </table:table-cell>
          <table:table-cell table:formula="of:=DEGREES(ATAN(ABS([.F790]-[.C790])/ABS([.E790]-[.B790])))" office:value-type="float" office:value="1.77596982178114" calcext:value-type="float">
            <text:p>1.77596982178114</text:p>
          </table:table-cell>
          <table:table-cell table:formula="of:=SQRT(POWER([.H790];2)+POWER([.I790];2)+POWER([.J790];2))" office:value-type="float" office:value="476.980033321397" calcext:value-type="float">
            <text:p>476.980033321397</text:p>
          </table:table-cell>
        </table:table-row>
        <table:table-row table:style-name="ro1">
          <table:table-cell office:value-type="float" office:value="73.7803" calcext:value-type="float">
            <text:p>73.7803</text:p>
          </table:table-cell>
          <table:table-cell office:value-type="float" office:value="272.948" calcext:value-type="float">
            <text:p>272.948</text:p>
          </table:table-cell>
          <table:table-cell office:value-type="float" office:value="44.3687" calcext:value-type="float">
            <text:p>44.3687</text:p>
          </table:table-cell>
          <table:table-cell office:value-type="float" office:value="72.5109" calcext:value-type="float">
            <text:p>72.5109</text:p>
          </table:table-cell>
          <table:table-cell office:value-type="float" office:value="262.885" calcext:value-type="float">
            <text:p>262.885</text:p>
          </table:table-cell>
          <table:table-cell office:value-type="float" office:value="44.7465" calcext:value-type="float">
            <text:p>44.7465</text:p>
          </table:table-cell>
          <table:table-cell/>
          <table:table-cell table:formula="of:=([.D791]-[.A791])/0.0166667" office:value-type="float" office:value="-76.1638476723041" calcext:value-type="float">
            <text:p>-76.1638476723041</text:p>
          </table:table-cell>
          <table:table-cell table:formula="of:=ABS([.E791]-[.B791])/0.0166667" office:value-type="float" office:value="603.778792442414" calcext:value-type="float">
            <text:p>603.778792442414</text:p>
          </table:table-cell>
          <table:table-cell table:formula="of:=([.F791]-[.C791])/0.0166667" office:value-type="float" office:value="22.6679546640907" calcext:value-type="float">
            <text:p>22.6679546640907</text:p>
          </table:table-cell>
          <table:table-cell table:formula="of:=DEGREES(ATAN(ABS([.F791]-[.C791])/ABS([.E791]-[.B791])))" office:value-type="float" office:value="2.15007292327378" calcext:value-type="float">
            <text:p>2.15007292327378</text:p>
          </table:table-cell>
          <table:table-cell table:formula="of:=SQRT(POWER([.H791];2)+POWER([.I791];2)+POWER([.J791];2))" office:value-type="float" office:value="608.985712528729" calcext:value-type="float">
            <text:p>608.985712528729</text:p>
          </table:table-cell>
        </table:table-row>
        <table:table-row table:style-name="ro1">
          <table:table-cell office:value-type="float" office:value="74.536" calcext:value-type="float">
            <text:p>74.536</text:p>
          </table:table-cell>
          <table:table-cell office:value-type="float" office:value="274.331" calcext:value-type="float">
            <text:p>274.331</text:p>
          </table:table-cell>
          <table:table-cell office:value-type="float" office:value="44.1456" calcext:value-type="float">
            <text:p>44.1456</text:p>
          </table:table-cell>
          <table:table-cell office:value-type="float" office:value="73.4921" calcext:value-type="float">
            <text:p>73.4921</text:p>
          </table:table-cell>
          <table:table-cell office:value-type="float" office:value="264.209" calcext:value-type="float">
            <text:p>264.209</text:p>
          </table:table-cell>
          <table:table-cell office:value-type="float" office:value="44.7691" calcext:value-type="float">
            <text:p>44.7691</text:p>
          </table:table-cell>
          <table:table-cell/>
          <table:table-cell table:formula="of:=([.D792]-[.A792])/0.0166667" office:value-type="float" office:value="-62.633874732251" calcext:value-type="float">
            <text:p>-62.633874732251</text:p>
          </table:table-cell>
          <table:table-cell table:formula="of:=ABS([.E792]-[.B792])/0.0166667" office:value-type="float" office:value="607.31878536243" calcext:value-type="float">
            <text:p>607.31878536243</text:p>
          </table:table-cell>
          <table:table-cell table:formula="of:=([.F792]-[.C792])/0.0166667" office:value-type="float" office:value="37.4099251801496" calcext:value-type="float">
            <text:p>37.4099251801496</text:p>
          </table:table-cell>
          <table:table-cell table:formula="of:=DEGREES(ATAN(ABS([.F792]-[.C792])/ABS([.E792]-[.B792])))" office:value-type="float" office:value="3.52488024100965" calcext:value-type="float">
            <text:p>3.52488024100965</text:p>
          </table:table-cell>
          <table:table-cell table:formula="of:=SQRT(POWER([.H792];2)+POWER([.I792];2)+POWER([.J792];2))" office:value-type="float" office:value="611.685059340227" calcext:value-type="float">
            <text:p>611.685059340227</text:p>
          </table:table-cell>
        </table:table-row>
        <table:table-row table:style-name="ro1">
          <table:table-cell office:value-type="float" office:value="71.531" calcext:value-type="float">
            <text:p>71.531</text:p>
          </table:table-cell>
          <table:table-cell office:value-type="float" office:value="269.123" calcext:value-type="float">
            <text:p>269.123</text:p>
          </table:table-cell>
          <table:table-cell office:value-type="float" office:value="43.5185" calcext:value-type="float">
            <text:p>43.5185</text:p>
          </table:table-cell>
          <table:table-cell office:value-type="float" office:value="69.8443" calcext:value-type="float">
            <text:p>69.8443</text:p>
          </table:table-cell>
          <table:table-cell office:value-type="float" office:value="256.666" calcext:value-type="float">
            <text:p>256.666</text:p>
          </table:table-cell>
          <table:table-cell office:value-type="float" office:value="44.0914" calcext:value-type="float">
            <text:p>44.0914</text:p>
          </table:table-cell>
          <table:table-cell/>
          <table:table-cell table:formula="of:=([.D793]-[.A793])/0.0166667" office:value-type="float" office:value="-101.201797596405" calcext:value-type="float">
            <text:p>-101.201797596405</text:p>
          </table:table-cell>
          <table:table-cell table:formula="of:=ABS([.E793]-[.B793])/0.0166667" office:value-type="float" office:value="747.418505162989" calcext:value-type="float">
            <text:p>747.418505162989</text:p>
          </table:table-cell>
          <table:table-cell table:formula="of:=([.F793]-[.C793])/0.0166667" office:value-type="float" office:value="34.3739312521373" calcext:value-type="float">
            <text:p>34.3739312521373</text:p>
          </table:table-cell>
          <table:table-cell table:formula="of:=DEGREES(ATAN(ABS([.F793]-[.C793])/ABS([.E793]-[.B793])))" office:value-type="float" office:value="2.63318928102491" calcext:value-type="float">
            <text:p>2.63318928102491</text:p>
          </table:table-cell>
          <table:table-cell table:formula="of:=SQRT(POWER([.H793];2)+POWER([.I793];2)+POWER([.J793];2))" office:value-type="float" office:value="755.021716804588" calcext:value-type="float">
            <text:p>755.021716804588</text:p>
          </table:table-cell>
        </table:table-row>
        <table:table-row table:style-name="ro1">
          <table:table-cell office:value-type="float" office:value="73.2701" calcext:value-type="float">
            <text:p>73.2701</text:p>
          </table:table-cell>
          <table:table-cell office:value-type="float" office:value="271.952" calcext:value-type="float">
            <text:p>271.952</text:p>
          </table:table-cell>
          <table:table-cell office:value-type="float" office:value="42.8039" calcext:value-type="float">
            <text:p>42.8039</text:p>
          </table:table-cell>
          <table:table-cell office:value-type="float" office:value="71.766" calcext:value-type="float">
            <text:p>71.766</text:p>
          </table:table-cell>
          <table:table-cell office:value-type="float" office:value="260.721" calcext:value-type="float">
            <text:p>260.721</text:p>
          </table:table-cell>
          <table:table-cell office:value-type="float" office:value="42.9304" calcext:value-type="float">
            <text:p>42.9304</text:p>
          </table:table-cell>
          <table:table-cell/>
          <table:table-cell table:formula="of:=([.D794]-[.A794])/0.0166667" office:value-type="float" office:value="-90.2458195083606" calcext:value-type="float">
            <text:p>-90.2458195083606</text:p>
          </table:table-cell>
          <table:table-cell table:formula="of:=ABS([.E794]-[.B794])/0.0166667" office:value-type="float" office:value="673.858652282695" calcext:value-type="float">
            <text:p>673.858652282695</text:p>
          </table:table-cell>
          <table:table-cell table:formula="of:=([.F794]-[.C794])/0.0166667" office:value-type="float" office:value="7.58998482003036" calcext:value-type="float">
            <text:p>7.58998482003036</text:p>
          </table:table-cell>
          <table:table-cell table:formula="of:=DEGREES(ATAN(ABS([.F794]-[.C794])/ABS([.E794]-[.B794])))" office:value-type="float" office:value="0.645321843804362" calcext:value-type="float">
            <text:p>0.645321843804362</text:p>
          </table:table-cell>
          <table:table-cell table:formula="of:=SQRT(POWER([.H794];2)+POWER([.I794];2)+POWER([.J794];2))" office:value-type="float" office:value="679.917200153485" calcext:value-type="float">
            <text:p>679.917200153485</text:p>
          </table:table-cell>
        </table:table-row>
        <table:table-row table:style-name="ro1">
          <table:table-cell office:value-type="float" office:value="73.014" calcext:value-type="float">
            <text:p>73.014</text:p>
          </table:table-cell>
          <table:table-cell office:value-type="float" office:value="270.793" calcext:value-type="float">
            <text:p>270.793</text:p>
          </table:table-cell>
          <table:table-cell office:value-type="float" office:value="42.2531" calcext:value-type="float">
            <text:p>42.2531</text:p>
          </table:table-cell>
          <table:table-cell office:value-type="float" office:value="71.5156" calcext:value-type="float">
            <text:p>71.5156</text:p>
          </table:table-cell>
          <table:table-cell office:value-type="float" office:value="259.673" calcext:value-type="float">
            <text:p>259.673</text:p>
          </table:table-cell>
          <table:table-cell office:value-type="float" office:value="41.8999" calcext:value-type="float">
            <text:p>41.8999</text:p>
          </table:table-cell>
          <table:table-cell/>
          <table:table-cell table:formula="of:=([.D795]-[.A795])/0.0166667" office:value-type="float" office:value="-89.903820192359" calcext:value-type="float">
            <text:p>-89.903820192359</text:p>
          </table:table-cell>
          <table:table-cell table:formula="of:=ABS([.E795]-[.B795])/0.0166667" office:value-type="float" office:value="667.198665602669" calcext:value-type="float">
            <text:p>667.198665602669</text:p>
          </table:table-cell>
          <table:table-cell table:formula="of:=([.F795]-[.C795])/0.0166667" office:value-type="float" office:value="-21.1919576160848" calcext:value-type="float">
            <text:p>-21.1919576160848</text:p>
          </table:table-cell>
          <table:table-cell table:formula="of:=DEGREES(ATAN(ABS([.F795]-[.C795])/ABS([.E795]-[.B795])))" office:value-type="float" office:value="1.81925072273926" calcext:value-type="float">
            <text:p>1.81925072273926</text:p>
          </table:table-cell>
          <table:table-cell table:formula="of:=SQRT(POWER([.H795];2)+POWER([.I795];2)+POWER([.J795];2))" office:value-type="float" office:value="673.56206494633" calcext:value-type="float">
            <text:p>673.56206494633</text:p>
          </table:table-cell>
        </table:table-row>
        <table:table-row table:style-name="ro1">
          <table:table-cell office:value-type="float" office:value="73.7538" calcext:value-type="float">
            <text:p>73.7538</text:p>
          </table:table-cell>
          <table:table-cell office:value-type="float" office:value="269.591" calcext:value-type="float">
            <text:p>269.591</text:p>
          </table:table-cell>
          <table:table-cell office:value-type="float" office:value="42.4407" calcext:value-type="float">
            <text:p>42.4407</text:p>
          </table:table-cell>
          <table:table-cell office:value-type="float" office:value="72.725" calcext:value-type="float">
            <text:p>72.725</text:p>
          </table:table-cell>
          <table:table-cell office:value-type="float" office:value="257.345" calcext:value-type="float">
            <text:p>257.345</text:p>
          </table:table-cell>
          <table:table-cell office:value-type="float" office:value="42.5169" calcext:value-type="float">
            <text:p>42.5169</text:p>
          </table:table-cell>
          <table:table-cell/>
          <table:table-cell table:formula="of:=([.D796]-[.A796])/0.0166667" office:value-type="float" office:value="-61.7278765442472" calcext:value-type="float">
            <text:p>-61.7278765442472</text:p>
          </table:table-cell>
          <table:table-cell table:formula="of:=ABS([.E796]-[.B796])/0.0166667" office:value-type="float" office:value="734.758530482938" calcext:value-type="float">
            <text:p>734.758530482938</text:p>
          </table:table-cell>
          <table:table-cell table:formula="of:=([.F796]-[.C796])/0.0166667" office:value-type="float" office:value="4.57199085601829" calcext:value-type="float">
            <text:p>4.57199085601829</text:p>
          </table:table-cell>
          <table:table-cell table:formula="of:=DEGREES(ATAN(ABS([.F796]-[.C796])/ABS([.E796]-[.B796])))" office:value-type="float" office:value="0.356514947925843" calcext:value-type="float">
            <text:p>0.356514947925843</text:p>
          </table:table-cell>
          <table:table-cell table:formula="of:=SQRT(POWER([.H796];2)+POWER([.I796];2)+POWER([.J796];2))" office:value-type="float" office:value="737.361059427806" calcext:value-type="float">
            <text:p>737.361059427806</text:p>
          </table:table-cell>
        </table:table-row>
        <table:table-row table:style-name="ro1">
          <table:table-cell office:value-type="float" office:value="74.8014" calcext:value-type="float">
            <text:p>74.8014</text:p>
          </table:table-cell>
          <table:table-cell office:value-type="float" office:value="277.199" calcext:value-type="float">
            <text:p>277.199</text:p>
          </table:table-cell>
          <table:table-cell office:value-type="float" office:value="42.6981" calcext:value-type="float">
            <text:p>42.6981</text:p>
          </table:table-cell>
          <table:table-cell office:value-type="float" office:value="73.5" calcext:value-type="float">
            <text:p>73.5</text:p>
          </table:table-cell>
          <table:table-cell office:value-type="float" office:value="268.329" calcext:value-type="float">
            <text:p>268.329</text:p>
          </table:table-cell>
          <table:table-cell office:value-type="float" office:value="42.4022" calcext:value-type="float">
            <text:p>42.4022</text:p>
          </table:table-cell>
          <table:table-cell/>
          <table:table-cell table:formula="of:=([.D797]-[.A797])/0.0166667" office:value-type="float" office:value="-78.0838438323124" calcext:value-type="float">
            <text:p>-78.0838438323124</text:p>
          </table:table-cell>
          <table:table-cell table:formula="of:=ABS([.E797]-[.B797])/0.0166667" office:value-type="float" office:value="532.198935602129" calcext:value-type="float">
            <text:p>532.198935602129</text:p>
          </table:table-cell>
          <table:table-cell table:formula="of:=([.F797]-[.C797])/0.0166667" office:value-type="float" office:value="-17.7539644920708" calcext:value-type="float">
            <text:p>-17.7539644920708</text:p>
          </table:table-cell>
          <table:table-cell table:formula="of:=DEGREES(ATAN(ABS([.F797]-[.C797])/ABS([.E797]-[.B797])))" office:value-type="float" office:value="1.91065797589885" calcext:value-type="float">
            <text:p>1.91065797589885</text:p>
          </table:table-cell>
          <table:table-cell table:formula="of:=SQRT(POWER([.H797];2)+POWER([.I797];2)+POWER([.J797];2))" office:value-type="float" office:value="538.18955487714" calcext:value-type="float">
            <text:p>538.18955487714</text:p>
          </table:table-cell>
        </table:table-row>
        <table:table-row table:style-name="ro1">
          <table:table-cell office:value-type="float" office:value="75.0532" calcext:value-type="float">
            <text:p>75.0532</text:p>
          </table:table-cell>
          <table:table-cell office:value-type="float" office:value="277.223" calcext:value-type="float">
            <text:p>277.223</text:p>
          </table:table-cell>
          <table:table-cell office:value-type="float" office:value="42.692" calcext:value-type="float">
            <text:p>42.692</text:p>
          </table:table-cell>
          <table:table-cell office:value-type="float" office:value="74.2345" calcext:value-type="float">
            <text:p>74.2345</text:p>
          </table:table-cell>
          <table:table-cell office:value-type="float" office:value="267.145" calcext:value-type="float">
            <text:p>267.145</text:p>
          </table:table-cell>
          <table:table-cell office:value-type="float" office:value="42.5876" calcext:value-type="float">
            <text:p>42.5876</text:p>
          </table:table-cell>
          <table:table-cell/>
          <table:table-cell table:formula="of:=([.D798]-[.A798])/0.0166667" office:value-type="float" office:value="-49.1219017561969" calcext:value-type="float">
            <text:p>-49.1219017561969</text:p>
          </table:table-cell>
          <table:table-cell table:formula="of:=ABS([.E798]-[.B798])/0.0166667" office:value-type="float" office:value="604.678790642421" calcext:value-type="float">
            <text:p>604.678790642421</text:p>
          </table:table-cell>
          <table:table-cell table:formula="of:=([.F798]-[.C798])/0.0166667" office:value-type="float" office:value="-6.26398747202495" calcext:value-type="float">
            <text:p>-6.26398747202495</text:p>
          </table:table-cell>
          <table:table-cell table:formula="of:=DEGREES(ATAN(ABS([.F798]-[.C798])/ABS([.E798]-[.B798])))" office:value-type="float" office:value="0.593517108981106" calcext:value-type="float">
            <text:p>0.593517108981106</text:p>
          </table:table-cell>
          <table:table-cell table:formula="of:=SQRT(POWER([.H798];2)+POWER([.I798];2)+POWER([.J798];2))" office:value-type="float" office:value="606.703089347644" calcext:value-type="float">
            <text:p>606.703089347644</text:p>
          </table:table-cell>
        </table:table-row>
        <table:table-row table:style-name="ro1">
          <table:table-cell office:value-type="float" office:value="74.4896" calcext:value-type="float">
            <text:p>74.4896</text:p>
          </table:table-cell>
          <table:table-cell office:value-type="float" office:value="268.389" calcext:value-type="float">
            <text:p>268.389</text:p>
          </table:table-cell>
          <table:table-cell office:value-type="float" office:value="42.6283" calcext:value-type="float">
            <text:p>42.6283</text:p>
          </table:table-cell>
          <table:table-cell office:value-type="float" office:value="73.4491" calcext:value-type="float">
            <text:p>73.4491</text:p>
          </table:table-cell>
          <table:table-cell office:value-type="float" office:value="257.432" calcext:value-type="float">
            <text:p>257.432</text:p>
          </table:table-cell>
          <table:table-cell office:value-type="float" office:value="42.4956" calcext:value-type="float">
            <text:p>42.4956</text:p>
          </table:table-cell>
          <table:table-cell/>
          <table:table-cell table:formula="of:=([.D799]-[.A799])/0.0166667" office:value-type="float" office:value="-62.4298751402494" calcext:value-type="float">
            <text:p>-62.4298751402494</text:p>
          </table:table-cell>
          <table:table-cell table:formula="of:=ABS([.E799]-[.B799])/0.0166667" office:value-type="float" office:value="657.418685162629" calcext:value-type="float">
            <text:p>657.418685162629</text:p>
          </table:table-cell>
          <table:table-cell table:formula="of:=([.F799]-[.C799])/0.0166667" office:value-type="float" office:value="-7.96198407603184" calcext:value-type="float">
            <text:p>-7.96198407603184</text:p>
          </table:table-cell>
          <table:table-cell table:formula="of:=DEGREES(ATAN(ABS([.F799]-[.C799])/ABS([.E799]-[.B799])))" office:value-type="float" office:value="0.693874075143601" calcext:value-type="float">
            <text:p>0.693874075143601</text:p>
          </table:table-cell>
          <table:table-cell table:formula="of:=SQRT(POWER([.H799];2)+POWER([.I799];2)+POWER([.J799];2))" office:value-type="float" office:value="660.424265227599" calcext:value-type="float">
            <text:p>660.424265227599</text:p>
          </table:table-cell>
        </table:table-row>
        <table:table-row table:style-name="ro1">
          <table:table-cell office:value-type="float" office:value="74.2963" calcext:value-type="float">
            <text:p>74.2963</text:p>
          </table:table-cell>
          <table:table-cell office:value-type="float" office:value="277.25" calcext:value-type="float">
            <text:p>277.25</text:p>
          </table:table-cell>
          <table:table-cell office:value-type="float" office:value="42.1957" calcext:value-type="float">
            <text:p>42.1957</text:p>
          </table:table-cell>
          <table:table-cell office:value-type="float" office:value="72.9986" calcext:value-type="float">
            <text:p>72.9986</text:p>
          </table:table-cell>
          <table:table-cell office:value-type="float" office:value="267.149" calcext:value-type="float">
            <text:p>267.149</text:p>
          </table:table-cell>
          <table:table-cell office:value-type="float" office:value="41.8644" calcext:value-type="float">
            <text:p>41.8644</text:p>
          </table:table-cell>
          <table:table-cell/>
          <table:table-cell table:formula="of:=([.D800]-[.A800])/0.0166667" office:value-type="float" office:value="-77.8618442763118" calcext:value-type="float">
            <text:p>-77.8618442763118</text:p>
          </table:table-cell>
          <table:table-cell table:formula="of:=ABS([.E800]-[.B800])/0.0166667" office:value-type="float" office:value="606.058787882424" calcext:value-type="float">
            <text:p>606.058787882424</text:p>
          </table:table-cell>
          <table:table-cell table:formula="of:=([.F800]-[.C800])/0.0166667" office:value-type="float" office:value="-19.8779602440794" calcext:value-type="float">
            <text:p>-19.8779602440794</text:p>
          </table:table-cell>
          <table:table-cell table:formula="of:=DEGREES(ATAN(ABS([.F800]-[.C800])/ABS([.E800]-[.B800])))" office:value-type="float" office:value="1.87855553286837" calcext:value-type="float">
            <text:p>1.87855553286837</text:p>
          </table:table-cell>
          <table:table-cell table:formula="of:=SQRT(POWER([.H800];2)+POWER([.I800];2)+POWER([.J800];2))" office:value-type="float" office:value="611.363111797798" calcext:value-type="float">
            <text:p>611.363111797798</text:p>
          </table:table-cell>
        </table:table-row>
        <table:table-row table:style-name="ro1">
          <table:table-cell office:value-type="float" office:value="73.2733" calcext:value-type="float">
            <text:p>73.2733</text:p>
          </table:table-cell>
          <table:table-cell office:value-type="float" office:value="273.301" calcext:value-type="float">
            <text:p>273.301</text:p>
          </table:table-cell>
          <table:table-cell office:value-type="float" office:value="42.3402" calcext:value-type="float">
            <text:p>42.3402</text:p>
          </table:table-cell>
          <table:table-cell office:value-type="float" office:value="71.7628" calcext:value-type="float">
            <text:p>71.7628</text:p>
          </table:table-cell>
          <table:table-cell office:value-type="float" office:value="262.049" calcext:value-type="float">
            <text:p>262.049</text:p>
          </table:table-cell>
          <table:table-cell office:value-type="float" office:value="42.2284" calcext:value-type="float">
            <text:p>42.2284</text:p>
          </table:table-cell>
          <table:table-cell/>
          <table:table-cell table:formula="of:=([.D801]-[.A801])/0.0166667" office:value-type="float" office:value="-90.629818740363" calcext:value-type="float">
            <text:p>-90.629818740363</text:p>
          </table:table-cell>
          <table:table-cell table:formula="of:=ABS([.E801]-[.B801])/0.0166667" office:value-type="float" office:value="675.118649762701" calcext:value-type="float">
            <text:p>675.118649762701</text:p>
          </table:table-cell>
          <table:table-cell table:formula="of:=([.F801]-[.C801])/0.0166667" office:value-type="float" office:value="-6.70798658402697" calcext:value-type="float">
            <text:p>-6.70798658402697</text:p>
          </table:table-cell>
          <table:table-cell table:formula="of:=DEGREES(ATAN(ABS([.F801]-[.C801])/ABS([.E801]-[.B801])))" office:value-type="float" office:value="0.569272783828055" calcext:value-type="float">
            <text:p>0.569272783828055</text:p>
          </table:table-cell>
          <table:table-cell table:formula="of:=SQRT(POWER([.H801];2)+POWER([.I801];2)+POWER([.J801];2))" office:value-type="float" office:value="681.207716035524" calcext:value-type="float">
            <text:p>681.207716035524</text:p>
          </table:table-cell>
        </table:table-row>
        <table:table-row table:style-name="ro1">
          <table:table-cell office:value-type="float" office:value="71.5169" calcext:value-type="float">
            <text:p>71.5169</text:p>
          </table:table-cell>
          <table:table-cell office:value-type="float" office:value="279.862" calcext:value-type="float">
            <text:p>279.862</text:p>
          </table:table-cell>
          <table:table-cell office:value-type="float" office:value="40.5479" calcext:value-type="float">
            <text:p>40.5479</text:p>
          </table:table-cell>
          <table:table-cell office:value-type="float" office:value="70.0309" calcext:value-type="float">
            <text:p>70.0309</text:p>
          </table:table-cell>
          <table:table-cell office:value-type="float" office:value="266.978" calcext:value-type="float">
            <text:p>266.978</text:p>
          </table:table-cell>
          <table:table-cell office:value-type="float" office:value="40.6952" calcext:value-type="float">
            <text:p>40.6952</text:p>
          </table:table-cell>
          <table:table-cell/>
          <table:table-cell table:formula="of:=([.D802]-[.A802])/0.0166667" office:value-type="float" office:value="-89.1598216803569" calcext:value-type="float">
            <text:p>-89.1598216803569</text:p>
          </table:table-cell>
          <table:table-cell table:formula="of:=ABS([.E802]-[.B802])/0.0166667" office:value-type="float" office:value="773.038453923093" calcext:value-type="float">
            <text:p>773.038453923093</text:p>
          </table:table-cell>
          <table:table-cell table:formula="of:=([.F802]-[.C802])/0.0166667" office:value-type="float" office:value="8.83798232403543" calcext:value-type="float">
            <text:p>8.83798232403543</text:p>
          </table:table-cell>
          <table:table-cell table:formula="of:=DEGREES(ATAN(ABS([.F802]-[.C802])/ABS([.E802]-[.B802])))" office:value-type="float" office:value="0.655021781961196" calcext:value-type="float">
            <text:p>0.655021781961196</text:p>
          </table:table-cell>
          <table:table-cell table:formula="of:=SQRT(POWER([.H802];2)+POWER([.I802];2)+POWER([.J802];2))" office:value-type="float" office:value="778.213360832002" calcext:value-type="float">
            <text:p>778.213360832002</text:p>
          </table:table-cell>
        </table:table-row>
        <table:table-row table:style-name="ro1">
          <table:table-cell office:value-type="float" office:value="73.5417" calcext:value-type="float">
            <text:p>73.5417</text:p>
          </table:table-cell>
          <table:table-cell office:value-type="float" office:value="278.692" calcext:value-type="float">
            <text:p>278.692</text:p>
          </table:table-cell>
          <table:table-cell office:value-type="float" office:value="40.97" calcext:value-type="float">
            <text:p>40.97</text:p>
          </table:table-cell>
          <table:table-cell office:value-type="float" office:value="72.7414" calcext:value-type="float">
            <text:p>72.7414</text:p>
          </table:table-cell>
          <table:table-cell office:value-type="float" office:value="264.756" calcext:value-type="float">
            <text:p>264.756</text:p>
          </table:table-cell>
          <table:table-cell office:value-type="float" office:value="41.2846" calcext:value-type="float">
            <text:p>41.2846</text:p>
          </table:table-cell>
          <table:table-cell/>
          <table:table-cell table:formula="of:=([.D803]-[.A803])/0.0166667" office:value-type="float" office:value="-48.0179039641925" calcext:value-type="float">
            <text:p>-48.0179039641925</text:p>
          </table:table-cell>
          <table:table-cell table:formula="of:=ABS([.E803]-[.B803])/0.0166667" office:value-type="float" office:value="836.158327683347" calcext:value-type="float">
            <text:p>836.158327683347</text:p>
          </table:table-cell>
          <table:table-cell table:formula="of:=([.F803]-[.C803])/0.0166667" office:value-type="float" office:value="18.8759622480754" calcext:value-type="float">
            <text:p>18.8759622480754</text:p>
          </table:table-cell>
          <table:table-cell table:formula="of:=DEGREES(ATAN(ABS([.F803]-[.C803])/ABS([.E803]-[.B803])))" office:value-type="float" office:value="1.29321119391728" calcext:value-type="float">
            <text:p>1.29321119391728</text:p>
          </table:table-cell>
          <table:table-cell table:formula="of:=SQRT(POWER([.H803];2)+POWER([.I803];2)+POWER([.J803];2))" office:value-type="float" office:value="837.748631754249" calcext:value-type="float">
            <text:p>837.748631754249</text:p>
          </table:table-cell>
        </table:table-row>
        <table:table-row table:style-name="ro1">
          <table:table-cell office:value-type="float" office:value="73.0569" calcext:value-type="float">
            <text:p>73.0569</text:p>
          </table:table-cell>
          <table:table-cell office:value-type="float" office:value="283.762" calcext:value-type="float">
            <text:p>283.762</text:p>
          </table:table-cell>
          <table:table-cell office:value-type="float" office:value="41.421" calcext:value-type="float">
            <text:p>41.421</text:p>
          </table:table-cell>
          <table:table-cell office:value-type="float" office:value="71.5205" calcext:value-type="float">
            <text:p>71.5205</text:p>
          </table:table-cell>
          <table:table-cell office:value-type="float" office:value="270.69" calcext:value-type="float">
            <text:p>270.69</text:p>
          </table:table-cell>
          <table:table-cell office:value-type="float" office:value="41.7906" calcext:value-type="float">
            <text:p>41.7906</text:p>
          </table:table-cell>
          <table:table-cell/>
          <table:table-cell table:formula="of:=([.D804]-[.A804])/0.0166667" office:value-type="float" office:value="-92.1838156323688" calcext:value-type="float">
            <text:p>-92.1838156323688</text:p>
          </table:table-cell>
          <table:table-cell table:formula="of:=ABS([.E804]-[.B804])/0.0166667" office:value-type="float" office:value="784.318431363138" calcext:value-type="float">
            <text:p>784.318431363138</text:p>
          </table:table-cell>
          <table:table-cell table:formula="of:=([.F804]-[.C804])/0.0166667" office:value-type="float" office:value="22.1759556480886" calcext:value-type="float">
            <text:p>22.1759556480886</text:p>
          </table:table-cell>
          <table:table-cell table:formula="of:=DEGREES(ATAN(ABS([.F804]-[.C804])/ABS([.E804]-[.B804])))" office:value-type="float" office:value="1.6195593461184" calcext:value-type="float">
            <text:p>1.6195593461184</text:p>
          </table:table-cell>
          <table:table-cell table:formula="of:=SQRT(POWER([.H804];2)+POWER([.I804];2)+POWER([.J804];2))" office:value-type="float" office:value="790.028499896922" calcext:value-type="float">
            <text:p>790.028499896922</text:p>
          </table:table-cell>
        </table:table-row>
        <table:table-row table:style-name="ro1">
          <table:table-cell office:value-type="float" office:value="75.3582" calcext:value-type="float">
            <text:p>75.3582</text:p>
          </table:table-cell>
          <table:table-cell office:value-type="float" office:value="283.805" calcext:value-type="float">
            <text:p>283.805</text:p>
          </table:table-cell>
          <table:table-cell office:value-type="float" office:value="42.1518" calcext:value-type="float">
            <text:p>42.1518</text:p>
          </table:table-cell>
          <table:table-cell office:value-type="float" office:value="74.2865" calcext:value-type="float">
            <text:p>74.2865</text:p>
          </table:table-cell>
          <table:table-cell office:value-type="float" office:value="276.073" calcext:value-type="float">
            <text:p>276.073</text:p>
          </table:table-cell>
          <table:table-cell office:value-type="float" office:value="41.6362" calcext:value-type="float">
            <text:p>41.6362</text:p>
          </table:table-cell>
          <table:table-cell/>
          <table:table-cell table:formula="of:=([.D805]-[.A805])/0.0166667" office:value-type="float" office:value="-64.3018713962568" calcext:value-type="float">
            <text:p>-64.3018713962568</text:p>
          </table:table-cell>
          <table:table-cell table:formula="of:=ABS([.E805]-[.B805])/0.0166667" office:value-type="float" office:value="463.919072161857" calcext:value-type="float">
            <text:p>463.919072161857</text:p>
          </table:table-cell>
          <table:table-cell table:formula="of:=([.F805]-[.C805])/0.0166667" office:value-type="float" office:value="-30.9359381281237" calcext:value-type="float">
            <text:p>-30.9359381281237</text:p>
          </table:table-cell>
          <table:table-cell table:formula="of:=DEGREES(ATAN(ABS([.F805]-[.C805])/ABS([.E805]-[.B805])))" office:value-type="float" office:value="3.8150584899736" calcext:value-type="float">
            <text:p>3.8150584899736</text:p>
          </table:table-cell>
          <table:table-cell table:formula="of:=SQRT(POWER([.H805];2)+POWER([.I805];2)+POWER([.J805];2))" office:value-type="float" office:value="469.37476332718" calcext:value-type="float">
            <text:p>469.37476332718</text:p>
          </table:table-cell>
        </table:table-row>
        <table:table-row table:style-name="ro1">
          <table:table-cell office:value-type="float" office:value="75.0447" calcext:value-type="float">
            <text:p>75.0447</text:p>
          </table:table-cell>
          <table:table-cell office:value-type="float" office:value="275.802" calcext:value-type="float">
            <text:p>275.802</text:p>
          </table:table-cell>
          <table:table-cell office:value-type="float" office:value="43.4143" calcext:value-type="float">
            <text:p>43.4143</text:p>
          </table:table-cell>
          <table:table-cell office:value-type="float" office:value="73.9905" calcext:value-type="float">
            <text:p>73.9905</text:p>
          </table:table-cell>
          <table:table-cell office:value-type="float" office:value="266.973" calcext:value-type="float">
            <text:p>266.973</text:p>
          </table:table-cell>
          <table:table-cell office:value-type="float" office:value="43.3507" calcext:value-type="float">
            <text:p>43.3507</text:p>
          </table:table-cell>
          <table:table-cell/>
          <table:table-cell table:formula="of:=([.D806]-[.A806])/0.0166667" office:value-type="float" office:value="-63.2518734962535" calcext:value-type="float">
            <text:p>-63.2518734962535</text:p>
          </table:table-cell>
          <table:table-cell table:formula="of:=ABS([.E806]-[.B806])/0.0166667" office:value-type="float" office:value="529.738940522119" calcext:value-type="float">
            <text:p>529.738940522119</text:p>
          </table:table-cell>
          <table:table-cell table:formula="of:=([.F806]-[.C806])/0.0166667" office:value-type="float" office:value="-3.8159923680149" calcext:value-type="float">
            <text:p>-3.8159923680149</text:p>
          </table:table-cell>
          <table:table-cell table:formula="of:=DEGREES(ATAN(ABS([.F806]-[.C806])/ABS([.E806]-[.B806])))" office:value-type="float" office:value="0.412724946046897" calcext:value-type="float">
            <text:p>0.412724946046897</text:p>
          </table:table-cell>
          <table:table-cell table:formula="of:=SQRT(POWER([.H806];2)+POWER([.I806];2)+POWER([.J806];2))" office:value-type="float" office:value="533.51542283615" calcext:value-type="float">
            <text:p>533.51542283615</text:p>
          </table:table-cell>
        </table:table-row>
        <table:table-row table:style-name="ro1">
          <table:table-cell office:value-type="float" office:value="74.5267" calcext:value-type="float">
            <text:p>74.5267</text:p>
          </table:table-cell>
          <table:table-cell office:value-type="float" office:value="273.138" calcext:value-type="float">
            <text:p>273.138</text:p>
          </table:table-cell>
          <table:table-cell office:value-type="float" office:value="43.8384" calcext:value-type="float">
            <text:p>43.8384</text:p>
          </table:table-cell>
          <table:table-cell office:value-type="float" office:value="73.4774" calcext:value-type="float">
            <text:p>73.4774</text:p>
          </table:table-cell>
          <table:table-cell office:value-type="float" office:value="261.945" calcext:value-type="float">
            <text:p>261.945</text:p>
          </table:table-cell>
          <table:table-cell office:value-type="float" office:value="43.922" calcext:value-type="float">
            <text:p>43.922</text:p>
          </table:table-cell>
          <table:table-cell/>
          <table:table-cell table:formula="of:=([.D807]-[.A807])/0.0166667" office:value-type="float" office:value="-62.957874084252" calcext:value-type="float">
            <text:p>-62.957874084252</text:p>
          </table:table-cell>
          <table:table-cell table:formula="of:=ABS([.E807]-[.B807])/0.0166667" office:value-type="float" office:value="671.578656842685" calcext:value-type="float">
            <text:p>671.578656842685</text:p>
          </table:table-cell>
          <table:table-cell table:formula="of:=([.F807]-[.C807])/0.0166667" office:value-type="float" office:value="5.01598996801989" calcext:value-type="float">
            <text:p>5.01598996801989</text:p>
          </table:table-cell>
          <table:table-cell table:formula="of:=DEGREES(ATAN(ABS([.F807]-[.C807])/ABS([.E807]-[.B807])))" office:value-type="float" office:value="0.427931573407151" calcext:value-type="float">
            <text:p>0.427931573407151</text:p>
          </table:table-cell>
          <table:table-cell table:formula="of:=SQRT(POWER([.H807];2)+POWER([.I807];2)+POWER([.J807];2))" office:value-type="float" office:value="674.541878900927" calcext:value-type="float">
            <text:p>674.541878900927</text:p>
          </table:table-cell>
        </table:table-row>
        <table:table-row table:style-name="ro1">
          <table:table-cell office:value-type="float" office:value="75.3059" calcext:value-type="float">
            <text:p>75.3059</text:p>
          </table:table-cell>
          <table:table-cell office:value-type="float" office:value="277.136" calcext:value-type="float">
            <text:p>277.136</text:p>
          </table:table-cell>
          <table:table-cell office:value-type="float" office:value="43.202" calcext:value-type="float">
            <text:p>43.202</text:p>
          </table:table-cell>
          <table:table-cell office:value-type="float" office:value="74.2368" calcext:value-type="float">
            <text:p>74.2368</text:p>
          </table:table-cell>
          <table:table-cell office:value-type="float" office:value="267" calcext:value-type="float">
            <text:p>267</text:p>
          </table:table-cell>
          <table:table-cell office:value-type="float" office:value="43.344" calcext:value-type="float">
            <text:p>43.344</text:p>
          </table:table-cell>
          <table:table-cell/>
          <table:table-cell table:formula="of:=([.D808]-[.A808])/0.0166667" office:value-type="float" office:value="-64.1458717082561" calcext:value-type="float">
            <text:p>-64.1458717082561</text:p>
          </table:table-cell>
          <table:table-cell table:formula="of:=ABS([.E808]-[.B808])/0.0166667" office:value-type="float" office:value="608.158783682434" calcext:value-type="float">
            <text:p>608.158783682434</text:p>
          </table:table-cell>
          <table:table-cell table:formula="of:=([.F808]-[.C808])/0.0166667" office:value-type="float" office:value="8.51998296003426" calcext:value-type="float">
            <text:p>8.51998296003426</text:p>
          </table:table-cell>
          <table:table-cell table:formula="of:=DEGREES(ATAN(ABS([.F808]-[.C808])/ABS([.E808]-[.B808])))" office:value-type="float" office:value="0.802631065709946" calcext:value-type="float">
            <text:p>0.802631065709946</text:p>
          </table:table-cell>
          <table:table-cell table:formula="of:=SQRT(POWER([.H808];2)+POWER([.I808];2)+POWER([.J808];2))" office:value-type="float" office:value="611.591684980224" calcext:value-type="float">
            <text:p>611.591684980224</text:p>
          </table:table-cell>
        </table:table-row>
        <table:table-row table:style-name="ro1">
          <table:table-cell office:value-type="float" office:value="74.5422" calcext:value-type="float">
            <text:p>74.5422</text:p>
          </table:table-cell>
          <table:table-cell office:value-type="float" office:value="275.805" calcext:value-type="float">
            <text:p>275.805</text:p>
          </table:table-cell>
          <table:table-cell office:value-type="float" office:value="43.17" calcext:value-type="float">
            <text:p>43.17</text:p>
          </table:table-cell>
          <table:table-cell office:value-type="float" office:value="73.4802" calcext:value-type="float">
            <text:p>73.4802</text:p>
          </table:table-cell>
          <table:table-cell office:value-type="float" office:value="263.277" calcext:value-type="float">
            <text:p>263.277</text:p>
          </table:table-cell>
          <table:table-cell office:value-type="float" office:value="43.2227" calcext:value-type="float">
            <text:p>43.2227</text:p>
          </table:table-cell>
          <table:table-cell/>
          <table:table-cell table:formula="of:=([.D809]-[.A809])/0.0166667" office:value-type="float" office:value="-63.7198725602547" calcext:value-type="float">
            <text:p>-63.7198725602547</text:p>
          </table:table-cell>
          <table:table-cell table:formula="of:=ABS([.E809]-[.B809])/0.0166667" office:value-type="float" office:value="751.678496643008" calcext:value-type="float">
            <text:p>751.678496643008</text:p>
          </table:table-cell>
          <table:table-cell table:formula="of:=([.F809]-[.C809])/0.0166667" office:value-type="float" office:value="3.16199367601274" calcext:value-type="float">
            <text:p>3.16199367601274</text:p>
          </table:table-cell>
          <table:table-cell table:formula="of:=DEGREES(ATAN(ABS([.F809]-[.C809])/ABS([.E809]-[.B809])))" office:value-type="float" office:value="0.241017701970799" calcext:value-type="float">
            <text:p>0.241017701970799</text:p>
          </table:table-cell>
          <table:table-cell table:formula="of:=SQRT(POWER([.H809];2)+POWER([.I809];2)+POWER([.J809];2))" office:value-type="float" office:value="754.381059331817" calcext:value-type="float">
            <text:p>754.381059331817</text:p>
          </table:table-cell>
        </table:table-row>
        <table:table-row table:style-name="ro1">
          <table:table-cell office:value-type="float" office:value="74.0075" calcext:value-type="float">
            <text:p>74.0075</text:p>
          </table:table-cell>
          <table:table-cell office:value-type="float" office:value="269.263" calcext:value-type="float">
            <text:p>269.263</text:p>
          </table:table-cell>
          <table:table-cell office:value-type="float" office:value="44.2082" calcext:value-type="float">
            <text:p>44.2082</text:p>
          </table:table-cell>
          <table:table-cell office:value-type="float" office:value="72.9801" calcext:value-type="float">
            <text:p>72.9801</text:p>
          </table:table-cell>
          <table:table-cell office:value-type="float" office:value="258.189" calcext:value-type="float">
            <text:p>258.189</text:p>
          </table:table-cell>
          <table:table-cell office:value-type="float" office:value="44.5323" calcext:value-type="float">
            <text:p>44.5323</text:p>
          </table:table-cell>
          <table:table-cell/>
          <table:table-cell table:formula="of:=([.D810]-[.A810])/0.0166667" office:value-type="float" office:value="-61.6438767122466" calcext:value-type="float">
            <text:p>-61.6438767122466</text:p>
          </table:table-cell>
          <table:table-cell table:formula="of:=ABS([.E810]-[.B810])/0.0166667" office:value-type="float" office:value="664.438671122655" calcext:value-type="float">
            <text:p>664.438671122655</text:p>
          </table:table-cell>
          <table:table-cell table:formula="of:=([.F810]-[.C810])/0.0166667" office:value-type="float" office:value="19.4459611080779" calcext:value-type="float">
            <text:p>19.4459611080779</text:p>
          </table:table-cell>
          <table:table-cell table:formula="of:=DEGREES(ATAN(ABS([.F810]-[.C810])/ABS([.E810]-[.B810])))" office:value-type="float" office:value="1.67638278751373" calcext:value-type="float">
            <text:p>1.67638278751373</text:p>
          </table:table-cell>
          <table:table-cell table:formula="of:=SQRT(POWER([.H810];2)+POWER([.I810];2)+POWER([.J810];2))" office:value-type="float" office:value="667.575359508401" calcext:value-type="float">
            <text:p>667.575359508401</text:p>
          </table:table-cell>
        </table:table-row>
        <table:table-row table:style-name="ro1">
          <table:table-cell office:value-type="float" office:value="74.2942" calcext:value-type="float">
            <text:p>74.2942</text:p>
          </table:table-cell>
          <table:table-cell office:value-type="float" office:value="275.566" calcext:value-type="float">
            <text:p>275.566</text:p>
          </table:table-cell>
          <table:table-cell office:value-type="float" office:value="44.2028" calcext:value-type="float">
            <text:p>44.2028</text:p>
          </table:table-cell>
          <table:table-cell office:value-type="float" office:value="73.0032" calcext:value-type="float">
            <text:p>73.0032</text:p>
          </table:table-cell>
          <table:table-cell office:value-type="float" office:value="264.146" calcext:value-type="float">
            <text:p>264.146</text:p>
          </table:table-cell>
          <table:table-cell office:value-type="float" office:value="44.7835" calcext:value-type="float">
            <text:p>44.7835</text:p>
          </table:table-cell>
          <table:table-cell/>
          <table:table-cell table:formula="of:=([.D811]-[.A811])/0.0166667" office:value-type="float" office:value="-77.4598450803097" calcext:value-type="float">
            <text:p>-77.4598450803097</text:p>
          </table:table-cell>
          <table:table-cell table:formula="of:=ABS([.E811]-[.B811])/0.0166667" office:value-type="float" office:value="685.198629602738" calcext:value-type="float">
            <text:p>685.198629602738</text:p>
          </table:table-cell>
          <table:table-cell table:formula="of:=([.F811]-[.C811])/0.0166667" office:value-type="float" office:value="34.8419303161394" calcext:value-type="float">
            <text:p>34.8419303161394</text:p>
          </table:table-cell>
          <table:table-cell table:formula="of:=DEGREES(ATAN(ABS([.F811]-[.C811])/ABS([.E811]-[.B811])))" office:value-type="float" office:value="2.91094808830925" calcext:value-type="float">
            <text:p>2.91094808830925</text:p>
          </table:table-cell>
          <table:table-cell table:formula="of:=SQRT(POWER([.H811];2)+POWER([.I811];2)+POWER([.J811];2))" office:value-type="float" office:value="690.442720084361" calcext:value-type="float">
            <text:p>690.442720084361</text:p>
          </table:table-cell>
        </table:table-row>
        <table:table-row table:style-name="ro1">
          <table:table-cell office:value-type="float" office:value="73.0256" calcext:value-type="float">
            <text:p>73.0256</text:p>
          </table:table-cell>
          <table:table-cell office:value-type="float" office:value="270.29" calcext:value-type="float">
            <text:p>270.29</text:p>
          </table:table-cell>
          <table:table-cell office:value-type="float" office:value="44.791" calcext:value-type="float">
            <text:p>44.791</text:p>
          </table:table-cell>
          <table:table-cell office:value-type="float" office:value="71.5372" calcext:value-type="float">
            <text:p>71.5372</text:p>
          </table:table-cell>
          <table:table-cell office:value-type="float" office:value="257.868" calcext:value-type="float">
            <text:p>257.868</text:p>
          </table:table-cell>
          <table:table-cell office:value-type="float" office:value="45.3146" calcext:value-type="float">
            <text:p>45.3146</text:p>
          </table:table-cell>
          <table:table-cell/>
          <table:table-cell table:formula="of:=([.D812]-[.A812])/0.0166667" office:value-type="float" office:value="-89.3038213923571" calcext:value-type="float">
            <text:p>-89.3038213923571</text:p>
          </table:table-cell>
          <table:table-cell table:formula="of:=ABS([.E812]-[.B812])/0.0166667" office:value-type="float" office:value="745.318509362983" calcext:value-type="float">
            <text:p>745.318509362983</text:p>
          </table:table-cell>
          <table:table-cell table:formula="of:=([.F812]-[.C812])/0.0166667" office:value-type="float" office:value="31.4159371681258" calcext:value-type="float">
            <text:p>31.4159371681258</text:p>
          </table:table-cell>
          <table:table-cell table:formula="of:=DEGREES(ATAN(ABS([.F812]-[.C812])/ABS([.E812]-[.B812])))" office:value-type="float" office:value="2.41364691199724" calcext:value-type="float">
            <text:p>2.41364691199724</text:p>
          </table:table-cell>
          <table:table-cell table:formula="of:=SQRT(POWER([.H812];2)+POWER([.I812];2)+POWER([.J812];2))" office:value-type="float" office:value="751.306737639487" calcext:value-type="float">
            <text:p>751.306737639487</text:p>
          </table:table-cell>
        </table:table-row>
        <table:table-row table:style-name="ro1">
          <table:table-cell office:value-type="float" office:value="75.0471" calcext:value-type="float">
            <text:p>75.0471</text:p>
          </table:table-cell>
          <table:table-cell office:value-type="float" office:value="275.536" calcext:value-type="float">
            <text:p>275.536</text:p>
          </table:table-cell>
          <table:table-cell office:value-type="float" office:value="44.6963" calcext:value-type="float">
            <text:p>44.6963</text:p>
          </table:table-cell>
          <table:table-cell office:value-type="float" office:value="73.7563" calcext:value-type="float">
            <text:p>73.7563</text:p>
          </table:table-cell>
          <table:table-cell office:value-type="float" office:value="267.864" calcext:value-type="float">
            <text:p>267.864</text:p>
          </table:table-cell>
          <table:table-cell office:value-type="float" office:value="44.9195" calcext:value-type="float">
            <text:p>44.9195</text:p>
          </table:table-cell>
          <table:table-cell/>
          <table:table-cell table:formula="of:=([.D813]-[.A813])/0.0166667" office:value-type="float" office:value="-77.4478451043101" calcext:value-type="float">
            <text:p>-77.4478451043101</text:p>
          </table:table-cell>
          <table:table-cell table:formula="of:=ABS([.E813]-[.B813])/0.0166667" office:value-type="float" office:value="460.319079361843" calcext:value-type="float">
            <text:p>460.319079361843</text:p>
          </table:table-cell>
          <table:table-cell table:formula="of:=([.F813]-[.C813])/0.0166667" office:value-type="float" office:value="13.3919732160535" calcext:value-type="float">
            <text:p>13.3919732160535</text:p>
          </table:table-cell>
          <table:table-cell table:formula="of:=DEGREES(ATAN(ABS([.F813]-[.C813])/ABS([.E813]-[.B813])))" office:value-type="float" office:value="1.66642489788324" calcext:value-type="float">
            <text:p>1.66642489788324</text:p>
          </table:table-cell>
          <table:table-cell table:formula="of:=SQRT(POWER([.H813];2)+POWER([.I813];2)+POWER([.J813];2))" office:value-type="float" office:value="466.9809080492" calcext:value-type="float">
            <text:p>466.9809080492</text:p>
          </table:table-cell>
        </table:table-row>
        <table:table-row table:style-name="ro1">
          <table:table-cell office:value-type="float" office:value="74.5194" calcext:value-type="float">
            <text:p>74.5194</text:p>
          </table:table-cell>
          <table:table-cell office:value-type="float" office:value="271.788" calcext:value-type="float">
            <text:p>271.788</text:p>
          </table:table-cell>
          <table:table-cell office:value-type="float" office:value="44.297" calcext:value-type="float">
            <text:p>44.297</text:p>
          </table:table-cell>
          <table:table-cell office:value-type="float" office:value="73.2371" calcext:value-type="float">
            <text:p>73.2371</text:p>
          </table:table-cell>
          <table:table-cell office:value-type="float" office:value="261.773" calcext:value-type="float">
            <text:p>261.773</text:p>
          </table:table-cell>
          <table:table-cell office:value-type="float" office:value="44.6756" calcext:value-type="float">
            <text:p>44.6756</text:p>
          </table:table-cell>
          <table:table-cell/>
          <table:table-cell table:formula="of:=([.D814]-[.A814])/0.0166667" office:value-type="float" office:value="-76.9378461243081" calcext:value-type="float">
            <text:p>-76.9378461243081</text:p>
          </table:table-cell>
          <table:table-cell table:formula="of:=ABS([.E814]-[.B814])/0.0166667" office:value-type="float" office:value="600.898798202403" calcext:value-type="float">
            <text:p>600.898798202403</text:p>
          </table:table-cell>
          <table:table-cell table:formula="of:=([.F814]-[.C814])/0.0166667" office:value-type="float" office:value="22.7159545680912" calcext:value-type="float">
            <text:p>22.7159545680912</text:p>
          </table:table-cell>
          <table:table-cell table:formula="of:=DEGREES(ATAN(ABS([.F814]-[.C814])/ABS([.E814]-[.B814])))" office:value-type="float" office:value="2.16493835458698" calcext:value-type="float">
            <text:p>2.16493835458698</text:p>
          </table:table-cell>
          <table:table-cell table:formula="of:=SQRT(POWER([.H814];2)+POWER([.I814];2)+POWER([.J814];2))" office:value-type="float" office:value="606.229999620012" calcext:value-type="float">
            <text:p>606.229999620012</text:p>
          </table:table-cell>
        </table:table-row>
        <table:table-row table:style-name="ro1">
          <table:table-cell office:value-type="float" office:value="74.0213" calcext:value-type="float">
            <text:p>74.0213</text:p>
          </table:table-cell>
          <table:table-cell office:value-type="float" office:value="271.786" calcext:value-type="float">
            <text:p>271.786</text:p>
          </table:table-cell>
          <table:table-cell office:value-type="float" office:value="44.0557" calcext:value-type="float">
            <text:p>44.0557</text:p>
          </table:table-cell>
          <table:table-cell office:value-type="float" office:value="72.5041" calcext:value-type="float">
            <text:p>72.5041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44.6471" calcext:value-type="float">
            <text:p>44.6471</text:p>
          </table:table-cell>
          <table:table-cell/>
          <table:table-cell table:formula="of:=([.D815]-[.A815])/0.0166667" office:value-type="float" office:value="-91.0318179363643" calcext:value-type="float">
            <text:p>-91.0318179363643</text:p>
          </table:table-cell>
          <table:table-cell table:formula="of:=ABS([.E815]-[.B815])/0.0166667" office:value-type="float" office:value="677.878644242712" calcext:value-type="float">
            <text:p>677.878644242712</text:p>
          </table:table-cell>
          <table:table-cell table:formula="of:=([.F815]-[.C815])/0.0166667" office:value-type="float" office:value="35.4839290321419" calcext:value-type="float">
            <text:p>35.4839290321419</text:p>
          </table:table-cell>
          <table:table-cell table:formula="of:=DEGREES(ATAN(ABS([.F815]-[.C815])/ABS([.E815]-[.B815])))" office:value-type="float" office:value="2.99644415830964" calcext:value-type="float">
            <text:p>2.99644415830964</text:p>
          </table:table-cell>
          <table:table-cell table:formula="of:=SQRT(POWER([.H815];2)+POWER([.I815];2)+POWER([.J815];2))" office:value-type="float" office:value="684.883462653826" calcext:value-type="float">
            <text:p>684.883462653826</text:p>
          </table:table-cell>
        </table:table-row>
        <table:table-row table:style-name="ro1">
          <table:table-cell office:value-type="float" office:value="73.5251" calcext:value-type="float">
            <text:p>73.5251</text:p>
          </table:table-cell>
          <table:table-cell office:value-type="float" office:value="271.683" calcext:value-type="float">
            <text:p>271.683</text:p>
          </table:table-cell>
          <table:table-cell office:value-type="float" office:value="44.3228" calcext:value-type="float">
            <text:p>44.3228</text:p>
          </table:table-cell>
          <table:table-cell office:value-type="float" office:value="72.5054" calcext:value-type="float">
            <text:p>72.5054</text:p>
          </table:table-cell>
          <table:table-cell office:value-type="float" office:value="260.447" calcext:value-type="float">
            <text:p>260.447</text:p>
          </table:table-cell>
          <table:table-cell office:value-type="float" office:value="44.894" calcext:value-type="float">
            <text:p>44.894</text:p>
          </table:table-cell>
          <table:table-cell/>
          <table:table-cell table:formula="of:=([.D816]-[.A816])/0.0166667" office:value-type="float" office:value="-61.1818776362447" calcext:value-type="float">
            <text:p>-61.1818776362447</text:p>
          </table:table-cell>
          <table:table-cell table:formula="of:=ABS([.E816]-[.B816])/0.0166667" office:value-type="float" office:value="674.158651682696" calcext:value-type="float">
            <text:p>674.158651682696</text:p>
          </table:table-cell>
          <table:table-cell table:formula="of:=([.F816]-[.C816])/0.0166667" office:value-type="float" office:value="34.2719314561369" calcext:value-type="float">
            <text:p>34.2719314561369</text:p>
          </table:table-cell>
          <table:table-cell table:formula="of:=DEGREES(ATAN(ABS([.F816]-[.C816])/ABS([.E816]-[.B816])))" office:value-type="float" office:value="2.91021714263663" calcext:value-type="float">
            <text:p>2.91021714263663</text:p>
          </table:table-cell>
          <table:table-cell table:formula="of:=SQRT(POWER([.H816];2)+POWER([.I816];2)+POWER([.J816];2))" office:value-type="float" office:value="677.796189923978" calcext:value-type="float">
            <text:p>677.796189923978</text:p>
          </table:table-cell>
        </table:table-row>
        <table:table-row table:style-name="ro1">
          <table:table-cell office:value-type="float" office:value="73.521" calcext:value-type="float">
            <text:p>73.521</text:p>
          </table:table-cell>
          <table:table-cell office:value-type="float" office:value="270.346" calcext:value-type="float">
            <text:p>270.346</text:p>
          </table:table-cell>
          <table:table-cell office:value-type="float" office:value="44.7777" calcext:value-type="float">
            <text:p>44.7777</text:p>
          </table:table-cell>
          <table:table-cell office:value-type="float" office:value="72.5026" calcext:value-type="float">
            <text:p>72.5026</text:p>
          </table:table-cell>
          <table:table-cell office:value-type="float" office:value="257.941" calcext:value-type="float">
            <text:p>257.941</text:p>
          </table:table-cell>
          <table:table-cell office:value-type="float" office:value="45.5329" calcext:value-type="float">
            <text:p>45.5329</text:p>
          </table:table-cell>
          <table:table-cell/>
          <table:table-cell table:formula="of:=([.D817]-[.A817])/0.0166667" office:value-type="float" office:value="-61.1038777922444" calcext:value-type="float">
            <text:p>-61.1038777922444</text:p>
          </table:table-cell>
          <table:table-cell table:formula="of:=ABS([.E817]-[.B817])/0.0166667" office:value-type="float" office:value="744.298511402979" calcext:value-type="float">
            <text:p>744.298511402979</text:p>
          </table:table-cell>
          <table:table-cell table:formula="of:=([.F817]-[.C817])/0.0166667" office:value-type="float" office:value="45.311909376181" calcext:value-type="float">
            <text:p>45.311909376181</text:p>
          </table:table-cell>
          <table:table-cell table:formula="of:=DEGREES(ATAN(ABS([.F817]-[.C817])/ABS([.E817]-[.B817])))" office:value-type="float" office:value="3.48379166259574" calcext:value-type="float">
            <text:p>3.48379166259574</text:p>
          </table:table-cell>
          <table:table-cell table:formula="of:=SQRT(POWER([.H817];2)+POWER([.I817];2)+POWER([.J817];2))" office:value-type="float" office:value="748.175866417285" calcext:value-type="float">
            <text:p>748.175866417285</text:p>
          </table:table-cell>
        </table:table-row>
        <table:table-row table:style-name="ro1">
          <table:table-cell office:value-type="float" office:value="73.7763" calcext:value-type="float">
            <text:p>73.7763</text:p>
          </table:table-cell>
          <table:table-cell office:value-type="float" office:value="271.559" calcext:value-type="float">
            <text:p>271.559</text:p>
          </table:table-cell>
          <table:table-cell office:value-type="float" office:value="45.0773" calcext:value-type="float">
            <text:p>45.0773</text:p>
          </table:table-cell>
          <table:table-cell office:value-type="float" office:value="72.5148" calcext:value-type="float">
            <text:p>72.5148</text:p>
          </table:table-cell>
          <table:table-cell office:value-type="float" office:value="262.741" calcext:value-type="float">
            <text:p>262.741</text:p>
          </table:table-cell>
          <table:table-cell office:value-type="float" office:value="45.4933" calcext:value-type="float">
            <text:p>45.4933</text:p>
          </table:table-cell>
          <table:table-cell/>
          <table:table-cell table:formula="of:=([.D818]-[.A818])/0.0166667" office:value-type="float" office:value="-75.6898486203035" calcext:value-type="float">
            <text:p>-75.6898486203035</text:p>
          </table:table-cell>
          <table:table-cell table:formula="of:=ABS([.E818]-[.B818])/0.0166667" office:value-type="float" office:value="529.078941842119" calcext:value-type="float">
            <text:p>529.078941842119</text:p>
          </table:table-cell>
          <table:table-cell table:formula="of:=([.F818]-[.C818])/0.0166667" office:value-type="float" office:value="24.9599500800996" calcext:value-type="float">
            <text:p>24.9599500800996</text:p>
          </table:table-cell>
          <table:table-cell table:formula="of:=DEGREES(ATAN(ABS([.F818]-[.C818])/ABS([.E818]-[.B818])))" office:value-type="float" office:value="2.7009963090869" calcext:value-type="float">
            <text:p>2.7009963090869</text:p>
          </table:table-cell>
          <table:table-cell table:formula="of:=SQRT(POWER([.H818];2)+POWER([.I818];2)+POWER([.J818];2))" office:value-type="float" office:value="535.048109045291" calcext:value-type="float">
            <text:p>535.048109045291</text:p>
          </table:table-cell>
        </table:table-row>
        <table:table-row table:style-name="ro1">
          <table:table-cell office:value-type="float" office:value="73.783" calcext:value-type="float">
            <text:p>73.783</text:p>
          </table:table-cell>
          <table:table-cell office:value-type="float" office:value="272.801" calcext:value-type="float">
            <text:p>272.801</text:p>
          </table:table-cell>
          <table:table-cell office:value-type="float" office:value="45.1309" calcext:value-type="float">
            <text:p>45.1309</text:p>
          </table:table-cell>
          <table:table-cell office:value-type="float" office:value="72.5161" calcext:value-type="float">
            <text:p>72.5161</text:p>
          </table:table-cell>
          <table:table-cell office:value-type="float" office:value="262.695" calcext:value-type="float">
            <text:p>262.695</text:p>
          </table:table-cell>
          <table:table-cell office:value-type="float" office:value="45.7417" calcext:value-type="float">
            <text:p>45.7417</text:p>
          </table:table-cell>
          <table:table-cell/>
          <table:table-cell table:formula="of:=([.D819]-[.A819])/0.0166667" office:value-type="float" office:value="-76.0138479723045" calcext:value-type="float">
            <text:p>-76.0138479723045</text:p>
          </table:table-cell>
          <table:table-cell table:formula="of:=ABS([.E819]-[.B819])/0.0166667" office:value-type="float" office:value="606.358787282425" calcext:value-type="float">
            <text:p>606.358787282425</text:p>
          </table:table-cell>
          <table:table-cell table:formula="of:=([.F819]-[.C819])/0.0166667" office:value-type="float" office:value="36.6479267041469" calcext:value-type="float">
            <text:p>36.6479267041469</text:p>
          </table:table-cell>
          <table:table-cell table:formula="of:=DEGREES(ATAN(ABS([.F819]-[.C819])/ABS([.E819]-[.B819])))" office:value-type="float" office:value="3.45871190375893" calcext:value-type="float">
            <text:p>3.45871190375893</text:p>
          </table:table-cell>
          <table:table-cell table:formula="of:=SQRT(POWER([.H819];2)+POWER([.I819];2)+POWER([.J819];2))" office:value-type="float" office:value="612.202707058604" calcext:value-type="float">
            <text:p>612.202707058604</text:p>
          </table:table-cell>
        </table:table-row>
        <table:table-row table:style-name="ro1">
          <table:table-cell office:value-type="float" office:value="74.0296" calcext:value-type="float">
            <text:p>74.0296</text:p>
          </table:table-cell>
          <table:table-cell office:value-type="float" office:value="272.984" calcext:value-type="float">
            <text:p>272.984</text:p>
          </table:table-cell>
          <table:table-cell office:value-type="float" office:value="44.3607" calcext:value-type="float">
            <text:p>44.3607</text:p>
          </table:table-cell>
          <table:table-cell office:value-type="float" office:value="72.5109" calcext:value-type="float">
            <text:p>72.5109</text:p>
          </table:table-cell>
          <table:table-cell office:value-type="float" office:value="262.875" calcext:value-type="float">
            <text:p>262.875</text:p>
          </table:table-cell>
          <table:table-cell office:value-type="float" office:value="44.7481" calcext:value-type="float">
            <text:p>44.7481</text:p>
          </table:table-cell>
          <table:table-cell/>
          <table:table-cell table:formula="of:=([.D820]-[.A820])/0.0166667" office:value-type="float" office:value="-91.1218177563642" calcext:value-type="float">
            <text:p>-91.1218177563642</text:p>
          </table:table-cell>
          <table:table-cell table:formula="of:=ABS([.E820]-[.B820])/0.0166667" office:value-type="float" office:value="606.538786922425" calcext:value-type="float">
            <text:p>606.538786922425</text:p>
          </table:table-cell>
          <table:table-cell table:formula="of:=([.F820]-[.C820])/0.0166667" office:value-type="float" office:value="23.2439535120929" calcext:value-type="float">
            <text:p>23.2439535120929</text:p>
          </table:table-cell>
          <table:table-cell table:formula="of:=DEGREES(ATAN(ABS([.F820]-[.C820])/ABS([.E820]-[.B820])))" office:value-type="float" office:value="2.19463138734449" calcext:value-type="float">
            <text:p>2.19463138734449</text:p>
          </table:table-cell>
          <table:table-cell table:formula="of:=SQRT(POWER([.H820];2)+POWER([.I820];2)+POWER([.J820];2))" office:value-type="float" office:value="613.785603519196" calcext:value-type="float">
            <text:p>613.785603519196</text:p>
          </table:table-cell>
        </table:table-row>
        <table:table-row table:style-name="ro1">
          <table:table-cell office:value-type="float" office:value="73.8421" calcext:value-type="float">
            <text:p>73.8421</text:p>
          </table:table-cell>
          <table:table-cell office:value-type="float" office:value="286.172" calcext:value-type="float">
            <text:p>286.172</text:p>
          </table:table-cell>
          <table:table-cell office:value-type="float" office:value="42.8091" calcext:value-type="float">
            <text:p>42.8091</text:p>
          </table:table-cell>
          <table:table-cell office:value-type="float" office:value="72.0375" calcext:value-type="float">
            <text:p>72.0375</text:p>
          </table:table-cell>
          <table:table-cell office:value-type="float" office:value="279.44" calcext:value-type="float">
            <text:p>279.44</text:p>
          </table:table-cell>
          <table:table-cell office:value-type="float" office:value="42.8696" calcext:value-type="float">
            <text:p>42.8696</text:p>
          </table:table-cell>
          <table:table-cell/>
          <table:table-cell table:formula="of:=([.D821]-[.A821])/0.0166667" office:value-type="float" office:value="-108.275783448434" calcext:value-type="float">
            <text:p>-108.275783448434</text:p>
          </table:table-cell>
          <table:table-cell table:formula="of:=ABS([.E821]-[.B821])/0.0166667" office:value-type="float" office:value="403.919192161617" calcext:value-type="float">
            <text:p>403.919192161617</text:p>
          </table:table-cell>
          <table:table-cell table:formula="of:=([.F821]-[.C821])/0.0166667" office:value-type="float" office:value="3.62999274001437" calcext:value-type="float">
            <text:p>3.62999274001437</text:p>
          </table:table-cell>
          <table:table-cell table:formula="of:=DEGREES(ATAN(ABS([.F821]-[.C821])/ABS([.E821]-[.B821])))" office:value-type="float" office:value="0.514899189554979" calcext:value-type="float">
            <text:p>0.514899189554979</text:p>
          </table:table-cell>
          <table:table-cell table:formula="of:=SQRT(POWER([.H821];2)+POWER([.I821];2)+POWER([.J821];2))" office:value-type="float" office:value="418.195571383962" calcext:value-type="float">
            <text:p>418.195571383962</text:p>
          </table:table-cell>
        </table:table-row>
        <table:table-row table:style-name="ro1">
          <table:table-cell office:value-type="float" office:value="73.0566" calcext:value-type="float">
            <text:p>73.0566</text:p>
          </table:table-cell>
          <table:table-cell office:value-type="float" office:value="282.235" calcext:value-type="float">
            <text:p>282.235</text:p>
          </table:table-cell>
          <table:table-cell office:value-type="float" office:value="42.4203" calcext:value-type="float">
            <text:p>42.4203</text:p>
          </table:table-cell>
          <table:table-cell office:value-type="float" office:value="71.528" calcext:value-type="float">
            <text:p>71.528</text:p>
          </table:table-cell>
          <table:table-cell office:value-type="float" office:value="271.734" calcext:value-type="float">
            <text:p>271.734</text:p>
          </table:table-cell>
          <table:table-cell office:value-type="float" office:value="42.855" calcext:value-type="float">
            <text:p>42.855</text:p>
          </table:table-cell>
          <table:table-cell/>
          <table:table-cell table:formula="of:=([.D822]-[.A822])/0.0166667" office:value-type="float" office:value="-91.7158165683667" calcext:value-type="float">
            <text:p>-91.7158165683667</text:p>
          </table:table-cell>
          <table:table-cell table:formula="of:=ABS([.E822]-[.B822])/0.0166667" office:value-type="float" office:value="630.058739882522" calcext:value-type="float">
            <text:p>630.058739882522</text:p>
          </table:table-cell>
          <table:table-cell table:formula="of:=([.F822]-[.C822])/0.0166667" office:value-type="float" office:value="26.0819478361043" calcext:value-type="float">
            <text:p>26.0819478361043</text:p>
          </table:table-cell>
          <table:table-cell table:formula="of:=DEGREES(ATAN(ABS([.F822]-[.C822])/ABS([.E822]-[.B822])))" office:value-type="float" office:value="2.37046596578759" calcext:value-type="float">
            <text:p>2.37046596578759</text:p>
          </table:table-cell>
          <table:table-cell table:formula="of:=SQRT(POWER([.H822];2)+POWER([.I822];2)+POWER([.J822];2))" office:value-type="float" office:value="637.233139999859" calcext:value-type="float">
            <text:p>637.233139999859</text:p>
          </table:table-cell>
        </table:table-row>
        <table:table-row table:style-name="ro1">
          <table:table-cell office:value-type="float" office:value="73.5686" calcext:value-type="float">
            <text:p>73.5686</text:p>
          </table:table-cell>
          <table:table-cell office:value-type="float" office:value="282.12" calcext:value-type="float">
            <text:p>282.12</text:p>
          </table:table-cell>
          <table:table-cell office:value-type="float" office:value="43.1888" calcext:value-type="float">
            <text:p>43.1888</text:p>
          </table:table-cell>
          <table:table-cell office:value-type="float" office:value="72.525" calcext:value-type="float">
            <text:p>72.525</text:p>
          </table:table-cell>
          <table:table-cell office:value-type="float" office:value="270.417" calcext:value-type="float">
            <text:p>270.417</text:p>
          </table:table-cell>
          <table:table-cell office:value-type="float" office:value="43.7941" calcext:value-type="float">
            <text:p>43.7941</text:p>
          </table:table-cell>
          <table:table-cell/>
          <table:table-cell table:formula="of:=([.D823]-[.A823])/0.0166667" office:value-type="float" office:value="-62.6158747682503" calcext:value-type="float">
            <text:p>-62.6158747682503</text:p>
          </table:table-cell>
          <table:table-cell table:formula="of:=ABS([.E823]-[.B823])/0.0166667" office:value-type="float" office:value="702.178595642811" calcext:value-type="float">
            <text:p>702.178595642811</text:p>
          </table:table-cell>
          <table:table-cell table:formula="of:=([.F823]-[.C823])/0.0166667" office:value-type="float" office:value="36.3179273641453" calcext:value-type="float">
            <text:p>36.3179273641453</text:p>
          </table:table-cell>
          <table:table-cell table:formula="of:=DEGREES(ATAN(ABS([.F823]-[.C823])/ABS([.E823]-[.B823])))" office:value-type="float" office:value="2.96080143741432" calcext:value-type="float">
            <text:p>2.96080143741432</text:p>
          </table:table-cell>
          <table:table-cell table:formula="of:=SQRT(POWER([.H823];2)+POWER([.I823];2)+POWER([.J823];2))" office:value-type="float" office:value="705.899794446726" calcext:value-type="float">
            <text:p>705.899794446726</text:p>
          </table:table-cell>
        </table:table-row>
        <table:table-row table:style-name="ro1">
          <table:table-cell office:value-type="float" office:value="73.5311" calcext:value-type="float">
            <text:p>73.5311</text:p>
          </table:table-cell>
          <table:table-cell office:value-type="float" office:value="272.916" calcext:value-type="float">
            <text:p>272.916</text:p>
          </table:table-cell>
          <table:table-cell office:value-type="float" office:value="44.376" calcext:value-type="float">
            <text:p>44.376</text:p>
          </table:table-cell>
          <table:table-cell office:value-type="float" office:value="72.513" calcext:value-type="float">
            <text:p>72.513</text:p>
          </table:table-cell>
          <table:table-cell office:value-type="float" office:value="264.119" calcext:value-type="float">
            <text:p>264.119</text:p>
          </table:table-cell>
          <table:table-cell office:value-type="float" office:value="44.5502" calcext:value-type="float">
            <text:p>44.5502</text:p>
          </table:table-cell>
          <table:table-cell/>
          <table:table-cell table:formula="of:=([.D824]-[.A824])/0.0166667" office:value-type="float" office:value="-61.0858778282437" calcext:value-type="float">
            <text:p>-61.0858778282437</text:p>
          </table:table-cell>
          <table:table-cell table:formula="of:=ABS([.E824]-[.B824])/0.0166667" office:value-type="float" office:value="527.818944362109" calcext:value-type="float">
            <text:p>527.818944362109</text:p>
          </table:table-cell>
          <table:table-cell table:formula="of:=([.F824]-[.C824])/0.0166667" office:value-type="float" office:value="10.4519790960418" calcext:value-type="float">
            <text:p>10.4519790960418</text:p>
          </table:table-cell>
          <table:table-cell table:formula="of:=DEGREES(ATAN(ABS([.F824]-[.C824])/ABS([.E824]-[.B824])))" office:value-type="float" office:value="1.13443452315815" calcext:value-type="float">
            <text:p>1.13443452315815</text:p>
          </table:table-cell>
          <table:table-cell table:formula="of:=SQRT(POWER([.H824];2)+POWER([.I824];2)+POWER([.J824];2))" office:value-type="float" office:value="531.444791454957" calcext:value-type="float">
            <text:p>531.444791454957</text:p>
          </table:table-cell>
        </table:table-row>
        <table:table-row table:style-name="ro1">
          <table:table-cell office:value-type="float" office:value="74.8043" calcext:value-type="float">
            <text:p>74.8043</text:p>
          </table:table-cell>
          <table:table-cell office:value-type="float" office:value="276.924" calcext:value-type="float">
            <text:p>276.924</text:p>
          </table:table-cell>
          <table:table-cell office:value-type="float" office:value="43.9866" calcext:value-type="float">
            <text:p>43.9866</text:p>
          </table:table-cell>
          <table:table-cell office:value-type="float" office:value="73.507" calcext:value-type="float">
            <text:p>73.507</text:p>
          </table:table-cell>
          <table:table-cell office:value-type="float" office:value="267.987" calcext:value-type="float">
            <text:p>267.987</text:p>
          </table:table-cell>
          <table:table-cell office:value-type="float" office:value="44.17" calcext:value-type="float">
            <text:p>44.17</text:p>
          </table:table-cell>
          <table:table-cell/>
          <table:table-cell table:formula="of:=([.D825]-[.A825])/0.0166667" office:value-type="float" office:value="-77.8378443243109" calcext:value-type="float">
            <text:p>-77.8378443243109</text:p>
          </table:table-cell>
          <table:table-cell table:formula="of:=ABS([.E825]-[.B825])/0.0166667" office:value-type="float" office:value="536.218927562142" calcext:value-type="float">
            <text:p>536.218927562142</text:p>
          </table:table-cell>
          <table:table-cell table:formula="of:=([.F825]-[.C825])/0.0166667" office:value-type="float" office:value="11.003977992044" calcext:value-type="float">
            <text:p>11.003977992044</text:p>
          </table:table-cell>
          <table:table-cell table:formula="of:=DEGREES(ATAN(ABS([.F825]-[.C825])/ABS([.E825]-[.B825])))" office:value-type="float" office:value="1.17562618936464" calcext:value-type="float">
            <text:p>1.17562618936464</text:p>
          </table:table-cell>
          <table:table-cell table:formula="of:=SQRT(POWER([.H825];2)+POWER([.I825];2)+POWER([.J825];2))" office:value-type="float" office:value="541.950695005181" calcext:value-type="float">
            <text:p>541.950695005181</text:p>
          </table:table-cell>
        </table:table-row>
        <table:table-row table:style-name="ro1">
          <table:table-cell office:value-type="float" office:value="74.273" calcext:value-type="float">
            <text:p>74.273</text:p>
          </table:table-cell>
          <table:table-cell office:value-type="float" office:value="271.606" calcext:value-type="float">
            <text:p>271.606</text:p>
          </table:table-cell>
          <table:table-cell office:value-type="float" office:value="45.0654" calcext:value-type="float">
            <text:p>45.0654</text:p>
          </table:table-cell>
          <table:table-cell office:value-type="float" office:value="73.4843" calcext:value-type="float">
            <text:p>73.4843</text:p>
          </table:table-cell>
          <table:table-cell office:value-type="float" office:value="261.624" calcext:value-type="float">
            <text:p>261.624</text:p>
          </table:table-cell>
          <table:table-cell office:value-type="float" office:value="45.6602" calcext:value-type="float">
            <text:p>45.6602</text:p>
          </table:table-cell>
          <table:table-cell/>
          <table:table-cell table:formula="of:=([.D826]-[.A826])/0.0166667" office:value-type="float" office:value="-47.3219053561888" calcext:value-type="float">
            <text:p>-47.3219053561888</text:p>
          </table:table-cell>
          <table:table-cell table:formula="of:=ABS([.E826]-[.B826])/0.0166667" office:value-type="float" office:value="598.918802162394" calcext:value-type="float">
            <text:p>598.918802162394</text:p>
          </table:table-cell>
          <table:table-cell table:formula="of:=([.F826]-[.C826])/0.0166667" office:value-type="float" office:value="35.6879286241431" calcext:value-type="float">
            <text:p>35.6879286241431</text:p>
          </table:table-cell>
          <table:table-cell table:formula="of:=DEGREES(ATAN(ABS([.F826]-[.C826])/ABS([.E826]-[.B826])))" office:value-type="float" office:value="3.41006618294283" calcext:value-type="float">
            <text:p>3.41006618294283</text:p>
          </table:table-cell>
          <table:table-cell table:formula="of:=SQRT(POWER([.H826];2)+POWER([.I826];2)+POWER([.J826];2))" office:value-type="float" office:value="601.844433852851" calcext:value-type="float">
            <text:p>601.844433852851</text:p>
          </table:table-cell>
        </table:table-row>
        <table:table-row table:style-name="ro1">
          <table:table-cell office:value-type="float" office:value="73.0485" calcext:value-type="float">
            <text:p>73.0485</text:p>
          </table:table-cell>
          <table:table-cell office:value-type="float" office:value="276.593" calcext:value-type="float">
            <text:p>276.593</text:p>
          </table:table-cell>
          <table:table-cell office:value-type="float" office:value="44.7996" calcext:value-type="float">
            <text:p>44.7996</text:p>
          </table:table-cell>
          <table:table-cell office:value-type="float" office:value="71.5405" calcext:value-type="float">
            <text:p>71.5405</text:p>
          </table:table-cell>
          <table:table-cell office:value-type="float" office:value="266.34" calcext:value-type="float">
            <text:p>266.34</text:p>
          </table:table-cell>
          <table:table-cell office:value-type="float" office:value="45.1791" calcext:value-type="float">
            <text:p>45.1791</text:p>
          </table:table-cell>
          <table:table-cell/>
          <table:table-cell table:formula="of:=([.D827]-[.A827])/0.0166667" office:value-type="float" office:value="-90.4798190403625" calcext:value-type="float">
            <text:p>-90.4798190403625</text:p>
          </table:table-cell>
          <table:table-cell table:formula="of:=ABS([.E827]-[.B827])/0.0166667" office:value-type="float" office:value="615.178769642463" calcext:value-type="float">
            <text:p>615.178769642463</text:p>
          </table:table-cell>
          <table:table-cell table:formula="of:=([.F827]-[.C827])/0.0166667" office:value-type="float" office:value="22.7699544600911" calcext:value-type="float">
            <text:p>22.7699544600911</text:p>
          </table:table-cell>
          <table:table-cell table:formula="of:=DEGREES(ATAN(ABS([.F827]-[.C827])/ABS([.E827]-[.B827])))" office:value-type="float" office:value="2.11975293179714" calcext:value-type="float">
            <text:p>2.11975293179714</text:p>
          </table:table-cell>
          <table:table-cell table:formula="of:=SQRT(POWER([.H827];2)+POWER([.I827];2)+POWER([.J827];2))" office:value-type="float" office:value="622.213779257987" calcext:value-type="float">
            <text:p>622.213779257987</text:p>
          </table:table-cell>
        </table:table-row>
        <table:table-row table:style-name="ro1">
          <table:table-cell office:value-type="float" office:value="70.0402" calcext:value-type="float">
            <text:p>70.0402</text:p>
          </table:table-cell>
          <table:table-cell office:value-type="float" office:value="277.407" calcext:value-type="float">
            <text:p>277.407</text:p>
          </table:table-cell>
          <table:table-cell office:value-type="float" office:value="45.448" calcext:value-type="float">
            <text:p>45.448</text:p>
          </table:table-cell>
          <table:table-cell office:value-type="float" office:value="69.085" calcext:value-type="float">
            <text:p>69.085</text:p>
          </table:table-cell>
          <table:table-cell office:value-type="float" office:value="267.184" calcext:value-type="float">
            <text:p>267.184</text:p>
          </table:table-cell>
          <table:table-cell office:value-type="float" office:value="45.5568" calcext:value-type="float">
            <text:p>45.5568</text:p>
          </table:table-cell>
          <table:table-cell/>
          <table:table-cell table:formula="of:=([.D828]-[.A828])/0.0166667" office:value-type="float" office:value="-57.3118853762295" calcext:value-type="float">
            <text:p>-57.3118853762295</text:p>
          </table:table-cell>
          <table:table-cell table:formula="of:=ABS([.E828]-[.B828])/0.0166667" office:value-type="float" office:value="613.378773242451" calcext:value-type="float">
            <text:p>613.378773242451</text:p>
          </table:table-cell>
          <table:table-cell table:formula="of:=([.F828]-[.C828])/0.0166667" office:value-type="float" office:value="6.52798694402625" calcext:value-type="float">
            <text:p>6.52798694402625</text:p>
          </table:table-cell>
          <table:table-cell table:formula="of:=DEGREES(ATAN(ABS([.F828]-[.C828])/ABS([.E828]-[.B828])))" office:value-type="float" office:value="0.609756966421683" calcext:value-type="float">
            <text:p>0.609756966421683</text:p>
          </table:table-cell>
          <table:table-cell table:formula="of:=SQRT(POWER([.H828];2)+POWER([.I828];2)+POWER([.J828];2))" office:value-type="float" office:value="616.085047930343" calcext:value-type="float">
            <text:p>616.085047930343</text:p>
          </table:table-cell>
        </table:table-row>
        <table:table-row table:style-name="ro1">
          <table:table-cell office:value-type="float" office:value="70.7908" calcext:value-type="float">
            <text:p>70.7908</text:p>
          </table:table-cell>
          <table:table-cell office:value-type="float" office:value="278.82" calcext:value-type="float">
            <text:p>278.82</text:p>
          </table:table-cell>
          <table:table-cell office:value-type="float" office:value="45.2255" calcext:value-type="float">
            <text:p>45.2255</text:p>
          </table:table-cell>
          <table:table-cell office:value-type="float" office:value="70.067" calcext:value-type="float">
            <text:p>70.067</text:p>
          </table:table-cell>
          <table:table-cell office:value-type="float" office:value="268.495" calcext:value-type="float">
            <text:p>268.495</text:p>
          </table:table-cell>
          <table:table-cell office:value-type="float" office:value="45.8313" calcext:value-type="float">
            <text:p>45.8313</text:p>
          </table:table-cell>
          <table:table-cell/>
          <table:table-cell table:formula="of:=([.D829]-[.A829])/0.0166667" office:value-type="float" office:value="-43.4279131441744" calcext:value-type="float">
            <text:p>-43.4279131441744</text:p>
          </table:table-cell>
          <table:table-cell table:formula="of:=ABS([.E829]-[.B829])/0.0166667" office:value-type="float" office:value="619.498761002477" calcext:value-type="float">
            <text:p>619.498761002477</text:p>
          </table:table-cell>
          <table:table-cell table:formula="of:=([.F829]-[.C829])/0.0166667" office:value-type="float" office:value="36.3479273041455" calcext:value-type="float">
            <text:p>36.3479273041455</text:p>
          </table:table-cell>
          <table:table-cell table:formula="of:=DEGREES(ATAN(ABS([.F829]-[.C829])/ABS([.E829]-[.B829])))" office:value-type="float" office:value="3.3578726790011" calcext:value-type="float">
            <text:p>3.3578726790011</text:p>
          </table:table-cell>
          <table:table-cell table:formula="of:=SQRT(POWER([.H829];2)+POWER([.I829];2)+POWER([.J829];2))" office:value-type="float" office:value="622.081883953367" calcext:value-type="float">
            <text:p>622.081883953367</text:p>
          </table:table-cell>
        </table:table-row>
        <table:table-row table:style-name="ro1">
          <table:table-cell office:value-type="float" office:value="70.5352" calcext:value-type="float">
            <text:p>70.5352</text:p>
          </table:table-cell>
          <table:table-cell office:value-type="float" office:value="280.121" calcext:value-type="float">
            <text:p>280.121</text:p>
          </table:table-cell>
          <table:table-cell office:value-type="float" office:value="45.0296" calcext:value-type="float">
            <text:p>45.0296</text:p>
          </table:table-cell>
          <table:table-cell office:value-type="float" office:value="69.3188" calcext:value-type="float">
            <text:p>69.3188</text:p>
          </table:table-cell>
          <table:table-cell office:value-type="float" office:value="269.722" calcext:value-type="float">
            <text:p>269.722</text:p>
          </table:table-cell>
          <table:table-cell office:value-type="float" office:value="45.4041" calcext:value-type="float">
            <text:p>45.4041</text:p>
          </table:table-cell>
          <table:table-cell/>
          <table:table-cell table:formula="of:=([.D830]-[.A830])/0.0166667" office:value-type="float" office:value="-72.9838540322924" calcext:value-type="float">
            <text:p>-72.9838540322924</text:p>
          </table:table-cell>
          <table:table-cell table:formula="of:=ABS([.E830]-[.B830])/0.0166667" office:value-type="float" office:value="623.938752122496" calcext:value-type="float">
            <text:p>623.938752122496</text:p>
          </table:table-cell>
          <table:table-cell table:formula="of:=([.F830]-[.C830])/0.0166667" office:value-type="float" office:value="22.4699550600897" calcext:value-type="float">
            <text:p>22.4699550600897</text:p>
          </table:table-cell>
          <table:table-cell table:formula="of:=DEGREES(ATAN(ABS([.F830]-[.C830])/ABS([.E830]-[.B830])))" office:value-type="float" office:value="2.0625060450907" calcext:value-type="float">
            <text:p>2.0625060450907</text:p>
          </table:table-cell>
          <table:table-cell table:formula="of:=SQRT(POWER([.H830];2)+POWER([.I830];2)+POWER([.J830];2))" office:value-type="float" office:value="628.5945499525" calcext:value-type="float">
            <text:p>628.5945499525</text:p>
          </table:table-cell>
        </table:table-row>
        <table:table-row table:style-name="ro1">
          <table:table-cell office:value-type="float" office:value="70.7818" calcext:value-type="float">
            <text:p>70.7818</text:p>
          </table:table-cell>
          <table:table-cell office:value-type="float" office:value="285.412" calcext:value-type="float">
            <text:p>285.412</text:p>
          </table:table-cell>
          <table:table-cell office:value-type="float" office:value="44.9789" calcext:value-type="float">
            <text:p>44.9789</text:p>
          </table:table-cell>
          <table:table-cell office:value-type="float" office:value="69.8044" calcext:value-type="float">
            <text:p>69.8044</text:p>
          </table:table-cell>
          <table:table-cell office:value-type="float" office:value="273.477" calcext:value-type="float">
            <text:p>273.477</text:p>
          </table:table-cell>
          <table:table-cell office:value-type="float" office:value="45.8028" calcext:value-type="float">
            <text:p>45.8028</text:p>
          </table:table-cell>
          <table:table-cell/>
          <table:table-cell table:formula="of:=([.D831]-[.A831])/0.0166667" office:value-type="float" office:value="-58.6438827122348" calcext:value-type="float">
            <text:p>-58.6438827122348</text:p>
          </table:table-cell>
          <table:table-cell table:formula="of:=ABS([.E831]-[.B831])/0.0166667" office:value-type="float" office:value="716.098567802865" calcext:value-type="float">
            <text:p>716.098567802865</text:p>
          </table:table-cell>
          <table:table-cell table:formula="of:=([.F831]-[.C831])/0.0166667" office:value-type="float" office:value="49.4339011321974" calcext:value-type="float">
            <text:p>49.4339011321974</text:p>
          </table:table-cell>
          <table:table-cell table:formula="of:=DEGREES(ATAN(ABS([.F831]-[.C831])/ABS([.E831]-[.B831])))" office:value-type="float" office:value="3.94899207746297" calcext:value-type="float">
            <text:p>3.94899207746297</text:p>
          </table:table-cell>
          <table:table-cell table:formula="of:=SQRT(POWER([.H831];2)+POWER([.I831];2)+POWER([.J831];2))" office:value-type="float" office:value="720.194400401744" calcext:value-type="float">
            <text:p>720.194400401744</text:p>
          </table:table-cell>
        </table:table-row>
        <table:table-row table:style-name="ro1">
          <table:table-cell office:value-type="float" office:value="71.2902" calcext:value-type="float">
            <text:p>71.2902</text:p>
          </table:table-cell>
          <table:table-cell office:value-type="float" office:value="289.547" calcext:value-type="float">
            <text:p>289.547</text:p>
          </table:table-cell>
          <table:table-cell office:value-type="float" office:value="44.6054" calcext:value-type="float">
            <text:p>44.6054</text:p>
          </table:table-cell>
          <table:table-cell office:value-type="float" office:value="70.2826" calcext:value-type="float">
            <text:p>70.2826</text:p>
          </table:table-cell>
          <table:table-cell office:value-type="float" office:value="280.092" calcext:value-type="float">
            <text:p>280.092</text:p>
          </table:table-cell>
          <table:table-cell office:value-type="float" office:value="45.0365" calcext:value-type="float">
            <text:p>45.0365</text:p>
          </table:table-cell>
          <table:table-cell/>
          <table:table-cell table:formula="of:=([.D832]-[.A832])/0.0166667" office:value-type="float" office:value="-60.4558790882416" calcext:value-type="float">
            <text:p>-60.4558790882416</text:p>
          </table:table-cell>
          <table:table-cell table:formula="of:=ABS([.E832]-[.B832])/0.0166667" office:value-type="float" office:value="567.298865402272" calcext:value-type="float">
            <text:p>567.298865402272</text:p>
          </table:table-cell>
          <table:table-cell table:formula="of:=([.F832]-[.C832])/0.0166667" office:value-type="float" office:value="25.8659482681031" calcext:value-type="float">
            <text:p>25.8659482681031</text:p>
          </table:table-cell>
          <table:table-cell table:formula="of:=DEGREES(ATAN(ABS([.F832]-[.C832])/ABS([.E832]-[.B832])))" office:value-type="float" office:value="2.61058862699491" calcext:value-type="float">
            <text:p>2.61058862699491</text:p>
          </table:table-cell>
          <table:table-cell table:formula="of:=SQRT(POWER([.H832];2)+POWER([.I832];2)+POWER([.J832];2))" office:value-type="float" office:value="571.097157480971" calcext:value-type="float">
            <text:p>571.097157480971</text:p>
          </table:table-cell>
        </table:table-row>
        <table:table-row table:style-name="ro1">
          <table:table-cell office:value-type="float" office:value="71.0347" calcext:value-type="float">
            <text:p>71.0347</text:p>
          </table:table-cell>
          <table:table-cell office:value-type="float" office:value="288.134" calcext:value-type="float">
            <text:p>288.134</text:p>
          </table:table-cell>
          <table:table-cell office:value-type="float" office:value="44.8201" calcext:value-type="float">
            <text:p>44.8201</text:p>
          </table:table-cell>
          <table:table-cell office:value-type="float" office:value="69.7833" calcext:value-type="float">
            <text:p>69.7833</text:p>
          </table:table-cell>
          <table:table-cell office:value-type="float" office:value="278.7" calcext:value-type="float">
            <text:p>278.7</text:p>
          </table:table-cell>
          <table:table-cell office:value-type="float" office:value="45.2533" calcext:value-type="float">
            <text:p>45.2533</text:p>
          </table:table-cell>
          <table:table-cell/>
          <table:table-cell table:formula="of:=([.D833]-[.A833])/0.0166667" office:value-type="float" office:value="-75.0838498323006" calcext:value-type="float">
            <text:p>-75.0838498323006</text:p>
          </table:table-cell>
          <table:table-cell table:formula="of:=ABS([.E833]-[.B833])/0.0166667" office:value-type="float" office:value="566.038867922266" calcext:value-type="float">
            <text:p>566.038867922266</text:p>
          </table:table-cell>
          <table:table-cell table:formula="of:=([.F833]-[.C833])/0.0166667" office:value-type="float" office:value="25.9919480161044" calcext:value-type="float">
            <text:p>25.9919480161044</text:p>
          </table:table-cell>
          <table:table-cell table:formula="of:=DEGREES(ATAN(ABS([.F833]-[.C833])/ABS([.E833]-[.B833])))" office:value-type="float" office:value="2.62911899104383" calcext:value-type="float">
            <text:p>2.62911899104383</text:p>
          </table:table-cell>
          <table:table-cell table:formula="of:=SQRT(POWER([.H833];2)+POWER([.I833];2)+POWER([.J833];2))" office:value-type="float" office:value="571.588283527603" calcext:value-type="float">
            <text:p>571.588283527603</text:p>
          </table:table-cell>
        </table:table-row>
        <table:table-row table:style-name="ro1">
          <table:table-cell office:value-type="float" office:value="69.7833" calcext:value-type="float">
            <text:p>69.7833</text:p>
          </table:table-cell>
          <table:table-cell office:value-type="float" office:value="282.3" calcext:value-type="float">
            <text:p>282.3</text:p>
          </table:table-cell>
          <table:table-cell office:value-type="float" office:value="46.7101" calcext:value-type="float">
            <text:p>46.7101</text:p>
          </table:table-cell>
          <table:table-cell office:value-type="float" office:value="68.5755" calcext:value-type="float">
            <text:p>68.5755</text:p>
          </table:table-cell>
          <table:table-cell office:value-type="float" office:value="273.011" calcext:value-type="float">
            <text:p>273.011</text:p>
          </table:table-cell>
          <table:table-cell office:value-type="float" office:value="47.3604" calcext:value-type="float">
            <text:p>47.3604</text:p>
          </table:table-cell>
          <table:table-cell/>
          <table:table-cell table:formula="of:=([.D834]-[.A834])/0.0166667" office:value-type="float" office:value="-72.4678550642894" calcext:value-type="float">
            <text:p>-72.4678550642894</text:p>
          </table:table-cell>
          <table:table-cell table:formula="of:=ABS([.E834]-[.B834])/0.0166667" office:value-type="float" office:value="557.338885322229" calcext:value-type="float">
            <text:p>557.338885322229</text:p>
          </table:table-cell>
          <table:table-cell table:formula="of:=([.F834]-[.C834])/0.0166667" office:value-type="float" office:value="39.0179219641562" calcext:value-type="float">
            <text:p>39.0179219641562</text:p>
          </table:table-cell>
          <table:table-cell table:formula="of:=DEGREES(ATAN(ABS([.F834]-[.C834])/ABS([.E834]-[.B834])))" office:value-type="float" office:value="4.00460260438104" calcext:value-type="float">
            <text:p>4.00460260438104</text:p>
          </table:table-cell>
          <table:table-cell table:formula="of:=SQRT(POWER([.H834];2)+POWER([.I834];2)+POWER([.J834];2))" office:value-type="float" office:value="563.383192280569" calcext:value-type="float">
            <text:p>563.383192280569</text:p>
          </table:table-cell>
        </table:table-row>
        <table:table-row table:style-name="ro1">
          <table:table-cell office:value-type="float" office:value="70.5249" calcext:value-type="float">
            <text:p>70.5249</text:p>
          </table:table-cell>
          <table:table-cell office:value-type="float" office:value="287.963" calcext:value-type="float">
            <text:p>287.963</text:p>
          </table:table-cell>
          <table:table-cell office:value-type="float" office:value="45.3579" calcext:value-type="float">
            <text:p>45.3579</text:p>
          </table:table-cell>
          <table:table-cell office:value-type="float" office:value="69.2795" calcext:value-type="float">
            <text:p>69.2795</text:p>
          </table:table-cell>
          <table:table-cell office:value-type="float" office:value="279.813" calcext:value-type="float">
            <text:p>279.813</text:p>
          </table:table-cell>
          <table:table-cell office:value-type="float" office:value="45.837" calcext:value-type="float">
            <text:p>45.837</text:p>
          </table:table-cell>
          <table:table-cell/>
          <table:table-cell table:formula="of:=([.D835]-[.A835])/0.0166667" office:value-type="float" office:value="-74.7238505522991" calcext:value-type="float">
            <text:p>-74.7238505522991</text:p>
          </table:table-cell>
          <table:table-cell table:formula="of:=ABS([.E835]-[.B835])/0.0166667" office:value-type="float" office:value="488.999022001958" calcext:value-type="float">
            <text:p>488.999022001958</text:p>
          </table:table-cell>
          <table:table-cell table:formula="of:=([.F835]-[.C835])/0.0166667" office:value-type="float" office:value="28.7459425081151" calcext:value-type="float">
            <text:p>28.7459425081151</text:p>
          </table:table-cell>
          <table:table-cell table:formula="of:=DEGREES(ATAN(ABS([.F835]-[.C835])/ABS([.E835]-[.B835])))" office:value-type="float" office:value="3.3642764614802" calcext:value-type="float">
            <text:p>3.3642764614802</text:p>
          </table:table-cell>
          <table:table-cell table:formula="of:=SQRT(POWER([.H835];2)+POWER([.I835];2)+POWER([.J835];2))" office:value-type="float" office:value="495.509865260939" calcext:value-type="float">
            <text:p>495.509865260939</text:p>
          </table:table-cell>
        </table:table-row>
        <table:table-row table:style-name="ro1">
          <table:table-cell office:value-type="float" office:value="70.282" calcext:value-type="float">
            <text:p>70.282</text:p>
          </table:table-cell>
          <table:table-cell office:value-type="float" office:value="282.578" calcext:value-type="float">
            <text:p>282.578</text:p>
          </table:table-cell>
          <table:table-cell office:value-type="float" office:value="45.6617" calcext:value-type="float">
            <text:p>45.6617</text:p>
          </table:table-cell>
          <table:table-cell office:value-type="float" office:value="69.068" calcext:value-type="float">
            <text:p>69.068</text:p>
          </table:table-cell>
          <table:table-cell office:value-type="float" office:value="272.034" calcext:value-type="float">
            <text:p>272.034</text:p>
          </table:table-cell>
          <table:table-cell office:value-type="float" office:value="46.276" calcext:value-type="float">
            <text:p>46.276</text:p>
          </table:table-cell>
          <table:table-cell/>
          <table:table-cell table:formula="of:=([.D836]-[.A836])/0.0166667" office:value-type="float" office:value="-72.8398543202913" calcext:value-type="float">
            <text:p>-72.8398543202913</text:p>
          </table:table-cell>
          <table:table-cell table:formula="of:=ABS([.E836]-[.B836])/0.0166667" office:value-type="float" office:value="632.63873472253" calcext:value-type="float">
            <text:p>632.63873472253</text:p>
          </table:table-cell>
          <table:table-cell table:formula="of:=([.F836]-[.C836])/0.0166667" office:value-type="float" office:value="36.8579262841474" calcext:value-type="float">
            <text:p>36.8579262841474</text:p>
          </table:table-cell>
          <table:table-cell table:formula="of:=DEGREES(ATAN(ABS([.F836]-[.C836])/ABS([.E836]-[.B836])))" office:value-type="float" office:value="3.33431861061262" calcext:value-type="float">
            <text:p>3.33431861061262</text:p>
          </table:table-cell>
          <table:table-cell table:formula="of:=SQRT(POWER([.H836];2)+POWER([.I836];2)+POWER([.J836];2))" office:value-type="float" office:value="637.883939113294" calcext:value-type="float">
            <text:p>637.883939113294</text:p>
          </table:table-cell>
        </table:table-row>
        <table:table-row table:style-name="ro1">
          <table:table-cell office:value-type="float" office:value="70.0251" calcext:value-type="float">
            <text:p>70.0251</text:p>
          </table:table-cell>
          <table:table-cell office:value-type="float" office:value="283.855" calcext:value-type="float">
            <text:p>283.855</text:p>
          </table:table-cell>
          <table:table-cell office:value-type="float" office:value="45.7238" calcext:value-type="float">
            <text:p>45.7238</text:p>
          </table:table-cell>
          <table:table-cell office:value-type="float" office:value="69.0783" calcext:value-type="float">
            <text:p>69.0783</text:p>
          </table:table-cell>
          <table:table-cell office:value-type="float" office:value="270.696" calcext:value-type="float">
            <text:p>270.696</text:p>
          </table:table-cell>
          <table:table-cell office:value-type="float" office:value="46.7245" calcext:value-type="float">
            <text:p>46.7245</text:p>
          </table:table-cell>
          <table:table-cell/>
          <table:table-cell table:formula="of:=([.D837]-[.A837])/0.0166667" office:value-type="float" office:value="-56.807886384227" calcext:value-type="float">
            <text:p>-56.807886384227</text:p>
          </table:table-cell>
          <table:table-cell table:formula="of:=ABS([.E837]-[.B837])/0.0166667" office:value-type="float" office:value="789.538420923158" calcext:value-type="float">
            <text:p>789.538420923158</text:p>
          </table:table-cell>
          <table:table-cell table:formula="of:=([.F837]-[.C837])/0.0166667" office:value-type="float" office:value="60.0418799162403" calcext:value-type="float">
            <text:p>60.0418799162403</text:p>
          </table:table-cell>
          <table:table-cell table:formula="of:=DEGREES(ATAN(ABS([.F837]-[.C837])/ABS([.E837]-[.B837])))" office:value-type="float" office:value="4.34879107604445" calcext:value-type="float">
            <text:p>4.34879107604445</text:p>
          </table:table-cell>
          <table:table-cell table:formula="of:=SQRT(POWER([.H837];2)+POWER([.I837];2)+POWER([.J837];2))" office:value-type="float" office:value="793.853312276993" calcext:value-type="float">
            <text:p>793.853312276993</text:p>
          </table:table-cell>
        </table:table-row>
        <table:table-row table:style-name="ro1">
          <table:table-cell office:value-type="float" office:value="71.5519" calcext:value-type="float">
            <text:p>71.5519</text:p>
          </table:table-cell>
          <table:table-cell office:value-type="float" office:value="288.078" calcext:value-type="float">
            <text:p>288.078</text:p>
          </table:table-cell>
          <table:table-cell office:value-type="float" office:value="45.3312" calcext:value-type="float">
            <text:p>45.3312</text:p>
          </table:table-cell>
          <table:table-cell office:value-type="float" office:value="70.7964" calcext:value-type="float">
            <text:p>70.7964</text:p>
          </table:table-cell>
          <table:table-cell office:value-type="float" office:value="278.661" calcext:value-type="float">
            <text:p>278.661</text:p>
          </table:table-cell>
          <table:table-cell office:value-type="float" office:value="45.9965" calcext:value-type="float">
            <text:p>45.9965</text:p>
          </table:table-cell>
          <table:table-cell/>
          <table:table-cell table:formula="of:=([.D838]-[.A838])/0.0166667" office:value-type="float" office:value="-45.3299093401812" calcext:value-type="float">
            <text:p>-45.3299093401812</text:p>
          </table:table-cell>
          <table:table-cell table:formula="of:=ABS([.E838]-[.B838])/0.0166667" office:value-type="float" office:value="565.018869962259" calcext:value-type="float">
            <text:p>565.018869962259</text:p>
          </table:table-cell>
          <table:table-cell table:formula="of:=([.F838]-[.C838])/0.0166667" office:value-type="float" office:value="39.9179201641594" calcext:value-type="float">
            <text:p>39.9179201641594</text:p>
          </table:table-cell>
          <table:table-cell table:formula="of:=DEGREES(ATAN(ABS([.F838]-[.C838])/ABS([.E838]-[.B838])))" office:value-type="float" office:value="4.0411650195116" calcext:value-type="float">
            <text:p>4.0411650195116</text:p>
          </table:table-cell>
          <table:table-cell table:formula="of:=SQRT(POWER([.H838];2)+POWER([.I838];2)+POWER([.J838];2))" office:value-type="float" office:value="568.238123012218" calcext:value-type="float">
            <text:p>568.238123012218</text:p>
          </table:table-cell>
        </table:table-row>
        <table:table-row table:style-name="ro1">
          <table:table-cell office:value-type="float" office:value="69.0553" calcext:value-type="float">
            <text:p>69.0553</text:p>
          </table:table-cell>
          <table:table-cell office:value-type="float" office:value="273.431" calcext:value-type="float">
            <text:p>273.431</text:p>
          </table:table-cell>
          <table:table-cell office:value-type="float" office:value="45.5707" calcext:value-type="float">
            <text:p>45.5707</text:p>
          </table:table-cell>
          <table:table-cell office:value-type="float" office:value="67.8969" calcext:value-type="float">
            <text:p>67.8969</text:p>
          </table:table-cell>
          <table:table-cell office:value-type="float" office:value="262.052" calcext:value-type="float">
            <text:p>262.052</text:p>
          </table:table-cell>
          <table:table-cell office:value-type="float" office:value="45.886" calcext:value-type="float">
            <text:p>45.886</text:p>
          </table:table-cell>
          <table:table-cell/>
          <table:table-cell table:formula="of:=([.D839]-[.A839])/0.0166667" office:value-type="float" office:value="-69.503860992278" calcext:value-type="float">
            <text:p>-69.503860992278</text:p>
          </table:table-cell>
          <table:table-cell table:formula="of:=ABS([.E839]-[.B839])/0.0166667" office:value-type="float" office:value="682.738634522729" calcext:value-type="float">
            <text:p>682.738634522729</text:p>
          </table:table-cell>
          <table:table-cell table:formula="of:=([.F839]-[.C839])/0.0166667" office:value-type="float" office:value="18.9179621640757" calcext:value-type="float">
            <text:p>18.9179621640757</text:p>
          </table:table-cell>
          <table:table-cell table:formula="of:=DEGREES(ATAN(ABS([.F839]-[.C839])/ABS([.E839]-[.B839])))" office:value-type="float" office:value="1.58719904829827" calcext:value-type="float">
            <text:p>1.58719904829827</text:p>
          </table:table-cell>
          <table:table-cell table:formula="of:=SQRT(POWER([.H839];2)+POWER([.I839];2)+POWER([.J839];2))" office:value-type="float" office:value="686.528017676799" calcext:value-type="float">
            <text:p>686.528017676799</text:p>
          </table:table-cell>
        </table:table-row>
        <table:table-row table:style-name="ro1">
          <table:table-cell office:value-type="float" office:value="69.7444" calcext:value-type="float">
            <text:p>69.7444</text:p>
          </table:table-cell>
          <table:table-cell office:value-type="float" office:value="289.375" calcext:value-type="float">
            <text:p>289.375</text:p>
          </table:table-cell>
          <table:table-cell office:value-type="float" office:value="44.6458" calcext:value-type="float">
            <text:p>44.6458</text:p>
          </table:table-cell>
          <table:table-cell office:value-type="float" office:value="68.5273" calcext:value-type="float">
            <text:p>68.5273</text:p>
          </table:table-cell>
          <table:table-cell office:value-type="float" office:value="278.493" calcext:value-type="float">
            <text:p>278.493</text:p>
          </table:table-cell>
          <table:table-cell office:value-type="float" office:value="45.5457" calcext:value-type="float">
            <text:p>45.5457</text:p>
          </table:table-cell>
          <table:table-cell/>
          <table:table-cell table:formula="of:=([.D840]-[.A840])/0.0166667" office:value-type="float" office:value="-73.0258539482922" calcext:value-type="float">
            <text:p>-73.0258539482922</text:p>
          </table:table-cell>
          <table:table-cell table:formula="of:=ABS([.E840]-[.B840])/0.0166667" office:value-type="float" office:value="652.918694162612" calcext:value-type="float">
            <text:p>652.918694162612</text:p>
          </table:table-cell>
          <table:table-cell table:formula="of:=([.F840]-[.C840])/0.0166667" office:value-type="float" office:value="53.9938920122157" calcext:value-type="float">
            <text:p>53.9938920122157</text:p>
          </table:table-cell>
          <table:table-cell table:formula="of:=DEGREES(ATAN(ABS([.F840]-[.C840])/ABS([.E840]-[.B840])))" office:value-type="float" office:value="4.72738623877165" calcext:value-type="float">
            <text:p>4.72738623877165</text:p>
          </table:table-cell>
          <table:table-cell table:formula="of:=SQRT(POWER([.H840];2)+POWER([.I840];2)+POWER([.J840];2))" office:value-type="float" office:value="659.204776155721" calcext:value-type="float">
            <text:p>659.204776155721</text:p>
          </table:table-cell>
        </table:table-row>
        <table:table-row table:style-name="ro1">
          <table:table-cell office:value-type="float" office:value="70.0029" calcext:value-type="float">
            <text:p>70.0029</text:p>
          </table:table-cell>
          <table:table-cell office:value-type="float" office:value="288.125" calcext:value-type="float">
            <text:p>288.125</text:p>
          </table:table-cell>
          <table:table-cell office:value-type="float" office:value="44.3231" calcext:value-type="float">
            <text:p>44.3231</text:p>
          </table:table-cell>
          <table:table-cell office:value-type="float" office:value="68.5196" calcext:value-type="float">
            <text:p>68.5196</text:p>
          </table:table-cell>
          <table:table-cell office:value-type="float" office:value="278.64" calcext:value-type="float">
            <text:p>278.64</text:p>
          </table:table-cell>
          <table:table-cell office:value-type="float" office:value="44.7759" calcext:value-type="float">
            <text:p>44.7759</text:p>
          </table:table-cell>
          <table:table-cell/>
          <table:table-cell table:formula="of:=([.D841]-[.A841])/0.0166667" office:value-type="float" office:value="-88.997822004356" calcext:value-type="float">
            <text:p>-88.997822004356</text:p>
          </table:table-cell>
          <table:table-cell table:formula="of:=ABS([.E841]-[.B841])/0.0166667" office:value-type="float" office:value="569.098861802277" calcext:value-type="float">
            <text:p>569.098861802277</text:p>
          </table:table-cell>
          <table:table-cell table:formula="of:=([.F841]-[.C841])/0.0166667" office:value-type="float" office:value="27.1679456641089" calcext:value-type="float">
            <text:p>27.1679456641089</text:p>
          </table:table-cell>
          <table:table-cell table:formula="of:=DEGREES(ATAN(ABS([.F841]-[.C841])/ABS([.E841]-[.B841])))" office:value-type="float" office:value="2.73314156179448" calcext:value-type="float">
            <text:p>2.73314156179448</text:p>
          </table:table-cell>
          <table:table-cell table:formula="of:=SQRT(POWER([.H841];2)+POWER([.I841];2)+POWER([.J841];2))" office:value-type="float" office:value="576.656070893019" calcext:value-type="float">
            <text:p>576.656070893019</text:p>
          </table:table-cell>
        </table:table-row>
        <table:table-row table:style-name="ro1">
          <table:table-cell office:value-type="float" office:value="69.988" calcext:value-type="float">
            <text:p>69.988</text:p>
          </table:table-cell>
          <table:table-cell office:value-type="float" office:value="293.549" calcext:value-type="float">
            <text:p>293.549</text:p>
          </table:table-cell>
          <table:table-cell office:value-type="float" office:value="44.2733" calcext:value-type="float">
            <text:p>44.2733</text:p>
          </table:table-cell>
          <table:table-cell office:value-type="float" office:value="68.7367" calcext:value-type="float">
            <text:p>68.7367</text:p>
          </table:table-cell>
          <table:table-cell office:value-type="float" office:value="285.219" calcext:value-type="float">
            <text:p>285.219</text:p>
          </table:table-cell>
          <table:table-cell office:value-type="float" office:value="44.7748" calcext:value-type="float">
            <text:p>44.7748</text:p>
          </table:table-cell>
          <table:table-cell/>
          <table:table-cell table:formula="of:=([.D842]-[.A842])/0.0166667" office:value-type="float" office:value="-75.0778498443003" calcext:value-type="float">
            <text:p>-75.0778498443003</text:p>
          </table:table-cell>
          <table:table-cell table:formula="of:=ABS([.E842]-[.B842])/0.0166667" office:value-type="float" office:value="499.799000401998" calcext:value-type="float">
            <text:p>499.799000401998</text:p>
          </table:table-cell>
          <table:table-cell table:formula="of:=([.F842]-[.C842])/0.0166667" office:value-type="float" office:value="30.0899398201204" calcext:value-type="float">
            <text:p>30.0899398201204</text:p>
          </table:table-cell>
          <table:table-cell table:formula="of:=DEGREES(ATAN(ABS([.F842]-[.C842])/ABS([.E842]-[.B842])))" office:value-type="float" office:value="3.44528129250388" calcext:value-type="float">
            <text:p>3.44528129250388</text:p>
          </table:table-cell>
          <table:table-cell table:formula="of:=SQRT(POWER([.H842];2)+POWER([.I842];2)+POWER([.J842];2))" office:value-type="float" office:value="506.301420912936" calcext:value-type="float">
            <text:p>506.301420912936</text:p>
          </table:table-cell>
        </table:table-row>
        <table:table-row table:style-name="ro1">
          <table:table-cell office:value-type="float" office:value="69.9946" calcext:value-type="float">
            <text:p>69.9946</text:p>
          </table:table-cell>
          <table:table-cell office:value-type="float" office:value="293.375" calcext:value-type="float">
            <text:p>293.375</text:p>
          </table:table-cell>
          <table:table-cell office:value-type="float" office:value="45.0689" calcext:value-type="float">
            <text:p>45.0689</text:p>
          </table:table-cell>
          <table:table-cell office:value-type="float" office:value="68.7585" calcext:value-type="float">
            <text:p>68.7585</text:p>
          </table:table-cell>
          <table:table-cell office:value-type="float" office:value="283.581" calcext:value-type="float">
            <text:p>283.581</text:p>
          </table:table-cell>
          <table:table-cell office:value-type="float" office:value="46.279" calcext:value-type="float">
            <text:p>46.279</text:p>
          </table:table-cell>
          <table:table-cell/>
          <table:table-cell table:formula="of:=([.D843]-[.A843])/0.0166667" office:value-type="float" office:value="-74.1658516682971" calcext:value-type="float">
            <text:p>-74.1658516682971</text:p>
          </table:table-cell>
          <table:table-cell table:formula="of:=ABS([.E843]-[.B843])/0.0166667" office:value-type="float" office:value="587.63882472235" calcext:value-type="float">
            <text:p>587.63882472235</text:p>
          </table:table-cell>
          <table:table-cell table:formula="of:=([.F843]-[.C843])/0.0166667" office:value-type="float" office:value="72.6058547882907" calcext:value-type="float">
            <text:p>72.6058547882907</text:p>
          </table:table-cell>
          <table:table-cell table:formula="of:=DEGREES(ATAN(ABS([.F843]-[.C843])/ABS([.E843]-[.B843])))" office:value-type="float" office:value="7.04349665718463" calcext:value-type="float">
            <text:p>7.04349665718463</text:p>
          </table:table-cell>
          <table:table-cell table:formula="of:=SQRT(POWER([.H843];2)+POWER([.I843];2)+POWER([.J843];2))" office:value-type="float" office:value="596.734088203688" calcext:value-type="float">
            <text:p>596.734088203688</text:p>
          </table:table-cell>
        </table:table-row>
        <table:table-row table:style-name="ro1">
          <table:table-cell office:value-type="float" office:value="70.0294" calcext:value-type="float">
            <text:p>70.0294</text:p>
          </table:table-cell>
          <table:table-cell office:value-type="float" office:value="283.733" calcext:value-type="float">
            <text:p>283.733</text:p>
          </table:table-cell>
          <table:table-cell office:value-type="float" office:value="46.2445" calcext:value-type="float">
            <text:p>46.2445</text:p>
          </table:table-cell>
          <table:table-cell office:value-type="float" office:value="69.08" calcext:value-type="float">
            <text:p>69.08</text:p>
          </table:table-cell>
          <table:table-cell office:value-type="float" office:value="271.78" calcext:value-type="float">
            <text:p>271.78</text:p>
          </table:table-cell>
          <table:table-cell office:value-type="float" office:value="47.5399" calcext:value-type="float">
            <text:p>47.5399</text:p>
          </table:table-cell>
          <table:table-cell/>
          <table:table-cell table:formula="of:=([.D844]-[.A844])/0.0166667" office:value-type="float" office:value="-56.9638860722277" calcext:value-type="float">
            <text:p>-56.9638860722277</text:p>
          </table:table-cell>
          <table:table-cell table:formula="of:=ABS([.E844]-[.B844])/0.0166667" office:value-type="float" office:value="717.178565642871" calcext:value-type="float">
            <text:p>717.178565642871</text:p>
          </table:table-cell>
          <table:table-cell table:formula="of:=([.F844]-[.C844])/0.0166667" office:value-type="float" office:value="77.723844552311" calcext:value-type="float">
            <text:p>77.723844552311</text:p>
          </table:table-cell>
          <table:table-cell table:formula="of:=DEGREES(ATAN(ABS([.F844]-[.C844])/ABS([.E844]-[.B844])))" office:value-type="float" office:value="6.18525958334318" calcext:value-type="float">
            <text:p>6.18525958334318</text:p>
          </table:table-cell>
          <table:table-cell table:formula="of:=SQRT(POWER([.H844];2)+POWER([.I844];2)+POWER([.J844];2))" office:value-type="float" office:value="723.623503865102" calcext:value-type="float">
            <text:p>723.623503865102</text:p>
          </table:table-cell>
        </table:table-row>
        <table:table-row table:style-name="ro1">
          <table:table-cell office:value-type="float" office:value="70.5289" calcext:value-type="float">
            <text:p>70.5289</text:p>
          </table:table-cell>
          <table:table-cell office:value-type="float" office:value="287.843" calcext:value-type="float">
            <text:p>287.843</text:p>
          </table:table-cell>
          <table:table-cell office:value-type="float" office:value="45.8826" calcext:value-type="float">
            <text:p>45.8826</text:p>
          </table:table-cell>
          <table:table-cell office:value-type="float" office:value="69.5452" calcext:value-type="float">
            <text:p>69.5452</text:p>
          </table:table-cell>
          <table:table-cell office:value-type="float" office:value="278.351" calcext:value-type="float">
            <text:p>278.351</text:p>
          </table:table-cell>
          <table:table-cell office:value-type="float" office:value="46.8004" calcext:value-type="float">
            <text:p>46.8004</text:p>
          </table:table-cell>
          <table:table-cell/>
          <table:table-cell table:formula="of:=([.D845]-[.A845])/0.0166667" office:value-type="float" office:value="-59.021881956236" calcext:value-type="float">
            <text:p>-59.021881956236</text:p>
          </table:table-cell>
          <table:table-cell table:formula="of:=ABS([.E845]-[.B845])/0.0166667" office:value-type="float" office:value="569.518860962279" calcext:value-type="float">
            <text:p>569.518860962279</text:p>
          </table:table-cell>
          <table:table-cell table:formula="of:=([.F845]-[.C845])/0.0166667" office:value-type="float" office:value="55.0678898642207" calcext:value-type="float">
            <text:p>55.0678898642207</text:p>
          </table:table-cell>
          <table:table-cell table:formula="of:=DEGREES(ATAN(ABS([.F845]-[.C845])/ABS([.E845]-[.B845])))" office:value-type="float" office:value="5.52287169155027" calcext:value-type="float">
            <text:p>5.52287169155027</text:p>
          </table:table-cell>
          <table:table-cell table:formula="of:=SQRT(POWER([.H845];2)+POWER([.I845];2)+POWER([.J845];2))" office:value-type="float" office:value="575.211081287144" calcext:value-type="float">
            <text:p>575.211081287144</text:p>
          </table:table-cell>
        </table:table-row>
        <table:table-row table:style-name="ro1">
          <table:table-cell office:value-type="float" office:value="70.2678" calcext:value-type="float">
            <text:p>70.2678</text:p>
          </table:table-cell>
          <table:table-cell office:value-type="float" office:value="289.206" calcext:value-type="float">
            <text:p>289.206</text:p>
          </table:table-cell>
          <table:table-cell office:value-type="float" office:value="45.6834" calcext:value-type="float">
            <text:p>45.6834</text:p>
          </table:table-cell>
          <table:table-cell office:value-type="float" office:value="68.7827" calcext:value-type="float">
            <text:p>68.7827</text:p>
          </table:table-cell>
          <table:table-cell office:value-type="float" office:value="279.595" calcext:value-type="float">
            <text:p>279.595</text:p>
          </table:table-cell>
          <table:table-cell office:value-type="float" office:value="46.6221" calcext:value-type="float">
            <text:p>46.6221</text:p>
          </table:table-cell>
          <table:table-cell/>
          <table:table-cell table:formula="of:=([.D846]-[.A846])/0.0166667" office:value-type="float" office:value="-89.1058217883557" calcext:value-type="float">
            <text:p>-89.1058217883557</text:p>
          </table:table-cell>
          <table:table-cell table:formula="of:=ABS([.E846]-[.B846])/0.0166667" office:value-type="float" office:value="576.658846682306" calcext:value-type="float">
            <text:p>576.658846682306</text:p>
          </table:table-cell>
          <table:table-cell table:formula="of:=([.F846]-[.C846])/0.0166667" office:value-type="float" office:value="56.3218873562255" calcext:value-type="float">
            <text:p>56.3218873562255</text:p>
          </table:table-cell>
          <table:table-cell table:formula="of:=DEGREES(ATAN(ABS([.F846]-[.C846])/ABS([.E846]-[.B846])))" office:value-type="float" office:value="5.57834786456076" calcext:value-type="float">
            <text:p>5.57834786456076</text:p>
          </table:table-cell>
          <table:table-cell table:formula="of:=SQRT(POWER([.H846];2)+POWER([.I846];2)+POWER([.J846];2))" office:value-type="float" office:value="586.214489695464" calcext:value-type="float">
            <text:p>586.214489695464</text:p>
          </table:table-cell>
        </table:table-row>
        <table:table-row table:style-name="ro1">
          <table:table-cell office:value-type="float" office:value="70.0147" calcext:value-type="float">
            <text:p>70.0147</text:p>
          </table:table-cell>
          <table:table-cell office:value-type="float" office:value="286.585" calcext:value-type="float">
            <text:p>286.585</text:p>
          </table:table-cell>
          <table:table-cell office:value-type="float" office:value="45.3153" calcext:value-type="float">
            <text:p>45.3153</text:p>
          </table:table-cell>
          <table:table-cell office:value-type="float" office:value="68.7902" calcext:value-type="float">
            <text:p>68.7902</text:p>
          </table:table-cell>
          <table:table-cell office:value-type="float" office:value="277.149" calcext:value-type="float">
            <text:p>277.149</text:p>
          </table:table-cell>
          <table:table-cell office:value-type="float" office:value="45.9954" calcext:value-type="float">
            <text:p>45.9954</text:p>
          </table:table-cell>
          <table:table-cell/>
          <table:table-cell table:formula="of:=([.D847]-[.A847])/0.0166667" office:value-type="float" office:value="-73.4698530602943" calcext:value-type="float">
            <text:p>-73.4698530602943</text:p>
          </table:table-cell>
          <table:table-cell table:formula="of:=ABS([.E847]-[.B847])/0.0166667" office:value-type="float" office:value="566.158867682263" calcext:value-type="float">
            <text:p>566.158867682263</text:p>
          </table:table-cell>
          <table:table-cell table:formula="of:=([.F847]-[.C847])/0.0166667" office:value-type="float" office:value="40.8059183881634" calcext:value-type="float">
            <text:p>40.8059183881634</text:p>
          </table:table-cell>
          <table:table-cell table:formula="of:=DEGREES(ATAN(ABS([.F847]-[.C847])/ABS([.E847]-[.B847])))" office:value-type="float" office:value="4.12246651496396" calcext:value-type="float">
            <text:p>4.12246651496396</text:p>
          </table:table-cell>
          <table:table-cell table:formula="of:=SQRT(POWER([.H847];2)+POWER([.I847];2)+POWER([.J847];2))" office:value-type="float" office:value="572.362477578209" calcext:value-type="float">
            <text:p>572.362477578209</text:p>
          </table:table-cell>
        </table:table-row>
        <table:table-row table:style-name="ro1">
          <table:table-cell office:value-type="float" office:value="69.7774" calcext:value-type="float">
            <text:p>69.7774</text:p>
          </table:table-cell>
          <table:table-cell office:value-type="float" office:value="283.648" calcext:value-type="float">
            <text:p>283.648</text:p>
          </table:table-cell>
          <table:table-cell office:value-type="float" office:value="46.5106" calcext:value-type="float">
            <text:p>46.5106</text:p>
          </table:table-cell>
          <table:table-cell office:value-type="float" office:value="68.5849" calcext:value-type="float">
            <text:p>68.5849</text:p>
          </table:table-cell>
          <table:table-cell office:value-type="float" office:value="271.708" calcext:value-type="float">
            <text:p>271.708</text:p>
          </table:table-cell>
          <table:table-cell office:value-type="float" office:value="47.5553" calcext:value-type="float">
            <text:p>47.5553</text:p>
          </table:table-cell>
          <table:table-cell/>
          <table:table-cell table:formula="of:=([.D848]-[.A848])/0.0166667" office:value-type="float" office:value="-71.5498569002859" calcext:value-type="float">
            <text:p>-71.5498569002859</text:p>
          </table:table-cell>
          <table:table-cell table:formula="of:=ABS([.E848]-[.B848])/0.0166667" office:value-type="float" office:value="716.398567202866" calcext:value-type="float">
            <text:p>716.398567202866</text:p>
          </table:table-cell>
          <table:table-cell table:formula="of:=([.F848]-[.C848])/0.0166667" office:value-type="float" office:value="62.6818746362511" calcext:value-type="float">
            <text:p>62.6818746362511</text:p>
          </table:table-cell>
          <table:table-cell table:formula="of:=DEGREES(ATAN(ABS([.F848]-[.C848])/ABS([.E848]-[.B848])))" office:value-type="float" office:value="5.0004064884193" calcext:value-type="float">
            <text:p>5.0004064884193</text:p>
          </table:table-cell>
          <table:table-cell table:formula="of:=SQRT(POWER([.H848];2)+POWER([.I848];2)+POWER([.J848];2))" office:value-type="float" office:value="722.68617429745" calcext:value-type="float">
            <text:p>722.68617429745</text:p>
          </table:table-cell>
        </table:table-row>
        <table:table-row table:style-name="ro1">
          <table:table-cell office:value-type="float" office:value="71.0424" calcext:value-type="float">
            <text:p>71.0424</text:p>
          </table:table-cell>
          <table:table-cell office:value-type="float" office:value="286.584" calcext:value-type="float">
            <text:p>286.584</text:p>
          </table:table-cell>
          <table:table-cell office:value-type="float" office:value="45.8115" calcext:value-type="float">
            <text:p>45.8115</text:p>
          </table:table-cell>
          <table:table-cell office:value-type="float" office:value="70.0487" calcext:value-type="float">
            <text:p>70.0487</text:p>
          </table:table-cell>
          <table:table-cell office:value-type="float" office:value="277.192" calcext:value-type="float">
            <text:p>277.192</text:p>
          </table:table-cell>
          <table:table-cell office:value-type="float" office:value="46.473" calcext:value-type="float">
            <text:p>46.473</text:p>
          </table:table-cell>
          <table:table-cell/>
          <table:table-cell table:formula="of:=([.D849]-[.A849])/0.0166667" office:value-type="float" office:value="-59.6218807562387" calcext:value-type="float">
            <text:p>-59.6218807562387</text:p>
          </table:table-cell>
          <table:table-cell table:formula="of:=ABS([.E849]-[.B849])/0.0166667" office:value-type="float" office:value="563.518872962254" calcext:value-type="float">
            <text:p>563.518872962254</text:p>
          </table:table-cell>
          <table:table-cell table:formula="of:=([.F849]-[.C849])/0.0166667" office:value-type="float" office:value="39.6899206201586" calcext:value-type="float">
            <text:p>39.6899206201586</text:p>
          </table:table-cell>
          <table:table-cell table:formula="of:=DEGREES(ATAN(ABS([.F849]-[.C849])/ABS([.E849]-[.B849])))" office:value-type="float" office:value="4.02881940535266" calcext:value-type="float">
            <text:p>4.02881940535266</text:p>
          </table:table-cell>
          <table:table-cell table:formula="of:=SQRT(POWER([.H849];2)+POWER([.I849];2)+POWER([.J849];2))" office:value-type="float" office:value="568.052443572241" calcext:value-type="float">
            <text:p>568.052443572241</text:p>
          </table:table-cell>
        </table:table-row>
        <table:table-row table:style-name="ro1">
          <table:table-cell office:value-type="float" office:value="70.7816" calcext:value-type="float">
            <text:p>70.7816</text:p>
          </table:table-cell>
          <table:table-cell office:value-type="float" office:value="287.991" calcext:value-type="float">
            <text:p>287.991</text:p>
          </table:table-cell>
          <table:table-cell office:value-type="float" office:value="45.3513" calcext:value-type="float">
            <text:p>45.3513</text:p>
          </table:table-cell>
          <table:table-cell office:value-type="float" office:value="69.798" calcext:value-type="float">
            <text:p>69.798</text:p>
          </table:table-cell>
          <table:table-cell office:value-type="float" office:value="277.161" calcext:value-type="float">
            <text:p>277.161</text:p>
          </table:table-cell>
          <table:table-cell office:value-type="float" office:value="46.48" calcext:value-type="float">
            <text:p>46.48</text:p>
          </table:table-cell>
          <table:table-cell/>
          <table:table-cell table:formula="of:=([.D850]-[.A850])/0.0166667" office:value-type="float" office:value="-59.0158819682358" calcext:value-type="float">
            <text:p>-59.0158819682358</text:p>
          </table:table-cell>
          <table:table-cell table:formula="of:=ABS([.E850]-[.B850])/0.0166667" office:value-type="float" office:value="649.798700402598" calcext:value-type="float">
            <text:p>649.798700402598</text:p>
          </table:table-cell>
          <table:table-cell table:formula="of:=([.F850]-[.C850])/0.0166667" office:value-type="float" office:value="67.7218645562706" calcext:value-type="float">
            <text:p>67.7218645562706</text:p>
          </table:table-cell>
          <table:table-cell table:formula="of:=DEGREES(ATAN(ABS([.F850]-[.C850])/ABS([.E850]-[.B850])))" office:value-type="float" office:value="5.94987240348323" calcext:value-type="float">
            <text:p>5.94987240348323</text:p>
          </table:table-cell>
          <table:table-cell table:formula="of:=SQRT(POWER([.H850];2)+POWER([.I850];2)+POWER([.J850];2))" office:value-type="float" office:value="655.978259021114" calcext:value-type="float">
            <text:p>655.978259021114</text:p>
          </table:table-cell>
        </table:table-row>
        <table:table-row table:style-name="ro1">
          <table:table-cell office:value-type="float" office:value="70.2942" calcext:value-type="float">
            <text:p>70.2942</text:p>
          </table:table-cell>
          <table:table-cell office:value-type="float" office:value="282.25" calcext:value-type="float">
            <text:p>282.25</text:p>
          </table:table-cell>
          <table:table-cell office:value-type="float" office:value="47.2131" calcext:value-type="float">
            <text:p>47.2131</text:p>
          </table:table-cell>
          <table:table-cell office:value-type="float" office:value="69.5862" calcext:value-type="float">
            <text:p>69.5862</text:p>
          </table:table-cell>
          <table:table-cell office:value-type="float" office:value="270.451" calcext:value-type="float">
            <text:p>270.451</text:p>
          </table:table-cell>
          <table:table-cell office:value-type="float" office:value="48.222" calcext:value-type="float">
            <text:p>48.222</text:p>
          </table:table-cell>
          <table:table-cell/>
          <table:table-cell table:formula="of:=([.D851]-[.A851])/0.0166667" office:value-type="float" office:value="-42.4799150401698" calcext:value-type="float">
            <text:p>-42.4799150401698</text:p>
          </table:table-cell>
          <table:table-cell table:formula="of:=ABS([.E851]-[.B851])/0.0166667" office:value-type="float" office:value="707.93858412283" calcext:value-type="float">
            <text:p>707.93858412283</text:p>
          </table:table-cell>
          <table:table-cell table:formula="of:=([.F851]-[.C851])/0.0166667" office:value-type="float" office:value="60.5338789322424" calcext:value-type="float">
            <text:p>60.5338789322424</text:p>
          </table:table-cell>
          <table:table-cell table:formula="of:=DEGREES(ATAN(ABS([.F851]-[.C851])/ABS([.E851]-[.B851])))" office:value-type="float" office:value="4.88731628354356" calcext:value-type="float">
            <text:p>4.88731628354356</text:p>
          </table:table-cell>
          <table:table-cell table:formula="of:=SQRT(POWER([.H851];2)+POWER([.I851];2)+POWER([.J851];2))" office:value-type="float" office:value="711.790652207685" calcext:value-type="float">
            <text:p>711.790652207685</text:p>
          </table:table-cell>
        </table:table-row>
        <table:table-row table:style-name="ro1">
          <table:table-cell office:value-type="float" office:value="71.0376" calcext:value-type="float">
            <text:p>71.0376</text:p>
          </table:table-cell>
          <table:table-cell office:value-type="float" office:value="290.68" calcext:value-type="float">
            <text:p>290.68</text:p>
          </table:table-cell>
          <table:table-cell office:value-type="float" office:value="45.458" calcext:value-type="float">
            <text:p>45.458</text:p>
          </table:table-cell>
          <table:table-cell office:value-type="float" office:value="70.0406" calcext:value-type="float">
            <text:p>70.0406</text:p>
          </table:table-cell>
          <table:table-cell office:value-type="float" office:value="279.799" calcext:value-type="float">
            <text:p>279.799</text:p>
          </table:table-cell>
          <table:table-cell office:value-type="float" office:value="46.3307" calcext:value-type="float">
            <text:p>46.3307</text:p>
          </table:table-cell>
          <table:table-cell/>
          <table:table-cell table:formula="of:=([.D852]-[.A852])/0.0166667" office:value-type="float" office:value="-59.8198803602393" calcext:value-type="float">
            <text:p>-59.8198803602393</text:p>
          </table:table-cell>
          <table:table-cell table:formula="of:=ABS([.E852]-[.B852])/0.0166667" office:value-type="float" office:value="652.858694282613" calcext:value-type="float">
            <text:p>652.858694282613</text:p>
          </table:table-cell>
          <table:table-cell table:formula="of:=([.F852]-[.C852])/0.0166667" office:value-type="float" office:value="52.3618952762096" calcext:value-type="float">
            <text:p>52.3618952762096</text:p>
          </table:table-cell>
          <table:table-cell table:formula="of:=DEGREES(ATAN(ABS([.F852]-[.C852])/ABS([.E852]-[.B852])))" office:value-type="float" office:value="4.58553652480683" calcext:value-type="float">
            <text:p>4.58553652480683</text:p>
          </table:table-cell>
          <table:table-cell table:formula="of:=SQRT(POWER([.H852];2)+POWER([.I852];2)+POWER([.J852];2))" office:value-type="float" office:value="657.681276047622" calcext:value-type="float">
            <text:p>657.681276047622</text:p>
          </table:table-cell>
        </table:table-row>
        <table:table-row table:style-name="ro1">
          <table:table-cell office:value-type="float" office:value="70.0202" calcext:value-type="float">
            <text:p>70.0202</text:p>
          </table:table-cell>
          <table:table-cell office:value-type="float" office:value="287.667" calcext:value-type="float">
            <text:p>287.667</text:p>
          </table:table-cell>
          <table:table-cell office:value-type="float" office:value="46.4198" calcext:value-type="float">
            <text:p>46.4198</text:p>
          </table:table-cell>
          <table:table-cell office:value-type="float" office:value="68.5602" calcext:value-type="float">
            <text:p>68.5602</text:p>
          </table:table-cell>
          <table:table-cell office:value-type="float" office:value="276.689" calcext:value-type="float">
            <text:p>276.689</text:p>
          </table:table-cell>
          <table:table-cell office:value-type="float" office:value="48.0463" calcext:value-type="float">
            <text:p>48.0463</text:p>
          </table:table-cell>
          <table:table-cell/>
          <table:table-cell table:formula="of:=([.D853]-[.A853])/0.0166667" office:value-type="float" office:value="-87.5998248003509" calcext:value-type="float">
            <text:p>-87.5998248003509</text:p>
          </table:table-cell>
          <table:table-cell table:formula="of:=ABS([.E853]-[.B853])/0.0166667" office:value-type="float" office:value="658.678682642632" calcext:value-type="float">
            <text:p>658.678682642632</text:p>
          </table:table-cell>
          <table:table-cell table:formula="of:=([.F853]-[.C853])/0.0166667" office:value-type="float" office:value="97.5898048203904" calcext:value-type="float">
            <text:p>97.5898048203904</text:p>
          </table:table-cell>
          <table:table-cell table:formula="of:=DEGREES(ATAN(ABS([.F853]-[.C853])/ABS([.E853]-[.B853])))" office:value-type="float" office:value="8.4276310461885" calcext:value-type="float">
            <text:p>8.4276310461885</text:p>
          </table:table-cell>
          <table:table-cell table:formula="of:=SQRT(POWER([.H853];2)+POWER([.I853];2)+POWER([.J853];2))" office:value-type="float" office:value="671.606362594762" calcext:value-type="float">
            <text:p>671.606362594762</text:p>
          </table:table-cell>
        </table:table-row>
        <table:table-row table:style-name="ro1">
          <table:table-cell office:value-type="float" office:value="69.7473" calcext:value-type="float">
            <text:p>69.7473</text:p>
          </table:table-cell>
          <table:table-cell office:value-type="float" office:value="290.531" calcext:value-type="float">
            <text:p>290.531</text:p>
          </table:table-cell>
          <table:table-cell office:value-type="float" office:value="45.4922" calcext:value-type="float">
            <text:p>45.4922</text:p>
          </table:table-cell>
          <table:table-cell office:value-type="float" office:value="68.2843" calcext:value-type="float">
            <text:p>68.2843</text:p>
          </table:table-cell>
          <table:table-cell office:value-type="float" office:value="279.419" calcext:value-type="float">
            <text:p>279.419</text:p>
          </table:table-cell>
          <table:table-cell office:value-type="float" office:value="47.1507" calcext:value-type="float">
            <text:p>47.1507</text:p>
          </table:table-cell>
          <table:table-cell/>
          <table:table-cell table:formula="of:=([.D854]-[.A854])/0.0166667" office:value-type="float" office:value="-87.7798244403508" calcext:value-type="float">
            <text:p>-87.7798244403508</text:p>
          </table:table-cell>
          <table:table-cell table:formula="of:=ABS([.E854]-[.B854])/0.0166667" office:value-type="float" office:value="666.718666562668" calcext:value-type="float">
            <text:p>666.718666562668</text:p>
          </table:table-cell>
          <table:table-cell table:formula="of:=([.F854]-[.C854])/0.0166667" office:value-type="float" office:value="99.5098009803982" calcext:value-type="float">
            <text:p>99.5098009803982</text:p>
          </table:table-cell>
          <table:table-cell table:formula="of:=DEGREES(ATAN(ABS([.F854]-[.C854])/ABS([.E854]-[.B854])))" office:value-type="float" office:value="8.48890623984803" calcext:value-type="float">
            <text:p>8.48890623984803</text:p>
          </table:table-cell>
          <table:table-cell table:formula="of:=SQRT(POWER([.H854];2)+POWER([.I854];2)+POWER([.J854];2))" office:value-type="float" office:value="679.79502676398" calcext:value-type="float">
            <text:p>679.79502676398</text:p>
          </table:table-cell>
        </table:table-row>
        <table:table-row table:style-name="ro1">
          <table:table-cell office:value-type="float" office:value="70.5475" calcext:value-type="float">
            <text:p>70.5475</text:p>
          </table:table-cell>
          <table:table-cell office:value-type="float" office:value="282.273" calcext:value-type="float">
            <text:p>282.273</text:p>
          </table:table-cell>
          <table:table-cell office:value-type="float" office:value="47.2072" calcext:value-type="float">
            <text:p>47.2072</text:p>
          </table:table-cell>
          <table:table-cell office:value-type="float" office:value="69.5757" calcext:value-type="float">
            <text:p>69.5757</text:p>
          </table:table-cell>
          <table:table-cell office:value-type="float" office:value="272.986" calcext:value-type="float">
            <text:p>272.986</text:p>
          </table:table-cell>
          <table:table-cell office:value-type="float" office:value="48.0907" calcext:value-type="float">
            <text:p>48.0907</text:p>
          </table:table-cell>
          <table:table-cell/>
          <table:table-cell table:formula="of:=([.D855]-[.A855])/0.0166667" office:value-type="float" office:value="-58.3078833842333" calcext:value-type="float">
            <text:p>-58.3078833842333</text:p>
          </table:table-cell>
          <table:table-cell table:formula="of:=ABS([.E855]-[.B855])/0.0166667" office:value-type="float" office:value="557.218885562231" calcext:value-type="float">
            <text:p>557.218885562231</text:p>
          </table:table-cell>
          <table:table-cell table:formula="of:=([.F855]-[.C855])/0.0166667" office:value-type="float" office:value="53.0098939802119" calcext:value-type="float">
            <text:p>53.0098939802119</text:p>
          </table:table-cell>
          <table:table-cell table:formula="of:=DEGREES(ATAN(ABS([.F855]-[.C855])/ABS([.E855]-[.B855])))" office:value-type="float" office:value="5.43436353869489" calcext:value-type="float">
            <text:p>5.43436353869489</text:p>
          </table:table-cell>
          <table:table-cell table:formula="of:=SQRT(POWER([.H855];2)+POWER([.I855];2)+POWER([.J855];2))" office:value-type="float" office:value="562.76348900027" calcext:value-type="float">
            <text:p>562.76348900027</text:p>
          </table:table-cell>
        </table:table-row>
        <table:table-row table:style-name="ro1">
          <table:table-cell office:value-type="float" office:value="71.2995" calcext:value-type="float">
            <text:p>71.2995</text:p>
          </table:table-cell>
          <table:table-cell office:value-type="float" office:value="291.928" calcext:value-type="float">
            <text:p>291.928</text:p>
          </table:table-cell>
          <table:table-cell office:value-type="float" office:value="46.037" calcext:value-type="float">
            <text:p>46.037</text:p>
          </table:table-cell>
          <table:table-cell office:value-type="float" office:value="70.5512" calcext:value-type="float">
            <text:p>70.5512</text:p>
          </table:table-cell>
          <table:table-cell office:value-type="float" office:value="280.928" calcext:value-type="float">
            <text:p>280.928</text:p>
          </table:table-cell>
          <table:table-cell office:value-type="float" office:value="47.4048" calcext:value-type="float">
            <text:p>47.4048</text:p>
          </table:table-cell>
          <table:table-cell/>
          <table:table-cell table:formula="of:=([.D856]-[.A856])/0.0166667" office:value-type="float" office:value="-44.8979102041796" calcext:value-type="float">
            <text:p>-44.8979102041796</text:p>
          </table:table-cell>
          <table:table-cell table:formula="of:=ABS([.E856]-[.B856])/0.0166667" office:value-type="float" office:value="659.99868000264" calcext:value-type="float">
            <text:p>659.99868000264</text:p>
          </table:table-cell>
          <table:table-cell table:formula="of:=([.F856]-[.C856])/0.0166667" office:value-type="float" office:value="82.0678358643284" calcext:value-type="float">
            <text:p>82.0678358643284</text:p>
          </table:table-cell>
          <table:table-cell table:formula="of:=DEGREES(ATAN(ABS([.F856]-[.C856])/ABS([.E856]-[.B856])))" office:value-type="float" office:value="7.08808765150785" calcext:value-type="float">
            <text:p>7.08808765150785</text:p>
          </table:table-cell>
          <table:table-cell table:formula="of:=SQRT(POWER([.H856];2)+POWER([.I856];2)+POWER([.J856];2))" office:value-type="float" office:value="666.595236728694" calcext:value-type="float">
            <text:p>666.595236728694</text:p>
          </table:table-cell>
        </table:table-row>
        <table:table-row table:style-name="ro1">
          <table:table-cell office:value-type="float" office:value="71.0438" calcext:value-type="float">
            <text:p>71.0438</text:p>
          </table:table-cell>
          <table:table-cell office:value-type="float" office:value="287.841" calcext:value-type="float">
            <text:p>287.841</text:p>
          </table:table-cell>
          <table:table-cell office:value-type="float" office:value="46.1314" calcext:value-type="float">
            <text:p>46.1314</text:p>
          </table:table-cell>
          <table:table-cell office:value-type="float" office:value="70.047" calcext:value-type="float">
            <text:p>70.047</text:p>
          </table:table-cell>
          <table:table-cell office:value-type="float" office:value="279.633" calcext:value-type="float">
            <text:p>279.633</text:p>
          </table:table-cell>
          <table:table-cell office:value-type="float" office:value="47.1024" calcext:value-type="float">
            <text:p>47.1024</text:p>
          </table:table-cell>
          <table:table-cell/>
          <table:table-cell table:formula="of:=([.D857]-[.A857])/0.0166667" office:value-type="float" office:value="-59.8078803842397" calcext:value-type="float">
            <text:p>-59.8078803842397</text:p>
          </table:table-cell>
          <table:table-cell table:formula="of:=ABS([.E857]-[.B857])/0.0166667" office:value-type="float" office:value="492.479015041972" calcext:value-type="float">
            <text:p>492.479015041972</text:p>
          </table:table-cell>
          <table:table-cell table:formula="of:=([.F857]-[.C857])/0.0166667" office:value-type="float" office:value="58.2598834802333" calcext:value-type="float">
            <text:p>58.2598834802333</text:p>
          </table:table-cell>
          <table:table-cell table:formula="of:=DEGREES(ATAN(ABS([.F857]-[.C857])/ABS([.E857]-[.B857])))" office:value-type="float" office:value="6.74668999494264" calcext:value-type="float">
            <text:p>6.74668999494264</text:p>
          </table:table-cell>
          <table:table-cell table:formula="of:=SQRT(POWER([.H857];2)+POWER([.I857];2)+POWER([.J857];2))" office:value-type="float" office:value="499.506533326539" calcext:value-type="float">
            <text:p>499.506533326539</text:p>
          </table:table-cell>
        </table:table-row>
        <table:table-row table:style-name="ro1">
          <table:table-cell office:value-type="float" office:value="70.2878" calcext:value-type="float">
            <text:p>70.2878</text:p>
          </table:table-cell>
          <table:table-cell office:value-type="float" office:value="283.652" calcext:value-type="float">
            <text:p>283.652</text:p>
          </table:table-cell>
          <table:table-cell office:value-type="float" office:value="46.7562" calcext:value-type="float">
            <text:p>46.7562</text:p>
          </table:table-cell>
          <table:table-cell office:value-type="float" office:value="69.077" calcext:value-type="float">
            <text:p>69.077</text:p>
          </table:table-cell>
          <table:table-cell office:value-type="float" office:value="272.977" calcext:value-type="float">
            <text:p>272.977</text:p>
          </table:table-cell>
          <table:table-cell office:value-type="float" office:value="47.8515" calcext:value-type="float">
            <text:p>47.8515</text:p>
          </table:table-cell>
          <table:table-cell/>
          <table:table-cell table:formula="of:=([.D858]-[.A858])/0.0166667" office:value-type="float" office:value="-72.647854704291" calcext:value-type="float">
            <text:p>-72.647854704291</text:p>
          </table:table-cell>
          <table:table-cell table:formula="of:=ABS([.E858]-[.B858])/0.0166667" office:value-type="float" office:value="640.498719002563" calcext:value-type="float">
            <text:p>640.498719002563</text:p>
          </table:table-cell>
          <table:table-cell table:formula="of:=([.F858]-[.C858])/0.0166667" office:value-type="float" office:value="65.717868564263" calcext:value-type="float">
            <text:p>65.717868564263</text:p>
          </table:table-cell>
          <table:table-cell table:formula="of:=DEGREES(ATAN(ABS([.F858]-[.C858])/ABS([.E858]-[.B858])))" office:value-type="float" office:value="5.85828795057349" calcext:value-type="float">
            <text:p>5.85828795057349</text:p>
          </table:table-cell>
          <table:table-cell table:formula="of:=SQRT(POWER([.H858];2)+POWER([.I858];2)+POWER([.J858];2))" office:value-type="float" office:value="647.946879061617" calcext:value-type="float">
            <text:p>647.946879061617</text:p>
          </table:table-cell>
        </table:table-row>
        <table:table-row table:style-name="ro1">
          <table:table-cell office:value-type="float" office:value="68.5412" calcext:value-type="float">
            <text:p>68.5412</text:p>
          </table:table-cell>
          <table:table-cell office:value-type="float" office:value="279.345" calcext:value-type="float">
            <text:p>279.345</text:p>
          </table:table-cell>
          <table:table-cell office:value-type="float" office:value="47.6563" calcext:value-type="float">
            <text:p>47.6563</text:p>
          </table:table-cell>
          <table:table-cell office:value-type="float" office:value="66.6003" calcext:value-type="float">
            <text:p>66.6003</text:p>
          </table:table-cell>
          <table:table-cell office:value-type="float" office:value="272.572" calcext:value-type="float">
            <text:p>272.572</text:p>
          </table:table-cell>
          <table:table-cell office:value-type="float" office:value="48.1801" calcext:value-type="float">
            <text:p>48.1801</text:p>
          </table:table-cell>
          <table:table-cell/>
          <table:table-cell table:formula="of:=([.D859]-[.A859])/0.0166667" office:value-type="float" office:value="-116.453767092466" calcext:value-type="float">
            <text:p>-116.453767092466</text:p>
          </table:table-cell>
          <table:table-cell table:formula="of:=ABS([.E859]-[.B859])/0.0166667" office:value-type="float" office:value="406.379187241627" calcext:value-type="float">
            <text:p>406.379187241627</text:p>
          </table:table-cell>
          <table:table-cell table:formula="of:=([.F859]-[.C859])/0.0166667" office:value-type="float" office:value="31.4279371441258" calcext:value-type="float">
            <text:p>31.4279371441258</text:p>
          </table:table-cell>
          <table:table-cell table:formula="of:=DEGREES(ATAN(ABS([.F859]-[.C859])/ABS([.E859]-[.B859])))" office:value-type="float" office:value="4.42225170621019" calcext:value-type="float">
            <text:p>4.42225170621019</text:p>
          </table:table-cell>
          <table:table-cell table:formula="of:=SQRT(POWER([.H859];2)+POWER([.I859];2)+POWER([.J859];2))" office:value-type="float" office:value="423.902393159471" calcext:value-type="float">
            <text:p>423.902393159471</text:p>
          </table:table-cell>
        </table:table-row>
        <table:table-row table:style-name="ro1">
          <table:table-cell office:value-type="float" office:value="70.5154" calcext:value-type="float">
            <text:p>70.5154</text:p>
          </table:table-cell>
          <table:table-cell office:value-type="float" office:value="290.791" calcext:value-type="float">
            <text:p>290.791</text:p>
          </table:table-cell>
          <table:table-cell office:value-type="float" office:value="44.6812" calcext:value-type="float">
            <text:p>44.6812</text:p>
          </table:table-cell>
          <table:table-cell office:value-type="float" office:value="69.5252" calcext:value-type="float">
            <text:p>69.5252</text:p>
          </table:table-cell>
          <table:table-cell office:value-type="float" office:value="281.182" calcext:value-type="float">
            <text:p>281.182</text:p>
          </table:table-cell>
          <table:table-cell office:value-type="float" office:value="45.6284" calcext:value-type="float">
            <text:p>45.6284</text:p>
          </table:table-cell>
          <table:table-cell/>
          <table:table-cell table:formula="of:=([.D860]-[.A860])/0.0166667" office:value-type="float" office:value="-59.4118811762377" calcext:value-type="float">
            <text:p>-59.4118811762377</text:p>
          </table:table-cell>
          <table:table-cell table:formula="of:=ABS([.E860]-[.B860])/0.0166667" office:value-type="float" office:value="576.538846922305" calcext:value-type="float">
            <text:p>576.538846922305</text:p>
          </table:table-cell>
          <table:table-cell table:formula="of:=([.F860]-[.C860])/0.0166667" office:value-type="float" office:value="56.8318863362275" calcext:value-type="float">
            <text:p>56.8318863362275</text:p>
          </table:table-cell>
          <table:table-cell table:formula="of:=DEGREES(ATAN(ABS([.F860]-[.C860])/ABS([.E860]-[.B860])))" office:value-type="float" office:value="5.62970130861434" calcext:value-type="float">
            <text:p>5.62970130861434</text:p>
          </table:table-cell>
          <table:table-cell table:formula="of:=SQRT(POWER([.H860];2)+POWER([.I860];2)+POWER([.J860];2))" office:value-type="float" office:value="582.371596955015" calcext:value-type="float">
            <text:p>582.371596955015</text:p>
          </table:table-cell>
        </table:table-row>
        <table:table-row table:style-name="ro1">
          <table:table-cell office:value-type="float" office:value="70.0019" calcext:value-type="float">
            <text:p>70.0019</text:p>
          </table:table-cell>
          <table:table-cell office:value-type="float" office:value="289.398" calcext:value-type="float">
            <text:p>289.398</text:p>
          </table:table-cell>
          <table:table-cell office:value-type="float" office:value="44.6399" calcext:value-type="float">
            <text:p>44.6399</text:p>
          </table:table-cell>
          <table:table-cell office:value-type="float" office:value="68.779" calcext:value-type="float">
            <text:p>68.779</text:p>
          </table:table-cell>
          <table:table-cell office:value-type="float" office:value="278.514" calcext:value-type="float">
            <text:p>278.514</text:p>
          </table:table-cell>
          <table:table-cell office:value-type="float" office:value="45.54" calcext:value-type="float">
            <text:p>45.54</text:p>
          </table:table-cell>
          <table:table-cell/>
          <table:table-cell table:formula="of:=([.D861]-[.A861])/0.0166667" office:value-type="float" office:value="-73.3738532522941" calcext:value-type="float">
            <text:p>-73.3738532522941</text:p>
          </table:table-cell>
          <table:table-cell table:formula="of:=ABS([.E861]-[.B861])/0.0166667" office:value-type="float" office:value="653.038693922613" calcext:value-type="float">
            <text:p>653.038693922613</text:p>
          </table:table-cell>
          <table:table-cell table:formula="of:=([.F861]-[.C861])/0.0166667" office:value-type="float" office:value="54.0058919882161" calcext:value-type="float">
            <text:p>54.0058919882161</text:p>
          </table:table-cell>
          <table:table-cell table:formula="of:=DEGREES(ATAN(ABS([.F861]-[.C861])/ABS([.E861]-[.B861])))" office:value-type="float" office:value="4.72756718340079" calcext:value-type="float">
            <text:p>4.72756718340079</text:p>
          </table:table-cell>
          <table:table-cell table:formula="of:=SQRT(POWER([.H861];2)+POWER([.I861];2)+POWER([.J861];2))" office:value-type="float" office:value="659.363249256951" calcext:value-type="float">
            <text:p>659.363249256951</text:p>
          </table:table-cell>
        </table:table-row>
        <table:table-row table:style-name="ro1">
          <table:table-cell office:value-type="float" office:value="70.7715" calcext:value-type="float">
            <text:p>70.7715</text:p>
          </table:table-cell>
          <table:table-cell office:value-type="float" office:value="293.51" calcext:value-type="float">
            <text:p>293.51</text:p>
          </table:table-cell>
          <table:table-cell office:value-type="float" office:value="44.785" calcext:value-type="float">
            <text:p>44.785</text:p>
          </table:table-cell>
          <table:table-cell office:value-type="float" office:value="69.5208" calcext:value-type="float">
            <text:p>69.5208</text:p>
          </table:table-cell>
          <table:table-cell office:value-type="float" office:value="282.477" calcext:value-type="float">
            <text:p>282.477</text:p>
          </table:table-cell>
          <table:table-cell office:value-type="float" office:value="45.684" calcext:value-type="float">
            <text:p>45.684</text:p>
          </table:table-cell>
          <table:table-cell/>
          <table:table-cell table:formula="of:=([.D862]-[.A862])/0.0166667" office:value-type="float" office:value="-75.0418499163007" calcext:value-type="float">
            <text:p>-75.0418499163007</text:p>
          </table:table-cell>
          <table:table-cell table:formula="of:=ABS([.E862]-[.B862])/0.0166667" office:value-type="float" office:value="661.978676042649" calcext:value-type="float">
            <text:p>661.978676042649</text:p>
          </table:table-cell>
          <table:table-cell table:formula="of:=([.F862]-[.C862])/0.0166667" office:value-type="float" office:value="53.9398921202158" calcext:value-type="float">
            <text:p>53.9398921202158</text:p>
          </table:table-cell>
          <table:table-cell table:formula="of:=DEGREES(ATAN(ABS([.F862]-[.C862])/ABS([.E862]-[.B862])))" office:value-type="float" office:value="4.65833053747272" calcext:value-type="float">
            <text:p>4.65833053747272</text:p>
          </table:table-cell>
          <table:table-cell table:formula="of:=SQRT(POWER([.H862];2)+POWER([.I862];2)+POWER([.J862];2))" office:value-type="float" office:value="668.398502942653" calcext:value-type="float">
            <text:p>668.398502942653</text:p>
          </table:table-cell>
        </table:table-row>
        <table:table-row table:style-name="ro1">
          <table:table-cell office:value-type="float" office:value="85.6524" calcext:value-type="float">
            <text:p>85.6524</text:p>
          </table:table-cell>
          <table:table-cell office:value-type="float" office:value="295.921" calcext:value-type="float">
            <text:p>295.921</text:p>
          </table:table-cell>
          <table:table-cell office:value-type="float" office:value="43.7757" calcext:value-type="float">
            <text:p>43.7757</text:p>
          </table:table-cell>
          <table:table-cell office:value-type="float" office:value="84.2802" calcext:value-type="float">
            <text:p>84.2802</text:p>
          </table:table-cell>
          <table:table-cell office:value-type="float" office:value="283.801" calcext:value-type="float">
            <text:p>283.801</text:p>
          </table:table-cell>
          <table:table-cell office:value-type="float" office:value="44.5953" calcext:value-type="float">
            <text:p>44.5953</text:p>
          </table:table-cell>
          <table:table-cell/>
          <table:table-cell table:formula="of:=([.D863]-[.A863])/0.0166667" office:value-type="float" office:value="-82.3318353363297" calcext:value-type="float">
            <text:p>-82.3318353363297</text:p>
          </table:table-cell>
          <table:table-cell table:formula="of:=ABS([.E863]-[.B863])/0.0166667" office:value-type="float" office:value="727.198545602909" calcext:value-type="float">
            <text:p>727.198545602909</text:p>
          </table:table-cell>
          <table:table-cell table:formula="of:=([.F863]-[.C863])/0.0166667" office:value-type="float" office:value="49.1759016481968" calcext:value-type="float">
            <text:p>49.1759016481968</text:p>
          </table:table-cell>
          <table:table-cell table:formula="of:=DEGREES(ATAN(ABS([.F863]-[.C863])/ABS([.E863]-[.B863])))" office:value-type="float" office:value="3.86866625064667" calcext:value-type="float">
            <text:p>3.86866625064667</text:p>
          </table:table-cell>
          <table:table-cell table:formula="of:=SQRT(POWER([.H863];2)+POWER([.I863];2)+POWER([.J863];2))" office:value-type="float" office:value="733.494734227689" calcext:value-type="float">
            <text:p>733.494734227689</text:p>
          </table:table-cell>
        </table:table-row>
        <table:table-row table:style-name="ro1">
          <table:table-cell office:value-type="float" office:value="86.0764" calcext:value-type="float">
            <text:p>86.0764</text:p>
          </table:table-cell>
          <table:table-cell office:value-type="float" office:value="292.898" calcext:value-type="float">
            <text:p>292.898</text:p>
          </table:table-cell>
          <table:table-cell office:value-type="float" office:value="45.2493" calcext:value-type="float">
            <text:p>45.2493</text:p>
          </table:table-cell>
          <table:table-cell office:value-type="float" office:value="84.2309" calcext:value-type="float">
            <text:p>84.2309</text:p>
          </table:table-cell>
          <table:table-cell office:value-type="float" office:value="282.186" calcext:value-type="float">
            <text:p>282.186</text:p>
          </table:table-cell>
          <table:table-cell office:value-type="float" office:value="46.0945" calcext:value-type="float">
            <text:p>46.0945</text:p>
          </table:table-cell>
          <table:table-cell/>
          <table:table-cell table:formula="of:=([.D864]-[.A864])/0.0166667" office:value-type="float" office:value="-110.729778540443" calcext:value-type="float">
            <text:p>-110.729778540443</text:p>
          </table:table-cell>
          <table:table-cell table:formula="of:=ABS([.E864]-[.B864])/0.0166667" office:value-type="float" office:value="642.718714562574" calcext:value-type="float">
            <text:p>642.718714562574</text:p>
          </table:table-cell>
          <table:table-cell table:formula="of:=([.F864]-[.C864])/0.0166667" office:value-type="float" office:value="50.7118985762028" calcext:value-type="float">
            <text:p>50.7118985762028</text:p>
          </table:table-cell>
          <table:table-cell table:formula="of:=DEGREES(ATAN(ABS([.F864]-[.C864])/ABS([.E864]-[.B864])))" office:value-type="float" office:value="4.51141457137287" calcext:value-type="float">
            <text:p>4.51141457137287</text:p>
          </table:table-cell>
          <table:table-cell table:formula="of:=SQRT(POWER([.H864];2)+POWER([.I864];2)+POWER([.J864];2))" office:value-type="float" office:value="654.156041447135" calcext:value-type="float">
            <text:p>654.156041447135</text:p>
          </table:table-cell>
        </table:table-row>
        <table:table-row table:style-name="ro1">
          <table:table-cell office:value-type="float" office:value="92.6982" calcext:value-type="float">
            <text:p>92.6982</text:p>
          </table:table-cell>
          <table:table-cell office:value-type="float" office:value="290.2" calcext:value-type="float">
            <text:p>290.2</text:p>
          </table:table-cell>
          <table:table-cell office:value-type="float" office:value="45.3353" calcext:value-type="float">
            <text:p>45.3353</text:p>
          </table:table-cell>
          <table:table-cell office:value-type="float" office:value="91.1142" calcext:value-type="float">
            <text:p>91.1142</text:p>
          </table:table-cell>
          <table:table-cell office:value-type="float" office:value="277.15" calcext:value-type="float">
            <text:p>277.15</text:p>
          </table:table-cell>
          <table:table-cell office:value-type="float" office:value="46.5379" calcext:value-type="float">
            <text:p>46.5379</text:p>
          </table:table-cell>
          <table:table-cell/>
          <table:table-cell table:formula="of:=([.D865]-[.A865])/0.0166667" office:value-type="float" office:value="-95.0398099203803" calcext:value-type="float">
            <text:p>-95.0398099203803</text:p>
          </table:table-cell>
          <table:table-cell table:formula="of:=ABS([.E865]-[.B865])/0.0166667" office:value-type="float" office:value="782.998434003133" calcext:value-type="float">
            <text:p>782.998434003133</text:p>
          </table:table-cell>
          <table:table-cell table:formula="of:=([.F865]-[.C865])/0.0166667" office:value-type="float" office:value="72.1558556882889" calcext:value-type="float">
            <text:p>72.1558556882889</text:p>
          </table:table-cell>
          <table:table-cell table:formula="of:=DEGREES(ATAN(ABS([.F865]-[.C865])/ABS([.E865]-[.B865])))" office:value-type="float" office:value="5.26512208373542" calcext:value-type="float">
            <text:p>5.26512208373542</text:p>
          </table:table-cell>
          <table:table-cell table:formula="of:=SQRT(POWER([.H865];2)+POWER([.I865];2)+POWER([.J865];2))" office:value-type="float" office:value="792.038875706975" calcext:value-type="float">
            <text:p>792.038875706975</text:p>
          </table:table-cell>
        </table:table-row>
        <table:table-row table:style-name="ro1">
          <table:table-cell office:value-type="float" office:value="90.364" calcext:value-type="float">
            <text:p>90.364</text:p>
          </table:table-cell>
          <table:table-cell office:value-type="float" office:value="283.521" calcext:value-type="float">
            <text:p>283.521</text:p>
          </table:table-cell>
          <table:table-cell office:value-type="float" office:value="46.344" calcext:value-type="float">
            <text:p>46.344</text:p>
          </table:table-cell>
          <table:table-cell office:value-type="float" office:value="88.5141" calcext:value-type="float">
            <text:p>88.5141</text:p>
          </table:table-cell>
          <table:table-cell office:value-type="float" office:value="274.608" calcext:value-type="float">
            <text:p>274.608</text:p>
          </table:table-cell>
          <table:table-cell office:value-type="float" office:value="46.6943" calcext:value-type="float">
            <text:p>46.6943</text:p>
          </table:table-cell>
          <table:table-cell/>
          <table:table-cell table:formula="of:=([.D866]-[.A866])/0.0166667" office:value-type="float" office:value="-110.993778012444" calcext:value-type="float">
            <text:p>-110.993778012444</text:p>
          </table:table-cell>
          <table:table-cell table:formula="of:=ABS([.E866]-[.B866])/0.0166667" office:value-type="float" office:value="534.77893044214" calcext:value-type="float">
            <text:p>534.77893044214</text:p>
          </table:table-cell>
          <table:table-cell table:formula="of:=([.F866]-[.C866])/0.0166667" office:value-type="float" office:value="21.0179579640839" calcext:value-type="float">
            <text:p>21.0179579640839</text:p>
          </table:table-cell>
          <table:table-cell table:formula="of:=DEGREES(ATAN(ABS([.F866]-[.C866])/ABS([.E866]-[.B866])))" office:value-type="float" office:value="2.25068854472857" calcext:value-type="float">
            <text:p>2.25068854472857</text:p>
          </table:table-cell>
          <table:table-cell table:formula="of:=SQRT(POWER([.H866];2)+POWER([.I866];2)+POWER([.J866];2))" office:value-type="float" office:value="546.58016590368" calcext:value-type="float">
            <text:p>546.58016590368</text:p>
          </table:table-cell>
        </table:table-row>
        <table:table-row table:style-name="ro1">
          <table:table-cell office:value-type="float" office:value="97.7242" calcext:value-type="float">
            <text:p>97.7242</text:p>
          </table:table-cell>
          <table:table-cell office:value-type="float" office:value="292.635" calcext:value-type="float">
            <text:p>292.635</text:p>
          </table:table-cell>
          <table:table-cell office:value-type="float" office:value="45.4442" calcext:value-type="float">
            <text:p>45.4442</text:p>
          </table:table-cell>
          <table:table-cell office:value-type="float" office:value="96.0684" calcext:value-type="float">
            <text:p>96.0684</text:p>
          </table:table-cell>
          <table:table-cell office:value-type="float" office:value="280.851" calcext:value-type="float">
            <text:p>280.851</text:p>
          </table:table-cell>
          <table:table-cell office:value-type="float" office:value="46.4412" calcext:value-type="float">
            <text:p>46.4412</text:p>
          </table:table-cell>
          <table:table-cell/>
          <table:table-cell table:formula="of:=([.D867]-[.A867])/0.0166667" office:value-type="float" office:value="-99.3478013043974" calcext:value-type="float">
            <text:p>-99.3478013043974</text:p>
          </table:table-cell>
          <table:table-cell table:formula="of:=ABS([.E867]-[.B867])/0.0166667" office:value-type="float" office:value="707.038585922828" calcext:value-type="float">
            <text:p>707.038585922828</text:p>
          </table:table-cell>
          <table:table-cell table:formula="of:=([.F867]-[.C867])/0.0166667" office:value-type="float" office:value="59.8198803602393" calcext:value-type="float">
            <text:p>59.8198803602393</text:p>
          </table:table-cell>
          <table:table-cell table:formula="of:=DEGREES(ATAN(ABS([.F867]-[.C867])/ABS([.E867]-[.B867])))" office:value-type="float" office:value="4.83606354964884" calcext:value-type="float">
            <text:p>4.83606354964884</text:p>
          </table:table-cell>
          <table:table-cell table:formula="of:=SQRT(POWER([.H867];2)+POWER([.I867];2)+POWER([.J867];2))" office:value-type="float" office:value="716.485844726945" calcext:value-type="float">
            <text:p>716.485844726945</text:p>
          </table:table-cell>
        </table:table-row>
        <table:table-row table:style-name="ro1">
          <table:table-cell office:value-type="float" office:value="102.955" calcext:value-type="float">
            <text:p>102.955</text:p>
          </table:table-cell>
          <table:table-cell office:value-type="float" office:value="293.535" calcext:value-type="float">
            <text:p>293.535</text:p>
          </table:table-cell>
          <table:table-cell office:value-type="float" office:value="45.7812" calcext:value-type="float">
            <text:p>45.7812</text:p>
          </table:table-cell>
          <table:table-cell office:value-type="float" office:value="101.342" calcext:value-type="float">
            <text:p>101.342</text:p>
          </table:table-cell>
          <table:table-cell office:value-type="float" office:value="280.505" calcext:value-type="float">
            <text:p>280.505</text:p>
          </table:table-cell>
          <table:table-cell office:value-type="float" office:value="46.9476" calcext:value-type="float">
            <text:p>46.9476</text:p>
          </table:table-cell>
          <table:table-cell/>
          <table:table-cell table:formula="of:=([.D868]-[.A868])/0.0166667" office:value-type="float" office:value="-96.7798064403871" calcext:value-type="float">
            <text:p>-96.7798064403871</text:p>
          </table:table-cell>
          <table:table-cell table:formula="of:=ABS([.E868]-[.B868])/0.0166667" office:value-type="float" office:value="781.798436403129" calcext:value-type="float">
            <text:p>781.798436403129</text:p>
          </table:table-cell>
          <table:table-cell table:formula="of:=([.F868]-[.C868])/0.0166667" office:value-type="float" office:value="69.9838600322801" calcext:value-type="float">
            <text:p>69.9838600322801</text:p>
          </table:table-cell>
          <table:table-cell table:formula="of:=DEGREES(ATAN(ABS([.F868]-[.C868])/ABS([.E868]-[.B868])))" office:value-type="float" office:value="5.1152834735448" calcext:value-type="float">
            <text:p>5.1152834735448</text:p>
          </table:table-cell>
          <table:table-cell table:formula="of:=SQRT(POWER([.H868];2)+POWER([.I868];2)+POWER([.J868];2))" office:value-type="float" office:value="790.868425695472" calcext:value-type="float">
            <text:p>790.868425695472</text:p>
          </table:table-cell>
        </table:table-row>
        <table:table-row table:style-name="ro1">
          <table:table-cell office:value-type="float" office:value="105.143" calcext:value-type="float">
            <text:p>105.143</text:p>
          </table:table-cell>
          <table:table-cell office:value-type="float" office:value="287.934" calcext:value-type="float">
            <text:p>287.934</text:p>
          </table:table-cell>
          <table:table-cell office:value-type="float" office:value="46.5805" calcext:value-type="float">
            <text:p>46.5805</text:p>
          </table:table-cell>
          <table:table-cell office:value-type="float" office:value="103.332" calcext:value-type="float">
            <text:p>103.332</text:p>
          </table:table-cell>
          <table:table-cell office:value-type="float" office:value="276.516" calcext:value-type="float">
            <text:p>276.516</text:p>
          </table:table-cell>
          <table:table-cell office:value-type="float" office:value="47.5199" calcext:value-type="float">
            <text:p>47.5199</text:p>
          </table:table-cell>
          <table:table-cell/>
          <table:table-cell table:formula="of:=([.D869]-[.A869])/0.0166667" office:value-type="float" office:value="-108.659782680435" calcext:value-type="float">
            <text:p>-108.659782680435</text:p>
          </table:table-cell>
          <table:table-cell table:formula="of:=ABS([.E869]-[.B869])/0.0166667" office:value-type="float" office:value="685.078629842741" calcext:value-type="float">
            <text:p>685.078629842741</text:p>
          </table:table-cell>
          <table:table-cell table:formula="of:=([.F869]-[.C869])/0.0166667" office:value-type="float" office:value="56.3638872722254" calcext:value-type="float">
            <text:p>56.3638872722254</text:p>
          </table:table-cell>
          <table:table-cell table:formula="of:=DEGREES(ATAN(ABS([.F869]-[.C869])/ABS([.E869]-[.B869])))" office:value-type="float" office:value="4.70333709871105" calcext:value-type="float">
            <text:p>4.70333709871105</text:p>
          </table:table-cell>
          <table:table-cell table:formula="of:=SQRT(POWER([.H869];2)+POWER([.I869];2)+POWER([.J869];2))" office:value-type="float" office:value="695.928563307903" calcext:value-type="float">
            <text:p>695.928563307903</text:p>
          </table:table-cell>
        </table:table-row>
        <table:table-row table:style-name="ro1">
          <table:table-cell office:value-type="float" office:value="105.515" calcext:value-type="float">
            <text:p>105.515</text:p>
          </table:table-cell>
          <table:table-cell office:value-type="float" office:value="289.368" calcext:value-type="float">
            <text:p>289.368</text:p>
          </table:table-cell>
          <table:table-cell office:value-type="float" office:value="45.8606" calcext:value-type="float">
            <text:p>45.8606</text:p>
          </table:table-cell>
          <table:table-cell office:value-type="float" office:value="103.608" calcext:value-type="float">
            <text:p>103.608</text:p>
          </table:table-cell>
          <table:table-cell office:value-type="float" office:value="276.669" calcext:value-type="float">
            <text:p>276.669</text:p>
          </table:table-cell>
          <table:table-cell office:value-type="float" office:value="46.7532" calcext:value-type="float">
            <text:p>46.7532</text:p>
          </table:table-cell>
          <table:table-cell/>
          <table:table-cell table:formula="of:=([.D870]-[.A870])/0.0166667" office:value-type="float" office:value="-114.419771160457" calcext:value-type="float">
            <text:p>-114.419771160457</text:p>
          </table:table-cell>
          <table:table-cell table:formula="of:=ABS([.E870]-[.B870])/0.0166667" office:value-type="float" office:value="761.938476123049" calcext:value-type="float">
            <text:p>761.938476123049</text:p>
          </table:table-cell>
          <table:table-cell table:formula="of:=([.F870]-[.C870])/0.0166667" office:value-type="float" office:value="53.5558928882143" calcext:value-type="float">
            <text:p>53.5558928882143</text:p>
          </table:table-cell>
          <table:table-cell table:formula="of:=DEGREES(ATAN(ABS([.F870]-[.C870])/ABS([.E870]-[.B870])))" office:value-type="float" office:value="4.02065029851283" calcext:value-type="float">
            <text:p>4.02065029851283</text:p>
          </table:table-cell>
          <table:table-cell table:formula="of:=SQRT(POWER([.H870];2)+POWER([.I870];2)+POWER([.J870];2))" office:value-type="float" office:value="772.340830910926" calcext:value-type="float">
            <text:p>772.340830910926</text:p>
          </table:table-cell>
        </table:table-row>
        <table:table-row table:style-name="ro1">
          <table:table-cell office:value-type="float" office:value="107.435" calcext:value-type="float">
            <text:p>107.435</text:p>
          </table:table-cell>
          <table:table-cell office:value-type="float" office:value="294.472" calcext:value-type="float">
            <text:p>294.472</text:p>
          </table:table-cell>
          <table:table-cell office:value-type="float" office:value="45.6084" calcext:value-type="float">
            <text:p>45.6084</text:p>
          </table:table-cell>
          <table:table-cell office:value-type="float" office:value="105.548" calcext:value-type="float">
            <text:p>105.548</text:p>
          </table:table-cell>
          <table:table-cell office:value-type="float" office:value="282.801" calcext:value-type="float">
            <text:p>282.801</text:p>
          </table:table-cell>
          <table:table-cell office:value-type="float" office:value="46.5748" calcext:value-type="float">
            <text:p>46.5748</text:p>
          </table:table-cell>
          <table:table-cell/>
          <table:table-cell table:formula="of:=([.D871]-[.A871])/0.0166667" office:value-type="float" office:value="-113.219773560453" calcext:value-type="float">
            <text:p>-113.219773560453</text:p>
          </table:table-cell>
          <table:table-cell table:formula="of:=ABS([.E871]-[.B871])/0.0166667" office:value-type="float" office:value="700.258599482801" calcext:value-type="float">
            <text:p>700.258599482801</text:p>
          </table:table-cell>
          <table:table-cell table:formula="of:=([.F871]-[.C871])/0.0166667" office:value-type="float" office:value="57.9838840322319" calcext:value-type="float">
            <text:p>57.9838840322319</text:p>
          </table:table-cell>
          <table:table-cell table:formula="of:=DEGREES(ATAN(ABS([.F871]-[.C871])/ABS([.E871]-[.B871])))" office:value-type="float" office:value="4.73349423161778" calcext:value-type="float">
            <text:p>4.73349423161778</text:p>
          </table:table-cell>
          <table:table-cell table:formula="of:=SQRT(POWER([.H871];2)+POWER([.I871];2)+POWER([.J871];2))" office:value-type="float" office:value="711.718310908295" calcext:value-type="float">
            <text:p>711.718310908295</text:p>
          </table:table-cell>
        </table:table-row>
        <table:table-row table:style-name="ro1">
          <table:table-cell office:value-type="float" office:value="107.425" calcext:value-type="float">
            <text:p>107.425</text:p>
          </table:table-cell>
          <table:table-cell office:value-type="float" office:value="294.408" calcext:value-type="float">
            <text:p>294.408</text:p>
          </table:table-cell>
          <table:table-cell office:value-type="float" office:value="45.8743" calcext:value-type="float">
            <text:p>45.8743</text:p>
          </table:table-cell>
          <table:table-cell office:value-type="float" office:value="105.347" calcext:value-type="float">
            <text:p>105.347</text:p>
          </table:table-cell>
          <table:table-cell office:value-type="float" office:value="280.157" calcext:value-type="float">
            <text:p>280.157</text:p>
          </table:table-cell>
          <table:table-cell office:value-type="float" office:value="47.2155" calcext:value-type="float">
            <text:p>47.2155</text:p>
          </table:table-cell>
          <table:table-cell/>
          <table:table-cell table:formula="of:=([.D872]-[.A872])/0.0166667" office:value-type="float" office:value="-124.679750640499" calcext:value-type="float">
            <text:p>-124.679750640499</text:p>
          </table:table-cell>
          <table:table-cell table:formula="of:=ABS([.E872]-[.B872])/0.0166667" office:value-type="float" office:value="855.058289883422" calcext:value-type="float">
            <text:p>855.058289883422</text:p>
          </table:table-cell>
          <table:table-cell table:formula="of:=([.F872]-[.C872])/0.0166667" office:value-type="float" office:value="80.4718390563219" calcext:value-type="float">
            <text:p>80.4718390563219</text:p>
          </table:table-cell>
          <table:table-cell table:formula="of:=DEGREES(ATAN(ABS([.F872]-[.C872])/ABS([.E872]-[.B872])))" office:value-type="float" office:value="5.37642412158209" calcext:value-type="float">
            <text:p>5.37642412158209</text:p>
          </table:table-cell>
          <table:table-cell table:formula="of:=SQRT(POWER([.H872];2)+POWER([.I872];2)+POWER([.J872];2))" office:value-type="float" office:value="867.839522146374" calcext:value-type="float">
            <text:p>867.839522146374</text:p>
          </table:table-cell>
        </table:table-row>
        <table:table-row table:style-name="ro1">
          <table:table-cell office:value-type="float" office:value="109.423" calcext:value-type="float">
            <text:p>109.423</text:p>
          </table:table-cell>
          <table:table-cell office:value-type="float" office:value="296.8" calcext:value-type="float">
            <text:p>296.8</text:p>
          </table:table-cell>
          <table:table-cell office:value-type="float" office:value="46.0262" calcext:value-type="float">
            <text:p>46.0262</text:p>
          </table:table-cell>
          <table:table-cell office:value-type="float" office:value="107.433" calcext:value-type="float">
            <text:p>107.433</text:p>
          </table:table-cell>
          <table:table-cell office:value-type="float" office:value="287.722" calcext:value-type="float">
            <text:p>287.722</text:p>
          </table:table-cell>
          <table:table-cell office:value-type="float" office:value="46.593" calcext:value-type="float">
            <text:p>46.593</text:p>
          </table:table-cell>
          <table:table-cell/>
          <table:table-cell table:formula="of:=([.D873]-[.A873])/0.0166667" office:value-type="float" office:value="-119.399761200477" calcext:value-type="float">
            <text:p>-119.399761200477</text:p>
          </table:table-cell>
          <table:table-cell table:formula="of:=ABS([.E873]-[.B873])/0.0166667" office:value-type="float" office:value="544.678910642181" calcext:value-type="float">
            <text:p>544.678910642181</text:p>
          </table:table-cell>
          <table:table-cell table:formula="of:=([.F873]-[.C873])/0.0166667" office:value-type="float" office:value="34.0079319841361" calcext:value-type="float">
            <text:p>34.0079319841361</text:p>
          </table:table-cell>
          <table:table-cell table:formula="of:=DEGREES(ATAN(ABS([.F873]-[.C873])/ABS([.E873]-[.B873])))" office:value-type="float" office:value="3.57271937041056" calcext:value-type="float">
            <text:p>3.57271937041056</text:p>
          </table:table-cell>
          <table:table-cell table:formula="of:=SQRT(POWER([.H873];2)+POWER([.I873];2)+POWER([.J873];2))" office:value-type="float" office:value="558.64833134175" calcext:value-type="float">
            <text:p>558.64833134175</text:p>
          </table:table-cell>
        </table:table-row>
        <table:table-row table:style-name="ro1">
          <table:table-cell office:value-type="float" office:value="108.127" calcext:value-type="float">
            <text:p>108.127</text:p>
          </table:table-cell>
          <table:table-cell office:value-type="float" office:value="290.195" calcext:value-type="float">
            <text:p>290.195</text:p>
          </table:table-cell>
          <table:table-cell office:value-type="float" office:value="46.7351" calcext:value-type="float">
            <text:p>46.7351</text:p>
          </table:table-cell>
          <table:table-cell office:value-type="float" office:value="106.329" calcext:value-type="float">
            <text:p>106.329</text:p>
          </table:table-cell>
          <table:table-cell office:value-type="float" office:value="279.962" calcext:value-type="float">
            <text:p>279.962</text:p>
          </table:table-cell>
          <table:table-cell office:value-type="float" office:value="47.7339" calcext:value-type="float">
            <text:p>47.7339</text:p>
          </table:table-cell>
          <table:table-cell/>
          <table:table-cell table:formula="of:=([.D874]-[.A874])/0.0166667" office:value-type="float" office:value="-107.879784240432" calcext:value-type="float">
            <text:p>-107.879784240432</text:p>
          </table:table-cell>
          <table:table-cell table:formula="of:=ABS([.E874]-[.B874])/0.0166667" office:value-type="float" office:value="613.978772042456" calcext:value-type="float">
            <text:p>613.978772042456</text:p>
          </table:table-cell>
          <table:table-cell table:formula="of:=([.F874]-[.C874])/0.0166667" office:value-type="float" office:value="59.9278801442395" calcext:value-type="float">
            <text:p>59.9278801442395</text:p>
          </table:table-cell>
          <table:table-cell table:formula="of:=DEGREES(ATAN(ABS([.F874]-[.C874])/ABS([.E874]-[.B874])))" office:value-type="float" office:value="5.57474098713428" calcext:value-type="float">
            <text:p>5.57474098713428</text:p>
          </table:table-cell>
          <table:table-cell table:formula="of:=SQRT(POWER([.H874];2)+POWER([.I874];2)+POWER([.J874];2))" office:value-type="float" office:value="626.258198497319" calcext:value-type="float">
            <text:p>626.258198497319</text:p>
          </table:table-cell>
        </table:table-row>
        <table:table-row table:style-name="ro1">
          <table:table-cell office:value-type="float" office:value="109.462" calcext:value-type="float">
            <text:p>109.462</text:p>
          </table:table-cell>
          <table:table-cell office:value-type="float" office:value="294.048" calcext:value-type="float">
            <text:p>294.048</text:p>
          </table:table-cell>
          <table:table-cell office:value-type="float" office:value="46.4229" calcext:value-type="float">
            <text:p>46.4229</text:p>
          </table:table-cell>
          <table:table-cell office:value-type="float" office:value="106.668" calcext:value-type="float">
            <text:p>106.668</text:p>
          </table:table-cell>
          <table:table-cell office:value-type="float" office:value="281.17" calcext:value-type="float">
            <text:p>281.17</text:p>
          </table:table-cell>
          <table:table-cell office:value-type="float" office:value="47.8041" calcext:value-type="float">
            <text:p>47.8041</text:p>
          </table:table-cell>
          <table:table-cell/>
          <table:table-cell table:formula="of:=([.D875]-[.A875])/0.0166667" office:value-type="float" office:value="-167.63966472067" calcext:value-type="float">
            <text:p>-167.63966472067</text:p>
          </table:table-cell>
          <table:table-cell table:formula="of:=ABS([.E875]-[.B875])/0.0166667" office:value-type="float" office:value="772.67845464309" calcext:value-type="float">
            <text:p>772.67845464309</text:p>
          </table:table-cell>
          <table:table-cell table:formula="of:=([.F875]-[.C875])/0.0166667" office:value-type="float" office:value="82.8718342563315" calcext:value-type="float">
            <text:p>82.8718342563315</text:p>
          </table:table-cell>
          <table:table-cell table:formula="of:=DEGREES(ATAN(ABS([.F875]-[.C875])/ABS([.E875]-[.B875])))" office:value-type="float" office:value="6.12172440852439" calcext:value-type="float">
            <text:p>6.12172440852439</text:p>
          </table:table-cell>
          <table:table-cell table:formula="of:=SQRT(POWER([.H875];2)+POWER([.I875];2)+POWER([.J875];2))" office:value-type="float" office:value="794.986032814603" calcext:value-type="float">
            <text:p>794.986032814603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293.28" calcext:value-type="float">
            <text:p>293.28</text:p>
          </table:table-cell>
          <table:table-cell office:value-type="float" office:value="46.5797" calcext:value-type="float">
            <text:p>46.5797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282.934" calcext:value-type="float">
            <text:p>282.934</text:p>
          </table:table-cell>
          <table:table-cell office:value-type="float" office:value="47.598" calcext:value-type="float">
            <text:p>47.598</text:p>
          </table:table-cell>
          <table:table-cell/>
          <table:table-cell table:formula="of:=([.D876]-[.A876])/0.0166667" office:value-type="float" office:value="-193.919612160776" calcext:value-type="float">
            <text:p>-193.919612160776</text:p>
          </table:table-cell>
          <table:table-cell table:formula="of:=ABS([.E876]-[.B876])/0.0166667" office:value-type="float" office:value="620.75875848248" calcext:value-type="float">
            <text:p>620.75875848248</text:p>
          </table:table-cell>
          <table:table-cell table:formula="of:=([.F876]-[.C876])/0.0166667" office:value-type="float" office:value="61.0978778042442" calcext:value-type="float">
            <text:p>61.0978778042442</text:p>
          </table:table-cell>
          <table:table-cell table:formula="of:=DEGREES(ATAN(ABS([.F876]-[.C876])/ABS([.E876]-[.B876])))" office:value-type="float" office:value="5.62120419756297" calcext:value-type="float">
            <text:p>5.62120419756297</text:p>
          </table:table-cell>
          <table:table-cell table:formula="of:=SQRT(POWER([.H876];2)+POWER([.I876];2)+POWER([.J876];2))" office:value-type="float" office:value="653.206860715254" calcext:value-type="float">
            <text:p>653.206860715254</text:p>
          </table:table-cell>
        </table:table-row>
        <table:table-row table:style-name="ro1">
          <table:table-cell office:value-type="float" office:value="89.129" calcext:value-type="float">
            <text:p>89.129</text:p>
          </table:table-cell>
          <table:table-cell office:value-type="float" office:value="291.435" calcext:value-type="float">
            <text:p>291.435</text:p>
          </table:table-cell>
          <table:table-cell office:value-type="float" office:value="45.9487" calcext:value-type="float">
            <text:p>45.9487</text:p>
          </table:table-cell>
          <table:table-cell office:value-type="float" office:value="86.5545" calcext:value-type="float">
            <text:p>86.5545</text:p>
          </table:table-cell>
          <table:table-cell office:value-type="float" office:value="283.541" calcext:value-type="float">
            <text:p>283.541</text:p>
          </table:table-cell>
          <table:table-cell office:value-type="float" office:value="46.1232" calcext:value-type="float">
            <text:p>46.1232</text:p>
          </table:table-cell>
          <table:table-cell/>
          <table:table-cell table:formula="of:=([.D877]-[.A877])/0.0166667" office:value-type="float" office:value="-154.469691060618" calcext:value-type="float">
            <text:p>-154.469691060618</text:p>
          </table:table-cell>
          <table:table-cell table:formula="of:=ABS([.E877]-[.B877])/0.0166667" office:value-type="float" office:value="473.639052721895" calcext:value-type="float">
            <text:p>473.639052721895</text:p>
          </table:table-cell>
          <table:table-cell table:formula="of:=([.F877]-[.C877])/0.0166667" office:value-type="float" office:value="10.4699790600416" calcext:value-type="float">
            <text:p>10.4699790600416</text:p>
          </table:table-cell>
          <table:table-cell table:formula="of:=DEGREES(ATAN(ABS([.F877]-[.C877])/ABS([.E877]-[.B877])))" office:value-type="float" office:value="1.2663396859754" calcext:value-type="float">
            <text:p>1.2663396859754</text:p>
          </table:table-cell>
          <table:table-cell table:formula="of:=SQRT(POWER([.H877];2)+POWER([.I877];2)+POWER([.J877];2))" office:value-type="float" office:value="498.301573528696" calcext:value-type="float">
            <text:p>498.301573528696</text:p>
          </table:table-cell>
        </table:table-row>
        <table:table-row table:style-name="ro1">
          <table:table-cell office:value-type="float" office:value="86.8899" calcext:value-type="float">
            <text:p>86.8899</text:p>
          </table:table-cell>
          <table:table-cell office:value-type="float" office:value="286.102" calcext:value-type="float">
            <text:p>286.102</text:p>
          </table:table-cell>
          <table:table-cell office:value-type="float" office:value="46.2445" calcext:value-type="float">
            <text:p>46.2445</text:p>
          </table:table-cell>
          <table:table-cell office:value-type="float" office:value="84.8397" calcext:value-type="float">
            <text:p>84.8397</text:p>
          </table:table-cell>
          <table:table-cell office:value-type="float" office:value="276.961" calcext:value-type="float">
            <text:p>276.961</text:p>
          </table:table-cell>
          <table:table-cell office:value-type="float" office:value="46.8683" calcext:value-type="float">
            <text:p>46.8683</text:p>
          </table:table-cell>
          <table:table-cell/>
          <table:table-cell table:formula="of:=([.D878]-[.A878])/0.0166667" office:value-type="float" office:value="-123.011753976492" calcext:value-type="float">
            <text:p>-123.011753976492</text:p>
          </table:table-cell>
          <table:table-cell table:formula="of:=ABS([.E878]-[.B878])/0.0166667" office:value-type="float" office:value="548.458903082192" calcext:value-type="float">
            <text:p>548.458903082192</text:p>
          </table:table-cell>
          <table:table-cell table:formula="of:=([.F878]-[.C878])/0.0166667" office:value-type="float" office:value="37.4279251441495" calcext:value-type="float">
            <text:p>37.4279251441495</text:p>
          </table:table-cell>
          <table:table-cell table:formula="of:=DEGREES(ATAN(ABS([.F878]-[.C878])/ABS([.E878]-[.B878])))" office:value-type="float" office:value="3.9039251758781" calcext:value-type="float">
            <text:p>3.9039251758781</text:p>
          </table:table-cell>
          <table:table-cell table:formula="of:=SQRT(POWER([.H878];2)+POWER([.I878];2)+POWER([.J878];2))" office:value-type="float" office:value="563.329308279882" calcext:value-type="float">
            <text:p>563.329308279882</text:p>
          </table:table-cell>
        </table:table-row>
        <table:table-row table:style-name="ro1">
          <table:table-cell office:value-type="float" office:value="88.5017" calcext:value-type="float">
            <text:p>88.5017</text:p>
          </table:table-cell>
          <table:table-cell office:value-type="float" office:value="295.575" calcext:value-type="float">
            <text:p>295.575</text:p>
          </table:table-cell>
          <table:table-cell office:value-type="float" office:value="45.3482" calcext:value-type="float">
            <text:p>45.3482</text:p>
          </table:table-cell>
          <table:table-cell office:value-type="float" office:value="86.8051" calcext:value-type="float">
            <text:p>86.8051</text:p>
          </table:table-cell>
          <table:table-cell office:value-type="float" office:value="283.478" calcext:value-type="float">
            <text:p>283.478</text:p>
          </table:table-cell>
          <table:table-cell office:value-type="float" office:value="46.3813" calcext:value-type="float">
            <text:p>46.3813</text:p>
          </table:table-cell>
          <table:table-cell/>
          <table:table-cell table:formula="of:=([.D879]-[.A879])/0.0166667" office:value-type="float" office:value="-101.795796408407" calcext:value-type="float">
            <text:p>-101.795796408407</text:p>
          </table:table-cell>
          <table:table-cell table:formula="of:=ABS([.E879]-[.B879])/0.0166667" office:value-type="float" office:value="725.818548362902" calcext:value-type="float">
            <text:p>725.818548362902</text:p>
          </table:table-cell>
          <table:table-cell table:formula="of:=([.F879]-[.C879])/0.0166667" office:value-type="float" office:value="61.9858760282482" calcext:value-type="float">
            <text:p>61.9858760282482</text:p>
          </table:table-cell>
          <table:table-cell table:formula="of:=DEGREES(ATAN(ABS([.F879]-[.C879])/ABS([.E879]-[.B879])))" office:value-type="float" office:value="4.88129223807274" calcext:value-type="float">
            <text:p>4.88129223807274</text:p>
          </table:table-cell>
          <table:table-cell table:formula="of:=SQRT(POWER([.H879];2)+POWER([.I879];2)+POWER([.J879];2))" office:value-type="float" office:value="735.538712877196" calcext:value-type="float">
            <text:p>735.538712877196</text:p>
          </table:table-cell>
        </table:table-row>
        <table:table-row table:style-name="ro1">
          <table:table-cell office:value-type="float" office:value="87.2981" calcext:value-type="float">
            <text:p>87.2981</text:p>
          </table:table-cell>
          <table:table-cell office:value-type="float" office:value="298.506" calcext:value-type="float">
            <text:p>298.506</text:p>
          </table:table-cell>
          <table:table-cell office:value-type="float" office:value="44.4117" calcext:value-type="float">
            <text:p>44.4117</text:p>
          </table:table-cell>
          <table:table-cell office:value-type="float" office:value="84.8026" calcext:value-type="float">
            <text:p>84.8026</text:p>
          </table:table-cell>
          <table:table-cell office:value-type="float" office:value="275.682" calcext:value-type="float">
            <text:p>275.682</text:p>
          </table:table-cell>
          <table:table-cell office:value-type="float" office:value="47.0594" calcext:value-type="float">
            <text:p>47.0594</text:p>
          </table:table-cell>
          <table:table-cell/>
          <table:table-cell table:formula="of:=([.D880]-[.A880])/0.0166667" office:value-type="float" office:value="-149.729700540599" calcext:value-type="float">
            <text:p>-149.729700540599</text:p>
          </table:table-cell>
          <table:table-cell table:formula="of:=ABS([.E880]-[.B880])/0.0166667" office:value-type="float" office:value="1369.43726112548" calcext:value-type="float">
            <text:p>1369.43726112548</text:p>
          </table:table-cell>
          <table:table-cell table:formula="of:=([.F880]-[.C880])/0.0166667" office:value-type="float" office:value="158.861682276635" calcext:value-type="float">
            <text:p>158.861682276635</text:p>
          </table:table-cell>
          <table:table-cell table:formula="of:=DEGREES(ATAN(ABS([.F880]-[.C880])/ABS([.E880]-[.B880])))" office:value-type="float" office:value="6.61702522972315" calcext:value-type="float">
            <text:p>6.61702522972315</text:p>
          </table:table-cell>
          <table:table-cell table:formula="of:=SQRT(POWER([.H880];2)+POWER([.I880];2)+POWER([.J880];2))" office:value-type="float" office:value="1386.72795799269" calcext:value-type="float">
            <text:p>1386.72795799269</text:p>
          </table:table-cell>
        </table:table-row>
        <table:table-row table:style-name="ro1">
          <table:table-cell office:value-type="float" office:value="85.1003" calcext:value-type="float">
            <text:p>85.1003</text:p>
          </table:table-cell>
          <table:table-cell office:value-type="float" office:value="286.064" calcext:value-type="float">
            <text:p>286.064</text:p>
          </table:table-cell>
          <table:table-cell office:value-type="float" office:value="46.2658" calcext:value-type="float">
            <text:p>46.2658</text:p>
          </table:table-cell>
          <table:table-cell office:value-type="float" office:value="83.3169" calcext:value-type="float">
            <text:p>83.3169</text:p>
          </table:table-cell>
          <table:table-cell office:value-type="float" office:value="286.164" calcext:value-type="float">
            <text:p>286.164</text:p>
          </table:table-cell>
          <table:table-cell office:value-type="float" office:value="45.5095" calcext:value-type="float">
            <text:p>45.5095</text:p>
          </table:table-cell>
          <table:table-cell/>
          <table:table-cell table:formula="of:=([.D881]-[.A881])/0.0166667" office:value-type="float" office:value="-107.003785992428" calcext:value-type="float">
            <text:p>-107.003785992428</text:p>
          </table:table-cell>
          <table:table-cell table:formula="of:=ABS([.E881]-[.B881])/0.0166667" office:value-type="float" office:value="5.99998800002195" calcext:value-type="float">
            <text:p>5.99998800002195</text:p>
          </table:table-cell>
          <table:table-cell table:formula="of:=([.F881]-[.C881])/0.0166667" office:value-type="float" office:value="-45.3779092441813" calcext:value-type="float">
            <text:p>-45.3779092441813</text:p>
          </table:table-cell>
          <table:table-cell table:formula="of:=DEGREES(ATAN(ABS([.F881]-[.C881])/ABS([.E881]-[.B881])))" office:value-type="float" office:value="82.4678908715434" calcext:value-type="float">
            <text:p>82.4678908715434</text:p>
          </table:table-cell>
          <table:table-cell table:formula="of:=SQRT(POWER([.H881];2)+POWER([.I881];2)+POWER([.J881];2))" office:value-type="float" office:value="116.382836879356" calcext:value-type="float">
            <text:p>116.382836879356</text:p>
          </table:table-cell>
        </table:table-row>
        <table:table-row table:style-name="ro1">
          <table:table-cell office:value-type="float" office:value="74.6871" calcext:value-type="float">
            <text:p>74.6871</text:p>
          </table:table-cell>
          <table:table-cell office:value-type="float" office:value="296.822" calcext:value-type="float">
            <text:p>296.822</text:p>
          </table:table-cell>
          <table:table-cell office:value-type="float" office:value="43.7397" calcext:value-type="float">
            <text:p>43.7397</text:p>
          </table:table-cell>
          <table:table-cell office:value-type="float" office:value="73.0798" calcext:value-type="float">
            <text:p>73.0798</text:p>
          </table:table-cell>
          <table:table-cell office:value-type="float" office:value="285.752" calcext:value-type="float">
            <text:p>285.752</text:p>
          </table:table-cell>
          <table:table-cell office:value-type="float" office:value="44.4005" calcext:value-type="float">
            <text:p>44.4005</text:p>
          </table:table-cell>
          <table:table-cell/>
          <table:table-cell table:formula="of:=([.D882]-[.A882])/0.0166667" office:value-type="float" office:value="-96.4378071243855" calcext:value-type="float">
            <text:p>-96.4378071243855</text:p>
          </table:table-cell>
          <table:table-cell table:formula="of:=ABS([.E882]-[.B882])/0.0166667" office:value-type="float" office:value="664.198671602656" calcext:value-type="float">
            <text:p>664.198671602656</text:p>
          </table:table-cell>
          <table:table-cell table:formula="of:=([.F882]-[.C882])/0.0166667" office:value-type="float" office:value="39.6479207041587" calcext:value-type="float">
            <text:p>39.6479207041587</text:p>
          </table:table-cell>
          <table:table-cell table:formula="of:=DEGREES(ATAN(ABS([.F882]-[.C882])/ABS([.E882]-[.B882])))" office:value-type="float" office:value="3.4160955454822" calcext:value-type="float">
            <text:p>3.4160955454822</text:p>
          </table:table-cell>
          <table:table-cell table:formula="of:=SQRT(POWER([.H882];2)+POWER([.I882];2)+POWER([.J882];2))" office:value-type="float" office:value="672.333312887185" calcext:value-type="float">
            <text:p>672.333312887185</text:p>
          </table:table-cell>
        </table:table-row>
        <table:table-row table:style-name="ro1">
          <table:table-cell office:value-type="float" office:value="67.3749" calcext:value-type="float">
            <text:p>67.3749</text:p>
          </table:table-cell>
          <table:table-cell office:value-type="float" office:value="294.727" calcext:value-type="float">
            <text:p>294.727</text:p>
          </table:table-cell>
          <table:table-cell office:value-type="float" office:value="43.8642" calcext:value-type="float">
            <text:p>43.8642</text:p>
          </table:table-cell>
          <table:table-cell office:value-type="float" office:value="65.9627" calcext:value-type="float">
            <text:p>65.9627</text:p>
          </table:table-cell>
          <table:table-cell office:value-type="float" office:value="282.164" calcext:value-type="float">
            <text:p>282.164</text:p>
          </table:table-cell>
          <table:table-cell office:value-type="float" office:value="45.0124" calcext:value-type="float">
            <text:p>45.0124</text:p>
          </table:table-cell>
          <table:table-cell/>
          <table:table-cell table:formula="of:=([.D883]-[.A883])/0.0166667" office:value-type="float" office:value="-84.7318305363389" calcext:value-type="float">
            <text:p>-84.7318305363389</text:p>
          </table:table-cell>
          <table:table-cell table:formula="of:=ABS([.E883]-[.B883])/0.0166667" office:value-type="float" office:value="753.778492443014" calcext:value-type="float">
            <text:p>753.778492443014</text:p>
          </table:table-cell>
          <table:table-cell table:formula="of:=([.F883]-[.C883])/0.0166667" office:value-type="float" office:value="68.8918622162757" calcext:value-type="float">
            <text:p>68.8918622162757</text:p>
          </table:table-cell>
          <table:table-cell table:formula="of:=DEGREES(ATAN(ABS([.F883]-[.C883])/ABS([.E883]-[.B883])))" office:value-type="float" office:value="5.22206090806764" calcext:value-type="float">
            <text:p>5.22206090806764</text:p>
          </table:table-cell>
          <table:table-cell table:formula="of:=SQRT(POWER([.H883];2)+POWER([.I883];2)+POWER([.J883];2))" office:value-type="float" office:value="761.64794193599" calcext:value-type="float">
            <text:p>761.64794193599</text:p>
          </table:table-cell>
        </table:table-row>
        <table:table-row table:style-name="ro1">
          <table:table-cell office:value-type="float" office:value="64.2112" calcext:value-type="float">
            <text:p>64.2112</text:p>
          </table:table-cell>
          <table:table-cell office:value-type="float" office:value="297.139" calcext:value-type="float">
            <text:p>297.139</text:p>
          </table:table-cell>
          <table:table-cell office:value-type="float" office:value="43.7909" calcext:value-type="float">
            <text:p>43.7909</text:p>
          </table:table-cell>
          <table:table-cell office:value-type="float" office:value="63.4312" calcext:value-type="float">
            <text:p>63.4312</text:p>
          </table:table-cell>
          <table:table-cell office:value-type="float" office:value="281.786" calcext:value-type="float">
            <text:p>281.786</text:p>
          </table:table-cell>
          <table:table-cell office:value-type="float" office:value="45.0942" calcext:value-type="float">
            <text:p>45.0942</text:p>
          </table:table-cell>
          <table:table-cell/>
          <table:table-cell table:formula="of:=([.D884]-[.A884])/0.0166667" office:value-type="float" office:value="-46.7999064001877" calcext:value-type="float">
            <text:p>-46.7999064001877</text:p>
          </table:table-cell>
          <table:table-cell table:formula="of:=ABS([.E884]-[.B884])/0.0166667" office:value-type="float" office:value="921.178157643685" calcext:value-type="float">
            <text:p>921.178157643685</text:p>
          </table:table-cell>
          <table:table-cell table:formula="of:=([.F884]-[.C884])/0.0166667" office:value-type="float" office:value="78.1978436043128" calcext:value-type="float">
            <text:p>78.1978436043128</text:p>
          </table:table-cell>
          <table:table-cell table:formula="of:=DEGREES(ATAN(ABS([.F884]-[.C884])/ABS([.E884]-[.B884])))" office:value-type="float" office:value="4.85214562141913" calcext:value-type="float">
            <text:p>4.85214562141913</text:p>
          </table:table-cell>
          <table:table-cell table:formula="of:=SQRT(POWER([.H884];2)+POWER([.I884];2)+POWER([.J884];2))" office:value-type="float" office:value="925.675068316764" calcext:value-type="float">
            <text:p>925.675068316764</text:p>
          </table:table-cell>
        </table:table-row>
        <table:table-row table:style-name="ro1">
          <table:table-cell office:value-type="float" office:value="62.8633" calcext:value-type="float">
            <text:p>62.8633</text:p>
          </table:table-cell>
          <table:table-cell office:value-type="float" office:value="285.604" calcext:value-type="float">
            <text:p>285.604</text:p>
          </table:table-cell>
          <table:table-cell office:value-type="float" office:value="45.5303" calcext:value-type="float">
            <text:p>45.5303</text:p>
          </table:table-cell>
          <table:table-cell office:value-type="float" office:value="61.8205" calcext:value-type="float">
            <text:p>61.8205</text:p>
          </table:table-cell>
          <table:table-cell office:value-type="float" office:value="274.698" calcext:value-type="float">
            <text:p>274.698</text:p>
          </table:table-cell>
          <table:table-cell office:value-type="float" office:value="46.6796" calcext:value-type="float">
            <text:p>46.6796</text:p>
          </table:table-cell>
          <table:table-cell/>
          <table:table-cell table:formula="of:=([.D885]-[.A885])/0.0166667" office:value-type="float" office:value="-62.5678748642503" calcext:value-type="float">
            <text:p>-62.5678748642503</text:p>
          </table:table-cell>
          <table:table-cell table:formula="of:=ABS([.E885]-[.B885])/0.0166667" office:value-type="float" office:value="654.358691282618" calcext:value-type="float">
            <text:p>654.358691282618</text:p>
          </table:table-cell>
          <table:table-cell table:formula="of:=([.F885]-[.C885])/0.0166667" office:value-type="float" office:value="68.9578620842761" calcext:value-type="float">
            <text:p>68.9578620842761</text:p>
          </table:table-cell>
          <table:table-cell table:formula="of:=DEGREES(ATAN(ABS([.F885]-[.C885])/ABS([.E885]-[.B885])))" office:value-type="float" office:value="6.01576070994101" calcext:value-type="float">
            <text:p>6.01576070994101</text:p>
          </table:table-cell>
          <table:table-cell table:formula="of:=SQRT(POWER([.H885];2)+POWER([.I885];2)+POWER([.J885];2))" office:value-type="float" office:value="660.950242125202" calcext:value-type="float">
            <text:p>660.950242125202</text:p>
          </table:table-cell>
        </table:table-row>
        <table:table-row table:style-name="ro1">
          <table:table-cell office:value-type="float" office:value="55.542" calcext:value-type="float">
            <text:p>55.542</text:p>
          </table:table-cell>
          <table:table-cell office:value-type="float" office:value="290.04" calcext:value-type="float">
            <text:p>290.04</text:p>
          </table:table-cell>
          <table:table-cell office:value-type="float" office:value="44.4282" calcext:value-type="float">
            <text:p>44.4282</text:p>
          </table:table-cell>
          <table:table-cell office:value-type="float" office:value="55.3698" calcext:value-type="float">
            <text:p>55.3698</text:p>
          </table:table-cell>
          <table:table-cell office:value-type="float" office:value="273.499" calcext:value-type="float">
            <text:p>273.499</text:p>
          </table:table-cell>
          <table:table-cell office:value-type="float" office:value="46.6778" calcext:value-type="float">
            <text:p>46.6778</text:p>
          </table:table-cell>
          <table:table-cell/>
          <table:table-cell table:formula="of:=([.D886]-[.A886])/0.0166667" office:value-type="float" office:value="-10.3319793360415" calcext:value-type="float">
            <text:p>-10.3319793360415</text:p>
          </table:table-cell>
          <table:table-cell table:formula="of:=ABS([.E886]-[.B886])/0.0166667" office:value-type="float" office:value="992.45801508397" calcext:value-type="float">
            <text:p>992.45801508397</text:p>
          </table:table-cell>
          <table:table-cell table:formula="of:=([.F886]-[.C886])/0.0166667" office:value-type="float" office:value="134.97573004854" calcext:value-type="float">
            <text:p>134.97573004854</text:p>
          </table:table-cell>
          <table:table-cell table:formula="of:=DEGREES(ATAN(ABS([.F886]-[.C886])/ABS([.E886]-[.B886])))" office:value-type="float" office:value="7.74479216945067" calcext:value-type="float">
            <text:p>7.74479216945067</text:p>
          </table:table-cell>
          <table:table-cell table:formula="of:=SQRT(POWER([.H886];2)+POWER([.I886];2)+POWER([.J886];2))" office:value-type="float" office:value="1001.64769714883" calcext:value-type="float">
            <text:p>1001.64769714883</text:p>
          </table:table-cell>
        </table:table-row>
        <table:table-row table:style-name="ro1">
          <table:table-cell office:value-type="float" office:value="49.3703" calcext:value-type="float">
            <text:p>49.3703</text:p>
          </table:table-cell>
          <table:table-cell office:value-type="float" office:value="284.389" calcext:value-type="float">
            <text:p>284.389</text:p>
          </table:table-cell>
          <table:table-cell office:value-type="float" office:value="45.5942" calcext:value-type="float">
            <text:p>45.5942</text:p>
          </table:table-cell>
          <table:table-cell office:value-type="float" office:value="45.8869" calcext:value-type="float">
            <text:p>45.8869</text:p>
          </table:table-cell>
          <table:table-cell office:value-type="float" office:value="278.063" calcext:value-type="float">
            <text:p>278.063</text:p>
          </table:table-cell>
          <table:table-cell office:value-type="float" office:value="45.8347" calcext:value-type="float">
            <text:p>45.8347</text:p>
          </table:table-cell>
          <table:table-cell/>
          <table:table-cell table:formula="of:=([.D887]-[.A887])/0.0166667" office:value-type="float" office:value="-209.003581992836" calcext:value-type="float">
            <text:p>-209.003581992836</text:p>
          </table:table-cell>
          <table:table-cell table:formula="of:=ABS([.E887]-[.B887])/0.0166667" office:value-type="float" office:value="379.55924088152" calcext:value-type="float">
            <text:p>379.55924088152</text:p>
          </table:table-cell>
          <table:table-cell table:formula="of:=([.F887]-[.C887])/0.0166667" office:value-type="float" office:value="14.4299711400576" calcext:value-type="float">
            <text:p>14.4299711400576</text:p>
          </table:table-cell>
          <table:table-cell table:formula="of:=DEGREES(ATAN(ABS([.F887]-[.C887])/ABS([.E887]-[.B887])))" office:value-type="float" office:value="2.17720549235733" calcext:value-type="float">
            <text:p>2.17720549235733</text:p>
          </table:table-cell>
          <table:table-cell table:formula="of:=SQRT(POWER([.H887];2)+POWER([.I887];2)+POWER([.J887];2))" office:value-type="float" office:value="433.53885488096" calcext:value-type="float">
            <text:p>433.53885488096</text:p>
          </table:table-cell>
        </table:table-row>
        <table:table-row table:style-name="ro1">
          <table:table-cell office:value-type="float" office:value="47.9952" calcext:value-type="float">
            <text:p>47.9952</text:p>
          </table:table-cell>
          <table:table-cell office:value-type="float" office:value="281.303" calcext:value-type="float">
            <text:p>281.303</text:p>
          </table:table-cell>
          <table:table-cell office:value-type="float" office:value="45.8216" calcext:value-type="float">
            <text:p>45.8216</text:p>
          </table:table-cell>
          <table:table-cell office:value-type="float" office:value="46.0861" calcext:value-type="float">
            <text:p>46.0861</text:p>
          </table:table-cell>
          <table:table-cell office:value-type="float" office:value="270.043" calcext:value-type="float">
            <text:p>270.043</text:p>
          </table:table-cell>
          <table:table-cell office:value-type="float" office:value="46.5623" calcext:value-type="float">
            <text:p>46.5623</text:p>
          </table:table-cell>
          <table:table-cell/>
          <table:table-cell table:formula="of:=([.D888]-[.A888])/0.0166667" office:value-type="float" office:value="-114.545770908458" calcext:value-type="float">
            <text:p>-114.545770908458</text:p>
          </table:table-cell>
          <table:table-cell table:formula="of:=ABS([.E888]-[.B888])/0.0166667" office:value-type="float" office:value="675.598648802702" calcext:value-type="float">
            <text:p>675.598648802702</text:p>
          </table:table-cell>
          <table:table-cell table:formula="of:=([.F888]-[.C888])/0.0166667" office:value-type="float" office:value="44.441911116178" calcext:value-type="float">
            <text:p>44.441911116178</text:p>
          </table:table-cell>
          <table:table-cell table:formula="of:=DEGREES(ATAN(ABS([.F888]-[.C888])/ABS([.E888]-[.B888])))" office:value-type="float" office:value="3.76358154571222" calcext:value-type="float">
            <text:p>3.76358154571222</text:p>
          </table:table-cell>
          <table:table-cell table:formula="of:=SQRT(POWER([.H888];2)+POWER([.I888];2)+POWER([.J888];2))" office:value-type="float" office:value="686.679948273363" calcext:value-type="float">
            <text:p>686.679948273363</text:p>
          </table:table-cell>
        </table:table-row>
        <table:table-row table:style-name="ro1">
          <table:table-cell office:value-type="float" office:value="46.0858" calcext:value-type="float">
            <text:p>46.0858</text:p>
          </table:table-cell>
          <table:table-cell office:value-type="float" office:value="279.357" calcext:value-type="float">
            <text:p>279.357</text:p>
          </table:table-cell>
          <table:table-cell office:value-type="float" office:value="46.3838" calcext:value-type="float">
            <text:p>46.3838</text:p>
          </table:table-cell>
          <table:table-cell office:value-type="float" office:value="44.0802" calcext:value-type="float">
            <text:p>44.0802</text:p>
          </table:table-cell>
          <table:table-cell office:value-type="float" office:value="270.719" calcext:value-type="float">
            <text:p>270.719</text:p>
          </table:table-cell>
          <table:table-cell office:value-type="float" office:value="46.9691" calcext:value-type="float">
            <text:p>46.9691</text:p>
          </table:table-cell>
          <table:table-cell/>
          <table:table-cell table:formula="of:=([.D889]-[.A889])/0.0166667" office:value-type="float" office:value="-120.335759328481" calcext:value-type="float">
            <text:p>-120.335759328481</text:p>
          </table:table-cell>
          <table:table-cell table:formula="of:=ABS([.E889]-[.B889])/0.0166667" office:value-type="float" office:value="518.278963442075" calcext:value-type="float">
            <text:p>518.278963442075</text:p>
          </table:table-cell>
          <table:table-cell table:formula="of:=([.F889]-[.C889])/0.0166667" office:value-type="float" office:value="35.1179297641403" calcext:value-type="float">
            <text:p>35.1179297641403</text:p>
          </table:table-cell>
          <table:table-cell table:formula="of:=DEGREES(ATAN(ABS([.F889]-[.C889])/ABS([.E889]-[.B889])))" office:value-type="float" office:value="3.87636464966483" calcext:value-type="float">
            <text:p>3.87636464966483</text:p>
          </table:table-cell>
          <table:table-cell table:formula="of:=SQRT(POWER([.H889];2)+POWER([.I889];2)+POWER([.J889];2))" office:value-type="float" office:value="533.223262724605" calcext:value-type="float">
            <text:p>533.2232627246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7:03:43.118870781</dc:date>
    <meta:editing-duration>PT48S</meta:editing-duration>
    <meta:editing-cycles>2</meta:editing-cycles>
    <meta:document-statistic meta:table-count="1" meta:cell-count="9779" meta:object-count="0"/>
  </office:meta>
</office:document-meta>
</file>